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804cm"/>
    </style:style>
    <style:style style:family="table-column" style:name="co2">
      <style:table-column-properties fo:break-before="auto" style:column-width="0.848cm"/>
    </style:style>
    <style:style style:family="table-column" style:name="co3">
      <style:table-column-properties fo:break-before="auto" style:column-width="0.674cm"/>
    </style:style>
    <style:style style:family="table-column" style:name="co4">
      <style:table-column-properties fo:break-before="auto" style:column-width="5.417cm"/>
    </style:style>
    <style:style style:family="table-column" style:name="co5">
      <style:table-column-properties fo:break-before="auto" style:column-width="1.284cm"/>
    </style:style>
    <style:style style:family="table-column" style:name="co6">
      <style:table-column-properties fo:break-before="auto" style:column-width="0.87cm"/>
    </style:style>
    <style:style style:family="table-column" style:name="co7">
      <style:table-column-properties fo:break-before="auto" style:column-width="0.914cm"/>
    </style:style>
    <style:style style:family="table-column" style:name="co8">
      <style:table-column-properties fo:break-before="auto" style:column-width="1.175cm"/>
    </style:style>
    <style:style style:family="table-column" style:name="co9">
      <style:table-column-properties fo:break-before="auto" style:column-width="2.088cm"/>
    </style:style>
    <style:style style:family="table-column" style:name="co10">
      <style:table-column-properties fo:break-before="auto" style:column-width="1.109cm"/>
    </style:style>
    <style:style style:family="table-column" style:name="co11">
      <style:table-column-properties fo:break-before="auto" style:column-width="1cm"/>
    </style:style>
    <style:style style:family="table-column" style:name="co12">
      <style:table-column-properties fo:break-before="auto" style:column-width="2.219cm"/>
    </style:style>
    <style:style style:family="table-row" style:name="ro1">
      <style:table-row-properties fo:break-before="auto" style:use-optimal-row-height="false" style:row-height="0.466cm"/>
    </style:style>
    <style:style style:family="table-row" style:name="ro2">
      <style:table-row-properties fo:break-before="auto" style:use-optimal-row-height="false" style:row-height="3.942cm"/>
    </style:style>
    <style:style style:family="table-row" style:name="ro3">
      <style:table-row-properties fo:break-before="auto" style:use-optimal-row-height="false" style:row-height="0.556cm"/>
    </style:style>
    <style:style style:family="table-row" style:name="ro4">
      <style:table-row-properties fo:break-before="auto" style:use-optimal-row-height="false" style:row-height="0.529cm"/>
    </style:style>
    <style:style style:family="table-row" style:name="ro5">
      <style:table-row-properties fo:break-before="auto" style:use-optimal-row-height="false" style:row-height="0.37cm"/>
    </style:style>
    <style:style style:family="table-row" style:name="ro6">
      <style:table-row-properties fo:break-before="auto" style:use-optimal-row-height="false" style:row-height="0.931cm"/>
    </style:style>
    <style:style style:family="table-row" style:name="ro7">
      <style:table-row-properties fo:break-before="auto" style:use-optimal-row-height="false" style:row-height="1.863cm"/>
    </style:style>
    <style:style style:family="table-row" style:name="ro8">
      <style:table-row-properties fo:break-before="auto" style:use-optimal-row-height="false" style:row-height="1.397cm"/>
    </style:style>
    <style:style style:family="table-row" style:name="ro9">
      <style:table-row-properties fo:break-before="auto" style:use-optimal-row-height="false" style:row-height="2.328cm"/>
    </style:style>
    <style:style style:family="table-row" style:name="ro10">
      <style:table-row-properties fo:break-before="auto" style:use-optimal-row-height="false" style:row-height="0.487cm"/>
    </style:style>
    <style:style style:family="table" style:name="ta1" style:master-page-name="PageStyle_5f_Tabel_20_3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family="table-cell" style:parent-style-name="Default" style:name="ce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style:diagonal-bl-tr="none" style:rotation-align="none" fo:border="none" style:diagonal-tl-br="none"/>
    </style:style>
    <style:style style:data-style-name="N141" style:family="table-cell" style:parent-style-name="Default" style:name="ce5">
      <style:table-cell-properties fo:padding="0.071cm" fo:border="none" fo:background-color="#ffff00" style:diagonal-tl-br="none" style:diagonal-bl-tr="none" style:rotation-align="none"/>
    </style:style>
    <style:style style:family="table-cell" style:parent-style-name="Default" style:name="ce6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7">
      <style:table-cell-properties fo:padding="0.071cm" fo:border="none" fo:background-color="#ffff00" style:diagonal-tl-br="none" style:diagonal-bl-tr="none" style:rotation-align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</style:style>
    <style:style style:data-style-name="N141" style:family="table-cell" style:parent-style-name="Default" style:name="ce14">
      <style:table-cell-properties fo:padding="0.071cm" fo:background-color="#ffff00"/>
    </style:style>
    <style:style style:family="table-cell" style:parent-style-name="Default" style:name="ce15">
      <style:table-cell-properties fo:padding="0.071cm" fo:background-color="transparent"/>
    </style:style>
    <style:style style:family="table-cell" style:parent-style-name="Default" style:name="ce16">
      <style:table-cell-properties fo:padding="0.071cm" fo:background-color="#ffff00"/>
    </style:style>
    <style:style style:data-style-name="N141" style:family="table-cell" style:parent-style-name="Default" style:name="ce17">
      <style:table-cell-properties fo:padding="0.071cm"/>
    </style:style>
    <style:style style:family="table-cell" style:parent-style-name="Default" style:name="ce18">
      <style:table-cell-properties style:glyph-orientation-vertical="0" fo:padding="0.071cm" fo:border-left="none" style:text-align-source="fix" style:direction="ltr" fo:border-top="none" style:repeat-content="false" fo:border-right="none" fo:border-bottom="1.76pt solid #000000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text-align-source="fix" fo:border="none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5">
      <style:table-cell-properties style:glyph-orientation-vertical="0" fo:padding="0.071cm" style:text-align-source="value-type" style:direction="ltr" style:repeat-content="fals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41" style:family="table-cell" style:parent-style-name="Default" style:name="ce26">
      <style:table-cell-properties style:glyph-orientation-vertical="0" fo:padding="0.071cm" style:text-align-source="value-type" style:direction="ltr" style:repeat-content="false" fo:background-color="#ffff00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8">
      <style:table-cell-properties style:glyph-orientation-vertical="0" fo:padding="0.071cm" style:text-align-source="value-type" style:direction="ltr" style:repeat-content="false" fo:background-color="#ffff00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9">
      <style:table-cell-properties style:glyph-orientation-vertical="0" fo:padding="0.071cm" style:text-align-source="fix" fo:border="none" style:direction="ltr" style:repeat-content="fals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data-style-name="N1" style:family="table-cell" style:parent-style-name="Default" style:name="ce30">
      <style:table-cell-properties fo:padding="0.071cm"/>
    </style:style>
    <style:style style:data-style-name="N141" style:family="table-cell" style:parent-style-name="Default" style:name="ce31">
      <style:table-cell-properties fo:padding="0.071cm" fo:background-color="transparent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0.74pt solid #000000" fo:border-top="none" fo:border-right="none" style:diagonal-tl-br="none" fo:border-bottom="none" style:diagonal-bl-tr="none" style:rotation-align="none"/>
    </style:style>
    <style:style style:data-style-name="N141" style:family="table-cell" style:parent-style-name="Default" style:name="ce37">
      <style:table-cell-properties fo:padding="0.071cm" fo:border-left="0.74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38">
      <style:table-cell-properties fo:padding="0.071cm" fo:border-left="0.74pt solid #000000" fo:border-top="none" fo:background-color="transparent" fo:border-right="none" style:diagonal-tl-br="none" fo:border-bottom="none" style:diagonal-bl-tr="none" style:rotation-align="none"/>
    </style:style>
    <style:style style:data-style-name="N1" style:family="table-cell" style:parent-style-name="Default" style:name="ce39">
      <style:table-cell-properties fo:padding="0.071cm" fo:border-left="0.74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1" style:family="table-cell" style:parent-style-name="Default" style:name="ce41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41" style:family="table-cell" style:parent-style-name="Default" style:name="ce42">
      <style:table-cell-properties style:glyph-orientation-vertical="0" fo:padding="0.071cm" style:text-align-source="fix" fo:border="none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3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41" style:family="table-cell" style:parent-style-name="Default" style:name="ce4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6">
      <style:table-cell-properties fo:padding="0.071cm" fo:background-color="#ffff00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41"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41"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51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41" style:family="table-cell" style:parent-style-name="Default" style:name="ce54">
      <style:table-cell-properties fo:padding="0.071cm" style:diagonal-bl-tr="none" style:rotation-align="none" fo:border="none" style:diagonal-tl-br="none"/>
    </style:style>
    <style:style style:data-style-name="N141" style:family="table-cell" style:parent-style-name="Default" style:name="ce5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56">
      <style:table-cell-properties fo:padding="0.071cm" style:diagonal-bl-tr="none" style:rotation-align="none" fo:border="none" style:diagonal-tl-br="none"/>
    </style:style>
    <style:style style:data-style-name="N2" style:family="table-cell" style:parent-style-name="Default" style:name="ce57">
      <style:table-cell-properties fo:padding="0.071cm" fo:background-color="transparent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3">
        <office:forms form:apply-design-mode="false" form:automatic-focus="false"/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ce13"/>
        <table:table-column table:style-name="co7" table:default-cell-style-name="ce13" table:number-columns-repeated="22"/>
        <table:table-column table:style-name="co7" table:default-cell-style-name="ce36"/>
        <table:table-column table:style-name="co7" table:default-cell-style-name="ce13" table:number-columns-repeated="23"/>
        <table:table-column table:style-name="co8" table:default-cell-style-name="ce47" table:number-columns-repeated="3"/>
        <table:table-column table:style-name="co9" table:default-cell-style-name="ce47"/>
        <table:table-column table:style-name="co8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"/>
        <table:table-column table:style-name="co7" table:default-cell-style-name="ce13" table:number-columns-repeated="196"/>
        <table:table-column table:style-name="co7" table:default-cell-style-name="Default" table:number-columns-repeated="767"/>
        <table:table-row table:style-name="ro1">
          <table:table-cell ns41:value-type="string" table:style-name="ce1" office:value-type="string">
            <text:p>Tabel 1. Indeeling der werkelijke bevolking naar de beroepen onder vijf en dertig beroepsklassen, gerangschikt in alphabetische volgorde; positie in het beroep; geslacht; leeftijd; burgerlijken staat; gevolgd door eene opgave van het aantal beroepsklassen waarin worden gebezigd krachtswerktuigen, gedreven door stoom, gas, heete lucht, enz.; water of wind</text:p>
          </table:table-cell>
          <table:table-cell table:style-name="ce10" table:number-columns-repeated="28"/>
          <table:table-cell table:style-name="ce33"/>
          <table:table-cell table:style-name="ce10" table:number-columns-repeated="23"/>
          <table:table-cell table:style-name="ce41" table:number-columns-repeated="7"/>
          <table:table-cell table:style-name="ce52"/>
          <table:table-cell table:style-name="ce10" table:number-columns-repeated="963"/>
        </table:table-row>
        <table:table-row table:style-name="ro2">
          <table:table-cell ns41:value-type="string" table:number-rows-spanned="3" table:style-name="ce2" table:number-columns-spanned="1" office:value-type="string">
            <text:p>Nummer der beroepsklasse [NB: Romeinse cijfers]</text:p>
          </table:table-cell>
          <table:table-cell ns41:value-type="string" table:number-rows-spanned="4" table:style-name="ce11" table:number-columns-spanned="1" office:value-type="string">
            <text:p>Letter (Onderdeel beroepsklasse)</text:p>
          </table:table-cell>
          <table:table-cell ns41:value-type="string" table:number-rows-spanned="4" table:style-name="ce18" table:number-columns-spanned="1" office:value-type="string">
            <text:p>Regelnummer [NB: Arabische cijfers]</text:p>
          </table:table-cell>
          <table:table-cell ns41:value-type="string" table:number-rows-spanned="3" table:style-name="ce21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3" table:style-name="ce29" table:number-columns-spanned="1" office:value-type="string">
            <text:p>Positie in het beroep (aangeduid met A, B, C of D)</text:p>
          </table:table-cell>
          <table:table-cell ns41:value-type="string" table:style-name="ce19" office:value-type="string">
            <text:p>Geboortejaren. <text:s/>leeftijd in j.</text:p>
          </table:table-cell>
          <table:table-cell ns41:value-type="string" table:style-name="ce19" office:value-type="string">
            <text:p>1878 en later. beneden 12 j.</text:p>
          </table:table-cell>
          <table:table-cell ns41:value-type="string" table:number-rows-spanned="1" table:style-name="ce21" table:number-columns-spanned="2" office:value-type="string">
            <text:p>12</text:p>
            <text:p/>
            <text:p/>
            <text:p>1878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13</text:p>
            <text:p/>
            <text:p/>
            <text:p>1876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14</text:p>
            <text:p>---</text:p>
            <text:p>15</text:p>
            <text:p/>
            <text:p>1875</text:p>
            <text:p>  ---</text:p>
            <text:p>1874</text:p>
          </table:table-cell>
          <table:covered-table-cell table:style-name="ce22"/>
          <table:table-cell ns41:value-type="string" table:number-rows-spanned="1" table:style-name="ce21" table:number-columns-spanned="4" office:value-type="string">
            <text:p>16</text:p>
            <text:p>---</text:p>
            <text:p>17</text:p>
            <text:p/>
            <text:p>1873</text:p>
            <text:p>  ---</text:p>
            <text:p>1872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18</text:p>
            <text:p>---</text:p>
            <text:p>22</text:p>
            <text:p/>
            <text:p>1871</text:p>
            <text:p>  ---</text:p>
            <text:p>1867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23</text:p>
            <text:p>---</text:p>
            <text:p>24</text:p>
            <text:p/>
            <text:p>1866</text:p>
            <text:p>  ---</text:p>
            <text:p>1865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25</text:p>
            <text:p>---</text:p>
            <text:p>35</text:p>
            <text:p/>
            <text:p>1864</text:p>
            <text:p>  ---</text:p>
            <text:p>1854</text:p>
          </table:table-cell>
          <table:covered-table-cell table:style-name="ce22" table:number-columns-repeated="3"/>
          <table:table-cell ns41:value-type="string" table:number-rows-spanned="1" table:style-name="ce34" table:number-columns-spanned="4" office:value-type="string">
            <text:p>36</text:p>
            <text:p>---</text:p>
            <text:p>50</text:p>
            <text:p/>
            <text:p>1853</text:p>
            <text:p>  ---</text:p>
            <text:p>1839</text:p>
          </table:table-cell>
          <table:covered-table-cell table:style-name="ce40" table:number-columns-repeated="3"/>
          <table:table-cell ns41:value-type="string" table:number-rows-spanned="1" table:style-name="ce21" table:number-columns-spanned="4" office:value-type="string">
            <text:p>51</text:p>
            <text:p>---</text:p>
            <text:p>60</text:p>
            <text:p/>
            <text:p>1838</text:p>
            <text:p>  ---</text:p>
            <text:p>1829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61</text:p>
            <text:p>---</text:p>
            <text:p>65</text:p>
            <text:p/>
            <text:p>1828</text:p>
            <text:p>  ---</text:p>
            <text:p>1824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66</text:p>
            <text:p>---</text:p>
            <text:p>70</text:p>
            <text:p/>
            <text:p>1823</text:p>
            <text:p>---</text:p>
            <text:p>1818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71</text:p>
            <text:p>en</text:p>
            <text:p>daarboven</text:p>
            <text:p/>
            <text:p>1818</text:p>
            <text:p>en</text:p>
            <text:p>vroeger</text:p>
          </table:table-cell>
          <table:covered-table-cell table:style-name="ce22" table:number-columns-repeated="3"/>
          <table:table-cell ns41:value-type="string" table:number-rows-spanned="1" table:style-name="ce21" table:number-columns-spanned="4" office:value-type="string">
            <text:p>Van</text:p>
            <text:p>onbekenden</text:p>
            <text:p>leeftijd</text:p>
          </table:table-cell>
          <table:covered-table-cell table:style-name="ce22" table:number-columns-repeated="3"/>
          <table:table-cell ns41:value-type="string" table:number-rows-spanned="2" table:style-name="ce42" table:number-columns-spanned="2" office:value-type="string">
            <text:p>TOTAAL</text:p>
            <text:p>DER</text:p>
            <text:p>MANNEN</text:p>
          </table:table-cell>
          <table:covered-table-cell table:style-name="ce43"/>
          <table:table-cell ns41:value-type="string" table:number-rows-spanned="2" table:style-name="ce42" table:number-columns-spanned="2" office:value-type="string">
            <text:p>TOTAAL</text:p>
            <text:p>DER</text:p>
            <text:p>VROUWEN</text:p>
          </table:table-cell>
          <table:covered-table-cell table:style-name="ce43"/>
          <table:table-cell ns41:value-type="string" table:number-rows-spanned="2" table:style-name="ce42" table:number-columns-spanned="2" office:value-type="string">
            <text:p>TOTAAL</text:p>
            <text:p>DER</text:p>
            <text:p>MANNEN</text:p>
            <text:p>EN</text:p>
            <text:p>VROUWEN</text:p>
          </table:table-cell>
          <table:covered-table-cell table:style-name="ce43"/>
          <table:table-cell ns41:value-type="string" table:number-rows-spanned="4" table:style-name="ce48" table:number-columns-spanned="1" office:value-type="string">
            <text:p>Regelnummer [NB: Arabische cijfers]</text:p>
          </table:table-cell>
          <table:table-cell table:style-name="ce40"/>
          <table:table-cell table:style-name="ce22" table:number-columns-repeated="963"/>
        </table:table-row>
        <table:table-row table:style-name="ro3">
          <table:covered-table-cell table:style-name="ce2"/>
          <table:covered-table-cell table:style-name="ce9"/>
          <table:covered-table-cell table:style-name="ce19"/>
          <table:covered-table-cell table:style-name="ce22"/>
          <table:covered-table-cell table:style-name="ce19"/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34" table:number-columns-spanned="2" office:value-type="string">
            <text:p>M</text:p>
          </table:table-cell>
          <table:covered-table-cell table:style-name="ce40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M</text:p>
          </table:table-cell>
          <table:covered-table-cell table:style-name="ce22"/>
          <table:table-cell ns41:value-type="string" table:number-rows-spanned="1" table:style-name="ce21" table:number-columns-spanned="2" office:value-type="string">
            <text:p>V</text:p>
          </table:table-cell>
          <table:covered-table-cell table:style-name="ce22"/>
          <table:covered-table-cell table:style-name="ce43" table:number-columns-repeated="6"/>
          <table:covered-table-cell table:style-name="ce49"/>
          <table:table-cell table:style-name="ce40"/>
          <table:table-cell table:style-name="ce22" table:number-columns-repeated="963"/>
        </table:table-row>
        <table:table-row table:style-name="ro4">
          <table:covered-table-cell table:style-name="ce2"/>
          <table:covered-table-cell table:style-name="ce9"/>
          <table:covered-table-cell table:style-name="ce19"/>
          <table:covered-table-cell table:style-name="ce22"/>
          <table:covered-table-cell table:style-name="ce19"/>
          <table:table-cell ns41:value-type="string" table:style-name="ce32" table:number-columns-repeated="8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34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22" office:value-type="string">
            <text:p>G</text:p>
          </table:table-cell>
          <table:table-cell ns41:value-type="string" table:style-name="ce22" office:value-type="string">
            <text:p>O</text:p>
          </table:table-cell>
          <table:table-cell ns41:value-type="string" table:style-name="ce43" office:value-type="string">
            <text:p>G</text:p>
          </table:table-cell>
          <table:table-cell ns41:value-type="string" table:style-name="ce43" office:value-type="string">
            <text:p>O</text:p>
          </table:table-cell>
          <table:table-cell ns41:value-type="string" table:style-name="ce43" office:value-type="string">
            <text:p>G</text:p>
          </table:table-cell>
          <table:table-cell ns41:value-type="string" table:style-name="ce43" office:value-type="string">
            <text:p>O</text:p>
          </table:table-cell>
          <table:table-cell ns41:value-type="string" table:style-name="ce43" office:value-type="string">
            <text:p>G</text:p>
          </table:table-cell>
          <table:table-cell ns41:value-type="string" table:style-name="ce43" office:value-type="string">
            <text:p>O</text:p>
          </table:table-cell>
          <table:covered-table-cell table:style-name="ce49"/>
          <table:table-cell table:style-name="ce40"/>
          <table:table-cell table:style-name="ce22" table:number-columns-repeated="963"/>
        </table:table-row>
        <table:table-row table:style-name="ro5">
          <table:table-cell ns41:value-type="float" table:style-name="ce3" office:value="1" office:value-type="float">
            <text:p>1</text:p>
          </table:table-cell>
          <table:covered-table-cell table:style-name="ce12"/>
          <table:covered-table-cell table:style-name="ce20"/>
          <table:table-cell ns41:value-type="float" table:style-name="ce23" office:value="2" office:value-type="float">
            <text:p>2</text:p>
          </table:table-cell>
          <table:table-cell table:formula="of:=[.D5]+1" ns41:value-type="float" table:style-name="ce23" office:value-type="float" office:value="3">
            <text:p>3</text:p>
          </table:table-cell>
          <table:table-cell table:formula="of:=[.E5]+1" ns41:value-type="float" table:style-name="ce23" office:value-type="float" office:value="4">
            <text:p>4</text:p>
          </table:table-cell>
          <table:table-cell table:formula="of:=[.F5]+1" ns41:value-type="float" table:style-name="ce23" office:value-type="float" office:value="5">
            <text:p>5</text:p>
          </table:table-cell>
          <table:table-cell table:formula="of:=[.G5]+1" ns41:value-type="float" table:style-name="ce23" office:value-type="float" office:value="6">
            <text:p>6</text:p>
          </table:table-cell>
          <table:table-cell table:formula="of:=[.H5]+1" ns41:value-type="float" table:style-name="ce23" office:value-type="float" office:value="7">
            <text:p>7</text:p>
          </table:table-cell>
          <table:table-cell table:formula="of:=[.I5]+1" ns41:value-type="float" table:style-name="ce23" office:value-type="float" office:value="8">
            <text:p>8</text:p>
          </table:table-cell>
          <table:table-cell table:formula="of:=[.J5]+1" ns41:value-type="float" table:style-name="ce23" office:value-type="float" office:value="9">
            <text:p>9</text:p>
          </table:table-cell>
          <table:table-cell table:formula="of:=[.K5]+1" ns41:value-type="float" table:style-name="ce23" office:value-type="float" office:value="10">
            <text:p>10</text:p>
          </table:table-cell>
          <table:table-cell table:formula="of:=[.L5]+1" ns41:value-type="float" table:style-name="ce23" office:value-type="float" office:value="11">
            <text:p>11</text:p>
          </table:table-cell>
          <table:table-cell table:formula="of:=[.M5]+1" ns41:value-type="float" table:style-name="ce23" office:value-type="float" office:value="12">
            <text:p>12</text:p>
          </table:table-cell>
          <table:table-cell table:formula="of:=[.N5]+1" ns41:value-type="float" table:style-name="ce23" office:value-type="float" office:value="13">
            <text:p>13</text:p>
          </table:table-cell>
          <table:table-cell table:formula="of:=[.O5]+1" ns41:value-type="float" table:style-name="ce23" office:value-type="float" office:value="14">
            <text:p>14</text:p>
          </table:table-cell>
          <table:table-cell table:formula="of:=[.P5]+1" ns41:value-type="float" table:style-name="ce23" office:value-type="float" office:value="15">
            <text:p>15</text:p>
          </table:table-cell>
          <table:table-cell table:formula="of:=[.Q5]+1" ns41:value-type="float" table:style-name="ce23" office:value-type="float" office:value="16">
            <text:p>16</text:p>
          </table:table-cell>
          <table:table-cell table:formula="of:=[.R5]+1" ns41:value-type="float" table:style-name="ce23" office:value-type="float" office:value="17">
            <text:p>17</text:p>
          </table:table-cell>
          <table:table-cell table:formula="of:=[.S5]+1" ns41:value-type="float" table:style-name="ce23" office:value-type="float" office:value="18">
            <text:p>18</text:p>
          </table:table-cell>
          <table:table-cell table:formula="of:=[.T5]+1" ns41:value-type="float" table:style-name="ce23" office:value-type="float" office:value="19">
            <text:p>19</text:p>
          </table:table-cell>
          <table:table-cell table:formula="of:=[.U5]+1" ns41:value-type="float" table:style-name="ce23" office:value-type="float" office:value="20">
            <text:p>20</text:p>
          </table:table-cell>
          <table:table-cell table:formula="of:=[.V5]+1" ns41:value-type="float" table:style-name="ce23" office:value-type="float" office:value="21">
            <text:p>21</text:p>
          </table:table-cell>
          <table:table-cell table:formula="of:=[.W5]+1" ns41:value-type="float" table:style-name="ce23" office:value-type="float" office:value="22">
            <text:p>22</text:p>
          </table:table-cell>
          <table:table-cell table:formula="of:=[.X5]+1" ns41:value-type="float" table:style-name="ce23" office:value-type="float" office:value="23">
            <text:p>23</text:p>
          </table:table-cell>
          <table:table-cell table:formula="of:=[.Y5]+1" ns41:value-type="float" table:style-name="ce23" office:value-type="float" office:value="24">
            <text:p>24</text:p>
          </table:table-cell>
          <table:table-cell table:formula="of:=[.Z5]+1" ns41:value-type="float" table:style-name="ce23" office:value-type="float" office:value="25">
            <text:p>25</text:p>
          </table:table-cell>
          <table:table-cell table:formula="of:=[.AA5]+1" ns41:value-type="float" table:style-name="ce23" office:value-type="float" office:value="26">
            <text:p>26</text:p>
          </table:table-cell>
          <table:table-cell table:formula="of:=[.AB5]+1" ns41:value-type="float" table:style-name="ce23" office:value-type="float" office:value="27">
            <text:p>27</text:p>
          </table:table-cell>
          <table:table-cell table:formula="of:=[.AC5]+1" ns41:value-type="float" table:style-name="ce35" office:value-type="float" office:value="28">
            <text:p>28</text:p>
          </table:table-cell>
          <table:table-cell table:formula="of:=[.AD5]+1" ns41:value-type="float" table:style-name="ce23" office:value-type="float" office:value="29">
            <text:p>29</text:p>
          </table:table-cell>
          <table:table-cell table:formula="of:=[.AE5]+1" ns41:value-type="float" table:style-name="ce23" office:value-type="float" office:value="30">
            <text:p>30</text:p>
          </table:table-cell>
          <table:table-cell table:formula="of:=[.AF5]+1" ns41:value-type="float" table:style-name="ce23" office:value-type="float" office:value="31">
            <text:p>31</text:p>
          </table:table-cell>
          <table:table-cell table:formula="of:=[.AG5]+1" ns41:value-type="float" table:style-name="ce23" office:value-type="float" office:value="32">
            <text:p>32</text:p>
          </table:table-cell>
          <table:table-cell table:formula="of:=[.AH5]+1" ns41:value-type="float" table:style-name="ce23" office:value-type="float" office:value="33">
            <text:p>33</text:p>
          </table:table-cell>
          <table:table-cell table:formula="of:=[.AI5]+1" ns41:value-type="float" table:style-name="ce23" office:value-type="float" office:value="34">
            <text:p>34</text:p>
          </table:table-cell>
          <table:table-cell table:formula="of:=[.AJ5]+1" ns41:value-type="float" table:style-name="ce23" office:value-type="float" office:value="35">
            <text:p>35</text:p>
          </table:table-cell>
          <table:table-cell table:formula="of:=[.AK5]+1" ns41:value-type="float" table:style-name="ce23" office:value-type="float" office:value="36">
            <text:p>36</text:p>
          </table:table-cell>
          <table:table-cell table:formula="of:=[.AL5]+1" ns41:value-type="float" table:style-name="ce23" office:value-type="float" office:value="37">
            <text:p>37</text:p>
          </table:table-cell>
          <table:table-cell table:formula="of:=[.AM5]+1" ns41:value-type="float" table:style-name="ce23" office:value-type="float" office:value="38">
            <text:p>38</text:p>
          </table:table-cell>
          <table:table-cell table:formula="of:=[.AN5]+1" ns41:value-type="float" table:style-name="ce23" office:value-type="float" office:value="39">
            <text:p>39</text:p>
          </table:table-cell>
          <table:table-cell table:formula="of:=[.AO5]+1" ns41:value-type="float" table:style-name="ce23" office:value-type="float" office:value="40">
            <text:p>40</text:p>
          </table:table-cell>
          <table:table-cell table:formula="of:=[.AP5]+1" ns41:value-type="float" table:style-name="ce23" office:value-type="float" office:value="41">
            <text:p>41</text:p>
          </table:table-cell>
          <table:table-cell table:formula="of:=[.AQ5]+1" ns41:value-type="float" table:style-name="ce23" office:value-type="float" office:value="42">
            <text:p>42</text:p>
          </table:table-cell>
          <table:table-cell table:formula="of:=[.AR5]+1" ns41:value-type="float" table:style-name="ce23" office:value-type="float" office:value="43">
            <text:p>43</text:p>
          </table:table-cell>
          <table:table-cell table:formula="of:=[.AS5]+1" ns41:value-type="float" table:style-name="ce23" office:value-type="float" office:value="44">
            <text:p>44</text:p>
          </table:table-cell>
          <table:table-cell table:formula="of:=[.AT5]+1" ns41:value-type="float" table:style-name="ce23" office:value-type="float" office:value="45">
            <text:p>45</text:p>
          </table:table-cell>
          <table:table-cell table:formula="of:=[.AU5]+1" ns41:value-type="float" table:style-name="ce23" office:value-type="float" office:value="46">
            <text:p>46</text:p>
          </table:table-cell>
          <table:table-cell table:formula="of:=[.AV5]+1" ns41:value-type="float" table:style-name="ce23" office:value-type="float" office:value="47">
            <text:p>47</text:p>
          </table:table-cell>
          <table:table-cell table:formula="of:=[.AW5]+1" ns41:value-type="float" table:style-name="ce23" office:value-type="float" office:value="48">
            <text:p>48</text:p>
          </table:table-cell>
          <table:table-cell table:formula="of:=[.AX5]+1" ns41:value-type="float" table:style-name="ce23" office:value-type="float" office:value="49">
            <text:p>49</text:p>
          </table:table-cell>
          <table:table-cell table:formula="of:=[.AY5]+1" ns41:value-type="float" table:style-name="ce23" office:value-type="float" office:value="50">
            <text:p>50</text:p>
          </table:table-cell>
          <table:table-cell table:formula="of:=[.AZ5]+1" ns41:value-type="float" table:style-name="ce23" office:value-type="float" office:value="51">
            <text:p>51</text:p>
          </table:table-cell>
          <table:table-cell table:formula="of:=[.BA5]+1" ns41:value-type="float" table:style-name="ce44" office:value-type="float" office:value="52">
            <text:p>52</text:p>
          </table:table-cell>
          <table:table-cell table:formula="of:=[.BB5]+1" ns41:value-type="float" table:style-name="ce44" office:value-type="float" office:value="53">
            <text:p>53</text:p>
          </table:table-cell>
          <table:table-cell table:formula="of:=[.BC5]+1" ns41:value-type="float" table:style-name="ce44" office:value-type="float" office:value="54">
            <text:p>54</text:p>
          </table:table-cell>
          <table:table-cell table:formula="of:=[.BD5]+1" ns41:value-type="float" table:style-name="ce44" office:value-type="float" office:value="55">
            <text:p>55</text:p>
          </table:table-cell>
          <table:table-cell table:formula="of:=[.BE5]+1" ns41:value-type="float" table:style-name="ce44" office:value-type="float" office:value="56">
            <text:p>56</text:p>
          </table:table-cell>
          <table:table-cell table:formula="of:=[.BF5]+1" ns41:value-type="float" table:style-name="ce44" office:value-type="float" office:value="57">
            <text:p>57</text:p>
          </table:table-cell>
          <table:covered-table-cell table:style-name="ce50"/>
          <table:table-cell ns41:value-type="string" table:style-name="ce53" office:value-type="string">
            <text:p>Image nummer</text:p>
          </table:table-cell>
          <table:table-cell table:style-name="ce23" table:number-columns-repeated="963"/>
        </table:table-row>
        <table:table-row table:style-name="ro6">
          <table:table-cell ns41:value-type="string" office:value-type="string">
            <text:p>I</text:p>
          </table:table-cell>
          <table:table-cell table:number-columns-repeated="2"/>
          <table:table-cell ns41:value-type="string" table:style-name="ce24" office:value-type="string">
            <text:p>Aardewerk, diamant, glas, kalk, steenen, enz.</text:p>
          </table:table-cell>
          <table:table-cell table:number-columns-repeated="49"/>
          <table:table-cell table:formula="of:=[.AX6]+[.AT6]+[.AP6]+[.AL6]+[.AH6]+[.AD6]+[.Z6]+[.V6]+[.R6]+[.N6]" ns41:value-type="float" table:style-name="ce45" office:value-type="float" office:value="0">
            <text:p/>
          </table:table-cell>
          <table:table-cell table:formula="of:=[.AY6]+[.AU6]+[.AQ6]+[.AM6]+[.AI6]+[.AE6]+[.AA6]+[.W6]+[.S6]+[.O6]+[.L6]+[.J6]+[.H6]+[.F6]" ns41:value-type="float" table:style-name="ce45" office:value-type="float" office:value="0">
            <text:p/>
          </table:table-cell>
          <table:table-cell table:formula="of:=[.AZ6]+[.AV6]+[.AR6]+[.AN6]+[.AJ6]+[.AF6]+[.AB6]+[.X6]+[.T6]+[.P6]" ns41:value-type="float" table:style-name="ce45" office:value-type="float" office:value="0">
            <text:p/>
          </table:table-cell>
          <table:table-cell table:formula="of:=[.BA6]+[.AW6]+[.AS6]+[.AO6]+[.AK6]+[.AG6]+[.AC6]+[.Y6]+[.U6]+[.Q6]+[.M6]+[.K6]+[.I6]+[.G6]" ns41:value-type="float" table:style-name="ce45" office:value-type="float" office:value="0">
            <text:p/>
          </table:table-cell>
          <table:table-cell table:formula="of:=[.BB6]+[.BD6]" ns41:value-type="float" table:style-name="ce45" office:value-type="float" office:value="0">
            <text:p/>
          </table:table-cell>
          <table:table-cell table:formula="of:=[.BC6]+[.BE6]" ns41:value-type="float" table:style-name="ce45" office:value-type="float" office:value="0">
            <text:p/>
          </table:table-cell>
          <table:table-cell table:formula="of:=[.C6]" ns41:value-type="float" table:style-name="ce45" office:value-type="float" office:value="0">
            <text:p/>
          </table:table-cell>
          <table:table-cell ns41:value-type="string" office:value-type="string">
            <text:p>30_0163</text:p>
          </table:table-cell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Aardewerk en porselein.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3"/>
          <table:table-cell table:formula="of:=[.AX7]+[.AT7]+[.AP7]+[.AL7]+[.AH7]+[.AD7]+[.Z7]+[.V7]+[.R7]+[.N7]" ns41:value-type="float" table:style-name="ce45" office:value-type="float" office:value="1">
            <text:p>1</text:p>
          </table:table-cell>
          <table:table-cell table:formula="of:=[.AY7]+[.AU7]+[.AQ7]+[.AM7]+[.AI7]+[.AE7]+[.AA7]+[.W7]+[.S7]+[.O7]+[.L7]+[.J7]+[.H7]+[.F7]" ns41:value-type="float" table:style-name="ce45" office:value-type="float" office:value="0">
            <text:p/>
          </table:table-cell>
          <table:table-cell table:formula="of:=[.AZ7]+[.AV7]+[.AR7]+[.AN7]+[.AJ7]+[.AF7]+[.AB7]+[.X7]+[.T7]+[.P7]" ns41:value-type="float" table:style-name="ce45" office:value-type="float" office:value="0">
            <text:p/>
          </table:table-cell>
          <table:table-cell table:formula="of:=[.BA7]+[.AW7]+[.AS7]+[.AO7]+[.AK7]+[.AG7]+[.AC7]+[.Y7]+[.U7]+[.Q7]+[.M7]+[.K7]+[.I7]+[.G7]" ns41:value-type="float" table:style-name="ce45" office:value-type="float" office:value="0">
            <text:p/>
          </table:table-cell>
          <table:table-cell table:formula="of:=[.BB7]+[.BD7]" ns41:value-type="float" table:style-name="ce45" office:value-type="float" office:value="1">
            <text:p>1</text:p>
          </table:table-cell>
          <table:table-cell table:formula="of:=[.BC7]+[.BE7]" ns41:value-type="float" table:style-name="ce45" office:value-type="float" office:value="0">
            <text:p/>
          </table:table-cell>
          <table:table-cell table:formula="of:=[.C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7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5" office:value-type="string">
            <text:p>Fabricage van aardewerk (incl. Porcelein, terracotta, kachelbakkers, pottenbakkers, enz.)</text:p>
          </table:table-cell>
          <table:table-cell ns41:value-type="string" office:value-type="string">
            <text:p>A</text:p>
          </table:table-cell>
          <table:table-cell table:number-columns-repeated="25"/>
          <table:table-cell table:style-name="ce6"/>
          <table:table-cell table:number-columns-repeated="22"/>
          <table:table-cell table:formula="of:=[.AX8]+[.AT8]+[.AP8]+[.AL8]+[.AH8]+[.AD8]+[.Z8]+[.V8]+[.R8]+[.N8]" ns41:value-type="float" table:style-name="ce45" office:value-type="float" office:value="0">
            <text:p/>
          </table:table-cell>
          <table:table-cell table:formula="of:=[.AY8]+[.AU8]+[.AQ8]+[.AM8]+[.AI8]+[.AE8]+[.AA8]+[.W8]+[.S8]+[.O8]+[.L8]+[.J8]+[.H8]+[.F8]" ns41:value-type="float" table:style-name="ce45" office:value-type="float" office:value="0">
            <text:p/>
          </table:table-cell>
          <table:table-cell table:formula="of:=[.AZ8]+[.AV8]+[.AR8]+[.AN8]+[.AJ8]+[.AF8]+[.AB8]+[.X8]+[.T8]+[.P8]" ns41:value-type="float" table:style-name="ce45" office:value-type="float" office:value="0">
            <text:p/>
          </table:table-cell>
          <table:table-cell table:formula="of:=[.BA8]+[.AW8]+[.AS8]+[.AO8]+[.AK8]+[.AG8]+[.AC8]+[.Y8]+[.U8]+[.Q8]+[.M8]+[.K8]+[.I8]+[.G8]" ns41:value-type="float" table:style-name="ce45" office:value-type="float" office:value="0">
            <text:p/>
          </table:table-cell>
          <table:table-cell table:formula="of:=[.BB8]+[.BD8]" ns41:value-type="float" table:style-name="ce45" office:value-type="float" office:value="0">
            <text:p/>
          </table:table-cell>
          <table:table-cell table:formula="of:=[.BC8]+[.BE8]" ns41:value-type="float" table:style-name="ce45" office:value-type="float" office:value="0">
            <text:p/>
          </table:table-cell>
          <table:table-cell table:formula="of:=[.C8]" ns41:value-type="float" table:style-name="ce45" office:value-type="float" office:value="1">
            <text:p>1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Cement, gips, kalk, kiezel, klei, tras, enz.</text:p>
          </table:table-cell>
          <table:table-cell table:number-columns-repeated="26"/>
          <table:table-cell table:style-name="ce6" table:number-columns-repeated="2"/>
          <table:table-cell table:number-columns-repeated="21"/>
          <table:table-cell table:formula="of:=[.AX9]+[.AT9]+[.AP9]+[.AL9]+[.AH9]+[.AD9]+[.Z9]+[.V9]+[.R9]+[.N9]" ns41:value-type="float" table:style-name="ce45" office:value-type="float" office:value="0">
            <text:p/>
          </table:table-cell>
          <table:table-cell table:formula="of:=[.AY9]+[.AU9]+[.AQ9]+[.AM9]+[.AI9]+[.AE9]+[.AA9]+[.W9]+[.S9]+[.O9]+[.L9]+[.J9]+[.H9]+[.F9]" ns41:value-type="float" table:style-name="ce45" office:value-type="float" office:value="0">
            <text:p/>
          </table:table-cell>
          <table:table-cell table:formula="of:=[.AZ9]+[.AV9]+[.AR9]+[.AN9]+[.AJ9]+[.AF9]+[.AB9]+[.X9]+[.T9]+[.P9]" ns41:value-type="float" table:style-name="ce45" office:value-type="float" office:value="0">
            <text:p/>
          </table:table-cell>
          <table:table-cell table:formula="of:=[.BA9]+[.AW9]+[.AS9]+[.AO9]+[.AK9]+[.AG9]+[.AC9]+[.Y9]+[.U9]+[.Q9]+[.M9]+[.K9]+[.I9]+[.G9]" ns41:value-type="float" table:style-name="ce45" office:value-type="float" office:value="0">
            <text:p/>
          </table:table-cell>
          <table:table-cell table:formula="of:=[.BB9]+[.BD9]" ns41:value-type="float" table:style-name="ce45" office:value-type="float" office:value="0">
            <text:p/>
          </table:table-cell>
          <table:table-cell table:formula="of:=[.BC9]+[.BE9]" ns41:value-type="float" table:style-name="ce45" office:value-type="float" office:value="0">
            <text:p/>
          </table:table-cell>
          <table:table-cell table:formula="of:=[.C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Fabricage van kalk</text:p>
          </table:table-cell>
          <table:table-cell ns41:value-type="string" office:value-type="string">
            <text:p>A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style-name="ce6"/>
          <table:table-cell ns41:value-type="float" table:style-name="ce6" office:value="1" office:value-type="float">
            <text:p>1</text:p>
          </table:table-cell>
          <table:table-cell table:style-name="ce6" table:number-columns-repeated="3"/>
          <table:table-cell table:number-columns-repeated="18"/>
          <table:table-cell table:formula="of:=[.AX10]+[.AT10]+[.AP10]+[.AL10]+[.AH10]+[.AD10]+[.Z10]+[.V10]+[.R10]+[.N10]" ns41:value-type="float" table:style-name="ce45" office:value-type="float" office:value="3">
            <text:p>3</text:p>
          </table:table-cell>
          <table:table-cell table:formula="of:=[.AY10]+[.AU10]+[.AQ10]+[.AM10]+[.AI10]+[.AE10]+[.AA10]+[.W10]+[.S10]+[.O10]+[.L10]+[.J10]+[.H10]+[.F10]" ns41:value-type="float" table:style-name="ce45" office:value-type="float" office:value="0">
            <text:p/>
          </table:table-cell>
          <table:table-cell table:formula="of:=[.AZ10]+[.AV10]+[.AR10]+[.AN10]+[.AJ10]+[.AF10]+[.AB10]+[.X10]+[.T10]+[.P10]" ns41:value-type="float" table:style-name="ce45" office:value-type="float" office:value="2">
            <text:p>2</text:p>
          </table:table-cell>
          <table:table-cell table:formula="of:=[.BA10]+[.AW10]+[.AS10]+[.AO10]+[.AK10]+[.AG10]+[.AC10]+[.Y10]+[.U10]+[.Q10]+[.M10]+[.K10]+[.I10]+[.G10]" ns41:value-type="float" table:style-name="ce45" office:value-type="float" office:value="0">
            <text:p/>
          </table:table-cell>
          <table:table-cell table:formula="of:=[.BB10]+[.BD10]" ns41:value-type="float" table:style-name="ce45" office:value-type="float" office:value="5">
            <text:p>5</text:p>
          </table:table-cell>
          <table:table-cell table:formula="of:=[.BC10]+[.BE10]" ns41:value-type="float" table:style-name="ce45" office:value-type="float" office:value="0">
            <text:p/>
          </table:table-cell>
          <table:table-cell table:formula="of:=[.C10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2" office:value-type="float">
            <office:annotation draw:style-name="gr1" svg:height="2.032cm" draw:caption-point-y="-0.351cm" svg:width="3.547cm" svg:x="31.847cm" draw:caption-point-x="-0.141cm" svg:y="10.8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</text:p>
          </table:table-cell>
          <table:table-cell table:style-name="ce6" table:number-columns-repeated="8"/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11]+[.AT11]+[.AP11]+[.AL11]+[.AH11]+[.AD11]+[.Z11]+[.V11]+[.R11]+[.N11]" ns41:value-type="float" table:style-name="ce45" office:value-type="float" office:value="10">
            <text:p>10</text:p>
          </table:table-cell>
          <table:table-cell table:formula="of:=[.AY11]+[.AU11]+[.AQ11]+[.AM11]+[.AI11]+[.AE11]+[.AA11]+[.W11]+[.S11]+[.O11]+[.L11]+[.J11]+[.H11]+[.F11]" ns41:value-type="float" table:style-name="ce45" office:value-type="float" office:value="2">
            <text:p>2</text:p>
          </table:table-cell>
          <table:table-cell table:formula="of:=[.AZ11]+[.AV11]+[.AR11]+[.AN11]+[.AJ11]+[.AF11]+[.AB11]+[.X11]+[.T11]+[.P11]" ns41:value-type="float" table:style-name="ce45" office:value-type="float" office:value="0">
            <text:p/>
          </table:table-cell>
          <table:table-cell table:formula="of:=[.BA11]+[.AW11]+[.AS11]+[.AO11]+[.AK11]+[.AG11]+[.AC11]+[.Y11]+[.U11]+[.Q11]+[.M11]+[.K11]+[.I11]+[.G11]" ns41:value-type="float" table:style-name="ce45" office:value-type="float" office:value="0">
            <text:p/>
          </table:table-cell>
          <table:table-cell table:formula="of:=[.BB11]+[.BD11]" ns41:value-type="float" table:style-name="ce45" office:value-type="float" office:value="10">
            <text:p>10</text:p>
          </table:table-cell>
          <table:table-cell table:formula="of:=[.BC11]+[.BE11]" ns41:value-type="float" table:style-name="ce45" office:value-type="float" office:value="2">
            <text:p>2</text:p>
          </table:table-cell>
          <table:table-cell table:formula="of:=[.C11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Steenen, dakpannen, draineerbuizen, enz.</text:p>
          </table:table-cell>
          <table:table-cell table:number-columns-repeated="26"/>
          <table:table-cell table:style-name="ce6"/>
          <table:table-cell table:number-columns-repeated="2"/>
          <table:table-cell table:style-name="ce6"/>
          <table:table-cell table:number-columns-repeated="19"/>
          <table:table-cell table:formula="of:=[.AX12]+[.AT12]+[.AP12]+[.AL12]+[.AH12]+[.AD12]+[.Z12]+[.V12]+[.R12]+[.N12]" ns41:value-type="float" table:style-name="ce45" office:value-type="float" office:value="0">
            <text:p/>
          </table:table-cell>
          <table:table-cell table:formula="of:=[.AY12]+[.AU12]+[.AQ12]+[.AM12]+[.AI12]+[.AE12]+[.AA12]+[.W12]+[.S12]+[.O12]+[.L12]+[.J12]+[.H12]+[.F12]" ns41:value-type="float" table:style-name="ce45" office:value-type="float" office:value="0">
            <text:p/>
          </table:table-cell>
          <table:table-cell table:formula="of:=[.AZ12]+[.AV12]+[.AR12]+[.AN12]+[.AJ12]+[.AF12]+[.AB12]+[.X12]+[.T12]+[.P12]" ns41:value-type="float" table:style-name="ce45" office:value-type="float" office:value="0">
            <text:p/>
          </table:table-cell>
          <table:table-cell table:formula="of:=[.BA12]+[.AW12]+[.AS12]+[.AO12]+[.AK12]+[.AG12]+[.AC12]+[.Y12]+[.U12]+[.Q12]+[.M12]+[.K12]+[.I12]+[.G12]" ns41:value-type="float" table:style-name="ce45" office:value-type="float" office:value="0">
            <text:p/>
          </table:table-cell>
          <table:table-cell table:formula="of:=[.BB12]+[.BD12]" ns41:value-type="float" table:style-name="ce45" office:value-type="float" office:value="0">
            <text:p/>
          </table:table-cell>
          <table:table-cell table:formula="of:=[.BC12]+[.BE12]" ns41:value-type="float" table:style-name="ce45" office:value-type="float" office:value="0">
            <text:p/>
          </table:table-cell>
          <table:table-cell table:formula="of:=[.C1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Fabricage van dakpannen (pannenbakkers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style-name="ce6" table:number-columns-repeated="6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11"/>
          <table:table-cell table:formula="of:=[.AX13]+[.AT13]+[.AP13]+[.AL13]+[.AH13]+[.AD13]+[.Z13]+[.V13]+[.R13]+[.N13]" ns41:value-type="float" table:style-name="ce45" office:value-type="float" office:value="3">
            <text:p>3</text:p>
          </table:table-cell>
          <table:table-cell table:formula="of:=[.AY13]+[.AU13]+[.AQ13]+[.AM13]+[.AI13]+[.AE13]+[.AA13]+[.W13]+[.S13]+[.O13]+[.L13]+[.J13]+[.H13]+[.F13]" ns41:value-type="float" table:style-name="ce45" office:value-type="float" office:value="0">
            <text:p/>
          </table:table-cell>
          <table:table-cell table:formula="of:=[.AZ13]+[.AV13]+[.AR13]+[.AN13]+[.AJ13]+[.AF13]+[.AB13]+[.X13]+[.T13]+[.P13]" ns41:value-type="float" table:style-name="ce45" office:value-type="float" office:value="0">
            <text:p/>
          </table:table-cell>
          <table:table-cell table:formula="of:=[.BA13]+[.AW13]+[.AS13]+[.AO13]+[.AK13]+[.AG13]+[.AC13]+[.Y13]+[.U13]+[.Q13]+[.M13]+[.K13]+[.I13]+[.G13]" ns41:value-type="float" table:style-name="ce45" office:value-type="float" office:value="0">
            <text:p/>
          </table:table-cell>
          <table:table-cell table:formula="of:=[.BB13]+[.BD13]" ns41:value-type="float" table:style-name="ce45" office:value-type="float" office:value="3">
            <text:p>3</text:p>
          </table:table-cell>
          <table:table-cell table:formula="of:=[.BC13]+[.BE13]" ns41:value-type="float" table:style-name="ce45" office:value-type="float" office:value="0">
            <text:p/>
          </table:table-cell>
          <table:table-cell table:formula="of:=[.C13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table:style-name="ce6" table:number-columns-repeated="6"/>
          <table:table-cell table:number-columns-repeated="17"/>
          <table:table-cell table:formula="of:=[.AX14]+[.AT14]+[.AP14]+[.AL14]+[.AH14]+[.AD14]+[.Z14]+[.V14]+[.R14]+[.N14]" ns41:value-type="float" table:style-name="ce45" office:value-type="float" office:value="3">
            <text:p>3</text:p>
          </table:table-cell>
          <table:table-cell table:formula="of:=[.AY14]+[.AU14]+[.AQ14]+[.AM14]+[.AI14]+[.AE14]+[.AA14]+[.W14]+[.S14]+[.O14]+[.L14]+[.J14]+[.H14]+[.F14]" ns41:value-type="float" table:style-name="ce45" office:value-type="float" office:value="0">
            <text:p/>
          </table:table-cell>
          <table:table-cell table:formula="of:=[.AZ14]+[.AV14]+[.AR14]+[.AN14]+[.AJ14]+[.AF14]+[.AB14]+[.X14]+[.T14]+[.P14]" ns41:value-type="float" table:style-name="ce45" office:value-type="float" office:value="0">
            <text:p/>
          </table:table-cell>
          <table:table-cell table:formula="of:=[.BA14]+[.AW14]+[.AS14]+[.AO14]+[.AK14]+[.AG14]+[.AC14]+[.Y14]+[.U14]+[.Q14]+[.M14]+[.K14]+[.I14]+[.G14]" ns41:value-type="float" table:style-name="ce45" office:value-type="float" office:value="0">
            <text:p/>
          </table:table-cell>
          <table:table-cell table:formula="of:=[.BB14]+[.BD14]" ns41:value-type="float" table:style-name="ce45" office:value-type="float" office:value="3">
            <text:p>3</text:p>
          </table:table-cell>
          <table:table-cell table:formula="of:=[.BC14]+[.BE14]" ns41:value-type="float" table:style-name="ce45" office:value-type="float" office:value="0">
            <text:p/>
          </table:table-cell>
          <table:table-cell table:formula="of:=[.C14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style-name="ce6" table:number-columns-repeated="8"/>
          <table:table-cell table:number-columns-repeated="15"/>
          <table:table-cell table:formula="of:=[.AX15]+[.AT15]+[.AP15]+[.AL15]+[.AH15]+[.AD15]+[.Z15]+[.V15]+[.R15]+[.N15]" ns41:value-type="float" table:style-name="ce45" office:value-type="float" office:value="6">
            <text:p>6</text:p>
          </table:table-cell>
          <table:table-cell table:formula="of:=[.AY15]+[.AU15]+[.AQ15]+[.AM15]+[.AI15]+[.AE15]+[.AA15]+[.W15]+[.S15]+[.O15]+[.L15]+[.J15]+[.H15]+[.F15]" ns41:value-type="float" table:style-name="ce45" office:value-type="float" office:value="5">
            <text:p>5</text:p>
          </table:table-cell>
          <table:table-cell table:formula="of:=[.AZ15]+[.AV15]+[.AR15]+[.AN15]+[.AJ15]+[.AF15]+[.AB15]+[.X15]+[.T15]+[.P15]" ns41:value-type="float" table:style-name="ce45" office:value-type="float" office:value="0">
            <text:p/>
          </table:table-cell>
          <table:table-cell table:formula="of:=[.BA15]+[.AW15]+[.AS15]+[.AO15]+[.AK15]+[.AG15]+[.AC15]+[.Y15]+[.U15]+[.Q15]+[.M15]+[.K15]+[.I15]+[.G15]" ns41:value-type="float" table:style-name="ce45" office:value-type="float" office:value="0">
            <text:p/>
          </table:table-cell>
          <table:table-cell table:formula="of:=[.BB15]+[.BD15]" ns41:value-type="float" table:style-name="ce45" office:value-type="float" office:value="6">
            <text:p>6</text:p>
          </table:table-cell>
          <table:table-cell table:formula="of:=[.BC15]+[.BE15]" ns41:value-type="float" table:style-name="ce45" office:value-type="float" office:value="5">
            <text:p>5</text:p>
          </table:table-cell>
          <table:table-cell table:formula="of:=[.C15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8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Fabricage van steen (molensteen, steenbakkers, tegelbakkers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table:style-name="ce6" table:number-columns-repeated="2" office:value-type="float">
            <text:p>1</text:p>
          </table:table-cell>
          <table:table-cell/>
          <table:table-cell ns41:value-type="float" table:style-name="ce6" office:value="3" office:value-type="float">
            <text:p>3</text:p>
          </table:table-cell>
          <table:table-cell table:number-columns-repeated="3"/>
          <table:table-cell table:style-name="ce6"/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7"/>
          <table:table-cell table:formula="of:=[.AX16]+[.AT16]+[.AP16]+[.AL16]+[.AH16]+[.AD16]+[.Z16]+[.V16]+[.R16]+[.N16]" ns41:value-type="float" table:style-name="ce45" office:value-type="float" office:value="11">
            <text:p>11</text:p>
          </table:table-cell>
          <table:table-cell table:formula="of:=[.AY16]+[.AU16]+[.AQ16]+[.AM16]+[.AI16]+[.AE16]+[.AA16]+[.W16]+[.S16]+[.O16]+[.L16]+[.J16]+[.H16]+[.F16]" ns41:value-type="float" table:style-name="ce45" office:value-type="float" office:value="1">
            <text:p>1</text:p>
          </table:table-cell>
          <table:table-cell table:formula="of:=[.AZ16]+[.AV16]+[.AR16]+[.AN16]+[.AJ16]+[.AF16]+[.AB16]+[.X16]+[.T16]+[.P16]" ns41:value-type="float" table:style-name="ce45" office:value-type="float" office:value="1">
            <text:p>1</text:p>
          </table:table-cell>
          <table:table-cell table:formula="of:=[.BA16]+[.AW16]+[.AS16]+[.AO16]+[.AK16]+[.AG16]+[.AC16]+[.Y16]+[.U16]+[.Q16]+[.M16]+[.K16]+[.I16]+[.G16]" ns41:value-type="float" table:style-name="ce45" office:value-type="float" office:value="0">
            <text:p/>
          </table:table-cell>
          <table:table-cell table:formula="of:=[.BB16]+[.BD16]" ns41:value-type="float" table:style-name="ce45" office:value-type="float" office:value="12">
            <text:p>12</text:p>
          </table:table-cell>
          <table:table-cell table:formula="of:=[.BC16]+[.BE16]" ns41:value-type="float" table:style-name="ce45" office:value-type="float" office:value="1">
            <text:p>1</text:p>
          </table:table-cell>
          <table:table-cell table:formula="of:=[.C16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table:style-name="ce6" table:number-columns-repeated="3"/>
          <table:table-cell ns41:value-type="float" table:style-name="ce6" office:value="1" office:value-type="float">
            <text:p>1</text:p>
          </table:table-cell>
          <table:table-cell table:style-name="ce6"/>
          <table:table-cell table:number-columns-repeated="18"/>
          <table:table-cell table:formula="of:=[.AX17]+[.AT17]+[.AP17]+[.AL17]+[.AH17]+[.AD17]+[.Z17]+[.V17]+[.R17]+[.N17]" ns41:value-type="float" table:style-name="ce45" office:value-type="float" office:value="1">
            <text:p>1</text:p>
          </table:table-cell>
          <table:table-cell table:formula="of:=[.AY17]+[.AU17]+[.AQ17]+[.AM17]+[.AI17]+[.AE17]+[.AA17]+[.W17]+[.S17]+[.O17]+[.L17]+[.J17]+[.H17]+[.F17]" ns41:value-type="float" table:style-name="ce45" office:value-type="float" office:value="2">
            <text:p>2</text:p>
          </table:table-cell>
          <table:table-cell table:formula="of:=[.AZ17]+[.AV17]+[.AR17]+[.AN17]+[.AJ17]+[.AF17]+[.AB17]+[.X17]+[.T17]+[.P17]" ns41:value-type="float" table:style-name="ce45" office:value-type="float" office:value="0">
            <text:p/>
          </table:table-cell>
          <table:table-cell table:formula="of:=[.BA17]+[.AW17]+[.AS17]+[.AO17]+[.AK17]+[.AG17]+[.AC17]+[.Y17]+[.U17]+[.Q17]+[.M17]+[.K17]+[.I17]+[.G17]" ns41:value-type="float" table:style-name="ce45" office:value-type="float" office:value="0">
            <text:p/>
          </table:table-cell>
          <table:table-cell table:formula="of:=[.BB17]+[.BD17]" ns41:value-type="float" table:style-name="ce45" office:value-type="float" office:value="1">
            <text:p>1</text:p>
          </table:table-cell>
          <table:table-cell table:formula="of:=[.BC17]+[.BE17]" ns41:value-type="float" table:style-name="ce45" office:value-type="float" office:value="2">
            <text:p>2</text:p>
          </table:table-cell>
          <table:table-cell table:formula="of:=[.C17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style-name="ce6" table:number-columns-repeated="3"/>
          <table:table-cell ns41:value-type="float" table:style-name="ce6" office:value="1" office:value-type="float">
            <text:p>1</text:p>
          </table:table-cell>
          <table:table-cell table:style-name="ce6" table:number-columns-repeated="4"/>
          <table:table-cell table:number-columns-repeated="15"/>
          <table:table-cell table:formula="of:=[.AX18]+[.AT18]+[.AP18]+[.AL18]+[.AH18]+[.AD18]+[.Z18]+[.V18]+[.R18]+[.N18]" ns41:value-type="float" table:style-name="ce45" office:value-type="float" office:value="3">
            <text:p>3</text:p>
          </table:table-cell>
          <table:table-cell table:formula="of:=[.AY18]+[.AU18]+[.AQ18]+[.AM18]+[.AI18]+[.AE18]+[.AA18]+[.W18]+[.S18]+[.O18]+[.L18]+[.J18]+[.H18]+[.F18]" ns41:value-type="float" table:style-name="ce45" office:value-type="float" office:value="1">
            <text:p>1</text:p>
          </table:table-cell>
          <table:table-cell table:formula="of:=[.AZ18]+[.AV18]+[.AR18]+[.AN18]+[.AJ18]+[.AF18]+[.AB18]+[.X18]+[.T18]+[.P18]" ns41:value-type="float" table:style-name="ce45" office:value-type="float" office:value="0">
            <text:p/>
          </table:table-cell>
          <table:table-cell table:formula="of:=[.BA18]+[.AW18]+[.AS18]+[.AO18]+[.AK18]+[.AG18]+[.AC18]+[.Y18]+[.U18]+[.Q18]+[.M18]+[.K18]+[.I18]+[.G18]" ns41:value-type="float" table:style-name="ce45" office:value-type="float" office:value="0">
            <text:p/>
          </table:table-cell>
          <table:table-cell table:formula="of:=[.BB18]+[.BD18]" ns41:value-type="float" table:style-name="ce45" office:value-type="float" office:value="3">
            <text:p>3</text:p>
          </table:table-cell>
          <table:table-cell table:formula="of:=[.BC18]+[.BE18]" ns41:value-type="float" table:style-name="ce45" office:value-type="float" office:value="1">
            <text:p>1</text:p>
          </table:table-cell>
          <table:table-cell table:formula="of:=[.C18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table:style-name="ce6" office:value="1" office:value-type="float">
            <text:p>1</text:p>
          </table:table-cell>
          <table:table-cell table:style-name="ce6" table:number-columns-repeated="2"/>
          <table:table-cell ns41:value-type="float" table:style-name="ce6" office:value="1" office:value-type="float">
            <text:p>1</text:p>
          </table:table-cell>
          <table:table-cell table:style-name="ce6"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19]+[.AT19]+[.AP19]+[.AL19]+[.AH19]+[.AD19]+[.Z19]+[.V19]+[.R19]+[.N19]" ns41:value-type="float" table:style-name="ce45" office:value-type="float" office:value="23">
            <text:p>23</text:p>
          </table:table-cell>
          <table:table-cell table:formula="of:=[.AY19]+[.AU19]+[.AQ19]+[.AM19]+[.AI19]+[.AE19]+[.AA19]+[.W19]+[.S19]+[.O19]+[.L19]+[.J19]+[.H19]+[.F19]" ns41:value-type="float" table:style-name="ce45" office:value-type="float" office:value="29">
            <text:p>29</text:p>
          </table:table-cell>
          <table:table-cell table:formula="of:=[.AZ19]+[.AV19]+[.AR19]+[.AN19]+[.AJ19]+[.AF19]+[.AB19]+[.X19]+[.T19]+[.P19]" ns41:value-type="float" table:style-name="ce45" office:value-type="float" office:value="0">
            <text:p/>
          </table:table-cell>
          <table:table-cell table:formula="of:=[.BA19]+[.AW19]+[.AS19]+[.AO19]+[.AK19]+[.AG19]+[.AC19]+[.Y19]+[.U19]+[.Q19]+[.M19]+[.K19]+[.I19]+[.G19]" ns41:value-type="float" table:style-name="ce45" office:value-type="float" office:value="0">
            <text:p/>
          </table:table-cell>
          <table:table-cell table:formula="of:=[.BB19]+[.BD19]" ns41:value-type="float" table:style-name="ce45" office:value-type="float" office:value="23">
            <text:p>23</text:p>
          </table:table-cell>
          <table:table-cell table:formula="of:=[.BC19]+[.BE19]" ns41:value-type="float" table:style-name="ce45" office:value-type="float" office:value="29">
            <text:p>29</text:p>
          </table:table-cell>
          <table:table-cell table:formula="of:=[.C19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Steenhouwers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3"/>
          <table:table-cell table:style-name="ce6" table:number-columns-repeated="7"/>
          <table:table-cell table:number-columns-repeated="16"/>
          <table:table-cell table:formula="of:=[.AX20]+[.AT20]+[.AP20]+[.AL20]+[.AH20]+[.AD20]+[.Z20]+[.V20]+[.R20]+[.N20]" ns41:value-type="float" table:style-name="ce45" office:value-type="float" office:value="0">
            <text:p/>
          </table:table-cell>
          <table:table-cell table:formula="of:=[.AY20]+[.AU20]+[.AQ20]+[.AM20]+[.AI20]+[.AE20]+[.AA20]+[.W20]+[.S20]+[.O20]+[.L20]+[.J20]+[.H20]+[.F20]" ns41:value-type="float" table:style-name="ce45" office:value-type="float" office:value="1">
            <text:p>1</text:p>
          </table:table-cell>
          <table:table-cell table:formula="of:=[.AZ20]+[.AV20]+[.AR20]+[.AN20]+[.AJ20]+[.AF20]+[.AB20]+[.X20]+[.T20]+[.P20]" ns41:value-type="float" table:style-name="ce45" office:value-type="float" office:value="0">
            <text:p/>
          </table:table-cell>
          <table:table-cell table:formula="of:=[.BA20]+[.AW20]+[.AS20]+[.AO20]+[.AK20]+[.AG20]+[.AC20]+[.Y20]+[.U20]+[.Q20]+[.M20]+[.K20]+[.I20]+[.G20]" ns41:value-type="float" table:style-name="ce45" office:value-type="float" office:value="0">
            <text:p/>
          </table:table-cell>
          <table:table-cell table:formula="of:=[.BB20]+[.BD20]" ns41:value-type="float" table:style-name="ce45" office:value-type="float" office:value="0">
            <text:p/>
          </table:table-cell>
          <table:table-cell table:formula="of:=[.BC20]+[.BE20]" ns41:value-type="float" table:style-name="ce45" office:value-type="float" office:value="1">
            <text:p>1</text:p>
          </table:table-cell>
          <table:table-cell table:formula="of:=[.C20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26"/>
          <table:table-cell table:style-name="ce6" table:number-columns-repeated="8"/>
          <table:table-cell table:number-columns-repeated="15"/>
          <table:table-cell table:formula="of:=[.AX21]+[.AT21]+[.AP21]+[.AL21]+[.AH21]+[.AD21]+[.Z21]+[.V21]+[.R21]+[.N21]" ns41:value-type="float" table:style-name="ce45" office:value-type="float" office:value="0">
            <text:p/>
          </table:table-cell>
          <table:table-cell table:formula="of:=[.AY21]+[.AU21]+[.AQ21]+[.AM21]+[.AI21]+[.AE21]+[.AA21]+[.W21]+[.S21]+[.O21]+[.L21]+[.J21]+[.H21]+[.F21]" ns41:value-type="float" table:style-name="ce45" office:value-type="float" office:value="0">
            <text:p/>
          </table:table-cell>
          <table:table-cell table:formula="of:=[.AZ21]+[.AV21]+[.AR21]+[.AN21]+[.AJ21]+[.AF21]+[.AB21]+[.X21]+[.T21]+[.P21]" ns41:value-type="float" table:style-name="ce45" office:value-type="float" office:value="0">
            <text:p/>
          </table:table-cell>
          <table:table-cell table:formula="of:=[.BA21]+[.AW21]+[.AS21]+[.AO21]+[.AK21]+[.AG21]+[.AC21]+[.Y21]+[.U21]+[.Q21]+[.M21]+[.K21]+[.I21]+[.G21]" ns41:value-type="float" table:style-name="ce45" office:value-type="float" office:value="0">
            <text:p/>
          </table:table-cell>
          <table:table-cell table:formula="of:=[.BB21]+[.BD21]" ns41:value-type="float" table:style-name="ce45" office:value-type="float" office:value="0">
            <text:p/>
          </table:table-cell>
          <table:table-cell table:formula="of:=[.BC21]+[.BE21]" ns41:value-type="float" table:style-name="ce45" office:value-type="float" office:value="0">
            <text:p/>
          </table:table-cell>
          <table:table-cell table:formula="of:=[.C2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2" office:value-type="float">
            <text:p>2</text:p>
          </table:table-cell>
          <table:table-cell table:style-name="ce6"/>
          <table:table-cell ns41:value-type="float" table:style-name="ce6" office:value="3" office:value-type="float">
            <text:p>3</text:p>
          </table:table-cell>
          <table:table-cell table:style-name="ce6" table:number-columns-repeated="2"/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table:formula="of:=[.AX22]+[.AT22]+[.AP22]+[.AL22]+[.AH22]+[.AD22]+[.Z22]+[.V22]+[.R22]+[.N22]" ns41:value-type="float" table:style-name="ce45" office:value-type="float" office:value="18">
            <text:p>18</text:p>
          </table:table-cell>
          <table:table-cell table:formula="of:=[.AY22]+[.AU22]+[.AQ22]+[.AM22]+[.AI22]+[.AE22]+[.AA22]+[.W22]+[.S22]+[.O22]+[.L22]+[.J22]+[.H22]+[.F22]" ns41:value-type="float" table:style-name="ce45" office:value-type="float" office:value="1">
            <text:p>1</text:p>
          </table:table-cell>
          <table:table-cell table:formula="of:=[.AZ22]+[.AV22]+[.AR22]+[.AN22]+[.AJ22]+[.AF22]+[.AB22]+[.X22]+[.T22]+[.P22]" ns41:value-type="float" table:style-name="ce45" office:value-type="float" office:value="3">
            <text:p>3</text:p>
          </table:table-cell>
          <table:table-cell table:formula="of:=[.BA22]+[.AW22]+[.AS22]+[.AO22]+[.AK22]+[.AG22]+[.AC22]+[.Y22]+[.U22]+[.Q22]+[.M22]+[.K22]+[.I22]+[.G22]" ns41:value-type="float" table:style-name="ce45" office:value-type="float" office:value="0">
            <text:p/>
          </table:table-cell>
          <table:table-cell table:formula="of:=[.BB22]+[.BD22]" ns41:value-type="float" table:style-name="ce45" office:value-type="float" office:value="21">
            <text:p>21</text:p>
          </table:table-cell>
          <table:table-cell table:formula="of:=[.BC22]+[.BE22]" ns41:value-type="float" table:style-name="ce45" office:value-type="float" office:value="1">
            <text:p>1</text:p>
          </table:table-cell>
          <table:table-cell table:formula="of:=[.C2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style-name="ce6" table:number-columns-repeated="3"/>
          <table:table-cell ns41:value-type="float" table:style-name="ce6" office:value="1" office:value-type="float">
            <text:p>1</text:p>
          </table:table-cell>
          <table:table-cell table:style-name="ce6" table:number-columns-repeated="6"/>
          <table:table-cell table:number-columns-repeated="13"/>
          <table:table-cell table:formula="of:=[.AX23]+[.AT23]+[.AP23]+[.AL23]+[.AH23]+[.AD23]+[.Z23]+[.V23]+[.R23]+[.N23]" ns41:value-type="float" table:style-name="ce45" office:value-type="float" office:value="4">
            <text:p>4</text:p>
          </table:table-cell>
          <table:table-cell table:formula="of:=[.AY23]+[.AU23]+[.AQ23]+[.AM23]+[.AI23]+[.AE23]+[.AA23]+[.W23]+[.S23]+[.O23]+[.L23]+[.J23]+[.H23]+[.F23]" ns41:value-type="float" table:style-name="ce45" office:value-type="float" office:value="2">
            <text:p>2</text:p>
          </table:table-cell>
          <table:table-cell table:formula="of:=[.AZ23]+[.AV23]+[.AR23]+[.AN23]+[.AJ23]+[.AF23]+[.AB23]+[.X23]+[.T23]+[.P23]" ns41:value-type="float" table:style-name="ce45" office:value-type="float" office:value="0">
            <text:p/>
          </table:table-cell>
          <table:table-cell table:formula="of:=[.BA23]+[.AW23]+[.AS23]+[.AO23]+[.AK23]+[.AG23]+[.AC23]+[.Y23]+[.U23]+[.Q23]+[.M23]+[.K23]+[.I23]+[.G23]" ns41:value-type="float" table:style-name="ce45" office:value-type="float" office:value="0">
            <text:p/>
          </table:table-cell>
          <table:table-cell table:formula="of:=[.BB23]+[.BD23]" ns41:value-type="float" table:style-name="ce45" office:value-type="float" office:value="4">
            <text:p>4</text:p>
          </table:table-cell>
          <table:table-cell table:formula="of:=[.BC23]+[.BE23]" ns41:value-type="float" table:style-name="ce45" office:value-type="float" office:value="2">
            <text:p>2</text:p>
          </table:table-cell>
          <table:table-cell table:formula="of:=[.C2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style-name="ce6" table:number-columns-repeated="3"/>
          <table:table-cell ns41:value-type="float" table:style-name="ce6" office:value="1" office:value-type="float">
            <text:p>1</text:p>
          </table:table-cell>
          <table:table-cell table:style-name="ce6" table:number-columns-repeated="6"/>
          <table:table-cell table:number-columns-repeated="13"/>
          <table:table-cell table:formula="of:=[.AX24]+[.AT24]+[.AP24]+[.AL24]+[.AH24]+[.AD24]+[.Z24]+[.V24]+[.R24]+[.N24]" ns41:value-type="float" table:style-name="ce45" office:value-type="float" office:value="3">
            <text:p>3</text:p>
          </table:table-cell>
          <table:table-cell table:formula="of:=[.AY24]+[.AU24]+[.AQ24]+[.AM24]+[.AI24]+[.AE24]+[.AA24]+[.W24]+[.S24]+[.O24]+[.L24]+[.J24]+[.H24]+[.F24]" ns41:value-type="float" table:style-name="ce45" office:value-type="float" office:value="1">
            <text:p>1</text:p>
          </table:table-cell>
          <table:table-cell table:formula="of:=[.AZ24]+[.AV24]+[.AR24]+[.AN24]+[.AJ24]+[.AF24]+[.AB24]+[.X24]+[.T24]+[.P24]" ns41:value-type="float" table:style-name="ce45" office:value-type="float" office:value="0">
            <text:p/>
          </table:table-cell>
          <table:table-cell table:formula="of:=[.BA24]+[.AW24]+[.AS24]+[.AO24]+[.AK24]+[.AG24]+[.AC24]+[.Y24]+[.U24]+[.Q24]+[.M24]+[.K24]+[.I24]+[.G24]" ns41:value-type="float" table:style-name="ce45" office:value-type="float" office:value="0">
            <text:p/>
          </table:table-cell>
          <table:table-cell table:formula="of:=[.BB24]+[.BD24]" ns41:value-type="float" table:style-name="ce45" office:value-type="float" office:value="3">
            <text:p>3</text:p>
          </table:table-cell>
          <table:table-cell table:formula="of:=[.BC24]+[.BE24]" ns41:value-type="float" table:style-name="ce45" office:value-type="float" office:value="1">
            <text:p>1</text:p>
          </table:table-cell>
          <table:table-cell table:formula="of:=[.C2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3" office:value-type="float">
            <text:p>1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12" office:value-type="float">
            <office:annotation draw:style-name="gr1" svg:height="2.03cm" draw:caption-point-y="-0.351cm" svg:width="3.547cm" svg:x="31.847cm" draw:caption-point-x="-0.141cm" svg:y="19.26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2</text:p>
          </table:table-cell>
          <table:table-cell ns41:value-type="float" table:style-name="ce6" office:value="1" office:value-type="float">
            <text:p>1</text:p>
          </table:table-cell>
          <table:table-cell/>
          <table:table-cell table:style-name="ce6"/>
          <table:table-cell ns41:value-type="float" table:style-name="ce6" office:value="1" office:value-type="float">
            <text:p>1</text:p>
          </table:table-cell>
          <table:table-cell table:style-name="ce6"/>
          <table:table-cell table:number-columns-repeated="2"/>
          <table:table-cell ns41:value-type="float" table:style-name="ce6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25]+[.AT25]+[.AP25]+[.AL25]+[.AH25]+[.AD25]+[.Z25]+[.V25]+[.R25]+[.N25]" ns41:value-type="float" table:style-name="ce45" office:value-type="float" office:value="39">
            <text:p>39</text:p>
          </table:table-cell>
          <table:table-cell table:formula="of:=[.AY25]+[.AU25]+[.AQ25]+[.AM25]+[.AI25]+[.AE25]+[.AA25]+[.W25]+[.S25]+[.O25]+[.L25]+[.J25]+[.H25]+[.F25]" ns41:value-type="float" table:style-name="ce45" office:value-type="float" office:value="37">
            <text:p>37</text:p>
          </table:table-cell>
          <table:table-cell table:formula="of:=[.AZ25]+[.AV25]+[.AR25]+[.AN25]+[.AJ25]+[.AF25]+[.AB25]+[.X25]+[.T25]+[.P25]" ns41:value-type="float" table:style-name="ce45" office:value-type="float" office:value="0">
            <text:p/>
          </table:table-cell>
          <table:table-cell table:formula="of:=[.BA25]+[.AW25]+[.AS25]+[.AO25]+[.AK25]+[.AG25]+[.AC25]+[.Y25]+[.U25]+[.Q25]+[.M25]+[.K25]+[.I25]+[.G25]" ns41:value-type="float" table:style-name="ce45" office:value-type="float" office:value="0">
            <text:p/>
          </table:table-cell>
          <table:table-cell table:formula="of:=[.BB25]+[.BD25]" ns41:value-type="float" table:style-name="ce45" office:value-type="float" office:value="39">
            <text:p>39</text:p>
          </table:table-cell>
          <table:table-cell table:formula="of:=[.BC25]+[.BE25]" ns41:value-type="float" table:style-name="ce45" office:value-type="float" office:value="37">
            <text:p>37</text:p>
          </table:table-cell>
          <table:table-cell table:formula="of:=[.C2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5"/>
          <table:table-cell table:style-name="ce14" table:number-columns-repeated="2"/>
          <table:table-cell ns41:value-type="string" table:style-name="ce26" office:value-type="string">
            <text:p>Totaal voor groep I</text:p>
          </table:table-cell>
          <table:table-cell table:style-name="ce14"/>
          <table:table-cell table:formula="of:=[.F22]+[.F23]+[.F24]+[.F25]" ns41:value-type="float" table:style-name="ce14" office:value-type="float" office:value="0">
            <text:p/>
          </table:table-cell>
          <table:table-cell table:formula="of:=[.G22]+[.G23]+[.G24]+[.G25]" ns41:value-type="float" table:style-name="ce14" office:value-type="float" office:value="0">
            <text:p/>
          </table:table-cell>
          <table:table-cell table:formula="of:=[.H22]+[.H23]+[.H24]+[.H25]" ns41:value-type="float" table:style-name="ce14" office:value-type="float" office:value="1">
            <text:p>1</text:p>
          </table:table-cell>
          <table:table-cell table:formula="of:=[.I22]+[.I23]+[.I24]+[.I25]" ns41:value-type="float" table:style-name="ce14" office:value-type="float" office:value="0">
            <text:p/>
          </table:table-cell>
          <table:table-cell table:formula="of:=[.J22]+[.J23]+[.J24]+[.J25]" ns41:value-type="float" table:style-name="ce14" office:value-type="float" office:value="0">
            <text:p/>
          </table:table-cell>
          <table:table-cell table:formula="of:=[.K22]+[.K23]+[.K24]+[.K25]" ns41:value-type="float" table:style-name="ce14" office:value-type="float" office:value="0">
            <text:p/>
          </table:table-cell>
          <table:table-cell table:formula="of:=[.L22]+[.L23]+[.L24]+[.L25]" ns41:value-type="float" table:style-name="ce14" office:value-type="float" office:value="1">
            <text:p>1</text:p>
          </table:table-cell>
          <table:table-cell table:formula="of:=[.M22]+[.M23]+[.M24]+[.M25]" ns41:value-type="float" table:style-name="ce14" office:value-type="float" office:value="0">
            <text:p/>
          </table:table-cell>
          <table:table-cell table:formula="of:=[.N22]+[.N23]+[.N24]+[.N25]" ns41:value-type="float" table:style-name="ce14" office:value-type="float" office:value="0">
            <text:p/>
          </table:table-cell>
          <table:table-cell table:formula="of:=[.O22]+[.O23]+[.O24]+[.O25]" ns41:value-type="float" table:style-name="ce14" office:value-type="float" office:value="8">
            <text:p>8</text:p>
          </table:table-cell>
          <table:table-cell table:formula="of:=[.P22]+[.P23]+[.P24]+[.P25]" ns41:value-type="float" table:style-name="ce14" office:value-type="float" office:value="0">
            <text:p/>
          </table:table-cell>
          <table:table-cell table:formula="of:=[.Q22]+[.Q23]+[.Q24]+[.Q25]" ns41:value-type="float" table:style-name="ce14" office:value-type="float" office:value="0">
            <text:p/>
          </table:table-cell>
          <table:table-cell table:formula="of:=[.R22]+[.R23]+[.R24]+[.R25]" ns41:value-type="float" table:style-name="ce14" office:value-type="float" office:value="0">
            <text:p/>
          </table:table-cell>
          <table:table-cell table:formula="of:=[.S22]+[.S23]+[.S24]+[.S25]" ns41:value-type="float" table:style-name="ce14" office:value-type="float" office:value="14">
            <text:p>14</text:p>
          </table:table-cell>
          <table:table-cell table:formula="of:=[.T22]+[.T23]+[.T24]+[.T25]" ns41:value-type="float" table:style-name="ce14" office:value-type="float" office:value="0">
            <text:p/>
          </table:table-cell>
          <table:table-cell table:formula="of:=[.U22]+[.U23]+[.U24]+[.U25]" ns41:value-type="float" table:style-name="ce14" office:value-type="float" office:value="0">
            <text:p/>
          </table:table-cell>
          <table:table-cell table:formula="of:=[.V22]+[.V23]+[.V24]+[.V25]" ns41:value-type="float" table:style-name="ce14" office:value-type="float" office:value="4">
            <text:p>4</text:p>
          </table:table-cell>
          <table:table-cell table:formula="of:=[.W22]+[.W23]+[.W24]+[.W25]" ns41:value-type="float" table:style-name="ce14" office:value-type="float" office:value="5">
            <text:p>5</text:p>
          </table:table-cell>
          <table:table-cell table:formula="of:=[.X22]+[.X23]+[.X24]+[.X25]" ns41:value-type="float" table:style-name="ce14" office:value-type="float" office:value="0">
            <text:p/>
          </table:table-cell>
          <table:table-cell table:formula="of:=[.Y22]+[.Y23]+[.Y24]+[.Y25]" ns41:value-type="float" table:style-name="ce14" office:value-type="float" office:value="0">
            <text:p/>
          </table:table-cell>
          <table:table-cell table:formula="of:=[.Z22]+[.Z23]+[.Z24]+[.Z25]" ns41:value-type="float" table:style-name="ce14" office:value-type="float" office:value="21">
            <text:p>21</text:p>
          </table:table-cell>
          <table:table-cell table:formula="of:=[.AA22]+[.AA23]+[.AA24]+[.AA25]" ns41:value-type="float" table:style-name="ce14" office:value-type="float" office:value="10">
            <text:p>10</text:p>
          </table:table-cell>
          <table:table-cell table:formula="of:=[.AB22]+[.AB23]+[.AB24]+[.AB25]" ns41:value-type="float" table:style-name="ce14" office:value-type="float" office:value="1">
            <text:p>1</text:p>
          </table:table-cell>
          <table:table-cell table:formula="of:=[.AC22]+[.AC23]+[.AC24]+[.AC25]" ns41:value-type="float" table:style-name="ce14" office:value-type="float" office:value="0">
            <text:p/>
          </table:table-cell>
          <table:table-cell table:formula="of:=[.AD22]+[.AD23]+[.AD24]+[.AD25]" ns41:value-type="float" table:style-name="ce14" office:value-type="float" office:value="25">
            <text:p>25</text:p>
          </table:table-cell>
          <table:table-cell table:formula="of:=[.AE22]+[.AE23]+[.AE24]+[.AE25]" ns41:value-type="float" table:style-name="ce14" office:value-type="float" office:value="2">
            <text:p>2</text:p>
          </table:table-cell>
          <table:table-cell table:formula="of:=[.AF22]+[.AF23]+[.AF24]+[.AF25]" ns41:value-type="float" table:style-name="ce14" office:value-type="float" office:value="2">
            <text:p>2</text:p>
          </table:table-cell>
          <table:table-cell table:formula="of:=[.AG22]+[.AG23]+[.AG24]+[.AG25]" ns41:value-type="float" table:style-name="ce14" office:value-type="float" office:value="0">
            <text:p/>
          </table:table-cell>
          <table:table-cell table:formula="of:=[.AH22]+[.AH23]+[.AH24]+[.AH25]" ns41:value-type="float" table:style-name="ce14" office:value-type="float" office:value="6">
            <text:p>6</text:p>
          </table:table-cell>
          <table:table-cell table:formula="of:=[.AI22]+[.AI23]+[.AI24]+[.AI25]" ns41:value-type="float" table:style-name="ce14" office:value-type="float" office:value="0">
            <text:p/>
          </table:table-cell>
          <table:table-cell table:formula="of:=[.AJ22]+[.AJ23]+[.AJ24]+[.AJ25]" ns41:value-type="float" table:style-name="ce14" office:value-type="float" office:value="0">
            <text:p/>
          </table:table-cell>
          <table:table-cell table:formula="of:=[.AK22]+[.AK23]+[.AK24]+[.AK25]" ns41:value-type="float" table:style-name="ce14" office:value-type="float" office:value="0">
            <text:p/>
          </table:table-cell>
          <table:table-cell table:formula="of:=[.AL22]+[.AL23]+[.AL24]+[.AL25]" ns41:value-type="float" table:style-name="ce14" office:value-type="float" office:value="2">
            <text:p>2</text:p>
          </table:table-cell>
          <table:table-cell table:formula="of:=[.AM22]+[.AM23]+[.AM24]+[.AM25]" ns41:value-type="float" table:style-name="ce14" office:value-type="float" office:value="0">
            <text:p/>
          </table:table-cell>
          <table:table-cell table:formula="of:=[.AN22]+[.AN23]+[.AN24]+[.AN25]" ns41:value-type="float" table:style-name="ce14" office:value-type="float" office:value="0">
            <text:p/>
          </table:table-cell>
          <table:table-cell table:formula="of:=[.AO22]+[.AO23]+[.AO24]+[.AO25]" ns41:value-type="float" table:style-name="ce14" office:value-type="float" office:value="0">
            <text:p/>
          </table:table-cell>
          <table:table-cell table:formula="of:=[.AP22]+[.AP23]+[.AP24]+[.AP25]" ns41:value-type="float" table:style-name="ce14" office:value-type="float" office:value="3">
            <text:p>3</text:p>
          </table:table-cell>
          <table:table-cell table:formula="of:=[.AQ22]+[.AQ23]+[.AQ24]+[.AQ25]" ns41:value-type="float" table:style-name="ce14" office:value-type="float" office:value="0">
            <text:p/>
          </table:table-cell>
          <table:table-cell table:formula="of:=[.AR22]+[.AR23]+[.AR24]+[.AR25]" ns41:value-type="float" table:style-name="ce14" office:value-type="float" office:value="0">
            <text:p/>
          </table:table-cell>
          <table:table-cell table:formula="of:=[.AS22]+[.AS23]+[.AS24]+[.AS25]" ns41:value-type="float" table:style-name="ce14" office:value-type="float" office:value="0">
            <text:p/>
          </table:table-cell>
          <table:table-cell table:formula="of:=[.AT22]+[.AT23]+[.AT24]+[.AT25]" ns41:value-type="float" table:style-name="ce14" office:value-type="float" office:value="3">
            <text:p>3</text:p>
          </table:table-cell>
          <table:table-cell table:formula="of:=[.AU22]+[.AU23]+[.AU24]+[.AU25]" ns41:value-type="float" table:style-name="ce14" office:value-type="float" office:value="0">
            <text:p/>
          </table:table-cell>
          <table:table-cell table:formula="of:=[.AV22]+[.AV23]+[.AV24]+[.AV25]" ns41:value-type="float" table:style-name="ce14" office:value-type="float" office:value="0">
            <text:p/>
          </table:table-cell>
          <table:table-cell table:formula="of:=[.AW22]+[.AW23]+[.AW24]+[.AW25]" ns41:value-type="float" table:style-name="ce14" office:value-type="float" office:value="0">
            <text:p/>
          </table:table-cell>
          <table:table-cell table:formula="of:=[.AX22]+[.AX23]+[.AX24]+[.AX25]" ns41:value-type="float" table:style-name="ce14" office:value-type="float" office:value="0">
            <text:p/>
          </table:table-cell>
          <table:table-cell table:formula="of:=[.AY22]+[.AY23]+[.AY24]+[.AY25]" ns41:value-type="float" table:style-name="ce14" office:value-type="float" office:value="0">
            <text:p/>
          </table:table-cell>
          <table:table-cell table:formula="of:=[.AZ22]+[.AZ23]+[.AZ24]+[.AZ25]" ns41:value-type="float" table:style-name="ce14" office:value-type="float" office:value="0">
            <text:p/>
          </table:table-cell>
          <table:table-cell table:formula="of:=[.BA22]+[.BA23]+[.BA24]+[.BA25]" ns41:value-type="float" table:style-name="ce14" office:value-type="float" office:value="0">
            <text:p/>
          </table:table-cell>
          <table:table-cell table:formula="of:=SUM([.BB22:.BB25])" ns41:value-type="float" table:style-name="ce14" office:value-type="float" office:value="64">
            <text:p>64</text:p>
          </table:table-cell>
          <table:table-cell table:formula="of:=SUM([.BC22:.BC25])" ns41:value-type="float" table:style-name="ce14" office:value-type="float" office:value="41">
            <text:p>41</text:p>
          </table:table-cell>
          <table:table-cell table:formula="of:=SUM([.BD22:.BD25])" ns41:value-type="float" table:style-name="ce14" office:value-type="float" office:value="3">
            <text:p>3</text:p>
          </table:table-cell>
          <table:table-cell table:formula="of:=SUM([.BE22:.BE25])" ns41:value-type="float" table:style-name="ce14" office:value-type="float" office:value="0">
            <text:p/>
          </table:table-cell>
          <table:table-cell table:formula="of:=SUM([.BF22:.BF25])" ns41:value-type="float" table:style-name="ce14" office:value-type="float" office:value="67">
            <text:p>67</text:p>
          </table:table-cell>
          <table:table-cell table:formula="of:=SUM([.BG22:.BG25])" ns41:value-type="float" table:style-name="ce14" office:value-type="float" office:value="41">
            <text:p>41</text:p>
          </table:table-cell>
          <table:table-cell table:formula="of:=[.C26]" ns41:value-type="float" table:style-name="ce46" office:value-type="float" office:value="0">
            <text:p/>
          </table:table-cell>
          <table:table-cell table:style-name="ce5"/>
          <table:table-cell table:style-name="ce14" table:number-columns-repeated="963"/>
        </table:table-row>
        <table:table-row table:style-name="ro1">
          <table:table-cell table:number-columns-repeated="3"/>
          <table:table-cell table:style-name="ce24"/>
          <table:table-cell table:style-name="ce17"/>
          <table:table-cell/>
          <table:table-cell table:style-name="ce17" table:number-columns-repeated="23"/>
          <table:table-cell table:style-name="ce37"/>
          <table:table-cell table:style-name="ce17" table:number-columns-repeated="23"/>
          <table:table-cell table:formula="of:=[.AX27]+[.AT27]+[.AP27]+[.AL27]+[.AH27]+[.AD27]+[.Z27]+[.V27]+[.R27]+[.N27]" ns41:value-type="float" table:style-name="ce45" office:value-type="float" office:value="0">
            <text:p/>
          </table:table-cell>
          <table:table-cell table:formula="of:=[.AY27]+[.AU27]+[.AQ27]+[.AM27]+[.AI27]+[.AE27]+[.AA27]+[.W27]+[.S27]+[.O27]+[.L27]+[.J27]+[.H27]+[.F27]" ns41:value-type="float" table:style-name="ce45" office:value-type="float" office:value="0">
            <text:p/>
          </table:table-cell>
          <table:table-cell table:formula="of:=[.AZ27]+[.AV27]+[.AR27]+[.AN27]+[.AJ27]+[.AF27]+[.AB27]+[.X27]+[.T27]+[.P27]" ns41:value-type="float" table:style-name="ce45" office:value-type="float" office:value="0">
            <text:p/>
          </table:table-cell>
          <table:table-cell table:formula="of:=[.BA27]+[.AW27]+[.AS27]+[.AO27]+[.AK27]+[.AG27]+[.AC27]+[.Y27]+[.U27]+[.Q27]+[.M27]+[.K27]+[.I27]+[.G27]" ns41:value-type="float" table:style-name="ce45" office:value-type="float" office:value="0">
            <text:p/>
          </table:table-cell>
          <table:table-cell table:formula="of:=[.BB27]+[.BD27]" ns41:value-type="float" table:style-name="ce45" office:value-type="float" office:value="0">
            <text:p/>
          </table:table-cell>
          <table:table-cell table:formula="of:=[.BC27]+[.BE27]" ns41:value-type="float" table:style-name="ce45" office:value-type="float" office:value="0">
            <text:p/>
          </table:table-cell>
          <table:table-cell table:formula="of:=[.C27]" ns41:value-type="float" table:style-name="ce45" office:value-type="float" office:value="0">
            <text:p/>
          </table:table-cell>
          <table:table-cell table:style-name="ce54"/>
          <table:table-cell table:style-name="ce15" table:number-columns-repeated="963"/>
        </table:table-row>
        <table:table-row table:style-name="ro8">
          <table:table-cell ns41:value-type="string" office:value-type="string">
            <text:p>II</text:p>
          </table:table-cell>
          <table:table-cell table:number-columns-repeated="2"/>
          <table:table-cell ns41:value-type="string" table:style-name="ce24" office:value-type="string">
            <text:p>Boek- en steendrukkerij, hout-, koper-, staalgravure, photographie, enz.</text:p>
          </table:table-cell>
          <table:table-cell table:number-columns-repeated="26"/>
          <table:table-cell table:style-name="ce6" table:number-columns-repeated="5"/>
          <table:table-cell table:number-columns-repeated="2"/>
          <table:table-cell table:style-name="ce6"/>
          <table:table-cell table:number-columns-repeated="15"/>
          <table:table-cell table:formula="of:=[.AX28]+[.AT28]+[.AP28]+[.AL28]+[.AH28]+[.AD28]+[.Z28]+[.V28]+[.R28]+[.N28]" ns41:value-type="float" table:style-name="ce45" office:value-type="float" office:value="0">
            <text:p/>
          </table:table-cell>
          <table:table-cell table:formula="of:=[.AY28]+[.AU28]+[.AQ28]+[.AM28]+[.AI28]+[.AE28]+[.AA28]+[.W28]+[.S28]+[.O28]+[.L28]+[.J28]+[.H28]+[.F28]" ns41:value-type="float" table:style-name="ce45" office:value-type="float" office:value="0">
            <text:p/>
          </table:table-cell>
          <table:table-cell table:formula="of:=[.AZ28]+[.AV28]+[.AR28]+[.AN28]+[.AJ28]+[.AF28]+[.AB28]+[.X28]+[.T28]+[.P28]" ns41:value-type="float" table:style-name="ce45" office:value-type="float" office:value="0">
            <text:p/>
          </table:table-cell>
          <table:table-cell table:formula="of:=[.BA28]+[.AW28]+[.AS28]+[.AO28]+[.AK28]+[.AG28]+[.AC28]+[.Y28]+[.U28]+[.Q28]+[.M28]+[.K28]+[.I28]+[.G28]" ns41:value-type="float" table:style-name="ce45" office:value-type="float" office:value="0">
            <text:p/>
          </table:table-cell>
          <table:table-cell table:formula="of:=[.BB28]+[.BD28]" ns41:value-type="float" table:style-name="ce45" office:value-type="float" office:value="0">
            <text:p/>
          </table:table-cell>
          <table:table-cell table:formula="of:=[.BC28]+[.BE28]" ns41:value-type="float" table:style-name="ce45" office:value-type="float" office:value="0">
            <text:p/>
          </table:table-cell>
          <table:table-cell table:formula="of:=[.C2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Boekdrukkerij, lettervervaardiging, enz. (incl. Landsdrukkerij).</text:p>
          </table:table-cell>
          <table:table-cell table:number-columns-repeated="26"/>
          <table:table-cell table:style-name="ce6" table:number-columns-repeated="5"/>
          <table:table-cell table:number-columns-repeated="2"/>
          <table:table-cell table:style-name="ce6"/>
          <table:table-cell table:number-columns-repeated="15"/>
          <table:table-cell table:formula="of:=[.AX29]+[.AT29]+[.AP29]+[.AL29]+[.AH29]+[.AD29]+[.Z29]+[.V29]+[.R29]+[.N29]" ns41:value-type="float" table:style-name="ce45" office:value-type="float" office:value="0">
            <text:p/>
          </table:table-cell>
          <table:table-cell table:formula="of:=[.AY29]+[.AU29]+[.AQ29]+[.AM29]+[.AI29]+[.AE29]+[.AA29]+[.W29]+[.S29]+[.O29]+[.L29]+[.J29]+[.H29]+[.F29]" ns41:value-type="float" table:style-name="ce45" office:value-type="float" office:value="0">
            <text:p/>
          </table:table-cell>
          <table:table-cell table:formula="of:=[.AZ29]+[.AV29]+[.AR29]+[.AN29]+[.AJ29]+[.AF29]+[.AB29]+[.X29]+[.T29]+[.P29]" ns41:value-type="float" table:style-name="ce45" office:value-type="float" office:value="0">
            <text:p/>
          </table:table-cell>
          <table:table-cell table:formula="of:=[.BA29]+[.AW29]+[.AS29]+[.AO29]+[.AK29]+[.AG29]+[.AC29]+[.Y29]+[.U29]+[.Q29]+[.M29]+[.K29]+[.I29]+[.G29]" ns41:value-type="float" table:style-name="ce45" office:value-type="float" office:value="0">
            <text:p/>
          </table:table-cell>
          <table:table-cell table:formula="of:=[.BB29]+[.BD29]" ns41:value-type="float" table:style-name="ce45" office:value-type="float" office:value="0">
            <text:p/>
          </table:table-cell>
          <table:table-cell table:formula="of:=[.BC29]+[.BE29]" ns41:value-type="float" table:style-name="ce45" office:value-type="float" office:value="0">
            <text:p/>
          </table:table-cell>
          <table:table-cell table:formula="of:=[.C2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Boekbind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2"/>
          <table:table-cell table:formula="of:=[.AX30]+[.AT30]+[.AP30]+[.AL30]+[.AH30]+[.AD30]+[.Z30]+[.V30]+[.R30]+[.N30]" ns41:value-type="float" table:style-name="ce45" office:value-type="float" office:value="1">
            <text:p>1</text:p>
          </table:table-cell>
          <table:table-cell table:formula="of:=[.AY30]+[.AU30]+[.AQ30]+[.AM30]+[.AI30]+[.AE30]+[.AA30]+[.W30]+[.S30]+[.O30]+[.L30]+[.J30]+[.H30]+[.F30]" ns41:value-type="float" table:style-name="ce45" office:value-type="float" office:value="2">
            <text:p>2</text:p>
          </table:table-cell>
          <table:table-cell table:formula="of:=[.AZ30]+[.AV30]+[.AR30]+[.AN30]+[.AJ30]+[.AF30]+[.AB30]+[.X30]+[.T30]+[.P30]" ns41:value-type="float" table:style-name="ce45" office:value-type="float" office:value="0">
            <text:p/>
          </table:table-cell>
          <table:table-cell table:formula="of:=[.BA30]+[.AW30]+[.AS30]+[.AO30]+[.AK30]+[.AG30]+[.AC30]+[.Y30]+[.U30]+[.Q30]+[.M30]+[.K30]+[.I30]+[.G30]" ns41:value-type="float" table:style-name="ce45" office:value-type="float" office:value="0">
            <text:p/>
          </table:table-cell>
          <table:table-cell table:formula="of:=[.BB30]+[.BD30]" ns41:value-type="float" table:style-name="ce45" office:value-type="float" office:value="1">
            <text:p>1</text:p>
          </table:table-cell>
          <table:table-cell table:formula="of:=[.BC30]+[.BE30]" ns41:value-type="float" table:style-name="ce45" office:value-type="float" office:value="2">
            <text:p>2</text:p>
          </table:table-cell>
          <table:table-cell table:formula="of:=[.C30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5"/>
          <table:table-cell table:style-name="ce6" table:number-columns-repeated="6"/>
          <table:table-cell table:number-columns-repeated="17"/>
          <table:table-cell table:formula="of:=[.AX31]+[.AT31]+[.AP31]+[.AL31]+[.AH31]+[.AD31]+[.Z31]+[.V31]+[.R31]+[.N31]" ns41:value-type="float" table:style-name="ce45" office:value-type="float" office:value="0">
            <text:p/>
          </table:table-cell>
          <table:table-cell table:formula="of:=[.AY31]+[.AU31]+[.AQ31]+[.AM31]+[.AI31]+[.AE31]+[.AA31]+[.W31]+[.S31]+[.O31]+[.L31]+[.J31]+[.H31]+[.F31]" ns41:value-type="float" table:style-name="ce45" office:value-type="float" office:value="1">
            <text:p>1</text:p>
          </table:table-cell>
          <table:table-cell table:formula="of:=[.AZ31]+[.AV31]+[.AR31]+[.AN31]+[.AJ31]+[.AF31]+[.AB31]+[.X31]+[.T31]+[.P31]" ns41:value-type="float" table:style-name="ce45" office:value-type="float" office:value="0">
            <text:p/>
          </table:table-cell>
          <table:table-cell table:formula="of:=[.BA31]+[.AW31]+[.AS31]+[.AO31]+[.AK31]+[.AG31]+[.AC31]+[.Y31]+[.U31]+[.Q31]+[.M31]+[.K31]+[.I31]+[.G31]" ns41:value-type="float" table:style-name="ce45" office:value-type="float" office:value="0">
            <text:p/>
          </table:table-cell>
          <table:table-cell table:formula="of:=[.BB31]+[.BD31]" ns41:value-type="float" table:style-name="ce45" office:value-type="float" office:value="0">
            <text:p/>
          </table:table-cell>
          <table:table-cell table:formula="of:=[.BC31]+[.BE31]" ns41:value-type="float" table:style-name="ce45" office:value-type="float" office:value="1">
            <text:p>1</text:p>
          </table:table-cell>
          <table:table-cell table:formula="of:=[.C31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Boekdrukk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style-name="ce6" table:number-columns-repeated="5"/>
          <table:table-cell table:number-columns-repeated="18"/>
          <table:table-cell table:formula="of:=[.AX32]+[.AT32]+[.AP32]+[.AL32]+[.AH32]+[.AD32]+[.Z32]+[.V32]+[.R32]+[.N32]" ns41:value-type="float" table:style-name="ce45" office:value-type="float" office:value="1">
            <text:p>1</text:p>
          </table:table-cell>
          <table:table-cell table:formula="of:=[.AY32]+[.AU32]+[.AQ32]+[.AM32]+[.AI32]+[.AE32]+[.AA32]+[.W32]+[.S32]+[.O32]+[.L32]+[.J32]+[.H32]+[.F32]" ns41:value-type="float" table:style-name="ce45" office:value-type="float" office:value="0">
            <text:p/>
          </table:table-cell>
          <table:table-cell table:formula="of:=[.AZ32]+[.AV32]+[.AR32]+[.AN32]+[.AJ32]+[.AF32]+[.AB32]+[.X32]+[.T32]+[.P32]" ns41:value-type="float" table:style-name="ce45" office:value-type="float" office:value="0">
            <text:p/>
          </table:table-cell>
          <table:table-cell table:formula="of:=[.BA32]+[.AW32]+[.AS32]+[.AO32]+[.AK32]+[.AG32]+[.AC32]+[.Y32]+[.U32]+[.Q32]+[.M32]+[.K32]+[.I32]+[.G32]" ns41:value-type="float" table:style-name="ce45" office:value-type="float" office:value="0">
            <text:p/>
          </table:table-cell>
          <table:table-cell table:formula="of:=[.BB32]+[.BD32]" ns41:value-type="float" table:style-name="ce45" office:value-type="float" office:value="1">
            <text:p>1</text:p>
          </table:table-cell>
          <table:table-cell table:formula="of:=[.BC32]+[.BE32]" ns41:value-type="float" table:style-name="ce45" office:value-type="float" office:value="0">
            <text:p/>
          </table:table-cell>
          <table:table-cell table:formula="of:=[.C32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9"/>
          <table:table-cell table:formula="of:=[.AX33]+[.AT33]+[.AP33]+[.AL33]+[.AH33]+[.AD33]+[.Z33]+[.V33]+[.R33]+[.N33]" ns41:value-type="float" table:style-name="ce45" office:value-type="float" office:value="1">
            <text:p>1</text:p>
          </table:table-cell>
          <table:table-cell table:formula="of:=[.AY33]+[.AU33]+[.AQ33]+[.AM33]+[.AI33]+[.AE33]+[.AA33]+[.W33]+[.S33]+[.O33]+[.L33]+[.J33]+[.H33]+[.F33]" ns41:value-type="float" table:style-name="ce45" office:value-type="float" office:value="1">
            <text:p>1</text:p>
          </table:table-cell>
          <table:table-cell table:formula="of:=[.AZ33]+[.AV33]+[.AR33]+[.AN33]+[.AJ33]+[.AF33]+[.AB33]+[.X33]+[.T33]+[.P33]" ns41:value-type="float" table:style-name="ce45" office:value-type="float" office:value="0">
            <text:p/>
          </table:table-cell>
          <table:table-cell table:formula="of:=[.BA33]+[.AW33]+[.AS33]+[.AO33]+[.AK33]+[.AG33]+[.AC33]+[.Y33]+[.U33]+[.Q33]+[.M33]+[.K33]+[.I33]+[.G33]" ns41:value-type="float" table:style-name="ce45" office:value-type="float" office:value="0">
            <text:p/>
          </table:table-cell>
          <table:table-cell table:formula="of:=[.BB33]+[.BD33]" ns41:value-type="float" table:style-name="ce45" office:value-type="float" office:value="1">
            <text:p>1</text:p>
          </table:table-cell>
          <table:table-cell table:formula="of:=[.BC33]+[.BE33]" ns41:value-type="float" table:style-name="ce45" office:value-type="float" office:value="1">
            <text:p>1</text:p>
          </table:table-cell>
          <table:table-cell table:formula="of:=[.C33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Letterzetters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9"/>
          <table:table-cell table:formula="of:=[.AX34]+[.AT34]+[.AP34]+[.AL34]+[.AH34]+[.AD34]+[.Z34]+[.V34]+[.R34]+[.N34]" ns41:value-type="float" table:style-name="ce45" office:value-type="float" office:value="1">
            <text:p>1</text:p>
          </table:table-cell>
          <table:table-cell table:formula="of:=[.AY34]+[.AU34]+[.AQ34]+[.AM34]+[.AI34]+[.AE34]+[.AA34]+[.W34]+[.S34]+[.O34]+[.L34]+[.J34]+[.H34]+[.F34]" ns41:value-type="float" table:style-name="ce45" office:value-type="float" office:value="0">
            <text:p/>
          </table:table-cell>
          <table:table-cell table:formula="of:=[.AZ34]+[.AV34]+[.AR34]+[.AN34]+[.AJ34]+[.AF34]+[.AB34]+[.X34]+[.T34]+[.P34]" ns41:value-type="float" table:style-name="ce45" office:value-type="float" office:value="0">
            <text:p/>
          </table:table-cell>
          <table:table-cell table:formula="of:=[.BA34]+[.AW34]+[.AS34]+[.AO34]+[.AK34]+[.AG34]+[.AC34]+[.Y34]+[.U34]+[.Q34]+[.M34]+[.K34]+[.I34]+[.G34]" ns41:value-type="float" table:style-name="ce45" office:value-type="float" office:value="0">
            <text:p/>
          </table:table-cell>
          <table:table-cell table:formula="of:=[.BB34]+[.BD34]" ns41:value-type="float" table:style-name="ce45" office:value-type="float" office:value="1">
            <text:p>1</text:p>
          </table:table-cell>
          <table:table-cell table:formula="of:=[.BC34]+[.BE34]" ns41:value-type="float" table:style-name="ce45" office:value-type="float" office:value="0">
            <text:p/>
          </table:table-cell>
          <table:table-cell table:formula="of:=[.C34]" ns41:value-type="float" table:style-name="ce45" office:value-type="float" office:value="16">
            <text:p>16</text:p>
          </table:table-cell>
          <table:table-cell table:style-name="ce55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table:style-name="ce6" table:number-columns-repeated="5"/>
          <table:table-cell table:number-columns-repeated="18"/>
          <table:table-cell table:formula="of:=[.AX35]+[.AT35]+[.AP35]+[.AL35]+[.AH35]+[.AD35]+[.Z35]+[.V35]+[.R35]+[.N35]" ns41:value-type="float" table:style-name="ce45" office:value-type="float" office:value="1">
            <text:p>1</text:p>
          </table:table-cell>
          <table:table-cell table:formula="of:=[.AY35]+[.AU35]+[.AQ35]+[.AM35]+[.AI35]+[.AE35]+[.AA35]+[.W35]+[.S35]+[.O35]+[.L35]+[.J35]+[.H35]+[.F35]" ns41:value-type="float" table:style-name="ce45" office:value-type="float" office:value="15">
            <text:p>15</text:p>
          </table:table-cell>
          <table:table-cell table:formula="of:=[.AZ35]+[.AV35]+[.AR35]+[.AN35]+[.AJ35]+[.AF35]+[.AB35]+[.X35]+[.T35]+[.P35]" ns41:value-type="float" table:style-name="ce45" office:value-type="float" office:value="0">
            <text:p/>
          </table:table-cell>
          <table:table-cell table:formula="of:=[.BA35]+[.AW35]+[.AS35]+[.AO35]+[.AK35]+[.AG35]+[.AC35]+[.Y35]+[.U35]+[.Q35]+[.M35]+[.K35]+[.I35]+[.G35]" ns41:value-type="float" table:style-name="ce45" office:value-type="float" office:value="0">
            <text:p/>
          </table:table-cell>
          <table:table-cell table:formula="of:=[.BB35]+[.BD35]" ns41:value-type="float" table:style-name="ce45" office:value-type="float" office:value="1">
            <text:p>1</text:p>
          </table:table-cell>
          <table:table-cell table:formula="of:=[.BC35]+[.BE35]" ns41:value-type="float" table:style-name="ce45" office:value-type="float" office:value="15">
            <text:p>15</text:p>
          </table:table-cell>
          <table:table-cell table:formula="of:=[.C35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26"/>
          <table:table-cell table:style-name="ce6" table:number-columns-repeated="2"/>
          <table:table-cell/>
          <table:table-cell table:style-name="ce6"/>
          <table:table-cell table:number-columns-repeated="19"/>
          <table:table-cell table:formula="of:=[.AX36]+[.AT36]+[.AP36]+[.AL36]+[.AH36]+[.AD36]+[.Z36]+[.V36]+[.R36]+[.N36]" ns41:value-type="float" table:style-name="ce45" office:value-type="float" office:value="0">
            <text:p/>
          </table:table-cell>
          <table:table-cell table:formula="of:=[.AY36]+[.AU36]+[.AQ36]+[.AM36]+[.AI36]+[.AE36]+[.AA36]+[.W36]+[.S36]+[.O36]+[.L36]+[.J36]+[.H36]+[.F36]" ns41:value-type="float" table:style-name="ce45" office:value-type="float" office:value="0">
            <text:p/>
          </table:table-cell>
          <table:table-cell table:formula="of:=[.AZ36]+[.AV36]+[.AR36]+[.AN36]+[.AJ36]+[.AF36]+[.AB36]+[.X36]+[.T36]+[.P36]" ns41:value-type="float" table:style-name="ce45" office:value-type="float" office:value="0">
            <text:p/>
          </table:table-cell>
          <table:table-cell table:formula="of:=[.BA36]+[.AW36]+[.AS36]+[.AO36]+[.AK36]+[.AG36]+[.AC36]+[.Y36]+[.U36]+[.Q36]+[.M36]+[.K36]+[.I36]+[.G36]" ns41:value-type="float" table:style-name="ce45" office:value-type="float" office:value="0">
            <text:p/>
          </table:table-cell>
          <table:table-cell table:formula="of:=[.BB36]+[.BD36]" ns41:value-type="float" table:style-name="ce45" office:value-type="float" office:value="0">
            <text:p/>
          </table:table-cell>
          <table:table-cell table:formula="of:=[.BC36]+[.BE36]" ns41:value-type="float" table:style-name="ce45" office:value-type="float" office:value="0">
            <text:p/>
          </table:table-cell>
          <table:table-cell table:formula="of:=[.C3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I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2"/>
          <table:table-cell table:formula="of:=[.AX37]+[.AT37]+[.AP37]+[.AL37]+[.AH37]+[.AD37]+[.Z37]+[.V37]+[.R37]+[.N37]" ns41:value-type="float" table:style-name="ce45" office:value-type="float" office:value="2">
            <text:p>2</text:p>
          </table:table-cell>
          <table:table-cell table:formula="of:=[.AY37]+[.AU37]+[.AQ37]+[.AM37]+[.AI37]+[.AE37]+[.AA37]+[.W37]+[.S37]+[.O37]+[.L37]+[.J37]+[.H37]+[.F37]" ns41:value-type="float" table:style-name="ce45" office:value-type="float" office:value="2">
            <text:p>2</text:p>
          </table:table-cell>
          <table:table-cell table:formula="of:=[.AZ37]+[.AV37]+[.AR37]+[.AN37]+[.AJ37]+[.AF37]+[.AB37]+[.X37]+[.T37]+[.P37]" ns41:value-type="float" table:style-name="ce45" office:value-type="float" office:value="0">
            <text:p/>
          </table:table-cell>
          <table:table-cell table:formula="of:=[.BA37]+[.AW37]+[.AS37]+[.AO37]+[.AK37]+[.AG37]+[.AC37]+[.Y37]+[.U37]+[.Q37]+[.M37]+[.K37]+[.I37]+[.G37]" ns41:value-type="float" table:style-name="ce45" office:value-type="float" office:value="0">
            <text:p/>
          </table:table-cell>
          <table:table-cell table:formula="of:=[.BB37]+[.BD37]" ns41:value-type="float" table:style-name="ce45" office:value-type="float" office:value="2">
            <text:p>2</text:p>
          </table:table-cell>
          <table:table-cell table:formula="of:=[.BC37]+[.BE37]" ns41:value-type="float" table:style-name="ce45" office:value-type="float" office:value="2">
            <text:p>2</text:p>
          </table:table-cell>
          <table:table-cell table:formula="of:=[.C3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"/>
          <table:table-cell ns41:value-type="string" table:style-name="ce27" office:value-type="string">
            <text:p>Totaal voor II</text:p>
          </table:table-cell>
          <table:table-cell ns41:value-type="string" table:style-name="ce15" office:value-type="string">
            <text:p>B</text:p>
          </table:table-cell>
          <table:table-cell table:style-name="ce15" table:number-columns-repeated="24"/>
          <table:table-cell table:style-name="ce38"/>
          <table:table-cell table:style-name="ce6" table:number-columns-repeated="8"/>
          <table:table-cell table:style-name="ce15" table:number-columns-repeated="15"/>
          <table:table-cell table:formula="of:=[.AX38]+[.AT38]+[.AP38]+[.AL38]+[.AH38]+[.AD38]+[.Z38]+[.V38]+[.R38]+[.N38]" ns41:value-type="float" table:style-name="ce45" office:value-type="float" office:value="0">
            <text:p/>
          </table:table-cell>
          <table:table-cell table:formula="of:=[.AY38]+[.AU38]+[.AQ38]+[.AM38]+[.AI38]+[.AE38]+[.AA38]+[.W38]+[.S38]+[.O38]+[.L38]+[.J38]+[.H38]+[.F38]" ns41:value-type="float" table:style-name="ce45" office:value-type="float" office:value="0">
            <text:p/>
          </table:table-cell>
          <table:table-cell table:formula="of:=[.AZ38]+[.AV38]+[.AR38]+[.AN38]+[.AJ38]+[.AF38]+[.AB38]+[.X38]+[.T38]+[.P38]" ns41:value-type="float" table:style-name="ce45" office:value-type="float" office:value="0">
            <text:p/>
          </table:table-cell>
          <table:table-cell table:formula="of:=[.BA38]+[.AW38]+[.AS38]+[.AO38]+[.AK38]+[.AG38]+[.AC38]+[.Y38]+[.U38]+[.Q38]+[.M38]+[.K38]+[.I38]+[.G38]" ns41:value-type="float" table:style-name="ce45" office:value-type="float" office:value="0">
            <text:p/>
          </table:table-cell>
          <table:table-cell table:formula="of:=[.BB38]+[.BD38]" ns41:value-type="float" table:style-name="ce45" office:value-type="float" office:value="0">
            <text:p/>
          </table:table-cell>
          <table:table-cell table:formula="of:=[.BC38]+[.BE38]" ns41:value-type="float" table:style-name="ce45" office:value-type="float" office:value="0">
            <text:p/>
          </table:table-cell>
          <table:table-cell table:formula="of:=[.C38]" ns41:value-type="float" table:style-name="ce51" office:value-type="float" office:value="0">
            <text:p>0</text:p>
          </table:table-cell>
          <table:table-cell table:style-name="ce6"/>
          <table:table-cell table:style-name="ce57" table:number-columns-repeated="98"/>
          <table:table-cell table:style-name="ce15" table:number-columns-repeated="865"/>
        </table:table-row>
        <table:table-row table:style-name="ro1">
          <table:table-cell table:number-columns-repeated="2"/>
          <table:table-cell table:style-name="ce15"/>
          <table:table-cell ns41:value-type="string" table:style-name="ce24" office:value-type="string">
            <text:p>Totaal voor II</text:p>
          </table:table-cell>
          <table:table-cell ns41:value-type="string" table:style-name="ce30" office:value-type="string">
            <text:p>C</text:p>
          </table:table-cell>
          <table:table-cell/>
          <table:table-cell table:style-name="ce30" table:number-columns-repeated="19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table:style-name="ce39"/>
          <table:table-cell table:style-name="ce30" table:number-columns-repeated="23"/>
          <table:table-cell table:formula="of:=[.AX39]+[.AT39]+[.AP39]+[.AL39]+[.AH39]+[.AD39]+[.Z39]+[.V39]+[.R39]+[.N39]" ns41:value-type="float" table:style-name="ce45" office:value-type="float" office:value="1">
            <text:p>1</text:p>
          </table:table-cell>
          <table:table-cell table:formula="of:=[.AY39]+[.AU39]+[.AQ39]+[.AM39]+[.AI39]+[.AE39]+[.AA39]+[.W39]+[.S39]+[.O39]+[.L39]+[.J39]+[.H39]+[.F39]" ns41:value-type="float" table:style-name="ce45" office:value-type="float" office:value="0">
            <text:p/>
          </table:table-cell>
          <table:table-cell table:formula="of:=[.AZ39]+[.AV39]+[.AR39]+[.AN39]+[.AJ39]+[.AF39]+[.AB39]+[.X39]+[.T39]+[.P39]" ns41:value-type="float" table:style-name="ce45" office:value-type="float" office:value="0">
            <text:p/>
          </table:table-cell>
          <table:table-cell table:formula="of:=[.BA39]+[.AW39]+[.AS39]+[.AO39]+[.AK39]+[.AG39]+[.AC39]+[.Y39]+[.U39]+[.Q39]+[.M39]+[.K39]+[.I39]+[.G39]" ns41:value-type="float" table:style-name="ce45" office:value-type="float" office:value="0">
            <text:p/>
          </table:table-cell>
          <table:table-cell table:formula="of:=[.BB39]+[.BD39]" ns41:value-type="float" table:style-name="ce45" office:value-type="float" office:value="1">
            <text:p>1</text:p>
          </table:table-cell>
          <table:table-cell table:formula="of:=[.BC39]+[.BE39]" ns41:value-type="float" table:style-name="ce45" office:value-type="float" office:value="0">
            <text:p/>
          </table:table-cell>
          <table:table-cell table:formula="of:=[.C39]" ns41:value-type="float" table:style-name="ce45" office:value-type="float" office:value="0">
            <text:p/>
          </table:table-cell>
          <table:table-cell table:style-name="ce56"/>
          <table:table-cell table:style-name="ce15" table:number-columns-repeated="963"/>
        </table:table-row>
        <table:table-row table:style-name="ro1">
          <table:table-cell table:number-columns-repeated="2"/>
          <table:table-cell table:style-name="ce15"/>
          <table:table-cell ns41:value-type="string" table:style-name="ce24" office:value-type="string">
            <text:p>Totaal voor II</text:p>
          </table:table-cell>
          <table:table-cell ns41:value-type="string" table:style-name="ce15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style-name="ce15"/>
          <table:table-cell/>
          <table:table-cell ns41:value-type="float" table:style-name="ce15" office:value="4" office:value-type="float">
            <text:p>4</text:p>
          </table:table-cell>
          <table:table-cell/>
          <table:table-cell table:style-name="ce15"/>
          <table:table-cell/>
          <table:table-cell ns41:value-type="float" table:style-name="ce15" office:value="6" office:value-type="float">
            <text:p>6</text:p>
          </table:table-cell>
          <table:table-cell/>
          <table:table-cell table:style-name="ce15"/>
          <table:table-cell/>
          <table:table-cell ns41:value-type="float" office:value="1" office:value-type="float">
            <text:p>1</text:p>
          </table:table-cell>
          <table:table-cell table:style-name="ce15" table:number-columns-repeated="2"/>
          <table:table-cell ns41:value-type="float" table:style-name="ce15" office:value="2" office:value-type="float">
            <text:p>2</text:p>
          </table:table-cell>
          <table:table-cell ns41:value-type="float" table:style-name="ce15" office:value="1" office:value-type="float">
            <text:p>1</text:p>
          </table:table-cell>
          <table:table-cell table:style-name="ce15" table:number-columns-repeated="2"/>
          <table:table-cell/>
          <table:table-cell table:style-name="ce6" table:number-columns-repeated="7"/>
          <table:table-cell table:number-columns-repeated="2"/>
          <table:table-cell table:style-name="ce15" table:number-columns-repeated="7"/>
          <table:table-cell/>
          <table:table-cell table:style-name="ce15" table:number-columns-repeated="2"/>
          <table:table-cell table:number-columns-repeated="4"/>
          <table:table-cell table:formula="of:=[.AX40]+[.AT40]+[.AP40]+[.AL40]+[.AH40]+[.AD40]+[.Z40]+[.V40]+[.R40]+[.N40]" ns41:value-type="float" table:style-name="ce45" office:value-type="float" office:value="2">
            <text:p>2</text:p>
          </table:table-cell>
          <table:table-cell table:formula="of:=[.AY40]+[.AU40]+[.AQ40]+[.AM40]+[.AI40]+[.AE40]+[.AA40]+[.W40]+[.S40]+[.O40]+[.L40]+[.J40]+[.H40]+[.F40]" ns41:value-type="float" table:style-name="ce45" office:value-type="float" office:value="17">
            <text:p>17</text:p>
          </table:table-cell>
          <table:table-cell table:formula="of:=[.AZ40]+[.AV40]+[.AR40]+[.AN40]+[.AJ40]+[.AF40]+[.AB40]+[.X40]+[.T40]+[.P40]" ns41:value-type="float" table:style-name="ce45" office:value-type="float" office:value="0">
            <text:p/>
          </table:table-cell>
          <table:table-cell table:formula="of:=[.BA40]+[.AW40]+[.AS40]+[.AO40]+[.AK40]+[.AG40]+[.AC40]+[.Y40]+[.U40]+[.Q40]+[.M40]+[.K40]+[.I40]+[.G40]" ns41:value-type="float" table:style-name="ce45" office:value-type="float" office:value="0">
            <text:p/>
          </table:table-cell>
          <table:table-cell table:formula="of:=[.BB40]+[.BD40]" ns41:value-type="float" table:style-name="ce45" office:value-type="float" office:value="2">
            <text:p>2</text:p>
          </table:table-cell>
          <table:table-cell table:formula="of:=[.BC40]+[.BE40]" ns41:value-type="float" table:style-name="ce45" office:value-type="float" office:value="17">
            <text:p>17</text:p>
          </table:table-cell>
          <table:table-cell table:formula="of:=[.C4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II</text:p>
          </table:table-cell>
          <table:table-cell table:style-name="ce14"/>
          <table:table-cell table:formula="of:=[.F37]+[.F38]+[.F39]+[.F40]" ns41:value-type="float" table:style-name="ce16" office:value-type="float" office:value="0">
            <text:p>0</text:p>
          </table:table-cell>
          <table:table-cell table:formula="of:=[.G37]+[.G38]+[.G39]+[.G40]" ns41:value-type="float" table:style-name="ce16" office:value-type="float" office:value="0">
            <text:p>0</text:p>
          </table:table-cell>
          <table:table-cell table:formula="of:=[.H37]+[.H38]+[.H39]+[.H40]" ns41:value-type="float" table:style-name="ce16" office:value-type="float" office:value="0">
            <text:p>0</text:p>
          </table:table-cell>
          <table:table-cell table:formula="of:=[.I37]+[.I38]+[.I39]+[.I40]" ns41:value-type="float" table:style-name="ce16" office:value-type="float" office:value="0">
            <text:p>0</text:p>
          </table:table-cell>
          <table:table-cell table:formula="of:=[.J37]+[.J38]+[.J39]+[.J40]" ns41:value-type="float" table:style-name="ce16" office:value-type="float" office:value="1">
            <text:p>1</text:p>
          </table:table-cell>
          <table:table-cell table:formula="of:=[.K37]+[.K38]+[.K39]+[.K40]" ns41:value-type="float" table:style-name="ce16" office:value-type="float" office:value="0">
            <text:p>0</text:p>
          </table:table-cell>
          <table:table-cell table:formula="of:=[.L37]+[.L38]+[.L39]+[.L40]" ns41:value-type="float" table:style-name="ce16" office:value-type="float" office:value="4">
            <text:p>4</text:p>
          </table:table-cell>
          <table:table-cell table:formula="of:=[.M37]+[.M38]+[.M39]+[.M40]" ns41:value-type="float" table:style-name="ce16" office:value-type="float" office:value="0">
            <text:p>0</text:p>
          </table:table-cell>
          <table:table-cell table:formula="of:=[.N37]+[.N38]+[.N39]+[.N40]" ns41:value-type="float" table:style-name="ce16" office:value-type="float" office:value="0">
            <text:p>0</text:p>
          </table:table-cell>
          <table:table-cell table:formula="of:=[.O37]+[.O38]+[.O39]+[.O40]" ns41:value-type="float" table:style-name="ce16" office:value-type="float" office:value="4">
            <text:p>4</text:p>
          </table:table-cell>
          <table:table-cell table:formula="of:=[.P37]+[.P38]+[.P39]+[.P40]" ns41:value-type="float" table:style-name="ce16" office:value-type="float" office:value="0">
            <text:p>0</text:p>
          </table:table-cell>
          <table:table-cell table:formula="of:=[.Q37]+[.Q38]+[.Q39]+[.Q40]" ns41:value-type="float" table:style-name="ce16" office:value-type="float" office:value="0">
            <text:p>0</text:p>
          </table:table-cell>
          <table:table-cell table:formula="of:=[.R37]+[.R38]+[.R39]+[.R40]" ns41:value-type="float" table:style-name="ce16" office:value-type="float" office:value="0">
            <text:p>0</text:p>
          </table:table-cell>
          <table:table-cell table:formula="of:=[.S37]+[.S38]+[.S39]+[.S40]" ns41:value-type="float" table:style-name="ce16" office:value-type="float" office:value="7">
            <text:p>7</text:p>
          </table:table-cell>
          <table:table-cell table:formula="of:=[.T37]+[.T38]+[.T39]+[.T40]" ns41:value-type="float" table:style-name="ce16" office:value-type="float" office:value="0">
            <text:p>0</text:p>
          </table:table-cell>
          <table:table-cell table:formula="of:=[.U37]+[.U38]+[.U39]+[.U40]" ns41:value-type="float" table:style-name="ce16" office:value-type="float" office:value="0">
            <text:p>0</text:p>
          </table:table-cell>
          <table:table-cell table:formula="of:=[.V37]+[.V38]+[.V39]+[.V40]" ns41:value-type="float" table:style-name="ce16" office:value-type="float" office:value="0">
            <text:p>0</text:p>
          </table:table-cell>
          <table:table-cell table:formula="of:=[.W37]+[.W38]+[.W39]+[.W40]" ns41:value-type="float" table:style-name="ce16" office:value-type="float" office:value="1">
            <text:p>1</text:p>
          </table:table-cell>
          <table:table-cell table:formula="of:=[.X37]+[.X38]+[.X39]+[.X40]" ns41:value-type="float" table:style-name="ce16" office:value-type="float" office:value="0">
            <text:p>0</text:p>
          </table:table-cell>
          <table:table-cell table:formula="of:=[.Y37]+[.Y38]+[.Y39]+[.Y40]" ns41:value-type="float" table:style-name="ce16" office:value-type="float" office:value="0">
            <text:p>0</text:p>
          </table:table-cell>
          <table:table-cell table:formula="of:=[.Z37]+[.Z38]+[.Z39]+[.Z40]" ns41:value-type="float" table:style-name="ce16" office:value-type="float" office:value="3">
            <text:p>3</text:p>
          </table:table-cell>
          <table:table-cell table:formula="of:=[.AA37]+[.AA38]+[.AA39]+[.AA40]" ns41:value-type="float" table:style-name="ce16" office:value-type="float" office:value="1">
            <text:p>1</text:p>
          </table:table-cell>
          <table:table-cell table:formula="of:=[.AB37]+[.AB38]+[.AB39]+[.AB40]" ns41:value-type="float" table:style-name="ce16" office:value-type="float" office:value="0">
            <text:p>0</text:p>
          </table:table-cell>
          <table:table-cell table:formula="of:=[.AC37]+[.AC38]+[.AC39]+[.AC40]" ns41:value-type="float" table:style-name="ce16" office:value-type="float" office:value="0">
            <text:p>0</text:p>
          </table:table-cell>
          <table:table-cell table:formula="of:=[.AD37]+[.AD38]+[.AD39]+[.AD40]" ns41:value-type="float" table:style-name="ce16" office:value-type="float" office:value="2">
            <text:p>2</text:p>
          </table:table-cell>
          <table:table-cell table:formula="of:=[.AE37]+[.AE38]+[.AE39]+[.AE40]" ns41:value-type="float" table:style-name="ce16" office:value-type="float" office:value="1">
            <text:p>1</text:p>
          </table:table-cell>
          <table:table-cell table:formula="of:=[.AF37]+[.AF38]+[.AF39]+[.AF40]" ns41:value-type="float" table:style-name="ce16" office:value-type="float" office:value="0">
            <text:p>0</text:p>
          </table:table-cell>
          <table:table-cell table:formula="of:=[.AG37]+[.AG38]+[.AG39]+[.AG40]" ns41:value-type="float" table:style-name="ce16" office:value-type="float" office:value="0">
            <text:p>0</text:p>
          </table:table-cell>
          <table:table-cell table:formula="of:=[.AH37]+[.AH38]+[.AH39]+[.AH40]" ns41:value-type="float" table:style-name="ce16" office:value-type="float" office:value="0">
            <text:p>0</text:p>
          </table:table-cell>
          <table:table-cell table:formula="of:=[.AI37]+[.AI38]+[.AI39]+[.AI40]" ns41:value-type="float" table:style-name="ce16" office:value-type="float" office:value="0">
            <text:p>0</text:p>
          </table:table-cell>
          <table:table-cell table:formula="of:=[.AJ37]+[.AJ38]+[.AJ39]+[.AJ40]" ns41:value-type="float" table:style-name="ce16" office:value-type="float" office:value="0">
            <text:p>0</text:p>
          </table:table-cell>
          <table:table-cell table:formula="of:=[.AK37]+[.AK38]+[.AK39]+[.AK40]" ns41:value-type="float" table:style-name="ce16" office:value-type="float" office:value="0">
            <text:p>0</text:p>
          </table:table-cell>
          <table:table-cell table:formula="of:=[.AL37]+[.AL38]+[.AL39]+[.AL40]" ns41:value-type="float" table:style-name="ce16" office:value-type="float" office:value="0">
            <text:p>0</text:p>
          </table:table-cell>
          <table:table-cell table:formula="of:=[.AM37]+[.AM38]+[.AM39]+[.AM40]" ns41:value-type="float" table:style-name="ce16" office:value-type="float" office:value="0">
            <text:p>0</text:p>
          </table:table-cell>
          <table:table-cell table:formula="of:=[.AN37]+[.AN38]+[.AN39]+[.AN40]" ns41:value-type="float" table:style-name="ce16" office:value-type="float" office:value="0">
            <text:p>0</text:p>
          </table:table-cell>
          <table:table-cell table:formula="of:=[.AO37]+[.AO38]+[.AO39]+[.AO40]" ns41:value-type="float" table:style-name="ce16" office:value-type="float" office:value="0">
            <text:p>0</text:p>
          </table:table-cell>
          <table:table-cell table:formula="of:=[.AP37]+[.AP38]+[.AP39]+[.AP40]" ns41:value-type="float" table:style-name="ce16" office:value-type="float" office:value="0">
            <text:p>0</text:p>
          </table:table-cell>
          <table:table-cell table:formula="of:=[.AQ37]+[.AQ38]+[.AQ39]+[.AQ40]" ns41:value-type="float" table:style-name="ce16" office:value-type="float" office:value="0">
            <text:p>0</text:p>
          </table:table-cell>
          <table:table-cell table:formula="of:=[.AR37]+[.AR38]+[.AR39]+[.AR40]" ns41:value-type="float" table:style-name="ce16" office:value-type="float" office:value="0">
            <text:p>0</text:p>
          </table:table-cell>
          <table:table-cell table:formula="of:=[.AS37]+[.AS38]+[.AS39]+[.AS40]" ns41:value-type="float" table:style-name="ce16" office:value-type="float" office:value="0">
            <text:p>0</text:p>
          </table:table-cell>
          <table:table-cell table:formula="of:=[.AT37]+[.AT38]+[.AT39]+[.AT40]" ns41:value-type="float" table:style-name="ce16" office:value-type="float" office:value="0">
            <text:p>0</text:p>
          </table:table-cell>
          <table:table-cell table:formula="of:=[.AU37]+[.AU38]+[.AU39]+[.AU40]" ns41:value-type="float" table:style-name="ce16" office:value-type="float" office:value="0">
            <text:p>0</text:p>
          </table:table-cell>
          <table:table-cell table:formula="of:=[.AV37]+[.AV38]+[.AV39]+[.AV40]" ns41:value-type="float" table:style-name="ce16" office:value-type="float" office:value="0">
            <text:p>0</text:p>
          </table:table-cell>
          <table:table-cell table:formula="of:=[.AW37]+[.AW38]+[.AW39]+[.AW40]" ns41:value-type="float" table:style-name="ce16" office:value-type="float" office:value="0">
            <text:p>0</text:p>
          </table:table-cell>
          <table:table-cell table:formula="of:=[.AX37]+[.AX38]+[.AX39]+[.AX40]" ns41:value-type="float" table:style-name="ce16" office:value-type="float" office:value="0">
            <text:p>0</text:p>
          </table:table-cell>
          <table:table-cell table:formula="of:=[.AY37]+[.AY38]+[.AY39]+[.AY40]" ns41:value-type="float" table:style-name="ce16" office:value-type="float" office:value="0">
            <text:p>0</text:p>
          </table:table-cell>
          <table:table-cell table:formula="of:=[.AZ37]+[.AZ38]+[.AZ39]+[.AZ40]" ns41:value-type="float" table:style-name="ce16" office:value-type="float" office:value="0">
            <text:p>0</text:p>
          </table:table-cell>
          <table:table-cell table:formula="of:=[.BA37]+[.BA38]+[.BA39]+[.BA40]" ns41:value-type="float" table:style-name="ce16" office:value-type="float" office:value="0">
            <text:p>0</text:p>
          </table:table-cell>
          <table:table-cell table:formula="of:=[.AX41]+[.AT41]+[.AP41]+[.AL41]+[.AH41]+[.AD41]+[.Z41]+[.V41]+[.R41]+[.N41]" ns41:value-type="float" table:style-name="ce46" office:value-type="float" office:value="5">
            <text:p>5</text:p>
          </table:table-cell>
          <table:table-cell table:formula="of:=[.AY41]+[.AU41]+[.AQ41]+[.AM41]+[.AI41]+[.AE41]+[.AA41]+[.W41]+[.S41]+[.O41]+[.L41]+[.J41]+[.H41]+[.F41]" ns41:value-type="float" table:style-name="ce46" office:value-type="float" office:value="19">
            <text:p>19</text:p>
          </table:table-cell>
          <table:table-cell table:formula="of:=[.AZ41]+[.AV41]+[.AR41]+[.AN41]+[.AJ41]+[.AF41]+[.AB41]+[.X41]+[.T41]+[.P41]" ns41:value-type="float" table:style-name="ce46" office:value-type="float" office:value="0">
            <text:p/>
          </table:table-cell>
          <table:table-cell table:formula="of:=[.BA41]+[.AW41]+[.AS41]+[.AO41]+[.AK41]+[.AG41]+[.AC41]+[.Y41]+[.U41]+[.Q41]+[.M41]+[.K41]+[.I41]+[.G41]" ns41:value-type="float" table:style-name="ce46" office:value-type="float" office:value="0">
            <text:p/>
          </table:table-cell>
          <table:table-cell table:formula="of:=[.BB41]+[.BD41]" ns41:value-type="float" table:style-name="ce46" office:value-type="float" office:value="5">
            <text:p>5</text:p>
          </table:table-cell>
          <table:table-cell table:formula="of:=[.BC41]+[.BE41]" ns41:value-type="float" table:style-name="ce46" office:value-type="float" office:value="19">
            <text:p>19</text:p>
          </table:table-cell>
          <table:table-cell table:formula="of:=[.C41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2"/>
          <table:table-cell table:style-name="ce15"/>
          <table:table-cell table:style-name="ce24"/>
          <table:table-cell table:style-name="ce17"/>
          <table:table-cell table:number-columns-repeated="13"/>
          <table:table-cell table:style-name="ce15"/>
          <table:table-cell table:number-columns-repeated="6"/>
          <table:table-cell table:style-name="ce15" table:number-columns-repeated="2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number-columns-repeated="18"/>
          <table:table-cell table:formula="of:=[.AX42]+[.AT42]+[.AP42]+[.AL42]+[.AH42]+[.AD42]+[.Z42]+[.V42]+[.R42]+[.N42]" ns41:value-type="float" table:style-name="ce45" office:value-type="float" office:value="0">
            <text:p/>
          </table:table-cell>
          <table:table-cell table:formula="of:=[.AY42]+[.AU42]+[.AQ42]+[.AM42]+[.AI42]+[.AE42]+[.AA42]+[.W42]+[.S42]+[.O42]+[.L42]+[.J42]+[.H42]+[.F42]" ns41:value-type="float" table:style-name="ce45" office:value-type="float" office:value="0">
            <text:p/>
          </table:table-cell>
          <table:table-cell table:formula="of:=[.AZ42]+[.AV42]+[.AR42]+[.AN42]+[.AJ42]+[.AF42]+[.AB42]+[.X42]+[.T42]+[.P42]" ns41:value-type="float" table:style-name="ce45" office:value-type="float" office:value="0">
            <text:p/>
          </table:table-cell>
          <table:table-cell table:formula="of:=[.BA42]+[.AW42]+[.AS42]+[.AO42]+[.AK42]+[.AG42]+[.AC42]+[.Y42]+[.U42]+[.Q42]+[.M42]+[.K42]+[.I42]+[.G42]" ns41:value-type="float" table:style-name="ce45" office:value-type="float" office:value="0">
            <text:p/>
          </table:table-cell>
          <table:table-cell table:formula="of:=[.BB42]+[.BD42]" ns41:value-type="float" table:style-name="ce45" office:value-type="float" office:value="0">
            <text:p/>
          </table:table-cell>
          <table:table-cell table:formula="of:=[.BC42]+[.BE42]" ns41:value-type="float" table:style-name="ce45" office:value-type="float" office:value="0">
            <text:p/>
          </table:table-cell>
          <table:table-cell table:formula="of:=[.C4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9">
          <table:table-cell ns41:value-type="string" office:value-type="string">
            <text:p>III</text:p>
          </table:table-cell>
          <table:table-cell/>
          <table:table-cell table:style-name="ce15"/>
          <table:table-cell ns41:value-type="string" table:style-name="ce24" office:value-type="string">
            <text:p>Bouwbedrijven (incl. Reiniging van gebouwen en aanleggen, onderhouden en reinigen van wegen en straten; ook gemeentelijke dienst).</text:p>
          </table:table-cell>
          <table:table-cell table:style-name="ce17"/>
          <table:table-cell table:number-columns-repeated="13"/>
          <table:table-cell table:style-name="ce15"/>
          <table:table-cell table:number-columns-repeated="6"/>
          <table:table-cell table:style-name="ce15" table:number-columns-repeated="3"/>
          <table:table-cell table:number-columns-repeated="2"/>
          <table:table-cell table:style-name="ce6" table:number-columns-repeated="6"/>
          <table:table-cell table:number-columns-repeated="17"/>
          <table:table-cell table:formula="of:=[.AX43]+[.AT43]+[.AP43]+[.AL43]+[.AH43]+[.AD43]+[.Z43]+[.V43]+[.R43]+[.N43]" ns41:value-type="float" table:style-name="ce45" office:value-type="float" office:value="0">
            <text:p/>
          </table:table-cell>
          <table:table-cell table:formula="of:=[.AY43]+[.AU43]+[.AQ43]+[.AM43]+[.AI43]+[.AE43]+[.AA43]+[.W43]+[.S43]+[.O43]+[.L43]+[.J43]+[.H43]+[.F43]" ns41:value-type="float" table:style-name="ce45" office:value-type="float" office:value="0">
            <text:p/>
          </table:table-cell>
          <table:table-cell table:formula="of:=[.AZ43]+[.AV43]+[.AR43]+[.AN43]+[.AJ43]+[.AF43]+[.AB43]+[.X43]+[.T43]+[.P43]" ns41:value-type="float" table:style-name="ce45" office:value-type="float" office:value="0">
            <text:p/>
          </table:table-cell>
          <table:table-cell table:formula="of:=[.BA43]+[.AW43]+[.AS43]+[.AO43]+[.AK43]+[.AG43]+[.AC43]+[.Y43]+[.U43]+[.Q43]+[.M43]+[.K43]+[.I43]+[.G43]" ns41:value-type="float" table:style-name="ce45" office:value-type="float" office:value="0">
            <text:p/>
          </table:table-cell>
          <table:table-cell table:formula="of:=[.BB43]+[.BD43]" ns41:value-type="float" table:style-name="ce45" office:value-type="float" office:value="0">
            <text:p/>
          </table:table-cell>
          <table:table-cell table:formula="of:=[.BC43]+[.BE43]" ns41:value-type="float" table:style-name="ce45" office:value-type="float" office:value="0">
            <text:p/>
          </table:table-cell>
          <table:table-cell table:formula="of:=[.C4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 table:style-name="ce15"/>
          <table:table-cell ns41:value-type="string" table:style-name="ce24" office:value-type="string">
            <text:p>Gas- en waterleiding enz.</text:p>
          </table:table-cell>
          <table:table-cell table:style-name="ce17"/>
          <table:table-cell/>
          <table:table-cell table:style-name="ce17" table:number-columns-repeated="47"/>
          <table:table-cell table:formula="of:=[.AX44]+[.AT44]+[.AP44]+[.AL44]+[.AH44]+[.AD44]+[.Z44]+[.V44]+[.R44]+[.N44]" ns41:value-type="float" table:style-name="ce45" office:value-type="float" office:value="0">
            <text:p/>
          </table:table-cell>
          <table:table-cell table:formula="of:=[.AY44]+[.AU44]+[.AQ44]+[.AM44]+[.AI44]+[.AE44]+[.AA44]+[.W44]+[.S44]+[.O44]+[.L44]+[.J44]+[.H44]+[.F44]" ns41:value-type="float" table:style-name="ce45" office:value-type="float" office:value="0">
            <text:p/>
          </table:table-cell>
          <table:table-cell table:formula="of:=[.AZ44]+[.AV44]+[.AR44]+[.AN44]+[.AJ44]+[.AF44]+[.AB44]+[.X44]+[.T44]+[.P44]" ns41:value-type="float" table:style-name="ce45" office:value-type="float" office:value="0">
            <text:p/>
          </table:table-cell>
          <table:table-cell table:formula="of:=[.BA44]+[.AW44]+[.AS44]+[.AO44]+[.AK44]+[.AG44]+[.AC44]+[.Y44]+[.U44]+[.Q44]+[.M44]+[.K44]+[.I44]+[.G44]" ns41:value-type="float" table:style-name="ce45" office:value-type="float" office:value="0">
            <text:p/>
          </table:table-cell>
          <table:table-cell table:formula="of:=[.BB44]+[.BD44]" ns41:value-type="float" table:style-name="ce45" office:value-type="float" office:value="0">
            <text:p/>
          </table:table-cell>
          <table:table-cell table:formula="of:=[.BC44]+[.BE44]" ns41:value-type="float" table:style-name="ce45" office:value-type="float" office:value="0">
            <text:p/>
          </table:table-cell>
          <table:table-cell table:formula="of:=[.C44]" ns41:value-type="float" table:style-name="ce45" office:value-type="float" office:value="0">
            <text:p/>
          </table:table-cell>
          <table:table-cell ns41:value-type="string" office:value-type="string">
            <text:p>30_0164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" office:value-type="float">
            <text:p>1</text:p>
          </table:table-cell>
          <table:table-cell ns41:value-type="string" table:style-name="ce24" office:value-type="string">
            <text:p>Waterleidingexploitatie</text:p>
          </table:table-cell>
          <table:table-cell ns41:value-type="string" table:style-name="ce17" office:value-type="string">
            <text:p>B</text:p>
          </table:table-cell>
          <table:table-cell table:number-columns-repeated="20"/>
          <table:table-cell table:style-name="ce15" table:number-columns-repeated="3"/>
          <table:table-cell/>
          <table:table-cell ns41:value-type="float" office:value="1" office:value-type="float">
            <text:p>1</text:p>
          </table:table-cell>
          <table:table-cell table:style-name="ce6" table:number-columns-repeated="4"/>
          <table:table-cell table:number-columns-repeated="19"/>
          <table:table-cell table:formula="of:=[.AX45]+[.AT45]+[.AP45]+[.AL45]+[.AH45]+[.AD45]+[.Z45]+[.V45]+[.R45]+[.N45]" ns41:value-type="float" table:style-name="ce45" office:value-type="float" office:value="1">
            <text:p>1</text:p>
          </table:table-cell>
          <table:table-cell table:formula="of:=[.AY45]+[.AU45]+[.AQ45]+[.AM45]+[.AI45]+[.AE45]+[.AA45]+[.W45]+[.S45]+[.O45]+[.L45]+[.J45]+[.H45]+[.F45]" ns41:value-type="float" table:style-name="ce45" office:value-type="float" office:value="0">
            <text:p/>
          </table:table-cell>
          <table:table-cell table:formula="of:=[.AZ45]+[.AV45]+[.AR45]+[.AN45]+[.AJ45]+[.AF45]+[.AB45]+[.X45]+[.T45]+[.P45]" ns41:value-type="float" table:style-name="ce45" office:value-type="float" office:value="0">
            <text:p/>
          </table:table-cell>
          <table:table-cell table:formula="of:=[.BA45]+[.AW45]+[.AS45]+[.AO45]+[.AK45]+[.AG45]+[.AC45]+[.Y45]+[.U45]+[.Q45]+[.M45]+[.K45]+[.I45]+[.G45]" ns41:value-type="float" table:style-name="ce45" office:value-type="float" office:value="0">
            <text:p/>
          </table:table-cell>
          <table:table-cell table:formula="of:=[.BB45]+[.BD45]" ns41:value-type="float" table:style-name="ce45" office:value-type="float" office:value="1">
            <text:p>1</text:p>
          </table:table-cell>
          <table:table-cell table:formula="of:=[.BC45]+[.BE45]" ns41:value-type="float" table:style-name="ce45" office:value-type="float" office:value="0">
            <text:p/>
          </table:table-cell>
          <table:table-cell table:formula="of:=[.C45]" ns41:value-type="float" table:style-name="ce45" office:value-type="float" office:value="1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2" office:value-type="float">
            <text:p>2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D</text:p>
          </table:table-cell>
          <table:table-cell table:number-columns-repeated="20"/>
          <table:table-cell table:style-name="ce15" table:number-columns-repeated="2"/>
          <table:table-cell table:number-columns-repeated="2"/>
          <table:table-cell ns41:value-type="float" office:value="1" office:value-type="float">
            <text:p>1</text:p>
          </table:table-cell>
          <table:table-cell table:style-name="ce6" table:number-columns-repeated="2"/>
          <table:table-cell/>
          <table:table-cell ns41:value-type="float" table:style-name="ce6" office:value="1" office:value-type="float">
            <text:p>1</text:p>
          </table:table-cell>
          <table:table-cell table:style-name="ce6"/>
          <table:table-cell table:number-columns-repeated="18"/>
          <table:table-cell table:formula="of:=[.AX46]+[.AT46]+[.AP46]+[.AL46]+[.AH46]+[.AD46]+[.Z46]+[.V46]+[.R46]+[.N46]" ns41:value-type="float" table:style-name="ce45" office:value-type="float" office:value="2">
            <text:p>2</text:p>
          </table:table-cell>
          <table:table-cell table:formula="of:=[.AY46]+[.AU46]+[.AQ46]+[.AM46]+[.AI46]+[.AE46]+[.AA46]+[.W46]+[.S46]+[.O46]+[.L46]+[.J46]+[.H46]+[.F46]" ns41:value-type="float" table:style-name="ce45" office:value-type="float" office:value="0">
            <text:p/>
          </table:table-cell>
          <table:table-cell table:formula="of:=[.AZ46]+[.AV46]+[.AR46]+[.AN46]+[.AJ46]+[.AF46]+[.AB46]+[.X46]+[.T46]+[.P46]" ns41:value-type="float" table:style-name="ce45" office:value-type="float" office:value="0">
            <text:p/>
          </table:table-cell>
          <table:table-cell table:formula="of:=[.BA46]+[.AW46]+[.AS46]+[.AO46]+[.AK46]+[.AG46]+[.AC46]+[.Y46]+[.U46]+[.Q46]+[.M46]+[.K46]+[.I46]+[.G46]" ns41:value-type="float" table:style-name="ce45" office:value-type="float" office:value="0">
            <text:p/>
          </table:table-cell>
          <table:table-cell table:formula="of:=[.BB46]+[.BD46]" ns41:value-type="float" table:style-name="ce45" office:value-type="float" office:value="2">
            <text:p>2</text:p>
          </table:table-cell>
          <table:table-cell table:formula="of:=[.BC46]+[.BE46]" ns41:value-type="float" table:style-name="ce45" office:value-type="float" office:value="0">
            <text:p/>
          </table:table-cell>
          <table:table-cell table:formula="of:=[.C46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 table:style-name="ce15"/>
          <table:table-cell ns41:value-type="string" table:style-name="ce24" office:value-type="string">
            <text:p>Bouw van huizen, molens, enz.</text:p>
          </table:table-cell>
          <table:table-cell table:style-name="ce17"/>
          <table:table-cell table:number-columns-repeated="20"/>
          <table:table-cell table:style-name="ce15" table:number-columns-repeated="2"/>
          <table:table-cell table:number-columns-repeated="3"/>
          <table:table-cell table:style-name="ce6"/>
          <table:table-cell table:number-columns-repeated="22"/>
          <table:table-cell table:formula="of:=[.AX47]+[.AT47]+[.AP47]+[.AL47]+[.AH47]+[.AD47]+[.Z47]+[.V47]+[.R47]+[.N47]" ns41:value-type="float" table:style-name="ce45" office:value-type="float" office:value="0">
            <text:p/>
          </table:table-cell>
          <table:table-cell table:formula="of:=[.AY47]+[.AU47]+[.AQ47]+[.AM47]+[.AI47]+[.AE47]+[.AA47]+[.W47]+[.S47]+[.O47]+[.L47]+[.J47]+[.H47]+[.F47]" ns41:value-type="float" table:style-name="ce45" office:value-type="float" office:value="0">
            <text:p/>
          </table:table-cell>
          <table:table-cell table:formula="of:=[.AZ47]+[.AV47]+[.AR47]+[.AN47]+[.AJ47]+[.AF47]+[.AB47]+[.X47]+[.T47]+[.P47]" ns41:value-type="float" table:style-name="ce45" office:value-type="float" office:value="0">
            <text:p/>
          </table:table-cell>
          <table:table-cell table:formula="of:=[.BA47]+[.AW47]+[.AS47]+[.AO47]+[.AK47]+[.AG47]+[.AC47]+[.Y47]+[.U47]+[.Q47]+[.M47]+[.K47]+[.I47]+[.G47]" ns41:value-type="float" table:style-name="ce45" office:value-type="float" office:value="0">
            <text:p/>
          </table:table-cell>
          <table:table-cell table:formula="of:=[.BB47]+[.BD47]" ns41:value-type="float" table:style-name="ce45" office:value-type="float" office:value="0">
            <text:p/>
          </table:table-cell>
          <table:table-cell table:formula="of:=[.BC47]+[.BE47]" ns41:value-type="float" table:style-name="ce45" office:value-type="float" office:value="0">
            <text:p/>
          </table:table-cell>
          <table:table-cell table:formula="of:=[.C4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3" office:value-type="float">
            <text:p>3</text:p>
          </table:table-cell>
          <table:table-cell ns41:value-type="string" table:style-name="ce24" office:value-type="string">
            <text:p>Architecten</text:p>
          </table:table-cell>
          <table:table-cell ns41:value-type="string" table:style-name="ce17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15" office:value="1" office:value-type="float">
            <text:p>1</text:p>
          </table:table-cell>
          <table:table-cell ns41:value-type="float" table:style-name="ce15" office:value="6" office:value-type="float">
            <text:p>6</text:p>
          </table:table-cell>
          <table:table-cell table:style-name="ce15" table:number-columns-repeated="2"/>
          <table:table-cell ns41:value-type="float" office:value="7" office:value-type="float">
            <text:p>7</text:p>
          </table:table-cell>
          <table:table-cell ns41:value-type="float" table:style-name="ce6" office:value="2" office:value-type="float">
            <text:p>2</text:p>
          </table:table-cell>
          <table:table-cell table:style-name="ce6" table:number-columns-repeated="2"/>
          <table:table-cell ns41:value-type="float" table:style-name="ce6" office:value="1" office:value-type="float">
            <text:p>1</text:p>
          </table:table-cell>
          <table:table-cell table:style-name="ce6" table:number-columns-repeated="15"/>
          <table:table-cell table:number-columns-repeated="4"/>
          <table:table-cell table:formula="of:=[.AX48]+[.AT48]+[.AP48]+[.AL48]+[.AH48]+[.AD48]+[.Z48]+[.V48]+[.R48]+[.N48]" ns41:value-type="float" table:style-name="ce45" office:value-type="float" office:value="9">
            <text:p>9</text:p>
          </table:table-cell>
          <table:table-cell table:formula="of:=[.AY48]+[.AU48]+[.AQ48]+[.AM48]+[.AI48]+[.AE48]+[.AA48]+[.W48]+[.S48]+[.O48]+[.L48]+[.J48]+[.H48]+[.F48]" ns41:value-type="float" table:style-name="ce45" office:value-type="float" office:value="9">
            <text:p>9</text:p>
          </table:table-cell>
          <table:table-cell table:formula="of:=[.AZ48]+[.AV48]+[.AR48]+[.AN48]+[.AJ48]+[.AF48]+[.AB48]+[.X48]+[.T48]+[.P48]" ns41:value-type="float" table:style-name="ce45" office:value-type="float" office:value="0">
            <text:p/>
          </table:table-cell>
          <table:table-cell table:formula="of:=[.BA48]+[.AW48]+[.AS48]+[.AO48]+[.AK48]+[.AG48]+[.AC48]+[.Y48]+[.U48]+[.Q48]+[.M48]+[.K48]+[.I48]+[.G48]" ns41:value-type="float" table:style-name="ce45" office:value-type="float" office:value="0">
            <text:p/>
          </table:table-cell>
          <table:table-cell table:formula="of:=[.BB48]+[.BD48]" ns41:value-type="float" table:style-name="ce45" office:value-type="float" office:value="9">
            <text:p>9</text:p>
          </table:table-cell>
          <table:table-cell table:formula="of:=[.BC48]+[.BE48]" ns41:value-type="float" table:style-name="ce45" office:value-type="float" office:value="9">
            <text:p>9</text:p>
          </table:table-cell>
          <table:table-cell table:formula="of:=[.C48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table:style-name="ce15" office:value="4" office:value-type="float">
            <text:p>4</text:p>
          </table:table-cell>
          <table:table-cell ns41:value-type="string" table:style-name="ce24" office:value-type="string">
            <text:p>Dekkers (lei-, pannen-, stroo- en riet)</text:p>
          </table:table-cell>
          <table:table-cell ns41:value-type="string" table:style-name="ce17" office:value-type="string">
            <text:p>A</text:p>
          </table:table-cell>
          <table:table-cell table:number-columns-repeated="20"/>
          <table:table-cell ns41:value-type="float" table:style-name="ce15" office:value="7" office:value-type="float">
            <text:p>7</text:p>
          </table:table-cell>
          <table:table-cell ns41:value-type="float" table:style-name="ce15" office:value="1" office:value-type="float">
            <text:p>1</text:p>
          </table:table-cell>
          <table:table-cell table:style-name="ce15"/>
          <table:table-cell/>
          <table:table-cell ns41:value-type="float" office:value="12" office:value-type="float">
            <office:annotation draw:style-name="gr1" svg:height="2.032cm" draw:caption-point-y="-0.35cm" svg:width="3.547cm" svg:x="31.847cm" draw:caption-point-x="-0.141cm" svg:y="34.16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2</text:p>
          </table:table-cell>
          <table:table-cell ns41:value-type="float" table:style-name="ce6" office:value="1" office:value-type="float">
            <text:p>1</text:p>
          </table:table-cell>
          <table:table-cell table:style-name="ce6"/>
          <table:table-cell/>
          <table:table-cell ns41:value-type="float" table:style-name="ce6" office:value="9" office:value-type="float">
            <text:p>9</text:p>
          </table:table-cell>
          <table:table-cell table:style-name="ce6"/>
          <table:table-cell table:number-columns-repeated="2"/>
          <table:table-cell ns41:value-type="float" table:style-name="ce6" office:value="3" office:value-type="float">
            <text:p>3</text:p>
          </table:table-cell>
          <table:table-cell table:number-columns-repeated="3"/>
          <table:table-cell table:style-name="ce6"/>
          <table:table-cell table:number-columns-repeated="3"/>
          <table:table-cell ns41:value-type="float" table:style-name="ce6" office:value="1" office:value-type="float">
            <text:p>1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table:formula="of:=[.AX49]+[.AT49]+[.AP49]+[.AL49]+[.AH49]+[.AD49]+[.Z49]+[.V49]+[.R49]+[.N49]" ns41:value-type="float" table:style-name="ce45" office:value-type="float" office:value="32">
            <text:p>32</text:p>
          </table:table-cell>
          <table:table-cell table:formula="of:=[.AY49]+[.AU49]+[.AQ49]+[.AM49]+[.AI49]+[.AE49]+[.AA49]+[.W49]+[.S49]+[.O49]+[.L49]+[.J49]+[.H49]+[.F49]" ns41:value-type="float" table:style-name="ce45" office:value-type="float" office:value="3">
            <text:p>3</text:p>
          </table:table-cell>
          <table:table-cell table:formula="of:=[.AZ49]+[.AV49]+[.AR49]+[.AN49]+[.AJ49]+[.AF49]+[.AB49]+[.X49]+[.T49]+[.P49]" ns41:value-type="float" table:style-name="ce45" office:value-type="float" office:value="0">
            <text:p/>
          </table:table-cell>
          <table:table-cell table:formula="of:=[.BA49]+[.AW49]+[.AS49]+[.AO49]+[.AK49]+[.AG49]+[.AC49]+[.Y49]+[.U49]+[.Q49]+[.M49]+[.K49]+[.I49]+[.G49]" ns41:value-type="float" table:style-name="ce45" office:value-type="float" office:value="0">
            <text:p/>
          </table:table-cell>
          <table:table-cell table:formula="of:=[.BB49]+[.BD49]" ns41:value-type="float" table:style-name="ce45" office:value-type="float" office:value="32">
            <text:p>32</text:p>
          </table:table-cell>
          <table:table-cell table:formula="of:=[.BC49]+[.BE49]" ns41:value-type="float" table:style-name="ce45" office:value-type="float" office:value="3">
            <text:p>3</text:p>
          </table:table-cell>
          <table:table-cell table:formula="of:=[.C49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B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0"/>
          <table:table-cell table:style-name="ce15" table:number-columns-repeated="4"/>
          <table:table-cell/>
          <table:table-cell table:style-name="ce6"/>
          <table:table-cell table:number-columns-repeated="2"/>
          <table:table-cell ns41:value-type="float" table:style-name="ce6" office:value="1" office:value-type="float">
            <text:p>1</text:p>
          </table:table-cell>
          <table:table-cell table:style-name="ce6"/>
          <table:table-cell table:number-columns-repeated="18"/>
          <table:table-cell table:formula="of:=[.AX50]+[.AT50]+[.AP50]+[.AL50]+[.AH50]+[.AD50]+[.Z50]+[.V50]+[.R50]+[.N50]" ns41:value-type="float" table:style-name="ce45" office:value-type="float" office:value="1">
            <text:p>1</text:p>
          </table:table-cell>
          <table:table-cell table:formula="of:=[.AY50]+[.AU50]+[.AQ50]+[.AM50]+[.AI50]+[.AE50]+[.AA50]+[.W50]+[.S50]+[.O50]+[.L50]+[.J50]+[.H50]+[.F50]" ns41:value-type="float" table:style-name="ce45" office:value-type="float" office:value="1">
            <text:p>1</text:p>
          </table:table-cell>
          <table:table-cell table:formula="of:=[.AZ50]+[.AV50]+[.AR50]+[.AN50]+[.AJ50]+[.AF50]+[.AB50]+[.X50]+[.T50]+[.P50]" ns41:value-type="float" table:style-name="ce45" office:value-type="float" office:value="0">
            <text:p/>
          </table:table-cell>
          <table:table-cell table:formula="of:=[.BA50]+[.AW50]+[.AS50]+[.AO50]+[.AK50]+[.AG50]+[.AC50]+[.Y50]+[.U50]+[.Q50]+[.M50]+[.K50]+[.I50]+[.G50]" ns41:value-type="float" table:style-name="ce45" office:value-type="float" office:value="0">
            <text:p/>
          </table:table-cell>
          <table:table-cell table:formula="of:=[.BB50]+[.BD50]" ns41:value-type="float" table:style-name="ce45" office:value-type="float" office:value="1">
            <text:p>1</text:p>
          </table:table-cell>
          <table:table-cell table:formula="of:=[.BC50]+[.BE50]" ns41:value-type="float" table:style-name="ce45" office:value-type="float" office:value="1">
            <text:p>1</text:p>
          </table:table-cell>
          <table:table-cell table:formula="of:=[.C50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6" office:value-type="float">
            <text:p>6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C</text:p>
          </table:table-cell>
          <table:table-cell table:number-columns-repeated="20"/>
          <table:table-cell table:style-name="ce15" table:number-columns-repeated="4"/>
          <table:table-cell/>
          <table:table-cell ns41:value-type="float" table:style-name="ce6" office:value="1" office:value-type="float">
            <text:p>1</text:p>
          </table:table-cell>
          <table:table-cell table:style-name="ce6" table:number-columns-repeated="18"/>
          <table:table-cell table:number-columns-repeated="4"/>
          <table:table-cell table:formula="of:=[.AX51]+[.AT51]+[.AP51]+[.AL51]+[.AH51]+[.AD51]+[.Z51]+[.V51]+[.R51]+[.N51]" ns41:value-type="float" table:style-name="ce45" office:value-type="float" office:value="0">
            <text:p/>
          </table:table-cell>
          <table:table-cell table:formula="of:=[.AY51]+[.AU51]+[.AQ51]+[.AM51]+[.AI51]+[.AE51]+[.AA51]+[.W51]+[.S51]+[.O51]+[.L51]+[.J51]+[.H51]+[.F51]" ns41:value-type="float" table:style-name="ce45" office:value-type="float" office:value="1">
            <text:p>1</text:p>
          </table:table-cell>
          <table:table-cell table:formula="of:=[.AZ51]+[.AV51]+[.AR51]+[.AN51]+[.AJ51]+[.AF51]+[.AB51]+[.X51]+[.T51]+[.P51]" ns41:value-type="float" table:style-name="ce45" office:value-type="float" office:value="0">
            <text:p/>
          </table:table-cell>
          <table:table-cell table:formula="of:=[.BA51]+[.AW51]+[.AS51]+[.AO51]+[.AK51]+[.AG51]+[.AC51]+[.Y51]+[.U51]+[.Q51]+[.M51]+[.K51]+[.I51]+[.G51]" ns41:value-type="float" table:style-name="ce45" office:value-type="float" office:value="0">
            <text:p/>
          </table:table-cell>
          <table:table-cell table:formula="of:=[.BB51]+[.BD51]" ns41:value-type="float" table:style-name="ce45" office:value-type="float" office:value="0">
            <text:p/>
          </table:table-cell>
          <table:table-cell table:formula="of:=[.BC51]+[.BE51]" ns41:value-type="float" table:style-name="ce45" office:value-type="float" office:value="1">
            <text:p>1</text:p>
          </table:table-cell>
          <table:table-cell table:formula="of:=[.C51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table:style-name="ce15" table:number-columns-repeated="4"/>
          <table:table-cell ns41:value-type="float" office:value="2" office:value-type="float">
            <office:annotation draw:style-name="gr1" svg:height="2.032cm" draw:caption-point-y="-0.351cm" svg:width="3.547cm" svg:x="31.847cm" draw:caption-point-x="-0.141cm" svg:y="36.02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</text:p>
          </table:table-cell>
          <table:table-cell table:style-name="ce6" table:number-columns-repeated="19"/>
          <table:table-cell table:number-columns-repeated="4"/>
          <table:table-cell table:formula="of:=[.AX52]+[.AT52]+[.AP52]+[.AL52]+[.AH52]+[.AD52]+[.Z52]+[.V52]+[.R52]+[.N52]" ns41:value-type="float" table:style-name="ce45" office:value-type="float" office:value="2">
            <text:p>2</text:p>
          </table:table-cell>
          <table:table-cell table:formula="of:=[.AY52]+[.AU52]+[.AQ52]+[.AM52]+[.AI52]+[.AE52]+[.AA52]+[.W52]+[.S52]+[.O52]+[.L52]+[.J52]+[.H52]+[.F52]" ns41:value-type="float" table:style-name="ce45" office:value-type="float" office:value="3">
            <text:p>3</text:p>
          </table:table-cell>
          <table:table-cell table:formula="of:=[.AZ52]+[.AV52]+[.AR52]+[.AN52]+[.AJ52]+[.AF52]+[.AB52]+[.X52]+[.T52]+[.P52]" ns41:value-type="float" table:style-name="ce45" office:value-type="float" office:value="0">
            <text:p/>
          </table:table-cell>
          <table:table-cell table:formula="of:=[.BA52]+[.AW52]+[.AS52]+[.AO52]+[.AK52]+[.AG52]+[.AC52]+[.Y52]+[.U52]+[.Q52]+[.M52]+[.K52]+[.I52]+[.G52]" ns41:value-type="float" table:style-name="ce45" office:value-type="float" office:value="0">
            <text:p/>
          </table:table-cell>
          <table:table-cell table:formula="of:=[.BB52]+[.BD52]" ns41:value-type="float" table:style-name="ce45" office:value-type="float" office:value="2">
            <text:p>2</text:p>
          </table:table-cell>
          <table:table-cell table:formula="of:=[.BC52]+[.BE52]" ns41:value-type="float" table:style-name="ce45" office:value-type="float" office:value="3">
            <text:p>3</text:p>
          </table:table-cell>
          <table:table-cell table:formula="of:=[.C52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8" office:value-type="float">
            <text:p>8</text:p>
          </table:table-cell>
          <table:table-cell ns41:value-type="string" table:style-name="ce24" office:value-type="string">
            <text:p>Metselaars</text:p>
          </table:table-cell>
          <table:table-cell ns41:value-type="string" table:style-name="ce17" office:value-type="string">
            <text:p>A</text:p>
          </table:table-cell>
          <table:table-cell table:number-columns-repeated="20"/>
          <table:table-cell ns41:value-type="float" table:style-name="ce15" office:value="1" office:value-type="float">
            <text:p>1</text:p>
          </table:table-cell>
          <table:table-cell table:style-name="ce15"/>
          <table:table-cell/>
          <table:table-cell table:style-name="ce15"/>
          <table:table-cell ns41:value-type="float" office:value="1" office:value-type="float">
            <text:p>1</text:p>
          </table:table-cell>
          <table:table-cell table:style-name="ce6" table:number-columns-repeated="5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6"/>
          <table:table-cell table:formula="of:=[.AX53]+[.AT53]+[.AP53]+[.AL53]+[.AH53]+[.AD53]+[.Z53]+[.V53]+[.R53]+[.N53]" ns41:value-type="float" table:style-name="ce45" office:value-type="float" office:value="2">
            <text:p>2</text:p>
          </table:table-cell>
          <table:table-cell table:formula="of:=[.AY53]+[.AU53]+[.AQ53]+[.AM53]+[.AI53]+[.AE53]+[.AA53]+[.W53]+[.S53]+[.O53]+[.L53]+[.J53]+[.H53]+[.F53]" ns41:value-type="float" table:style-name="ce45" office:value-type="float" office:value="0">
            <text:p/>
          </table:table-cell>
          <table:table-cell table:formula="of:=[.AZ53]+[.AV53]+[.AR53]+[.AN53]+[.AJ53]+[.AF53]+[.AB53]+[.X53]+[.T53]+[.P53]" ns41:value-type="float" table:style-name="ce45" office:value-type="float" office:value="0">
            <text:p/>
          </table:table-cell>
          <table:table-cell table:formula="of:=[.BA53]+[.AW53]+[.AS53]+[.AO53]+[.AK53]+[.AG53]+[.AC53]+[.Y53]+[.U53]+[.Q53]+[.M53]+[.K53]+[.I53]+[.G53]" ns41:value-type="float" table:style-name="ce45" office:value-type="float" office:value="0">
            <text:p/>
          </table:table-cell>
          <table:table-cell table:formula="of:=[.BB53]+[.BD53]" ns41:value-type="float" table:style-name="ce45" office:value-type="float" office:value="2">
            <text:p>2</text:p>
          </table:table-cell>
          <table:table-cell table:formula="of:=[.BC53]+[.BE53]" ns41:value-type="float" table:style-name="ce45" office:value-type="float" office:value="0">
            <text:p/>
          </table:table-cell>
          <table:table-cell table:formula="of:=[.C53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style-name="ce6" table:number-columns-repeated="5"/>
          <table:table-cell table:number-columns-repeated="18"/>
          <table:table-cell table:formula="of:=[.AX54]+[.AT54]+[.AP54]+[.AL54]+[.AH54]+[.AD54]+[.Z54]+[.V54]+[.R54]+[.N54]" ns41:value-type="float" table:style-name="ce45" office:value-type="float" office:value="2">
            <text:p>2</text:p>
          </table:table-cell>
          <table:table-cell table:formula="of:=[.AY54]+[.AU54]+[.AQ54]+[.AM54]+[.AI54]+[.AE54]+[.AA54]+[.W54]+[.S54]+[.O54]+[.L54]+[.J54]+[.H54]+[.F54]" ns41:value-type="float" table:style-name="ce45" office:value-type="float" office:value="1">
            <text:p>1</text:p>
          </table:table-cell>
          <table:table-cell table:formula="of:=[.AZ54]+[.AV54]+[.AR54]+[.AN54]+[.AJ54]+[.AF54]+[.AB54]+[.X54]+[.T54]+[.P54]" ns41:value-type="float" table:style-name="ce45" office:value-type="float" office:value="0">
            <text:p/>
          </table:table-cell>
          <table:table-cell table:formula="of:=[.BA54]+[.AW54]+[.AS54]+[.AO54]+[.AK54]+[.AG54]+[.AC54]+[.Y54]+[.U54]+[.Q54]+[.M54]+[.K54]+[.I54]+[.G54]" ns41:value-type="float" table:style-name="ce45" office:value-type="float" office:value="0">
            <text:p/>
          </table:table-cell>
          <table:table-cell table:formula="of:=[.BB54]+[.BD54]" ns41:value-type="float" table:style-name="ce45" office:value-type="float" office:value="2">
            <text:p>2</text:p>
          </table:table-cell>
          <table:table-cell table:formula="of:=[.BC54]+[.BE54]" ns41:value-type="float" table:style-name="ce45" office:value-type="float" office:value="1">
            <text:p>1</text:p>
          </table:table-cell>
          <table:table-cell table:formula="of:=[.C54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0" office:value-type="float">
            <text:p>10</text:p>
          </table:table-cell>
          <table:table-cell ns41:value-type="string" table:style-name="ce24" office:value-type="string">
            <text:p>Molenmakers</text:p>
          </table:table-cell>
          <table:table-cell ns41:value-type="string" table:style-name="ce17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table:formula="of:=[.AX55]+[.AT55]+[.AP55]+[.AL55]+[.AH55]+[.AD55]+[.Z55]+[.V55]+[.R55]+[.N55]" ns41:value-type="float" table:style-name="ce45" office:value-type="float" office:value="21">
            <text:p>21</text:p>
          </table:table-cell>
          <table:table-cell table:formula="of:=[.AY55]+[.AU55]+[.AQ55]+[.AM55]+[.AI55]+[.AE55]+[.AA55]+[.W55]+[.S55]+[.O55]+[.L55]+[.J55]+[.H55]+[.F55]" ns41:value-type="float" table:style-name="ce45" office:value-type="float" office:value="4">
            <text:p>4</text:p>
          </table:table-cell>
          <table:table-cell table:formula="of:=[.AZ55]+[.AV55]+[.AR55]+[.AN55]+[.AJ55]+[.AF55]+[.AB55]+[.X55]+[.T55]+[.P55]" ns41:value-type="float" table:style-name="ce45" office:value-type="float" office:value="0">
            <text:p/>
          </table:table-cell>
          <table:table-cell table:formula="of:=[.BA55]+[.AW55]+[.AS55]+[.AO55]+[.AK55]+[.AG55]+[.AC55]+[.Y55]+[.U55]+[.Q55]+[.M55]+[.K55]+[.I55]+[.G55]" ns41:value-type="float" table:style-name="ce45" office:value-type="float" office:value="0">
            <text:p/>
          </table:table-cell>
          <table:table-cell table:formula="of:=[.BB55]+[.BD55]" ns41:value-type="float" table:style-name="ce45" office:value-type="float" office:value="21">
            <text:p>21</text:p>
          </table:table-cell>
          <table:table-cell table:formula="of:=[.BC55]+[.BE55]" ns41:value-type="float" table:style-name="ce45" office:value-type="float" office:value="4">
            <text:p>4</text:p>
          </table:table-cell>
          <table:table-cell table:formula="of:=[.C55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D</text:p>
          </table:table-cell>
          <table:table-cell table:number-columns-repeated="1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table:style-name="ce6" table:number-columns-repeated="2"/>
          <table:table-cell table:number-columns-repeated="18"/>
          <table:table-cell table:formula="of:=[.AX56]+[.AT56]+[.AP56]+[.AL56]+[.AH56]+[.AD56]+[.Z56]+[.V56]+[.R56]+[.N56]" ns41:value-type="float" table:style-name="ce45" office:value-type="float" office:value="4">
            <text:p>4</text:p>
          </table:table-cell>
          <table:table-cell table:formula="of:=[.AY56]+[.AU56]+[.AQ56]+[.AM56]+[.AI56]+[.AE56]+[.AA56]+[.W56]+[.S56]+[.O56]+[.L56]+[.J56]+[.H56]+[.F56]" ns41:value-type="float" table:style-name="ce45" office:value-type="float" office:value="7">
            <text:p>7</text:p>
          </table:table-cell>
          <table:table-cell table:formula="of:=[.AZ56]+[.AV56]+[.AR56]+[.AN56]+[.AJ56]+[.AF56]+[.AB56]+[.X56]+[.T56]+[.P56]" ns41:value-type="float" table:style-name="ce45" office:value-type="float" office:value="0">
            <text:p/>
          </table:table-cell>
          <table:table-cell table:formula="of:=[.BA56]+[.AW56]+[.AS56]+[.AO56]+[.AK56]+[.AG56]+[.AC56]+[.Y56]+[.U56]+[.Q56]+[.M56]+[.K56]+[.I56]+[.G56]" ns41:value-type="float" table:style-name="ce45" office:value-type="float" office:value="0">
            <text:p/>
          </table:table-cell>
          <table:table-cell table:formula="of:=[.BB56]+[.BD56]" ns41:value-type="float" table:style-name="ce45" office:value-type="float" office:value="4">
            <text:p>4</text:p>
          </table:table-cell>
          <table:table-cell table:formula="of:=[.BC56]+[.BE56]" ns41:value-type="float" table:style-name="ce45" office:value-type="float" office:value="7">
            <text:p>7</text:p>
          </table:table-cell>
          <table:table-cell table:formula="of:=[.C56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2" office:value-type="float">
            <text:p>12</text:p>
          </table:table-cell>
          <table:table-cell ns41:value-type="string" table:style-name="ce24" office:value-type="string">
            <text:p>Opperlieden</text:p>
          </table:table-cell>
          <table:table-cell ns41:value-type="string" table:style-name="ce17" office:value-type="string">
            <text:p>D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style-name="ce6"/>
          <table:table-cell table:number-columns-repeated="22"/>
          <table:table-cell table:formula="of:=[.AX57]+[.AT57]+[.AP57]+[.AL57]+[.AH57]+[.AD57]+[.Z57]+[.V57]+[.R57]+[.N57]" ns41:value-type="float" table:style-name="ce45" office:value-type="float" office:value="1">
            <text:p>1</text:p>
          </table:table-cell>
          <table:table-cell table:formula="of:=[.AY57]+[.AU57]+[.AQ57]+[.AM57]+[.AI57]+[.AE57]+[.AA57]+[.W57]+[.S57]+[.O57]+[.L57]+[.J57]+[.H57]+[.F57]" ns41:value-type="float" table:style-name="ce45" office:value-type="float" office:value="0">
            <text:p/>
          </table:table-cell>
          <table:table-cell table:formula="of:=[.AZ57]+[.AV57]+[.AR57]+[.AN57]+[.AJ57]+[.AF57]+[.AB57]+[.X57]+[.T57]+[.P57]" ns41:value-type="float" table:style-name="ce45" office:value-type="float" office:value="0">
            <text:p/>
          </table:table-cell>
          <table:table-cell table:formula="of:=[.BA57]+[.AW57]+[.AS57]+[.AO57]+[.AK57]+[.AG57]+[.AC57]+[.Y57]+[.U57]+[.Q57]+[.M57]+[.K57]+[.I57]+[.G57]" ns41:value-type="float" table:style-name="ce45" office:value-type="float" office:value="0">
            <text:p/>
          </table:table-cell>
          <table:table-cell table:formula="of:=[.BB57]+[.BD57]" ns41:value-type="float" table:style-name="ce45" office:value-type="float" office:value="1">
            <text:p>1</text:p>
          </table:table-cell>
          <table:table-cell table:formula="of:=[.BC57]+[.BE57]" ns41:value-type="float" table:style-name="ce45" office:value-type="float" office:value="0">
            <text:p/>
          </table:table-cell>
          <table:table-cell table:formula="of:=[.C57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/>
          <table:table-cell ns41:value-type="float" table:style-name="ce15" office:value="13" office:value-type="float">
            <text:p>13</text:p>
          </table:table-cell>
          <table:table-cell ns41:value-type="string" table:style-name="ce27" office:value-type="string">
            <text:p>Pompmakers</text:p>
          </table:table-cell>
          <table:table-cell ns41:value-type="string" table:style-name="ce31" office:value-type="string">
            <text:p>A</text:p>
          </table:table-cell>
          <table:table-cell table:style-name="ce15" table:number-columns-repeated="24"/>
          <table:table-cell ns41:value-type="float" table:style-name="ce38" office:value="1" office:value-type="float">
            <text:p>1</text:p>
          </table:table-cell>
          <table:table-cell table:style-name="ce15" table:number-columns-repeated="23"/>
          <table:table-cell table:formula="of:=[.AX58]+[.AT58]+[.AP58]+[.AL58]+[.AH58]+[.AD58]+[.Z58]+[.V58]+[.R58]+[.N58]" ns41:value-type="float" table:style-name="ce45" office:value-type="float" office:value="1">
            <text:p>1</text:p>
          </table:table-cell>
          <table:table-cell table:formula="of:=[.AY58]+[.AU58]+[.AQ58]+[.AM58]+[.AI58]+[.AE58]+[.AA58]+[.W58]+[.S58]+[.O58]+[.L58]+[.J58]+[.H58]+[.F58]" ns41:value-type="float" table:style-name="ce45" office:value-type="float" office:value="0">
            <text:p/>
          </table:table-cell>
          <table:table-cell table:formula="of:=[.AZ58]+[.AV58]+[.AR58]+[.AN58]+[.AJ58]+[.AF58]+[.AB58]+[.X58]+[.T58]+[.P58]" ns41:value-type="float" table:style-name="ce45" office:value-type="float" office:value="0">
            <text:p/>
          </table:table-cell>
          <table:table-cell table:formula="of:=[.BA58]+[.AW58]+[.AS58]+[.AO58]+[.AK58]+[.AG58]+[.AC58]+[.Y58]+[.U58]+[.Q58]+[.M58]+[.K58]+[.I58]+[.G58]" ns41:value-type="float" table:style-name="ce45" office:value-type="float" office:value="0">
            <text:p/>
          </table:table-cell>
          <table:table-cell table:formula="of:=[.BB58]+[.BD58]" ns41:value-type="float" table:style-name="ce45" office:value-type="float" office:value="1">
            <text:p>1</text:p>
          </table:table-cell>
          <table:table-cell table:formula="of:=[.BC58]+[.BE58]" ns41:value-type="float" table:style-name="ce45" office:value-type="float" office:value="0">
            <text:p/>
          </table:table-cell>
          <table:table-cell table:formula="of:=[.C58]" ns41:value-type="float" table:style-name="ce45" office:value-type="float" office:value="13">
            <text:p>13</text:p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4" office:value-type="float">
            <text:p>14</text:p>
          </table:table-cell>
          <table:table-cell ns41:value-type="string" table:style-name="ce24" office:value-type="string">
            <text:p>Timmerlieden</text:p>
          </table:table-cell>
          <table:table-cell ns41:value-type="string" table:style-name="ce17" office:value-type="string">
            <text:p>A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8" office:value-type="float">
            <text:p>18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table:style-name="ce15" office:value="134" office:value-type="float">
            <text:p>134</text:p>
          </table:table-cell>
          <table:table-cell ns41:value-type="float" table:style-name="ce15" office:value="41" office:value-type="float">
            <text:p>41</text:p>
          </table:table-cell>
          <table:table-cell table:number-columns-repeated="2"/>
          <table:table-cell ns41:value-type="float" office:value="283" office:value-type="float">
            <office:annotation draw:style-name="gr1" svg:height="2.031cm" draw:caption-point-y="-0.351cm" svg:width="3.547cm" svg:x="31.847cm" draw:caption-point-x="-0.141cm" svg:y="39.28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83</text:p>
          </table:table-cell>
          <table:table-cell ns41:value-type="float" table:style-name="ce6" office:value="16" office:value-type="float">
            <text:p>16</text:p>
          </table:table-cell>
          <table:table-cell table:number-columns-repeated="2"/>
          <table:table-cell ns41:value-type="float" office:value="131" office:value-type="float">
            <text:p>13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7" office:value-type="float">
            <text:p>3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9" office:value-type="float">
            <text:p>49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8" office:value-type="float">
            <text:p>48</text:p>
          </table:table-cell>
          <table:table-cell ns41:value-type="float" office:value="2" office:value-type="float">
            <text:p>2</text:p>
          </table:table-cell>
          <table:table-cell table:number-columns-repeated="6"/>
          <table:table-cell table:formula="of:=[.AX59]+[.AT59]+[.AP59]+[.AL59]+[.AH59]+[.AD59]+[.Z59]+[.V59]+[.R59]+[.N59]" ns41:value-type="float" table:style-name="ce45" office:value-type="float" office:value="686">
            <text:p>686</text:p>
          </table:table-cell>
          <table:table-cell table:formula="of:=[.AY59]+[.AU59]+[.AQ59]+[.AM59]+[.AI59]+[.AE59]+[.AA59]+[.W59]+[.S59]+[.O59]+[.L59]+[.J59]+[.H59]+[.F59]" ns41:value-type="float" table:style-name="ce45" office:value-type="float" office:value="97">
            <text:p>97</text:p>
          </table:table-cell>
          <table:table-cell table:formula="of:=[.AZ59]+[.AV59]+[.AR59]+[.AN59]+[.AJ59]+[.AF59]+[.AB59]+[.X59]+[.T59]+[.P59]" ns41:value-type="float" table:style-name="ce45" office:value-type="float" office:value="1">
            <text:p>1</text:p>
          </table:table-cell>
          <table:table-cell table:formula="of:=[.BA59]+[.AW59]+[.AS59]+[.AO59]+[.AK59]+[.AG59]+[.AC59]+[.Y59]+[.U59]+[.Q59]+[.M59]+[.K59]+[.I59]+[.G59]" ns41:value-type="float" table:style-name="ce45" office:value-type="float" office:value="0">
            <text:p/>
          </table:table-cell>
          <table:table-cell table:formula="of:=[.BB59]+[.BD59]" ns41:value-type="float" table:style-name="ce45" office:value-type="float" office:value="687">
            <text:p>687</text:p>
          </table:table-cell>
          <table:table-cell table:formula="of:=[.BC59]+[.BE59]" ns41:value-type="float" table:style-name="ce45" office:value-type="float" office:value="97">
            <text:p>97</text:p>
          </table:table-cell>
          <table:table-cell table:formula="of:=[.C59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B</text:p>
          </table:table-cell>
          <table:table-cell table:number-columns-repeated="13"/>
          <table:table-cell ns41:value-type="float" office:value="4" office:value-type="float">
            <text:p>4</text:p>
          </table:table-cell>
          <table:table-cell table:number-columns-repeated="7"/>
          <table:table-cell ns41:value-type="float" table:style-name="ce15" office:value="2" office:value-type="float">
            <text:p>2</text:p>
          </table:table-cell>
          <table:table-cell table:number-columns-repeated="3"/>
          <table:table-cell table:style-name="ce6"/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60]+[.AT60]+[.AP60]+[.AL60]+[.AH60]+[.AD60]+[.Z60]+[.V60]+[.R60]+[.N60]" ns41:value-type="float" table:style-name="ce45" office:value-type="float" office:value="2">
            <text:p>2</text:p>
          </table:table-cell>
          <table:table-cell table:formula="of:=[.AY60]+[.AU60]+[.AQ60]+[.AM60]+[.AI60]+[.AE60]+[.AA60]+[.W60]+[.S60]+[.O60]+[.L60]+[.J60]+[.H60]+[.F60]" ns41:value-type="float" table:style-name="ce45" office:value-type="float" office:value="6">
            <text:p>6</text:p>
          </table:table-cell>
          <table:table-cell table:formula="of:=[.AZ60]+[.AV60]+[.AR60]+[.AN60]+[.AJ60]+[.AF60]+[.AB60]+[.X60]+[.T60]+[.P60]" ns41:value-type="float" table:style-name="ce45" office:value-type="float" office:value="0">
            <text:p/>
          </table:table-cell>
          <table:table-cell table:formula="of:=[.BA60]+[.AW60]+[.AS60]+[.AO60]+[.AK60]+[.AG60]+[.AC60]+[.Y60]+[.U60]+[.Q60]+[.M60]+[.K60]+[.I60]+[.G60]" ns41:value-type="float" table:style-name="ce45" office:value-type="float" office:value="0">
            <text:p/>
          </table:table-cell>
          <table:table-cell table:formula="of:=[.BB60]+[.BD60]" ns41:value-type="float" table:style-name="ce45" office:value-type="float" office:value="2">
            <text:p>2</text:p>
          </table:table-cell>
          <table:table-cell table:formula="of:=[.BC60]+[.BE60]" ns41:value-type="float" table:style-name="ce45" office:value-type="float" office:value="6">
            <text:p>6</text:p>
          </table:table-cell>
          <table:table-cell table:formula="of:=[.C60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6" office:value-type="float">
            <text:p>16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table:style-name="ce15" office:value="2" office:value-type="float">
            <text:p>2</text:p>
          </table:table-cell>
          <table:table-cell table:number-columns-repeated="3"/>
          <table:table-cell table:style-name="ce6" table:number-columns-repeated="2"/>
          <table:table-cell table:number-columns-repeated="21"/>
          <table:table-cell table:formula="of:=[.AX61]+[.AT61]+[.AP61]+[.AL61]+[.AH61]+[.AD61]+[.Z61]+[.V61]+[.R61]+[.N61]" ns41:value-type="float" table:style-name="ce45" office:value-type="float" office:value="1">
            <text:p>1</text:p>
          </table:table-cell>
          <table:table-cell table:formula="of:=[.AY61]+[.AU61]+[.AQ61]+[.AM61]+[.AI61]+[.AE61]+[.AA61]+[.W61]+[.S61]+[.O61]+[.L61]+[.J61]+[.H61]+[.F61]" ns41:value-type="float" table:style-name="ce45" office:value-type="float" office:value="3">
            <text:p>3</text:p>
          </table:table-cell>
          <table:table-cell table:formula="of:=[.AZ61]+[.AV61]+[.AR61]+[.AN61]+[.AJ61]+[.AF61]+[.AB61]+[.X61]+[.T61]+[.P61]" ns41:value-type="float" table:style-name="ce45" office:value-type="float" office:value="0">
            <text:p/>
          </table:table-cell>
          <table:table-cell table:formula="of:=[.BA61]+[.AW61]+[.AS61]+[.AO61]+[.AK61]+[.AG61]+[.AC61]+[.Y61]+[.U61]+[.Q61]+[.M61]+[.K61]+[.I61]+[.G61]" ns41:value-type="float" table:style-name="ce45" office:value-type="float" office:value="0">
            <text:p/>
          </table:table-cell>
          <table:table-cell table:formula="of:=[.BB61]+[.BD61]" ns41:value-type="float" table:style-name="ce45" office:value-type="float" office:value="1">
            <text:p>1</text:p>
          </table:table-cell>
          <table:table-cell table:formula="of:=[.BC61]+[.BE61]" ns41:value-type="float" table:style-name="ce45" office:value-type="float" office:value="3">
            <text:p>3</text:p>
          </table:table-cell>
          <table:table-cell table:formula="of:=[.C61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D</text:p>
          </table:table-cell>
          <table:table-cell table:number-columns-repeated="6"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96" office:value-type="float">
            <text:p>96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38" office:value-type="float">
            <text:p>38</text:p>
          </table:table-cell>
          <table:table-cell ns41:value-type="float" table:style-name="ce15" office:value="69" office:value-type="float">
            <text:p>69</text:p>
          </table:table-cell>
          <table:table-cell table:number-columns-repeated="2"/>
          <table:table-cell ns41:value-type="float" office:value="62" office:value-type="float">
            <office:annotation draw:style-name="gr1" svg:height="2.031cm" draw:caption-point-y="-0.351cm" svg:width="3.547cm" svg:x="31.847cm" draw:caption-point-x="-0.141cm" svg:y="40.68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62</text:p>
          </table:table-cell>
          <table:table-cell ns41:value-type="float" table:style-name="ce6" office:value="15" office:value-type="float">
            <text:p>15</text:p>
          </table:table-cell>
          <table:table-cell table:number-columns-repeated="2"/>
          <table:table-cell ns41:value-type="float" office:value="31" office:value-type="float">
            <text:p>3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7"/>
          <table:table-cell table:formula="of:=[.AX62]+[.AT62]+[.AP62]+[.AL62]+[.AH62]+[.AD62]+[.Z62]+[.V62]+[.R62]+[.N62]" ns41:value-type="float" table:style-name="ce45" office:value-type="float" office:value="150">
            <text:p>150</text:p>
          </table:table-cell>
          <table:table-cell table:formula="of:=[.AY62]+[.AU62]+[.AQ62]+[.AM62]+[.AI62]+[.AE62]+[.AA62]+[.W62]+[.S62]+[.O62]+[.L62]+[.J62]+[.H62]+[.F62]" ns41:value-type="float" table:style-name="ce45" office:value-type="float" office:value="228">
            <text:p>228</text:p>
          </table:table-cell>
          <table:table-cell table:formula="of:=[.AZ62]+[.AV62]+[.AR62]+[.AN62]+[.AJ62]+[.AF62]+[.AB62]+[.X62]+[.T62]+[.P62]" ns41:value-type="float" table:style-name="ce45" office:value-type="float" office:value="0">
            <text:p/>
          </table:table-cell>
          <table:table-cell table:formula="of:=[.BA62]+[.AW62]+[.AS62]+[.AO62]+[.AK62]+[.AG62]+[.AC62]+[.Y62]+[.U62]+[.Q62]+[.M62]+[.K62]+[.I62]+[.G62]" ns41:value-type="float" table:style-name="ce45" office:value-type="float" office:value="0">
            <text:p/>
          </table:table-cell>
          <table:table-cell table:formula="of:=[.BB62]+[.BD62]" ns41:value-type="float" table:style-name="ce45" office:value-type="float" office:value="150">
            <text:p>150</text:p>
          </table:table-cell>
          <table:table-cell table:formula="of:=[.BC62]+[.BE62]" ns41:value-type="float" table:style-name="ce45" office:value-type="float" office:value="228">
            <text:p>228</text:p>
          </table:table-cell>
          <table:table-cell table:formula="of:=[.C62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 table:style-name="ce15"/>
          <table:table-cell ns41:value-type="string" table:style-name="ce24" office:value-type="string">
            <text:p>Afwerken van huizen, enz.</text:p>
          </table:table-cell>
          <table:table-cell table:style-name="ce17"/>
          <table:table-cell table:number-columns-repeated="48"/>
          <table:table-cell table:formula="of:=[.AX63]+[.AT63]+[.AP63]+[.AL63]+[.AH63]+[.AD63]+[.Z63]+[.V63]+[.R63]+[.N63]" ns41:value-type="float" table:style-name="ce45" office:value-type="float" office:value="0">
            <text:p/>
          </table:table-cell>
          <table:table-cell table:formula="of:=[.AY63]+[.AU63]+[.AQ63]+[.AM63]+[.AI63]+[.AE63]+[.AA63]+[.W63]+[.S63]+[.O63]+[.L63]+[.J63]+[.H63]+[.F63]" ns41:value-type="float" table:style-name="ce45" office:value-type="float" office:value="0">
            <text:p/>
          </table:table-cell>
          <table:table-cell table:formula="of:=[.AZ63]+[.AV63]+[.AR63]+[.AN63]+[.AJ63]+[.AF63]+[.AB63]+[.X63]+[.T63]+[.P63]" ns41:value-type="float" table:style-name="ce45" office:value-type="float" office:value="0">
            <text:p/>
          </table:table-cell>
          <table:table-cell table:formula="of:=[.BA63]+[.AW63]+[.AS63]+[.AO63]+[.AK63]+[.AG63]+[.AC63]+[.Y63]+[.U63]+[.Q63]+[.M63]+[.K63]+[.I63]+[.G63]" ns41:value-type="float" table:style-name="ce45" office:value-type="float" office:value="0">
            <text:p/>
          </table:table-cell>
          <table:table-cell table:formula="of:=[.BB63]+[.BD63]" ns41:value-type="float" table:style-name="ce45" office:value-type="float" office:value="0">
            <text:p/>
          </table:table-cell>
          <table:table-cell table:formula="of:=[.BC63]+[.BE63]" ns41:value-type="float" table:style-name="ce45" office:value-type="float" office:value="0">
            <text:p/>
          </table:table-cell>
          <table:table-cell table:formula="of:=[.C6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8" office:value-type="float">
            <text:p>18</text:p>
          </table:table-cell>
          <table:table-cell ns41:value-type="string" table:style-name="ce24" office:value-type="string">
            <text:p>Behangers</text:p>
          </table:table-cell>
          <table:table-cell ns41:value-type="string" table:style-name="ce17" office:value-type="string">
            <text:p>A</text:p>
          </table:table-cell>
          <table:table-cell table:number-columns-repeated="25"/>
          <table:table-cell table:style-name="ce6"/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table:formula="of:=[.AX64]+[.AT64]+[.AP64]+[.AL64]+[.AH64]+[.AD64]+[.Z64]+[.V64]+[.R64]+[.N64]" ns41:value-type="float" table:style-name="ce45" office:value-type="float" office:value="1">
            <text:p>1</text:p>
          </table:table-cell>
          <table:table-cell table:formula="of:=[.AY64]+[.AU64]+[.AQ64]+[.AM64]+[.AI64]+[.AE64]+[.AA64]+[.W64]+[.S64]+[.O64]+[.L64]+[.J64]+[.H64]+[.F64]" ns41:value-type="float" table:style-name="ce45" office:value-type="float" office:value="0">
            <text:p/>
          </table:table-cell>
          <table:table-cell table:formula="of:=[.AZ64]+[.AV64]+[.AR64]+[.AN64]+[.AJ64]+[.AF64]+[.AB64]+[.X64]+[.T64]+[.P64]" ns41:value-type="float" table:style-name="ce45" office:value-type="float" office:value="0">
            <text:p/>
          </table:table-cell>
          <table:table-cell table:formula="of:=[.BA64]+[.AW64]+[.AS64]+[.AO64]+[.AK64]+[.AG64]+[.AC64]+[.Y64]+[.U64]+[.Q64]+[.M64]+[.K64]+[.I64]+[.G64]" ns41:value-type="float" table:style-name="ce45" office:value-type="float" office:value="0">
            <text:p/>
          </table:table-cell>
          <table:table-cell table:formula="of:=[.BB64]+[.BD64]" ns41:value-type="float" table:style-name="ce45" office:value-type="float" office:value="1">
            <text:p>1</text:p>
          </table:table-cell>
          <table:table-cell table:formula="of:=[.BC64]+[.BE64]" ns41:value-type="float" table:style-name="ce45" office:value-type="float" office:value="0">
            <text:p/>
          </table:table-cell>
          <table:table-cell table:formula="of:=[.C64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19" office:value-type="float">
            <text:p>19</text:p>
          </table:table-cell>
          <table:table-cell ns41:value-type="string" table:style-name="ce24" office:value-type="string">
            <text:p>Huisschilders</text:p>
          </table:table-cell>
          <table:table-cell ns41:value-type="string" table:style-name="ce31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59" office:value-type="float">
            <text:p>59</text:p>
          </table:table-cell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96" office:value-type="float">
            <office:annotation draw:style-name="gr1" svg:height="2.031cm" draw:caption-point-y="-0.351cm" svg:width="3.547cm" svg:x="31.847cm" draw:caption-point-x="-0.141cm" svg:y="42.0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96</text:p>
          </table:table-cell>
          <table:table-cell ns41:value-type="float" table:style-name="ce6" office:value="8" office:value-type="float">
            <text:p>8</text:p>
          </table:table-cell>
          <table:table-cell table:style-name="ce6"/>
          <table:table-cell/>
          <table:table-cell ns41:value-type="float" office:value="35" office:value-type="float">
            <text:p>35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table:number-columns-repeated="7"/>
          <table:table-cell table:formula="of:=[.AX65]+[.AT65]+[.AP65]+[.AL65]+[.AH65]+[.AD65]+[.Z65]+[.V65]+[.R65]+[.N65]" ns41:value-type="float" table:style-name="ce45" office:value-type="float" office:value="231">
            <text:p>231</text:p>
          </table:table-cell>
          <table:table-cell table:formula="of:=[.AY65]+[.AU65]+[.AQ65]+[.AM65]+[.AI65]+[.AE65]+[.AA65]+[.W65]+[.S65]+[.O65]+[.L65]+[.J65]+[.H65]+[.F65]" ns41:value-type="float" table:style-name="ce45" office:value-type="float" office:value="51">
            <text:p>51</text:p>
          </table:table-cell>
          <table:table-cell table:formula="of:=[.AZ65]+[.AV65]+[.AR65]+[.AN65]+[.AJ65]+[.AF65]+[.AB65]+[.X65]+[.T65]+[.P65]" ns41:value-type="float" table:style-name="ce45" office:value-type="float" office:value="5">
            <text:p>5</text:p>
          </table:table-cell>
          <table:table-cell table:formula="of:=[.BA65]+[.AW65]+[.AS65]+[.AO65]+[.AK65]+[.AG65]+[.AC65]+[.Y65]+[.U65]+[.Q65]+[.M65]+[.K65]+[.I65]+[.G65]" ns41:value-type="float" table:style-name="ce45" office:value-type="float" office:value="0">
            <text:p/>
          </table:table-cell>
          <table:table-cell table:formula="of:=[.BB65]+[.BD65]" ns41:value-type="float" table:style-name="ce45" office:value-type="float" office:value="236">
            <text:p>236</text:p>
          </table:table-cell>
          <table:table-cell table:formula="of:=[.BC65]+[.BE65]" ns41:value-type="float" table:style-name="ce45" office:value-type="float" office:value="51">
            <text:p>51</text:p>
          </table:table-cell>
          <table:table-cell table:formula="of:=[.C65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20" office:value-type="float">
            <text:p>20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31" office:value-type="string">
            <text:p>B</text:p>
          </table:table-cell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table:style-name="ce39"/>
          <table:table-cell table:style-name="ce30" table:number-columns-repeated="23"/>
          <table:table-cell table:formula="of:=[.AX66]+[.AT66]+[.AP66]+[.AL66]+[.AH66]+[.AD66]+[.Z66]+[.V66]+[.R66]+[.N66]" ns41:value-type="float" table:style-name="ce45" office:value-type="float" office:value="0">
            <text:p/>
          </table:table-cell>
          <table:table-cell table:formula="of:=[.AY66]+[.AU66]+[.AQ66]+[.AM66]+[.AI66]+[.AE66]+[.AA66]+[.W66]+[.S66]+[.O66]+[.L66]+[.J66]+[.H66]+[.F66]" ns41:value-type="float" table:style-name="ce45" office:value-type="float" office:value="3">
            <text:p>3</text:p>
          </table:table-cell>
          <table:table-cell table:formula="of:=[.AZ66]+[.AV66]+[.AR66]+[.AN66]+[.AJ66]+[.AF66]+[.AB66]+[.X66]+[.T66]+[.P66]" ns41:value-type="float" table:style-name="ce45" office:value-type="float" office:value="0">
            <text:p/>
          </table:table-cell>
          <table:table-cell table:formula="of:=[.BA66]+[.AW66]+[.AS66]+[.AO66]+[.AK66]+[.AG66]+[.AC66]+[.Y66]+[.U66]+[.Q66]+[.M66]+[.K66]+[.I66]+[.G66]" ns41:value-type="float" table:style-name="ce45" office:value-type="float" office:value="0">
            <text:p/>
          </table:table-cell>
          <table:table-cell table:formula="of:=[.BB66]+[.BD66]" ns41:value-type="float" table:style-name="ce45" office:value-type="float" office:value="0">
            <text:p/>
          </table:table-cell>
          <table:table-cell table:formula="of:=[.BC66]+[.BE66]" ns41:value-type="float" table:style-name="ce45" office:value-type="float" office:value="3">
            <text:p>3</text:p>
          </table:table-cell>
          <table:table-cell table:formula="of:=[.C66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31" office:value-type="string">
            <text:p>C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6"/>
          <table:table-cell table:formula="of:=[.AX67]+[.AT67]+[.AP67]+[.AL67]+[.AH67]+[.AD67]+[.Z67]+[.V67]+[.R67]+[.N67]" ns41:value-type="float" table:style-name="ce45" office:value-type="float" office:value="0">
            <text:p/>
          </table:table-cell>
          <table:table-cell table:formula="of:=[.AY67]+[.AU67]+[.AQ67]+[.AM67]+[.AI67]+[.AE67]+[.AA67]+[.W67]+[.S67]+[.O67]+[.L67]+[.J67]+[.H67]+[.F67]" ns41:value-type="float" table:style-name="ce45" office:value-type="float" office:value="4">
            <text:p>4</text:p>
          </table:table-cell>
          <table:table-cell table:formula="of:=[.AZ67]+[.AV67]+[.AR67]+[.AN67]+[.AJ67]+[.AF67]+[.AB67]+[.X67]+[.T67]+[.P67]" ns41:value-type="float" table:style-name="ce45" office:value-type="float" office:value="0">
            <text:p/>
          </table:table-cell>
          <table:table-cell table:formula="of:=[.BA67]+[.AW67]+[.AS67]+[.AO67]+[.AK67]+[.AG67]+[.AC67]+[.Y67]+[.U67]+[.Q67]+[.M67]+[.K67]+[.I67]+[.G67]" ns41:value-type="float" table:style-name="ce45" office:value-type="float" office:value="0">
            <text:p/>
          </table:table-cell>
          <table:table-cell table:formula="of:=[.BB67]+[.BD67]" ns41:value-type="float" table:style-name="ce45" office:value-type="float" office:value="0">
            <text:p/>
          </table:table-cell>
          <table:table-cell table:formula="of:=[.BC67]+[.BE67]" ns41:value-type="float" table:style-name="ce45" office:value-type="float" office:value="4">
            <text:p>4</text:p>
          </table:table-cell>
          <table:table-cell table:formula="of:=[.C67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22" office:value-type="float">
            <text:p>22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31" office:value-type="string">
            <text:p>D</text:p>
          </table:table-cell>
          <table:table-cell table:number-columns-repeated="6"/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53" office:value-type="float">
            <text:p>5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0" office:value-type="float">
            <text:p>30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5" office:value-type="float">
            <text:p>5</text:p>
          </table:table-cell>
          <table:table-cell table:style-name="ce6"/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4"/>
          <table:table-cell table:formula="of:=[.AX68]+[.AT68]+[.AP68]+[.AL68]+[.AH68]+[.AD68]+[.Z68]+[.V68]+[.R68]+[.N68]" ns41:value-type="float" table:style-name="ce45" office:value-type="float" office:value="17">
            <text:p>17</text:p>
          </table:table-cell>
          <table:table-cell table:formula="of:=[.AY68]+[.AU68]+[.AQ68]+[.AM68]+[.AI68]+[.AE68]+[.AA68]+[.W68]+[.S68]+[.O68]+[.L68]+[.J68]+[.H68]+[.F68]" ns41:value-type="float" table:style-name="ce45" office:value-type="float" office:value="145">
            <text:p>145</text:p>
          </table:table-cell>
          <table:table-cell table:formula="of:=[.AZ68]+[.AV68]+[.AR68]+[.AN68]+[.AJ68]+[.AF68]+[.AB68]+[.X68]+[.T68]+[.P68]" ns41:value-type="float" table:style-name="ce45" office:value-type="float" office:value="0">
            <text:p/>
          </table:table-cell>
          <table:table-cell table:formula="of:=[.BA68]+[.AW68]+[.AS68]+[.AO68]+[.AK68]+[.AG68]+[.AC68]+[.Y68]+[.U68]+[.Q68]+[.M68]+[.K68]+[.I68]+[.G68]" ns41:value-type="float" table:style-name="ce45" office:value-type="float" office:value="0">
            <text:p/>
          </table:table-cell>
          <table:table-cell table:formula="of:=[.BB68]+[.BD68]" ns41:value-type="float" table:style-name="ce45" office:value-type="float" office:value="17">
            <text:p>17</text:p>
          </table:table-cell>
          <table:table-cell table:formula="of:=[.BC68]+[.BE68]" ns41:value-type="float" table:style-name="ce45" office:value-type="float" office:value="145">
            <text:p>145</text:p>
          </table:table-cell>
          <table:table-cell table:formula="of:=[.C68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23" office:value-type="float">
            <text:p>23</text:p>
          </table:table-cell>
          <table:table-cell ns41:value-type="string" table:style-name="ce24" office:value-type="string">
            <text:p>Stukadoors</text:p>
          </table:table-cell>
          <table:table-cell ns41:value-type="string" table:style-name="ce31" office:value-type="string">
            <text:p>A</text:p>
          </table:table-cell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style-name="ce6"/>
          <table:table-cell table:number-columns-repeated="22"/>
          <table:table-cell table:formula="of:=[.AX69]+[.AT69]+[.AP69]+[.AL69]+[.AH69]+[.AD69]+[.Z69]+[.V69]+[.R69]+[.N69]" ns41:value-type="float" table:style-name="ce45" office:value-type="float" office:value="6">
            <text:p>6</text:p>
          </table:table-cell>
          <table:table-cell table:formula="of:=[.AY69]+[.AU69]+[.AQ69]+[.AM69]+[.AI69]+[.AE69]+[.AA69]+[.W69]+[.S69]+[.O69]+[.L69]+[.J69]+[.H69]+[.F69]" ns41:value-type="float" table:style-name="ce45" office:value-type="float" office:value="1">
            <text:p>1</text:p>
          </table:table-cell>
          <table:table-cell table:formula="of:=[.AZ69]+[.AV69]+[.AR69]+[.AN69]+[.AJ69]+[.AF69]+[.AB69]+[.X69]+[.T69]+[.P69]" ns41:value-type="float" table:style-name="ce45" office:value-type="float" office:value="0">
            <text:p/>
          </table:table-cell>
          <table:table-cell table:formula="of:=[.BA69]+[.AW69]+[.AS69]+[.AO69]+[.AK69]+[.AG69]+[.AC69]+[.Y69]+[.U69]+[.Q69]+[.M69]+[.K69]+[.I69]+[.G69]" ns41:value-type="float" table:style-name="ce45" office:value-type="float" office:value="0">
            <text:p/>
          </table:table-cell>
          <table:table-cell table:formula="of:=[.BB69]+[.BD69]" ns41:value-type="float" table:style-name="ce45" office:value-type="float" office:value="6">
            <text:p>6</text:p>
          </table:table-cell>
          <table:table-cell table:formula="of:=[.BC69]+[.BE69]" ns41:value-type="float" table:style-name="ce45" office:value-type="float" office:value="1">
            <text:p>1</text:p>
          </table:table-cell>
          <table:table-cell table:formula="of:=[.C69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/>
          <table:table-cell ns41:value-type="float" table:style-name="ce15" office:value="24" office:value-type="float">
            <text:p>24</text:p>
          </table:table-cell>
          <table:table-cell ns41:value-type="string" table:style-name="ce27" office:value-type="string">
            <text:p>id.</text:p>
          </table:table-cell>
          <table:table-cell ns41:value-type="string" table:style-name="ce31" office:value-type="string">
            <text:p>D</text:p>
          </table:table-cell>
          <table:table-cell table:style-name="ce15" table:number-columns-repeated="9"/>
          <table:table-cell ns41:value-type="float" table:style-name="ce15" office:value="1" office:value-type="float">
            <text:p>1</text:p>
          </table:table-cell>
          <table:table-cell table:style-name="ce15" table:number-columns-repeated="3"/>
          <table:table-cell ns41:value-type="float" table:style-name="ce15" office:value="1" office:value-type="float">
            <text:p>1</text:p>
          </table:table-cell>
          <table:table-cell table:style-name="ce15" table:number-columns-repeated="7"/>
          <table:table-cell ns41:value-type="float" table:style-name="ce15" office:value="1" office:value-type="float">
            <text:p>1</text:p>
          </table:table-cell>
          <table:table-cell table:style-name="ce15" table:number-columns-repeated="2"/>
          <table:table-cell ns41:value-type="float" table:style-name="ce38" office:value="1" office:value-type="float">
            <text:p>1</text:p>
          </table:table-cell>
          <table:table-cell table:style-name="ce15" table:number-columns-repeated="23"/>
          <table:table-cell table:formula="of:=[.AX70]+[.AT70]+[.AP70]+[.AL70]+[.AH70]+[.AD70]+[.Z70]+[.V70]+[.R70]+[.N70]" ns41:value-type="float" table:style-name="ce45" office:value-type="float" office:value="1">
            <text:p>1</text:p>
          </table:table-cell>
          <table:table-cell table:formula="of:=[.AY70]+[.AU70]+[.AQ70]+[.AM70]+[.AI70]+[.AE70]+[.AA70]+[.W70]+[.S70]+[.O70]+[.L70]+[.J70]+[.H70]+[.F70]" ns41:value-type="float" table:style-name="ce45" office:value-type="float" office:value="3">
            <text:p>3</text:p>
          </table:table-cell>
          <table:table-cell table:formula="of:=[.AZ70]+[.AV70]+[.AR70]+[.AN70]+[.AJ70]+[.AF70]+[.AB70]+[.X70]+[.T70]+[.P70]" ns41:value-type="float" table:style-name="ce45" office:value-type="float" office:value="0">
            <text:p/>
          </table:table-cell>
          <table:table-cell table:formula="of:=[.BA70]+[.AW70]+[.AS70]+[.AO70]+[.AK70]+[.AG70]+[.AC70]+[.Y70]+[.U70]+[.Q70]+[.M70]+[.K70]+[.I70]+[.G70]" ns41:value-type="float" table:style-name="ce45" office:value-type="float" office:value="0">
            <text:p/>
          </table:table-cell>
          <table:table-cell table:formula="of:=[.BB70]+[.BD70]" ns41:value-type="float" table:style-name="ce45" office:value-type="float" office:value="1">
            <text:p>1</text:p>
          </table:table-cell>
          <table:table-cell table:formula="of:=[.BC70]+[.BE70]" ns41:value-type="float" table:style-name="ce45" office:value-type="float" office:value="3">
            <text:p>3</text:p>
          </table:table-cell>
          <table:table-cell table:formula="of:=[.C70]" ns41:value-type="float" table:style-name="ce45" office:value-type="float" office:value="24">
            <text:p>24</text:p>
          </table:table-cell>
          <table:table-cell table:style-name="ce6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Openbare werken.</text:p>
          </table:table-cell>
          <table:table-cell table:number-columns-repeated="49"/>
          <table:table-cell table:formula="of:=[.AX71]+[.AT71]+[.AP71]+[.AL71]+[.AH71]+[.AD71]+[.Z71]+[.V71]+[.R71]+[.N71]" ns41:value-type="float" table:style-name="ce45" office:value-type="float" office:value="0">
            <text:p/>
          </table:table-cell>
          <table:table-cell table:formula="of:=[.AY71]+[.AU71]+[.AQ71]+[.AM71]+[.AI71]+[.AE71]+[.AA71]+[.W71]+[.S71]+[.O71]+[.L71]+[.J71]+[.H71]+[.F71]" ns41:value-type="float" table:style-name="ce45" office:value-type="float" office:value="0">
            <text:p/>
          </table:table-cell>
          <table:table-cell table:formula="of:=[.AZ71]+[.AV71]+[.AR71]+[.AN71]+[.AJ71]+[.AF71]+[.AB71]+[.X71]+[.T71]+[.P71]" ns41:value-type="float" table:style-name="ce45" office:value-type="float" office:value="0">
            <text:p/>
          </table:table-cell>
          <table:table-cell table:formula="of:=[.BA71]+[.AW71]+[.AS71]+[.AO71]+[.AK71]+[.AG71]+[.AC71]+[.Y71]+[.U71]+[.Q71]+[.M71]+[.K71]+[.I71]+[.G71]" ns41:value-type="float" table:style-name="ce45" office:value-type="float" office:value="0">
            <text:p/>
          </table:table-cell>
          <table:table-cell table:formula="of:=[.BB71]+[.BD71]" ns41:value-type="float" table:style-name="ce45" office:value-type="float" office:value="0">
            <text:p/>
          </table:table-cell>
          <table:table-cell table:formula="of:=[.BC71]+[.BE71]" ns41:value-type="float" table:style-name="ce45" office:value-type="float" office:value="0">
            <text:p/>
          </table:table-cell>
          <table:table-cell table:formula="of:=[.C7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Aannemers</text:p>
          </table:table-cell>
          <table:table-cell ns41:value-type="string" table:style-name="ce31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table:number-columns-repeated="2" office:value-type="float">
            <text:p>3</text:p>
          </table:table-cell>
          <table:table-cell table:number-columns-repeated="2"/>
          <table:table-cell ns41:value-type="float" office:value="13" office:value-type="float">
            <office:annotation draw:style-name="gr1" svg:height="2.032cm" draw:caption-point-y="-0.35cm" svg:width="3.547cm" svg:x="31.847cm" draw:caption-point-x="-0.141cm" svg:y="45.33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3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72]+[.AT72]+[.AP72]+[.AL72]+[.AH72]+[.AD72]+[.Z72]+[.V72]+[.R72]+[.N72]" ns41:value-type="float" table:style-name="ce45" office:value-type="float" office:value="21">
            <text:p>21</text:p>
          </table:table-cell>
          <table:table-cell table:formula="of:=[.AY72]+[.AU72]+[.AQ72]+[.AM72]+[.AI72]+[.AE72]+[.AA72]+[.W72]+[.S72]+[.O72]+[.L72]+[.J72]+[.H72]+[.F72]" ns41:value-type="float" table:style-name="ce45" office:value-type="float" office:value="6">
            <text:p>6</text:p>
          </table:table-cell>
          <table:table-cell table:formula="of:=[.AZ72]+[.AV72]+[.AR72]+[.AN72]+[.AJ72]+[.AF72]+[.AB72]+[.X72]+[.T72]+[.P72]" ns41:value-type="float" table:style-name="ce45" office:value-type="float" office:value="0">
            <text:p/>
          </table:table-cell>
          <table:table-cell table:formula="of:=[.BA72]+[.AW72]+[.AS72]+[.AO72]+[.AK72]+[.AG72]+[.AC72]+[.Y72]+[.U72]+[.Q72]+[.M72]+[.K72]+[.I72]+[.G72]" ns41:value-type="float" table:style-name="ce45" office:value-type="float" office:value="0">
            <text:p/>
          </table:table-cell>
          <table:table-cell table:formula="of:=[.BB72]+[.BD72]" ns41:value-type="float" table:style-name="ce45" office:value-type="float" office:value="21">
            <text:p>21</text:p>
          </table:table-cell>
          <table:table-cell table:formula="of:=[.BC72]+[.BE72]" ns41:value-type="float" table:style-name="ce45" office:value-type="float" office:value="6">
            <text:p>6</text:p>
          </table:table-cell>
          <table:table-cell table:formula="of:=[.C72]" ns41:value-type="float" table:style-name="ce45" office:value-type="float" office:value="25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Aardwerkers</text:p>
          </table:table-cell>
          <table:table-cell ns41:value-type="string" table:style-name="ce31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7"/>
          <table:table-cell table:formula="of:=[.AX73]+[.AT73]+[.AP73]+[.AL73]+[.AH73]+[.AD73]+[.Z73]+[.V73]+[.R73]+[.N73]" ns41:value-type="float" table:style-name="ce45" office:value-type="float" office:value="20">
            <text:p>20</text:p>
          </table:table-cell>
          <table:table-cell table:formula="of:=[.AY73]+[.AU73]+[.AQ73]+[.AM73]+[.AI73]+[.AE73]+[.AA73]+[.W73]+[.S73]+[.O73]+[.L73]+[.J73]+[.H73]+[.F73]" ns41:value-type="float" table:style-name="ce45" office:value-type="float" office:value="1">
            <text:p>1</text:p>
          </table:table-cell>
          <table:table-cell table:formula="of:=[.AZ73]+[.AV73]+[.AR73]+[.AN73]+[.AJ73]+[.AF73]+[.AB73]+[.X73]+[.T73]+[.P73]" ns41:value-type="float" table:style-name="ce45" office:value-type="float" office:value="0">
            <text:p/>
          </table:table-cell>
          <table:table-cell table:formula="of:=[.BA73]+[.AW73]+[.AS73]+[.AO73]+[.AK73]+[.AG73]+[.AC73]+[.Y73]+[.U73]+[.Q73]+[.M73]+[.K73]+[.I73]+[.G73]" ns41:value-type="float" table:style-name="ce45" office:value-type="float" office:value="0">
            <text:p/>
          </table:table-cell>
          <table:table-cell table:formula="of:=[.BB73]+[.BD73]" ns41:value-type="float" table:style-name="ce45" office:value-type="float" office:value="20">
            <text:p>20</text:p>
          </table:table-cell>
          <table:table-cell table:formula="of:=[.BC73]+[.BE73]" ns41:value-type="float" table:style-name="ce45" office:value-type="float" office:value="1">
            <text:p>1</text:p>
          </table:table-cell>
          <table:table-cell table:formula="of:=[.C73]" ns41:value-type="float" table:style-name="ce45" office:value-type="float" office:value="26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Dijkwerkers</text:p>
          </table:table-cell>
          <table:table-cell ns41:value-type="string" table:style-name="ce31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11"/>
          <table:table-cell table:formula="of:=[.AX74]+[.AT74]+[.AP74]+[.AL74]+[.AH74]+[.AD74]+[.Z74]+[.V74]+[.R74]+[.N74]" ns41:value-type="float" table:style-name="ce45" office:value-type="float" office:value="2">
            <text:p>2</text:p>
          </table:table-cell>
          <table:table-cell table:formula="of:=[.AY74]+[.AU74]+[.AQ74]+[.AM74]+[.AI74]+[.AE74]+[.AA74]+[.W74]+[.S74]+[.O74]+[.L74]+[.J74]+[.H74]+[.F74]" ns41:value-type="float" table:style-name="ce45" office:value-type="float" office:value="0">
            <text:p/>
          </table:table-cell>
          <table:table-cell table:formula="of:=[.AZ74]+[.AV74]+[.AR74]+[.AN74]+[.AJ74]+[.AF74]+[.AB74]+[.X74]+[.T74]+[.P74]" ns41:value-type="float" table:style-name="ce45" office:value-type="float" office:value="0">
            <text:p/>
          </table:table-cell>
          <table:table-cell table:formula="of:=[.BA74]+[.AW74]+[.AS74]+[.AO74]+[.AK74]+[.AG74]+[.AC74]+[.Y74]+[.U74]+[.Q74]+[.M74]+[.K74]+[.I74]+[.G74]" ns41:value-type="float" table:style-name="ce45" office:value-type="float" office:value="0">
            <text:p/>
          </table:table-cell>
          <table:table-cell table:formula="of:=[.BB74]+[.BD74]" ns41:value-type="float" table:style-name="ce45" office:value-type="float" office:value="2">
            <text:p>2</text:p>
          </table:table-cell>
          <table:table-cell table:formula="of:=[.BC74]+[.BE74]" ns41:value-type="float" table:style-name="ce45" office:value-type="float" office:value="0">
            <text:p/>
          </table:table-cell>
          <table:table-cell table:formula="of:=[.C74]" ns41:value-type="float" table:style-name="ce45" office:value-type="float" office:value="27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Opzichters</text:p>
          </table:table-cell>
          <table:table-cell ns41:value-type="string" table:style-name="ce31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7"/>
          <table:table-cell table:formula="of:=[.AX75]+[.AT75]+[.AP75]+[.AL75]+[.AH75]+[.AD75]+[.Z75]+[.V75]+[.R75]+[.N75]" ns41:value-type="float" table:style-name="ce45" office:value-type="float" office:value="3">
            <text:p>3</text:p>
          </table:table-cell>
          <table:table-cell table:formula="of:=[.AY75]+[.AU75]+[.AQ75]+[.AM75]+[.AI75]+[.AE75]+[.AA75]+[.W75]+[.S75]+[.O75]+[.L75]+[.J75]+[.H75]+[.F75]" ns41:value-type="float" table:style-name="ce45" office:value-type="float" office:value="2">
            <text:p>2</text:p>
          </table:table-cell>
          <table:table-cell table:formula="of:=[.AZ75]+[.AV75]+[.AR75]+[.AN75]+[.AJ75]+[.AF75]+[.AB75]+[.X75]+[.T75]+[.P75]" ns41:value-type="float" table:style-name="ce45" office:value-type="float" office:value="0">
            <text:p/>
          </table:table-cell>
          <table:table-cell table:formula="of:=[.BA75]+[.AW75]+[.AS75]+[.AO75]+[.AK75]+[.AG75]+[.AC75]+[.Y75]+[.U75]+[.Q75]+[.M75]+[.K75]+[.I75]+[.G75]" ns41:value-type="float" table:style-name="ce45" office:value-type="float" office:value="0">
            <text:p/>
          </table:table-cell>
          <table:table-cell table:formula="of:=[.BB75]+[.BD75]" ns41:value-type="float" table:style-name="ce45" office:value-type="float" office:value="3">
            <text:p>3</text:p>
          </table:table-cell>
          <table:table-cell table:formula="of:=[.BC75]+[.BE75]" ns41:value-type="float" table:style-name="ce45" office:value-type="float" office:value="2">
            <text:p>2</text:p>
          </table:table-cell>
          <table:table-cell table:formula="of:=[.C75]" ns41:value-type="float" table:style-name="ce45" office:value-type="float" office:value="28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4" office:value-type="string">
            <text:p>Polderwerkers</text:p>
          </table:table-cell>
          <table:table-cell ns41:value-type="string" table:style-name="ce31" office:value-type="string">
            <text:p>D</text:p>
          </table:table-cell>
          <table:table-cell table:number-columns-repeated="16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76]+[.AT76]+[.AP76]+[.AL76]+[.AH76]+[.AD76]+[.Z76]+[.V76]+[.R76]+[.N76]" ns41:value-type="float" table:style-name="ce45" office:value-type="float" office:value="3">
            <text:p>3</text:p>
          </table:table-cell>
          <table:table-cell table:formula="of:=[.AY76]+[.AU76]+[.AQ76]+[.AM76]+[.AI76]+[.AE76]+[.AA76]+[.W76]+[.S76]+[.O76]+[.L76]+[.J76]+[.H76]+[.F76]" ns41:value-type="float" table:style-name="ce45" office:value-type="float" office:value="5">
            <text:p>5</text:p>
          </table:table-cell>
          <table:table-cell table:formula="of:=[.AZ76]+[.AV76]+[.AR76]+[.AN76]+[.AJ76]+[.AF76]+[.AB76]+[.X76]+[.T76]+[.P76]" ns41:value-type="float" table:style-name="ce45" office:value-type="float" office:value="0">
            <text:p/>
          </table:table-cell>
          <table:table-cell table:formula="of:=[.BA76]+[.AW76]+[.AS76]+[.AO76]+[.AK76]+[.AG76]+[.AC76]+[.Y76]+[.U76]+[.Q76]+[.M76]+[.K76]+[.I76]+[.G76]" ns41:value-type="float" table:style-name="ce45" office:value-type="float" office:value="0">
            <text:p/>
          </table:table-cell>
          <table:table-cell table:formula="of:=[.BB76]+[.BD76]" ns41:value-type="float" table:style-name="ce45" office:value-type="float" office:value="3">
            <text:p>3</text:p>
          </table:table-cell>
          <table:table-cell table:formula="of:=[.BC76]+[.BE76]" ns41:value-type="float" table:style-name="ce45" office:value-type="float" office:value="5">
            <text:p>5</text:p>
          </table:table-cell>
          <table:table-cell table:formula="of:=[.C76]" ns41:value-type="float" table:style-name="ce45" office:value-type="float" office:value="29">
            <text:p>2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4" office:value-type="string">
            <text:p>Straatmakers</text:p>
          </table:table-cell>
          <table:table-cell ns41:value-type="string" table:style-name="ce31" office:value-type="string">
            <text:p>D</text:p>
          </table:table-cell>
          <table:table-cell table:number-columns-repeated="3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77]+[.AT77]+[.AP77]+[.AL77]+[.AH77]+[.AD77]+[.Z77]+[.V77]+[.R77]+[.N77]" ns41:value-type="float" table:style-name="ce45" office:value-type="float" office:value="2">
            <text:p>2</text:p>
          </table:table-cell>
          <table:table-cell table:formula="of:=[.AY77]+[.AU77]+[.AQ77]+[.AM77]+[.AI77]+[.AE77]+[.AA77]+[.W77]+[.S77]+[.O77]+[.L77]+[.J77]+[.H77]+[.F77]" ns41:value-type="float" table:style-name="ce45" office:value-type="float" office:value="0">
            <text:p/>
          </table:table-cell>
          <table:table-cell table:formula="of:=[.AZ77]+[.AV77]+[.AR77]+[.AN77]+[.AJ77]+[.AF77]+[.AB77]+[.X77]+[.T77]+[.P77]" ns41:value-type="float" table:style-name="ce45" office:value-type="float" office:value="0">
            <text:p/>
          </table:table-cell>
          <table:table-cell table:formula="of:=[.BA77]+[.AW77]+[.AS77]+[.AO77]+[.AK77]+[.AG77]+[.AC77]+[.Y77]+[.U77]+[.Q77]+[.M77]+[.K77]+[.I77]+[.G77]" ns41:value-type="float" table:style-name="ce45" office:value-type="float" office:value="0">
            <text:p/>
          </table:table-cell>
          <table:table-cell table:formula="of:=[.BB77]+[.BD77]" ns41:value-type="float" table:style-name="ce45" office:value-type="float" office:value="2">
            <text:p>2</text:p>
          </table:table-cell>
          <table:table-cell table:formula="of:=[.BC77]+[.BE77]" ns41:value-type="float" table:style-name="ce45" office:value-type="float" office:value="0">
            <text:p/>
          </table:table-cell>
          <table:table-cell table:formula="of:=[.C77]" ns41:value-type="float" table:style-name="ce45" office:value-type="float" office:value="30">
            <text:p>3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4" office:value-type="string">
            <text:p>Wegwerkers</text:p>
          </table:table-cell>
          <table:table-cell ns41:value-type="string" table:style-name="ce31" office:value-type="string">
            <text:p>D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78]+[.AT78]+[.AP78]+[.AL78]+[.AH78]+[.AD78]+[.Z78]+[.V78]+[.R78]+[.N78]" ns41:value-type="float" table:style-name="ce45" office:value-type="float" office:value="9">
            <text:p>9</text:p>
          </table:table-cell>
          <table:table-cell table:formula="of:=[.AY78]+[.AU78]+[.AQ78]+[.AM78]+[.AI78]+[.AE78]+[.AA78]+[.W78]+[.S78]+[.O78]+[.L78]+[.J78]+[.H78]+[.F78]" ns41:value-type="float" table:style-name="ce45" office:value-type="float" office:value="2">
            <text:p>2</text:p>
          </table:table-cell>
          <table:table-cell table:formula="of:=[.AZ78]+[.AV78]+[.AR78]+[.AN78]+[.AJ78]+[.AF78]+[.AB78]+[.X78]+[.T78]+[.P78]" ns41:value-type="float" table:style-name="ce45" office:value-type="float" office:value="0">
            <text:p/>
          </table:table-cell>
          <table:table-cell table:formula="of:=[.BA78]+[.AW78]+[.AS78]+[.AO78]+[.AK78]+[.AG78]+[.AC78]+[.Y78]+[.U78]+[.Q78]+[.M78]+[.K78]+[.I78]+[.G78]" ns41:value-type="float" table:style-name="ce45" office:value-type="float" office:value="0">
            <text:p/>
          </table:table-cell>
          <table:table-cell table:formula="of:=[.BB78]+[.BD78]" ns41:value-type="float" table:style-name="ce45" office:value-type="float" office:value="9">
            <text:p>9</text:p>
          </table:table-cell>
          <table:table-cell table:formula="of:=[.BC78]+[.BE78]" ns41:value-type="float" table:style-name="ce45" office:value-type="float" office:value="2">
            <text:p>2</text:p>
          </table:table-cell>
          <table:table-cell table:formula="of:=[.C78]" ns41:value-type="float" table:style-name="ce45" office:value-type="float" office:value="31">
            <text:p>31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Reiniging van bouwwerken, wegen en straten.</text:p>
          </table:table-cell>
          <table:table-cell table:number-columns-repeated="49"/>
          <table:table-cell table:formula="of:=[.AX79]+[.AT79]+[.AP79]+[.AL79]+[.AH79]+[.AD79]+[.Z79]+[.V79]+[.R79]+[.N79]" ns41:value-type="float" table:style-name="ce45" office:value-type="float" office:value="0">
            <text:p/>
          </table:table-cell>
          <table:table-cell table:formula="of:=[.AY79]+[.AU79]+[.AQ79]+[.AM79]+[.AI79]+[.AE79]+[.AA79]+[.W79]+[.S79]+[.O79]+[.L79]+[.J79]+[.H79]+[.F79]" ns41:value-type="float" table:style-name="ce45" office:value-type="float" office:value="0">
            <text:p/>
          </table:table-cell>
          <table:table-cell table:formula="of:=[.AZ79]+[.AV79]+[.AR79]+[.AN79]+[.AJ79]+[.AF79]+[.AB79]+[.X79]+[.T79]+[.P79]" ns41:value-type="float" table:style-name="ce45" office:value-type="float" office:value="0">
            <text:p/>
          </table:table-cell>
          <table:table-cell table:formula="of:=[.BA79]+[.AW79]+[.AS79]+[.AO79]+[.AK79]+[.AG79]+[.AC79]+[.Y79]+[.U79]+[.Q79]+[.M79]+[.K79]+[.I79]+[.G79]" ns41:value-type="float" table:style-name="ce45" office:value-type="float" office:value="0">
            <text:p/>
          </table:table-cell>
          <table:table-cell table:formula="of:=[.BB79]+[.BD79]" ns41:value-type="float" table:style-name="ce45" office:value-type="float" office:value="0">
            <text:p/>
          </table:table-cell>
          <table:table-cell table:formula="of:=[.BC79]+[.BE79]" ns41:value-type="float" table:style-name="ce45" office:value-type="float" office:value="0">
            <text:p/>
          </table:table-cell>
          <table:table-cell table:formula="of:=[.C7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4" office:value-type="string">
            <text:p>Baggerlieden</text:p>
          </table:table-cell>
          <table:table-cell ns41:value-type="string" table:style-name="ce31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80]+[.AT80]+[.AP80]+[.AL80]+[.AH80]+[.AD80]+[.Z80]+[.V80]+[.R80]+[.N80]" ns41:value-type="float" table:style-name="ce45" office:value-type="float" office:value="1">
            <text:p>1</text:p>
          </table:table-cell>
          <table:table-cell table:formula="of:=[.AY80]+[.AU80]+[.AQ80]+[.AM80]+[.AI80]+[.AE80]+[.AA80]+[.W80]+[.S80]+[.O80]+[.L80]+[.J80]+[.H80]+[.F80]" ns41:value-type="float" table:style-name="ce45" office:value-type="float" office:value="0">
            <text:p/>
          </table:table-cell>
          <table:table-cell table:formula="of:=[.AZ80]+[.AV80]+[.AR80]+[.AN80]+[.AJ80]+[.AF80]+[.AB80]+[.X80]+[.T80]+[.P80]" ns41:value-type="float" table:style-name="ce45" office:value-type="float" office:value="0">
            <text:p/>
          </table:table-cell>
          <table:table-cell table:formula="of:=[.BA80]+[.AW80]+[.AS80]+[.AO80]+[.AK80]+[.AG80]+[.AC80]+[.Y80]+[.U80]+[.Q80]+[.M80]+[.K80]+[.I80]+[.G80]" ns41:value-type="float" table:style-name="ce45" office:value-type="float" office:value="0">
            <text:p/>
          </table:table-cell>
          <table:table-cell table:formula="of:=[.BB80]+[.BD80]" ns41:value-type="float" table:style-name="ce45" office:value-type="float" office:value="1">
            <text:p>1</text:p>
          </table:table-cell>
          <table:table-cell table:formula="of:=[.BC80]+[.BE80]" ns41:value-type="float" table:style-name="ce45" office:value-type="float" office:value="0">
            <text:p/>
          </table:table-cell>
          <table:table-cell table:formula="of:=[.C80]" ns41:value-type="float" table:style-name="ce45" office:value-type="float" office:value="32">
            <text:p>3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31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table:formula="of:=[.AX81]+[.AT81]+[.AP81]+[.AL81]+[.AH81]+[.AD81]+[.Z81]+[.V81]+[.R81]+[.N81]" ns41:value-type="float" table:style-name="ce45" office:value-type="float" office:value="4">
            <text:p>4</text:p>
          </table:table-cell>
          <table:table-cell table:formula="of:=[.AY81]+[.AU81]+[.AQ81]+[.AM81]+[.AI81]+[.AE81]+[.AA81]+[.W81]+[.S81]+[.O81]+[.L81]+[.J81]+[.H81]+[.F81]" ns41:value-type="float" table:style-name="ce45" office:value-type="float" office:value="0">
            <text:p/>
          </table:table-cell>
          <table:table-cell table:formula="of:=[.AZ81]+[.AV81]+[.AR81]+[.AN81]+[.AJ81]+[.AF81]+[.AB81]+[.X81]+[.T81]+[.P81]" ns41:value-type="float" table:style-name="ce45" office:value-type="float" office:value="0">
            <text:p/>
          </table:table-cell>
          <table:table-cell table:formula="of:=[.BA81]+[.AW81]+[.AS81]+[.AO81]+[.AK81]+[.AG81]+[.AC81]+[.Y81]+[.U81]+[.Q81]+[.M81]+[.K81]+[.I81]+[.G81]" ns41:value-type="float" table:style-name="ce45" office:value-type="float" office:value="0">
            <text:p/>
          </table:table-cell>
          <table:table-cell table:formula="of:=[.BB81]+[.BD81]" ns41:value-type="float" table:style-name="ce45" office:value-type="float" office:value="4">
            <text:p>4</text:p>
          </table:table-cell>
          <table:table-cell table:formula="of:=[.BC81]+[.BE81]" ns41:value-type="float" table:style-name="ce45" office:value-type="float" office:value="0">
            <text:p/>
          </table:table-cell>
          <table:table-cell table:formula="of:=[.C81]" ns41:value-type="float" table:style-name="ce45" office:value-type="float" office:value="33">
            <text:p>33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/>
          <table:table-cell ns41:value-type="float" table:style-name="ce15" office:value="34" office:value-type="float">
            <text:p>34</text:p>
          </table:table-cell>
          <table:table-cell ns41:value-type="string" table:style-name="ce27" office:value-type="string">
            <text:p>Openbare reiniging</text:p>
          </table:table-cell>
          <table:table-cell ns41:value-type="string" table:style-name="ce31" office:value-type="string">
            <text:p>D</text:p>
          </table:table-cell>
          <table:table-cell table:style-name="ce15" table:number-columns-repeated="20"/>
          <table:table-cell ns41:value-type="float" table:style-name="ce15" office:value="5" office:value-type="float">
            <text:p>5</text:p>
          </table:table-cell>
          <table:table-cell table:style-name="ce15" table:number-columns-repeated="3"/>
          <table:table-cell ns41:value-type="float" table:style-name="ce38" office:value="2" office:value-type="float">
            <text:p>2</text:p>
          </table:table-cell>
          <table:table-cell table:style-name="ce15" table:number-columns-repeated="23"/>
          <table:table-cell table:formula="of:=[.AX82]+[.AT82]+[.AP82]+[.AL82]+[.AH82]+[.AD82]+[.Z82]+[.V82]+[.R82]+[.N82]" ns41:value-type="float" table:style-name="ce45" office:value-type="float" office:value="7">
            <text:p>7</text:p>
          </table:table-cell>
          <table:table-cell table:formula="of:=[.AY82]+[.AU82]+[.AQ82]+[.AM82]+[.AI82]+[.AE82]+[.AA82]+[.W82]+[.S82]+[.O82]+[.L82]+[.J82]+[.H82]+[.F82]" ns41:value-type="float" table:style-name="ce45" office:value-type="float" office:value="0">
            <text:p/>
          </table:table-cell>
          <table:table-cell table:formula="of:=[.AZ82]+[.AV82]+[.AR82]+[.AN82]+[.AJ82]+[.AF82]+[.AB82]+[.X82]+[.T82]+[.P82]" ns41:value-type="float" table:style-name="ce45" office:value-type="float" office:value="0">
            <text:p/>
          </table:table-cell>
          <table:table-cell table:formula="of:=[.BA82]+[.AW82]+[.AS82]+[.AO82]+[.AK82]+[.AG82]+[.AC82]+[.Y82]+[.U82]+[.Q82]+[.M82]+[.K82]+[.I82]+[.G82]" ns41:value-type="float" table:style-name="ce45" office:value-type="float" office:value="0">
            <text:p/>
          </table:table-cell>
          <table:table-cell table:formula="of:=[.BB82]+[.BD82]" ns41:value-type="float" table:style-name="ce45" office:value-type="float" office:value="7">
            <text:p>7</text:p>
          </table:table-cell>
          <table:table-cell table:formula="of:=[.BC82]+[.BE82]" ns41:value-type="float" table:style-name="ce45" office:value-type="float" office:value="0">
            <text:p/>
          </table:table-cell>
          <table:table-cell table:formula="of:=[.C82]" ns41:value-type="float" table:style-name="ce45" office:value-type="float" office:value="34">
            <text:p>34</text:p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35" office:value-type="float">
            <text:p>35</text:p>
          </table:table-cell>
          <table:table-cell ns41:value-type="string" table:style-name="ce24" office:value-type="string">
            <text:p>Schoorsteenvegers</text:p>
          </table:table-cell>
          <table:table-cell ns41:value-type="string" table:style-name="ce31" office:value-type="string">
            <text:p>A</text:p>
          </table:table-cell>
          <table:table-cell table:number-columns-repeated="20"/>
          <table:table-cell ns41:value-type="float" table:style-name="ce15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table:formula="of:=[.AX83]+[.AT83]+[.AP83]+[.AL83]+[.AH83]+[.AD83]+[.Z83]+[.V83]+[.R83]+[.N83]" ns41:value-type="float" table:style-name="ce45" office:value-type="float" office:value="3">
            <text:p>3</text:p>
          </table:table-cell>
          <table:table-cell table:formula="of:=[.AY83]+[.AU83]+[.AQ83]+[.AM83]+[.AI83]+[.AE83]+[.AA83]+[.W83]+[.S83]+[.O83]+[.L83]+[.J83]+[.H83]+[.F83]" ns41:value-type="float" table:style-name="ce45" office:value-type="float" office:value="1">
            <text:p>1</text:p>
          </table:table-cell>
          <table:table-cell table:formula="of:=[.AZ83]+[.AV83]+[.AR83]+[.AN83]+[.AJ83]+[.AF83]+[.AB83]+[.X83]+[.T83]+[.P83]" ns41:value-type="float" table:style-name="ce45" office:value-type="float" office:value="0">
            <text:p/>
          </table:table-cell>
          <table:table-cell table:formula="of:=[.BA83]+[.AW83]+[.AS83]+[.AO83]+[.AK83]+[.AG83]+[.AC83]+[.Y83]+[.U83]+[.Q83]+[.M83]+[.K83]+[.I83]+[.G83]" ns41:value-type="float" table:style-name="ce45" office:value-type="float" office:value="0">
            <text:p/>
          </table:table-cell>
          <table:table-cell table:formula="of:=[.BB83]+[.BD83]" ns41:value-type="float" table:style-name="ce45" office:value-type="float" office:value="3">
            <text:p>3</text:p>
          </table:table-cell>
          <table:table-cell table:formula="of:=[.BC83]+[.BE83]" ns41:value-type="float" table:style-name="ce45" office:value-type="float" office:value="1">
            <text:p>1</text:p>
          </table:table-cell>
          <table:table-cell table:formula="of:=[.C83]" ns41:value-type="float" table:style-name="ce45" office:value-type="float" office:value="35">
            <text:p>3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36" office:value-type="float">
            <text:p>36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31" office:value-type="string">
            <text:p>D</text:p>
          </table:table-cell>
          <table:table-cell table:number-columns-repeated="36"/>
          <table:table-cell ns41:value-type="float" office:value="1" office:value-type="float">
            <text:p>1</text:p>
          </table:table-cell>
          <table:table-cell table:number-columns-repeated="11"/>
          <table:table-cell table:formula="of:=[.AX84]+[.AT84]+[.AP84]+[.AL84]+[.AH84]+[.AD84]+[.Z84]+[.V84]+[.R84]+[.N84]" ns41:value-type="float" table:style-name="ce45" office:value-type="float" office:value="1">
            <text:p>1</text:p>
          </table:table-cell>
          <table:table-cell table:formula="of:=[.AY84]+[.AU84]+[.AQ84]+[.AM84]+[.AI84]+[.AE84]+[.AA84]+[.W84]+[.S84]+[.O84]+[.L84]+[.J84]+[.H84]+[.F84]" ns41:value-type="float" table:style-name="ce45" office:value-type="float" office:value="0">
            <text:p/>
          </table:table-cell>
          <table:table-cell table:formula="of:=[.AZ84]+[.AV84]+[.AR84]+[.AN84]+[.AJ84]+[.AF84]+[.AB84]+[.X84]+[.T84]+[.P84]" ns41:value-type="float" table:style-name="ce45" office:value-type="float" office:value="0">
            <text:p/>
          </table:table-cell>
          <table:table-cell table:formula="of:=[.BA84]+[.AW84]+[.AS84]+[.AO84]+[.AK84]+[.AG84]+[.AC84]+[.Y84]+[.U84]+[.Q84]+[.M84]+[.K84]+[.I84]+[.G84]" ns41:value-type="float" table:style-name="ce45" office:value-type="float" office:value="0">
            <text:p/>
          </table:table-cell>
          <table:table-cell table:formula="of:=[.BB84]+[.BD84]" ns41:value-type="float" table:style-name="ce45" office:value-type="float" office:value="1">
            <text:p>1</text:p>
          </table:table-cell>
          <table:table-cell table:formula="of:=[.BC84]+[.BE84]" ns41:value-type="float" table:style-name="ce45" office:value-type="float" office:value="0">
            <text:p/>
          </table:table-cell>
          <table:table-cell table:formula="of:=[.C84]" ns41:value-type="float" table:style-name="ce45" office:value-type="float" office:value="36">
            <text:p>3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37" office:value-type="float">
            <text:p>37</text:p>
          </table:table-cell>
          <table:table-cell ns41:value-type="string" table:style-name="ce24" office:value-type="string">
            <text:p>Straatvegers</text:p>
          </table:table-cell>
          <table:table-cell ns41:value-type="string" table:style-name="ce31" office:value-type="string">
            <text:p>D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table:formula="of:=[.AX85]+[.AT85]+[.AP85]+[.AL85]+[.AH85]+[.AD85]+[.Z85]+[.V85]+[.R85]+[.N85]" ns41:value-type="float" table:style-name="ce45" office:value-type="float" office:value="5">
            <text:p>5</text:p>
          </table:table-cell>
          <table:table-cell table:formula="of:=[.AY85]+[.AU85]+[.AQ85]+[.AM85]+[.AI85]+[.AE85]+[.AA85]+[.W85]+[.S85]+[.O85]+[.L85]+[.J85]+[.H85]+[.F85]" ns41:value-type="float" table:style-name="ce45" office:value-type="float" office:value="0">
            <text:p/>
          </table:table-cell>
          <table:table-cell table:formula="of:=[.AZ85]+[.AV85]+[.AR85]+[.AN85]+[.AJ85]+[.AF85]+[.AB85]+[.X85]+[.T85]+[.P85]" ns41:value-type="float" table:style-name="ce45" office:value-type="float" office:value="0">
            <text:p/>
          </table:table-cell>
          <table:table-cell table:formula="of:=[.BA85]+[.AW85]+[.AS85]+[.AO85]+[.AK85]+[.AG85]+[.AC85]+[.Y85]+[.U85]+[.Q85]+[.M85]+[.K85]+[.I85]+[.G85]" ns41:value-type="float" table:style-name="ce45" office:value-type="float" office:value="0">
            <text:p/>
          </table:table-cell>
          <table:table-cell table:formula="of:=[.BB85]+[.BD85]" ns41:value-type="float" table:style-name="ce45" office:value-type="float" office:value="5">
            <text:p>5</text:p>
          </table:table-cell>
          <table:table-cell table:formula="of:=[.BC85]+[.BE85]" ns41:value-type="float" table:style-name="ce45" office:value-type="float" office:value="0">
            <text:p/>
          </table:table-cell>
          <table:table-cell table:formula="of:=[.C85]" ns41:value-type="float" table:style-name="ce45" office:value-type="float" office:value="37">
            <text:p>3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86]+[.AT86]+[.AP86]+[.AL86]+[.AH86]+[.AD86]+[.Z86]+[.V86]+[.R86]+[.N86]" ns41:value-type="float" table:style-name="ce45" office:value-type="float" office:value="0">
            <text:p/>
          </table:table-cell>
          <table:table-cell table:formula="of:=[.AY86]+[.AU86]+[.AQ86]+[.AM86]+[.AI86]+[.AE86]+[.AA86]+[.W86]+[.S86]+[.O86]+[.L86]+[.J86]+[.H86]+[.F86]" ns41:value-type="float" table:style-name="ce45" office:value-type="float" office:value="0">
            <text:p/>
          </table:table-cell>
          <table:table-cell table:formula="of:=[.AZ86]+[.AV86]+[.AR86]+[.AN86]+[.AJ86]+[.AF86]+[.AB86]+[.X86]+[.T86]+[.P86]" ns41:value-type="float" table:style-name="ce45" office:value-type="float" office:value="0">
            <text:p/>
          </table:table-cell>
          <table:table-cell table:formula="of:=[.BA86]+[.AW86]+[.AS86]+[.AO86]+[.AK86]+[.AG86]+[.AC86]+[.Y86]+[.U86]+[.Q86]+[.M86]+[.K86]+[.I86]+[.G86]" ns41:value-type="float" table:style-name="ce45" office:value-type="float" office:value="0">
            <text:p/>
          </table:table-cell>
          <table:table-cell table:formula="of:=[.BB86]+[.BD86]" ns41:value-type="float" table:style-name="ce45" office:value-type="float" office:value="0">
            <text:p/>
          </table:table-cell>
          <table:table-cell table:formula="of:=[.BC86]+[.BE86]" ns41:value-type="float" table:style-name="ce45" office:value-type="float" office:value="0">
            <text:p/>
          </table:table-cell>
          <table:table-cell table:formula="of:=[.C8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1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25" office:value-type="float">
            <text:p>25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214" office:value-type="float">
            <text:p>214</text:p>
          </table:table-cell>
          <table:table-cell ns41:value-type="float" office:value="79" office:value-type="float">
            <text:p>79</text:p>
          </table:table-cell>
          <table:table-cell table:number-columns-repeated="2"/>
          <table:table-cell ns41:value-type="float" office:value="401" office:value-type="float">
            <office:annotation draw:style-name="gr1" svg:height="2.032cm" draw:caption-point-y="0.284cm" svg:width="3.547cm" svg:x="32.152cm" draw:caption-point-x="-0.446cm" svg:y="52.155cm" draw:text-style-name="P1">
              <dc:creator>CDM</dc:creator>
              <dc:date>2014-12-12T00:00:00</dc:date>
              <text:p text:style-name="P1"><text:span text:style-name="T1">Cnk:</text:span></text:p>
              <text:p text:style-name="P1"><text:span text:style-name="T2">Niet leesbaar.</text:span></text:p>
            </office:annotation>
            <text:p>401</text:p>
          </table:table-cell>
          <table:table-cell ns41:value-type="float" table:style-name="ce6" office:value="30" office:value-type="float">
            <text:p>30</text:p>
          </table:table-cell>
          <table:table-cell table:style-name="ce6"/>
          <table:table-cell/>
          <table:table-cell ns41:value-type="float" office:value="184" office:value-type="float">
            <text:p>184</text:p>
          </table:table-cell>
          <table:table-cell ns41:value-type="float" office:value="16" office:value-type="float">
            <text:p>16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80" office:value-type="float">
            <text:p>80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63" office:value-type="float">
            <text:p>63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62" office:value-type="float">
            <text:p>62</text:p>
          </table:table-cell>
          <table:table-cell ns41:value-type="float" office:value="3" office:value-type="float">
            <text:p>3</text:p>
          </table:table-cell>
          <table:table-cell table:number-columns-repeated="6"/>
          <table:table-cell table:formula="of:=[.AX87]+[.AT87]+[.AP87]+[.AL87]+[.AH87]+[.AD87]+[.Z87]+[.V87]+[.R87]+[.N87]" ns41:value-type="float" table:style-name="ce45" office:value-type="float" office:value="1013">
            <text:p>1013</text:p>
          </table:table-cell>
          <table:table-cell table:formula="of:=[.AY87]+[.AU87]+[.AQ87]+[.AM87]+[.AI87]+[.AE87]+[.AA87]+[.W87]+[.S87]+[.O87]+[.L87]+[.J87]+[.H87]+[.F87]" ns41:value-type="float" table:style-name="ce45" office:value-type="float" office:value="172">
            <text:p>172</text:p>
          </table:table-cell>
          <table:table-cell table:formula="of:=[.AZ87]+[.AV87]+[.AR87]+[.AN87]+[.AJ87]+[.AF87]+[.AB87]+[.X87]+[.T87]+[.P87]" ns41:value-type="float" table:style-name="ce45" office:value-type="float" office:value="6">
            <text:p>6</text:p>
          </table:table-cell>
          <table:table-cell table:formula="of:=[.BA87]+[.AW87]+[.AS87]+[.AO87]+[.AK87]+[.AG87]+[.AC87]+[.Y87]+[.U87]+[.Q87]+[.M87]+[.K87]+[.I87]+[.G87]" ns41:value-type="float" table:style-name="ce45" office:value-type="float" office:value="0">
            <text:p/>
          </table:table-cell>
          <table:table-cell table:formula="of:=[.BB87]+[.BD87]" ns41:value-type="float" table:style-name="ce45" office:value-type="float" office:value="1019">
            <text:p>1019</text:p>
          </table:table-cell>
          <table:table-cell table:formula="of:=[.BC87]+[.BE87]" ns41:value-type="float" table:style-name="ce45" office:value-type="float" office:value="172">
            <text:p>172</text:p>
          </table:table-cell>
          <table:table-cell table:formula="of:=[.C8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1" office:value-type="string">
            <text:p>B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office:annotation draw:style-name="gr1" svg:height="2.032cm" draw:caption-point-y="0.284cm" svg:width="3.547cm" svg:x="32.152cm" draw:caption-point-x="-0.446cm" svg:y="52.621cm" draw:text-style-name="P1">
              <dc:creator>CDM</dc:creator>
              <dc:date>2014-12-12T00:00:00</dc:date>
              <text:p text:style-name="P1"><text:span text:style-name="T1">Cnk:</text:span></text:p>
              <text:p text:style-name="P1"><text:span text:style-name="T2">Niet leesbaar.</text:span></text:p>
            </office:annotation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88]+[.AT88]+[.AP88]+[.AL88]+[.AH88]+[.AD88]+[.Z88]+[.V88]+[.R88]+[.N88]" ns41:value-type="float" table:style-name="ce45" office:value-type="float" office:value="4">
            <text:p>4</text:p>
          </table:table-cell>
          <table:table-cell table:formula="of:=[.AY88]+[.AU88]+[.AQ88]+[.AM88]+[.AI88]+[.AE88]+[.AA88]+[.W88]+[.S88]+[.O88]+[.L88]+[.J88]+[.H88]+[.F88]" ns41:value-type="float" table:style-name="ce45" office:value-type="float" office:value="10">
            <text:p>10</text:p>
          </table:table-cell>
          <table:table-cell table:formula="of:=[.AZ88]+[.AV88]+[.AR88]+[.AN88]+[.AJ88]+[.AF88]+[.AB88]+[.X88]+[.T88]+[.P88]" ns41:value-type="float" table:style-name="ce45" office:value-type="float" office:value="0">
            <text:p/>
          </table:table-cell>
          <table:table-cell table:formula="of:=[.BA88]+[.AW88]+[.AS88]+[.AO88]+[.AK88]+[.AG88]+[.AC88]+[.Y88]+[.U88]+[.Q88]+[.M88]+[.K88]+[.I88]+[.G88]" ns41:value-type="float" table:style-name="ce45" office:value-type="float" office:value="0">
            <text:p/>
          </table:table-cell>
          <table:table-cell table:formula="of:=[.BB88]+[.BD88]" ns41:value-type="float" table:style-name="ce45" office:value-type="float" office:value="4">
            <text:p>4</text:p>
          </table:table-cell>
          <table:table-cell table:formula="of:=[.BC88]+[.BE88]" ns41:value-type="float" table:style-name="ce45" office:value-type="float" office:value="10">
            <text:p>10</text:p>
          </table:table-cell>
          <table:table-cell table:formula="of:=[.C8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1" office:value-type="string">
            <text:p>C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table:style-name="ce13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table:formula="of:=[.AX89]+[.AT89]+[.AP89]+[.AL89]+[.AH89]+[.AD89]+[.Z89]+[.V89]+[.R89]+[.N89]" ns41:value-type="float" table:style-name="ce45" office:value-type="float" office:value="5">
            <text:p>5</text:p>
          </table:table-cell>
          <table:table-cell table:formula="of:=[.AY89]+[.AU89]+[.AQ89]+[.AM89]+[.AI89]+[.AE89]+[.AA89]+[.W89]+[.S89]+[.O89]+[.L89]+[.J89]+[.H89]+[.F89]" ns41:value-type="float" table:style-name="ce45" office:value-type="float" office:value="10">
            <text:p>10</text:p>
          </table:table-cell>
          <table:table-cell table:formula="of:=[.AZ89]+[.AV89]+[.AR89]+[.AN89]+[.AJ89]+[.AF89]+[.AB89]+[.X89]+[.T89]+[.P89]" ns41:value-type="float" table:style-name="ce45" office:value-type="float" office:value="0">
            <text:p/>
          </table:table-cell>
          <table:table-cell table:formula="of:=[.BA89]+[.AW89]+[.AS89]+[.AO89]+[.AK89]+[.AG89]+[.AC89]+[.Y89]+[.U89]+[.Q89]+[.M89]+[.K89]+[.I89]+[.G89]" ns41:value-type="float" table:style-name="ce45" office:value-type="float" office:value="0">
            <text:p/>
          </table:table-cell>
          <table:table-cell table:formula="of:=[.BB89]+[.BD89]" ns41:value-type="float" table:style-name="ce45" office:value-type="float" office:value="5">
            <text:p>5</text:p>
          </table:table-cell>
          <table:table-cell table:formula="of:=[.BC89]+[.BE89]" ns41:value-type="float" table:style-name="ce45" office:value-type="float" office:value="10">
            <text:p>10</text:p>
          </table:table-cell>
          <table:table-cell table:formula="of:=[.C8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1" office:value-type="string">
            <text:p>D</text:p>
          </table:table-cell>
          <table:table-cell table:number-columns-repeated="6"/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44" office:value-type="float">
            <text:p>44</text:p>
          </table:table-cell>
          <table:table-cell table:number-columns-repeated="3"/>
          <table:table-cell ns41:value-type="float" office:value="153" office:value-type="float">
            <text:p>153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40" office:value-type="float">
            <text:p>40</text:p>
          </table:table-cell>
          <table:table-cell table:number-columns-repeated="2"/>
          <table:table-cell ns41:value-type="float" office:value="74" office:value-type="float">
            <text:p>74</text:p>
          </table:table-cell>
          <table:table-cell ns41:value-type="float" office:value="107" office:value-type="float">
            <text:p>107</text:p>
          </table:table-cell>
          <table:table-cell table:number-columns-repeated="2"/>
          <table:table-cell ns41:value-type="float" office:value="82" office:value-type="float">
            <office:annotation draw:style-name="gr1" svg:height="2.032cm" draw:caption-point-y="0.284cm" svg:width="3.547cm" svg:x="32.152cm" draw:caption-point-x="-0.446cm" svg:y="53.552cm" draw:text-style-name="P1">
              <dc:creator>CDM</dc:creator>
              <dc:date>2014-12-12T00:00:00</dc:date>
              <text:p text:style-name="P1"><text:span text:style-name="T1">Cnk:</text:span></text:p>
              <text:p text:style-name="P1"><text:span text:style-name="T2">Niet leesbaar.</text:span></text:p>
            </office:annotation>
            <text:p>82</text:p>
          </table:table-cell>
          <table:table-cell ns41:value-type="float" table:style-name="ce6" office:value="22" office:value-type="float">
            <text:p>22</text:p>
          </table:table-cell>
          <table:table-cell table:style-name="ce6"/>
          <table:table-cell/>
          <table:table-cell ns41:value-type="float" office:value="43" office:value-type="float">
            <text:p>43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7"/>
          <table:table-cell table:formula="of:=[.AX90]+[.AT90]+[.AP90]+[.AL90]+[.AH90]+[.AD90]+[.Z90]+[.V90]+[.R90]+[.N90]" ns41:value-type="float" table:style-name="ce45" office:value-type="float" office:value="231">
            <text:p>231</text:p>
          </table:table-cell>
          <table:table-cell table:formula="of:=[.AY90]+[.AU90]+[.AQ90]+[.AM90]+[.AI90]+[.AE90]+[.AA90]+[.W90]+[.S90]+[.O90]+[.L90]+[.J90]+[.H90]+[.F90]" ns41:value-type="float" table:style-name="ce45" office:value-type="float" office:value="395">
            <text:p>395</text:p>
          </table:table-cell>
          <table:table-cell table:formula="of:=[.AZ90]+[.AV90]+[.AR90]+[.AN90]+[.AJ90]+[.AF90]+[.AB90]+[.X90]+[.T90]+[.P90]" ns41:value-type="float" table:style-name="ce45" office:value-type="float" office:value="0">
            <text:p/>
          </table:table-cell>
          <table:table-cell table:formula="of:=[.BA90]+[.AW90]+[.AS90]+[.AO90]+[.AK90]+[.AG90]+[.AC90]+[.Y90]+[.U90]+[.Q90]+[.M90]+[.K90]+[.I90]+[.G90]" ns41:value-type="float" table:style-name="ce45" office:value-type="float" office:value="0">
            <text:p/>
          </table:table-cell>
          <table:table-cell table:formula="of:=[.BB90]+[.BD90]" ns41:value-type="float" table:style-name="ce45" office:value-type="float" office:value="231">
            <text:p>231</text:p>
          </table:table-cell>
          <table:table-cell table:formula="of:=[.BC90]+[.BE90]" ns41:value-type="float" table:style-name="ce45" office:value-type="float" office:value="395">
            <text:p>395</text:p>
          </table:table-cell>
          <table:table-cell table:formula="of:=[.C9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III</text:p>
          </table:table-cell>
          <table:table-cell table:style-name="ce16"/>
          <table:table-cell table:formula="of:=[.F87]+[.F88]+[.F89]+[.F90]" ns41:value-type="float" table:style-name="ce16" office:value-type="float" office:value="0">
            <text:p>0</text:p>
          </table:table-cell>
          <table:table-cell table:formula="of:=[.G87]+[.G88]+[.G89]+[.G90]" ns41:value-type="float" table:style-name="ce16" office:value-type="float" office:value="0">
            <text:p>0</text:p>
          </table:table-cell>
          <table:table-cell table:formula="of:=[.H87]+[.H88]+[.H89]+[.H90]" ns41:value-type="float" table:style-name="ce16" office:value-type="float" office:value="0">
            <text:p>0</text:p>
          </table:table-cell>
          <table:table-cell table:formula="of:=[.I87]+[.I88]+[.I89]+[.I90]" ns41:value-type="float" table:style-name="ce16" office:value-type="float" office:value="0">
            <text:p>0</text:p>
          </table:table-cell>
          <table:table-cell table:formula="of:=[.J87]+[.J88]+[.J89]+[.J90]" ns41:value-type="float" table:style-name="ce16" office:value-type="float" office:value="0">
            <text:p>0</text:p>
          </table:table-cell>
          <table:table-cell table:formula="of:=[.K87]+[.K88]+[.K89]+[.K90]" ns41:value-type="float" table:style-name="ce16" office:value-type="float" office:value="0">
            <text:p>0</text:p>
          </table:table-cell>
          <table:table-cell table:formula="of:=[.L87]+[.L88]+[.L89]+[.L90]" ns41:value-type="float" table:style-name="ce16" office:value-type="float" office:value="22">
            <text:p>22</text:p>
          </table:table-cell>
          <table:table-cell table:formula="of:=[.M87]+[.M88]+[.M89]+[.M90]" ns41:value-type="float" table:style-name="ce16" office:value-type="float" office:value="0">
            <text:p>0</text:p>
          </table:table-cell>
          <table:table-cell table:formula="of:=[.N87]+[.N88]+[.N89]+[.N90]" ns41:value-type="float" table:style-name="ce16" office:value-type="float" office:value="0">
            <text:p>0</text:p>
          </table:table-cell>
          <table:table-cell table:formula="of:=[.O87]+[.O88]+[.O89]+[.O90]" ns41:value-type="float" table:style-name="ce16" office:value-type="float" office:value="47">
            <text:p>47</text:p>
          </table:table-cell>
          <table:table-cell table:formula="of:=[.P87]+[.P88]+[.P89]+[.P90]" ns41:value-type="float" table:style-name="ce16" office:value-type="float" office:value="0">
            <text:p>0</text:p>
          </table:table-cell>
          <table:table-cell table:formula="of:=[.Q87]+[.Q88]+[.Q89]+[.Q90]" ns41:value-type="float" table:style-name="ce16" office:value-type="float" office:value="0">
            <text:p>0</text:p>
          </table:table-cell>
          <table:table-cell table:formula="of:=[.R87]+[.R88]+[.R89]+[.R90]" ns41:value-type="float" table:style-name="ce16" office:value-type="float" office:value="5">
            <text:p>5</text:p>
          </table:table-cell>
          <table:table-cell table:formula="of:=[.S87]+[.S88]+[.S89]+[.S90]" ns41:value-type="float" table:style-name="ce16" office:value-type="float" office:value="185">
            <text:p>185</text:p>
          </table:table-cell>
          <table:table-cell table:formula="of:=[.T87]+[.T88]+[.T89]+[.T90]" ns41:value-type="float" table:style-name="ce16" office:value-type="float" office:value="0">
            <text:p>0</text:p>
          </table:table-cell>
          <table:table-cell table:formula="of:=[.U87]+[.U88]+[.U89]+[.U90]" ns41:value-type="float" table:style-name="ce16" office:value-type="float" office:value="0">
            <text:p>0</text:p>
          </table:table-cell>
          <table:table-cell table:formula="of:=[.V87]+[.V88]+[.V89]+[.V90]" ns41:value-type="float" table:style-name="ce16" office:value-type="float" office:value="11">
            <text:p>11</text:p>
          </table:table-cell>
          <table:table-cell table:formula="of:=[.W87]+[.W88]+[.W89]+[.W90]" ns41:value-type="float" table:style-name="ce16" office:value-type="float" office:value="54">
            <text:p>54</text:p>
          </table:table-cell>
          <table:table-cell table:formula="of:=[.X87]+[.X88]+[.X89]+[.X90]" ns41:value-type="float" table:style-name="ce16" office:value-type="float" office:value="0">
            <text:p>0</text:p>
          </table:table-cell>
          <table:table-cell table:formula="of:=[.Y87]+[.Y88]+[.Y89]+[.Y90]" ns41:value-type="float" table:style-name="ce16" office:value-type="float" office:value="0">
            <text:p>0</text:p>
          </table:table-cell>
          <table:table-cell table:formula="of:=[.Z87]+[.Z88]+[.Z89]+[.Z90]" ns41:value-type="float" table:style-name="ce16" office:value-type="float" office:value="292">
            <text:p>292</text:p>
          </table:table-cell>
          <table:table-cell table:formula="of:=[.AA87]+[.AA88]+[.AA89]+[.AA90]" ns41:value-type="float" table:style-name="ce16" office:value-type="float" office:value="194">
            <text:p>194</text:p>
          </table:table-cell>
          <table:table-cell table:formula="of:=[.AB87]+[.AB88]+[.AB89]+[.AB90]" ns41:value-type="float" table:style-name="ce16" office:value-type="float" office:value="0">
            <text:p>0</text:p>
          </table:table-cell>
          <table:table-cell table:formula="of:=[.AC87]+[.AC88]+[.AC89]+[.AC90]" ns41:value-type="float" table:style-name="ce16" office:value-type="float" office:value="0">
            <text:p>0</text:p>
          </table:table-cell>
          <table:table-cell table:formula="of:=[.AD87]+[.AD88]+[.AD89]+[.AD90]" ns41:value-type="float" table:style-name="ce16" office:value-type="float" office:value="484">
            <text:p>484</text:p>
          </table:table-cell>
          <table:table-cell table:formula="of:=[.AE87]+[.AE88]+[.AE89]+[.AE90]" ns41:value-type="float" table:style-name="ce16" office:value-type="float" office:value="53">
            <text:p>53</text:p>
          </table:table-cell>
          <table:table-cell table:formula="of:=[.AF87]+[.AF88]+[.AF89]+[.AF90]" ns41:value-type="float" table:style-name="ce16" office:value-type="float" office:value="0">
            <text:p>0</text:p>
          </table:table-cell>
          <table:table-cell table:formula="of:=[.AG87]+[.AG88]+[.AG89]+[.AG90]" ns41:value-type="float" table:style-name="ce16" office:value-type="float" office:value="0">
            <text:p>0</text:p>
          </table:table-cell>
          <table:table-cell table:formula="of:=[.AH87]+[.AH88]+[.AH89]+[.AH90]" ns41:value-type="float" table:style-name="ce16" office:value-type="float" office:value="229">
            <text:p>229</text:p>
          </table:table-cell>
          <table:table-cell table:formula="of:=[.AI87]+[.AI88]+[.AI89]+[.AI90]" ns41:value-type="float" table:style-name="ce16" office:value-type="float" office:value="22">
            <text:p>22</text:p>
          </table:table-cell>
          <table:table-cell table:formula="of:=[.AJ87]+[.AJ88]+[.AJ89]+[.AJ90]" ns41:value-type="float" table:style-name="ce16" office:value-type="float" office:value="4">
            <text:p>4</text:p>
          </table:table-cell>
          <table:table-cell table:formula="of:=[.AK87]+[.AK88]+[.AK89]+[.AK90]" ns41:value-type="float" table:style-name="ce16" office:value-type="float" office:value="0">
            <text:p>0</text:p>
          </table:table-cell>
          <table:table-cell table:formula="of:=[.AL87]+[.AL88]+[.AL89]+[.AL90]" ns41:value-type="float" table:style-name="ce16" office:value-type="float" office:value="89">
            <text:p>89</text:p>
          </table:table-cell>
          <table:table-cell table:formula="of:=[.AM87]+[.AM88]+[.AM89]+[.AM90]" ns41:value-type="float" table:style-name="ce16" office:value-type="float" office:value="4">
            <text:p>4</text:p>
          </table:table-cell>
          <table:table-cell table:formula="of:=[.AN87]+[.AN88]+[.AN89]+[.AN90]" ns41:value-type="float" table:style-name="ce16" office:value-type="float" office:value="2">
            <text:p>2</text:p>
          </table:table-cell>
          <table:table-cell table:formula="of:=[.AO87]+[.AO88]+[.AO89]+[.AO90]" ns41:value-type="float" table:style-name="ce16" office:value-type="float" office:value="0">
            <text:p>0</text:p>
          </table:table-cell>
          <table:table-cell table:formula="of:=[.AP87]+[.AP88]+[.AP89]+[.AP90]" ns41:value-type="float" table:style-name="ce16" office:value-type="float" office:value="71">
            <text:p>71</text:p>
          </table:table-cell>
          <table:table-cell table:formula="of:=[.AQ87]+[.AQ88]+[.AQ89]+[.AQ90]" ns41:value-type="float" table:style-name="ce16" office:value-type="float" office:value="3">
            <text:p>3</text:p>
          </table:table-cell>
          <table:table-cell table:formula="of:=[.AR87]+[.AR88]+[.AR89]+[.AR90]" ns41:value-type="float" table:style-name="ce16" office:value-type="float" office:value="0">
            <text:p>0</text:p>
          </table:table-cell>
          <table:table-cell table:formula="of:=[.AS87]+[.AS88]+[.AS89]+[.AS90]" ns41:value-type="float" table:style-name="ce16" office:value-type="float" office:value="0">
            <text:p>0</text:p>
          </table:table-cell>
          <table:table-cell table:formula="of:=[.AT87]+[.AT88]+[.AT89]+[.AT90]" ns41:value-type="float" table:style-name="ce16" office:value-type="float" office:value="72">
            <text:p>72</text:p>
          </table:table-cell>
          <table:table-cell table:formula="of:=[.AU87]+[.AU88]+[.AU89]+[.AU90]" ns41:value-type="float" table:style-name="ce16" office:value-type="float" office:value="3">
            <text:p>3</text:p>
          </table:table-cell>
          <table:table-cell table:formula="of:=[.AV87]+[.AV88]+[.AV89]+[.AV90]" ns41:value-type="float" table:style-name="ce16" office:value-type="float" office:value="0">
            <text:p>0</text:p>
          </table:table-cell>
          <table:table-cell table:formula="of:=[.AW87]+[.AW88]+[.AW89]+[.AW90]" ns41:value-type="float" table:style-name="ce16" office:value-type="float" office:value="0">
            <text:p>0</text:p>
          </table:table-cell>
          <table:table-cell table:formula="of:=[.AX87]+[.AX88]+[.AX89]+[.AX90]" ns41:value-type="float" table:style-name="ce16" office:value-type="float" office:value="0">
            <text:p>0</text:p>
          </table:table-cell>
          <table:table-cell table:formula="of:=[.AY87]+[.AY88]+[.AY89]+[.AY90]" ns41:value-type="float" table:style-name="ce16" office:value-type="float" office:value="0">
            <text:p>0</text:p>
          </table:table-cell>
          <table:table-cell table:formula="of:=[.AZ87]+[.AZ88]+[.AZ89]+[.AZ90]" ns41:value-type="float" table:style-name="ce16" office:value-type="float" office:value="0">
            <text:p>0</text:p>
          </table:table-cell>
          <table:table-cell table:formula="of:=[.BA87]+[.BA88]+[.BA89]+[.BA90]" ns41:value-type="float" table:style-name="ce16" office:value-type="float" office:value="0">
            <text:p>0</text:p>
          </table:table-cell>
          <table:table-cell table:formula="of:=[.AX91]+[.AT91]+[.AP91]+[.AL91]+[.AH91]+[.AD91]+[.Z91]+[.V91]+[.R91]+[.N91]" ns41:value-type="float" table:style-name="ce46" office:value-type="float" office:value="1253">
            <text:p>1253</text:p>
          </table:table-cell>
          <table:table-cell table:formula="of:=[.AY91]+[.AU91]+[.AQ91]+[.AM91]+[.AI91]+[.AE91]+[.AA91]+[.W91]+[.S91]+[.O91]+[.L91]+[.J91]+[.H91]+[.F91]" ns41:value-type="float" table:style-name="ce46" office:value-type="float" office:value="587">
            <text:p>587</text:p>
          </table:table-cell>
          <table:table-cell table:formula="of:=[.AZ91]+[.AV91]+[.AR91]+[.AN91]+[.AJ91]+[.AF91]+[.AB91]+[.X91]+[.T91]+[.P91]" ns41:value-type="float" table:style-name="ce46" office:value-type="float" office:value="6">
            <text:p>6</text:p>
          </table:table-cell>
          <table:table-cell table:formula="of:=[.BA91]+[.AW91]+[.AS91]+[.AO91]+[.AK91]+[.AG91]+[.AC91]+[.Y91]+[.U91]+[.Q91]+[.M91]+[.K91]+[.I91]+[.G91]" ns41:value-type="float" table:style-name="ce46" office:value-type="float" office:value="0">
            <text:p/>
          </table:table-cell>
          <table:table-cell table:formula="of:=[.BB91]+[.BD91]" ns41:value-type="float" table:style-name="ce46" office:value-type="float" office:value="1259">
            <text:p>1259</text:p>
          </table:table-cell>
          <table:table-cell table:formula="of:=[.BC91]+[.BE91]" ns41:value-type="float" table:style-name="ce46" office:value-type="float" office:value="587">
            <text:p>587</text:p>
          </table:table-cell>
          <table:table-cell table:formula="of:=[.C91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92]+[.AT92]+[.AP92]+[.AL92]+[.AH92]+[.AD92]+[.Z92]+[.V92]+[.R92]+[.N92]" ns41:value-type="float" table:style-name="ce45" office:value-type="float" office:value="0">
            <text:p/>
          </table:table-cell>
          <table:table-cell table:formula="of:=[.AY92]+[.AU92]+[.AQ92]+[.AM92]+[.AI92]+[.AE92]+[.AA92]+[.W92]+[.S92]+[.O92]+[.L92]+[.J92]+[.H92]+[.F92]" ns41:value-type="float" table:style-name="ce45" office:value-type="float" office:value="0">
            <text:p/>
          </table:table-cell>
          <table:table-cell table:formula="of:=[.AZ92]+[.AV92]+[.AR92]+[.AN92]+[.AJ92]+[.AF92]+[.AB92]+[.X92]+[.T92]+[.P92]" ns41:value-type="float" table:style-name="ce45" office:value-type="float" office:value="0">
            <text:p/>
          </table:table-cell>
          <table:table-cell table:formula="of:=[.BA92]+[.AW92]+[.AS92]+[.AO92]+[.AK92]+[.AG92]+[.AC92]+[.Y92]+[.U92]+[.Q92]+[.M92]+[.K92]+[.I92]+[.G92]" ns41:value-type="float" table:style-name="ce45" office:value-type="float" office:value="0">
            <text:p/>
          </table:table-cell>
          <table:table-cell table:formula="of:=[.BB92]+[.BD92]" ns41:value-type="float" table:style-name="ce45" office:value-type="float" office:value="0">
            <text:p/>
          </table:table-cell>
          <table:table-cell table:formula="of:=[.BC92]+[.BE92]" ns41:value-type="float" table:style-name="ce45" office:value-type="float" office:value="0">
            <text:p/>
          </table:table-cell>
          <table:table-cell table:formula="of:=[.C9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8">
          <table:table-cell ns41:value-type="string" office:value-type="string">
            <text:p>VI</text:p>
          </table:table-cell>
          <table:table-cell table:number-columns-repeated="2"/>
          <table:table-cell ns41:value-type="string" table:style-name="ce24" office:value-type="string">
            <text:p>Chemische nijverheid, meststoffen, ontplofbare stoffen, verfstoffen, enz.</text:p>
          </table:table-cell>
          <table:table-cell table:number-columns-repeated="49"/>
          <table:table-cell table:formula="of:=[.AX93]+[.AT93]+[.AP93]+[.AL93]+[.AH93]+[.AD93]+[.Z93]+[.V93]+[.R93]+[.N93]" ns41:value-type="float" table:style-name="ce45" office:value-type="float" office:value="0">
            <text:p/>
          </table:table-cell>
          <table:table-cell table:formula="of:=[.AY93]+[.AU93]+[.AQ93]+[.AM93]+[.AI93]+[.AE93]+[.AA93]+[.W93]+[.S93]+[.O93]+[.L93]+[.J93]+[.H93]+[.F93]" ns41:value-type="float" table:style-name="ce45" office:value-type="float" office:value="0">
            <text:p/>
          </table:table-cell>
          <table:table-cell table:formula="of:=[.AZ93]+[.AV93]+[.AR93]+[.AN93]+[.AJ93]+[.AF93]+[.AB93]+[.X93]+[.T93]+[.P93]" ns41:value-type="float" table:style-name="ce45" office:value-type="float" office:value="0">
            <text:p/>
          </table:table-cell>
          <table:table-cell table:formula="of:=[.BA93]+[.AW93]+[.AS93]+[.AO93]+[.AK93]+[.AG93]+[.AC93]+[.Y93]+[.U93]+[.Q93]+[.M93]+[.K93]+[.I93]+[.G93]" ns41:value-type="float" table:style-name="ce45" office:value-type="float" office:value="0">
            <text:p/>
          </table:table-cell>
          <table:table-cell table:formula="of:=[.BB93]+[.BD93]" ns41:value-type="float" table:style-name="ce45" office:value-type="float" office:value="0">
            <text:p/>
          </table:table-cell>
          <table:table-cell table:formula="of:=[.BC93]+[.BE93]" ns41:value-type="float" table:style-name="ce45" office:value-type="float" office:value="0">
            <text:p/>
          </table:table-cell>
          <table:table-cell table:formula="of:=[.C9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Chemische nijverheid (incl. apotheken).</text:p>
          </table:table-cell>
          <table:table-cell table:number-columns-repeated="49"/>
          <table:table-cell table:formula="of:=[.AX94]+[.AT94]+[.AP94]+[.AL94]+[.AH94]+[.AD94]+[.Z94]+[.V94]+[.R94]+[.N94]" ns41:value-type="float" table:style-name="ce45" office:value-type="float" office:value="0">
            <text:p/>
          </table:table-cell>
          <table:table-cell table:formula="of:=[.AY94]+[.AU94]+[.AQ94]+[.AM94]+[.AI94]+[.AE94]+[.AA94]+[.W94]+[.S94]+[.O94]+[.L94]+[.J94]+[.H94]+[.F94]" ns41:value-type="float" table:style-name="ce45" office:value-type="float" office:value="0">
            <text:p/>
          </table:table-cell>
          <table:table-cell table:formula="of:=[.AZ94]+[.AV94]+[.AR94]+[.AN94]+[.AJ94]+[.AF94]+[.AB94]+[.X94]+[.T94]+[.P94]" ns41:value-type="float" table:style-name="ce45" office:value-type="float" office:value="0">
            <text:p/>
          </table:table-cell>
          <table:table-cell table:formula="of:=[.BA94]+[.AW94]+[.AS94]+[.AO94]+[.AK94]+[.AG94]+[.AC94]+[.Y94]+[.U94]+[.Q94]+[.M94]+[.K94]+[.I94]+[.G94]" ns41:value-type="float" table:style-name="ce45" office:value-type="float" office:value="0">
            <text:p/>
          </table:table-cell>
          <table:table-cell table:formula="of:=[.BB94]+[.BD94]" ns41:value-type="float" table:style-name="ce45" office:value-type="float" office:value="0">
            <text:p/>
          </table:table-cell>
          <table:table-cell table:formula="of:=[.BC94]+[.BE94]" ns41:value-type="float" table:style-name="ce45" office:value-type="float" office:value="0">
            <text:p/>
          </table:table-cell>
          <table:table-cell table:formula="of:=[.C94]" ns41:value-type="float" table:style-name="ce45" office:value-type="float" office:value="0">
            <text:p/>
          </table:table-cell>
          <table:table-cell ns41:value-type="string" office:value-type="string">
            <text:p>30_0165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Apothek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95]+[.AT95]+[.AP95]+[.AL95]+[.AH95]+[.AD95]+[.Z95]+[.V95]+[.R95]+[.N95]" ns41:value-type="float" table:style-name="ce45" office:value-type="float" office:value="1">
            <text:p>1</text:p>
          </table:table-cell>
          <table:table-cell table:formula="of:=[.AY95]+[.AU95]+[.AQ95]+[.AM95]+[.AI95]+[.AE95]+[.AA95]+[.W95]+[.S95]+[.O95]+[.L95]+[.J95]+[.H95]+[.F95]" ns41:value-type="float" table:style-name="ce45" office:value-type="float" office:value="0">
            <text:p/>
          </table:table-cell>
          <table:table-cell table:formula="of:=[.AZ95]+[.AV95]+[.AR95]+[.AN95]+[.AJ95]+[.AF95]+[.AB95]+[.X95]+[.T95]+[.P95]" ns41:value-type="float" table:style-name="ce45" office:value-type="float" office:value="0">
            <text:p/>
          </table:table-cell>
          <table:table-cell table:formula="of:=[.BA95]+[.AW95]+[.AS95]+[.AO95]+[.AK95]+[.AG95]+[.AC95]+[.Y95]+[.U95]+[.Q95]+[.M95]+[.K95]+[.I95]+[.G95]" ns41:value-type="float" table:style-name="ce45" office:value-type="float" office:value="0">
            <text:p/>
          </table:table-cell>
          <table:table-cell table:formula="of:=[.BB95]+[.BD95]" ns41:value-type="float" table:style-name="ce45" office:value-type="float" office:value="1">
            <text:p>1</text:p>
          </table:table-cell>
          <table:table-cell table:formula="of:=[.BC95]+[.BE95]" ns41:value-type="float" table:style-name="ce45" office:value-type="float" office:value="0">
            <text:p/>
          </table:table-cell>
          <table:table-cell table:formula="of:=[.C95]" ns41:value-type="float" table:style-name="ce45" office:value-type="float" office:value="1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id. (bedienden)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table:formula="of:=[.AX96]+[.AT96]+[.AP96]+[.AL96]+[.AH96]+[.AD96]+[.Z96]+[.V96]+[.R96]+[.N96]" ns41:value-type="float" table:style-name="ce45" office:value-type="float" office:value="1">
            <text:p>1</text:p>
          </table:table-cell>
          <table:table-cell table:formula="of:=[.AY96]+[.AU96]+[.AQ96]+[.AM96]+[.AI96]+[.AE96]+[.AA96]+[.W96]+[.S96]+[.O96]+[.L96]+[.J96]+[.H96]+[.F96]" ns41:value-type="float" table:style-name="ce45" office:value-type="float" office:value="2">
            <text:p>2</text:p>
          </table:table-cell>
          <table:table-cell table:formula="of:=[.AZ96]+[.AV96]+[.AR96]+[.AN96]+[.AJ96]+[.AF96]+[.AB96]+[.X96]+[.T96]+[.P96]" ns41:value-type="float" table:style-name="ce45" office:value-type="float" office:value="0">
            <text:p/>
          </table:table-cell>
          <table:table-cell table:formula="of:=[.BA96]+[.AW96]+[.AS96]+[.AO96]+[.AK96]+[.AG96]+[.AC96]+[.Y96]+[.U96]+[.Q96]+[.M96]+[.K96]+[.I96]+[.G96]" ns41:value-type="float" table:style-name="ce45" office:value-type="float" office:value="2">
            <text:p>2</text:p>
          </table:table-cell>
          <table:table-cell table:formula="of:=[.BB96]+[.BD96]" ns41:value-type="float" table:style-name="ce45" office:value-type="float" office:value="1">
            <text:p>1</text:p>
          </table:table-cell>
          <table:table-cell table:formula="of:=[.BC96]+[.BE96]" ns41:value-type="float" table:style-name="ce45" office:value-type="float" office:value="4">
            <text:p>4</text:p>
          </table:table-cell>
          <table:table-cell table:formula="of:=[.C96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8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Fabricage van chemicaliën (aether, amoniak, chinine, houtteer, glycerine, soda, enz.)</text:p>
          </table:table-cell>
          <table:table-cell ns41:value-type="string" office:value-type="string">
            <text:p>D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19"/>
          <table:table-cell table:formula="of:=[.AX97]+[.AT97]+[.AP97]+[.AL97]+[.AH97]+[.AD97]+[.Z97]+[.V97]+[.R97]+[.N97]" ns41:value-type="float" table:style-name="ce45" office:value-type="float" office:value="7">
            <text:p>7</text:p>
          </table:table-cell>
          <table:table-cell table:formula="of:=[.AY97]+[.AU97]+[.AQ97]+[.AM97]+[.AI97]+[.AE97]+[.AA97]+[.W97]+[.S97]+[.O97]+[.L97]+[.J97]+[.H97]+[.F97]" ns41:value-type="float" table:style-name="ce45" office:value-type="float" office:value="2">
            <text:p>2</text:p>
          </table:table-cell>
          <table:table-cell table:formula="of:=[.AZ97]+[.AV97]+[.AR97]+[.AN97]+[.AJ97]+[.AF97]+[.AB97]+[.X97]+[.T97]+[.P97]" ns41:value-type="float" table:style-name="ce45" office:value-type="float" office:value="0">
            <text:p/>
          </table:table-cell>
          <table:table-cell table:formula="of:=[.BA97]+[.AW97]+[.AS97]+[.AO97]+[.AK97]+[.AG97]+[.AC97]+[.Y97]+[.U97]+[.Q97]+[.M97]+[.K97]+[.I97]+[.G97]" ns41:value-type="float" table:style-name="ce45" office:value-type="float" office:value="0">
            <text:p/>
          </table:table-cell>
          <table:table-cell table:formula="of:=[.BB97]+[.BD97]" ns41:value-type="float" table:style-name="ce45" office:value-type="float" office:value="7">
            <text:p>7</text:p>
          </table:table-cell>
          <table:table-cell table:formula="of:=[.BC97]+[.BE97]" ns41:value-type="float" table:style-name="ce45" office:value-type="float" office:value="2">
            <text:p>2</text:p>
          </table:table-cell>
          <table:table-cell table:formula="of:=[.C97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Verfstoffen, enz.</text:p>
          </table:table-cell>
          <table:table-cell table:number-columns-repeated="49"/>
          <table:table-cell table:formula="of:=[.AX98]+[.AT98]+[.AP98]+[.AL98]+[.AH98]+[.AD98]+[.Z98]+[.V98]+[.R98]+[.N98]" ns41:value-type="float" table:style-name="ce45" office:value-type="float" office:value="0">
            <text:p/>
          </table:table-cell>
          <table:table-cell table:formula="of:=[.AY98]+[.AU98]+[.AQ98]+[.AM98]+[.AI98]+[.AE98]+[.AA98]+[.W98]+[.S98]+[.O98]+[.L98]+[.J98]+[.H98]+[.F98]" ns41:value-type="float" table:style-name="ce45" office:value-type="float" office:value="0">
            <text:p/>
          </table:table-cell>
          <table:table-cell table:formula="of:=[.AZ98]+[.AV98]+[.AR98]+[.AN98]+[.AJ98]+[.AF98]+[.AB98]+[.X98]+[.T98]+[.P98]" ns41:value-type="float" table:style-name="ce45" office:value-type="float" office:value="0">
            <text:p/>
          </table:table-cell>
          <table:table-cell table:formula="of:=[.BA98]+[.AW98]+[.AS98]+[.AO98]+[.AK98]+[.AG98]+[.AC98]+[.Y98]+[.U98]+[.Q98]+[.M98]+[.K98]+[.I98]+[.G98]" ns41:value-type="float" table:style-name="ce45" office:value-type="float" office:value="0">
            <text:p/>
          </table:table-cell>
          <table:table-cell table:formula="of:=[.BB98]+[.BD98]" ns41:value-type="float" table:style-name="ce45" office:value-type="float" office:value="0">
            <text:p/>
          </table:table-cell>
          <table:table-cell table:formula="of:=[.BC98]+[.BE98]" ns41:value-type="float" table:style-name="ce45" office:value-type="float" office:value="0">
            <text:p/>
          </table:table-cell>
          <table:table-cell table:formula="of:=[.C9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Fabricage van lak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99]+[.AT99]+[.AP99]+[.AL99]+[.AH99]+[.AD99]+[.Z99]+[.V99]+[.R99]+[.N99]" ns41:value-type="float" table:style-name="ce45" office:value-type="float" office:value="1">
            <text:p>1</text:p>
          </table:table-cell>
          <table:table-cell table:formula="of:=[.AY99]+[.AU99]+[.AQ99]+[.AM99]+[.AI99]+[.AE99]+[.AA99]+[.W99]+[.S99]+[.O99]+[.L99]+[.J99]+[.H99]+[.F99]" ns41:value-type="float" table:style-name="ce45" office:value-type="float" office:value="0">
            <text:p/>
          </table:table-cell>
          <table:table-cell table:formula="of:=[.AZ99]+[.AV99]+[.AR99]+[.AN99]+[.AJ99]+[.AF99]+[.AB99]+[.X99]+[.T99]+[.P99]" ns41:value-type="float" table:style-name="ce45" office:value-type="float" office:value="0">
            <text:p/>
          </table:table-cell>
          <table:table-cell table:formula="of:=[.BA99]+[.AW99]+[.AS99]+[.AO99]+[.AK99]+[.AG99]+[.AC99]+[.Y99]+[.U99]+[.Q99]+[.M99]+[.K99]+[.I99]+[.G99]" ns41:value-type="float" table:style-name="ce45" office:value-type="float" office:value="0">
            <text:p/>
          </table:table-cell>
          <table:table-cell table:formula="of:=[.BB99]+[.BD99]" ns41:value-type="float" table:style-name="ce45" office:value-type="float" office:value="1">
            <text:p>1</text:p>
          </table:table-cell>
          <table:table-cell table:formula="of:=[.BC99]+[.BE99]" ns41:value-type="float" table:style-name="ce45" office:value-type="float" office:value="0">
            <text:p/>
          </table:table-cell>
          <table:table-cell table:formula="of:=[.C99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 <text:s/>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00]+[.AT100]+[.AP100]+[.AL100]+[.AH100]+[.AD100]+[.Z100]+[.V100]+[.R100]+[.N100]" ns41:value-type="float" table:style-name="ce45" office:value-type="float" office:value="1">
            <text:p>1</text:p>
          </table:table-cell>
          <table:table-cell table:formula="of:=[.AY100]+[.AU100]+[.AQ100]+[.AM100]+[.AI100]+[.AE100]+[.AA100]+[.W100]+[.S100]+[.O100]+[.L100]+[.J100]+[.H100]+[.F100]" ns41:value-type="float" table:style-name="ce45" office:value-type="float" office:value="0">
            <text:p/>
          </table:table-cell>
          <table:table-cell table:formula="of:=[.AZ100]+[.AV100]+[.AR100]+[.AN100]+[.AJ100]+[.AF100]+[.AB100]+[.X100]+[.T100]+[.P100]" ns41:value-type="float" table:style-name="ce45" office:value-type="float" office:value="0">
            <text:p/>
          </table:table-cell>
          <table:table-cell table:formula="of:=[.BA100]+[.AW100]+[.AS100]+[.AO100]+[.AK100]+[.AG100]+[.AC100]+[.Y100]+[.U100]+[.Q100]+[.M100]+[.K100]+[.I100]+[.G100]" ns41:value-type="float" table:style-name="ce45" office:value-type="float" office:value="0">
            <text:p/>
          </table:table-cell>
          <table:table-cell table:formula="of:=[.BB100]+[.BD100]" ns41:value-type="float" table:style-name="ce45" office:value-type="float" office:value="1">
            <text:p>1</text:p>
          </table:table-cell>
          <table:table-cell table:formula="of:=[.BC100]+[.BE100]" ns41:value-type="float" table:style-name="ce45" office:value-type="float" office:value="0">
            <text:p/>
          </table:table-cell>
          <table:table-cell table:formula="of:=[.C100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01]+[.AT101]+[.AP101]+[.AL101]+[.AH101]+[.AD101]+[.Z101]+[.V101]+[.R101]+[.N101]" ns41:value-type="float" table:style-name="ce45" office:value-type="float" office:value="0">
            <text:p/>
          </table:table-cell>
          <table:table-cell table:formula="of:=[.AY101]+[.AU101]+[.AQ101]+[.AM101]+[.AI101]+[.AE101]+[.AA101]+[.W101]+[.S101]+[.O101]+[.L101]+[.J101]+[.H101]+[.F101]" ns41:value-type="float" table:style-name="ce45" office:value-type="float" office:value="0">
            <text:p/>
          </table:table-cell>
          <table:table-cell table:formula="of:=[.AZ101]+[.AV101]+[.AR101]+[.AN101]+[.AJ101]+[.AF101]+[.AB101]+[.X101]+[.T101]+[.P101]" ns41:value-type="float" table:style-name="ce45" office:value-type="float" office:value="0">
            <text:p/>
          </table:table-cell>
          <table:table-cell table:formula="of:=[.BA101]+[.AW101]+[.AS101]+[.AO101]+[.AK101]+[.AG101]+[.AC101]+[.Y101]+[.U101]+[.Q101]+[.M101]+[.K101]+[.I101]+[.G101]" ns41:value-type="float" table:style-name="ce45" office:value-type="float" office:value="0">
            <text:p/>
          </table:table-cell>
          <table:table-cell table:formula="of:=[.BB101]+[.BD101]" ns41:value-type="float" table:style-name="ce45" office:value-type="float" office:value="0">
            <text:p/>
          </table:table-cell>
          <table:table-cell table:formula="of:=[.BC101]+[.BE101]" ns41:value-type="float" table:style-name="ce45" office:value-type="float" office:value="0">
            <text:p/>
          </table:table-cell>
          <table:table-cell table:formula="of:=[.C10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V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23"/>
          <table:table-cell table:formula="of:=[.AX102]+[.AT102]+[.AP102]+[.AL102]+[.AH102]+[.AD102]+[.Z102]+[.V102]+[.R102]+[.N102]" ns41:value-type="float" table:style-name="ce45" office:value-type="float" office:value="2">
            <text:p>2</text:p>
          </table:table-cell>
          <table:table-cell table:formula="of:=[.AY102]+[.AU102]+[.AQ102]+[.AM102]+[.AI102]+[.AE102]+[.AA102]+[.W102]+[.S102]+[.O102]+[.L102]+[.J102]+[.H102]+[.F102]" ns41:value-type="float" table:style-name="ce45" office:value-type="float" office:value="0">
            <text:p/>
          </table:table-cell>
          <table:table-cell table:formula="of:=[.AZ102]+[.AV102]+[.AR102]+[.AN102]+[.AJ102]+[.AF102]+[.AB102]+[.X102]+[.T102]+[.P102]" ns41:value-type="float" table:style-name="ce45" office:value-type="float" office:value="0">
            <text:p/>
          </table:table-cell>
          <table:table-cell table:formula="of:=[.BA102]+[.AW102]+[.AS102]+[.AO102]+[.AK102]+[.AG102]+[.AC102]+[.Y102]+[.U102]+[.Q102]+[.M102]+[.K102]+[.I102]+[.G102]" ns41:value-type="float" table:style-name="ce45" office:value-type="float" office:value="0">
            <text:p/>
          </table:table-cell>
          <table:table-cell table:formula="of:=[.BB102]+[.BD102]" ns41:value-type="float" table:style-name="ce45" office:value-type="float" office:value="2">
            <text:p>2</text:p>
          </table:table-cell>
          <table:table-cell table:formula="of:=[.BC102]+[.BE102]" ns41:value-type="float" table:style-name="ce45" office:value-type="float" office:value="0">
            <text:p/>
          </table:table-cell>
          <table:table-cell table:formula="of:=[.C10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V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03]+[.AT103]+[.AP103]+[.AL103]+[.AH103]+[.AD103]+[.Z103]+[.V103]+[.R103]+[.N103]" ns41:value-type="float" table:style-name="ce45" office:value-type="float" office:value="1">
            <text:p>1</text:p>
          </table:table-cell>
          <table:table-cell table:formula="of:=[.AY103]+[.AU103]+[.AQ103]+[.AM103]+[.AI103]+[.AE103]+[.AA103]+[.W103]+[.S103]+[.O103]+[.L103]+[.J103]+[.H103]+[.F103]" ns41:value-type="float" table:style-name="ce45" office:value-type="float" office:value="0">
            <text:p/>
          </table:table-cell>
          <table:table-cell table:formula="of:=[.AZ103]+[.AV103]+[.AR103]+[.AN103]+[.AJ103]+[.AF103]+[.AB103]+[.X103]+[.T103]+[.P103]" ns41:value-type="float" table:style-name="ce45" office:value-type="float" office:value="0">
            <text:p/>
          </table:table-cell>
          <table:table-cell table:formula="of:=[.BA103]+[.AW103]+[.AS103]+[.AO103]+[.AK103]+[.AG103]+[.AC103]+[.Y103]+[.U103]+[.Q103]+[.M103]+[.K103]+[.I103]+[.G103]" ns41:value-type="float" table:style-name="ce45" office:value-type="float" office:value="0">
            <text:p/>
          </table:table-cell>
          <table:table-cell table:formula="of:=[.BB103]+[.BD103]" ns41:value-type="float" table:style-name="ce45" office:value-type="float" office:value="1">
            <text:p>1</text:p>
          </table:table-cell>
          <table:table-cell table:formula="of:=[.BC103]+[.BE103]" ns41:value-type="float" table:style-name="ce45" office:value-type="float" office:value="0">
            <text:p/>
          </table:table-cell>
          <table:table-cell table:formula="of:=[.C10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V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1"/>
          <table:table-cell table:formula="of:=[.AX104]+[.AT104]+[.AP104]+[.AL104]+[.AH104]+[.AD104]+[.Z104]+[.V104]+[.R104]+[.N104]" ns41:value-type="float" table:style-name="ce45" office:value-type="float" office:value="1">
            <text:p>1</text:p>
          </table:table-cell>
          <table:table-cell table:formula="of:=[.AY104]+[.AU104]+[.AQ104]+[.AM104]+[.AI104]+[.AE104]+[.AA104]+[.W104]+[.S104]+[.O104]+[.L104]+[.J104]+[.H104]+[.F104]" ns41:value-type="float" table:style-name="ce45" office:value-type="float" office:value="2">
            <text:p>2</text:p>
          </table:table-cell>
          <table:table-cell table:formula="of:=[.AZ104]+[.AV104]+[.AR104]+[.AN104]+[.AJ104]+[.AF104]+[.AB104]+[.X104]+[.T104]+[.P104]" ns41:value-type="float" table:style-name="ce45" office:value-type="float" office:value="0">
            <text:p/>
          </table:table-cell>
          <table:table-cell table:formula="of:=[.BA104]+[.AW104]+[.AS104]+[.AO104]+[.AK104]+[.AG104]+[.AC104]+[.Y104]+[.U104]+[.Q104]+[.M104]+[.K104]+[.I104]+[.G104]" ns41:value-type="float" table:style-name="ce45" office:value-type="float" office:value="2">
            <text:p>2</text:p>
          </table:table-cell>
          <table:table-cell table:formula="of:=[.BB104]+[.BD104]" ns41:value-type="float" table:style-name="ce45" office:value-type="float" office:value="1">
            <text:p>1</text:p>
          </table:table-cell>
          <table:table-cell table:formula="of:=[.BC104]+[.BE104]" ns41:value-type="float" table:style-name="ce45" office:value-type="float" office:value="4">
            <text:p>4</text:p>
          </table:table-cell>
          <table:table-cell table:formula="of:=[.C10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V</text:p>
          </table:table-cell>
          <table:table-cell ns41:value-type="string" office:value-type="string">
            <text:p>D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19"/>
          <table:table-cell table:formula="of:=[.AX105]+[.AT105]+[.AP105]+[.AL105]+[.AH105]+[.AD105]+[.Z105]+[.V105]+[.R105]+[.N105]" ns41:value-type="float" table:style-name="ce45" office:value-type="float" office:value="7">
            <text:p>7</text:p>
          </table:table-cell>
          <table:table-cell table:formula="of:=[.AY105]+[.AU105]+[.AQ105]+[.AM105]+[.AI105]+[.AE105]+[.AA105]+[.W105]+[.S105]+[.O105]+[.L105]+[.J105]+[.H105]+[.F105]" ns41:value-type="float" table:style-name="ce45" office:value-type="float" office:value="2">
            <text:p>2</text:p>
          </table:table-cell>
          <table:table-cell table:formula="of:=[.AZ105]+[.AV105]+[.AR105]+[.AN105]+[.AJ105]+[.AF105]+[.AB105]+[.X105]+[.T105]+[.P105]" ns41:value-type="float" table:style-name="ce45" office:value-type="float" office:value="0">
            <text:p/>
          </table:table-cell>
          <table:table-cell table:formula="of:=[.BA105]+[.AW105]+[.AS105]+[.AO105]+[.AK105]+[.AG105]+[.AC105]+[.Y105]+[.U105]+[.Q105]+[.M105]+[.K105]+[.I105]+[.G105]" ns41:value-type="float" table:style-name="ce45" office:value-type="float" office:value="0">
            <text:p/>
          </table:table-cell>
          <table:table-cell table:formula="of:=[.BB105]+[.BD105]" ns41:value-type="float" table:style-name="ce45" office:value-type="float" office:value="7">
            <text:p>7</text:p>
          </table:table-cell>
          <table:table-cell table:formula="of:=[.BC105]+[.BE105]" ns41:value-type="float" table:style-name="ce45" office:value-type="float" office:value="2">
            <text:p>2</text:p>
          </table:table-cell>
          <table:table-cell table:formula="of:=[.C10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IV</text:p>
          </table:table-cell>
          <table:table-cell table:style-name="ce16"/>
          <table:table-cell table:formula="of:=[.F102]+[.F103]+[.F104]+[.F105]" ns41:value-type="float" table:style-name="ce16" office:value-type="float" office:value="0">
            <text:p>0</text:p>
          </table:table-cell>
          <table:table-cell table:formula="of:=[.G102]+[.G103]+[.G104]+[.G105]" ns41:value-type="float" table:style-name="ce16" office:value-type="float" office:value="0">
            <text:p>0</text:p>
          </table:table-cell>
          <table:table-cell table:formula="of:=[.H102]+[.H103]+[.H104]+[.H105]" ns41:value-type="float" table:style-name="ce16" office:value-type="float" office:value="0">
            <text:p>0</text:p>
          </table:table-cell>
          <table:table-cell table:formula="of:=[.I102]+[.I103]+[.I104]+[.I105]" ns41:value-type="float" table:style-name="ce16" office:value-type="float" office:value="0">
            <text:p>0</text:p>
          </table:table-cell>
          <table:table-cell table:formula="of:=[.J102]+[.J103]+[.J104]+[.J105]" ns41:value-type="float" table:style-name="ce16" office:value-type="float" office:value="0">
            <text:p>0</text:p>
          </table:table-cell>
          <table:table-cell table:formula="of:=[.K102]+[.K103]+[.K104]+[.K105]" ns41:value-type="float" table:style-name="ce16" office:value-type="float" office:value="0">
            <text:p>0</text:p>
          </table:table-cell>
          <table:table-cell table:formula="of:=[.L102]+[.L103]+[.L104]+[.L105]" ns41:value-type="float" table:style-name="ce16" office:value-type="float" office:value="0">
            <text:p>0</text:p>
          </table:table-cell>
          <table:table-cell table:formula="of:=[.M102]+[.M103]+[.M104]+[.M105]" ns41:value-type="float" table:style-name="ce16" office:value-type="float" office:value="0">
            <text:p>0</text:p>
          </table:table-cell>
          <table:table-cell table:formula="of:=[.N102]+[.N103]+[.N104]+[.N105]" ns41:value-type="float" table:style-name="ce16" office:value-type="float" office:value="0">
            <text:p>0</text:p>
          </table:table-cell>
          <table:table-cell table:formula="of:=[.O102]+[.O103]+[.O104]+[.O105]" ns41:value-type="float" table:style-name="ce16" office:value-type="float" office:value="0">
            <text:p>0</text:p>
          </table:table-cell>
          <table:table-cell table:formula="of:=[.P102]+[.P103]+[.P104]+[.P105]" ns41:value-type="float" table:style-name="ce16" office:value-type="float" office:value="0">
            <text:p>0</text:p>
          </table:table-cell>
          <table:table-cell table:formula="of:=[.Q102]+[.Q103]+[.Q104]+[.Q105]" ns41:value-type="float" table:style-name="ce16" office:value-type="float" office:value="0">
            <text:p>0</text:p>
          </table:table-cell>
          <table:table-cell table:formula="of:=[.R102]+[.R103]+[.R104]+[.R105]" ns41:value-type="float" table:style-name="ce16" office:value-type="float" office:value="0">
            <text:p>0</text:p>
          </table:table-cell>
          <table:table-cell table:formula="of:=[.S102]+[.S103]+[.S104]+[.S105]" ns41:value-type="float" table:style-name="ce16" office:value-type="float" office:value="1">
            <text:p>1</text:p>
          </table:table-cell>
          <table:table-cell table:formula="of:=[.T102]+[.T103]+[.T104]+[.T105]" ns41:value-type="float" table:style-name="ce16" office:value-type="float" office:value="0">
            <text:p>0</text:p>
          </table:table-cell>
          <table:table-cell table:formula="of:=[.U102]+[.U103]+[.U104]+[.U105]" ns41:value-type="float" table:style-name="ce16" office:value-type="float" office:value="2">
            <text:p>2</text:p>
          </table:table-cell>
          <table:table-cell table:formula="of:=[.V102]+[.V103]+[.V104]+[.V105]" ns41:value-type="float" table:style-name="ce16" office:value-type="float" office:value="0">
            <text:p>0</text:p>
          </table:table-cell>
          <table:table-cell table:formula="of:=[.W102]+[.W103]+[.W104]+[.W105]" ns41:value-type="float" table:style-name="ce16" office:value-type="float" office:value="0">
            <text:p>0</text:p>
          </table:table-cell>
          <table:table-cell table:formula="of:=[.X102]+[.X103]+[.X104]+[.X105]" ns41:value-type="float" table:style-name="ce16" office:value-type="float" office:value="0">
            <text:p>0</text:p>
          </table:table-cell>
          <table:table-cell table:formula="of:=[.Y102]+[.Y103]+[.Y104]+[.Y105]" ns41:value-type="float" table:style-name="ce16" office:value-type="float" office:value="0">
            <text:p>0</text:p>
          </table:table-cell>
          <table:table-cell table:formula="of:=[.Z102]+[.Z103]+[.Z104]+[.Z105]" ns41:value-type="float" table:style-name="ce16" office:value-type="float" office:value="0">
            <text:p>0</text:p>
          </table:table-cell>
          <table:table-cell table:formula="of:=[.AA102]+[.AA103]+[.AA104]+[.AA105]" ns41:value-type="float" table:style-name="ce16" office:value-type="float" office:value="0">
            <text:p>0</text:p>
          </table:table-cell>
          <table:table-cell table:formula="of:=[.AB102]+[.AB103]+[.AB104]+[.AB105]" ns41:value-type="float" table:style-name="ce16" office:value-type="float" office:value="0">
            <text:p>0</text:p>
          </table:table-cell>
          <table:table-cell table:formula="of:=[.AC102]+[.AC103]+[.AC104]+[.AC105]" ns41:value-type="float" table:style-name="ce16" office:value-type="float" office:value="0">
            <text:p>0</text:p>
          </table:table-cell>
          <table:table-cell table:formula="of:=[.AD102]+[.AD103]+[.AD104]+[.AD105]" ns41:value-type="float" table:style-name="ce16" office:value-type="float" office:value="6">
            <text:p>6</text:p>
          </table:table-cell>
          <table:table-cell table:formula="of:=[.AE102]+[.AE103]+[.AE104]+[.AE105]" ns41:value-type="float" table:style-name="ce16" office:value-type="float" office:value="3">
            <text:p>3</text:p>
          </table:table-cell>
          <table:table-cell table:formula="of:=[.AF102]+[.AF103]+[.AF104]+[.AF105]" ns41:value-type="float" table:style-name="ce16" office:value-type="float" office:value="0">
            <text:p>0</text:p>
          </table:table-cell>
          <table:table-cell table:formula="of:=[.AG102]+[.AG103]+[.AG104]+[.AG105]" ns41:value-type="float" table:style-name="ce16" office:value-type="float" office:value="0">
            <text:p>0</text:p>
          </table:table-cell>
          <table:table-cell table:formula="of:=[.AH102]+[.AH103]+[.AH104]+[.AH105]" ns41:value-type="float" table:style-name="ce16" office:value-type="float" office:value="4">
            <text:p>4</text:p>
          </table:table-cell>
          <table:table-cell table:formula="of:=[.AI102]+[.AI103]+[.AI104]+[.AI105]" ns41:value-type="float" table:style-name="ce16" office:value-type="float" office:value="0">
            <text:p>0</text:p>
          </table:table-cell>
          <table:table-cell table:formula="of:=[.AJ102]+[.AJ103]+[.AJ104]+[.AJ105]" ns41:value-type="float" table:style-name="ce16" office:value-type="float" office:value="0">
            <text:p>0</text:p>
          </table:table-cell>
          <table:table-cell table:formula="of:=[.AK102]+[.AK103]+[.AK104]+[.AK105]" ns41:value-type="float" table:style-name="ce16" office:value-type="float" office:value="0">
            <text:p>0</text:p>
          </table:table-cell>
          <table:table-cell table:formula="of:=[.AL102]+[.AL103]+[.AL104]+[.AL105]" ns41:value-type="float" table:style-name="ce16" office:value-type="float" office:value="0">
            <text:p>0</text:p>
          </table:table-cell>
          <table:table-cell table:formula="of:=[.AM102]+[.AM103]+[.AM104]+[.AM105]" ns41:value-type="float" table:style-name="ce16" office:value-type="float" office:value="0">
            <text:p>0</text:p>
          </table:table-cell>
          <table:table-cell table:formula="of:=[.AN102]+[.AN103]+[.AN104]+[.AN105]" ns41:value-type="float" table:style-name="ce16" office:value-type="float" office:value="0">
            <text:p>0</text:p>
          </table:table-cell>
          <table:table-cell table:formula="of:=[.AO102]+[.AO103]+[.AO104]+[.AO105]" ns41:value-type="float" table:style-name="ce16" office:value-type="float" office:value="0">
            <text:p>0</text:p>
          </table:table-cell>
          <table:table-cell table:formula="of:=[.AP102]+[.AP103]+[.AP104]+[.AP105]" ns41:value-type="float" table:style-name="ce16" office:value-type="float" office:value="1">
            <text:p>1</text:p>
          </table:table-cell>
          <table:table-cell table:formula="of:=[.AQ102]+[.AQ103]+[.AQ104]+[.AQ105]" ns41:value-type="float" table:style-name="ce16" office:value-type="float" office:value="0">
            <text:p>0</text:p>
          </table:table-cell>
          <table:table-cell table:formula="of:=[.AR102]+[.AR103]+[.AR104]+[.AR105]" ns41:value-type="float" table:style-name="ce16" office:value-type="float" office:value="0">
            <text:p>0</text:p>
          </table:table-cell>
          <table:table-cell table:formula="of:=[.AS102]+[.AS103]+[.AS104]+[.AS105]" ns41:value-type="float" table:style-name="ce16" office:value-type="float" office:value="0">
            <text:p>0</text:p>
          </table:table-cell>
          <table:table-cell table:formula="of:=[.AT102]+[.AT103]+[.AT104]+[.AT105]" ns41:value-type="float" table:style-name="ce16" office:value-type="float" office:value="0">
            <text:p>0</text:p>
          </table:table-cell>
          <table:table-cell table:formula="of:=[.AU102]+[.AU103]+[.AU104]+[.AU105]" ns41:value-type="float" table:style-name="ce16" office:value-type="float" office:value="0">
            <text:p>0</text:p>
          </table:table-cell>
          <table:table-cell table:formula="of:=[.AV102]+[.AV103]+[.AV104]+[.AV105]" ns41:value-type="float" table:style-name="ce16" office:value-type="float" office:value="0">
            <text:p>0</text:p>
          </table:table-cell>
          <table:table-cell table:formula="of:=[.AW102]+[.AW103]+[.AW104]+[.AW105]" ns41:value-type="float" table:style-name="ce16" office:value-type="float" office:value="0">
            <text:p>0</text:p>
          </table:table-cell>
          <table:table-cell table:formula="of:=[.AX102]+[.AX103]+[.AX104]+[.AX105]" ns41:value-type="float" table:style-name="ce16" office:value-type="float" office:value="0">
            <text:p>0</text:p>
          </table:table-cell>
          <table:table-cell table:formula="of:=[.AY102]+[.AY103]+[.AY104]+[.AY105]" ns41:value-type="float" table:style-name="ce16" office:value-type="float" office:value="0">
            <text:p>0</text:p>
          </table:table-cell>
          <table:table-cell table:formula="of:=[.AZ102]+[.AZ103]+[.AZ104]+[.AZ105]" ns41:value-type="float" table:style-name="ce16" office:value-type="float" office:value="0">
            <text:p>0</text:p>
          </table:table-cell>
          <table:table-cell table:formula="of:=[.BA102]+[.BA103]+[.BA104]+[.BA105]" ns41:value-type="float" table:style-name="ce16" office:value-type="float" office:value="0">
            <text:p>0</text:p>
          </table:table-cell>
          <table:table-cell table:formula="of:=[.AX106]+[.AT106]+[.AP106]+[.AL106]+[.AH106]+[.AD106]+[.Z106]+[.V106]+[.R106]+[.N106]" ns41:value-type="float" table:style-name="ce46" office:value-type="float" office:value="11">
            <text:p>11</text:p>
          </table:table-cell>
          <table:table-cell table:formula="of:=[.AY106]+[.AU106]+[.AQ106]+[.AM106]+[.AI106]+[.AE106]+[.AA106]+[.W106]+[.S106]+[.O106]+[.L106]+[.J106]+[.H106]+[.F106]" ns41:value-type="float" table:style-name="ce46" office:value-type="float" office:value="4">
            <text:p>4</text:p>
          </table:table-cell>
          <table:table-cell table:formula="of:=[.AZ106]+[.AV106]+[.AR106]+[.AN106]+[.AJ106]+[.AF106]+[.AB106]+[.X106]+[.T106]+[.P106]" ns41:value-type="float" table:style-name="ce46" office:value-type="float" office:value="0">
            <text:p/>
          </table:table-cell>
          <table:table-cell table:formula="of:=[.BA106]+[.AW106]+[.AS106]+[.AO106]+[.AK106]+[.AG106]+[.AC106]+[.Y106]+[.U106]+[.Q106]+[.M106]+[.K106]+[.I106]+[.G106]" ns41:value-type="float" table:style-name="ce46" office:value-type="float" office:value="2">
            <text:p>2</text:p>
          </table:table-cell>
          <table:table-cell table:formula="of:=[.BB106]+[.BD106]" ns41:value-type="float" table:style-name="ce46" office:value-type="float" office:value="11">
            <text:p>11</text:p>
          </table:table-cell>
          <table:table-cell table:formula="of:=[.BC106]+[.BE106]" ns41:value-type="float" table:style-name="ce46" office:value-type="float" office:value="6">
            <text:p>6</text:p>
          </table:table-cell>
          <table:table-cell table:formula="of:=[.C106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07]+[.AT107]+[.AP107]+[.AL107]+[.AH107]+[.AD107]+[.Z107]+[.V107]+[.R107]+[.N107]" ns41:value-type="float" table:style-name="ce45" office:value-type="float" office:value="0">
            <text:p/>
          </table:table-cell>
          <table:table-cell table:formula="of:=[.AY107]+[.AU107]+[.AQ107]+[.AM107]+[.AI107]+[.AE107]+[.AA107]+[.W107]+[.S107]+[.O107]+[.L107]+[.J107]+[.H107]+[.F107]" ns41:value-type="float" table:style-name="ce45" office:value-type="float" office:value="0">
            <text:p/>
          </table:table-cell>
          <table:table-cell table:formula="of:=[.AZ107]+[.AV107]+[.AR107]+[.AN107]+[.AJ107]+[.AF107]+[.AB107]+[.X107]+[.T107]+[.P107]" ns41:value-type="float" table:style-name="ce45" office:value-type="float" office:value="0">
            <text:p/>
          </table:table-cell>
          <table:table-cell table:formula="of:=[.BA107]+[.AW107]+[.AS107]+[.AO107]+[.AK107]+[.AG107]+[.AC107]+[.Y107]+[.U107]+[.Q107]+[.M107]+[.K107]+[.I107]+[.G107]" ns41:value-type="float" table:style-name="ce45" office:value-type="float" office:value="0">
            <text:p/>
          </table:table-cell>
          <table:table-cell table:formula="of:=[.BB107]+[.BD107]" ns41:value-type="float" table:style-name="ce45" office:value-type="float" office:value="0">
            <text:p/>
          </table:table-cell>
          <table:table-cell table:formula="of:=[.BC107]+[.BE107]" ns41:value-type="float" table:style-name="ce45" office:value-type="float" office:value="0">
            <text:p/>
          </table:table-cell>
          <table:table-cell table:formula="of:=[.C10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8">
          <table:table-cell ns41:value-type="string" office:value-type="string">
            <text:p>V</text:p>
          </table:table-cell>
          <table:table-cell table:number-columns-repeated="2"/>
          <table:table-cell ns41:value-type="string" table:style-name="ce24" office:value-type="string">
            <text:p>Hout-, kurk-, stroobewerking; snij- en draaiwerk van verschillende stoffen, enz.</text:p>
          </table:table-cell>
          <table:table-cell table:number-columns-repeated="49"/>
          <table:table-cell table:formula="of:=[.AX108]+[.AT108]+[.AP108]+[.AL108]+[.AH108]+[.AD108]+[.Z108]+[.V108]+[.R108]+[.N108]" ns41:value-type="float" table:style-name="ce45" office:value-type="float" office:value="0">
            <text:p/>
          </table:table-cell>
          <table:table-cell table:formula="of:=[.AY108]+[.AU108]+[.AQ108]+[.AM108]+[.AI108]+[.AE108]+[.AA108]+[.W108]+[.S108]+[.O108]+[.L108]+[.J108]+[.H108]+[.F108]" ns41:value-type="float" table:style-name="ce45" office:value-type="float" office:value="0">
            <text:p/>
          </table:table-cell>
          <table:table-cell table:formula="of:=[.AZ108]+[.AV108]+[.AR108]+[.AN108]+[.AJ108]+[.AF108]+[.AB108]+[.X108]+[.T108]+[.P108]" ns41:value-type="float" table:style-name="ce45" office:value-type="float" office:value="0">
            <text:p/>
          </table:table-cell>
          <table:table-cell table:formula="of:=[.BA108]+[.AW108]+[.AS108]+[.AO108]+[.AK108]+[.AG108]+[.AC108]+[.Y108]+[.U108]+[.Q108]+[.M108]+[.K108]+[.I108]+[.G108]" ns41:value-type="float" table:style-name="ce45" office:value-type="float" office:value="0">
            <text:p/>
          </table:table-cell>
          <table:table-cell table:formula="of:=[.BB108]+[.BD108]" ns41:value-type="float" table:style-name="ce45" office:value-type="float" office:value="0">
            <text:p/>
          </table:table-cell>
          <table:table-cell table:formula="of:=[.BC108]+[.BE108]" ns41:value-type="float" table:style-name="ce45" office:value-type="float" office:value="0">
            <text:p/>
          </table:table-cell>
          <table:table-cell table:formula="of:=[.C10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Hout.</text:p>
          </table:table-cell>
          <table:table-cell table:number-columns-repeated="49"/>
          <table:table-cell table:formula="of:=[.AX109]+[.AT109]+[.AP109]+[.AL109]+[.AH109]+[.AD109]+[.Z109]+[.V109]+[.R109]+[.N109]" ns41:value-type="float" table:style-name="ce45" office:value-type="float" office:value="0">
            <text:p/>
          </table:table-cell>
          <table:table-cell table:formula="of:=[.AY109]+[.AU109]+[.AQ109]+[.AM109]+[.AI109]+[.AE109]+[.AA109]+[.W109]+[.S109]+[.O109]+[.L109]+[.J109]+[.H109]+[.F109]" ns41:value-type="float" table:style-name="ce45" office:value-type="float" office:value="0">
            <text:p/>
          </table:table-cell>
          <table:table-cell table:formula="of:=[.AZ109]+[.AV109]+[.AR109]+[.AN109]+[.AJ109]+[.AF109]+[.AB109]+[.X109]+[.T109]+[.P109]" ns41:value-type="float" table:style-name="ce45" office:value-type="float" office:value="0">
            <text:p/>
          </table:table-cell>
          <table:table-cell table:formula="of:=[.BA109]+[.AW109]+[.AS109]+[.AO109]+[.AK109]+[.AG109]+[.AC109]+[.Y109]+[.U109]+[.Q109]+[.M109]+[.K109]+[.I109]+[.G109]" ns41:value-type="float" table:style-name="ce45" office:value-type="float" office:value="0">
            <text:p/>
          </table:table-cell>
          <table:table-cell table:formula="of:=[.BB109]+[.BD109]" ns41:value-type="float" table:style-name="ce45" office:value-type="float" office:value="0">
            <text:p/>
          </table:table-cell>
          <table:table-cell table:formula="of:=[.BC109]+[.BE109]" ns41:value-type="float" table:style-name="ce45" office:value-type="float" office:value="0">
            <text:p/>
          </table:table-cell>
          <table:table-cell table:formula="of:=[.C10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Fabricage van houtwaren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7"/>
          <table:table-cell table:formula="of:=[.AX110]+[.AT110]+[.AP110]+[.AL110]+[.AH110]+[.AD110]+[.Z110]+[.V110]+[.R110]+[.N110]" ns41:value-type="float" table:style-name="ce45" office:value-type="float" office:value="1">
            <text:p>1</text:p>
          </table:table-cell>
          <table:table-cell table:formula="of:=[.AY110]+[.AU110]+[.AQ110]+[.AM110]+[.AI110]+[.AE110]+[.AA110]+[.W110]+[.S110]+[.O110]+[.L110]+[.J110]+[.H110]+[.F110]" ns41:value-type="float" table:style-name="ce45" office:value-type="float" office:value="1">
            <text:p>1</text:p>
          </table:table-cell>
          <table:table-cell table:formula="of:=[.AZ110]+[.AV110]+[.AR110]+[.AN110]+[.AJ110]+[.AF110]+[.AB110]+[.X110]+[.T110]+[.P110]" ns41:value-type="float" table:style-name="ce45" office:value-type="float" office:value="0">
            <text:p/>
          </table:table-cell>
          <table:table-cell table:formula="of:=[.BA110]+[.AW110]+[.AS110]+[.AO110]+[.AK110]+[.AG110]+[.AC110]+[.Y110]+[.U110]+[.Q110]+[.M110]+[.K110]+[.I110]+[.G110]" ns41:value-type="float" table:style-name="ce45" office:value-type="float" office:value="0">
            <text:p/>
          </table:table-cell>
          <table:table-cell table:formula="of:=[.BB110]+[.BD110]" ns41:value-type="float" table:style-name="ce45" office:value-type="float" office:value="1">
            <text:p>1</text:p>
          </table:table-cell>
          <table:table-cell table:formula="of:=[.BC110]+[.BE110]" ns41:value-type="float" table:style-name="ce45" office:value-type="float" office:value="1">
            <text:p>1</text:p>
          </table:table-cell>
          <table:table-cell table:formula="of:=[.C110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Fabricage van meubels (meubelmakers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table:formula="of:=[.AX111]+[.AT111]+[.AP111]+[.AL111]+[.AH111]+[.AD111]+[.Z111]+[.V111]+[.R111]+[.N111]" ns41:value-type="float" table:style-name="ce45" office:value-type="float" office:value="5">
            <text:p>5</text:p>
          </table:table-cell>
          <table:table-cell table:formula="of:=[.AY111]+[.AU111]+[.AQ111]+[.AM111]+[.AI111]+[.AE111]+[.AA111]+[.W111]+[.S111]+[.O111]+[.L111]+[.J111]+[.H111]+[.F111]" ns41:value-type="float" table:style-name="ce45" office:value-type="float" office:value="4">
            <text:p>4</text:p>
          </table:table-cell>
          <table:table-cell table:formula="of:=[.AZ111]+[.AV111]+[.AR111]+[.AN111]+[.AJ111]+[.AF111]+[.AB111]+[.X111]+[.T111]+[.P111]" ns41:value-type="float" table:style-name="ce45" office:value-type="float" office:value="0">
            <text:p/>
          </table:table-cell>
          <table:table-cell table:formula="of:=[.BA111]+[.AW111]+[.AS111]+[.AO111]+[.AK111]+[.AG111]+[.AC111]+[.Y111]+[.U111]+[.Q111]+[.M111]+[.K111]+[.I111]+[.G111]" ns41:value-type="float" table:style-name="ce45" office:value-type="float" office:value="0">
            <text:p/>
          </table:table-cell>
          <table:table-cell table:formula="of:=[.BB111]+[.BD111]" ns41:value-type="float" table:style-name="ce45" office:value-type="float" office:value="5">
            <text:p>5</text:p>
          </table:table-cell>
          <table:table-cell table:formula="of:=[.BC111]+[.BE111]" ns41:value-type="float" table:style-name="ce45" office:value-type="float" office:value="4">
            <text:p>4</text:p>
          </table:table-cell>
          <table:table-cell table:formula="of:=[.C111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6"/>
          <table:table-cell table:formula="of:=[.AX112]+[.AT112]+[.AP112]+[.AL112]+[.AH112]+[.AD112]+[.Z112]+[.V112]+[.R112]+[.N112]" ns41:value-type="float" table:style-name="ce45" office:value-type="float" office:value="0">
            <text:p/>
          </table:table-cell>
          <table:table-cell table:formula="of:=[.AY112]+[.AU112]+[.AQ112]+[.AM112]+[.AI112]+[.AE112]+[.AA112]+[.W112]+[.S112]+[.O112]+[.L112]+[.J112]+[.H112]+[.F112]" ns41:value-type="float" table:style-name="ce45" office:value-type="float" office:value="8">
            <text:p>8</text:p>
          </table:table-cell>
          <table:table-cell table:formula="of:=[.AZ112]+[.AV112]+[.AR112]+[.AN112]+[.AJ112]+[.AF112]+[.AB112]+[.X112]+[.T112]+[.P112]" ns41:value-type="float" table:style-name="ce45" office:value-type="float" office:value="0">
            <text:p/>
          </table:table-cell>
          <table:table-cell table:formula="of:=[.BA112]+[.AW112]+[.AS112]+[.AO112]+[.AK112]+[.AG112]+[.AC112]+[.Y112]+[.U112]+[.Q112]+[.M112]+[.K112]+[.I112]+[.G112]" ns41:value-type="float" table:style-name="ce45" office:value-type="float" office:value="0">
            <text:p/>
          </table:table-cell>
          <table:table-cell table:formula="of:=[.BB112]+[.BD112]" ns41:value-type="float" table:style-name="ce45" office:value-type="float" office:value="0">
            <text:p/>
          </table:table-cell>
          <table:table-cell table:formula="of:=[.BC112]+[.BE112]" ns41:value-type="float" table:style-name="ce45" office:value-type="float" office:value="8">
            <text:p>8</text:p>
          </table:table-cell>
          <table:table-cell table:formula="of:=[.C112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Fabricage van stoel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13]+[.AT113]+[.AP113]+[.AL113]+[.AH113]+[.AD113]+[.Z113]+[.V113]+[.R113]+[.N113]" ns41:value-type="float" table:style-name="ce45" office:value-type="float" office:value="1">
            <text:p>1</text:p>
          </table:table-cell>
          <table:table-cell table:formula="of:=[.AY113]+[.AU113]+[.AQ113]+[.AM113]+[.AI113]+[.AE113]+[.AA113]+[.W113]+[.S113]+[.O113]+[.L113]+[.J113]+[.H113]+[.F113]" ns41:value-type="float" table:style-name="ce45" office:value-type="float" office:value="0">
            <text:p/>
          </table:table-cell>
          <table:table-cell table:formula="of:=[.AZ113]+[.AV113]+[.AR113]+[.AN113]+[.AJ113]+[.AF113]+[.AB113]+[.X113]+[.T113]+[.P113]" ns41:value-type="float" table:style-name="ce45" office:value-type="float" office:value="0">
            <text:p/>
          </table:table-cell>
          <table:table-cell table:formula="of:=[.BA113]+[.AW113]+[.AS113]+[.AO113]+[.AK113]+[.AG113]+[.AC113]+[.Y113]+[.U113]+[.Q113]+[.M113]+[.K113]+[.I113]+[.G113]" ns41:value-type="float" table:style-name="ce45" office:value-type="float" office:value="0">
            <text:p/>
          </table:table-cell>
          <table:table-cell table:formula="of:=[.BB113]+[.BD113]" ns41:value-type="float" table:style-name="ce45" office:value-type="float" office:value="1">
            <text:p>1</text:p>
          </table:table-cell>
          <table:table-cell table:formula="of:=[.BC113]+[.BE113]" ns41:value-type="float" table:style-name="ce45" office:value-type="float" office:value="0">
            <text:p/>
          </table:table-cell>
          <table:table-cell table:formula="of:=[.C113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Houthakkers</text:p>
          </table:table-cell>
          <table:table-cell ns41:value-type="string" office:value-type="string">
            <text:p>D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7"/>
          <table:table-cell table:formula="of:=[.AX114]+[.AT114]+[.AP114]+[.AL114]+[.AH114]+[.AD114]+[.Z114]+[.V114]+[.R114]+[.N114]" ns41:value-type="float" table:style-name="ce45" office:value-type="float" office:value="2">
            <text:p>2</text:p>
          </table:table-cell>
          <table:table-cell table:formula="of:=[.AY114]+[.AU114]+[.AQ114]+[.AM114]+[.AI114]+[.AE114]+[.AA114]+[.W114]+[.S114]+[.O114]+[.L114]+[.J114]+[.H114]+[.F114]" ns41:value-type="float" table:style-name="ce45" office:value-type="float" office:value="0">
            <text:p/>
          </table:table-cell>
          <table:table-cell table:formula="of:=[.AZ114]+[.AV114]+[.AR114]+[.AN114]+[.AJ114]+[.AF114]+[.AB114]+[.X114]+[.T114]+[.P114]" ns41:value-type="float" table:style-name="ce45" office:value-type="float" office:value="0">
            <text:p/>
          </table:table-cell>
          <table:table-cell table:formula="of:=[.BA114]+[.AW114]+[.AS114]+[.AO114]+[.AK114]+[.AG114]+[.AC114]+[.Y114]+[.U114]+[.Q114]+[.M114]+[.K114]+[.I114]+[.G114]" ns41:value-type="float" table:style-name="ce45" office:value-type="float" office:value="0">
            <text:p/>
          </table:table-cell>
          <table:table-cell table:formula="of:=[.BB114]+[.BD114]" ns41:value-type="float" table:style-name="ce45" office:value-type="float" office:value="2">
            <text:p>2</text:p>
          </table:table-cell>
          <table:table-cell table:formula="of:=[.BC114]+[.BE114]" ns41:value-type="float" table:style-name="ce45" office:value-type="float" office:value="0">
            <text:p/>
          </table:table-cell>
          <table:table-cell table:formula="of:=[.C114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Houtzag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7"/>
          <table:table-cell table:formula="of:=[.AX115]+[.AT115]+[.AP115]+[.AL115]+[.AH115]+[.AD115]+[.Z115]+[.V115]+[.R115]+[.N115]" ns41:value-type="float" table:style-name="ce45" office:value-type="float" office:value="3">
            <text:p>3</text:p>
          </table:table-cell>
          <table:table-cell table:formula="of:=[.AY115]+[.AU115]+[.AQ115]+[.AM115]+[.AI115]+[.AE115]+[.AA115]+[.W115]+[.S115]+[.O115]+[.L115]+[.J115]+[.H115]+[.F115]" ns41:value-type="float" table:style-name="ce45" office:value-type="float" office:value="3">
            <text:p>3</text:p>
          </table:table-cell>
          <table:table-cell table:formula="of:=[.AZ115]+[.AV115]+[.AR115]+[.AN115]+[.AJ115]+[.AF115]+[.AB115]+[.X115]+[.T115]+[.P115]" ns41:value-type="float" table:style-name="ce45" office:value-type="float" office:value="1">
            <text:p>1</text:p>
          </table:table-cell>
          <table:table-cell table:formula="of:=[.BA115]+[.AW115]+[.AS115]+[.AO115]+[.AK115]+[.AG115]+[.AC115]+[.Y115]+[.U115]+[.Q115]+[.M115]+[.K115]+[.I115]+[.G115]" ns41:value-type="float" table:style-name="ce45" office:value-type="float" office:value="0">
            <text:p/>
          </table:table-cell>
          <table:table-cell table:formula="of:=[.BB115]+[.BD115]" ns41:value-type="float" table:style-name="ce45" office:value-type="float" office:value="4">
            <text:p>4</text:p>
          </table:table-cell>
          <table:table-cell table:formula="of:=[.BC115]+[.BE115]" ns41:value-type="float" table:style-name="ce45" office:value-type="float" office:value="3">
            <text:p>3</text:p>
          </table:table-cell>
          <table:table-cell table:formula="of:=[.C115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0"/>
          <table:table-cell table:formula="of:=[.AX116]+[.AT116]+[.AP116]+[.AL116]+[.AH116]+[.AD116]+[.Z116]+[.V116]+[.R116]+[.N116]" ns41:value-type="float" table:style-name="ce45" office:value-type="float" office:value="0">
            <text:p/>
          </table:table-cell>
          <table:table-cell table:formula="of:=[.AY116]+[.AU116]+[.AQ116]+[.AM116]+[.AI116]+[.AE116]+[.AA116]+[.W116]+[.S116]+[.O116]+[.L116]+[.J116]+[.H116]+[.F116]" ns41:value-type="float" table:style-name="ce45" office:value-type="float" office:value="1">
            <text:p>1</text:p>
          </table:table-cell>
          <table:table-cell table:formula="of:=[.AZ116]+[.AV116]+[.AR116]+[.AN116]+[.AJ116]+[.AF116]+[.AB116]+[.X116]+[.T116]+[.P116]" ns41:value-type="float" table:style-name="ce45" office:value-type="float" office:value="0">
            <text:p/>
          </table:table-cell>
          <table:table-cell table:formula="of:=[.BA116]+[.AW116]+[.AS116]+[.AO116]+[.AK116]+[.AG116]+[.AC116]+[.Y116]+[.U116]+[.Q116]+[.M116]+[.K116]+[.I116]+[.G116]" ns41:value-type="float" table:style-name="ce45" office:value-type="float" office:value="0">
            <text:p/>
          </table:table-cell>
          <table:table-cell table:formula="of:=[.BB116]+[.BD116]" ns41:value-type="float" table:style-name="ce45" office:value-type="float" office:value="0">
            <text:p/>
          </table:table-cell>
          <table:table-cell table:formula="of:=[.BC116]+[.BE116]" ns41:value-type="float" table:style-name="ce45" office:value-type="float" office:value="1">
            <text:p>1</text:p>
          </table:table-cell>
          <table:table-cell table:formula="of:=[.C116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117]+[.AT117]+[.AP117]+[.AL117]+[.AH117]+[.AD117]+[.Z117]+[.V117]+[.R117]+[.N117]" ns41:value-type="float" table:style-name="ce45" office:value-type="float" office:value="25">
            <text:p>25</text:p>
          </table:table-cell>
          <table:table-cell table:formula="of:=[.AY117]+[.AU117]+[.AQ117]+[.AM117]+[.AI117]+[.AE117]+[.AA117]+[.W117]+[.S117]+[.O117]+[.L117]+[.J117]+[.H117]+[.F117]" ns41:value-type="float" table:style-name="ce45" office:value-type="float" office:value="7">
            <text:p>7</text:p>
          </table:table-cell>
          <table:table-cell table:formula="of:=[.AZ117]+[.AV117]+[.AR117]+[.AN117]+[.AJ117]+[.AF117]+[.AB117]+[.X117]+[.T117]+[.P117]" ns41:value-type="float" table:style-name="ce45" office:value-type="float" office:value="0">
            <text:p/>
          </table:table-cell>
          <table:table-cell table:formula="of:=[.BA117]+[.AW117]+[.AS117]+[.AO117]+[.AK117]+[.AG117]+[.AC117]+[.Y117]+[.U117]+[.Q117]+[.M117]+[.K117]+[.I117]+[.G117]" ns41:value-type="float" table:style-name="ce45" office:value-type="float" office:value="0">
            <text:p/>
          </table:table-cell>
          <table:table-cell table:formula="of:=[.BB117]+[.BD117]" ns41:value-type="float" table:style-name="ce45" office:value-type="float" office:value="25">
            <text:p>25</text:p>
          </table:table-cell>
          <table:table-cell table:formula="of:=[.BC117]+[.BE117]" ns41:value-type="float" table:style-name="ce45" office:value-type="float" office:value="7">
            <text:p>7</text:p>
          </table:table-cell>
          <table:table-cell table:formula="of:=[.C117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Klompenmak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7"/>
          <table:table-cell table:formula="of:=[.AX118]+[.AT118]+[.AP118]+[.AL118]+[.AH118]+[.AD118]+[.Z118]+[.V118]+[.R118]+[.N118]" ns41:value-type="float" table:style-name="ce45" office:value-type="float" office:value="17">
            <text:p>17</text:p>
          </table:table-cell>
          <table:table-cell table:formula="of:=[.AY118]+[.AU118]+[.AQ118]+[.AM118]+[.AI118]+[.AE118]+[.AA118]+[.W118]+[.S118]+[.O118]+[.L118]+[.J118]+[.H118]+[.F118]" ns41:value-type="float" table:style-name="ce45" office:value-type="float" office:value="6">
            <text:p>6</text:p>
          </table:table-cell>
          <table:table-cell table:formula="of:=[.AZ118]+[.AV118]+[.AR118]+[.AN118]+[.AJ118]+[.AF118]+[.AB118]+[.X118]+[.T118]+[.P118]" ns41:value-type="float" table:style-name="ce45" office:value-type="float" office:value="0">
            <text:p/>
          </table:table-cell>
          <table:table-cell table:formula="of:=[.BA118]+[.AW118]+[.AS118]+[.AO118]+[.AK118]+[.AG118]+[.AC118]+[.Y118]+[.U118]+[.Q118]+[.M118]+[.K118]+[.I118]+[.G118]" ns41:value-type="float" table:style-name="ce45" office:value-type="float" office:value="0">
            <text:p/>
          </table:table-cell>
          <table:table-cell table:formula="of:=[.BB118]+[.BD118]" ns41:value-type="float" table:style-name="ce45" office:value-type="float" office:value="17">
            <text:p>17</text:p>
          </table:table-cell>
          <table:table-cell table:formula="of:=[.BC118]+[.BE118]" ns41:value-type="float" table:style-name="ce45" office:value-type="float" office:value="6">
            <text:p>6</text:p>
          </table:table-cell>
          <table:table-cell table:formula="of:=[.C118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9"/>
          <table:table-cell table:formula="of:=[.AX119]+[.AT119]+[.AP119]+[.AL119]+[.AH119]+[.AD119]+[.Z119]+[.V119]+[.R119]+[.N119]" ns41:value-type="float" table:style-name="ce45" office:value-type="float" office:value="1">
            <text:p>1</text:p>
          </table:table-cell>
          <table:table-cell table:formula="of:=[.AY119]+[.AU119]+[.AQ119]+[.AM119]+[.AI119]+[.AE119]+[.AA119]+[.W119]+[.S119]+[.O119]+[.L119]+[.J119]+[.H119]+[.F119]" ns41:value-type="float" table:style-name="ce45" office:value-type="float" office:value="5">
            <text:p>5</text:p>
          </table:table-cell>
          <table:table-cell table:formula="of:=[.AZ119]+[.AV119]+[.AR119]+[.AN119]+[.AJ119]+[.AF119]+[.AB119]+[.X119]+[.T119]+[.P119]" ns41:value-type="float" table:style-name="ce45" office:value-type="float" office:value="0">
            <text:p/>
          </table:table-cell>
          <table:table-cell table:formula="of:=[.BA119]+[.AW119]+[.AS119]+[.AO119]+[.AK119]+[.AG119]+[.AC119]+[.Y119]+[.U119]+[.Q119]+[.M119]+[.K119]+[.I119]+[.G119]" ns41:value-type="float" table:style-name="ce45" office:value-type="float" office:value="0">
            <text:p/>
          </table:table-cell>
          <table:table-cell table:formula="of:=[.BB119]+[.BD119]" ns41:value-type="float" table:style-name="ce45" office:value-type="float" office:value="1">
            <text:p>1</text:p>
          </table:table-cell>
          <table:table-cell table:formula="of:=[.BC119]+[.BE119]" ns41:value-type="float" table:style-name="ce45" office:value-type="float" office:value="5">
            <text:p>5</text:p>
          </table:table-cell>
          <table:table-cell table:formula="of:=[.C119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Kuip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6" office:value-type="float">
            <text:p>36</text:p>
          </table:table-cell>
          <table:table-cell ns41:value-type="float" table:style-name="ce6" office:value="10" office:value-type="float">
            <text:p>10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table:formula="of:=[.AX120]+[.AT120]+[.AP120]+[.AL120]+[.AH120]+[.AD120]+[.Z120]+[.V120]+[.R120]+[.N120]" ns41:value-type="float" table:style-name="ce45" office:value-type="float" office:value="94">
            <text:p>94</text:p>
          </table:table-cell>
          <table:table-cell table:formula="of:=[.AY120]+[.AU120]+[.AQ120]+[.AM120]+[.AI120]+[.AE120]+[.AA120]+[.W120]+[.S120]+[.O120]+[.L120]+[.J120]+[.H120]+[.F120]" ns41:value-type="float" table:style-name="ce45" office:value-type="float" office:value="22">
            <text:p>22</text:p>
          </table:table-cell>
          <table:table-cell table:formula="of:=[.AZ120]+[.AV120]+[.AR120]+[.AN120]+[.AJ120]+[.AF120]+[.AB120]+[.X120]+[.T120]+[.P120]" ns41:value-type="float" table:style-name="ce45" office:value-type="float" office:value="6">
            <text:p>6</text:p>
          </table:table-cell>
          <table:table-cell table:formula="of:=[.BA120]+[.AW120]+[.AS120]+[.AO120]+[.AK120]+[.AG120]+[.AC120]+[.Y120]+[.U120]+[.Q120]+[.M120]+[.K120]+[.I120]+[.G120]" ns41:value-type="float" table:style-name="ce45" office:value-type="float" office:value="0">
            <text:p/>
          </table:table-cell>
          <table:table-cell table:formula="of:=[.BB120]+[.BD120]" ns41:value-type="float" table:style-name="ce45" office:value-type="float" office:value="100">
            <text:p>100</text:p>
          </table:table-cell>
          <table:table-cell table:formula="of:=[.BC120]+[.BE120]" ns41:value-type="float" table:style-name="ce45" office:value-type="float" office:value="22">
            <text:p>22</text:p>
          </table:table-cell>
          <table:table-cell table:formula="of:=[.C120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121]+[.AT121]+[.AP121]+[.AL121]+[.AH121]+[.AD121]+[.Z121]+[.V121]+[.R121]+[.N121]" ns41:value-type="float" table:style-name="ce45" office:value-type="float" office:value="0">
            <text:p/>
          </table:table-cell>
          <table:table-cell table:formula="of:=[.AY121]+[.AU121]+[.AQ121]+[.AM121]+[.AI121]+[.AE121]+[.AA121]+[.W121]+[.S121]+[.O121]+[.L121]+[.J121]+[.H121]+[.F121]" ns41:value-type="float" table:style-name="ce45" office:value-type="float" office:value="1">
            <text:p>1</text:p>
          </table:table-cell>
          <table:table-cell table:formula="of:=[.AZ121]+[.AV121]+[.AR121]+[.AN121]+[.AJ121]+[.AF121]+[.AB121]+[.X121]+[.T121]+[.P121]" ns41:value-type="float" table:style-name="ce45" office:value-type="float" office:value="0">
            <text:p/>
          </table:table-cell>
          <table:table-cell table:formula="of:=[.BA121]+[.AW121]+[.AS121]+[.AO121]+[.AK121]+[.AG121]+[.AC121]+[.Y121]+[.U121]+[.Q121]+[.M121]+[.K121]+[.I121]+[.G121]" ns41:value-type="float" table:style-name="ce45" office:value-type="float" office:value="0">
            <text:p/>
          </table:table-cell>
          <table:table-cell table:formula="of:=[.BB121]+[.BD121]" ns41:value-type="float" table:style-name="ce45" office:value-type="float" office:value="0">
            <text:p/>
          </table:table-cell>
          <table:table-cell table:formula="of:=[.BC121]+[.BE121]" ns41:value-type="float" table:style-name="ce45" office:value-type="float" office:value="1">
            <text:p>1</text:p>
          </table:table-cell>
          <table:table-cell table:formula="of:=[.C121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7" office:value-type="float">
            <text:p>17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21" office:value-type="float">
            <text:p>2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4"/>
          <table:table-cell table:formula="of:=[.AX122]+[.AT122]+[.AP122]+[.AL122]+[.AH122]+[.AD122]+[.Z122]+[.V122]+[.R122]+[.N122]" ns41:value-type="float" table:style-name="ce45" office:value-type="float" office:value="8">
            <text:p>8</text:p>
          </table:table-cell>
          <table:table-cell table:formula="of:=[.AY122]+[.AU122]+[.AQ122]+[.AM122]+[.AI122]+[.AE122]+[.AA122]+[.W122]+[.S122]+[.O122]+[.L122]+[.J122]+[.H122]+[.F122]" ns41:value-type="float" table:style-name="ce45" office:value-type="float" office:value="76">
            <text:p>76</text:p>
          </table:table-cell>
          <table:table-cell table:formula="of:=[.AZ122]+[.AV122]+[.AR122]+[.AN122]+[.AJ122]+[.AF122]+[.AB122]+[.X122]+[.T122]+[.P122]" ns41:value-type="float" table:style-name="ce45" office:value-type="float" office:value="0">
            <text:p/>
          </table:table-cell>
          <table:table-cell table:formula="of:=[.BA122]+[.AW122]+[.AS122]+[.AO122]+[.AK122]+[.AG122]+[.AC122]+[.Y122]+[.U122]+[.Q122]+[.M122]+[.K122]+[.I122]+[.G122]" ns41:value-type="float" table:style-name="ce45" office:value-type="float" office:value="0">
            <text:p/>
          </table:table-cell>
          <table:table-cell table:formula="of:=[.BB122]+[.BD122]" ns41:value-type="float" table:style-name="ce45" office:value-type="float" office:value="8">
            <text:p>8</text:p>
          </table:table-cell>
          <table:table-cell table:formula="of:=[.BC122]+[.BE122]" ns41:value-type="float" table:style-name="ce45" office:value-type="float" office:value="76">
            <text:p>76</text:p>
          </table:table-cell>
          <table:table-cell table:formula="of:=[.C122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Witwerkers</text:p>
          </table:table-cell>
          <table:table-cell ns41:value-type="string" office:value-type="string">
            <text:p>A</text:p>
          </table:table-cell>
          <table:table-cell table:number-columns-repeated="36"/>
          <table:table-cell ns41:value-type="float" office:value="1" office:value-type="float">
            <text:p>1</text:p>
          </table:table-cell>
          <table:table-cell table:number-columns-repeated="11"/>
          <table:table-cell table:formula="of:=[.AX123]+[.AT123]+[.AP123]+[.AL123]+[.AH123]+[.AD123]+[.Z123]+[.V123]+[.R123]+[.N123]" ns41:value-type="float" table:style-name="ce45" office:value-type="float" office:value="1">
            <text:p>1</text:p>
          </table:table-cell>
          <table:table-cell table:formula="of:=[.AY123]+[.AU123]+[.AQ123]+[.AM123]+[.AI123]+[.AE123]+[.AA123]+[.W123]+[.S123]+[.O123]+[.L123]+[.J123]+[.H123]+[.F123]" ns41:value-type="float" table:style-name="ce45" office:value-type="float" office:value="0">
            <text:p/>
          </table:table-cell>
          <table:table-cell table:formula="of:=[.AZ123]+[.AV123]+[.AR123]+[.AN123]+[.AJ123]+[.AF123]+[.AB123]+[.X123]+[.T123]+[.P123]" ns41:value-type="float" table:style-name="ce45" office:value-type="float" office:value="0">
            <text:p/>
          </table:table-cell>
          <table:table-cell table:formula="of:=[.BA123]+[.AW123]+[.AS123]+[.AO123]+[.AK123]+[.AG123]+[.AC123]+[.Y123]+[.U123]+[.Q123]+[.M123]+[.K123]+[.I123]+[.G123]" ns41:value-type="float" table:style-name="ce45" office:value-type="float" office:value="0">
            <text:p/>
          </table:table-cell>
          <table:table-cell table:formula="of:=[.BB123]+[.BD123]" ns41:value-type="float" table:style-name="ce45" office:value-type="float" office:value="1">
            <text:p>1</text:p>
          </table:table-cell>
          <table:table-cell table:formula="of:=[.BC123]+[.BE123]" ns41:value-type="float" table:style-name="ce45" office:value-type="float" office:value="0">
            <text:p/>
          </table:table-cell>
          <table:table-cell table:formula="of:=[.C123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Kurk-, stroo-, borstelwerk; vlechtwerk van verschillende stoffen.</text:p>
          </table:table-cell>
          <table:table-cell table:number-columns-repeated="49"/>
          <table:table-cell table:formula="of:=[.AX124]+[.AT124]+[.AP124]+[.AL124]+[.AH124]+[.AD124]+[.Z124]+[.V124]+[.R124]+[.N124]" ns41:value-type="float" table:style-name="ce45" office:value-type="float" office:value="0">
            <text:p/>
          </table:table-cell>
          <table:table-cell table:formula="of:=[.AY124]+[.AU124]+[.AQ124]+[.AM124]+[.AI124]+[.AE124]+[.AA124]+[.W124]+[.S124]+[.O124]+[.L124]+[.J124]+[.H124]+[.F124]" ns41:value-type="float" table:style-name="ce45" office:value-type="float" office:value="0">
            <text:p/>
          </table:table-cell>
          <table:table-cell table:formula="of:=[.AZ124]+[.AV124]+[.AR124]+[.AN124]+[.AJ124]+[.AF124]+[.AB124]+[.X124]+[.T124]+[.P124]" ns41:value-type="float" table:style-name="ce45" office:value-type="float" office:value="0">
            <text:p/>
          </table:table-cell>
          <table:table-cell table:formula="of:=[.BA124]+[.AW124]+[.AS124]+[.AO124]+[.AK124]+[.AG124]+[.AC124]+[.Y124]+[.U124]+[.Q124]+[.M124]+[.K124]+[.I124]+[.G124]" ns41:value-type="float" table:style-name="ce45" office:value-type="float" office:value="0">
            <text:p/>
          </table:table-cell>
          <table:table-cell table:formula="of:=[.BB124]+[.BD124]" ns41:value-type="float" table:style-name="ce45" office:value-type="float" office:value="0">
            <text:p/>
          </table:table-cell>
          <table:table-cell table:formula="of:=[.BC124]+[.BE124]" ns41:value-type="float" table:style-name="ce45" office:value-type="float" office:value="0">
            <text:p/>
          </table:table-cell>
          <table:table-cell table:formula="of:=[.C12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Bezem- en heiboenderma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7"/>
          <table:table-cell table:formula="of:=[.AX125]+[.AT125]+[.AP125]+[.AL125]+[.AH125]+[.AD125]+[.Z125]+[.V125]+[.R125]+[.N125]" ns41:value-type="float" table:style-name="ce45" office:value-type="float" office:value="17">
            <text:p>17</text:p>
          </table:table-cell>
          <table:table-cell table:formula="of:=[.AY125]+[.AU125]+[.AQ125]+[.AM125]+[.AI125]+[.AE125]+[.AA125]+[.W125]+[.S125]+[.O125]+[.L125]+[.J125]+[.H125]+[.F125]" ns41:value-type="float" table:style-name="ce45" office:value-type="float" office:value="1">
            <text:p>1</text:p>
          </table:table-cell>
          <table:table-cell table:formula="of:=[.AZ125]+[.AV125]+[.AR125]+[.AN125]+[.AJ125]+[.AF125]+[.AB125]+[.X125]+[.T125]+[.P125]" ns41:value-type="float" table:style-name="ce45" office:value-type="float" office:value="0">
            <text:p/>
          </table:table-cell>
          <table:table-cell table:formula="of:=[.BA125]+[.AW125]+[.AS125]+[.AO125]+[.AK125]+[.AG125]+[.AC125]+[.Y125]+[.U125]+[.Q125]+[.M125]+[.K125]+[.I125]+[.G125]" ns41:value-type="float" table:style-name="ce45" office:value-type="float" office:value="0">
            <text:p/>
          </table:table-cell>
          <table:table-cell table:formula="of:=[.BB125]+[.BD125]" ns41:value-type="float" table:style-name="ce45" office:value-type="float" office:value="17">
            <text:p>17</text:p>
          </table:table-cell>
          <table:table-cell table:formula="of:=[.BC125]+[.BE125]" ns41:value-type="float" table:style-name="ce45" office:value-type="float" office:value="1">
            <text:p>1</text:p>
          </table:table-cell>
          <table:table-cell table:formula="of:=[.C125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4"/>
          <table:table-cell table:formula="of:=[.AX126]+[.AT126]+[.AP126]+[.AL126]+[.AH126]+[.AD126]+[.Z126]+[.V126]+[.R126]+[.N126]" ns41:value-type="float" table:style-name="ce45" office:value-type="float" office:value="0">
            <text:p/>
          </table:table-cell>
          <table:table-cell table:formula="of:=[.AY126]+[.AU126]+[.AQ126]+[.AM126]+[.AI126]+[.AE126]+[.AA126]+[.W126]+[.S126]+[.O126]+[.L126]+[.J126]+[.H126]+[.F126]" ns41:value-type="float" table:style-name="ce45" office:value-type="float" office:value="2">
            <text:p>2</text:p>
          </table:table-cell>
          <table:table-cell table:formula="of:=[.AZ126]+[.AV126]+[.AR126]+[.AN126]+[.AJ126]+[.AF126]+[.AB126]+[.X126]+[.T126]+[.P126]" ns41:value-type="float" table:style-name="ce45" office:value-type="float" office:value="0">
            <text:p/>
          </table:table-cell>
          <table:table-cell table:formula="of:=[.BA126]+[.AW126]+[.AS126]+[.AO126]+[.AK126]+[.AG126]+[.AC126]+[.Y126]+[.U126]+[.Q126]+[.M126]+[.K126]+[.I126]+[.G126]" ns41:value-type="float" table:style-name="ce45" office:value-type="float" office:value="0">
            <text:p/>
          </table:table-cell>
          <table:table-cell table:formula="of:=[.BB126]+[.BD126]" ns41:value-type="float" table:style-name="ce45" office:value-type="float" office:value="0">
            <text:p/>
          </table:table-cell>
          <table:table-cell table:formula="of:=[.BC126]+[.BE126]" ns41:value-type="float" table:style-name="ce45" office:value-type="float" office:value="2">
            <text:p>2</text:p>
          </table:table-cell>
          <table:table-cell table:formula="of:=[.C126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Fabricage van borstel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5"/>
          <table:table-cell table:formula="of:=[.AX127]+[.AT127]+[.AP127]+[.AL127]+[.AH127]+[.AD127]+[.Z127]+[.V127]+[.R127]+[.N127]" ns41:value-type="float" table:style-name="ce45" office:value-type="float" office:value="10">
            <text:p>10</text:p>
          </table:table-cell>
          <table:table-cell table:formula="of:=[.AY127]+[.AU127]+[.AQ127]+[.AM127]+[.AI127]+[.AE127]+[.AA127]+[.W127]+[.S127]+[.O127]+[.L127]+[.J127]+[.H127]+[.F127]" ns41:value-type="float" table:style-name="ce45" office:value-type="float" office:value="3">
            <text:p>3</text:p>
          </table:table-cell>
          <table:table-cell table:formula="of:=[.AZ127]+[.AV127]+[.AR127]+[.AN127]+[.AJ127]+[.AF127]+[.AB127]+[.X127]+[.T127]+[.P127]" ns41:value-type="float" table:style-name="ce45" office:value-type="float" office:value="0">
            <text:p/>
          </table:table-cell>
          <table:table-cell table:formula="of:=[.BA127]+[.AW127]+[.AS127]+[.AO127]+[.AK127]+[.AG127]+[.AC127]+[.Y127]+[.U127]+[.Q127]+[.M127]+[.K127]+[.I127]+[.G127]" ns41:value-type="float" table:style-name="ce45" office:value-type="float" office:value="0">
            <text:p/>
          </table:table-cell>
          <table:table-cell table:formula="of:=[.BB127]+[.BD127]" ns41:value-type="float" table:style-name="ce45" office:value-type="float" office:value="10">
            <text:p>10</text:p>
          </table:table-cell>
          <table:table-cell table:formula="of:=[.BC127]+[.BE127]" ns41:value-type="float" table:style-name="ce45" office:value-type="float" office:value="3">
            <text:p>3</text:p>
          </table:table-cell>
          <table:table-cell table:formula="of:=[.C127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table:formula="of:=[.AX128]+[.AT128]+[.AP128]+[.AL128]+[.AH128]+[.AD128]+[.Z128]+[.V128]+[.R128]+[.N128]" ns41:value-type="float" table:style-name="ce45" office:value-type="float" office:value="0">
            <text:p/>
          </table:table-cell>
          <table:table-cell table:formula="of:=[.AY128]+[.AU128]+[.AQ128]+[.AM128]+[.AI128]+[.AE128]+[.AA128]+[.W128]+[.S128]+[.O128]+[.L128]+[.J128]+[.H128]+[.F128]" ns41:value-type="float" table:style-name="ce45" office:value-type="float" office:value="4">
            <text:p>4</text:p>
          </table:table-cell>
          <table:table-cell table:formula="of:=[.AZ128]+[.AV128]+[.AR128]+[.AN128]+[.AJ128]+[.AF128]+[.AB128]+[.X128]+[.T128]+[.P128]" ns41:value-type="float" table:style-name="ce45" office:value-type="float" office:value="0">
            <text:p/>
          </table:table-cell>
          <table:table-cell table:formula="of:=[.BA128]+[.AW128]+[.AS128]+[.AO128]+[.AK128]+[.AG128]+[.AC128]+[.Y128]+[.U128]+[.Q128]+[.M128]+[.K128]+[.I128]+[.G128]" ns41:value-type="float" table:style-name="ce45" office:value-type="float" office:value="0">
            <text:p/>
          </table:table-cell>
          <table:table-cell table:formula="of:=[.BB128]+[.BD128]" ns41:value-type="float" table:style-name="ce45" office:value-type="float" office:value="0">
            <text:p/>
          </table:table-cell>
          <table:table-cell table:formula="of:=[.BC128]+[.BE128]" ns41:value-type="float" table:style-name="ce45" office:value-type="float" office:value="4">
            <text:p>4</text:p>
          </table:table-cell>
          <table:table-cell table:formula="of:=[.C128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Fabricage van manden en mandenwerk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11"/>
          <table:table-cell table:formula="of:=[.AX129]+[.AT129]+[.AP129]+[.AL129]+[.AH129]+[.AD129]+[.Z129]+[.V129]+[.R129]+[.N129]" ns41:value-type="float" table:style-name="ce45" office:value-type="float" office:value="6">
            <text:p>6</text:p>
          </table:table-cell>
          <table:table-cell table:formula="of:=[.AY129]+[.AU129]+[.AQ129]+[.AM129]+[.AI129]+[.AE129]+[.AA129]+[.W129]+[.S129]+[.O129]+[.L129]+[.J129]+[.H129]+[.F129]" ns41:value-type="float" table:style-name="ce45" office:value-type="float" office:value="6">
            <text:p>6</text:p>
          </table:table-cell>
          <table:table-cell table:formula="of:=[.AZ129]+[.AV129]+[.AR129]+[.AN129]+[.AJ129]+[.AF129]+[.AB129]+[.X129]+[.T129]+[.P129]" ns41:value-type="float" table:style-name="ce45" office:value-type="float" office:value="0">
            <text:p/>
          </table:table-cell>
          <table:table-cell table:formula="of:=[.BA129]+[.AW129]+[.AS129]+[.AO129]+[.AK129]+[.AG129]+[.AC129]+[.Y129]+[.U129]+[.Q129]+[.M129]+[.K129]+[.I129]+[.G129]" ns41:value-type="float" table:style-name="ce45" office:value-type="float" office:value="0">
            <text:p/>
          </table:table-cell>
          <table:table-cell table:formula="of:=[.BB129]+[.BD129]" ns41:value-type="float" table:style-name="ce45" office:value-type="float" office:value="6">
            <text:p>6</text:p>
          </table:table-cell>
          <table:table-cell table:formula="of:=[.BC129]+[.BE129]" ns41:value-type="float" table:style-name="ce45" office:value-type="float" office:value="6">
            <text:p>6</text:p>
          </table:table-cell>
          <table:table-cell table:formula="of:=[.C129]" ns41:value-type="float" table:style-name="ce45" office:value-type="float" office:value="24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1"/>
          <table:table-cell table:formula="of:=[.AX130]+[.AT130]+[.AP130]+[.AL130]+[.AH130]+[.AD130]+[.Z130]+[.V130]+[.R130]+[.N130]" ns41:value-type="float" table:style-name="ce45" office:value-type="float" office:value="0">
            <text:p/>
          </table:table-cell>
          <table:table-cell table:formula="of:=[.AY130]+[.AU130]+[.AQ130]+[.AM130]+[.AI130]+[.AE130]+[.AA130]+[.W130]+[.S130]+[.O130]+[.L130]+[.J130]+[.H130]+[.F130]" ns41:value-type="float" table:style-name="ce45" office:value-type="float" office:value="1">
            <text:p>1</text:p>
          </table:table-cell>
          <table:table-cell table:formula="of:=[.AZ130]+[.AV130]+[.AR130]+[.AN130]+[.AJ130]+[.AF130]+[.AB130]+[.X130]+[.T130]+[.P130]" ns41:value-type="float" table:style-name="ce45" office:value-type="float" office:value="0">
            <text:p/>
          </table:table-cell>
          <table:table-cell table:formula="of:=[.BA130]+[.AW130]+[.AS130]+[.AO130]+[.AK130]+[.AG130]+[.AC130]+[.Y130]+[.U130]+[.Q130]+[.M130]+[.K130]+[.I130]+[.G130]" ns41:value-type="float" table:style-name="ce45" office:value-type="float" office:value="0">
            <text:p/>
          </table:table-cell>
          <table:table-cell table:formula="of:=[.BB130]+[.BD130]" ns41:value-type="float" table:style-name="ce45" office:value-type="float" office:value="0">
            <text:p/>
          </table:table-cell>
          <table:table-cell table:formula="of:=[.BC130]+[.BE130]" ns41:value-type="float" table:style-name="ce45" office:value-type="float" office:value="1">
            <text:p>1</text:p>
          </table:table-cell>
          <table:table-cell table:formula="of:=[.C130]" ns41:value-type="float" table:style-name="ce45" office:value-type="float" office:value="25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Fabricage van matten</text:p>
          </table:table-cell>
          <table:table-cell ns41:value-type="string" office:value-type="string">
            <text:p>D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23"/>
          <table:table-cell table:formula="of:=[.AX131]+[.AT131]+[.AP131]+[.AL131]+[.AH131]+[.AD131]+[.Z131]+[.V131]+[.R131]+[.N131]" ns41:value-type="float" table:style-name="ce45" office:value-type="float" office:value="1">
            <text:p>1</text:p>
          </table:table-cell>
          <table:table-cell table:formula="of:=[.AY131]+[.AU131]+[.AQ131]+[.AM131]+[.AI131]+[.AE131]+[.AA131]+[.W131]+[.S131]+[.O131]+[.L131]+[.J131]+[.H131]+[.F131]" ns41:value-type="float" table:style-name="ce45" office:value-type="float" office:value="0">
            <text:p/>
          </table:table-cell>
          <table:table-cell table:formula="of:=[.AZ131]+[.AV131]+[.AR131]+[.AN131]+[.AJ131]+[.AF131]+[.AB131]+[.X131]+[.T131]+[.P131]" ns41:value-type="float" table:style-name="ce45" office:value-type="float" office:value="0">
            <text:p/>
          </table:table-cell>
          <table:table-cell table:formula="of:=[.BA131]+[.AW131]+[.AS131]+[.AO131]+[.AK131]+[.AG131]+[.AC131]+[.Y131]+[.U131]+[.Q131]+[.M131]+[.K131]+[.I131]+[.G131]" ns41:value-type="float" table:style-name="ce45" office:value-type="float" office:value="1">
            <text:p>1</text:p>
          </table:table-cell>
          <table:table-cell table:formula="of:=[.BB131]+[.BD131]" ns41:value-type="float" table:style-name="ce45" office:value-type="float" office:value="1">
            <text:p>1</text:p>
          </table:table-cell>
          <table:table-cell table:formula="of:=[.BC131]+[.BE131]" ns41:value-type="float" table:style-name="ce45" office:value-type="float" office:value="1">
            <text:p>1</text:p>
          </table:table-cell>
          <table:table-cell table:formula="of:=[.C131]" ns41:value-type="float" table:style-name="ce45" office:value-type="float" office:value="26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Fabricage van stroohoeden</text:p>
          </table:table-cell>
          <table:table-cell ns41:value-type="string" office:value-type="string">
            <text:p>D</text:p>
          </table:table-cell>
          <table:table-cell table:number-columns-repeated="24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table:formula="of:=[.AX132]+[.AT132]+[.AP132]+[.AL132]+[.AH132]+[.AD132]+[.Z132]+[.V132]+[.R132]+[.N132]" ns41:value-type="float" table:style-name="ce45" office:value-type="float" office:value="1">
            <text:p>1</text:p>
          </table:table-cell>
          <table:table-cell table:formula="of:=[.AY132]+[.AU132]+[.AQ132]+[.AM132]+[.AI132]+[.AE132]+[.AA132]+[.W132]+[.S132]+[.O132]+[.L132]+[.J132]+[.H132]+[.F132]" ns41:value-type="float" table:style-name="ce45" office:value-type="float" office:value="1">
            <text:p>1</text:p>
          </table:table-cell>
          <table:table-cell table:formula="of:=[.AZ132]+[.AV132]+[.AR132]+[.AN132]+[.AJ132]+[.AF132]+[.AB132]+[.X132]+[.T132]+[.P132]" ns41:value-type="float" table:style-name="ce45" office:value-type="float" office:value="0">
            <text:p/>
          </table:table-cell>
          <table:table-cell table:formula="of:=[.BA132]+[.AW132]+[.AS132]+[.AO132]+[.AK132]+[.AG132]+[.AC132]+[.Y132]+[.U132]+[.Q132]+[.M132]+[.K132]+[.I132]+[.G132]" ns41:value-type="float" table:style-name="ce45" office:value-type="float" office:value="0">
            <text:p/>
          </table:table-cell>
          <table:table-cell table:formula="of:=[.BB132]+[.BD132]" ns41:value-type="float" table:style-name="ce45" office:value-type="float" office:value="1">
            <text:p>1</text:p>
          </table:table-cell>
          <table:table-cell table:formula="of:=[.BC132]+[.BE132]" ns41:value-type="float" table:style-name="ce45" office:value-type="float" office:value="1">
            <text:p>1</text:p>
          </table:table-cell>
          <table:table-cell table:formula="of:=[.C132]" ns41:value-type="float" table:style-name="ce45" office:value-type="float" office:value="27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Fabricage van stroowar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7"/>
          <table:table-cell table:formula="of:=[.AX133]+[.AT133]+[.AP133]+[.AL133]+[.AH133]+[.AD133]+[.Z133]+[.V133]+[.R133]+[.N133]" ns41:value-type="float" table:style-name="ce45" office:value-type="float" office:value="2">
            <text:p>2</text:p>
          </table:table-cell>
          <table:table-cell table:formula="of:=[.AY133]+[.AU133]+[.AQ133]+[.AM133]+[.AI133]+[.AE133]+[.AA133]+[.W133]+[.S133]+[.O133]+[.L133]+[.J133]+[.H133]+[.F133]" ns41:value-type="float" table:style-name="ce45" office:value-type="float" office:value="0">
            <text:p/>
          </table:table-cell>
          <table:table-cell table:formula="of:=[.AZ133]+[.AV133]+[.AR133]+[.AN133]+[.AJ133]+[.AF133]+[.AB133]+[.X133]+[.T133]+[.P133]" ns41:value-type="float" table:style-name="ce45" office:value-type="float" office:value="0">
            <text:p/>
          </table:table-cell>
          <table:table-cell table:formula="of:=[.BA133]+[.AW133]+[.AS133]+[.AO133]+[.AK133]+[.AG133]+[.AC133]+[.Y133]+[.U133]+[.Q133]+[.M133]+[.K133]+[.I133]+[.G133]" ns41:value-type="float" table:style-name="ce45" office:value-type="float" office:value="0">
            <text:p/>
          </table:table-cell>
          <table:table-cell table:formula="of:=[.BB133]+[.BD133]" ns41:value-type="float" table:style-name="ce45" office:value-type="float" office:value="2">
            <text:p>2</text:p>
          </table:table-cell>
          <table:table-cell table:formula="of:=[.BC133]+[.BE133]" ns41:value-type="float" table:style-name="ce45" office:value-type="float" office:value="0">
            <text:p/>
          </table:table-cell>
          <table:table-cell table:formula="of:=[.C133]" ns41:value-type="float" table:style-name="ce45" office:value-type="float" office:value="28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34]+[.AT134]+[.AP134]+[.AL134]+[.AH134]+[.AD134]+[.Z134]+[.V134]+[.R134]+[.N134]" ns41:value-type="float" table:style-name="ce45" office:value-type="float" office:value="1">
            <text:p>1</text:p>
          </table:table-cell>
          <table:table-cell table:formula="of:=[.AY134]+[.AU134]+[.AQ134]+[.AM134]+[.AI134]+[.AE134]+[.AA134]+[.W134]+[.S134]+[.O134]+[.L134]+[.J134]+[.H134]+[.F134]" ns41:value-type="float" table:style-name="ce45" office:value-type="float" office:value="0">
            <text:p/>
          </table:table-cell>
          <table:table-cell table:formula="of:=[.AZ134]+[.AV134]+[.AR134]+[.AN134]+[.AJ134]+[.AF134]+[.AB134]+[.X134]+[.T134]+[.P134]" ns41:value-type="float" table:style-name="ce45" office:value-type="float" office:value="0">
            <text:p/>
          </table:table-cell>
          <table:table-cell table:formula="of:=[.BA134]+[.AW134]+[.AS134]+[.AO134]+[.AK134]+[.AG134]+[.AC134]+[.Y134]+[.U134]+[.Q134]+[.M134]+[.K134]+[.I134]+[.G134]" ns41:value-type="float" table:style-name="ce45" office:value-type="float" office:value="0">
            <text:p/>
          </table:table-cell>
          <table:table-cell table:formula="of:=[.BB134]+[.BD134]" ns41:value-type="float" table:style-name="ce45" office:value-type="float" office:value="1">
            <text:p>1</text:p>
          </table:table-cell>
          <table:table-cell table:formula="of:=[.BC134]+[.BE134]" ns41:value-type="float" table:style-name="ce45" office:value-type="float" office:value="0">
            <text:p/>
          </table:table-cell>
          <table:table-cell table:formula="of:=[.C134]" ns41:value-type="float" table:style-name="ce45" office:value-type="float" office:value="29">
            <text:p>2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table:style-name="ce15" office:value="30" office:value-type="float">
            <text:p>3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table:formula="of:=[.AX135]+[.AT135]+[.AP135]+[.AL135]+[.AH135]+[.AD135]+[.Z135]+[.V135]+[.R135]+[.N135]" ns41:value-type="float" table:style-name="ce45" office:value-type="float" office:value="8">
            <text:p>8</text:p>
          </table:table-cell>
          <table:table-cell table:formula="of:=[.AY135]+[.AU135]+[.AQ135]+[.AM135]+[.AI135]+[.AE135]+[.AA135]+[.W135]+[.S135]+[.O135]+[.L135]+[.J135]+[.H135]+[.F135]" ns41:value-type="float" table:style-name="ce45" office:value-type="float" office:value="1">
            <text:p>1</text:p>
          </table:table-cell>
          <table:table-cell table:formula="of:=[.AZ135]+[.AV135]+[.AR135]+[.AN135]+[.AJ135]+[.AF135]+[.AB135]+[.X135]+[.T135]+[.P135]" ns41:value-type="float" table:style-name="ce45" office:value-type="float" office:value="0">
            <text:p/>
          </table:table-cell>
          <table:table-cell table:formula="of:=[.BA135]+[.AW135]+[.AS135]+[.AO135]+[.AK135]+[.AG135]+[.AC135]+[.Y135]+[.U135]+[.Q135]+[.M135]+[.K135]+[.I135]+[.G135]" ns41:value-type="float" table:style-name="ce45" office:value-type="float" office:value="0">
            <text:p/>
          </table:table-cell>
          <table:table-cell table:formula="of:=[.BB135]+[.BD135]" ns41:value-type="float" table:style-name="ce45" office:value-type="float" office:value="8">
            <text:p>8</text:p>
          </table:table-cell>
          <table:table-cell table:formula="of:=[.BC135]+[.BE135]" ns41:value-type="float" table:style-name="ce45" office:value-type="float" office:value="1">
            <text:p>1</text:p>
          </table:table-cell>
          <table:table-cell table:formula="of:=[.C135]" ns41:value-type="float" table:style-name="ce45" office:value-type="float" office:value="30">
            <text:p>3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4" office:value-type="string">
            <text:p>Stoelenmatters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table:formula="of:=[.AX136]+[.AT136]+[.AP136]+[.AL136]+[.AH136]+[.AD136]+[.Z136]+[.V136]+[.R136]+[.N136]" ns41:value-type="float" table:style-name="ce45" office:value-type="float" office:value="15">
            <office:annotation draw:style-name="gr1" svg:height="2.03cm" draw:caption-point-y="-0.351cm" svg:width="2.154cm" svg:x="54.037cm" draw:caption-point-x="-0.141cm" svg:y="80.7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4</text:span></text:p>
            </office:annotation>
            <text:p>15</text:p>
          </table:table-cell>
          <table:table-cell table:formula="of:=[.AY136]+[.AU136]+[.AQ136]+[.AM136]+[.AI136]+[.AE136]+[.AA136]+[.W136]+[.S136]+[.O136]+[.L136]+[.J136]+[.H136]+[.F136]" ns41:value-type="float" table:style-name="ce45" office:value-type="float" office:value="0">
            <text:p/>
          </table:table-cell>
          <table:table-cell table:formula="of:=[.AZ136]+[.AV136]+[.AR136]+[.AN136]+[.AJ136]+[.AF136]+[.AB136]+[.X136]+[.T136]+[.P136]" ns41:value-type="float" table:style-name="ce45" office:value-type="float" office:value="1">
            <text:p>1</text:p>
          </table:table-cell>
          <table:table-cell table:formula="of:=[.BA136]+[.AW136]+[.AS136]+[.AO136]+[.AK136]+[.AG136]+[.AC136]+[.Y136]+[.U136]+[.Q136]+[.M136]+[.K136]+[.I136]+[.G136]" ns41:value-type="float" table:style-name="ce45" office:value-type="float" office:value="0">
            <text:p/>
          </table:table-cell>
          <table:table-cell table:formula="of:=[.BB136]+[.BD136]" ns41:value-type="float" table:style-name="ce45" office:value-type="float" office:value="16">
            <text:p>16</text:p>
          </table:table-cell>
          <table:table-cell table:formula="of:=[.BC136]+[.BE136]" ns41:value-type="float" table:style-name="ce45" office:value-type="float" office:value="0">
            <text:p/>
          </table:table-cell>
          <table:table-cell table:formula="of:=[.C136]" ns41:value-type="float" table:style-name="ce45" office:value-type="float" office:value="31">
            <text:p>3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4" office:value-type="string">
            <text:p>Zevenmakers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137]+[.AT137]+[.AP137]+[.AL137]+[.AH137]+[.AD137]+[.Z137]+[.V137]+[.R137]+[.N137]" ns41:value-type="float" table:style-name="ce45" office:value-type="float" office:value="1">
            <text:p>1</text:p>
          </table:table-cell>
          <table:table-cell table:formula="of:=[.AY137]+[.AU137]+[.AQ137]+[.AM137]+[.AI137]+[.AE137]+[.AA137]+[.W137]+[.S137]+[.O137]+[.L137]+[.J137]+[.H137]+[.F137]" ns41:value-type="float" table:style-name="ce45" office:value-type="float" office:value="0">
            <text:p/>
          </table:table-cell>
          <table:table-cell table:formula="of:=[.AZ137]+[.AV137]+[.AR137]+[.AN137]+[.AJ137]+[.AF137]+[.AB137]+[.X137]+[.T137]+[.P137]" ns41:value-type="float" table:style-name="ce45" office:value-type="float" office:value="0">
            <text:p/>
          </table:table-cell>
          <table:table-cell table:formula="of:=[.BA137]+[.AW137]+[.AS137]+[.AO137]+[.AK137]+[.AG137]+[.AC137]+[.Y137]+[.U137]+[.Q137]+[.M137]+[.K137]+[.I137]+[.G137]" ns41:value-type="float" table:style-name="ce45" office:value-type="float" office:value="0">
            <text:p/>
          </table:table-cell>
          <table:table-cell table:formula="of:=[.BB137]+[.BD137]" ns41:value-type="float" table:style-name="ce45" office:value-type="float" office:value="1">
            <text:p>1</text:p>
          </table:table-cell>
          <table:table-cell table:formula="of:=[.BC137]+[.BE137]" ns41:value-type="float" table:style-name="ce45" office:value-type="float" office:value="0">
            <text:p/>
          </table:table-cell>
          <table:table-cell table:formula="of:=[.C137]" ns41:value-type="float" table:style-name="ce45" office:value-type="float" office:value="32">
            <text:p>32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Snij- en draaiwerk van verschillende stoffen.</text:p>
          </table:table-cell>
          <table:table-cell table:number-columns-repeated="49"/>
          <table:table-cell table:formula="of:=[.AX138]+[.AT138]+[.AP138]+[.AL138]+[.AH138]+[.AD138]+[.Z138]+[.V138]+[.R138]+[.N138]" ns41:value-type="float" table:style-name="ce45" office:value-type="float" office:value="0">
            <text:p/>
          </table:table-cell>
          <table:table-cell table:formula="of:=[.AY138]+[.AU138]+[.AQ138]+[.AM138]+[.AI138]+[.AE138]+[.AA138]+[.W138]+[.S138]+[.O138]+[.L138]+[.J138]+[.H138]+[.F138]" ns41:value-type="float" table:style-name="ce45" office:value-type="float" office:value="0">
            <text:p/>
          </table:table-cell>
          <table:table-cell table:formula="of:=[.AZ138]+[.AV138]+[.AR138]+[.AN138]+[.AJ138]+[.AF138]+[.AB138]+[.X138]+[.T138]+[.P138]" ns41:value-type="float" table:style-name="ce45" office:value-type="float" office:value="0">
            <text:p/>
          </table:table-cell>
          <table:table-cell table:formula="of:=[.BA138]+[.AW138]+[.AS138]+[.AO138]+[.AK138]+[.AG138]+[.AC138]+[.Y138]+[.U138]+[.Q138]+[.M138]+[.K138]+[.I138]+[.G138]" ns41:value-type="float" table:style-name="ce45" office:value-type="float" office:value="0">
            <text:p/>
          </table:table-cell>
          <table:table-cell table:formula="of:=[.BB138]+[.BD138]" ns41:value-type="float" table:style-name="ce45" office:value-type="float" office:value="0">
            <text:p/>
          </table:table-cell>
          <table:table-cell table:formula="of:=[.BC138]+[.BE138]" ns41:value-type="float" table:style-name="ce45" office:value-type="float" office:value="0">
            <text:p/>
          </table:table-cell>
          <table:table-cell table:formula="of:=[.C13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4" office:value-type="string">
            <text:p>Draaiers (hout-, been-, ivoor-, enz).</text:p>
          </table:table-cell>
          <table:table-cell ns41:value-type="string" office:value-type="string">
            <text:p>A</text:p>
          </table:table-cell>
          <table:table-cell table:number-columns-repeated="29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table:formula="of:=[.AX139]+[.AT139]+[.AP139]+[.AL139]+[.AH139]+[.AD139]+[.Z139]+[.V139]+[.R139]+[.N139]" ns41:value-type="float" table:style-name="ce45" office:value-type="float" office:value="0">
            <text:p/>
          </table:table-cell>
          <table:table-cell table:formula="of:=[.AY139]+[.AU139]+[.AQ139]+[.AM139]+[.AI139]+[.AE139]+[.AA139]+[.W139]+[.S139]+[.O139]+[.L139]+[.J139]+[.H139]+[.F139]" ns41:value-type="float" table:style-name="ce45" office:value-type="float" office:value="4">
            <text:p>4</text:p>
          </table:table-cell>
          <table:table-cell table:formula="of:=[.AZ139]+[.AV139]+[.AR139]+[.AN139]+[.AJ139]+[.AF139]+[.AB139]+[.X139]+[.T139]+[.P139]" ns41:value-type="float" table:style-name="ce45" office:value-type="float" office:value="0">
            <text:p/>
          </table:table-cell>
          <table:table-cell table:formula="of:=[.BA139]+[.AW139]+[.AS139]+[.AO139]+[.AK139]+[.AG139]+[.AC139]+[.Y139]+[.U139]+[.Q139]+[.M139]+[.K139]+[.I139]+[.G139]" ns41:value-type="float" table:style-name="ce45" office:value-type="float" office:value="0">
            <text:p/>
          </table:table-cell>
          <table:table-cell table:formula="of:=[.BB139]+[.BD139]" ns41:value-type="float" table:style-name="ce45" office:value-type="float" office:value="0">
            <text:p/>
          </table:table-cell>
          <table:table-cell table:formula="of:=[.BC139]+[.BE139]" ns41:value-type="float" table:style-name="ce45" office:value-type="float" office:value="4">
            <text:p>4</text:p>
          </table:table-cell>
          <table:table-cell table:formula="of:=[.C139]" ns41:value-type="float" table:style-name="ce45" office:value-type="float" office:value="33">
            <text:p>3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40]+[.AT140]+[.AP140]+[.AL140]+[.AH140]+[.AD140]+[.Z140]+[.V140]+[.R140]+[.N140]" ns41:value-type="float" table:style-name="ce45" office:value-type="float" office:value="0">
            <text:p/>
          </table:table-cell>
          <table:table-cell table:formula="of:=[.AY140]+[.AU140]+[.AQ140]+[.AM140]+[.AI140]+[.AE140]+[.AA140]+[.W140]+[.S140]+[.O140]+[.L140]+[.J140]+[.H140]+[.F140]" ns41:value-type="float" table:style-name="ce45" office:value-type="float" office:value="0">
            <text:p/>
          </table:table-cell>
          <table:table-cell table:formula="of:=[.AZ140]+[.AV140]+[.AR140]+[.AN140]+[.AJ140]+[.AF140]+[.AB140]+[.X140]+[.T140]+[.P140]" ns41:value-type="float" table:style-name="ce45" office:value-type="float" office:value="0">
            <text:p/>
          </table:table-cell>
          <table:table-cell table:formula="of:=[.BA140]+[.AW140]+[.AS140]+[.AO140]+[.AK140]+[.AG140]+[.AC140]+[.Y140]+[.U140]+[.Q140]+[.M140]+[.K140]+[.I140]+[.G140]" ns41:value-type="float" table:style-name="ce45" office:value-type="float" office:value="0">
            <text:p/>
          </table:table-cell>
          <table:table-cell table:formula="of:=[.BB140]+[.BD140]" ns41:value-type="float" table:style-name="ce45" office:value-type="float" office:value="0">
            <text:p/>
          </table:table-cell>
          <table:table-cell table:formula="of:=[.BC140]+[.BE140]" ns41:value-type="float" table:style-name="ce45" office:value-type="float" office:value="0">
            <text:p/>
          </table:table-cell>
          <table:table-cell table:formula="of:=[.C14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V</text:p>
          </table:table-cell>
          <table:table-cell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Draaiers (hout-, been-, ivoor-, enz.)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1"/>
          <table:table-cell table:formula="of:=[.AX141]+[.AT141]+[.AP141]+[.AL141]+[.AH141]+[.AD141]+[.Z141]+[.V141]+[.R141]+[.N141]" ns41:value-type="float" table:style-name="ce45" office:value-type="float" office:value="0">
            <text:p/>
          </table:table-cell>
          <table:table-cell table:formula="of:=[.AY141]+[.AU141]+[.AQ141]+[.AM141]+[.AI141]+[.AE141]+[.AA141]+[.W141]+[.S141]+[.O141]+[.L141]+[.J141]+[.H141]+[.F141]" ns41:value-type="float" table:style-name="ce45" office:value-type="float" office:value="1">
            <text:p>1</text:p>
          </table:table-cell>
          <table:table-cell table:formula="of:=[.AZ141]+[.AV141]+[.AR141]+[.AN141]+[.AJ141]+[.AF141]+[.AB141]+[.X141]+[.T141]+[.P141]" ns41:value-type="float" table:style-name="ce45" office:value-type="float" office:value="0">
            <text:p/>
          </table:table-cell>
          <table:table-cell table:formula="of:=[.BA141]+[.AW141]+[.AS141]+[.AO141]+[.AK141]+[.AG141]+[.AC141]+[.Y141]+[.U141]+[.Q141]+[.M141]+[.K141]+[.I141]+[.G141]" ns41:value-type="float" table:style-name="ce45" office:value-type="float" office:value="0">
            <text:p/>
          </table:table-cell>
          <table:table-cell table:formula="of:=[.BB141]+[.BD141]" ns41:value-type="float" table:style-name="ce45" office:value-type="float" office:value="0">
            <text:p/>
          </table:table-cell>
          <table:table-cell table:formula="of:=[.BC141]+[.BE141]" ns41:value-type="float" table:style-name="ce45" office:value-type="float" office:value="1">
            <text:p>1</text:p>
          </table:table-cell>
          <table:table-cell table:formula="of:=[.C141]" ns41:value-type="float" table:style-name="ce45" office:value-type="float" office:value="1">
            <text:p>1</text:p>
          </table:table-cell>
          <table:table-cell ns41:value-type="string" office:value-type="string">
            <text:p>30_0166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Fabricage van knoopen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3"/>
          <table:table-cell table:formula="of:=[.AX142]+[.AT142]+[.AP142]+[.AL142]+[.AH142]+[.AD142]+[.Z142]+[.V142]+[.R142]+[.N142]" ns41:value-type="float" table:style-name="ce45" office:value-type="float" office:value="1">
            <text:p>1</text:p>
          </table:table-cell>
          <table:table-cell table:formula="of:=[.AY142]+[.AU142]+[.AQ142]+[.AM142]+[.AI142]+[.AE142]+[.AA142]+[.W142]+[.S142]+[.O142]+[.L142]+[.J142]+[.H142]+[.F142]" ns41:value-type="float" table:style-name="ce45" office:value-type="float" office:value="2">
            <text:p>2</text:p>
          </table:table-cell>
          <table:table-cell table:formula="of:=[.AZ142]+[.AV142]+[.AR142]+[.AN142]+[.AJ142]+[.AF142]+[.AB142]+[.X142]+[.T142]+[.P142]" ns41:value-type="float" table:style-name="ce45" office:value-type="float" office:value="0">
            <text:p/>
          </table:table-cell>
          <table:table-cell table:formula="of:=[.BA142]+[.AW142]+[.AS142]+[.AO142]+[.AK142]+[.AG142]+[.AC142]+[.Y142]+[.U142]+[.Q142]+[.M142]+[.K142]+[.I142]+[.G142]" ns41:value-type="float" table:style-name="ce45" office:value-type="float" office:value="0">
            <text:p/>
          </table:table-cell>
          <table:table-cell table:formula="of:=[.BB142]+[.BD142]" ns41:value-type="float" table:style-name="ce45" office:value-type="float" office:value="1">
            <text:p>1</text:p>
          </table:table-cell>
          <table:table-cell table:formula="of:=[.BC142]+[.BE142]" ns41:value-type="float" table:style-name="ce45" office:value-type="float" office:value="2">
            <text:p>2</text:p>
          </table:table-cell>
          <table:table-cell table:formula="of:=[.C142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43]+[.AT143]+[.AP143]+[.AL143]+[.AH143]+[.AD143]+[.Z143]+[.V143]+[.R143]+[.N143]" ns41:value-type="float" table:style-name="ce45" office:value-type="float" office:value="0">
            <text:p/>
          </table:table-cell>
          <table:table-cell table:formula="of:=[.AY143]+[.AU143]+[.AQ143]+[.AM143]+[.AI143]+[.AE143]+[.AA143]+[.W143]+[.S143]+[.O143]+[.L143]+[.J143]+[.H143]+[.F143]" ns41:value-type="float" table:style-name="ce45" office:value-type="float" office:value="0">
            <text:p/>
          </table:table-cell>
          <table:table-cell table:formula="of:=[.AZ143]+[.AV143]+[.AR143]+[.AN143]+[.AJ143]+[.AF143]+[.AB143]+[.X143]+[.T143]+[.P143]" ns41:value-type="float" table:style-name="ce45" office:value-type="float" office:value="0">
            <text:p/>
          </table:table-cell>
          <table:table-cell table:formula="of:=[.BA143]+[.AW143]+[.AS143]+[.AO143]+[.AK143]+[.AG143]+[.AC143]+[.Y143]+[.U143]+[.Q143]+[.M143]+[.K143]+[.I143]+[.G143]" ns41:value-type="float" table:style-name="ce45" office:value-type="float" office:value="0">
            <text:p/>
          </table:table-cell>
          <table:table-cell table:formula="of:=[.BB143]+[.BD143]" ns41:value-type="float" table:style-name="ce45" office:value-type="float" office:value="0">
            <text:p/>
          </table:table-cell>
          <table:table-cell table:formula="of:=[.BC143]+[.BE143]" ns41:value-type="float" table:style-name="ce45" office:value-type="float" office:value="0">
            <text:p/>
          </table:table-cell>
          <table:table-cell table:formula="of:=[.C14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7" office:value-type="float">
            <text:p>27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9" office:value-type="float">
            <office:annotation draw:style-name="gr1" svg:height="2.032cm" draw:caption-point-y="-0.35cm" svg:width="3.547cm" svg:x="31.847cm" draw:caption-point-x="-0.141cm" svg:y="85.85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59</text:p>
          </table:table-cell>
          <table:table-cell ns41:value-type="float" table:style-name="ce6" office:value="17" office:value-type="float">
            <text:p>17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41" office:value-type="float">
            <text:p>41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table:formula="of:=[.AX144]+[.AT144]+[.AP144]+[.AL144]+[.AH144]+[.AD144]+[.Z144]+[.V144]+[.R144]+[.N144]" ns41:value-type="float" table:style-name="ce45" office:value-type="float" office:value="161">
            <text:p>161</text:p>
          </table:table-cell>
          <table:table-cell table:formula="of:=[.AY144]+[.AU144]+[.AQ144]+[.AM144]+[.AI144]+[.AE144]+[.AA144]+[.W144]+[.S144]+[.O144]+[.L144]+[.J144]+[.H144]+[.F144]" ns41:value-type="float" table:style-name="ce45" office:value-type="float" office:value="45">
            <text:p>45</text:p>
          </table:table-cell>
          <table:table-cell table:formula="of:=[.AZ144]+[.AV144]+[.AR144]+[.AN144]+[.AJ144]+[.AF144]+[.AB144]+[.X144]+[.T144]+[.P144]" ns41:value-type="float" table:style-name="ce45" office:value-type="float" office:value="7">
            <text:p>7</text:p>
          </table:table-cell>
          <table:table-cell table:formula="of:=[.BA144]+[.AW144]+[.AS144]+[.AO144]+[.AK144]+[.AG144]+[.AC144]+[.Y144]+[.U144]+[.Q144]+[.M144]+[.K144]+[.I144]+[.G144]" ns41:value-type="float" table:style-name="ce45" office:value-type="float" office:value="0">
            <text:p/>
          </table:table-cell>
          <table:table-cell table:formula="of:=[.BB144]+[.BD144]" ns41:value-type="float" table:style-name="ce45" office:value-type="float" office:value="168">
            <text:p>168</text:p>
          </table:table-cell>
          <table:table-cell table:formula="of:=[.BC144]+[.BE144]" ns41:value-type="float" table:style-name="ce45" office:value-type="float" office:value="45">
            <text:p>45</text:p>
          </table:table-cell>
          <table:table-cell table:formula="of:=[.C14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45]+[.AT145]+[.AP145]+[.AL145]+[.AH145]+[.AD145]+[.Z145]+[.V145]+[.R145]+[.N145]" ns41:value-type="float" table:style-name="ce45" office:value-type="float" office:value="1">
            <text:p>1</text:p>
          </table:table-cell>
          <table:table-cell table:formula="of:=[.AY145]+[.AU145]+[.AQ145]+[.AM145]+[.AI145]+[.AE145]+[.AA145]+[.W145]+[.S145]+[.O145]+[.L145]+[.J145]+[.H145]+[.F145]" ns41:value-type="float" table:style-name="ce45" office:value-type="float" office:value="0">
            <text:p/>
          </table:table-cell>
          <table:table-cell table:formula="of:=[.AZ145]+[.AV145]+[.AR145]+[.AN145]+[.AJ145]+[.AF145]+[.AB145]+[.X145]+[.T145]+[.P145]" ns41:value-type="float" table:style-name="ce45" office:value-type="float" office:value="0">
            <text:p/>
          </table:table-cell>
          <table:table-cell table:formula="of:=[.BA145]+[.AW145]+[.AS145]+[.AO145]+[.AK145]+[.AG145]+[.AC145]+[.Y145]+[.U145]+[.Q145]+[.M145]+[.K145]+[.I145]+[.G145]" ns41:value-type="float" table:style-name="ce45" office:value-type="float" office:value="0">
            <text:p/>
          </table:table-cell>
          <table:table-cell table:formula="of:=[.BB145]+[.BD145]" ns41:value-type="float" table:style-name="ce45" office:value-type="float" office:value="1">
            <text:p>1</text:p>
          </table:table-cell>
          <table:table-cell table:formula="of:=[.BC145]+[.BE145]" ns41:value-type="float" table:style-name="ce45" office:value-type="float" office:value="0">
            <text:p/>
          </table:table-cell>
          <table:table-cell table:formula="of:=[.C14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6"/>
          <table:table-cell table:formula="of:=[.AX146]+[.AT146]+[.AP146]+[.AL146]+[.AH146]+[.AD146]+[.Z146]+[.V146]+[.R146]+[.N146]" ns41:value-type="float" table:style-name="ce45" office:value-type="float" office:value="1">
            <text:p>1</text:p>
          </table:table-cell>
          <table:table-cell table:formula="of:=[.AY146]+[.AU146]+[.AQ146]+[.AM146]+[.AI146]+[.AE146]+[.AA146]+[.W146]+[.S146]+[.O146]+[.L146]+[.J146]+[.H146]+[.F146]" ns41:value-type="float" table:style-name="ce45" office:value-type="float" office:value="3">
            <text:p>3</text:p>
          </table:table-cell>
          <table:table-cell table:formula="of:=[.AZ146]+[.AV146]+[.AR146]+[.AN146]+[.AJ146]+[.AF146]+[.AB146]+[.X146]+[.T146]+[.P146]" ns41:value-type="float" table:style-name="ce45" office:value-type="float" office:value="0">
            <text:p/>
          </table:table-cell>
          <table:table-cell table:formula="of:=[.BA146]+[.AW146]+[.AS146]+[.AO146]+[.AK146]+[.AG146]+[.AC146]+[.Y146]+[.U146]+[.Q146]+[.M146]+[.K146]+[.I146]+[.G146]" ns41:value-type="float" table:style-name="ce45" office:value-type="float" office:value="0">
            <text:p/>
          </table:table-cell>
          <table:table-cell table:formula="of:=[.BB146]+[.BD146]" ns41:value-type="float" table:style-name="ce45" office:value-type="float" office:value="1">
            <text:p>1</text:p>
          </table:table-cell>
          <table:table-cell table:formula="of:=[.BC146]+[.BE146]" ns41:value-type="float" table:style-name="ce45" office:value-type="float" office:value="3">
            <text:p>3</text:p>
          </table:table-cell>
          <table:table-cell table:formula="of:=[.C14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32" office:value-type="float">
            <text:p>32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19" office:value-type="float">
            <text:p>19</text:p>
          </table:table-cell>
          <table:table-cell ns41:value-type="float" office:value="23" office:value-type="float">
            <text:p>23</text:p>
          </table:table-cell>
          <table:table-cell table:number-columns-repeated="2"/>
          <table:table-cell ns41:value-type="float" office:value="24" office:value-type="float">
            <office:annotation draw:style-name="gr1" svg:height="2.032cm" draw:caption-point-y="-0.35cm" svg:width="3.547cm" svg:x="31.847cm" draw:caption-point-x="-0.141cm" svg:y="87.24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4</text:p>
          </table:table-cell>
          <table:table-cell ns41:value-type="float" table:style-name="ce6" office:value="9" office:value-type="float">
            <text:p>9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table:formula="of:=[.AX147]+[.AT147]+[.AP147]+[.AL147]+[.AH147]+[.AD147]+[.Z147]+[.V147]+[.R147]+[.N147]" ns41:value-type="float" table:style-name="ce45" office:value-type="float" office:value="61">
            <text:p>61</text:p>
          </table:table-cell>
          <table:table-cell table:formula="of:=[.AY147]+[.AU147]+[.AQ147]+[.AM147]+[.AI147]+[.AE147]+[.AA147]+[.W147]+[.S147]+[.O147]+[.L147]+[.J147]+[.H147]+[.F147]" ns41:value-type="float" table:style-name="ce45" office:value-type="float" office:value="109">
            <text:p>109</text:p>
          </table:table-cell>
          <table:table-cell table:formula="of:=[.AZ147]+[.AV147]+[.AR147]+[.AN147]+[.AJ147]+[.AF147]+[.AB147]+[.X147]+[.T147]+[.P147]" ns41:value-type="float" table:style-name="ce45" office:value-type="float" office:value="1">
            <text:p>1</text:p>
          </table:table-cell>
          <table:table-cell table:formula="of:=[.BA147]+[.AW147]+[.AS147]+[.AO147]+[.AK147]+[.AG147]+[.AC147]+[.Y147]+[.U147]+[.Q147]+[.M147]+[.K147]+[.I147]+[.G147]" ns41:value-type="float" table:style-name="ce45" office:value-type="float" office:value="1">
            <text:p>1</text:p>
          </table:table-cell>
          <table:table-cell table:formula="of:=[.BB147]+[.BD147]" ns41:value-type="float" table:style-name="ce45" office:value-type="float" office:value="62">
            <text:p>62</text:p>
          </table:table-cell>
          <table:table-cell table:formula="of:=[.BC147]+[.BE147]" ns41:value-type="float" table:style-name="ce45" office:value-type="float" office:value="110">
            <text:p>110</text:p>
          </table:table-cell>
          <table:table-cell table:formula="of:=[.C14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V</text:p>
          </table:table-cell>
          <table:table-cell table:style-name="ce16"/>
          <table:table-cell table:formula="of:=[.F144]+[.F145]+[.F146]+[.F147]" ns41:value-type="float" table:style-name="ce16" office:value-type="float" office:value="0">
            <text:p>0</text:p>
          </table:table-cell>
          <table:table-cell table:formula="of:=[.G144]+[.G145]+[.G146]+[.G147]" ns41:value-type="float" table:style-name="ce16" office:value-type="float" office:value="0">
            <text:p>0</text:p>
          </table:table-cell>
          <table:table-cell table:formula="of:=[.H144]+[.H145]+[.H146]+[.H147]" ns41:value-type="float" table:style-name="ce16" office:value-type="float" office:value="2">
            <text:p>2</text:p>
          </table:table-cell>
          <table:table-cell table:formula="of:=[.I144]+[.I145]+[.I146]+[.I147]" ns41:value-type="float" table:style-name="ce16" office:value-type="float" office:value="0">
            <text:p>0</text:p>
          </table:table-cell>
          <table:table-cell table:formula="of:=[.J144]+[.J145]+[.J146]+[.J147]" ns41:value-type="float" table:style-name="ce16" office:value-type="float" office:value="1">
            <text:p>1</text:p>
          </table:table-cell>
          <table:table-cell table:formula="of:=[.K144]+[.K145]+[.K146]+[.K147]" ns41:value-type="float" table:style-name="ce16" office:value-type="float" office:value="0">
            <text:p>0</text:p>
          </table:table-cell>
          <table:table-cell table:formula="of:=[.L144]+[.L145]+[.L146]+[.L147]" ns41:value-type="float" table:style-name="ce16" office:value-type="float" office:value="14">
            <text:p>14</text:p>
          </table:table-cell>
          <table:table-cell table:formula="of:=[.M144]+[.M145]+[.M146]+[.M147]" ns41:value-type="float" table:style-name="ce16" office:value-type="float" office:value="0">
            <text:p>0</text:p>
          </table:table-cell>
          <table:table-cell table:formula="of:=[.N144]+[.N145]+[.N146]+[.N147]" ns41:value-type="float" table:style-name="ce16" office:value-type="float" office:value="0">
            <text:p>0</text:p>
          </table:table-cell>
          <table:table-cell table:formula="of:=[.O144]+[.O145]+[.O146]+[.O147]" ns41:value-type="float" table:style-name="ce16" office:value-type="float" office:value="7">
            <text:p>7</text:p>
          </table:table-cell>
          <table:table-cell table:formula="of:=[.P144]+[.P145]+[.P146]+[.P147]" ns41:value-type="float" table:style-name="ce16" office:value-type="float" office:value="0">
            <text:p>0</text:p>
          </table:table-cell>
          <table:table-cell table:formula="of:=[.Q144]+[.Q145]+[.Q146]+[.Q147]" ns41:value-type="float" table:style-name="ce16" office:value-type="float" office:value="0">
            <text:p>0</text:p>
          </table:table-cell>
          <table:table-cell table:formula="of:=[.R144]+[.R145]+[.R146]+[.R147]" ns41:value-type="float" table:style-name="ce16" office:value-type="float" office:value="0">
            <text:p>0</text:p>
          </table:table-cell>
          <table:table-cell table:formula="of:=[.S144]+[.S145]+[.S146]+[.S147]" ns41:value-type="float" table:style-name="ce16" office:value-type="float" office:value="39">
            <text:p>39</text:p>
          </table:table-cell>
          <table:table-cell table:formula="of:=[.T144]+[.T145]+[.T146]+[.T147]" ns41:value-type="float" table:style-name="ce16" office:value-type="float" office:value="0">
            <text:p>0</text:p>
          </table:table-cell>
          <table:table-cell table:formula="of:=[.U144]+[.U145]+[.U146]+[.U147]" ns41:value-type="float" table:style-name="ce16" office:value-type="float" office:value="1">
            <text:p>1</text:p>
          </table:table-cell>
          <table:table-cell table:formula="of:=[.V144]+[.V145]+[.V146]+[.V147]" ns41:value-type="float" table:style-name="ce16" office:value-type="float" office:value="2">
            <text:p>2</text:p>
          </table:table-cell>
          <table:table-cell table:formula="of:=[.W144]+[.W145]+[.W146]+[.W147]" ns41:value-type="float" table:style-name="ce16" office:value-type="float" office:value="20">
            <text:p>20</text:p>
          </table:table-cell>
          <table:table-cell table:formula="of:=[.X144]+[.X145]+[.X146]+[.X147]" ns41:value-type="float" table:style-name="ce16" office:value-type="float" office:value="0">
            <text:p>0</text:p>
          </table:table-cell>
          <table:table-cell table:formula="of:=[.Y144]+[.Y145]+[.Y146]+[.Y147]" ns41:value-type="float" table:style-name="ce16" office:value-type="float" office:value="0">
            <text:p>0</text:p>
          </table:table-cell>
          <table:table-cell table:formula="of:=[.Z144]+[.Z145]+[.Z146]+[.Z147]" ns41:value-type="float" table:style-name="ce16" office:value-type="float" office:value="47">
            <text:p>47</text:p>
          </table:table-cell>
          <table:table-cell table:formula="of:=[.AA144]+[.AA145]+[.AA146]+[.AA147]" ns41:value-type="float" table:style-name="ce16" office:value-type="float" office:value="32">
            <text:p>32</text:p>
          </table:table-cell>
          <table:table-cell table:formula="of:=[.AB144]+[.AB145]+[.AB146]+[.AB147]" ns41:value-type="float" table:style-name="ce16" office:value-type="float" office:value="2">
            <text:p>2</text:p>
          </table:table-cell>
          <table:table-cell table:formula="of:=[.AC144]+[.AC145]+[.AC146]+[.AC147]" ns41:value-type="float" table:style-name="ce16" office:value-type="float" office:value="0">
            <text:p>0</text:p>
          </table:table-cell>
          <table:table-cell table:formula="of:=[.AD144]+[.AD145]+[.AD146]+[.AD147]" ns41:value-type="float" table:style-name="ce16" office:value-type="float" office:value="84">
            <text:p>84</text:p>
          </table:table-cell>
          <table:table-cell table:formula="of:=[.AE144]+[.AE145]+[.AE146]+[.AE147]" ns41:value-type="float" table:style-name="ce16" office:value-type="float" office:value="26">
            <text:p>26</text:p>
          </table:table-cell>
          <table:table-cell table:formula="of:=[.AF144]+[.AF145]+[.AF146]+[.AF147]" ns41:value-type="float" table:style-name="ce16" office:value-type="float" office:value="1">
            <text:p>1</text:p>
          </table:table-cell>
          <table:table-cell table:formula="of:=[.AG144]+[.AG145]+[.AG146]+[.AG147]" ns41:value-type="float" table:style-name="ce16" office:value-type="float" office:value="0">
            <text:p>0</text:p>
          </table:table-cell>
          <table:table-cell table:formula="of:=[.AH144]+[.AH145]+[.AH146]+[.AH147]" ns41:value-type="float" table:style-name="ce16" office:value-type="float" office:value="51">
            <text:p>51</text:p>
          </table:table-cell>
          <table:table-cell table:formula="of:=[.AI144]+[.AI145]+[.AI146]+[.AI147]" ns41:value-type="float" table:style-name="ce16" office:value-type="float" office:value="11">
            <text:p>11</text:p>
          </table:table-cell>
          <table:table-cell table:formula="of:=[.AJ144]+[.AJ145]+[.AJ146]+[.AJ147]" ns41:value-type="float" table:style-name="ce16" office:value-type="float" office:value="2">
            <text:p>2</text:p>
          </table:table-cell>
          <table:table-cell table:formula="of:=[.AK144]+[.AK145]+[.AK146]+[.AK147]" ns41:value-type="float" table:style-name="ce16" office:value-type="float" office:value="0">
            <text:p>0</text:p>
          </table:table-cell>
          <table:table-cell table:formula="of:=[.AL144]+[.AL145]+[.AL146]+[.AL147]" ns41:value-type="float" table:style-name="ce16" office:value-type="float" office:value="13">
            <text:p>13</text:p>
          </table:table-cell>
          <table:table-cell table:formula="of:=[.AM144]+[.AM145]+[.AM146]+[.AM147]" ns41:value-type="float" table:style-name="ce16" office:value-type="float" office:value="2">
            <text:p>2</text:p>
          </table:table-cell>
          <table:table-cell table:formula="of:=[.AN144]+[.AN145]+[.AN146]+[.AN147]" ns41:value-type="float" table:style-name="ce16" office:value-type="float" office:value="1">
            <text:p>1</text:p>
          </table:table-cell>
          <table:table-cell table:formula="of:=[.AO144]+[.AO145]+[.AO146]+[.AO147]" ns41:value-type="float" table:style-name="ce16" office:value-type="float" office:value="0">
            <text:p>0</text:p>
          </table:table-cell>
          <table:table-cell table:formula="of:=[.AP144]+[.AP145]+[.AP146]+[.AP147]" ns41:value-type="float" table:style-name="ce16" office:value-type="float" office:value="13">
            <text:p>13</text:p>
          </table:table-cell>
          <table:table-cell table:formula="of:=[.AQ144]+[.AQ145]+[.AQ146]+[.AQ147]" ns41:value-type="float" table:style-name="ce16" office:value-type="float" office:value="2">
            <text:p>2</text:p>
          </table:table-cell>
          <table:table-cell table:formula="of:=[.AR144]+[.AR145]+[.AR146]+[.AR147]" ns41:value-type="float" table:style-name="ce16" office:value-type="float" office:value="1">
            <text:p>1</text:p>
          </table:table-cell>
          <table:table-cell table:formula="of:=[.AS144]+[.AS145]+[.AS146]+[.AS147]" ns41:value-type="float" table:style-name="ce16" office:value-type="float" office:value="0">
            <text:p>0</text:p>
          </table:table-cell>
          <table:table-cell table:formula="of:=[.AT144]+[.AT145]+[.AT146]+[.AT147]" ns41:value-type="float" table:style-name="ce16" office:value-type="float" office:value="14">
            <text:p>14</text:p>
          </table:table-cell>
          <table:table-cell table:formula="of:=[.AU144]+[.AU145]+[.AU146]+[.AU147]" ns41:value-type="float" table:style-name="ce16" office:value-type="float" office:value="1">
            <text:p>1</text:p>
          </table:table-cell>
          <table:table-cell table:formula="of:=[.AV144]+[.AV145]+[.AV146]+[.AV147]" ns41:value-type="float" table:style-name="ce16" office:value-type="float" office:value="1">
            <text:p>1</text:p>
          </table:table-cell>
          <table:table-cell table:formula="of:=[.AW144]+[.AW145]+[.AW146]+[.AW147]" ns41:value-type="float" table:style-name="ce16" office:value-type="float" office:value="0">
            <text:p>0</text:p>
          </table:table-cell>
          <table:table-cell table:formula="of:=[.AX144]+[.AX145]+[.AX146]+[.AX147]" ns41:value-type="float" table:style-name="ce16" office:value-type="float" office:value="0">
            <text:p>0</text:p>
          </table:table-cell>
          <table:table-cell table:formula="of:=[.AY144]+[.AY145]+[.AY146]+[.AY147]" ns41:value-type="float" table:style-name="ce16" office:value-type="float" office:value="0">
            <text:p>0</text:p>
          </table:table-cell>
          <table:table-cell table:formula="of:=[.AZ144]+[.AZ145]+[.AZ146]+[.AZ147]" ns41:value-type="float" table:style-name="ce16" office:value-type="float" office:value="0">
            <text:p>0</text:p>
          </table:table-cell>
          <table:table-cell table:formula="of:=[.BA144]+[.BA145]+[.BA146]+[.BA147]" ns41:value-type="float" table:style-name="ce16" office:value-type="float" office:value="0">
            <text:p>0</text:p>
          </table:table-cell>
          <table:table-cell table:formula="of:=[.AX148]+[.AT148]+[.AP148]+[.AL148]+[.AH148]+[.AD148]+[.Z148]+[.V148]+[.R148]+[.N148]" ns41:value-type="float" table:style-name="ce46" office:value-type="float" office:value="224">
            <text:p>224</text:p>
          </table:table-cell>
          <table:table-cell table:formula="of:=[.AY148]+[.AU148]+[.AQ148]+[.AM148]+[.AI148]+[.AE148]+[.AA148]+[.W148]+[.S148]+[.O148]+[.L148]+[.J148]+[.H148]+[.F148]" ns41:value-type="float" table:style-name="ce46" office:value-type="float" office:value="157">
            <text:p>157</text:p>
          </table:table-cell>
          <table:table-cell table:formula="of:=[.AZ148]+[.AV148]+[.AR148]+[.AN148]+[.AJ148]+[.AF148]+[.AB148]+[.X148]+[.T148]+[.P148]" ns41:value-type="float" table:style-name="ce46" office:value-type="float" office:value="8">
            <text:p>8</text:p>
          </table:table-cell>
          <table:table-cell table:formula="of:=[.BA148]+[.AW148]+[.AS148]+[.AO148]+[.AK148]+[.AG148]+[.AC148]+[.Y148]+[.U148]+[.Q148]+[.M148]+[.K148]+[.I148]+[.G148]" ns41:value-type="float" table:style-name="ce46" office:value-type="float" office:value="1">
            <text:p>1</text:p>
          </table:table-cell>
          <table:table-cell table:formula="of:=[.BB148]+[.BD148]" ns41:value-type="float" table:style-name="ce46" office:value-type="float" office:value="232">
            <text:p>232</text:p>
          </table:table-cell>
          <table:table-cell table:formula="of:=[.BC148]+[.BE148]" ns41:value-type="float" table:style-name="ce46" office:value-type="float" office:value="158">
            <text:p>158</text:p>
          </table:table-cell>
          <table:table-cell table:formula="of:=[.C148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49]+[.AT149]+[.AP149]+[.AL149]+[.AH149]+[.AD149]+[.Z149]+[.V149]+[.R149]+[.N149]" ns41:value-type="float" table:style-name="ce45" office:value-type="float" office:value="0">
            <text:p/>
          </table:table-cell>
          <table:table-cell table:formula="of:=[.AY149]+[.AU149]+[.AQ149]+[.AM149]+[.AI149]+[.AE149]+[.AA149]+[.W149]+[.S149]+[.O149]+[.L149]+[.J149]+[.H149]+[.F149]" ns41:value-type="float" table:style-name="ce45" office:value-type="float" office:value="0">
            <text:p/>
          </table:table-cell>
          <table:table-cell table:formula="of:=[.AZ149]+[.AV149]+[.AR149]+[.AN149]+[.AJ149]+[.AF149]+[.AB149]+[.X149]+[.T149]+[.P149]" ns41:value-type="float" table:style-name="ce45" office:value-type="float" office:value="0">
            <text:p/>
          </table:table-cell>
          <table:table-cell table:formula="of:=[.BA149]+[.AW149]+[.AS149]+[.AO149]+[.AK149]+[.AG149]+[.AC149]+[.Y149]+[.U149]+[.Q149]+[.M149]+[.K149]+[.I149]+[.G149]" ns41:value-type="float" table:style-name="ce45" office:value-type="float" office:value="0">
            <text:p/>
          </table:table-cell>
          <table:table-cell table:formula="of:=[.BB149]+[.BD149]" ns41:value-type="float" table:style-name="ce45" office:value-type="float" office:value="0">
            <text:p/>
          </table:table-cell>
          <table:table-cell table:formula="of:=[.BC149]+[.BE149]" ns41:value-type="float" table:style-name="ce45" office:value-type="float" office:value="0">
            <text:p/>
          </table:table-cell>
          <table:table-cell table:formula="of:=[.C14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VI</text:p>
          </table:table-cell>
          <table:table-cell table:number-columns-repeated="2"/>
          <table:table-cell ns41:value-type="string" table:style-name="ce24" office:value-type="string">
            <text:p>Kleeding en Reiniging.</text:p>
          </table:table-cell>
          <table:table-cell table:number-columns-repeated="49"/>
          <table:table-cell table:formula="of:=[.AX150]+[.AT150]+[.AP150]+[.AL150]+[.AH150]+[.AD150]+[.Z150]+[.V150]+[.R150]+[.N150]" ns41:value-type="float" table:style-name="ce45" office:value-type="float" office:value="0">
            <text:p/>
          </table:table-cell>
          <table:table-cell table:formula="of:=[.AY150]+[.AU150]+[.AQ150]+[.AM150]+[.AI150]+[.AE150]+[.AA150]+[.W150]+[.S150]+[.O150]+[.L150]+[.J150]+[.H150]+[.F150]" ns41:value-type="float" table:style-name="ce45" office:value-type="float" office:value="0">
            <text:p/>
          </table:table-cell>
          <table:table-cell table:formula="of:=[.AZ150]+[.AV150]+[.AR150]+[.AN150]+[.AJ150]+[.AF150]+[.AB150]+[.X150]+[.T150]+[.P150]" ns41:value-type="float" table:style-name="ce45" office:value-type="float" office:value="0">
            <text:p/>
          </table:table-cell>
          <table:table-cell table:formula="of:=[.BA150]+[.AW150]+[.AS150]+[.AO150]+[.AK150]+[.AG150]+[.AC150]+[.Y150]+[.U150]+[.Q150]+[.M150]+[.K150]+[.I150]+[.G150]" ns41:value-type="float" table:style-name="ce45" office:value-type="float" office:value="0">
            <text:p/>
          </table:table-cell>
          <table:table-cell table:formula="of:=[.BB150]+[.BD150]" ns41:value-type="float" table:style-name="ce45" office:value-type="float" office:value="0">
            <text:p/>
          </table:table-cell>
          <table:table-cell table:formula="of:=[.BC150]+[.BE150]" ns41:value-type="float" table:style-name="ce45" office:value-type="float" office:value="0">
            <text:p/>
          </table:table-cell>
          <table:table-cell table:formula="of:=[.C15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Kleeding, bedden, haarwerk.</text:p>
          </table:table-cell>
          <table:table-cell table:number-columns-repeated="49"/>
          <table:table-cell table:formula="of:=[.AX151]+[.AT151]+[.AP151]+[.AL151]+[.AH151]+[.AD151]+[.Z151]+[.V151]+[.R151]+[.N151]" ns41:value-type="float" table:style-name="ce45" office:value-type="float" office:value="0">
            <text:p/>
          </table:table-cell>
          <table:table-cell table:formula="of:=[.AY151]+[.AU151]+[.AQ151]+[.AM151]+[.AI151]+[.AE151]+[.AA151]+[.W151]+[.S151]+[.O151]+[.L151]+[.J151]+[.H151]+[.F151]" ns41:value-type="float" table:style-name="ce45" office:value-type="float" office:value="0">
            <text:p/>
          </table:table-cell>
          <table:table-cell table:formula="of:=[.AZ151]+[.AV151]+[.AR151]+[.AN151]+[.AJ151]+[.AF151]+[.AB151]+[.X151]+[.T151]+[.P151]" ns41:value-type="float" table:style-name="ce45" office:value-type="float" office:value="0">
            <text:p/>
          </table:table-cell>
          <table:table-cell table:formula="of:=[.BA151]+[.AW151]+[.AS151]+[.AO151]+[.AK151]+[.AG151]+[.AC151]+[.Y151]+[.U151]+[.Q151]+[.M151]+[.K151]+[.I151]+[.G151]" ns41:value-type="float" table:style-name="ce45" office:value-type="float" office:value="0">
            <text:p/>
          </table:table-cell>
          <table:table-cell table:formula="of:=[.BB151]+[.BD151]" ns41:value-type="float" table:style-name="ce45" office:value-type="float" office:value="0">
            <text:p/>
          </table:table-cell>
          <table:table-cell table:formula="of:=[.BC151]+[.BE151]" ns41:value-type="float" table:style-name="ce45" office:value-type="float" office:value="0">
            <text:p/>
          </table:table-cell>
          <table:table-cell table:formula="of:=[.C15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Coupeurs en coupeuses</text:p>
          </table:table-cell>
          <table:table-cell ns41:value-type="string" office:value-type="string">
            <text:p>C</text:p>
          </table:table-cell>
          <table:table-cell table:number-columns-repeated="19"/>
          <table:table-cell ns41:value-type="float" office:value="2" office:value-type="float">
            <text:p>2</text:p>
          </table:table-cell>
          <table:table-cell table:number-columns-repeated="28"/>
          <table:table-cell table:formula="of:=[.AX152]+[.AT152]+[.AP152]+[.AL152]+[.AH152]+[.AD152]+[.Z152]+[.V152]+[.R152]+[.N152]" ns41:value-type="float" table:style-name="ce45" office:value-type="float" office:value="0">
            <text:p/>
          </table:table-cell>
          <table:table-cell table:formula="of:=[.AY152]+[.AU152]+[.AQ152]+[.AM152]+[.AI152]+[.AE152]+[.AA152]+[.W152]+[.S152]+[.O152]+[.L152]+[.J152]+[.H152]+[.F152]" ns41:value-type="float" table:style-name="ce45" office:value-type="float" office:value="0">
            <text:p/>
          </table:table-cell>
          <table:table-cell table:formula="of:=[.AZ152]+[.AV152]+[.AR152]+[.AN152]+[.AJ152]+[.AF152]+[.AB152]+[.X152]+[.T152]+[.P152]" ns41:value-type="float" table:style-name="ce45" office:value-type="float" office:value="0">
            <text:p/>
          </table:table-cell>
          <table:table-cell table:formula="of:=[.BA152]+[.AW152]+[.AS152]+[.AO152]+[.AK152]+[.AG152]+[.AC152]+[.Y152]+[.U152]+[.Q152]+[.M152]+[.K152]+[.I152]+[.G152]" ns41:value-type="float" table:style-name="ce45" office:value-type="float" office:value="2">
            <text:p>2</text:p>
          </table:table-cell>
          <table:table-cell table:formula="of:=[.BB152]+[.BD152]" ns41:value-type="float" table:style-name="ce45" office:value-type="float" office:value="0">
            <text:p/>
          </table:table-cell>
          <table:table-cell table:formula="of:=[.BC152]+[.BE152]" ns41:value-type="float" table:style-name="ce45" office:value-type="float" office:value="2">
            <text:p>2</text:p>
          </table:table-cell>
          <table:table-cell table:formula="of:=[.C152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Fabricage van hoeden en petten</text:p>
          </table:table-cell>
          <table:table-cell ns41:value-type="string" office:value-type="string">
            <text:p>A</text:p>
          </table:table-cell>
          <table:table-cell table:number-columns-repeated="48"/>
          <table:table-cell table:formula="of:=[.AX153]+[.AT153]+[.AP153]+[.AL153]+[.AH153]+[.AD153]+[.Z153]+[.V153]+[.R153]+[.N153]" ns41:value-type="float" table:style-name="ce45" office:value-type="float" office:value="0">
            <text:p/>
          </table:table-cell>
          <table:table-cell table:formula="of:=[.AY153]+[.AU153]+[.AQ153]+[.AM153]+[.AI153]+[.AE153]+[.AA153]+[.W153]+[.S153]+[.O153]+[.L153]+[.J153]+[.H153]+[.F153]" ns41:value-type="float" table:style-name="ce45" office:value-type="float" office:value="0">
            <text:p/>
          </table:table-cell>
          <table:table-cell table:formula="of:=[.AZ153]+[.AV153]+[.AR153]+[.AN153]+[.AJ153]+[.AF153]+[.AB153]+[.X153]+[.T153]+[.P153]" ns41:value-type="float" table:style-name="ce45" office:value-type="float" office:value="0">
            <text:p/>
          </table:table-cell>
          <table:table-cell table:formula="of:=[.BA153]+[.AW153]+[.AS153]+[.AO153]+[.AK153]+[.AG153]+[.AC153]+[.Y153]+[.U153]+[.Q153]+[.M153]+[.K153]+[.I153]+[.G153]" ns41:value-type="float" table:style-name="ce45" office:value-type="float" office:value="0">
            <text:p/>
          </table:table-cell>
          <table:table-cell table:formula="of:=[.BB153]+[.BD153]" ns41:value-type="float" table:style-name="ce45" office:value-type="float" office:value="0">
            <text:p/>
          </table:table-cell>
          <table:table-cell table:formula="of:=[.BC153]+[.BE153]" ns41:value-type="float" table:style-name="ce45" office:value-type="float" office:value="0">
            <text:p/>
          </table:table-cell>
          <table:table-cell table:formula="of:=[.C153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Fabricage van parapluien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154]+[.AT154]+[.AP154]+[.AL154]+[.AH154]+[.AD154]+[.Z154]+[.V154]+[.R154]+[.N154]" ns41:value-type="float" table:style-name="ce45" office:value-type="float" office:value="1">
            <text:p>1</text:p>
          </table:table-cell>
          <table:table-cell table:formula="of:=[.AY154]+[.AU154]+[.AQ154]+[.AM154]+[.AI154]+[.AE154]+[.AA154]+[.W154]+[.S154]+[.O154]+[.L154]+[.J154]+[.H154]+[.F154]" ns41:value-type="float" table:style-name="ce45" office:value-type="float" office:value="0">
            <text:p/>
          </table:table-cell>
          <table:table-cell table:formula="of:=[.AZ154]+[.AV154]+[.AR154]+[.AN154]+[.AJ154]+[.AF154]+[.AB154]+[.X154]+[.T154]+[.P154]" ns41:value-type="float" table:style-name="ce45" office:value-type="float" office:value="0">
            <text:p/>
          </table:table-cell>
          <table:table-cell table:formula="of:=[.BA154]+[.AW154]+[.AS154]+[.AO154]+[.AK154]+[.AG154]+[.AC154]+[.Y154]+[.U154]+[.Q154]+[.M154]+[.K154]+[.I154]+[.G154]" ns41:value-type="float" table:style-name="ce45" office:value-type="float" office:value="0">
            <text:p/>
          </table:table-cell>
          <table:table-cell table:formula="of:=[.BB154]+[.BD154]" ns41:value-type="float" table:style-name="ce45" office:value-type="float" office:value="1">
            <text:p>1</text:p>
          </table:table-cell>
          <table:table-cell table:formula="of:=[.BC154]+[.BE154]" ns41:value-type="float" table:style-name="ce45" office:value-type="float" office:value="0">
            <text:p/>
          </table:table-cell>
          <table:table-cell table:formula="of:=[.C154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Haarwerkers</text:p>
          </table:table-cell>
          <table:table-cell ns41:value-type="string" office:value-type="string">
            <text:p>A</text:p>
          </table:table-cell>
          <table:table-cell table:number-columns-repeated="26"/>
          <table:table-cell ns41:value-type="float" office:value="1" office:value-type="float">
            <text:p>1</text:p>
          </table:table-cell>
          <table:table-cell table:number-columns-repeated="21"/>
          <table:table-cell table:formula="of:=[.AX155]+[.AT155]+[.AP155]+[.AL155]+[.AH155]+[.AD155]+[.Z155]+[.V155]+[.R155]+[.N155]" ns41:value-type="float" table:style-name="ce45" office:value-type="float" office:value="0">
            <text:p/>
          </table:table-cell>
          <table:table-cell table:formula="of:=[.AY155]+[.AU155]+[.AQ155]+[.AM155]+[.AI155]+[.AE155]+[.AA155]+[.W155]+[.S155]+[.O155]+[.L155]+[.J155]+[.H155]+[.F155]" ns41:value-type="float" table:style-name="ce45" office:value-type="float" office:value="0">
            <text:p/>
          </table:table-cell>
          <table:table-cell table:formula="of:=[.AZ155]+[.AV155]+[.AR155]+[.AN155]+[.AJ155]+[.AF155]+[.AB155]+[.X155]+[.T155]+[.P155]" ns41:value-type="float" table:style-name="ce45" office:value-type="float" office:value="1">
            <text:p>1</text:p>
          </table:table-cell>
          <table:table-cell table:formula="of:=[.BA155]+[.AW155]+[.AS155]+[.AO155]+[.AK155]+[.AG155]+[.AC155]+[.Y155]+[.U155]+[.Q155]+[.M155]+[.K155]+[.I155]+[.G155]" ns41:value-type="float" table:style-name="ce45" office:value-type="float" office:value="0">
            <text:p/>
          </table:table-cell>
          <table:table-cell table:formula="of:=[.BB155]+[.BD155]" ns41:value-type="float" table:style-name="ce45" office:value-type="float" office:value="1">
            <text:p>1</text:p>
          </table:table-cell>
          <table:table-cell table:formula="of:=[.BC155]+[.BE155]" ns41:value-type="float" table:style-name="ce45" office:value-type="float" office:value="0">
            <text:p/>
          </table:table-cell>
          <table:table-cell table:formula="of:=[.C155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Kleermakers</text:p>
          </table:table-cell>
          <table:table-cell ns41:value-type="string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53" office:value-type="float">
            <text:p>53</text:p>
          </table:table-cell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133" office:value-type="float">
            <text:p>133</text:p>
          </table:table-cell>
          <table:table-cell ns41:value-type="float" table:style-name="ce6" office:value="20" office:value-type="float">
            <text:p>20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70" office:value-type="float">
            <text:p>70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1" office:value-type="float">
            <text:p>31</text:p>
          </table:table-cell>
          <table:table-cell table:number-columns-repeated="15"/>
          <table:table-cell table:formula="of:=[.AX156]+[.AT156]+[.AP156]+[.AL156]+[.AH156]+[.AD156]+[.Z156]+[.V156]+[.R156]+[.N156]" ns41:value-type="float" table:style-name="ce45" office:value-type="float" office:value="293">
            <text:p>293</text:p>
          </table:table-cell>
          <table:table-cell table:formula="of:=[.AY156]+[.AU156]+[.AQ156]+[.AM156]+[.AI156]+[.AE156]+[.AA156]+[.W156]+[.S156]+[.O156]+[.L156]+[.J156]+[.H156]+[.F156]" ns41:value-type="float" table:style-name="ce45" office:value-type="float" office:value="66">
            <text:p>66</text:p>
          </table:table-cell>
          <table:table-cell table:formula="of:=[.AZ156]+[.AV156]+[.AR156]+[.AN156]+[.AJ156]+[.AF156]+[.AB156]+[.X156]+[.T156]+[.P156]" ns41:value-type="float" table:style-name="ce45" office:value-type="float" office:value="1">
            <text:p>1</text:p>
          </table:table-cell>
          <table:table-cell table:formula="of:=[.BA156]+[.AW156]+[.AS156]+[.AO156]+[.AK156]+[.AG156]+[.AC156]+[.Y156]+[.U156]+[.Q156]+[.M156]+[.K156]+[.I156]+[.G156]" ns41:value-type="float" table:style-name="ce45" office:value-type="float" office:value="0">
            <text:p/>
          </table:table-cell>
          <table:table-cell table:formula="of:=[.BB156]+[.BD156]" ns41:value-type="float" table:style-name="ce45" office:value-type="float" office:value="294">
            <text:p>294</text:p>
          </table:table-cell>
          <table:table-cell table:formula="of:=[.BC156]+[.BE156]" ns41:value-type="float" table:style-name="ce45" office:value-type="float" office:value="66">
            <text:p>66</text:p>
          </table:table-cell>
          <table:table-cell table:formula="of:=[.C156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table:formula="of:=[.AX157]+[.AT157]+[.AP157]+[.AL157]+[.AH157]+[.AD157]+[.Z157]+[.V157]+[.R157]+[.N157]" ns41:value-type="float" table:style-name="ce45" office:value-type="float" office:value="0">
            <text:p/>
          </table:table-cell>
          <table:table-cell table:formula="of:=[.AY157]+[.AU157]+[.AQ157]+[.AM157]+[.AI157]+[.AE157]+[.AA157]+[.W157]+[.S157]+[.O157]+[.L157]+[.J157]+[.H157]+[.F157]" ns41:value-type="float" table:style-name="ce45" office:value-type="float" office:value="10">
            <text:p>10</text:p>
          </table:table-cell>
          <table:table-cell table:formula="of:=[.AZ157]+[.AV157]+[.AR157]+[.AN157]+[.AJ157]+[.AF157]+[.AB157]+[.X157]+[.T157]+[.P157]" ns41:value-type="float" table:style-name="ce45" office:value-type="float" office:value="0">
            <text:p/>
          </table:table-cell>
          <table:table-cell table:formula="of:=[.BA157]+[.AW157]+[.AS157]+[.AO157]+[.AK157]+[.AG157]+[.AC157]+[.Y157]+[.U157]+[.Q157]+[.M157]+[.K157]+[.I157]+[.G157]" ns41:value-type="float" table:style-name="ce45" office:value-type="float" office:value="0">
            <text:p/>
          </table:table-cell>
          <table:table-cell table:formula="of:=[.BB157]+[.BD157]" ns41:value-type="float" table:style-name="ce45" office:value-type="float" office:value="0">
            <text:p/>
          </table:table-cell>
          <table:table-cell table:formula="of:=[.BC157]+[.BE157]" ns41:value-type="float" table:style-name="ce45" office:value-type="float" office:value="10">
            <text:p>10</text:p>
          </table:table-cell>
          <table:table-cell table:formula="of:=[.C157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25" office:value-type="float">
            <text:p>25</text:p>
          </table:table-cell>
          <table:table-cell table:number-columns-repeated="2"/>
          <table:table-cell ns41:value-type="float" office:value="33" office:value-type="float">
            <text:p>33</text:p>
          </table:table-cell>
          <table:table-cell table:number-columns-repeated="3"/>
          <table:table-cell ns41:value-type="float" office:value="79" office:value-type="float">
            <text:p>79</text:p>
          </table:table-cell>
          <table:table-cell table:number-columns-repeated="3"/>
          <table:table-cell ns41:value-type="float" office:value="23" office:value-type="float">
            <text:p>2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4" office:value-type="float">
            <text:p>3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6" office:value="11" office:value-type="float">
            <text:p>1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158]+[.AT158]+[.AP158]+[.AL158]+[.AH158]+[.AD158]+[.Z158]+[.V158]+[.R158]+[.N158]" ns41:value-type="float" table:style-name="ce45" office:value-type="float" office:value="2">
            <text:p>2</text:p>
          </table:table-cell>
          <table:table-cell table:formula="of:=[.AY158]+[.AU158]+[.AQ158]+[.AM158]+[.AI158]+[.AE158]+[.AA158]+[.W158]+[.S158]+[.O158]+[.L158]+[.J158]+[.H158]+[.F158]" ns41:value-type="float" table:style-name="ce45" office:value-type="float" office:value="216">
            <text:p>216</text:p>
          </table:table-cell>
          <table:table-cell table:formula="of:=[.AZ158]+[.AV158]+[.AR158]+[.AN158]+[.AJ158]+[.AF158]+[.AB158]+[.X158]+[.T158]+[.P158]" ns41:value-type="float" table:style-name="ce45" office:value-type="float" office:value="0">
            <text:p/>
          </table:table-cell>
          <table:table-cell table:formula="of:=[.BA158]+[.AW158]+[.AS158]+[.AO158]+[.AK158]+[.AG158]+[.AC158]+[.Y158]+[.U158]+[.Q158]+[.M158]+[.K158]+[.I158]+[.G158]" ns41:value-type="float" table:style-name="ce45" office:value-type="float" office:value="0">
            <text:p/>
          </table:table-cell>
          <table:table-cell table:formula="of:=[.BB158]+[.BD158]" ns41:value-type="float" table:style-name="ce45" office:value-type="float" office:value="2">
            <text:p>2</text:p>
          </table:table-cell>
          <table:table-cell table:formula="of:=[.BC158]+[.BE158]" ns41:value-type="float" table:style-name="ce45" office:value-type="float" office:value="216">
            <text:p>216</text:p>
          </table:table-cell>
          <table:table-cell table:formula="of:=[.C158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Modisten</text:p>
          </table:table-cell>
          <table:table-cell ns41:value-type="string" office:value-type="string">
            <text:p>A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27" office:value-type="float">
            <text:p>27</text:p>
          </table:table-cell>
          <table:table-cell table:number-columns-repeated="3"/>
          <table:table-cell ns41:value-type="float" office:value="18" office:value-type="float">
            <text:p>18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45" office:value-type="float">
            <office:annotation draw:style-name="gr1" svg:height="2.032cm" draw:caption-point-y="0.285cm" svg:width="3.547cm" svg:x="30.933cm" draw:caption-point-x="-0.141cm" svg:y="92.20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45</text:p>
          </table:table-cell>
          <table:table-cell table:number-columns-repeated="2"/>
          <table:table-cell ns41:value-type="float" office:value="25" office:value-type="float">
            <text:p>25</text:p>
          </table:table-cell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4"/>
          <table:table-cell table:formula="of:=[.AX159]+[.AT159]+[.AP159]+[.AL159]+[.AH159]+[.AD159]+[.Z159]+[.V159]+[.R159]+[.N159]" ns41:value-type="float" table:style-name="ce45" office:value-type="float" office:value="0">
            <text:p/>
          </table:table-cell>
          <table:table-cell table:formula="of:=[.AY159]+[.AU159]+[.AQ159]+[.AM159]+[.AI159]+[.AE159]+[.AA159]+[.W159]+[.S159]+[.O159]+[.L159]+[.J159]+[.H159]+[.F159]" ns41:value-type="float" table:style-name="ce45" office:value-type="float" office:value="0">
            <text:p/>
          </table:table-cell>
          <table:table-cell table:formula="of:=[.AZ159]+[.AV159]+[.AR159]+[.AN159]+[.AJ159]+[.AF159]+[.AB159]+[.X159]+[.T159]+[.P159]" ns41:value-type="float" table:style-name="ce45" office:value-type="float" office:value="51">
            <text:p>51</text:p>
          </table:table-cell>
          <table:table-cell table:formula="of:=[.BA159]+[.AW159]+[.AS159]+[.AO159]+[.AK159]+[.AG159]+[.AC159]+[.Y159]+[.U159]+[.Q159]+[.M159]+[.K159]+[.I159]+[.G159]" ns41:value-type="float" table:style-name="ce45" office:value-type="float" office:value="115">
            <text:p>115</text:p>
          </table:table-cell>
          <table:table-cell table:formula="of:=[.BB159]+[.BD159]" ns41:value-type="float" table:style-name="ce45" office:value-type="float" office:value="51">
            <text:p>51</text:p>
          </table:table-cell>
          <table:table-cell table:formula="of:=[.BC159]+[.BE159]" ns41:value-type="float" table:style-name="ce45" office:value-type="float" office:value="115">
            <text:p>115</text:p>
          </table:table-cell>
          <table:table-cell table:formula="of:=[.C159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1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office:annotation draw:style-name="gr1" svg:height="2.032cm" draw:caption-point-y="0.284cm" svg:width="3.547cm" svg:x="30.933cm" draw:caption-point-x="-0.141cm" svg:y="92.66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0"/>
          <table:table-cell table:formula="of:=[.AX160]+[.AT160]+[.AP160]+[.AL160]+[.AH160]+[.AD160]+[.Z160]+[.V160]+[.R160]+[.N160]" ns41:value-type="float" table:style-name="ce45" office:value-type="float" office:value="0">
            <text:p/>
          </table:table-cell>
          <table:table-cell table:formula="of:=[.AY160]+[.AU160]+[.AQ160]+[.AM160]+[.AI160]+[.AE160]+[.AA160]+[.W160]+[.S160]+[.O160]+[.L160]+[.J160]+[.H160]+[.F160]" ns41:value-type="float" table:style-name="ce45" office:value-type="float" office:value="0">
            <text:p/>
          </table:table-cell>
          <table:table-cell table:formula="of:=[.AZ160]+[.AV160]+[.AR160]+[.AN160]+[.AJ160]+[.AF160]+[.AB160]+[.X160]+[.T160]+[.P160]" ns41:value-type="float" table:style-name="ce45" office:value-type="float" office:value="0">
            <text:p/>
          </table:table-cell>
          <table:table-cell table:formula="of:=[.BA160]+[.AW160]+[.AS160]+[.AO160]+[.AK160]+[.AG160]+[.AC160]+[.Y160]+[.U160]+[.Q160]+[.M160]+[.K160]+[.I160]+[.G160]" ns41:value-type="float" table:style-name="ce45" office:value-type="float" office:value="11">
            <text:p>11</text:p>
          </table:table-cell>
          <table:table-cell table:formula="of:=[.BB160]+[.BD160]" ns41:value-type="float" table:style-name="ce45" office:value-type="float" office:value="0">
            <text:p/>
          </table:table-cell>
          <table:table-cell table:formula="of:=[.BC160]+[.BE160]" ns41:value-type="float" table:style-name="ce45" office:value-type="float" office:value="11">
            <text:p>11</text:p>
          </table:table-cell>
          <table:table-cell table:formula="of:=[.C160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Naaisters</text:p>
          </table:table-cell>
          <table:table-cell ns41:value-type="string" office:value-type="string">
            <text:p>A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0" office:value-type="float">
            <text:p>20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06" office:value-type="float">
            <text:p>106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39" office:value-type="float">
            <text:p>39</text:p>
          </table:table-cell>
          <table:table-cell table:number-columns-repeated="2"/>
          <table:table-cell ns41:value-type="float" office:value="35" office:value-type="float">
            <text:p>35</text:p>
          </table:table-cell>
          <table:table-cell ns41:value-type="float" office:value="123" office:value-type="float">
            <office:annotation draw:style-name="gr1" svg:height="2.032cm" draw:caption-point-y="0.284cm" svg:width="3.547cm" svg:x="30.933cm" draw:caption-point-x="-0.141cm" svg:y="93.13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23</text:p>
          </table:table-cell>
          <table:table-cell table:number-columns-repeated="2"/>
          <table:table-cell ns41:value-type="float" office:value="44" office:value-type="float">
            <text:p>44</text:p>
          </table:table-cell>
          <table:table-cell ns41:value-type="float" office:value="57" office:value-type="float">
            <text:p>57</text:p>
          </table:table-cell>
          <table:table-cell table:number-columns-repeated="2"/>
          <table:table-cell ns41:value-type="float" office:value="41" office:value-type="float">
            <text:p>41</text:p>
          </table:table-cell>
          <table:table-cell ns41:value-type="float" office:value="28" office:value-type="float">
            <text:p>28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13" office:value-type="float">
            <text:p>13</text:p>
          </table:table-cell>
          <table:table-cell table:number-columns-repeated="5"/>
          <table:table-cell table:formula="of:=[.AX161]+[.AT161]+[.AP161]+[.AL161]+[.AH161]+[.AD161]+[.Z161]+[.V161]+[.R161]+[.N161]" ns41:value-type="float" table:style-name="ce45" office:value-type="float" office:value="0">
            <text:p/>
          </table:table-cell>
          <table:table-cell table:formula="of:=[.AY161]+[.AU161]+[.AQ161]+[.AM161]+[.AI161]+[.AE161]+[.AA161]+[.W161]+[.S161]+[.O161]+[.L161]+[.J161]+[.H161]+[.F161]" ns41:value-type="float" table:style-name="ce45" office:value-type="float" office:value="0">
            <text:p/>
          </table:table-cell>
          <table:table-cell table:formula="of:=[.AZ161]+[.AV161]+[.AR161]+[.AN161]+[.AJ161]+[.AF161]+[.AB161]+[.X161]+[.T161]+[.P161]" ns41:value-type="float" table:style-name="ce45" office:value-type="float" office:value="164">
            <text:p>164</text:p>
          </table:table-cell>
          <table:table-cell table:formula="of:=[.BA161]+[.AW161]+[.AS161]+[.AO161]+[.AK161]+[.AG161]+[.AC161]+[.Y161]+[.U161]+[.Q161]+[.M161]+[.K161]+[.I161]+[.G161]" ns41:value-type="float" table:style-name="ce45" office:value-type="float" office:value="391">
            <text:p>391</text:p>
          </table:table-cell>
          <table:table-cell table:formula="of:=[.BB161]+[.BD161]" ns41:value-type="float" table:style-name="ce45" office:value-type="float" office:value="164">
            <text:p>164</text:p>
          </table:table-cell>
          <table:table-cell table:formula="of:=[.BC161]+[.BE161]" ns41:value-type="float" table:style-name="ce45" office:value-type="float" office:value="391">
            <text:p>391</text:p>
          </table:table-cell>
          <table:table-cell table:formula="of:=[.C161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1" office:value-type="float">
            <office:annotation draw:style-name="gr1" svg:height="2.032cm" draw:caption-point-y="0.285cm" svg:width="3.547cm" svg:x="30.933cm" draw:caption-point-x="-0.141cm" svg:y="93.59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table:formula="of:=[.AX162]+[.AT162]+[.AP162]+[.AL162]+[.AH162]+[.AD162]+[.Z162]+[.V162]+[.R162]+[.N162]" ns41:value-type="float" table:style-name="ce45" office:value-type="float" office:value="0">
            <text:p/>
          </table:table-cell>
          <table:table-cell table:formula="of:=[.AY162]+[.AU162]+[.AQ162]+[.AM162]+[.AI162]+[.AE162]+[.AA162]+[.W162]+[.S162]+[.O162]+[.L162]+[.J162]+[.H162]+[.F162]" ns41:value-type="float" table:style-name="ce45" office:value-type="float" office:value="0">
            <text:p/>
          </table:table-cell>
          <table:table-cell table:formula="of:=[.AZ162]+[.AV162]+[.AR162]+[.AN162]+[.AJ162]+[.AF162]+[.AB162]+[.X162]+[.T162]+[.P162]" ns41:value-type="float" table:style-name="ce45" office:value-type="float" office:value="12">
            <text:p>12</text:p>
          </table:table-cell>
          <table:table-cell table:formula="of:=[.BA162]+[.AW162]+[.AS162]+[.AO162]+[.AK162]+[.AG162]+[.AC162]+[.Y162]+[.U162]+[.Q162]+[.M162]+[.K162]+[.I162]+[.G162]" ns41:value-type="float" table:style-name="ce45" office:value-type="float" office:value="51">
            <text:p>51</text:p>
          </table:table-cell>
          <table:table-cell table:formula="of:=[.BB162]+[.BD162]" ns41:value-type="float" table:style-name="ce45" office:value-type="float" office:value="12">
            <text:p>12</text:p>
          </table:table-cell>
          <table:table-cell table:formula="of:=[.BC162]+[.BE162]" ns41:value-type="float" table:style-name="ce45" office:value-type="float" office:value="51">
            <text:p>51</text:p>
          </table:table-cell>
          <table:table-cell table:formula="of:=[.C162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Reiniging, bleekerij, ververij.</text:p>
          </table:table-cell>
          <table:table-cell table:number-columns-repeated="49"/>
          <table:table-cell table:formula="of:=[.AX163]+[.AT163]+[.AP163]+[.AL163]+[.AH163]+[.AD163]+[.Z163]+[.V163]+[.R163]+[.N163]" ns41:value-type="float" table:style-name="ce45" office:value-type="float" office:value="0">
            <text:p/>
          </table:table-cell>
          <table:table-cell table:formula="of:=[.AY163]+[.AU163]+[.AQ163]+[.AM163]+[.AI163]+[.AE163]+[.AA163]+[.W163]+[.S163]+[.O163]+[.L163]+[.J163]+[.H163]+[.F163]" ns41:value-type="float" table:style-name="ce45" office:value-type="float" office:value="0">
            <text:p/>
          </table:table-cell>
          <table:table-cell table:formula="of:=[.AZ163]+[.AV163]+[.AR163]+[.AN163]+[.AJ163]+[.AF163]+[.AB163]+[.X163]+[.T163]+[.P163]" ns41:value-type="float" table:style-name="ce45" office:value-type="float" office:value="0">
            <text:p/>
          </table:table-cell>
          <table:table-cell table:formula="of:=[.BA163]+[.AW163]+[.AS163]+[.AO163]+[.AK163]+[.AG163]+[.AC163]+[.Y163]+[.U163]+[.Q163]+[.M163]+[.K163]+[.I163]+[.G163]" ns41:value-type="float" table:style-name="ce45" office:value-type="float" office:value="0">
            <text:p/>
          </table:table-cell>
          <table:table-cell table:formula="of:=[.BB163]+[.BD163]" ns41:value-type="float" table:style-name="ce45" office:value-type="float" office:value="0">
            <text:p/>
          </table:table-cell>
          <table:table-cell table:formula="of:=[.BC163]+[.BE163]" ns41:value-type="float" table:style-name="ce45" office:value-type="float" office:value="0">
            <text:p/>
          </table:table-cell>
          <table:table-cell table:formula="of:=[.C16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Barbiers</text:p>
          </table:table-cell>
          <table:table-cell ns41:value-type="string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table:formula="of:=[.AX164]+[.AT164]+[.AP164]+[.AL164]+[.AH164]+[.AD164]+[.Z164]+[.V164]+[.R164]+[.N164]" ns41:value-type="float" table:style-name="ce45" office:value-type="float" office:value="23">
            <text:p>23</text:p>
          </table:table-cell>
          <table:table-cell table:formula="of:=[.AY164]+[.AU164]+[.AQ164]+[.AM164]+[.AI164]+[.AE164]+[.AA164]+[.W164]+[.S164]+[.O164]+[.L164]+[.J164]+[.H164]+[.F164]" ns41:value-type="float" table:style-name="ce45" office:value-type="float" office:value="4">
            <text:p>4</text:p>
          </table:table-cell>
          <table:table-cell table:formula="of:=[.AZ164]+[.AV164]+[.AR164]+[.AN164]+[.AJ164]+[.AF164]+[.AB164]+[.X164]+[.T164]+[.P164]" ns41:value-type="float" table:style-name="ce45" office:value-type="float" office:value="2">
            <text:p>2</text:p>
          </table:table-cell>
          <table:table-cell table:formula="of:=[.BA164]+[.AW164]+[.AS164]+[.AO164]+[.AK164]+[.AG164]+[.AC164]+[.Y164]+[.U164]+[.Q164]+[.M164]+[.K164]+[.I164]+[.G164]" ns41:value-type="float" table:style-name="ce45" office:value-type="float" office:value="0">
            <text:p/>
          </table:table-cell>
          <table:table-cell table:formula="of:=[.BB164]+[.BD164]" ns41:value-type="float" table:style-name="ce45" office:value-type="float" office:value="25">
            <text:p>25</text:p>
          </table:table-cell>
          <table:table-cell table:formula="of:=[.BC164]+[.BE164]" ns41:value-type="float" table:style-name="ce45" office:value-type="float" office:value="4">
            <text:p>4</text:p>
          </table:table-cell>
          <table:table-cell table:formula="of:=[.C164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table:formula="of:=[.AX165]+[.AT165]+[.AP165]+[.AL165]+[.AH165]+[.AD165]+[.Z165]+[.V165]+[.R165]+[.N165]" ns41:value-type="float" table:style-name="ce45" office:value-type="float" office:value="0">
            <text:p/>
          </table:table-cell>
          <table:table-cell table:formula="of:=[.AY165]+[.AU165]+[.AQ165]+[.AM165]+[.AI165]+[.AE165]+[.AA165]+[.W165]+[.S165]+[.O165]+[.L165]+[.J165]+[.H165]+[.F165]" ns41:value-type="float" table:style-name="ce45" office:value-type="float" office:value="4">
            <text:p>4</text:p>
          </table:table-cell>
          <table:table-cell table:formula="of:=[.AZ165]+[.AV165]+[.AR165]+[.AN165]+[.AJ165]+[.AF165]+[.AB165]+[.X165]+[.T165]+[.P165]" ns41:value-type="float" table:style-name="ce45" office:value-type="float" office:value="0">
            <text:p/>
          </table:table-cell>
          <table:table-cell table:formula="of:=[.BA165]+[.AW165]+[.AS165]+[.AO165]+[.AK165]+[.AG165]+[.AC165]+[.Y165]+[.U165]+[.Q165]+[.M165]+[.K165]+[.I165]+[.G165]" ns41:value-type="float" table:style-name="ce45" office:value-type="float" office:value="0">
            <text:p/>
          </table:table-cell>
          <table:table-cell table:formula="of:=[.BB165]+[.BD165]" ns41:value-type="float" table:style-name="ce45" office:value-type="float" office:value="0">
            <text:p/>
          </table:table-cell>
          <table:table-cell table:formula="of:=[.BC165]+[.BE165]" ns41:value-type="float" table:style-name="ce45" office:value-type="float" office:value="4">
            <text:p>4</text:p>
          </table:table-cell>
          <table:table-cell table:formula="of:=[.C165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Blee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166]+[.AT166]+[.AP166]+[.AL166]+[.AH166]+[.AD166]+[.Z166]+[.V166]+[.R166]+[.N166]" ns41:value-type="float" table:style-name="ce45" office:value-type="float" office:value="1">
            <text:p>1</text:p>
          </table:table-cell>
          <table:table-cell table:formula="of:=[.AY166]+[.AU166]+[.AQ166]+[.AM166]+[.AI166]+[.AE166]+[.AA166]+[.W166]+[.S166]+[.O166]+[.L166]+[.J166]+[.H166]+[.F166]" ns41:value-type="float" table:style-name="ce45" office:value-type="float" office:value="0">
            <text:p/>
          </table:table-cell>
          <table:table-cell table:formula="of:=[.AZ166]+[.AV166]+[.AR166]+[.AN166]+[.AJ166]+[.AF166]+[.AB166]+[.X166]+[.T166]+[.P166]" ns41:value-type="float" table:style-name="ce45" office:value-type="float" office:value="0">
            <text:p/>
          </table:table-cell>
          <table:table-cell table:formula="of:=[.BA166]+[.AW166]+[.AS166]+[.AO166]+[.AK166]+[.AG166]+[.AC166]+[.Y166]+[.U166]+[.Q166]+[.M166]+[.K166]+[.I166]+[.G166]" ns41:value-type="float" table:style-name="ce45" office:value-type="float" office:value="0">
            <text:p/>
          </table:table-cell>
          <table:table-cell table:formula="of:=[.BB166]+[.BD166]" ns41:value-type="float" table:style-name="ce45" office:value-type="float" office:value="1">
            <text:p>1</text:p>
          </table:table-cell>
          <table:table-cell table:formula="of:=[.BC166]+[.BE166]" ns41:value-type="float" table:style-name="ce45" office:value-type="float" office:value="0">
            <text:p/>
          </table:table-cell>
          <table:table-cell table:formula="of:=[.C166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Mutsenwasschers</text:p>
          </table:table-cell>
          <table:table-cell ns41:value-type="string" office:value-type="string">
            <text:p>A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table:number-columns-repeated="20"/>
          <table:table-cell table:formula="of:=[.AX167]+[.AT167]+[.AP167]+[.AL167]+[.AH167]+[.AD167]+[.Z167]+[.V167]+[.R167]+[.N167]" ns41:value-type="float" table:style-name="ce45" office:value-type="float" office:value="0">
            <text:p/>
          </table:table-cell>
          <table:table-cell table:formula="of:=[.AY167]+[.AU167]+[.AQ167]+[.AM167]+[.AI167]+[.AE167]+[.AA167]+[.W167]+[.S167]+[.O167]+[.L167]+[.J167]+[.H167]+[.F167]" ns41:value-type="float" table:style-name="ce45" office:value-type="float" office:value="0">
            <text:p/>
          </table:table-cell>
          <table:table-cell table:formula="of:=[.AZ167]+[.AV167]+[.AR167]+[.AN167]+[.AJ167]+[.AF167]+[.AB167]+[.X167]+[.T167]+[.P167]" ns41:value-type="float" table:style-name="ce45" office:value-type="float" office:value="0">
            <text:p/>
          </table:table-cell>
          <table:table-cell table:formula="of:=[.BA167]+[.AW167]+[.AS167]+[.AO167]+[.AK167]+[.AG167]+[.AC167]+[.Y167]+[.U167]+[.Q167]+[.M167]+[.K167]+[.I167]+[.G167]" ns41:value-type="float" table:style-name="ce45" office:value-type="float" office:value="1">
            <text:p>1</text:p>
          </table:table-cell>
          <table:table-cell table:formula="of:=[.BB167]+[.BD167]" ns41:value-type="float" table:style-name="ce45" office:value-type="float" office:value="0">
            <text:p/>
          </table:table-cell>
          <table:table-cell table:formula="of:=[.BC167]+[.BE167]" ns41:value-type="float" table:style-name="ce45" office:value-type="float" office:value="1">
            <text:p>1</text:p>
          </table:table-cell>
          <table:table-cell table:formula="of:=[.C167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Stoffenverv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168]+[.AT168]+[.AP168]+[.AL168]+[.AH168]+[.AD168]+[.Z168]+[.V168]+[.R168]+[.N168]" ns41:value-type="float" table:style-name="ce45" office:value-type="float" office:value="9">
            <text:p>9</text:p>
          </table:table-cell>
          <table:table-cell table:formula="of:=[.AY168]+[.AU168]+[.AQ168]+[.AM168]+[.AI168]+[.AE168]+[.AA168]+[.W168]+[.S168]+[.O168]+[.L168]+[.J168]+[.H168]+[.F168]" ns41:value-type="float" table:style-name="ce45" office:value-type="float" office:value="1">
            <text:p>1</text:p>
          </table:table-cell>
          <table:table-cell table:formula="of:=[.AZ168]+[.AV168]+[.AR168]+[.AN168]+[.AJ168]+[.AF168]+[.AB168]+[.X168]+[.T168]+[.P168]" ns41:value-type="float" table:style-name="ce45" office:value-type="float" office:value="0">
            <text:p/>
          </table:table-cell>
          <table:table-cell table:formula="of:=[.BA168]+[.AW168]+[.AS168]+[.AO168]+[.AK168]+[.AG168]+[.AC168]+[.Y168]+[.U168]+[.Q168]+[.M168]+[.K168]+[.I168]+[.G168]" ns41:value-type="float" table:style-name="ce45" office:value-type="float" office:value="0">
            <text:p/>
          </table:table-cell>
          <table:table-cell table:formula="of:=[.BB168]+[.BD168]" ns41:value-type="float" table:style-name="ce45" office:value-type="float" office:value="9">
            <text:p>9</text:p>
          </table:table-cell>
          <table:table-cell table:formula="of:=[.BC168]+[.BE168]" ns41:value-type="float" table:style-name="ce45" office:value-type="float" office:value="1">
            <text:p>1</text:p>
          </table:table-cell>
          <table:table-cell table:formula="of:=[.C168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table:formula="of:=[.AX169]+[.AT169]+[.AP169]+[.AL169]+[.AH169]+[.AD169]+[.Z169]+[.V169]+[.R169]+[.N169]" ns41:value-type="float" table:style-name="ce45" office:value-type="float" office:value="0">
            <text:p/>
          </table:table-cell>
          <table:table-cell table:formula="of:=[.AY169]+[.AU169]+[.AQ169]+[.AM169]+[.AI169]+[.AE169]+[.AA169]+[.W169]+[.S169]+[.O169]+[.L169]+[.J169]+[.H169]+[.F169]" ns41:value-type="float" table:style-name="ce45" office:value-type="float" office:value="3">
            <text:p>3</text:p>
          </table:table-cell>
          <table:table-cell table:formula="of:=[.AZ169]+[.AV169]+[.AR169]+[.AN169]+[.AJ169]+[.AF169]+[.AB169]+[.X169]+[.T169]+[.P169]" ns41:value-type="float" table:style-name="ce45" office:value-type="float" office:value="0">
            <text:p/>
          </table:table-cell>
          <table:table-cell table:formula="of:=[.BA169]+[.AW169]+[.AS169]+[.AO169]+[.AK169]+[.AG169]+[.AC169]+[.Y169]+[.U169]+[.Q169]+[.M169]+[.K169]+[.I169]+[.G169]" ns41:value-type="float" table:style-name="ce45" office:value-type="float" office:value="0">
            <text:p/>
          </table:table-cell>
          <table:table-cell table:formula="of:=[.BB169]+[.BD169]" ns41:value-type="float" table:style-name="ce45" office:value-type="float" office:value="0">
            <text:p/>
          </table:table-cell>
          <table:table-cell table:formula="of:=[.BC169]+[.BE169]" ns41:value-type="float" table:style-name="ce45" office:value-type="float" office:value="3">
            <text:p>3</text:p>
          </table:table-cell>
          <table:table-cell table:formula="of:=[.C169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Waschlieden</text:p>
          </table:table-cell>
          <table:table-cell ns41:value-type="string" office:value-type="string">
            <text:p>A</text:p>
          </table:table-cell>
          <table:table-cell table:number-columns-repeated="23"/>
          <table:table-cell ns41:value-type="float" office:value="1" office:value-type="float">
            <office:annotation draw:style-name="gr1" svg:height="2.032cm" draw:caption-point-y="0.284cm" svg:width="3.547cm" svg:x="30.933cm" draw:caption-point-x="-0.141cm" svg:y="97.32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9"/>
          <table:table-cell table:formula="of:=[.AX170]+[.AT170]+[.AP170]+[.AL170]+[.AH170]+[.AD170]+[.Z170]+[.V170]+[.R170]+[.N170]" ns41:value-type="float" table:style-name="ce45" office:value-type="float" office:value="0">
            <text:p/>
          </table:table-cell>
          <table:table-cell table:formula="of:=[.AY170]+[.AU170]+[.AQ170]+[.AM170]+[.AI170]+[.AE170]+[.AA170]+[.W170]+[.S170]+[.O170]+[.L170]+[.J170]+[.H170]+[.F170]" ns41:value-type="float" table:style-name="ce45" office:value-type="float" office:value="0">
            <text:p/>
          </table:table-cell>
          <table:table-cell table:formula="of:=[.AZ170]+[.AV170]+[.AR170]+[.AN170]+[.AJ170]+[.AF170]+[.AB170]+[.X170]+[.T170]+[.P170]" ns41:value-type="float" table:style-name="ce45" office:value-type="float" office:value="2">
            <text:p>2</text:p>
          </table:table-cell>
          <table:table-cell table:formula="of:=[.BA170]+[.AW170]+[.AS170]+[.AO170]+[.AK170]+[.AG170]+[.AC170]+[.Y170]+[.U170]+[.Q170]+[.M170]+[.K170]+[.I170]+[.G170]" ns41:value-type="float" table:style-name="ce45" office:value-type="float" office:value="1">
            <text:p>1</text:p>
          </table:table-cell>
          <table:table-cell table:formula="of:=[.BB170]+[.BD170]" ns41:value-type="float" table:style-name="ce45" office:value-type="float" office:value="2">
            <text:p>2</text:p>
          </table:table-cell>
          <table:table-cell table:formula="of:=[.BC170]+[.BE170]" ns41:value-type="float" table:style-name="ce45" office:value-type="float" office:value="1">
            <text:p>1</text:p>
          </table:table-cell>
          <table:table-cell table:formula="of:=[.C170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0"/>
          <table:table-cell table:formula="of:=[.AX171]+[.AT171]+[.AP171]+[.AL171]+[.AH171]+[.AD171]+[.Z171]+[.V171]+[.R171]+[.N171]" ns41:value-type="float" table:style-name="ce45" office:value-type="float" office:value="0">
            <text:p/>
          </table:table-cell>
          <table:table-cell table:formula="of:=[.AY171]+[.AU171]+[.AQ171]+[.AM171]+[.AI171]+[.AE171]+[.AA171]+[.W171]+[.S171]+[.O171]+[.L171]+[.J171]+[.H171]+[.F171]" ns41:value-type="float" table:style-name="ce45" office:value-type="float" office:value="1">
            <text:p>1</text:p>
          </table:table-cell>
          <table:table-cell table:formula="of:=[.AZ171]+[.AV171]+[.AR171]+[.AN171]+[.AJ171]+[.AF171]+[.AB171]+[.X171]+[.T171]+[.P171]" ns41:value-type="float" table:style-name="ce45" office:value-type="float" office:value="0">
            <text:p/>
          </table:table-cell>
          <table:table-cell table:formula="of:=[.BA171]+[.AW171]+[.AS171]+[.AO171]+[.AK171]+[.AG171]+[.AC171]+[.Y171]+[.U171]+[.Q171]+[.M171]+[.K171]+[.I171]+[.G171]" ns41:value-type="float" table:style-name="ce45" office:value-type="float" office:value="0">
            <text:p/>
          </table:table-cell>
          <table:table-cell table:formula="of:=[.BB171]+[.BD171]" ns41:value-type="float" table:style-name="ce45" office:value-type="float" office:value="0">
            <text:p/>
          </table:table-cell>
          <table:table-cell table:formula="of:=[.BC171]+[.BE171]" ns41:value-type="float" table:style-name="ce45" office:value-type="float" office:value="1">
            <text:p>1</text:p>
          </table:table-cell>
          <table:table-cell table:formula="of:=[.C171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72]+[.AT172]+[.AP172]+[.AL172]+[.AH172]+[.AD172]+[.Z172]+[.V172]+[.R172]+[.N172]" ns41:value-type="float" table:style-name="ce45" office:value-type="float" office:value="0">
            <text:p/>
          </table:table-cell>
          <table:table-cell table:formula="of:=[.AY172]+[.AU172]+[.AQ172]+[.AM172]+[.AI172]+[.AE172]+[.AA172]+[.W172]+[.S172]+[.O172]+[.L172]+[.J172]+[.H172]+[.F172]" ns41:value-type="float" table:style-name="ce45" office:value-type="float" office:value="0">
            <text:p/>
          </table:table-cell>
          <table:table-cell table:formula="of:=[.AZ172]+[.AV172]+[.AR172]+[.AN172]+[.AJ172]+[.AF172]+[.AB172]+[.X172]+[.T172]+[.P172]" ns41:value-type="float" table:style-name="ce45" office:value-type="float" office:value="0">
            <text:p/>
          </table:table-cell>
          <table:table-cell table:formula="of:=[.BA172]+[.AW172]+[.AS172]+[.AO172]+[.AK172]+[.AG172]+[.AC172]+[.Y172]+[.U172]+[.Q172]+[.M172]+[.K172]+[.I172]+[.G172]" ns41:value-type="float" table:style-name="ce45" office:value-type="float" office:value="0">
            <text:p/>
          </table:table-cell>
          <table:table-cell table:formula="of:=[.BB172]+[.BD172]" ns41:value-type="float" table:style-name="ce45" office:value-type="float" office:value="0">
            <text:p/>
          </table:table-cell>
          <table:table-cell table:formula="of:=[.BC172]+[.BE172]" ns41:value-type="float" table:style-name="ce45" office:value-type="float" office:value="0">
            <text:p/>
          </table:table-cell>
          <table:table-cell table:formula="of:=[.C17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</text:p>
          </table:table-cell>
          <table:table-cell ns41:value-type="string" office:value-type="string">
            <text:p>A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ns41:value-type="float" office:value="133" office:value-type="float">
            <text:p>133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6" office:value-type="float">
            <text:p>6</text:p>
          </table:table-cell>
          <table:table-cell ns41:value-type="float" office:value="57" office:value-type="float">
            <text:p>57</text:p>
          </table:table-cell>
          <table:table-cell ns41:value-type="float" office:value="59" office:value-type="float">
            <text:p>59</text:p>
          </table:table-cell>
          <table:table-cell ns41:value-type="float" office:value="28" office:value-type="float">
            <text:p>28</text:p>
          </table:table-cell>
          <table:table-cell ns41:value-type="float" office:value="44" office:value-type="float">
            <text:p>44</text:p>
          </table:table-cell>
          <table:table-cell ns41:value-type="float" office:value="175" office:value-type="float">
            <office:annotation draw:style-name="gr1" svg:height="2.032cm" draw:caption-point-y="0.284cm" svg:width="3.547cm" svg:x="30.933cm" draw:caption-point-x="-0.141cm" svg:y="98.72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75</text:p>
          </table:table-cell>
          <table:table-cell ns41:value-type="float" office:value="144" office:value-type="float">
            <office:annotation draw:style-name="gr1" svg:height="2.032cm" draw:caption-point-y="0.284cm" svg:width="3.547cm" svg:x="31.847cm" draw:caption-point-x="-0.141cm" svg:y="98.72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4</text:p>
          </table:table-cell>
          <table:table-cell ns41:value-type="float" table:style-name="ce6" office:value="21" office:value-type="float">
            <text:p>21</text:p>
          </table:table-cell>
          <table:table-cell ns41:value-type="float" table:style-name="ce6" office:value="72" office:value-type="float">
            <text:p>72</text:p>
          </table:table-cell>
          <table:table-cell ns41:value-type="float" table:style-name="ce6" office:value="74" office:value-type="float">
            <text:p>74</text:p>
          </table:table-cell>
          <table:table-cell ns41:value-type="float" table:style-name="ce6" office:value="80" office:value-type="float">
            <text:p>80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52" office:value-type="float">
            <text:p>52</text:p>
          </table:table-cell>
          <table:table-cell ns41:value-type="float" office:value="31" table:style-name="ce6" table:number-columns-repeated="2" office:value-type="float">
            <text:p>31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table:number-columns-repeated="4"/>
          <table:table-cell table:formula="of:=[.AX173]+[.AT173]+[.AP173]+[.AL173]+[.AH173]+[.AD173]+[.Z173]+[.V173]+[.R173]+[.N173]" ns41:value-type="float" table:style-name="ce45" office:value-type="float" office:value="327">
            <text:p>327</text:p>
          </table:table-cell>
          <table:table-cell table:formula="of:=[.AY173]+[.AU173]+[.AQ173]+[.AM173]+[.AI173]+[.AE173]+[.AA173]+[.W173]+[.S173]+[.O173]+[.L173]+[.J173]+[.H173]+[.F173]" ns41:value-type="float" table:style-name="ce45" office:value-type="float" office:value="71">
            <text:p>71</text:p>
          </table:table-cell>
          <table:table-cell table:formula="of:=[.AZ173]+[.AV173]+[.AR173]+[.AN173]+[.AJ173]+[.AF173]+[.AB173]+[.X173]+[.T173]+[.P173]" ns41:value-type="float" table:style-name="ce45" office:value-type="float" office:value="221">
            <text:p>221</text:p>
          </table:table-cell>
          <table:table-cell table:formula="of:=[.BA173]+[.AW173]+[.AS173]+[.AO173]+[.AK173]+[.AG173]+[.AC173]+[.Y173]+[.U173]+[.Q173]+[.M173]+[.K173]+[.I173]+[.G173]" ns41:value-type="float" table:style-name="ce45" office:value-type="float" office:value="509">
            <text:p>509</text:p>
          </table:table-cell>
          <table:table-cell table:formula="of:=[.BB173]+[.BD173]" ns41:value-type="float" table:style-name="ce45" office:value-type="float" office:value="548">
            <text:p>548</text:p>
          </table:table-cell>
          <table:table-cell table:formula="of:=[.BC173]+[.BE173]" ns41:value-type="float" table:style-name="ce45" office:value-type="float" office:value="580">
            <text:p>580</text:p>
          </table:table-cell>
          <table:table-cell table:formula="of:=[.C17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table:formula="of:=[.AX174]+[.AT174]+[.AP174]+[.AL174]+[.AH174]+[.AD174]+[.Z174]+[.V174]+[.R174]+[.N174]" ns41:value-type="float" table:style-name="ce45" office:value-type="float" office:value="0">
            <text:p/>
          </table:table-cell>
          <table:table-cell table:formula="of:=[.AY174]+[.AU174]+[.AQ174]+[.AM174]+[.AI174]+[.AE174]+[.AA174]+[.W174]+[.S174]+[.O174]+[.L174]+[.J174]+[.H174]+[.F174]" ns41:value-type="float" table:style-name="ce45" office:value-type="float" office:value="10">
            <text:p>10</text:p>
          </table:table-cell>
          <table:table-cell table:formula="of:=[.AZ174]+[.AV174]+[.AR174]+[.AN174]+[.AJ174]+[.AF174]+[.AB174]+[.X174]+[.T174]+[.P174]" ns41:value-type="float" table:style-name="ce45" office:value-type="float" office:value="0">
            <text:p/>
          </table:table-cell>
          <table:table-cell table:formula="of:=[.BA174]+[.AW174]+[.AS174]+[.AO174]+[.AK174]+[.AG174]+[.AC174]+[.Y174]+[.U174]+[.Q174]+[.M174]+[.K174]+[.I174]+[.G174]" ns41:value-type="float" table:style-name="ce45" office:value-type="float" office:value="0">
            <text:p/>
          </table:table-cell>
          <table:table-cell table:formula="of:=[.BB174]+[.BD174]" ns41:value-type="float" table:style-name="ce45" office:value-type="float" office:value="0">
            <text:p/>
          </table:table-cell>
          <table:table-cell table:formula="of:=[.BC174]+[.BE174]" ns41:value-type="float" table:style-name="ce45" office:value-type="float" office:value="10">
            <text:p>10</text:p>
          </table:table-cell>
          <table:table-cell table:formula="of:=[.C17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"/>
          <table:table-cell ns41:value-type="string" table:style-name="ce27" office:value-type="string">
            <text:p>Totaal voor VI</text:p>
          </table:table-cell>
          <table:table-cell ns41:value-type="string" table:style-name="ce15" office:value-type="string">
            <text:p>C</text:p>
          </table:table-cell>
          <table:table-cell table:style-name="ce15" table:number-columns-repeated="19"/>
          <table:table-cell ns41:value-type="float" table:style-name="ce15" office:value="2" office:value-type="float">
            <text:p>2</text:p>
          </table:table-cell>
          <table:table-cell table:style-name="ce15" table:number-columns-repeated="28"/>
          <table:table-cell table:formula="of:=[.AX175]+[.AT175]+[.AP175]+[.AL175]+[.AH175]+[.AD175]+[.Z175]+[.V175]+[.R175]+[.N175]" ns41:value-type="float" table:style-name="ce45" office:value-type="float" office:value="0">
            <text:p/>
          </table:table-cell>
          <table:table-cell table:formula="of:=[.AY175]+[.AU175]+[.AQ175]+[.AM175]+[.AI175]+[.AE175]+[.AA175]+[.W175]+[.S175]+[.O175]+[.L175]+[.J175]+[.H175]+[.F175]" ns41:value-type="float" table:style-name="ce45" office:value-type="float" office:value="0">
            <text:p/>
          </table:table-cell>
          <table:table-cell table:formula="of:=[.AZ175]+[.AV175]+[.AR175]+[.AN175]+[.AJ175]+[.AF175]+[.AB175]+[.X175]+[.T175]+[.P175]" ns41:value-type="float" table:style-name="ce45" office:value-type="float" office:value="0">
            <text:p/>
          </table:table-cell>
          <table:table-cell table:formula="of:=[.BA175]+[.AW175]+[.AS175]+[.AO175]+[.AK175]+[.AG175]+[.AC175]+[.Y175]+[.U175]+[.Q175]+[.M175]+[.K175]+[.I175]+[.G175]" ns41:value-type="float" table:style-name="ce45" office:value-type="float" office:value="2">
            <text:p>2</text:p>
          </table:table-cell>
          <table:table-cell table:formula="of:=[.BB175]+[.BD175]" ns41:value-type="float" table:style-name="ce45" office:value-type="float" office:value="0">
            <text:p/>
          </table:table-cell>
          <table:table-cell table:formula="of:=[.BC175]+[.BE175]" ns41:value-type="float" table:style-name="ce45" office:value-type="float" office:value="2">
            <text:p>2</text:p>
          </table:table-cell>
          <table:table-cell table:formula="of:=[.C1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</text:p>
          </table:table-cell>
          <table:table-cell ns41:value-type="string" office:value-type="string">
            <text:p>D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25" office:value-type="float">
            <text:p>25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34" office:value-type="float">
            <text:p>34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81" office:value-type="float">
            <text:p>81</text:p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/>
          <table:table-cell ns41:value-type="float" table:style-name="ce15" office:value="24" office:value-type="float">
            <text:p>24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6" office:value-type="float">
            <text:p>36</text:p>
          </table:table-cell>
          <table:table-cell ns41:value-type="float" office:value="3" office:value-type="float">
            <text:p>3</text:p>
          </table:table-cell>
          <table:table-cell ns41:value-type="float" office:value="14" office:value-type="float">
            <office:annotation draw:style-name="gr1" svg:height="2.032cm" draw:caption-point-y="0.284cm" svg:width="3.547cm" svg:x="30.933cm" draw:caption-point-x="-0.141cm" svg:y="100.11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</text:p>
          </table:table-cell>
          <table:table-cell ns41:value-type="float" office:value="1" office:value-type="float">
            <text:p>1</text:p>
          </table:table-cell>
          <table:table-cell ns41:value-type="float" table:style-name="ce6" office:value="12" office:value-type="float">
            <text:p>12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2" office:value-type="float">
            <text:p>12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table:formula="of:=[.AX176]+[.AT176]+[.AP176]+[.AL176]+[.AH176]+[.AD176]+[.Z176]+[.V176]+[.R176]+[.N176]" ns41:value-type="float" table:style-name="ce45" office:value-type="float" office:value="2">
            <text:p>2</text:p>
          </table:table-cell>
          <table:table-cell table:formula="of:=[.AY176]+[.AU176]+[.AQ176]+[.AM176]+[.AI176]+[.AE176]+[.AA176]+[.W176]+[.S176]+[.O176]+[.L176]+[.J176]+[.H176]+[.F176]" ns41:value-type="float" table:style-name="ce45" office:value-type="float" office:value="224">
            <text:p>224</text:p>
          </table:table-cell>
          <table:table-cell table:formula="of:=[.AZ176]+[.AV176]+[.AR176]+[.AN176]+[.AJ176]+[.AF176]+[.AB176]+[.X176]+[.T176]+[.P176]" ns41:value-type="float" table:style-name="ce45" office:value-type="float" office:value="12">
            <text:p>12</text:p>
          </table:table-cell>
          <table:table-cell table:formula="of:=[.BA176]+[.AW176]+[.AS176]+[.AO176]+[.AK176]+[.AG176]+[.AC176]+[.Y176]+[.U176]+[.Q176]+[.M176]+[.K176]+[.I176]+[.G176]" ns41:value-type="float" table:style-name="ce45" office:value-type="float" office:value="62">
            <text:p>62</text:p>
          </table:table-cell>
          <table:table-cell table:formula="of:=[.BB176]+[.BD176]" ns41:value-type="float" table:style-name="ce45" office:value-type="float" office:value="14">
            <text:p>14</text:p>
          </table:table-cell>
          <table:table-cell table:formula="of:=[.BC176]+[.BE176]" ns41:value-type="float" table:style-name="ce45" office:value-type="float" office:value="286">
            <text:p>286</text:p>
          </table:table-cell>
          <table:table-cell table:formula="of:=[.C17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VI</text:p>
          </table:table-cell>
          <table:table-cell table:style-name="ce16"/>
          <table:table-cell table:formula="of:=[.F173]+[.F174]+[.F175]+[.F176]" ns41:value-type="float" table:style-name="ce16" office:value-type="float" office:value="1">
            <text:p>1</text:p>
          </table:table-cell>
          <table:table-cell table:formula="of:=[.G173]+[.G174]+[.G175]+[.G176]" ns41:value-type="float" table:style-name="ce16" office:value-type="float" office:value="0">
            <text:p>0</text:p>
          </table:table-cell>
          <table:table-cell table:formula="of:=[.H173]+[.H174]+[.H175]+[.H176]" ns41:value-type="float" table:style-name="ce16" office:value-type="float" office:value="1">
            <text:p>1</text:p>
          </table:table-cell>
          <table:table-cell table:formula="of:=[.I173]+[.I174]+[.I175]+[.I176]" ns41:value-type="float" table:style-name="ce16" office:value-type="float" office:value="2">
            <text:p>2</text:p>
          </table:table-cell>
          <table:table-cell table:formula="of:=[.J173]+[.J174]+[.J175]+[.J176]" ns41:value-type="float" table:style-name="ce16" office:value-type="float" office:value="9">
            <text:p>9</text:p>
          </table:table-cell>
          <table:table-cell table:formula="of:=[.K173]+[.K174]+[.K175]+[.K176]" ns41:value-type="float" table:style-name="ce16" office:value-type="float" office:value="1">
            <text:p>1</text:p>
          </table:table-cell>
          <table:table-cell table:formula="of:=[.L173]+[.L174]+[.L175]+[.L176]" ns41:value-type="float" table:style-name="ce16" office:value-type="float" office:value="27">
            <text:p>27</text:p>
          </table:table-cell>
          <table:table-cell table:formula="of:=[.M173]+[.M174]+[.M175]+[.M176]" ns41:value-type="float" table:style-name="ce16" office:value-type="float" office:value="10">
            <text:p>10</text:p>
          </table:table-cell>
          <table:table-cell table:formula="of:=[.N173]+[.N174]+[.N175]+[.N176]" ns41:value-type="float" table:style-name="ce16" office:value-type="float" office:value="0">
            <text:p>0</text:p>
          </table:table-cell>
          <table:table-cell table:formula="of:=[.O173]+[.O174]+[.O175]+[.O176]" ns41:value-type="float" table:style-name="ce16" office:value-type="float" office:value="36">
            <text:p>36</text:p>
          </table:table-cell>
          <table:table-cell table:formula="of:=[.P173]+[.P174]+[.P175]+[.P176]" ns41:value-type="float" table:style-name="ce16" office:value-type="float" office:value="0">
            <text:p>0</text:p>
          </table:table-cell>
          <table:table-cell table:formula="of:=[.Q173]+[.Q174]+[.Q175]+[.Q176]" ns41:value-type="float" table:style-name="ce16" office:value-type="float" office:value="27">
            <text:p>27</text:p>
          </table:table-cell>
          <table:table-cell table:formula="of:=[.R173]+[.R174]+[.R175]+[.R176]" ns41:value-type="float" table:style-name="ce16" office:value-type="float" office:value="4">
            <text:p>4</text:p>
          </table:table-cell>
          <table:table-cell table:formula="of:=[.S173]+[.S174]+[.S175]+[.S176]" ns41:value-type="float" table:style-name="ce16" office:value-type="float" office:value="90">
            <text:p>90</text:p>
          </table:table-cell>
          <table:table-cell table:formula="of:=[.T173]+[.T174]+[.T175]+[.T176]" ns41:value-type="float" table:style-name="ce16" office:value-type="float" office:value="9">
            <text:p>9</text:p>
          </table:table-cell>
          <table:table-cell table:formula="of:=[.U173]+[.U174]+[.U175]+[.U176]" ns41:value-type="float" table:style-name="ce16" office:value-type="float" office:value="150">
            <text:p>150</text:p>
          </table:table-cell>
          <table:table-cell table:formula="of:=[.V173]+[.V174]+[.V175]+[.V176]" ns41:value-type="float" table:style-name="ce16" office:value-type="float" office:value="4">
            <text:p>4</text:p>
          </table:table-cell>
          <table:table-cell table:formula="of:=[.W173]+[.W174]+[.W175]+[.W176]" ns41:value-type="float" table:style-name="ce16" office:value-type="float" office:value="32">
            <text:p>32</text:p>
          </table:table-cell>
          <table:table-cell table:formula="of:=[.X173]+[.X174]+[.X175]+[.X176]" ns41:value-type="float" table:style-name="ce16" office:value-type="float" office:value="6">
            <text:p>6</text:p>
          </table:table-cell>
          <table:table-cell table:formula="of:=[.Y173]+[.Y174]+[.Y175]+[.Y176]" ns41:value-type="float" table:style-name="ce16" office:value-type="float" office:value="64">
            <text:p>64</text:p>
          </table:table-cell>
          <table:table-cell table:formula="of:=[.Z173]+[.Z174]+[.Z175]+[.Z176]" ns41:value-type="float" table:style-name="ce16" office:value-type="float" office:value="60">
            <text:p>60</text:p>
          </table:table-cell>
          <table:table-cell table:formula="of:=[.AA173]+[.AA174]+[.AA175]+[.AA176]" ns41:value-type="float" table:style-name="ce16" office:value-type="float" office:value="69">
            <text:p>69</text:p>
          </table:table-cell>
          <table:table-cell table:formula="of:=[.AB173]+[.AB174]+[.AB175]+[.AB176]" ns41:value-type="float" table:style-name="ce16" office:value-type="float" office:value="47">
            <text:p>47</text:p>
          </table:table-cell>
          <table:table-cell table:formula="of:=[.AC173]+[.AC174]+[.AC175]+[.AC176]" ns41:value-type="float" table:style-name="ce16" office:value-type="float" office:value="189">
            <text:p>189</text:p>
          </table:table-cell>
          <table:table-cell table:formula="of:=[.AD173]+[.AD174]+[.AD175]+[.AD176]" ns41:value-type="float" table:style-name="ce16" office:value-type="float" office:value="145">
            <text:p>145</text:p>
          </table:table-cell>
          <table:table-cell table:formula="of:=[.AE173]+[.AE174]+[.AE175]+[.AE176]" ns41:value-type="float" table:style-name="ce16" office:value-type="float" office:value="34">
            <text:p>34</text:p>
          </table:table-cell>
          <table:table-cell table:formula="of:=[.AF173]+[.AF174]+[.AF175]+[.AF176]" ns41:value-type="float" table:style-name="ce16" office:value-type="float" office:value="75">
            <text:p>75</text:p>
          </table:table-cell>
          <table:table-cell table:formula="of:=[.AG173]+[.AG174]+[.AG175]+[.AG176]" ns41:value-type="float" table:style-name="ce16" office:value-type="float" office:value="86">
            <text:p>86</text:p>
          </table:table-cell>
          <table:table-cell table:formula="of:=[.AH173]+[.AH174]+[.AH175]+[.AH176]" ns41:value-type="float" table:style-name="ce16" office:value-type="float" office:value="80">
            <text:p>80</text:p>
          </table:table-cell>
          <table:table-cell table:formula="of:=[.AI173]+[.AI174]+[.AI175]+[.AI176]" ns41:value-type="float" table:style-name="ce16" office:value-type="float" office:value="6">
            <text:p>6</text:p>
          </table:table-cell>
          <table:table-cell table:formula="of:=[.AJ173]+[.AJ174]+[.AJ175]+[.AJ176]" ns41:value-type="float" table:style-name="ce16" office:value-type="float" office:value="53">
            <text:p>53</text:p>
          </table:table-cell>
          <table:table-cell table:formula="of:=[.AK173]+[.AK174]+[.AK175]+[.AK176]" ns41:value-type="float" table:style-name="ce16" office:value-type="float" office:value="32">
            <text:p>32</text:p>
          </table:table-cell>
          <table:table-cell table:formula="of:=[.AL173]+[.AL174]+[.AL175]+[.AL176]" ns41:value-type="float" table:style-name="ce16" office:value-type="float" office:value="31">
            <text:p>31</text:p>
          </table:table-cell>
          <table:table-cell table:formula="of:=[.AM173]+[.AM174]+[.AM175]+[.AM176]" ns41:value-type="float" table:style-name="ce16" office:value-type="float" office:value="0">
            <text:p>0</text:p>
          </table:table-cell>
          <table:table-cell table:formula="of:=[.AN173]+[.AN174]+[.AN175]+[.AN176]" ns41:value-type="float" table:style-name="ce16" office:value-type="float" office:value="15">
            <text:p>15</text:p>
          </table:table-cell>
          <table:table-cell table:formula="of:=[.AO173]+[.AO174]+[.AO175]+[.AO176]" ns41:value-type="float" table:style-name="ce16" office:value-type="float" office:value="6">
            <text:p>6</text:p>
          </table:table-cell>
          <table:table-cell table:formula="of:=[.AP173]+[.AP174]+[.AP175]+[.AP176]" ns41:value-type="float" table:style-name="ce16" office:value-type="float" office:value="2">
            <text:p>2</text:p>
          </table:table-cell>
          <table:table-cell table:formula="of:=[.AQ173]+[.AQ174]+[.AQ175]+[.AQ176]" ns41:value-type="float" table:style-name="ce16" office:value-type="float" office:value="0">
            <text:p>0</text:p>
          </table:table-cell>
          <table:table-cell table:formula="of:=[.AR173]+[.AR174]+[.AR175]+[.AR176]" ns41:value-type="float" table:style-name="ce16" office:value-type="float" office:value="13">
            <text:p>13</text:p>
          </table:table-cell>
          <table:table-cell table:formula="of:=[.AS173]+[.AS174]+[.AS175]+[.AS176]" ns41:value-type="float" table:style-name="ce16" office:value-type="float" office:value="4">
            <text:p>4</text:p>
          </table:table-cell>
          <table:table-cell table:formula="of:=[.AT173]+[.AT174]+[.AT175]+[.AT176]" ns41:value-type="float" table:style-name="ce16" office:value-type="float" office:value="3">
            <text:p>3</text:p>
          </table:table-cell>
          <table:table-cell table:formula="of:=[.AU173]+[.AU174]+[.AU175]+[.AU176]" ns41:value-type="float" table:style-name="ce16" office:value-type="float" office:value="0">
            <text:p>0</text:p>
          </table:table-cell>
          <table:table-cell table:formula="of:=[.AV173]+[.AV174]+[.AV175]+[.AV176]" ns41:value-type="float" table:style-name="ce16" office:value-type="float" office:value="15">
            <text:p>15</text:p>
          </table:table-cell>
          <table:table-cell table:formula="of:=[.AW173]+[.AW174]+[.AW175]+[.AW176]" ns41:value-type="float" table:style-name="ce16" office:value-type="float" office:value="2">
            <text:p>2</text:p>
          </table:table-cell>
          <table:table-cell table:formula="of:=[.AX173]+[.AX174]+[.AX175]+[.AX176]" ns41:value-type="float" table:style-name="ce16" office:value-type="float" office:value="0">
            <text:p>0</text:p>
          </table:table-cell>
          <table:table-cell table:formula="of:=[.AY173]+[.AY174]+[.AY175]+[.AY176]" ns41:value-type="float" table:style-name="ce16" office:value-type="float" office:value="0">
            <text:p>0</text:p>
          </table:table-cell>
          <table:table-cell table:formula="of:=[.AZ173]+[.AZ174]+[.AZ175]+[.AZ176]" ns41:value-type="float" table:style-name="ce16" office:value-type="float" office:value="0">
            <text:p>0</text:p>
          </table:table-cell>
          <table:table-cell table:formula="of:=[.BA173]+[.BA174]+[.BA175]+[.BA176]" ns41:value-type="float" table:style-name="ce16" office:value-type="float" office:value="0">
            <text:p>0</text:p>
          </table:table-cell>
          <table:table-cell table:formula="of:=[.AX177]+[.AT177]+[.AP177]+[.AL177]+[.AH177]+[.AD177]+[.Z177]+[.V177]+[.R177]+[.N177]" ns41:value-type="float" table:style-name="ce46" office:value-type="float" office:value="329">
            <text:p>329</text:p>
          </table:table-cell>
          <table:table-cell table:formula="of:=[.AY177]+[.AU177]+[.AQ177]+[.AM177]+[.AI177]+[.AE177]+[.AA177]+[.W177]+[.S177]+[.O177]+[.L177]+[.J177]+[.H177]+[.F177]" ns41:value-type="float" table:style-name="ce46" office:value-type="float" office:value="305">
            <text:p>305</text:p>
          </table:table-cell>
          <table:table-cell table:formula="of:=[.AZ177]+[.AV177]+[.AR177]+[.AN177]+[.AJ177]+[.AF177]+[.AB177]+[.X177]+[.T177]+[.P177]" ns41:value-type="float" table:style-name="ce46" office:value-type="float" office:value="233">
            <text:p>233</text:p>
          </table:table-cell>
          <table:table-cell table:formula="of:=[.BA177]+[.AW177]+[.AS177]+[.AO177]+[.AK177]+[.AG177]+[.AC177]+[.Y177]+[.U177]+[.Q177]+[.M177]+[.K177]+[.I177]+[.G177]" ns41:value-type="float" table:style-name="ce46" office:value-type="float" office:value="573">
            <text:p>573</text:p>
          </table:table-cell>
          <table:table-cell table:formula="of:=[.BB177]+[.BD177]" ns41:value-type="float" table:style-name="ce46" office:value-type="float" office:value="562">
            <text:p>562</text:p>
          </table:table-cell>
          <table:table-cell table:formula="of:=[.BC177]+[.BE177]" ns41:value-type="float" table:style-name="ce46" office:value-type="float" office:value="878">
            <text:p>878</text:p>
          </table:table-cell>
          <table:table-cell table:formula="of:=[.C177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78]+[.AT178]+[.AP178]+[.AL178]+[.AH178]+[.AD178]+[.Z178]+[.V178]+[.R178]+[.N178]" ns41:value-type="float" table:style-name="ce45" office:value-type="float" office:value="0">
            <text:p/>
          </table:table-cell>
          <table:table-cell table:formula="of:=[.AY178]+[.AU178]+[.AQ178]+[.AM178]+[.AI178]+[.AE178]+[.AA178]+[.W178]+[.S178]+[.O178]+[.L178]+[.J178]+[.H178]+[.F178]" ns41:value-type="float" table:style-name="ce45" office:value-type="float" office:value="0">
            <text:p/>
          </table:table-cell>
          <table:table-cell table:formula="of:=[.AZ178]+[.AV178]+[.AR178]+[.AN178]+[.AJ178]+[.AF178]+[.AB178]+[.X178]+[.T178]+[.P178]" ns41:value-type="float" table:style-name="ce45" office:value-type="float" office:value="0">
            <text:p/>
          </table:table-cell>
          <table:table-cell table:formula="of:=[.BA178]+[.AW178]+[.AS178]+[.AO178]+[.AK178]+[.AG178]+[.AC178]+[.Y178]+[.U178]+[.Q178]+[.M178]+[.K178]+[.I178]+[.G178]" ns41:value-type="float" table:style-name="ce45" office:value-type="float" office:value="0">
            <text:p/>
          </table:table-cell>
          <table:table-cell table:formula="of:=[.BB178]+[.BD178]" ns41:value-type="float" table:style-name="ce45" office:value-type="float" office:value="0">
            <text:p/>
          </table:table-cell>
          <table:table-cell table:formula="of:=[.BC178]+[.BE178]" ns41:value-type="float" table:style-name="ce45" office:value-type="float" office:value="0">
            <text:p/>
          </table:table-cell>
          <table:table-cell table:formula="of:=[.C17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VIII</text:p>
          </table:table-cell>
          <table:table-cell table:number-columns-repeated="2"/>
          <table:table-cell ns41:value-type="string" table:style-name="ce24" office:value-type="string">
            <text:p>Leder, wasdoek, caoutchout, enz.</text:p>
          </table:table-cell>
          <table:table-cell table:number-columns-repeated="49"/>
          <table:table-cell table:formula="of:=[.AX179]+[.AT179]+[.AP179]+[.AL179]+[.AH179]+[.AD179]+[.Z179]+[.V179]+[.R179]+[.N179]" ns41:value-type="float" table:style-name="ce45" office:value-type="float" office:value="0">
            <text:p/>
          </table:table-cell>
          <table:table-cell table:formula="of:=[.AY179]+[.AU179]+[.AQ179]+[.AM179]+[.AI179]+[.AE179]+[.AA179]+[.W179]+[.S179]+[.O179]+[.L179]+[.J179]+[.H179]+[.F179]" ns41:value-type="float" table:style-name="ce45" office:value-type="float" office:value="0">
            <text:p/>
          </table:table-cell>
          <table:table-cell table:formula="of:=[.AZ179]+[.AV179]+[.AR179]+[.AN179]+[.AJ179]+[.AF179]+[.AB179]+[.X179]+[.T179]+[.P179]" ns41:value-type="float" table:style-name="ce45" office:value-type="float" office:value="0">
            <text:p/>
          </table:table-cell>
          <table:table-cell table:formula="of:=[.BA179]+[.AW179]+[.AS179]+[.AO179]+[.AK179]+[.AG179]+[.AC179]+[.Y179]+[.U179]+[.Q179]+[.M179]+[.K179]+[.I179]+[.G179]" ns41:value-type="float" table:style-name="ce45" office:value-type="float" office:value="0">
            <text:p/>
          </table:table-cell>
          <table:table-cell table:formula="of:=[.BB179]+[.BD179]" ns41:value-type="float" table:style-name="ce45" office:value-type="float" office:value="0">
            <text:p/>
          </table:table-cell>
          <table:table-cell table:formula="of:=[.BC179]+[.BE179]" ns41:value-type="float" table:style-name="ce45" office:value-type="float" office:value="0">
            <text:p/>
          </table:table-cell>
          <table:table-cell table:formula="of:=[.C17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Leder.</text:p>
          </table:table-cell>
          <table:table-cell table:number-columns-repeated="49"/>
          <table:table-cell table:formula="of:=[.AX180]+[.AT180]+[.AP180]+[.AL180]+[.AH180]+[.AD180]+[.Z180]+[.V180]+[.R180]+[.N180]" ns41:value-type="float" table:style-name="ce45" office:value-type="float" office:value="0">
            <text:p/>
          </table:table-cell>
          <table:table-cell table:formula="of:=[.AY180]+[.AU180]+[.AQ180]+[.AM180]+[.AI180]+[.AE180]+[.AA180]+[.W180]+[.S180]+[.O180]+[.L180]+[.J180]+[.H180]+[.F180]" ns41:value-type="float" table:style-name="ce45" office:value-type="float" office:value="0">
            <text:p/>
          </table:table-cell>
          <table:table-cell table:formula="of:=[.AZ180]+[.AV180]+[.AR180]+[.AN180]+[.AJ180]+[.AF180]+[.AB180]+[.X180]+[.T180]+[.P180]" ns41:value-type="float" table:style-name="ce45" office:value-type="float" office:value="0">
            <text:p/>
          </table:table-cell>
          <table:table-cell table:formula="of:=[.BA180]+[.AW180]+[.AS180]+[.AO180]+[.AK180]+[.AG180]+[.AC180]+[.Y180]+[.U180]+[.Q180]+[.M180]+[.K180]+[.I180]+[.G180]" ns41:value-type="float" table:style-name="ce45" office:value-type="float" office:value="0">
            <text:p/>
          </table:table-cell>
          <table:table-cell table:formula="of:=[.BB180]+[.BD180]" ns41:value-type="float" table:style-name="ce45" office:value-type="float" office:value="0">
            <text:p/>
          </table:table-cell>
          <table:table-cell table:formula="of:=[.BC180]+[.BE180]" ns41:value-type="float" table:style-name="ce45" office:value-type="float" office:value="0">
            <text:p/>
          </table:table-cell>
          <table:table-cell table:formula="of:=[.C18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Fabricage van schoenen (schoenmakers)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04" office:value-type="float">
            <text:p>104</text:p>
          </table:table-cell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52" office:value-type="float">
            <office:annotation draw:style-name="gr1" svg:height="2.032cm" draw:caption-point-y="0.284cm" svg:width="3.547cm" svg:x="31.847cm" draw:caption-point-x="-0.141cm" svg:y="102.9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52</text:p>
          </table:table-cell>
          <table:table-cell ns41:value-type="float" table:style-name="ce6" office:value="22" office:value-type="float">
            <text:p>22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76" office:value-type="float">
            <text:p>76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5" office:value-type="float">
            <text:p>35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0" office:value-type="float">
            <text:p>30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28" office:value-type="float">
            <text:p>28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5"/>
          <table:table-cell table:formula="of:=[.AX181]+[.AT181]+[.AP181]+[.AL181]+[.AH181]+[.AD181]+[.Z181]+[.V181]+[.R181]+[.N181]" ns41:value-type="float" table:style-name="ce45" office:value-type="float" office:value="334">
            <text:p>334</text:p>
          </table:table-cell>
          <table:table-cell table:formula="of:=[.AY181]+[.AU181]+[.AQ181]+[.AM181]+[.AI181]+[.AE181]+[.AA181]+[.W181]+[.S181]+[.O181]+[.L181]+[.J181]+[.H181]+[.F181]" ns41:value-type="float" table:style-name="ce45" office:value-type="float" office:value="64">
            <text:p>64</text:p>
          </table:table-cell>
          <table:table-cell table:formula="of:=[.AZ181]+[.AV181]+[.AR181]+[.AN181]+[.AJ181]+[.AF181]+[.AB181]+[.X181]+[.T181]+[.P181]" ns41:value-type="float" table:style-name="ce45" office:value-type="float" office:value="15">
            <text:p>15</text:p>
          </table:table-cell>
          <table:table-cell table:formula="of:=[.BA181]+[.AW181]+[.AS181]+[.AO181]+[.AK181]+[.AG181]+[.AC181]+[.Y181]+[.U181]+[.Q181]+[.M181]+[.K181]+[.I181]+[.G181]" ns41:value-type="float" table:style-name="ce45" office:value-type="float" office:value="0">
            <text:p/>
          </table:table-cell>
          <table:table-cell table:formula="of:=[.BB181]+[.BD181]" ns41:value-type="float" table:style-name="ce45" office:value-type="float" office:value="349">
            <text:p>349</text:p>
          </table:table-cell>
          <table:table-cell table:formula="of:=[.BC181]+[.BE181]" ns41:value-type="float" table:style-name="ce45" office:value-type="float" office:value="64">
            <text:p>64</text:p>
          </table:table-cell>
          <table:table-cell table:formula="of:=[.C181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2"/>
          <table:table-cell table:formula="of:=[.AX182]+[.AT182]+[.AP182]+[.AL182]+[.AH182]+[.AD182]+[.Z182]+[.V182]+[.R182]+[.N182]" ns41:value-type="float" table:style-name="ce45" office:value-type="float" office:value="2">
            <text:p>2</text:p>
          </table:table-cell>
          <table:table-cell table:formula="of:=[.AY182]+[.AU182]+[.AQ182]+[.AM182]+[.AI182]+[.AE182]+[.AA182]+[.W182]+[.S182]+[.O182]+[.L182]+[.J182]+[.H182]+[.F182]" ns41:value-type="float" table:style-name="ce45" office:value-type="float" office:value="6">
            <text:p>6</text:p>
          </table:table-cell>
          <table:table-cell table:formula="of:=[.AZ182]+[.AV182]+[.AR182]+[.AN182]+[.AJ182]+[.AF182]+[.AB182]+[.X182]+[.T182]+[.P182]" ns41:value-type="float" table:style-name="ce45" office:value-type="float" office:value="0">
            <text:p/>
          </table:table-cell>
          <table:table-cell table:formula="of:=[.BA182]+[.AW182]+[.AS182]+[.AO182]+[.AK182]+[.AG182]+[.AC182]+[.Y182]+[.U182]+[.Q182]+[.M182]+[.K182]+[.I182]+[.G182]" ns41:value-type="float" table:style-name="ce45" office:value-type="float" office:value="0">
            <text:p/>
          </table:table-cell>
          <table:table-cell table:formula="of:=[.BB182]+[.BD182]" ns41:value-type="float" table:style-name="ce45" office:value-type="float" office:value="2">
            <text:p>2</text:p>
          </table:table-cell>
          <table:table-cell table:formula="of:=[.BC182]+[.BE182]" ns41:value-type="float" table:style-name="ce45" office:value-type="float" office:value="6">
            <text:p>6</text:p>
          </table:table-cell>
          <table:table-cell table:formula="of:=[.C182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table:formula="of:=[.AX183]+[.AT183]+[.AP183]+[.AL183]+[.AH183]+[.AD183]+[.Z183]+[.V183]+[.R183]+[.N183]" ns41:value-type="float" table:style-name="ce45" office:value-type="float" office:value="0">
            <text:p/>
          </table:table-cell>
          <table:table-cell table:formula="of:=[.AY183]+[.AU183]+[.AQ183]+[.AM183]+[.AI183]+[.AE183]+[.AA183]+[.W183]+[.S183]+[.O183]+[.L183]+[.J183]+[.H183]+[.F183]" ns41:value-type="float" table:style-name="ce45" office:value-type="float" office:value="2">
            <text:p>2</text:p>
          </table:table-cell>
          <table:table-cell table:formula="of:=[.AZ183]+[.AV183]+[.AR183]+[.AN183]+[.AJ183]+[.AF183]+[.AB183]+[.X183]+[.T183]+[.P183]" ns41:value-type="float" table:style-name="ce45" office:value-type="float" office:value="0">
            <text:p/>
          </table:table-cell>
          <table:table-cell table:formula="of:=[.BA183]+[.AW183]+[.AS183]+[.AO183]+[.AK183]+[.AG183]+[.AC183]+[.Y183]+[.U183]+[.Q183]+[.M183]+[.K183]+[.I183]+[.G183]" ns41:value-type="float" table:style-name="ce45" office:value-type="float" office:value="0">
            <text:p/>
          </table:table-cell>
          <table:table-cell table:formula="of:=[.BB183]+[.BD183]" ns41:value-type="float" table:style-name="ce45" office:value-type="float" office:value="0">
            <text:p/>
          </table:table-cell>
          <table:table-cell table:formula="of:=[.BC183]+[.BE183]" ns41:value-type="float" table:style-name="ce45" office:value-type="float" office:value="2">
            <text:p>2</text:p>
          </table:table-cell>
          <table:table-cell table:formula="of:=[.C183]" ns41:value-type="float" table:style-name="ce45" office:value-type="float" office:value="24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38" office:value-type="float">
            <text:p>38</text:p>
          </table:table-cell>
          <table:table-cell table:number-columns-repeated="2"/>
          <table:table-cell ns41:value-type="float" office:value="50" office:value-type="float">
            <text:p>50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36" office:value-type="float">
            <text:p>136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6" office:value-type="float">
            <text:p>36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61" office:value-type="float">
            <text:p>6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10"/>
          <table:table-cell table:formula="of:=[.AX184]+[.AT184]+[.AP184]+[.AL184]+[.AH184]+[.AD184]+[.Z184]+[.V184]+[.R184]+[.N184]" ns41:value-type="float" table:style-name="ce45" office:value-type="float" office:value="20">
            <text:p>20</text:p>
          </table:table-cell>
          <table:table-cell table:formula="of:=[.AY184]+[.AU184]+[.AQ184]+[.AM184]+[.AI184]+[.AE184]+[.AA184]+[.W184]+[.S184]+[.O184]+[.L184]+[.J184]+[.H184]+[.F184]" ns41:value-type="float" table:style-name="ce45" office:value-type="float" office:value="354">
            <text:p>354</text:p>
          </table:table-cell>
          <table:table-cell table:formula="of:=[.AZ184]+[.AV184]+[.AR184]+[.AN184]+[.AJ184]+[.AF184]+[.AB184]+[.X184]+[.T184]+[.P184]" ns41:value-type="float" table:style-name="ce45" office:value-type="float" office:value="0">
            <text:p/>
          </table:table-cell>
          <table:table-cell table:formula="of:=[.BA184]+[.AW184]+[.AS184]+[.AO184]+[.AK184]+[.AG184]+[.AC184]+[.Y184]+[.U184]+[.Q184]+[.M184]+[.K184]+[.I184]+[.G184]" ns41:value-type="float" table:style-name="ce45" office:value-type="float" office:value="1">
            <text:p>1</text:p>
          </table:table-cell>
          <table:table-cell table:formula="of:=[.BB184]+[.BD184]" ns41:value-type="float" table:style-name="ce45" office:value-type="float" office:value="20">
            <text:p>20</text:p>
          </table:table-cell>
          <table:table-cell table:formula="of:=[.BC184]+[.BE184]" ns41:value-type="float" table:style-name="ce45" office:value-type="float" office:value="355">
            <text:p>355</text:p>
          </table:table-cell>
          <table:table-cell table:formula="of:=[.C184]" ns41:value-type="float" table:style-name="ce45" office:value-type="float" office:value="25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Leerlooi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185]+[.AT185]+[.AP185]+[.AL185]+[.AH185]+[.AD185]+[.Z185]+[.V185]+[.R185]+[.N185]" ns41:value-type="float" table:style-name="ce45" office:value-type="float" office:value="1">
            <text:p>1</text:p>
          </table:table-cell>
          <table:table-cell table:formula="of:=[.AY185]+[.AU185]+[.AQ185]+[.AM185]+[.AI185]+[.AE185]+[.AA185]+[.W185]+[.S185]+[.O185]+[.L185]+[.J185]+[.H185]+[.F185]" ns41:value-type="float" table:style-name="ce45" office:value-type="float" office:value="0">
            <text:p/>
          </table:table-cell>
          <table:table-cell table:formula="of:=[.AZ185]+[.AV185]+[.AR185]+[.AN185]+[.AJ185]+[.AF185]+[.AB185]+[.X185]+[.T185]+[.P185]" ns41:value-type="float" table:style-name="ce45" office:value-type="float" office:value="0">
            <text:p/>
          </table:table-cell>
          <table:table-cell table:formula="of:=[.BA185]+[.AW185]+[.AS185]+[.AO185]+[.AK185]+[.AG185]+[.AC185]+[.Y185]+[.U185]+[.Q185]+[.M185]+[.K185]+[.I185]+[.G185]" ns41:value-type="float" table:style-name="ce45" office:value-type="float" office:value="0">
            <text:p/>
          </table:table-cell>
          <table:table-cell table:formula="of:=[.BB185]+[.BD185]" ns41:value-type="float" table:style-name="ce45" office:value-type="float" office:value="1">
            <text:p>1</text:p>
          </table:table-cell>
          <table:table-cell table:formula="of:=[.BC185]+[.BE185]" ns41:value-type="float" table:style-name="ce45" office:value-type="float" office:value="0">
            <text:p/>
          </table:table-cell>
          <table:table-cell table:formula="of:=[.C185]" ns41:value-type="float" table:style-name="ce45" office:value-type="float" office:value="26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Zadelma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186]+[.AT186]+[.AP186]+[.AL186]+[.AH186]+[.AD186]+[.Z186]+[.V186]+[.R186]+[.N186]" ns41:value-type="float" table:style-name="ce45" office:value-type="float" office:value="12">
            <text:p>12</text:p>
          </table:table-cell>
          <table:table-cell table:formula="of:=[.AY186]+[.AU186]+[.AQ186]+[.AM186]+[.AI186]+[.AE186]+[.AA186]+[.W186]+[.S186]+[.O186]+[.L186]+[.J186]+[.H186]+[.F186]" ns41:value-type="float" table:style-name="ce45" office:value-type="float" office:value="1">
            <text:p>1</text:p>
          </table:table-cell>
          <table:table-cell table:formula="of:=[.AZ186]+[.AV186]+[.AR186]+[.AN186]+[.AJ186]+[.AF186]+[.AB186]+[.X186]+[.T186]+[.P186]" ns41:value-type="float" table:style-name="ce45" office:value-type="float" office:value="0">
            <text:p/>
          </table:table-cell>
          <table:table-cell table:formula="of:=[.BA186]+[.AW186]+[.AS186]+[.AO186]+[.AK186]+[.AG186]+[.AC186]+[.Y186]+[.U186]+[.Q186]+[.M186]+[.K186]+[.I186]+[.G186]" ns41:value-type="float" table:style-name="ce45" office:value-type="float" office:value="0">
            <text:p/>
          </table:table-cell>
          <table:table-cell table:formula="of:=[.BB186]+[.BD186]" ns41:value-type="float" table:style-name="ce45" office:value-type="float" office:value="12">
            <text:p>12</text:p>
          </table:table-cell>
          <table:table-cell table:formula="of:=[.BC186]+[.BE186]" ns41:value-type="float" table:style-name="ce45" office:value-type="float" office:value="1">
            <text:p>1</text:p>
          </table:table-cell>
          <table:table-cell table:formula="of:=[.C186]" ns41:value-type="float" table:style-name="ce45" office:value-type="float" office:value="27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8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6"/>
          <table:table-cell table:formula="of:=[.AX187]+[.AT187]+[.AP187]+[.AL187]+[.AH187]+[.AD187]+[.Z187]+[.V187]+[.R187]+[.N187]" ns41:value-type="float" table:style-name="ce45" office:value-type="float" office:value="1">
            <text:p>1</text:p>
          </table:table-cell>
          <table:table-cell table:formula="of:=[.AY187]+[.AU187]+[.AQ187]+[.AM187]+[.AI187]+[.AE187]+[.AA187]+[.W187]+[.S187]+[.O187]+[.L187]+[.J187]+[.H187]+[.F187]" ns41:value-type="float" table:style-name="ce45" office:value-type="float" office:value="7">
            <text:p>7</text:p>
          </table:table-cell>
          <table:table-cell table:formula="of:=[.AZ187]+[.AV187]+[.AR187]+[.AN187]+[.AJ187]+[.AF187]+[.AB187]+[.X187]+[.T187]+[.P187]" ns41:value-type="float" table:style-name="ce45" office:value-type="float" office:value="0">
            <text:p/>
          </table:table-cell>
          <table:table-cell table:formula="of:=[.BA187]+[.AW187]+[.AS187]+[.AO187]+[.AK187]+[.AG187]+[.AC187]+[.Y187]+[.U187]+[.Q187]+[.M187]+[.K187]+[.I187]+[.G187]" ns41:value-type="float" table:style-name="ce45" office:value-type="float" office:value="0">
            <text:p/>
          </table:table-cell>
          <table:table-cell table:formula="of:=[.BB187]+[.BD187]" ns41:value-type="float" table:style-name="ce45" office:value-type="float" office:value="1">
            <text:p>1</text:p>
          </table:table-cell>
          <table:table-cell table:formula="of:=[.BC187]+[.BE187]" ns41:value-type="float" table:style-name="ce45" office:value-type="float" office:value="7">
            <text:p>7</text:p>
          </table:table-cell>
          <table:table-cell table:formula="of:=[.C187]" ns41:value-type="float" table:style-name="ce45" office:value-type="float" office:value="28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88]+[.AT188]+[.AP188]+[.AL188]+[.AH188]+[.AD188]+[.Z188]+[.V188]+[.R188]+[.N188]" ns41:value-type="float" table:style-name="ce45" office:value-type="float" office:value="0">
            <text:p/>
          </table:table-cell>
          <table:table-cell table:formula="of:=[.AY188]+[.AU188]+[.AQ188]+[.AM188]+[.AI188]+[.AE188]+[.AA188]+[.W188]+[.S188]+[.O188]+[.L188]+[.J188]+[.H188]+[.F188]" ns41:value-type="float" table:style-name="ce45" office:value-type="float" office:value="0">
            <text:p/>
          </table:table-cell>
          <table:table-cell table:formula="of:=[.AZ188]+[.AV188]+[.AR188]+[.AN188]+[.AJ188]+[.AF188]+[.AB188]+[.X188]+[.T188]+[.P188]" ns41:value-type="float" table:style-name="ce45" office:value-type="float" office:value="0">
            <text:p/>
          </table:table-cell>
          <table:table-cell table:formula="of:=[.BA188]+[.AW188]+[.AS188]+[.AO188]+[.AK188]+[.AG188]+[.AC188]+[.Y188]+[.U188]+[.Q188]+[.M188]+[.K188]+[.I188]+[.G188]" ns41:value-type="float" table:style-name="ce45" office:value-type="float" office:value="0">
            <text:p/>
          </table:table-cell>
          <table:table-cell table:formula="of:=[.BB188]+[.BD188]" ns41:value-type="float" table:style-name="ce45" office:value-type="float" office:value="0">
            <text:p/>
          </table:table-cell>
          <table:table-cell table:formula="of:=[.BC188]+[.BE188]" ns41:value-type="float" table:style-name="ce45" office:value-type="float" office:value="0">
            <text:p/>
          </table:table-cell>
          <table:table-cell table:formula="of:=[.C18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II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06" office:value-type="float">
            <text:p>106</text:p>
          </table:table-cell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148" office:value-type="float">
            <office:annotation draw:style-name="gr1" svg:height="2.032cm" draw:caption-point-y="0.284cm" svg:width="3.547cm" svg:x="31.847cm" draw:caption-point-x="-0.141cm" svg:y="107.10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8</text:p>
          </table:table-cell>
          <table:table-cell ns41:value-type="float" table:style-name="ce6" office:value="23" office:value-type="float">
            <text:p>23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78" office:value-type="float">
            <text:p>78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36" office:value-type="float">
            <text:p>36</text:p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31" office:value-type="float">
            <text:p>31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5"/>
          <table:table-cell table:formula="of:=[.AX189]+[.AT189]+[.AP189]+[.AL189]+[.AH189]+[.AD189]+[.Z189]+[.V189]+[.R189]+[.N189]" ns41:value-type="float" table:style-name="ce45" office:value-type="float" office:value="437">
            <text:p>437</text:p>
          </table:table-cell>
          <table:table-cell table:formula="of:=[.AY189]+[.AU189]+[.AQ189]+[.AM189]+[.AI189]+[.AE189]+[.AA189]+[.W189]+[.S189]+[.O189]+[.L189]+[.J189]+[.H189]+[.F189]" ns41:value-type="float" table:style-name="ce45" office:value-type="float" office:value="65">
            <text:p>65</text:p>
          </table:table-cell>
          <table:table-cell table:formula="of:=[.AZ189]+[.AV189]+[.AR189]+[.AN189]+[.AJ189]+[.AF189]+[.AB189]+[.X189]+[.T189]+[.P189]" ns41:value-type="float" table:style-name="ce45" office:value-type="float" office:value="15">
            <text:p>15</text:p>
          </table:table-cell>
          <table:table-cell table:formula="of:=[.BA189]+[.AW189]+[.AS189]+[.AO189]+[.AK189]+[.AG189]+[.AC189]+[.Y189]+[.U189]+[.Q189]+[.M189]+[.K189]+[.I189]+[.G189]" ns41:value-type="float" table:style-name="ce45" office:value-type="float" office:value="0">
            <text:p/>
          </table:table-cell>
          <table:table-cell table:formula="of:=[.BB189]+[.BD189]" ns41:value-type="float" table:style-name="ce45" office:value-type="float" office:value="452">
            <text:p>452</text:p>
          </table:table-cell>
          <table:table-cell table:formula="of:=[.BC189]+[.BE189]" ns41:value-type="float" table:style-name="ce45" office:value-type="float" office:value="65">
            <text:p>65</text:p>
          </table:table-cell>
          <table:table-cell table:formula="of:=[.C18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II</text:p>
          </table:table-cell>
          <table:table-cell ns41:value-type="string" office:value-type="string">
            <text:p>B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2"/>
          <table:table-cell table:formula="of:=[.AX190]+[.AT190]+[.AP190]+[.AL190]+[.AH190]+[.AD190]+[.Z190]+[.V190]+[.R190]+[.N190]" ns41:value-type="float" table:style-name="ce45" office:value-type="float" office:value="2">
            <text:p>2</text:p>
          </table:table-cell>
          <table:table-cell table:formula="of:=[.AY190]+[.AU190]+[.AQ190]+[.AM190]+[.AI190]+[.AE190]+[.AA190]+[.W190]+[.S190]+[.O190]+[.L190]+[.J190]+[.H190]+[.F190]" ns41:value-type="float" table:style-name="ce45" office:value-type="float" office:value="6">
            <text:p>6</text:p>
          </table:table-cell>
          <table:table-cell table:formula="of:=[.AZ190]+[.AV190]+[.AR190]+[.AN190]+[.AJ190]+[.AF190]+[.AB190]+[.X190]+[.T190]+[.P190]" ns41:value-type="float" table:style-name="ce45" office:value-type="float" office:value="0">
            <text:p/>
          </table:table-cell>
          <table:table-cell table:formula="of:=[.BA190]+[.AW190]+[.AS190]+[.AO190]+[.AK190]+[.AG190]+[.AC190]+[.Y190]+[.U190]+[.Q190]+[.M190]+[.K190]+[.I190]+[.G190]" ns41:value-type="float" table:style-name="ce45" office:value-type="float" office:value="0">
            <text:p/>
          </table:table-cell>
          <table:table-cell table:formula="of:=[.BB190]+[.BD190]" ns41:value-type="float" table:style-name="ce45" office:value-type="float" office:value="2">
            <text:p>2</text:p>
          </table:table-cell>
          <table:table-cell table:formula="of:=[.BC190]+[.BE190]" ns41:value-type="float" table:style-name="ce45" office:value-type="float" office:value="6">
            <text:p>6</text:p>
          </table:table-cell>
          <table:table-cell table:formula="of:=[.C19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II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table:formula="of:=[.AX191]+[.AT191]+[.AP191]+[.AL191]+[.AH191]+[.AD191]+[.Z191]+[.V191]+[.R191]+[.N191]" ns41:value-type="float" table:style-name="ce45" office:value-type="float" office:value="0">
            <text:p/>
          </table:table-cell>
          <table:table-cell table:formula="of:=[.AY191]+[.AU191]+[.AQ191]+[.AM191]+[.AI191]+[.AE191]+[.AA191]+[.W191]+[.S191]+[.O191]+[.L191]+[.J191]+[.H191]+[.F191]" ns41:value-type="float" table:style-name="ce45" office:value-type="float" office:value="2">
            <text:p>2</text:p>
          </table:table-cell>
          <table:table-cell table:formula="of:=[.AZ191]+[.AV191]+[.AR191]+[.AN191]+[.AJ191]+[.AF191]+[.AB191]+[.X191]+[.T191]+[.P191]" ns41:value-type="float" table:style-name="ce45" office:value-type="float" office:value="0">
            <text:p/>
          </table:table-cell>
          <table:table-cell table:formula="of:=[.BA191]+[.AW191]+[.AS191]+[.AO191]+[.AK191]+[.AG191]+[.AC191]+[.Y191]+[.U191]+[.Q191]+[.M191]+[.K191]+[.I191]+[.G191]" ns41:value-type="float" table:style-name="ce45" office:value-type="float" office:value="0">
            <text:p/>
          </table:table-cell>
          <table:table-cell table:formula="of:=[.BB191]+[.BD191]" ns41:value-type="float" table:style-name="ce45" office:value-type="float" office:value="0">
            <text:p/>
          </table:table-cell>
          <table:table-cell table:formula="of:=[.BC191]+[.BE191]" ns41:value-type="float" table:style-name="ce45" office:value-type="float" office:value="2">
            <text:p>2</text:p>
          </table:table-cell>
          <table:table-cell table:formula="of:=[.C19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VIII</text:p>
          </table:table-cell>
          <table:table-cell ns41:value-type="string" office:value-type="string">
            <text:p>D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38" office:value-type="float">
            <text:p>38</text:p>
          </table:table-cell>
          <table:table-cell table:number-columns-repeated="2"/>
          <table:table-cell ns41:value-type="float" office:value="50" office:value-type="float">
            <text:p>50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38" office:value-type="float">
            <text:p>138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7" office:value-type="float">
            <text:p>37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63" office:value-type="float">
            <text:p>6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13" office:value-type="float">
            <text:p>13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10"/>
          <table:table-cell table:formula="of:=[.AX192]+[.AT192]+[.AP192]+[.AL192]+[.AH192]+[.AD192]+[.Z192]+[.V192]+[.R192]+[.N192]" ns41:value-type="float" table:style-name="ce45" office:value-type="float" office:value="21">
            <text:p>21</text:p>
          </table:table-cell>
          <table:table-cell table:formula="of:=[.AY192]+[.AU192]+[.AQ192]+[.AM192]+[.AI192]+[.AE192]+[.AA192]+[.W192]+[.S192]+[.O192]+[.L192]+[.J192]+[.H192]+[.F192]" ns41:value-type="float" table:style-name="ce45" office:value-type="float" office:value="361">
            <text:p>361</text:p>
          </table:table-cell>
          <table:table-cell table:formula="of:=[.AZ192]+[.AV192]+[.AR192]+[.AN192]+[.AJ192]+[.AF192]+[.AB192]+[.X192]+[.T192]+[.P192]" ns41:value-type="float" table:style-name="ce45" office:value-type="float" office:value="0">
            <text:p/>
          </table:table-cell>
          <table:table-cell table:formula="of:=[.BA192]+[.AW192]+[.AS192]+[.AO192]+[.AK192]+[.AG192]+[.AC192]+[.Y192]+[.U192]+[.Q192]+[.M192]+[.K192]+[.I192]+[.G192]" ns41:value-type="float" table:style-name="ce45" office:value-type="float" office:value="1">
            <text:p>1</text:p>
          </table:table-cell>
          <table:table-cell table:formula="of:=[.BB192]+[.BD192]" ns41:value-type="float" table:style-name="ce45" office:value-type="float" office:value="21">
            <text:p>21</text:p>
          </table:table-cell>
          <table:table-cell table:formula="of:=[.BC192]+[.BE192]" ns41:value-type="float" table:style-name="ce45" office:value-type="float" office:value="362">
            <text:p>362</text:p>
          </table:table-cell>
          <table:table-cell table:formula="of:=[.C19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VIII</text:p>
          </table:table-cell>
          <table:table-cell table:style-name="ce16"/>
          <table:table-cell table:formula="of:=[.F189]+[.F190]+[.F191]+[.F192]" ns41:value-type="float" table:style-name="ce16" office:value-type="float" office:value="1">
            <text:p>1</text:p>
          </table:table-cell>
          <table:table-cell table:formula="of:=[.G189]+[.G190]+[.G191]+[.G192]" ns41:value-type="float" table:style-name="ce16" office:value-type="float" office:value="1">
            <text:p>1</text:p>
          </table:table-cell>
          <table:table-cell table:formula="of:=[.H189]+[.H190]+[.H191]+[.H192]" ns41:value-type="float" table:style-name="ce16" office:value-type="float" office:value="3">
            <text:p>3</text:p>
          </table:table-cell>
          <table:table-cell table:formula="of:=[.I189]+[.I190]+[.I191]+[.I192]" ns41:value-type="float" table:style-name="ce16" office:value-type="float" office:value="0">
            <text:p>0</text:p>
          </table:table-cell>
          <table:table-cell table:formula="of:=[.J189]+[.J190]+[.J191]+[.J192]" ns41:value-type="float" table:style-name="ce16" office:value-type="float" office:value="15">
            <text:p>15</text:p>
          </table:table-cell>
          <table:table-cell table:formula="of:=[.K189]+[.K190]+[.K191]+[.K192]" ns41:value-type="float" table:style-name="ce16" office:value-type="float" office:value="0">
            <text:p>0</text:p>
          </table:table-cell>
          <table:table-cell table:formula="of:=[.L189]+[.L190]+[.L191]+[.L192]" ns41:value-type="float" table:style-name="ce16" office:value-type="float" office:value="39">
            <text:p>39</text:p>
          </table:table-cell>
          <table:table-cell table:formula="of:=[.M189]+[.M190]+[.M191]+[.M192]" ns41:value-type="float" table:style-name="ce16" office:value-type="float" office:value="0">
            <text:p>0</text:p>
          </table:table-cell>
          <table:table-cell table:formula="of:=[.N189]+[.N190]+[.N191]+[.N192]" ns41:value-type="float" table:style-name="ce16" office:value-type="float" office:value="0">
            <text:p>0</text:p>
          </table:table-cell>
          <table:table-cell table:formula="of:=[.O189]+[.O190]+[.O191]+[.O192]" ns41:value-type="float" table:style-name="ce16" office:value-type="float" office:value="51">
            <text:p>51</text:p>
          </table:table-cell>
          <table:table-cell table:formula="of:=[.P189]+[.P190]+[.P191]+[.P192]" ns41:value-type="float" table:style-name="ce16" office:value-type="float" office:value="0">
            <text:p>0</text:p>
          </table:table-cell>
          <table:table-cell table:formula="of:=[.Q189]+[.Q190]+[.Q191]+[.Q192]" ns41:value-type="float" table:style-name="ce16" office:value-type="float" office:value="0">
            <text:p>0</text:p>
          </table:table-cell>
          <table:table-cell table:formula="of:=[.R189]+[.R190]+[.R191]+[.R192]" ns41:value-type="float" table:style-name="ce16" office:value-type="float" office:value="11">
            <text:p>11</text:p>
          </table:table-cell>
          <table:table-cell table:formula="of:=[.S189]+[.S190]+[.S191]+[.S192]" ns41:value-type="float" table:style-name="ce16" office:value-type="float" office:value="149">
            <text:p>149</text:p>
          </table:table-cell>
          <table:table-cell table:formula="of:=[.T189]+[.T190]+[.T191]+[.T192]" ns41:value-type="float" table:style-name="ce16" office:value-type="float" office:value="0">
            <text:p>0</text:p>
          </table:table-cell>
          <table:table-cell table:formula="of:=[.U189]+[.U190]+[.U191]+[.U192]" ns41:value-type="float" table:style-name="ce16" office:value-type="float" office:value="0">
            <text:p>0</text:p>
          </table:table-cell>
          <table:table-cell table:formula="of:=[.V189]+[.V190]+[.V191]+[.V192]" ns41:value-type="float" table:style-name="ce16" office:value-type="float" office:value="9">
            <text:p>9</text:p>
          </table:table-cell>
          <table:table-cell table:formula="of:=[.W189]+[.W190]+[.W191]+[.W192]" ns41:value-type="float" table:style-name="ce16" office:value-type="float" office:value="42">
            <text:p>42</text:p>
          </table:table-cell>
          <table:table-cell table:formula="of:=[.X189]+[.X190]+[.X191]+[.X192]" ns41:value-type="float" table:style-name="ce16" office:value-type="float" office:value="0">
            <text:p>0</text:p>
          </table:table-cell>
          <table:table-cell table:formula="of:=[.Y189]+[.Y190]+[.Y191]+[.Y192]" ns41:value-type="float" table:style-name="ce16" office:value-type="float" office:value="0">
            <text:p>0</text:p>
          </table:table-cell>
          <table:table-cell table:formula="of:=[.Z189]+[.Z190]+[.Z191]+[.Z192]" ns41:value-type="float" table:style-name="ce16" office:value-type="float" office:value="114">
            <text:p>114</text:p>
          </table:table-cell>
          <table:table-cell table:formula="of:=[.AA189]+[.AA190]+[.AA191]+[.AA192]" ns41:value-type="float" table:style-name="ce16" office:value-type="float" office:value="78">
            <text:p>78</text:p>
          </table:table-cell>
          <table:table-cell table:formula="of:=[.AB189]+[.AB190]+[.AB191]+[.AB192]" ns41:value-type="float" table:style-name="ce16" office:value-type="float" office:value="0">
            <text:p>0</text:p>
          </table:table-cell>
          <table:table-cell table:formula="of:=[.AC189]+[.AC190]+[.AC191]+[.AC192]" ns41:value-type="float" table:style-name="ce16" office:value-type="float" office:value="0">
            <text:p>0</text:p>
          </table:table-cell>
          <table:table-cell table:formula="of:=[.AD189]+[.AD190]+[.AD191]+[.AD192]" ns41:value-type="float" table:style-name="ce16" office:value-type="float" office:value="150">
            <text:p>150</text:p>
          </table:table-cell>
          <table:table-cell table:formula="of:=[.AE189]+[.AE190]+[.AE191]+[.AE192]" ns41:value-type="float" table:style-name="ce16" office:value-type="float" office:value="37">
            <text:p>37</text:p>
          </table:table-cell>
          <table:table-cell table:formula="of:=[.AF189]+[.AF190]+[.AF191]+[.AF192]" ns41:value-type="float" table:style-name="ce16" office:value-type="float" office:value="1">
            <text:p>1</text:p>
          </table:table-cell>
          <table:table-cell table:formula="of:=[.AG189]+[.AG190]+[.AG191]+[.AG192]" ns41:value-type="float" table:style-name="ce16" office:value-type="float" office:value="0">
            <text:p>0</text:p>
          </table:table-cell>
          <table:table-cell table:formula="of:=[.AH189]+[.AH190]+[.AH191]+[.AH192]" ns41:value-type="float" table:style-name="ce16" office:value-type="float" office:value="79">
            <text:p>79</text:p>
          </table:table-cell>
          <table:table-cell table:formula="of:=[.AI189]+[.AI190]+[.AI191]+[.AI192]" ns41:value-type="float" table:style-name="ce16" office:value-type="float" office:value="9">
            <text:p>9</text:p>
          </table:table-cell>
          <table:table-cell table:formula="of:=[.AJ189]+[.AJ190]+[.AJ191]+[.AJ192]" ns41:value-type="float" table:style-name="ce16" office:value-type="float" office:value="5">
            <text:p>5</text:p>
          </table:table-cell>
          <table:table-cell table:formula="of:=[.AK189]+[.AK190]+[.AK191]+[.AK192]" ns41:value-type="float" table:style-name="ce16" office:value-type="float" office:value="0">
            <text:p>0</text:p>
          </table:table-cell>
          <table:table-cell table:formula="of:=[.AL189]+[.AL190]+[.AL191]+[.AL192]" ns41:value-type="float" table:style-name="ce16" office:value-type="float" office:value="37">
            <text:p>37</text:p>
          </table:table-cell>
          <table:table-cell table:formula="of:=[.AM189]+[.AM190]+[.AM191]+[.AM192]" ns41:value-type="float" table:style-name="ce16" office:value-type="float" office:value="5">
            <text:p>5</text:p>
          </table:table-cell>
          <table:table-cell table:formula="of:=[.AN189]+[.AN190]+[.AN191]+[.AN192]" ns41:value-type="float" table:style-name="ce16" office:value-type="float" office:value="1">
            <text:p>1</text:p>
          </table:table-cell>
          <table:table-cell table:formula="of:=[.AO189]+[.AO190]+[.AO191]+[.AO192]" ns41:value-type="float" table:style-name="ce16" office:value-type="float" office:value="0">
            <text:p>0</text:p>
          </table:table-cell>
          <table:table-cell table:formula="of:=[.AP189]+[.AP190]+[.AP191]+[.AP192]" ns41:value-type="float" table:style-name="ce16" office:value-type="float" office:value="31">
            <text:p>31</text:p>
          </table:table-cell>
          <table:table-cell table:formula="of:=[.AQ189]+[.AQ190]+[.AQ191]+[.AQ192]" ns41:value-type="float" table:style-name="ce16" office:value-type="float" office:value="4">
            <text:p>4</text:p>
          </table:table-cell>
          <table:table-cell table:formula="of:=[.AR189]+[.AR190]+[.AR191]+[.AR192]" ns41:value-type="float" table:style-name="ce16" office:value-type="float" office:value="2">
            <text:p>2</text:p>
          </table:table-cell>
          <table:table-cell table:formula="of:=[.AS189]+[.AS190]+[.AS191]+[.AS192]" ns41:value-type="float" table:style-name="ce16" office:value-type="float" office:value="0">
            <text:p>0</text:p>
          </table:table-cell>
          <table:table-cell table:formula="of:=[.AT189]+[.AT190]+[.AT191]+[.AT192]" ns41:value-type="float" table:style-name="ce16" office:value-type="float" office:value="29">
            <text:p>29</text:p>
          </table:table-cell>
          <table:table-cell table:formula="of:=[.AU189]+[.AU190]+[.AU191]+[.AU192]" ns41:value-type="float" table:style-name="ce16" office:value-type="float" office:value="1">
            <text:p>1</text:p>
          </table:table-cell>
          <table:table-cell table:formula="of:=[.AV189]+[.AV190]+[.AV191]+[.AV192]" ns41:value-type="float" table:style-name="ce16" office:value-type="float" office:value="6">
            <text:p>6</text:p>
          </table:table-cell>
          <table:table-cell table:formula="of:=[.AW189]+[.AW190]+[.AW191]+[.AW192]" ns41:value-type="float" table:style-name="ce16" office:value-type="float" office:value="0">
            <text:p>0</text:p>
          </table:table-cell>
          <table:table-cell table:formula="of:=[.AX189]+[.AX190]+[.AX191]+[.AX192]" ns41:value-type="float" table:style-name="ce16" office:value-type="float" office:value="0">
            <text:p>0</text:p>
          </table:table-cell>
          <table:table-cell table:formula="of:=[.AY189]+[.AY190]+[.AY191]+[.AY192]" ns41:value-type="float" table:style-name="ce16" office:value-type="float" office:value="0">
            <text:p>0</text:p>
          </table:table-cell>
          <table:table-cell table:formula="of:=[.AZ189]+[.AZ190]+[.AZ191]+[.AZ192]" ns41:value-type="float" table:style-name="ce16" office:value-type="float" office:value="0">
            <text:p>0</text:p>
          </table:table-cell>
          <table:table-cell table:formula="of:=[.BA189]+[.BA190]+[.BA191]+[.BA192]" ns41:value-type="float" table:style-name="ce16" office:value-type="float" office:value="0">
            <text:p>0</text:p>
          </table:table-cell>
          <table:table-cell table:formula="of:=[.AX193]+[.AT193]+[.AP193]+[.AL193]+[.AH193]+[.AD193]+[.Z193]+[.V193]+[.R193]+[.N193]" ns41:value-type="float" table:style-name="ce46" office:value-type="float" office:value="460">
            <text:p>460</text:p>
          </table:table-cell>
          <table:table-cell table:formula="of:=[.AY193]+[.AU193]+[.AQ193]+[.AM193]+[.AI193]+[.AE193]+[.AA193]+[.W193]+[.S193]+[.O193]+[.L193]+[.J193]+[.H193]+[.F193]" ns41:value-type="float" table:style-name="ce46" office:value-type="float" office:value="434">
            <text:p>434</text:p>
          </table:table-cell>
          <table:table-cell table:formula="of:=[.AZ193]+[.AV193]+[.AR193]+[.AN193]+[.AJ193]+[.AF193]+[.AB193]+[.X193]+[.T193]+[.P193]" ns41:value-type="float" table:style-name="ce46" office:value-type="float" office:value="15">
            <text:p>15</text:p>
          </table:table-cell>
          <table:table-cell table:formula="of:=[.BA193]+[.AW193]+[.AS193]+[.AO193]+[.AK193]+[.AG193]+[.AC193]+[.Y193]+[.U193]+[.Q193]+[.M193]+[.K193]+[.I193]+[.G193]" ns41:value-type="float" table:style-name="ce46" office:value-type="float" office:value="1">
            <text:p>1</text:p>
          </table:table-cell>
          <table:table-cell table:formula="of:=[.BB193]+[.BD193]" ns41:value-type="float" table:style-name="ce46" office:value-type="float" office:value="475">
            <text:p>475</text:p>
          </table:table-cell>
          <table:table-cell table:formula="of:=[.BC193]+[.BE193]" ns41:value-type="float" table:style-name="ce46" office:value-type="float" office:value="435">
            <text:p>435</text:p>
          </table:table-cell>
          <table:table-cell table:formula="of:=[.C193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194]+[.AT194]+[.AP194]+[.AL194]+[.AH194]+[.AD194]+[.Z194]+[.V194]+[.R194]+[.N194]" ns41:value-type="float" table:style-name="ce45" office:value-type="float" office:value="0">
            <text:p/>
          </table:table-cell>
          <table:table-cell table:formula="of:=[.AY194]+[.AU194]+[.AQ194]+[.AM194]+[.AI194]+[.AE194]+[.AA194]+[.W194]+[.S194]+[.O194]+[.L194]+[.J194]+[.H194]+[.F194]" ns41:value-type="float" table:style-name="ce45" office:value-type="float" office:value="0">
            <text:p/>
          </table:table-cell>
          <table:table-cell table:formula="of:=[.AZ194]+[.AV194]+[.AR194]+[.AN194]+[.AJ194]+[.AF194]+[.AB194]+[.X194]+[.T194]+[.P194]" ns41:value-type="float" table:style-name="ce45" office:value-type="float" office:value="0">
            <text:p/>
          </table:table-cell>
          <table:table-cell table:formula="of:=[.BA194]+[.AW194]+[.AS194]+[.AO194]+[.AK194]+[.AG194]+[.AC194]+[.Y194]+[.U194]+[.Q194]+[.M194]+[.K194]+[.I194]+[.G194]" ns41:value-type="float" table:style-name="ce45" office:value-type="float" office:value="0">
            <text:p/>
          </table:table-cell>
          <table:table-cell table:formula="of:=[.BB194]+[.BD194]" ns41:value-type="float" table:style-name="ce45" office:value-type="float" office:value="0">
            <text:p/>
          </table:table-cell>
          <table:table-cell table:formula="of:=[.BC194]+[.BE194]" ns41:value-type="float" table:style-name="ce45" office:value-type="float" office:value="0">
            <text:p/>
          </table:table-cell>
          <table:table-cell table:formula="of:=[.C19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8">
          <table:table-cell ns41:value-type="string" office:value-type="string">
            <text:p>IX</text:p>
          </table:table-cell>
          <table:table-cell table:number-columns-repeated="2"/>
          <table:table-cell ns41:value-type="string" table:style-name="ce24" office:value-type="string">
            <text:p>Metalen. (Winnen en eerste bewerking van steenkolen, turf, zout, enz.)</text:p>
          </table:table-cell>
          <table:table-cell table:number-columns-repeated="49"/>
          <table:table-cell table:formula="of:=[.AX195]+[.AT195]+[.AP195]+[.AL195]+[.AH195]+[.AD195]+[.Z195]+[.V195]+[.R195]+[.N195]" ns41:value-type="float" table:style-name="ce45" office:value-type="float" office:value="0">
            <text:p/>
          </table:table-cell>
          <table:table-cell table:formula="of:=[.AY195]+[.AU195]+[.AQ195]+[.AM195]+[.AI195]+[.AE195]+[.AA195]+[.W195]+[.S195]+[.O195]+[.L195]+[.J195]+[.H195]+[.F195]" ns41:value-type="float" table:style-name="ce45" office:value-type="float" office:value="0">
            <text:p/>
          </table:table-cell>
          <table:table-cell table:formula="of:=[.AZ195]+[.AV195]+[.AR195]+[.AN195]+[.AJ195]+[.AF195]+[.AB195]+[.X195]+[.T195]+[.P195]" ns41:value-type="float" table:style-name="ce45" office:value-type="float" office:value="0">
            <text:p/>
          </table:table-cell>
          <table:table-cell table:formula="of:=[.BA195]+[.AW195]+[.AS195]+[.AO195]+[.AK195]+[.AG195]+[.AC195]+[.Y195]+[.U195]+[.Q195]+[.M195]+[.K195]+[.I195]+[.G195]" ns41:value-type="float" table:style-name="ce45" office:value-type="float" office:value="0">
            <text:p/>
          </table:table-cell>
          <table:table-cell table:formula="of:=[.BB195]+[.BD195]" ns41:value-type="float" table:style-name="ce45" office:value-type="float" office:value="0">
            <text:p/>
          </table:table-cell>
          <table:table-cell table:formula="of:=[.BC195]+[.BE195]" ns41:value-type="float" table:style-name="ce45" office:value-type="float" office:value="0">
            <text:p/>
          </table:table-cell>
          <table:table-cell table:formula="of:=[.C195]" ns41:value-type="float" table:style-name="ce45" office:value-type="float" office:value="0">
            <text:p/>
          </table:table-cell>
          <table:table-cell ns41:value-type="string" office:value-type="string">
            <text:p>30_0167</text:p>
          </table:table-cell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Steenkolen en turf (mijnwerk en fabricage).</text:p>
          </table:table-cell>
          <table:table-cell table:number-columns-repeated="49"/>
          <table:table-cell table:formula="of:=[.AX196]+[.AT196]+[.AP196]+[.AL196]+[.AH196]+[.AD196]+[.Z196]+[.V196]+[.R196]+[.N196]" ns41:value-type="float" table:style-name="ce45" office:value-type="float" office:value="0">
            <text:p/>
          </table:table-cell>
          <table:table-cell table:formula="of:=[.AY196]+[.AU196]+[.AQ196]+[.AM196]+[.AI196]+[.AE196]+[.AA196]+[.W196]+[.S196]+[.O196]+[.L196]+[.J196]+[.H196]+[.F196]" ns41:value-type="float" table:style-name="ce45" office:value-type="float" office:value="0">
            <text:p/>
          </table:table-cell>
          <table:table-cell table:formula="of:=[.AZ196]+[.AV196]+[.AR196]+[.AN196]+[.AJ196]+[.AF196]+[.AB196]+[.X196]+[.T196]+[.P196]" ns41:value-type="float" table:style-name="ce45" office:value-type="float" office:value="0">
            <text:p/>
          </table:table-cell>
          <table:table-cell table:formula="of:=[.BA196]+[.AW196]+[.AS196]+[.AO196]+[.AK196]+[.AG196]+[.AC196]+[.Y196]+[.U196]+[.Q196]+[.M196]+[.K196]+[.I196]+[.G196]" ns41:value-type="float" table:style-name="ce45" office:value-type="float" office:value="0">
            <text:p/>
          </table:table-cell>
          <table:table-cell table:formula="of:=[.BB196]+[.BD196]" ns41:value-type="float" table:style-name="ce45" office:value-type="float" office:value="0">
            <text:p/>
          </table:table-cell>
          <table:table-cell table:formula="of:=[.BC196]+[.BE196]" ns41:value-type="float" table:style-name="ce45" office:value-type="float" office:value="0">
            <text:p/>
          </table:table-cell>
          <table:table-cell table:formula="of:=[.C19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Fabricage van turfstrooisel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197]+[.AT197]+[.AP197]+[.AL197]+[.AH197]+[.AD197]+[.Z197]+[.V197]+[.R197]+[.N197]" ns41:value-type="float" table:style-name="ce45" office:value-type="float" office:value="0">
            <text:p/>
          </table:table-cell>
          <table:table-cell table:formula="of:=[.AY197]+[.AU197]+[.AQ197]+[.AM197]+[.AI197]+[.AE197]+[.AA197]+[.W197]+[.S197]+[.O197]+[.L197]+[.J197]+[.H197]+[.F197]" ns41:value-type="float" table:style-name="ce45" office:value-type="float" office:value="1">
            <text:p>1</text:p>
          </table:table-cell>
          <table:table-cell table:formula="of:=[.AZ197]+[.AV197]+[.AR197]+[.AN197]+[.AJ197]+[.AF197]+[.AB197]+[.X197]+[.T197]+[.P197]" ns41:value-type="float" table:style-name="ce45" office:value-type="float" office:value="0">
            <text:p/>
          </table:table-cell>
          <table:table-cell table:formula="of:=[.BA197]+[.AW197]+[.AS197]+[.AO197]+[.AK197]+[.AG197]+[.AC197]+[.Y197]+[.U197]+[.Q197]+[.M197]+[.K197]+[.I197]+[.G197]" ns41:value-type="float" table:style-name="ce45" office:value-type="float" office:value="0">
            <text:p/>
          </table:table-cell>
          <table:table-cell table:formula="of:=[.BB197]+[.BD197]" ns41:value-type="float" table:style-name="ce45" office:value-type="float" office:value="0">
            <text:p/>
          </table:table-cell>
          <table:table-cell table:formula="of:=[.BC197]+[.BE197]" ns41:value-type="float" table:style-name="ce45" office:value-type="float" office:value="1">
            <text:p>1</text:p>
          </table:table-cell>
          <table:table-cell table:formula="of:=[.C197]" ns41:value-type="float" table:style-name="ce45" office:value-type="float" office:value="1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Veenderij.</text:p>
          </table:table-cell>
          <table:table-cell table:number-columns-repeated="49"/>
          <table:table-cell table:formula="of:=[.AX198]+[.AT198]+[.AP198]+[.AL198]+[.AH198]+[.AD198]+[.Z198]+[.V198]+[.R198]+[.N198]" ns41:value-type="float" table:style-name="ce45" office:value-type="float" office:value="0">
            <text:p/>
          </table:table-cell>
          <table:table-cell table:formula="of:=[.AY198]+[.AU198]+[.AQ198]+[.AM198]+[.AI198]+[.AE198]+[.AA198]+[.W198]+[.S198]+[.O198]+[.L198]+[.J198]+[.H198]+[.F198]" ns41:value-type="float" table:style-name="ce45" office:value-type="float" office:value="0">
            <text:p/>
          </table:table-cell>
          <table:table-cell table:formula="of:=[.AZ198]+[.AV198]+[.AR198]+[.AN198]+[.AJ198]+[.AF198]+[.AB198]+[.X198]+[.T198]+[.P198]" ns41:value-type="float" table:style-name="ce45" office:value-type="float" office:value="0">
            <text:p/>
          </table:table-cell>
          <table:table-cell table:formula="of:=[.BA198]+[.AW198]+[.AS198]+[.AO198]+[.AK198]+[.AG198]+[.AC198]+[.Y198]+[.U198]+[.Q198]+[.M198]+[.K198]+[.I198]+[.G198]" ns41:value-type="float" table:style-name="ce45" office:value-type="float" office:value="0">
            <text:p/>
          </table:table-cell>
          <table:table-cell table:formula="of:=[.BB198]+[.BD198]" ns41:value-type="float" table:style-name="ce45" office:value-type="float" office:value="0">
            <text:p/>
          </table:table-cell>
          <table:table-cell table:formula="of:=[.BC198]+[.BE198]" ns41:value-type="float" table:style-name="ce45" office:value-type="float" office:value="0">
            <text:p/>
          </table:table-cell>
          <table:table-cell table:formula="of:=[.C19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Verven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1" table:style-name="ce6" table:number-columns-repeated="3" office:value-type="float">
            <text:p>1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199]+[.AT199]+[.AP199]+[.AL199]+[.AH199]+[.AD199]+[.Z199]+[.V199]+[.R199]+[.N199]" ns41:value-type="float" table:style-name="ce45" office:value-type="float" office:value="20">
            <text:p>20</text:p>
          </table:table-cell>
          <table:table-cell table:formula="of:=[.AY199]+[.AU199]+[.AQ199]+[.AM199]+[.AI199]+[.AE199]+[.AA199]+[.W199]+[.S199]+[.O199]+[.L199]+[.J199]+[.H199]+[.F199]" ns41:value-type="float" table:style-name="ce45" office:value-type="float" office:value="5">
            <text:p>5</text:p>
          </table:table-cell>
          <table:table-cell table:formula="of:=[.AZ199]+[.AV199]+[.AR199]+[.AN199]+[.AJ199]+[.AF199]+[.AB199]+[.X199]+[.T199]+[.P199]" ns41:value-type="float" table:style-name="ce45" office:value-type="float" office:value="1">
            <text:p>1</text:p>
          </table:table-cell>
          <table:table-cell table:formula="of:=[.BA199]+[.AW199]+[.AS199]+[.AO199]+[.AK199]+[.AG199]+[.AC199]+[.Y199]+[.U199]+[.Q199]+[.M199]+[.K199]+[.I199]+[.G199]" ns41:value-type="float" table:style-name="ce45" office:value-type="float" office:value="1">
            <text:p>1</text:p>
          </table:table-cell>
          <table:table-cell table:formula="of:=[.BB199]+[.BD199]" ns41:value-type="float" table:style-name="ce45" office:value-type="float" office:value="21">
            <text:p>21</text:p>
          </table:table-cell>
          <table:table-cell table:formula="of:=[.BC199]+[.BE199]" ns41:value-type="float" table:style-name="ce45" office:value-type="float" office:value="6">
            <text:p>6</text:p>
          </table:table-cell>
          <table:table-cell table:formula="of:=[.C199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2"/>
          <table:table-cell table:formula="of:=[.AX200]+[.AT200]+[.AP200]+[.AL200]+[.AH200]+[.AD200]+[.Z200]+[.V200]+[.R200]+[.N200]" ns41:value-type="float" table:style-name="ce45" office:value-type="float" office:value="2">
            <text:p>2</text:p>
          </table:table-cell>
          <table:table-cell table:formula="of:=[.AY200]+[.AU200]+[.AQ200]+[.AM200]+[.AI200]+[.AE200]+[.AA200]+[.W200]+[.S200]+[.O200]+[.L200]+[.J200]+[.H200]+[.F200]" ns41:value-type="float" table:style-name="ce45" office:value-type="float" office:value="1">
            <text:p>1</text:p>
          </table:table-cell>
          <table:table-cell table:formula="of:=[.AZ200]+[.AV200]+[.AR200]+[.AN200]+[.AJ200]+[.AF200]+[.AB200]+[.X200]+[.T200]+[.P200]" ns41:value-type="float" table:style-name="ce45" office:value-type="float" office:value="0">
            <text:p/>
          </table:table-cell>
          <table:table-cell table:formula="of:=[.BA200]+[.AW200]+[.AS200]+[.AO200]+[.AK200]+[.AG200]+[.AC200]+[.Y200]+[.U200]+[.Q200]+[.M200]+[.K200]+[.I200]+[.G200]" ns41:value-type="float" table:style-name="ce45" office:value-type="float" office:value="0">
            <text:p/>
          </table:table-cell>
          <table:table-cell table:formula="of:=[.BB200]+[.BD200]" ns41:value-type="float" table:style-name="ce45" office:value-type="float" office:value="2">
            <text:p>2</text:p>
          </table:table-cell>
          <table:table-cell table:formula="of:=[.BC200]+[.BE200]" ns41:value-type="float" table:style-name="ce45" office:value-type="float" office:value="1">
            <text:p>1</text:p>
          </table:table-cell>
          <table:table-cell table:formula="of:=[.C200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201]+[.AT201]+[.AP201]+[.AL201]+[.AH201]+[.AD201]+[.Z201]+[.V201]+[.R201]+[.N201]" ns41:value-type="float" table:style-name="ce45" office:value-type="float" office:value="3">
            <text:p>3</text:p>
          </table:table-cell>
          <table:table-cell table:formula="of:=[.AY201]+[.AU201]+[.AQ201]+[.AM201]+[.AI201]+[.AE201]+[.AA201]+[.W201]+[.S201]+[.O201]+[.L201]+[.J201]+[.H201]+[.F201]" ns41:value-type="float" table:style-name="ce45" office:value-type="float" office:value="0">
            <text:p/>
          </table:table-cell>
          <table:table-cell table:formula="of:=[.AZ201]+[.AV201]+[.AR201]+[.AN201]+[.AJ201]+[.AF201]+[.AB201]+[.X201]+[.T201]+[.P201]" ns41:value-type="float" table:style-name="ce45" office:value-type="float" office:value="0">
            <text:p/>
          </table:table-cell>
          <table:table-cell table:formula="of:=[.BA201]+[.AW201]+[.AS201]+[.AO201]+[.AK201]+[.AG201]+[.AC201]+[.Y201]+[.U201]+[.Q201]+[.M201]+[.K201]+[.I201]+[.G201]" ns41:value-type="float" table:style-name="ce45" office:value-type="float" office:value="0">
            <text:p/>
          </table:table-cell>
          <table:table-cell table:formula="of:=[.BB201]+[.BD201]" ns41:value-type="float" table:style-name="ce45" office:value-type="float" office:value="3">
            <text:p>3</text:p>
          </table:table-cell>
          <table:table-cell table:formula="of:=[.BC201]+[.BE201]" ns41:value-type="float" table:style-name="ce45" office:value-type="float" office:value="0">
            <text:p/>
          </table:table-cell>
          <table:table-cell table:formula="of:=[.C201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3"/>
          <table:table-cell ns41:value-type="float" office:value="1" table:number-columns-repeated="3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35" office:value-type="float">
            <text:p>35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97" office:value-type="float">
            <text:p>97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office:annotation draw:style-name="gr1" svg:height="2.032cm" draw:caption-point-y="0.285cm" svg:width="3.547cm" svg:x="30.933cm" draw:caption-point-x="-0.141cm" svg:y="114.55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</text:p>
          </table:table-cell>
          <table:table-cell ns41:value-type="float" office:value="102" office:value-type="float">
            <office:annotation draw:style-name="gr1" svg:height="2.032cm" draw:caption-point-y="0.285cm" svg:width="3.547cm" svg:x="31.847cm" draw:caption-point-x="-0.141cm" svg:y="114.55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02</text:p>
          </table:table-cell>
          <table:table-cell ns41:value-type="float" table:style-name="ce6" office:value="10" office:value-type="float">
            <text:p>10</text:p>
          </table:table-cell>
          <table:table-cell ns41:value-type="float" table:style-name="ce6" office:value="8" office:value-type="float">
            <text:p>8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62" office:value-type="float">
            <text:p>62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5" office:value-type="float">
            <text:p>1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table:formula="of:=[.AX202]+[.AT202]+[.AP202]+[.AL202]+[.AH202]+[.AD202]+[.Z202]+[.V202]+[.R202]+[.N202]" ns41:value-type="float" table:style-name="ce45" office:value-type="float" office:value="326">
            <text:p>326</text:p>
          </table:table-cell>
          <table:table-cell table:formula="of:=[.AY202]+[.AU202]+[.AQ202]+[.AM202]+[.AI202]+[.AE202]+[.AA202]+[.W202]+[.S202]+[.O202]+[.L202]+[.J202]+[.H202]+[.F202]" ns41:value-type="float" table:style-name="ce45" office:value-type="float" office:value="89">
            <text:p>89</text:p>
          </table:table-cell>
          <table:table-cell table:formula="of:=[.AZ202]+[.AV202]+[.AR202]+[.AN202]+[.AJ202]+[.AF202]+[.AB202]+[.X202]+[.T202]+[.P202]" ns41:value-type="float" table:style-name="ce45" office:value-type="float" office:value="20">
            <text:p>20</text:p>
          </table:table-cell>
          <table:table-cell table:formula="of:=[.BA202]+[.AW202]+[.AS202]+[.AO202]+[.AK202]+[.AG202]+[.AC202]+[.Y202]+[.U202]+[.Q202]+[.M202]+[.K202]+[.I202]+[.G202]" ns41:value-type="float" table:style-name="ce45" office:value-type="float" office:value="21">
            <text:p>21</text:p>
          </table:table-cell>
          <table:table-cell table:formula="of:=[.BB202]+[.BD202]" ns41:value-type="float" table:style-name="ce45" office:value-type="float" office:value="346">
            <text:p>346</text:p>
          </table:table-cell>
          <table:table-cell table:formula="of:=[.BC202]+[.BE202]" ns41:value-type="float" table:style-name="ce45" office:value-type="float" office:value="110">
            <text:p>110</text:p>
          </table:table-cell>
          <table:table-cell table:formula="of:=[.C202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03]+[.AT203]+[.AP203]+[.AL203]+[.AH203]+[.AD203]+[.Z203]+[.V203]+[.R203]+[.N203]" ns41:value-type="float" table:style-name="ce45" office:value-type="float" office:value="0">
            <text:p/>
          </table:table-cell>
          <table:table-cell table:formula="of:=[.AY203]+[.AU203]+[.AQ203]+[.AM203]+[.AI203]+[.AE203]+[.AA203]+[.W203]+[.S203]+[.O203]+[.L203]+[.J203]+[.H203]+[.F203]" ns41:value-type="float" table:style-name="ce45" office:value-type="float" office:value="0">
            <text:p/>
          </table:table-cell>
          <table:table-cell table:formula="of:=[.AZ203]+[.AV203]+[.AR203]+[.AN203]+[.AJ203]+[.AF203]+[.AB203]+[.X203]+[.T203]+[.P203]" ns41:value-type="float" table:style-name="ce45" office:value-type="float" office:value="0">
            <text:p/>
          </table:table-cell>
          <table:table-cell table:formula="of:=[.BA203]+[.AW203]+[.AS203]+[.AO203]+[.AK203]+[.AG203]+[.AC203]+[.Y203]+[.U203]+[.Q203]+[.M203]+[.K203]+[.I203]+[.G203]" ns41:value-type="float" table:style-name="ce45" office:value-type="float" office:value="0">
            <text:p/>
          </table:table-cell>
          <table:table-cell table:formula="of:=[.BB203]+[.BD203]" ns41:value-type="float" table:style-name="ce45" office:value-type="float" office:value="0">
            <text:p/>
          </table:table-cell>
          <table:table-cell table:formula="of:=[.BC203]+[.BE203]" ns41:value-type="float" table:style-name="ce45" office:value-type="float" office:value="0">
            <text:p/>
          </table:table-cell>
          <table:table-cell table:formula="of:=[.C20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X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1" table:style-name="ce6" table:number-columns-repeated="3" office:value-type="float">
            <text:p>1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204]+[.AT204]+[.AP204]+[.AL204]+[.AH204]+[.AD204]+[.Z204]+[.V204]+[.R204]+[.N204]" ns41:value-type="float" table:style-name="ce45" office:value-type="float" office:value="20">
            <text:p>20</text:p>
          </table:table-cell>
          <table:table-cell table:formula="of:=[.AY204]+[.AU204]+[.AQ204]+[.AM204]+[.AI204]+[.AE204]+[.AA204]+[.W204]+[.S204]+[.O204]+[.L204]+[.J204]+[.H204]+[.F204]" ns41:value-type="float" table:style-name="ce45" office:value-type="float" office:value="5">
            <text:p>5</text:p>
          </table:table-cell>
          <table:table-cell table:formula="of:=[.AZ204]+[.AV204]+[.AR204]+[.AN204]+[.AJ204]+[.AF204]+[.AB204]+[.X204]+[.T204]+[.P204]" ns41:value-type="float" table:style-name="ce45" office:value-type="float" office:value="1">
            <text:p>1</text:p>
          </table:table-cell>
          <table:table-cell table:formula="of:=[.BA204]+[.AW204]+[.AS204]+[.AO204]+[.AK204]+[.AG204]+[.AC204]+[.Y204]+[.U204]+[.Q204]+[.M204]+[.K204]+[.I204]+[.G204]" ns41:value-type="float" table:style-name="ce45" office:value-type="float" office:value="1">
            <text:p>1</text:p>
          </table:table-cell>
          <table:table-cell table:formula="of:=[.BB204]+[.BD204]" ns41:value-type="float" table:style-name="ce45" office:value-type="float" office:value="21">
            <text:p>21</text:p>
          </table:table-cell>
          <table:table-cell table:formula="of:=[.BC204]+[.BE204]" ns41:value-type="float" table:style-name="ce45" office:value-type="float" office:value="6">
            <text:p>6</text:p>
          </table:table-cell>
          <table:table-cell table:formula="of:=[.C20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X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4"/>
          <table:table-cell ns41:value-type="float" table:style-name="ce6" office:value="1" office:value-type="float">
            <text:p>1</text:p>
          </table:table-cell>
          <table:table-cell table:number-columns-repeated="22"/>
          <table:table-cell table:formula="of:=[.AX205]+[.AT205]+[.AP205]+[.AL205]+[.AH205]+[.AD205]+[.Z205]+[.V205]+[.R205]+[.N205]" ns41:value-type="float" table:style-name="ce45" office:value-type="float" office:value="2">
            <text:p>2</text:p>
          </table:table-cell>
          <table:table-cell table:formula="of:=[.AY205]+[.AU205]+[.AQ205]+[.AM205]+[.AI205]+[.AE205]+[.AA205]+[.W205]+[.S205]+[.O205]+[.L205]+[.J205]+[.H205]+[.F205]" ns41:value-type="float" table:style-name="ce45" office:value-type="float" office:value="1">
            <text:p>1</text:p>
          </table:table-cell>
          <table:table-cell table:formula="of:=[.AZ205]+[.AV205]+[.AR205]+[.AN205]+[.AJ205]+[.AF205]+[.AB205]+[.X205]+[.T205]+[.P205]" ns41:value-type="float" table:style-name="ce45" office:value-type="float" office:value="0">
            <text:p/>
          </table:table-cell>
          <table:table-cell table:formula="of:=[.BA205]+[.AW205]+[.AS205]+[.AO205]+[.AK205]+[.AG205]+[.AC205]+[.Y205]+[.U205]+[.Q205]+[.M205]+[.K205]+[.I205]+[.G205]" ns41:value-type="float" table:style-name="ce45" office:value-type="float" office:value="0">
            <text:p/>
          </table:table-cell>
          <table:table-cell table:formula="of:=[.BB205]+[.BD205]" ns41:value-type="float" table:style-name="ce45" office:value-type="float" office:value="2">
            <text:p>2</text:p>
          </table:table-cell>
          <table:table-cell table:formula="of:=[.BC205]+[.BE205]" ns41:value-type="float" table:style-name="ce45" office:value-type="float" office:value="1">
            <text:p>1</text:p>
          </table:table-cell>
          <table:table-cell table:formula="of:=[.C20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X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206]+[.AT206]+[.AP206]+[.AL206]+[.AH206]+[.AD206]+[.Z206]+[.V206]+[.R206]+[.N206]" ns41:value-type="float" table:style-name="ce45" office:value-type="float" office:value="3">
            <text:p>3</text:p>
          </table:table-cell>
          <table:table-cell table:formula="of:=[.AY206]+[.AU206]+[.AQ206]+[.AM206]+[.AI206]+[.AE206]+[.AA206]+[.W206]+[.S206]+[.O206]+[.L206]+[.J206]+[.H206]+[.F206]" ns41:value-type="float" table:style-name="ce45" office:value-type="float" office:value="0">
            <text:p/>
          </table:table-cell>
          <table:table-cell table:formula="of:=[.AZ206]+[.AV206]+[.AR206]+[.AN206]+[.AJ206]+[.AF206]+[.AB206]+[.X206]+[.T206]+[.P206]" ns41:value-type="float" table:style-name="ce45" office:value-type="float" office:value="0">
            <text:p/>
          </table:table-cell>
          <table:table-cell table:formula="of:=[.BA206]+[.AW206]+[.AS206]+[.AO206]+[.AK206]+[.AG206]+[.AC206]+[.Y206]+[.U206]+[.Q206]+[.M206]+[.K206]+[.I206]+[.G206]" ns41:value-type="float" table:style-name="ce45" office:value-type="float" office:value="0">
            <text:p/>
          </table:table-cell>
          <table:table-cell table:formula="of:=[.BB206]+[.BD206]" ns41:value-type="float" table:style-name="ce45" office:value-type="float" office:value="3">
            <text:p>3</text:p>
          </table:table-cell>
          <table:table-cell table:formula="of:=[.BC206]+[.BE206]" ns41:value-type="float" table:style-name="ce45" office:value-type="float" office:value="0">
            <text:p/>
          </table:table-cell>
          <table:table-cell table:formula="of:=[.C20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IX</text:p>
          </table:table-cell>
          <table:table-cell ns41:value-type="string" office:value-type="string">
            <text:p>D</text:p>
          </table:table-cell>
          <table:table-cell table:number-columns-repeated="3"/>
          <table:table-cell ns41:value-type="float" office:value="1" table:number-columns-repeated="3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ns41:value-type="float" office:value="35" office:value-type="float">
            <text:p>35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12" office:value-type="float">
            <text:p>1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97" office:value-type="float">
            <text:p>97</text:p>
          </table:table-cell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office:annotation draw:style-name="gr1" svg:height="2.032cm" draw:caption-point-y="0.284cm" svg:width="3.547cm" svg:x="30.933cm" draw:caption-point-x="-0.141cm" svg:y="116.88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</text:p>
          </table:table-cell>
          <table:table-cell ns41:value-type="float" office:value="102" office:value-type="float">
            <office:annotation draw:style-name="gr1" svg:height="2.032cm" draw:caption-point-y="0.284cm" svg:width="3.547cm" svg:x="31.847cm" draw:caption-point-x="-0.141cm" svg:y="116.88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02</text:p>
          </table:table-cell>
          <table:table-cell ns41:value-type="float" table:style-name="ce6" office:value="10" office:value-type="float">
            <text:p>10</text:p>
          </table:table-cell>
          <table:table-cell ns41:value-type="float" table:style-name="ce6" office:value="8" office:value-type="float">
            <text:p>8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62" office:value-type="float">
            <text:p>62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5" office:value-type="float">
            <text:p>1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table:formula="of:=[.AX207]+[.AT207]+[.AP207]+[.AL207]+[.AH207]+[.AD207]+[.Z207]+[.V207]+[.R207]+[.N207]" ns41:value-type="float" table:style-name="ce45" office:value-type="float" office:value="326">
            <text:p>326</text:p>
          </table:table-cell>
          <table:table-cell table:formula="of:=[.AY207]+[.AU207]+[.AQ207]+[.AM207]+[.AI207]+[.AE207]+[.AA207]+[.W207]+[.S207]+[.O207]+[.L207]+[.J207]+[.H207]+[.F207]" ns41:value-type="float" table:style-name="ce45" office:value-type="float" office:value="90">
            <text:p>90</text:p>
          </table:table-cell>
          <table:table-cell table:formula="of:=[.AZ207]+[.AV207]+[.AR207]+[.AN207]+[.AJ207]+[.AF207]+[.AB207]+[.X207]+[.T207]+[.P207]" ns41:value-type="float" table:style-name="ce45" office:value-type="float" office:value="20">
            <text:p>20</text:p>
          </table:table-cell>
          <table:table-cell table:formula="of:=[.BA207]+[.AW207]+[.AS207]+[.AO207]+[.AK207]+[.AG207]+[.AC207]+[.Y207]+[.U207]+[.Q207]+[.M207]+[.K207]+[.I207]+[.G207]" ns41:value-type="float" table:style-name="ce45" office:value-type="float" office:value="21">
            <text:p>21</text:p>
          </table:table-cell>
          <table:table-cell table:formula="of:=[.BB207]+[.BD207]" ns41:value-type="float" table:style-name="ce45" office:value-type="float" office:value="346">
            <text:p>346</text:p>
          </table:table-cell>
          <table:table-cell table:formula="of:=[.BC207]+[.BE207]" ns41:value-type="float" table:style-name="ce45" office:value-type="float" office:value="111">
            <text:p>111</text:p>
          </table:table-cell>
          <table:table-cell table:formula="of:=[.C20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IX</text:p>
          </table:table-cell>
          <table:table-cell table:style-name="ce16"/>
          <table:table-cell table:formula="of:=[.F204]+[.F205]+[.F206]+[.F207]" ns41:value-type="float" table:style-name="ce16" office:value-type="float" office:value="0">
            <text:p>0</text:p>
          </table:table-cell>
          <table:table-cell table:formula="of:=[.G204]+[.G205]+[.G206]+[.G207]" ns41:value-type="float" table:style-name="ce16" office:value-type="float" office:value="0">
            <text:p>0</text:p>
          </table:table-cell>
          <table:table-cell table:formula="of:=[.H204]+[.H205]+[.H206]+[.H207]" ns41:value-type="float" table:style-name="ce16" office:value-type="float" office:value="0">
            <text:p>0</text:p>
          </table:table-cell>
          <table:table-cell table:formula="of:=[.I204]+[.I205]+[.I206]+[.I207]" ns41:value-type="float" table:style-name="ce16" office:value-type="float" office:value="1">
            <text:p>1</text:p>
          </table:table-cell>
          <table:table-cell table:formula="of:=[.J204]+[.J205]+[.J206]+[.J207]" ns41:value-type="float" table:style-name="ce16" office:value-type="float" office:value="1">
            <text:p>1</text:p>
          </table:table-cell>
          <table:table-cell table:formula="of:=[.K204]+[.K205]+[.K206]+[.K207]" ns41:value-type="float" table:style-name="ce16" office:value-type="float" office:value="1">
            <text:p>1</text:p>
          </table:table-cell>
          <table:table-cell table:formula="of:=[.L204]+[.L205]+[.L206]+[.L207]" ns41:value-type="float" table:style-name="ce16" office:value-type="float" office:value="2">
            <text:p>2</text:p>
          </table:table-cell>
          <table:table-cell table:formula="of:=[.M204]+[.M205]+[.M206]+[.M207]" ns41:value-type="float" table:style-name="ce16" office:value-type="float" office:value="2">
            <text:p>2</text:p>
          </table:table-cell>
          <table:table-cell table:formula="of:=[.N204]+[.N205]+[.N206]+[.N207]" ns41:value-type="float" table:style-name="ce16" office:value-type="float" office:value="0">
            <text:p>0</text:p>
          </table:table-cell>
          <table:table-cell table:formula="of:=[.O204]+[.O205]+[.O206]+[.O207]" ns41:value-type="float" table:style-name="ce16" office:value-type="float" office:value="10">
            <text:p>10</text:p>
          </table:table-cell>
          <table:table-cell table:formula="of:=[.P204]+[.P205]+[.P206]+[.P207]" ns41:value-type="float" table:style-name="ce16" office:value-type="float" office:value="0">
            <text:p>0</text:p>
          </table:table-cell>
          <table:table-cell table:formula="of:=[.Q204]+[.Q205]+[.Q206]+[.Q207]" ns41:value-type="float" table:style-name="ce16" office:value-type="float" office:value="4">
            <text:p>4</text:p>
          </table:table-cell>
          <table:table-cell table:formula="of:=[.R204]+[.R205]+[.R206]+[.R207]" ns41:value-type="float" table:style-name="ce16" office:value-type="float" office:value="7">
            <text:p>7</text:p>
          </table:table-cell>
          <table:table-cell table:formula="of:=[.S204]+[.S205]+[.S206]+[.S207]" ns41:value-type="float" table:style-name="ce16" office:value-type="float" office:value="36">
            <text:p>36</text:p>
          </table:table-cell>
          <table:table-cell table:formula="of:=[.T204]+[.T205]+[.T206]+[.T207]" ns41:value-type="float" table:style-name="ce16" office:value-type="float" office:value="0">
            <text:p>0</text:p>
          </table:table-cell>
          <table:table-cell table:formula="of:=[.U204]+[.U205]+[.U206]+[.U207]" ns41:value-type="float" table:style-name="ce16" office:value-type="float" office:value="3">
            <text:p>3</text:p>
          </table:table-cell>
          <table:table-cell table:formula="of:=[.V204]+[.V205]+[.V206]+[.V207]" ns41:value-type="float" table:style-name="ce16" office:value-type="float" office:value="14">
            <text:p>14</text:p>
          </table:table-cell>
          <table:table-cell table:formula="of:=[.W204]+[.W205]+[.W206]+[.W207]" ns41:value-type="float" table:style-name="ce16" office:value-type="float" office:value="12">
            <text:p>12</text:p>
          </table:table-cell>
          <table:table-cell table:formula="of:=[.X204]+[.X205]+[.X206]+[.X207]" ns41:value-type="float" table:style-name="ce16" office:value-type="float" office:value="0">
            <text:p>0</text:p>
          </table:table-cell>
          <table:table-cell table:formula="of:=[.Y204]+[.Y205]+[.Y206]+[.Y207]" ns41:value-type="float" table:style-name="ce16" office:value-type="float" office:value="3">
            <text:p>3</text:p>
          </table:table-cell>
          <table:table-cell table:formula="of:=[.Z204]+[.Z205]+[.Z206]+[.Z207]" ns41:value-type="float" table:style-name="ce16" office:value-type="float" office:value="101">
            <text:p>101</text:p>
          </table:table-cell>
          <table:table-cell table:formula="of:=[.AA204]+[.AA205]+[.AA206]+[.AA207]" ns41:value-type="float" table:style-name="ce16" office:value-type="float" office:value="21">
            <text:p>21</text:p>
          </table:table-cell>
          <table:table-cell table:formula="of:=[.AB204]+[.AB205]+[.AB206]+[.AB207]" ns41:value-type="float" table:style-name="ce16" office:value-type="float" office:value="1">
            <text:p>1</text:p>
          </table:table-cell>
          <table:table-cell table:formula="of:=[.AC204]+[.AC205]+[.AC206]+[.AC207]" ns41:value-type="float" table:style-name="ce16" office:value-type="float" office:value="2">
            <text:p>2</text:p>
          </table:table-cell>
          <table:table-cell table:formula="of:=[.AD204]+[.AD205]+[.AD206]+[.AD207]" ns41:value-type="float" table:style-name="ce16" office:value-type="float" office:value="111">
            <text:p>111</text:p>
          </table:table-cell>
          <table:table-cell table:formula="of:=[.AE204]+[.AE205]+[.AE206]+[.AE207]" ns41:value-type="float" table:style-name="ce16" office:value-type="float" office:value="12">
            <text:p>12</text:p>
          </table:table-cell>
          <table:table-cell table:formula="of:=[.AF204]+[.AF205]+[.AF206]+[.AF207]" ns41:value-type="float" table:style-name="ce16" office:value-type="float" office:value="9">
            <text:p>9</text:p>
          </table:table-cell>
          <table:table-cell table:formula="of:=[.AG204]+[.AG205]+[.AG206]+[.AG207]" ns41:value-type="float" table:style-name="ce16" office:value-type="float" office:value="3">
            <text:p>3</text:p>
          </table:table-cell>
          <table:table-cell table:formula="of:=[.AH204]+[.AH205]+[.AH206]+[.AH207]" ns41:value-type="float" table:style-name="ce16" office:value-type="float" office:value="70">
            <text:p>70</text:p>
          </table:table-cell>
          <table:table-cell table:formula="of:=[.AI204]+[.AI205]+[.AI206]+[.AI207]" ns41:value-type="float" table:style-name="ce16" office:value-type="float" office:value="2">
            <text:p>2</text:p>
          </table:table-cell>
          <table:table-cell table:formula="of:=[.AJ204]+[.AJ205]+[.AJ206]+[.AJ207]" ns41:value-type="float" table:style-name="ce16" office:value-type="float" office:value="6">
            <text:p>6</text:p>
          </table:table-cell>
          <table:table-cell table:formula="of:=[.AK204]+[.AK205]+[.AK206]+[.AK207]" ns41:value-type="float" table:style-name="ce16" office:value-type="float" office:value="3">
            <text:p>3</text:p>
          </table:table-cell>
          <table:table-cell table:formula="of:=[.AL204]+[.AL205]+[.AL206]+[.AL207]" ns41:value-type="float" table:style-name="ce16" office:value-type="float" office:value="16">
            <text:p>16</text:p>
          </table:table-cell>
          <table:table-cell table:formula="of:=[.AM204]+[.AM205]+[.AM206]+[.AM207]" ns41:value-type="float" table:style-name="ce16" office:value-type="float" office:value="0">
            <text:p>0</text:p>
          </table:table-cell>
          <table:table-cell table:formula="of:=[.AN204]+[.AN205]+[.AN206]+[.AN207]" ns41:value-type="float" table:style-name="ce16" office:value-type="float" office:value="2">
            <text:p>2</text:p>
          </table:table-cell>
          <table:table-cell table:formula="of:=[.AO204]+[.AO205]+[.AO206]+[.AO207]" ns41:value-type="float" table:style-name="ce16" office:value-type="float" office:value="0">
            <text:p>0</text:p>
          </table:table-cell>
          <table:table-cell table:formula="of:=[.AP204]+[.AP205]+[.AP206]+[.AP207]" ns41:value-type="float" table:style-name="ce16" office:value-type="float" office:value="19">
            <text:p>19</text:p>
          </table:table-cell>
          <table:table-cell table:formula="of:=[.AQ204]+[.AQ205]+[.AQ206]+[.AQ207]" ns41:value-type="float" table:style-name="ce16" office:value-type="float" office:value="0">
            <text:p>0</text:p>
          </table:table-cell>
          <table:table-cell table:formula="of:=[.AR204]+[.AR205]+[.AR206]+[.AR207]" ns41:value-type="float" table:style-name="ce16" office:value-type="float" office:value="1">
            <text:p>1</text:p>
          </table:table-cell>
          <table:table-cell table:formula="of:=[.AS204]+[.AS205]+[.AS206]+[.AS207]" ns41:value-type="float" table:style-name="ce16" office:value-type="float" office:value="0">
            <text:p>0</text:p>
          </table:table-cell>
          <table:table-cell table:formula="of:=[.AT204]+[.AT205]+[.AT206]+[.AT207]" ns41:value-type="float" table:style-name="ce16" office:value-type="float" office:value="13">
            <text:p>13</text:p>
          </table:table-cell>
          <table:table-cell table:formula="of:=[.AU204]+[.AU205]+[.AU206]+[.AU207]" ns41:value-type="float" table:style-name="ce16" office:value-type="float" office:value="0">
            <text:p>0</text:p>
          </table:table-cell>
          <table:table-cell table:formula="of:=[.AV204]+[.AV205]+[.AV206]+[.AV207]" ns41:value-type="float" table:style-name="ce16" office:value-type="float" office:value="2">
            <text:p>2</text:p>
          </table:table-cell>
          <table:table-cell table:formula="of:=[.AW204]+[.AW205]+[.AW206]+[.AW207]" ns41:value-type="float" table:style-name="ce16" office:value-type="float" office:value="0">
            <text:p>0</text:p>
          </table:table-cell>
          <table:table-cell table:formula="of:=[.AX204]+[.AX205]+[.AX206]+[.AX207]" ns41:value-type="float" table:style-name="ce16" office:value-type="float" office:value="0">
            <text:p>0</text:p>
          </table:table-cell>
          <table:table-cell table:formula="of:=[.AY204]+[.AY205]+[.AY206]+[.AY207]" ns41:value-type="float" table:style-name="ce16" office:value-type="float" office:value="0">
            <text:p>0</text:p>
          </table:table-cell>
          <table:table-cell table:formula="of:=[.AZ204]+[.AZ205]+[.AZ206]+[.AZ207]" ns41:value-type="float" table:style-name="ce16" office:value-type="float" office:value="0">
            <text:p>0</text:p>
          </table:table-cell>
          <table:table-cell table:formula="of:=[.BA204]+[.BA205]+[.BA206]+[.BA207]" ns41:value-type="float" table:style-name="ce16" office:value-type="float" office:value="0">
            <text:p>0</text:p>
          </table:table-cell>
          <table:table-cell table:formula="of:=[.AX208]+[.AT208]+[.AP208]+[.AL208]+[.AH208]+[.AD208]+[.Z208]+[.V208]+[.R208]+[.N208]" ns41:value-type="float" table:style-name="ce46" office:value-type="float" office:value="351">
            <text:p>351</text:p>
          </table:table-cell>
          <table:table-cell table:formula="of:=[.AY208]+[.AU208]+[.AQ208]+[.AM208]+[.AI208]+[.AE208]+[.AA208]+[.W208]+[.S208]+[.O208]+[.L208]+[.J208]+[.H208]+[.F208]" ns41:value-type="float" table:style-name="ce46" office:value-type="float" office:value="96">
            <text:p>96</text:p>
          </table:table-cell>
          <table:table-cell table:formula="of:=[.AZ208]+[.AV208]+[.AR208]+[.AN208]+[.AJ208]+[.AF208]+[.AB208]+[.X208]+[.T208]+[.P208]" ns41:value-type="float" table:style-name="ce46" office:value-type="float" office:value="21">
            <text:p>21</text:p>
          </table:table-cell>
          <table:table-cell table:formula="of:=[.BA208]+[.AW208]+[.AS208]+[.AO208]+[.AK208]+[.AG208]+[.AC208]+[.Y208]+[.U208]+[.Q208]+[.M208]+[.K208]+[.I208]+[.G208]" ns41:value-type="float" table:style-name="ce46" office:value-type="float" office:value="22">
            <text:p>22</text:p>
          </table:table-cell>
          <table:table-cell table:formula="of:=[.BB208]+[.BD208]" ns41:value-type="float" table:style-name="ce46" office:value-type="float" office:value="372">
            <text:p>372</text:p>
          </table:table-cell>
          <table:table-cell table:formula="of:=[.BC208]+[.BE208]" ns41:value-type="float" table:style-name="ce46" office:value-type="float" office:value="118">
            <text:p>118</text:p>
          </table:table-cell>
          <table:table-cell table:formula="of:=[.C208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09]+[.AT209]+[.AP209]+[.AL209]+[.AH209]+[.AD209]+[.Z209]+[.V209]+[.R209]+[.N209]" ns41:value-type="float" table:style-name="ce45" office:value-type="float" office:value="0">
            <text:p/>
          </table:table-cell>
          <table:table-cell table:formula="of:=[.AY209]+[.AU209]+[.AQ209]+[.AM209]+[.AI209]+[.AE209]+[.AA209]+[.W209]+[.S209]+[.O209]+[.L209]+[.J209]+[.H209]+[.F209]" ns41:value-type="float" table:style-name="ce45" office:value-type="float" office:value="0">
            <text:p/>
          </table:table-cell>
          <table:table-cell table:formula="of:=[.AZ209]+[.AV209]+[.AR209]+[.AN209]+[.AJ209]+[.AF209]+[.AB209]+[.X209]+[.T209]+[.P209]" ns41:value-type="float" table:style-name="ce45" office:value-type="float" office:value="0">
            <text:p/>
          </table:table-cell>
          <table:table-cell table:formula="of:=[.BA209]+[.AW209]+[.AS209]+[.AO209]+[.AK209]+[.AG209]+[.AC209]+[.Y209]+[.U209]+[.Q209]+[.M209]+[.K209]+[.I209]+[.G209]" ns41:value-type="float" table:style-name="ce45" office:value-type="float" office:value="0">
            <text:p/>
          </table:table-cell>
          <table:table-cell table:formula="of:=[.BB209]+[.BD209]" ns41:value-type="float" table:style-name="ce45" office:value-type="float" office:value="0">
            <text:p/>
          </table:table-cell>
          <table:table-cell table:formula="of:=[.BC209]+[.BE209]" ns41:value-type="float" table:style-name="ce45" office:value-type="float" office:value="0">
            <text:p/>
          </table:table-cell>
          <table:table-cell table:formula="of:=[.C20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</text:p>
          </table:table-cell>
          <table:table-cell table:number-columns-repeated="2"/>
          <table:table-cell ns41:value-type="string" table:style-name="ce24" office:value-type="string">
            <text:p>Metalen (bewerking van)</text:p>
          </table:table-cell>
          <table:table-cell table:number-columns-repeated="49"/>
          <table:table-cell table:formula="of:=[.AX210]+[.AT210]+[.AP210]+[.AL210]+[.AH210]+[.AD210]+[.Z210]+[.V210]+[.R210]+[.N210]" ns41:value-type="float" table:style-name="ce45" office:value-type="float" office:value="0">
            <text:p/>
          </table:table-cell>
          <table:table-cell table:formula="of:=[.AY210]+[.AU210]+[.AQ210]+[.AM210]+[.AI210]+[.AE210]+[.AA210]+[.W210]+[.S210]+[.O210]+[.L210]+[.J210]+[.H210]+[.F210]" ns41:value-type="float" table:style-name="ce45" office:value-type="float" office:value="0">
            <text:p/>
          </table:table-cell>
          <table:table-cell table:formula="of:=[.AZ210]+[.AV210]+[.AR210]+[.AN210]+[.AJ210]+[.AF210]+[.AB210]+[.X210]+[.T210]+[.P210]" ns41:value-type="float" table:style-name="ce45" office:value-type="float" office:value="0">
            <text:p/>
          </table:table-cell>
          <table:table-cell table:formula="of:=[.BA210]+[.AW210]+[.AS210]+[.AO210]+[.AK210]+[.AG210]+[.AC210]+[.Y210]+[.U210]+[.Q210]+[.M210]+[.K210]+[.I210]+[.G210]" ns41:value-type="float" table:style-name="ce45" office:value-type="float" office:value="0">
            <text:p/>
          </table:table-cell>
          <table:table-cell table:formula="of:=[.BB210]+[.BD210]" ns41:value-type="float" table:style-name="ce45" office:value-type="float" office:value="0">
            <text:p/>
          </table:table-cell>
          <table:table-cell table:formula="of:=[.BC210]+[.BE210]" ns41:value-type="float" table:style-name="ce45" office:value-type="float" office:value="0">
            <text:p/>
          </table:table-cell>
          <table:table-cell table:formula="of:=[.C21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Edele metalen en munten.</text:p>
          </table:table-cell>
          <table:table-cell table:number-columns-repeated="49"/>
          <table:table-cell table:formula="of:=[.AX211]+[.AT211]+[.AP211]+[.AL211]+[.AH211]+[.AD211]+[.Z211]+[.V211]+[.R211]+[.N211]" ns41:value-type="float" table:style-name="ce45" office:value-type="float" office:value="0">
            <text:p/>
          </table:table-cell>
          <table:table-cell table:formula="of:=[.AY211]+[.AU211]+[.AQ211]+[.AM211]+[.AI211]+[.AE211]+[.AA211]+[.W211]+[.S211]+[.O211]+[.L211]+[.J211]+[.H211]+[.F211]" ns41:value-type="float" table:style-name="ce45" office:value-type="float" office:value="0">
            <text:p/>
          </table:table-cell>
          <table:table-cell table:formula="of:=[.AZ211]+[.AV211]+[.AR211]+[.AN211]+[.AJ211]+[.AF211]+[.AB211]+[.X211]+[.T211]+[.P211]" ns41:value-type="float" table:style-name="ce45" office:value-type="float" office:value="0">
            <text:p/>
          </table:table-cell>
          <table:table-cell table:formula="of:=[.BA211]+[.AW211]+[.AS211]+[.AO211]+[.AK211]+[.AG211]+[.AC211]+[.Y211]+[.U211]+[.Q211]+[.M211]+[.K211]+[.I211]+[.G211]" ns41:value-type="float" table:style-name="ce45" office:value-type="float" office:value="0">
            <text:p/>
          </table:table-cell>
          <table:table-cell table:formula="of:=[.BB211]+[.BD211]" ns41:value-type="float" table:style-name="ce45" office:value-type="float" office:value="0">
            <text:p/>
          </table:table-cell>
          <table:table-cell table:formula="of:=[.BC211]+[.BE211]" ns41:value-type="float" table:style-name="ce45" office:value-type="float" office:value="0">
            <text:p/>
          </table:table-cell>
          <table:table-cell table:formula="of:=[.C21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Goudsmed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10"/>
          <table:table-cell table:formula="of:=[.AX212]+[.AT212]+[.AP212]+[.AL212]+[.AH212]+[.AD212]+[.Z212]+[.V212]+[.R212]+[.N212]" ns41:value-type="float" table:style-name="ce45" office:value-type="float" office:value="8">
            <text:p>8</text:p>
          </table:table-cell>
          <table:table-cell table:formula="of:=[.AY212]+[.AU212]+[.AQ212]+[.AM212]+[.AI212]+[.AE212]+[.AA212]+[.W212]+[.S212]+[.O212]+[.L212]+[.J212]+[.H212]+[.F212]" ns41:value-type="float" table:style-name="ce45" office:value-type="float" office:value="2">
            <text:p>2</text:p>
          </table:table-cell>
          <table:table-cell table:formula="of:=[.AZ212]+[.AV212]+[.AR212]+[.AN212]+[.AJ212]+[.AF212]+[.AB212]+[.X212]+[.T212]+[.P212]" ns41:value-type="float" table:style-name="ce45" office:value-type="float" office:value="0">
            <text:p/>
          </table:table-cell>
          <table:table-cell table:formula="of:=[.BA212]+[.AW212]+[.AS212]+[.AO212]+[.AK212]+[.AG212]+[.AC212]+[.Y212]+[.U212]+[.Q212]+[.M212]+[.K212]+[.I212]+[.G212]" ns41:value-type="float" table:style-name="ce45" office:value-type="float" office:value="0">
            <text:p/>
          </table:table-cell>
          <table:table-cell table:formula="of:=[.BB212]+[.BD212]" ns41:value-type="float" table:style-name="ce45" office:value-type="float" office:value="8">
            <text:p>8</text:p>
          </table:table-cell>
          <table:table-cell table:formula="of:=[.BC212]+[.BE212]" ns41:value-type="float" table:style-name="ce45" office:value-type="float" office:value="2">
            <text:p>2</text:p>
          </table:table-cell>
          <table:table-cell table:formula="of:=[.C212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2"/>
          <table:table-cell table:formula="of:=[.AX213]+[.AT213]+[.AP213]+[.AL213]+[.AH213]+[.AD213]+[.Z213]+[.V213]+[.R213]+[.N213]" ns41:value-type="float" table:style-name="ce45" office:value-type="float" office:value="0">
            <text:p/>
          </table:table-cell>
          <table:table-cell table:formula="of:=[.AY213]+[.AU213]+[.AQ213]+[.AM213]+[.AI213]+[.AE213]+[.AA213]+[.W213]+[.S213]+[.O213]+[.L213]+[.J213]+[.H213]+[.F213]" ns41:value-type="float" table:style-name="ce45" office:value-type="float" office:value="9">
            <text:p>9</text:p>
          </table:table-cell>
          <table:table-cell table:formula="of:=[.AZ213]+[.AV213]+[.AR213]+[.AN213]+[.AJ213]+[.AF213]+[.AB213]+[.X213]+[.T213]+[.P213]" ns41:value-type="float" table:style-name="ce45" office:value-type="float" office:value="0">
            <text:p/>
          </table:table-cell>
          <table:table-cell table:formula="of:=[.BA213]+[.AW213]+[.AS213]+[.AO213]+[.AK213]+[.AG213]+[.AC213]+[.Y213]+[.U213]+[.Q213]+[.M213]+[.K213]+[.I213]+[.G213]" ns41:value-type="float" table:style-name="ce45" office:value-type="float" office:value="0">
            <text:p/>
          </table:table-cell>
          <table:table-cell table:formula="of:=[.BB213]+[.BD213]" ns41:value-type="float" table:style-name="ce45" office:value-type="float" office:value="0">
            <text:p/>
          </table:table-cell>
          <table:table-cell table:formula="of:=[.BC213]+[.BE213]" ns41:value-type="float" table:style-name="ce45" office:value-type="float" office:value="9">
            <text:p>9</text:p>
          </table:table-cell>
          <table:table-cell table:formula="of:=[.C213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Niet-edele metalen (behalve ijzer.)</text:p>
          </table:table-cell>
          <table:table-cell table:number-columns-repeated="49"/>
          <table:table-cell table:formula="of:=[.AX214]+[.AT214]+[.AP214]+[.AL214]+[.AH214]+[.AD214]+[.Z214]+[.V214]+[.R214]+[.N214]" ns41:value-type="float" table:style-name="ce45" office:value-type="float" office:value="0">
            <text:p/>
          </table:table-cell>
          <table:table-cell table:formula="of:=[.AY214]+[.AU214]+[.AQ214]+[.AM214]+[.AI214]+[.AE214]+[.AA214]+[.W214]+[.S214]+[.O214]+[.L214]+[.J214]+[.H214]+[.F214]" ns41:value-type="float" table:style-name="ce45" office:value-type="float" office:value="0">
            <text:p/>
          </table:table-cell>
          <table:table-cell table:formula="of:=[.AZ214]+[.AV214]+[.AR214]+[.AN214]+[.AJ214]+[.AF214]+[.AB214]+[.X214]+[.T214]+[.P214]" ns41:value-type="float" table:style-name="ce45" office:value-type="float" office:value="0">
            <text:p/>
          </table:table-cell>
          <table:table-cell table:formula="of:=[.BA214]+[.AW214]+[.AS214]+[.AO214]+[.AK214]+[.AG214]+[.AC214]+[.Y214]+[.U214]+[.Q214]+[.M214]+[.K214]+[.I214]+[.G214]" ns41:value-type="float" table:style-name="ce45" office:value-type="float" office:value="0">
            <text:p/>
          </table:table-cell>
          <table:table-cell table:formula="of:=[.BB214]+[.BD214]" ns41:value-type="float" table:style-name="ce45" office:value-type="float" office:value="0">
            <text:p/>
          </table:table-cell>
          <table:table-cell table:formula="of:=[.BC214]+[.BE214]" ns41:value-type="float" table:style-name="ce45" office:value-type="float" office:value="0">
            <text:p/>
          </table:table-cell>
          <table:table-cell table:formula="of:=[.C21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Blikslagers</text:p>
          </table:table-cell>
          <table:table-cell ns41:value-type="string" office:value-type="string">
            <text:p>A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table:formula="of:=[.AX215]+[.AT215]+[.AP215]+[.AL215]+[.AH215]+[.AD215]+[.Z215]+[.V215]+[.R215]+[.N215]" ns41:value-type="float" table:style-name="ce45" office:value-type="float" office:value="1">
            <text:p>1</text:p>
          </table:table-cell>
          <table:table-cell table:formula="of:=[.AY215]+[.AU215]+[.AQ215]+[.AM215]+[.AI215]+[.AE215]+[.AA215]+[.W215]+[.S215]+[.O215]+[.L215]+[.J215]+[.H215]+[.F215]" ns41:value-type="float" table:style-name="ce45" office:value-type="float" office:value="1">
            <text:p>1</text:p>
          </table:table-cell>
          <table:table-cell table:formula="of:=[.AZ215]+[.AV215]+[.AR215]+[.AN215]+[.AJ215]+[.AF215]+[.AB215]+[.X215]+[.T215]+[.P215]" ns41:value-type="float" table:style-name="ce45" office:value-type="float" office:value="0">
            <text:p/>
          </table:table-cell>
          <table:table-cell table:formula="of:=[.BA215]+[.AW215]+[.AS215]+[.AO215]+[.AK215]+[.AG215]+[.AC215]+[.Y215]+[.U215]+[.Q215]+[.M215]+[.K215]+[.I215]+[.G215]" ns41:value-type="float" table:style-name="ce45" office:value-type="float" office:value="0">
            <text:p/>
          </table:table-cell>
          <table:table-cell table:formula="of:=[.BB215]+[.BD215]" ns41:value-type="float" table:style-name="ce45" office:value-type="float" office:value="1">
            <text:p>1</text:p>
          </table:table-cell>
          <table:table-cell table:formula="of:=[.BC215]+[.BE215]" ns41:value-type="float" table:style-name="ce45" office:value-type="float" office:value="1">
            <text:p>1</text:p>
          </table:table-cell>
          <table:table-cell table:formula="of:=[.C215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9"/>
          <table:table-cell table:formula="of:=[.AX216]+[.AT216]+[.AP216]+[.AL216]+[.AH216]+[.AD216]+[.Z216]+[.V216]+[.R216]+[.N216]" ns41:value-type="float" table:style-name="ce45" office:value-type="float" office:value="1">
            <text:p>1</text:p>
          </table:table-cell>
          <table:table-cell table:formula="of:=[.AY216]+[.AU216]+[.AQ216]+[.AM216]+[.AI216]+[.AE216]+[.AA216]+[.W216]+[.S216]+[.O216]+[.L216]+[.J216]+[.H216]+[.F216]" ns41:value-type="float" table:style-name="ce45" office:value-type="float" office:value="2">
            <text:p>2</text:p>
          </table:table-cell>
          <table:table-cell table:formula="of:=[.AZ216]+[.AV216]+[.AR216]+[.AN216]+[.AJ216]+[.AF216]+[.AB216]+[.X216]+[.T216]+[.P216]" ns41:value-type="float" table:style-name="ce45" office:value-type="float" office:value="0">
            <text:p/>
          </table:table-cell>
          <table:table-cell table:formula="of:=[.BA216]+[.AW216]+[.AS216]+[.AO216]+[.AK216]+[.AG216]+[.AC216]+[.Y216]+[.U216]+[.Q216]+[.M216]+[.K216]+[.I216]+[.G216]" ns41:value-type="float" table:style-name="ce45" office:value-type="float" office:value="0">
            <text:p/>
          </table:table-cell>
          <table:table-cell table:formula="of:=[.BB216]+[.BD216]" ns41:value-type="float" table:style-name="ce45" office:value-type="float" office:value="1">
            <text:p>1</text:p>
          </table:table-cell>
          <table:table-cell table:formula="of:=[.BC216]+[.BE216]" ns41:value-type="float" table:style-name="ce45" office:value-type="float" office:value="2">
            <text:p>2</text:p>
          </table:table-cell>
          <table:table-cell table:formula="of:=[.C216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Fabricage van zink- en zinkwar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217]+[.AT217]+[.AP217]+[.AL217]+[.AH217]+[.AD217]+[.Z217]+[.V217]+[.R217]+[.N217]" ns41:value-type="float" table:style-name="ce45" office:value-type="float" office:value="1">
            <text:p>1</text:p>
          </table:table-cell>
          <table:table-cell table:formula="of:=[.AY217]+[.AU217]+[.AQ217]+[.AM217]+[.AI217]+[.AE217]+[.AA217]+[.W217]+[.S217]+[.O217]+[.L217]+[.J217]+[.H217]+[.F217]" ns41:value-type="float" table:style-name="ce45" office:value-type="float" office:value="0">
            <text:p/>
          </table:table-cell>
          <table:table-cell table:formula="of:=[.AZ217]+[.AV217]+[.AR217]+[.AN217]+[.AJ217]+[.AF217]+[.AB217]+[.X217]+[.T217]+[.P217]" ns41:value-type="float" table:style-name="ce45" office:value-type="float" office:value="0">
            <text:p/>
          </table:table-cell>
          <table:table-cell table:formula="of:=[.BA217]+[.AW217]+[.AS217]+[.AO217]+[.AK217]+[.AG217]+[.AC217]+[.Y217]+[.U217]+[.Q217]+[.M217]+[.K217]+[.I217]+[.G217]" ns41:value-type="float" table:style-name="ce45" office:value-type="float" office:value="0">
            <text:p/>
          </table:table-cell>
          <table:table-cell table:formula="of:=[.BB217]+[.BD217]" ns41:value-type="float" table:style-name="ce45" office:value-type="float" office:value="1">
            <text:p>1</text:p>
          </table:table-cell>
          <table:table-cell table:formula="of:=[.BC217]+[.BE217]" ns41:value-type="float" table:style-name="ce45" office:value-type="float" office:value="0">
            <text:p/>
          </table:table-cell>
          <table:table-cell table:formula="of:=[.C217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3"/>
          <table:table-cell table:formula="of:=[.AX218]+[.AT218]+[.AP218]+[.AL218]+[.AH218]+[.AD218]+[.Z218]+[.V218]+[.R218]+[.N218]" ns41:value-type="float" table:style-name="ce45" office:value-type="float" office:value="1">
            <text:p>1</text:p>
          </table:table-cell>
          <table:table-cell table:formula="of:=[.AY218]+[.AU218]+[.AQ218]+[.AM218]+[.AI218]+[.AE218]+[.AA218]+[.W218]+[.S218]+[.O218]+[.L218]+[.J218]+[.H218]+[.F218]" ns41:value-type="float" table:style-name="ce45" office:value-type="float" office:value="1">
            <text:p>1</text:p>
          </table:table-cell>
          <table:table-cell table:formula="of:=[.AZ218]+[.AV218]+[.AR218]+[.AN218]+[.AJ218]+[.AF218]+[.AB218]+[.X218]+[.T218]+[.P218]" ns41:value-type="float" table:style-name="ce45" office:value-type="float" office:value="0">
            <text:p/>
          </table:table-cell>
          <table:table-cell table:formula="of:=[.BA218]+[.AW218]+[.AS218]+[.AO218]+[.AK218]+[.AG218]+[.AC218]+[.Y218]+[.U218]+[.Q218]+[.M218]+[.K218]+[.I218]+[.G218]" ns41:value-type="float" table:style-name="ce45" office:value-type="float" office:value="0">
            <text:p/>
          </table:table-cell>
          <table:table-cell table:formula="of:=[.BB218]+[.BD218]" ns41:value-type="float" table:style-name="ce45" office:value-type="float" office:value="1">
            <text:p>1</text:p>
          </table:table-cell>
          <table:table-cell table:formula="of:=[.BC218]+[.BE218]" ns41:value-type="float" table:style-name="ce45" office:value-type="float" office:value="1">
            <text:p>1</text:p>
          </table:table-cell>
          <table:table-cell table:formula="of:=[.C218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Ketelmakers</text:p>
          </table:table-cell>
          <table:table-cell ns41:value-type="string" office:value-type="string">
            <text:p>D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9"/>
          <table:table-cell table:formula="of:=[.AX219]+[.AT219]+[.AP219]+[.AL219]+[.AH219]+[.AD219]+[.Z219]+[.V219]+[.R219]+[.N219]" ns41:value-type="float" table:style-name="ce45" office:value-type="float" office:value="1">
            <text:p>1</text:p>
          </table:table-cell>
          <table:table-cell table:formula="of:=[.AY219]+[.AU219]+[.AQ219]+[.AM219]+[.AI219]+[.AE219]+[.AA219]+[.W219]+[.S219]+[.O219]+[.L219]+[.J219]+[.H219]+[.F219]" ns41:value-type="float" table:style-name="ce45" office:value-type="float" office:value="1">
            <text:p>1</text:p>
          </table:table-cell>
          <table:table-cell table:formula="of:=[.AZ219]+[.AV219]+[.AR219]+[.AN219]+[.AJ219]+[.AF219]+[.AB219]+[.X219]+[.T219]+[.P219]" ns41:value-type="float" table:style-name="ce45" office:value-type="float" office:value="0">
            <text:p/>
          </table:table-cell>
          <table:table-cell table:formula="of:=[.BA219]+[.AW219]+[.AS219]+[.AO219]+[.AK219]+[.AG219]+[.AC219]+[.Y219]+[.U219]+[.Q219]+[.M219]+[.K219]+[.I219]+[.G219]" ns41:value-type="float" table:style-name="ce45" office:value-type="float" office:value="0">
            <text:p/>
          </table:table-cell>
          <table:table-cell table:formula="of:=[.BB219]+[.BD219]" ns41:value-type="float" table:style-name="ce45" office:value-type="float" office:value="1">
            <text:p>1</text:p>
          </table:table-cell>
          <table:table-cell table:formula="of:=[.BC219]+[.BE219]" ns41:value-type="float" table:style-name="ce45" office:value-type="float" office:value="1">
            <text:p>1</text:p>
          </table:table-cell>
          <table:table-cell table:formula="of:=[.C219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Kopergieters en smelters</text:p>
          </table:table-cell>
          <table:table-cell ns41:value-type="string" office:value-type="string">
            <text:p>D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220]+[.AT220]+[.AP220]+[.AL220]+[.AH220]+[.AD220]+[.Z220]+[.V220]+[.R220]+[.N220]" ns41:value-type="float" table:style-name="ce45" office:value-type="float" office:value="1">
            <text:p>1</text:p>
          </table:table-cell>
          <table:table-cell table:formula="of:=[.AY220]+[.AU220]+[.AQ220]+[.AM220]+[.AI220]+[.AE220]+[.AA220]+[.W220]+[.S220]+[.O220]+[.L220]+[.J220]+[.H220]+[.F220]" ns41:value-type="float" table:style-name="ce45" office:value-type="float" office:value="0">
            <text:p/>
          </table:table-cell>
          <table:table-cell table:formula="of:=[.AZ220]+[.AV220]+[.AR220]+[.AN220]+[.AJ220]+[.AF220]+[.AB220]+[.X220]+[.T220]+[.P220]" ns41:value-type="float" table:style-name="ce45" office:value-type="float" office:value="0">
            <text:p/>
          </table:table-cell>
          <table:table-cell table:formula="of:=[.BA220]+[.AW220]+[.AS220]+[.AO220]+[.AK220]+[.AG220]+[.AC220]+[.Y220]+[.U220]+[.Q220]+[.M220]+[.K220]+[.I220]+[.G220]" ns41:value-type="float" table:style-name="ce45" office:value-type="float" office:value="0">
            <text:p/>
          </table:table-cell>
          <table:table-cell table:formula="of:=[.BB220]+[.BD220]" ns41:value-type="float" table:style-name="ce45" office:value-type="float" office:value="1">
            <text:p>1</text:p>
          </table:table-cell>
          <table:table-cell table:formula="of:=[.BC220]+[.BE220]" ns41:value-type="float" table:style-name="ce45" office:value-type="float" office:value="0">
            <text:p/>
          </table:table-cell>
          <table:table-cell table:formula="of:=[.C220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Koperslag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4" table:number-columns-repeated="2" office:value-type="float">
            <text:p>4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table:formula="of:=[.AX221]+[.AT221]+[.AP221]+[.AL221]+[.AH221]+[.AD221]+[.Z221]+[.V221]+[.R221]+[.N221]" ns41:value-type="float" table:style-name="ce45" office:value-type="float" office:value="24">
            <text:p>24</text:p>
          </table:table-cell>
          <table:table-cell table:formula="of:=[.AY221]+[.AU221]+[.AQ221]+[.AM221]+[.AI221]+[.AE221]+[.AA221]+[.W221]+[.S221]+[.O221]+[.L221]+[.J221]+[.H221]+[.F221]" ns41:value-type="float" table:style-name="ce45" office:value-type="float" office:value="10">
            <text:p>10</text:p>
          </table:table-cell>
          <table:table-cell table:formula="of:=[.AZ221]+[.AV221]+[.AR221]+[.AN221]+[.AJ221]+[.AF221]+[.AB221]+[.X221]+[.T221]+[.P221]" ns41:value-type="float" table:style-name="ce45" office:value-type="float" office:value="0">
            <text:p/>
          </table:table-cell>
          <table:table-cell table:formula="of:=[.BA221]+[.AW221]+[.AS221]+[.AO221]+[.AK221]+[.AG221]+[.AC221]+[.Y221]+[.U221]+[.Q221]+[.M221]+[.K221]+[.I221]+[.G221]" ns41:value-type="float" table:style-name="ce45" office:value-type="float" office:value="0">
            <text:p/>
          </table:table-cell>
          <table:table-cell table:formula="of:=[.BB221]+[.BD221]" ns41:value-type="float" table:style-name="ce45" office:value-type="float" office:value="24">
            <text:p>24</text:p>
          </table:table-cell>
          <table:table-cell table:formula="of:=[.BC221]+[.BE221]" ns41:value-type="float" table:style-name="ce45" office:value-type="float" office:value="10">
            <text:p>10</text:p>
          </table:table-cell>
          <table:table-cell table:formula="of:=[.C221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18"/>
          <table:table-cell table:formula="of:=[.AX222]+[.AT222]+[.AP222]+[.AL222]+[.AH222]+[.AD222]+[.Z222]+[.V222]+[.R222]+[.N222]" ns41:value-type="float" table:style-name="ce45" office:value-type="float" office:value="1">
            <text:p>1</text:p>
          </table:table-cell>
          <table:table-cell table:formula="of:=[.AY222]+[.AU222]+[.AQ222]+[.AM222]+[.AI222]+[.AE222]+[.AA222]+[.W222]+[.S222]+[.O222]+[.L222]+[.J222]+[.H222]+[.F222]" ns41:value-type="float" table:style-name="ce45" office:value-type="float" office:value="20">
            <text:p>20</text:p>
          </table:table-cell>
          <table:table-cell table:formula="of:=[.AZ222]+[.AV222]+[.AR222]+[.AN222]+[.AJ222]+[.AF222]+[.AB222]+[.X222]+[.T222]+[.P222]" ns41:value-type="float" table:style-name="ce45" office:value-type="float" office:value="0">
            <text:p/>
          </table:table-cell>
          <table:table-cell table:formula="of:=[.BA222]+[.AW222]+[.AS222]+[.AO222]+[.AK222]+[.AG222]+[.AC222]+[.Y222]+[.U222]+[.Q222]+[.M222]+[.K222]+[.I222]+[.G222]" ns41:value-type="float" table:style-name="ce45" office:value-type="float" office:value="0">
            <text:p/>
          </table:table-cell>
          <table:table-cell table:formula="of:=[.BB222]+[.BD222]" ns41:value-type="float" table:style-name="ce45" office:value-type="float" office:value="1">
            <text:p>1</text:p>
          </table:table-cell>
          <table:table-cell table:formula="of:=[.BC222]+[.BE222]" ns41:value-type="float" table:style-name="ce45" office:value-type="float" office:value="20">
            <text:p>20</text:p>
          </table:table-cell>
          <table:table-cell table:formula="of:=[.C222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Metaalgieters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27"/>
          <table:table-cell table:formula="of:=[.AX223]+[.AT223]+[.AP223]+[.AL223]+[.AH223]+[.AD223]+[.Z223]+[.V223]+[.R223]+[.N223]" ns41:value-type="float" table:style-name="ce45" office:value-type="float" office:value="2">
            <text:p>2</text:p>
          </table:table-cell>
          <table:table-cell table:formula="of:=[.AY223]+[.AU223]+[.AQ223]+[.AM223]+[.AI223]+[.AE223]+[.AA223]+[.W223]+[.S223]+[.O223]+[.L223]+[.J223]+[.H223]+[.F223]" ns41:value-type="float" table:style-name="ce45" office:value-type="float" office:value="0">
            <text:p/>
          </table:table-cell>
          <table:table-cell table:formula="of:=[.AZ223]+[.AV223]+[.AR223]+[.AN223]+[.AJ223]+[.AF223]+[.AB223]+[.X223]+[.T223]+[.P223]" ns41:value-type="float" table:style-name="ce45" office:value-type="float" office:value="0">
            <text:p/>
          </table:table-cell>
          <table:table-cell table:formula="of:=[.BA223]+[.AW223]+[.AS223]+[.AO223]+[.AK223]+[.AG223]+[.AC223]+[.Y223]+[.U223]+[.Q223]+[.M223]+[.K223]+[.I223]+[.G223]" ns41:value-type="float" table:style-name="ce45" office:value-type="float" office:value="0">
            <text:p/>
          </table:table-cell>
          <table:table-cell table:formula="of:=[.BB223]+[.BD223]" ns41:value-type="float" table:style-name="ce45" office:value-type="float" office:value="2">
            <text:p>2</text:p>
          </table:table-cell>
          <table:table-cell table:formula="of:=[.BC223]+[.BE223]" ns41:value-type="float" table:style-name="ce45" office:value-type="float" office:value="0">
            <text:p/>
          </table:table-cell>
          <table:table-cell table:formula="of:=[.C223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IJzer en staal.</text:p>
          </table:table-cell>
          <table:table-cell table:number-columns-repeated="49"/>
          <table:table-cell table:formula="of:=[.AX224]+[.AT224]+[.AP224]+[.AL224]+[.AH224]+[.AD224]+[.Z224]+[.V224]+[.R224]+[.N224]" ns41:value-type="float" table:style-name="ce45" office:value-type="float" office:value="0">
            <text:p/>
          </table:table-cell>
          <table:table-cell table:formula="of:=[.AY224]+[.AU224]+[.AQ224]+[.AM224]+[.AI224]+[.AE224]+[.AA224]+[.W224]+[.S224]+[.O224]+[.L224]+[.J224]+[.H224]+[.F224]" ns41:value-type="float" table:style-name="ce45" office:value-type="float" office:value="0">
            <text:p/>
          </table:table-cell>
          <table:table-cell table:formula="of:=[.AZ224]+[.AV224]+[.AR224]+[.AN224]+[.AJ224]+[.AF224]+[.AB224]+[.X224]+[.T224]+[.P224]" ns41:value-type="float" table:style-name="ce45" office:value-type="float" office:value="0">
            <text:p/>
          </table:table-cell>
          <table:table-cell table:formula="of:=[.BA224]+[.AW224]+[.AS224]+[.AO224]+[.AK224]+[.AG224]+[.AC224]+[.Y224]+[.U224]+[.Q224]+[.M224]+[.K224]+[.I224]+[.G224]" ns41:value-type="float" table:style-name="ce45" office:value-type="float" office:value="0">
            <text:p/>
          </table:table-cell>
          <table:table-cell table:formula="of:=[.BB224]+[.BD224]" ns41:value-type="float" table:style-name="ce45" office:value-type="float" office:value="0">
            <text:p/>
          </table:table-cell>
          <table:table-cell table:formula="of:=[.BC224]+[.BE224]" ns41:value-type="float" table:style-name="ce45" office:value-type="float" office:value="0">
            <text:p/>
          </table:table-cell>
          <table:table-cell table:formula="of:=[.C22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Hoefsmeden</text:p>
          </table:table-cell>
          <table:table-cell ns41:value-type="string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19"/>
          <table:table-cell table:formula="of:=[.AX225]+[.AT225]+[.AP225]+[.AL225]+[.AH225]+[.AD225]+[.Z225]+[.V225]+[.R225]+[.N225]" ns41:value-type="float" table:style-name="ce45" office:value-type="float" office:value="8">
            <text:p>8</text:p>
          </table:table-cell>
          <table:table-cell table:formula="of:=[.AY225]+[.AU225]+[.AQ225]+[.AM225]+[.AI225]+[.AE225]+[.AA225]+[.W225]+[.S225]+[.O225]+[.L225]+[.J225]+[.H225]+[.F225]" ns41:value-type="float" table:style-name="ce45" office:value-type="float" office:value="1">
            <text:p>1</text:p>
          </table:table-cell>
          <table:table-cell table:formula="of:=[.AZ225]+[.AV225]+[.AR225]+[.AN225]+[.AJ225]+[.AF225]+[.AB225]+[.X225]+[.T225]+[.P225]" ns41:value-type="float" table:style-name="ce45" office:value-type="float" office:value="0">
            <text:p/>
          </table:table-cell>
          <table:table-cell table:formula="of:=[.BA225]+[.AW225]+[.AS225]+[.AO225]+[.AK225]+[.AG225]+[.AC225]+[.Y225]+[.U225]+[.Q225]+[.M225]+[.K225]+[.I225]+[.G225]" ns41:value-type="float" table:style-name="ce45" office:value-type="float" office:value="0">
            <text:p/>
          </table:table-cell>
          <table:table-cell table:formula="of:=[.BB225]+[.BD225]" ns41:value-type="float" table:style-name="ce45" office:value-type="float" office:value="8">
            <text:p>8</text:p>
          </table:table-cell>
          <table:table-cell table:formula="of:=[.BC225]+[.BE225]" ns41:value-type="float" table:style-name="ce45" office:value-type="float" office:value="1">
            <text:p>1</text:p>
          </table:table-cell>
          <table:table-cell table:formula="of:=[.C225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9"/>
          <table:table-cell table:formula="of:=[.AX226]+[.AT226]+[.AP226]+[.AL226]+[.AH226]+[.AD226]+[.Z226]+[.V226]+[.R226]+[.N226]" ns41:value-type="float" table:style-name="ce45" office:value-type="float" office:value="1">
            <text:p>1</text:p>
          </table:table-cell>
          <table:table-cell table:formula="of:=[.AY226]+[.AU226]+[.AQ226]+[.AM226]+[.AI226]+[.AE226]+[.AA226]+[.W226]+[.S226]+[.O226]+[.L226]+[.J226]+[.H226]+[.F226]" ns41:value-type="float" table:style-name="ce45" office:value-type="float" office:value="6">
            <text:p>6</text:p>
          </table:table-cell>
          <table:table-cell table:formula="of:=[.AZ226]+[.AV226]+[.AR226]+[.AN226]+[.AJ226]+[.AF226]+[.AB226]+[.X226]+[.T226]+[.P226]" ns41:value-type="float" table:style-name="ce45" office:value-type="float" office:value="0">
            <text:p/>
          </table:table-cell>
          <table:table-cell table:formula="of:=[.BA226]+[.AW226]+[.AS226]+[.AO226]+[.AK226]+[.AG226]+[.AC226]+[.Y226]+[.U226]+[.Q226]+[.M226]+[.K226]+[.I226]+[.G226]" ns41:value-type="float" table:style-name="ce45" office:value-type="float" office:value="0">
            <text:p/>
          </table:table-cell>
          <table:table-cell table:formula="of:=[.BB226]+[.BD226]" ns41:value-type="float" table:style-name="ce45" office:value-type="float" office:value="1">
            <text:p>1</text:p>
          </table:table-cell>
          <table:table-cell table:formula="of:=[.BC226]+[.BE226]" ns41:value-type="float" table:style-name="ce45" office:value-type="float" office:value="6">
            <text:p>6</text:p>
          </table:table-cell>
          <table:table-cell table:formula="of:=[.C226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Smeden en slotenmakers</text:p>
          </table:table-cell>
          <table:table-cell ns41:value-type="string" office:value-type="string">
            <text:p>A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5" office:value-type="float">
            <text:p>45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office:annotation draw:style-name="gr1" svg:height="2.032cm" draw:caption-point-y="0.285cm" svg:width="3.547cm" svg:x="30.933cm" draw:caption-point-x="-0.141cm" svg:y="127.12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</text:p>
          </table:table-cell>
          <table:table-cell ns41:value-type="float" office:value="104" office:value-type="float">
            <office:annotation draw:style-name="gr1" svg:height="2.032cm" draw:caption-point-y="0.285cm" svg:width="3.547cm" svg:x="31.847cm" draw:caption-point-x="-0.141cm" svg:y="127.12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04</text:p>
          </table:table-cell>
          <table:table-cell ns41:value-type="float" table:style-name="ce6" office:value="6" office:value-type="float">
            <text:p>6</text:p>
          </table:table-cell>
          <table:table-cell table:number-columns-repeated="2"/>
          <table:table-cell ns41:value-type="float" office:value="51" office:value-type="float">
            <text:p>5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table:formula="of:=[.AX227]+[.AT227]+[.AP227]+[.AL227]+[.AH227]+[.AD227]+[.Z227]+[.V227]+[.R227]+[.N227]" ns41:value-type="float" table:style-name="ce45" office:value-type="float" office:value="249">
            <text:p>249</text:p>
          </table:table-cell>
          <table:table-cell table:formula="of:=[.AY227]+[.AU227]+[.AQ227]+[.AM227]+[.AI227]+[.AE227]+[.AA227]+[.W227]+[.S227]+[.O227]+[.L227]+[.J227]+[.H227]+[.F227]" ns41:value-type="float" table:style-name="ce45" office:value-type="float" office:value="21">
            <text:p>21</text:p>
          </table:table-cell>
          <table:table-cell table:formula="of:=[.AZ227]+[.AV227]+[.AR227]+[.AN227]+[.AJ227]+[.AF227]+[.AB227]+[.X227]+[.T227]+[.P227]" ns41:value-type="float" table:style-name="ce45" office:value-type="float" office:value="4">
            <text:p>4</text:p>
          </table:table-cell>
          <table:table-cell table:formula="of:=[.BA227]+[.AW227]+[.AS227]+[.AO227]+[.AK227]+[.AG227]+[.AC227]+[.Y227]+[.U227]+[.Q227]+[.M227]+[.K227]+[.I227]+[.G227]" ns41:value-type="float" table:style-name="ce45" office:value-type="float" office:value="1">
            <text:p>1</text:p>
          </table:table-cell>
          <table:table-cell table:formula="of:=[.BB227]+[.BD227]" ns41:value-type="float" table:style-name="ce45" office:value-type="float" office:value="253">
            <text:p>253</text:p>
          </table:table-cell>
          <table:table-cell table:formula="of:=[.BC227]+[.BE227]" ns41:value-type="float" table:style-name="ce45" office:value-type="float" office:value="22">
            <text:p>22</text:p>
          </table:table-cell>
          <table:table-cell table:formula="of:=[.C227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6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228]+[.AT228]+[.AP228]+[.AL228]+[.AH228]+[.AD228]+[.Z228]+[.V228]+[.R228]+[.N228]" ns41:value-type="float" table:style-name="ce45" office:value-type="float" office:value="2">
            <text:p>2</text:p>
          </table:table-cell>
          <table:table-cell table:formula="of:=[.AY228]+[.AU228]+[.AQ228]+[.AM228]+[.AI228]+[.AE228]+[.AA228]+[.W228]+[.S228]+[.O228]+[.L228]+[.J228]+[.H228]+[.F228]" ns41:value-type="float" table:style-name="ce45" office:value-type="float" office:value="7">
            <text:p>7</text:p>
          </table:table-cell>
          <table:table-cell table:formula="of:=[.AZ228]+[.AV228]+[.AR228]+[.AN228]+[.AJ228]+[.AF228]+[.AB228]+[.X228]+[.T228]+[.P228]" ns41:value-type="float" table:style-name="ce45" office:value-type="float" office:value="0">
            <text:p/>
          </table:table-cell>
          <table:table-cell table:formula="of:=[.BA228]+[.AW228]+[.AS228]+[.AO228]+[.AK228]+[.AG228]+[.AC228]+[.Y228]+[.U228]+[.Q228]+[.M228]+[.K228]+[.I228]+[.G228]" ns41:value-type="float" table:style-name="ce45" office:value-type="float" office:value="0">
            <text:p/>
          </table:table-cell>
          <table:table-cell table:formula="of:=[.BB228]+[.BD228]" ns41:value-type="float" table:style-name="ce45" office:value-type="float" office:value="2">
            <text:p>2</text:p>
          </table:table-cell>
          <table:table-cell table:formula="of:=[.BC228]+[.BE228]" ns41:value-type="float" table:style-name="ce45" office:value-type="float" office:value="7">
            <text:p>7</text:p>
          </table:table-cell>
          <table:table-cell table:formula="of:=[.C228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table:formula="of:=[.AX229]+[.AT229]+[.AP229]+[.AL229]+[.AH229]+[.AD229]+[.Z229]+[.V229]+[.R229]+[.N229]" ns41:value-type="float" table:style-name="ce45" office:value-type="float" office:value="1">
            <text:p>1</text:p>
          </table:table-cell>
          <table:table-cell table:formula="of:=[.AY229]+[.AU229]+[.AQ229]+[.AM229]+[.AI229]+[.AE229]+[.AA229]+[.W229]+[.S229]+[.O229]+[.L229]+[.J229]+[.H229]+[.F229]" ns41:value-type="float" table:style-name="ce45" office:value-type="float" office:value="5">
            <text:p>5</text:p>
          </table:table-cell>
          <table:table-cell table:formula="of:=[.AZ229]+[.AV229]+[.AR229]+[.AN229]+[.AJ229]+[.AF229]+[.AB229]+[.X229]+[.T229]+[.P229]" ns41:value-type="float" table:style-name="ce45" office:value-type="float" office:value="0">
            <text:p/>
          </table:table-cell>
          <table:table-cell table:formula="of:=[.BA229]+[.AW229]+[.AS229]+[.AO229]+[.AK229]+[.AG229]+[.AC229]+[.Y229]+[.U229]+[.Q229]+[.M229]+[.K229]+[.I229]+[.G229]" ns41:value-type="float" table:style-name="ce45" office:value-type="float" office:value="0">
            <text:p/>
          </table:table-cell>
          <table:table-cell table:formula="of:=[.BB229]+[.BD229]" ns41:value-type="float" table:style-name="ce45" office:value-type="float" office:value="1">
            <text:p>1</text:p>
          </table:table-cell>
          <table:table-cell table:formula="of:=[.BC229]+[.BE229]" ns41:value-type="float" table:style-name="ce45" office:value-type="float" office:value="5">
            <text:p>5</text:p>
          </table:table-cell>
          <table:table-cell table:formula="of:=[.C229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7" office:value-type="float">
            <text:p>27</text:p>
          </table:table-cell>
          <table:table-cell table:number-columns-repeated="2"/>
          <table:table-cell ns41:value-type="float" office:value="38" office:value-type="float">
            <text:p>38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13" office:value-type="float">
            <text:p>11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4" office:value-type="float">
            <text:p>34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72" office:value-type="float">
            <text:p>7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11" office:value-type="float">
            <text:p>1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6"/>
          <table:table-cell table:formula="of:=[.AX230]+[.AT230]+[.AP230]+[.AL230]+[.AH230]+[.AD230]+[.Z230]+[.V230]+[.R230]+[.N230]" ns41:value-type="float" table:style-name="ce45" office:value-type="float" office:value="28">
            <text:p>28</text:p>
          </table:table-cell>
          <table:table-cell table:formula="of:=[.AY230]+[.AU230]+[.AQ230]+[.AM230]+[.AI230]+[.AE230]+[.AA230]+[.W230]+[.S230]+[.O230]+[.L230]+[.J230]+[.H230]+[.F230]" ns41:value-type="float" table:style-name="ce45" office:value-type="float" office:value="302">
            <text:p>302</text:p>
          </table:table-cell>
          <table:table-cell table:formula="of:=[.AZ230]+[.AV230]+[.AR230]+[.AN230]+[.AJ230]+[.AF230]+[.AB230]+[.X230]+[.T230]+[.P230]" ns41:value-type="float" table:style-name="ce45" office:value-type="float" office:value="0">
            <text:p/>
          </table:table-cell>
          <table:table-cell table:formula="of:=[.BA230]+[.AW230]+[.AS230]+[.AO230]+[.AK230]+[.AG230]+[.AC230]+[.Y230]+[.U230]+[.Q230]+[.M230]+[.K230]+[.I230]+[.G230]" ns41:value-type="float" table:style-name="ce45" office:value-type="float" office:value="0">
            <text:p/>
          </table:table-cell>
          <table:table-cell table:formula="of:=[.BB230]+[.BD230]" ns41:value-type="float" table:style-name="ce45" office:value-type="float" office:value="28">
            <text:p>28</text:p>
          </table:table-cell>
          <table:table-cell table:formula="of:=[.BC230]+[.BE230]" ns41:value-type="float" table:style-name="ce45" office:value-type="float" office:value="302">
            <text:p>302</text:p>
          </table:table-cell>
          <table:table-cell table:formula="of:=[.C230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"/>
          <table:table-cell table:style-name="ce27"/>
          <table:table-cell table:style-name="ce15" table:number-columns-repeated="49"/>
          <table:table-cell table:formula="of:=[.AX231]+[.AT231]+[.AP231]+[.AL231]+[.AH231]+[.AD231]+[.Z231]+[.V231]+[.R231]+[.N231]" ns41:value-type="float" table:style-name="ce45" office:value-type="float" office:value="0">
            <text:p/>
          </table:table-cell>
          <table:table-cell table:formula="of:=[.AY231]+[.AU231]+[.AQ231]+[.AM231]+[.AI231]+[.AE231]+[.AA231]+[.W231]+[.S231]+[.O231]+[.L231]+[.J231]+[.H231]+[.F231]" ns41:value-type="float" table:style-name="ce45" office:value-type="float" office:value="0">
            <text:p/>
          </table:table-cell>
          <table:table-cell table:formula="of:=[.AZ231]+[.AV231]+[.AR231]+[.AN231]+[.AJ231]+[.AF231]+[.AB231]+[.X231]+[.T231]+[.P231]" ns41:value-type="float" table:style-name="ce45" office:value-type="float" office:value="0">
            <text:p/>
          </table:table-cell>
          <table:table-cell table:formula="of:=[.BA231]+[.AW231]+[.AS231]+[.AO231]+[.AK231]+[.AG231]+[.AC231]+[.Y231]+[.U231]+[.Q231]+[.M231]+[.K231]+[.I231]+[.G231]" ns41:value-type="float" table:style-name="ce45" office:value-type="float" office:value="0">
            <text:p/>
          </table:table-cell>
          <table:table-cell table:formula="of:=[.BB231]+[.BD231]" ns41:value-type="float" table:style-name="ce45" office:value-type="float" office:value="0">
            <text:p/>
          </table:table-cell>
          <table:table-cell table:formula="of:=[.BC231]+[.BE231]" ns41:value-type="float" table:style-name="ce45" office:value-type="float" office:value="0">
            <text:p/>
          </table:table-cell>
          <table:table-cell table:formula="of:=[.C2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</text:p>
          </table:table-cell>
          <table:table-cell ns41:value-type="string" office:value-type="string">
            <text:p>A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table:style-name="ce15" office:value="54" office:value-type="float">
            <text:p>54</text:p>
          </table:table-cell>
          <table:table-cell ns41:value-type="float" table:style-name="ce15" office:value="9" office:value-type="float">
            <text:p>9</text:p>
          </table:table-cell>
          <table:table-cell/>
          <table:table-cell ns41:value-type="float" office:value="1" office:value-type="float">
            <office:annotation draw:style-name="gr1" svg:height="2.032cm" draw:caption-point-y="0.284cm" svg:width="3.547cm" svg:x="30.933cm" draw:caption-point-x="-0.141cm" svg:y="129.45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</text:p>
          </table:table-cell>
          <table:table-cell ns41:value-type="float" office:value="128" office:value-type="float">
            <office:annotation draw:style-name="gr1" svg:height="2.032cm" draw:caption-point-y="0.284cm" svg:width="3.547cm" svg:x="31.847cm" draw:caption-point-x="-0.141cm" svg:y="129.45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28</text:p>
          </table:table-cell>
          <table:table-cell ns41:value-type="float" table:style-name="ce6" office:value="8" office:value-type="float">
            <text:p>8</text:p>
          </table:table-cell>
          <table:table-cell table:number-columns-repeated="2"/>
          <table:table-cell ns41:value-type="float" office:value="61" office:value-type="float">
            <text:p>61</text:p>
          </table:table-cell>
          <table:table-cell ns41:value-type="float" table:style-name="ce15" office:value="8" office:value-type="float">
            <text:p>8</text:p>
          </table:table-cell>
          <table:table-cell ns41:value-type="float" table:style-name="ce15" office:value="1" office:value-type="float">
            <text:p>1</text:p>
          </table:table-cell>
          <table:table-cell/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table:formula="of:=[.AX232]+[.AT232]+[.AP232]+[.AL232]+[.AH232]+[.AD232]+[.Z232]+[.V232]+[.R232]+[.N232]" ns41:value-type="float" table:style-name="ce45" office:value-type="float" office:value="301">
            <text:p>301</text:p>
          </table:table-cell>
          <table:table-cell table:formula="of:=[.AY232]+[.AU232]+[.AQ232]+[.AM232]+[.AI232]+[.AE232]+[.AA232]+[.W232]+[.S232]+[.O232]+[.L232]+[.J232]+[.H232]+[.F232]" ns41:value-type="float" table:style-name="ce45" office:value-type="float" office:value="35">
            <text:p>35</text:p>
          </table:table-cell>
          <table:table-cell table:formula="of:=[.AZ232]+[.AV232]+[.AR232]+[.AN232]+[.AJ232]+[.AF232]+[.AB232]+[.X232]+[.T232]+[.P232]" ns41:value-type="float" table:style-name="ce45" office:value-type="float" office:value="4">
            <text:p>4</text:p>
          </table:table-cell>
          <table:table-cell table:formula="of:=[.BA232]+[.AW232]+[.AS232]+[.AO232]+[.AK232]+[.AG232]+[.AC232]+[.Y232]+[.U232]+[.Q232]+[.M232]+[.K232]+[.I232]+[.G232]" ns41:value-type="float" table:style-name="ce45" office:value-type="float" office:value="1">
            <text:p>1</text:p>
          </table:table-cell>
          <table:table-cell table:formula="of:=[.BB232]+[.BD232]" ns41:value-type="float" table:style-name="ce45" office:value-type="float" office:value="305">
            <text:p>305</text:p>
          </table:table-cell>
          <table:table-cell table:formula="of:=[.BC232]+[.BE232]" ns41:value-type="float" table:style-name="ce45" office:value-type="float" office:value="36">
            <text:p>36</text:p>
          </table:table-cell>
          <table:table-cell table:formula="of:=[.C23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table:style-name="ce15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233]+[.AT233]+[.AP233]+[.AL233]+[.AH233]+[.AD233]+[.Z233]+[.V233]+[.R233]+[.N233]" ns41:value-type="float" table:style-name="ce45" office:value-type="float" office:value="3">
            <text:p>3</text:p>
          </table:table-cell>
          <table:table-cell table:formula="of:=[.AY233]+[.AU233]+[.AQ233]+[.AM233]+[.AI233]+[.AE233]+[.AA233]+[.W233]+[.S233]+[.O233]+[.L233]+[.J233]+[.H233]+[.F233]" ns41:value-type="float" table:style-name="ce45" office:value-type="float" office:value="8">
            <text:p>8</text:p>
          </table:table-cell>
          <table:table-cell table:formula="of:=[.AZ233]+[.AV233]+[.AR233]+[.AN233]+[.AJ233]+[.AF233]+[.AB233]+[.X233]+[.T233]+[.P233]" ns41:value-type="float" table:style-name="ce45" office:value-type="float" office:value="0">
            <text:p/>
          </table:table-cell>
          <table:table-cell table:formula="of:=[.BA233]+[.AW233]+[.AS233]+[.AO233]+[.AK233]+[.AG233]+[.AC233]+[.Y233]+[.U233]+[.Q233]+[.M233]+[.K233]+[.I233]+[.G233]" ns41:value-type="float" table:style-name="ce45" office:value-type="float" office:value="0">
            <text:p/>
          </table:table-cell>
          <table:table-cell table:formula="of:=[.BB233]+[.BD233]" ns41:value-type="float" table:style-name="ce45" office:value-type="float" office:value="3">
            <text:p>3</text:p>
          </table:table-cell>
          <table:table-cell table:formula="of:=[.BC233]+[.BE233]" ns41:value-type="float" table:style-name="ce45" office:value-type="float" office:value="8">
            <text:p>8</text:p>
          </table:table-cell>
          <table:table-cell table:formula="of:=[.C23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table:formula="of:=[.AX234]+[.AT234]+[.AP234]+[.AL234]+[.AH234]+[.AD234]+[.Z234]+[.V234]+[.R234]+[.N234]" ns41:value-type="float" table:style-name="ce45" office:value-type="float" office:value="1">
            <text:p>1</text:p>
          </table:table-cell>
          <table:table-cell table:formula="of:=[.AY234]+[.AU234]+[.AQ234]+[.AM234]+[.AI234]+[.AE234]+[.AA234]+[.W234]+[.S234]+[.O234]+[.L234]+[.J234]+[.H234]+[.F234]" ns41:value-type="float" table:style-name="ce45" office:value-type="float" office:value="5">
            <text:p>5</text:p>
          </table:table-cell>
          <table:table-cell table:formula="of:=[.AZ234]+[.AV234]+[.AR234]+[.AN234]+[.AJ234]+[.AF234]+[.AB234]+[.X234]+[.T234]+[.P234]" ns41:value-type="float" table:style-name="ce45" office:value-type="float" office:value="0">
            <text:p/>
          </table:table-cell>
          <table:table-cell table:formula="of:=[.BA234]+[.AW234]+[.AS234]+[.AO234]+[.AK234]+[.AG234]+[.AC234]+[.Y234]+[.U234]+[.Q234]+[.M234]+[.K234]+[.I234]+[.G234]" ns41:value-type="float" table:style-name="ce45" office:value-type="float" office:value="0">
            <text:p/>
          </table:table-cell>
          <table:table-cell table:formula="of:=[.BB234]+[.BD234]" ns41:value-type="float" table:style-name="ce45" office:value-type="float" office:value="1">
            <text:p>1</text:p>
          </table:table-cell>
          <table:table-cell table:formula="of:=[.BC234]+[.BE234]" ns41:value-type="float" table:style-name="ce45" office:value-type="float" office:value="5">
            <text:p>5</text:p>
          </table:table-cell>
          <table:table-cell table:formula="of:=[.C23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0" office:value-type="float">
            <text:p>30</text:p>
          </table:table-cell>
          <table:table-cell table:number-columns-repeated="2"/>
          <table:table-cell ns41:value-type="float" office:value="44" office:value-type="float">
            <text:p>44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21" office:value-type="float">
            <text:p>12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0" office:value-type="float">
            <text:p>40</text:p>
          </table:table-cell>
          <table:table-cell table:number-columns-repeated="2"/>
          <table:table-cell ns41:value-type="float" office:value="13" office:value-type="float">
            <text:p>13</text:p>
          </table:table-cell>
          <table:table-cell ns41:value-type="float" office:value="81" office:value-type="float">
            <text:p>8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16" office:value-type="float">
            <text:p>16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6"/>
          <table:table-cell table:formula="of:=[.AX235]+[.AT235]+[.AP235]+[.AL235]+[.AH235]+[.AD235]+[.Z235]+[.V235]+[.R235]+[.N235]" ns41:value-type="float" table:style-name="ce45" office:value-type="float" office:value="35">
            <text:p>35</text:p>
          </table:table-cell>
          <table:table-cell table:formula="of:=[.AY235]+[.AU235]+[.AQ235]+[.AM235]+[.AI235]+[.AE235]+[.AA235]+[.W235]+[.S235]+[.O235]+[.L235]+[.J235]+[.H235]+[.F235]" ns41:value-type="float" table:style-name="ce45" office:value-type="float" office:value="340">
            <text:p>340</text:p>
          </table:table-cell>
          <table:table-cell table:formula="of:=[.AZ235]+[.AV235]+[.AR235]+[.AN235]+[.AJ235]+[.AF235]+[.AB235]+[.X235]+[.T235]+[.P235]" ns41:value-type="float" table:style-name="ce45" office:value-type="float" office:value="0">
            <text:p/>
          </table:table-cell>
          <table:table-cell table:formula="of:=[.BA235]+[.AW235]+[.AS235]+[.AO235]+[.AK235]+[.AG235]+[.AC235]+[.Y235]+[.U235]+[.Q235]+[.M235]+[.K235]+[.I235]+[.G235]" ns41:value-type="float" table:style-name="ce45" office:value-type="float" office:value="0">
            <text:p/>
          </table:table-cell>
          <table:table-cell table:formula="of:=[.BB235]+[.BD235]" ns41:value-type="float" table:style-name="ce45" office:value-type="float" office:value="35">
            <text:p>35</text:p>
          </table:table-cell>
          <table:table-cell table:formula="of:=[.BC235]+[.BE235]" ns41:value-type="float" table:style-name="ce45" office:value-type="float" office:value="340">
            <text:p>340</text:p>
          </table:table-cell>
          <table:table-cell table:formula="of:=[.C23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</text:p>
          </table:table-cell>
          <table:table-cell table:style-name="ce16"/>
          <table:table-cell table:formula="of:=[.F232]+[.F233]+[.F234]+[.F235]" ns41:value-type="float" table:style-name="ce16" office:value-type="float" office:value="0">
            <text:p>0</text:p>
          </table:table-cell>
          <table:table-cell table:formula="of:=[.G232]+[.G233]+[.G234]+[.G235]" ns41:value-type="float" table:style-name="ce16" office:value-type="float" office:value="0">
            <text:p>0</text:p>
          </table:table-cell>
          <table:table-cell table:formula="of:=[.H232]+[.H233]+[.H234]+[.H235]" ns41:value-type="float" table:style-name="ce16" office:value-type="float" office:value="2">
            <text:p>2</text:p>
          </table:table-cell>
          <table:table-cell table:formula="of:=[.I232]+[.I233]+[.I234]+[.I235]" ns41:value-type="float" table:style-name="ce16" office:value-type="float" office:value="0">
            <text:p>0</text:p>
          </table:table-cell>
          <table:table-cell table:formula="of:=[.J232]+[.J233]+[.J234]+[.J235]" ns41:value-type="float" table:style-name="ce16" office:value-type="float" office:value="3">
            <text:p>3</text:p>
          </table:table-cell>
          <table:table-cell table:formula="of:=[.K232]+[.K233]+[.K234]+[.K235]" ns41:value-type="float" table:style-name="ce16" office:value-type="float" office:value="0">
            <text:p>0</text:p>
          </table:table-cell>
          <table:table-cell table:formula="of:=[.L232]+[.L233]+[.L234]+[.L235]" ns41:value-type="float" table:style-name="ce16" office:value-type="float" office:value="30">
            <text:p>30</text:p>
          </table:table-cell>
          <table:table-cell table:formula="of:=[.M232]+[.M233]+[.M234]+[.M235]" ns41:value-type="float" table:style-name="ce16" office:value-type="float" office:value="0">
            <text:p>0</text:p>
          </table:table-cell>
          <table:table-cell table:formula="of:=[.N232]+[.N233]+[.N234]+[.N235]" ns41:value-type="float" table:style-name="ce16" office:value-type="float" office:value="0">
            <text:p>0</text:p>
          </table:table-cell>
          <table:table-cell table:formula="of:=[.O232]+[.O233]+[.O234]+[.O235]" ns41:value-type="float" table:style-name="ce16" office:value-type="float" office:value="45">
            <text:p>45</text:p>
          </table:table-cell>
          <table:table-cell table:formula="of:=[.P232]+[.P233]+[.P234]+[.P235]" ns41:value-type="float" table:style-name="ce16" office:value-type="float" office:value="0">
            <text:p>0</text:p>
          </table:table-cell>
          <table:table-cell table:formula="of:=[.Q232]+[.Q233]+[.Q234]+[.Q235]" ns41:value-type="float" table:style-name="ce16" office:value-type="float" office:value="0">
            <text:p>0</text:p>
          </table:table-cell>
          <table:table-cell table:formula="of:=[.R232]+[.R233]+[.R234]+[.R235]" ns41:value-type="float" table:style-name="ce16" office:value-type="float" office:value="2">
            <text:p>2</text:p>
          </table:table-cell>
          <table:table-cell table:formula="of:=[.S232]+[.S233]+[.S234]+[.S235]" ns41:value-type="float" table:style-name="ce16" office:value-type="float" office:value="122">
            <text:p>122</text:p>
          </table:table-cell>
          <table:table-cell table:formula="of:=[.T232]+[.T233]+[.T234]+[.T235]" ns41:value-type="float" table:style-name="ce16" office:value-type="float" office:value="0">
            <text:p>0</text:p>
          </table:table-cell>
          <table:table-cell table:formula="of:=[.U232]+[.U233]+[.U234]+[.U235]" ns41:value-type="float" table:style-name="ce16" office:value-type="float" office:value="0">
            <text:p>0</text:p>
          </table:table-cell>
          <table:table-cell table:formula="of:=[.V232]+[.V233]+[.V234]+[.V235]" ns41:value-type="float" table:style-name="ce16" office:value-type="float" office:value="1">
            <text:p>1</text:p>
          </table:table-cell>
          <table:table-cell table:formula="of:=[.W232]+[.W233]+[.W234]+[.W235]" ns41:value-type="float" table:style-name="ce16" office:value-type="float" office:value="44">
            <text:p>44</text:p>
          </table:table-cell>
          <table:table-cell table:formula="of:=[.X232]+[.X233]+[.X234]+[.X235]" ns41:value-type="float" table:style-name="ce16" office:value-type="float" office:value="0">
            <text:p>0</text:p>
          </table:table-cell>
          <table:table-cell table:formula="of:=[.Y232]+[.Y233]+[.Y234]+[.Y235]" ns41:value-type="float" table:style-name="ce16" office:value-type="float" office:value="0">
            <text:p>0</text:p>
          </table:table-cell>
          <table:table-cell table:formula="of:=[.Z232]+[.Z233]+[.Z234]+[.Z235]" ns41:value-type="float" table:style-name="ce16" office:value-type="float" office:value="68">
            <text:p>68</text:p>
          </table:table-cell>
          <table:table-cell table:formula="of:=[.AA232]+[.AA233]+[.AA234]+[.AA235]" ns41:value-type="float" table:style-name="ce16" office:value-type="float" office:value="96">
            <text:p>96</text:p>
          </table:table-cell>
          <table:table-cell table:formula="of:=[.AB232]+[.AB233]+[.AB234]+[.AB235]" ns41:value-type="float" table:style-name="ce16" office:value-type="float" office:value="0">
            <text:p>0</text:p>
          </table:table-cell>
          <table:table-cell table:formula="of:=[.AC232]+[.AC233]+[.AC234]+[.AC235]" ns41:value-type="float" table:style-name="ce16" office:value-type="float" office:value="1">
            <text:p>1</text:p>
          </table:table-cell>
          <table:table-cell table:formula="of:=[.AD232]+[.AD233]+[.AD234]+[.AD235]" ns41:value-type="float" table:style-name="ce16" office:value-type="float" office:value="139">
            <text:p>139</text:p>
          </table:table-cell>
          <table:table-cell table:formula="of:=[.AE232]+[.AE233]+[.AE234]+[.AE235]" ns41:value-type="float" table:style-name="ce16" office:value-type="float" office:value="29">
            <text:p>29</text:p>
          </table:table-cell>
          <table:table-cell table:formula="of:=[.AF232]+[.AF233]+[.AF234]+[.AF235]" ns41:value-type="float" table:style-name="ce16" office:value-type="float" office:value="0">
            <text:p>0</text:p>
          </table:table-cell>
          <table:table-cell table:formula="of:=[.AG232]+[.AG233]+[.AG234]+[.AG235]" ns41:value-type="float" table:style-name="ce16" office:value-type="float" office:value="0">
            <text:p>0</text:p>
          </table:table-cell>
          <table:table-cell table:formula="of:=[.AH232]+[.AH233]+[.AH234]+[.AH235]" ns41:value-type="float" table:style-name="ce16" office:value-type="float" office:value="70">
            <text:p>70</text:p>
          </table:table-cell>
          <table:table-cell table:formula="of:=[.AI232]+[.AI233]+[.AI234]+[.AI235]" ns41:value-type="float" table:style-name="ce16" office:value-type="float" office:value="11">
            <text:p>11</text:p>
          </table:table-cell>
          <table:table-cell table:formula="of:=[.AJ232]+[.AJ233]+[.AJ234]+[.AJ235]" ns41:value-type="float" table:style-name="ce16" office:value-type="float" office:value="1">
            <text:p>1</text:p>
          </table:table-cell>
          <table:table-cell table:formula="of:=[.AK232]+[.AK233]+[.AK234]+[.AK235]" ns41:value-type="float" table:style-name="ce16" office:value-type="float" office:value="0">
            <text:p>0</text:p>
          </table:table-cell>
          <table:table-cell table:formula="of:=[.AL232]+[.AL233]+[.AL234]+[.AL235]" ns41:value-type="float" table:style-name="ce16" office:value-type="float" office:value="25">
            <text:p>25</text:p>
          </table:table-cell>
          <table:table-cell table:formula="of:=[.AM232]+[.AM233]+[.AM234]+[.AM235]" ns41:value-type="float" table:style-name="ce16" office:value-type="float" office:value="2">
            <text:p>2</text:p>
          </table:table-cell>
          <table:table-cell table:formula="of:=[.AN232]+[.AN233]+[.AN234]+[.AN235]" ns41:value-type="float" table:style-name="ce16" office:value-type="float" office:value="1">
            <text:p>1</text:p>
          </table:table-cell>
          <table:table-cell table:formula="of:=[.AO232]+[.AO233]+[.AO234]+[.AO235]" ns41:value-type="float" table:style-name="ce16" office:value-type="float" office:value="0">
            <text:p>0</text:p>
          </table:table-cell>
          <table:table-cell table:formula="of:=[.AP232]+[.AP233]+[.AP234]+[.AP235]" ns41:value-type="float" table:style-name="ce16" office:value-type="float" office:value="14">
            <text:p>14</text:p>
          </table:table-cell>
          <table:table-cell table:formula="of:=[.AQ232]+[.AQ233]+[.AQ234]+[.AQ235]" ns41:value-type="float" table:style-name="ce16" office:value-type="float" office:value="1">
            <text:p>1</text:p>
          </table:table-cell>
          <table:table-cell table:formula="of:=[.AR232]+[.AR233]+[.AR234]+[.AR235]" ns41:value-type="float" table:style-name="ce16" office:value-type="float" office:value="1">
            <text:p>1</text:p>
          </table:table-cell>
          <table:table-cell table:formula="of:=[.AS232]+[.AS233]+[.AS234]+[.AS235]" ns41:value-type="float" table:style-name="ce16" office:value-type="float" office:value="0">
            <text:p>0</text:p>
          </table:table-cell>
          <table:table-cell table:formula="of:=[.AT232]+[.AT233]+[.AT234]+[.AT235]" ns41:value-type="float" table:style-name="ce16" office:value-type="float" office:value="21">
            <text:p>21</text:p>
          </table:table-cell>
          <table:table-cell table:formula="of:=[.AU232]+[.AU233]+[.AU234]+[.AU235]" ns41:value-type="float" table:style-name="ce16" office:value-type="float" office:value="3">
            <text:p>3</text:p>
          </table:table-cell>
          <table:table-cell table:formula="of:=[.AV232]+[.AV233]+[.AV234]+[.AV235]" ns41:value-type="float" table:style-name="ce16" office:value-type="float" office:value="1">
            <text:p>1</text:p>
          </table:table-cell>
          <table:table-cell table:formula="of:=[.AW232]+[.AW233]+[.AW234]+[.AW235]" ns41:value-type="float" table:style-name="ce16" office:value-type="float" office:value="0">
            <text:p>0</text:p>
          </table:table-cell>
          <table:table-cell table:formula="of:=[.AX232]+[.AX233]+[.AX234]+[.AX235]" ns41:value-type="float" table:style-name="ce16" office:value-type="float" office:value="0">
            <text:p>0</text:p>
          </table:table-cell>
          <table:table-cell table:formula="of:=[.AY232]+[.AY233]+[.AY234]+[.AY235]" ns41:value-type="float" table:style-name="ce16" office:value-type="float" office:value="0">
            <text:p>0</text:p>
          </table:table-cell>
          <table:table-cell table:formula="of:=[.AZ232]+[.AZ233]+[.AZ234]+[.AZ235]" ns41:value-type="float" table:style-name="ce16" office:value-type="float" office:value="0">
            <text:p>0</text:p>
          </table:table-cell>
          <table:table-cell table:formula="of:=[.BA232]+[.BA233]+[.BA234]+[.BA235]" ns41:value-type="float" table:style-name="ce16" office:value-type="float" office:value="0">
            <text:p>0</text:p>
          </table:table-cell>
          <table:table-cell table:formula="of:=[.AX236]+[.AT236]+[.AP236]+[.AL236]+[.AH236]+[.AD236]+[.Z236]+[.V236]+[.R236]+[.N236]" ns41:value-type="float" table:style-name="ce46" office:value-type="float" office:value="340">
            <text:p>340</text:p>
          </table:table-cell>
          <table:table-cell table:formula="of:=[.AY236]+[.AU236]+[.AQ236]+[.AM236]+[.AI236]+[.AE236]+[.AA236]+[.W236]+[.S236]+[.O236]+[.L236]+[.J236]+[.H236]+[.F236]" ns41:value-type="float" table:style-name="ce46" office:value-type="float" office:value="388">
            <text:p>388</text:p>
          </table:table-cell>
          <table:table-cell table:formula="of:=[.AZ236]+[.AV236]+[.AR236]+[.AN236]+[.AJ236]+[.AF236]+[.AB236]+[.X236]+[.T236]+[.P236]" ns41:value-type="float" table:style-name="ce46" office:value-type="float" office:value="4">
            <text:p>4</text:p>
          </table:table-cell>
          <table:table-cell table:formula="of:=[.BA236]+[.AW236]+[.AS236]+[.AO236]+[.AK236]+[.AG236]+[.AC236]+[.Y236]+[.U236]+[.Q236]+[.M236]+[.K236]+[.I236]+[.G236]" ns41:value-type="float" table:style-name="ce46" office:value-type="float" office:value="1">
            <text:p>1</text:p>
          </table:table-cell>
          <table:table-cell table:formula="of:=[.BB236]+[.BD236]" ns41:value-type="float" table:style-name="ce46" office:value-type="float" office:value="344">
            <text:p>344</text:p>
          </table:table-cell>
          <table:table-cell table:formula="of:=[.BC236]+[.BE236]" ns41:value-type="float" table:style-name="ce46" office:value-type="float" office:value="389">
            <text:p>389</text:p>
          </table:table-cell>
          <table:table-cell table:formula="of:=[.C236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37]+[.AT237]+[.AP237]+[.AL237]+[.AH237]+[.AD237]+[.Z237]+[.V237]+[.R237]+[.N237]" ns41:value-type="float" table:style-name="ce45" office:value-type="float" office:value="0">
            <text:p/>
          </table:table-cell>
          <table:table-cell table:formula="of:=[.AY237]+[.AU237]+[.AQ237]+[.AM237]+[.AI237]+[.AE237]+[.AA237]+[.W237]+[.S237]+[.O237]+[.L237]+[.J237]+[.H237]+[.F237]" ns41:value-type="float" table:style-name="ce45" office:value-type="float" office:value="0">
            <text:p/>
          </table:table-cell>
          <table:table-cell table:formula="of:=[.AZ237]+[.AV237]+[.AR237]+[.AN237]+[.AJ237]+[.AF237]+[.AB237]+[.X237]+[.T237]+[.P237]" ns41:value-type="float" table:style-name="ce45" office:value-type="float" office:value="0">
            <text:p/>
          </table:table-cell>
          <table:table-cell table:formula="of:=[.BA237]+[.AW237]+[.AS237]+[.AO237]+[.AK237]+[.AG237]+[.AC237]+[.Y237]+[.U237]+[.Q237]+[.M237]+[.K237]+[.I237]+[.G237]" ns41:value-type="float" table:style-name="ce45" office:value-type="float" office:value="0">
            <text:p/>
          </table:table-cell>
          <table:table-cell table:formula="of:=[.BB237]+[.BD237]" ns41:value-type="float" table:style-name="ce45" office:value-type="float" office:value="0">
            <text:p/>
          </table:table-cell>
          <table:table-cell table:formula="of:=[.BC237]+[.BE237]" ns41:value-type="float" table:style-name="ce45" office:value-type="float" office:value="0">
            <text:p/>
          </table:table-cell>
          <table:table-cell table:formula="of:=[.C23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I</text:p>
          </table:table-cell>
          <table:table-cell table:number-columns-repeated="2"/>
          <table:table-cell ns41:value-type="string" table:style-name="ce24" office:value-type="string">
            <text:p>Papier, enz.</text:p>
          </table:table-cell>
          <table:table-cell table:number-columns-repeated="49"/>
          <table:table-cell table:formula="of:=[.AX238]+[.AT238]+[.AP238]+[.AL238]+[.AH238]+[.AD238]+[.Z238]+[.V238]+[.R238]+[.N238]" ns41:value-type="float" table:style-name="ce45" office:value-type="float" office:value="0">
            <text:p/>
          </table:table-cell>
          <table:table-cell table:formula="of:=[.AY238]+[.AU238]+[.AQ238]+[.AM238]+[.AI238]+[.AE238]+[.AA238]+[.W238]+[.S238]+[.O238]+[.L238]+[.J238]+[.H238]+[.F238]" ns41:value-type="float" table:style-name="ce45" office:value-type="float" office:value="0">
            <text:p/>
          </table:table-cell>
          <table:table-cell table:formula="of:=[.AZ238]+[.AV238]+[.AR238]+[.AN238]+[.AJ238]+[.AF238]+[.AB238]+[.X238]+[.T238]+[.P238]" ns41:value-type="float" table:style-name="ce45" office:value-type="float" office:value="0">
            <text:p/>
          </table:table-cell>
          <table:table-cell table:formula="of:=[.BA238]+[.AW238]+[.AS238]+[.AO238]+[.AK238]+[.AG238]+[.AC238]+[.Y238]+[.U238]+[.Q238]+[.M238]+[.K238]+[.I238]+[.G238]" ns41:value-type="float" table:style-name="ce45" office:value-type="float" office:value="0">
            <text:p/>
          </table:table-cell>
          <table:table-cell table:formula="of:=[.BB238]+[.BD238]" ns41:value-type="float" table:style-name="ce45" office:value-type="float" office:value="0">
            <text:p/>
          </table:table-cell>
          <table:table-cell table:formula="of:=[.BC238]+[.BE238]" ns41:value-type="float" table:style-name="ce45" office:value-type="float" office:value="0">
            <text:p/>
          </table:table-cell>
          <table:table-cell table:formula="of:=[.C23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Papier- en kartonvervaardiging.</text:p>
          </table:table-cell>
          <table:table-cell table:number-columns-repeated="49"/>
          <table:table-cell table:formula="of:=[.AX239]+[.AT239]+[.AP239]+[.AL239]+[.AH239]+[.AD239]+[.Z239]+[.V239]+[.R239]+[.N239]" ns41:value-type="float" table:style-name="ce45" office:value-type="float" office:value="0">
            <text:p/>
          </table:table-cell>
          <table:table-cell table:formula="of:=[.AY239]+[.AU239]+[.AQ239]+[.AM239]+[.AI239]+[.AE239]+[.AA239]+[.W239]+[.S239]+[.O239]+[.L239]+[.J239]+[.H239]+[.F239]" ns41:value-type="float" table:style-name="ce45" office:value-type="float" office:value="0">
            <text:p/>
          </table:table-cell>
          <table:table-cell table:formula="of:=[.AZ239]+[.AV239]+[.AR239]+[.AN239]+[.AJ239]+[.AF239]+[.AB239]+[.X239]+[.T239]+[.P239]" ns41:value-type="float" table:style-name="ce45" office:value-type="float" office:value="0">
            <text:p/>
          </table:table-cell>
          <table:table-cell table:formula="of:=[.BA239]+[.AW239]+[.AS239]+[.AO239]+[.AK239]+[.AG239]+[.AC239]+[.Y239]+[.U239]+[.Q239]+[.M239]+[.K239]+[.I239]+[.G239]" ns41:value-type="float" table:style-name="ce45" office:value-type="float" office:value="0">
            <text:p/>
          </table:table-cell>
          <table:table-cell table:formula="of:=[.BB239]+[.BD239]" ns41:value-type="float" table:style-name="ce45" office:value-type="float" office:value="0">
            <text:p/>
          </table:table-cell>
          <table:table-cell table:formula="of:=[.BC239]+[.BE239]" ns41:value-type="float" table:style-name="ce45" office:value-type="float" office:value="0">
            <text:p/>
          </table:table-cell>
          <table:table-cell table:formula="of:=[.C23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Fabricage van papier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240]+[.AT240]+[.AP240]+[.AL240]+[.AH240]+[.AD240]+[.Z240]+[.V240]+[.R240]+[.N240]" ns41:value-type="float" table:style-name="ce45" office:value-type="float" office:value="2">
            <text:p>2</text:p>
          </table:table-cell>
          <table:table-cell table:formula="of:=[.AY240]+[.AU240]+[.AQ240]+[.AM240]+[.AI240]+[.AE240]+[.AA240]+[.W240]+[.S240]+[.O240]+[.L240]+[.J240]+[.H240]+[.F240]" ns41:value-type="float" table:style-name="ce45" office:value-type="float" office:value="0">
            <text:p/>
          </table:table-cell>
          <table:table-cell table:formula="of:=[.AZ240]+[.AV240]+[.AR240]+[.AN240]+[.AJ240]+[.AF240]+[.AB240]+[.X240]+[.T240]+[.P240]" ns41:value-type="float" table:style-name="ce45" office:value-type="float" office:value="0">
            <text:p/>
          </table:table-cell>
          <table:table-cell table:formula="of:=[.BA240]+[.AW240]+[.AS240]+[.AO240]+[.AK240]+[.AG240]+[.AC240]+[.Y240]+[.U240]+[.Q240]+[.M240]+[.K240]+[.I240]+[.G240]" ns41:value-type="float" table:style-name="ce45" office:value-type="float" office:value="0">
            <text:p/>
          </table:table-cell>
          <table:table-cell table:formula="of:=[.BB240]+[.BD240]" ns41:value-type="float" table:style-name="ce45" office:value-type="float" office:value="2">
            <text:p>2</text:p>
          </table:table-cell>
          <table:table-cell table:formula="of:=[.BC240]+[.BE240]" ns41:value-type="float" table:style-name="ce45" office:value-type="float" office:value="0">
            <text:p/>
          </table:table-cell>
          <table:table-cell table:formula="of:=[.C240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0" office:value-type="float">
            <text:p>30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office:annotation draw:style-name="gr1" svg:height="2.032cm" draw:caption-point-y="0.284cm" svg:width="3.547cm" svg:x="31.847cm" draw:caption-point-x="-0.141cm" svg:y="133.64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241]+[.AT241]+[.AP241]+[.AL241]+[.AH241]+[.AD241]+[.Z241]+[.V241]+[.R241]+[.N241]" ns41:value-type="float" table:style-name="ce45" office:value-type="float" office:value="61">
            <text:p>61</text:p>
          </table:table-cell>
          <table:table-cell table:formula="of:=[.AY241]+[.AU241]+[.AQ241]+[.AM241]+[.AI241]+[.AE241]+[.AA241]+[.W241]+[.S241]+[.O241]+[.L241]+[.J241]+[.H241]+[.F241]" ns41:value-type="float" table:style-name="ce45" office:value-type="float" office:value="31">
            <text:p>31</text:p>
          </table:table-cell>
          <table:table-cell table:formula="of:=[.AZ241]+[.AV241]+[.AR241]+[.AN241]+[.AJ241]+[.AF241]+[.AB241]+[.X241]+[.T241]+[.P241]" ns41:value-type="float" table:style-name="ce45" office:value-type="float" office:value="0">
            <text:p/>
          </table:table-cell>
          <table:table-cell table:formula="of:=[.BA241]+[.AW241]+[.AS241]+[.AO241]+[.AK241]+[.AG241]+[.AC241]+[.Y241]+[.U241]+[.Q241]+[.M241]+[.K241]+[.I241]+[.G241]" ns41:value-type="float" table:style-name="ce45" office:value-type="float" office:value="0">
            <text:p/>
          </table:table-cell>
          <table:table-cell table:formula="of:=[.BB241]+[.BD241]" ns41:value-type="float" table:style-name="ce45" office:value-type="float" office:value="61">
            <text:p>61</text:p>
          </table:table-cell>
          <table:table-cell table:formula="of:=[.BC241]+[.BE241]" ns41:value-type="float" table:style-name="ce45" office:value-type="float" office:value="31">
            <text:p>31</text:p>
          </table:table-cell>
          <table:table-cell table:formula="of:=[.C241]" ns41:value-type="float" table:style-name="ce45" office:value-type="float" office:value="24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42]+[.AT242]+[.AP242]+[.AL242]+[.AH242]+[.AD242]+[.Z242]+[.V242]+[.R242]+[.N242]" ns41:value-type="float" table:style-name="ce45" office:value-type="float" office:value="0">
            <text:p/>
          </table:table-cell>
          <table:table-cell table:formula="of:=[.AY242]+[.AU242]+[.AQ242]+[.AM242]+[.AI242]+[.AE242]+[.AA242]+[.W242]+[.S242]+[.O242]+[.L242]+[.J242]+[.H242]+[.F242]" ns41:value-type="float" table:style-name="ce45" office:value-type="float" office:value="0">
            <text:p/>
          </table:table-cell>
          <table:table-cell table:formula="of:=[.AZ242]+[.AV242]+[.AR242]+[.AN242]+[.AJ242]+[.AF242]+[.AB242]+[.X242]+[.T242]+[.P242]" ns41:value-type="float" table:style-name="ce45" office:value-type="float" office:value="0">
            <text:p/>
          </table:table-cell>
          <table:table-cell table:formula="of:=[.BA242]+[.AW242]+[.AS242]+[.AO242]+[.AK242]+[.AG242]+[.AC242]+[.Y242]+[.U242]+[.Q242]+[.M242]+[.K242]+[.I242]+[.G242]" ns41:value-type="float" table:style-name="ce45" office:value-type="float" office:value="0">
            <text:p/>
          </table:table-cell>
          <table:table-cell table:formula="of:=[.BB242]+[.BD242]" ns41:value-type="float" table:style-name="ce45" office:value-type="float" office:value="0">
            <text:p/>
          </table:table-cell>
          <table:table-cell table:formula="of:=[.BC242]+[.BE242]" ns41:value-type="float" table:style-name="ce45" office:value-type="float" office:value="0">
            <text:p/>
          </table:table-cell>
          <table:table-cell table:formula="of:=[.C24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I</text:p>
          </table:table-cell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Papier- en kartonbewerking.</text:p>
          </table:table-cell>
          <table:table-cell table:number-columns-repeated="49"/>
          <table:table-cell table:formula="of:=[.AX243]+[.AT243]+[.AP243]+[.AL243]+[.AH243]+[.AD243]+[.Z243]+[.V243]+[.R243]+[.N243]" ns41:value-type="float" table:style-name="ce45" office:value-type="float" office:value="0">
            <text:p/>
          </table:table-cell>
          <table:table-cell table:formula="of:=[.AY243]+[.AU243]+[.AQ243]+[.AM243]+[.AI243]+[.AE243]+[.AA243]+[.W243]+[.S243]+[.O243]+[.L243]+[.J243]+[.H243]+[.F243]" ns41:value-type="float" table:style-name="ce45" office:value-type="float" office:value="0">
            <text:p/>
          </table:table-cell>
          <table:table-cell table:formula="of:=[.AZ243]+[.AV243]+[.AR243]+[.AN243]+[.AJ243]+[.AF243]+[.AB243]+[.X243]+[.T243]+[.P243]" ns41:value-type="float" table:style-name="ce45" office:value-type="float" office:value="0">
            <text:p/>
          </table:table-cell>
          <table:table-cell table:formula="of:=[.BA243]+[.AW243]+[.AS243]+[.AO243]+[.AK243]+[.AG243]+[.AC243]+[.Y243]+[.U243]+[.Q243]+[.M243]+[.K243]+[.I243]+[.G243]" ns41:value-type="float" table:style-name="ce45" office:value-type="float" office:value="0">
            <text:p/>
          </table:table-cell>
          <table:table-cell table:formula="of:=[.BB243]+[.BD243]" ns41:value-type="float" table:style-name="ce45" office:value-type="float" office:value="0">
            <text:p/>
          </table:table-cell>
          <table:table-cell table:formula="of:=[.BC243]+[.BE243]" ns41:value-type="float" table:style-name="ce45" office:value-type="float" office:value="0">
            <text:p/>
          </table:table-cell>
          <table:table-cell table:formula="of:=[.C243]" ns41:value-type="float" table:style-name="ce45" office:value-type="float" office:value="0">
            <text:p/>
          </table:table-cell>
          <table:table-cell ns41:value-type="string" office:value-type="string">
            <text:p>30_0168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Fabricage van kartonnage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244]+[.AT244]+[.AP244]+[.AL244]+[.AH244]+[.AD244]+[.Z244]+[.V244]+[.R244]+[.N244]" ns41:value-type="float" table:style-name="ce45" office:value-type="float" office:value="1">
            <text:p>1</text:p>
          </table:table-cell>
          <table:table-cell table:formula="of:=[.AY244]+[.AU244]+[.AQ244]+[.AM244]+[.AI244]+[.AE244]+[.AA244]+[.W244]+[.S244]+[.O244]+[.L244]+[.J244]+[.H244]+[.F244]" ns41:value-type="float" table:style-name="ce45" office:value-type="float" office:value="0">
            <text:p/>
          </table:table-cell>
          <table:table-cell table:formula="of:=[.AZ244]+[.AV244]+[.AR244]+[.AN244]+[.AJ244]+[.AF244]+[.AB244]+[.X244]+[.T244]+[.P244]" ns41:value-type="float" table:style-name="ce45" office:value-type="float" office:value="0">
            <text:p/>
          </table:table-cell>
          <table:table-cell table:formula="of:=[.BA244]+[.AW244]+[.AS244]+[.AO244]+[.AK244]+[.AG244]+[.AC244]+[.Y244]+[.U244]+[.Q244]+[.M244]+[.K244]+[.I244]+[.G244]" ns41:value-type="float" table:style-name="ce45" office:value-type="float" office:value="0">
            <text:p/>
          </table:table-cell>
          <table:table-cell table:formula="of:=[.BB244]+[.BD244]" ns41:value-type="float" table:style-name="ce45" office:value-type="float" office:value="1">
            <text:p>1</text:p>
          </table:table-cell>
          <table:table-cell table:formula="of:=[.BC244]+[.BE244]" ns41:value-type="float" table:style-name="ce45" office:value-type="float" office:value="0">
            <text:p/>
          </table:table-cell>
          <table:table-cell table:formula="of:=[.C244]" ns41:value-type="float" table:style-name="ce45" office:value-type="float" office:value="1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45]+[.AT245]+[.AP245]+[.AL245]+[.AH245]+[.AD245]+[.Z245]+[.V245]+[.R245]+[.N245]" ns41:value-type="float" table:style-name="ce45" office:value-type="float" office:value="0">
            <text:p/>
          </table:table-cell>
          <table:table-cell table:formula="of:=[.AY245]+[.AU245]+[.AQ245]+[.AM245]+[.AI245]+[.AE245]+[.AA245]+[.W245]+[.S245]+[.O245]+[.L245]+[.J245]+[.H245]+[.F245]" ns41:value-type="float" table:style-name="ce45" office:value-type="float" office:value="0">
            <text:p/>
          </table:table-cell>
          <table:table-cell table:formula="of:=[.AZ245]+[.AV245]+[.AR245]+[.AN245]+[.AJ245]+[.AF245]+[.AB245]+[.X245]+[.T245]+[.P245]" ns41:value-type="float" table:style-name="ce45" office:value-type="float" office:value="0">
            <text:p/>
          </table:table-cell>
          <table:table-cell table:formula="of:=[.BA245]+[.AW245]+[.AS245]+[.AO245]+[.AK245]+[.AG245]+[.AC245]+[.Y245]+[.U245]+[.Q245]+[.M245]+[.K245]+[.I245]+[.G245]" ns41:value-type="float" table:style-name="ce45" office:value-type="float" office:value="0">
            <text:p/>
          </table:table-cell>
          <table:table-cell table:formula="of:=[.BB245]+[.BD245]" ns41:value-type="float" table:style-name="ce45" office:value-type="float" office:value="0">
            <text:p/>
          </table:table-cell>
          <table:table-cell table:formula="of:=[.BC245]+[.BE245]" ns41:value-type="float" table:style-name="ce45" office:value-type="float" office:value="0">
            <text:p/>
          </table:table-cell>
          <table:table-cell table:formula="of:=[.C24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246]+[.AT246]+[.AP246]+[.AL246]+[.AH246]+[.AD246]+[.Z246]+[.V246]+[.R246]+[.N246]" ns41:value-type="float" table:style-name="ce45" office:value-type="float" office:value="1">
            <text:p>1</text:p>
          </table:table-cell>
          <table:table-cell table:formula="of:=[.AY246]+[.AU246]+[.AQ246]+[.AM246]+[.AI246]+[.AE246]+[.AA246]+[.W246]+[.S246]+[.O246]+[.L246]+[.J246]+[.H246]+[.F246]" ns41:value-type="float" table:style-name="ce45" office:value-type="float" office:value="0">
            <text:p/>
          </table:table-cell>
          <table:table-cell table:formula="of:=[.AZ246]+[.AV246]+[.AR246]+[.AN246]+[.AJ246]+[.AF246]+[.AB246]+[.X246]+[.T246]+[.P246]" ns41:value-type="float" table:style-name="ce45" office:value-type="float" office:value="0">
            <text:p/>
          </table:table-cell>
          <table:table-cell table:formula="of:=[.BA246]+[.AW246]+[.AS246]+[.AO246]+[.AK246]+[.AG246]+[.AC246]+[.Y246]+[.U246]+[.Q246]+[.M246]+[.K246]+[.I246]+[.G246]" ns41:value-type="float" table:style-name="ce45" office:value-type="float" office:value="0">
            <text:p/>
          </table:table-cell>
          <table:table-cell table:formula="of:=[.BB246]+[.BD246]" ns41:value-type="float" table:style-name="ce45" office:value-type="float" office:value="1">
            <text:p>1</text:p>
          </table:table-cell>
          <table:table-cell table:formula="of:=[.BC246]+[.BE246]" ns41:value-type="float" table:style-name="ce45" office:value-type="float" office:value="0">
            <text:p/>
          </table:table-cell>
          <table:table-cell table:formula="of:=[.C24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247]+[.AT247]+[.AP247]+[.AL247]+[.AH247]+[.AD247]+[.Z247]+[.V247]+[.R247]+[.N247]" ns41:value-type="float" table:style-name="ce45" office:value-type="float" office:value="2">
            <text:p>2</text:p>
          </table:table-cell>
          <table:table-cell table:formula="of:=[.AY247]+[.AU247]+[.AQ247]+[.AM247]+[.AI247]+[.AE247]+[.AA247]+[.W247]+[.S247]+[.O247]+[.L247]+[.J247]+[.H247]+[.F247]" ns41:value-type="float" table:style-name="ce45" office:value-type="float" office:value="0">
            <text:p/>
          </table:table-cell>
          <table:table-cell table:formula="of:=[.AZ247]+[.AV247]+[.AR247]+[.AN247]+[.AJ247]+[.AF247]+[.AB247]+[.X247]+[.T247]+[.P247]" ns41:value-type="float" table:style-name="ce45" office:value-type="float" office:value="0">
            <text:p/>
          </table:table-cell>
          <table:table-cell table:formula="of:=[.BA247]+[.AW247]+[.AS247]+[.AO247]+[.AK247]+[.AG247]+[.AC247]+[.Y247]+[.U247]+[.Q247]+[.M247]+[.K247]+[.I247]+[.G247]" ns41:value-type="float" table:style-name="ce45" office:value-type="float" office:value="0">
            <text:p/>
          </table:table-cell>
          <table:table-cell table:formula="of:=[.BB247]+[.BD247]" ns41:value-type="float" table:style-name="ce45" office:value-type="float" office:value="2">
            <text:p>2</text:p>
          </table:table-cell>
          <table:table-cell table:formula="of:=[.BC247]+[.BE247]" ns41:value-type="float" table:style-name="ce45" office:value-type="float" office:value="0">
            <text:p/>
          </table:table-cell>
          <table:table-cell table:formula="of:=[.C24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</text:p>
          </table:table-cell>
          <table:table-cell ns41:value-type="string" office:value-type="string">
            <text:p>C</text:p>
          </table:table-cell>
          <table:table-cell table:number-columns-repeated="48"/>
          <table:table-cell table:formula="of:=[.AX248]+[.AT248]+[.AP248]+[.AL248]+[.AH248]+[.AD248]+[.Z248]+[.V248]+[.R248]+[.N248]" ns41:value-type="float" table:style-name="ce45" office:value-type="float" office:value="0">
            <text:p/>
          </table:table-cell>
          <table:table-cell table:formula="of:=[.AY248]+[.AU248]+[.AQ248]+[.AM248]+[.AI248]+[.AE248]+[.AA248]+[.W248]+[.S248]+[.O248]+[.L248]+[.J248]+[.H248]+[.F248]" ns41:value-type="float" table:style-name="ce45" office:value-type="float" office:value="0">
            <text:p/>
          </table:table-cell>
          <table:table-cell table:formula="of:=[.AZ248]+[.AV248]+[.AR248]+[.AN248]+[.AJ248]+[.AF248]+[.AB248]+[.X248]+[.T248]+[.P248]" ns41:value-type="float" table:style-name="ce45" office:value-type="float" office:value="0">
            <text:p/>
          </table:table-cell>
          <table:table-cell table:formula="of:=[.BA248]+[.AW248]+[.AS248]+[.AO248]+[.AK248]+[.AG248]+[.AC248]+[.Y248]+[.U248]+[.Q248]+[.M248]+[.K248]+[.I248]+[.G248]" ns41:value-type="float" table:style-name="ce45" office:value-type="float" office:value="0">
            <text:p/>
          </table:table-cell>
          <table:table-cell table:formula="of:=[.BB248]+[.BD248]" ns41:value-type="float" table:style-name="ce45" office:value-type="float" office:value="0">
            <text:p/>
          </table:table-cell>
          <table:table-cell table:formula="of:=[.BC248]+[.BE248]" ns41:value-type="float" table:style-name="ce45" office:value-type="float" office:value="0">
            <text:p/>
          </table:table-cell>
          <table:table-cell table:formula="of:=[.C24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0" office:value-type="float">
            <text:p>30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office:annotation draw:style-name="gr1" svg:height="2.032cm" draw:caption-point-y="0.284cm" svg:width="3.547cm" svg:x="31.847cm" draw:caption-point-x="-0.141cm" svg:y="137.37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table:formula="of:=[.AX249]+[.AT249]+[.AP249]+[.AL249]+[.AH249]+[.AD249]+[.Z249]+[.V249]+[.R249]+[.N249]" ns41:value-type="float" table:style-name="ce45" office:value-type="float" office:value="61">
            <text:p>61</text:p>
          </table:table-cell>
          <table:table-cell table:formula="of:=[.AY249]+[.AU249]+[.AQ249]+[.AM249]+[.AI249]+[.AE249]+[.AA249]+[.W249]+[.S249]+[.O249]+[.L249]+[.J249]+[.H249]+[.F249]" ns41:value-type="float" table:style-name="ce45" office:value-type="float" office:value="31">
            <text:p>31</text:p>
          </table:table-cell>
          <table:table-cell table:formula="of:=[.AZ249]+[.AV249]+[.AR249]+[.AN249]+[.AJ249]+[.AF249]+[.AB249]+[.X249]+[.T249]+[.P249]" ns41:value-type="float" table:style-name="ce45" office:value-type="float" office:value="0">
            <text:p/>
          </table:table-cell>
          <table:table-cell table:formula="of:=[.BA249]+[.AW249]+[.AS249]+[.AO249]+[.AK249]+[.AG249]+[.AC249]+[.Y249]+[.U249]+[.Q249]+[.M249]+[.K249]+[.I249]+[.G249]" ns41:value-type="float" table:style-name="ce45" office:value-type="float" office:value="0">
            <text:p/>
          </table:table-cell>
          <table:table-cell table:formula="of:=[.BB249]+[.BD249]" ns41:value-type="float" table:style-name="ce45" office:value-type="float" office:value="61">
            <text:p>61</text:p>
          </table:table-cell>
          <table:table-cell table:formula="of:=[.BC249]+[.BE249]" ns41:value-type="float" table:style-name="ce45" office:value-type="float" office:value="31">
            <text:p>31</text:p>
          </table:table-cell>
          <table:table-cell table:formula="of:=[.C24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I</text:p>
          </table:table-cell>
          <table:table-cell table:style-name="ce16"/>
          <table:table-cell table:formula="of:=[.F246]+[.F247]+[.F248]+[.F249]" ns41:value-type="float" table:style-name="ce16" office:value-type="float" office:value="0">
            <text:p>0</text:p>
          </table:table-cell>
          <table:table-cell table:formula="of:=[.G246]+[.G247]+[.G248]+[.G249]" ns41:value-type="float" table:style-name="ce16" office:value-type="float" office:value="0">
            <text:p>0</text:p>
          </table:table-cell>
          <table:table-cell table:formula="of:=[.H246]+[.H247]+[.H248]+[.H249]" ns41:value-type="float" table:style-name="ce16" office:value-type="float" office:value="0">
            <text:p>0</text:p>
          </table:table-cell>
          <table:table-cell table:formula="of:=[.I246]+[.I247]+[.I248]+[.I249]" ns41:value-type="float" table:style-name="ce16" office:value-type="float" office:value="0">
            <text:p>0</text:p>
          </table:table-cell>
          <table:table-cell table:formula="of:=[.J246]+[.J247]+[.J248]+[.J249]" ns41:value-type="float" table:style-name="ce16" office:value-type="float" office:value="1">
            <text:p>1</text:p>
          </table:table-cell>
          <table:table-cell table:formula="of:=[.K246]+[.K247]+[.K248]+[.K249]" ns41:value-type="float" table:style-name="ce16" office:value-type="float" office:value="0">
            <text:p>0</text:p>
          </table:table-cell>
          <table:table-cell table:formula="of:=[.L246]+[.L247]+[.L248]+[.L249]" ns41:value-type="float" table:style-name="ce16" office:value-type="float" office:value="7">
            <text:p>7</text:p>
          </table:table-cell>
          <table:table-cell table:formula="of:=[.M246]+[.M247]+[.M248]+[.M249]" ns41:value-type="float" table:style-name="ce16" office:value-type="float" office:value="0">
            <text:p>0</text:p>
          </table:table-cell>
          <table:table-cell table:formula="of:=[.N246]+[.N247]+[.N248]+[.N249]" ns41:value-type="float" table:style-name="ce16" office:value-type="float" office:value="0">
            <text:p>0</text:p>
          </table:table-cell>
          <table:table-cell table:formula="of:=[.O246]+[.O247]+[.O248]+[.O249]" ns41:value-type="float" table:style-name="ce16" office:value-type="float" office:value="10">
            <text:p>10</text:p>
          </table:table-cell>
          <table:table-cell table:formula="of:=[.P246]+[.P247]+[.P248]+[.P249]" ns41:value-type="float" table:style-name="ce16" office:value-type="float" office:value="0">
            <text:p>0</text:p>
          </table:table-cell>
          <table:table-cell table:formula="of:=[.Q246]+[.Q247]+[.Q248]+[.Q249]" ns41:value-type="float" table:style-name="ce16" office:value-type="float" office:value="0">
            <text:p>0</text:p>
          </table:table-cell>
          <table:table-cell table:formula="of:=[.R246]+[.R247]+[.R248]+[.R249]" ns41:value-type="float" table:style-name="ce16" office:value-type="float" office:value="3">
            <text:p>3</text:p>
          </table:table-cell>
          <table:table-cell table:formula="of:=[.S246]+[.S247]+[.S248]+[.S249]" ns41:value-type="float" table:style-name="ce16" office:value-type="float" office:value="10">
            <text:p>10</text:p>
          </table:table-cell>
          <table:table-cell table:formula="of:=[.T246]+[.T247]+[.T248]+[.T249]" ns41:value-type="float" table:style-name="ce16" office:value-type="float" office:value="0">
            <text:p>0</text:p>
          </table:table-cell>
          <table:table-cell table:formula="of:=[.U246]+[.U247]+[.U248]+[.U249]" ns41:value-type="float" table:style-name="ce16" office:value-type="float" office:value="0">
            <text:p>0</text:p>
          </table:table-cell>
          <table:table-cell table:formula="of:=[.V246]+[.V247]+[.V248]+[.V249]" ns41:value-type="float" table:style-name="ce16" office:value-type="float" office:value="4">
            <text:p>4</text:p>
          </table:table-cell>
          <table:table-cell table:formula="of:=[.W246]+[.W247]+[.W248]+[.W249]" ns41:value-type="float" table:style-name="ce16" office:value-type="float" office:value="1">
            <text:p>1</text:p>
          </table:table-cell>
          <table:table-cell table:formula="of:=[.X246]+[.X247]+[.X248]+[.X249]" ns41:value-type="float" table:style-name="ce16" office:value-type="float" office:value="0">
            <text:p>0</text:p>
          </table:table-cell>
          <table:table-cell table:formula="of:=[.Y246]+[.Y247]+[.Y248]+[.Y249]" ns41:value-type="float" table:style-name="ce16" office:value-type="float" office:value="0">
            <text:p>0</text:p>
          </table:table-cell>
          <table:table-cell table:formula="of:=[.Z246]+[.Z247]+[.Z248]+[.Z249]" ns41:value-type="float" table:style-name="ce16" office:value-type="float" office:value="31">
            <text:p>31</text:p>
          </table:table-cell>
          <table:table-cell table:formula="of:=[.AA246]+[.AA247]+[.AA248]+[.AA249]" ns41:value-type="float" table:style-name="ce16" office:value-type="float" office:value="2">
            <text:p>2</text:p>
          </table:table-cell>
          <table:table-cell table:formula="of:=[.AB246]+[.AB247]+[.AB248]+[.AB249]" ns41:value-type="float" table:style-name="ce16" office:value-type="float" office:value="0">
            <text:p>0</text:p>
          </table:table-cell>
          <table:table-cell table:formula="of:=[.AC246]+[.AC247]+[.AC248]+[.AC249]" ns41:value-type="float" table:style-name="ce16" office:value-type="float" office:value="0">
            <text:p>0</text:p>
          </table:table-cell>
          <table:table-cell table:formula="of:=[.AD246]+[.AD247]+[.AD248]+[.AD249]" ns41:value-type="float" table:style-name="ce16" office:value-type="float" office:value="15">
            <text:p>15</text:p>
          </table:table-cell>
          <table:table-cell table:formula="of:=[.AE246]+[.AE247]+[.AE248]+[.AE249]" ns41:value-type="float" table:style-name="ce16" office:value-type="float" office:value="0">
            <text:p>0</text:p>
          </table:table-cell>
          <table:table-cell table:formula="of:=[.AF246]+[.AF247]+[.AF248]+[.AF249]" ns41:value-type="float" table:style-name="ce16" office:value-type="float" office:value="0">
            <text:p>0</text:p>
          </table:table-cell>
          <table:table-cell table:formula="of:=[.AG246]+[.AG247]+[.AG248]+[.AG249]" ns41:value-type="float" table:style-name="ce16" office:value-type="float" office:value="0">
            <text:p>0</text:p>
          </table:table-cell>
          <table:table-cell table:formula="of:=[.AH246]+[.AH247]+[.AH248]+[.AH249]" ns41:value-type="float" table:style-name="ce16" office:value-type="float" office:value="9">
            <text:p>9</text:p>
          </table:table-cell>
          <table:table-cell table:formula="of:=[.AI246]+[.AI247]+[.AI248]+[.AI249]" ns41:value-type="float" table:style-name="ce16" office:value-type="float" office:value="0">
            <text:p>0</text:p>
          </table:table-cell>
          <table:table-cell table:formula="of:=[.AJ246]+[.AJ247]+[.AJ248]+[.AJ249]" ns41:value-type="float" table:style-name="ce16" office:value-type="float" office:value="0">
            <text:p>0</text:p>
          </table:table-cell>
          <table:table-cell table:formula="of:=[.AK246]+[.AK247]+[.AK248]+[.AK249]" ns41:value-type="float" table:style-name="ce16" office:value-type="float" office:value="0">
            <text:p>0</text:p>
          </table:table-cell>
          <table:table-cell table:formula="of:=[.AL246]+[.AL247]+[.AL248]+[.AL249]" ns41:value-type="float" table:style-name="ce16" office:value-type="float" office:value="1">
            <text:p>1</text:p>
          </table:table-cell>
          <table:table-cell table:formula="of:=[.AM246]+[.AM247]+[.AM248]+[.AM249]" ns41:value-type="float" table:style-name="ce16" office:value-type="float" office:value="0">
            <text:p>0</text:p>
          </table:table-cell>
          <table:table-cell table:formula="of:=[.AN246]+[.AN247]+[.AN248]+[.AN249]" ns41:value-type="float" table:style-name="ce16" office:value-type="float" office:value="0">
            <text:p>0</text:p>
          </table:table-cell>
          <table:table-cell table:formula="of:=[.AO246]+[.AO247]+[.AO248]+[.AO249]" ns41:value-type="float" table:style-name="ce16" office:value-type="float" office:value="0">
            <text:p>0</text:p>
          </table:table-cell>
          <table:table-cell table:formula="of:=[.AP246]+[.AP247]+[.AP248]+[.AP249]" ns41:value-type="float" table:style-name="ce16" office:value-type="float" office:value="1">
            <text:p>1</text:p>
          </table:table-cell>
          <table:table-cell table:formula="of:=[.AQ246]+[.AQ247]+[.AQ248]+[.AQ249]" ns41:value-type="float" table:style-name="ce16" office:value-type="float" office:value="0">
            <text:p>0</text:p>
          </table:table-cell>
          <table:table-cell table:formula="of:=[.AR246]+[.AR247]+[.AR248]+[.AR249]" ns41:value-type="float" table:style-name="ce16" office:value-type="float" office:value="0">
            <text:p>0</text:p>
          </table:table-cell>
          <table:table-cell table:formula="of:=[.AS246]+[.AS247]+[.AS248]+[.AS249]" ns41:value-type="float" table:style-name="ce16" office:value-type="float" office:value="0">
            <text:p>0</text:p>
          </table:table-cell>
          <table:table-cell table:formula="of:=[.AT246]+[.AT247]+[.AT248]+[.AT249]" ns41:value-type="float" table:style-name="ce16" office:value-type="float" office:value="0">
            <text:p>0</text:p>
          </table:table-cell>
          <table:table-cell table:formula="of:=[.AU246]+[.AU247]+[.AU248]+[.AU249]" ns41:value-type="float" table:style-name="ce16" office:value-type="float" office:value="0">
            <text:p>0</text:p>
          </table:table-cell>
          <table:table-cell table:formula="of:=[.AV246]+[.AV247]+[.AV248]+[.AV249]" ns41:value-type="float" table:style-name="ce16" office:value-type="float" office:value="0">
            <text:p>0</text:p>
          </table:table-cell>
          <table:table-cell table:formula="of:=[.AW246]+[.AW247]+[.AW248]+[.AW249]" ns41:value-type="float" table:style-name="ce16" office:value-type="float" office:value="0">
            <text:p>0</text:p>
          </table:table-cell>
          <table:table-cell table:formula="of:=[.AX246]+[.AX247]+[.AX248]+[.AX249]" ns41:value-type="float" table:style-name="ce16" office:value-type="float" office:value="0">
            <text:p>0</text:p>
          </table:table-cell>
          <table:table-cell table:formula="of:=[.AY246]+[.AY247]+[.AY248]+[.AY249]" ns41:value-type="float" table:style-name="ce16" office:value-type="float" office:value="0">
            <text:p>0</text:p>
          </table:table-cell>
          <table:table-cell table:formula="of:=[.AZ246]+[.AZ247]+[.AZ248]+[.AZ249]" ns41:value-type="float" table:style-name="ce16" office:value-type="float" office:value="0">
            <text:p>0</text:p>
          </table:table-cell>
          <table:table-cell table:formula="of:=[.BA246]+[.BA247]+[.BA248]+[.BA249]" ns41:value-type="float" table:style-name="ce16" office:value-type="float" office:value="0">
            <text:p>0</text:p>
          </table:table-cell>
          <table:table-cell table:formula="of:=[.AX250]+[.AT250]+[.AP250]+[.AL250]+[.AH250]+[.AD250]+[.Z250]+[.V250]+[.R250]+[.N250]" ns41:value-type="float" table:style-name="ce46" office:value-type="float" office:value="64">
            <text:p>64</text:p>
          </table:table-cell>
          <table:table-cell table:formula="of:=[.AY250]+[.AU250]+[.AQ250]+[.AM250]+[.AI250]+[.AE250]+[.AA250]+[.W250]+[.S250]+[.O250]+[.L250]+[.J250]+[.H250]+[.F250]" ns41:value-type="float" table:style-name="ce46" office:value-type="float" office:value="31">
            <text:p>31</text:p>
          </table:table-cell>
          <table:table-cell table:formula="of:=[.AZ250]+[.AV250]+[.AR250]+[.AN250]+[.AJ250]+[.AF250]+[.AB250]+[.X250]+[.T250]+[.P250]" ns41:value-type="float" table:style-name="ce46" office:value-type="float" office:value="0">
            <text:p/>
          </table:table-cell>
          <table:table-cell table:formula="of:=[.BA250]+[.AW250]+[.AS250]+[.AO250]+[.AK250]+[.AG250]+[.AC250]+[.Y250]+[.U250]+[.Q250]+[.M250]+[.K250]+[.I250]+[.G250]" ns41:value-type="float" table:style-name="ce46" office:value-type="float" office:value="0">
            <text:p/>
          </table:table-cell>
          <table:table-cell table:formula="of:=[.BB250]+[.BD250]" ns41:value-type="float" table:style-name="ce46" office:value-type="float" office:value="64">
            <text:p>64</text:p>
          </table:table-cell>
          <table:table-cell table:formula="of:=[.BC250]+[.BE250]" ns41:value-type="float" table:style-name="ce46" office:value-type="float" office:value="31">
            <text:p>31</text:p>
          </table:table-cell>
          <table:table-cell table:formula="of:=[.C250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51]+[.AT251]+[.AP251]+[.AL251]+[.AH251]+[.AD251]+[.Z251]+[.V251]+[.R251]+[.N251]" ns41:value-type="float" table:style-name="ce45" office:value-type="float" office:value="0">
            <text:p/>
          </table:table-cell>
          <table:table-cell table:formula="of:=[.AY251]+[.AU251]+[.AQ251]+[.AM251]+[.AI251]+[.AE251]+[.AA251]+[.W251]+[.S251]+[.O251]+[.L251]+[.J251]+[.H251]+[.F251]" ns41:value-type="float" table:style-name="ce45" office:value-type="float" office:value="0">
            <text:p/>
          </table:table-cell>
          <table:table-cell table:formula="of:=[.AZ251]+[.AV251]+[.AR251]+[.AN251]+[.AJ251]+[.AF251]+[.AB251]+[.X251]+[.T251]+[.P251]" ns41:value-type="float" table:style-name="ce45" office:value-type="float" office:value="0">
            <text:p/>
          </table:table-cell>
          <table:table-cell table:formula="of:=[.BA251]+[.AW251]+[.AS251]+[.AO251]+[.AK251]+[.AG251]+[.AC251]+[.Y251]+[.U251]+[.Q251]+[.M251]+[.K251]+[.I251]+[.G251]" ns41:value-type="float" table:style-name="ce45" office:value-type="float" office:value="0">
            <text:p/>
          </table:table-cell>
          <table:table-cell table:formula="of:=[.BB251]+[.BD251]" ns41:value-type="float" table:style-name="ce45" office:value-type="float" office:value="0">
            <text:p/>
          </table:table-cell>
          <table:table-cell table:formula="of:=[.BC251]+[.BE251]" ns41:value-type="float" table:style-name="ce45" office:value-type="float" office:value="0">
            <text:p/>
          </table:table-cell>
          <table:table-cell table:formula="of:=[.C25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XII</text:p>
          </table:table-cell>
          <table:table-cell table:number-columns-repeated="2"/>
          <table:table-cell ns41:value-type="string" table:style-name="ce24" office:value-type="string">
            <text:p>Scheepsbouw, vervaardiging van rijtuigen, enz.</text:p>
          </table:table-cell>
          <table:table-cell table:number-columns-repeated="49"/>
          <table:table-cell table:formula="of:=[.AX252]+[.AT252]+[.AP252]+[.AL252]+[.AH252]+[.AD252]+[.Z252]+[.V252]+[.R252]+[.N252]" ns41:value-type="float" table:style-name="ce45" office:value-type="float" office:value="0">
            <text:p/>
          </table:table-cell>
          <table:table-cell table:formula="of:=[.AY252]+[.AU252]+[.AQ252]+[.AM252]+[.AI252]+[.AE252]+[.AA252]+[.W252]+[.S252]+[.O252]+[.L252]+[.J252]+[.H252]+[.F252]" ns41:value-type="float" table:style-name="ce45" office:value-type="float" office:value="0">
            <text:p/>
          </table:table-cell>
          <table:table-cell table:formula="of:=[.AZ252]+[.AV252]+[.AR252]+[.AN252]+[.AJ252]+[.AF252]+[.AB252]+[.X252]+[.T252]+[.P252]" ns41:value-type="float" table:style-name="ce45" office:value-type="float" office:value="0">
            <text:p/>
          </table:table-cell>
          <table:table-cell table:formula="of:=[.BA252]+[.AW252]+[.AS252]+[.AO252]+[.AK252]+[.AG252]+[.AC252]+[.Y252]+[.U252]+[.Q252]+[.M252]+[.K252]+[.I252]+[.G252]" ns41:value-type="float" table:style-name="ce45" office:value-type="float" office:value="0">
            <text:p/>
          </table:table-cell>
          <table:table-cell table:formula="of:=[.BB252]+[.BD252]" ns41:value-type="float" table:style-name="ce45" office:value-type="float" office:value="0">
            <text:p/>
          </table:table-cell>
          <table:table-cell table:formula="of:=[.BC252]+[.BE252]" ns41:value-type="float" table:style-name="ce45" office:value-type="float" office:value="0">
            <text:p/>
          </table:table-cell>
          <table:table-cell table:formula="of:=[.C25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Scheepsbouw (incl. marine-inrichtingen).</text:p>
          </table:table-cell>
          <table:table-cell table:number-columns-repeated="49"/>
          <table:table-cell table:formula="of:=[.AX253]+[.AT253]+[.AP253]+[.AL253]+[.AH253]+[.AD253]+[.Z253]+[.V253]+[.R253]+[.N253]" ns41:value-type="float" table:style-name="ce45" office:value-type="float" office:value="0">
            <text:p/>
          </table:table-cell>
          <table:table-cell table:formula="of:=[.AY253]+[.AU253]+[.AQ253]+[.AM253]+[.AI253]+[.AE253]+[.AA253]+[.W253]+[.S253]+[.O253]+[.L253]+[.J253]+[.H253]+[.F253]" ns41:value-type="float" table:style-name="ce45" office:value-type="float" office:value="0">
            <text:p/>
          </table:table-cell>
          <table:table-cell table:formula="of:=[.AZ253]+[.AV253]+[.AR253]+[.AN253]+[.AJ253]+[.AF253]+[.AB253]+[.X253]+[.T253]+[.P253]" ns41:value-type="float" table:style-name="ce45" office:value-type="float" office:value="0">
            <text:p/>
          </table:table-cell>
          <table:table-cell table:formula="of:=[.BA253]+[.AW253]+[.AS253]+[.AO253]+[.AK253]+[.AG253]+[.AC253]+[.Y253]+[.U253]+[.Q253]+[.M253]+[.K253]+[.I253]+[.G253]" ns41:value-type="float" table:style-name="ce45" office:value-type="float" office:value="0">
            <text:p/>
          </table:table-cell>
          <table:table-cell table:formula="of:=[.BB253]+[.BD253]" ns41:value-type="float" table:style-name="ce45" office:value-type="float" office:value="0">
            <text:p/>
          </table:table-cell>
          <table:table-cell table:formula="of:=[.BC253]+[.BE253]" ns41:value-type="float" table:style-name="ce45" office:value-type="float" office:value="0">
            <text:p/>
          </table:table-cell>
          <table:table-cell table:formula="of:=[.C25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Scheepma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5" office:value-type="float">
            <office:annotation draw:style-name="gr1" svg:height="2.034cm" draw:caption-point-y="0.286cm" svg:width="3.547cm" svg:x="31.847cm" draw:caption-point-x="-0.141cm" svg:y="140.6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5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table:formula="of:=[.AX254]+[.AT254]+[.AP254]+[.AL254]+[.AH254]+[.AD254]+[.Z254]+[.V254]+[.R254]+[.N254]" ns41:value-type="float" table:style-name="ce45" office:value-type="float" office:value="18">
            <text:p>18</text:p>
          </table:table-cell>
          <table:table-cell table:formula="of:=[.AY254]+[.AU254]+[.AQ254]+[.AM254]+[.AI254]+[.AE254]+[.AA254]+[.W254]+[.S254]+[.O254]+[.L254]+[.J254]+[.H254]+[.F254]" ns41:value-type="float" table:style-name="ce45" office:value-type="float" office:value="2">
            <text:p>2</text:p>
          </table:table-cell>
          <table:table-cell table:formula="of:=[.AZ254]+[.AV254]+[.AR254]+[.AN254]+[.AJ254]+[.AF254]+[.AB254]+[.X254]+[.T254]+[.P254]" ns41:value-type="float" table:style-name="ce45" office:value-type="float" office:value="0">
            <text:p/>
          </table:table-cell>
          <table:table-cell table:formula="of:=[.BA254]+[.AW254]+[.AS254]+[.AO254]+[.AK254]+[.AG254]+[.AC254]+[.Y254]+[.U254]+[.Q254]+[.M254]+[.K254]+[.I254]+[.G254]" ns41:value-type="float" table:style-name="ce45" office:value-type="float" office:value="0">
            <text:p/>
          </table:table-cell>
          <table:table-cell table:formula="of:=[.BB254]+[.BD254]" ns41:value-type="float" table:style-name="ce45" office:value-type="float" office:value="18">
            <text:p>18</text:p>
          </table:table-cell>
          <table:table-cell table:formula="of:=[.BC254]+[.BE254]" ns41:value-type="float" table:style-name="ce45" office:value-type="float" office:value="2">
            <text:p>2</text:p>
          </table:table-cell>
          <table:table-cell table:formula="of:=[.C254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41"/>
          <table:table-cell ns41:value-type="float" office:value="1" office:value-type="float">
            <text:p>1</text:p>
          </table:table-cell>
          <table:table-cell table:number-columns-repeated="6"/>
          <table:table-cell table:formula="of:=[.AX255]+[.AT255]+[.AP255]+[.AL255]+[.AH255]+[.AD255]+[.Z255]+[.V255]+[.R255]+[.N255]" ns41:value-type="float" table:style-name="ce45" office:value-type="float" office:value="0">
            <text:p/>
          </table:table-cell>
          <table:table-cell table:formula="of:=[.AY255]+[.AU255]+[.AQ255]+[.AM255]+[.AI255]+[.AE255]+[.AA255]+[.W255]+[.S255]+[.O255]+[.L255]+[.J255]+[.H255]+[.F255]" ns41:value-type="float" table:style-name="ce45" office:value-type="float" office:value="1">
            <text:p>1</text:p>
          </table:table-cell>
          <table:table-cell table:formula="of:=[.AZ255]+[.AV255]+[.AR255]+[.AN255]+[.AJ255]+[.AF255]+[.AB255]+[.X255]+[.T255]+[.P255]" ns41:value-type="float" table:style-name="ce45" office:value-type="float" office:value="0">
            <text:p/>
          </table:table-cell>
          <table:table-cell table:formula="of:=[.BA255]+[.AW255]+[.AS255]+[.AO255]+[.AK255]+[.AG255]+[.AC255]+[.Y255]+[.U255]+[.Q255]+[.M255]+[.K255]+[.I255]+[.G255]" ns41:value-type="float" table:style-name="ce45" office:value-type="float" office:value="0">
            <text:p/>
          </table:table-cell>
          <table:table-cell table:formula="of:=[.BB255]+[.BD255]" ns41:value-type="float" table:style-name="ce45" office:value-type="float" office:value="0">
            <text:p/>
          </table:table-cell>
          <table:table-cell table:formula="of:=[.BC255]+[.BE255]" ns41:value-type="float" table:style-name="ce45" office:value-type="float" office:value="1">
            <text:p>1</text:p>
          </table:table-cell>
          <table:table-cell table:formula="of:=[.C255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table:formula="of:=[.AX256]+[.AT256]+[.AP256]+[.AL256]+[.AH256]+[.AD256]+[.Z256]+[.V256]+[.R256]+[.N256]" ns41:value-type="float" table:style-name="ce45" office:value-type="float" office:value="0">
            <text:p/>
          </table:table-cell>
          <table:table-cell table:formula="of:=[.AY256]+[.AU256]+[.AQ256]+[.AM256]+[.AI256]+[.AE256]+[.AA256]+[.W256]+[.S256]+[.O256]+[.L256]+[.J256]+[.H256]+[.F256]" ns41:value-type="float" table:style-name="ce45" office:value-type="float" office:value="1">
            <text:p>1</text:p>
          </table:table-cell>
          <table:table-cell table:formula="of:=[.AZ256]+[.AV256]+[.AR256]+[.AN256]+[.AJ256]+[.AF256]+[.AB256]+[.X256]+[.T256]+[.P256]" ns41:value-type="float" table:style-name="ce45" office:value-type="float" office:value="0">
            <text:p/>
          </table:table-cell>
          <table:table-cell table:formula="of:=[.BA256]+[.AW256]+[.AS256]+[.AO256]+[.AK256]+[.AG256]+[.AC256]+[.Y256]+[.U256]+[.Q256]+[.M256]+[.K256]+[.I256]+[.G256]" ns41:value-type="float" table:style-name="ce45" office:value-type="float" office:value="0">
            <text:p/>
          </table:table-cell>
          <table:table-cell table:formula="of:=[.BB256]+[.BD256]" ns41:value-type="float" table:style-name="ce45" office:value-type="float" office:value="0">
            <text:p/>
          </table:table-cell>
          <table:table-cell table:formula="of:=[.BC256]+[.BE256]" ns41:value-type="float" table:style-name="ce45" office:value-type="float" office:value="1">
            <text:p>1</text:p>
          </table:table-cell>
          <table:table-cell table:formula="of:=[.C256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5" office:value-type="float">
            <text:p>15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21" office:value-type="float">
            <office:annotation draw:style-name="gr1" svg:height="2.032cm" draw:caption-point-y="0.284cm" svg:width="3.547cm" svg:x="31.847cm" draw:caption-point-x="-0.141cm" svg:y="142.02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1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table:number-columns-repeated="19"/>
          <table:table-cell table:formula="of:=[.AX257]+[.AT257]+[.AP257]+[.AL257]+[.AH257]+[.AD257]+[.Z257]+[.V257]+[.R257]+[.N257]" ns41:value-type="float" table:style-name="ce45" office:value-type="float" office:value="44">
            <text:p>44</text:p>
          </table:table-cell>
          <table:table-cell table:formula="of:=[.AY257]+[.AU257]+[.AQ257]+[.AM257]+[.AI257]+[.AE257]+[.AA257]+[.W257]+[.S257]+[.O257]+[.L257]+[.J257]+[.H257]+[.F257]" ns41:value-type="float" table:style-name="ce45" office:value-type="float" office:value="38">
            <text:p>38</text:p>
          </table:table-cell>
          <table:table-cell table:formula="of:=[.AZ257]+[.AV257]+[.AR257]+[.AN257]+[.AJ257]+[.AF257]+[.AB257]+[.X257]+[.T257]+[.P257]" ns41:value-type="float" table:style-name="ce45" office:value-type="float" office:value="0">
            <text:p/>
          </table:table-cell>
          <table:table-cell table:formula="of:=[.BA257]+[.AW257]+[.AS257]+[.AO257]+[.AK257]+[.AG257]+[.AC257]+[.Y257]+[.U257]+[.Q257]+[.M257]+[.K257]+[.I257]+[.G257]" ns41:value-type="float" table:style-name="ce45" office:value-type="float" office:value="1">
            <text:p>1</text:p>
          </table:table-cell>
          <table:table-cell table:formula="of:=[.BB257]+[.BD257]" ns41:value-type="float" table:style-name="ce45" office:value-type="float" office:value="44">
            <text:p>44</text:p>
          </table:table-cell>
          <table:table-cell table:formula="of:=[.BC257]+[.BE257]" ns41:value-type="float" table:style-name="ce45" office:value-type="float" office:value="39">
            <text:p>39</text:p>
          </table:table-cell>
          <table:table-cell table:formula="of:=[.C257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Rijtuigen, enz.</text:p>
          </table:table-cell>
          <table:table-cell table:number-columns-repeated="49"/>
          <table:table-cell table:formula="of:=[.AX258]+[.AT258]+[.AP258]+[.AL258]+[.AH258]+[.AD258]+[.Z258]+[.V258]+[.R258]+[.N258]" ns41:value-type="float" table:style-name="ce45" office:value-type="float" office:value="0">
            <text:p/>
          </table:table-cell>
          <table:table-cell table:formula="of:=[.AY258]+[.AU258]+[.AQ258]+[.AM258]+[.AI258]+[.AE258]+[.AA258]+[.W258]+[.S258]+[.O258]+[.L258]+[.J258]+[.H258]+[.F258]" ns41:value-type="float" table:style-name="ce45" office:value-type="float" office:value="0">
            <text:p/>
          </table:table-cell>
          <table:table-cell table:formula="of:=[.AZ258]+[.AV258]+[.AR258]+[.AN258]+[.AJ258]+[.AF258]+[.AB258]+[.X258]+[.T258]+[.P258]" ns41:value-type="float" table:style-name="ce45" office:value-type="float" office:value="0">
            <text:p/>
          </table:table-cell>
          <table:table-cell table:formula="of:=[.BA258]+[.AW258]+[.AS258]+[.AO258]+[.AK258]+[.AG258]+[.AC258]+[.Y258]+[.U258]+[.Q258]+[.M258]+[.K258]+[.I258]+[.G258]" ns41:value-type="float" table:style-name="ce45" office:value-type="float" office:value="0">
            <text:p/>
          </table:table-cell>
          <table:table-cell table:formula="of:=[.BB258]+[.BD258]" ns41:value-type="float" table:style-name="ce45" office:value-type="float" office:value="0">
            <text:p/>
          </table:table-cell>
          <table:table-cell table:formula="of:=[.BC258]+[.BE258]" ns41:value-type="float" table:style-name="ce45" office:value-type="float" office:value="0">
            <text:p/>
          </table:table-cell>
          <table:table-cell table:formula="of:=[.C25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Fabricage van rijtuigen</text:p>
          </table:table-cell>
          <table:table-cell ns41:value-type="string" office:value-type="string">
            <text:p>A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259]+[.AT259]+[.AP259]+[.AL259]+[.AH259]+[.AD259]+[.Z259]+[.V259]+[.R259]+[.N259]" ns41:value-type="float" table:style-name="ce45" office:value-type="float" office:value="15">
            <text:p>15</text:p>
          </table:table-cell>
          <table:table-cell table:formula="of:=[.AY259]+[.AU259]+[.AQ259]+[.AM259]+[.AI259]+[.AE259]+[.AA259]+[.W259]+[.S259]+[.O259]+[.L259]+[.J259]+[.H259]+[.F259]" ns41:value-type="float" table:style-name="ce45" office:value-type="float" office:value="2">
            <text:p>2</text:p>
          </table:table-cell>
          <table:table-cell table:formula="of:=[.AZ259]+[.AV259]+[.AR259]+[.AN259]+[.AJ259]+[.AF259]+[.AB259]+[.X259]+[.T259]+[.P259]" ns41:value-type="float" table:style-name="ce45" office:value-type="float" office:value="0">
            <text:p/>
          </table:table-cell>
          <table:table-cell table:formula="of:=[.BA259]+[.AW259]+[.AS259]+[.AO259]+[.AK259]+[.AG259]+[.AC259]+[.Y259]+[.U259]+[.Q259]+[.M259]+[.K259]+[.I259]+[.G259]" ns41:value-type="float" table:style-name="ce45" office:value-type="float" office:value="0">
            <text:p/>
          </table:table-cell>
          <table:table-cell table:formula="of:=[.BB259]+[.BD259]" ns41:value-type="float" table:style-name="ce45" office:value-type="float" office:value="15">
            <text:p>15</text:p>
          </table:table-cell>
          <table:table-cell table:formula="of:=[.BC259]+[.BE259]" ns41:value-type="float" table:style-name="ce45" office:value-type="float" office:value="2">
            <text:p>2</text:p>
          </table:table-cell>
          <table:table-cell table:formula="of:=[.C259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table:formula="of:=[.AX260]+[.AT260]+[.AP260]+[.AL260]+[.AH260]+[.AD260]+[.Z260]+[.V260]+[.R260]+[.N260]" ns41:value-type="float" table:style-name="ce45" office:value-type="float" office:value="0">
            <text:p/>
          </table:table-cell>
          <table:table-cell table:formula="of:=[.AY260]+[.AU260]+[.AQ260]+[.AM260]+[.AI260]+[.AE260]+[.AA260]+[.W260]+[.S260]+[.O260]+[.L260]+[.J260]+[.H260]+[.F260]" ns41:value-type="float" table:style-name="ce45" office:value-type="float" office:value="1">
            <text:p>1</text:p>
          </table:table-cell>
          <table:table-cell table:formula="of:=[.AZ260]+[.AV260]+[.AR260]+[.AN260]+[.AJ260]+[.AF260]+[.AB260]+[.X260]+[.T260]+[.P260]" ns41:value-type="float" table:style-name="ce45" office:value-type="float" office:value="0">
            <text:p/>
          </table:table-cell>
          <table:table-cell table:formula="of:=[.BA260]+[.AW260]+[.AS260]+[.AO260]+[.AK260]+[.AG260]+[.AC260]+[.Y260]+[.U260]+[.Q260]+[.M260]+[.K260]+[.I260]+[.G260]" ns41:value-type="float" table:style-name="ce45" office:value-type="float" office:value="0">
            <text:p/>
          </table:table-cell>
          <table:table-cell table:formula="of:=[.BB260]+[.BD260]" ns41:value-type="float" table:style-name="ce45" office:value-type="float" office:value="0">
            <text:p/>
          </table:table-cell>
          <table:table-cell table:formula="of:=[.BC260]+[.BE260]" ns41:value-type="float" table:style-name="ce45" office:value-type="float" office:value="1">
            <text:p>1</text:p>
          </table:table-cell>
          <table:table-cell table:formula="of:=[.C260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261]+[.AT261]+[.AP261]+[.AL261]+[.AH261]+[.AD261]+[.Z261]+[.V261]+[.R261]+[.N261]" ns41:value-type="float" table:style-name="ce45" office:value-type="float" office:value="0">
            <text:p/>
          </table:table-cell>
          <table:table-cell table:formula="of:=[.AY261]+[.AU261]+[.AQ261]+[.AM261]+[.AI261]+[.AE261]+[.AA261]+[.W261]+[.S261]+[.O261]+[.L261]+[.J261]+[.H261]+[.F261]" ns41:value-type="float" table:style-name="ce45" office:value-type="float" office:value="1">
            <text:p>1</text:p>
          </table:table-cell>
          <table:table-cell table:formula="of:=[.AZ261]+[.AV261]+[.AR261]+[.AN261]+[.AJ261]+[.AF261]+[.AB261]+[.X261]+[.T261]+[.P261]" ns41:value-type="float" table:style-name="ce45" office:value-type="float" office:value="0">
            <text:p/>
          </table:table-cell>
          <table:table-cell table:formula="of:=[.BA261]+[.AW261]+[.AS261]+[.AO261]+[.AK261]+[.AG261]+[.AC261]+[.Y261]+[.U261]+[.Q261]+[.M261]+[.K261]+[.I261]+[.G261]" ns41:value-type="float" table:style-name="ce45" office:value-type="float" office:value="0">
            <text:p/>
          </table:table-cell>
          <table:table-cell table:formula="of:=[.BB261]+[.BD261]" ns41:value-type="float" table:style-name="ce45" office:value-type="float" office:value="0">
            <text:p/>
          </table:table-cell>
          <table:table-cell table:formula="of:=[.BC261]+[.BE261]" ns41:value-type="float" table:style-name="ce45" office:value-type="float" office:value="1">
            <text:p>1</text:p>
          </table:table-cell>
          <table:table-cell table:formula="of:=[.C261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Fabricage van wagens (wagenmakers)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9" office:value-type="float">
            <office:annotation draw:style-name="gr1" svg:height="2.032cm" draw:caption-point-y="0.284cm" svg:width="3.547cm" svg:x="32.152cm" draw:caption-point-x="-0.446cm" svg:y="144.35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39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table:formula="of:=[.AX262]+[.AT262]+[.AP262]+[.AL262]+[.AH262]+[.AD262]+[.Z262]+[.V262]+[.R262]+[.N262]" ns41:value-type="float" table:style-name="ce45" office:value-type="float" office:value="98">
            <text:p>98</text:p>
          </table:table-cell>
          <table:table-cell table:formula="of:=[.AY262]+[.AU262]+[.AQ262]+[.AM262]+[.AI262]+[.AE262]+[.AA262]+[.W262]+[.S262]+[.O262]+[.L262]+[.J262]+[.H262]+[.F262]" ns41:value-type="float" table:style-name="ce45" office:value-type="float" office:value="13">
            <text:p>13</text:p>
          </table:table-cell>
          <table:table-cell table:formula="of:=[.AZ262]+[.AV262]+[.AR262]+[.AN262]+[.AJ262]+[.AF262]+[.AB262]+[.X262]+[.T262]+[.P262]" ns41:value-type="float" table:style-name="ce45" office:value-type="float" office:value="3">
            <text:p>3</text:p>
          </table:table-cell>
          <table:table-cell table:formula="of:=[.BA262]+[.AW262]+[.AS262]+[.AO262]+[.AK262]+[.AG262]+[.AC262]+[.Y262]+[.U262]+[.Q262]+[.M262]+[.K262]+[.I262]+[.G262]" ns41:value-type="float" table:style-name="ce45" office:value-type="float" office:value="0">
            <text:p/>
          </table:table-cell>
          <table:table-cell table:formula="of:=[.BB262]+[.BD262]" ns41:value-type="float" table:style-name="ce45" office:value-type="float" office:value="101">
            <text:p>101</text:p>
          </table:table-cell>
          <table:table-cell table:formula="of:=[.BC262]+[.BE262]" ns41:value-type="float" table:style-name="ce45" office:value-type="float" office:value="13">
            <text:p>13</text:p>
          </table:table-cell>
          <table:table-cell table:formula="of:=[.C262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263]+[.AT263]+[.AP263]+[.AL263]+[.AH263]+[.AD263]+[.Z263]+[.V263]+[.R263]+[.N263]" ns41:value-type="float" table:style-name="ce45" office:value-type="float" office:value="1">
            <text:p>1</text:p>
          </table:table-cell>
          <table:table-cell table:formula="of:=[.AY263]+[.AU263]+[.AQ263]+[.AM263]+[.AI263]+[.AE263]+[.AA263]+[.W263]+[.S263]+[.O263]+[.L263]+[.J263]+[.H263]+[.F263]" ns41:value-type="float" table:style-name="ce45" office:value-type="float" office:value="0">
            <text:p/>
          </table:table-cell>
          <table:table-cell table:formula="of:=[.AZ263]+[.AV263]+[.AR263]+[.AN263]+[.AJ263]+[.AF263]+[.AB263]+[.X263]+[.T263]+[.P263]" ns41:value-type="float" table:style-name="ce45" office:value-type="float" office:value="0">
            <text:p/>
          </table:table-cell>
          <table:table-cell table:formula="of:=[.BA263]+[.AW263]+[.AS263]+[.AO263]+[.AK263]+[.AG263]+[.AC263]+[.Y263]+[.U263]+[.Q263]+[.M263]+[.K263]+[.I263]+[.G263]" ns41:value-type="float" table:style-name="ce45" office:value-type="float" office:value="0">
            <text:p/>
          </table:table-cell>
          <table:table-cell table:formula="of:=[.BB263]+[.BD263]" ns41:value-type="float" table:style-name="ce45" office:value-type="float" office:value="1">
            <text:p>1</text:p>
          </table:table-cell>
          <table:table-cell table:formula="of:=[.BC263]+[.BE263]" ns41:value-type="float" table:style-name="ce45" office:value-type="float" office:value="0">
            <text:p/>
          </table:table-cell>
          <table:table-cell table:formula="of:=[.C263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table:formula="of:=[.AX264]+[.AT264]+[.AP264]+[.AL264]+[.AH264]+[.AD264]+[.Z264]+[.V264]+[.R264]+[.N264]" ns41:value-type="float" table:style-name="ce45" office:value-type="float" office:value="10">
            <text:p>10</text:p>
          </table:table-cell>
          <table:table-cell table:formula="of:=[.AY264]+[.AU264]+[.AQ264]+[.AM264]+[.AI264]+[.AE264]+[.AA264]+[.W264]+[.S264]+[.O264]+[.L264]+[.J264]+[.H264]+[.F264]" ns41:value-type="float" table:style-name="ce45" office:value-type="float" office:value="6">
            <text:p>6</text:p>
          </table:table-cell>
          <table:table-cell table:formula="of:=[.AZ264]+[.AV264]+[.AR264]+[.AN264]+[.AJ264]+[.AF264]+[.AB264]+[.X264]+[.T264]+[.P264]" ns41:value-type="float" table:style-name="ce45" office:value-type="float" office:value="0">
            <text:p/>
          </table:table-cell>
          <table:table-cell table:formula="of:=[.BA264]+[.AW264]+[.AS264]+[.AO264]+[.AK264]+[.AG264]+[.AC264]+[.Y264]+[.U264]+[.Q264]+[.M264]+[.K264]+[.I264]+[.G264]" ns41:value-type="float" table:style-name="ce45" office:value-type="float" office:value="0">
            <text:p/>
          </table:table-cell>
          <table:table-cell table:formula="of:=[.BB264]+[.BD264]" ns41:value-type="float" table:style-name="ce45" office:value-type="float" office:value="10">
            <text:p>10</text:p>
          </table:table-cell>
          <table:table-cell table:formula="of:=[.BC264]+[.BE264]" ns41:value-type="float" table:style-name="ce45" office:value-type="float" office:value="6">
            <text:p>6</text:p>
          </table:table-cell>
          <table:table-cell table:formula="of:=[.C264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6" office:value="8" office:value-type="float">
            <text:p>8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table:formula="of:=[.AX265]+[.AT265]+[.AP265]+[.AL265]+[.AH265]+[.AD265]+[.Z265]+[.V265]+[.R265]+[.N265]" ns41:value-type="float" table:style-name="ce45" office:value-type="float" office:value="5">
            <text:p>5</text:p>
          </table:table-cell>
          <table:table-cell table:formula="of:=[.AY265]+[.AU265]+[.AQ265]+[.AM265]+[.AI265]+[.AE265]+[.AA265]+[.W265]+[.S265]+[.O265]+[.L265]+[.J265]+[.H265]+[.F265]" ns41:value-type="float" table:style-name="ce45" office:value-type="float" office:value="91">
            <text:p>91</text:p>
          </table:table-cell>
          <table:table-cell table:formula="of:=[.AZ265]+[.AV265]+[.AR265]+[.AN265]+[.AJ265]+[.AF265]+[.AB265]+[.X265]+[.T265]+[.P265]" ns41:value-type="float" table:style-name="ce45" office:value-type="float" office:value="0">
            <text:p/>
          </table:table-cell>
          <table:table-cell table:formula="of:=[.BA265]+[.AW265]+[.AS265]+[.AO265]+[.AK265]+[.AG265]+[.AC265]+[.Y265]+[.U265]+[.Q265]+[.M265]+[.K265]+[.I265]+[.G265]" ns41:value-type="float" table:style-name="ce45" office:value-type="float" office:value="0">
            <text:p/>
          </table:table-cell>
          <table:table-cell table:formula="of:=[.BB265]+[.BD265]" ns41:value-type="float" table:style-name="ce45" office:value-type="float" office:value="5">
            <text:p>5</text:p>
          </table:table-cell>
          <table:table-cell table:formula="of:=[.BC265]+[.BE265]" ns41:value-type="float" table:style-name="ce45" office:value-type="float" office:value="91">
            <text:p>91</text:p>
          </table:table-cell>
          <table:table-cell table:formula="of:=[.C265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Rijtuigschild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5"/>
          <table:table-cell table:formula="of:=[.AX266]+[.AT266]+[.AP266]+[.AL266]+[.AH266]+[.AD266]+[.Z266]+[.V266]+[.R266]+[.N266]" ns41:value-type="float" table:style-name="ce45" office:value-type="float" office:value="3">
            <text:p>3</text:p>
          </table:table-cell>
          <table:table-cell table:formula="of:=[.AY266]+[.AU266]+[.AQ266]+[.AM266]+[.AI266]+[.AE266]+[.AA266]+[.W266]+[.S266]+[.O266]+[.L266]+[.J266]+[.H266]+[.F266]" ns41:value-type="float" table:style-name="ce45" office:value-type="float" office:value="0">
            <text:p/>
          </table:table-cell>
          <table:table-cell table:formula="of:=[.AZ266]+[.AV266]+[.AR266]+[.AN266]+[.AJ266]+[.AF266]+[.AB266]+[.X266]+[.T266]+[.P266]" ns41:value-type="float" table:style-name="ce45" office:value-type="float" office:value="0">
            <text:p/>
          </table:table-cell>
          <table:table-cell table:formula="of:=[.BA266]+[.AW266]+[.AS266]+[.AO266]+[.AK266]+[.AG266]+[.AC266]+[.Y266]+[.U266]+[.Q266]+[.M266]+[.K266]+[.I266]+[.G266]" ns41:value-type="float" table:style-name="ce45" office:value-type="float" office:value="0">
            <text:p/>
          </table:table-cell>
          <table:table-cell table:formula="of:=[.BB266]+[.BD266]" ns41:value-type="float" table:style-name="ce45" office:value-type="float" office:value="3">
            <text:p>3</text:p>
          </table:table-cell>
          <table:table-cell table:formula="of:=[.BC266]+[.BE266]" ns41:value-type="float" table:style-name="ce45" office:value-type="float" office:value="0">
            <text:p/>
          </table:table-cell>
          <table:table-cell table:formula="of:=[.C266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67]+[.AT267]+[.AP267]+[.AL267]+[.AH267]+[.AD267]+[.Z267]+[.V267]+[.R267]+[.N267]" ns41:value-type="float" table:style-name="ce45" office:value-type="float" office:value="0">
            <text:p/>
          </table:table-cell>
          <table:table-cell table:formula="of:=[.AY267]+[.AU267]+[.AQ267]+[.AM267]+[.AI267]+[.AE267]+[.AA267]+[.W267]+[.S267]+[.O267]+[.L267]+[.J267]+[.H267]+[.F267]" ns41:value-type="float" table:style-name="ce45" office:value-type="float" office:value="0">
            <text:p/>
          </table:table-cell>
          <table:table-cell table:formula="of:=[.AZ267]+[.AV267]+[.AR267]+[.AN267]+[.AJ267]+[.AF267]+[.AB267]+[.X267]+[.T267]+[.P267]" ns41:value-type="float" table:style-name="ce45" office:value-type="float" office:value="0">
            <text:p/>
          </table:table-cell>
          <table:table-cell table:formula="of:=[.BA267]+[.AW267]+[.AS267]+[.AO267]+[.AK267]+[.AG267]+[.AC267]+[.Y267]+[.U267]+[.Q267]+[.M267]+[.K267]+[.I267]+[.G267]" ns41:value-type="float" table:style-name="ce45" office:value-type="float" office:value="0">
            <text:p/>
          </table:table-cell>
          <table:table-cell table:formula="of:=[.BB267]+[.BD267]" ns41:value-type="float" table:style-name="ce45" office:value-type="float" office:value="0">
            <text:p/>
          </table:table-cell>
          <table:table-cell table:formula="of:=[.BC267]+[.BE267]" ns41:value-type="float" table:style-name="ce45" office:value-type="float" office:value="0">
            <text:p/>
          </table:table-cell>
          <table:table-cell table:formula="of:=[.C26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53" office:value-type="float">
            <office:annotation draw:style-name="gr1" svg:height="2.032cm" draw:caption-point-y="0.284cm" svg:width="3.547cm" svg:x="32.152cm" draw:caption-point-x="-0.446cm" svg:y="147.61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53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5"/>
          <table:table-cell table:formula="of:=[.AX268]+[.AT268]+[.AP268]+[.AL268]+[.AH268]+[.AD268]+[.Z268]+[.V268]+[.R268]+[.N268]" ns41:value-type="float" table:style-name="ce45" office:value-type="float" office:value="135">
            <text:p>135</text:p>
          </table:table-cell>
          <table:table-cell table:formula="of:=[.AY268]+[.AU268]+[.AQ268]+[.AM268]+[.AI268]+[.AE268]+[.AA268]+[.W268]+[.S268]+[.O268]+[.L268]+[.J268]+[.H268]+[.F268]" ns41:value-type="float" table:style-name="ce45" office:value-type="float" office:value="17">
            <text:p>17</text:p>
          </table:table-cell>
          <table:table-cell table:formula="of:=[.AZ268]+[.AV268]+[.AR268]+[.AN268]+[.AJ268]+[.AF268]+[.AB268]+[.X268]+[.T268]+[.P268]" ns41:value-type="float" table:style-name="ce45" office:value-type="float" office:value="3">
            <text:p>3</text:p>
          </table:table-cell>
          <table:table-cell table:formula="of:=[.BA268]+[.AW268]+[.AS268]+[.AO268]+[.AK268]+[.AG268]+[.AC268]+[.Y268]+[.U268]+[.Q268]+[.M268]+[.K268]+[.I268]+[.G268]" ns41:value-type="float" table:style-name="ce45" office:value-type="float" office:value="0">
            <text:p/>
          </table:table-cell>
          <table:table-cell table:formula="of:=[.BB268]+[.BD268]" ns41:value-type="float" table:style-name="ce45" office:value-type="float" office:value="138">
            <text:p>138</text:p>
          </table:table-cell>
          <table:table-cell table:formula="of:=[.BC268]+[.BE268]" ns41:value-type="float" table:style-name="ce45" office:value-type="float" office:value="17">
            <text:p>17</text:p>
          </table:table-cell>
          <table:table-cell table:formula="of:=[.C26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6"/>
          <table:table-cell table:formula="of:=[.AX269]+[.AT269]+[.AP269]+[.AL269]+[.AH269]+[.AD269]+[.Z269]+[.V269]+[.R269]+[.N269]" ns41:value-type="float" table:style-name="ce45" office:value-type="float" office:value="1">
            <text:p>1</text:p>
          </table:table-cell>
          <table:table-cell table:formula="of:=[.AY269]+[.AU269]+[.AQ269]+[.AM269]+[.AI269]+[.AE269]+[.AA269]+[.W269]+[.S269]+[.O269]+[.L269]+[.J269]+[.H269]+[.F269]" ns41:value-type="float" table:style-name="ce45" office:value-type="float" office:value="1">
            <text:p>1</text:p>
          </table:table-cell>
          <table:table-cell table:formula="of:=[.AZ269]+[.AV269]+[.AR269]+[.AN269]+[.AJ269]+[.AF269]+[.AB269]+[.X269]+[.T269]+[.P269]" ns41:value-type="float" table:style-name="ce45" office:value-type="float" office:value="0">
            <text:p/>
          </table:table-cell>
          <table:table-cell table:formula="of:=[.BA269]+[.AW269]+[.AS269]+[.AO269]+[.AK269]+[.AG269]+[.AC269]+[.Y269]+[.U269]+[.Q269]+[.M269]+[.K269]+[.I269]+[.G269]" ns41:value-type="float" table:style-name="ce45" office:value-type="float" office:value="0">
            <text:p/>
          </table:table-cell>
          <table:table-cell table:formula="of:=[.BB269]+[.BD269]" ns41:value-type="float" table:style-name="ce45" office:value-type="float" office:value="1">
            <text:p>1</text:p>
          </table:table-cell>
          <table:table-cell table:formula="of:=[.BC269]+[.BE269]" ns41:value-type="float" table:style-name="ce45" office:value-type="float" office:value="1">
            <text:p>1</text:p>
          </table:table-cell>
          <table:table-cell table:formula="of:=[.C26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</text:p>
          </table:table-cell>
          <table:table-cell ns41:value-type="string" office:value-type="string">
            <text:p>C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table:formula="of:=[.AX270]+[.AT270]+[.AP270]+[.AL270]+[.AH270]+[.AD270]+[.Z270]+[.V270]+[.R270]+[.N270]" ns41:value-type="float" table:style-name="ce45" office:value-type="float" office:value="10">
            <text:p>10</text:p>
          </table:table-cell>
          <table:table-cell table:formula="of:=[.AY270]+[.AU270]+[.AQ270]+[.AM270]+[.AI270]+[.AE270]+[.AA270]+[.W270]+[.S270]+[.O270]+[.L270]+[.J270]+[.H270]+[.F270]" ns41:value-type="float" table:style-name="ce45" office:value-type="float" office:value="8">
            <text:p>8</text:p>
          </table:table-cell>
          <table:table-cell table:formula="of:=[.AZ270]+[.AV270]+[.AR270]+[.AN270]+[.AJ270]+[.AF270]+[.AB270]+[.X270]+[.T270]+[.P270]" ns41:value-type="float" table:style-name="ce45" office:value-type="float" office:value="0">
            <text:p/>
          </table:table-cell>
          <table:table-cell table:formula="of:=[.BA270]+[.AW270]+[.AS270]+[.AO270]+[.AK270]+[.AG270]+[.AC270]+[.Y270]+[.U270]+[.Q270]+[.M270]+[.K270]+[.I270]+[.G270]" ns41:value-type="float" table:style-name="ce45" office:value-type="float" office:value="0">
            <text:p/>
          </table:table-cell>
          <table:table-cell table:formula="of:=[.BB270]+[.BD270]" ns41:value-type="float" table:style-name="ce45" office:value-type="float" office:value="10">
            <text:p>10</text:p>
          </table:table-cell>
          <table:table-cell table:formula="of:=[.BC270]+[.BE270]" ns41:value-type="float" table:style-name="ce45" office:value-type="float" office:value="8">
            <text:p>8</text:p>
          </table:table-cell>
          <table:table-cell table:formula="of:=[.C27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table:number-columns-repeated="3"/>
          <table:table-cell ns41:value-type="float" office:value="41" office:value-type="float">
            <text:p>4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ns41:value-type="float" office:value="37" office:value-type="float">
            <text:p>37</text:p>
          </table:table-cell>
          <table:table-cell table:number-columns-repeated="2"/>
          <table:table-cell ns41:value-type="float" office:value="22" office:value-type="float">
            <office:annotation draw:style-name="gr1" svg:height="1.944cm" draw:caption-point-y="0.284cm" svg:width="3.547cm" svg:x="32.152cm" draw:caption-point-x="-0.446cm" svg:y="149.01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2</text:p>
          </table:table-cell>
          <table:table-cell ns41:value-type="float" table:style-name="ce6" office:value="9" office:value-type="float">
            <text:p>9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271]+[.AT271]+[.AP271]+[.AL271]+[.AH271]+[.AD271]+[.Z271]+[.V271]+[.R271]+[.N271]" ns41:value-type="float" table:style-name="ce45" office:value-type="float" office:value="49">
            <text:p>49</text:p>
          </table:table-cell>
          <table:table-cell table:formula="of:=[.AY271]+[.AU271]+[.AQ271]+[.AM271]+[.AI271]+[.AE271]+[.AA271]+[.W271]+[.S271]+[.O271]+[.L271]+[.J271]+[.H271]+[.F271]" ns41:value-type="float" table:style-name="ce45" office:value-type="float" office:value="130">
            <text:p>130</text:p>
          </table:table-cell>
          <table:table-cell table:formula="of:=[.AZ271]+[.AV271]+[.AR271]+[.AN271]+[.AJ271]+[.AF271]+[.AB271]+[.X271]+[.T271]+[.P271]" ns41:value-type="float" table:style-name="ce45" office:value-type="float" office:value="0">
            <text:p/>
          </table:table-cell>
          <table:table-cell table:formula="of:=[.BA271]+[.AW271]+[.AS271]+[.AO271]+[.AK271]+[.AG271]+[.AC271]+[.Y271]+[.U271]+[.Q271]+[.M271]+[.K271]+[.I271]+[.G271]" ns41:value-type="float" table:style-name="ce45" office:value-type="float" office:value="1">
            <text:p>1</text:p>
          </table:table-cell>
          <table:table-cell table:formula="of:=[.BB271]+[.BD271]" ns41:value-type="float" table:style-name="ce45" office:value-type="float" office:value="49">
            <text:p>49</text:p>
          </table:table-cell>
          <table:table-cell table:formula="of:=[.BC271]+[.BE271]" ns41:value-type="float" table:style-name="ce45" office:value-type="float" office:value="131">
            <text:p>131</text:p>
          </table:table-cell>
          <table:table-cell table:formula="of:=[.C27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II</text:p>
          </table:table-cell>
          <table:table-cell table:style-name="ce16"/>
          <table:table-cell table:formula="of:=[.F268]+[.F269]+[.F270]+[.F271]" ns41:value-type="float" table:style-name="ce16" office:value-type="float" office:value="0">
            <text:p>0</text:p>
          </table:table-cell>
          <table:table-cell table:formula="of:=[.G268]+[.G269]+[.G270]+[.G271]" ns41:value-type="float" table:style-name="ce16" office:value-type="float" office:value="0">
            <text:p>0</text:p>
          </table:table-cell>
          <table:table-cell table:formula="of:=[.H268]+[.H269]+[.H270]+[.H271]" ns41:value-type="float" table:style-name="ce16" office:value-type="float" office:value="0">
            <text:p>0</text:p>
          </table:table-cell>
          <table:table-cell table:formula="of:=[.I268]+[.I269]+[.I270]+[.I271]" ns41:value-type="float" table:style-name="ce16" office:value-type="float" office:value="0">
            <text:p>0</text:p>
          </table:table-cell>
          <table:table-cell table:formula="of:=[.J268]+[.J269]+[.J270]+[.J271]" ns41:value-type="float" table:style-name="ce16" office:value-type="float" office:value="1">
            <text:p>1</text:p>
          </table:table-cell>
          <table:table-cell table:formula="of:=[.K268]+[.K269]+[.K270]+[.K271]" ns41:value-type="float" table:style-name="ce16" office:value-type="float" office:value="0">
            <text:p>0</text:p>
          </table:table-cell>
          <table:table-cell table:formula="of:=[.L268]+[.L269]+[.L270]+[.L271]" ns41:value-type="float" table:style-name="ce16" office:value-type="float" office:value="10">
            <text:p>10</text:p>
          </table:table-cell>
          <table:table-cell table:formula="of:=[.M268]+[.M269]+[.M270]+[.M271]" ns41:value-type="float" table:style-name="ce16" office:value-type="float" office:value="0">
            <text:p>0</text:p>
          </table:table-cell>
          <table:table-cell table:formula="of:=[.N268]+[.N269]+[.N270]+[.N271]" ns41:value-type="float" table:style-name="ce16" office:value-type="float" office:value="0">
            <text:p>0</text:p>
          </table:table-cell>
          <table:table-cell table:formula="of:=[.O268]+[.O269]+[.O270]+[.O271]" ns41:value-type="float" table:style-name="ce16" office:value-type="float" office:value="18">
            <text:p>18</text:p>
          </table:table-cell>
          <table:table-cell table:formula="of:=[.P268]+[.P269]+[.P270]+[.P271]" ns41:value-type="float" table:style-name="ce16" office:value-type="float" office:value="0">
            <text:p>0</text:p>
          </table:table-cell>
          <table:table-cell table:formula="of:=[.Q268]+[.Q269]+[.Q270]+[.Q271]" ns41:value-type="float" table:style-name="ce16" office:value-type="float" office:value="0">
            <text:p>0</text:p>
          </table:table-cell>
          <table:table-cell table:formula="of:=[.R268]+[.R269]+[.R270]+[.R271]" ns41:value-type="float" table:style-name="ce16" office:value-type="float" office:value="0">
            <text:p>0</text:p>
          </table:table-cell>
          <table:table-cell table:formula="of:=[.S268]+[.S269]+[.S270]+[.S271]" ns41:value-type="float" table:style-name="ce16" office:value-type="float" office:value="45">
            <text:p>45</text:p>
          </table:table-cell>
          <table:table-cell table:formula="of:=[.T268]+[.T269]+[.T270]+[.T271]" ns41:value-type="float" table:style-name="ce16" office:value-type="float" office:value="0">
            <text:p>0</text:p>
          </table:table-cell>
          <table:table-cell table:formula="of:=[.U268]+[.U269]+[.U270]+[.U271]" ns41:value-type="float" table:style-name="ce16" office:value-type="float" office:value="1">
            <text:p>1</text:p>
          </table:table-cell>
          <table:table-cell table:formula="of:=[.V268]+[.V269]+[.V270]+[.V271]" ns41:value-type="float" table:style-name="ce16" office:value-type="float" office:value="4">
            <text:p>4</text:p>
          </table:table-cell>
          <table:table-cell table:formula="of:=[.W268]+[.W269]+[.W270]+[.W271]" ns41:value-type="float" table:style-name="ce16" office:value-type="float" office:value="15">
            <text:p>15</text:p>
          </table:table-cell>
          <table:table-cell table:formula="of:=[.X268]+[.X269]+[.X270]+[.X271]" ns41:value-type="float" table:style-name="ce16" office:value-type="float" office:value="0">
            <text:p>0</text:p>
          </table:table-cell>
          <table:table-cell table:formula="of:=[.Y268]+[.Y269]+[.Y270]+[.Y271]" ns41:value-type="float" table:style-name="ce16" office:value-type="float" office:value="0">
            <text:p>0</text:p>
          </table:table-cell>
          <table:table-cell table:formula="of:=[.Z268]+[.Z269]+[.Z270]+[.Z271]" ns41:value-type="float" table:style-name="ce16" office:value-type="float" office:value="34">
            <text:p>34</text:p>
          </table:table-cell>
          <table:table-cell table:formula="of:=[.AA268]+[.AA269]+[.AA270]+[.AA271]" ns41:value-type="float" table:style-name="ce16" office:value-type="float" office:value="43">
            <text:p>43</text:p>
          </table:table-cell>
          <table:table-cell table:formula="of:=[.AB268]+[.AB269]+[.AB270]+[.AB271]" ns41:value-type="float" table:style-name="ce16" office:value-type="float" office:value="0">
            <text:p>0</text:p>
          </table:table-cell>
          <table:table-cell table:formula="of:=[.AC268]+[.AC269]+[.AC270]+[.AC271]" ns41:value-type="float" table:style-name="ce16" office:value-type="float" office:value="0">
            <text:p>0</text:p>
          </table:table-cell>
          <table:table-cell table:formula="of:=[.AD268]+[.AD269]+[.AD270]+[.AD271]" ns41:value-type="float" table:style-name="ce16" office:value-type="float" office:value="78">
            <text:p>78</text:p>
          </table:table-cell>
          <table:table-cell table:formula="of:=[.AE268]+[.AE269]+[.AE270]+[.AE271]" ns41:value-type="float" table:style-name="ce16" office:value-type="float" office:value="16">
            <text:p>16</text:p>
          </table:table-cell>
          <table:table-cell table:formula="of:=[.AF268]+[.AF269]+[.AF270]+[.AF271]" ns41:value-type="float" table:style-name="ce16" office:value-type="float" office:value="1">
            <text:p>1</text:p>
          </table:table-cell>
          <table:table-cell table:formula="of:=[.AG268]+[.AG269]+[.AG270]+[.AG271]" ns41:value-type="float" table:style-name="ce16" office:value-type="float" office:value="0">
            <text:p>0</text:p>
          </table:table-cell>
          <table:table-cell table:formula="of:=[.AH268]+[.AH269]+[.AH270]+[.AH271]" ns41:value-type="float" table:style-name="ce16" office:value-type="float" office:value="43">
            <text:p>43</text:p>
          </table:table-cell>
          <table:table-cell table:formula="of:=[.AI268]+[.AI269]+[.AI270]+[.AI271]" ns41:value-type="float" table:style-name="ce16" office:value-type="float" office:value="2">
            <text:p>2</text:p>
          </table:table-cell>
          <table:table-cell table:formula="of:=[.AJ268]+[.AJ269]+[.AJ270]+[.AJ271]" ns41:value-type="float" table:style-name="ce16" office:value-type="float" office:value="0">
            <text:p>0</text:p>
          </table:table-cell>
          <table:table-cell table:formula="of:=[.AK268]+[.AK269]+[.AK270]+[.AK271]" ns41:value-type="float" table:style-name="ce16" office:value-type="float" office:value="0">
            <text:p>0</text:p>
          </table:table-cell>
          <table:table-cell table:formula="of:=[.AL268]+[.AL269]+[.AL270]+[.AL271]" ns41:value-type="float" table:style-name="ce16" office:value-type="float" office:value="15">
            <text:p>15</text:p>
          </table:table-cell>
          <table:table-cell table:formula="of:=[.AM268]+[.AM269]+[.AM270]+[.AM271]" ns41:value-type="float" table:style-name="ce16" office:value-type="float" office:value="1">
            <text:p>1</text:p>
          </table:table-cell>
          <table:table-cell table:formula="of:=[.AN268]+[.AN269]+[.AN270]+[.AN271]" ns41:value-type="float" table:style-name="ce16" office:value-type="float" office:value="0">
            <text:p>0</text:p>
          </table:table-cell>
          <table:table-cell table:formula="of:=[.AO268]+[.AO269]+[.AO270]+[.AO271]" ns41:value-type="float" table:style-name="ce16" office:value-type="float" office:value="0">
            <text:p>0</text:p>
          </table:table-cell>
          <table:table-cell table:formula="of:=[.AP268]+[.AP269]+[.AP270]+[.AP271]" ns41:value-type="float" table:style-name="ce16" office:value-type="float" office:value="12">
            <text:p>12</text:p>
          </table:table-cell>
          <table:table-cell table:formula="of:=[.AQ268]+[.AQ269]+[.AQ270]+[.AQ271]" ns41:value-type="float" table:style-name="ce16" office:value-type="float" office:value="0">
            <text:p>0</text:p>
          </table:table-cell>
          <table:table-cell table:formula="of:=[.AR268]+[.AR269]+[.AR270]+[.AR271]" ns41:value-type="float" table:style-name="ce16" office:value-type="float" office:value="1">
            <text:p>1</text:p>
          </table:table-cell>
          <table:table-cell table:formula="of:=[.AS268]+[.AS269]+[.AS270]+[.AS271]" ns41:value-type="float" table:style-name="ce16" office:value-type="float" office:value="0">
            <text:p>0</text:p>
          </table:table-cell>
          <table:table-cell table:formula="of:=[.AT268]+[.AT269]+[.AT270]+[.AT271]" ns41:value-type="float" table:style-name="ce16" office:value-type="float" office:value="9">
            <text:p>9</text:p>
          </table:table-cell>
          <table:table-cell table:formula="of:=[.AU268]+[.AU269]+[.AU270]+[.AU271]" ns41:value-type="float" table:style-name="ce16" office:value-type="float" office:value="5">
            <text:p>5</text:p>
          </table:table-cell>
          <table:table-cell table:formula="of:=[.AV268]+[.AV269]+[.AV270]+[.AV271]" ns41:value-type="float" table:style-name="ce16" office:value-type="float" office:value="1">
            <text:p>1</text:p>
          </table:table-cell>
          <table:table-cell table:formula="of:=[.AW268]+[.AW269]+[.AW270]+[.AW271]" ns41:value-type="float" table:style-name="ce16" office:value-type="float" office:value="0">
            <text:p>0</text:p>
          </table:table-cell>
          <table:table-cell table:formula="of:=[.AX268]+[.AX269]+[.AX270]+[.AX271]" ns41:value-type="float" table:style-name="ce16" office:value-type="float" office:value="0">
            <text:p>0</text:p>
          </table:table-cell>
          <table:table-cell table:formula="of:=[.AY268]+[.AY269]+[.AY270]+[.AY271]" ns41:value-type="float" table:style-name="ce16" office:value-type="float" office:value="0">
            <text:p>0</text:p>
          </table:table-cell>
          <table:table-cell table:formula="of:=[.AZ268]+[.AZ269]+[.AZ270]+[.AZ271]" ns41:value-type="float" table:style-name="ce16" office:value-type="float" office:value="0">
            <text:p>0</text:p>
          </table:table-cell>
          <table:table-cell table:formula="of:=[.BA268]+[.BA269]+[.BA270]+[.BA271]" ns41:value-type="float" table:style-name="ce16" office:value-type="float" office:value="0">
            <text:p>0</text:p>
          </table:table-cell>
          <table:table-cell table:formula="of:=[.AX272]+[.AT272]+[.AP272]+[.AL272]+[.AH272]+[.AD272]+[.Z272]+[.V272]+[.R272]+[.N272]" ns41:value-type="float" table:style-name="ce46" office:value-type="float" office:value="195">
            <text:p>195</text:p>
          </table:table-cell>
          <table:table-cell table:formula="of:=[.AY272]+[.AU272]+[.AQ272]+[.AM272]+[.AI272]+[.AE272]+[.AA272]+[.W272]+[.S272]+[.O272]+[.L272]+[.J272]+[.H272]+[.F272]" ns41:value-type="float" table:style-name="ce46" office:value-type="float" office:value="156">
            <text:p>156</text:p>
          </table:table-cell>
          <table:table-cell table:formula="of:=[.AZ272]+[.AV272]+[.AR272]+[.AN272]+[.AJ272]+[.AF272]+[.AB272]+[.X272]+[.T272]+[.P272]" ns41:value-type="float" table:style-name="ce46" office:value-type="float" office:value="3">
            <text:p>3</text:p>
          </table:table-cell>
          <table:table-cell table:formula="of:=[.BA272]+[.AW272]+[.AS272]+[.AO272]+[.AK272]+[.AG272]+[.AC272]+[.Y272]+[.U272]+[.Q272]+[.M272]+[.K272]+[.I272]+[.G272]" ns41:value-type="float" table:style-name="ce46" office:value-type="float" office:value="1">
            <text:p>1</text:p>
          </table:table-cell>
          <table:table-cell table:formula="of:=[.BB272]+[.BD272]" ns41:value-type="float" table:style-name="ce46" office:value-type="float" office:value="198">
            <text:p>198</text:p>
          </table:table-cell>
          <table:table-cell table:formula="of:=[.BC272]+[.BE272]" ns41:value-type="float" table:style-name="ce46" office:value-type="float" office:value="157">
            <text:p>157</text:p>
          </table:table-cell>
          <table:table-cell table:formula="of:=[.C272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73]+[.AT273]+[.AP273]+[.AL273]+[.AH273]+[.AD273]+[.Z273]+[.V273]+[.R273]+[.N273]" ns41:value-type="float" table:style-name="ce45" office:value-type="float" office:value="0">
            <text:p/>
          </table:table-cell>
          <table:table-cell table:formula="of:=[.AY273]+[.AU273]+[.AQ273]+[.AM273]+[.AI273]+[.AE273]+[.AA273]+[.W273]+[.S273]+[.O273]+[.L273]+[.J273]+[.H273]+[.F273]" ns41:value-type="float" table:style-name="ce45" office:value-type="float" office:value="0">
            <text:p/>
          </table:table-cell>
          <table:table-cell table:formula="of:=[.AZ273]+[.AV273]+[.AR273]+[.AN273]+[.AJ273]+[.AF273]+[.AB273]+[.X273]+[.T273]+[.P273]" ns41:value-type="float" table:style-name="ce45" office:value-type="float" office:value="0">
            <text:p/>
          </table:table-cell>
          <table:table-cell table:formula="of:=[.BA273]+[.AW273]+[.AS273]+[.AO273]+[.AK273]+[.AG273]+[.AC273]+[.Y273]+[.U273]+[.Q273]+[.M273]+[.K273]+[.I273]+[.G273]" ns41:value-type="float" table:style-name="ce45" office:value-type="float" office:value="0">
            <text:p/>
          </table:table-cell>
          <table:table-cell table:formula="of:=[.BB273]+[.BD273]" ns41:value-type="float" table:style-name="ce45" office:value-type="float" office:value="0">
            <text:p/>
          </table:table-cell>
          <table:table-cell table:formula="of:=[.BC273]+[.BE273]" ns41:value-type="float" table:style-name="ce45" office:value-type="float" office:value="0">
            <text:p/>
          </table:table-cell>
          <table:table-cell table:formula="of:=[.C27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8">
          <table:table-cell ns41:value-type="string" office:value-type="string">
            <text:p>XIII</text:p>
          </table:table-cell>
          <table:table-cell table:number-columns-repeated="2"/>
          <table:table-cell ns41:value-type="string" table:style-name="ce24" office:value-type="string">
            <text:p>Stoom- en andere werktuigen, toestellen, instrumenten, oorlogsmaterieel, enz.</text:p>
          </table:table-cell>
          <table:table-cell table:number-columns-repeated="49"/>
          <table:table-cell table:formula="of:=[.AX274]+[.AT274]+[.AP274]+[.AL274]+[.AH274]+[.AD274]+[.Z274]+[.V274]+[.R274]+[.N274]" ns41:value-type="float" table:style-name="ce45" office:value-type="float" office:value="0">
            <text:p/>
          </table:table-cell>
          <table:table-cell table:formula="of:=[.AY274]+[.AU274]+[.AQ274]+[.AM274]+[.AI274]+[.AE274]+[.AA274]+[.W274]+[.S274]+[.O274]+[.L274]+[.J274]+[.H274]+[.F274]" ns41:value-type="float" table:style-name="ce45" office:value-type="float" office:value="0">
            <text:p/>
          </table:table-cell>
          <table:table-cell table:formula="of:=[.AZ274]+[.AV274]+[.AR274]+[.AN274]+[.AJ274]+[.AF274]+[.AB274]+[.X274]+[.T274]+[.P274]" ns41:value-type="float" table:style-name="ce45" office:value-type="float" office:value="0">
            <text:p/>
          </table:table-cell>
          <table:table-cell table:formula="of:=[.BA274]+[.AW274]+[.AS274]+[.AO274]+[.AK274]+[.AG274]+[.AC274]+[.Y274]+[.U274]+[.Q274]+[.M274]+[.K274]+[.I274]+[.G274]" ns41:value-type="float" table:style-name="ce45" office:value-type="float" office:value="0">
            <text:p/>
          </table:table-cell>
          <table:table-cell table:formula="of:=[.BB274]+[.BD274]" ns41:value-type="float" table:style-name="ce45" office:value-type="float" office:value="0">
            <text:p/>
          </table:table-cell>
          <table:table-cell table:formula="of:=[.BC274]+[.BE274]" ns41:value-type="float" table:style-name="ce45" office:value-type="float" office:value="0">
            <text:p/>
          </table:table-cell>
          <table:table-cell table:formula="of:=[.C27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Stoom- en andere werktuigen, toestellen, enz.</text:p>
          </table:table-cell>
          <table:table-cell table:number-columns-repeated="49"/>
          <table:table-cell table:formula="of:=[.AX275]+[.AT275]+[.AP275]+[.AL275]+[.AH275]+[.AD275]+[.Z275]+[.V275]+[.R275]+[.N275]" ns41:value-type="float" table:style-name="ce45" office:value-type="float" office:value="0">
            <text:p/>
          </table:table-cell>
          <table:table-cell table:formula="of:=[.AY275]+[.AU275]+[.AQ275]+[.AM275]+[.AI275]+[.AE275]+[.AA275]+[.W275]+[.S275]+[.O275]+[.L275]+[.J275]+[.H275]+[.F275]" ns41:value-type="float" table:style-name="ce45" office:value-type="float" office:value="0">
            <text:p/>
          </table:table-cell>
          <table:table-cell table:formula="of:=[.AZ275]+[.AV275]+[.AR275]+[.AN275]+[.AJ275]+[.AF275]+[.AB275]+[.X275]+[.T275]+[.P275]" ns41:value-type="float" table:style-name="ce45" office:value-type="float" office:value="0">
            <text:p/>
          </table:table-cell>
          <table:table-cell table:formula="of:=[.BA275]+[.AW275]+[.AS275]+[.AO275]+[.AK275]+[.AG275]+[.AC275]+[.Y275]+[.U275]+[.Q275]+[.M275]+[.K275]+[.I275]+[.G275]" ns41:value-type="float" table:style-name="ce45" office:value-type="float" office:value="0">
            <text:p/>
          </table:table-cell>
          <table:table-cell table:formula="of:=[.BB275]+[.BD275]" ns41:value-type="float" table:style-name="ce45" office:value-type="float" office:value="0">
            <text:p/>
          </table:table-cell>
          <table:table-cell table:formula="of:=[.BC275]+[.BE275]" ns41:value-type="float" table:style-name="ce45" office:value-type="float" office:value="0">
            <text:p/>
          </table:table-cell>
          <table:table-cell table:formula="of:=[.C27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Fabricage van machines</text:p>
          </table:table-cell>
          <table:table-cell ns41:value-type="string" office:value-type="string">
            <text:p>A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276]+[.AT276]+[.AP276]+[.AL276]+[.AH276]+[.AD276]+[.Z276]+[.V276]+[.R276]+[.N276]" ns41:value-type="float" table:style-name="ce45" office:value-type="float" office:value="2">
            <text:p>2</text:p>
          </table:table-cell>
          <table:table-cell table:formula="of:=[.AY276]+[.AU276]+[.AQ276]+[.AM276]+[.AI276]+[.AE276]+[.AA276]+[.W276]+[.S276]+[.O276]+[.L276]+[.J276]+[.H276]+[.F276]" ns41:value-type="float" table:style-name="ce45" office:value-type="float" office:value="1">
            <text:p>1</text:p>
          </table:table-cell>
          <table:table-cell table:formula="of:=[.AZ276]+[.AV276]+[.AR276]+[.AN276]+[.AJ276]+[.AF276]+[.AB276]+[.X276]+[.T276]+[.P276]" ns41:value-type="float" table:style-name="ce45" office:value-type="float" office:value="0">
            <text:p/>
          </table:table-cell>
          <table:table-cell table:formula="of:=[.BA276]+[.AW276]+[.AS276]+[.AO276]+[.AK276]+[.AG276]+[.AC276]+[.Y276]+[.U276]+[.Q276]+[.M276]+[.K276]+[.I276]+[.G276]" ns41:value-type="float" table:style-name="ce45" office:value-type="float" office:value="0">
            <text:p/>
          </table:table-cell>
          <table:table-cell table:formula="of:=[.BB276]+[.BD276]" ns41:value-type="float" table:style-name="ce45" office:value-type="float" office:value="2">
            <text:p>2</text:p>
          </table:table-cell>
          <table:table-cell table:formula="of:=[.BC276]+[.BE276]" ns41:value-type="float" table:style-name="ce45" office:value-type="float" office:value="1">
            <text:p>1</text:p>
          </table:table-cell>
          <table:table-cell table:formula="of:=[.C276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0"/>
          <table:table-cell table:formula="of:=[.AX277]+[.AT277]+[.AP277]+[.AL277]+[.AH277]+[.AD277]+[.Z277]+[.V277]+[.R277]+[.N277]" ns41:value-type="float" table:style-name="ce45" office:value-type="float" office:value="1">
            <text:p>1</text:p>
          </table:table-cell>
          <table:table-cell table:formula="of:=[.AY277]+[.AU277]+[.AQ277]+[.AM277]+[.AI277]+[.AE277]+[.AA277]+[.W277]+[.S277]+[.O277]+[.L277]+[.J277]+[.H277]+[.F277]" ns41:value-type="float" table:style-name="ce45" office:value-type="float" office:value="3">
            <text:p>3</text:p>
          </table:table-cell>
          <table:table-cell table:formula="of:=[.AZ277]+[.AV277]+[.AR277]+[.AN277]+[.AJ277]+[.AF277]+[.AB277]+[.X277]+[.T277]+[.P277]" ns41:value-type="float" table:style-name="ce45" office:value-type="float" office:value="0">
            <text:p/>
          </table:table-cell>
          <table:table-cell table:formula="of:=[.BA277]+[.AW277]+[.AS277]+[.AO277]+[.AK277]+[.AG277]+[.AC277]+[.Y277]+[.U277]+[.Q277]+[.M277]+[.K277]+[.I277]+[.G277]" ns41:value-type="float" table:style-name="ce45" office:value-type="float" office:value="0">
            <text:p/>
          </table:table-cell>
          <table:table-cell table:formula="of:=[.BB277]+[.BD277]" ns41:value-type="float" table:style-name="ce45" office:value-type="float" office:value="1">
            <text:p>1</text:p>
          </table:table-cell>
          <table:table-cell table:formula="of:=[.BC277]+[.BE277]" ns41:value-type="float" table:style-name="ce45" office:value-type="float" office:value="3">
            <text:p>3</text:p>
          </table:table-cell>
          <table:table-cell table:formula="of:=[.C277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Fabricage van stoomwerktuigen</text:p>
          </table:table-cell>
          <table:table-cell ns41:value-type="string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0"/>
          <table:table-cell table:formula="of:=[.AX278]+[.AT278]+[.AP278]+[.AL278]+[.AH278]+[.AD278]+[.Z278]+[.V278]+[.R278]+[.N278]" ns41:value-type="float" table:style-name="ce45" office:value-type="float" office:value="0">
            <text:p/>
          </table:table-cell>
          <table:table-cell table:formula="of:=[.AY278]+[.AU278]+[.AQ278]+[.AM278]+[.AI278]+[.AE278]+[.AA278]+[.W278]+[.S278]+[.O278]+[.L278]+[.J278]+[.H278]+[.F278]" ns41:value-type="float" table:style-name="ce45" office:value-type="float" office:value="1">
            <text:p>1</text:p>
          </table:table-cell>
          <table:table-cell table:formula="of:=[.AZ278]+[.AV278]+[.AR278]+[.AN278]+[.AJ278]+[.AF278]+[.AB278]+[.X278]+[.T278]+[.P278]" ns41:value-type="float" table:style-name="ce45" office:value-type="float" office:value="0">
            <text:p/>
          </table:table-cell>
          <table:table-cell table:formula="of:=[.BA278]+[.AW278]+[.AS278]+[.AO278]+[.AK278]+[.AG278]+[.AC278]+[.Y278]+[.U278]+[.Q278]+[.M278]+[.K278]+[.I278]+[.G278]" ns41:value-type="float" table:style-name="ce45" office:value-type="float" office:value="0">
            <text:p/>
          </table:table-cell>
          <table:table-cell table:formula="of:=[.BB278]+[.BD278]" ns41:value-type="float" table:style-name="ce45" office:value-type="float" office:value="0">
            <text:p/>
          </table:table-cell>
          <table:table-cell table:formula="of:=[.BC278]+[.BE278]" ns41:value-type="float" table:style-name="ce45" office:value-type="float" office:value="1">
            <text:p>1</text:p>
          </table:table-cell>
          <table:table-cell table:formula="of:=[.C278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279]+[.AT279]+[.AP279]+[.AL279]+[.AH279]+[.AD279]+[.Z279]+[.V279]+[.R279]+[.N279]" ns41:value-type="float" table:style-name="ce45" office:value-type="float" office:value="1">
            <text:p>1</text:p>
          </table:table-cell>
          <table:table-cell table:formula="of:=[.AY279]+[.AU279]+[.AQ279]+[.AM279]+[.AI279]+[.AE279]+[.AA279]+[.W279]+[.S279]+[.O279]+[.L279]+[.J279]+[.H279]+[.F279]" ns41:value-type="float" table:style-name="ce45" office:value-type="float" office:value="0">
            <text:p/>
          </table:table-cell>
          <table:table-cell table:formula="of:=[.AZ279]+[.AV279]+[.AR279]+[.AN279]+[.AJ279]+[.AF279]+[.AB279]+[.X279]+[.T279]+[.P279]" ns41:value-type="float" table:style-name="ce45" office:value-type="float" office:value="0">
            <text:p/>
          </table:table-cell>
          <table:table-cell table:formula="of:=[.BA279]+[.AW279]+[.AS279]+[.AO279]+[.AK279]+[.AG279]+[.AC279]+[.Y279]+[.U279]+[.Q279]+[.M279]+[.K279]+[.I279]+[.G279]" ns41:value-type="float" table:style-name="ce45" office:value-type="float" office:value="0">
            <text:p/>
          </table:table-cell>
          <table:table-cell table:formula="of:=[.BB279]+[.BD279]" ns41:value-type="float" table:style-name="ce45" office:value-type="float" office:value="1">
            <text:p>1</text:p>
          </table:table-cell>
          <table:table-cell table:formula="of:=[.BC279]+[.BE279]" ns41:value-type="float" table:style-name="ce45" office:value-type="float" office:value="0">
            <text:p/>
          </table:table-cell>
          <table:table-cell table:formula="of:=[.C279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Instrumenten.</text:p>
          </table:table-cell>
          <table:table-cell table:number-columns-repeated="49"/>
          <table:table-cell table:formula="of:=[.AX280]+[.AT280]+[.AP280]+[.AL280]+[.AH280]+[.AD280]+[.Z280]+[.V280]+[.R280]+[.N280]" ns41:value-type="float" table:style-name="ce45" office:value-type="float" office:value="0">
            <text:p/>
          </table:table-cell>
          <table:table-cell table:formula="of:=[.AY280]+[.AU280]+[.AQ280]+[.AM280]+[.AI280]+[.AE280]+[.AA280]+[.W280]+[.S280]+[.O280]+[.L280]+[.J280]+[.H280]+[.F280]" ns41:value-type="float" table:style-name="ce45" office:value-type="float" office:value="0">
            <text:p/>
          </table:table-cell>
          <table:table-cell table:formula="of:=[.AZ280]+[.AV280]+[.AR280]+[.AN280]+[.AJ280]+[.AF280]+[.AB280]+[.X280]+[.T280]+[.P280]" ns41:value-type="float" table:style-name="ce45" office:value-type="float" office:value="0">
            <text:p/>
          </table:table-cell>
          <table:table-cell table:formula="of:=[.BA280]+[.AW280]+[.AS280]+[.AO280]+[.AK280]+[.AG280]+[.AC280]+[.Y280]+[.U280]+[.Q280]+[.M280]+[.K280]+[.I280]+[.G280]" ns41:value-type="float" table:style-name="ce45" office:value-type="float" office:value="0">
            <text:p/>
          </table:table-cell>
          <table:table-cell table:formula="of:=[.BB280]+[.BD280]" ns41:value-type="float" table:style-name="ce45" office:value-type="float" office:value="0">
            <text:p/>
          </table:table-cell>
          <table:table-cell table:formula="of:=[.BC280]+[.BE280]" ns41:value-type="float" table:style-name="ce45" office:value-type="float" office:value="0">
            <text:p/>
          </table:table-cell>
          <table:table-cell table:formula="of:=[.C28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Fabricage van klokken</text:p>
          </table:table-cell>
          <table:table-cell ns41:value-type="string" office:value-type="string">
            <text:p>A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23"/>
          <table:table-cell table:formula="of:=[.AX281]+[.AT281]+[.AP281]+[.AL281]+[.AH281]+[.AD281]+[.Z281]+[.V281]+[.R281]+[.N281]" ns41:value-type="float" table:style-name="ce45" office:value-type="float" office:value="4">
            <text:p>4</text:p>
          </table:table-cell>
          <table:table-cell table:formula="of:=[.AY281]+[.AU281]+[.AQ281]+[.AM281]+[.AI281]+[.AE281]+[.AA281]+[.W281]+[.S281]+[.O281]+[.L281]+[.J281]+[.H281]+[.F281]" ns41:value-type="float" table:style-name="ce45" office:value-type="float" office:value="1">
            <text:p>1</text:p>
          </table:table-cell>
          <table:table-cell table:formula="of:=[.AZ281]+[.AV281]+[.AR281]+[.AN281]+[.AJ281]+[.AF281]+[.AB281]+[.X281]+[.T281]+[.P281]" ns41:value-type="float" table:style-name="ce45" office:value-type="float" office:value="0">
            <text:p/>
          </table:table-cell>
          <table:table-cell table:formula="of:=[.BA281]+[.AW281]+[.AS281]+[.AO281]+[.AK281]+[.AG281]+[.AC281]+[.Y281]+[.U281]+[.Q281]+[.M281]+[.K281]+[.I281]+[.G281]" ns41:value-type="float" table:style-name="ce45" office:value-type="float" office:value="0">
            <text:p/>
          </table:table-cell>
          <table:table-cell table:formula="of:=[.BB281]+[.BD281]" ns41:value-type="float" table:style-name="ce45" office:value-type="float" office:value="4">
            <text:p>4</text:p>
          </table:table-cell>
          <table:table-cell table:formula="of:=[.BC281]+[.BE281]" ns41:value-type="float" table:style-name="ce45" office:value-type="float" office:value="1">
            <text:p>1</text:p>
          </table:table-cell>
          <table:table-cell table:formula="of:=[.C281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282]+[.AT282]+[.AP282]+[.AL282]+[.AH282]+[.AD282]+[.Z282]+[.V282]+[.R282]+[.N282]" ns41:value-type="float" table:style-name="ce45" office:value-type="float" office:value="0">
            <text:p/>
          </table:table-cell>
          <table:table-cell table:formula="of:=[.AY282]+[.AU282]+[.AQ282]+[.AM282]+[.AI282]+[.AE282]+[.AA282]+[.W282]+[.S282]+[.O282]+[.L282]+[.J282]+[.H282]+[.F282]" ns41:value-type="float" table:style-name="ce45" office:value-type="float" office:value="1">
            <text:p>1</text:p>
          </table:table-cell>
          <table:table-cell table:formula="of:=[.AZ282]+[.AV282]+[.AR282]+[.AN282]+[.AJ282]+[.AF282]+[.AB282]+[.X282]+[.T282]+[.P282]" ns41:value-type="float" table:style-name="ce45" office:value-type="float" office:value="0">
            <text:p/>
          </table:table-cell>
          <table:table-cell table:formula="of:=[.BA282]+[.AW282]+[.AS282]+[.AO282]+[.AK282]+[.AG282]+[.AC282]+[.Y282]+[.U282]+[.Q282]+[.M282]+[.K282]+[.I282]+[.G282]" ns41:value-type="float" table:style-name="ce45" office:value-type="float" office:value="0">
            <text:p/>
          </table:table-cell>
          <table:table-cell table:formula="of:=[.BB282]+[.BD282]" ns41:value-type="float" table:style-name="ce45" office:value-type="float" office:value="0">
            <text:p/>
          </table:table-cell>
          <table:table-cell table:formula="of:=[.BC282]+[.BE282]" ns41:value-type="float" table:style-name="ce45" office:value-type="float" office:value="1">
            <text:p>1</text:p>
          </table:table-cell>
          <table:table-cell table:formula="of:=[.C282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Fabricage van muziekinstrumenten</text:p>
          </table:table-cell>
          <table:table-cell ns41:value-type="string" office:value-type="string">
            <text:p>A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283]+[.AT283]+[.AP283]+[.AL283]+[.AH283]+[.AD283]+[.Z283]+[.V283]+[.R283]+[.N283]" ns41:value-type="float" table:style-name="ce45" office:value-type="float" office:value="0">
            <text:p/>
          </table:table-cell>
          <table:table-cell table:formula="of:=[.AY283]+[.AU283]+[.AQ283]+[.AM283]+[.AI283]+[.AE283]+[.AA283]+[.W283]+[.S283]+[.O283]+[.L283]+[.J283]+[.H283]+[.F283]" ns41:value-type="float" table:style-name="ce45" office:value-type="float" office:value="2">
            <text:p>2</text:p>
          </table:table-cell>
          <table:table-cell table:formula="of:=[.AZ283]+[.AV283]+[.AR283]+[.AN283]+[.AJ283]+[.AF283]+[.AB283]+[.X283]+[.T283]+[.P283]" ns41:value-type="float" table:style-name="ce45" office:value-type="float" office:value="0">
            <text:p/>
          </table:table-cell>
          <table:table-cell table:formula="of:=[.BA283]+[.AW283]+[.AS283]+[.AO283]+[.AK283]+[.AG283]+[.AC283]+[.Y283]+[.U283]+[.Q283]+[.M283]+[.K283]+[.I283]+[.G283]" ns41:value-type="float" table:style-name="ce45" office:value-type="float" office:value="0">
            <text:p/>
          </table:table-cell>
          <table:table-cell table:formula="of:=[.BB283]+[.BD283]" ns41:value-type="float" table:style-name="ce45" office:value-type="float" office:value="0">
            <text:p/>
          </table:table-cell>
          <table:table-cell table:formula="of:=[.BC283]+[.BE283]" ns41:value-type="float" table:style-name="ce45" office:value-type="float" office:value="2">
            <text:p>2</text:p>
          </table:table-cell>
          <table:table-cell table:formula="of:=[.C283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7"/>
          <table:table-cell table:formula="of:=[.AX284]+[.AT284]+[.AP284]+[.AL284]+[.AH284]+[.AD284]+[.Z284]+[.V284]+[.R284]+[.N284]" ns41:value-type="float" table:style-name="ce45" office:value-type="float" office:value="1">
            <text:p>1</text:p>
          </table:table-cell>
          <table:table-cell table:formula="of:=[.AY284]+[.AU284]+[.AQ284]+[.AM284]+[.AI284]+[.AE284]+[.AA284]+[.W284]+[.S284]+[.O284]+[.L284]+[.J284]+[.H284]+[.F284]" ns41:value-type="float" table:style-name="ce45" office:value-type="float" office:value="2">
            <text:p>2</text:p>
          </table:table-cell>
          <table:table-cell table:formula="of:=[.AZ284]+[.AV284]+[.AR284]+[.AN284]+[.AJ284]+[.AF284]+[.AB284]+[.X284]+[.T284]+[.P284]" ns41:value-type="float" table:style-name="ce45" office:value-type="float" office:value="0">
            <text:p/>
          </table:table-cell>
          <table:table-cell table:formula="of:=[.BA284]+[.AW284]+[.AS284]+[.AO284]+[.AK284]+[.AG284]+[.AC284]+[.Y284]+[.U284]+[.Q284]+[.M284]+[.K284]+[.I284]+[.G284]" ns41:value-type="float" table:style-name="ce45" office:value-type="float" office:value="0">
            <text:p/>
          </table:table-cell>
          <table:table-cell table:formula="of:=[.BB284]+[.BD284]" ns41:value-type="float" table:style-name="ce45" office:value-type="float" office:value="1">
            <text:p>1</text:p>
          </table:table-cell>
          <table:table-cell table:formula="of:=[.BC284]+[.BE284]" ns41:value-type="float" table:style-name="ce45" office:value-type="float" office:value="2">
            <text:p>2</text:p>
          </table:table-cell>
          <table:table-cell table:formula="of:=[.C284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85]+[.AT285]+[.AP285]+[.AL285]+[.AH285]+[.AD285]+[.Z285]+[.V285]+[.R285]+[.N285]" ns41:value-type="float" table:style-name="ce45" office:value-type="float" office:value="0">
            <text:p/>
          </table:table-cell>
          <table:table-cell table:formula="of:=[.AY285]+[.AU285]+[.AQ285]+[.AM285]+[.AI285]+[.AE285]+[.AA285]+[.W285]+[.S285]+[.O285]+[.L285]+[.J285]+[.H285]+[.F285]" ns41:value-type="float" table:style-name="ce45" office:value-type="float" office:value="0">
            <text:p/>
          </table:table-cell>
          <table:table-cell table:formula="of:=[.AZ285]+[.AV285]+[.AR285]+[.AN285]+[.AJ285]+[.AF285]+[.AB285]+[.X285]+[.T285]+[.P285]" ns41:value-type="float" table:style-name="ce45" office:value-type="float" office:value="0">
            <text:p/>
          </table:table-cell>
          <table:table-cell table:formula="of:=[.BA285]+[.AW285]+[.AS285]+[.AO285]+[.AK285]+[.AG285]+[.AC285]+[.Y285]+[.U285]+[.Q285]+[.M285]+[.K285]+[.I285]+[.G285]" ns41:value-type="float" table:style-name="ce45" office:value-type="float" office:value="0">
            <text:p/>
          </table:table-cell>
          <table:table-cell table:formula="of:=[.BB285]+[.BD285]" ns41:value-type="float" table:style-name="ce45" office:value-type="float" office:value="0">
            <text:p/>
          </table:table-cell>
          <table:table-cell table:formula="of:=[.BC285]+[.BE285]" ns41:value-type="float" table:style-name="ce45" office:value-type="float" office:value="0">
            <text:p/>
          </table:table-cell>
          <table:table-cell table:formula="of:=[.C28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III</text:p>
          </table:table-cell>
          <table:table-cell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Horlogemak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4" office:value-type="float">
            <office:annotation draw:style-name="gr1" svg:height="2.032cm" draw:caption-point-y="0.285cm" svg:width="3.547cm" svg:x="32.152cm" draw:caption-point-x="-0.446cm" svg:y="157.86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4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table:formula="of:=[.AX286]+[.AT286]+[.AP286]+[.AL286]+[.AH286]+[.AD286]+[.Z286]+[.V286]+[.R286]+[.N286]" ns41:value-type="float" table:style-name="ce45" office:value-type="float" office:value="37">
            <text:p>37</text:p>
          </table:table-cell>
          <table:table-cell table:formula="of:=[.AY286]+[.AU286]+[.AQ286]+[.AM286]+[.AI286]+[.AE286]+[.AA286]+[.W286]+[.S286]+[.O286]+[.L286]+[.J286]+[.H286]+[.F286]" ns41:value-type="float" table:style-name="ce45" office:value-type="float" office:value="10">
            <text:p>10</text:p>
          </table:table-cell>
          <table:table-cell table:formula="of:=[.AZ286]+[.AV286]+[.AR286]+[.AN286]+[.AJ286]+[.AF286]+[.AB286]+[.X286]+[.T286]+[.P286]" ns41:value-type="float" table:style-name="ce45" office:value-type="float" office:value="2">
            <text:p>2</text:p>
          </table:table-cell>
          <table:table-cell table:formula="of:=[.BA286]+[.AW286]+[.AS286]+[.AO286]+[.AK286]+[.AG286]+[.AC286]+[.Y286]+[.U286]+[.Q286]+[.M286]+[.K286]+[.I286]+[.G286]" ns41:value-type="float" table:style-name="ce45" office:value-type="float" office:value="0">
            <text:p/>
          </table:table-cell>
          <table:table-cell table:formula="of:=[.BB286]+[.BD286]" ns41:value-type="float" table:style-name="ce45" office:value-type="float" office:value="39">
            <text:p>39</text:p>
          </table:table-cell>
          <table:table-cell table:formula="of:=[.BC286]+[.BE286]" ns41:value-type="float" table:style-name="ce45" office:value-type="float" office:value="10">
            <text:p>10</text:p>
          </table:table-cell>
          <table:table-cell table:formula="of:=[.C286]" ns41:value-type="float" table:style-name="ce45" office:value-type="float" office:value="1">
            <text:p>1</text:p>
          </table:table-cell>
          <table:table-cell ns41:value-type="string" office:value-type="string">
            <text:p>30_0169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287]+[.AT287]+[.AP287]+[.AL287]+[.AH287]+[.AD287]+[.Z287]+[.V287]+[.R287]+[.N287]" ns41:value-type="float" table:style-name="ce45" office:value-type="float" office:value="4">
            <text:p>4</text:p>
          </table:table-cell>
          <table:table-cell table:formula="of:=[.AY287]+[.AU287]+[.AQ287]+[.AM287]+[.AI287]+[.AE287]+[.AA287]+[.W287]+[.S287]+[.O287]+[.L287]+[.J287]+[.H287]+[.F287]" ns41:value-type="float" table:style-name="ce45" office:value-type="float" office:value="10">
            <text:p>10</text:p>
          </table:table-cell>
          <table:table-cell table:formula="of:=[.AZ287]+[.AV287]+[.AR287]+[.AN287]+[.AJ287]+[.AF287]+[.AB287]+[.X287]+[.T287]+[.P287]" ns41:value-type="float" table:style-name="ce45" office:value-type="float" office:value="0">
            <text:p/>
          </table:table-cell>
          <table:table-cell table:formula="of:=[.BA287]+[.AW287]+[.AS287]+[.AO287]+[.AK287]+[.AG287]+[.AC287]+[.Y287]+[.U287]+[.Q287]+[.M287]+[.K287]+[.I287]+[.G287]" ns41:value-type="float" table:style-name="ce45" office:value-type="float" office:value="0">
            <text:p/>
          </table:table-cell>
          <table:table-cell table:formula="of:=[.BB287]+[.BD287]" ns41:value-type="float" table:style-name="ce45" office:value-type="float" office:value="4">
            <text:p>4</text:p>
          </table:table-cell>
          <table:table-cell table:formula="of:=[.BC287]+[.BE287]" ns41:value-type="float" table:style-name="ce45" office:value-type="float" office:value="10">
            <text:p>10</text:p>
          </table:table-cell>
          <table:table-cell table:formula="of:=[.C287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Scharenslijp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table:formula="of:=[.AX288]+[.AT288]+[.AP288]+[.AL288]+[.AH288]+[.AD288]+[.Z288]+[.V288]+[.R288]+[.N288]" ns41:value-type="float" table:style-name="ce45" office:value-type="float" office:value="1">
            <text:p>1</text:p>
          </table:table-cell>
          <table:table-cell table:formula="of:=[.AY288]+[.AU288]+[.AQ288]+[.AM288]+[.AI288]+[.AE288]+[.AA288]+[.W288]+[.S288]+[.O288]+[.L288]+[.J288]+[.H288]+[.F288]" ns41:value-type="float" table:style-name="ce45" office:value-type="float" office:value="0">
            <text:p/>
          </table:table-cell>
          <table:table-cell table:formula="of:=[.AZ288]+[.AV288]+[.AR288]+[.AN288]+[.AJ288]+[.AF288]+[.AB288]+[.X288]+[.T288]+[.P288]" ns41:value-type="float" table:style-name="ce45" office:value-type="float" office:value="0">
            <text:p/>
          </table:table-cell>
          <table:table-cell table:formula="of:=[.BA288]+[.AW288]+[.AS288]+[.AO288]+[.AK288]+[.AG288]+[.AC288]+[.Y288]+[.U288]+[.Q288]+[.M288]+[.K288]+[.I288]+[.G288]" ns41:value-type="float" table:style-name="ce45" office:value-type="float" office:value="0">
            <text:p/>
          </table:table-cell>
          <table:table-cell table:formula="of:=[.BB288]+[.BD288]" ns41:value-type="float" table:style-name="ce45" office:value-type="float" office:value="1">
            <text:p>1</text:p>
          </table:table-cell>
          <table:table-cell table:formula="of:=[.BC288]+[.BE288]" ns41:value-type="float" table:style-name="ce45" office:value-type="float" office:value="0">
            <text:p/>
          </table:table-cell>
          <table:table-cell table:formula="of:=[.C288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Werktuigkundigen (instrumentmakers)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289]+[.AT289]+[.AP289]+[.AL289]+[.AH289]+[.AD289]+[.Z289]+[.V289]+[.R289]+[.N289]" ns41:value-type="float" table:style-name="ce45" office:value-type="float" office:value="0">
            <text:p/>
          </table:table-cell>
          <table:table-cell table:formula="of:=[.AY289]+[.AU289]+[.AQ289]+[.AM289]+[.AI289]+[.AE289]+[.AA289]+[.W289]+[.S289]+[.O289]+[.L289]+[.J289]+[.H289]+[.F289]" ns41:value-type="float" table:style-name="ce45" office:value-type="float" office:value="1">
            <text:p>1</text:p>
          </table:table-cell>
          <table:table-cell table:formula="of:=[.AZ289]+[.AV289]+[.AR289]+[.AN289]+[.AJ289]+[.AF289]+[.AB289]+[.X289]+[.T289]+[.P289]" ns41:value-type="float" table:style-name="ce45" office:value-type="float" office:value="0">
            <text:p/>
          </table:table-cell>
          <table:table-cell table:formula="of:=[.BA289]+[.AW289]+[.AS289]+[.AO289]+[.AK289]+[.AG289]+[.AC289]+[.Y289]+[.U289]+[.Q289]+[.M289]+[.K289]+[.I289]+[.G289]" ns41:value-type="float" table:style-name="ce45" office:value-type="float" office:value="0">
            <text:p/>
          </table:table-cell>
          <table:table-cell table:formula="of:=[.BB289]+[.BD289]" ns41:value-type="float" table:style-name="ce45" office:value-type="float" office:value="0">
            <text:p/>
          </table:table-cell>
          <table:table-cell table:formula="of:=[.BC289]+[.BE289]" ns41:value-type="float" table:style-name="ce45" office:value-type="float" office:value="1">
            <text:p>1</text:p>
          </table:table-cell>
          <table:table-cell table:formula="of:=[.C289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90]+[.AT290]+[.AP290]+[.AL290]+[.AH290]+[.AD290]+[.Z290]+[.V290]+[.R290]+[.N290]" ns41:value-type="float" table:style-name="ce45" office:value-type="float" office:value="0">
            <text:p/>
          </table:table-cell>
          <table:table-cell table:formula="of:=[.AY290]+[.AU290]+[.AQ290]+[.AM290]+[.AI290]+[.AE290]+[.AA290]+[.W290]+[.S290]+[.O290]+[.L290]+[.J290]+[.H290]+[.F290]" ns41:value-type="float" table:style-name="ce45" office:value-type="float" office:value="0">
            <text:p/>
          </table:table-cell>
          <table:table-cell table:formula="of:=[.AZ290]+[.AV290]+[.AR290]+[.AN290]+[.AJ290]+[.AF290]+[.AB290]+[.X290]+[.T290]+[.P290]" ns41:value-type="float" table:style-name="ce45" office:value-type="float" office:value="0">
            <text:p/>
          </table:table-cell>
          <table:table-cell table:formula="of:=[.BA290]+[.AW290]+[.AS290]+[.AO290]+[.AK290]+[.AG290]+[.AC290]+[.Y290]+[.U290]+[.Q290]+[.M290]+[.K290]+[.I290]+[.G290]" ns41:value-type="float" table:style-name="ce45" office:value-type="float" office:value="0">
            <text:p/>
          </table:table-cell>
          <table:table-cell table:formula="of:=[.BB290]+[.BD290]" ns41:value-type="float" table:style-name="ce45" office:value-type="float" office:value="0">
            <text:p/>
          </table:table-cell>
          <table:table-cell table:formula="of:=[.BC290]+[.BE290]" ns41:value-type="float" table:style-name="ce45" office:value-type="float" office:value="0">
            <text:p/>
          </table:table-cell>
          <table:table-cell table:formula="of:=[.C29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I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20" office:value-type="float">
            <office:annotation draw:style-name="gr1" svg:height="2.032cm" draw:caption-point-y="0.285cm" svg:width="3.547cm" svg:x="32.152cm" draw:caption-point-x="-0.446cm" svg:y="160.65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0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table:formula="of:=[.AX291]+[.AT291]+[.AP291]+[.AL291]+[.AH291]+[.AD291]+[.Z291]+[.V291]+[.R291]+[.N291]" ns41:value-type="float" table:style-name="ce45" office:value-type="float" office:value="44">
            <text:p>44</text:p>
          </table:table-cell>
          <table:table-cell table:formula="of:=[.AY291]+[.AU291]+[.AQ291]+[.AM291]+[.AI291]+[.AE291]+[.AA291]+[.W291]+[.S291]+[.O291]+[.L291]+[.J291]+[.H291]+[.F291]" ns41:value-type="float" table:style-name="ce45" office:value-type="float" office:value="15">
            <text:p>15</text:p>
          </table:table-cell>
          <table:table-cell table:formula="of:=[.AZ291]+[.AV291]+[.AR291]+[.AN291]+[.AJ291]+[.AF291]+[.AB291]+[.X291]+[.T291]+[.P291]" ns41:value-type="float" table:style-name="ce45" office:value-type="float" office:value="2">
            <text:p>2</text:p>
          </table:table-cell>
          <table:table-cell table:formula="of:=[.BA291]+[.AW291]+[.AS291]+[.AO291]+[.AK291]+[.AG291]+[.AC291]+[.Y291]+[.U291]+[.Q291]+[.M291]+[.K291]+[.I291]+[.G291]" ns41:value-type="float" table:style-name="ce45" office:value-type="float" office:value="0">
            <text:p/>
          </table:table-cell>
          <table:table-cell table:formula="of:=[.BB291]+[.BD291]" ns41:value-type="float" table:style-name="ce45" office:value-type="float" office:value="46">
            <text:p>46</text:p>
          </table:table-cell>
          <table:table-cell table:formula="of:=[.BC291]+[.BE291]" ns41:value-type="float" table:style-name="ce45" office:value-type="float" office:value="15">
            <text:p>15</text:p>
          </table:table-cell>
          <table:table-cell table:formula="of:=[.C29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I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292]+[.AT292]+[.AP292]+[.AL292]+[.AH292]+[.AD292]+[.Z292]+[.V292]+[.R292]+[.N292]" ns41:value-type="float" table:style-name="ce45" office:value-type="float" office:value="1">
            <text:p>1</text:p>
          </table:table-cell>
          <table:table-cell table:formula="of:=[.AY292]+[.AU292]+[.AQ292]+[.AM292]+[.AI292]+[.AE292]+[.AA292]+[.W292]+[.S292]+[.O292]+[.L292]+[.J292]+[.H292]+[.F292]" ns41:value-type="float" table:style-name="ce45" office:value-type="float" office:value="0">
            <text:p/>
          </table:table-cell>
          <table:table-cell table:formula="of:=[.AZ292]+[.AV292]+[.AR292]+[.AN292]+[.AJ292]+[.AF292]+[.AB292]+[.X292]+[.T292]+[.P292]" ns41:value-type="float" table:style-name="ce45" office:value-type="float" office:value="0">
            <text:p/>
          </table:table-cell>
          <table:table-cell table:formula="of:=[.BA292]+[.AW292]+[.AS292]+[.AO292]+[.AK292]+[.AG292]+[.AC292]+[.Y292]+[.U292]+[.Q292]+[.M292]+[.K292]+[.I292]+[.G292]" ns41:value-type="float" table:style-name="ce45" office:value-type="float" office:value="0">
            <text:p/>
          </table:table-cell>
          <table:table-cell table:formula="of:=[.BB292]+[.BD292]" ns41:value-type="float" table:style-name="ce45" office:value-type="float" office:value="1">
            <text:p>1</text:p>
          </table:table-cell>
          <table:table-cell table:formula="of:=[.BC292]+[.BE292]" ns41:value-type="float" table:style-name="ce45" office:value-type="float" office:value="0">
            <text:p/>
          </table:table-cell>
          <table:table-cell table:formula="of:=[.C29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I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293]+[.AT293]+[.AP293]+[.AL293]+[.AH293]+[.AD293]+[.Z293]+[.V293]+[.R293]+[.N293]" ns41:value-type="float" table:style-name="ce45" office:value-type="float" office:value="0">
            <text:p/>
          </table:table-cell>
          <table:table-cell table:formula="of:=[.AY293]+[.AU293]+[.AQ293]+[.AM293]+[.AI293]+[.AE293]+[.AA293]+[.W293]+[.S293]+[.O293]+[.L293]+[.J293]+[.H293]+[.F293]" ns41:value-type="float" table:style-name="ce45" office:value-type="float" office:value="1">
            <text:p>1</text:p>
          </table:table-cell>
          <table:table-cell table:formula="of:=[.AZ293]+[.AV293]+[.AR293]+[.AN293]+[.AJ293]+[.AF293]+[.AB293]+[.X293]+[.T293]+[.P293]" ns41:value-type="float" table:style-name="ce45" office:value-type="float" office:value="0">
            <text:p/>
          </table:table-cell>
          <table:table-cell table:formula="of:=[.BA293]+[.AW293]+[.AS293]+[.AO293]+[.AK293]+[.AG293]+[.AC293]+[.Y293]+[.U293]+[.Q293]+[.M293]+[.K293]+[.I293]+[.G293]" ns41:value-type="float" table:style-name="ce45" office:value-type="float" office:value="0">
            <text:p/>
          </table:table-cell>
          <table:table-cell table:formula="of:=[.BB293]+[.BD293]" ns41:value-type="float" table:style-name="ce45" office:value-type="float" office:value="0">
            <text:p/>
          </table:table-cell>
          <table:table-cell table:formula="of:=[.BC293]+[.BE293]" ns41:value-type="float" table:style-name="ce45" office:value-type="float" office:value="1">
            <text:p>1</text:p>
          </table:table-cell>
          <table:table-cell table:formula="of:=[.C29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II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294]+[.AT294]+[.AP294]+[.AL294]+[.AH294]+[.AD294]+[.Z294]+[.V294]+[.R294]+[.N294]" ns41:value-type="float" table:style-name="ce45" office:value-type="float" office:value="6">
            <text:p>6</text:p>
          </table:table-cell>
          <table:table-cell table:formula="of:=[.AY294]+[.AU294]+[.AQ294]+[.AM294]+[.AI294]+[.AE294]+[.AA294]+[.W294]+[.S294]+[.O294]+[.L294]+[.J294]+[.H294]+[.F294]" ns41:value-type="float" table:style-name="ce45" office:value-type="float" office:value="16">
            <text:p>16</text:p>
          </table:table-cell>
          <table:table-cell table:formula="of:=[.AZ294]+[.AV294]+[.AR294]+[.AN294]+[.AJ294]+[.AF294]+[.AB294]+[.X294]+[.T294]+[.P294]" ns41:value-type="float" table:style-name="ce45" office:value-type="float" office:value="0">
            <text:p/>
          </table:table-cell>
          <table:table-cell table:formula="of:=[.BA294]+[.AW294]+[.AS294]+[.AO294]+[.AK294]+[.AG294]+[.AC294]+[.Y294]+[.U294]+[.Q294]+[.M294]+[.K294]+[.I294]+[.G294]" ns41:value-type="float" table:style-name="ce45" office:value-type="float" office:value="0">
            <text:p/>
          </table:table-cell>
          <table:table-cell table:formula="of:=[.BB294]+[.BD294]" ns41:value-type="float" table:style-name="ce45" office:value-type="float" office:value="6">
            <text:p>6</text:p>
          </table:table-cell>
          <table:table-cell table:formula="of:=[.BC294]+[.BE294]" ns41:value-type="float" table:style-name="ce45" office:value-type="float" office:value="16">
            <text:p>16</text:p>
          </table:table-cell>
          <table:table-cell table:formula="of:=[.C29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III</text:p>
          </table:table-cell>
          <table:table-cell table:style-name="ce16"/>
          <table:table-cell table:formula="of:=[.F291]+[.F292]+[.F293]+[.F294]" ns41:value-type="float" table:style-name="ce16" office:value-type="float" office:value="0">
            <text:p>0</text:p>
          </table:table-cell>
          <table:table-cell table:formula="of:=[.G291]+[.G292]+[.G293]+[.G294]" ns41:value-type="float" table:style-name="ce16" office:value-type="float" office:value="0">
            <text:p>0</text:p>
          </table:table-cell>
          <table:table-cell table:formula="of:=[.H291]+[.H292]+[.H293]+[.H294]" ns41:value-type="float" table:style-name="ce16" office:value-type="float" office:value="0">
            <text:p>0</text:p>
          </table:table-cell>
          <table:table-cell table:formula="of:=[.I291]+[.I292]+[.I293]+[.I294]" ns41:value-type="float" table:style-name="ce16" office:value-type="float" office:value="0">
            <text:p>0</text:p>
          </table:table-cell>
          <table:table-cell table:formula="of:=[.J291]+[.J292]+[.J293]+[.J294]" ns41:value-type="float" table:style-name="ce16" office:value-type="float" office:value="0">
            <text:p>0</text:p>
          </table:table-cell>
          <table:table-cell table:formula="of:=[.K291]+[.K292]+[.K293]+[.K294]" ns41:value-type="float" table:style-name="ce16" office:value-type="float" office:value="0">
            <text:p>0</text:p>
          </table:table-cell>
          <table:table-cell table:formula="of:=[.L291]+[.L292]+[.L293]+[.L294]" ns41:value-type="float" table:style-name="ce16" office:value-type="float" office:value="1">
            <text:p>1</text:p>
          </table:table-cell>
          <table:table-cell table:formula="of:=[.M291]+[.M292]+[.M293]+[.M294]" ns41:value-type="float" table:style-name="ce16" office:value-type="float" office:value="0">
            <text:p>0</text:p>
          </table:table-cell>
          <table:table-cell table:formula="of:=[.N291]+[.N292]+[.N293]+[.N294]" ns41:value-type="float" table:style-name="ce16" office:value-type="float" office:value="0">
            <text:p>0</text:p>
          </table:table-cell>
          <table:table-cell table:formula="of:=[.O291]+[.O292]+[.O293]+[.O294]" ns41:value-type="float" table:style-name="ce16" office:value-type="float" office:value="3">
            <text:p>3</text:p>
          </table:table-cell>
          <table:table-cell table:formula="of:=[.P291]+[.P292]+[.P293]+[.P294]" ns41:value-type="float" table:style-name="ce16" office:value-type="float" office:value="0">
            <text:p>0</text:p>
          </table:table-cell>
          <table:table-cell table:formula="of:=[.Q291]+[.Q292]+[.Q293]+[.Q294]" ns41:value-type="float" table:style-name="ce16" office:value-type="float" office:value="0">
            <text:p>0</text:p>
          </table:table-cell>
          <table:table-cell table:formula="of:=[.R291]+[.R292]+[.R293]+[.R294]" ns41:value-type="float" table:style-name="ce16" office:value-type="float" office:value="4">
            <text:p>4</text:p>
          </table:table-cell>
          <table:table-cell table:formula="of:=[.S291]+[.S292]+[.S293]+[.S294]" ns41:value-type="float" table:style-name="ce16" office:value-type="float" office:value="6">
            <text:p>6</text:p>
          </table:table-cell>
          <table:table-cell table:formula="of:=[.T291]+[.T292]+[.T293]+[.T294]" ns41:value-type="float" table:style-name="ce16" office:value-type="float" office:value="0">
            <text:p>0</text:p>
          </table:table-cell>
          <table:table-cell table:formula="of:=[.U291]+[.U292]+[.U293]+[.U294]" ns41:value-type="float" table:style-name="ce16" office:value-type="float" office:value="0">
            <text:p>0</text:p>
          </table:table-cell>
          <table:table-cell table:formula="of:=[.V291]+[.V292]+[.V293]+[.V294]" ns41:value-type="float" table:style-name="ce16" office:value-type="float" office:value="1">
            <text:p>1</text:p>
          </table:table-cell>
          <table:table-cell table:formula="of:=[.W291]+[.W292]+[.W293]+[.W294]" ns41:value-type="float" table:style-name="ce16" office:value-type="float" office:value="5">
            <text:p>5</text:p>
          </table:table-cell>
          <table:table-cell table:formula="of:=[.X291]+[.X292]+[.X293]+[.X294]" ns41:value-type="float" table:style-name="ce16" office:value-type="float" office:value="0">
            <text:p>0</text:p>
          </table:table-cell>
          <table:table-cell table:formula="of:=[.Y291]+[.Y292]+[.Y293]+[.Y294]" ns41:value-type="float" table:style-name="ce16" office:value-type="float" office:value="0">
            <text:p>0</text:p>
          </table:table-cell>
          <table:table-cell table:formula="of:=[.Z291]+[.Z292]+[.Z293]+[.Z294]" ns41:value-type="float" table:style-name="ce16" office:value-type="float" office:value="13">
            <text:p>13</text:p>
          </table:table-cell>
          <table:table-cell table:formula="of:=[.AA291]+[.AA292]+[.AA293]+[.AA294]" ns41:value-type="float" table:style-name="ce16" office:value-type="float" office:value="12">
            <text:p>12</text:p>
          </table:table-cell>
          <table:table-cell table:formula="of:=[.AB291]+[.AB292]+[.AB293]+[.AB294]" ns41:value-type="float" table:style-name="ce16" office:value-type="float" office:value="0">
            <text:p>0</text:p>
          </table:table-cell>
          <table:table-cell table:formula="of:=[.AC291]+[.AC292]+[.AC293]+[.AC294]" ns41:value-type="float" table:style-name="ce16" office:value-type="float" office:value="0">
            <text:p>0</text:p>
          </table:table-cell>
          <table:table-cell table:formula="of:=[.AD291]+[.AD292]+[.AD293]+[.AD294]" ns41:value-type="float" table:style-name="ce16" office:value-type="float" office:value="21">
            <text:p>21</text:p>
          </table:table-cell>
          <table:table-cell table:formula="of:=[.AE291]+[.AE292]+[.AE293]+[.AE294]" ns41:value-type="float" table:style-name="ce16" office:value-type="float" office:value="4">
            <text:p>4</text:p>
          </table:table-cell>
          <table:table-cell table:formula="of:=[.AF291]+[.AF292]+[.AF293]+[.AF294]" ns41:value-type="float" table:style-name="ce16" office:value-type="float" office:value="0">
            <text:p>0</text:p>
          </table:table-cell>
          <table:table-cell table:formula="of:=[.AG291]+[.AG292]+[.AG293]+[.AG294]" ns41:value-type="float" table:style-name="ce16" office:value-type="float" office:value="0">
            <text:p>0</text:p>
          </table:table-cell>
          <table:table-cell table:formula="of:=[.AH291]+[.AH292]+[.AH293]+[.AH294]" ns41:value-type="float" table:style-name="ce16" office:value-type="float" office:value="6">
            <text:p>6</text:p>
          </table:table-cell>
          <table:table-cell table:formula="of:=[.AI291]+[.AI292]+[.AI293]+[.AI294]" ns41:value-type="float" table:style-name="ce16" office:value-type="float" office:value="1">
            <text:p>1</text:p>
          </table:table-cell>
          <table:table-cell table:formula="of:=[.AJ291]+[.AJ292]+[.AJ293]+[.AJ294]" ns41:value-type="float" table:style-name="ce16" office:value-type="float" office:value="1">
            <text:p>1</text:p>
          </table:table-cell>
          <table:table-cell table:formula="of:=[.AK291]+[.AK292]+[.AK293]+[.AK294]" ns41:value-type="float" table:style-name="ce16" office:value-type="float" office:value="0">
            <text:p>0</text:p>
          </table:table-cell>
          <table:table-cell table:formula="of:=[.AL291]+[.AL292]+[.AL293]+[.AL294]" ns41:value-type="float" table:style-name="ce16" office:value-type="float" office:value="2">
            <text:p>2</text:p>
          </table:table-cell>
          <table:table-cell table:formula="of:=[.AM291]+[.AM292]+[.AM293]+[.AM294]" ns41:value-type="float" table:style-name="ce16" office:value-type="float" office:value="0">
            <text:p>0</text:p>
          </table:table-cell>
          <table:table-cell table:formula="of:=[.AN291]+[.AN292]+[.AN293]+[.AN294]" ns41:value-type="float" table:style-name="ce16" office:value-type="float" office:value="1">
            <text:p>1</text:p>
          </table:table-cell>
          <table:table-cell table:formula="of:=[.AO291]+[.AO292]+[.AO293]+[.AO294]" ns41:value-type="float" table:style-name="ce16" office:value-type="float" office:value="0">
            <text:p>0</text:p>
          </table:table-cell>
          <table:table-cell table:formula="of:=[.AP291]+[.AP292]+[.AP293]+[.AP294]" ns41:value-type="float" table:style-name="ce16" office:value-type="float" office:value="2">
            <text:p>2</text:p>
          </table:table-cell>
          <table:table-cell table:formula="of:=[.AQ291]+[.AQ292]+[.AQ293]+[.AQ294]" ns41:value-type="float" table:style-name="ce16" office:value-type="float" office:value="0">
            <text:p>0</text:p>
          </table:table-cell>
          <table:table-cell table:formula="of:=[.AR291]+[.AR292]+[.AR293]+[.AR294]" ns41:value-type="float" table:style-name="ce16" office:value-type="float" office:value="0">
            <text:p>0</text:p>
          </table:table-cell>
          <table:table-cell table:formula="of:=[.AS291]+[.AS292]+[.AS293]+[.AS294]" ns41:value-type="float" table:style-name="ce16" office:value-type="float" office:value="0">
            <text:p>0</text:p>
          </table:table-cell>
          <table:table-cell table:formula="of:=[.AT291]+[.AT292]+[.AT293]+[.AT294]" ns41:value-type="float" table:style-name="ce16" office:value-type="float" office:value="2">
            <text:p>2</text:p>
          </table:table-cell>
          <table:table-cell table:formula="of:=[.AU291]+[.AU292]+[.AU293]+[.AU294]" ns41:value-type="float" table:style-name="ce16" office:value-type="float" office:value="0">
            <text:p>0</text:p>
          </table:table-cell>
          <table:table-cell table:formula="of:=[.AV291]+[.AV292]+[.AV293]+[.AV294]" ns41:value-type="float" table:style-name="ce16" office:value-type="float" office:value="0">
            <text:p>0</text:p>
          </table:table-cell>
          <table:table-cell table:formula="of:=[.AW291]+[.AW292]+[.AW293]+[.AW294]" ns41:value-type="float" table:style-name="ce16" office:value-type="float" office:value="0">
            <text:p>0</text:p>
          </table:table-cell>
          <table:table-cell table:formula="of:=[.AX291]+[.AX292]+[.AX293]+[.AX294]" ns41:value-type="float" table:style-name="ce16" office:value-type="float" office:value="0">
            <text:p>0</text:p>
          </table:table-cell>
          <table:table-cell table:formula="of:=[.AY291]+[.AY292]+[.AY293]+[.AY294]" ns41:value-type="float" table:style-name="ce16" office:value-type="float" office:value="0">
            <text:p>0</text:p>
          </table:table-cell>
          <table:table-cell table:formula="of:=[.AZ291]+[.AZ292]+[.AZ293]+[.AZ294]" ns41:value-type="float" table:style-name="ce16" office:value-type="float" office:value="0">
            <text:p>0</text:p>
          </table:table-cell>
          <table:table-cell table:formula="of:=[.BA291]+[.BA292]+[.BA293]+[.BA294]" ns41:value-type="float" table:style-name="ce16" office:value-type="float" office:value="0">
            <text:p>0</text:p>
          </table:table-cell>
          <table:table-cell table:formula="of:=[.AX295]+[.AT295]+[.AP295]+[.AL295]+[.AH295]+[.AD295]+[.Z295]+[.V295]+[.R295]+[.N295]" ns41:value-type="float" table:style-name="ce46" office:value-type="float" office:value="51">
            <text:p>51</text:p>
          </table:table-cell>
          <table:table-cell table:formula="of:=[.AY295]+[.AU295]+[.AQ295]+[.AM295]+[.AI295]+[.AE295]+[.AA295]+[.W295]+[.S295]+[.O295]+[.L295]+[.J295]+[.H295]+[.F295]" ns41:value-type="float" table:style-name="ce46" office:value-type="float" office:value="32">
            <text:p>32</text:p>
          </table:table-cell>
          <table:table-cell table:formula="of:=[.AZ295]+[.AV295]+[.AR295]+[.AN295]+[.AJ295]+[.AF295]+[.AB295]+[.X295]+[.T295]+[.P295]" ns41:value-type="float" table:style-name="ce46" office:value-type="float" office:value="2">
            <text:p>2</text:p>
          </table:table-cell>
          <table:table-cell table:formula="of:=[.BA295]+[.AW295]+[.AS295]+[.AO295]+[.AK295]+[.AG295]+[.AC295]+[.Y295]+[.U295]+[.Q295]+[.M295]+[.K295]+[.I295]+[.G295]" ns41:value-type="float" table:style-name="ce46" office:value-type="float" office:value="0">
            <text:p/>
          </table:table-cell>
          <table:table-cell table:formula="of:=[.BB295]+[.BD295]" ns41:value-type="float" table:style-name="ce46" office:value-type="float" office:value="53">
            <text:p>53</text:p>
          </table:table-cell>
          <table:table-cell table:formula="of:=[.BC295]+[.BE295]" ns41:value-type="float" table:style-name="ce46" office:value-type="float" office:value="32">
            <text:p>32</text:p>
          </table:table-cell>
          <table:table-cell table:formula="of:=[.C295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296]+[.AT296]+[.AP296]+[.AL296]+[.AH296]+[.AD296]+[.Z296]+[.V296]+[.R296]+[.N296]" ns41:value-type="float" table:style-name="ce45" office:value-type="float" office:value="0">
            <text:p/>
          </table:table-cell>
          <table:table-cell table:formula="of:=[.AY296]+[.AU296]+[.AQ296]+[.AM296]+[.AI296]+[.AE296]+[.AA296]+[.W296]+[.S296]+[.O296]+[.L296]+[.J296]+[.H296]+[.F296]" ns41:value-type="float" table:style-name="ce45" office:value-type="float" office:value="0">
            <text:p/>
          </table:table-cell>
          <table:table-cell table:formula="of:=[.AZ296]+[.AV296]+[.AR296]+[.AN296]+[.AJ296]+[.AF296]+[.AB296]+[.X296]+[.T296]+[.P296]" ns41:value-type="float" table:style-name="ce45" office:value-type="float" office:value="0">
            <text:p/>
          </table:table-cell>
          <table:table-cell table:formula="of:=[.BA296]+[.AW296]+[.AS296]+[.AO296]+[.AK296]+[.AG296]+[.AC296]+[.Y296]+[.U296]+[.Q296]+[.M296]+[.K296]+[.I296]+[.G296]" ns41:value-type="float" table:style-name="ce45" office:value-type="float" office:value="0">
            <text:p/>
          </table:table-cell>
          <table:table-cell table:formula="of:=[.BB296]+[.BD296]" ns41:value-type="float" table:style-name="ce45" office:value-type="float" office:value="0">
            <text:p/>
          </table:table-cell>
          <table:table-cell table:formula="of:=[.BC296]+[.BE296]" ns41:value-type="float" table:style-name="ce45" office:value-type="float" office:value="0">
            <text:p/>
          </table:table-cell>
          <table:table-cell table:formula="of:=[.C29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IV</text:p>
          </table:table-cell>
          <table:table-cell table:number-columns-repeated="2"/>
          <table:table-cell ns41:value-type="string" table:style-name="ce24" office:value-type="string">
            <text:p>Textiele Nijverheid.</text:p>
          </table:table-cell>
          <table:table-cell table:number-columns-repeated="49"/>
          <table:table-cell table:formula="of:=[.AX297]+[.AT297]+[.AP297]+[.AL297]+[.AH297]+[.AD297]+[.Z297]+[.V297]+[.R297]+[.N297]" ns41:value-type="float" table:style-name="ce45" office:value-type="float" office:value="0">
            <text:p/>
          </table:table-cell>
          <table:table-cell table:formula="of:=[.AY297]+[.AU297]+[.AQ297]+[.AM297]+[.AI297]+[.AE297]+[.AA297]+[.W297]+[.S297]+[.O297]+[.L297]+[.J297]+[.H297]+[.F297]" ns41:value-type="float" table:style-name="ce45" office:value-type="float" office:value="0">
            <text:p/>
          </table:table-cell>
          <table:table-cell table:formula="of:=[.AZ297]+[.AV297]+[.AR297]+[.AN297]+[.AJ297]+[.AF297]+[.AB297]+[.X297]+[.T297]+[.P297]" ns41:value-type="float" table:style-name="ce45" office:value-type="float" office:value="0">
            <text:p/>
          </table:table-cell>
          <table:table-cell table:formula="of:=[.BA297]+[.AW297]+[.AS297]+[.AO297]+[.AK297]+[.AG297]+[.AC297]+[.Y297]+[.U297]+[.Q297]+[.M297]+[.K297]+[.I297]+[.G297]" ns41:value-type="float" table:style-name="ce45" office:value-type="float" office:value="0">
            <text:p/>
          </table:table-cell>
          <table:table-cell table:formula="of:=[.BB297]+[.BD297]" ns41:value-type="float" table:style-name="ce45" office:value-type="float" office:value="0">
            <text:p/>
          </table:table-cell>
          <table:table-cell table:formula="of:=[.BC297]+[.BE297]" ns41:value-type="float" table:style-name="ce45" office:value-type="float" office:value="0">
            <text:p/>
          </table:table-cell>
          <table:table-cell table:formula="of:=[.C29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Spinnerij van alle stoffen.</text:p>
          </table:table-cell>
          <table:table-cell table:number-columns-repeated="49"/>
          <table:table-cell table:formula="of:=[.AX298]+[.AT298]+[.AP298]+[.AL298]+[.AH298]+[.AD298]+[.Z298]+[.V298]+[.R298]+[.N298]" ns41:value-type="float" table:style-name="ce45" office:value-type="float" office:value="0">
            <text:p/>
          </table:table-cell>
          <table:table-cell table:formula="of:=[.AY298]+[.AU298]+[.AQ298]+[.AM298]+[.AI298]+[.AE298]+[.AA298]+[.W298]+[.S298]+[.O298]+[.L298]+[.J298]+[.H298]+[.F298]" ns41:value-type="float" table:style-name="ce45" office:value-type="float" office:value="0">
            <text:p/>
          </table:table-cell>
          <table:table-cell table:formula="of:=[.AZ298]+[.AV298]+[.AR298]+[.AN298]+[.AJ298]+[.AF298]+[.AB298]+[.X298]+[.T298]+[.P298]" ns41:value-type="float" table:style-name="ce45" office:value-type="float" office:value="0">
            <text:p/>
          </table:table-cell>
          <table:table-cell table:formula="of:=[.BA298]+[.AW298]+[.AS298]+[.AO298]+[.AK298]+[.AG298]+[.AC298]+[.Y298]+[.U298]+[.Q298]+[.M298]+[.K298]+[.I298]+[.G298]" ns41:value-type="float" table:style-name="ce45" office:value-type="float" office:value="0">
            <text:p/>
          </table:table-cell>
          <table:table-cell table:formula="of:=[.BB298]+[.BD298]" ns41:value-type="float" table:style-name="ce45" office:value-type="float" office:value="0">
            <text:p/>
          </table:table-cell>
          <table:table-cell table:formula="of:=[.BC298]+[.BE298]" ns41:value-type="float" table:style-name="ce45" office:value-type="float" office:value="0">
            <text:p/>
          </table:table-cell>
          <table:table-cell table:formula="of:=[.C298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Fabricage van garen</text:p>
          </table:table-cell>
          <table:table-cell ns41:value-type="string" office:value-type="string">
            <text:p>D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3"/>
          <table:table-cell table:formula="of:=[.AX299]+[.AT299]+[.AP299]+[.AL299]+[.AH299]+[.AD299]+[.Z299]+[.V299]+[.R299]+[.N299]" ns41:value-type="float" table:style-name="ce45" office:value-type="float" office:value="0">
            <text:p/>
          </table:table-cell>
          <table:table-cell table:formula="of:=[.AY299]+[.AU299]+[.AQ299]+[.AM299]+[.AI299]+[.AE299]+[.AA299]+[.W299]+[.S299]+[.O299]+[.L299]+[.J299]+[.H299]+[.F299]" ns41:value-type="float" table:style-name="ce45" office:value-type="float" office:value="0">
            <text:p/>
          </table:table-cell>
          <table:table-cell table:formula="of:=[.AZ299]+[.AV299]+[.AR299]+[.AN299]+[.AJ299]+[.AF299]+[.AB299]+[.X299]+[.T299]+[.P299]" ns41:value-type="float" table:style-name="ce45" office:value-type="float" office:value="1">
            <text:p>1</text:p>
          </table:table-cell>
          <table:table-cell table:formula="of:=[.BA299]+[.AW299]+[.AS299]+[.AO299]+[.AK299]+[.AG299]+[.AC299]+[.Y299]+[.U299]+[.Q299]+[.M299]+[.K299]+[.I299]+[.G299]" ns41:value-type="float" table:style-name="ce45" office:value-type="float" office:value="1">
            <text:p>1</text:p>
          </table:table-cell>
          <table:table-cell table:formula="of:=[.BB299]+[.BD299]" ns41:value-type="float" table:style-name="ce45" office:value-type="float" office:value="1">
            <text:p>1</text:p>
          </table:table-cell>
          <table:table-cell table:formula="of:=[.BC299]+[.BE299]" ns41:value-type="float" table:style-name="ce45" office:value-type="float" office:value="1">
            <text:p>1</text:p>
          </table:table-cell>
          <table:table-cell table:formula="of:=[.C299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Fabricage van kato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300]+[.AT300]+[.AP300]+[.AL300]+[.AH300]+[.AD300]+[.Z300]+[.V300]+[.R300]+[.N300]" ns41:value-type="float" table:style-name="ce45" office:value-type="float" office:value="2">
            <text:p>2</text:p>
          </table:table-cell>
          <table:table-cell table:formula="of:=[.AY300]+[.AU300]+[.AQ300]+[.AM300]+[.AI300]+[.AE300]+[.AA300]+[.W300]+[.S300]+[.O300]+[.L300]+[.J300]+[.H300]+[.F300]" ns41:value-type="float" table:style-name="ce45" office:value-type="float" office:value="0">
            <text:p/>
          </table:table-cell>
          <table:table-cell table:formula="of:=[.AZ300]+[.AV300]+[.AR300]+[.AN300]+[.AJ300]+[.AF300]+[.AB300]+[.X300]+[.T300]+[.P300]" ns41:value-type="float" table:style-name="ce45" office:value-type="float" office:value="0">
            <text:p/>
          </table:table-cell>
          <table:table-cell table:formula="of:=[.BA300]+[.AW300]+[.AS300]+[.AO300]+[.AK300]+[.AG300]+[.AC300]+[.Y300]+[.U300]+[.Q300]+[.M300]+[.K300]+[.I300]+[.G300]" ns41:value-type="float" table:style-name="ce45" office:value-type="float" office:value="0">
            <text:p/>
          </table:table-cell>
          <table:table-cell table:formula="of:=[.BB300]+[.BD300]" ns41:value-type="float" table:style-name="ce45" office:value-type="float" office:value="2">
            <text:p>2</text:p>
          </table:table-cell>
          <table:table-cell table:formula="of:=[.BC300]+[.BE300]" ns41:value-type="float" table:style-name="ce45" office:value-type="float" office:value="0">
            <text:p/>
          </table:table-cell>
          <table:table-cell table:formula="of:=[.C300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 table:number-columns-repeated="25"/>
          <table:table-cell table:formula="of:=[.AX301]+[.AT301]+[.AP301]+[.AL301]+[.AH301]+[.AD301]+[.Z301]+[.V301]+[.R301]+[.N301]" ns41:value-type="float" table:style-name="ce45" office:value-type="float" office:value="0">
            <text:p/>
          </table:table-cell>
          <table:table-cell table:formula="of:=[.AY301]+[.AU301]+[.AQ301]+[.AM301]+[.AI301]+[.AE301]+[.AA301]+[.W301]+[.S301]+[.O301]+[.L301]+[.J301]+[.H301]+[.F301]" ns41:value-type="float" table:style-name="ce45" office:value-type="float" office:value="0">
            <text:p/>
          </table:table-cell>
          <table:table-cell table:formula="of:=[.AZ301]+[.AV301]+[.AR301]+[.AN301]+[.AJ301]+[.AF301]+[.AB301]+[.X301]+[.T301]+[.P301]" ns41:value-type="float" table:style-name="ce45" office:value-type="float" office:value="1">
            <text:p>1</text:p>
          </table:table-cell>
          <table:table-cell table:formula="of:=[.BA301]+[.AW301]+[.AS301]+[.AO301]+[.AK301]+[.AG301]+[.AC301]+[.Y301]+[.U301]+[.Q301]+[.M301]+[.K301]+[.I301]+[.G301]" ns41:value-type="float" table:style-name="ce45" office:value-type="float" office:value="0">
            <text:p/>
          </table:table-cell>
          <table:table-cell table:formula="of:=[.BB301]+[.BD301]" ns41:value-type="float" table:style-name="ce45" office:value-type="float" office:value="1">
            <text:p>1</text:p>
          </table:table-cell>
          <table:table-cell table:formula="of:=[.BC301]+[.BE301]" ns41:value-type="float" table:style-name="ce45" office:value-type="float" office:value="0">
            <text:p/>
          </table:table-cell>
          <table:table-cell table:formula="of:=[.C301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 table:style-name="ce15"/>
          <table:table-cell ns41:value-type="string" table:style-name="ce24" office:value-type="string">
            <text:p>Weverij, breierij, enz.</text:p>
          </table:table-cell>
          <table:table-cell table:number-columns-repeated="49"/>
          <table:table-cell table:formula="of:=[.AX302]+[.AT302]+[.AP302]+[.AL302]+[.AH302]+[.AD302]+[.Z302]+[.V302]+[.R302]+[.N302]" ns41:value-type="float" table:style-name="ce45" office:value-type="float" office:value="0">
            <text:p/>
          </table:table-cell>
          <table:table-cell table:formula="of:=[.AY302]+[.AU302]+[.AQ302]+[.AM302]+[.AI302]+[.AE302]+[.AA302]+[.W302]+[.S302]+[.O302]+[.L302]+[.J302]+[.H302]+[.F302]" ns41:value-type="float" table:style-name="ce45" office:value-type="float" office:value="0">
            <text:p/>
          </table:table-cell>
          <table:table-cell table:formula="of:=[.AZ302]+[.AV302]+[.AR302]+[.AN302]+[.AJ302]+[.AF302]+[.AB302]+[.X302]+[.T302]+[.P302]" ns41:value-type="float" table:style-name="ce45" office:value-type="float" office:value="0">
            <text:p/>
          </table:table-cell>
          <table:table-cell table:formula="of:=[.BA302]+[.AW302]+[.AS302]+[.AO302]+[.AK302]+[.AG302]+[.AC302]+[.Y302]+[.U302]+[.Q302]+[.M302]+[.K302]+[.I302]+[.G302]" ns41:value-type="float" table:style-name="ce45" office:value-type="float" office:value="0">
            <text:p/>
          </table:table-cell>
          <table:table-cell table:formula="of:=[.BB302]+[.BD302]" ns41:value-type="float" table:style-name="ce45" office:value-type="float" office:value="0">
            <text:p/>
          </table:table-cell>
          <table:table-cell table:formula="of:=[.BC302]+[.BE302]" ns41:value-type="float" table:style-name="ce45" office:value-type="float" office:value="0">
            <text:p/>
          </table:table-cell>
          <table:table-cell table:formula="of:=[.C30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Breisters</text:p>
          </table:table-cell>
          <table:table-cell ns41:value-type="string" office:value-type="string">
            <text:p>A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40"/>
          <table:table-cell table:formula="of:=[.AX303]+[.AT303]+[.AP303]+[.AL303]+[.AH303]+[.AD303]+[.Z303]+[.V303]+[.R303]+[.N303]" ns41:value-type="float" table:style-name="ce45" office:value-type="float" office:value="0">
            <text:p/>
          </table:table-cell>
          <table:table-cell table:formula="of:=[.AY303]+[.AU303]+[.AQ303]+[.AM303]+[.AI303]+[.AE303]+[.AA303]+[.W303]+[.S303]+[.O303]+[.L303]+[.J303]+[.H303]+[.F303]" ns41:value-type="float" table:style-name="ce45" office:value-type="float" office:value="0">
            <text:p/>
          </table:table-cell>
          <table:table-cell table:formula="of:=[.AZ303]+[.AV303]+[.AR303]+[.AN303]+[.AJ303]+[.AF303]+[.AB303]+[.X303]+[.T303]+[.P303]" ns41:value-type="float" table:style-name="ce45" office:value-type="float" office:value="0">
            <text:p/>
          </table:table-cell>
          <table:table-cell table:formula="of:=[.BA303]+[.AW303]+[.AS303]+[.AO303]+[.AK303]+[.AG303]+[.AC303]+[.Y303]+[.U303]+[.Q303]+[.M303]+[.K303]+[.I303]+[.G303]" ns41:value-type="float" table:style-name="ce45" office:value-type="float" office:value="1">
            <text:p>1</text:p>
          </table:table-cell>
          <table:table-cell table:formula="of:=[.BB303]+[.BD303]" ns41:value-type="float" table:style-name="ce45" office:value-type="float" office:value="0">
            <text:p/>
          </table:table-cell>
          <table:table-cell table:formula="of:=[.BC303]+[.BE303]" ns41:value-type="float" table:style-name="ce45" office:value-type="float" office:value="1">
            <text:p>1</text:p>
          </table:table-cell>
          <table:table-cell table:formula="of:=[.C303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5"/>
          <table:table-cell table:formula="of:=[.AX304]+[.AT304]+[.AP304]+[.AL304]+[.AH304]+[.AD304]+[.Z304]+[.V304]+[.R304]+[.N304]" ns41:value-type="float" table:style-name="ce45" office:value-type="float" office:value="0">
            <text:p/>
          </table:table-cell>
          <table:table-cell table:formula="of:=[.AY304]+[.AU304]+[.AQ304]+[.AM304]+[.AI304]+[.AE304]+[.AA304]+[.W304]+[.S304]+[.O304]+[.L304]+[.J304]+[.H304]+[.F304]" ns41:value-type="float" table:style-name="ce45" office:value-type="float" office:value="0">
            <text:p/>
          </table:table-cell>
          <table:table-cell table:formula="of:=[.AZ304]+[.AV304]+[.AR304]+[.AN304]+[.AJ304]+[.AF304]+[.AB304]+[.X304]+[.T304]+[.P304]" ns41:value-type="float" table:style-name="ce45" office:value-type="float" office:value="6">
            <text:p>6</text:p>
          </table:table-cell>
          <table:table-cell table:formula="of:=[.BA304]+[.AW304]+[.AS304]+[.AO304]+[.AK304]+[.AG304]+[.AC304]+[.Y304]+[.U304]+[.Q304]+[.M304]+[.K304]+[.I304]+[.G304]" ns41:value-type="float" table:style-name="ce45" office:value-type="float" office:value="7">
            <text:p>7</text:p>
          </table:table-cell>
          <table:table-cell table:formula="of:=[.BB304]+[.BD304]" ns41:value-type="float" table:style-name="ce45" office:value-type="float" office:value="6">
            <text:p>6</text:p>
          </table:table-cell>
          <table:table-cell table:formula="of:=[.BC304]+[.BE304]" ns41:value-type="float" table:style-name="ce45" office:value-type="float" office:value="7">
            <text:p>7</text:p>
          </table:table-cell>
          <table:table-cell table:formula="of:=[.C304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Fabricage van linn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table:formula="of:=[.AX305]+[.AT305]+[.AP305]+[.AL305]+[.AH305]+[.AD305]+[.Z305]+[.V305]+[.R305]+[.N305]" ns41:value-type="float" table:style-name="ce45" office:value-type="float" office:value="5">
            <text:p>5</text:p>
          </table:table-cell>
          <table:table-cell table:formula="of:=[.AY305]+[.AU305]+[.AQ305]+[.AM305]+[.AI305]+[.AE305]+[.AA305]+[.W305]+[.S305]+[.O305]+[.L305]+[.J305]+[.H305]+[.F305]" ns41:value-type="float" table:style-name="ce45" office:value-type="float" office:value="2">
            <text:p>2</text:p>
          </table:table-cell>
          <table:table-cell table:formula="of:=[.AZ305]+[.AV305]+[.AR305]+[.AN305]+[.AJ305]+[.AF305]+[.AB305]+[.X305]+[.T305]+[.P305]" ns41:value-type="float" table:style-name="ce45" office:value-type="float" office:value="1">
            <text:p>1</text:p>
          </table:table-cell>
          <table:table-cell table:formula="of:=[.BA305]+[.AW305]+[.AS305]+[.AO305]+[.AK305]+[.AG305]+[.AC305]+[.Y305]+[.U305]+[.Q305]+[.M305]+[.K305]+[.I305]+[.G305]" ns41:value-type="float" table:style-name="ce45" office:value-type="float" office:value="0">
            <text:p/>
          </table:table-cell>
          <table:table-cell table:formula="of:=[.BB305]+[.BD305]" ns41:value-type="float" table:style-name="ce45" office:value-type="float" office:value="6">
            <text:p>6</text:p>
          </table:table-cell>
          <table:table-cell table:formula="of:=[.BC305]+[.BE305]" ns41:value-type="float" table:style-name="ce45" office:value-type="float" office:value="2">
            <text:p>2</text:p>
          </table:table-cell>
          <table:table-cell table:formula="of:=[.C305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table:formula="of:=[.AX306]+[.AT306]+[.AP306]+[.AL306]+[.AH306]+[.AD306]+[.Z306]+[.V306]+[.R306]+[.N306]" ns41:value-type="float" table:style-name="ce45" office:value-type="float" office:value="0">
            <text:p/>
          </table:table-cell>
          <table:table-cell table:formula="of:=[.AY306]+[.AU306]+[.AQ306]+[.AM306]+[.AI306]+[.AE306]+[.AA306]+[.W306]+[.S306]+[.O306]+[.L306]+[.J306]+[.H306]+[.F306]" ns41:value-type="float" table:style-name="ce45" office:value-type="float" office:value="1">
            <text:p>1</text:p>
          </table:table-cell>
          <table:table-cell table:formula="of:=[.AZ306]+[.AV306]+[.AR306]+[.AN306]+[.AJ306]+[.AF306]+[.AB306]+[.X306]+[.T306]+[.P306]" ns41:value-type="float" table:style-name="ce45" office:value-type="float" office:value="0">
            <text:p/>
          </table:table-cell>
          <table:table-cell table:formula="of:=[.BA306]+[.AW306]+[.AS306]+[.AO306]+[.AK306]+[.AG306]+[.AC306]+[.Y306]+[.U306]+[.Q306]+[.M306]+[.K306]+[.I306]+[.G306]" ns41:value-type="float" table:style-name="ce45" office:value-type="float" office:value="0">
            <text:p/>
          </table:table-cell>
          <table:table-cell table:formula="of:=[.BB306]+[.BD306]" ns41:value-type="float" table:style-name="ce45" office:value-type="float" office:value="0">
            <text:p/>
          </table:table-cell>
          <table:table-cell table:formula="of:=[.BC306]+[.BE306]" ns41:value-type="float" table:style-name="ce45" office:value-type="float" office:value="1">
            <text:p>1</text:p>
          </table:table-cell>
          <table:table-cell table:formula="of:=[.C306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2" office:value-type="float">
            <text:p>2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table:formula="of:=[.AX307]+[.AT307]+[.AP307]+[.AL307]+[.AH307]+[.AD307]+[.Z307]+[.V307]+[.R307]+[.N307]" ns41:value-type="float" table:style-name="ce45" office:value-type="float" office:value="2">
            <text:p>2</text:p>
          </table:table-cell>
          <table:table-cell table:formula="of:=[.AY307]+[.AU307]+[.AQ307]+[.AM307]+[.AI307]+[.AE307]+[.AA307]+[.W307]+[.S307]+[.O307]+[.L307]+[.J307]+[.H307]+[.F307]" ns41:value-type="float" table:style-name="ce45" office:value-type="float" office:value="2">
            <text:p>2</text:p>
          </table:table-cell>
          <table:table-cell table:formula="of:=[.AZ307]+[.AV307]+[.AR307]+[.AN307]+[.AJ307]+[.AF307]+[.AB307]+[.X307]+[.T307]+[.P307]" ns41:value-type="float" table:style-name="ce45" office:value-type="float" office:value="0">
            <text:p/>
          </table:table-cell>
          <table:table-cell table:formula="of:=[.BA307]+[.AW307]+[.AS307]+[.AO307]+[.AK307]+[.AG307]+[.AC307]+[.Y307]+[.U307]+[.Q307]+[.M307]+[.K307]+[.I307]+[.G307]" ns41:value-type="float" table:style-name="ce45" office:value-type="float" office:value="0">
            <text:p/>
          </table:table-cell>
          <table:table-cell table:formula="of:=[.BB307]+[.BD307]" ns41:value-type="float" table:style-name="ce45" office:value-type="float" office:value="2">
            <text:p>2</text:p>
          </table:table-cell>
          <table:table-cell table:formula="of:=[.BC307]+[.BE307]" ns41:value-type="float" table:style-name="ce45" office:value-type="float" office:value="2">
            <text:p>2</text:p>
          </table:table-cell>
          <table:table-cell table:formula="of:=[.C307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Fabricage van tricot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308]+[.AT308]+[.AP308]+[.AL308]+[.AH308]+[.AD308]+[.Z308]+[.V308]+[.R308]+[.N308]" ns41:value-type="float" table:style-name="ce45" office:value-type="float" office:value="0">
            <text:p/>
          </table:table-cell>
          <table:table-cell table:formula="of:=[.AY308]+[.AU308]+[.AQ308]+[.AM308]+[.AI308]+[.AE308]+[.AA308]+[.W308]+[.S308]+[.O308]+[.L308]+[.J308]+[.H308]+[.F308]" ns41:value-type="float" table:style-name="ce45" office:value-type="float" office:value="1">
            <text:p>1</text:p>
          </table:table-cell>
          <table:table-cell table:formula="of:=[.AZ308]+[.AV308]+[.AR308]+[.AN308]+[.AJ308]+[.AF308]+[.AB308]+[.X308]+[.T308]+[.P308]" ns41:value-type="float" table:style-name="ce45" office:value-type="float" office:value="0">
            <text:p/>
          </table:table-cell>
          <table:table-cell table:formula="of:=[.BA308]+[.AW308]+[.AS308]+[.AO308]+[.AK308]+[.AG308]+[.AC308]+[.Y308]+[.U308]+[.Q308]+[.M308]+[.K308]+[.I308]+[.G308]" ns41:value-type="float" table:style-name="ce45" office:value-type="float" office:value="0">
            <text:p/>
          </table:table-cell>
          <table:table-cell table:formula="of:=[.BB308]+[.BD308]" ns41:value-type="float" table:style-name="ce45" office:value-type="float" office:value="0">
            <text:p/>
          </table:table-cell>
          <table:table-cell table:formula="of:=[.BC308]+[.BE308]" ns41:value-type="float" table:style-name="ce45" office:value-type="float" office:value="1">
            <text:p>1</text:p>
          </table:table-cell>
          <table:table-cell table:formula="of:=[.C308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Fabricage van wol en wollen stoffen.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8" office:value-type="float">
            <office:annotation draw:style-name="gr1" svg:height="2.032cm" draw:caption-point-y="0.285cm" svg:width="3.547cm" svg:x="32.152cm" draw:caption-point-x="-0.446cm" svg:y="169.03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8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table:formula="of:=[.AX309]+[.AT309]+[.AP309]+[.AL309]+[.AH309]+[.AD309]+[.Z309]+[.V309]+[.R309]+[.N309]" ns41:value-type="float" table:style-name="ce45" office:value-type="float" office:value="17">
            <text:p>17</text:p>
          </table:table-cell>
          <table:table-cell table:formula="of:=[.AY309]+[.AU309]+[.AQ309]+[.AM309]+[.AI309]+[.AE309]+[.AA309]+[.W309]+[.S309]+[.O309]+[.L309]+[.J309]+[.H309]+[.F309]" ns41:value-type="float" table:style-name="ce45" office:value-type="float" office:value="0">
            <text:p/>
          </table:table-cell>
          <table:table-cell table:formula="of:=[.AZ309]+[.AV309]+[.AR309]+[.AN309]+[.AJ309]+[.AF309]+[.AB309]+[.X309]+[.T309]+[.P309]" ns41:value-type="float" table:style-name="ce45" office:value-type="float" office:value="0">
            <text:p/>
          </table:table-cell>
          <table:table-cell table:formula="of:=[.BA309]+[.AW309]+[.AS309]+[.AO309]+[.AK309]+[.AG309]+[.AC309]+[.Y309]+[.U309]+[.Q309]+[.M309]+[.K309]+[.I309]+[.G309]" ns41:value-type="float" table:style-name="ce45" office:value-type="float" office:value="0">
            <text:p/>
          </table:table-cell>
          <table:table-cell table:formula="of:=[.BB309]+[.BD309]" ns41:value-type="float" table:style-name="ce45" office:value-type="float" office:value="17">
            <text:p>17</text:p>
          </table:table-cell>
          <table:table-cell table:formula="of:=[.BC309]+[.BE309]" ns41:value-type="float" table:style-name="ce45" office:value-type="float" office:value="0">
            <text:p/>
          </table:table-cell>
          <table:table-cell table:formula="of:=[.C309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table:formula="of:=[.AX310]+[.AT310]+[.AP310]+[.AL310]+[.AH310]+[.AD310]+[.Z310]+[.V310]+[.R310]+[.N310]" ns41:value-type="float" table:style-name="ce45" office:value-type="float" office:value="0">
            <text:p/>
          </table:table-cell>
          <table:table-cell table:formula="of:=[.AY310]+[.AU310]+[.AQ310]+[.AM310]+[.AI310]+[.AE310]+[.AA310]+[.W310]+[.S310]+[.O310]+[.L310]+[.J310]+[.H310]+[.F310]" ns41:value-type="float" table:style-name="ce45" office:value-type="float" office:value="1">
            <text:p>1</text:p>
          </table:table-cell>
          <table:table-cell table:formula="of:=[.AZ310]+[.AV310]+[.AR310]+[.AN310]+[.AJ310]+[.AF310]+[.AB310]+[.X310]+[.T310]+[.P310]" ns41:value-type="float" table:style-name="ce45" office:value-type="float" office:value="0">
            <text:p/>
          </table:table-cell>
          <table:table-cell table:formula="of:=[.BA310]+[.AW310]+[.AS310]+[.AO310]+[.AK310]+[.AG310]+[.AC310]+[.Y310]+[.U310]+[.Q310]+[.M310]+[.K310]+[.I310]+[.G310]" ns41:value-type="float" table:style-name="ce45" office:value-type="float" office:value="0">
            <text:p/>
          </table:table-cell>
          <table:table-cell table:formula="of:=[.BB310]+[.BD310]" ns41:value-type="float" table:style-name="ce45" office:value-type="float" office:value="0">
            <text:p/>
          </table:table-cell>
          <table:table-cell table:formula="of:=[.BC310]+[.BE310]" ns41:value-type="float" table:style-name="ce45" office:value-type="float" office:value="1">
            <text:p>1</text:p>
          </table:table-cell>
          <table:table-cell table:formula="of:=[.C310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7" office:value-type="float">
            <office:annotation draw:style-name="gr1" svg:height="2.032cm" draw:caption-point-y="0.285cm" svg:width="3.547cm" svg:x="32.152cm" draw:caption-point-x="-0.446cm" svg:y="170.43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7</text:p>
          </table:table-cell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table:number-columns-repeated="3" office:value-type="float">
            <text:p>1</text:p>
          </table:table-cell>
          <table:table-cell table:number-columns-repeated="11"/>
          <table:table-cell table:formula="of:=[.AX311]+[.AT311]+[.AP311]+[.AL311]+[.AH311]+[.AD311]+[.Z311]+[.V311]+[.R311]+[.N311]" ns41:value-type="float" table:style-name="ce45" office:value-type="float" office:value="10">
            <text:p>10</text:p>
          </table:table-cell>
          <table:table-cell table:formula="of:=[.AY311]+[.AU311]+[.AQ311]+[.AM311]+[.AI311]+[.AE311]+[.AA311]+[.W311]+[.S311]+[.O311]+[.L311]+[.J311]+[.H311]+[.F311]" ns41:value-type="float" table:style-name="ce45" office:value-type="float" office:value="6">
            <text:p>6</text:p>
          </table:table-cell>
          <table:table-cell table:formula="of:=[.AZ311]+[.AV311]+[.AR311]+[.AN311]+[.AJ311]+[.AF311]+[.AB311]+[.X311]+[.T311]+[.P311]" ns41:value-type="float" table:style-name="ce45" office:value-type="float" office:value="1">
            <text:p>1</text:p>
          </table:table-cell>
          <table:table-cell table:formula="of:=[.BA311]+[.AW311]+[.AS311]+[.AO311]+[.AK311]+[.AG311]+[.AC311]+[.Y311]+[.U311]+[.Q311]+[.M311]+[.K311]+[.I311]+[.G311]" ns41:value-type="float" table:style-name="ce45" office:value-type="float" office:value="1">
            <text:p>1</text:p>
          </table:table-cell>
          <table:table-cell table:formula="of:=[.BB311]+[.BD311]" ns41:value-type="float" table:style-name="ce45" office:value-type="float" office:value="11">
            <text:p>11</text:p>
          </table:table-cell>
          <table:table-cell table:formula="of:=[.BC311]+[.BE311]" ns41:value-type="float" table:style-name="ce45" office:value-type="float" office:value="7">
            <text:p>7</text:p>
          </table:table-cell>
          <table:table-cell table:formula="of:=[.C311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Apprèleerderij, bleekerij, drukkerij, ververij, enz.</text:p>
          </table:table-cell>
          <table:table-cell table:number-columns-repeated="49"/>
          <table:table-cell table:formula="of:=[.AX312]+[.AT312]+[.AP312]+[.AL312]+[.AH312]+[.AD312]+[.Z312]+[.V312]+[.R312]+[.N312]" ns41:value-type="float" table:style-name="ce45" office:value-type="float" office:value="0">
            <text:p/>
          </table:table-cell>
          <table:table-cell table:formula="of:=[.AY312]+[.AU312]+[.AQ312]+[.AM312]+[.AI312]+[.AE312]+[.AA312]+[.W312]+[.S312]+[.O312]+[.L312]+[.J312]+[.H312]+[.F312]" ns41:value-type="float" table:style-name="ce45" office:value-type="float" office:value="0">
            <text:p/>
          </table:table-cell>
          <table:table-cell table:formula="of:=[.AZ312]+[.AV312]+[.AR312]+[.AN312]+[.AJ312]+[.AF312]+[.AB312]+[.X312]+[.T312]+[.P312]" ns41:value-type="float" table:style-name="ce45" office:value-type="float" office:value="0">
            <text:p/>
          </table:table-cell>
          <table:table-cell table:formula="of:=[.BA312]+[.AW312]+[.AS312]+[.AO312]+[.AK312]+[.AG312]+[.AC312]+[.Y312]+[.U312]+[.Q312]+[.M312]+[.K312]+[.I312]+[.G312]" ns41:value-type="float" table:style-name="ce45" office:value-type="float" office:value="0">
            <text:p/>
          </table:table-cell>
          <table:table-cell table:formula="of:=[.BB312]+[.BD312]" ns41:value-type="float" table:style-name="ce45" office:value-type="float" office:value="0">
            <text:p/>
          </table:table-cell>
          <table:table-cell table:formula="of:=[.BC312]+[.BE312]" ns41:value-type="float" table:style-name="ce45" office:value-type="float" office:value="0">
            <text:p/>
          </table:table-cell>
          <table:table-cell table:formula="of:=[.C31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Blauwverv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office:annotation draw:style-name="gr1" svg:height="2.033cm" draw:caption-point-y="0.286cm" svg:width="3.547cm" svg:x="32.152cm" draw:caption-point-x="-0.446cm" svg:y="171.8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11"/>
          <table:table-cell table:formula="of:=[.AX313]+[.AT313]+[.AP313]+[.AL313]+[.AH313]+[.AD313]+[.Z313]+[.V313]+[.R313]+[.N313]" ns41:value-type="float" table:style-name="ce45" office:value-type="float" office:value="2">
            <text:p>2</text:p>
          </table:table-cell>
          <table:table-cell table:formula="of:=[.AY313]+[.AU313]+[.AQ313]+[.AM313]+[.AI313]+[.AE313]+[.AA313]+[.W313]+[.S313]+[.O313]+[.L313]+[.J313]+[.H313]+[.F313]" ns41:value-type="float" table:style-name="ce45" office:value-type="float" office:value="0">
            <text:p/>
          </table:table-cell>
          <table:table-cell table:formula="of:=[.AZ313]+[.AV313]+[.AR313]+[.AN313]+[.AJ313]+[.AF313]+[.AB313]+[.X313]+[.T313]+[.P313]" ns41:value-type="float" table:style-name="ce45" office:value-type="float" office:value="0">
            <text:p/>
          </table:table-cell>
          <table:table-cell table:formula="of:=[.BA313]+[.AW313]+[.AS313]+[.AO313]+[.AK313]+[.AG313]+[.AC313]+[.Y313]+[.U313]+[.Q313]+[.M313]+[.K313]+[.I313]+[.G313]" ns41:value-type="float" table:style-name="ce45" office:value-type="float" office:value="0">
            <text:p/>
          </table:table-cell>
          <table:table-cell table:formula="of:=[.BB313]+[.BD313]" ns41:value-type="float" table:style-name="ce45" office:value-type="float" office:value="2">
            <text:p>2</text:p>
          </table:table-cell>
          <table:table-cell table:formula="of:=[.BC313]+[.BE313]" ns41:value-type="float" table:style-name="ce45" office:value-type="float" office:value="0">
            <text:p/>
          </table:table-cell>
          <table:table-cell table:formula="of:=[.C313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14"/>
          <table:table-cell table:formula="of:=[.AX314]+[.AT314]+[.AP314]+[.AL314]+[.AH314]+[.AD314]+[.Z314]+[.V314]+[.R314]+[.N314]" ns41:value-type="float" table:style-name="ce45" office:value-type="float" office:value="0">
            <text:p/>
          </table:table-cell>
          <table:table-cell table:formula="of:=[.AY314]+[.AU314]+[.AQ314]+[.AM314]+[.AI314]+[.AE314]+[.AA314]+[.W314]+[.S314]+[.O314]+[.L314]+[.J314]+[.H314]+[.F314]" ns41:value-type="float" table:style-name="ce45" office:value-type="float" office:value="2">
            <text:p>2</text:p>
          </table:table-cell>
          <table:table-cell table:formula="of:=[.AZ314]+[.AV314]+[.AR314]+[.AN314]+[.AJ314]+[.AF314]+[.AB314]+[.X314]+[.T314]+[.P314]" ns41:value-type="float" table:style-name="ce45" office:value-type="float" office:value="0">
            <text:p/>
          </table:table-cell>
          <table:table-cell table:formula="of:=[.BA314]+[.AW314]+[.AS314]+[.AO314]+[.AK314]+[.AG314]+[.AC314]+[.Y314]+[.U314]+[.Q314]+[.M314]+[.K314]+[.I314]+[.G314]" ns41:value-type="float" table:style-name="ce45" office:value-type="float" office:value="0">
            <text:p/>
          </table:table-cell>
          <table:table-cell table:formula="of:=[.BB314]+[.BD314]" ns41:value-type="float" table:style-name="ce45" office:value-type="float" office:value="0">
            <text:p/>
          </table:table-cell>
          <table:table-cell table:formula="of:=[.BC314]+[.BE314]" ns41:value-type="float" table:style-name="ce45" office:value-type="float" office:value="2">
            <text:p>2</text:p>
          </table:table-cell>
          <table:table-cell table:formula="of:=[.C314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Wolwasschers</text:p>
          </table:table-cell>
          <table:table-cell ns41:value-type="string" office:value-type="string">
            <text:p>D</text:p>
          </table:table-cell>
          <table:table-cell table:number-columns-repeated="32"/>
          <table:table-cell ns41:value-type="float" office:value="1" office:value-type="float">
            <text:p>1</text:p>
          </table:table-cell>
          <table:table-cell table:number-columns-repeated="15"/>
          <table:table-cell table:formula="of:=[.AX315]+[.AT315]+[.AP315]+[.AL315]+[.AH315]+[.AD315]+[.Z315]+[.V315]+[.R315]+[.N315]" ns41:value-type="float" table:style-name="ce45" office:value-type="float" office:value="1">
            <text:p>1</text:p>
          </table:table-cell>
          <table:table-cell table:formula="of:=[.AY315]+[.AU315]+[.AQ315]+[.AM315]+[.AI315]+[.AE315]+[.AA315]+[.W315]+[.S315]+[.O315]+[.L315]+[.J315]+[.H315]+[.F315]" ns41:value-type="float" table:style-name="ce45" office:value-type="float" office:value="0">
            <text:p/>
          </table:table-cell>
          <table:table-cell table:formula="of:=[.AZ315]+[.AV315]+[.AR315]+[.AN315]+[.AJ315]+[.AF315]+[.AB315]+[.X315]+[.T315]+[.P315]" ns41:value-type="float" table:style-name="ce45" office:value-type="float" office:value="0">
            <text:p/>
          </table:table-cell>
          <table:table-cell table:formula="of:=[.BA315]+[.AW315]+[.AS315]+[.AO315]+[.AK315]+[.AG315]+[.AC315]+[.Y315]+[.U315]+[.Q315]+[.M315]+[.K315]+[.I315]+[.G315]" ns41:value-type="float" table:style-name="ce45" office:value-type="float" office:value="0">
            <text:p/>
          </table:table-cell>
          <table:table-cell table:formula="of:=[.BB315]+[.BD315]" ns41:value-type="float" table:style-name="ce45" office:value-type="float" office:value="1">
            <text:p>1</text:p>
          </table:table-cell>
          <table:table-cell table:formula="of:=[.BC315]+[.BE315]" ns41:value-type="float" table:style-name="ce45" office:value-type="float" office:value="0">
            <text:p/>
          </table:table-cell>
          <table:table-cell table:formula="of:=[.C315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Zeilmakerij en touwslagerij.</text:p>
          </table:table-cell>
          <table:table-cell table:number-columns-repeated="49"/>
          <table:table-cell table:formula="of:=[.AX316]+[.AT316]+[.AP316]+[.AL316]+[.AH316]+[.AD316]+[.Z316]+[.V316]+[.R316]+[.N316]" ns41:value-type="float" table:style-name="ce45" office:value-type="float" office:value="0">
            <text:p/>
          </table:table-cell>
          <table:table-cell table:formula="of:=[.AY316]+[.AU316]+[.AQ316]+[.AM316]+[.AI316]+[.AE316]+[.AA316]+[.W316]+[.S316]+[.O316]+[.L316]+[.J316]+[.H316]+[.F316]" ns41:value-type="float" table:style-name="ce45" office:value-type="float" office:value="0">
            <text:p/>
          </table:table-cell>
          <table:table-cell table:formula="of:=[.AZ316]+[.AV316]+[.AR316]+[.AN316]+[.AJ316]+[.AF316]+[.AB316]+[.X316]+[.T316]+[.P316]" ns41:value-type="float" table:style-name="ce45" office:value-type="float" office:value="0">
            <text:p/>
          </table:table-cell>
          <table:table-cell table:formula="of:=[.BA316]+[.AW316]+[.AS316]+[.AO316]+[.AK316]+[.AG316]+[.AC316]+[.Y316]+[.U316]+[.Q316]+[.M316]+[.K316]+[.I316]+[.G316]" ns41:value-type="float" table:style-name="ce45" office:value-type="float" office:value="0">
            <text:p/>
          </table:table-cell>
          <table:table-cell table:formula="of:=[.BB316]+[.BD316]" ns41:value-type="float" table:style-name="ce45" office:value-type="float" office:value="0">
            <text:p/>
          </table:table-cell>
          <table:table-cell table:formula="of:=[.BC316]+[.BE316]" ns41:value-type="float" table:style-name="ce45" office:value-type="float" office:value="0">
            <text:p/>
          </table:table-cell>
          <table:table-cell table:formula="of:=[.C31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Fabricage van touw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table:formula="of:=[.AX317]+[.AT317]+[.AP317]+[.AL317]+[.AH317]+[.AD317]+[.Z317]+[.V317]+[.R317]+[.N317]" ns41:value-type="float" table:style-name="ce45" office:value-type="float" office:value="7">
            <text:p>7</text:p>
          </table:table-cell>
          <table:table-cell table:formula="of:=[.AY317]+[.AU317]+[.AQ317]+[.AM317]+[.AI317]+[.AE317]+[.AA317]+[.W317]+[.S317]+[.O317]+[.L317]+[.J317]+[.H317]+[.F317]" ns41:value-type="float" table:style-name="ce45" office:value-type="float" office:value="1">
            <text:p>1</text:p>
          </table:table-cell>
          <table:table-cell table:formula="of:=[.AZ317]+[.AV317]+[.AR317]+[.AN317]+[.AJ317]+[.AF317]+[.AB317]+[.X317]+[.T317]+[.P317]" ns41:value-type="float" table:style-name="ce45" office:value-type="float" office:value="0">
            <text:p/>
          </table:table-cell>
          <table:table-cell table:formula="of:=[.BA317]+[.AW317]+[.AS317]+[.AO317]+[.AK317]+[.AG317]+[.AC317]+[.Y317]+[.U317]+[.Q317]+[.M317]+[.K317]+[.I317]+[.G317]" ns41:value-type="float" table:style-name="ce45" office:value-type="float" office:value="0">
            <text:p/>
          </table:table-cell>
          <table:table-cell table:formula="of:=[.BB317]+[.BD317]" ns41:value-type="float" table:style-name="ce45" office:value-type="float" office:value="7">
            <text:p>7</text:p>
          </table:table-cell>
          <table:table-cell table:formula="of:=[.BC317]+[.BE317]" ns41:value-type="float" table:style-name="ce45" office:value-type="float" office:value="1">
            <text:p>1</text:p>
          </table:table-cell>
          <table:table-cell table:formula="of:=[.C317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1" office:value-type="float">
            <office:annotation draw:style-name="gr1" svg:height="2.032cm" draw:caption-point-y="0.284cm" svg:width="3.547cm" svg:x="32.152cm" draw:caption-point-x="-0.446cm" svg:y="174.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4"/>
          <table:table-cell table:formula="of:=[.AX318]+[.AT318]+[.AP318]+[.AL318]+[.AH318]+[.AD318]+[.Z318]+[.V318]+[.R318]+[.N318]" ns41:value-type="float" table:style-name="ce45" office:value-type="float" office:value="22">
            <text:p>22</text:p>
          </table:table-cell>
          <table:table-cell table:formula="of:=[.AY318]+[.AU318]+[.AQ318]+[.AM318]+[.AI318]+[.AE318]+[.AA318]+[.W318]+[.S318]+[.O318]+[.L318]+[.J318]+[.H318]+[.F318]" ns41:value-type="float" table:style-name="ce45" office:value-type="float" office:value="21">
            <text:p>21</text:p>
          </table:table-cell>
          <table:table-cell table:formula="of:=[.AZ318]+[.AV318]+[.AR318]+[.AN318]+[.AJ318]+[.AF318]+[.AB318]+[.X318]+[.T318]+[.P318]" ns41:value-type="float" table:style-name="ce45" office:value-type="float" office:value="0">
            <text:p/>
          </table:table-cell>
          <table:table-cell table:formula="of:=[.BA318]+[.AW318]+[.AS318]+[.AO318]+[.AK318]+[.AG318]+[.AC318]+[.Y318]+[.U318]+[.Q318]+[.M318]+[.K318]+[.I318]+[.G318]" ns41:value-type="float" table:style-name="ce45" office:value-type="float" office:value="0">
            <text:p/>
          </table:table-cell>
          <table:table-cell table:formula="of:=[.BB318]+[.BD318]" ns41:value-type="float" table:style-name="ce45" office:value-type="float" office:value="22">
            <text:p>22</text:p>
          </table:table-cell>
          <table:table-cell table:formula="of:=[.BC318]+[.BE318]" ns41:value-type="float" table:style-name="ce45" office:value-type="float" office:value="21">
            <text:p>21</text:p>
          </table:table-cell>
          <table:table-cell table:formula="of:=[.C318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Fabricage van vlas</text:p>
          </table:table-cell>
          <table:table-cell ns41:value-type="string" office:value-type="string">
            <text:p>A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18"/>
          <table:table-cell table:formula="of:=[.AX319]+[.AT319]+[.AP319]+[.AL319]+[.AH319]+[.AD319]+[.Z319]+[.V319]+[.R319]+[.N319]" ns41:value-type="float" table:style-name="ce45" office:value-type="float" office:value="4">
            <text:p>4</text:p>
          </table:table-cell>
          <table:table-cell table:formula="of:=[.AY319]+[.AU319]+[.AQ319]+[.AM319]+[.AI319]+[.AE319]+[.AA319]+[.W319]+[.S319]+[.O319]+[.L319]+[.J319]+[.H319]+[.F319]" ns41:value-type="float" table:style-name="ce45" office:value-type="float" office:value="2">
            <text:p>2</text:p>
          </table:table-cell>
          <table:table-cell table:formula="of:=[.AZ319]+[.AV319]+[.AR319]+[.AN319]+[.AJ319]+[.AF319]+[.AB319]+[.X319]+[.T319]+[.P319]" ns41:value-type="float" table:style-name="ce45" office:value-type="float" office:value="0">
            <text:p/>
          </table:table-cell>
          <table:table-cell table:formula="of:=[.BA319]+[.AW319]+[.AS319]+[.AO319]+[.AK319]+[.AG319]+[.AC319]+[.Y319]+[.U319]+[.Q319]+[.M319]+[.K319]+[.I319]+[.G319]" ns41:value-type="float" table:style-name="ce45" office:value-type="float" office:value="0">
            <text:p/>
          </table:table-cell>
          <table:table-cell table:formula="of:=[.BB319]+[.BD319]" ns41:value-type="float" table:style-name="ce45" office:value-type="float" office:value="4">
            <text:p>4</text:p>
          </table:table-cell>
          <table:table-cell table:formula="of:=[.BC319]+[.BE319]" ns41:value-type="float" table:style-name="ce45" office:value-type="float" office:value="2">
            <text:p>2</text:p>
          </table:table-cell>
          <table:table-cell table:formula="of:=[.C319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40"/>
          <table:table-cell ns41:value-type="float" office:value="1" office:value-type="float">
            <text:p>1</text:p>
          </table:table-cell>
          <table:table-cell table:number-columns-repeated="7"/>
          <table:table-cell table:formula="of:=[.AX320]+[.AT320]+[.AP320]+[.AL320]+[.AH320]+[.AD320]+[.Z320]+[.V320]+[.R320]+[.N320]" ns41:value-type="float" table:style-name="ce45" office:value-type="float" office:value="1">
            <text:p>1</text:p>
          </table:table-cell>
          <table:table-cell table:formula="of:=[.AY320]+[.AU320]+[.AQ320]+[.AM320]+[.AI320]+[.AE320]+[.AA320]+[.W320]+[.S320]+[.O320]+[.L320]+[.J320]+[.H320]+[.F320]" ns41:value-type="float" table:style-name="ce45" office:value-type="float" office:value="0">
            <text:p/>
          </table:table-cell>
          <table:table-cell table:formula="of:=[.AZ320]+[.AV320]+[.AR320]+[.AN320]+[.AJ320]+[.AF320]+[.AB320]+[.X320]+[.T320]+[.P320]" ns41:value-type="float" table:style-name="ce45" office:value-type="float" office:value="0">
            <text:p/>
          </table:table-cell>
          <table:table-cell table:formula="of:=[.BA320]+[.AW320]+[.AS320]+[.AO320]+[.AK320]+[.AG320]+[.AC320]+[.Y320]+[.U320]+[.Q320]+[.M320]+[.K320]+[.I320]+[.G320]" ns41:value-type="float" table:style-name="ce45" office:value-type="float" office:value="0">
            <text:p/>
          </table:table-cell>
          <table:table-cell table:formula="of:=[.BB320]+[.BD320]" ns41:value-type="float" table:style-name="ce45" office:value-type="float" office:value="1">
            <text:p>1</text:p>
          </table:table-cell>
          <table:table-cell table:formula="of:=[.BC320]+[.BE320]" ns41:value-type="float" table:style-name="ce45" office:value-type="float" office:value="0">
            <text:p/>
          </table:table-cell>
          <table:table-cell table:formula="of:=[.C320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15"/>
          <table:table-cell table:formula="of:=[.AX321]+[.AT321]+[.AP321]+[.AL321]+[.AH321]+[.AD321]+[.Z321]+[.V321]+[.R321]+[.N321]" ns41:value-type="float" table:style-name="ce45" office:value-type="float" office:value="3">
            <text:p>3</text:p>
          </table:table-cell>
          <table:table-cell table:formula="of:=[.AY321]+[.AU321]+[.AQ321]+[.AM321]+[.AI321]+[.AE321]+[.AA321]+[.W321]+[.S321]+[.O321]+[.L321]+[.J321]+[.H321]+[.F321]" ns41:value-type="float" table:style-name="ce45" office:value-type="float" office:value="5">
            <text:p>5</text:p>
          </table:table-cell>
          <table:table-cell table:formula="of:=[.AZ321]+[.AV321]+[.AR321]+[.AN321]+[.AJ321]+[.AF321]+[.AB321]+[.X321]+[.T321]+[.P321]" ns41:value-type="float" table:style-name="ce45" office:value-type="float" office:value="0">
            <text:p/>
          </table:table-cell>
          <table:table-cell table:formula="of:=[.BA321]+[.AW321]+[.AS321]+[.AO321]+[.AK321]+[.AG321]+[.AC321]+[.Y321]+[.U321]+[.Q321]+[.M321]+[.K321]+[.I321]+[.G321]" ns41:value-type="float" table:style-name="ce45" office:value-type="float" office:value="0">
            <text:p/>
          </table:table-cell>
          <table:table-cell table:formula="of:=[.BB321]+[.BD321]" ns41:value-type="float" table:style-name="ce45" office:value-type="float" office:value="3">
            <text:p>3</text:p>
          </table:table-cell>
          <table:table-cell table:formula="of:=[.BC321]+[.BE321]" ns41:value-type="float" table:style-name="ce45" office:value-type="float" office:value="5">
            <text:p>5</text:p>
          </table:table-cell>
          <table:table-cell table:formula="of:=[.C321]" ns41:value-type="float" table:style-name="ce45" office:value-type="float" office:value="24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Zeilmak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table:formula="of:=[.AX322]+[.AT322]+[.AP322]+[.AL322]+[.AH322]+[.AD322]+[.Z322]+[.V322]+[.R322]+[.N322]" ns41:value-type="float" table:style-name="ce45" office:value-type="float" office:value="2">
            <text:p>2</text:p>
          </table:table-cell>
          <table:table-cell table:formula="of:=[.AY322]+[.AU322]+[.AQ322]+[.AM322]+[.AI322]+[.AE322]+[.AA322]+[.W322]+[.S322]+[.O322]+[.L322]+[.J322]+[.H322]+[.F322]" ns41:value-type="float" table:style-name="ce45" office:value-type="float" office:value="1">
            <text:p>1</text:p>
          </table:table-cell>
          <table:table-cell table:formula="of:=[.AZ322]+[.AV322]+[.AR322]+[.AN322]+[.AJ322]+[.AF322]+[.AB322]+[.X322]+[.T322]+[.P322]" ns41:value-type="float" table:style-name="ce45" office:value-type="float" office:value="0">
            <text:p/>
          </table:table-cell>
          <table:table-cell table:formula="of:=[.BA322]+[.AW322]+[.AS322]+[.AO322]+[.AK322]+[.AG322]+[.AC322]+[.Y322]+[.U322]+[.Q322]+[.M322]+[.K322]+[.I322]+[.G322]" ns41:value-type="float" table:style-name="ce45" office:value-type="float" office:value="0">
            <text:p/>
          </table:table-cell>
          <table:table-cell table:formula="of:=[.BB322]+[.BD322]" ns41:value-type="float" table:style-name="ce45" office:value-type="float" office:value="2">
            <text:p>2</text:p>
          </table:table-cell>
          <table:table-cell table:formula="of:=[.BC322]+[.BE322]" ns41:value-type="float" table:style-name="ce45" office:value-type="float" office:value="1">
            <text:p>1</text:p>
          </table:table-cell>
          <table:table-cell table:formula="of:=[.C322]" ns41:value-type="float" table:style-name="ce45" office:value-type="float" office:value="25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323]+[.AT323]+[.AP323]+[.AL323]+[.AH323]+[.AD323]+[.Z323]+[.V323]+[.R323]+[.N323]" ns41:value-type="float" table:style-name="ce45" office:value-type="float" office:value="0">
            <text:p/>
          </table:table-cell>
          <table:table-cell table:formula="of:=[.AY323]+[.AU323]+[.AQ323]+[.AM323]+[.AI323]+[.AE323]+[.AA323]+[.W323]+[.S323]+[.O323]+[.L323]+[.J323]+[.H323]+[.F323]" ns41:value-type="float" table:style-name="ce45" office:value-type="float" office:value="0">
            <text:p/>
          </table:table-cell>
          <table:table-cell table:formula="of:=[.AZ323]+[.AV323]+[.AR323]+[.AN323]+[.AJ323]+[.AF323]+[.AB323]+[.X323]+[.T323]+[.P323]" ns41:value-type="float" table:style-name="ce45" office:value-type="float" office:value="0">
            <text:p/>
          </table:table-cell>
          <table:table-cell table:formula="of:=[.BA323]+[.AW323]+[.AS323]+[.AO323]+[.AK323]+[.AG323]+[.AC323]+[.Y323]+[.U323]+[.Q323]+[.M323]+[.K323]+[.I323]+[.G323]" ns41:value-type="float" table:style-name="ce45" office:value-type="float" office:value="0">
            <text:p/>
          </table:table-cell>
          <table:table-cell table:formula="of:=[.BB323]+[.BD323]" ns41:value-type="float" table:style-name="ce45" office:value-type="float" office:value="0">
            <text:p/>
          </table:table-cell>
          <table:table-cell table:formula="of:=[.BC323]+[.BE323]" ns41:value-type="float" table:style-name="ce45" office:value-type="float" office:value="0">
            <text:p/>
          </table:table-cell>
          <table:table-cell table:formula="of:=[.C32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V</text:p>
          </table:table-cell>
          <table:table-cell ns41:value-type="string" office:value-type="string">
            <text:p>A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6" office:value-type="float">
            <office:annotation draw:style-name="gr1" svg:height="2.032cm" draw:caption-point-y="0.284cm" svg:width="3.547cm" svg:x="32.152cm" draw:caption-point-x="-0.446cm" svg:y="176.954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6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7"/>
          <table:table-cell table:formula="of:=[.AX324]+[.AT324]+[.AP324]+[.AL324]+[.AH324]+[.AD324]+[.Z324]+[.V324]+[.R324]+[.N324]" ns41:value-type="float" table:style-name="ce45" office:value-type="float" office:value="39">
            <text:p>39</text:p>
          </table:table-cell>
          <table:table-cell table:formula="of:=[.AY324]+[.AU324]+[.AQ324]+[.AM324]+[.AI324]+[.AE324]+[.AA324]+[.W324]+[.S324]+[.O324]+[.L324]+[.J324]+[.H324]+[.F324]" ns41:value-type="float" table:style-name="ce45" office:value-type="float" office:value="6">
            <text:p>6</text:p>
          </table:table-cell>
          <table:table-cell table:formula="of:=[.AZ324]+[.AV324]+[.AR324]+[.AN324]+[.AJ324]+[.AF324]+[.AB324]+[.X324]+[.T324]+[.P324]" ns41:value-type="float" table:style-name="ce45" office:value-type="float" office:value="1">
            <text:p>1</text:p>
          </table:table-cell>
          <table:table-cell table:formula="of:=[.BA324]+[.AW324]+[.AS324]+[.AO324]+[.AK324]+[.AG324]+[.AC324]+[.Y324]+[.U324]+[.Q324]+[.M324]+[.K324]+[.I324]+[.G324]" ns41:value-type="float" table:style-name="ce45" office:value-type="float" office:value="1">
            <text:p>1</text:p>
          </table:table-cell>
          <table:table-cell table:formula="of:=[.BB324]+[.BD324]" ns41:value-type="float" table:style-name="ce45" office:value-type="float" office:value="40">
            <text:p>40</text:p>
          </table:table-cell>
          <table:table-cell table:formula="of:=[.BC324]+[.BE324]" ns41:value-type="float" table:style-name="ce45" office:value-type="float" office:value="7">
            <text:p>7</text:p>
          </table:table-cell>
          <table:table-cell table:formula="of:=[.C324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V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table:formula="of:=[.AX325]+[.AT325]+[.AP325]+[.AL325]+[.AH325]+[.AD325]+[.Z325]+[.V325]+[.R325]+[.N325]" ns41:value-type="float" table:style-name="ce45" office:value-type="float" office:value="1">
            <text:p>1</text:p>
          </table:table-cell>
          <table:table-cell table:formula="of:=[.AY325]+[.AU325]+[.AQ325]+[.AM325]+[.AI325]+[.AE325]+[.AA325]+[.W325]+[.S325]+[.O325]+[.L325]+[.J325]+[.H325]+[.F325]" ns41:value-type="float" table:style-name="ce45" office:value-type="float" office:value="2">
            <text:p>2</text:p>
          </table:table-cell>
          <table:table-cell table:formula="of:=[.AZ325]+[.AV325]+[.AR325]+[.AN325]+[.AJ325]+[.AF325]+[.AB325]+[.X325]+[.T325]+[.P325]" ns41:value-type="float" table:style-name="ce45" office:value-type="float" office:value="0">
            <text:p/>
          </table:table-cell>
          <table:table-cell table:formula="of:=[.BA325]+[.AW325]+[.AS325]+[.AO325]+[.AK325]+[.AG325]+[.AC325]+[.Y325]+[.U325]+[.Q325]+[.M325]+[.K325]+[.I325]+[.G325]" ns41:value-type="float" table:style-name="ce45" office:value-type="float" office:value="0">
            <text:p/>
          </table:table-cell>
          <table:table-cell table:formula="of:=[.BB325]+[.BD325]" ns41:value-type="float" table:style-name="ce45" office:value-type="float" office:value="1">
            <text:p>1</text:p>
          </table:table-cell>
          <table:table-cell table:formula="of:=[.BC325]+[.BE325]" ns41:value-type="float" table:style-name="ce45" office:value-type="float" office:value="2">
            <text:p>2</text:p>
          </table:table-cell>
          <table:table-cell table:formula="of:=[.C32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V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7"/>
          <table:table-cell table:formula="of:=[.AX326]+[.AT326]+[.AP326]+[.AL326]+[.AH326]+[.AD326]+[.Z326]+[.V326]+[.R326]+[.N326]" ns41:value-type="float" table:style-name="ce45" office:value-type="float" office:value="4">
            <text:p>4</text:p>
          </table:table-cell>
          <table:table-cell table:formula="of:=[.AY326]+[.AU326]+[.AQ326]+[.AM326]+[.AI326]+[.AE326]+[.AA326]+[.W326]+[.S326]+[.O326]+[.L326]+[.J326]+[.H326]+[.F326]" ns41:value-type="float" table:style-name="ce45" office:value-type="float" office:value="6">
            <text:p>6</text:p>
          </table:table-cell>
          <table:table-cell table:formula="of:=[.AZ326]+[.AV326]+[.AR326]+[.AN326]+[.AJ326]+[.AF326]+[.AB326]+[.X326]+[.T326]+[.P326]" ns41:value-type="float" table:style-name="ce45" office:value-type="float" office:value="0">
            <text:p/>
          </table:table-cell>
          <table:table-cell table:formula="of:=[.BA326]+[.AW326]+[.AS326]+[.AO326]+[.AK326]+[.AG326]+[.AC326]+[.Y326]+[.U326]+[.Q326]+[.M326]+[.K326]+[.I326]+[.G326]" ns41:value-type="float" table:style-name="ce45" office:value-type="float" office:value="0">
            <text:p/>
          </table:table-cell>
          <table:table-cell table:formula="of:=[.BB326]+[.BD326]" ns41:value-type="float" table:style-name="ce45" office:value-type="float" office:value="4">
            <text:p>4</text:p>
          </table:table-cell>
          <table:table-cell table:formula="of:=[.BC326]+[.BE326]" ns41:value-type="float" table:style-name="ce45" office:value-type="float" office:value="6">
            <text:p>6</text:p>
          </table:table-cell>
          <table:table-cell table:formula="of:=[.C32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V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6" office:value-type="float">
            <office:annotation draw:style-name="gr1" svg:height="1.862cm" draw:caption-point-y="0.284cm" svg:width="3.547cm" svg:x="32.152cm" draw:caption-point-x="-0.446cm" svg:y="178.35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6</text:p>
          </table:table-cell>
          <table:table-cell ns41:value-type="float" table:style-name="ce6" office:value="2" office:value-type="float">
            <text:p>2</text:p>
          </table:table-cell>
          <table:table-cell/>
          <table:table-cell ns41:value-type="float" office:value="1" table:number-columns-repeated="4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5"/>
          <table:table-cell table:formula="of:=[.AX327]+[.AT327]+[.AP327]+[.AL327]+[.AH327]+[.AD327]+[.Z327]+[.V327]+[.R327]+[.N327]" ns41:value-type="float" table:style-name="ce45" office:value-type="float" office:value="36">
            <text:p>36</text:p>
          </table:table-cell>
          <table:table-cell table:formula="of:=[.AY327]+[.AU327]+[.AQ327]+[.AM327]+[.AI327]+[.AE327]+[.AA327]+[.W327]+[.S327]+[.O327]+[.L327]+[.J327]+[.H327]+[.F327]" ns41:value-type="float" table:style-name="ce45" office:value-type="float" office:value="34">
            <text:p>34</text:p>
          </table:table-cell>
          <table:table-cell table:formula="of:=[.AZ327]+[.AV327]+[.AR327]+[.AN327]+[.AJ327]+[.AF327]+[.AB327]+[.X327]+[.T327]+[.P327]" ns41:value-type="float" table:style-name="ce45" office:value-type="float" office:value="7">
            <text:p>7</text:p>
          </table:table-cell>
          <table:table-cell table:formula="of:=[.BA327]+[.AW327]+[.AS327]+[.AO327]+[.AK327]+[.AG327]+[.AC327]+[.Y327]+[.U327]+[.Q327]+[.M327]+[.K327]+[.I327]+[.G327]" ns41:value-type="float" table:style-name="ce45" office:value-type="float" office:value="8">
            <text:p>8</text:p>
          </table:table-cell>
          <table:table-cell table:formula="of:=[.BB327]+[.BD327]" ns41:value-type="float" table:style-name="ce45" office:value-type="float" office:value="43">
            <text:p>43</text:p>
          </table:table-cell>
          <table:table-cell table:formula="of:=[.BC327]+[.BE327]" ns41:value-type="float" table:style-name="ce45" office:value-type="float" office:value="42">
            <text:p>42</text:p>
          </table:table-cell>
          <table:table-cell table:formula="of:=[.C32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IV</text:p>
          </table:table-cell>
          <table:table-cell table:style-name="ce16"/>
          <table:table-cell table:formula="of:=[.F324]+[.F325]+[.F326]+[.F327]" ns41:value-type="float" table:style-name="ce16" office:value-type="float" office:value="0">
            <text:p>0</text:p>
          </table:table-cell>
          <table:table-cell table:formula="of:=[.G324]+[.G325]+[.G326]+[.G327]" ns41:value-type="float" table:style-name="ce16" office:value-type="float" office:value="0">
            <text:p>0</text:p>
          </table:table-cell>
          <table:table-cell table:formula="of:=[.H324]+[.H325]+[.H326]+[.H327]" ns41:value-type="float" table:style-name="ce16" office:value-type="float" office:value="1">
            <text:p>1</text:p>
          </table:table-cell>
          <table:table-cell table:formula="of:=[.I324]+[.I325]+[.I326]+[.I327]" ns41:value-type="float" table:style-name="ce16" office:value-type="float" office:value="0">
            <text:p>0</text:p>
          </table:table-cell>
          <table:table-cell table:formula="of:=[.J324]+[.J325]+[.J326]+[.J327]" ns41:value-type="float" table:style-name="ce16" office:value-type="float" office:value="1">
            <text:p>1</text:p>
          </table:table-cell>
          <table:table-cell table:formula="of:=[.K324]+[.K325]+[.K326]+[.K327]" ns41:value-type="float" table:style-name="ce16" office:value-type="float" office:value="0">
            <text:p>0</text:p>
          </table:table-cell>
          <table:table-cell table:formula="of:=[.L324]+[.L325]+[.L326]+[.L327]" ns41:value-type="float" table:style-name="ce16" office:value-type="float" office:value="4">
            <text:p>4</text:p>
          </table:table-cell>
          <table:table-cell table:formula="of:=[.M324]+[.M325]+[.M326]+[.M327]" ns41:value-type="float" table:style-name="ce16" office:value-type="float" office:value="3">
            <text:p>3</text:p>
          </table:table-cell>
          <table:table-cell table:formula="of:=[.N324]+[.N325]+[.N326]+[.N327]" ns41:value-type="float" table:style-name="ce16" office:value-type="float" office:value="0">
            <text:p>0</text:p>
          </table:table-cell>
          <table:table-cell table:formula="of:=[.O324]+[.O325]+[.O326]+[.O327]" ns41:value-type="float" table:style-name="ce16" office:value-type="float" office:value="5">
            <text:p>5</text:p>
          </table:table-cell>
          <table:table-cell table:formula="of:=[.P324]+[.P325]+[.P326]+[.P327]" ns41:value-type="float" table:style-name="ce16" office:value-type="float" office:value="0">
            <text:p>0</text:p>
          </table:table-cell>
          <table:table-cell table:formula="of:=[.Q324]+[.Q325]+[.Q326]+[.Q327]" ns41:value-type="float" table:style-name="ce16" office:value-type="float" office:value="1">
            <text:p>1</text:p>
          </table:table-cell>
          <table:table-cell table:formula="of:=[.R324]+[.R325]+[.R326]+[.R327]" ns41:value-type="float" table:style-name="ce16" office:value-type="float" office:value="1">
            <text:p>1</text:p>
          </table:table-cell>
          <table:table-cell table:formula="of:=[.S324]+[.S325]+[.S326]+[.S327]" ns41:value-type="float" table:style-name="ce16" office:value-type="float" office:value="10">
            <text:p>10</text:p>
          </table:table-cell>
          <table:table-cell table:formula="of:=[.T324]+[.T325]+[.T326]+[.T327]" ns41:value-type="float" table:style-name="ce16" office:value-type="float" office:value="0">
            <text:p>0</text:p>
          </table:table-cell>
          <table:table-cell table:formula="of:=[.U324]+[.U325]+[.U326]+[.U327]" ns41:value-type="float" table:style-name="ce16" office:value-type="float" office:value="2">
            <text:p>2</text:p>
          </table:table-cell>
          <table:table-cell table:formula="of:=[.V324]+[.V325]+[.V326]+[.V327]" ns41:value-type="float" table:style-name="ce16" office:value-type="float" office:value="0">
            <text:p>0</text:p>
          </table:table-cell>
          <table:table-cell table:formula="of:=[.W324]+[.W325]+[.W326]+[.W327]" ns41:value-type="float" table:style-name="ce16" office:value-type="float" office:value="4">
            <text:p>4</text:p>
          </table:table-cell>
          <table:table-cell table:formula="of:=[.X324]+[.X325]+[.X326]+[.X327]" ns41:value-type="float" table:style-name="ce16" office:value-type="float" office:value="0">
            <text:p>0</text:p>
          </table:table-cell>
          <table:table-cell table:formula="of:=[.Y324]+[.Y325]+[.Y326]+[.Y327]" ns41:value-type="float" table:style-name="ce16" office:value-type="float" office:value="1">
            <text:p>1</text:p>
          </table:table-cell>
          <table:table-cell table:formula="of:=[.Z324]+[.Z325]+[.Z326]+[.Z327]" ns41:value-type="float" table:style-name="ce16" office:value-type="float" office:value="15">
            <text:p>15</text:p>
          </table:table-cell>
          <table:table-cell table:formula="of:=[.AA324]+[.AA325]+[.AA326]+[.AA327]" ns41:value-type="float" table:style-name="ce16" office:value-type="float" office:value="12">
            <text:p>12</text:p>
          </table:table-cell>
          <table:table-cell table:formula="of:=[.AB324]+[.AB325]+[.AB326]+[.AB327]" ns41:value-type="float" table:style-name="ce16" office:value-type="float" office:value="0">
            <text:p>0</text:p>
          </table:table-cell>
          <table:table-cell table:formula="of:=[.AC324]+[.AC325]+[.AC326]+[.AC327]" ns41:value-type="float" table:style-name="ce16" office:value-type="float" office:value="0">
            <text:p>0</text:p>
          </table:table-cell>
          <table:table-cell table:formula="of:=[.AD324]+[.AD325]+[.AD326]+[.AD327]" ns41:value-type="float" table:style-name="ce16" office:value-type="float" office:value="32">
            <text:p>32</text:p>
          </table:table-cell>
          <table:table-cell table:formula="of:=[.AE324]+[.AE325]+[.AE326]+[.AE327]" ns41:value-type="float" table:style-name="ce16" office:value-type="float" office:value="5">
            <text:p>5</text:p>
          </table:table-cell>
          <table:table-cell table:formula="of:=[.AF324]+[.AF325]+[.AF326]+[.AF327]" ns41:value-type="float" table:style-name="ce16" office:value-type="float" office:value="0">
            <text:p>0</text:p>
          </table:table-cell>
          <table:table-cell table:formula="of:=[.AG324]+[.AG325]+[.AG326]+[.AG327]" ns41:value-type="float" table:style-name="ce16" office:value-type="float" office:value="1">
            <text:p>1</text:p>
          </table:table-cell>
          <table:table-cell table:formula="of:=[.AH324]+[.AH325]+[.AH326]+[.AH327]" ns41:value-type="float" table:style-name="ce16" office:value-type="float" office:value="9">
            <text:p>9</text:p>
          </table:table-cell>
          <table:table-cell table:formula="of:=[.AI324]+[.AI325]+[.AI326]+[.AI327]" ns41:value-type="float" table:style-name="ce16" office:value-type="float" office:value="2">
            <text:p>2</text:p>
          </table:table-cell>
          <table:table-cell table:formula="of:=[.AJ324]+[.AJ325]+[.AJ326]+[.AJ327]" ns41:value-type="float" table:style-name="ce16" office:value-type="float" office:value="1">
            <text:p>1</text:p>
          </table:table-cell>
          <table:table-cell table:formula="of:=[.AK324]+[.AK325]+[.AK326]+[.AK327]" ns41:value-type="float" table:style-name="ce16" office:value-type="float" office:value="0">
            <text:p>0</text:p>
          </table:table-cell>
          <table:table-cell table:formula="of:=[.AL324]+[.AL325]+[.AL326]+[.AL327]" ns41:value-type="float" table:style-name="ce16" office:value-type="float" office:value="10">
            <text:p>10</text:p>
          </table:table-cell>
          <table:table-cell table:formula="of:=[.AM324]+[.AM325]+[.AM326]+[.AM327]" ns41:value-type="float" table:style-name="ce16" office:value-type="float" office:value="3">
            <text:p>3</text:p>
          </table:table-cell>
          <table:table-cell table:formula="of:=[.AN324]+[.AN325]+[.AN326]+[.AN327]" ns41:value-type="float" table:style-name="ce16" office:value-type="float" office:value="1">
            <text:p>1</text:p>
          </table:table-cell>
          <table:table-cell table:formula="of:=[.AO324]+[.AO325]+[.AO326]+[.AO327]" ns41:value-type="float" table:style-name="ce16" office:value-type="float" office:value="1">
            <text:p>1</text:p>
          </table:table-cell>
          <table:table-cell table:formula="of:=[.AP324]+[.AP325]+[.AP326]+[.AP327]" ns41:value-type="float" table:style-name="ce16" office:value-type="float" office:value="5">
            <text:p>5</text:p>
          </table:table-cell>
          <table:table-cell table:formula="of:=[.AQ324]+[.AQ325]+[.AQ326]+[.AQ327]" ns41:value-type="float" table:style-name="ce16" office:value-type="float" office:value="1">
            <text:p>1</text:p>
          </table:table-cell>
          <table:table-cell table:formula="of:=[.AR324]+[.AR325]+[.AR326]+[.AR327]" ns41:value-type="float" table:style-name="ce16" office:value-type="float" office:value="3">
            <text:p>3</text:p>
          </table:table-cell>
          <table:table-cell table:formula="of:=[.AS324]+[.AS325]+[.AS326]+[.AS327]" ns41:value-type="float" table:style-name="ce16" office:value-type="float" office:value="0">
            <text:p>0</text:p>
          </table:table-cell>
          <table:table-cell table:formula="of:=[.AT324]+[.AT325]+[.AT326]+[.AT327]" ns41:value-type="float" table:style-name="ce16" office:value-type="float" office:value="8">
            <text:p>8</text:p>
          </table:table-cell>
          <table:table-cell table:formula="of:=[.AU324]+[.AU325]+[.AU326]+[.AU327]" ns41:value-type="float" table:style-name="ce16" office:value-type="float" office:value="0">
            <text:p>0</text:p>
          </table:table-cell>
          <table:table-cell table:formula="of:=[.AV324]+[.AV325]+[.AV326]+[.AV327]" ns41:value-type="float" table:style-name="ce16" office:value-type="float" office:value="3">
            <text:p>3</text:p>
          </table:table-cell>
          <table:table-cell table:formula="of:=[.AW324]+[.AW325]+[.AW326]+[.AW327]" ns41:value-type="float" table:style-name="ce16" office:value-type="float" office:value="0">
            <text:p>0</text:p>
          </table:table-cell>
          <table:table-cell table:formula="of:=[.AX324]+[.AX325]+[.AX326]+[.AX327]" ns41:value-type="float" table:style-name="ce16" office:value-type="float" office:value="0">
            <text:p>0</text:p>
          </table:table-cell>
          <table:table-cell table:formula="of:=[.AY324]+[.AY325]+[.AY326]+[.AY327]" ns41:value-type="float" table:style-name="ce16" office:value-type="float" office:value="0">
            <text:p>0</text:p>
          </table:table-cell>
          <table:table-cell table:formula="of:=[.AZ324]+[.AZ325]+[.AZ326]+[.AZ327]" ns41:value-type="float" table:style-name="ce16" office:value-type="float" office:value="0">
            <text:p>0</text:p>
          </table:table-cell>
          <table:table-cell table:formula="of:=[.BA324]+[.BA325]+[.BA326]+[.BA327]" ns41:value-type="float" table:style-name="ce16" office:value-type="float" office:value="0">
            <text:p>0</text:p>
          </table:table-cell>
          <table:table-cell table:formula="of:=[.AX328]+[.AT328]+[.AP328]+[.AL328]+[.AH328]+[.AD328]+[.Z328]+[.V328]+[.R328]+[.N328]" ns41:value-type="float" table:style-name="ce46" office:value-type="float" office:value="80">
            <text:p>80</text:p>
          </table:table-cell>
          <table:table-cell table:formula="of:=[.AY328]+[.AU328]+[.AQ328]+[.AM328]+[.AI328]+[.AE328]+[.AA328]+[.W328]+[.S328]+[.O328]+[.L328]+[.J328]+[.H328]+[.F328]" ns41:value-type="float" table:style-name="ce46" office:value-type="float" office:value="48">
            <text:p>48</text:p>
          </table:table-cell>
          <table:table-cell table:formula="of:=[.AZ328]+[.AV328]+[.AR328]+[.AN328]+[.AJ328]+[.AF328]+[.AB328]+[.X328]+[.T328]+[.P328]" ns41:value-type="float" table:style-name="ce46" office:value-type="float" office:value="8">
            <text:p>8</text:p>
          </table:table-cell>
          <table:table-cell table:formula="of:=[.BA328]+[.AW328]+[.AS328]+[.AO328]+[.AK328]+[.AG328]+[.AC328]+[.Y328]+[.U328]+[.Q328]+[.M328]+[.K328]+[.I328]+[.G328]" ns41:value-type="float" table:style-name="ce46" office:value-type="float" office:value="9">
            <text:p>9</text:p>
          </table:table-cell>
          <table:table-cell table:formula="of:=[.BB328]+[.BD328]" ns41:value-type="float" table:style-name="ce46" office:value-type="float" office:value="88">
            <text:p>88</text:p>
          </table:table-cell>
          <table:table-cell table:formula="of:=[.BC328]+[.BE328]" ns41:value-type="float" table:style-name="ce46" office:value-type="float" office:value="57">
            <text:p>57</text:p>
          </table:table-cell>
          <table:table-cell table:formula="of:=[.C328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329]+[.AT329]+[.AP329]+[.AL329]+[.AH329]+[.AD329]+[.Z329]+[.V329]+[.R329]+[.N329]" ns41:value-type="float" table:style-name="ce45" office:value-type="float" office:value="0">
            <text:p/>
          </table:table-cell>
          <table:table-cell table:formula="of:=[.AY329]+[.AU329]+[.AQ329]+[.AM329]+[.AI329]+[.AE329]+[.AA329]+[.W329]+[.S329]+[.O329]+[.L329]+[.J329]+[.H329]+[.F329]" ns41:value-type="float" table:style-name="ce45" office:value-type="float" office:value="0">
            <text:p/>
          </table:table-cell>
          <table:table-cell table:formula="of:=[.AZ329]+[.AV329]+[.AR329]+[.AN329]+[.AJ329]+[.AF329]+[.AB329]+[.X329]+[.T329]+[.P329]" ns41:value-type="float" table:style-name="ce45" office:value-type="float" office:value="0">
            <text:p/>
          </table:table-cell>
          <table:table-cell table:formula="of:=[.BA329]+[.AW329]+[.AS329]+[.AO329]+[.AK329]+[.AG329]+[.AC329]+[.Y329]+[.U329]+[.Q329]+[.M329]+[.K329]+[.I329]+[.G329]" ns41:value-type="float" table:style-name="ce45" office:value-type="float" office:value="0">
            <text:p/>
          </table:table-cell>
          <table:table-cell table:formula="of:=[.BB329]+[.BD329]" ns41:value-type="float" table:style-name="ce45" office:value-type="float" office:value="0">
            <text:p/>
          </table:table-cell>
          <table:table-cell table:formula="of:=[.BC329]+[.BE329]" ns41:value-type="float" table:style-name="ce45" office:value-type="float" office:value="0">
            <text:p/>
          </table:table-cell>
          <table:table-cell table:formula="of:=[.C32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V</text:p>
          </table:table-cell>
          <table:table-cell table:number-columns-repeated="2"/>
          <table:table-cell ns41:value-type="string" table:style-name="ce24" office:value-type="string">
            <text:p>Verlichting, olie, vet, zeep, enz.</text:p>
          </table:table-cell>
          <table:table-cell table:number-columns-repeated="49"/>
          <table:table-cell table:formula="of:=[.AX330]+[.AT330]+[.AP330]+[.AL330]+[.AH330]+[.AD330]+[.Z330]+[.V330]+[.R330]+[.N330]" ns41:value-type="float" table:style-name="ce45" office:value-type="float" office:value="0">
            <text:p/>
          </table:table-cell>
          <table:table-cell table:formula="of:=[.AY330]+[.AU330]+[.AQ330]+[.AM330]+[.AI330]+[.AE330]+[.AA330]+[.W330]+[.S330]+[.O330]+[.L330]+[.J330]+[.H330]+[.F330]" ns41:value-type="float" table:style-name="ce45" office:value-type="float" office:value="0">
            <text:p/>
          </table:table-cell>
          <table:table-cell table:formula="of:=[.AZ330]+[.AV330]+[.AR330]+[.AN330]+[.AJ330]+[.AF330]+[.AB330]+[.X330]+[.T330]+[.P330]" ns41:value-type="float" table:style-name="ce45" office:value-type="float" office:value="0">
            <text:p/>
          </table:table-cell>
          <table:table-cell table:formula="of:=[.BA330]+[.AW330]+[.AS330]+[.AO330]+[.AK330]+[.AG330]+[.AC330]+[.Y330]+[.U330]+[.Q330]+[.M330]+[.K330]+[.I330]+[.G330]" ns41:value-type="float" table:style-name="ce45" office:value-type="float" office:value="0">
            <text:p/>
          </table:table-cell>
          <table:table-cell table:formula="of:=[.BB330]+[.BD330]" ns41:value-type="float" table:style-name="ce45" office:value-type="float" office:value="0">
            <text:p/>
          </table:table-cell>
          <table:table-cell table:formula="of:=[.BC330]+[.BE330]" ns41:value-type="float" table:style-name="ce45" office:value-type="float" office:value="0">
            <text:p/>
          </table:table-cell>
          <table:table-cell table:formula="of:=[.C33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Olie, vernis, vet, zeep, enz.</text:p>
          </table:table-cell>
          <table:table-cell table:number-columns-repeated="49"/>
          <table:table-cell table:formula="of:=[.AX331]+[.AT331]+[.AP331]+[.AL331]+[.AH331]+[.AD331]+[.Z331]+[.V331]+[.R331]+[.N331]" ns41:value-type="float" table:style-name="ce45" office:value-type="float" office:value="0">
            <text:p/>
          </table:table-cell>
          <table:table-cell table:formula="of:=[.AY331]+[.AU331]+[.AQ331]+[.AM331]+[.AI331]+[.AE331]+[.AA331]+[.W331]+[.S331]+[.O331]+[.L331]+[.J331]+[.H331]+[.F331]" ns41:value-type="float" table:style-name="ce45" office:value-type="float" office:value="0">
            <text:p/>
          </table:table-cell>
          <table:table-cell table:formula="of:=[.AZ331]+[.AV331]+[.AR331]+[.AN331]+[.AJ331]+[.AF331]+[.AB331]+[.X331]+[.T331]+[.P331]" ns41:value-type="float" table:style-name="ce45" office:value-type="float" office:value="0">
            <text:p/>
          </table:table-cell>
          <table:table-cell table:formula="of:=[.BA331]+[.AW331]+[.AS331]+[.AO331]+[.AK331]+[.AG331]+[.AC331]+[.Y331]+[.U331]+[.Q331]+[.M331]+[.K331]+[.I331]+[.G331]" ns41:value-type="float" table:style-name="ce45" office:value-type="float" office:value="0">
            <text:p/>
          </table:table-cell>
          <table:table-cell table:formula="of:=[.BB331]+[.BD331]" ns41:value-type="float" table:style-name="ce45" office:value-type="float" office:value="0">
            <text:p/>
          </table:table-cell>
          <table:table-cell table:formula="of:=[.BC331]+[.BE331]" ns41:value-type="float" table:style-name="ce45" office:value-type="float" office:value="0">
            <text:p/>
          </table:table-cell>
          <table:table-cell table:formula="of:=[.C33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Fabricage van olie (olieslagers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18"/>
          <table:table-cell table:formula="of:=[.AX332]+[.AT332]+[.AP332]+[.AL332]+[.AH332]+[.AD332]+[.Z332]+[.V332]+[.R332]+[.N332]" ns41:value-type="float" table:style-name="ce45" office:value-type="float" office:value="9">
            <text:p>9</text:p>
          </table:table-cell>
          <table:table-cell table:formula="of:=[.AY332]+[.AU332]+[.AQ332]+[.AM332]+[.AI332]+[.AE332]+[.AA332]+[.W332]+[.S332]+[.O332]+[.L332]+[.J332]+[.H332]+[.F332]" ns41:value-type="float" table:style-name="ce45" office:value-type="float" office:value="1">
            <text:p>1</text:p>
          </table:table-cell>
          <table:table-cell table:formula="of:=[.AZ332]+[.AV332]+[.AR332]+[.AN332]+[.AJ332]+[.AF332]+[.AB332]+[.X332]+[.T332]+[.P332]" ns41:value-type="float" table:style-name="ce45" office:value-type="float" office:value="0">
            <text:p/>
          </table:table-cell>
          <table:table-cell table:formula="of:=[.BA332]+[.AW332]+[.AS332]+[.AO332]+[.AK332]+[.AG332]+[.AC332]+[.Y332]+[.U332]+[.Q332]+[.M332]+[.K332]+[.I332]+[.G332]" ns41:value-type="float" table:style-name="ce45" office:value-type="float" office:value="0">
            <text:p/>
          </table:table-cell>
          <table:table-cell table:formula="of:=[.BB332]+[.BD332]" ns41:value-type="float" table:style-name="ce45" office:value-type="float" office:value="9">
            <text:p>9</text:p>
          </table:table-cell>
          <table:table-cell table:formula="of:=[.BC332]+[.BE332]" ns41:value-type="float" table:style-name="ce45" office:value-type="float" office:value="1">
            <text:p>1</text:p>
          </table:table-cell>
          <table:table-cell table:formula="of:=[.C332]" ns41:value-type="float" table:style-name="ce45" office:value-type="float" office:value="26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table:formula="of:=[.AX333]+[.AT333]+[.AP333]+[.AL333]+[.AH333]+[.AD333]+[.Z333]+[.V333]+[.R333]+[.N333]" ns41:value-type="float" table:style-name="ce45" office:value-type="float" office:value="0">
            <text:p/>
          </table:table-cell>
          <table:table-cell table:formula="of:=[.AY333]+[.AU333]+[.AQ333]+[.AM333]+[.AI333]+[.AE333]+[.AA333]+[.W333]+[.S333]+[.O333]+[.L333]+[.J333]+[.H333]+[.F333]" ns41:value-type="float" table:style-name="ce45" office:value-type="float" office:value="1">
            <text:p>1</text:p>
          </table:table-cell>
          <table:table-cell table:formula="of:=[.AZ333]+[.AV333]+[.AR333]+[.AN333]+[.AJ333]+[.AF333]+[.AB333]+[.X333]+[.T333]+[.P333]" ns41:value-type="float" table:style-name="ce45" office:value-type="float" office:value="0">
            <text:p/>
          </table:table-cell>
          <table:table-cell table:formula="of:=[.BA333]+[.AW333]+[.AS333]+[.AO333]+[.AK333]+[.AG333]+[.AC333]+[.Y333]+[.U333]+[.Q333]+[.M333]+[.K333]+[.I333]+[.G333]" ns41:value-type="float" table:style-name="ce45" office:value-type="float" office:value="0">
            <text:p/>
          </table:table-cell>
          <table:table-cell table:formula="of:=[.BB333]+[.BD333]" ns41:value-type="float" table:style-name="ce45" office:value-type="float" office:value="0">
            <text:p/>
          </table:table-cell>
          <table:table-cell table:formula="of:=[.BC333]+[.BE333]" ns41:value-type="float" table:style-name="ce45" office:value-type="float" office:value="1">
            <text:p>1</text:p>
          </table:table-cell>
          <table:table-cell table:formula="of:=[.C333]" ns41:value-type="float" table:style-name="ce45" office:value-type="float" office:value="27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3"/>
          <table:table-cell table:formula="of:=[.AX334]+[.AT334]+[.AP334]+[.AL334]+[.AH334]+[.AD334]+[.Z334]+[.V334]+[.R334]+[.N334]" ns41:value-type="float" table:style-name="ce45" office:value-type="float" office:value="2">
            <text:p>2</text:p>
          </table:table-cell>
          <table:table-cell table:formula="of:=[.AY334]+[.AU334]+[.AQ334]+[.AM334]+[.AI334]+[.AE334]+[.AA334]+[.W334]+[.S334]+[.O334]+[.L334]+[.J334]+[.H334]+[.F334]" ns41:value-type="float" table:style-name="ce45" office:value-type="float" office:value="3">
            <text:p>3</text:p>
          </table:table-cell>
          <table:table-cell table:formula="of:=[.AZ334]+[.AV334]+[.AR334]+[.AN334]+[.AJ334]+[.AF334]+[.AB334]+[.X334]+[.T334]+[.P334]" ns41:value-type="float" table:style-name="ce45" office:value-type="float" office:value="0">
            <text:p/>
          </table:table-cell>
          <table:table-cell table:formula="of:=[.BA334]+[.AW334]+[.AS334]+[.AO334]+[.AK334]+[.AG334]+[.AC334]+[.Y334]+[.U334]+[.Q334]+[.M334]+[.K334]+[.I334]+[.G334]" ns41:value-type="float" table:style-name="ce45" office:value-type="float" office:value="0">
            <text:p/>
          </table:table-cell>
          <table:table-cell table:formula="of:=[.BB334]+[.BD334]" ns41:value-type="float" table:style-name="ce45" office:value-type="float" office:value="2">
            <text:p>2</text:p>
          </table:table-cell>
          <table:table-cell table:formula="of:=[.BC334]+[.BE334]" ns41:value-type="float" table:style-name="ce45" office:value-type="float" office:value="3">
            <text:p>3</text:p>
          </table:table-cell>
          <table:table-cell table:formula="of:=[.C334]" ns41:value-type="float" table:style-name="ce45" office:value-type="float" office:value="28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335]+[.AT335]+[.AP335]+[.AL335]+[.AH335]+[.AD335]+[.Z335]+[.V335]+[.R335]+[.N335]" ns41:value-type="float" table:style-name="ce45" office:value-type="float" office:value="0">
            <text:p/>
          </table:table-cell>
          <table:table-cell table:formula="of:=[.AY335]+[.AU335]+[.AQ335]+[.AM335]+[.AI335]+[.AE335]+[.AA335]+[.W335]+[.S335]+[.O335]+[.L335]+[.J335]+[.H335]+[.F335]" ns41:value-type="float" table:style-name="ce45" office:value-type="float" office:value="0">
            <text:p/>
          </table:table-cell>
          <table:table-cell table:formula="of:=[.AZ335]+[.AV335]+[.AR335]+[.AN335]+[.AJ335]+[.AF335]+[.AB335]+[.X335]+[.T335]+[.P335]" ns41:value-type="float" table:style-name="ce45" office:value-type="float" office:value="0">
            <text:p/>
          </table:table-cell>
          <table:table-cell table:formula="of:=[.BA335]+[.AW335]+[.AS335]+[.AO335]+[.AK335]+[.AG335]+[.AC335]+[.Y335]+[.U335]+[.Q335]+[.M335]+[.K335]+[.I335]+[.G335]" ns41:value-type="float" table:style-name="ce45" office:value-type="float" office:value="0">
            <text:p/>
          </table:table-cell>
          <table:table-cell table:formula="of:=[.BB335]+[.BD335]" ns41:value-type="float" table:style-name="ce45" office:value-type="float" office:value="0">
            <text:p/>
          </table:table-cell>
          <table:table-cell table:formula="of:=[.BC335]+[.BE335]" ns41:value-type="float" table:style-name="ce45" office:value-type="float" office:value="0">
            <text:p/>
          </table:table-cell>
          <table:table-cell table:formula="of:=[.C33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V</text:p>
          </table:table-cell>
          <table:table-cell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Fabricage van olie (olieslagers)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19" office:value-type="float">
            <office:annotation draw:style-name="gr1" svg:height="1.566cm" draw:caption-point-y="0.284cm" svg:width="3.547cm" svg:x="32.152cm" draw:caption-point-x="-0.446cm" svg:y="182.54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19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table:formula="of:=[.AX336]+[.AT336]+[.AP336]+[.AL336]+[.AH336]+[.AD336]+[.Z336]+[.V336]+[.R336]+[.N336]" ns41:value-type="float" table:style-name="ce45" office:value-type="float" office:value="42">
            <text:p>42</text:p>
          </table:table-cell>
          <table:table-cell table:formula="of:=[.AY336]+[.AU336]+[.AQ336]+[.AM336]+[.AI336]+[.AE336]+[.AA336]+[.W336]+[.S336]+[.O336]+[.L336]+[.J336]+[.H336]+[.F336]" ns41:value-type="float" table:style-name="ce45" office:value-type="float" office:value="28">
            <text:p>28</text:p>
          </table:table-cell>
          <table:table-cell table:formula="of:=[.AZ336]+[.AV336]+[.AR336]+[.AN336]+[.AJ336]+[.AF336]+[.AB336]+[.X336]+[.T336]+[.P336]" ns41:value-type="float" table:style-name="ce45" office:value-type="float" office:value="1">
            <text:p>1</text:p>
          </table:table-cell>
          <table:table-cell table:formula="of:=[.BA336]+[.AW336]+[.AS336]+[.AO336]+[.AK336]+[.AG336]+[.AC336]+[.Y336]+[.U336]+[.Q336]+[.M336]+[.K336]+[.I336]+[.G336]" ns41:value-type="float" table:style-name="ce45" office:value-type="float" office:value="0">
            <text:p/>
          </table:table-cell>
          <table:table-cell table:formula="of:=[.BB336]+[.BD336]" ns41:value-type="float" table:style-name="ce45" office:value-type="float" office:value="43">
            <text:p>43</text:p>
          </table:table-cell>
          <table:table-cell table:formula="of:=[.BC336]+[.BE336]" ns41:value-type="float" table:style-name="ce45" office:value-type="float" office:value="28">
            <text:p>28</text:p>
          </table:table-cell>
          <table:table-cell table:formula="of:=[.C336]" ns41:value-type="float" table:style-name="ce45" office:value-type="float" office:value="1">
            <text:p>1</text:p>
          </table:table-cell>
          <table:table-cell ns41:value-type="string" office:value-type="string">
            <text:p>30_0170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Zeepzied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9"/>
          <table:table-cell table:formula="of:=[.AX337]+[.AT337]+[.AP337]+[.AL337]+[.AH337]+[.AD337]+[.Z337]+[.V337]+[.R337]+[.N337]" ns41:value-type="float" table:style-name="ce45" office:value-type="float" office:value="2">
            <text:p>2</text:p>
          </table:table-cell>
          <table:table-cell table:formula="of:=[.AY337]+[.AU337]+[.AQ337]+[.AM337]+[.AI337]+[.AE337]+[.AA337]+[.W337]+[.S337]+[.O337]+[.L337]+[.J337]+[.H337]+[.F337]" ns41:value-type="float" table:style-name="ce45" office:value-type="float" office:value="1">
            <text:p>1</text:p>
          </table:table-cell>
          <table:table-cell table:formula="of:=[.AZ337]+[.AV337]+[.AR337]+[.AN337]+[.AJ337]+[.AF337]+[.AB337]+[.X337]+[.T337]+[.P337]" ns41:value-type="float" table:style-name="ce45" office:value-type="float" office:value="0">
            <text:p/>
          </table:table-cell>
          <table:table-cell table:formula="of:=[.BA337]+[.AW337]+[.AS337]+[.AO337]+[.AK337]+[.AG337]+[.AC337]+[.Y337]+[.U337]+[.Q337]+[.M337]+[.K337]+[.I337]+[.G337]" ns41:value-type="float" table:style-name="ce45" office:value-type="float" office:value="0">
            <text:p/>
          </table:table-cell>
          <table:table-cell table:formula="of:=[.BB337]+[.BD337]" ns41:value-type="float" table:style-name="ce45" office:value-type="float" office:value="2">
            <text:p>2</text:p>
          </table:table-cell>
          <table:table-cell table:formula="of:=[.BC337]+[.BE337]" ns41:value-type="float" table:style-name="ce45" office:value-type="float" office:value="1">
            <text:p>1</text:p>
          </table:table-cell>
          <table:table-cell table:formula="of:=[.C337]" ns41:value-type="float" table:style-name="ce45" office:value-type="float" office:value="2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338]+[.AT338]+[.AP338]+[.AL338]+[.AH338]+[.AD338]+[.Z338]+[.V338]+[.R338]+[.N338]" ns41:value-type="float" table:style-name="ce45" office:value-type="float" office:value="3">
            <text:p>3</text:p>
          </table:table-cell>
          <table:table-cell table:formula="of:=[.AY338]+[.AU338]+[.AQ338]+[.AM338]+[.AI338]+[.AE338]+[.AA338]+[.W338]+[.S338]+[.O338]+[.L338]+[.J338]+[.H338]+[.F338]" ns41:value-type="float" table:style-name="ce45" office:value-type="float" office:value="0">
            <text:p/>
          </table:table-cell>
          <table:table-cell table:formula="of:=[.AZ338]+[.AV338]+[.AR338]+[.AN338]+[.AJ338]+[.AF338]+[.AB338]+[.X338]+[.T338]+[.P338]" ns41:value-type="float" table:style-name="ce45" office:value-type="float" office:value="0">
            <text:p/>
          </table:table-cell>
          <table:table-cell table:formula="of:=[.BA338]+[.AW338]+[.AS338]+[.AO338]+[.AK338]+[.AG338]+[.AC338]+[.Y338]+[.U338]+[.Q338]+[.M338]+[.K338]+[.I338]+[.G338]" ns41:value-type="float" table:style-name="ce45" office:value-type="float" office:value="0">
            <text:p/>
          </table:table-cell>
          <table:table-cell table:formula="of:=[.BB338]+[.BD338]" ns41:value-type="float" table:style-name="ce45" office:value-type="float" office:value="3">
            <text:p>3</text:p>
          </table:table-cell>
          <table:table-cell table:formula="of:=[.BC338]+[.BE338]" ns41:value-type="float" table:style-name="ce45" office:value-type="float" office:value="0">
            <text:p/>
          </table:table-cell>
          <table:table-cell table:formula="of:=[.C338]" ns41:value-type="float" table:style-name="ce45" office:value-type="float" office:value="3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339]+[.AT339]+[.AP339]+[.AL339]+[.AH339]+[.AD339]+[.Z339]+[.V339]+[.R339]+[.N339]" ns41:value-type="float" table:style-name="ce45" office:value-type="float" office:value="0">
            <text:p/>
          </table:table-cell>
          <table:table-cell table:formula="of:=[.AY339]+[.AU339]+[.AQ339]+[.AM339]+[.AI339]+[.AE339]+[.AA339]+[.W339]+[.S339]+[.O339]+[.L339]+[.J339]+[.H339]+[.F339]" ns41:value-type="float" table:style-name="ce45" office:value-type="float" office:value="0">
            <text:p/>
          </table:table-cell>
          <table:table-cell table:formula="of:=[.AZ339]+[.AV339]+[.AR339]+[.AN339]+[.AJ339]+[.AF339]+[.AB339]+[.X339]+[.T339]+[.P339]" ns41:value-type="float" table:style-name="ce45" office:value-type="float" office:value="0">
            <text:p/>
          </table:table-cell>
          <table:table-cell table:formula="of:=[.BA339]+[.AW339]+[.AS339]+[.AO339]+[.AK339]+[.AG339]+[.AC339]+[.Y339]+[.U339]+[.Q339]+[.M339]+[.K339]+[.I339]+[.G339]" ns41:value-type="float" table:style-name="ce45" office:value-type="float" office:value="0">
            <text:p/>
          </table:table-cell>
          <table:table-cell table:formula="of:=[.BB339]+[.BD339]" ns41:value-type="float" table:style-name="ce45" office:value-type="float" office:value="0">
            <text:p/>
          </table:table-cell>
          <table:table-cell table:formula="of:=[.BC339]+[.BE339]" ns41:value-type="float" table:style-name="ce45" office:value-type="float" office:value="0">
            <text:p/>
          </table:table-cell>
          <table:table-cell table:formula="of:=[.C33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8"/>
          <table:table-cell table:formula="of:=[.AX340]+[.AT340]+[.AP340]+[.AL340]+[.AH340]+[.AD340]+[.Z340]+[.V340]+[.R340]+[.N340]" ns41:value-type="float" table:style-name="ce45" office:value-type="float" office:value="8">
            <text:p>8</text:p>
          </table:table-cell>
          <table:table-cell table:formula="of:=[.AY340]+[.AU340]+[.AQ340]+[.AM340]+[.AI340]+[.AE340]+[.AA340]+[.W340]+[.S340]+[.O340]+[.L340]+[.J340]+[.H340]+[.F340]" ns41:value-type="float" table:style-name="ce45" office:value-type="float" office:value="2">
            <text:p>2</text:p>
          </table:table-cell>
          <table:table-cell table:formula="of:=[.AZ340]+[.AV340]+[.AR340]+[.AN340]+[.AJ340]+[.AF340]+[.AB340]+[.X340]+[.T340]+[.P340]" ns41:value-type="float" table:style-name="ce45" office:value-type="float" office:value="0">
            <text:p/>
          </table:table-cell>
          <table:table-cell table:formula="of:=[.BA340]+[.AW340]+[.AS340]+[.AO340]+[.AK340]+[.AG340]+[.AC340]+[.Y340]+[.U340]+[.Q340]+[.M340]+[.K340]+[.I340]+[.G340]" ns41:value-type="float" table:style-name="ce45" office:value-type="float" office:value="0">
            <text:p/>
          </table:table-cell>
          <table:table-cell table:formula="of:=[.BB340]+[.BD340]" ns41:value-type="float" table:style-name="ce45" office:value-type="float" office:value="8">
            <text:p>8</text:p>
          </table:table-cell>
          <table:table-cell table:formula="of:=[.BC340]+[.BE340]" ns41:value-type="float" table:style-name="ce45" office:value-type="float" office:value="2">
            <text:p>2</text:p>
          </table:table-cell>
          <table:table-cell table:formula="of:=[.C340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table:formula="of:=[.AX341]+[.AT341]+[.AP341]+[.AL341]+[.AH341]+[.AD341]+[.Z341]+[.V341]+[.R341]+[.N341]" ns41:value-type="float" table:style-name="ce45" office:value-type="float" office:value="0">
            <text:p/>
          </table:table-cell>
          <table:table-cell table:formula="of:=[.AY341]+[.AU341]+[.AQ341]+[.AM341]+[.AI341]+[.AE341]+[.AA341]+[.W341]+[.S341]+[.O341]+[.L341]+[.J341]+[.H341]+[.F341]" ns41:value-type="float" table:style-name="ce45" office:value-type="float" office:value="1">
            <text:p>1</text:p>
          </table:table-cell>
          <table:table-cell table:formula="of:=[.AZ341]+[.AV341]+[.AR341]+[.AN341]+[.AJ341]+[.AF341]+[.AB341]+[.X341]+[.T341]+[.P341]" ns41:value-type="float" table:style-name="ce45" office:value-type="float" office:value="0">
            <text:p/>
          </table:table-cell>
          <table:table-cell table:formula="of:=[.BA341]+[.AW341]+[.AS341]+[.AO341]+[.AK341]+[.AG341]+[.AC341]+[.Y341]+[.U341]+[.Q341]+[.M341]+[.K341]+[.I341]+[.G341]" ns41:value-type="float" table:style-name="ce45" office:value-type="float" office:value="0">
            <text:p/>
          </table:table-cell>
          <table:table-cell table:formula="of:=[.BB341]+[.BD341]" ns41:value-type="float" table:style-name="ce45" office:value-type="float" office:value="0">
            <text:p/>
          </table:table-cell>
          <table:table-cell table:formula="of:=[.BC341]+[.BE341]" ns41:value-type="float" table:style-name="ce45" office:value-type="float" office:value="1">
            <text:p>1</text:p>
          </table:table-cell>
          <table:table-cell table:formula="of:=[.C341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3"/>
          <table:table-cell table:formula="of:=[.AX342]+[.AT342]+[.AP342]+[.AL342]+[.AH342]+[.AD342]+[.Z342]+[.V342]+[.R342]+[.N342]" ns41:value-type="float" table:style-name="ce45" office:value-type="float" office:value="2">
            <text:p>2</text:p>
          </table:table-cell>
          <table:table-cell table:formula="of:=[.AY342]+[.AU342]+[.AQ342]+[.AM342]+[.AI342]+[.AE342]+[.AA342]+[.W342]+[.S342]+[.O342]+[.L342]+[.J342]+[.H342]+[.F342]" ns41:value-type="float" table:style-name="ce45" office:value-type="float" office:value="3">
            <text:p>3</text:p>
          </table:table-cell>
          <table:table-cell table:formula="of:=[.AZ342]+[.AV342]+[.AR342]+[.AN342]+[.AJ342]+[.AF342]+[.AB342]+[.X342]+[.T342]+[.P342]" ns41:value-type="float" table:style-name="ce45" office:value-type="float" office:value="0">
            <text:p/>
          </table:table-cell>
          <table:table-cell table:formula="of:=[.BA342]+[.AW342]+[.AS342]+[.AO342]+[.AK342]+[.AG342]+[.AC342]+[.Y342]+[.U342]+[.Q342]+[.M342]+[.K342]+[.I342]+[.G342]" ns41:value-type="float" table:style-name="ce45" office:value-type="float" office:value="0">
            <text:p/>
          </table:table-cell>
          <table:table-cell table:formula="of:=[.BB342]+[.BD342]" ns41:value-type="float" table:style-name="ce45" office:value-type="float" office:value="2">
            <text:p>2</text:p>
          </table:table-cell>
          <table:table-cell table:formula="of:=[.BC342]+[.BE342]" ns41:value-type="float" table:style-name="ce45" office:value-type="float" office:value="3">
            <text:p>3</text:p>
          </table:table-cell>
          <table:table-cell table:formula="of:=[.C342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20" office:value-type="float">
            <office:annotation draw:style-name="gr1" svg:height="2.032cm" draw:caption-point-y="0.285cm" svg:width="3.547cm" svg:x="32.152cm" draw:caption-point-x="-0.446cm" svg:y="185.80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Niet leesbaar</text:span></text:p>
            </office:annotation>
            <text:p>20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table:formula="of:=[.AX343]+[.AT343]+[.AP343]+[.AL343]+[.AH343]+[.AD343]+[.Z343]+[.V343]+[.R343]+[.N343]" ns41:value-type="float" table:style-name="ce45" office:value-type="float" office:value="45">
            <text:p>45</text:p>
          </table:table-cell>
          <table:table-cell table:formula="of:=[.AY343]+[.AU343]+[.AQ343]+[.AM343]+[.AI343]+[.AE343]+[.AA343]+[.W343]+[.S343]+[.O343]+[.L343]+[.J343]+[.H343]+[.F343]" ns41:value-type="float" table:style-name="ce45" office:value-type="float" office:value="28">
            <text:p>28</text:p>
          </table:table-cell>
          <table:table-cell table:formula="of:=[.AZ343]+[.AV343]+[.AR343]+[.AN343]+[.AJ343]+[.AF343]+[.AB343]+[.X343]+[.T343]+[.P343]" ns41:value-type="float" table:style-name="ce45" office:value-type="float" office:value="1">
            <text:p>1</text:p>
          </table:table-cell>
          <table:table-cell table:formula="of:=[.BA343]+[.AW343]+[.AS343]+[.AO343]+[.AK343]+[.AG343]+[.AC343]+[.Y343]+[.U343]+[.Q343]+[.M343]+[.K343]+[.I343]+[.G343]" ns41:value-type="float" table:style-name="ce45" office:value-type="float" office:value="0">
            <text:p/>
          </table:table-cell>
          <table:table-cell table:formula="of:=[.BB343]+[.BD343]" ns41:value-type="float" table:style-name="ce45" office:value-type="float" office:value="46">
            <text:p>46</text:p>
          </table:table-cell>
          <table:table-cell table:formula="of:=[.BC343]+[.BE343]" ns41:value-type="float" table:style-name="ce45" office:value-type="float" office:value="28">
            <text:p>28</text:p>
          </table:table-cell>
          <table:table-cell table:formula="of:=[.C343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V</text:p>
          </table:table-cell>
          <table:table-cell table:style-name="ce16"/>
          <table:table-cell table:formula="of:=[.F340]+[.F341]+[.F342]+[.F343]" ns41:value-type="float" table:style-name="ce16" office:value-type="float" office:value="0">
            <text:p>0</text:p>
          </table:table-cell>
          <table:table-cell table:formula="of:=[.G340]+[.G341]+[.G342]+[.G343]" ns41:value-type="float" table:style-name="ce16" office:value-type="float" office:value="0">
            <text:p>0</text:p>
          </table:table-cell>
          <table:table-cell table:formula="of:=[.H340]+[.H341]+[.H342]+[.H343]" ns41:value-type="float" table:style-name="ce16" office:value-type="float" office:value="0">
            <text:p>0</text:p>
          </table:table-cell>
          <table:table-cell table:formula="of:=[.I340]+[.I341]+[.I342]+[.I343]" ns41:value-type="float" table:style-name="ce16" office:value-type="float" office:value="0">
            <text:p>0</text:p>
          </table:table-cell>
          <table:table-cell table:formula="of:=[.J340]+[.J341]+[.J342]+[.J343]" ns41:value-type="float" table:style-name="ce16" office:value-type="float" office:value="0">
            <text:p>0</text:p>
          </table:table-cell>
          <table:table-cell table:formula="of:=[.K340]+[.K341]+[.K342]+[.K343]" ns41:value-type="float" table:style-name="ce16" office:value-type="float" office:value="0">
            <text:p>0</text:p>
          </table:table-cell>
          <table:table-cell table:formula="of:=[.L340]+[.L341]+[.L342]+[.L343]" ns41:value-type="float" table:style-name="ce16" office:value-type="float" office:value="0">
            <text:p>0</text:p>
          </table:table-cell>
          <table:table-cell table:formula="of:=[.M340]+[.M341]+[.M342]+[.M343]" ns41:value-type="float" table:style-name="ce16" office:value-type="float" office:value="0">
            <text:p>0</text:p>
          </table:table-cell>
          <table:table-cell table:formula="of:=[.N340]+[.N341]+[.N342]+[.N343]" ns41:value-type="float" table:style-name="ce16" office:value-type="float" office:value="0">
            <text:p>0</text:p>
          </table:table-cell>
          <table:table-cell table:formula="of:=[.O340]+[.O341]+[.O342]+[.O343]" ns41:value-type="float" table:style-name="ce16" office:value-type="float" office:value="3">
            <text:p>3</text:p>
          </table:table-cell>
          <table:table-cell table:formula="of:=[.P340]+[.P341]+[.P342]+[.P343]" ns41:value-type="float" table:style-name="ce16" office:value-type="float" office:value="0">
            <text:p>0</text:p>
          </table:table-cell>
          <table:table-cell table:formula="of:=[.Q340]+[.Q341]+[.Q342]+[.Q343]" ns41:value-type="float" table:style-name="ce16" office:value-type="float" office:value="0">
            <text:p>0</text:p>
          </table:table-cell>
          <table:table-cell table:formula="of:=[.R340]+[.R341]+[.R342]+[.R343]" ns41:value-type="float" table:style-name="ce16" office:value-type="float" office:value="0">
            <text:p>0</text:p>
          </table:table-cell>
          <table:table-cell table:formula="of:=[.S340]+[.S341]+[.S342]+[.S343]" ns41:value-type="float" table:style-name="ce16" office:value-type="float" office:value="17">
            <text:p>17</text:p>
          </table:table-cell>
          <table:table-cell table:formula="of:=[.T340]+[.T341]+[.T342]+[.T343]" ns41:value-type="float" table:style-name="ce16" office:value-type="float" office:value="0">
            <text:p>0</text:p>
          </table:table-cell>
          <table:table-cell table:formula="of:=[.U340]+[.U341]+[.U342]+[.U343]" ns41:value-type="float" table:style-name="ce16" office:value-type="float" office:value="0">
            <text:p>0</text:p>
          </table:table-cell>
          <table:table-cell table:formula="of:=[.V340]+[.V341]+[.V342]+[.V343]" ns41:value-type="float" table:style-name="ce16" office:value-type="float" office:value="1">
            <text:p>1</text:p>
          </table:table-cell>
          <table:table-cell table:formula="of:=[.W340]+[.W341]+[.W342]+[.W343]" ns41:value-type="float" table:style-name="ce16" office:value-type="float" office:value="2">
            <text:p>2</text:p>
          </table:table-cell>
          <table:table-cell table:formula="of:=[.X340]+[.X341]+[.X342]+[.X343]" ns41:value-type="float" table:style-name="ce16" office:value-type="float" office:value="0">
            <text:p>0</text:p>
          </table:table-cell>
          <table:table-cell table:formula="of:=[.Y340]+[.Y341]+[.Y342]+[.Y343]" ns41:value-type="float" table:style-name="ce16" office:value-type="float" office:value="0">
            <text:p>0</text:p>
          </table:table-cell>
          <table:table-cell table:formula="of:=[.Z340]+[.Z341]+[.Z342]+[.Z343]" ns41:value-type="float" table:style-name="ce16" office:value-type="float" office:value="18">
            <text:p>18</text:p>
          </table:table-cell>
          <table:table-cell table:formula="of:=[.AA340]+[.AA341]+[.AA342]+[.AA343]" ns41:value-type="float" table:style-name="ce16" office:value-type="float" office:value="11">
            <text:p>11</text:p>
          </table:table-cell>
          <table:table-cell table:formula="of:=[.AB340]+[.AB341]+[.AB342]+[.AB343]" ns41:value-type="float" table:style-name="ce16" office:value-type="float" office:value="0">
            <text:p>0</text:p>
          </table:table-cell>
          <table:table-cell table:formula="of:=[.AC340]+[.AC341]+[.AC342]+[.AC343]" ns41:value-type="float" table:style-name="ce16" office:value-type="float" office:value="0">
            <text:p>0</text:p>
          </table:table-cell>
          <table:table-cell table:formula="of:=[.AD340]+[.AD341]+[.AD342]+[.AD343]" ns41:value-type="float" table:style-name="ce16" office:value-type="float" office:value="25">
            <text:p>25</text:p>
          </table:table-cell>
          <table:table-cell table:formula="of:=[.AE340]+[.AE341]+[.AE342]+[.AE343]" ns41:value-type="float" table:style-name="ce16" office:value-type="float" office:value="0">
            <text:p>0</text:p>
          </table:table-cell>
          <table:table-cell table:formula="of:=[.AF340]+[.AF341]+[.AF342]+[.AF343]" ns41:value-type="float" table:style-name="ce16" office:value-type="float" office:value="0">
            <text:p>0</text:p>
          </table:table-cell>
          <table:table-cell table:formula="of:=[.AG340]+[.AG341]+[.AG342]+[.AG343]" ns41:value-type="float" table:style-name="ce16" office:value-type="float" office:value="0">
            <text:p>0</text:p>
          </table:table-cell>
          <table:table-cell table:formula="of:=[.AH340]+[.AH341]+[.AH342]+[.AH343]" ns41:value-type="float" table:style-name="ce16" office:value-type="float" office:value="9">
            <text:p>9</text:p>
          </table:table-cell>
          <table:table-cell table:formula="of:=[.AI340]+[.AI341]+[.AI342]+[.AI343]" ns41:value-type="float" table:style-name="ce16" office:value-type="float" office:value="1">
            <text:p>1</text:p>
          </table:table-cell>
          <table:table-cell table:formula="of:=[.AJ340]+[.AJ341]+[.AJ342]+[.AJ343]" ns41:value-type="float" table:style-name="ce16" office:value-type="float" office:value="0">
            <text:p>0</text:p>
          </table:table-cell>
          <table:table-cell table:formula="of:=[.AK340]+[.AK341]+[.AK342]+[.AK343]" ns41:value-type="float" table:style-name="ce16" office:value-type="float" office:value="0">
            <text:p>0</text:p>
          </table:table-cell>
          <table:table-cell table:formula="of:=[.AL340]+[.AL341]+[.AL342]+[.AL343]" ns41:value-type="float" table:style-name="ce16" office:value-type="float" office:value="1">
            <text:p>1</text:p>
          </table:table-cell>
          <table:table-cell table:formula="of:=[.AM340]+[.AM341]+[.AM342]+[.AM343]" ns41:value-type="float" table:style-name="ce16" office:value-type="float" office:value="0">
            <text:p>0</text:p>
          </table:table-cell>
          <table:table-cell table:formula="of:=[.AN340]+[.AN341]+[.AN342]+[.AN343]" ns41:value-type="float" table:style-name="ce16" office:value-type="float" office:value="0">
            <text:p>0</text:p>
          </table:table-cell>
          <table:table-cell table:formula="of:=[.AO340]+[.AO341]+[.AO342]+[.AO343]" ns41:value-type="float" table:style-name="ce16" office:value-type="float" office:value="0">
            <text:p>0</text:p>
          </table:table-cell>
          <table:table-cell table:formula="of:=[.AP340]+[.AP341]+[.AP342]+[.AP343]" ns41:value-type="float" table:style-name="ce16" office:value-type="float" office:value="0">
            <text:p>0</text:p>
          </table:table-cell>
          <table:table-cell table:formula="of:=[.AQ340]+[.AQ341]+[.AQ342]+[.AQ343]" ns41:value-type="float" table:style-name="ce16" office:value-type="float" office:value="0">
            <text:p>0</text:p>
          </table:table-cell>
          <table:table-cell table:formula="of:=[.AR340]+[.AR341]+[.AR342]+[.AR343]" ns41:value-type="float" table:style-name="ce16" office:value-type="float" office:value="1">
            <text:p>1</text:p>
          </table:table-cell>
          <table:table-cell table:formula="of:=[.AS340]+[.AS341]+[.AS342]+[.AS343]" ns41:value-type="float" table:style-name="ce16" office:value-type="float" office:value="0">
            <text:p>0</text:p>
          </table:table-cell>
          <table:table-cell table:formula="of:=[.AT340]+[.AT341]+[.AT342]+[.AT343]" ns41:value-type="float" table:style-name="ce16" office:value-type="float" office:value="1">
            <text:p>1</text:p>
          </table:table-cell>
          <table:table-cell table:formula="of:=[.AU340]+[.AU341]+[.AU342]+[.AU343]" ns41:value-type="float" table:style-name="ce16" office:value-type="float" office:value="0">
            <text:p>0</text:p>
          </table:table-cell>
          <table:table-cell table:formula="of:=[.AV340]+[.AV341]+[.AV342]+[.AV343]" ns41:value-type="float" table:style-name="ce16" office:value-type="float" office:value="0">
            <text:p>0</text:p>
          </table:table-cell>
          <table:table-cell table:formula="of:=[.AW340]+[.AW341]+[.AW342]+[.AW343]" ns41:value-type="float" table:style-name="ce16" office:value-type="float" office:value="0">
            <text:p>0</text:p>
          </table:table-cell>
          <table:table-cell table:formula="of:=[.AX340]+[.AX341]+[.AX342]+[.AX343]" ns41:value-type="float" table:style-name="ce16" office:value-type="float" office:value="0">
            <text:p>0</text:p>
          </table:table-cell>
          <table:table-cell table:formula="of:=[.AY340]+[.AY341]+[.AY342]+[.AY343]" ns41:value-type="float" table:style-name="ce16" office:value-type="float" office:value="0">
            <text:p>0</text:p>
          </table:table-cell>
          <table:table-cell table:formula="of:=[.AZ340]+[.AZ341]+[.AZ342]+[.AZ343]" ns41:value-type="float" table:style-name="ce16" office:value-type="float" office:value="0">
            <text:p>0</text:p>
          </table:table-cell>
          <table:table-cell table:formula="of:=[.BA340]+[.BA341]+[.BA342]+[.BA343]" ns41:value-type="float" table:style-name="ce16" office:value-type="float" office:value="0">
            <text:p>0</text:p>
          </table:table-cell>
          <table:table-cell table:formula="of:=[.AX344]+[.AT344]+[.AP344]+[.AL344]+[.AH344]+[.AD344]+[.Z344]+[.V344]+[.R344]+[.N344]" ns41:value-type="float" table:style-name="ce46" office:value-type="float" office:value="55">
            <text:p>55</text:p>
          </table:table-cell>
          <table:table-cell table:formula="of:=[.AY344]+[.AU344]+[.AQ344]+[.AM344]+[.AI344]+[.AE344]+[.AA344]+[.W344]+[.S344]+[.O344]+[.L344]+[.J344]+[.H344]+[.F344]" ns41:value-type="float" table:style-name="ce46" office:value-type="float" office:value="34">
            <text:p>34</text:p>
          </table:table-cell>
          <table:table-cell table:formula="of:=[.AZ344]+[.AV344]+[.AR344]+[.AN344]+[.AJ344]+[.AF344]+[.AB344]+[.X344]+[.T344]+[.P344]" ns41:value-type="float" table:style-name="ce46" office:value-type="float" office:value="1">
            <text:p>1</text:p>
          </table:table-cell>
          <table:table-cell table:formula="of:=[.BA344]+[.AW344]+[.AS344]+[.AO344]+[.AK344]+[.AG344]+[.AC344]+[.Y344]+[.U344]+[.Q344]+[.M344]+[.K344]+[.I344]+[.G344]" ns41:value-type="float" table:style-name="ce46" office:value-type="float" office:value="0">
            <text:p/>
          </table:table-cell>
          <table:table-cell table:formula="of:=[.BB344]+[.BD344]" ns41:value-type="float" table:style-name="ce46" office:value-type="float" office:value="56">
            <text:p>56</text:p>
          </table:table-cell>
          <table:table-cell table:formula="of:=[.BC344]+[.BE344]" ns41:value-type="float" table:style-name="ce46" office:value-type="float" office:value="34">
            <text:p>34</text:p>
          </table:table-cell>
          <table:table-cell table:formula="of:=[.C344]" ns41:value-type="float" table:style-name="ce46" office:value-type="float" office:value="0">
            <text:p/>
          </table:table-cell>
          <table:table-cell table:style-name="ce7"/>
          <table:table-cell table:style-name="ce16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table:formula="of:=[.AX345]+[.AT345]+[.AP345]+[.AL345]+[.AH345]+[.AD345]+[.Z345]+[.V345]+[.R345]+[.N345]" ns41:value-type="float" table:style-name="ce45" office:value-type="float" office:value="0">
            <text:p/>
          </table:table-cell>
          <table:table-cell table:formula="of:=[.AY345]+[.AU345]+[.AQ345]+[.AM345]+[.AI345]+[.AE345]+[.AA345]+[.W345]+[.S345]+[.O345]+[.L345]+[.J345]+[.H345]+[.F345]" ns41:value-type="float" table:style-name="ce45" office:value-type="float" office:value="0">
            <text:p/>
          </table:table-cell>
          <table:table-cell table:formula="of:=[.AZ345]+[.AV345]+[.AR345]+[.AN345]+[.AJ345]+[.AF345]+[.AB345]+[.X345]+[.T345]+[.P345]" ns41:value-type="float" table:style-name="ce45" office:value-type="float" office:value="0">
            <text:p/>
          </table:table-cell>
          <table:table-cell table:formula="of:=[.BA345]+[.AW345]+[.AS345]+[.AO345]+[.AK345]+[.AG345]+[.AC345]+[.Y345]+[.U345]+[.Q345]+[.M345]+[.K345]+[.I345]+[.G345]" ns41:value-type="float" table:style-name="ce45" office:value-type="float" office:value="0">
            <text:p/>
          </table:table-cell>
          <table:table-cell table:formula="of:=[.BB345]+[.BD345]" ns41:value-type="float" table:style-name="ce45" office:value-type="float" office:value="0">
            <text:p/>
          </table:table-cell>
          <table:table-cell table:formula="of:=[.BC345]+[.BE345]" ns41:value-type="float" table:style-name="ce45" office:value-type="float" office:value="0">
            <text:p/>
          </table:table-cell>
          <table:table-cell table:formula="of:=[.C34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VI</text:p>
          </table:table-cell>
          <table:table-cell table:number-columns-repeated="2"/>
          <table:table-cell ns41:value-type="string" table:style-name="ce24" office:value-type="string">
            <text:p>Voedings- en genotmiddelen.</text:p>
          </table:table-cell>
          <table:table-cell table:number-columns-repeated="49"/>
          <table:table-cell table:formula="of:=[.AX346]+[.AT346]+[.AP346]+[.AL346]+[.AH346]+[.AD346]+[.Z346]+[.V346]+[.R346]+[.N346]" ns41:value-type="float" table:style-name="ce45" office:value-type="float" office:value="0">
            <text:p/>
          </table:table-cell>
          <table:table-cell table:formula="of:=[.AY346]+[.AU346]+[.AQ346]+[.AM346]+[.AI346]+[.AE346]+[.AA346]+[.W346]+[.S346]+[.O346]+[.L346]+[.J346]+[.H346]+[.F346]" ns41:value-type="float" table:style-name="ce45" office:value-type="float" office:value="0">
            <text:p/>
          </table:table-cell>
          <table:table-cell table:formula="of:=[.AZ346]+[.AV346]+[.AR346]+[.AN346]+[.AJ346]+[.AF346]+[.AB346]+[.X346]+[.T346]+[.P346]" ns41:value-type="float" table:style-name="ce45" office:value-type="float" office:value="0">
            <text:p/>
          </table:table-cell>
          <table:table-cell table:formula="of:=[.BA346]+[.AW346]+[.AS346]+[.AO346]+[.AK346]+[.AG346]+[.AC346]+[.Y346]+[.U346]+[.Q346]+[.M346]+[.K346]+[.I346]+[.G346]" ns41:value-type="float" table:style-name="ce45" office:value-type="float" office:value="0">
            <text:p/>
          </table:table-cell>
          <table:table-cell table:formula="of:=[.BB346]+[.BD346]" ns41:value-type="float" table:style-name="ce45" office:value-type="float" office:value="0">
            <text:p/>
          </table:table-cell>
          <table:table-cell table:formula="of:=[.BC346]+[.BE346]" ns41:value-type="float" table:style-name="ce45" office:value-type="float" office:value="0">
            <text:p/>
          </table:table-cell>
          <table:table-cell table:formula="of:=[.C346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Grutterijen, meelmolens, enz.</text:p>
          </table:table-cell>
          <table:table-cell table:number-columns-repeated="49"/>
          <table:table-cell table:formula="of:=[.AX347]+[.AT347]+[.AP347]+[.AL347]+[.AH347]+[.AD347]+[.Z347]+[.V347]+[.R347]+[.N347]" ns41:value-type="float" table:style-name="ce45" office:value-type="float" office:value="0">
            <text:p/>
          </table:table-cell>
          <table:table-cell table:formula="of:=[.AY347]+[.AU347]+[.AQ347]+[.AM347]+[.AI347]+[.AE347]+[.AA347]+[.W347]+[.S347]+[.O347]+[.L347]+[.J347]+[.H347]+[.F347]" ns41:value-type="float" table:style-name="ce45" office:value-type="float" office:value="0">
            <text:p/>
          </table:table-cell>
          <table:table-cell table:formula="of:=[.AZ347]+[.AV347]+[.AR347]+[.AN347]+[.AJ347]+[.AF347]+[.AB347]+[.X347]+[.T347]+[.P347]" ns41:value-type="float" table:style-name="ce45" office:value-type="float" office:value="0">
            <text:p/>
          </table:table-cell>
          <table:table-cell table:formula="of:=[.BA347]+[.AW347]+[.AS347]+[.AO347]+[.AK347]+[.AG347]+[.AC347]+[.Y347]+[.U347]+[.Q347]+[.M347]+[.K347]+[.I347]+[.G347]" ns41:value-type="float" table:style-name="ce45" office:value-type="float" office:value="0">
            <text:p/>
          </table:table-cell>
          <table:table-cell table:formula="of:=[.BB347]+[.BD347]" ns41:value-type="float" table:style-name="ce45" office:value-type="float" office:value="0">
            <text:p/>
          </table:table-cell>
          <table:table-cell table:formula="of:=[.BC347]+[.BE347]" ns41:value-type="float" table:style-name="ce45" office:value-type="float" office:value="0">
            <text:p/>
          </table:table-cell>
          <table:table-cell table:formula="of:=[.C34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Fabricage van meel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348]+[.AT348]+[.AP348]+[.AL348]+[.AH348]+[.AD348]+[.Z348]+[.V348]+[.R348]+[.N348]" ns41:value-type="float" table:style-name="ce45" office:value-type="float" office:value="1">
            <text:p>1</text:p>
          </table:table-cell>
          <table:table-cell table:formula="of:=[.AY348]+[.AU348]+[.AQ348]+[.AM348]+[.AI348]+[.AE348]+[.AA348]+[.W348]+[.S348]+[.O348]+[.L348]+[.J348]+[.H348]+[.F348]" ns41:value-type="float" table:style-name="ce45" office:value-type="float" office:value="0">
            <text:p/>
          </table:table-cell>
          <table:table-cell table:formula="of:=[.AZ348]+[.AV348]+[.AR348]+[.AN348]+[.AJ348]+[.AF348]+[.AB348]+[.X348]+[.T348]+[.P348]" ns41:value-type="float" table:style-name="ce45" office:value-type="float" office:value="0">
            <text:p/>
          </table:table-cell>
          <table:table-cell table:formula="of:=[.BA348]+[.AW348]+[.AS348]+[.AO348]+[.AK348]+[.AG348]+[.AC348]+[.Y348]+[.U348]+[.Q348]+[.M348]+[.K348]+[.I348]+[.G348]" ns41:value-type="float" table:style-name="ce45" office:value-type="float" office:value="0">
            <text:p/>
          </table:table-cell>
          <table:table-cell table:formula="of:=[.BB348]+[.BD348]" ns41:value-type="float" table:style-name="ce45" office:value-type="float" office:value="1">
            <text:p>1</text:p>
          </table:table-cell>
          <table:table-cell table:formula="of:=[.BC348]+[.BE348]" ns41:value-type="float" table:style-name="ce45" office:value-type="float" office:value="0">
            <text:p/>
          </table:table-cell>
          <table:table-cell table:formula="of:=[.C348]" ns41:value-type="float" table:style-name="ce45" office:value-type="float" office:value="4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26"/>
          <table:table-cell table:formula="of:=[.AX349]+[.AT349]+[.AP349]+[.AL349]+[.AH349]+[.AD349]+[.Z349]+[.V349]+[.R349]+[.N349]" ns41:value-type="float" table:style-name="ce45" office:value-type="float" office:value="0">
            <text:p/>
          </table:table-cell>
          <table:table-cell table:formula="of:=[.AY349]+[.AU349]+[.AQ349]+[.AM349]+[.AI349]+[.AE349]+[.AA349]+[.W349]+[.S349]+[.O349]+[.L349]+[.J349]+[.H349]+[.F349]" ns41:value-type="float" table:style-name="ce45" office:value-type="float" office:value="2">
            <text:p>2</text:p>
          </table:table-cell>
          <table:table-cell table:formula="of:=[.AZ349]+[.AV349]+[.AR349]+[.AN349]+[.AJ349]+[.AF349]+[.AB349]+[.X349]+[.T349]+[.P349]" ns41:value-type="float" table:style-name="ce45" office:value-type="float" office:value="0">
            <text:p/>
          </table:table-cell>
          <table:table-cell table:formula="of:=[.BA349]+[.AW349]+[.AS349]+[.AO349]+[.AK349]+[.AG349]+[.AC349]+[.Y349]+[.U349]+[.Q349]+[.M349]+[.K349]+[.I349]+[.G349]" ns41:value-type="float" table:style-name="ce45" office:value-type="float" office:value="0">
            <text:p/>
          </table:table-cell>
          <table:table-cell table:formula="of:=[.BB349]+[.BD349]" ns41:value-type="float" table:style-name="ce45" office:value-type="float" office:value="0">
            <text:p/>
          </table:table-cell>
          <table:table-cell table:formula="of:=[.BC349]+[.BE349]" ns41:value-type="float" table:style-name="ce45" office:value-type="float" office:value="2">
            <text:p>2</text:p>
          </table:table-cell>
          <table:table-cell table:formula="of:=[.C349]" ns41:value-type="float" table:style-name="ce45" office:value-type="float" office:value="5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Grutt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7"/>
          <table:table-cell table:formula="of:=[.AX350]+[.AT350]+[.AP350]+[.AL350]+[.AH350]+[.AD350]+[.Z350]+[.V350]+[.R350]+[.N350]" ns41:value-type="float" table:style-name="ce45" office:value-type="float" office:value="5">
            <text:p>5</text:p>
          </table:table-cell>
          <table:table-cell table:formula="of:=[.AY350]+[.AU350]+[.AQ350]+[.AM350]+[.AI350]+[.AE350]+[.AA350]+[.W350]+[.S350]+[.O350]+[.L350]+[.J350]+[.H350]+[.F350]" ns41:value-type="float" table:style-name="ce45" office:value-type="float" office:value="0">
            <text:p/>
          </table:table-cell>
          <table:table-cell table:formula="of:=[.AZ350]+[.AV350]+[.AR350]+[.AN350]+[.AJ350]+[.AF350]+[.AB350]+[.X350]+[.T350]+[.P350]" ns41:value-type="float" table:style-name="ce45" office:value-type="float" office:value="1">
            <text:p>1</text:p>
          </table:table-cell>
          <table:table-cell table:formula="of:=[.BA350]+[.AW350]+[.AS350]+[.AO350]+[.AK350]+[.AG350]+[.AC350]+[.Y350]+[.U350]+[.Q350]+[.M350]+[.K350]+[.I350]+[.G350]" ns41:value-type="float" table:style-name="ce45" office:value-type="float" office:value="0">
            <text:p/>
          </table:table-cell>
          <table:table-cell table:formula="of:=[.BB350]+[.BD350]" ns41:value-type="float" table:style-name="ce45" office:value-type="float" office:value="6">
            <text:p>6</text:p>
          </table:table-cell>
          <table:table-cell table:formula="of:=[.BC350]+[.BE350]" ns41:value-type="float" table:style-name="ce45" office:value-type="float" office:value="0">
            <text:p/>
          </table:table-cell>
          <table:table-cell table:formula="of:=[.C350]" ns41:value-type="float" table:style-name="ce45" office:value-type="float" office:value="6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table:formula="of:=[.AX351]+[.AT351]+[.AP351]+[.AL351]+[.AH351]+[.AD351]+[.Z351]+[.V351]+[.R351]+[.N351]" ns41:value-type="float" table:style-name="ce45" office:value-type="float" office:value="0">
            <text:p/>
          </table:table-cell>
          <table:table-cell table:formula="of:=[.AY351]+[.AU351]+[.AQ351]+[.AM351]+[.AI351]+[.AE351]+[.AA351]+[.W351]+[.S351]+[.O351]+[.L351]+[.J351]+[.H351]+[.F351]" ns41:value-type="float" table:style-name="ce45" office:value-type="float" office:value="1">
            <text:p>1</text:p>
          </table:table-cell>
          <table:table-cell table:formula="of:=[.AZ351]+[.AV351]+[.AR351]+[.AN351]+[.AJ351]+[.AF351]+[.AB351]+[.X351]+[.T351]+[.P351]" ns41:value-type="float" table:style-name="ce45" office:value-type="float" office:value="0">
            <text:p/>
          </table:table-cell>
          <table:table-cell table:formula="of:=[.BA351]+[.AW351]+[.AS351]+[.AO351]+[.AK351]+[.AG351]+[.AC351]+[.Y351]+[.U351]+[.Q351]+[.M351]+[.K351]+[.I351]+[.G351]" ns41:value-type="float" table:style-name="ce45" office:value-type="float" office:value="0">
            <text:p/>
          </table:table-cell>
          <table:table-cell table:formula="of:=[.BB351]+[.BD351]" ns41:value-type="float" table:style-name="ce45" office:value-type="float" office:value="0">
            <text:p/>
          </table:table-cell>
          <table:table-cell table:formula="of:=[.BC351]+[.BE351]" ns41:value-type="float" table:style-name="ce45" office:value-type="float" office:value="1">
            <text:p>1</text:p>
          </table:table-cell>
          <table:table-cell table:formula="of:=[.C351]" ns41:value-type="float" table:style-name="ce45" office:value-type="float" office:value="7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3"/>
          <table:table-cell table:formula="of:=[.AX352]+[.AT352]+[.AP352]+[.AL352]+[.AH352]+[.AD352]+[.Z352]+[.V352]+[.R352]+[.N352]" ns41:value-type="float" table:style-name="ce45" office:value-type="float" office:value="2">
            <text:p>2</text:p>
          </table:table-cell>
          <table:table-cell table:formula="of:=[.AY352]+[.AU352]+[.AQ352]+[.AM352]+[.AI352]+[.AE352]+[.AA352]+[.W352]+[.S352]+[.O352]+[.L352]+[.J352]+[.H352]+[.F352]" ns41:value-type="float" table:style-name="ce45" office:value-type="float" office:value="2">
            <text:p>2</text:p>
          </table:table-cell>
          <table:table-cell table:formula="of:=[.AZ352]+[.AV352]+[.AR352]+[.AN352]+[.AJ352]+[.AF352]+[.AB352]+[.X352]+[.T352]+[.P352]" ns41:value-type="float" table:style-name="ce45" office:value-type="float" office:value="0">
            <text:p/>
          </table:table-cell>
          <table:table-cell table:formula="of:=[.BA352]+[.AW352]+[.AS352]+[.AO352]+[.AK352]+[.AG352]+[.AC352]+[.Y352]+[.U352]+[.Q352]+[.M352]+[.K352]+[.I352]+[.G352]" ns41:value-type="float" table:style-name="ce45" office:value-type="float" office:value="0">
            <text:p/>
          </table:table-cell>
          <table:table-cell table:formula="of:=[.BB352]+[.BD352]" ns41:value-type="float" table:style-name="ce45" office:value-type="float" office:value="2">
            <text:p>2</text:p>
          </table:table-cell>
          <table:table-cell table:formula="of:=[.BC352]+[.BE352]" ns41:value-type="float" table:style-name="ce45" office:value-type="float" office:value="2">
            <text:p>2</text:p>
          </table:table-cell>
          <table:table-cell table:formula="of:=[.C352]" ns41:value-type="float" table:style-name="ce45" office:value-type="float" office:value="8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Molenaars (meel-, rijst-, enz.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1" office:value-type="float">
            <text:p>21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55" office:value-type="float">
            <office:annotation draw:style-name="gr1" svg:height="2.032cm" draw:caption-point-y="0.284cm" svg:width="3.547cm" svg:x="32.152cm" draw:caption-point-x="-0.446cm" svg:y="190.45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/></text:p>
              <text:p text:style-name="P1"><text:span text:style-name="T2">Niet leesbaar</text:span></text:p>
            </office:annotation>
            <text:p>55</text:p>
          </table:table-cell>
          <table:table-cell ns41:value-type="float" table:style-name="ce6" office:value="9" office:value-type="float">
            <text:p>9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29" office:value-type="float">
            <text:p>29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table:formula="of:=[.AX353]+[.AT353]+[.AP353]+[.AL353]+[.AH353]+[.AD353]+[.Z353]+[.V353]+[.R353]+[.N353]" ns41:value-type="float" table:style-name="ce45" office:value-type="float" office:value="121">
            <text:p>121</text:p>
          </table:table-cell>
          <table:table-cell table:formula="of:=[.AY353]+[.AU353]+[.AQ353]+[.AM353]+[.AI353]+[.AE353]+[.AA353]+[.W353]+[.S353]+[.O353]+[.L353]+[.J353]+[.H353]+[.F353]" ns41:value-type="float" table:style-name="ce45" office:value-type="float" office:value="11">
            <text:p>11</text:p>
          </table:table-cell>
          <table:table-cell table:formula="of:=[.AZ353]+[.AV353]+[.AR353]+[.AN353]+[.AJ353]+[.AF353]+[.AB353]+[.X353]+[.T353]+[.P353]" ns41:value-type="float" table:style-name="ce45" office:value-type="float" office:value="14">
            <text:p>14</text:p>
          </table:table-cell>
          <table:table-cell table:formula="of:=[.BA353]+[.AW353]+[.AS353]+[.AO353]+[.AK353]+[.AG353]+[.AC353]+[.Y353]+[.U353]+[.Q353]+[.M353]+[.K353]+[.I353]+[.G353]" ns41:value-type="float" table:style-name="ce45" office:value-type="float" office:value="1">
            <text:p>1</text:p>
          </table:table-cell>
          <table:table-cell table:formula="of:=[.BB353]+[.BD353]" ns41:value-type="float" table:style-name="ce45" office:value-type="float" office:value="135">
            <text:p>135</text:p>
          </table:table-cell>
          <table:table-cell table:formula="of:=[.BC353]+[.BE353]" ns41:value-type="float" table:style-name="ce45" office:value-type="float" office:value="12">
            <text:p>12</text:p>
          </table:table-cell>
          <table:table-cell table:formula="of:=[.C353]" ns41:value-type="float" table:style-name="ce45" office:value-type="float" office:value="9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354]+[.AT354]+[.AP354]+[.AL354]+[.AH354]+[.AD354]+[.Z354]+[.V354]+[.R354]+[.N354]" ns41:value-type="float" table:style-name="ce45" office:value-type="float" office:value="4">
            <text:p>4</text:p>
          </table:table-cell>
          <table:table-cell table:formula="of:=[.AY354]+[.AU354]+[.AQ354]+[.AM354]+[.AI354]+[.AE354]+[.AA354]+[.W354]+[.S354]+[.O354]+[.L354]+[.J354]+[.H354]+[.F354]" ns41:value-type="float" table:style-name="ce45" office:value-type="float" office:value="1">
            <text:p>1</text:p>
          </table:table-cell>
          <table:table-cell table:formula="of:=[.AZ354]+[.AV354]+[.AR354]+[.AN354]+[.AJ354]+[.AF354]+[.AB354]+[.X354]+[.T354]+[.P354]" ns41:value-type="float" table:style-name="ce45" office:value-type="float" office:value="0">
            <text:p/>
          </table:table-cell>
          <table:table-cell table:formula="of:=[.BA354]+[.AW354]+[.AS354]+[.AO354]+[.AK354]+[.AG354]+[.AC354]+[.Y354]+[.U354]+[.Q354]+[.M354]+[.K354]+[.I354]+[.G354]" ns41:value-type="float" table:style-name="ce45" office:value-type="float" office:value="0">
            <text:p/>
          </table:table-cell>
          <table:table-cell table:formula="of:=[.BB354]+[.BD354]" ns41:value-type="float" table:style-name="ce45" office:value-type="float" office:value="4">
            <text:p>4</text:p>
          </table:table-cell>
          <table:table-cell table:formula="of:=[.BC354]+[.BE354]" ns41:value-type="float" table:style-name="ce45" office:value-type="float" office:value="1">
            <text:p>1</text:p>
          </table:table-cell>
          <table:table-cell table:formula="of:=[.C354]" ns41:value-type="float" table:style-name="ce45" office:value-type="float" office:value="10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7"/>
          <table:table-cell table:formula="of:=[.AX355]+[.AT355]+[.AP355]+[.AL355]+[.AH355]+[.AD355]+[.Z355]+[.V355]+[.R355]+[.N355]" ns41:value-type="float" table:style-name="ce45" office:value-type="float" office:value="5">
            <text:p>5</text:p>
          </table:table-cell>
          <table:table-cell table:formula="of:=[.AY355]+[.AU355]+[.AQ355]+[.AM355]+[.AI355]+[.AE355]+[.AA355]+[.W355]+[.S355]+[.O355]+[.L355]+[.J355]+[.H355]+[.F355]" ns41:value-type="float" table:style-name="ce45" office:value-type="float" office:value="8">
            <text:p>8</text:p>
          </table:table-cell>
          <table:table-cell table:formula="of:=[.AZ355]+[.AV355]+[.AR355]+[.AN355]+[.AJ355]+[.AF355]+[.AB355]+[.X355]+[.T355]+[.P355]" ns41:value-type="float" table:style-name="ce45" office:value-type="float" office:value="0">
            <text:p/>
          </table:table-cell>
          <table:table-cell table:formula="of:=[.BA355]+[.AW355]+[.AS355]+[.AO355]+[.AK355]+[.AG355]+[.AC355]+[.Y355]+[.U355]+[.Q355]+[.M355]+[.K355]+[.I355]+[.G355]" ns41:value-type="float" table:style-name="ce45" office:value-type="float" office:value="0">
            <text:p/>
          </table:table-cell>
          <table:table-cell table:formula="of:=[.BB355]+[.BD355]" ns41:value-type="float" table:style-name="ce45" office:value-type="float" office:value="5">
            <text:p>5</text:p>
          </table:table-cell>
          <table:table-cell table:formula="of:=[.BC355]+[.BE355]" ns41:value-type="float" table:style-name="ce45" office:value-type="float" office:value="8">
            <text:p>8</text:p>
          </table:table-cell>
          <table:table-cell table:formula="of:=[.C355]" ns41:value-type="float" table:style-name="ce45" office:value-type="float" office:value="11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51" office:value-type="float">
            <text:p>5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25" office:value-type="float">
            <text:p>25</text:p>
          </table:table-cell>
          <table:table-cell ns41:value-type="float" office:value="48" office:value-type="float">
            <text:p>48</text:p>
          </table:table-cell>
          <table:table-cell table:number-columns-repeated="2"/>
          <table:table-cell ns41:value-type="float" office:value="23" office:value-type="float">
            <office:annotation draw:style-name="gr1" svg:height="2.032cm" draw:caption-point-y="0.284cm" svg:width="3.547cm" svg:x="32.152cm" draw:caption-point-x="-0.446cm" svg:y="191.85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/></text:p>
              <text:p text:style-name="P1"><text:span text:style-name="T2">Niet leesbaar</text:span></text:p>
            </office:annotation>
            <text:p>23</text:p>
          </table:table-cell>
          <table:table-cell ns41:value-type="float" table:style-name="ce6" office:value="9" office:value-type="float">
            <text:p>9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table:formula="of:=[.AX356]+[.AT356]+[.AP356]+[.AL356]+[.AH356]+[.AD356]+[.Z356]+[.V356]+[.R356]+[.N356]" ns41:value-type="float" table:style-name="ce45" office:value-type="float" office:value="61">
            <text:p>61</text:p>
          </table:table-cell>
          <table:table-cell table:formula="of:=[.AY356]+[.AU356]+[.AQ356]+[.AM356]+[.AI356]+[.AE356]+[.AA356]+[.W356]+[.S356]+[.O356]+[.L356]+[.J356]+[.H356]+[.F356]" ns41:value-type="float" table:style-name="ce45" office:value-type="float" office:value="142">
            <text:p>142</text:p>
          </table:table-cell>
          <table:table-cell table:formula="of:=[.AZ356]+[.AV356]+[.AR356]+[.AN356]+[.AJ356]+[.AF356]+[.AB356]+[.X356]+[.T356]+[.P356]" ns41:value-type="float" table:style-name="ce45" office:value-type="float" office:value="0">
            <text:p/>
          </table:table-cell>
          <table:table-cell table:formula="of:=[.BA356]+[.AW356]+[.AS356]+[.AO356]+[.AK356]+[.AG356]+[.AC356]+[.Y356]+[.U356]+[.Q356]+[.M356]+[.K356]+[.I356]+[.G356]" ns41:value-type="float" table:style-name="ce45" office:value-type="float" office:value="0">
            <text:p/>
          </table:table-cell>
          <table:table-cell table:formula="of:=[.BB356]+[.BD356]" ns41:value-type="float" table:style-name="ce45" office:value-type="float" office:value="61">
            <text:p>61</text:p>
          </table:table-cell>
          <table:table-cell table:formula="of:=[.BC356]+[.BE356]" ns41:value-type="float" table:style-name="ce45" office:value-type="float" office:value="142">
            <text:p>142</text:p>
          </table:table-cell>
          <table:table-cell table:formula="of:=[.C356]" ns41:value-type="float" table:style-name="ce45" office:value-type="float" office:value="12">
            <text:p>12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Bakkerijen, (brood-, banket-, suiker-, enz.)</text:p>
          </table:table-cell>
          <table:table-cell table:number-columns-repeated="49"/>
          <table:table-cell table:formula="of:=[.AX357]+[.AT357]+[.AP357]+[.AL357]+[.AH357]+[.AD357]+[.Z357]+[.V357]+[.R357]+[.N357]" ns41:value-type="float" table:style-name="ce45" office:value-type="float" office:value="0">
            <text:p/>
          </table:table-cell>
          <table:table-cell table:formula="of:=[.AY357]+[.AU357]+[.AQ357]+[.AM357]+[.AI357]+[.AE357]+[.AA357]+[.W357]+[.S357]+[.O357]+[.L357]+[.J357]+[.H357]+[.F357]" ns41:value-type="float" table:style-name="ce45" office:value-type="float" office:value="0">
            <text:p/>
          </table:table-cell>
          <table:table-cell table:formula="of:=[.AZ357]+[.AV357]+[.AR357]+[.AN357]+[.AJ357]+[.AF357]+[.AB357]+[.X357]+[.T357]+[.P357]" ns41:value-type="float" table:style-name="ce45" office:value-type="float" office:value="0">
            <text:p/>
          </table:table-cell>
          <table:table-cell table:formula="of:=[.BA357]+[.AW357]+[.AS357]+[.AO357]+[.AK357]+[.AG357]+[.AC357]+[.Y357]+[.U357]+[.Q357]+[.M357]+[.K357]+[.I357]+[.G357]" ns41:value-type="float" table:style-name="ce45" office:value-type="float" office:value="0">
            <text:p/>
          </table:table-cell>
          <table:table-cell table:formula="of:=[.BB357]+[.BD357]" ns41:value-type="float" table:style-name="ce45" office:value-type="float" office:value="0">
            <text:p/>
          </table:table-cell>
          <table:table-cell table:formula="of:=[.BC357]+[.BE357]" ns41:value-type="float" table:style-name="ce45" office:value-type="float" office:value="0">
            <text:p/>
          </table:table-cell>
          <table:table-cell table:formula="of:=[.C357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Brood- en beschuitbakk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94" office:value-type="float">
            <text:p>94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45" office:value-type="float">
            <office:annotation draw:style-name="gr1" svg:height="2.034cm" draw:caption-point-y="0.286cm" svg:width="3.547cm" svg:x="32.152cm" draw:caption-point-x="-0.446cm" svg:y="193.2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/></text:p>
              <text:p text:style-name="P1"><text:span text:style-name="T2">Niet leesbaar</text:span></text:p>
            </office:annotation>
            <text:p>145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12" office:value-type="float">
            <text:p>12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9" office:value-type="float">
            <text:p>69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8" office:value-type="float">
            <text:p>8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2" table:number-columns-repeated="2" office:value-type="float">
            <text:p>2</text:p>
          </table:table-cell>
          <table:table-cell/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5" office:value-type="float">
            <text:p>15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table:formula="of:=[.AX358]+[.AT358]+[.AP358]+[.AL358]+[.AH358]+[.AD358]+[.Z358]+[.V358]+[.R358]+[.N358]" ns41:value-type="float" table:style-name="ce45" office:value-type="float" office:value="355">
            <text:p>355</text:p>
          </table:table-cell>
          <table:table-cell table:formula="of:=[.AY358]+[.AU358]+[.AQ358]+[.AM358]+[.AI358]+[.AE358]+[.AA358]+[.W358]+[.S358]+[.O358]+[.L358]+[.J358]+[.H358]+[.F358]" ns41:value-type="float" table:style-name="ce45" office:value-type="float" office:value="32">
            <text:p>32</text:p>
          </table:table-cell>
          <table:table-cell table:formula="of:=[.AZ358]+[.AV358]+[.AR358]+[.AN358]+[.AJ358]+[.AF358]+[.AB358]+[.X358]+[.T358]+[.P358]" ns41:value-type="float" table:style-name="ce45" office:value-type="float" office:value="29">
            <text:p>29</text:p>
          </table:table-cell>
          <table:table-cell table:formula="of:=[.BA358]+[.AW358]+[.AS358]+[.AO358]+[.AK358]+[.AG358]+[.AC358]+[.Y358]+[.U358]+[.Q358]+[.M358]+[.K358]+[.I358]+[.G358]" ns41:value-type="float" table:style-name="ce45" office:value-type="float" office:value="1">
            <text:p>1</text:p>
          </table:table-cell>
          <table:table-cell table:formula="of:=[.BB358]+[.BD358]" ns41:value-type="float" table:style-name="ce45" office:value-type="float" office:value="384">
            <text:p>384</text:p>
          </table:table-cell>
          <table:table-cell table:formula="of:=[.BC358]+[.BE358]" ns41:value-type="float" table:style-name="ce45" office:value-type="float" office:value="33">
            <text:p>33</text:p>
          </table:table-cell>
          <table:table-cell table:formula="of:=[.C358]" ns41:value-type="float" table:style-name="ce45" office:value-type="float" office:value="13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table:style-name="ce6" office:value="1" office:value-type="float">
            <text:p>1</text:p>
          </table:table-cell>
          <table:table-cell table:number-columns-repeated="19"/>
          <table:table-cell table:formula="of:=[.AX359]+[.AT359]+[.AP359]+[.AL359]+[.AH359]+[.AD359]+[.Z359]+[.V359]+[.R359]+[.N359]" ns41:value-type="float" table:style-name="ce45" office:value-type="float" office:value="6">
            <text:p>6</text:p>
          </table:table-cell>
          <table:table-cell table:formula="of:=[.AY359]+[.AU359]+[.AQ359]+[.AM359]+[.AI359]+[.AE359]+[.AA359]+[.W359]+[.S359]+[.O359]+[.L359]+[.J359]+[.H359]+[.F359]" ns41:value-type="float" table:style-name="ce45" office:value-type="float" office:value="8">
            <text:p>8</text:p>
          </table:table-cell>
          <table:table-cell table:formula="of:=[.AZ359]+[.AV359]+[.AR359]+[.AN359]+[.AJ359]+[.AF359]+[.AB359]+[.X359]+[.T359]+[.P359]" ns41:value-type="float" table:style-name="ce45" office:value-type="float" office:value="0">
            <text:p/>
          </table:table-cell>
          <table:table-cell table:formula="of:=[.BA359]+[.AW359]+[.AS359]+[.AO359]+[.AK359]+[.AG359]+[.AC359]+[.Y359]+[.U359]+[.Q359]+[.M359]+[.K359]+[.I359]+[.G359]" ns41:value-type="float" table:style-name="ce45" office:value-type="float" office:value="0">
            <text:p/>
          </table:table-cell>
          <table:table-cell table:formula="of:=[.BB359]+[.BD359]" ns41:value-type="float" table:style-name="ce45" office:value-type="float" office:value="6">
            <text:p>6</text:p>
          </table:table-cell>
          <table:table-cell table:formula="of:=[.BC359]+[.BE359]" ns41:value-type="float" table:style-name="ce45" office:value-type="float" office:value="8">
            <text:p>8</text:p>
          </table:table-cell>
          <table:table-cell table:formula="of:=[.C359]" ns41:value-type="float" table:style-name="ce45" office:value-type="float" office:value="14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6" office:value-type="float">
            <text:p>6</text:p>
          </table:table-cell>
          <table:table-cell table:number-columns-repeated="14"/>
          <table:table-cell table:style-name="ce6"/>
          <table:table-cell table:number-columns-repeated="19"/>
          <table:table-cell table:formula="of:=[.AX360]+[.AT360]+[.AP360]+[.AL360]+[.AH360]+[.AD360]+[.Z360]+[.V360]+[.R360]+[.N360]" ns41:value-type="float" table:style-name="ce45" office:value-type="float" office:value="0">
            <text:p/>
          </table:table-cell>
          <table:table-cell table:formula="of:=[.AY360]+[.AU360]+[.AQ360]+[.AM360]+[.AI360]+[.AE360]+[.AA360]+[.W360]+[.S360]+[.O360]+[.L360]+[.J360]+[.H360]+[.F360]" ns41:value-type="float" table:style-name="ce45" office:value-type="float" office:value="6">
            <text:p>6</text:p>
          </table:table-cell>
          <table:table-cell table:formula="of:=[.AZ360]+[.AV360]+[.AR360]+[.AN360]+[.AJ360]+[.AF360]+[.AB360]+[.X360]+[.T360]+[.P360]" ns41:value-type="float" table:style-name="ce45" office:value-type="float" office:value="0">
            <text:p/>
          </table:table-cell>
          <table:table-cell table:formula="of:=[.BA360]+[.AW360]+[.AS360]+[.AO360]+[.AK360]+[.AG360]+[.AC360]+[.Y360]+[.U360]+[.Q360]+[.M360]+[.K360]+[.I360]+[.G360]" ns41:value-type="float" table:style-name="ce45" office:value-type="float" office:value="0">
            <text:p/>
          </table:table-cell>
          <table:table-cell table:formula="of:=[.BB360]+[.BD360]" ns41:value-type="float" table:style-name="ce45" office:value-type="float" office:value="0">
            <text:p/>
          </table:table-cell>
          <table:table-cell table:formula="of:=[.BC360]+[.BE360]" ns41:value-type="float" table:style-name="ce45" office:value-type="float" office:value="6">
            <text:p>6</text:p>
          </table:table-cell>
          <table:table-cell table:formula="of:=[.C360]" ns41:value-type="float" table:style-name="ce45" office:value-type="float" office:value="15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54" office:value-type="float">
            <text:p>54</text:p>
          </table:table-cell>
          <table:table-cell table:number-columns-repeated="2"/>
          <table:table-cell ns41:value-type="float" office:value="85" office:value-type="float">
            <text:p>85</text:p>
          </table:table-cell>
          <table:table-cell table:number-columns-repeated="3"/>
          <table:table-cell ns41:value-type="float" office:value="134" office:value-type="float">
            <text:p>13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4" office:value-type="float">
            <text:p>44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63" office:value-type="float">
            <text:p>63</text:p>
          </table:table-cell>
          <table:table-cell ns41:value-type="float" office:value="1" office:value-type="float">
            <text:p>1</text:p>
          </table:table-cell>
          <table:table-cell ns41:value-type="float" office:value="1" office:value-type="float">
            <office:annotation draw:style-name="gr1" svg:height="2.032cm" draw:caption-point-y="0.284cm" svg:width="3.547cm" svg:x="31.238cm" draw:caption-point-x="-0.446cm" svg:y="194.64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/></text:p>
              <text:p text:style-name="P1"><text:span text:style-name="T2">Niet leesbaar</text:span></text:p>
            </office:annotation>
            <text:p>1</text:p>
          </table:table-cell>
          <table:table-cell ns41:value-type="float" office:value="2" office:value-type="float">
            <text:p>2</text:p>
          </table:table-cell>
          <table:table-cell ns41:value-type="float" table:style-name="ce6" office:value="17" office:value-type="float">
            <text:p>17</text:p>
          </table:table-cell>
          <table:table-cell table:number-columns-repeated="2"/>
          <table:table-cell ns41:value-type="float" office:value="3" table:style-name="ce6" table:number-columns-repeated="2" office:value-type="float">
            <text:p>3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1"/>
          <table:table-cell table:formula="of:=[.AX361]+[.AT361]+[.AP361]+[.AL361]+[.AH361]+[.AD361]+[.Z361]+[.V361]+[.R361]+[.N361]" ns41:value-type="float" table:style-name="ce45" office:value-type="float" office:value="9">
            <text:p>9</text:p>
          </table:table-cell>
          <table:table-cell table:formula="of:=[.AY361]+[.AU361]+[.AQ361]+[.AM361]+[.AI361]+[.AE361]+[.AA361]+[.W361]+[.S361]+[.O361]+[.L361]+[.J361]+[.H361]+[.F361]" ns41:value-type="float" table:style-name="ce45" office:value-type="float" office:value="409">
            <text:p>409</text:p>
          </table:table-cell>
          <table:table-cell table:formula="of:=[.AZ361]+[.AV361]+[.AR361]+[.AN361]+[.AJ361]+[.AF361]+[.AB361]+[.X361]+[.T361]+[.P361]" ns41:value-type="float" table:style-name="ce45" office:value-type="float" office:value="1">
            <text:p>1</text:p>
          </table:table-cell>
          <table:table-cell table:formula="of:=[.BA361]+[.AW361]+[.AS361]+[.AO361]+[.AK361]+[.AG361]+[.AC361]+[.Y361]+[.U361]+[.Q361]+[.M361]+[.K361]+[.I361]+[.G361]" ns41:value-type="float" table:style-name="ce45" office:value-type="float" office:value="1">
            <text:p>1</text:p>
          </table:table-cell>
          <table:table-cell table:formula="of:=[.BB361]+[.BD361]" ns41:value-type="float" table:style-name="ce45" office:value-type="float" office:value="10">
            <text:p>10</text:p>
          </table:table-cell>
          <table:table-cell table:formula="of:=[.BC361]+[.BE361]" ns41:value-type="float" table:style-name="ce45" office:value-type="float" office:value="410">
            <text:p>410</text:p>
          </table:table-cell>
          <table:table-cell table:formula="of:=[.C361]" ns41:value-type="float" table:style-name="ce45" office:value-type="float" office:value="16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Confiseu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3"/>
          <table:table-cell table:formula="of:=[.AX362]+[.AT362]+[.AP362]+[.AL362]+[.AH362]+[.AD362]+[.Z362]+[.V362]+[.R362]+[.N362]" ns41:value-type="float" table:style-name="ce45" office:value-type="float" office:value="3">
            <text:p>3</text:p>
          </table:table-cell>
          <table:table-cell table:formula="of:=[.AY362]+[.AU362]+[.AQ362]+[.AM362]+[.AI362]+[.AE362]+[.AA362]+[.W362]+[.S362]+[.O362]+[.L362]+[.J362]+[.H362]+[.F362]" ns41:value-type="float" table:style-name="ce45" office:value-type="float" office:value="0">
            <text:p/>
          </table:table-cell>
          <table:table-cell table:formula="of:=[.AZ362]+[.AV362]+[.AR362]+[.AN362]+[.AJ362]+[.AF362]+[.AB362]+[.X362]+[.T362]+[.P362]" ns41:value-type="float" table:style-name="ce45" office:value-type="float" office:value="0">
            <text:p/>
          </table:table-cell>
          <table:table-cell table:formula="of:=[.BA362]+[.AW362]+[.AS362]+[.AO362]+[.AK362]+[.AG362]+[.AC362]+[.Y362]+[.U362]+[.Q362]+[.M362]+[.K362]+[.I362]+[.G362]" ns41:value-type="float" table:style-name="ce45" office:value-type="float" office:value="0">
            <text:p/>
          </table:table-cell>
          <table:table-cell table:formula="of:=[.BB362]+[.BD362]" ns41:value-type="float" table:style-name="ce45" office:value-type="float" office:value="3">
            <text:p>3</text:p>
          </table:table-cell>
          <table:table-cell table:formula="of:=[.BC362]+[.BE362]" ns41:value-type="float" table:style-name="ce45" office:value-type="float" office:value="0">
            <text:p/>
          </table:table-cell>
          <table:table-cell table:formula="of:=[.C362]" ns41:value-type="float" table:style-name="ce45" office:value-type="float" office:value="17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0"/>
          <table:table-cell table:formula="of:=[.AX363]+[.AT363]+[.AP363]+[.AL363]+[.AH363]+[.AD363]+[.Z363]+[.V363]+[.R363]+[.N363]" ns41:value-type="float" table:style-name="ce45" office:value-type="float" office:value="0">
            <text:p/>
          </table:table-cell>
          <table:table-cell table:formula="of:=[.AY363]+[.AU363]+[.AQ363]+[.AM363]+[.AI363]+[.AE363]+[.AA363]+[.W363]+[.S363]+[.O363]+[.L363]+[.J363]+[.H363]+[.F363]" ns41:value-type="float" table:style-name="ce45" office:value-type="float" office:value="1">
            <text:p>1</text:p>
          </table:table-cell>
          <table:table-cell table:formula="of:=[.AZ363]+[.AV363]+[.AR363]+[.AN363]+[.AJ363]+[.AF363]+[.AB363]+[.X363]+[.T363]+[.P363]" ns41:value-type="float" table:style-name="ce45" office:value-type="float" office:value="0">
            <text:p/>
          </table:table-cell>
          <table:table-cell table:formula="of:=[.BA363]+[.AW363]+[.AS363]+[.AO363]+[.AK363]+[.AG363]+[.AC363]+[.Y363]+[.U363]+[.Q363]+[.M363]+[.K363]+[.I363]+[.G363]" ns41:value-type="float" table:style-name="ce45" office:value-type="float" office:value="0">
            <text:p/>
          </table:table-cell>
          <table:table-cell table:formula="of:=[.BB363]+[.BD363]" ns41:value-type="float" table:style-name="ce45" office:value-type="float" office:value="0">
            <text:p/>
          </table:table-cell>
          <table:table-cell table:formula="of:=[.BC363]+[.BE363]" ns41:value-type="float" table:style-name="ce45" office:value-type="float" office:value="1">
            <text:p>1</text:p>
          </table:table-cell>
          <table:table-cell table:formula="of:=[.C363]" ns41:value-type="float" table:style-name="ce45" office:value-type="float" office:value="18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Fabricage van suikerwerken</text:p>
          </table:table-cell>
          <table:table-cell ns41:value-type="string" office:value-type="string">
            <text:p>A</text:p>
          </table:table-cell>
          <table:table-cell table:number-columns-repeated="32"/>
          <table:table-cell ns41:value-type="float" office:value="1" office:value-type="float">
            <text:p>1</text:p>
          </table:table-cell>
          <table:table-cell table:number-columns-repeated="15"/>
          <table:table-cell table:formula="of:=[.AX364]+[.AT364]+[.AP364]+[.AL364]+[.AH364]+[.AD364]+[.Z364]+[.V364]+[.R364]+[.N364]" ns41:value-type="float" table:style-name="ce45" office:value-type="float" office:value="1">
            <text:p>1</text:p>
          </table:table-cell>
          <table:table-cell table:formula="of:=[.AY364]+[.AU364]+[.AQ364]+[.AM364]+[.AI364]+[.AE364]+[.AA364]+[.W364]+[.S364]+[.O364]+[.L364]+[.J364]+[.H364]+[.F364]" ns41:value-type="float" table:style-name="ce45" office:value-type="float" office:value="0">
            <text:p/>
          </table:table-cell>
          <table:table-cell table:formula="of:=[.AZ364]+[.AV364]+[.AR364]+[.AN364]+[.AJ364]+[.AF364]+[.AB364]+[.X364]+[.T364]+[.P364]" ns41:value-type="float" table:style-name="ce45" office:value-type="float" office:value="0">
            <text:p/>
          </table:table-cell>
          <table:table-cell table:formula="of:=[.BA364]+[.AW364]+[.AS364]+[.AO364]+[.AK364]+[.AG364]+[.AC364]+[.Y364]+[.U364]+[.Q364]+[.M364]+[.K364]+[.I364]+[.G364]" ns41:value-type="float" table:style-name="ce45" office:value-type="float" office:value="0">
            <text:p/>
          </table:table-cell>
          <table:table-cell table:formula="of:=[.BB364]+[.BD364]" ns41:value-type="float" table:style-name="ce45" office:value-type="float" office:value="1">
            <text:p>1</text:p>
          </table:table-cell>
          <table:table-cell table:formula="of:=[.BC364]+[.BE364]" ns41:value-type="float" table:style-name="ce45" office:value-type="float" office:value="0">
            <text:p/>
          </table:table-cell>
          <table:table-cell table:formula="of:=[.C364]" ns41:value-type="float" table:style-name="ce45" office:value-type="float" office:value="19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table:formula="of:=[.AX365]+[.AT365]+[.AP365]+[.AL365]+[.AH365]+[.AD365]+[.Z365]+[.V365]+[.R365]+[.N365]" ns41:value-type="float" table:style-name="ce45" office:value-type="float" office:value="0">
            <text:p/>
          </table:table-cell>
          <table:table-cell table:formula="of:=[.AY365]+[.AU365]+[.AQ365]+[.AM365]+[.AI365]+[.AE365]+[.AA365]+[.W365]+[.S365]+[.O365]+[.L365]+[.J365]+[.H365]+[.F365]" ns41:value-type="float" table:style-name="ce45" office:value-type="float" office:value="1">
            <text:p>1</text:p>
          </table:table-cell>
          <table:table-cell table:formula="of:=[.AZ365]+[.AV365]+[.AR365]+[.AN365]+[.AJ365]+[.AF365]+[.AB365]+[.X365]+[.T365]+[.P365]" ns41:value-type="float" table:style-name="ce45" office:value-type="float" office:value="0">
            <text:p/>
          </table:table-cell>
          <table:table-cell table:formula="of:=[.BA365]+[.AW365]+[.AS365]+[.AO365]+[.AK365]+[.AG365]+[.AC365]+[.Y365]+[.U365]+[.Q365]+[.M365]+[.K365]+[.I365]+[.G365]" ns41:value-type="float" table:style-name="ce45" office:value-type="float" office:value="0">
            <text:p/>
          </table:table-cell>
          <table:table-cell table:formula="of:=[.BB365]+[.BD365]" ns41:value-type="float" table:style-name="ce45" office:value-type="float" office:value="0">
            <text:p/>
          </table:table-cell>
          <table:table-cell table:formula="of:=[.BC365]+[.BE365]" ns41:value-type="float" table:style-name="ce45" office:value-type="float" office:value="1">
            <text:p>1</text:p>
          </table:table-cell>
          <table:table-cell table:formula="of:=[.C365]" ns41:value-type="float" table:style-name="ce45" office:value-type="float" office:value="20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Koek- en banketbak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5"/>
          <table:table-cell table:formula="of:=[.AX366]+[.AT366]+[.AP366]+[.AL366]+[.AH366]+[.AD366]+[.Z366]+[.V366]+[.R366]+[.N366]" ns41:value-type="float" table:style-name="ce45" office:value-type="float" office:value="5">
            <text:p>5</text:p>
          </table:table-cell>
          <table:table-cell table:formula="of:=[.AY366]+[.AU366]+[.AQ366]+[.AM366]+[.AI366]+[.AE366]+[.AA366]+[.W366]+[.S366]+[.O366]+[.L366]+[.J366]+[.H366]+[.F366]" ns41:value-type="float" table:style-name="ce45" office:value-type="float" office:value="0">
            <text:p/>
          </table:table-cell>
          <table:table-cell table:formula="of:=[.AZ366]+[.AV366]+[.AR366]+[.AN366]+[.AJ366]+[.AF366]+[.AB366]+[.X366]+[.T366]+[.P366]" ns41:value-type="float" table:style-name="ce45" office:value-type="float" office:value="3">
            <text:p>3</text:p>
          </table:table-cell>
          <table:table-cell table:formula="of:=[.BA366]+[.AW366]+[.AS366]+[.AO366]+[.AK366]+[.AG366]+[.AC366]+[.Y366]+[.U366]+[.Q366]+[.M366]+[.K366]+[.I366]+[.G366]" ns41:value-type="float" table:style-name="ce45" office:value-type="float" office:value="0">
            <text:p/>
          </table:table-cell>
          <table:table-cell table:formula="of:=[.BB366]+[.BD366]" ns41:value-type="float" table:style-name="ce45" office:value-type="float" office:value="8">
            <text:p>8</text:p>
          </table:table-cell>
          <table:table-cell table:formula="of:=[.BC366]+[.BE366]" ns41:value-type="float" table:style-name="ce45" office:value-type="float" office:value="0">
            <text:p/>
          </table:table-cell>
          <table:table-cell table:formula="of:=[.C366]" ns41:value-type="float" table:style-name="ce45" office:value-type="float" office:value="21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2"/>
          <table:table-cell table:formula="of:=[.AX367]+[.AT367]+[.AP367]+[.AL367]+[.AH367]+[.AD367]+[.Z367]+[.V367]+[.R367]+[.N367]" ns41:value-type="float" table:style-name="ce45" office:value-type="float" office:value="0">
            <text:p/>
          </table:table-cell>
          <table:table-cell table:formula="of:=[.AY367]+[.AU367]+[.AQ367]+[.AM367]+[.AI367]+[.AE367]+[.AA367]+[.W367]+[.S367]+[.O367]+[.L367]+[.J367]+[.H367]+[.F367]" ns41:value-type="float" table:style-name="ce45" office:value-type="float" office:value="10">
            <text:p>10</text:p>
          </table:table-cell>
          <table:table-cell table:formula="of:=[.AZ367]+[.AV367]+[.AR367]+[.AN367]+[.AJ367]+[.AF367]+[.AB367]+[.X367]+[.T367]+[.P367]" ns41:value-type="float" table:style-name="ce45" office:value-type="float" office:value="0">
            <text:p/>
          </table:table-cell>
          <table:table-cell table:formula="of:=[.BA367]+[.AW367]+[.AS367]+[.AO367]+[.AK367]+[.AG367]+[.AC367]+[.Y367]+[.U367]+[.Q367]+[.M367]+[.K367]+[.I367]+[.G367]" ns41:value-type="float" table:style-name="ce45" office:value-type="float" office:value="0">
            <text:p/>
          </table:table-cell>
          <table:table-cell table:formula="of:=[.BB367]+[.BD367]" ns41:value-type="float" table:style-name="ce45" office:value-type="float" office:value="0">
            <text:p/>
          </table:table-cell>
          <table:table-cell table:formula="of:=[.BC367]+[.BE367]" ns41:value-type="float" table:style-name="ce45" office:value-type="float" office:value="10">
            <text:p>10</text:p>
          </table:table-cell>
          <table:table-cell table:formula="of:=[.C367]" ns41:value-type="float" table:style-name="ce45" office:value-type="float" office:value="22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Koks en kooksters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table:formula="of:=[.AX368]+[.AT368]+[.AP368]+[.AL368]+[.AH368]+[.AD368]+[.Z368]+[.V368]+[.R368]+[.N368]" ns41:value-type="float" table:style-name="ce45" office:value-type="float" office:value="1">
            <office:annotation draw:style-name="gr1" svg:height="2.032cm" draw:caption-point-y="0.284cm" svg:width="4.395cm" svg:x="54.363cm" draw:caption-point-x="-0.467cm" svg:y="197.90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1</text:p>
          </table:table-cell>
          <table:table-cell table:formula="of:=[.AY368]+[.AU368]+[.AQ368]+[.AM368]+[.AI368]+[.AE368]+[.AA368]+[.W368]+[.S368]+[.O368]+[.L368]+[.J368]+[.H368]+[.F368]" ns41:value-type="float" table:style-name="ce45" office:value-type="float" office:value="0">
            <office:annotation draw:style-name="gr1" svg:height="2.032cm" draw:caption-point-y="0.284cm" svg:width="3.481cm" svg:x="55.277cm" draw:caption-point-x="-0.207cm" svg:y="197.909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</text:span></text:p>
            </office:annotation>
            <text:p/>
          </table:table-cell>
          <table:table-cell table:formula="of:=[.AZ368]+[.AV368]+[.AR368]+[.AN368]+[.AJ368]+[.AF368]+[.AB368]+[.X368]+[.T368]+[.P368]" ns41:value-type="float" table:style-name="ce45" office:value-type="float" office:value="0">
            <text:p/>
          </table:table-cell>
          <table:table-cell table:formula="of:=[.BA368]+[.AW368]+[.AS368]+[.AO368]+[.AK368]+[.AG368]+[.AC368]+[.Y368]+[.U368]+[.Q368]+[.M368]+[.K368]+[.I368]+[.G368]" ns41:value-type="float" table:style-name="ce45" office:value-type="float" office:value="0">
            <text:p/>
          </table:table-cell>
          <table:table-cell table:formula="of:=[.BB368]+[.BD368]" ns41:value-type="float" table:style-name="ce45" office:value-type="float" office:value="1">
            <text:p>1</text:p>
          </table:table-cell>
          <table:table-cell table:formula="of:=[.BC368]+[.BE368]" ns41:value-type="float" table:style-name="ce45" office:value-type="float" office:value="0">
            <text:p/>
          </table:table-cell>
          <table:table-cell table:formula="of:=[.C368]" ns41:value-type="float" table:style-name="ce45" office:value-type="float" office:value="23">
            <text:p>23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Aardappelmeel- en stroopfabrieken, stijfsel, enz.</text:p>
          </table:table-cell>
          <table:table-cell table:number-columns-repeated="49"/>
          <table:table-cell table:formula="of:=[.AX369]+[.AT369]+[.AP369]+[.AL369]+[.AH369]+[.AD369]+[.Z369]+[.V369]+[.R369]+[.N369]" ns41:value-type="float" table:style-name="ce45" office:value-type="float" office:value="0">
            <text:p/>
          </table:table-cell>
          <table:table-cell table:formula="of:=[.AY369]+[.AU369]+[.AQ369]+[.AM369]+[.AI369]+[.AE369]+[.AA369]+[.W369]+[.S369]+[.O369]+[.L369]+[.J369]+[.H369]+[.F369]" ns41:value-type="float" table:style-name="ce45" office:value-type="float" office:value="0">
            <text:p/>
          </table:table-cell>
          <table:table-cell table:formula="of:=[.AZ369]+[.AV369]+[.AR369]+[.AN369]+[.AJ369]+[.AF369]+[.AB369]+[.X369]+[.T369]+[.P369]" ns41:value-type="float" table:style-name="ce45" office:value-type="float" office:value="0">
            <text:p/>
          </table:table-cell>
          <table:table-cell table:formula="of:=[.BA369]+[.AW369]+[.AS369]+[.AO369]+[.AK369]+[.AG369]+[.AC369]+[.Y369]+[.U369]+[.Q369]+[.M369]+[.K369]+[.I369]+[.G369]" ns41:value-type="float" table:style-name="ce45" office:value-type="float" office:value="0">
            <text:p/>
          </table:table-cell>
          <table:table-cell table:formula="of:=[.BB369]+[.BD369]" ns41:value-type="float" table:style-name="ce45" office:value-type="float" office:value="0">
            <text:p/>
          </table:table-cell>
          <table:table-cell table:formula="of:=[.BC369]+[.BE369]" ns41:value-type="float" table:style-name="ce45" office:value-type="float" office:value="0">
            <text:p/>
          </table:table-cell>
          <table:table-cell table:formula="of:=[.C36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Fabricage van aardappelmeel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370]+[.AT370]+[.AP370]+[.AL370]+[.AH370]+[.AD370]+[.Z370]+[.V370]+[.R370]+[.N370]" ns41:value-type="float" table:style-name="ce45" office:value-type="float" office:value="1">
            <text:p>1</text:p>
          </table:table-cell>
          <table:table-cell table:formula="of:=[.AY370]+[.AU370]+[.AQ370]+[.AM370]+[.AI370]+[.AE370]+[.AA370]+[.W370]+[.S370]+[.O370]+[.L370]+[.J370]+[.H370]+[.F370]" ns41:value-type="float" table:style-name="ce45" office:value-type="float" office:value="0">
            <text:p/>
          </table:table-cell>
          <table:table-cell table:formula="of:=[.AZ370]+[.AV370]+[.AR370]+[.AN370]+[.AJ370]+[.AF370]+[.AB370]+[.X370]+[.T370]+[.P370]" ns41:value-type="float" table:style-name="ce45" office:value-type="float" office:value="0">
            <text:p/>
          </table:table-cell>
          <table:table-cell table:formula="of:=[.BA370]+[.AW370]+[.AS370]+[.AO370]+[.AK370]+[.AG370]+[.AC370]+[.Y370]+[.U370]+[.Q370]+[.M370]+[.K370]+[.I370]+[.G370]" ns41:value-type="float" table:style-name="ce45" office:value-type="float" office:value="0">
            <text:p/>
          </table:table-cell>
          <table:table-cell table:formula="of:=[.BB370]+[.BD370]" ns41:value-type="float" table:style-name="ce45" office:value-type="float" office:value="1">
            <text:p>1</text:p>
          </table:table-cell>
          <table:table-cell table:formula="of:=[.BC370]+[.BE370]" ns41:value-type="float" table:style-name="ce45" office:value-type="float" office:value="0">
            <text:p/>
          </table:table-cell>
          <table:table-cell table:formula="of:=[.C370]" ns41:value-type="float" table:style-name="ce45" office:value-type="float" office:value="24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3"/>
          <table:table-cell table:formula="of:=[.AX371]+[.AT371]+[.AP371]+[.AL371]+[.AH371]+[.AD371]+[.Z371]+[.V371]+[.R371]+[.N371]" ns41:value-type="float" table:style-name="ce45" office:value-type="float" office:value="2">
            <text:p>2</text:p>
          </table:table-cell>
          <table:table-cell table:formula="of:=[.AY371]+[.AU371]+[.AQ371]+[.AM371]+[.AI371]+[.AE371]+[.AA371]+[.W371]+[.S371]+[.O371]+[.L371]+[.J371]+[.H371]+[.F371]" ns41:value-type="float" table:style-name="ce45" office:value-type="float" office:value="1">
            <text:p>1</text:p>
          </table:table-cell>
          <table:table-cell table:formula="of:=[.AZ371]+[.AV371]+[.AR371]+[.AN371]+[.AJ371]+[.AF371]+[.AB371]+[.X371]+[.T371]+[.P371]" ns41:value-type="float" table:style-name="ce45" office:value-type="float" office:value="0">
            <text:p/>
          </table:table-cell>
          <table:table-cell table:formula="of:=[.BA371]+[.AW371]+[.AS371]+[.AO371]+[.AK371]+[.AG371]+[.AC371]+[.Y371]+[.U371]+[.Q371]+[.M371]+[.K371]+[.I371]+[.G371]" ns41:value-type="float" table:style-name="ce45" office:value-type="float" office:value="0">
            <text:p/>
          </table:table-cell>
          <table:table-cell table:formula="of:=[.BB371]+[.BD371]" ns41:value-type="float" table:style-name="ce45" office:value-type="float" office:value="2">
            <text:p>2</text:p>
          </table:table-cell>
          <table:table-cell table:formula="of:=[.BC371]+[.BE371]" ns41:value-type="float" table:style-name="ce45" office:value-type="float" office:value="1">
            <text:p>1</text:p>
          </table:table-cell>
          <table:table-cell table:formula="of:=[.C371]" ns41:value-type="float" table:style-name="ce45" office:value-type="float" office:value="25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4" table:number-columns-repeated="2" office:value-type="float">
            <text:p>4</text:p>
          </table:table-cell>
          <table:table-cell/>
          <table:table-cell ns41:value-type="float" office:value="11" office:value-type="float">
            <text:p>11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6" office:value-type="float">
            <text:p>6</text:p>
          </table:table-cell>
          <table:table-cell ns41:value-type="float" office:value="16" office:value-type="float">
            <text:p>16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39" office:value-type="float">
            <text:p>39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office:annotation draw:style-name="gr1" svg:height="1.566cm" draw:caption-point-y="0.284cm" svg:width="3.547cm" svg:x="31.238cm" draw:caption-point-x="-0.446cm" svg:y="200.237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/></text:p>
              <text:p text:style-name="P1"><text:span text:style-name="T2">Niet leesbaar</text:span></text:p>
            </office:annotation>
            <text:p>1</text:p>
          </table:table-cell>
          <table:table-cell ns41:value-type="float" office:value="50" office:value-type="float">
            <text:p>50</text:p>
          </table:table-cell>
          <table:table-cell ns41:value-type="float" office:value="1" table:style-name="ce6" table:number-columns-repeated="3" office:value-type="float">
            <text:p>1</text:p>
          </table:table-cell>
          <table:table-cell ns41:value-type="float" table:style-name="ce6" office:value="12" office:value-type="float">
            <text:p>12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table:formula="of:=[.AX372]+[.AT372]+[.AP372]+[.AL372]+[.AH372]+[.AD372]+[.Z372]+[.V372]+[.R372]+[.N372]" ns41:value-type="float" table:style-name="ce45" office:value-type="float" office:value="116">
            <text:p>116</text:p>
          </table:table-cell>
          <table:table-cell table:formula="of:=[.AY372]+[.AU372]+[.AQ372]+[.AM372]+[.AI372]+[.AE372]+[.AA372]+[.W372]+[.S372]+[.O372]+[.L372]+[.J372]+[.H372]+[.F372]" ns41:value-type="float" table:style-name="ce45" office:value-type="float" office:value="44">
            <text:p>44</text:p>
          </table:table-cell>
          <table:table-cell table:formula="of:=[.AZ372]+[.AV372]+[.AR372]+[.AN372]+[.AJ372]+[.AF372]+[.AB372]+[.X372]+[.T372]+[.P372]" ns41:value-type="float" table:style-name="ce45" office:value-type="float" office:value="4">
            <text:p>4</text:p>
          </table:table-cell>
          <table:table-cell table:formula="of:=[.BA372]+[.AW372]+[.AS372]+[.AO372]+[.AK372]+[.AG372]+[.AC372]+[.Y372]+[.U372]+[.Q372]+[.M372]+[.K372]+[.I372]+[.G372]" ns41:value-type="float" table:style-name="ce45" office:value-type="float" office:value="18">
            <text:p>18</text:p>
          </table:table-cell>
          <table:table-cell table:formula="of:=[.BB372]+[.BD372]" ns41:value-type="float" table:style-name="ce45" office:value-type="float" office:value="120">
            <text:p>120</text:p>
          </table:table-cell>
          <table:table-cell table:formula="of:=[.BC372]+[.BE372]" ns41:value-type="float" table:style-name="ce45" office:value-type="float" office:value="62">
            <text:p>62</text:p>
          </table:table-cell>
          <table:table-cell table:formula="of:=[.C372]" ns41:value-type="float" table:style-name="ce45" office:value-type="float" office:value="26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Fabricage van aardappelstroop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8"/>
          <table:table-cell table:formula="of:=[.AX373]+[.AT373]+[.AP373]+[.AL373]+[.AH373]+[.AD373]+[.Z373]+[.V373]+[.R373]+[.N373]" ns41:value-type="float" table:style-name="ce45" office:value-type="float" office:value="0">
            <text:p/>
          </table:table-cell>
          <table:table-cell table:formula="of:=[.AY373]+[.AU373]+[.AQ373]+[.AM373]+[.AI373]+[.AE373]+[.AA373]+[.W373]+[.S373]+[.O373]+[.L373]+[.J373]+[.H373]+[.F373]" ns41:value-type="float" table:style-name="ce45" office:value-type="float" office:value="1">
            <text:p>1</text:p>
          </table:table-cell>
          <table:table-cell table:formula="of:=[.AZ373]+[.AV373]+[.AR373]+[.AN373]+[.AJ373]+[.AF373]+[.AB373]+[.X373]+[.T373]+[.P373]" ns41:value-type="float" table:style-name="ce45" office:value-type="float" office:value="0">
            <text:p/>
          </table:table-cell>
          <table:table-cell table:formula="of:=[.BA373]+[.AW373]+[.AS373]+[.AO373]+[.AK373]+[.AG373]+[.AC373]+[.Y373]+[.U373]+[.Q373]+[.M373]+[.K373]+[.I373]+[.G373]" ns41:value-type="float" table:style-name="ce45" office:value-type="float" office:value="0">
            <text:p/>
          </table:table-cell>
          <table:table-cell table:formula="of:=[.BB373]+[.BD373]" ns41:value-type="float" table:style-name="ce45" office:value-type="float" office:value="0">
            <text:p/>
          </table:table-cell>
          <table:table-cell table:formula="of:=[.BC373]+[.BE373]" ns41:value-type="float" table:style-name="ce45" office:value-type="float" office:value="1">
            <text:p>1</text:p>
          </table:table-cell>
          <table:table-cell table:formula="of:=[.C373]" ns41:value-type="float" table:style-name="ce45" office:value-type="float" office:value="27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Fabricage van sago</text:p>
          </table:table-cell>
          <table:table-cell ns41:value-type="string" office:value-type="string">
            <text:p>D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36"/>
          <table:table-cell table:formula="of:=[.AX374]+[.AT374]+[.AP374]+[.AL374]+[.AH374]+[.AD374]+[.Z374]+[.V374]+[.R374]+[.N374]" ns41:value-type="float" table:style-name="ce45" office:value-type="float" office:value="0">
            <text:p/>
          </table:table-cell>
          <table:table-cell table:formula="of:=[.AY374]+[.AU374]+[.AQ374]+[.AM374]+[.AI374]+[.AE374]+[.AA374]+[.W374]+[.S374]+[.O374]+[.L374]+[.J374]+[.H374]+[.F374]" ns41:value-type="float" table:style-name="ce45" office:value-type="float" office:value="0">
            <text:p/>
          </table:table-cell>
          <table:table-cell table:formula="of:=[.AZ374]+[.AV374]+[.AR374]+[.AN374]+[.AJ374]+[.AF374]+[.AB374]+[.X374]+[.T374]+[.P374]" ns41:value-type="float" table:style-name="ce45" office:value-type="float" office:value="0">
            <text:p/>
          </table:table-cell>
          <table:table-cell table:formula="of:=[.BA374]+[.AW374]+[.AS374]+[.AO374]+[.AK374]+[.AG374]+[.AC374]+[.Y374]+[.U374]+[.Q374]+[.M374]+[.K374]+[.I374]+[.G374]" ns41:value-type="float" table:style-name="ce45" office:value-type="float" office:value="1">
            <text:p>1</text:p>
          </table:table-cell>
          <table:table-cell table:formula="of:=[.BB374]+[.BD374]" ns41:value-type="float" table:style-name="ce45" office:value-type="float" office:value="0">
            <text:p/>
          </table:table-cell>
          <table:table-cell table:formula="of:=[.BC374]+[.BE374]" ns41:value-type="float" table:style-name="ce45" office:value-type="float" office:value="1">
            <text:p>1</text:p>
          </table:table-cell>
          <table:table-cell table:formula="of:=[.C374]" ns41:value-type="float" table:style-name="ce45" office:value-type="float" office:value="28">
            <text:p>28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F.</text:p>
          </table:table-cell>
          <table:table-cell/>
          <table:table-cell ns41:value-type="string" table:style-name="ce24" office:value-type="string">
            <text:p>Koffie, (bewerking van) cichorei, koffiestroop, enz.</text:p>
          </table:table-cell>
          <table:table-cell table:number-columns-repeated="49"/>
          <table:table-cell table:formula="of:=[.AX375]+[.AT375]+[.AP375]+[.AL375]+[.AH375]+[.AD375]+[.Z375]+[.V375]+[.R375]+[.N375]" ns41:value-type="float" table:style-name="ce45" office:value-type="float" office:value="0">
            <text:p/>
          </table:table-cell>
          <table:table-cell table:formula="of:=[.AY375]+[.AU375]+[.AQ375]+[.AM375]+[.AI375]+[.AE375]+[.AA375]+[.W375]+[.S375]+[.O375]+[.L375]+[.J375]+[.H375]+[.F375]" ns41:value-type="float" table:style-name="ce45" office:value-type="float" office:value="0">
            <text:p/>
          </table:table-cell>
          <table:table-cell table:formula="of:=[.AZ375]+[.AV375]+[.AR375]+[.AN375]+[.AJ375]+[.AF375]+[.AB375]+[.X375]+[.T375]+[.P375]" ns41:value-type="float" table:style-name="ce45" office:value-type="float" office:value="0">
            <text:p/>
          </table:table-cell>
          <table:table-cell table:formula="of:=[.BA375]+[.AW375]+[.AS375]+[.AO375]+[.AK375]+[.AG375]+[.AC375]+[.Y375]+[.U375]+[.Q375]+[.M375]+[.K375]+[.I375]+[.G375]" ns41:value-type="float" table:style-name="ce45" office:value-type="float" office:value="0">
            <text:p/>
          </table:table-cell>
          <table:table-cell table:formula="of:=[.BB375]+[.BD375]" ns41:value-type="float" table:style-name="ce45" office:value-type="float" office:value="0">
            <text:p/>
          </table:table-cell>
          <table:table-cell table:formula="of:=[.BC375]+[.BE375]" ns41:value-type="float" table:style-name="ce45" office:value-type="float" office:value="0">
            <text:p/>
          </table:table-cell>
          <table:table-cell table:formula="of:=[.C375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9" office:value-type="float">
            <text:p>29</text:p>
          </table:table-cell>
          <table:table-cell ns41:value-type="string" table:style-name="ce24" office:value-type="string">
            <text:p>Fabricage van cichorei en koffiestroop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9"/>
          <table:table-cell table:formula="of:=[.AX376]+[.AT376]+[.AP376]+[.AL376]+[.AH376]+[.AD376]+[.Z376]+[.V376]+[.R376]+[.N376]" ns41:value-type="float" table:style-name="ce45" office:value-type="float" office:value="4">
            <text:p>4</text:p>
          </table:table-cell>
          <table:table-cell table:formula="of:=[.AY376]+[.AU376]+[.AQ376]+[.AM376]+[.AI376]+[.AE376]+[.AA376]+[.W376]+[.S376]+[.O376]+[.L376]+[.J376]+[.H376]+[.F376]" ns41:value-type="float" table:style-name="ce45" office:value-type="float" office:value="0">
            <text:p/>
          </table:table-cell>
          <table:table-cell table:formula="of:=[.AZ376]+[.AV376]+[.AR376]+[.AN376]+[.AJ376]+[.AF376]+[.AB376]+[.X376]+[.T376]+[.P376]" ns41:value-type="float" table:style-name="ce45" office:value-type="float" office:value="1">
            <text:p>1</text:p>
          </table:table-cell>
          <table:table-cell table:formula="of:=[.BA376]+[.AW376]+[.AS376]+[.AO376]+[.AK376]+[.AG376]+[.AC376]+[.Y376]+[.U376]+[.Q376]+[.M376]+[.K376]+[.I376]+[.G376]" ns41:value-type="float" table:style-name="ce45" office:value-type="float" office:value="0">
            <text:p/>
          </table:table-cell>
          <table:table-cell table:formula="of:=[.BB376]+[.BD376]" ns41:value-type="float" table:style-name="ce45" office:value-type="float" office:value="5">
            <text:p>5</text:p>
          </table:table-cell>
          <table:table-cell table:formula="of:=[.BC376]+[.BE376]" ns41:value-type="float" table:style-name="ce45" office:value-type="float" office:value="0">
            <text:p/>
          </table:table-cell>
          <table:table-cell table:formula="of:=[.C376]" ns41:value-type="float" table:style-name="ce45" office:value-type="float" office:value="29">
            <text:p>2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0" office:value-type="float">
            <text:p>3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8"/>
          <table:table-cell table:formula="of:=[.AX377]+[.AT377]+[.AP377]+[.AL377]+[.AH377]+[.AD377]+[.Z377]+[.V377]+[.R377]+[.N377]" ns41:value-type="float" table:style-name="ce45" office:value-type="float" office:value="1">
            <text:p>1</text:p>
          </table:table-cell>
          <table:table-cell table:formula="of:=[.AY377]+[.AU377]+[.AQ377]+[.AM377]+[.AI377]+[.AE377]+[.AA377]+[.W377]+[.S377]+[.O377]+[.L377]+[.J377]+[.H377]+[.F377]" ns41:value-type="float" table:style-name="ce45" office:value-type="float" office:value="2">
            <text:p>2</text:p>
          </table:table-cell>
          <table:table-cell table:formula="of:=[.AZ377]+[.AV377]+[.AR377]+[.AN377]+[.AJ377]+[.AF377]+[.AB377]+[.X377]+[.T377]+[.P377]" ns41:value-type="float" table:style-name="ce45" office:value-type="float" office:value="0">
            <text:p/>
          </table:table-cell>
          <table:table-cell table:formula="of:=[.BA377]+[.AW377]+[.AS377]+[.AO377]+[.AK377]+[.AG377]+[.AC377]+[.Y377]+[.U377]+[.Q377]+[.M377]+[.K377]+[.I377]+[.G377]" ns41:value-type="float" table:style-name="ce45" office:value-type="float" office:value="0">
            <text:p/>
          </table:table-cell>
          <table:table-cell table:formula="of:=[.BB377]+[.BD377]" ns41:value-type="float" table:style-name="ce45" office:value-type="float" office:value="1">
            <text:p>1</text:p>
          </table:table-cell>
          <table:table-cell table:formula="of:=[.BC377]+[.BE377]" ns41:value-type="float" table:style-name="ce45" office:value-type="float" office:value="2">
            <text:p>2</text:p>
          </table:table-cell>
          <table:table-cell table:formula="of:=[.C377]" ns41:value-type="float" table:style-name="ce45" office:value-type="float" office:value="30">
            <text:p>3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1" office:value-type="float">
            <text:p>31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3"/>
          <table:table-cell table:formula="of:=[.AX378]+[.AT378]+[.AP378]+[.AL378]+[.AH378]+[.AD378]+[.Z378]+[.V378]+[.R378]+[.N378]" ns41:value-type="float" table:style-name="ce45" office:value-type="float" office:value="1">
            <text:p>1</text:p>
          </table:table-cell>
          <table:table-cell table:formula="of:=[.AY378]+[.AU378]+[.AQ378]+[.AM378]+[.AI378]+[.AE378]+[.AA378]+[.W378]+[.S378]+[.O378]+[.L378]+[.J378]+[.H378]+[.F378]" ns41:value-type="float" table:style-name="ce45" office:value-type="float" office:value="4">
            <text:p>4</text:p>
          </table:table-cell>
          <table:table-cell table:formula="of:=[.AZ378]+[.AV378]+[.AR378]+[.AN378]+[.AJ378]+[.AF378]+[.AB378]+[.X378]+[.T378]+[.P378]" ns41:value-type="float" table:style-name="ce45" office:value-type="float" office:value="0">
            <text:p/>
          </table:table-cell>
          <table:table-cell table:formula="of:=[.BA378]+[.AW378]+[.AS378]+[.AO378]+[.AK378]+[.AG378]+[.AC378]+[.Y378]+[.U378]+[.Q378]+[.M378]+[.K378]+[.I378]+[.G378]" ns41:value-type="float" table:style-name="ce45" office:value-type="float" office:value="0">
            <text:p/>
          </table:table-cell>
          <table:table-cell table:formula="of:=[.BB378]+[.BD378]" ns41:value-type="float" table:style-name="ce45" office:value-type="float" office:value="1">
            <text:p>1</text:p>
          </table:table-cell>
          <table:table-cell table:formula="of:=[.BC378]+[.BE378]" ns41:value-type="float" table:style-name="ce45" office:value-type="float" office:value="4">
            <text:p>4</text:p>
          </table:table-cell>
          <table:table-cell table:formula="of:=[.C378]" ns41:value-type="float" table:style-name="ce45" office:value-type="float" office:value="31">
            <text:p>31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H.</text:p>
          </table:table-cell>
          <table:table-cell/>
          <table:table-cell ns41:value-type="string" table:style-name="ce24" office:value-type="string">
            <text:p>Vleeschbewerking.</text:p>
          </table:table-cell>
          <table:table-cell table:number-columns-repeated="49"/>
          <table:table-cell table:formula="of:=[.AX379]+[.AT379]+[.AP379]+[.AL379]+[.AH379]+[.AD379]+[.Z379]+[.V379]+[.R379]+[.N379]" ns41:value-type="float" table:style-name="ce45" office:value-type="float" office:value="0">
            <text:p/>
          </table:table-cell>
          <table:table-cell table:formula="of:=[.AY379]+[.AU379]+[.AQ379]+[.AM379]+[.AI379]+[.AE379]+[.AA379]+[.W379]+[.S379]+[.O379]+[.L379]+[.J379]+[.H379]+[.F379]" ns41:value-type="float" table:style-name="ce45" office:value-type="float" office:value="0">
            <text:p/>
          </table:table-cell>
          <table:table-cell table:formula="of:=[.AZ379]+[.AV379]+[.AR379]+[.AN379]+[.AJ379]+[.AF379]+[.AB379]+[.X379]+[.T379]+[.P379]" ns41:value-type="float" table:style-name="ce45" office:value-type="float" office:value="0">
            <text:p/>
          </table:table-cell>
          <table:table-cell table:formula="of:=[.BA379]+[.AW379]+[.AS379]+[.AO379]+[.AK379]+[.AG379]+[.AC379]+[.Y379]+[.U379]+[.Q379]+[.M379]+[.K379]+[.I379]+[.G379]" ns41:value-type="float" table:style-name="ce45" office:value-type="float" office:value="0">
            <text:p/>
          </table:table-cell>
          <table:table-cell table:formula="of:=[.BB379]+[.BD379]" ns41:value-type="float" table:style-name="ce45" office:value-type="float" office:value="0">
            <text:p/>
          </table:table-cell>
          <table:table-cell table:formula="of:=[.BC379]+[.BE379]" ns41:value-type="float" table:style-name="ce45" office:value-type="float" office:value="0">
            <text:p/>
          </table:table-cell>
          <table:table-cell table:formula="of:=[.C379]" ns41:value-type="float" table:style-name="ce45" office:value-type="float" office:value="0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2" office:value-type="float">
            <text:p>32</text:p>
          </table:table-cell>
          <table:table-cell ns41:value-type="string" table:style-name="ce24" office:value-type="string">
            <text:p>Paardenslachters</text:p>
          </table:table-cell>
          <table:table-cell ns41:value-type="string" office:value-type="string">
            <text:p>A</text:p>
          </table:table-cell>
          <table:table-cell table:number-columns-repeated="32"/>
          <table:table-cell ns41:value-type="float" office:value="1" office:value-type="float">
            <text:p>1</text:p>
          </table:table-cell>
          <table:table-cell table:number-columns-repeated="15"/>
          <table:table-cell table:formula="of:=[.AX380]+[.AT380]+[.AP380]+[.AL380]+[.AH380]+[.AD380]+[.Z380]+[.V380]+[.R380]+[.N380]" ns41:value-type="float" table:style-name="ce45" office:value-type="float" office:value="1">
            <text:p>1</text:p>
          </table:table-cell>
          <table:table-cell table:formula="of:=[.AY380]+[.AU380]+[.AQ380]+[.AM380]+[.AI380]+[.AE380]+[.AA380]+[.W380]+[.S380]+[.O380]+[.L380]+[.J380]+[.H380]+[.F380]" ns41:value-type="float" table:style-name="ce45" office:value-type="float" office:value="0">
            <text:p/>
          </table:table-cell>
          <table:table-cell table:formula="of:=[.AZ380]+[.AV380]+[.AR380]+[.AN380]+[.AJ380]+[.AF380]+[.AB380]+[.X380]+[.T380]+[.P380]" ns41:value-type="float" table:style-name="ce45" office:value-type="float" office:value="0">
            <text:p/>
          </table:table-cell>
          <table:table-cell table:formula="of:=[.BA380]+[.AW380]+[.AS380]+[.AO380]+[.AK380]+[.AG380]+[.AC380]+[.Y380]+[.U380]+[.Q380]+[.M380]+[.K380]+[.I380]+[.G380]" ns41:value-type="float" table:style-name="ce45" office:value-type="float" office:value="0">
            <text:p/>
          </table:table-cell>
          <table:table-cell table:formula="of:=[.BB380]+[.BD380]" ns41:value-type="float" table:style-name="ce45" office:value-type="float" office:value="1">
            <text:p>1</text:p>
          </table:table-cell>
          <table:table-cell table:formula="of:=[.BC380]+[.BE380]" ns41:value-type="float" table:style-name="ce45" office:value-type="float" office:value="0">
            <text:p/>
          </table:table-cell>
          <table:table-cell table:formula="of:=[.C380]" ns41:value-type="float" table:style-name="ce45" office:value-type="float" office:value="32">
            <text:p>3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23"/>
          <table:table-cell table:formula="of:=[.AX381]+[.AT381]+[.AP381]+[.AL381]+[.AH381]+[.AD381]+[.Z381]+[.V381]+[.R381]+[.N381]" ns41:value-type="float" table:style-name="ce45" office:value-type="float" office:value="2">
            <text:p>2</text:p>
          </table:table-cell>
          <table:table-cell table:formula="of:=[.AY381]+[.AU381]+[.AQ381]+[.AM381]+[.AI381]+[.AE381]+[.AA381]+[.W381]+[.S381]+[.O381]+[.L381]+[.J381]+[.H381]+[.F381]" ns41:value-type="float" table:style-name="ce45" office:value-type="float" office:value="0">
            <text:p/>
          </table:table-cell>
          <table:table-cell table:formula="of:=[.AZ381]+[.AV381]+[.AR381]+[.AN381]+[.AJ381]+[.AF381]+[.AB381]+[.X381]+[.T381]+[.P381]" ns41:value-type="float" table:style-name="ce45" office:value-type="float" office:value="0">
            <text:p/>
          </table:table-cell>
          <table:table-cell table:formula="of:=[.BA381]+[.AW381]+[.AS381]+[.AO381]+[.AK381]+[.AG381]+[.AC381]+[.Y381]+[.U381]+[.Q381]+[.M381]+[.K381]+[.I381]+[.G381]" ns41:value-type="float" table:style-name="ce45" office:value-type="float" office:value="0">
            <text:p/>
          </table:table-cell>
          <table:table-cell table:formula="of:=[.BB381]+[.BD381]" ns41:value-type="float" table:style-name="ce45" office:value-type="float" office:value="2">
            <text:p>2</text:p>
          </table:table-cell>
          <table:table-cell table:formula="of:=[.BC381]+[.BE381]" ns41:value-type="float" table:style-name="ce45" office:value-type="float" office:value="0">
            <text:p/>
          </table:table-cell>
          <table:table-cell table:formula="of:=[.C381]" ns41:value-type="float" table:style-name="ce45" office:value-type="float" office:value="33">
            <text:p>3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4" office:value-type="string">
            <text:p>Poeli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table:formula="of:=[.AX382]+[.AT382]+[.AP382]+[.AL382]+[.AH382]+[.AD382]+[.Z382]+[.V382]+[.R382]+[.N382]" ns41:value-type="float" table:style-name="ce45" office:value-type="float" office:value="4">
            <text:p>4</text:p>
          </table:table-cell>
          <table:table-cell table:formula="of:=[.AY382]+[.AU382]+[.AQ382]+[.AM382]+[.AI382]+[.AE382]+[.AA382]+[.W382]+[.S382]+[.O382]+[.L382]+[.J382]+[.H382]+[.F382]" ns41:value-type="float" table:style-name="ce45" office:value-type="float" office:value="1">
            <text:p>1</text:p>
          </table:table-cell>
          <table:table-cell table:formula="of:=[.AZ382]+[.AV382]+[.AR382]+[.AN382]+[.AJ382]+[.AF382]+[.AB382]+[.X382]+[.T382]+[.P382]" ns41:value-type="float" table:style-name="ce45" office:value-type="float" office:value="0">
            <text:p/>
          </table:table-cell>
          <table:table-cell table:formula="of:=[.BA382]+[.AW382]+[.AS382]+[.AO382]+[.AK382]+[.AG382]+[.AC382]+[.Y382]+[.U382]+[.Q382]+[.M382]+[.K382]+[.I382]+[.G382]" ns41:value-type="float" table:style-name="ce45" office:value-type="float" office:value="0">
            <text:p/>
          </table:table-cell>
          <table:table-cell table:formula="of:=[.BB382]+[.BD382]" ns41:value-type="float" table:style-name="ce45" office:value-type="float" office:value="4">
            <text:p>4</text:p>
          </table:table-cell>
          <table:table-cell table:formula="of:=[.BC382]+[.BE382]" ns41:value-type="float" table:style-name="ce45" office:value-type="float" office:value="1">
            <text:p>1</text:p>
          </table:table-cell>
          <table:table-cell table:formula="of:=[.C382]" ns41:value-type="float" table:style-name="ce45" office:value-type="float" office:value="34">
            <text:p>3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4" office:value-type="string">
            <text:p>Spekslag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11"/>
          <table:table-cell table:formula="of:=[.AX383]+[.AT383]+[.AP383]+[.AL383]+[.AH383]+[.AD383]+[.Z383]+[.V383]+[.R383]+[.N383]" ns41:value-type="float" table:style-name="ce45" office:value-type="float" office:value="39">
            <text:p>39</text:p>
          </table:table-cell>
          <table:table-cell table:formula="of:=[.AY383]+[.AU383]+[.AQ383]+[.AM383]+[.AI383]+[.AE383]+[.AA383]+[.W383]+[.S383]+[.O383]+[.L383]+[.J383]+[.H383]+[.F383]" ns41:value-type="float" table:style-name="ce45" office:value-type="float" office:value="5">
            <text:p>5</text:p>
          </table:table-cell>
          <table:table-cell table:formula="of:=[.AZ383]+[.AV383]+[.AR383]+[.AN383]+[.AJ383]+[.AF383]+[.AB383]+[.X383]+[.T383]+[.P383]" ns41:value-type="float" table:style-name="ce45" office:value-type="float" office:value="0">
            <text:p/>
          </table:table-cell>
          <table:table-cell table:formula="of:=[.BA383]+[.AW383]+[.AS383]+[.AO383]+[.AK383]+[.AG383]+[.AC383]+[.Y383]+[.U383]+[.Q383]+[.M383]+[.K383]+[.I383]+[.G383]" ns41:value-type="float" table:style-name="ce45" office:value-type="float" office:value="0">
            <text:p/>
          </table:table-cell>
          <table:table-cell table:formula="of:=[.BB383]+[.BD383]" ns41:value-type="float" table:style-name="ce45" office:value-type="float" office:value="39">
            <text:p>39</text:p>
          </table:table-cell>
          <table:table-cell table:formula="of:=[.BC383]+[.BE383]" ns41:value-type="float" table:style-name="ce45" office:value-type="float" office:value="5">
            <text:p>5</text:p>
          </table:table-cell>
          <table:table-cell table:formula="of:=[.C383]" ns41:value-type="float" table:style-name="ce45" office:value-type="float" office:value="35">
            <text:p>3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table:formula="of:=[.AX384]+[.AT384]+[.AP384]+[.AL384]+[.AH384]+[.AD384]+[.Z384]+[.V384]+[.R384]+[.N384]" ns41:value-type="float" table:style-name="ce45" office:value-type="float" office:value="4">
            <text:p>4</text:p>
          </table:table-cell>
          <table:table-cell table:formula="of:=[.AY384]+[.AU384]+[.AQ384]+[.AM384]+[.AI384]+[.AE384]+[.AA384]+[.W384]+[.S384]+[.O384]+[.L384]+[.J384]+[.H384]+[.F384]" ns41:value-type="float" table:style-name="ce45" office:value-type="float" office:value="8">
            <text:p>8</text:p>
          </table:table-cell>
          <table:table-cell table:formula="of:=[.AZ384]+[.AV384]+[.AR384]+[.AN384]+[.AJ384]+[.AF384]+[.AB384]+[.X384]+[.T384]+[.P384]" ns41:value-type="float" table:style-name="ce45" office:value-type="float" office:value="0">
            <text:p/>
          </table:table-cell>
          <table:table-cell table:formula="of:=[.BA384]+[.AW384]+[.AS384]+[.AO384]+[.AK384]+[.AG384]+[.AC384]+[.Y384]+[.U384]+[.Q384]+[.M384]+[.K384]+[.I384]+[.G384]" ns41:value-type="float" table:style-name="ce45" office:value-type="float" office:value="0">
            <text:p/>
          </table:table-cell>
          <table:table-cell table:formula="of:=[.BB384]+[.BD384]" ns41:value-type="float" table:style-name="ce45" office:value-type="float" office:value="4">
            <text:p>4</text:p>
          </table:table-cell>
          <table:table-cell table:formula="of:=[.BC384]+[.BE384]" ns41:value-type="float" table:style-name="ce45" office:value-type="float" office:value="8">
            <text:p>8</text:p>
          </table:table-cell>
          <table:table-cell table:formula="of:=[.C384]" ns41:value-type="float" table:style-name="ce45" office:value-type="float" office:value="36">
            <text:p>3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4" office:value-type="string">
            <text:p>Vleeschhouw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4" office:value-type="float">
            <text:p>24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85" office:value-type="float">
            <text:p>85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table:formula="of:=[.AX385]+[.AT385]+[.AP385]+[.AL385]+[.AH385]+[.AD385]+[.Z385]+[.V385]+[.R385]+[.N385]" ns41:value-type="float" table:style-name="ce45" office:value-type="float" office:value="166">
            <text:p>166</text:p>
          </table:table-cell>
          <table:table-cell table:formula="of:=[.AY385]+[.AU385]+[.AQ385]+[.AM385]+[.AI385]+[.AE385]+[.AA385]+[.W385]+[.S385]+[.O385]+[.L385]+[.J385]+[.H385]+[.F385]" ns41:value-type="float" table:style-name="ce45" office:value-type="float" office:value="26">
            <office:annotation draw:style-name="gr1" svg:height="2.032cm" draw:caption-point-y="0.284cm" svg:width="3.481cm" svg:x="55.277cm" draw:caption-point-x="-0.207cm" svg:y="207.22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23</text:span></text:p>
            </office:annotation>
            <text:p>26</text:p>
          </table:table-cell>
          <table:table-cell table:formula="of:=[.AZ385]+[.AV385]+[.AR385]+[.AN385]+[.AJ385]+[.AF385]+[.AB385]+[.X385]+[.T385]+[.P385]" ns41:value-type="float" table:style-name="ce45" office:value-type="float" office:value="5">
            <office:annotation draw:style-name="gr1" svg:height="2.032cm" draw:caption-point-y="0.284cm" svg:width="3.829cm" svg:x="55.756cm" draw:caption-point-x="0.489cm" svg:y="207.22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8</text:span></text:p>
            </office:annotation>
            <text:p>5</text:p>
          </table:table-cell>
          <table:table-cell table:formula="of:=[.BA385]+[.AW385]+[.AS385]+[.AO385]+[.AK385]+[.AG385]+[.AC385]+[.Y385]+[.U385]+[.Q385]+[.M385]+[.K385]+[.I385]+[.G385]" ns41:value-type="float" table:style-name="ce45" office:value-type="float" office:value="0">
            <text:p/>
          </table:table-cell>
          <table:table-cell table:formula="of:=[.BB385]+[.BD385]" ns41:value-type="float" table:style-name="ce45" office:value-type="float" office:value="171">
            <text:p>171</text:p>
          </table:table-cell>
          <table:table-cell table:formula="of:=[.BC385]+[.BE385]" ns41:value-type="float" table:style-name="ce45" office:value-type="float" office:value="26">
            <text:p>26</text:p>
          </table:table-cell>
          <table:table-cell table:formula="of:=[.C385]" ns41:value-type="float" table:style-name="ce45" office:value-type="float" office:value="37">
            <text:p>3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8" office:value-type="float">
            <text:p>3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3" office:value-type="float">
            <text:p>3</text:p>
          </table:table-cell>
          <table:table-cell table:number-columns-repeated="22"/>
          <table:table-cell table:formula="of:=[.AX386]+[.AT386]+[.AP386]+[.AL386]+[.AH386]+[.AD386]+[.Z386]+[.V386]+[.R386]+[.N386]" ns41:value-type="float" table:style-name="ce45" office:value-type="float" office:value="0">
            <text:p/>
          </table:table-cell>
          <table:table-cell table:formula="of:=[.AY386]+[.AU386]+[.AQ386]+[.AM386]+[.AI386]+[.AE386]+[.AA386]+[.W386]+[.S386]+[.O386]+[.L386]+[.J386]+[.H386]+[.F386]" ns41:value-type="float" table:style-name="ce45" office:value-type="float" office:value="4">
            <text:p>4</text:p>
          </table:table-cell>
          <table:table-cell table:formula="of:=[.AZ386]+[.AV386]+[.AR386]+[.AN386]+[.AJ386]+[.AF386]+[.AB386]+[.X386]+[.T386]+[.P386]" ns41:value-type="float" table:style-name="ce45" office:value-type="float" office:value="0">
            <text:p/>
          </table:table-cell>
          <table:table-cell table:formula="of:=[.BA386]+[.AW386]+[.AS386]+[.AO386]+[.AK386]+[.AG386]+[.AC386]+[.Y386]+[.U386]+[.Q386]+[.M386]+[.K386]+[.I386]+[.G386]" ns41:value-type="float" table:style-name="ce45" office:value-type="float" office:value="0">
            <text:p/>
          </table:table-cell>
          <table:table-cell table:formula="of:=[.BB386]+[.BD386]" ns41:value-type="float" table:style-name="ce45" office:value-type="float" office:value="0">
            <text:p/>
          </table:table-cell>
          <table:table-cell table:formula="of:=[.BC386]+[.BE386]" ns41:value-type="float" table:style-name="ce45" office:value-type="float" office:value="4">
            <text:p>4</text:p>
          </table:table-cell>
          <table:table-cell table:formula="of:=[.C386]" ns41:value-type="float" table:style-name="ce45" office:value-type="float" office:value="38">
            <text:p>3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9" office:value-type="float">
            <text:p>3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table:formula="of:=[.AX387]+[.AT387]+[.AP387]+[.AL387]+[.AH387]+[.AD387]+[.Z387]+[.V387]+[.R387]+[.N387]" ns41:value-type="float" table:style-name="ce45" office:value-type="float" office:value="1">
            <text:p>1</text:p>
          </table:table-cell>
          <table:table-cell table:formula="of:=[.AY387]+[.AU387]+[.AQ387]+[.AM387]+[.AI387]+[.AE387]+[.AA387]+[.W387]+[.S387]+[.O387]+[.L387]+[.J387]+[.H387]+[.F387]" ns41:value-type="float" table:style-name="ce45" office:value-type="float" office:value="0">
            <text:p/>
          </table:table-cell>
          <table:table-cell table:formula="of:=[.AZ387]+[.AV387]+[.AR387]+[.AN387]+[.AJ387]+[.AF387]+[.AB387]+[.X387]+[.T387]+[.P387]" ns41:value-type="float" table:style-name="ce45" office:value-type="float" office:value="0">
            <text:p/>
          </table:table-cell>
          <table:table-cell table:formula="of:=[.BA387]+[.AW387]+[.AS387]+[.AO387]+[.AK387]+[.AG387]+[.AC387]+[.Y387]+[.U387]+[.Q387]+[.M387]+[.K387]+[.I387]+[.G387]" ns41:value-type="float" table:style-name="ce45" office:value-type="float" office:value="0">
            <text:p/>
          </table:table-cell>
          <table:table-cell table:formula="of:=[.BB387]+[.BD387]" ns41:value-type="float" table:style-name="ce45" office:value-type="float" office:value="1">
            <text:p>1</text:p>
          </table:table-cell>
          <table:table-cell table:formula="of:=[.BC387]+[.BE387]" ns41:value-type="float" table:style-name="ce45" office:value-type="float" office:value="0">
            <text:p/>
          </table:table-cell>
          <table:table-cell table:formula="of:=[.C387]" ns41:value-type="float" table:style-name="ce45" office:value-type="float" office:value="39">
            <text:p>3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0" office:value-type="float">
            <text:p>4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6"/>
          <table:table-cell table:formula="of:=[.AX388]+[.AT388]+[.AP388]+[.AL388]+[.AH388]+[.AD388]+[.Z388]+[.V388]+[.R388]+[.N388]" ns41:value-type="float" table:style-name="ce45" office:value-type="float" office:value="3">
            <text:p>3</text:p>
          </table:table-cell>
          <table:table-cell table:formula="of:=[.AY388]+[.AU388]+[.AQ388]+[.AM388]+[.AI388]+[.AE388]+[.AA388]+[.W388]+[.S388]+[.O388]+[.L388]+[.J388]+[.H388]+[.F388]" ns41:value-type="float" table:style-name="ce45" office:value-type="float" office:value="32">
            <text:p>32</text:p>
          </table:table-cell>
          <table:table-cell table:formula="of:=[.AZ388]+[.AV388]+[.AR388]+[.AN388]+[.AJ388]+[.AF388]+[.AB388]+[.X388]+[.T388]+[.P388]" ns41:value-type="float" table:style-name="ce45" office:value-type="float" office:value="0">
            <text:p/>
          </table:table-cell>
          <table:table-cell table:formula="of:=[.BA388]+[.AW388]+[.AS388]+[.AO388]+[.AK388]+[.AG388]+[.AC388]+[.Y388]+[.U388]+[.Q388]+[.M388]+[.K388]+[.I388]+[.G388]" ns41:value-type="float" table:style-name="ce45" office:value-type="float" office:value="0">
            <text:p/>
          </table:table-cell>
          <table:table-cell table:formula="of:=[.BB388]+[.BD388]" ns41:value-type="float" table:style-name="ce45" office:value-type="float" office:value="3">
            <text:p>3</text:p>
          </table:table-cell>
          <table:table-cell table:formula="of:=[.BC388]+[.BE388]" ns41:value-type="float" table:style-name="ce45" office:value-type="float" office:value="32">
            <text:p>32</text:p>
          </table:table-cell>
          <table:table-cell table:formula="of:=[.C388]" ns41:value-type="float" table:style-name="ce45" office:value-type="float" office:value="40">
            <text:p>40</text:p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table:style-name="ce8" office:value-type="string">
            <text:p>XVI</text:p>
          </table:table-cell>
          <table:table-cell ns41:value-type="string" office:value-type="string">
            <text:p>K.</text:p>
          </table:table-cell>
          <table:table-cell/>
          <table:table-cell ns41:value-type="string" office:value-type="string">
            <text:p>Boter- en kaasbereid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1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office:value-type="string">
            <text:p>Fabricage van boter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21"/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4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2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0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0" office:value-type="float">
            <text:p/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L.</text:p>
          </table:table-cell>
          <table:table-cell/>
          <table:table-cell ns41:value-type="string" table:style-name="ce24" office:value-type="string">
            <text:p>Vruchtensappen, mineraalwater, ijsbereid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Fabricage van minerale wateren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3" office:value-type="float">
            <text:p>3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office:value-type="float">
            <text:p/>
          </table:table-cell>
          <table:table-cell ns41:value-type="float" office:value="8" office:value-type="float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M.</text:p>
          </table:table-cell>
          <table:table-cell/>
          <table:table-cell ns41:value-type="string" table:style-name="ce24" office:value-type="string">
            <text:p>Jenever- en likeurstokerijen, enz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Fabricage van likeuren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0" office:value-type="float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N.</text:p>
          </table:table-cell>
          <table:table-cell/>
          <table:table-cell ns41:value-type="string" table:style-name="ce24" office:value-type="string">
            <text:p>Brouwerij, azijnmakerij, enz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Bierbottelaa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1" office:value-type="float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Bierbrouw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5" office:value-type="float">
            <text:p>5</text:p>
          </table:table-cell>
          <table:table-cell table:number-columns-repeated="19"/>
          <table:table-cell ns41:value-type="float" office:value="7" office:value-type="float">
            <text:p>7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7" office:value-type="float">
            <text:p>7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O.</text:p>
          </table:table-cell>
          <table:table-cell/>
          <table:table-cell ns41:value-type="string" table:style-name="ce24" office:value-type="string">
            <text:p>Tabakbewerk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Fabricage van sigaren en tabak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ns41:value-type="float" office:value="4" table:number-columns-repeated="2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15" office:value-type="float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table:style-name="ce17"/>
          <table:table-cell ns41:value-type="float" table:style-name="ce17" office:value="16" office:value-type="float">
            <text:p>16</text:p>
          </table:table-cell>
          <table:table-cell ns41:value-type="string" table:style-name="ce24" office:value-type="string">
            <text:p>id.</text:p>
          </table:table-cell>
          <table:table-cell ns41:value-type="string" table:style-name="ce17" office:value-type="string">
            <text:p>C</text:p>
          </table:table-cell>
          <table:table-cell table:style-name="ce17" table:number-columns-repeated="21"/>
          <table:table-cell ns41:value-type="float" table:style-name="ce17" office:value="1" office:value-type="float">
            <text:p>1</text:p>
          </table:table-cell>
          <table:table-cell table:style-name="ce17" table:number-columns-repeated="2"/>
          <table:table-cell table:style-name="ce37"/>
          <table:table-cell table:style-name="ce17" table:number-columns-repeated="9"/>
          <table:table-cell ns41:value-type="float" table:style-name="ce17" office:value="1" office:value-type="float">
            <text:p>1</text:p>
          </table:table-cell>
          <table:table-cell table:style-name="ce17" table:number-columns-repeated="13"/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16" office:value-type="float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11" office:value-type="float">
            <text:p>11</text:p>
          </table:table-cell>
          <table:table-cell ns41:value-type="float" office:value="43" office:value-type="float">
            <text:p>4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43" office:value-type="float">
            <text:p>43</text:p>
          </table:table-cell>
          <table:table-cell ns41:value-type="float" office:value="17" office:value-type="float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3" office:value-type="float">
            <text:p>13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57" office:value-type="float">
            <text:p>157</text:p>
          </table:table-cell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312" office:value-type="float">
            <text:p>312</text:p>
          </table:table-cell>
          <table:table-cell ns41:value-type="float" table:style-name="ce6" office:value="25" office:value-type="float">
            <text:p>25</text:p>
          </table:table-cell>
          <table:table-cell ns41:value-type="float" table:style-name="ce6" office:value="15" office:value-type="float">
            <text:p>15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139" office:value-type="float">
            <text:p>139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18" office:value-type="float">
            <text:p>18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6" office:value-type="float">
            <text:p>6</text:p>
          </table:table-cell>
          <table:table-cell/>
          <table:table-cell ns41:value-type="float" office:value="28" office:value-type="float">
            <text:p>28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5"/>
          <table:table-cell ns41:value-type="float" office:value="722" office:value-type="float">
            <text:p>722</text:p>
          </table:table-cell>
          <table:table-cell ns41:value-type="float" office:value="76" office:value-type="float">
            <text:p>76</text:p>
          </table:table-cell>
          <table:table-cell ns41:value-type="float" office:value="57" office:value-type="float">
            <text:p>57</text:p>
          </table:table-cell>
          <table:table-cell ns41:value-type="float" office:value="2" office:value-type="float">
            <text:p>2</text:p>
          </table:table-cell>
          <table:table-cell ns41:value-type="float" office:value="779" office:value-type="float">
            <text:p>779</text:p>
          </table:table-cell>
          <table:table-cell ns41:value-type="float" office:value="78" office:value-type="float">
            <text:p>78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table:style-name="ce6" office:value="6" office:value-type="float">
            <text:p>6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19"/>
          <table:table-cell ns41:value-type="float" office:value="12" office:value-type="float">
            <text:p>12</text:p>
          </table:table-cell>
          <table:table-cell ns41:value-type="float" office:value="18" office:value-type="float">
            <text:p>18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2" office:value-type="float">
            <text:p>12</text:p>
          </table:table-cell>
          <table:table-cell ns41:value-type="float" office:value="18" office:value-type="float">
            <text:p>18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0" office:value-type="float">
            <text:p>10</text:p>
          </table:table-cell>
          <table:table-cell ns41:value-type="float" office:value="20" office:value-type="float">
            <text:p>20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0" office:value-type="float">
            <text:p>10</text:p>
          </table:table-cell>
          <table:table-cell ns41:value-type="float" office:value="20" office:value-type="float">
            <text:p>20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70" office:value-type="float">
            <text:p>70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28" office:value-type="float">
            <text:p>128</text:p>
          </table:table-cell>
          <table:table-cell/>
          <table:table-cell ns41:value-type="float" office:value="10" table:number-columns-repeated="2" office:value-type="float">
            <text:p>10</text:p>
          </table:table-cell>
          <table:table-cell ns41:value-type="float" office:value="233" office:value-type="float">
            <text:p>233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ns41:value-type="float" office:value="81" office:value-type="float">
            <text:p>81</text:p>
          </table:table-cell>
          <table:table-cell table:number-columns-repeated="2"/>
          <table:table-cell ns41:value-type="float" office:value="79" office:value-type="float">
            <text:p>79</text:p>
          </table:table-cell>
          <table:table-cell ns41:value-type="float" office:value="134" office:value-type="float">
            <text:p>134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86" office:value-type="float">
            <text:p>86</text:p>
          </table:table-cell>
          <table:table-cell ns41:value-type="float" table:style-name="ce6" office:value="35" office:value-type="float">
            <text:p>35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21" office:value-type="float">
            <text:p>21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2" office:value-type="float">
            <text:p>2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18" office:value-type="float">
            <text:p>218</text:p>
          </table:table-cell>
          <table:table-cell ns41:value-type="float" office:value="705" office:value-type="float">
            <text:p>705</text:p>
          </table:table-cell>
          <table:table-cell ns41:value-type="float" office:value="10" office:value-type="float">
            <text:p>10</text:p>
          </table:table-cell>
          <table:table-cell ns41:value-type="float" office:value="20" office:value-type="float">
            <text:p>20</text:p>
          </table:table-cell>
          <table:table-cell ns41:value-type="float" office:value="228" office:value-type="float">
            <text:p>228</text:p>
          </table:table-cell>
          <table:table-cell ns41:value-type="float" office:value="725" office:value-type="float">
            <text:p>725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VI</text:p>
          </table:table-cell>
          <table:table-cell table:style-name="ce16"/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3" office:value-type="float">
            <text:p>13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70" office:value-type="float">
            <text:p>70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28" office:value-type="float">
            <text:p>128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12" office:value-type="float">
            <text:p>12</text:p>
          </table:table-cell>
          <table:table-cell ns41:value-type="float" table:style-name="ce16" office:value="251" office:value-type="float">
            <text:p>25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24" office:value-type="float">
            <text:p>24</text:p>
          </table:table-cell>
          <table:table-cell ns41:value-type="float" table:style-name="ce16" office:value="97" office:value-type="float">
            <text:p>97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46" office:value-type="float">
            <text:p>246</text:p>
          </table:table-cell>
          <table:table-cell ns41:value-type="float" table:style-name="ce16" office:value="167" office:value-type="float">
            <text:p>167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405" office:value-type="float">
            <text:p>405</text:p>
          </table:table-cell>
          <table:table-cell ns41:value-type="float" table:style-name="ce16" office:value="68" office:value-type="float">
            <text:p>68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64" office:value-type="float">
            <text:p>164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36" office:value-type="float">
            <text:p>36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0" office:value-type="float">
            <text:p>3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5" office:value-type="float">
            <text:p>45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5" office:value-type="float">
            <text:p>5</text:p>
          </table:table-cell>
          <table:table-cell ns41:value-type="float" office:value="0" table:style-name="ce16" table:number-columns-repeated="5" office:value-type="float">
            <text:p>0</text:p>
          </table:table-cell>
          <table:table-cell ns41:value-type="float" table:style-name="ce46" office:value="962" office:value-type="float">
            <text:p>962</text:p>
          </table:table-cell>
          <table:table-cell ns41:value-type="float" table:style-name="ce46" office:value="819" office:value-type="float">
            <text:p>819</text:p>
          </table:table-cell>
          <table:table-cell ns41:value-type="float" table:style-name="ce46" office:value="67" office:value-type="float">
            <text:p>67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1029" office:value-type="float">
            <text:p>1029</text:p>
          </table:table-cell>
          <table:table-cell ns41:value-type="float" table:style-name="ce46" office:value="841" office:value-type="float">
            <text:p>841</text:p>
          </table:table-cell>
          <table:table-cell ns41:value-type="float" table:style-name="ce46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53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VII</text:p>
          </table:table-cell>
          <table:table-cell table:number-columns-repeated="2"/>
          <table:table-cell ns41:value-type="string" office:value-type="string">
            <text:p>Landbouwbedrijv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office:value-type="string">
            <text:p>Land- of akkerbouw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office:value-type="string">
            <text:p>Landbouw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8" office:value-type="float">
            <text:p>8</text:p>
          </table:table-cell>
          <table:table-cell ns41:value-type="float" office:value="20" office:value-type="float">
            <text:p>20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4" office:value-type="float">
            <text:p>24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550" office:value-type="float">
            <text:p>550</text:p>
          </table:table-cell>
          <table:table-cell ns41:value-type="float" office:value="75" office:value-type="float">
            <text:p>75</text:p>
          </table:table-cell>
          <table:table-cell ns41:value-type="float" office:value="28" office:value-type="float">
            <text:p>28</text:p>
          </table:table-cell>
          <table:table-cell ns41:value-type="float" office:value="3" office:value-type="float">
            <text:p>3</text:p>
          </table:table-cell>
          <table:table-cell ns41:value-type="float" office:value="1244" office:value-type="float">
            <text:p>1244</text:p>
          </table:table-cell>
          <table:table-cell ns41:value-type="float" table:style-name="ce6" office:value="130" office:value-type="float">
            <text:p>130</text:p>
          </table:table-cell>
          <table:table-cell ns41:value-type="float" table:style-name="ce6" office:value="108" office:value-type="float">
            <text:p>108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784" office:value-type="float">
            <text:p>784</text:p>
          </table:table-cell>
          <table:table-cell ns41:value-type="float" table:style-name="ce6" office:value="72" office:value-type="float">
            <text:p>72</text:p>
          </table:table-cell>
          <table:table-cell ns41:value-type="float" table:style-name="ce6" office:value="136" office:value-type="float">
            <text:p>136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275" office:value-type="float">
            <text:p>275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62" office:value-type="float">
            <text:p>62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269" office:value-type="float">
            <text:p>269</text:p>
          </table:table-cell>
          <table:table-cell ns41:value-type="float" table:style-name="ce6" office:value="22" office:value-type="float">
            <text:p>22</text:p>
          </table:table-cell>
          <table:table-cell ns41:value-type="float" table:style-name="ce6" office:value="55" office:value-type="float">
            <text:p>55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254" office:value-type="float">
            <text:p>254</text:p>
          </table:table-cell>
          <table:table-cell ns41:value-type="float" table:style-name="ce6" office:value="21" office:value-type="float">
            <text:p>21</text:p>
          </table:table-cell>
          <table:table-cell ns41:value-type="float" table:style-name="ce6" office:value="85" office:value-type="float">
            <text:p>85</text:p>
          </table:table-cell>
          <table:table-cell ns41:value-type="float" table:style-name="ce6" office:value="4" office:value-type="float">
            <text:p>4</text:p>
          </table:table-cell>
          <table:table-cell table:number-columns-repeated="4"/>
          <table:table-cell ns41:value-type="float" office:value="3408" office:value-type="float">
            <text:p>3408</text:p>
          </table:table-cell>
          <table:table-cell ns41:value-type="float" office:value="382" office:value-type="float">
            <text:p>382</text:p>
          </table:table-cell>
          <table:table-cell ns41:value-type="float" office:value="475" office:value-type="float">
            <text:p>475</text:p>
          </table:table-cell>
          <table:table-cell ns41:value-type="float" office:value="18" office:value-type="float">
            <text:p>18</text:p>
          </table:table-cell>
          <table:table-cell ns41:value-type="float" office:value="3883" office:value-type="float">
            <text:p>3883</text:p>
          </table:table-cell>
          <table:table-cell ns41:value-type="float" office:value="400" office:value-type="float">
            <text:p>400</text:p>
          </table:table-cell>
          <table:table-cell ns41:value-type="float" office:value="18" office:value-type="float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41" office:value-type="float">
            <text:p>41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5" office:value-type="float">
            <text:p>25</text:p>
          </table:table-cell>
          <table:table-cell ns41:value-type="float" table:style-name="ce6" office:value="15" office:value-type="float">
            <text:p>1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49" office:value-type="float">
            <text:p>49</text:p>
          </table:table-cell>
          <table:table-cell ns41:value-type="float" office:value="85" office:value-type="float">
            <text:p>85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54" office:value-type="float">
            <text:p>54</text:p>
          </table:table-cell>
          <table:table-cell ns41:value-type="float" office:value="89" office:value-type="float">
            <text:p>89</text:p>
          </table:table-cell>
          <table:table-cell ns41:value-type="float" office:value="19" office:value-type="float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0" office:value-type="float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D</text:p>
          </table:table-cell>
          <table:table-cell ns41:value-type="float" office:value="22" office:value-type="float">
            <text:p>22</text:p>
          </table:table-cell>
          <table:table-cell ns41:value-type="float" office:value="6" office:value-type="float">
            <text:p>6</text:p>
          </table:table-cell>
          <table:table-cell ns41:value-type="float" office:value="82" office:value-type="float">
            <text:p>82</text:p>
          </table:table-cell>
          <table:table-cell ns41:value-type="float" office:value="23" office:value-type="float">
            <text:p>23</text:p>
          </table:table-cell>
          <table:table-cell ns41:value-type="float" office:value="158" office:value-type="float">
            <text:p>158</text:p>
          </table:table-cell>
          <table:table-cell ns41:value-type="float" office:value="54" office:value-type="float">
            <text:p>54</text:p>
          </table:table-cell>
          <table:table-cell ns41:value-type="float" office:value="638" office:value-type="float">
            <text:p>638</text:p>
          </table:table-cell>
          <table:table-cell ns41:value-type="float" office:value="245" office:value-type="float">
            <text:p>245</text:p>
          </table:table-cell>
          <table:table-cell ns41:value-type="float" office:value="2" office:value-type="float">
            <text:p>2</text:p>
          </table:table-cell>
          <table:table-cell ns41:value-type="float" office:value="1028" office:value-type="float">
            <text:p>1028</text:p>
          </table:table-cell>
          <table:table-cell/>
          <table:table-cell ns41:value-type="float" office:value="382" office:value-type="float">
            <text:p>382</text:p>
          </table:table-cell>
          <table:table-cell ns41:value-type="float" office:value="71" office:value-type="float">
            <text:p>71</text:p>
          </table:table-cell>
          <table:table-cell ns41:value-type="float" office:value="2595" office:value-type="float">
            <text:p>2595</text:p>
          </table:table-cell>
          <table:table-cell ns41:value-type="float" office:value="23" office:value-type="float">
            <text:p>23</text:p>
          </table:table-cell>
          <table:table-cell ns41:value-type="float" office:value="741" office:value-type="float">
            <text:p>741</text:p>
          </table:table-cell>
          <table:table-cell ns41:value-type="float" office:value="207" office:value-type="float">
            <text:p>207</text:p>
          </table:table-cell>
          <table:table-cell ns41:value-type="float" office:value="705" office:value-type="float">
            <text:p>705</text:p>
          </table:table-cell>
          <table:table-cell ns41:value-type="float" office:value="35" office:value-type="float">
            <text:p>35</text:p>
          </table:table-cell>
          <table:table-cell ns41:value-type="float" office:value="159" office:value-type="float">
            <text:p>159</text:p>
          </table:table-cell>
          <table:table-cell ns41:value-type="float" office:value="2424" office:value-type="float">
            <text:p>2424</text:p>
          </table:table-cell>
          <table:table-cell ns41:value-type="float" office:value="1465" office:value-type="float">
            <text:p>1465</text:p>
          </table:table-cell>
          <table:table-cell ns41:value-type="float" office:value="217" office:value-type="float">
            <text:p>217</text:p>
          </table:table-cell>
          <table:table-cell ns41:value-type="float" office:value="340" office:value-type="float">
            <text:p>340</text:p>
          </table:table-cell>
          <table:table-cell ns41:value-type="float" office:value="3194" office:value-type="float">
            <text:p>3194</text:p>
          </table:table-cell>
          <table:table-cell ns41:value-type="float" table:style-name="ce6" office:value="481" office:value-type="float">
            <text:p>481</text:p>
          </table:table-cell>
          <table:table-cell ns41:value-type="float" table:style-name="ce6" office:value="325" office:value-type="float">
            <text:p>325</text:p>
          </table:table-cell>
          <table:table-cell ns41:value-type="float" table:style-name="ce6" office:value="67" office:value-type="float">
            <text:p>67</text:p>
          </table:table-cell>
          <table:table-cell ns41:value-type="float" table:style-name="ce6" office:value="1575" office:value-type="float">
            <text:p>1575</text:p>
          </table:table-cell>
          <table:table-cell ns41:value-type="float" table:style-name="ce6" office:value="145" office:value-type="float">
            <text:p>145</text:p>
          </table:table-cell>
          <table:table-cell ns41:value-type="float" table:style-name="ce6" office:value="211" office:value-type="float">
            <text:p>211</text:p>
          </table:table-cell>
          <table:table-cell ns41:value-type="float" table:style-name="ce6" office:value="29" office:value-type="float">
            <text:p>29</text:p>
          </table:table-cell>
          <table:table-cell ns41:value-type="float" table:style-name="ce6" office:value="487" office:value-type="float">
            <text:p>487</text:p>
          </table:table-cell>
          <table:table-cell ns41:value-type="float" table:style-name="ce6" office:value="39" office:value-type="float">
            <text:p>39</text:p>
          </table:table-cell>
          <table:table-cell ns41:value-type="float" table:style-name="ce6" office:value="71" office:value-type="float">
            <text:p>71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399" office:value-type="float">
            <text:p>399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50" office:value-type="float">
            <text:p>50</text:p>
          </table:table-cell>
          <table:table-cell ns41:value-type="float" table:style-name="ce6" office:value="5" office:value-type="float">
            <text:p>5</text:p>
          </table:table-cell>
          <table:table-cell ns41:value-type="float" office:value="320" office:value-type="float">
            <text:p>320</text:p>
          </table:table-cell>
          <table:table-cell ns41:value-type="float" office:value="18" office:value-type="float">
            <text:p>18</text:p>
          </table:table-cell>
          <table:table-cell ns41:value-type="float" office:value="44" office:value-type="float">
            <text:p>44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8679" office:value-type="float">
            <text:p>8679</text:p>
          </table:table-cell>
          <table:table-cell ns41:value-type="float" office:value="7406" office:value-type="float">
            <text:p>7406</text:p>
          </table:table-cell>
          <table:table-cell ns41:value-type="float" office:value="977" office:value-type="float">
            <text:p>977</text:p>
          </table:table-cell>
          <table:table-cell ns41:value-type="float" office:value="2065" office:value-type="float">
            <text:p>2065</text:p>
          </table:table-cell>
          <table:table-cell ns41:value-type="float" office:value="9656" office:value-type="float">
            <text:p>9656</text:p>
          </table:table-cell>
          <table:table-cell ns41:value-type="float" office:value="9471" office:value-type="float">
            <text:p>9471</text:p>
          </table:table-cell>
          <table:table-cell ns41:value-type="float" office:value="21" office:value-type="float">
            <text:p>21</text:p>
          </table:table-cell>
          <table:table-cell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Veeteelt (incl. alle dieren-, paarden- fokkerij, vogelteelt, enz.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office:value-type="string">
            <text:p>Bijenhoud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table:number-columns-repeated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22" office:value-type="float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office:value-type="string">
            <text:p>Eendenkooihoud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3" office:value-type="float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24" office:value-type="float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office:value-type="string">
            <text:p>Hoenderfok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25" office:value-type="float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6" office:value-type="float">
            <text:p>26</text:p>
          </table:table-cell>
          <table:table-cell ns41:value-type="string" office:value-type="string">
            <text:p>Schaapherders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26" office:value-type="float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7" office:value-type="float">
            <text:p>27</text:p>
          </table:table-cell>
          <table:table-cell ns41:value-type="string" office:value-type="string">
            <text:p>Veefokk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table:number-columns-repeated="7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37" office:value-type="float">
            <text:p>37</text:p>
          </table:table-cell>
          <table:table-cell ns41:value-type="float" office:value="5" office:value-type="float">
            <text:p>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7" office:value-type="float">
            <text:p>37</text:p>
          </table:table-cell>
          <table:table-cell ns41:value-type="float" office:value="5" office:value-type="float">
            <text:p>5</text:p>
          </table:table-cell>
          <table:table-cell ns41:value-type="float" office:value="27" office:value-type="float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8" office:value-type="float">
            <text:p>28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19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28" office:value-type="float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9" office:value-type="float">
            <text:p>29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1"/>
          <table:table-cell ns41:value-type="float" office:value="2" office:value-type="float">
            <text:p>2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29" office:value-type="float">
            <text:p>2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0" office:value-type="float">
            <text:p>30</text:p>
          </table:table-cell>
          <table:table-cell ns41:value-type="string" office:value-type="string">
            <text:p>Veehoud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9" office:value-type="float">
            <text:p>19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36" office:value-type="float">
            <text:p>36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8" office:value-type="float">
            <text:p>38</text:p>
          </table:table-cell>
          <table:table-cell ns41:value-type="float" office:value="9" office:value-type="float">
            <text:p>9</text:p>
          </table:table-cell>
          <table:table-cell ns41:value-type="float" office:value="30" office:value-type="float">
            <text:p>3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1" office:value-type="float">
            <text:p>31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31" office:value-type="float">
            <text:p>3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2" office:value-type="float">
            <text:p>32</text:p>
          </table:table-cell>
          <table:table-cell ns41:value-type="string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9" office:value-type="float">
            <text:p>9</text:p>
          </table:table-cell>
          <table:table-cell/>
          <table:table-cell ns41:value-type="float" office:value="17" office:value-type="float">
            <text:p>17</text:p>
          </table:table-cell>
          <table:table-cell/>
          <table:table-cell ns41:value-type="float" office:value="19" office:value-type="float">
            <text:p>19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0" office:value-type="float">
            <text:p>10</text:p>
          </table:table-cell>
          <table:table-cell ns41:value-type="float" office:value="38" office:value-type="float">
            <text:p>38</text:p>
          </table:table-cell>
          <table:table-cell ns41:value-type="float" office:value="0" office:value-type="float">
            <text:p/>
          </table:table-cell>
          <table:table-cell ns41:value-type="float" office:value="49" office:value-type="float">
            <text:p>49</text:p>
          </table:table-cell>
          <table:table-cell ns41:value-type="float" office:value="10" office:value-type="float">
            <text:p>10</text:p>
          </table:table-cell>
          <table:table-cell ns41:value-type="float" office:value="87" office:value-type="float">
            <text:p>87</text:p>
          </table:table-cell>
          <table:table-cell ns41:value-type="float" office:value="32" office:value-type="float">
            <text:p>3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53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8">
          <table:table-cell ns41:value-type="string" office:value-type="string">
            <text:p>XVII</text:p>
          </table:table-cell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Tuinbouw, warmoezerij, ooft- en bloemkweekerij (incl.bollencultuur.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2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Bloemisten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1" office:value-type="float">
            <text:p>1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Tuinlieden (warmoeziers)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11" office:value-type="float">
            <text:p>1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2" office:value-type="float">
            <text:p>42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3" office:value-type="float">
            <text:p>3</text:p>
          </table:table-cell>
          <table:table-cell/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2" office:value-type="float">
            <text:p>1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01" office:value-type="float">
            <text:p>101</text:p>
          </table:table-cell>
          <table:table-cell ns41:value-type="float" office:value="15" office:value-type="float">
            <text:p>15</text:p>
          </table:table-cell>
          <table:table-cell ns41:value-type="float" office:value="13" office:value-type="float">
            <text:p>13</text:p>
          </table:table-cell>
          <table:table-cell ns41:value-type="float" office:value="0" office:value-type="float">
            <text:p/>
          </table:table-cell>
          <table:table-cell ns41:value-type="float" office:value="114" office:value-type="float">
            <text:p>114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8" office:value-type="float">
            <text:p>8</text:p>
          </table:table-cell>
          <table:table-cell ns41:value-type="float" office:value="4" table:number-columns-repeated="2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21" office:value-type="float">
            <text:p>2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36" office:value-type="float">
            <text:p>36</text:p>
          </table:table-cell>
          <table:table-cell ns41:value-type="float" office:value="48" office:value-type="float">
            <text:p>48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38" office:value-type="float">
            <text:p>38</text:p>
          </table:table-cell>
          <table:table-cell ns41:value-type="float" office:value="49" office:value-type="float">
            <text:p>49</text:p>
          </table:table-cell>
          <table:table-cell ns41:value-type="float" office:value="6" office:value-type="float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Houtteelt (incl. boschbouw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Boomkweekers</text:p>
          </table:table-cell>
          <table:table-cell ns41:value-type="string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8" office:value-type="float">
            <text:p>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8" office:value-type="float">
            <text:p>8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24" office:value-type="float">
            <text:p>24</text:p>
          </table:table-cell>
          <table:table-cell ns41:value-type="float" office:value="13" office:value-type="float">
            <text:p>13</text:p>
          </table:table-cell>
          <table:table-cell table:number-columns-repeated="2"/>
          <table:table-cell ns41:value-type="float" office:value="576" office:value-type="float">
            <text:p>576</text:p>
          </table:table-cell>
          <table:table-cell ns41:value-type="float" office:value="81" office:value-type="float">
            <text:p>81</text:p>
          </table:table-cell>
          <table:table-cell ns41:value-type="float" office:value="30" office:value-type="float">
            <text:p>30</text:p>
          </table:table-cell>
          <table:table-cell ns41:value-type="float" office:value="3" office:value-type="float">
            <text:p>3</text:p>
          </table:table-cell>
          <table:table-cell ns41:value-type="float" office:value="1320" office:value-type="float">
            <text:p>1320</text:p>
          </table:table-cell>
          <table:table-cell ns41:value-type="float" table:style-name="ce6" office:value="142" office:value-type="float">
            <text:p>142</text:p>
          </table:table-cell>
          <table:table-cell ns41:value-type="float" table:style-name="ce6" office:value="111" office:value-type="float">
            <text:p>111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824" office:value-type="float">
            <text:p>824</text:p>
          </table:table-cell>
          <table:table-cell ns41:value-type="float" table:style-name="ce6" office:value="77" office:value-type="float">
            <text:p>77</text:p>
          </table:table-cell>
          <table:table-cell ns41:value-type="float" table:style-name="ce6" office:value="141" office:value-type="float">
            <text:p>141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285" office:value-type="float">
            <text:p>285</text:p>
          </table:table-cell>
          <table:table-cell ns41:value-type="float" table:style-name="ce6" office:value="34" office:value-type="float">
            <text:p>34</text:p>
          </table:table-cell>
          <table:table-cell ns41:value-type="float" table:style-name="ce6" office:value="63" office:value-type="float">
            <text:p>63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290" office:value-type="float">
            <text:p>290</text:p>
          </table:table-cell>
          <table:table-cell ns41:value-type="float" table:style-name="ce6" office:value="22" office:value-type="float">
            <text:p>22</text:p>
          </table:table-cell>
          <table:table-cell ns41:value-type="float" table:style-name="ce6" office:value="57" office:value-type="float">
            <text:p>57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274" office:value-type="float">
            <text:p>274</text:p>
          </table:table-cell>
          <table:table-cell ns41:value-type="float" table:style-name="ce6" office:value="21" office:value-type="float">
            <text:p>21</text:p>
          </table:table-cell>
          <table:table-cell ns41:value-type="float" table:style-name="ce6" office:value="87" office:value-type="float">
            <text:p>87</text:p>
          </table:table-cell>
          <table:table-cell ns41:value-type="float" table:style-name="ce6" office:value="4" office:value-type="float">
            <text:p>4</text:p>
          </table:table-cell>
          <table:table-cell table:number-columns-repeated="4"/>
          <table:table-cell ns41:value-type="float" office:value="3601" office:value-type="float">
            <text:p>3601</text:p>
          </table:table-cell>
          <table:table-cell ns41:value-type="float" office:value="413" office:value-type="float">
            <text:p>413</text:p>
          </table:table-cell>
          <table:table-cell ns41:value-type="float" office:value="490" office:value-type="float">
            <text:p>490</text:p>
          </table:table-cell>
          <table:table-cell ns41:value-type="float" office:value="19" office:value-type="float">
            <text:p>19</text:p>
          </table:table-cell>
          <table:table-cell ns41:value-type="float" office:value="4091" office:value-type="float">
            <text:p>4091</text:p>
          </table:table-cell>
          <table:table-cell ns41:value-type="float" office:value="432" office:value-type="float">
            <text:p>432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</text:p>
          </table:table-cell>
          <table:table-cell ns41:value-type="string" office:value-type="string">
            <text:p>B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 table:number-columns-repeated="3"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42" office:value-type="float">
            <text:p>4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0" office:value-type="float">
            <text:p>30</text:p>
          </table:table-cell>
          <table:table-cell ns41:value-type="float" table:style-name="ce6" office:value="16" office:value-type="float">
            <text:p>16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16" office:value-type="float">
            <text:p>16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1" office:value-type="float">
            <text:p>1</text:p>
          </table:table-cell>
          <table:table-cell table:style-name="ce6"/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8"/>
          <table:table-cell ns41:value-type="float" office:value="62" office:value-type="float">
            <text:p>62</text:p>
          </table:table-cell>
          <table:table-cell ns41:value-type="float" office:value="91" office:value-type="float">
            <text:p>91</text:p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68" office:value-type="float">
            <text:p>68</text:p>
          </table:table-cell>
          <table:table-cell ns41:value-type="float" office:value="95" office:value-type="float">
            <text:p>95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</text:p>
          </table:table-cell>
          <table:table-cell ns41:value-type="string" office:value-type="string">
            <text:p>D</text:p>
          </table:table-cell>
          <table:table-cell ns41:value-type="float" office:value="22" office:value-type="float">
            <text:p>22</text:p>
          </table:table-cell>
          <table:table-cell ns41:value-type="float" office:value="6" office:value-type="float">
            <text:p>6</text:p>
          </table:table-cell>
          <table:table-cell ns41:value-type="float" office:value="85" office:value-type="float">
            <text:p>85</text:p>
          </table:table-cell>
          <table:table-cell ns41:value-type="float" office:value="23" office:value-type="float">
            <text:p>23</text:p>
          </table:table-cell>
          <table:table-cell ns41:value-type="float" office:value="161" office:value-type="float">
            <text:p>161</text:p>
          </table:table-cell>
          <table:table-cell ns41:value-type="float" office:value="56" office:value-type="float">
            <text:p>56</text:p>
          </table:table-cell>
          <table:table-cell ns41:value-type="float" office:value="646" office:value-type="float">
            <text:p>646</text:p>
          </table:table-cell>
          <table:table-cell ns41:value-type="float" office:value="251" office:value-type="float">
            <text:p>251</text:p>
          </table:table-cell>
          <table:table-cell ns41:value-type="float" office:value="2" office:value-type="float">
            <text:p>2</text:p>
          </table:table-cell>
          <table:table-cell ns41:value-type="float" office:value="1044" office:value-type="float">
            <text:p>1044</text:p>
          </table:table-cell>
          <table:table-cell/>
          <table:table-cell ns41:value-type="float" office:value="391" office:value-type="float">
            <text:p>391</text:p>
          </table:table-cell>
          <table:table-cell ns41:value-type="float" office:value="71" office:value-type="float">
            <text:p>71</text:p>
          </table:table-cell>
          <table:table-cell ns41:value-type="float" office:value="2636" office:value-type="float">
            <text:p>2636</text:p>
          </table:table-cell>
          <table:table-cell ns41:value-type="float" office:value="23" office:value-type="float">
            <text:p>23</text:p>
          </table:table-cell>
          <table:table-cell ns41:value-type="float" office:value="761" office:value-type="float">
            <text:p>761</text:p>
          </table:table-cell>
          <table:table-cell ns41:value-type="float" office:value="208" office:value-type="float">
            <text:p>208</text:p>
          </table:table-cell>
          <table:table-cell ns41:value-type="float" office:value="712" office:value-type="float">
            <text:p>712</text:p>
          </table:table-cell>
          <table:table-cell ns41:value-type="float" office:value="35" office:value-type="float">
            <text:p>35</text:p>
          </table:table-cell>
          <table:table-cell ns41:value-type="float" office:value="164" office:value-type="float">
            <text:p>164</text:p>
          </table:table-cell>
          <table:table-cell ns41:value-type="float" office:value="2433" office:value-type="float">
            <text:p>2433</text:p>
          </table:table-cell>
          <table:table-cell ns41:value-type="float" office:value="1486" office:value-type="float">
            <text:p>1486</text:p>
          </table:table-cell>
          <table:table-cell ns41:value-type="float" office:value="217" office:value-type="float">
            <text:p>217</text:p>
          </table:table-cell>
          <table:table-cell ns41:value-type="float" office:value="348" office:value-type="float">
            <text:p>348</text:p>
          </table:table-cell>
          <table:table-cell ns41:value-type="float" office:value="3210" office:value-type="float">
            <text:p>3210</text:p>
          </table:table-cell>
          <table:table-cell ns41:value-type="float" table:style-name="ce6" office:value="490" office:value-type="float">
            <text:p>490</text:p>
          </table:table-cell>
          <table:table-cell ns41:value-type="float" table:style-name="ce6" office:value="326" office:value-type="float">
            <text:p>326</text:p>
          </table:table-cell>
          <table:table-cell ns41:value-type="float" table:style-name="ce6" office:value="67" office:value-type="float">
            <text:p>67</text:p>
          </table:table-cell>
          <table:table-cell ns41:value-type="float" table:style-name="ce6" office:value="1586" office:value-type="float">
            <text:p>1586</text:p>
          </table:table-cell>
          <table:table-cell ns41:value-type="float" table:style-name="ce6" office:value="147" office:value-type="float">
            <text:p>147</text:p>
          </table:table-cell>
          <table:table-cell ns41:value-type="float" table:style-name="ce6" office:value="212" office:value-type="float">
            <text:p>212</text:p>
          </table:table-cell>
          <table:table-cell ns41:value-type="float" table:style-name="ce6" office:value="29" office:value-type="float">
            <text:p>29</text:p>
          </table:table-cell>
          <table:table-cell ns41:value-type="float" table:style-name="ce6" office:value="492" office:value-type="float">
            <text:p>492</text:p>
          </table:table-cell>
          <table:table-cell ns41:value-type="float" table:style-name="ce6" office:value="39" office:value-type="float">
            <text:p>39</text:p>
          </table:table-cell>
          <table:table-cell ns41:value-type="float" table:style-name="ce6" office:value="71" office:value-type="float">
            <text:p>71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404" office:value-type="float">
            <text:p>404</text:p>
          </table:table-cell>
          <table:table-cell ns41:value-type="float" table:style-name="ce6" office:value="31" office:value-type="float">
            <text:p>31</text:p>
          </table:table-cell>
          <table:table-cell ns41:value-type="float" table:style-name="ce6" office:value="50" office:value-type="float">
            <text:p>50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324" office:value-type="float">
            <text:p>324</text:p>
          </table:table-cell>
          <table:table-cell ns41:value-type="float" table:style-name="ce6" office:value="18" office:value-type="float">
            <text:p>18</text:p>
          </table:table-cell>
          <table:table-cell ns41:value-type="float" table:style-name="ce6" office:value="44" office:value-type="float">
            <text:p>44</text:p>
          </table:table-cell>
          <table:table-cell ns41:value-type="float" table:style-name="ce6" office:value="7" office:value-type="float">
            <text:p>7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8730" office:value-type="float">
            <text:p>8730</text:p>
          </table:table-cell>
          <table:table-cell ns41:value-type="float" office:value="7517" office:value-type="float">
            <text:p>7517</text:p>
          </table:table-cell>
          <table:table-cell ns41:value-type="float" office:value="979" office:value-type="float">
            <text:p>979</text:p>
          </table:table-cell>
          <table:table-cell ns41:value-type="float" office:value="2115" office:value-type="float">
            <text:p>2115</text:p>
          </table:table-cell>
          <table:table-cell ns41:value-type="float" office:value="9709" office:value-type="float">
            <text:p>9709</text:p>
          </table:table-cell>
          <table:table-cell ns41:value-type="float" office:value="9632" office:value-type="float">
            <text:p>9632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VII</text:p>
          </table:table-cell>
          <table:table-cell table:style-name="ce16"/>
          <table:table-cell ns41:value-type="float" table:style-name="ce16" office:value="22" office:value-type="float">
            <text:p>22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85" office:value-type="float">
            <text:p>85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16" office:value="161" office:value-type="float">
            <text:p>161</text:p>
          </table:table-cell>
          <table:table-cell ns41:value-type="float" table:style-name="ce16" office:value="56" office:value-type="float">
            <text:p>56</text:p>
          </table:table-cell>
          <table:table-cell ns41:value-type="float" table:style-name="ce16" office:value="646" office:value-type="float">
            <text:p>646</text:p>
          </table:table-cell>
          <table:table-cell ns41:value-type="float" table:style-name="ce16" office:value="251" office:value-type="float">
            <text:p>25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045" office:value-type="float">
            <text:p>1045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91" office:value-type="float">
            <text:p>391</text:p>
          </table:table-cell>
          <table:table-cell ns41:value-type="float" table:style-name="ce16" office:value="79" office:value-type="float">
            <text:p>79</text:p>
          </table:table-cell>
          <table:table-cell ns41:value-type="float" table:style-name="ce16" office:value="2670" office:value-type="float">
            <text:p>2670</text:p>
          </table:table-cell>
          <table:table-cell ns41:value-type="float" table:style-name="ce16" office:value="24" office:value-type="float">
            <text:p>24</text:p>
          </table:table-cell>
          <table:table-cell ns41:value-type="float" table:style-name="ce16" office:value="764" office:value-type="float">
            <text:p>764</text:p>
          </table:table-cell>
          <table:table-cell ns41:value-type="float" table:style-name="ce16" office:value="232" office:value-type="float">
            <text:p>232</text:p>
          </table:table-cell>
          <table:table-cell ns41:value-type="float" table:style-name="ce16" office:value="742" office:value-type="float">
            <text:p>742</text:p>
          </table:table-cell>
          <table:table-cell ns41:value-type="float" table:style-name="ce16" office:value="36" office:value-type="float">
            <text:p>36</text:p>
          </table:table-cell>
          <table:table-cell ns41:value-type="float" table:style-name="ce16" office:value="164" office:value-type="float">
            <text:p>164</text:p>
          </table:table-cell>
          <table:table-cell ns41:value-type="float" table:style-name="ce16" office:value="3021" office:value-type="float">
            <text:p>3021</text:p>
          </table:table-cell>
          <table:table-cell ns41:value-type="float" table:style-name="ce16" office:value="1611" office:value-type="float">
            <text:p>1611</text:p>
          </table:table-cell>
          <table:table-cell ns41:value-type="float" table:style-name="ce16" office:value="248" office:value-type="float">
            <text:p>248</text:p>
          </table:table-cell>
          <table:table-cell ns41:value-type="float" table:style-name="ce16" office:value="353" office:value-type="float">
            <text:p>353</text:p>
          </table:table-cell>
          <table:table-cell ns41:value-type="float" table:style-name="ce16" office:value="4561" office:value-type="float">
            <text:p>4561</text:p>
          </table:table-cell>
          <table:table-cell ns41:value-type="float" table:style-name="ce16" office:value="648" office:value-type="float">
            <text:p>648</text:p>
          </table:table-cell>
          <table:table-cell ns41:value-type="float" table:style-name="ce16" office:value="440" office:value-type="float">
            <text:p>440</text:p>
          </table:table-cell>
          <table:table-cell ns41:value-type="float" table:style-name="ce16" office:value="70" office:value-type="float">
            <text:p>70</text:p>
          </table:table-cell>
          <table:table-cell ns41:value-type="float" table:style-name="ce16" office:value="2426" office:value-type="float">
            <text:p>2426</text:p>
          </table:table-cell>
          <table:table-cell ns41:value-type="float" table:style-name="ce16" office:value="228" office:value-type="float">
            <text:p>228</text:p>
          </table:table-cell>
          <table:table-cell ns41:value-type="float" table:style-name="ce16" office:value="354" office:value-type="float">
            <text:p>354</text:p>
          </table:table-cell>
          <table:table-cell ns41:value-type="float" table:style-name="ce16" office:value="30" office:value-type="float">
            <text:p>30</text:p>
          </table:table-cell>
          <table:table-cell ns41:value-type="float" table:style-name="ce16" office:value="782" office:value-type="float">
            <text:p>782</text:p>
          </table:table-cell>
          <table:table-cell ns41:value-type="float" table:style-name="ce16" office:value="74" office:value-type="float">
            <text:p>74</text:p>
          </table:table-cell>
          <table:table-cell ns41:value-type="float" table:style-name="ce16" office:value="134" office:value-type="float">
            <text:p>134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694" office:value-type="float">
            <text:p>694</text:p>
          </table:table-cell>
          <table:table-cell ns41:value-type="float" table:style-name="ce16" office:value="53" office:value-type="float">
            <text:p>53</text:p>
          </table:table-cell>
          <table:table-cell ns41:value-type="float" table:style-name="ce16" office:value="107" office:value-type="float">
            <text:p>107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598" office:value-type="float">
            <text:p>598</text:p>
          </table:table-cell>
          <table:table-cell ns41:value-type="float" table:style-name="ce16" office:value="39" office:value-type="float">
            <text:p>39</text:p>
          </table:table-cell>
          <table:table-cell ns41:value-type="float" table:style-name="ce16" office:value="131" office:value-type="float">
            <text:p>131</text:p>
          </table:table-cell>
          <table:table-cell ns41:value-type="float" table:style-name="ce16" office:value="11" office:value-type="float">
            <text:p>1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46" office:value="12395" office:value-type="float">
            <text:p>12395</text:p>
          </table:table-cell>
          <table:table-cell ns41:value-type="float" table:style-name="ce46" office:value="8024" office:value-type="float">
            <text:p>8024</text:p>
          </table:table-cell>
          <table:table-cell ns41:value-type="float" table:style-name="ce46" office:value="1475" office:value-type="float">
            <text:p>1475</text:p>
          </table:table-cell>
          <table:table-cell ns41:value-type="float" table:style-name="ce46" office:value="2138" office:value-type="float">
            <text:p>2138</text:p>
          </table:table-cell>
          <table:table-cell ns41:value-type="float" table:style-name="ce46" office:value="13870" office:value-type="float">
            <text:p>13870</text:p>
          </table:table-cell>
          <table:table-cell ns41:value-type="float" table:style-name="ce46" office:value="10162" office:value-type="float">
            <text:p>10162</text:p>
          </table:table-cell>
          <table:table-cell ns41:value-type="float" table:style-name="ce46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XVIII</text:p>
          </table:table-cell>
          <table:table-cell table:number-columns-repeated="2"/>
          <table:table-cell ns41:value-type="string" table:style-name="ce24" office:value-type="string">
            <text:p>Visscherij (incl. vischkweekerij) en jach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Zeevisscherij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Zeevisschers</text:p>
          </table:table-cell>
          <table:table-cell ns41:value-type="string" office:value-type="string">
            <text:p>A</text:p>
          </table:table-cell>
          <table:table-cell table:number-columns-repeated="16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32" office:value-type="float">
            <text:p>32</text:p>
          </table:table-cell>
          <table:table-cell ns41:value-type="float" office:value="6" office:value-type="float">
            <text:p>6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2" office:value-type="float">
            <text:p>32</text:p>
          </table:table-cell>
          <table:table-cell ns41:value-type="float" office:value="6" office:value-type="float">
            <text:p>6</text:p>
          </table:table-cell>
          <table:table-cell ns41:value-type="float" office:value="9" office:value-type="float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8" office:value-type="float">
            <text:p>8</text:p>
          </table:table-cell>
          <table:table-cell ns41:value-type="float" office:value="18" office:value-type="float">
            <text:p>18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8" office:value-type="float">
            <text:p>8</text:p>
          </table:table-cell>
          <table:table-cell ns41:value-type="float" office:value="18" office:value-type="float">
            <text:p>18</text:p>
          </table:table-cell>
          <table:table-cell ns41:value-type="float" office:value="10" office:value-type="float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Visscherij in binnenwater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Vissch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6" office:value-type="float">
            <text:p>36</text:p>
          </table:table-cell>
          <table:table-cell ns41:value-type="float" office:value="10" office:value-type="float">
            <text:p>10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6" office:value-type="float">
            <text:p>36</text:p>
          </table:table-cell>
          <table:table-cell ns41:value-type="float" office:value="10" office:value-type="float">
            <text:p>10</text:p>
          </table:table-cell>
          <table:table-cell ns41:value-type="float" office:value="11" office:value-type="float">
            <text:p>1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13" office:value-type="float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Jach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Jagers</text:p>
          </table:table-cell>
          <table:table-cell ns41:value-type="string" office:value-type="string">
            <text:p>D</text:p>
          </table:table-cell>
          <table:table-cell table:number-columns-repeated="24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Vogelvang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15" office:value-type="float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I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8" office:value-type="float">
            <text:p>18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23" office:value-type="float">
            <text:p>2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70" office:value-type="float">
            <text:p>70</text:p>
          </table:table-cell>
          <table:table-cell ns41:value-type="float" office:value="21" office:value-type="float">
            <text:p>2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70" office:value-type="float">
            <text:p>70</text:p>
          </table:table-cell>
          <table:table-cell ns41:value-type="float" office:value="21" office:value-type="float">
            <text:p>21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I</text:p>
          </table:table-cell>
          <table:table-cell ns41:value-type="string" office:value-type="string">
            <text:p>B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I</text:p>
          </table:table-cell>
          <table:table-cell ns41:value-type="string" office:value-type="string">
            <text:p>C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VIII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9" office:value-type="float">
            <text:p>9</text:p>
          </table:table-cell>
          <table:table-cell ns41:value-type="float" office:value="25" office:value-type="float">
            <text:p>2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9" office:value-type="float">
            <text:p>9</text:p>
          </table:table-cell>
          <table:table-cell ns41:value-type="float" office:value="25" office:value-type="float">
            <text:p>25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VIII</text:p>
          </table:table-cell>
          <table:table-cell table:style-name="ce16" table:number-columns-repeated="2"/>
          <table:table-cell ns41:value-type="float" office:value="0" table:style-name="ce16" table:number-columns-repeated="8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5" office:value-type="float">
            <text:p>15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1" office:value-type="float">
            <text:p>1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11" office:value-type="float">
            <text:p>1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9" office:value-type="float">
            <text:p>29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7" office:value-type="float">
            <text:p>7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table:style-name="ce16"/>
          <table:table-cell ns41:value-type="float" table:style-name="ce46" office:value="79" office:value-type="float">
            <text:p>79</text:p>
          </table:table-cell>
          <table:table-cell ns41:value-type="float" table:style-name="ce46" office:value="47" office:value-type="float">
            <text:p>47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79" office:value-type="float">
            <text:p>79</text:p>
          </table:table-cell>
          <table:table-cell ns41:value-type="float" table:style-name="ce46" office:value="47" office:value-type="float">
            <text:p>47</text:p>
          </table:table-cell>
          <table:table-cell ns41:value-type="float" table:style-name="ce46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IX</text:p>
          </table:table-cell>
          <table:table-cell table:number-columns-repeated="2"/>
          <table:table-cell ns41:value-type="string" table:style-name="ce24" office:value-type="string">
            <text:p>Warenhandel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Handel in grondstoff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3" office:value-type="float">
            <text:p>13</text:p>
          </table:table-cell>
          <table:table-cell ns41:value-type="float" office:value="18" office:value-type="float">
            <text:p>18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3" office:value-type="float">
            <text:p>13</text:p>
          </table:table-cell>
          <table:table-cell ns41:value-type="float" office:value="18" office:value-type="float">
            <text:p>18</text:p>
          </table:table-cell>
          <table:table-cell ns41:value-type="float" office:value="16" office:value-type="float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3" office:value-type="float">
            <text:p>23</text:p>
          </table:table-cell>
          <table:table-cell ns41:value-type="float" office:value="3" table:style-name="ce6" table:number-columns-repeated="2" office:value-type="float">
            <text:p>3</text:p>
          </table:table-cell>
          <table:table-cell/>
          <table:table-cell ns41:value-type="float" office:value="23" office:value-type="float">
            <text:p>2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86" office:value-type="float">
            <text:p>86</text:p>
          </table:table-cell>
          <table:table-cell ns41:value-type="float" office:value="10" office:value-type="float">
            <text:p>10</text:p>
          </table:table-cell>
          <table:table-cell ns41:value-type="float" office:value="5" office:value-type="float">
            <text:p>5</text:p>
          </table:table-cell>
          <table:table-cell ns41:value-type="float" office:value="0" office:value-type="float">
            <text:p/>
          </table:table-cell>
          <table:table-cell ns41:value-type="float" office:value="91" office:value-type="float">
            <text:p>91</text:p>
          </table:table-cell>
          <table:table-cell ns41:value-type="float" office:value="10" office:value-type="float">
            <text:p>10</text:p>
          </table:table-cell>
          <table:table-cell ns41:value-type="float" office:value="17" office:value-type="float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Handel in voorwerpen van kleed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8"/>
          <table:table-cell ns41:value-type="float" office:value="0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20" office:value-type="float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9" office:value-type="float">
            <text:p>19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7" office:value-type="float">
            <text:p>27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" office:value-type="float">
            <text:p>6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5"/>
          <table:table-cell ns41:value-type="float" office:value="60" office:value-type="float">
            <text:p>60</text:p>
          </table:table-cell>
          <table:table-cell ns41:value-type="float" office:value="26" office:value-type="float">
            <text:p>26</text:p>
          </table:table-cell>
          <table:table-cell ns41:value-type="float" office:value="13" office:value-type="float">
            <text:p>13</text:p>
          </table:table-cell>
          <table:table-cell ns41:value-type="float" office:value="3" office:value-type="float">
            <text:p>3</text:p>
          </table:table-cell>
          <table:table-cell ns41:value-type="float" office:value="73" office:value-type="float">
            <text:p>73</text:p>
          </table:table-cell>
          <table:table-cell ns41:value-type="float" office:value="29" office:value-type="float">
            <text:p>29</text:p>
          </table:table-cell>
          <table:table-cell ns41:value-type="float" office:value="21" office:value-type="float">
            <text:p>2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2" office:value-type="float">
            <text:p>2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3" office:value-type="float">
            <text:p>3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32" office:value-type="float">
            <text:p>32</text:p>
          </table:table-cell>
          <table:table-cell ns41:value-type="float" office:value="28" office:value-type="float">
            <text:p>28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86" office:value-type="float">
            <text:p>86</text:p>
          </table:table-cell>
          <table:table-cell ns41:value-type="float" table:style-name="ce6" office:value="16" office:value-type="float">
            <text:p>16</text:p>
          </table:table-cell>
          <table:table-cell ns41:value-type="float" table:style-name="ce6" office:value="28" office:value-type="float">
            <text:p>28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43" office:value-type="float">
            <text:p>43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15" office:value-type="float">
            <text:p>15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3" office:value-type="float">
            <text:p>1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8" office:value-type="float">
            <text:p>8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5"/>
          <table:table-cell ns41:value-type="float" office:value="196" office:value-type="float">
            <text:p>196</text:p>
          </table:table-cell>
          <table:table-cell ns41:value-type="float" office:value="64" office:value-type="float">
            <text:p>64</text:p>
          </table:table-cell>
          <table:table-cell ns41:value-type="float" office:value="62" office:value-type="float">
            <text:p>62</text:p>
          </table:table-cell>
          <table:table-cell ns41:value-type="float" office:value="13" office:value-type="float">
            <text:p>13</text:p>
          </table:table-cell>
          <table:table-cell ns41:value-type="float" office:value="258" office:value-type="float">
            <text:p>258</text:p>
          </table:table-cell>
          <table:table-cell ns41:value-type="float" office:value="77" office:value-type="float">
            <text:p>77</text:p>
          </table:table-cell>
          <table:table-cell ns41:value-type="float" office:value="23" office:value-type="float">
            <text:p>2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7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24" office:value-type="float">
            <text:p>2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Winkelbedienden</text:p>
          </table:table-cell>
          <table:table-cell ns41:value-type="string" office:value-type="string">
            <text:p>C</text:p>
          </table:table-cell>
          <table:table-cell table:number-columns-repeated="4"/>
          <table:table-cell ns41:value-type="float" office:value="3" office:value-type="float">
            <text:p>3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3" office:value-type="float">
            <text:p>13</text:p>
          </table:table-cell>
          <table:table-cell table:number-columns-repeated="3"/>
          <table:table-cell ns41:value-type="float" office:value="23" office:value-type="float">
            <text:p>23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6"/>
          <table:table-cell ns41:value-type="float" office:value="2" office:value-type="float">
            <text:p>2</text:p>
          </table:table-cell>
          <table:table-cell ns41:value-type="float" office:value="63" office:value-type="float">
            <text:p>63</text:p>
          </table:table-cell>
          <table:table-cell ns41:value-type="float" office:value="0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66" office:value-type="float">
            <text:p>66</text:p>
          </table:table-cell>
          <table:table-cell ns41:value-type="float" office:value="25" office:value-type="float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XIX</text:p>
          </table:table-cell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Handel in voorwerpen van voeding en geno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3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3" office:value-type="float">
            <text:p>3</text:p>
          </table:table-cell>
          <table:table-cell ns41:value-type="float" office:value="14" office:value-type="float">
            <text:p>14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4" office:value-type="float">
            <text:p>4</text:p>
          </table:table-cell>
          <table:table-cell ns41:value-type="float" office:value="22" office:value-type="float">
            <text:p>22</text:p>
          </table:table-cell>
          <table:table-cell ns41:value-type="float" office:value="1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Broodventer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18" office:value-type="float">
            <text:p>18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Depothouders</text:p>
          </table:table-cell>
          <table:table-cell ns41:value-type="string" office:value-type="string">
            <text:p>B</text:p>
          </table:table-cell>
          <table:table-cell table:number-columns-repeated="22"/>
          <table:table-cell ns41:value-type="float" office:value="1" table:number-columns-repeated="2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4" office:value-type="float">
            <text:p>4</text:p>
          </table:table-cell>
          <table:table-cell ns41:value-type="float" office:value="0" office:value-type="float">
            <text:p/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9" office:value-type="float">
            <text:p>19</text:p>
          </table:table-cell>
          <table:table-cell ns41:value-type="float" office:value="3" table:number-columns-repeated="2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10" table:number-columns-repeated="2" office:value-type="float">
            <text:p>10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9" office:value-type="float">
            <text:p>29</text:p>
          </table:table-cell>
          <table:table-cell ns41:value-type="float" office:value="10" office:value-type="float">
            <text:p>10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62" office:value-type="float">
            <text:p>62</text:p>
          </table:table-cell>
          <table:table-cell ns41:value-type="float" table:style-name="ce6" office:value="4" office:value-type="float">
            <text:p>4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30" office:value-type="float">
            <text:p>30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150" office:value-type="float">
            <text:p>150</text:p>
          </table:table-cell>
          <table:table-cell ns41:value-type="float" office:value="34" office:value-type="float">
            <text:p>34</text:p>
          </table:table-cell>
          <table:table-cell ns41:value-type="float" office:value="39" office:value-type="float">
            <text:p>39</text:p>
          </table:table-cell>
          <table:table-cell ns41:value-type="float" office:value="16" office:value-type="float">
            <text:p>16</text:p>
          </table:table-cell>
          <table:table-cell ns41:value-type="float" office:value="189" office:value-type="float">
            <text:p>189</text:p>
          </table:table-cell>
          <table:table-cell ns41:value-type="float" office:value="50" office:value-type="float">
            <text:p>50</text:p>
          </table:table-cell>
          <table:table-cell ns41:value-type="float" office:value="4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5" office:value-type="float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/>
          <table:table-cell ns41:value-type="float" office:value="3" table:number-columns-repeated="3" office:value-type="float">
            <text:p>3</text:p>
          </table:table-cell>
          <table:table-cell table:number-columns-repeated="2"/>
          <table:table-cell ns41:value-type="float" office:value="83" office:value-type="float">
            <text:p>83</text:p>
          </table:table-cell>
          <table:table-cell ns41:value-type="float" office:value="11" office:value-type="float">
            <text:p>11</text:p>
          </table:table-cell>
          <table:table-cell ns41:value-type="float" office:value="15" office:value-type="float">
            <text:p>15</text:p>
          </table:table-cell>
          <table:table-cell ns41:value-type="float" office:value="5" office:value-type="float">
            <text:p>5</text:p>
          </table:table-cell>
          <table:table-cell ns41:value-type="float" office:value="191" office:value-type="float">
            <text:p>191</text:p>
          </table:table-cell>
          <table:table-cell ns41:value-type="float" table:style-name="ce6" office:value="10" office:value-type="float">
            <text:p>10</text:p>
          </table:table-cell>
          <table:table-cell ns41:value-type="float" table:style-name="ce6" office:value="81" office:value-type="float">
            <text:p>81</text:p>
          </table:table-cell>
          <table:table-cell ns41:value-type="float" table:style-name="ce6" office:value="13" office:value-type="float">
            <text:p>13</text:p>
          </table:table-cell>
          <table:table-cell ns41:value-type="float" table:style-name="ce6" office:value="96" office:value-type="float">
            <text:p>96</text:p>
          </table:table-cell>
          <table:table-cell/>
          <table:table-cell ns41:value-type="float" office:value="91" office:value-type="float">
            <text:p>91</text:p>
          </table:table-cell>
          <table:table-cell ns41:value-type="float" office:value="9" office:value-type="float">
            <text:p>9</text:p>
          </table:table-cell>
          <table:table-cell ns41:value-type="float" office:value="39" office:value-type="float">
            <text:p>39</text:p>
          </table:table-cell>
          <table:table-cell/>
          <table:table-cell ns41:value-type="float" office:value="37" office:value-type="float">
            <text:p>37</text:p>
          </table:table-cell>
          <table:table-cell ns41:value-type="float" office:value="4" office:value-type="float">
            <text:p>4</text:p>
          </table:table-cell>
          <table:table-cell ns41:value-type="float" office:value="45" office:value-type="float">
            <text:p>45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 ns41:value-type="float" office:value="1" office:value-type="float">
            <text:p>1</text:p>
          </table:table-cell>
          <table:table-cell ns41:value-type="float" office:value="45" office:value-type="float">
            <text:p>45</text:p>
          </table:table-cell>
          <table:table-cell ns41:value-type="float" office:value="2" office:value-type="float">
            <text:p>2</text:p>
          </table:table-cell>
          <table:table-cell ns41:value-type="float" office:value="51" office:value-type="float">
            <text:p>51</text:p>
          </table:table-cell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503" office:value-type="float">
            <text:p>503</text:p>
          </table:table-cell>
          <table:table-cell ns41:value-type="float" office:value="37" office:value-type="float">
            <text:p>37</text:p>
          </table:table-cell>
          <table:table-cell ns41:value-type="float" office:value="306" office:value-type="float">
            <text:p>306</text:p>
          </table:table-cell>
          <table:table-cell ns41:value-type="float" office:value="37" office:value-type="float">
            <text:p>37</text:p>
          </table:table-cell>
          <table:table-cell ns41:value-type="float" office:value="809" office:value-type="float">
            <text:p>809</text:p>
          </table:table-cell>
          <table:table-cell ns41:value-type="float" office:value="74" office:value-type="float">
            <text:p>74</text:p>
          </table:table-cell>
          <table:table-cell ns41:value-type="float" office:value="6" office:value-type="float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7" office:value-type="float">
            <text:p>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Winkelbedienden</text:p>
          </table:table-cell>
          <table:table-cell ns41:value-type="string" office:value-type="string">
            <text:p>C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5" office:value-type="float">
            <text:p>1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2" table:number-columns-repeated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1"/>
          <table:table-cell ns41:value-type="float" office:value="2" office:value-type="float">
            <text:p>2</text:p>
          </table:table-cell>
          <table:table-cell ns41:value-type="float" office:value="45" office:value-type="float">
            <text:p>45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3" office:value-type="float">
            <text:p>3</text:p>
          </table:table-cell>
          <table:table-cell ns41:value-type="float" office:value="51" office:value-type="float">
            <text:p>51</text:p>
          </table:table-cell>
          <table:table-cell ns41:value-type="float" office:value="8" office:value-type="float">
            <text:p>8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Handel in voorwerpen van won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7" office:value-type="float">
            <text:p>27</text:p>
          </table:table-cell>
          <table:table-cell ns41:value-type="float" office:value="2" office:value-type="float">
            <text:p>2</text:p>
          </table:table-cell>
          <table:table-cell ns41:value-type="float" office:value="10" office:value-type="float">
            <text:p>10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Winkelbedienden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/>
          <table:table-cell table:style-name="ce15" table:number-columns-repeated="963"/>
        </table:table-row>
        <table:table-row table:style-name="ro6">
          <table:table-cell table:style-name="ce9"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Handel in boek- en kunstwerken (incl. dagbladen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36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Uitgev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19"/>
          <table:table-cell ns41:value-type="float" office:value="3" office:value-type="float">
            <text:p>3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office:value-type="float">
            <text:p/>
          </table:table-cell>
          <table:table-cell ns41:value-type="float" office:value="13" office:value-type="float">
            <text:p>13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0" office:value-type="float">
            <text:p>10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Winkelbedienden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F.</text:p>
          </table:table-cell>
          <table:table-cell/>
          <table:table-cell ns41:value-type="string" table:style-name="ce24" office:value-type="string">
            <text:p>Handel in luxe artikel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3" office:value-type="float">
            <text:p>13</text:p>
          </table:table-cell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13" office:value-type="float">
            <text:p>13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35" office:value-type="float">
            <text:p>35</text:p>
          </table:table-cell>
          <table:table-cell ns41:value-type="float" office:value="30" office:value-type="float">
            <text:p>30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37" office:value-type="float">
            <text:p>37</text:p>
          </table:table-cell>
          <table:table-cell ns41:value-type="float" office:value="30" office:value-type="float">
            <text:p>30</text:p>
          </table:table-cell>
          <table:table-cell ns41:value-type="float" office:value="16" office:value-type="float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3" table:style-name="ce6" table:number-columns-repeated="2" office:value-type="float">
            <text:p>3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5" office:value-type="float">
            <text:p>25</text:p>
          </table:table-cell>
          <table:table-cell ns41:value-type="float" office:value="12" office:value-type="float">
            <text:p>12</text:p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34" office:value-type="float">
            <text:p>34</text:p>
          </table:table-cell>
          <table:table-cell ns41:value-type="float" office:value="14" office:value-type="float">
            <text:p>14</text:p>
          </table:table-cell>
          <table:table-cell ns41:value-type="float" office:value="18" office:value-type="float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9"/>
          <table:table-cell ns41:value-type="float" office:value="4" office:value-type="float">
            <text:p>4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19" office:value-type="float">
            <text:p>19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Winkelbedienden</text:p>
          </table:table-cell>
          <table:table-cell ns41:value-type="string" office:value-type="string">
            <text:p>C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41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number-columns-repeated="49"/>
          <table:table-cell ns41:value-type="float" office:value="0" table:number-columns-repeated="6" office:value-type="float">
            <text:p/>
          </table:table-cell>
          <table:table-cell table:number-columns-repeated="2"/>
          <table:table-cell table:style-name="ce15" table:number-columns-repeated="963"/>
        </table:table-row>
        <table:table-row table:style-name="ro6">
          <table:table-cell table:style-name="ce9"/>
          <table:table-cell ns41:value-type="string" office:value-type="string">
            <text:p>G.</text:p>
          </table:table-cell>
          <table:table-cell/>
          <table:table-cell ns41:value-type="string" table:style-name="ce24" office:value-type="string">
            <text:p>Handel in levend vee en gevogelte.</text:p>
          </table:table-cell>
          <table:table-cell table:number-columns-repeated="49"/>
          <table:table-cell ns41:value-type="float" office:value="0" table:number-columns-repeated="6" office:value-type="float">
            <text:p/>
          </table:table-cell>
          <table:table-cell table:number-columns-repeated="2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9" office:value-type="float">
            <text:p>9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30" office:value-type="float">
            <text:p>30</text:p>
          </table:table-cell>
          <table:table-cell ns41:value-type="float" office:value="23" office:value-type="float">
            <text:p>23</text:p>
          </table:table-cell>
          <table:table-cell table:number-columns-repeated="2"/>
          <table:table-cell ns41:value-type="float" office:value="50" office:value-type="float">
            <text:p>50</text:p>
          </table:table-cell>
          <table:table-cell ns41:value-type="float" table:style-name="ce6" office:value="15" office:value-type="float">
            <text:p>15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6"/>
          <table:table-cell ns41:value-type="float" office:value="115" office:value-type="float">
            <text:p>115</text:p>
          </table:table-cell>
          <table:table-cell ns41:value-type="float" office:value="63" office:value-type="float">
            <text:p>6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15" office:value-type="float">
            <text:p>115</text:p>
          </table:table-cell>
          <table:table-cell ns41:value-type="float" office:value="63" office:value-type="float">
            <text:p>63</text:p>
          </table:table-cell>
          <table:table-cell table:number-columns-repeated="2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8" office:value-type="float">
            <text:p>8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H.</text:p>
          </table:table-cell>
          <table:table-cell/>
          <table:table-cell ns41:value-type="string" table:style-name="ce24" office:value-type="string">
            <text:p>Handel in andere war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25" office:value-type="float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Kooplieden</text:p>
          </table:table-cell>
          <table:table-cell ns41:value-type="string" office:value-type="string">
            <text:p>A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7" office:value-type="float">
            <text:p>17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23" office:value-type="float">
            <text:p>23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60" office:value-type="float">
            <text:p>60</text:p>
          </table:table-cell>
          <table:table-cell ns41:value-type="float" office:value="23" office:value-type="float">
            <text:p>23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61" office:value-type="float">
            <text:p>61</text:p>
          </table:table-cell>
          <table:table-cell ns41:value-type="float" office:value="23" office:value-type="float">
            <text:p>23</text:p>
          </table:table-cell>
          <table:table-cell ns41:value-type="float" office:value="26" office:value-type="float">
            <text:p>26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Kramers en rondventers</text:p>
          </table:table-cell>
          <table:table-cell ns41:value-type="string" office:value-type="string">
            <text:p>A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0" office:value-type="float">
            <text:p>10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0" office:value-type="float">
            <text:p>10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4" office:value-type="float">
            <text:p>4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30" office:value-type="float">
            <text:p>30</text:p>
          </table:table-cell>
          <table:table-cell ns41:value-type="float" office:value="39" office:value-type="float">
            <text:p>39</text:p>
          </table:table-cell>
          <table:table-cell ns41:value-type="float" office:value="21" office:value-type="float">
            <text:p>21</text:p>
          </table:table-cell>
          <table:table-cell ns41:value-type="float" office:value="5" office:value-type="float">
            <text:p>5</text:p>
          </table:table-cell>
          <table:table-cell ns41:value-type="float" office:value="51" office:value-type="float">
            <text:p>51</text:p>
          </table:table-cell>
          <table:table-cell ns41:value-type="float" office:value="44" office:value-type="float">
            <text:p>44</text:p>
          </table:table-cell>
          <table:table-cell ns41:value-type="float" office:value="27" office:value-type="float">
            <text:p>27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4" table:number-columns-repeated="2" office:value-type="float">
            <text:p>4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1" table:number-columns-repeated="3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6" office:value-type="float">
            <text:p>16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4" office:value-type="float">
            <text:p>14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39" office:value-type="float">
            <text:p>39</text:p>
          </table:table-cell>
          <table:table-cell ns41:value-type="float" office:value="33" office:value-type="float">
            <text:p>33</text:p>
          </table:table-cell>
          <table:table-cell ns41:value-type="float" office:value="35" office:value-type="float">
            <text:p>35</text:p>
          </table:table-cell>
          <table:table-cell ns41:value-type="float" office:value="12" office:value-type="float">
            <text:p>12</text:p>
          </table:table-cell>
          <table:table-cell ns41:value-type="float" office:value="74" office:value-type="float">
            <text:p>74</text:p>
          </table:table-cell>
          <table:table-cell ns41:value-type="float" office:value="45" office:value-type="float">
            <text:p>45</text:p>
          </table:table-cell>
          <table:table-cell ns41:value-type="float" office:value="28" office:value-type="float">
            <text:p>28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9" office:value-type="float">
            <text:p>29</text:p>
          </table:table-cell>
          <table:table-cell ns41:value-type="string" table:style-name="ce24" office:value-type="string">
            <text:p>Magazijn- en pakhuisknechts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23"/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" office:value-type="float">
            <text:p>4</text:p>
          </table:table-cell>
          <table:table-cell ns41:value-type="float" office:value="6" office:value-type="float">
            <text:p>6</text:p>
          </table:table-cell>
          <table:table-cell ns41:value-type="float" office:value="29" office:value-type="float">
            <text:p>29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0" office:value-type="float">
            <text:p>30</text:p>
          </table:table-cell>
          <table:table-cell ns41:value-type="string" table:style-name="ce24" office:value-type="string">
            <text:p>Tagrijnen (oudroestverkoopers)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30" office:value-type="float">
            <text:p>30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1" office:value-type="float">
            <text:p>31</text:p>
          </table:table-cell>
          <table:table-cell ns41:value-type="string" table:style-name="ce24" office:value-type="string">
            <text:p>Winkeliers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9"/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2" office:value-type="float">
            <text:p>3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32" office:value-type="float">
            <text:p>32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IX</text:p>
          </table:table-cell>
          <table:table-cell ns41:value-type="string" office:value-type="string">
            <text:p>A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89" office:value-type="float">
            <text:p>89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23" office:value-type="float">
            <text:p>23</text:p>
          </table:table-cell>
          <table:table-cell ns41:value-type="float" office:value="25" office:value-type="float">
            <text:p>2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60" office:value-type="float">
            <text:p>260</text:p>
          </table:table-cell>
          <table:table-cell ns41:value-type="float" office:value="120" office:value-type="float">
            <text:p>120</text:p>
          </table:table-cell>
          <table:table-cell ns41:value-type="float" office:value="31" office:value-type="float">
            <text:p>31</text:p>
          </table:table-cell>
          <table:table-cell ns41:value-type="float" office:value="9" office:value-type="float">
            <text:p>9</text:p>
          </table:table-cell>
          <table:table-cell ns41:value-type="float" office:value="533" office:value-type="float">
            <text:p>533</text:p>
          </table:table-cell>
          <table:table-cell ns41:value-type="float" table:style-name="ce6" office:value="68" office:value-type="float">
            <text:p>68</text:p>
          </table:table-cell>
          <table:table-cell ns41:value-type="float" table:style-name="ce6" office:value="137" office:value-type="float">
            <text:p>137</text:p>
          </table:table-cell>
          <table:table-cell ns41:value-type="float" table:style-name="ce6" office:value="22" office:value-type="float">
            <text:p>22</text:p>
          </table:table-cell>
          <table:table-cell ns41:value-type="float" table:style-name="ce6" office:value="248" office:value-type="float">
            <text:p>248</text:p>
          </table:table-cell>
          <table:table-cell ns41:value-type="float" table:style-name="ce6" office:value="8" office:value-type="float">
            <text:p>8</text:p>
          </table:table-cell>
          <table:table-cell ns41:value-type="float" table:style-name="ce6" office:value="136" office:value-type="float">
            <text:p>136</text:p>
          </table:table-cell>
          <table:table-cell ns41:value-type="float" table:style-name="ce6" office:value="16" office:value-type="float">
            <text:p>16</text:p>
          </table:table-cell>
          <table:table-cell ns41:value-type="float" table:style-name="ce6" office:value="83" office:value-type="float">
            <text:p>83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52" office:value-type="float">
            <text:p>52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88" office:value-type="float">
            <text:p>88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39" office:value-type="float">
            <text:p>39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89" office:value-type="float">
            <text:p>89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65" office:value-type="float">
            <text:p>65</text:p>
          </table:table-cell>
          <table:table-cell ns41:value-type="float" table:style-name="ce6" office:value="2" office:value-type="float">
            <text:p>2</text:p>
          </table:table-cell>
          <table:table-cell table:number-columns-repeated="4"/>
          <table:table-cell ns41:value-type="float" office:value="1332" office:value-type="float">
            <text:p>1332</text:p>
          </table:table-cell>
          <table:table-cell ns41:value-type="float" office:value="349" office:value-type="float">
            <text:p>349</text:p>
          </table:table-cell>
          <table:table-cell ns41:value-type="float" office:value="464" office:value-type="float">
            <text:p>464</text:p>
          </table:table-cell>
          <table:table-cell ns41:value-type="float" office:value="77" office:value-type="float">
            <text:p>77</text:p>
          </table:table-cell>
          <table:table-cell ns41:value-type="float" office:value="1796" office:value-type="float">
            <text:p>1796</text:p>
          </table:table-cell>
          <table:table-cell ns41:value-type="float" office:value="426" office:value-type="float">
            <text:p>426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IX</text:p>
          </table:table-cell>
          <table:table-cell ns41:value-type="string" office:value-type="string">
            <text:p>B</text:p>
          </table:table-cell>
          <table:table-cell table:number-columns-repeated="9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4" table:number-columns-repeated="2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" office:value-type="float">
            <text:p>6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5"/>
          <table:table-cell ns41:value-type="float" office:value="11" office:value-type="float">
            <text:p>11</text:p>
          </table:table-cell>
          <table:table-cell ns41:value-type="float" office:value="24" office:value-type="float">
            <text:p>24</text:p>
          </table:table-cell>
          <table:table-cell ns41:value-type="float" office:value="17" office:value-type="float">
            <text:p>17</text:p>
          </table:table-cell>
          <table:table-cell ns41:value-type="float" office:value="5" office:value-type="float">
            <text:p>5</text:p>
          </table:table-cell>
          <table:table-cell ns41:value-type="float" office:value="28" office:value-type="float">
            <text:p>28</text:p>
          </table:table-cell>
          <table:table-cell ns41:value-type="float" office:value="29" office:value-type="float">
            <text:p>29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X</text:p>
          </table:table-cell>
          <table:table-cell ns41:value-type="string" office:value-type="string">
            <text:p>C</text:p>
          </table:table-cell>
          <table:table-cell table:number-columns-repeated="4"/>
          <table:table-cell ns41:value-type="float" office:value="4" office:value-type="float">
            <text:p>4</text:p>
          </table:table-cell>
          <table:table-cell/>
          <table:table-cell ns41:value-type="float" office:value="16" office:value-type="float">
            <text:p>1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41" office:value-type="float">
            <text:p>41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3" office:value-type="float">
            <text:p>1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table:number-columns-repeated="3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6"/>
          <table:table-cell ns41:value-type="float" office:value="4" office:value-type="float">
            <text:p>4</text:p>
          </table:table-cell>
          <table:table-cell ns41:value-type="float" office:value="112" office:value-type="float">
            <text:p>112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5" office:value-type="float">
            <text:p>5</text:p>
          </table:table-cell>
          <table:table-cell ns41:value-type="float" office:value="121" office:value-type="float">
            <text:p>121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IX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2" office:value-type="float">
            <text:p>12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0" office:value-type="float">
            <text:p>20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20" office:value-type="float">
            <text:p>20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21" office:value-type="float">
            <text:p>21</text:p>
          </table:table-cell>
          <table:table-cell ns41:value-type="float" office:value="5" office:value-type="float">
            <text:p>5</text:p>
          </table:table-cell>
          <table:table-cell ns41:value-type="float" office:value="6" office:value-type="float">
            <text:p>6</text:p>
          </table:table-cell>
          <table:table-cell ns41:value-type="float" office:value="23" office:value-type="float">
            <text:p>23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23" office:value-type="float">
            <text:p>23</text:p>
          </table:table-cell>
          <table:table-cell/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61" office:value-type="float">
            <text:p>61</text:p>
          </table:table-cell>
          <table:table-cell ns41:value-type="float" office:value="88" office:value-type="float">
            <text:p>88</text:p>
          </table:table-cell>
          <table:table-cell ns41:value-type="float" office:value="52" office:value-type="float">
            <text:p>52</text:p>
          </table:table-cell>
          <table:table-cell ns41:value-type="float" office:value="22" office:value-type="float">
            <text:p>22</text:p>
          </table:table-cell>
          <table:table-cell ns41:value-type="float" office:value="113" office:value-type="float">
            <text:p>113</text:p>
          </table:table-cell>
          <table:table-cell ns41:value-type="float" office:value="110" office:value-type="float">
            <text:p>110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IX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4" office:value-type="float">
            <text:p>34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61" office:value-type="float">
            <text:p>6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157" office:value-type="float">
            <text:p>157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16" office:value="24" office:value-type="float">
            <text:p>24</text:p>
          </table:table-cell>
          <table:table-cell ns41:value-type="float" table:style-name="ce16" office:value="49" office:value-type="float">
            <text:p>49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281" office:value-type="float">
            <text:p>281</text:p>
          </table:table-cell>
          <table:table-cell ns41:value-type="float" table:style-name="ce16" office:value="158" office:value-type="float">
            <text:p>158</text:p>
          </table:table-cell>
          <table:table-cell ns41:value-type="float" table:style-name="ce16" office:value="38" office:value-type="float">
            <text:p>38</text:p>
          </table:table-cell>
          <table:table-cell ns41:value-type="float" table:style-name="ce16" office:value="18" office:value-type="float">
            <text:p>18</text:p>
          </table:table-cell>
          <table:table-cell ns41:value-type="float" table:style-name="ce16" office:value="565" office:value-type="float">
            <text:p>565</text:p>
          </table:table-cell>
          <table:table-cell ns41:value-type="float" table:style-name="ce16" office:value="77" office:value-type="float">
            <text:p>77</text:p>
          </table:table-cell>
          <table:table-cell ns41:value-type="float" table:style-name="ce16" office:value="167" office:value-type="float">
            <text:p>167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16" office:value="259" office:value-type="float">
            <text:p>259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151" office:value-type="float">
            <text:p>151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88" office:value-type="float">
            <text:p>88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59" office:value-type="float">
            <text:p>59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92" office:value-type="float">
            <text:p>92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43" office:value-type="float">
            <text:p>43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91" office:value-type="float">
            <text:p>91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71" office:value-type="float">
            <text:p>71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46" office:value="1408" office:value-type="float">
            <text:p>1408</text:p>
          </table:table-cell>
          <table:table-cell ns41:value-type="float" table:style-name="ce46" office:value="573" office:value-type="float">
            <text:p>573</text:p>
          </table:table-cell>
          <table:table-cell ns41:value-type="float" table:style-name="ce46" office:value="534" office:value-type="float">
            <text:p>534</text:p>
          </table:table-cell>
          <table:table-cell ns41:value-type="float" table:style-name="ce46" office:value="113" office:value-type="float">
            <text:p>113</text:p>
          </table:table-cell>
          <table:table-cell ns41:value-type="float" table:style-name="ce46" office:value="1942" office:value-type="float">
            <text:p>1942</text:p>
          </table:table-cell>
          <table:table-cell ns41:value-type="float" table:style-name="ce46" office:value="686" office:value-type="float">
            <text:p>686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</text:p>
          </table:table-cell>
          <table:table-cell table:number-columns-repeated="2"/>
          <table:table-cell ns41:value-type="string" table:style-name="ce24" office:value-type="string">
            <text:p>Verkeerswez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Spoor en tram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3" office:value-type="float">
            <text:p>33</text:p>
          </table:table-cell>
          <table:table-cell ns41:value-type="string" table:style-name="ce24" office:value-type="string">
            <text:p>Arbeiders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9"/>
          <table:table-cell ns41:value-type="float" office:value="12" office:value-type="float">
            <text:p>12</text:p>
          </table:table-cell>
          <table:table-cell ns41:value-type="float" office:value="3" office:value-type="float">
            <text:p>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2" office:value-type="float">
            <text:p>12</text:p>
          </table:table-cell>
          <table:table-cell ns41:value-type="float" office:value="3" office:value-type="float">
            <text:p>3</text:p>
          </table:table-cell>
          <table:table-cell ns41:value-type="float" office:value="33" office:value-type="float">
            <text:p>3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4" office:value-type="float">
            <text:p>3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8" office:value-type="float">
            <text:p>28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2" office:value-type="float">
            <text:p>22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57" office:value-type="float">
            <text:p>57</text:p>
          </table:table-cell>
          <table:table-cell ns41:value-type="float" office:value="8" office:value-type="float">
            <text:p>8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7" office:value-type="float">
            <text:p>57</text:p>
          </table:table-cell>
          <table:table-cell ns41:value-type="float" office:value="8" office:value-type="float">
            <text:p>8</text:p>
          </table:table-cell>
          <table:table-cell ns41:value-type="float" office:value="34" office:value-type="float">
            <text:p>3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5" office:value-type="float">
            <text:p>35</text:p>
          </table:table-cell>
          <table:table-cell ns41:value-type="string" table:style-name="ce24" office:value-type="string">
            <text:p>Beambten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9"/>
          <table:table-cell ns41:value-type="float" office:value="20" office:value-type="float">
            <text:p>20</text:p>
          </table:table-cell>
          <table:table-cell ns41:value-type="float" office:value="6" office:value-type="float">
            <text:p>6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0" office:value-type="float">
            <text:p>20</text:p>
          </table:table-cell>
          <table:table-cell ns41:value-type="float" office:value="6" office:value-type="float">
            <text:p>6</text:p>
          </table:table-cell>
          <table:table-cell ns41:value-type="float" office:value="35" office:value-type="float">
            <text:p>3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6" office:value-type="float">
            <text:p>3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/>
          <table:table-cell ns41:value-type="float" office:value="6" office:value-type="float">
            <text:p>6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17"/>
          <table:table-cell ns41:value-type="float" office:value="31" office:value-type="float">
            <text:p>31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39" office:value-type="float">
            <text:p>39</text:p>
          </table:table-cell>
          <table:table-cell ns41:value-type="float" office:value="5" office:value-type="float">
            <text:p>5</text:p>
          </table:table-cell>
          <table:table-cell ns41:value-type="float" office:value="36" office:value-type="float">
            <text:p>3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7" office:value-type="float">
            <text:p>37</text:p>
          </table:table-cell>
          <table:table-cell ns41:value-type="string" table:style-name="ce24" office:value-type="string">
            <text:p>Koetsiers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4" table:number-columns-repeated="2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37" office:value-type="float">
            <text:p>37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</text:p>
          </table:table-cell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Andere vervoermiddelen te land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4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Huurkoetsi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16" office:value-type="float">
            <text:p>16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6" office:value-type="float">
            <text:p>16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1" office:value-type="float">
            <text:p>11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32" office:value-type="float">
            <text:p>32</text:p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Voelieden</text:p>
          </table:table-cell>
          <table:table-cell ns41:value-type="string" office:value-type="string">
            <text:p>A</text:p>
          </table:table-cell>
          <table:table-cell table:number-columns-repeated="13"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46" office:value-type="float">
            <text:p>46</text:p>
          </table:table-cell>
          <table:table-cell ns41:value-type="float" office:value="15" office:value-type="float">
            <text:p>15</text:p>
          </table:table-cell>
          <table:table-cell table:number-columns-repeated="2"/>
          <table:table-cell ns41:value-type="float" office:value="72" office:value-type="float">
            <text:p>72</text:p>
          </table:table-cell>
          <table:table-cell ns41:value-type="float" table:style-name="ce6" office:value="13" office:value-type="float">
            <text:p>13</text:p>
          </table:table-cell>
          <table:table-cell table:number-columns-repeated="2"/>
          <table:table-cell ns41:value-type="float" office:value="43" office:value-type="float">
            <text:p>4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191" office:value-type="float">
            <text:p>191</text:p>
          </table:table-cell>
          <table:table-cell ns41:value-type="float" office:value="37" office:value-type="float">
            <text:p>37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91" office:value-type="float">
            <text:p>191</text:p>
          </table:table-cell>
          <table:table-cell ns41:value-type="float" office:value="37" office:value-type="float">
            <text:p>37</text:p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19"/>
          <table:table-cell ns41:value-type="float" office:value="14" office:value-type="float">
            <text:p>14</text:p>
          </table:table-cell>
          <table:table-cell ns41:value-type="float" office:value="23" office:value-type="float">
            <text:p>2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4" office:value-type="float">
            <text:p>14</text:p>
          </table:table-cell>
          <table:table-cell ns41:value-type="float" office:value="23" office:value-type="float">
            <text:p>23</text:p>
          </table:table-cell>
          <table:table-cell ns41:value-type="float" office:value="5" office:value-type="float">
            <text:p>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Zeevaar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Gezagvoerd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15"/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19"/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3" office:value-type="float">
            <text:p>13</text:p>
          </table:table-cell>
          <table:table-cell ns41:value-type="float" office:value="4" office:value-type="float">
            <text:p>4</text:p>
          </table:table-cell>
          <table:table-cell ns41:value-type="float" office:value="7" office:value-type="float">
            <text:p>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Machinisten (stoomvaart)</text:p>
          </table:table-cell>
          <table:table-cell ns41:value-type="string" office:value-type="string">
            <text:p>C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4" office:value-type="float">
            <text:p>4</text:p>
          </table:table-cell>
          <table:table-cell ns41:value-type="float" office:value="8" office:value-type="float">
            <text:p>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Matrozen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0" office:value-type="float">
            <text:p>40</text:p>
          </table:table-cell>
          <table:table-cell table:number-columns-repeated="3"/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5" office:value-type="float">
            <text:p>25</text:p>
          </table:table-cell>
          <table:table-cell table:number-columns-repeated="2"/>
          <table:table-cell ns41:value-type="float" office:value="20" office:value-type="float">
            <text:p>20</text:p>
          </table:table-cell>
          <table:table-cell ns41:value-type="float" table:style-name="ce6" office:value="8" office:value-type="float">
            <text:p>8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5"/>
          <table:table-cell ns41:value-type="float" office:value="41" office:value-type="float">
            <text:p>41</text:p>
          </table:table-cell>
          <table:table-cell ns41:value-type="float" office:value="107" office:value-type="float">
            <text:p>107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1" office:value-type="float">
            <text:p>41</text:p>
          </table:table-cell>
          <table:table-cell ns41:value-type="float" office:value="107" office:value-type="float">
            <text:p>107</text:p>
          </table:table-cell>
          <table:table-cell ns41:value-type="float" office:value="9" office:value-type="float">
            <text:p>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Stuurlieden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ns41:value-type="float" office:value="13" office:value-type="float">
            <text:p>13</text:p>
          </table:table-cell>
          <table:table-cell table:number-columns-repeated="2"/>
          <table:table-cell ns41:value-type="float" office:value="19" office:value-type="float">
            <text:p>19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32" office:value-type="float">
            <text:p>32</text:p>
          </table:table-cell>
          <table:table-cell ns41:value-type="float" office:value="17" office:value-type="float">
            <text:p>17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2" office:value-type="float">
            <text:p>32</text:p>
          </table:table-cell>
          <table:table-cell ns41:value-type="float" office:value="17" office:value-type="float">
            <text:p>17</text:p>
          </table:table-cell>
          <table:table-cell ns41:value-type="float" office:value="10" office:value-type="float">
            <text:p>1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Binnenscheepvaar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Brug- en sluiswachters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1" office:value-type="float">
            <text:p>1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4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Gezagvoerders</text:p>
          </table:table-cell>
          <table:table-cell ns41:value-type="string" office:value-type="string">
            <text:p>A</text:p>
          </table:table-cell>
          <table:table-cell table:number-columns-repeated="24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19"/>
          <table:table-cell ns41:value-type="float" office:value="12" office:value-type="float">
            <text:p>1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2" office:value-type="float">
            <text:p>12</text:p>
          </table:table-cell>
          <table:table-cell ns41:value-type="float" office:value="0" office:value-type="float">
            <text:p/>
          </table:table-cell>
          <table:table-cell ns41:value-type="float" office:value="13" office:value-type="float">
            <text:p>1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35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4" office:value-type="float">
            <text:p>1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Schippers</text:p>
          </table:table-cell>
          <table:table-cell ns41:value-type="string" office:value-type="string">
            <text:p>A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8" office:value-type="float">
            <text:p>18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86" office:value-type="float">
            <text:p>186</text:p>
          </table:table-cell>
          <table:table-cell ns41:value-type="float" office:value="27" office:value-type="float">
            <text:p>27</text:p>
          </table:table-cell>
          <table:table-cell table:number-columns-repeated="2"/>
          <table:table-cell ns41:value-type="float" office:value="286" office:value-type="float">
            <text:p>286</text:p>
          </table:table-cell>
          <table:table-cell ns41:value-type="float" table:style-name="ce6" office:value="11" office:value-type="float">
            <text:p>11</text:p>
          </table:table-cell>
          <table:table-cell ns41:value-type="float" table:style-name="ce6" office:value="8" office:value-type="float">
            <text:p>8</text:p>
          </table:table-cell>
          <table:table-cell/>
          <table:table-cell ns41:value-type="float" office:value="111" office:value-type="float">
            <text:p>111</text:p>
          </table:table-cell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35" office:value-type="float">
            <text:p>35</text:p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table:number-columns-repeated="5"/>
          <table:table-cell ns41:value-type="float" office:value="682" office:value-type="float">
            <text:p>682</text:p>
          </table:table-cell>
          <table:table-cell ns41:value-type="float" office:value="65" office:value-type="float">
            <text:p>65</text:p>
          </table:table-cell>
          <table:table-cell ns41:value-type="float" office:value="26" office:value-type="float">
            <text:p>26</text:p>
          </table:table-cell>
          <table:table-cell ns41:value-type="float" office:value="0" office:value-type="float">
            <text:p/>
          </table:table-cell>
          <table:table-cell ns41:value-type="float" office:value="708" office:value-type="float">
            <text:p>708</text:p>
          </table:table-cell>
          <table:table-cell ns41:value-type="float" office:value="65" office:value-type="float">
            <text:p>65</text:p>
          </table:table-cell>
          <table:table-cell ns41:value-type="float" office:value="15" office:value-type="float">
            <text:p>1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8"/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6" office:value-type="float">
            <text:p>16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33" office:value-type="float">
            <text:p>33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ns41:value-type="float" office:value="111" office:value-type="float">
            <text:p>11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1" office:value-type="float">
            <text:p>31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 ns41:value-type="float" office:value="63" office:value-type="float">
            <text:p>63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table:style-name="ce6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3"/>
          <table:table-cell ns41:value-type="float" office:value="44" office:value-type="float">
            <text:p>44</text:p>
          </table:table-cell>
          <table:table-cell ns41:value-type="float" office:value="266" office:value-type="float">
            <text:p>266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46" office:value-type="float">
            <text:p>46</text:p>
          </table:table-cell>
          <table:table-cell ns41:value-type="float" office:value="266" office:value-type="float">
            <text:p>266</text:p>
          </table:table-cell>
          <table:table-cell ns41:value-type="float" office:value="17" office:value-type="float">
            <text:p>1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Schuitenjagers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4" office:value-type="float">
            <text:p>14</text:p>
          </table:table-cell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27" office:value-type="float">
            <text:p>27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58" office:value-type="float">
            <text:p>58</text:p>
          </table:table-cell>
          <table:table-cell ns41:value-type="float" office:value="42" office:value-type="float">
            <text:p>42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59" office:value-type="float">
            <text:p>59</text:p>
          </table:table-cell>
          <table:table-cell ns41:value-type="float" office:value="42" office:value-type="float">
            <text:p>42</text:p>
          </table:table-cell>
          <table:table-cell ns41:value-type="float" office:value="18" office:value-type="float">
            <text:p>1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Stuurlieden</text:p>
          </table:table-cell>
          <table:table-cell ns41:value-type="string" office:value-type="string">
            <text:p>C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9" office:value-type="float">
            <text:p>1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Veerlieden</text:p>
          </table:table-cell>
          <table:table-cell ns41:value-type="string" office:value-type="string">
            <text:p>D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Posterij, telegraphie, telephonie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Brievenbestellers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2" table:number-columns-repeated="2" office:value-type="float">
            <text:p>2</text:p>
          </table:table-cell>
          <table:table-cell table:number-columns-repeated="2"/>
          <table:table-cell ns41:value-type="float" office:value="5" table:number-columns-repeated="2" office:value-type="float">
            <text:p>5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9" office:value-type="float">
            <text:p>19</text:p>
          </table:table-cell>
          <table:table-cell ns41:value-type="float" office:value="15" office:value-type="float">
            <text:p>1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9" office:value-type="float">
            <text:p>19</text:p>
          </table:table-cell>
          <table:table-cell ns41:value-type="float" office:value="15" office:value-type="float">
            <text:p>15</text:p>
          </table:table-cell>
          <table:table-cell ns41:value-type="float" office:value="21" office:value-type="float">
            <text:p>2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Postambtenaren en beambten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23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22" office:value-type="float">
            <text:p>2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5"/>
          <table:table-cell ns41:value-type="float" office:value="17" office:value-type="float">
            <text:p>17</text:p>
          </table:table-cell>
          <table:table-cell ns41:value-type="float" office:value="9" office:value-type="float">
            <text:p>9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11" office:value-type="float">
            <text:p>11</text:p>
          </table:table-cell>
          <table:table-cell ns41:value-type="float" office:value="23" office:value-type="float">
            <text:p>2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16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0" office:value-type="float">
            <text:p>20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45" office:value-type="float">
            <text:p>45</text:p>
          </table:table-cell>
          <table:table-cell ns41:value-type="float" office:value="3" office:value-type="float">
            <text:p>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5" office:value-type="float">
            <text:p>45</text:p>
          </table:table-cell>
          <table:table-cell ns41:value-type="float" office:value="3" office:value-type="float">
            <text:p>3</text:p>
          </table:table-cell>
          <table:table-cell ns41:value-type="float" office:value="24" office:value-type="float">
            <text:p>24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Telegraphieambtenaren en beambten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5" office:value-type="float">
            <text:p>2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6" office:value-type="float">
            <text:p>26</text:p>
          </table:table-cell>
          <table:table-cell ns41:value-type="string" table:style-name="ce24" office:value-type="string">
            <text:p>Telegrambestellers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6" office:value-type="float">
            <text:p>26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 ns41:value-type="string" office:value-type="string">
            <text:p>F.</text:p>
          </table:table-cell>
          <table:table-cell/>
          <table:table-cell ns41:value-type="string" table:style-name="ce24" office:value-type="string">
            <text:p>Expeditie, vrachters, bestellers, sjouwerlied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/>
          <table:table-cell ns41:value-type="float" office:value="27" office:value-type="float">
            <text:p>27</text:p>
          </table:table-cell>
          <table:table-cell ns41:value-type="string" table:style-name="ce24" office:value-type="string">
            <text:p>Bestelhuishouders en dienstverrichting</text:p>
          </table:table-cell>
          <table:table-cell ns41:value-type="string" office:value-type="string">
            <text:p>A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2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ns41:value-type="float" office:value="27" office:value-type="float">
            <text:p>2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8" office:value-type="float">
            <text:p>28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9" office:value-type="float">
            <text:p>19</text:p>
          </table:table-cell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21" office:value-type="float">
            <text:p>21</text:p>
          </table:table-cell>
          <table:table-cell ns41:value-type="float" office:value="7" office:value-type="float">
            <text:p>7</text:p>
          </table:table-cell>
          <table:table-cell ns41:value-type="float" office:value="28" office:value-type="float">
            <text:p>2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29" office:value-type="float">
            <text:p>29</text:p>
          </table:table-cell>
          <table:table-cell ns41:value-type="string" table:style-name="ce24" office:value-type="string">
            <text:p>Expediteurs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9" office:value-type="float">
            <text:p>2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0" office:value-type="float">
            <text:p>30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30" office:value-type="float">
            <text:p>3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1" office:value-type="float">
            <text:p>31</text:p>
          </table:table-cell>
          <table:table-cell ns41:value-type="string" table:style-name="ce24" office:value-type="string">
            <text:p>Kruiers</text:p>
          </table:table-cell>
          <table:table-cell ns41:value-type="string" office:value-type="string">
            <text:p>D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31" office:value-type="float">
            <text:p>3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2" office:value-type="float">
            <text:p>32</text:p>
          </table:table-cell>
          <table:table-cell ns41:value-type="string" table:style-name="ce24" office:value-type="string">
            <text:p>Loopknechts en pakkendragers</text:p>
          </table:table-cell>
          <table:table-cell ns41:value-type="string" office:value-type="string">
            <text:p>D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1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8" office:value-type="float">
            <text:p>8</text:p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9" office:value-type="float">
            <text:p>9</text:p>
          </table:table-cell>
          <table:table-cell ns41:value-type="float" office:value="3" office:value-type="float">
            <text:p>3</text:p>
          </table:table-cell>
          <table:table-cell ns41:value-type="float" office:value="32" office:value-type="float">
            <text:p>3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3" office:value-type="float">
            <text:p>33</text:p>
          </table:table-cell>
          <table:table-cell ns41:value-type="string" table:style-name="ce24" office:value-type="string">
            <text:p>Sjouwerlieden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33" office:value-type="float">
            <text:p>3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4" office:value-type="float">
            <text:p>34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7" office:value-type="float">
            <text:p>27</text:p>
          </table:table-cell>
          <table:table-cell ns41:value-type="float" office:value="11" office:value-type="float">
            <text:p>1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7" office:value-type="float">
            <text:p>27</text:p>
          </table:table-cell>
          <table:table-cell ns41:value-type="float" office:value="11" office:value-type="float">
            <text:p>11</text:p>
          </table:table-cell>
          <table:table-cell ns41:value-type="float" office:value="34" office:value-type="float">
            <text:p>34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 ns41:value-type="string" office:value-type="string">
            <text:p>G.</text:p>
          </table:table-cell>
          <table:table-cell/>
          <table:table-cell ns41:value-type="string" table:style-name="ce24" office:value-type="string">
            <text:p>Logement- en koffiehuishouderij, tapperij, enz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5" office:value-type="float">
            <text:p>35</text:p>
          </table:table-cell>
          <table:table-cell ns41:value-type="string" table:style-name="ce24" office:value-type="string">
            <text:p>Hotel- en logementhouders</text:p>
          </table:table-cell>
          <table:table-cell ns41:value-type="string" office:value-type="string">
            <text:p>A</text:p>
          </table:table-cell>
          <table:table-cell table:number-columns-repeated="12"/>
          <table:table-cell ns41:value-type="float" office:value="1" table:number-columns-repeated="2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0" office:value-type="float">
            <text:p>20</text:p>
          </table:table-cell>
          <table:table-cell ns41:value-type="float" table:style-name="ce6" office:value="4" office:value-type="float">
            <text:p>4</text:p>
          </table:table-cell>
          <table:table-cell ns41:value-type="float" office:value="1" table:style-name="ce6" table:number-columns-repeated="2" office:value-type="float">
            <text:p>1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6" office:value-type="float">
            <text:p>6</text:p>
          </table:table-cell>
          <table:table-cell table:style-name="ce6"/>
          <table:table-cell ns41:value-type="float" table:style-name="ce6" office:value="4" office:value-type="float">
            <text:p>4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73" office:value-type="float">
            <text:p>73</text:p>
          </table:table-cell>
          <table:table-cell ns41:value-type="float" office:value="9" office:value-type="float">
            <text:p>9</text:p>
          </table:table-cell>
          <table:table-cell ns41:value-type="float" office:value="13" office:value-type="float">
            <text:p>13</text:p>
          </table:table-cell>
          <table:table-cell ns41:value-type="float" office:value="2" office:value-type="float">
            <text:p>2</text:p>
          </table:table-cell>
          <table:table-cell ns41:value-type="float" office:value="86" office:value-type="float">
            <text:p>86</text:p>
          </table:table-cell>
          <table:table-cell ns41:value-type="float" office:value="11" office:value-type="float">
            <text:p>11</text:p>
          </table:table-cell>
          <table:table-cell ns41:value-type="float" office:value="35" office:value-type="float">
            <text:p>3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6" office:value-type="float">
            <text:p>36</text:p>
          </table:table-cell>
          <table:table-cell ns41:value-type="string" table:style-name="ce24" office:value-type="string">
            <text:p>id.</text:p>
          </table:table-cell>
          <table:table-cell ns41:value-type="string" office:value-type="string">
            <text:p>B</text:p>
          </table:table-cell>
          <table:table-cell table:number-columns-repeated="17"/>
          <table:table-cell ns41:value-type="float" office:value="1" office:value-type="float">
            <text:p>1</text:p>
          </table:table-cell>
          <table:table-cell table:number-columns-repeated="12"/>
          <table:table-cell ns41:value-type="float" office:value="1" office:value-type="float">
            <text:p>1</text:p>
          </table:table-cell>
          <table:table-cell table:number-columns-repeated="17"/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36" office:value-type="float">
            <text:p>36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7" office:value-type="float">
            <text:p>37</text:p>
          </table:table-cell>
          <table:table-cell ns41:value-type="string" table:style-name="ce24" office:value-type="string">
            <text:p>Koffiehuishouders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3" office:value-type="float">
            <text:p>13</text:p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37" office:value-type="float">
            <text:p>3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8" office:value-type="float">
            <text:p>38</text:p>
          </table:table-cell>
          <table:table-cell ns41:value-type="string" table:style-name="ce24" office:value-type="string">
            <text:p>Kellners en kellnerinnen</text:p>
          </table:table-cell>
          <table:table-cell ns41:value-type="string" office:value-type="string">
            <text:p>D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26"/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13" office:value-type="float">
            <text:p>13</text:p>
          </table:table-cell>
          <table:table-cell ns41:value-type="float" office:value="38" office:value-type="float">
            <text:p>3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39" office:value-type="float">
            <text:p>39</text:p>
          </table:table-cell>
          <table:table-cell ns41:value-type="string" table:style-name="ce24" office:value-type="string">
            <text:p>Restaurateurs</text:p>
          </table:table-cell>
          <table:table-cell ns41:value-type="string" office:value-type="string">
            <text:p>A</text:p>
          </table:table-cell>
          <table:table-cell table:number-columns-repeated="32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39" office:value-type="float">
            <text:p>3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40" office:value-type="float">
            <text:p>40</text:p>
          </table:table-cell>
          <table:table-cell ns41:value-type="string" table:style-name="ce24" office:value-type="string">
            <text:p>Tappers (incl. herbergiers)</text:p>
          </table:table-cell>
          <table:table-cell ns41:value-type="string" office:value-type="string">
            <text:p>A</text:p>
          </table:table-cell>
          <table:table-cell table:number-columns-repeated="20"/>
          <table:table-cell ns41:value-type="float" office:value="16" office:value-type="float">
            <text:p>16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45" office:value-type="float">
            <text:p>45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27" office:value-type="float">
            <text:p>27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6" office:value-type="float">
            <text:p>16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7" office:value-type="float">
            <text:p>7</text:p>
          </table:table-cell>
          <table:table-cell/>
          <table:table-cell ns41:value-type="float" office:value="13" office:value-type="float">
            <text:p>1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21" office:value-type="float">
            <text:p>121</text:p>
          </table:table-cell>
          <table:table-cell ns41:value-type="float" office:value="9" office:value-type="float">
            <text:p>9</text:p>
          </table:table-cell>
          <table:table-cell ns41:value-type="float" office:value="26" office:value-type="float">
            <text:p>26</text:p>
          </table:table-cell>
          <table:table-cell ns41:value-type="float" office:value="7" office:value-type="float">
            <text:p>7</text:p>
          </table:table-cell>
          <table:table-cell ns41:value-type="float" office:value="147" office:value-type="float">
            <text:p>147</text:p>
          </table:table-cell>
          <table:table-cell ns41:value-type="float" office:value="16" office:value-type="float">
            <text:p>16</text:p>
          </table:table-cell>
          <table:table-cell ns41:value-type="float" office:value="40" office:value-type="float">
            <text:p>4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H.</text:p>
          </table:table-cell>
          <table:table-cell/>
          <table:table-cell ns41:value-type="string" table:style-name="ce24" office:value-type="string">
            <text:p>Andere bedrijv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/>
          <table:table-cell ns41:value-type="float" office:value="41" office:value-type="float">
            <text:p>41</text:p>
          </table:table-cell>
          <table:table-cell ns41:value-type="string" table:style-name="ce24" office:value-type="string">
            <text:p>Boden (geen beambten in openbaren dienst)</text:p>
          </table:table-cell>
          <table:table-cell ns41:value-type="string" office:value-type="string">
            <text:p>D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table:number-columns-repeated="6"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8" office:value-type="float">
            <text:p>28</text:p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9" office:value-type="float">
            <text:p>29</text:p>
          </table:table-cell>
          <table:table-cell ns41:value-type="float" office:value="10" office:value-type="float">
            <text:p>10</text:p>
          </table:table-cell>
          <table:table-cell ns41:value-type="float" office:value="41" office:value-type="float">
            <text:p>4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42" office:value-type="float">
            <text:p>42</text:p>
          </table:table-cell>
          <table:table-cell ns41:value-type="string" table:style-name="ce24" office:value-type="string">
            <text:p>Hofmeesters op schepen</text:p>
          </table:table-cell>
          <table:table-cell ns41:value-type="string" office:value-type="string">
            <text:p>C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style-name="ce6" table:number-columns-repeated="2"/>
          <table:table-cell table:number-columns-repeated="21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42" office:value-type="float">
            <text:p>4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</text:p>
          </table:table-cell>
          <table:table-cell ns41:value-type="string" office:value-type="string">
            <text:p>A</text:p>
          </table:table-cell>
          <table:table-cell table:number-columns-repeated="9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8" office:value-type="float">
            <text:p>18</text:p>
          </table:table-cell>
          <table:table-cell table:number-columns-repeated="2"/>
          <table:table-cell ns41:value-type="float" office:value="20" office:value-type="float">
            <text:p>20</text:p>
          </table:table-cell>
          <table:table-cell ns41:value-type="float" office:value="13" office:value-type="float">
            <text:p>1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71" office:value-type="float">
            <text:p>271</text:p>
          </table:table-cell>
          <table:table-cell ns41:value-type="float" office:value="51" office:value-type="float">
            <text:p>5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55" office:value-type="float">
            <text:p>455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14" office:value-type="float">
            <text:p>14</text:p>
          </table:table-cell>
          <table:table-cell ns41:value-type="float" table:style-name="ce6" office:value="3" office:value-type="float">
            <text:p>3</text:p>
          </table:table-cell>
          <table:table-cell ns41:value-type="float" office:value="228" office:value-type="float">
            <text:p>228</text:p>
          </table:table-cell>
          <table:table-cell ns41:value-type="float" office:value="7" office:value-type="float">
            <text:p>7</text:p>
          </table:table-cell>
          <table:table-cell ns41:value-type="float" office:value="21" office:value-type="float">
            <text:p>21</text:p>
          </table:table-cell>
          <table:table-cell ns41:value-type="float" office:value="3" office:value-type="float">
            <text:p>3</text:p>
          </table:table-cell>
          <table:table-cell ns41:value-type="float" office:value="73" office:value-type="float">
            <text:p>73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52" office:value-type="float">
            <text:p>52</text:p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132" office:value-type="float">
            <text:p>1132</text:p>
          </table:table-cell>
          <table:table-cell ns41:value-type="float" office:value="126" office:value-type="float">
            <text:p>126</text:p>
          </table:table-cell>
          <table:table-cell ns41:value-type="float" office:value="67" office:value-type="float">
            <text:p>67</text:p>
          </table:table-cell>
          <table:table-cell ns41:value-type="float" office:value="9" office:value-type="float">
            <text:p>9</text:p>
          </table:table-cell>
          <table:table-cell ns41:value-type="float" office:value="1199" office:value-type="float">
            <text:p>1199</text:p>
          </table:table-cell>
          <table:table-cell ns41:value-type="float" office:value="135" office:value-type="float">
            <text:p>135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</text:p>
          </table:table-cell>
          <table:table-cell ns41:value-type="string" office:value-type="string">
            <text:p>B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table:number-columns-repeated="2" office:value-type="float">
            <text:p>1</text:p>
          </table:table-cell>
          <table:table-cell table:number-columns-repeated="17"/>
          <table:table-cell ns41:value-type="float" office:value="27" office:value-type="float">
            <text:p>27</text:p>
          </table:table-cell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8" office:value-type="float">
            <text:p>28</text:p>
          </table:table-cell>
          <table:table-cell ns41:value-type="float" office:value="18" office:value-type="float">
            <text:p>18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</text:p>
          </table:table-cell>
          <table:table-cell ns41:value-type="string" office:value-type="string">
            <text:p>C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2" table:number-columns-repeated="2" office:value-type="float">
            <text:p>22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54" office:value-type="float">
            <text:p>54</text:p>
          </table:table-cell>
          <table:table-cell ns41:value-type="float" table:style-name="ce6" office:value="5" office:value-type="float">
            <text:p>5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94" office:value-type="float">
            <text:p>94</text:p>
          </table:table-cell>
          <table:table-cell ns41:value-type="float" office:value="42" office:value-type="float">
            <text:p>42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94" office:value-type="float">
            <text:p>94</text:p>
          </table:table-cell>
          <table:table-cell ns41:value-type="float" office:value="44" office:value-type="float">
            <text:p>44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</text:p>
          </table:table-cell>
          <table:table-cell ns41:value-type="string" office:value-type="string">
            <text:p>D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4" office:value-type="float">
            <text:p>4</text:p>
          </table:table-cell>
          <table:table-cell/>
          <table:table-cell ns41:value-type="float" office:value="27" office:value-type="float">
            <text:p>27</text:p>
          </table:table-cell>
          <table:table-cell table:number-columns-repeated="2"/>
          <table:table-cell ns41:value-type="float" office:value="64" office:value-type="float">
            <text:p>64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212" office:value-type="float">
            <text:p>212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office:value="65" office:value-type="float">
            <text:p>65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31" office:value-type="float">
            <text:p>131</text:p>
          </table:table-cell>
          <table:table-cell ns41:value-type="float" office:value="142" office:value-type="float">
            <text:p>142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72" office:value-type="float">
            <text:p>172</text:p>
          </table:table-cell>
          <table:table-cell ns41:value-type="float" table:style-name="ce6" office:value="24" office:value-type="float">
            <text:p>24</text:p>
          </table:table-cell>
          <table:table-cell ns41:value-type="float" table:style-name="ce6" office:value="9" office:value-type="float">
            <text:p>9</text:p>
          </table:table-cell>
          <table:table-cell/>
          <table:table-cell ns41:value-type="float" office:value="55" office:value-type="float">
            <text:p>55</text:p>
          </table:table-cell>
          <table:table-cell ns41:value-type="float" office:value="10" office:value-type="float">
            <text:p>10</text:p>
          </table:table-cell>
          <table:table-cell ns41:value-type="float" office:value="3" office:value-type="float">
            <text:p>3</text:p>
          </table:table-cell>
          <table:table-cell/>
          <table:table-cell ns41:value-type="float" office:value="18" office:value-type="float">
            <text:p>18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404" office:value-type="float">
            <text:p>404</text:p>
          </table:table-cell>
          <table:table-cell ns41:value-type="float" office:value="555" office:value-type="float">
            <text:p>555</text:p>
          </table:table-cell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ns41:value-type="float" office:value="419" office:value-type="float">
            <text:p>419</text:p>
          </table:table-cell>
          <table:table-cell ns41:value-type="float" office:value="556" office:value-type="float">
            <text:p>556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</text:p>
          </table:table-cell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9" office:value-type="float">
            <text:p>29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67" office:value-type="float">
            <text:p>67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241" office:value-type="float">
            <text:p>24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3" office:value-type="float">
            <text:p>33</text:p>
          </table:table-cell>
          <table:table-cell ns41:value-type="float" table:style-name="ce16" office:value="83" office:value-type="float">
            <text:p>83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29" office:value-type="float">
            <text:p>429</text:p>
          </table:table-cell>
          <table:table-cell ns41:value-type="float" table:style-name="ce16" office:value="222" office:value-type="float">
            <text:p>22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696" office:value-type="float">
            <text:p>696</text:p>
          </table:table-cell>
          <table:table-cell ns41:value-type="float" table:style-name="ce16" office:value="62" office:value-type="float">
            <text:p>62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298" office:value-type="float">
            <text:p>298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25" office:value-type="float">
            <text:p>25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94" office:value-type="float">
            <text:p>94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16" office:value-type="float">
            <text:p>16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59" office:value-type="float">
            <text:p>59</text:p>
          </table:table-cell>
          <table:table-cell ns41:value-type="float" office:value="2" table:style-name="ce16" table:number-columns-repeated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34" office:value-type="float">
            <text:p>34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4" office:value-type="float">
            <text:p>0</text:p>
          </table:table-cell>
          <table:table-cell ns41:value-type="float" table:style-name="ce46" office:value="1657" office:value-type="float">
            <text:p>1657</text:p>
          </table:table-cell>
          <table:table-cell ns41:value-type="float" table:style-name="ce46" office:value="741" office:value-type="float">
            <text:p>741</text:p>
          </table:table-cell>
          <table:table-cell ns41:value-type="float" table:style-name="ce46" office:value="83" office:value-type="float">
            <text:p>83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740" office:value-type="float">
            <text:p>1740</text:p>
          </table:table-cell>
          <table:table-cell ns41:value-type="float" table:style-name="ce46" office:value="753" office:value-type="float">
            <text:p>753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I</text:p>
          </table:table-cell>
          <table:table-cell table:number-columns-repeated="2"/>
          <table:table-cell ns41:value-type="string" table:style-name="ce24" office:value-type="string">
            <text:p>Crediet- en bankwez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5</text:p>
          </table:table-cell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Bankier</text:p>
          </table:table-cell>
          <table:table-cell ns41:value-type="string" office:value-type="string">
            <text:p>A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Kassiers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</text:p>
          </table:table-cell>
          <table:table-cell ns41:value-type="string" office:value-type="string">
            <text:p>A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</text:p>
          </table:table-cell>
          <table:table-cell ns41:value-type="string" office:value-type="string">
            <text:p>C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</text:p>
          </table:table-cell>
          <table:table-cell ns41:value-type="string" office:value-type="string">
            <text:p>D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I</text:p>
          </table:table-cell>
          <table:table-cell table:style-name="ce16" table:number-columns-repeated="2"/>
          <table:table-cell ns41:value-type="float" office:value="0" table:style-name="ce16" table:number-columns-repeated="2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office:value="0" table:style-name="ce16" table:number-columns-repeated="1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11" office:value-type="float">
            <text:p>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II</text:p>
          </table:table-cell>
          <table:table-cell table:number-columns-repeated="2"/>
          <table:table-cell ns41:value-type="string" table:style-name="ce24" office:value-type="string">
            <text:p>Verzekeringswez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Levensverzeker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Agenten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D.</text:p>
          </table:table-cell>
          <table:table-cell/>
          <table:table-cell ns41:value-type="string" table:style-name="ce24" office:value-type="string">
            <text:p>Andere verzekering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Agenten</text:p>
          </table:table-cell>
          <table:table-cell ns41:value-type="string" office:value-type="string">
            <text:p>B</text:p>
          </table:table-cell>
          <table:table-cell table:number-columns-repeated="4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4" office:value-type="float">
            <text:p>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I</text:p>
          </table:table-cell>
          <table:table-cell ns41:value-type="string" office:value-type="string">
            <text:p>A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I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I</text:p>
          </table:table-cell>
          <table:table-cell ns41:value-type="string" office:value-type="string">
            <text:p>C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I</text:p>
          </table:table-cell>
          <table:table-cell ns41:value-type="string" office:value-type="string">
            <text:p>D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II</text:p>
          </table:table-cell>
          <table:table-cell table:style-name="ce16" table:number-columns-repeated="2"/>
          <table:table-cell ns41:value-type="float" office:value="0" table:style-name="ce16" table:number-columns-repeated="19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4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8">
          <table:table-cell ns41:value-type="string" office:value-type="string">
            <text:p>XXIII</text:p>
          </table:table-cell>
          <table:table-cell table:number-columns-repeated="2"/>
          <table:table-cell ns41:value-type="string" table:style-name="ce24" office:value-type="string">
            <text:p>Tusschenhandel (Commissiehandel, kassierderij, makelaardij, enz.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Grondstoff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Commissionnairs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Voorwerpen van kleed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Agenten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table:number-columns-repeated="2" office:value-type="float">
            <text:p>1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6" office:value-type="float">
            <text:p>6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Commissionnairs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4" office:value-type="float">
            <text:p>4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4" office:value-type="float">
            <text:p>4</text:p>
          </table:table-cell>
          <table:table-cell ns41:value-type="float" office:value="0" office:value-type="float">
            <text:p/>
          </table:table-cell>
          <table:table-cell ns41:value-type="float" office:value="7" office:value-type="float">
            <text:p>7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style-name="ce9"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Voorwerpen van voeding en geno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Agenten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6" office:value-type="float">
            <text:p>16</text:p>
          </table:table-cell>
          <table:table-cell ns41:value-type="float" office:value="7" office:value-type="float">
            <text:p>7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6" office:value-type="float">
            <text:p>16</text:p>
          </table:table-cell>
          <table:table-cell ns41:value-type="float" office:value="7" office:value-type="float">
            <text:p>7</text:p>
          </table:table-cell>
          <table:table-cell ns41:value-type="float" office:value="8" office:value-type="float">
            <text:p>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Commissionnairs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4" office:value-type="float">
            <text:p>24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50" office:value-type="float">
            <text:p>50</text:p>
          </table:table-cell>
          <table:table-cell ns41:value-type="float" office:value="10" office:value-type="float">
            <text:p>10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0" office:value-type="float">
            <text:p>50</text:p>
          </table:table-cell>
          <table:table-cell ns41:value-type="float" office:value="10" office:value-type="float">
            <text:p>10</text:p>
          </table:table-cell>
          <table:table-cell ns41:value-type="float" office:value="9" office:value-type="float">
            <text:p>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Makelaars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2" office:value-type="float">
            <text:p>2</text:p>
          </table:table-cell>
          <table:table-cell table:number-columns-repeated="23"/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0" office:value-type="float">
            <text:p>1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G.</text:p>
          </table:table-cell>
          <table:table-cell/>
          <table:table-cell ns41:value-type="string" table:style-name="ce24" office:value-type="string">
            <text:p>Levend vee en gevogelte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Commissionnairs</text:p>
          </table:table-cell>
          <table:table-cell ns41:value-type="string" office:value-type="string">
            <text:p>B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" table:number-columns-repeated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table:number-columns-repeated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Makelaars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ns41:value-type="string" office:value-type="string">
            <text:p>H.</text:p>
          </table:table-cell>
          <table:table-cell/>
          <table:table-cell ns41:value-type="string" table:style-name="ce24" office:value-type="string">
            <text:p>Andere war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Agenten</text:p>
          </table:table-cell>
          <table:table-cell ns41:value-type="string" office:value-type="string">
            <text:p>B</text:p>
          </table:table-cell>
          <table:table-cell table:number-columns-repeated="24"/>
          <table:table-cell ns41:value-type="float" office:value="4" office:value-type="float">
            <text:p>4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5" office:value-type="float">
            <text:p>5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0" office:value-type="float">
            <text:p/>
          </table:table-cell>
          <table:table-cell ns41:value-type="float" office:value="13" office:value-type="float">
            <text:p>1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Commissionnairs in effecten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table:style-name="ce6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4" office:value-type="float">
            <text:p>1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Commissionnairs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8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III</text:p>
          </table:table-cell>
          <table:table-cell ns41:value-type="string" office:value-type="string">
            <text:p>A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III</text:p>
          </table:table-cell>
          <table:table-cell ns41:value-type="string" office:value-type="string">
            <text:p>B</text:p>
          </table:table-cell>
          <table:table-cell table:number-columns-repeated="1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47" office:value-type="float">
            <text:p>47</text:p>
          </table:table-cell>
          <table:table-cell ns41:value-type="float" table:style-name="ce6" office:value="9" office:value-type="float">
            <text:p>9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7"/>
          <table:table-cell ns41:value-type="float" office:value="94" office:value-type="float">
            <text:p>94</text:p>
          </table:table-cell>
          <table:table-cell ns41:value-type="float" office:value="26" office:value-type="float">
            <text:p>26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94" office:value-type="float">
            <text:p>94</text:p>
          </table:table-cell>
          <table:table-cell ns41:value-type="float" office:value="26" office:value-type="float">
            <text:p>26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III</text:p>
          </table:table-cell>
          <table:table-cell ns41:value-type="string" office:value-type="string">
            <text:p>C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9"/>
          <table:table-cell table:number-columns-repeated="2"/>
          <table:table-cell ns41:value-type="string" table:style-name="ce24" office:value-type="string">
            <text:p>Totaal voor XXIII</text:p>
          </table:table-cell>
          <table:table-cell ns41:value-type="string" office:value-type="string">
            <text:p>D</text:p>
          </table:table-cell>
          <table:table-cell table:number-columns-repeated="48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III</text:p>
          </table:table-cell>
          <table:table-cell table:style-name="ce16" table:number-columns-repeated="2"/>
          <table:table-cell ns41:value-type="float" office:value="0" table:style-name="ce16" table:number-columns-repeated="12" office:value-type="float">
            <text:p>0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47" office:value-type="float">
            <text:p>47</text:p>
          </table:table-cell>
          <table:table-cell ns41:value-type="float" table:style-name="ce16" office:value="9" office:value-type="float">
            <text:p>9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6" office:value-type="float">
            <text:p>16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26" office:value-type="float">
            <text:p>26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94" office:value-type="float">
            <text:p>94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string" office:value-type="string">
            <text:p>30_0176</text:p>
          </table:table-cell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IV</text:p>
          </table:table-cell>
          <table:table-cell table:number-columns-repeated="2"/>
          <table:table-cell ns41:value-type="string" table:style-name="ce24" office:value-type="string">
            <text:p>Hulpbedrijven van den handel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Voorwerpen van kleeding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Reizigers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Voorwerpen van voeding en genot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Graanfactoren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Reizigers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3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E.</text:p>
          </table:table-cell>
          <table:table-cell/>
          <table:table-cell ns41:value-type="string" table:style-name="ce24" office:value-type="string">
            <text:p>Boek- en kunstwerken. (incl. dagbladen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Colporteurs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Reizigers</text:p>
          </table:table-cell>
          <table:table-cell ns41:value-type="string" office:value-type="string">
            <text:p>C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5" office:value-type="float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F.</text:p>
          </table:table-cell>
          <table:table-cell/>
          <table:table-cell ns41:value-type="string" table:style-name="ce24" office:value-type="string">
            <text:p>Voorwerpen van luxe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Reizigers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1" office:value-type="float">
            <text:p>1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H.</text:p>
          </table:table-cell>
          <table:table-cell/>
          <table:table-cell ns41:value-type="string" table:style-name="ce24" office:value-type="string">
            <text:p>Andere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Directeuren van verhuurkantoren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11" office:value-type="float">
            <text:p>1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0" office:value-type="float">
            <text:p/>
          </table:table-cell>
          <table:table-cell ns41:value-type="float" office:value="7" office:value-type="float">
            <text:p>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Reizigers</text:p>
          </table:table-cell>
          <table:table-cell ns41:value-type="string" office:value-type="string">
            <text:p>C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6"/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8" office:value-type="float">
            <text:p>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Uitroepers van verkoopingen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19"/>
          <table:table-cell ns41:value-type="float" office:value="3" office:value-type="float">
            <text:p>3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office:value-type="float">
            <text:p/>
          </table:table-cell>
          <table:table-cell ns41:value-type="float" office:value="9" office:value-type="float">
            <text:p>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V</text:p>
          </table:table-cell>
          <table:table-cell ns41:value-type="string" office:value-type="string">
            <text:p>A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V</text:p>
          </table:table-cell>
          <table:table-cell ns41:value-type="string" office:value-type="string">
            <text:p>B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11" office:value-type="float">
            <text:p>1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0" table:number-columns-repeated="2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V</text:p>
          </table:table-cell>
          <table:table-cell ns41:value-type="string" office:value-type="string">
            <text:p>C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23"/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8" office:value-type="float">
            <text:p>8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totaal voor XXIV</text:p>
          </table:table-cell>
          <table:table-cell ns41:value-type="string" office:value-type="string">
            <text:p>D</text:p>
          </table:table-cell>
          <table:table-cell table:number-columns-repeated="20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19"/>
          <table:table-cell ns41:value-type="float" office:value="3" office:value-type="float">
            <text:p>3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table:number-columns-repeated="2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IV</text:p>
          </table:table-cell>
          <table:table-cell table:style-name="ce16"/>
          <table:table-cell ns41:value-type="float" office:value="0" table:style-name="ce16" table:number-columns-repeated="13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8" office:value-type="float">
            <text:p>8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ns41:value-type="string" office:value-type="string">
            <text:p>XXV</text:p>
          </table:table-cell>
          <table:table-cell table:number-columns-repeated="2"/>
          <table:table-cell ns41:value-type="string" table:style-name="ce24" office:value-type="string">
            <text:p>Vrije beroep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Geneeskundigen</text:p>
          </table:table-cell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8" office:value-type="float">
            <text:p>18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7"/>
          <table:table-cell ns41:value-type="float" office:value="42" office:value-type="float">
            <text:p>42</text:p>
          </table:table-cell>
          <table:table-cell ns41:value-type="float" office:value="9" office:value-type="float">
            <text:p>9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2" office:value-type="float">
            <text:p>42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Vroedvrouwen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3"/>
          <table:table-cell ns41:value-type="float" office:value="0" table:number-columns-repeated="2" office:value-type="float">
            <text:p/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5" office:value-type="float">
            <text:p>15</text:p>
          </table:table-cell>
          <table:table-cell ns41:value-type="float" office:value="3" office:value-type="float">
            <text:p>3</text:p>
          </table:table-cell>
          <table:table-cell ns41:value-type="float" office:value="11" office:value-type="float">
            <text:p>1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Bakers</text:p>
          </table:table-cell>
          <table:table-cell table:number-columns-repeated="27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9" office:value-type="float">
            <text:p>9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0" table:number-columns-repeated="2" office:value-type="float">
            <text:p/>
          </table:table-cell>
          <table:table-cell ns41:value-type="float" office:value="26" office:value-type="float">
            <text:p>26</text:p>
          </table:table-cell>
          <table:table-cell ns41:value-type="float" office:value="0" office:value-type="float">
            <text:p/>
          </table:table-cell>
          <table:table-cell ns41:value-type="float" office:value="26" office:value-type="float">
            <text:p>26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D.</text:p>
          </table:table-cell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Veeartsen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0" office:value-type="float">
            <text:p>20</text:p>
          </table:table-cell>
          <table:table-cell ns41:value-type="float" office:value="2" office:value-type="float">
            <text:p>2</text:p>
          </table:table-cell>
          <table:table-cell ns41:value-type="float" office:value="13" office:value-type="float">
            <text:p>1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E.</text:p>
          </table:table-cell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Advocaten en procureurs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4" office:value-type="float">
            <text:p>4</text:p>
          </table:table-cell>
          <table:table-cell ns41:value-type="float" office:value="14" office:value-type="float">
            <text:p>1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G.</text:p>
          </table:table-cell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Kunstenaars en letterkundigen</text:p>
          </table:table-cell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5" office:value-type="float">
            <text:p>15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H.</text:p>
          </table:table-cell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Administrateurs, rentmeesters, enz.</text:p>
          </table:table-cell>
          <table:table-cell table:number-columns-repeated="21"/>
          <table:table-cell ns41:value-type="float" office:value="4" office:value-type="float">
            <text:p>4</text:p>
          </table:table-cell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27" office:value-type="float">
            <text:p>27</text:p>
          </table:table-cell>
          <table:table-cell ns41:value-type="float" office:value="5" office:value-type="float">
            <text:p>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7" office:value-type="float">
            <text:p>27</text:p>
          </table:table-cell>
          <table:table-cell ns41:value-type="float" office:value="5" office:value-type="float">
            <text:p>5</text:p>
          </table:table-cell>
          <table:table-cell ns41:value-type="float" office:value="16" office:value-type="float">
            <text:p>16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I.</text:p>
          </table:table-cell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Boekhouders, schrijvers, copiïsten.</text:p>
          </table:table-cell>
          <table:table-cell table:number-columns-repeated="7"/>
          <table:table-cell ns41:value-type="float" office:value="3" office:value-type="float">
            <text:p>3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10" office:value-type="float">
            <text:p>10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table:style-name="ce6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20" office:value-type="float">
            <text:p>20</text:p>
          </table:table-cell>
          <table:table-cell ns41:value-type="float" office:value="45" office:value-type="float">
            <text:p>4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20" office:value-type="float">
            <text:p>20</text:p>
          </table:table-cell>
          <table:table-cell ns41:value-type="float" office:value="45" office:value-type="float">
            <text:p>45</text:p>
          </table:table-cell>
          <table:table-cell ns41:value-type="float" office:value="17" office:value-type="float">
            <text:p>17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K.</text:p>
          </table:table-cell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Kunstenmakers, goochelaars, straatmuzikanten enz.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8" office:value-type="float">
            <text:p>18</text:p>
          </table:table-cell>
          <table:table-cell table:style-name="ce9"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N.</text:p>
          </table:table-cell>
          <table:table-cell ns41:value-type="float" office:value="19" office:value-type="float">
            <text:p>19</text:p>
          </table:table-cell>
          <table:table-cell ns41:value-type="string" table:style-name="ce24" office:value-type="string">
            <text:p>Andere beroepen tot de publieke vermakelijkheden behoorende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23"/>
          <table:table-cell ns41:value-type="float" office:value="1" table:number-columns-repeated="2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19" office:value-type="float">
            <text:p>19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O.</text:p>
          </table:table-cell>
          <table:table-cell ns41:value-type="float" office:value="20" office:value-type="float">
            <text:p>20</text:p>
          </table:table-cell>
          <table:table-cell ns41:value-type="string" table:style-name="ce24" office:value-type="string">
            <text:p>Andere beroepen niet onder een der vorige te rangschikken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36" office:value-type="float">
            <text:p>36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37" office:value-type="float">
            <text:p>37</text:p>
          </table:table-cell>
          <table:table-cell ns41:value-type="float" office:value="9" office:value-type="float">
            <text:p>9</text:p>
          </table:table-cell>
          <table:table-cell ns41:value-type="float" office:value="20" office:value-type="float">
            <text:p>2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V</text:p>
          </table:table-cell>
          <table:table-cell table:style-name="ce16"/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9" office:value-type="float">
            <text:p>9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6" office:value-type="float">
            <text:p>16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1" office:value-type="float">
            <text:p>21</text:p>
          </table:table-cell>
          <table:table-cell ns41:value-type="float" table:style-name="ce16" office:value="24" office:value-type="float">
            <text:p>24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52" office:value-type="float">
            <text:p>52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5" office:value-type="float">
            <text:p>35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9" office:value-type="float">
            <text:p>1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4" office:value-type="float">
            <text:p>0</text:p>
          </table:table-cell>
          <table:table-cell ns41:value-type="float" table:style-name="ce46" office:value="153" office:value-type="float">
            <text:p>153</text:p>
          </table:table-cell>
          <table:table-cell ns41:value-type="float" table:style-name="ce46" office:value="77" office:value-type="float">
            <text:p>77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196" office:value-type="float">
            <text:p>196</text:p>
          </table:table-cell>
          <table:table-cell ns41:value-type="float" table:style-name="ce46" office:value="82" office:value-type="float">
            <text:p>82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ns41:value-type="string" office:value-type="string">
            <text:p>XXVI</text:p>
          </table:table-cell>
          <table:table-cell table:number-columns-repeated="2"/>
          <table:table-cell ns41:value-type="string" table:style-name="ce24" office:value-type="string">
            <text:p>Onderwijs (excl. openbaar onderwijs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1" office:value-type="float">
            <text:p>21</text:p>
          </table:table-cell>
          <table:table-cell ns41:value-type="string" table:style-name="ce24" office:value-type="string">
            <text:p>Bewaarschoolhouderessen (bijzondere)</text:p>
          </table:table-cell>
          <table:table-cell table:number-columns-repeated="28"/>
          <table:table-cell ns41:value-type="float" office:value="1" office:value-type="float">
            <text:p>1</text:p>
          </table:table-cell>
          <table:table-cell table:number-columns-repeated="20"/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1" office:value-type="float">
            <text:p>2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4" office:value-type="string">
            <text:p>Kweekelingen (lager onderwijs)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4"/>
          <table:table-cell ns41:value-type="float" office:value="0" office:value-type="float">
            <text:p/>
          </table:table-cell>
          <table:table-cell ns41:value-type="float" office:value="5" office:value-type="float">
            <text:p>5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22" office:value-type="float">
            <text:p>2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4" office:value-type="string">
            <text:p>Muziekonderwijzers</text:p>
          </table:table-cell>
          <table:table-cell table:number-columns-repeated="22"/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2" office:value-type="float">
            <text:p>1</text:p>
          </table:table-cell>
          <table:table-cell table:number-columns-repeated="23"/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23" office:value-type="float">
            <text:p>2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24" office:value-type="string">
            <text:p>Onderwijzers (huis)</text:p>
          </table:table-cell>
          <table:table-cell table:number-columns-repeated="14"/>
          <table:table-cell ns41:value-type="float" office:value="3" office:value-type="float">
            <text:p>3</text:p>
          </table:table-cell>
          <table:table-cell table:number-columns-repeated="8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0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" office:value-type="float">
            <text:p>1</text:p>
          </table:table-cell>
          <table:table-cell ns41:value-type="float" office:value="4" table:number-columns-repeated="2" office:value-type="float">
            <text:p>4</text:p>
          </table:table-cell>
          <table:table-cell ns41:value-type="float" office:value="24" office:value-type="float">
            <text:p>2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4" office:value-type="string">
            <text:p>id. (bijzondere scholen)</text:p>
          </table:table-cell>
          <table:table-cell table:number-columns-repeated="14"/>
          <table:table-cell ns41:value-type="float" office:value="18" office:value-type="float">
            <text:p>18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office:value="2" office:value-type="float">
            <text:p>2</text:p>
          </table:table-cell>
          <table:table-cell table:number-columns-repeated="22"/>
          <table:table-cell ns41:value-type="float" office:value="28" office:value-type="float">
            <text:p>28</text:p>
          </table:table-cell>
          <table:table-cell ns41:value-type="float" office:value="34" office:value-type="float">
            <text:p>34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8" office:value-type="float">
            <text:p>28</text:p>
          </table:table-cell>
          <table:table-cell ns41:value-type="float" office:value="35" office:value-type="float">
            <text:p>35</text:p>
          </table:table-cell>
          <table:table-cell ns41:value-type="float" office:value="25" office:value-type="float">
            <text:p>2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VI</text:p>
          </table:table-cell>
          <table:table-cell table:style-name="ce16"/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3" office:value-type="float">
            <text:p>23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10" office:value-type="float">
            <text:p>10</text:p>
          </table:table-cell>
          <table:table-cell ns41:value-type="float" office:value="2" table:style-name="ce16" table:number-columns-repeated="2" office:value-type="float">
            <text:p>2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office:value="0" table:style-name="ce16" table:number-columns-repeated="14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5" office:value-type="float">
            <text:p>0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float" office:value="300177" office:value-type="float">
            <text:p>300177</text:p>
          </table:table-cell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9">
          <table:table-cell ns41:value-type="string" office:value-type="string">
            <text:p>XXVII</text:p>
          </table:table-cell>
          <table:table-cell table:number-columns-repeated="2"/>
          <table:table-cell ns41:value-type="string" table:style-name="ce24" office:value-type="string">
            <text:p>Verpleging of verorging van armen, ouden, zieken, gebrekkigen, invaliden, krankzinnigen (incl. Rijksinrichtingen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8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Directeuren gestichten of inrichtingen tot verpleging of verzorging</text:p>
          </table:table-cell>
          <table:table-cell table:number-columns-repeated="29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6"/>
          <table:table-cell ns41:value-type="float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Huismeesters in gestichten tot verpleging of verzorging</text:p>
          </table:table-cell>
          <table:table-cell table:number-columns-repeated="29"/>
          <table:table-cell ns41:value-type="float" office:value="1" office:value-type="float">
            <text:p>1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3" office:value-type="float">
            <text:p>3</text:p>
          </table:table-cell>
          <table:table-cell ns41:value-type="float" office:value="0" office:value-type="float">
            <text:p/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Weesvaders en weesmoeders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5"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6" office:value-type="float">
            <text:p>6</text:p>
          </table:table-cell>
          <table:table-cell ns41:value-type="float" office:value="0" office:value-type="float">
            <text:p/>
          </table:table-cell>
          <table:table-cell ns41:value-type="float" office:value="4" office:value-type="float">
            <text:p>4</text:p>
          </table:table-cell>
          <table:table-cell ns41:value-type="float" office:value="0" office:value-type="float">
            <text:p/>
          </table:table-cell>
          <table:table-cell ns41:value-type="float" office:value="10" office:value-type="float">
            <text:p>10</text:p>
          </table:table-cell>
          <table:table-cell ns41:value-type="float" office:value="0" office:value-type="float">
            <text:p/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VII</text:p>
          </table:table-cell>
          <table:table-cell table:style-name="ce16"/>
          <table:table-cell ns41:value-type="float" office:value="0" table:style-name="ce16" table:number-columns-repeated="22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6">
          <table:table-cell ns41:value-type="string" office:value-type="string">
            <text:p>XXVIII</text:p>
          </table:table-cell>
          <table:table-cell table:number-columns-repeated="2"/>
          <table:table-cell ns41:value-type="string" table:style-name="ce24" office:value-type="string">
            <text:p>Huiselijke diensten (huis- en stalbedienden e.d.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Dienstboden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9" office:value-type="float">
            <text:p>29</text:p>
          </table:table-cell>
          <table:table-cell ns41:value-type="float" office:value="1" office:value-type="float">
            <text:p>1</text:p>
          </table:table-cell>
          <table:table-cell ns41:value-type="float" office:value="83" office:value-type="float">
            <text:p>83</text:p>
          </table:table-cell>
          <table:table-cell ns41:value-type="float" office:value="5" office:value-type="float">
            <text:p>5</text:p>
          </table:table-cell>
          <table:table-cell ns41:value-type="float" office:value="140" office:value-type="float">
            <text:p>140</text:p>
          </table:table-cell>
          <table:table-cell ns41:value-type="float" office:value="18" office:value-type="float">
            <text:p>18</text:p>
          </table:table-cell>
          <table:table-cell ns41:value-type="float" office:value="504" office:value-type="float">
            <text:p>504</text:p>
          </table:table-cell>
          <table:table-cell/>
          <table:table-cell ns41:value-type="float" office:value="42" office:value-type="float">
            <text:p>42</text:p>
          </table:table-cell>
          <table:table-cell ns41:value-type="float" office:value="1" office:value-type="float">
            <text:p>1</text:p>
          </table:table-cell>
          <table:table-cell ns41:value-type="float" office:value="594" office:value-type="float">
            <text:p>594</text:p>
          </table:table-cell>
          <table:table-cell/>
          <table:table-cell ns41:value-type="float" office:value="93" office:value-type="float">
            <text:p>93</text:p>
          </table:table-cell>
          <table:table-cell ns41:value-type="float" office:value="1" office:value-type="float">
            <text:p>1</text:p>
          </table:table-cell>
          <table:table-cell ns41:value-type="float" office:value="1222" office:value-type="float">
            <text:p>1222</text:p>
          </table:table-cell>
          <table:table-cell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304" office:value-type="float">
            <text:p>304</text:p>
          </table:table-cell>
          <table:table-cell ns41:value-type="float" office:value="4" office:value-type="float">
            <text:p>4</text:p>
          </table:table-cell>
          <table:table-cell ns41:value-type="float" office:value="55" office:value-type="float">
            <text:p>55</text:p>
          </table:table-cell>
          <table:table-cell ns41:value-type="float" office:value="10" office:value-type="float">
            <text:p>10</text:p>
          </table:table-cell>
          <table:table-cell ns41:value-type="float" office:value="423" office:value-type="float">
            <text:p>423</text:p>
          </table:table-cell>
          <table:table-cell ns41:value-type="float" office:value="4" office:value-type="float">
            <text:p>4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34" office:value-type="float">
            <text:p>34</text:p>
          </table:table-cell>
          <table:table-cell ns41:value-type="float" table:style-name="ce6" office:value="84" office:value-type="float">
            <text:p>84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23" office:value-type="float">
            <text:p>23</text:p>
          </table:table-cell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4" office:value-type="float">
            <text:p>4</text:p>
          </table:table-cell>
          <table:table-cell table:number-columns-repeated="5"/>
          <table:table-cell ns41:value-type="float" office:value="11" office:value-type="float">
            <text:p>11</text:p>
          </table:table-cell>
          <table:table-cell ns41:value-type="float" office:value="232" office:value-type="float">
            <text:p>232</text:p>
          </table:table-cell>
          <table:table-cell ns41:value-type="float" office:value="84" office:value-type="float">
            <text:p>84</text:p>
          </table:table-cell>
          <table:table-cell ns41:value-type="float" office:value="3419" office:value-type="float">
            <text:p>3419</text:p>
          </table:table-cell>
          <table:table-cell ns41:value-type="float" office:value="95" office:value-type="float">
            <text:p>95</text:p>
          </table:table-cell>
          <table:table-cell ns41:value-type="float" office:value="3651" office:value-type="float">
            <text:p>3651</text:p>
          </table:table-cell>
          <table:table-cell ns41:value-type="float" office:value="4" office:value-type="float">
            <text:p>4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Huisbewaarders</text:p>
          </table:table-cell>
          <table:table-cell table:number-columns-repeated="16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" table:number-columns-repeated="3" office:value-type="float">
            <text:p>1</text:p>
          </table:table-cell>
          <table:table-cell table:number-columns-repeated="23"/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2" table:number-columns-repeated="3" office:value-type="float">
            <text:p>2</text:p>
          </table:table-cell>
          <table:table-cell ns41:value-type="float" office:value="5" office:value-type="float">
            <text:p>5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Huishoudsters</text:p>
          </table:table-cell>
          <table:table-cell table:number-columns-repeated="12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4" office:value-type="float">
            <text:p>34</text:p>
          </table:table-cell>
          <table:table-cell table:number-columns-repeated="3"/>
          <table:table-cell ns41:value-type="float" office:value="31" office:value-type="float">
            <text:p>3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137" office:value-type="float">
            <text:p>137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ns41:value-type="float" office:value="85" office:value-type="float">
            <text:p>85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office:value="26" office:value-type="float">
            <text:p>26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6" office:value-type="float">
            <text:p>6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7" table:number-columns-repeated="2" office:value-type="float">
            <text:p>7</text:p>
          </table:table-cell>
          <table:table-cell table:number-columns-repeated="4"/>
          <table:table-cell ns41:value-type="float" office:value="0" table:number-columns-repeated="2" office:value-type="float">
            <text:p/>
          </table:table-cell>
          <table:table-cell ns41:value-type="float" office:value="51" office:value-type="float">
            <text:p>51</text:p>
          </table:table-cell>
          <table:table-cell ns41:value-type="float" office:value="336" office:value-type="float">
            <text:p>336</text:p>
          </table:table-cell>
          <table:table-cell ns41:value-type="float" office:value="51" office:value-type="float">
            <text:p>51</text:p>
          </table:table-cell>
          <table:table-cell ns41:value-type="float" office:value="336" office:value-type="float">
            <text:p>336</text:p>
          </table:table-cell>
          <table:table-cell ns41:value-type="float" office:value="6" office:value-type="float">
            <text:p>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Koetsiers (heerendienst)</text:p>
          </table:table-cell>
          <table:table-cell table:number-columns-repeated="14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18"/>
          <table:table-cell ns41:value-type="float" office:value="8" office:value-type="float">
            <text:p>8</text:p>
          </table:table-cell>
          <table:table-cell ns41:value-type="float" office:value="15" office:value-type="float">
            <text:p>15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8" office:value-type="float">
            <text:p>8</text:p>
          </table:table-cell>
          <table:table-cell ns41:value-type="float" office:value="15" office:value-type="float">
            <text:p>15</text:p>
          </table:table-cell>
          <table:table-cell ns41:value-type="float" office:value="7" office:value-type="float">
            <text:p>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Schoonmaaksters</text:p>
          </table:table-cell>
          <table:table-cell table:number-columns-repeated="8"/>
          <table:table-cell ns41:value-type="float" office:value="2" office:value-type="float">
            <text:p>2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9" office:value-type="float">
            <text:p>29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63" office:value-type="float">
            <text:p>63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41" office:value-type="float">
            <text:p>41</text:p>
          </table:table-cell>
          <table:table-cell ns41:value-type="float" office:value="5" office:value-type="float">
            <text:p>5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5"/>
          <table:table-cell ns41:value-type="float" office:value="0" table:number-columns-repeated="2" office:value-type="float">
            <text:p/>
          </table:table-cell>
          <table:table-cell ns41:value-type="float" office:value="171" office:value-type="float">
            <text:p>171</text:p>
          </table:table-cell>
          <table:table-cell ns41:value-type="float" office:value="21" office:value-type="float">
            <text:p>21</text:p>
          </table:table-cell>
          <table:table-cell ns41:value-type="float" office:value="171" office:value-type="float">
            <text:p>171</text:p>
          </table:table-cell>
          <table:table-cell ns41:value-type="float" office:value="21" office:value-type="float">
            <text:p>21</text:p>
          </table:table-cell>
          <table:table-cell ns41:value-type="float" office:value="8" office:value-type="float">
            <text:p>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VIII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float" table:style-name="ce16" office:value="29" office:value-type="float">
            <text:p>2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83" office:value-type="float">
            <text:p>83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140" office:value-type="float">
            <text:p>140</text:p>
          </table:table-cell>
          <table:table-cell ns41:value-type="float" table:style-name="ce16" office:value="18" office:value-type="float">
            <text:p>18</text:p>
          </table:table-cell>
          <table:table-cell ns41:value-type="float" table:style-name="ce16" office:value="506" office:value-type="float">
            <text:p>506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42" office:value-type="float">
            <text:p>42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597" office:value-type="float">
            <text:p>597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01" office:value-type="float">
            <text:p>101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1257" office:value-type="float">
            <text:p>1257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337" office:value-type="float">
            <text:p>337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60" office:value-type="float">
            <text:p>60</text:p>
          </table:table-cell>
          <table:table-cell ns41:value-type="float" table:style-name="ce16" office:value="43" office:value-type="float">
            <text:p>43</text:p>
          </table:table-cell>
          <table:table-cell ns41:value-type="float" table:style-name="ce16" office:value="568" office:value-type="float">
            <text:p>568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105" office:value-type="float">
            <text:p>105</text:p>
          </table:table-cell>
          <table:table-cell ns41:value-type="float" table:style-name="ce16" office:value="173" office:value-type="float">
            <text:p>173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79" office:value-type="float">
            <text:p>79</text:p>
          </table:table-cell>
          <table:table-cell ns41:value-type="float" table:style-name="ce16" office:value="57" office:value-type="float">
            <text:p>57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2" office:value-type="float">
            <text:p>32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22" office:value-type="float">
            <text:p>22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7" office:value-type="float">
            <text:p>7</text:p>
          </table:table-cell>
          <table:table-cell ns41:value-type="float" office:value="0" table:style-name="ce16" table:number-columns-repeated="4" office:value-type="float">
            <text:p>0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47" office:value-type="float">
            <text:p>247</text:p>
          </table:table-cell>
          <table:table-cell ns41:value-type="float" table:style-name="ce46" office:value="307" office:value-type="float">
            <text:p>307</text:p>
          </table:table-cell>
          <table:table-cell ns41:value-type="float" table:style-name="ce46" office:value="3778" office:value-type="float">
            <text:p>3778</text:p>
          </table:table-cell>
          <table:table-cell ns41:value-type="float" table:style-name="ce46" office:value="327" office:value-type="float">
            <text:p>327</text:p>
          </table:table-cell>
          <table:table-cell ns41:value-type="float" table:style-name="ce46" office:value="4025" office:value-type="float">
            <text:p>4025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8">
          <table:table-cell ns41:value-type="string" office:value-type="string">
            <text:p>XXIX</text:p>
          </table:table-cell>
          <table:table-cell table:number-columns-repeated="2"/>
          <table:table-cell ns41:value-type="string" table:style-name="ce24" office:value-type="string">
            <text:p>Losse werklieden en andere niet in een bepaald beroep arbeidend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Arbeiders zonder bepaald beroep (losse)</text:p>
          </table:table-cell>
          <table:table-cell table:number-columns-repeated="10"/>
          <table:table-cell ns41:value-type="float" office:value="12" office:value-type="float">
            <text:p>12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35" office:value-type="float">
            <text:p>35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7" office:value-type="float">
            <text:p>17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05" office:value-type="float">
            <text:p>105</text:p>
          </table:table-cell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25" office:value-type="float">
            <text:p>125</text:p>
          </table:table-cell>
          <table:table-cell ns41:value-type="float" table:style-name="ce6" office:value="11" office:value-type="float">
            <text:p>11</text:p>
          </table:table-cell>
          <table:table-cell ns41:value-type="float" table:style-name="ce6" office:value="6" office:value-type="float">
            <text:p>6</text:p>
          </table:table-cell>
          <table:table-cell/>
          <table:table-cell ns41:value-type="float" office:value="51" office:value-type="float">
            <text:p>51</text:p>
          </table:table-cell>
          <table:table-cell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 table:number-columns-repeated="3"/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ns41:value-type="float" office:value="17" office:value-type="float">
            <text:p>17</text:p>
          </table:table-cell>
          <table:table-cell table:number-columns-repeated="7"/>
          <table:table-cell ns41:value-type="float" office:value="363" office:value-type="float">
            <text:p>363</text:p>
          </table:table-cell>
          <table:table-cell ns41:value-type="float" office:value="84" office:value-type="float">
            <text:p>84</text:p>
          </table:table-cell>
          <table:table-cell ns41:value-type="float" office:value="20" office:value-type="float">
            <text:p>20</text:p>
          </table:table-cell>
          <table:table-cell ns41:value-type="float" office:value="3" office:value-type="float">
            <text:p>3</text:p>
          </table:table-cell>
          <table:table-cell ns41:value-type="float" office:value="383" office:value-type="float">
            <text:p>383</text:p>
          </table:table-cell>
          <table:table-cell ns41:value-type="float" office:value="87" office:value-type="float">
            <text:p>87</text:p>
          </table:table-cell>
          <table:table-cell ns41:value-type="float" office:value="9" office:value-type="float">
            <text:p>9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IX</text:p>
          </table:table-cell>
          <table:table-cell table:style-name="ce16"/>
          <table:table-cell ns41:value-type="float" office:value="0" table:style-name="ce16" table:number-columns-repeated="9" office:value-type="float">
            <text:p>0</text:p>
          </table:table-cell>
          <table:table-cell ns41:value-type="float" table:style-name="ce16" office:value="12" office:value-type="float">
            <text:p>12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35" office:value-type="float">
            <text:p>35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05" office:value-type="float">
            <text:p>105</text:p>
          </table:table-cell>
          <table:table-cell ns41:value-type="float" table:style-name="ce16" office:value="19" office:value-type="float">
            <text:p>19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25" office:value-type="float">
            <text:p>125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51" office:value-type="float">
            <text:p>5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8" office:value-type="float">
            <text:p>18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9" office:value-type="float">
            <text:p>1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7" office:value-type="float">
            <text:p>17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363" office:value-type="float">
            <text:p>363</text:p>
          </table:table-cell>
          <table:table-cell ns41:value-type="float" table:style-name="ce46" office:value="84" office:value-type="float">
            <text:p>84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3" office:value-type="float">
            <text:p>3</text:p>
          </table:table-cell>
          <table:table-cell ns41:value-type="float" table:style-name="ce46" office:value="383" office:value-type="float">
            <text:p>383</text:p>
          </table:table-cell>
          <table:table-cell ns41:value-type="float" table:style-name="ce46" office:value="87" office:value-type="float">
            <text:p>87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7">
          <table:table-cell ns41:value-type="string" office:value-type="string">
            <text:p>XXX</text:p>
          </table:table-cell>
          <table:table-cell table:number-columns-repeated="2"/>
          <table:table-cell ns41:value-type="string" table:style-name="ce24" office:value-type="string">
            <text:p>In dienst van den staat (excl. Posterij, telegraphie, telephonie, landsdrukkerij en ander nijverheidsbedrijf.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C.</text:p>
          </table:table-cell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Rechts- en politiewezen (incl. notariaat)</text:p>
          </table:table-cell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1" office:value-type="float">
            <text:p>31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3" office:value-type="float">
            <text:p>1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63" office:value-type="float">
            <text:p>63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float" office:value="64" office:value-type="float">
            <text:p>64</text:p>
          </table:table-cell>
          <table:table-cell ns41:value-type="float" office:value="9" office:value-type="float">
            <text:p>9</text:p>
          </table:table-cell>
          <table:table-cell ns41:value-type="float" office:value="10" office:value-type="float">
            <text:p>10</text:p>
          </table:table-cell>
          <table:table-cell table:style-name="ce9"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Onderwijs (toezicht en onderwijzendpersoneel)</text:p>
          </table:table-cell>
          <table:table-cell table:number-columns-repeated="21"/>
          <table:table-cell ns41:value-type="float" office:value="5" office:value-type="float">
            <text:p>5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11" office:value-type="float">
            <text:p>11</text:p>
          </table:table-cell>
          <table:table-cell table:style-name="ce9"/>
          <table:table-cell table:style-name="ce15" table:number-columns-repeated="963"/>
        </table:table-row>
        <table:table-row table:style-name="ro7">
          <table:table-cell/>
          <table:table-cell ns41:value-type="string" office:value-type="string">
            <text:p>F.</text:p>
          </table:table-cell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Krijgswezen (incl. genees-en veeartsenijkundige dienst, excl. Werkplaatsen van leger of marine)</text:p>
          </table:table-cell>
          <table:table-cell table:number-columns-repeated="14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2"/>
          <table:table-cell ns41:value-type="float" office:value="0" office:value-type="float">
            <text:p/>
          </table:table-cell>
          <table:table-cell ns41:value-type="float" office:value="20" office:value-type="float">
            <text:p>20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0" office:value-type="float">
            <text:p>20</text:p>
          </table:table-cell>
          <table:table-cell ns41:value-type="float" office:value="12" office:value-type="float">
            <text:p>12</text:p>
          </table:table-cell>
          <table:table-cell table:style-name="ce9"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G.</text:p>
          </table:table-cell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Financiewezen (rekenkamer, belastingen, kadaster, muntwezen, enz.)</text:p>
          </table:table-cell>
          <table:table-cell table:number-columns-repeated="13"/>
          <table:table-cell ns41:value-type="float" office:value="2" office:value-type="float">
            <text:p>2</text:p>
          </table:table-cell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2"/>
          <table:table-cell ns41:value-type="float" office:value="29" office:value-type="float">
            <text:p>29</text:p>
          </table:table-cell>
          <table:table-cell ns41:value-type="float" office:value="8" office:value-type="float">
            <text:p>8</text:p>
          </table:table-cell>
          <table:table-cell table:number-columns-repeated="2"/>
          <table:table-cell ns41:value-type="float" office:value="45" office:value-type="float">
            <text:p>45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15" office:value-type="float">
            <text:p>1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table:number-columns-repeated="2" office:value-type="float">
            <text:p>1</text:p>
          </table:table-cell>
          <table:table-cell table:number-columns-repeated="6"/>
          <table:table-cell ns41:value-type="float" office:value="101" office:value-type="float">
            <text:p>101</text:p>
          </table:table-cell>
          <table:table-cell ns41:value-type="float" office:value="24" office:value-type="float">
            <text:p>2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01" office:value-type="float">
            <text:p>101</text:p>
          </table:table-cell>
          <table:table-cell ns41:value-type="float" office:value="24" office:value-type="float">
            <text:p>24</text:p>
          </table:table-cell>
          <table:table-cell ns41:value-type="float" office:value="13" office:value-type="float">
            <text:p>1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H.</text:p>
          </table:table-cell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Waterstaat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6" office:value-type="float">
            <text:p>6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0" office:value-type="float">
            <text:p/>
          </table:table-cell>
          <table:table-cell ns41:value-type="float" office:value="14" office:value-type="float">
            <text:p>1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I.</text:p>
          </table:table-cell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Loods-, haven- en bakenwezen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5" office:value-type="float">
            <text:p>15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L.</text:p>
          </table:table-cell>
          <table:table-cell ns41:value-type="float" office:value="16" office:value-type="float">
            <text:p>16</text:p>
          </table:table-cell>
          <table:table-cell ns41:value-type="string" table:style-name="ce24" office:value-type="string">
            <text:p>Andere ambten of bedieningen</text:p>
          </table:table-cell>
          <table:table-cell table:number-columns-repeated="21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5"/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0" office:value-type="float">
            <text:p>10</text:p>
          </table:table-cell>
          <table:table-cell ns41:value-type="float" office:value="1" office:value-type="float">
            <text:p>1</text:p>
          </table:table-cell>
          <table:table-cell ns41:value-type="float" office:value="16" office:value-type="float">
            <text:p>16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</text:p>
          </table:table-cell>
          <table:table-cell table:style-name="ce16"/>
          <table:table-cell ns41:value-type="float" office:value="0" table:style-name="ce16" table:number-columns-repeated="1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2" office:value-type="float">
            <text:p>12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0" office:value-type="float">
            <text:p>10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47" office:value-type="float">
            <text:p>47</text:p>
          </table:table-cell>
          <table:table-cell ns41:value-type="float" table:style-name="ce16" office:value="20" office:value-type="float">
            <text:p>20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87" office:value-type="float">
            <text:p>87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32" office:value-type="float">
            <text:p>32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46" office:value="190" office:value-type="float">
            <text:p>190</text:p>
          </table:table-cell>
          <table:table-cell ns41:value-type="float" table:style-name="ce46" office:value="54" office:value-type="float">
            <text:p>54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191" office:value-type="float">
            <text:p>191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ns41:value-type="string" office:value-type="string">
            <text:p>XXXI</text:p>
          </table:table-cell>
          <table:table-cell table:number-columns-repeated="2"/>
          <table:table-cell ns41:value-type="string" table:style-name="ce24" office:value-type="string">
            <text:p>In dienst van eene provincie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 ns41:value-type="float" office:value="17" office:value-type="float">
            <text:p>17</text:p>
          </table:table-cell>
          <table:table-cell ns41:value-type="string" table:style-name="ce24" office:value-type="string">
            <text:p>Waterstaat</text:p>
          </table:table-cell>
          <table:table-cell table:number-columns-repeated="21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4" office:value-type="float">
            <text:p>14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28" office:value-type="float">
            <text:p>28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8" office:value-type="float">
            <text:p>28</text:p>
          </table:table-cell>
          <table:table-cell ns41:value-type="float" office:value="0" office:value-type="float">
            <text:p/>
          </table:table-cell>
          <table:table-cell ns41:value-type="float" office:value="17" office:value-type="float">
            <text:p>17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 ns41:value-type="float" office:value="18" office:value-type="float">
            <text:p>18</text:p>
          </table:table-cell>
          <table:table-cell ns41:value-type="string" table:style-name="ce24" office:value-type="string">
            <text:p>Andere ambten of bedieningen</text:p>
          </table:table-cell>
          <table:table-cell table:number-columns-repeated="21"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6" office:value-type="float">
            <text:p>16</text:p>
          </table:table-cell>
          <table:table-cell table:number-columns-repeated="3"/>
          <table:table-cell ns41:value-type="float" office:value="15" office:value-type="float">
            <text:p>15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1"/>
          <table:table-cell ns41:value-type="float" office:value="36" office:value-type="float">
            <text:p>36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37" office:value-type="float">
            <text:p>37</text:p>
          </table:table-cell>
          <table:table-cell ns41:value-type="float" office:value="1" office:value-type="float">
            <text:p>1</text:p>
          </table:table-cell>
          <table:table-cell ns41:value-type="float" office:value="18" office:value-type="float">
            <text:p>18</text:p>
          </table:table-cell>
          <table:table-cell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I</text:p>
          </table:table-cell>
          <table:table-cell table:style-name="ce16"/>
          <table:table-cell ns41:value-type="float" office:value="0" table:style-name="ce16" table:number-columns-repeated="20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0" office:value-type="float">
            <text:p>30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21" office:value-type="float">
            <text:p>2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5" office:value-type="float">
            <text:p>5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11" office:value-type="float">
            <text:p>0</text:p>
          </table:table-cell>
          <table:table-cell ns41:value-type="float" table:style-name="ce46" office:value="64" office:value-type="float">
            <text:p>64</text:p>
          </table:table-cell>
          <table:table-cell ns41:value-type="float" office:value="1" table:style-name="ce46" table:number-columns-repeated="2" office:value-type="float">
            <text:p>1</text:p>
          </table:table-cell>
          <table:table-cell ns41:value-type="float" table:style-name="ce46" office:value="0" office:value-type="float">
            <text:p/>
          </table:table-cell>
          <table:table-cell ns41:value-type="float" table:style-name="ce46" office:value="65" office:value-type="float">
            <text:p>65</text:p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0" office:value-type="float">
            <text:p/>
          </table:table-cell>
          <table:table-cell table:style-name="ce7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ns41:value-type="float" office:value="300178" office:value-type="float">
            <text:p>300178</text:p>
          </table:table-cell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7">
          <table:table-cell ns41:value-type="string" office:value-type="string">
            <text:p>XXXII</text:p>
          </table:table-cell>
          <table:table-cell table:number-columns-repeated="2"/>
          <table:table-cell ns41:value-type="string" table:style-name="ce24" office:value-type="string">
            <text:p>In dienst van eene gemeente (excl. Gasfabrieken, dienst der openbare werken en ander nijverheidsbedrijf.)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A.</text:p>
          </table:table-cell>
          <table:table-cell ns41:value-type="float" office:value="1" office:value-type="float">
            <text:p>1</text:p>
          </table:table-cell>
          <table:table-cell ns41:value-type="string" table:style-name="ce24" office:value-type="string">
            <text:p>Gemeente- secretariën (incl burgemeesters)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6" table:number-columns-repeated="2" office:value-type="float">
            <text:p>6</text:p>
          </table:table-cell>
          <table:table-cell table:number-columns-repeated="2"/>
          <table:table-cell ns41:value-type="float" office:value="10" office:value-type="float">
            <text:p>10</text:p>
          </table:table-cell>
          <table:table-cell ns41:value-type="float" table:style-name="ce6" office:value="6" office:value-type="float">
            <text:p>6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7" office:value-type="float">
            <text:p>7</text:p>
          </table:table-cell>
          <table:table-cell table:number-columns-repeated="7"/>
          <table:table-cell ns41:value-type="float" office:value="48" office:value-type="float">
            <text:p>48</text:p>
          </table:table-cell>
          <table:table-cell ns41:value-type="float" office:value="24" office:value-type="float">
            <text:p>24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48" office:value-type="float">
            <text:p>48</text:p>
          </table:table-cell>
          <table:table-cell ns41:value-type="float" office:value="24" office:value-type="float">
            <text:p>24</text:p>
          </table:table-cell>
          <table:table-cell ns41:value-type="float" office:value="1" office:value-type="float">
            <text:p>1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B.</text:p>
          </table:table-cell>
          <table:table-cell ns41:value-type="float" office:value="2" office:value-type="float">
            <text:p>2</text:p>
          </table:table-cell>
          <table:table-cell ns41:value-type="string" table:style-name="ce24" office:value-type="string">
            <text:p>Politie en brandweer</text:p>
          </table:table-cell>
          <table:table-cell table:number-columns-repeated="21"/>
          <table:table-cell ns41:value-type="float" office:value="16" office:value-type="float">
            <text:p>16</text:p>
          </table:table-cell>
          <table:table-cell table:number-columns-repeated="3"/>
          <table:table-cell ns41:value-type="float" office:value="19" office:value-type="float">
            <text:p>19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56" office:value-type="float">
            <text:p>56</text:p>
          </table:table-cell>
          <table:table-cell ns41:value-type="float" office:value="1" office:value-type="float">
            <text:p>1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56" office:value-type="float">
            <text:p>56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 ns41:value-type="float" office:value="3" office:value-type="float">
            <text:p>3</text:p>
          </table:table-cell>
          <table:table-cell ns41:value-type="string" table:style-name="ce24" office:value-type="string">
            <text:p>Financiën en belastingen</text:p>
          </table:table-cell>
          <table:table-cell table:number-columns-repeated="21"/>
          <table:table-cell ns41:value-type="float" office:value="5" office:value-type="float">
            <text:p>5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ns41:value-type="float" office:value="1" table:number-columns-repeated="2" office:value-type="float">
            <text:p>1</text:p>
          </table:table-cell>
          <table:table-cell/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24" office:value-type="float">
            <text:p>24</text:p>
          </table:table-cell>
          <table:table-cell ns41:value-type="float" office:value="1" table:number-columns-repeated="2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25" office:value-type="float">
            <text:p>25</text:p>
          </table:table-cell>
          <table:table-cell ns41:value-type="float" office:value="1" office:value-type="float">
            <text:p>1</text:p>
          </table:table-cell>
          <table:table-cell ns41:value-type="float" office:value="3" office:value-type="float">
            <text:p>3</text:p>
          </table:table-cell>
          <table:table-cell/>
          <table:table-cell table:style-name="ce15" table:number-columns-repeated="963"/>
        </table:table-row>
        <table:table-row table:style-name="ro6">
          <table:table-cell/>
          <table:table-cell ns41:value-type="string" office:value-type="string">
            <text:p>D.</text:p>
          </table:table-cell>
          <table:table-cell ns41:value-type="float" office:value="4" office:value-type="float">
            <text:p>4</text:p>
          </table:table-cell>
          <table:table-cell ns41:value-type="string" table:style-name="ce24" office:value-type="string">
            <text:p>Onderwijs (toezicht, onderwijzendpersoneel)</text:p>
          </table:table-cell>
          <table:table-cell table:number-columns-repeated="8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/>
          <table:table-cell ns41:value-type="float" office:value="65" office:value-type="float">
            <text:p>65</text:p>
          </table:table-cell>
          <table:table-cell/>
          <table:table-cell ns41:value-type="float" office:value="31" office:value-type="float">
            <text:p>31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 ns41:value-type="float" office:value="1" office:value-type="float">
            <text:p>1</text:p>
          </table:table-cell>
          <table:table-cell ns41:value-type="float" office:value="10" office:value-type="float">
            <text:p>10</text:p>
          </table:table-cell>
          <table:table-cell ns41:value-type="float" office:value="53" office:value-type="float">
            <text:p>53</text:p>
          </table:table-cell>
          <table:table-cell ns41:value-type="float" office:value="54" office:value-type="float">
            <text:p>54</text:p>
          </table:table-cell>
          <table:table-cell ns41:value-type="float" office:value="4" office:value-type="float">
            <text:p>4</text:p>
          </table:table-cell>
          <table:table-cell ns41:value-type="float" office:value="30" office:value-type="float">
            <text:p>30</text:p>
          </table:table-cell>
          <table:table-cell ns41:value-type="float" office:value="102" office:value-type="float">
            <text:p>102</text:p>
          </table:table-cell>
          <table:table-cell ns41:value-type="float" table:style-name="ce6" office:value="9" office:value-type="float">
            <text:p>9</text:p>
          </table:table-cell>
          <table:table-cell ns41:value-type="float" table:style-name="ce6" office:value="11" office:value-type="float">
            <text:p>11</text:p>
          </table:table-cell>
          <table:table-cell ns41:value-type="float" table:style-name="ce6" office:value="4" office:value-type="float">
            <text:p>4</text:p>
          </table:table-cell>
          <table:table-cell ns41:value-type="float" table:style-name="ce6" office:value="34" office:value-type="float">
            <text:p>34</text:p>
          </table:table-cell>
          <table:table-cell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/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04" office:value-type="float">
            <text:p>204</text:p>
          </table:table-cell>
          <table:table-cell ns41:value-type="float" office:value="158" office:value-type="float">
            <text:p>158</text:p>
          </table:table-cell>
          <table:table-cell ns41:value-type="float" office:value="23" office:value-type="float">
            <text:p>23</text:p>
          </table:table-cell>
          <table:table-cell ns41:value-type="float" office:value="78" office:value-type="float">
            <text:p>78</text:p>
          </table:table-cell>
          <table:table-cell ns41:value-type="float" office:value="227" office:value-type="float">
            <text:p>227</text:p>
          </table:table-cell>
          <table:table-cell ns41:value-type="float" office:value="236" office:value-type="float">
            <text:p>236</text:p>
          </table:table-cell>
          <table:table-cell ns41:value-type="float" office:value="4" office:value-type="float">
            <text:p>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E.</text:p>
          </table:table-cell>
          <table:table-cell ns41:value-type="float" office:value="5" office:value-type="float">
            <text:p>5</text:p>
          </table:table-cell>
          <table:table-cell ns41:value-type="string" table:style-name="ce24" office:value-type="string">
            <text:p>Andere ambten of bedieningen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4" office:value-type="float">
            <text:p>14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" office:value-type="float">
            <text:p>1</text:p>
          </table:table-cell>
          <table:table-cell/>
          <table:table-cell ns41:value-type="float" office:value="11" office:value-type="float">
            <text:p>11</text:p>
          </table:table-cell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37" office:value-type="float">
            <text:p>37</text:p>
          </table:table-cell>
          <table:table-cell ns41:value-type="float" office:value="8" office:value-type="float">
            <text:p>8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39" office:value-type="float">
            <text:p>39</text:p>
          </table:table-cell>
          <table:table-cell ns41:value-type="float" office:value="8" office:value-type="float">
            <text:p>8</text:p>
          </table:table-cell>
          <table:table-cell ns41:value-type="float" office:value="5" office:value-type="float">
            <text:p>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II</text:p>
          </table:table-cell>
          <table:table-cell table:style-name="ce16"/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73" office:value-type="float">
            <text:p>73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31" office:value-type="float">
            <text:p>31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32" office:value-type="float">
            <text:p>32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87" office:value-type="float">
            <text:p>87</text:p>
          </table:table-cell>
          <table:table-cell ns41:value-type="float" table:style-name="ce16" office:value="62" office:value-type="float">
            <text:p>62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30" office:value-type="float">
            <text:p>30</text:p>
          </table:table-cell>
          <table:table-cell ns41:value-type="float" table:style-name="ce16" office:value="152" office:value-type="float">
            <text:p>152</text:p>
          </table:table-cell>
          <table:table-cell ns41:value-type="float" table:style-name="ce16" office:value="19" office:value-type="float">
            <text:p>19</text:p>
          </table:table-cell>
          <table:table-cell ns41:value-type="float" table:style-name="ce16" office:value="13" office:value-type="float">
            <text:p>13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72" office:value-type="float">
            <text:p>72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1" office:value-type="float">
            <text:p>21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17" office:value-type="float">
            <text:p>17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6" office:value-type="float">
            <text:p>16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369" office:value-type="float">
            <text:p>369</text:p>
          </table:table-cell>
          <table:table-cell ns41:value-type="float" table:style-name="ce46" office:value="192" office:value-type="float">
            <text:p>192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78" office:value-type="float">
            <text:p>78</text:p>
          </table:table-cell>
          <table:table-cell ns41:value-type="float" table:style-name="ce46" office:value="395" office:value-type="float">
            <text:p>395</text:p>
          </table:table-cell>
          <table:table-cell ns41:value-type="float" table:style-name="ce46" office:value="270" office:value-type="float">
            <text:p>270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ns41:value-type="string" table:style-name="ce6" office:value-type="string">
            <text:p>XXXIII</text:p>
          </table:table-cell>
          <table:table-cell table:style-name="ce15" table:number-columns-repeated="2"/>
          <table:table-cell ns41:value-type="string" table:style-name="ce27" office:value-type="string">
            <text:p>In dienst van een waterschap.</text:p>
          </table:table-cell>
          <table:table-cell table:style-name="ce15" table:number-columns-repeated="25"/>
          <table:table-cell table:style-name="ce38"/>
          <table:table-cell table:style-name="ce15" table:number-columns-repeated="23"/>
          <table:table-cell ns41:value-type="float" office:value="0" table:style-name="ce45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6" office:value-type="float">
            <text:p>6</text:p>
          </table:table-cell>
          <table:table-cell ns41:value-type="string" table:style-name="ce24" office:value-type="string">
            <text:p>In dienst van een waterschap.</text:p>
          </table:table-cell>
          <table:table-cell table:number-columns-repeated="14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12" office:value-type="float">
            <text:p>12</text:p>
          </table:table-cell>
          <table:table-cell ns41:value-type="float" office:value="7" office:value-type="float">
            <text:p>7</text:p>
          </table:table-cell>
          <table:table-cell table:number-columns-repeated="2"/>
          <table:table-cell ns41:value-type="float" office:value="33" office:value-type="float">
            <text:p>33</text:p>
          </table:table-cell>
          <table:table-cell ns41:value-type="float" table:style-name="ce6" office:value="3" office:value-type="float">
            <text:p>3</text:p>
          </table:table-cell>
          <table:table-cell table:number-columns-repeated="2"/>
          <table:table-cell ns41:value-type="float" office:value="21" office:value-type="float">
            <text:p>21</text:p>
          </table:table-cell>
          <table:table-cell table:number-columns-repeated="3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7"/>
          <table:table-cell ns41:value-type="float" office:value="86" office:value-type="float">
            <text:p>86</text:p>
          </table:table-cell>
          <table:table-cell ns41:value-type="float" office:value="13" office:value-type="float">
            <text:p>13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86" office:value-type="float">
            <text:p>86</text:p>
          </table:table-cell>
          <table:table-cell ns41:value-type="float" office:value="13" office:value-type="float">
            <text:p>13</text:p>
          </table:table-cell>
          <table:table-cell ns41:value-type="float" office:value="6" office:value-type="float">
            <text:p>6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III</text:p>
          </table:table-cell>
          <table:table-cell table:style-name="ce16"/>
          <table:table-cell ns41:value-type="float" office:value="0" table:style-name="ce16" table:number-columns-repeated="13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2" office:value-type="float">
            <text:p>12</text:p>
          </table:table-cell>
          <table:table-cell ns41:value-type="float" table:style-name="ce16" office:value="7" office:value-type="float">
            <text:p>7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33" office:value-type="float">
            <text:p>33</text:p>
          </table:table-cell>
          <table:table-cell ns41:value-type="float" table:style-name="ce16" office:value="3" office:value-type="float">
            <text:p>3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1" office:value-type="float">
            <text:p>21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8" office:value-type="float">
            <text:p>8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7" office:value-type="float">
            <text:p>7</text:p>
          </table:table-cell>
          <table:table-cell ns41:value-type="float" office:value="0" table:style-name="ce16" table:number-columns-repeated="3" office:value-type="float">
            <text:p>0</text:p>
          </table:table-cell>
          <table:table-cell ns41:value-type="float" table:style-name="ce16" office:value="4" office:value-type="float">
            <text:p>4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13" office:value-type="float">
            <text:p>13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86" office:value-type="float">
            <text:p>86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8">
          <table:table-cell ns41:value-type="string" office:value-type="string">
            <text:p>XXXIV</text:p>
          </table:table-cell>
          <table:table-cell table:number-columns-repeated="2"/>
          <table:table-cell ns41:value-type="string" table:style-name="ce24" office:value-type="string">
            <text:p>In dienst van een kerkgenootschap of kerkelijke gezindte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A.</text:p>
          </table:table-cell>
          <table:table-cell/>
          <table:table-cell ns41:value-type="string" table:style-name="ce24" office:value-type="string">
            <text:p>Bedienaren van den godsdienst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7" office:value-type="float">
            <text:p>7</text:p>
          </table:table-cell>
          <table:table-cell ns41:value-type="string" table:style-name="ce24" office:value-type="string">
            <text:p>Geestenlijke protestant</text:p>
          </table:table-cell>
          <table:table-cell table:number-columns-repeated="21"/>
          <table:table-cell ns41:value-type="float" office:value="19" office:value-type="float">
            <text:p>19</text:p>
          </table:table-cell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38" office:value-type="float">
            <text:p>38</text:p>
          </table:table-cell>
          <table:table-cell ns41:value-type="float" table:style-name="ce6" office:value="2" office:value-type="float">
            <text:p>2</text:p>
          </table:table-cell>
          <table:table-cell table:number-columns-repeated="2"/>
          <table:table-cell ns41:value-type="float" office:value="19" office:value-type="float">
            <text:p>19</text:p>
          </table:table-cell>
          <table:table-cell ns41:value-type="float" office:value="4" office:value-type="float">
            <text:p>4</text:p>
          </table:table-cell>
          <table:table-cell table:number-columns-repeated="2"/>
          <table:table-cell ns41:value-type="float" office:value="8" office:value-type="float">
            <text:p>8</text:p>
          </table:table-cell>
          <table:table-cell table:number-columns-repeated="3"/>
          <table:table-cell ns41:value-type="float" office:value="7" office:value-type="float">
            <text:p>7</text:p>
          </table:table-cell>
          <table:table-cell table:number-columns-repeated="3"/>
          <table:table-cell ns41:value-type="float" office:value="12" office:value-type="float">
            <text:p>12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03" office:value-type="float">
            <text:p>103</text:p>
          </table:table-cell>
          <table:table-cell ns41:value-type="float" office:value="9" office:value-type="float">
            <text:p>9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03" office:value-type="float">
            <text:p>103</text:p>
          </table:table-cell>
          <table:table-cell ns41:value-type="float" office:value="9" office:value-type="float">
            <text:p>9</text:p>
          </table:table-cell>
          <table:table-cell ns41:value-type="float" office:value="7" office:value-type="float">
            <text:p>7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8" office:value-type="float">
            <text:p>8</text:p>
          </table:table-cell>
          <table:table-cell ns41:value-type="string" table:style-name="ce24" office:value-type="string">
            <text:p>id. katholiek</text:p>
          </table:table-cell>
          <table:table-cell table:number-columns-repeated="22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3" office:value-type="float">
            <text:p>3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0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1" office:value-type="float">
            <text:p>11</text:p>
          </table:table-cell>
          <table:table-cell ns41:value-type="float" office:value="8" office:value-type="float">
            <text:p>8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9" office:value-type="float">
            <text:p>9</text:p>
          </table:table-cell>
          <table:table-cell ns41:value-type="string" table:style-name="ce24" office:value-type="string">
            <text:p>id. andere gezindten</text:p>
          </table:table-cell>
          <table:table-cell table:number-columns-repeated="18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5" office:value-type="float">
            <text:p>5</text:p>
          </table:table-cell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11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9" office:value-type="float">
            <text:p>9</text:p>
          </table:table-cell>
          <table:table-cell ns41:value-type="float" office:value="2" office:value-type="float">
            <text:p>2</text:p>
          </table:table-cell>
          <table:table-cell ns41:value-type="float" office:value="9" office:value-type="float">
            <text:p>9</text:p>
          </table:table-cell>
          <table:table-cell table:style-name="ce9"/>
          <table:table-cell table:style-name="ce15" table:number-columns-repeated="963"/>
        </table:table-row>
        <table:table-row table:style-name="ro8">
          <table:table-cell/>
          <table:table-cell ns41:value-type="string" office:value-type="string">
            <text:p>B.</text:p>
          </table:table-cell>
          <table:table-cell/>
          <table:table-cell ns41:value-type="string" table:style-name="ce24" office:value-type="string">
            <text:p>Godsdienstonderwijzers en ander daarmede in rang gelijk te stellen betrekkingen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10" office:value-type="float">
            <text:p>10</text:p>
          </table:table-cell>
          <table:table-cell ns41:value-type="string" table:style-name="ce24" office:value-type="string">
            <text:p>Godsdienstonderwijzers protestant</text:p>
          </table:table-cell>
          <table:table-cell table:number-columns-repeated="25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4" office:value-type="float">
            <text:p>4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table:number-columns-repeated="15"/>
          <table:table-cell ns41:value-type="float" office:value="6" office:value-type="float">
            <text:p>6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6" office:value-type="float">
            <text:p>6</text:p>
          </table:table-cell>
          <table:table-cell ns41:value-type="float" office:value="0" office:value-type="float">
            <text:p/>
          </table:table-cell>
          <table:table-cell ns41:value-type="float" office:value="10" office:value-type="float">
            <text:p>10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1" office:value-type="float">
            <text:p>11</text:p>
          </table:table-cell>
          <table:table-cell ns41:value-type="string" table:style-name="ce24" office:value-type="string">
            <text:p>id. israëliet</text:p>
          </table:table-cell>
          <table:table-cell table:number-columns-repeated="21"/>
          <table:table-cell ns41:value-type="float" office:value="1" office:value-type="float">
            <text:p>1</text:p>
          </table:table-cell>
          <table:table-cell table:number-columns-repeated="27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1" office:value-type="float">
            <text:p>11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2" office:value-type="float">
            <text:p>12</text:p>
          </table:table-cell>
          <table:table-cell ns41:value-type="string" table:style-name="ce24" office:value-type="string">
            <text:p>id. andere gezindten</text:p>
          </table:table-cell>
          <table:table-cell table:number-columns-repeated="29"/>
          <table:table-cell ns41:value-type="float" office:value="1" office:value-type="float">
            <text:p>1</text:p>
          </table:table-cell>
          <table:table-cell table:number-columns-repeated="19"/>
          <table:table-cell ns41:value-type="float" office:value="1" office:value-type="float">
            <text:p>1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0" office:value-type="float">
            <text:p/>
          </table:table-cell>
          <table:table-cell ns41:value-type="float" office:value="12" office:value-type="float">
            <text:p>12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/>
          <table:table-cell ns41:value-type="string" office:value-type="string">
            <text:p>C.</text:p>
          </table:table-cell>
          <table:table-cell/>
          <table:table-cell ns41:value-type="string" table:style-name="ce24" office:value-type="string">
            <text:p>Andere ambten of bedieningen. 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3" office:value-type="float">
            <text:p>13</text:p>
          </table:table-cell>
          <table:table-cell ns41:value-type="string" table:style-name="ce24" office:value-type="string">
            <text:p>Andere ambten protestant</text:p>
          </table:table-cell>
          <table:table-cell table:number-columns-repeated="10"/>
          <table:table-cell ns41:value-type="float" office:value="1" office:value-type="float">
            <text:p>1</text:p>
          </table:table-cell>
          <table:table-cell table:number-columns-repeated="14"/>
          <table:table-cell ns41:value-type="float" office:value="1" office:value-type="float">
            <text:p>1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table:number-columns-repeated="4"/>
          <table:table-cell ns41:value-type="float" office:value="1" table:number-columns-repeated="2" office:value-type="float">
            <text:p>1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table:number-columns-repeated="7"/>
          <table:table-cell ns41:value-type="float" office:value="7" office:value-type="float">
            <text:p>7</text:p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" office:value-type="float">
            <text:p>1</text:p>
          </table:table-cell>
          <table:table-cell ns41:value-type="float" office:value="7" office:value-type="float">
            <text:p>7</text:p>
          </table:table-cell>
          <table:table-cell ns41:value-type="float" office:value="3" office:value-type="float">
            <text:p>3</text:p>
          </table:table-cell>
          <table:table-cell ns41:value-type="float" office:value="13" office:value-type="float">
            <text:p>13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2"/>
          <table:table-cell ns41:value-type="float" office:value="14" office:value-type="float">
            <text:p>14</text:p>
          </table:table-cell>
          <table:table-cell ns41:value-type="string" table:style-name="ce24" office:value-type="string">
            <text:p>id. andere gezindten</text:p>
          </table:table-cell>
          <table:table-cell table:number-columns-repeated="33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1" office:value-type="float">
            <text:p>1</text:p>
          </table:table-cell>
          <table:table-cell table:number-columns-repeated="7"/>
          <table:table-cell ns41:value-type="float" office:value="2" office:value-type="float">
            <text:p>2</text:p>
          </table:table-cell>
          <table:table-cell ns41:value-type="float" office:value="0" table:number-columns-repeated="3" office:value-type="float">
            <text:p/>
          </table:table-cell>
          <table:table-cell ns41:value-type="float" office:value="2" office:value-type="float">
            <text:p>2</text:p>
          </table:table-cell>
          <table:table-cell ns41:value-type="float" office:value="0" office:value-type="float">
            <text:p/>
          </table:table-cell>
          <table:table-cell ns41:value-type="float" office:value="14" office:value-type="float">
            <text:p>14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IV</text:p>
          </table:table-cell>
          <table:table-cell table:style-name="ce16"/>
          <table:table-cell ns41:value-type="float" office:value="0" table:style-name="ce16" table:number-columns-repeated="9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1" office:value-type="float">
            <text:p>21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45" office:value-type="float">
            <text:p>45</text:p>
          </table:table-cell>
          <table:table-cell ns41:value-type="float" table:style-name="ce16" office:value="6" office:value-type="float">
            <text:p>6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8" office:value-type="float">
            <text:p>28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0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0" office:value-type="float">
            <text:p/>
          </table:table-cell>
          <table:table-cell ns41:value-type="float" table:style-name="ce46" office:value="1" office:value-type="float">
            <text:p>1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8">
          <table:table-cell ns41:value-type="string" office:value-type="string">
            <text:p>XXXV</text:p>
          </table:table-cell>
          <table:table-cell table:number-columns-repeated="2"/>
          <table:table-cell ns41:value-type="string" table:style-name="ce24" office:value-type="string">
            <text:p>Gepensioneerden (uit openbare, kerkelijke of paticulieren kassen).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6">
          <table:table-cell table:number-columns-repeated="2"/>
          <table:table-cell ns41:value-type="float" office:value="15" office:value-type="float">
            <text:p>15</text:p>
          </table:table-cell>
          <table:table-cell ns41:value-type="string" table:style-name="ce24" office:value-type="string">
            <text:p>Gepensioneerden (uit alle klassen.)</text:p>
          </table:table-cell>
          <table:table-cell table:number-columns-repeated="25"/>
          <table:table-cell ns41:value-type="float" office:value="2" office:value-type="float">
            <text:p>2</text:p>
          </table:table-cell>
          <table:table-cell table:number-columns-repeated="4"/>
          <table:table-cell ns41:value-type="float" office:value="1" office:value-type="float">
            <text:p>1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table:number-columns-repeated="7"/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 table:number-columns-repeated="6"/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0" table:number-columns-repeated="2" office:value-type="float">
            <text:p/>
          </table:table-cell>
          <table:table-cell ns41:value-type="float" office:value="10" office:value-type="float">
            <text:p>10</text:p>
          </table:table-cell>
          <table:table-cell ns41:value-type="float" office:value="2" office:value-type="float">
            <text:p>2</text:p>
          </table:table-cell>
          <table:table-cell ns41:value-type="float" office:value="15" office:value-type="float">
            <text:p>15</text:p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7"/>
          <table:table-cell table:style-name="ce16" table:number-columns-repeated="2"/>
          <table:table-cell ns41:value-type="string" table:style-name="ce28" office:value-type="string">
            <text:p>Totaal voor groep XXXV</text:p>
          </table:table-cell>
          <table:table-cell table:style-name="ce16"/>
          <table:table-cell ns41:value-type="float" office:value="0" table:style-name="ce16" table:number-columns-repeated="24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4" office:value-type="float">
            <text:p>0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office:value="0" table:style-name="ce16" table:number-columns-repeated="7" office:value-type="float">
            <text:p>0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1" office:value-type="float">
            <text:p>1</text:p>
          </table:table-cell>
          <table:table-cell ns41:value-type="float" office:value="0" table:style-name="ce16" table:number-columns-repeated="6" office:value-type="float">
            <text:p>0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" office:value-type="float">
            <text:p>2</text:p>
          </table:table-cell>
          <table:table-cell ns41:value-type="float" office:value="0" table:style-name="ce46" table:number-columns-repeated="2" office:value-type="float">
            <text:p/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2" office:value-type="float">
            <text:p>2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Recapitulatie</text:p>
          </table:table-cell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number-columns-repeated="3"/>
          <table:table-cell ns41:value-type="string" table:style-name="ce24" office:value-type="string">
            <text:p>I-XXIV</text:p>
          </table:table-cell>
          <table:table-cell ns41:value-type="string" office:value-type="string">
            <text:p>A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table:number-columns-repeated="4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5" office:value-type="float">
            <text:p>5</text:p>
          </table:table-cell>
          <table:table-cell/>
          <table:table-cell ns41:value-type="float" office:value="21" office:value-type="float">
            <text:p>21</text:p>
          </table:table-cell>
          <table:table-cell/>
          <table:table-cell ns41:value-type="float" office:value="25" office:value-type="float">
            <text:p>25</text:p>
          </table:table-cell>
          <table:table-cell ns41:value-type="float" office:value="36" office:value-type="float">
            <text:p>36</text:p>
          </table:table-cell>
          <table:table-cell ns41:value-type="float" office:value="192" office:value-type="float">
            <text:p>192</text:p>
          </table:table-cell>
          <table:table-cell ns41:value-type="float" office:value="10" office:value-type="float">
            <text:p>10</text:p>
          </table:table-cell>
          <table:table-cell ns41:value-type="float" office:value="151" office:value-type="float">
            <text:p>151</text:p>
          </table:table-cell>
          <table:table-cell ns41:value-type="float" office:value="100" table:number-columns-repeated="2" office:value-type="float">
            <text:p>100</text:p>
          </table:table-cell>
          <table:table-cell ns41:value-type="float" office:value="9" office:value-type="float">
            <text:p>9</text:p>
          </table:table-cell>
          <table:table-cell ns41:value-type="float" office:value="58" office:value-type="float">
            <text:p>58</text:p>
          </table:table-cell>
          <table:table-cell ns41:value-type="float" office:value="1784" office:value-type="float">
            <text:p>1784</text:p>
          </table:table-cell>
          <table:table-cell ns41:value-type="float" office:value="431" office:value-type="float">
            <text:p>431</text:p>
          </table:table-cell>
          <table:table-cell ns41:value-type="float" office:value="111" office:value-type="float">
            <text:p>111</text:p>
          </table:table-cell>
          <table:table-cell ns41:value-type="float" office:value="189" office:value-type="float">
            <text:p>189</text:p>
          </table:table-cell>
          <table:table-cell ns41:value-type="float" office:value="3639" office:value-type="float">
            <text:p>3639</text:p>
          </table:table-cell>
          <table:table-cell ns41:value-type="float" table:style-name="ce6" office:value="381" office:value-type="float">
            <text:p>381</text:p>
          </table:table-cell>
          <table:table-cell ns41:value-type="float" table:style-name="ce6" office:value="355" office:value-type="float">
            <text:p>355</text:p>
          </table:table-cell>
          <table:table-cell ns41:value-type="float" table:style-name="ce6" office:value="103" office:value-type="float">
            <text:p>103</text:p>
          </table:table-cell>
          <table:table-cell ns41:value-type="float" table:style-name="ce6" office:value="1950" office:value-type="float">
            <text:p>1950</text:p>
          </table:table-cell>
          <table:table-cell ns41:value-type="float" table:style-name="ce6" office:value="149" office:value-type="float">
            <text:p>149</text:p>
          </table:table-cell>
          <table:table-cell ns41:value-type="float" table:style-name="ce6" office:value="381" office:value-type="float">
            <text:p>381</text:p>
          </table:table-cell>
          <table:table-cell ns41:value-type="float" table:style-name="ce6" office:value="52" office:value-type="float">
            <text:p>52</text:p>
          </table:table-cell>
          <table:table-cell ns41:value-type="float" table:style-name="ce6" office:value="671" office:value-type="float">
            <text:p>671</text:p>
          </table:table-cell>
          <table:table-cell ns41:value-type="float" table:style-name="ce6" office:value="58" office:value-type="float">
            <text:p>58</text:p>
          </table:table-cell>
          <table:table-cell ns41:value-type="float" table:style-name="ce6" office:value="155" office:value-type="float">
            <text:p>155</text:p>
          </table:table-cell>
          <table:table-cell ns41:value-type="float" table:style-name="ce6" office:value="15" office:value-type="float">
            <text:p>15</text:p>
          </table:table-cell>
          <table:table-cell ns41:value-type="float" table:style-name="ce6" office:value="606" office:value-type="float">
            <text:p>606</text:p>
          </table:table-cell>
          <table:table-cell ns41:value-type="float" table:style-name="ce6" office:value="36" office:value-type="float">
            <text:p>36</text:p>
          </table:table-cell>
          <table:table-cell ns41:value-type="float" table:style-name="ce6" office:value="126" office:value-type="float">
            <text:p>126</text:p>
          </table:table-cell>
          <table:table-cell ns41:value-type="float" table:style-name="ce6" office:value="10" office:value-type="float">
            <text:p>10</text:p>
          </table:table-cell>
          <table:table-cell ns41:value-type="float" table:style-name="ce6" office:value="582" office:value-type="float">
            <text:p>582</text:p>
          </table:table-cell>
          <table:table-cell ns41:value-type="float" table:style-name="ce6" office:value="42" office:value-type="float">
            <text:p>42</text:p>
          </table:table-cell>
          <table:table-cell ns41:value-type="float" table:style-name="ce6" office:value="194" office:value-type="float">
            <text:p>194</text:p>
          </table:table-cell>
          <table:table-cell ns41:value-type="float" table:style-name="ce6" office:value="9" office:value-type="float">
            <text:p>9</text:p>
          </table:table-cell>
          <table:table-cell table:number-columns-repeated="4"/>
          <table:table-cell ns41:value-type="float" office:value="9368" office:value-type="float">
            <text:p>9368</text:p>
          </table:table-cell>
          <table:table-cell ns41:value-type="float" office:value="1422" office:value-type="float">
            <text:p>1422</text:p>
          </table:table-cell>
          <table:table-cell ns41:value-type="float" office:value="1341" office:value-type="float">
            <text:p>1341</text:p>
          </table:table-cell>
          <table:table-cell ns41:value-type="float" office:value="619" office:value-type="float">
            <text:p>619</text:p>
          </table:table-cell>
          <table:table-cell ns41:value-type="float" office:value="10709" office:value-type="float">
            <text:p>10709</text:p>
          </table:table-cell>
          <table:table-cell ns41:value-type="float" office:value="2041" office:value-type="float">
            <text:p>2041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table:style-name="ce24"/>
          <table:table-cell ns41:value-type="string" office:value-type="string">
            <text:p>B</text:p>
          </table:table-cell>
          <table:table-cell table:number-columns-repeated="6"/>
          <table:table-cell ns41:value-type="float" office:value="2" office:value-type="float">
            <text:p>2</text:p>
          </table:table-cell>
          <table:table-cell table:number-columns-repeated="2"/>
          <table:table-cell ns41:value-type="float" office:value="9" office:value-type="float">
            <text:p>9</text:p>
          </table:table-cell>
          <table:table-cell table:number-columns-repeated="2"/>
          <table:table-cell ns41:value-type="float" office:value="3" office:value-type="float">
            <text:p>3</text:p>
          </table:table-cell>
          <table:table-cell ns41:value-type="float" office:value="42" office:value-type="float">
            <text:p>42</text:p>
          </table:table-cell>
          <table:table-cell table:number-columns-repeated="2"/>
          <table:table-cell ns41:value-type="float" office:value="1" office:value-type="float">
            <text:p>1</text:p>
          </table:table-cell>
          <table:table-cell ns41:value-type="float" office:value="34" office:value-type="float">
            <text:p>34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46" office:value-type="float">
            <text:p>46</text:p>
          </table:table-cell>
          <table:table-cell ns41:value-type="float" office:value="76" office:value-type="float">
            <text:p>76</text:p>
          </table:table-cell>
          <table:table-cell ns41:value-type="float" office:value="3" office:value-type="float">
            <text:p>3</text:p>
          </table:table-cell>
          <table:table-cell ns41:value-type="float" office:value="4" office:value-type="float">
            <text:p>4</text:p>
          </table:table-cell>
          <table:table-cell ns41:value-type="float" office:value="113" office:value-type="float">
            <text:p>113</text:p>
          </table:table-cell>
          <table:table-cell ns41:value-type="float" table:style-name="ce6" office:value="45" office:value-type="float">
            <text:p>45</text:p>
          </table:table-cell>
          <table:table-cell ns41:value-type="float" table:style-name="ce6" office:value="9" office:value-type="float">
            <text:p>9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46" office:value-type="float">
            <text:p>46</text:p>
          </table:table-cell>
          <table:table-cell ns41:value-type="float" table:style-name="ce6" office:value="9" office:value-type="float">
            <text:p>9</text:p>
          </table:table-cell>
          <table:table-cell ns41:value-type="float" table:style-name="ce6" office:value="6" office:value-type="float">
            <text:p>6</text:p>
          </table:table-cell>
          <table:table-cell ns41:value-type="float" table:style-name="ce6" office:value="2" office:value-type="float">
            <text:p>2</text:p>
          </table:table-cell>
          <table:table-cell ns41:value-type="float" table:style-name="ce6" office:value="14" office:value-type="float">
            <text:p>14</text:p>
          </table:table-cell>
          <table:table-cell ns41:value-type="float" table:style-name="ce6" office:value="2" office:value-type="float">
            <text:p>2</text:p>
          </table:table-cell>
          <table:table-cell ns41:value-type="float" office:value="1" table:style-name="ce6" table:number-columns-repeated="2" office:value-type="float">
            <text:p>1</text:p>
          </table:table-cell>
          <table:table-cell ns41:value-type="float" table:style-name="ce6" office:value="11" office:value-type="float">
            <text:p>11</text:p>
          </table:table-cell>
          <table:table-cell ns41:value-type="float" office:value="1" table:style-name="ce6" table:number-columns-repeated="3" office:value-type="float">
            <text:p>1</text:p>
          </table:table-cell>
          <table:table-cell ns41:value-type="float" table:style-name="ce6" office:value="12" office:value-type="float">
            <text:p>12</text:p>
          </table:table-cell>
          <table:table-cell ns41:value-type="float" table:style-name="ce6" office:value="1" office:value-type="float">
            <text:p>1</text:p>
          </table:table-cell>
          <table:table-cell ns41:value-type="float" table:style-name="ce6" office:value="3" office:value-type="float">
            <text:p>3</text:p>
          </table:table-cell>
          <table:table-cell table:number-columns-repeated="5"/>
          <table:table-cell ns41:value-type="float" office:value="246" office:value-type="float">
            <text:p>246</text:p>
          </table:table-cell>
          <table:table-cell ns41:value-type="float" office:value="221" office:value-type="float">
            <text:p>221</text:p>
          </table:table-cell>
          <table:table-cell ns41:value-type="float" office:value="24" office:value-type="float">
            <text:p>24</text:p>
          </table:table-cell>
          <table:table-cell ns41:value-type="float" office:value="9" office:value-type="float">
            <text:p>9</text:p>
          </table:table-cell>
          <table:table-cell ns41:value-type="float" office:value="270" office:value-type="float">
            <text:p>270</text:p>
          </table:table-cell>
          <table:table-cell ns41:value-type="float" office:value="230" office:value-type="float">
            <text:p>230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table:style-name="ce24"/>
          <table:table-cell ns41:value-type="string" office:value-type="string">
            <text:p>C</text:p>
          </table:table-cell>
          <table:table-cell table:number-columns-repeated="4"/>
          <table:table-cell ns41:value-type="float" office:value="4" office:value-type="float">
            <text:p>4</text:p>
          </table:table-cell>
          <table:table-cell/>
          <table:table-cell ns41:value-type="float" office:value="17" office:value-type="float">
            <text:p>1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3" office:value-type="float">
            <text:p>23</text:p>
          </table:table-cell>
          <table:table-cell/>
          <table:table-cell ns41:value-type="float" office:value="2" office:value-type="float">
            <text:p>2</text:p>
          </table:table-cell>
          <table:table-cell/>
          <table:table-cell ns41:value-type="float" office:value="68" office:value-type="float">
            <text:p>68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2" office:value-type="float">
            <text:p>2</text:p>
          </table:table-cell>
          <table:table-cell ns41:value-type="float" office:value="22" office:value-type="float">
            <text:p>22</text:p>
          </table:table-cell>
          <table:table-cell/>
          <table:table-cell ns41:value-type="float" office:value="3" office:value-type="float">
            <text:p>3</text:p>
          </table:table-cell>
          <table:table-cell ns41:value-type="float" office:value="39" office:value-type="float">
            <text:p>39</text:p>
          </table:table-cell>
          <table:table-cell ns41:value-type="float" office:value="73" office:value-type="float">
            <text:p>73</text:p>
          </table:table-cell>
          <table:table-cell/>
          <table:table-cell ns41:value-type="float" office:value="4" office:value-type="float">
            <text:p>4</text:p>
          </table:table-cell>
          <table:table-cell ns41:value-type="float" office:value="70" office:value-type="float">
            <text:p>70</text:p>
          </table:table-cell>
          <table:table-cell ns41:value-type="float" table:style-name="ce6" office:value="16" office:value-type="float">
            <text:p>16</text:p>
          </table:table-cell>
          <table:table-cell ns41:value-type="float" office:value="1" table:style-name="ce6" table:number-columns-repeated="2" office:value-type="float">
            <text:p>1</text:p>
          </table:table-cell>
          <table:table-cell ns41:value-type="float" table:style-name="ce6" office:value="19" office:value-type="float">
            <text:p>19</text:p>
          </table:table-cell>
          <table:table-cell ns41:value-type="float" table:style-name="ce6" office:value="3" office:value-type="float">
            <text:p>3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6" office:value-type="float">
            <text:p>6</text:p>
          </table:table-cell>
          <table:table-cell table:number-columns-repeated="3"/>
          <table:table-cell ns41:value-type="float" office:value="2" office:value-type="float">
            <text:p>2</text:p>
          </table:table-cell>
          <table:table-cell table:number-columns-repeated="3"/>
          <table:table-cell ns41:value-type="float" office:value="6" office:value-type="float">
            <text:p>6</text:p>
          </table:table-cell>
          <table:table-cell table:number-columns-repeated="7"/>
          <table:table-cell ns41:value-type="float" office:value="144" office:value-type="float">
            <text:p>144</text:p>
          </table:table-cell>
          <table:table-cell ns41:value-type="float" office:value="226" office:value-type="float">
            <text:p>226</text:p>
          </table:table-cell>
          <table:table-cell ns41:value-type="float" office:value="1" office:value-type="float">
            <text:p>1</text:p>
          </table:table-cell>
          <table:table-cell ns41:value-type="float" office:value="15" office:value-type="float">
            <text:p>15</text:p>
          </table:table-cell>
          <table:table-cell ns41:value-type="float" office:value="145" office:value-type="float">
            <text:p>145</text:p>
          </table:table-cell>
          <table:table-cell ns41:value-type="float" office:value="241" office:value-type="float">
            <text:p>241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table:style-name="ce24"/>
          <table:table-cell ns41:value-type="string" office:value-type="string">
            <text:p>D</text:p>
          </table:table-cell>
          <table:table-cell ns41:value-type="float" office:value="26" office:value-type="float">
            <text:p>26</text:p>
          </table:table-cell>
          <table:table-cell ns41:value-type="float" office:value="7" office:value-type="float">
            <text:p>7</text:p>
          </table:table-cell>
          <table:table-cell ns41:value-type="float" office:value="105" office:value-type="float">
            <text:p>105</text:p>
          </table:table-cell>
          <table:table-cell ns41:value-type="float" office:value="25" office:value-type="float">
            <text:p>25</text:p>
          </table:table-cell>
          <table:table-cell ns41:value-type="float" office:value="214" office:value-type="float">
            <text:p>214</text:p>
          </table:table-cell>
          <table:table-cell ns41:value-type="float" office:value="57" office:value-type="float">
            <text:p>57</text:p>
          </table:table-cell>
          <table:table-cell ns41:value-type="float" office:value="912" office:value-type="float">
            <text:p>912</text:p>
          </table:table-cell>
          <table:table-cell ns41:value-type="float" office:value="269" office:value-type="float">
            <text:p>269</text:p>
          </table:table-cell>
          <table:table-cell ns41:value-type="float" office:value="2" office:value-type="float">
            <text:p>2</text:p>
          </table:table-cell>
          <table:table-cell ns41:value-type="float" office:value="1498" office:value-type="float">
            <text:p>1498</text:p>
          </table:table-cell>
          <table:table-cell/>
          <table:table-cell ns41:value-type="float" office:value="415" office:value-type="float">
            <text:p>415</text:p>
          </table:table-cell>
          <table:table-cell ns41:value-type="float" office:value="119" office:value-type="float">
            <text:p>119</text:p>
          </table:table-cell>
          <table:table-cell ns41:value-type="float" office:value="3771" office:value-type="float">
            <text:p>3771</text:p>
          </table:table-cell>
          <table:table-cell ns41:value-type="float" office:value="25" office:value-type="float">
            <text:p>25</text:p>
          </table:table-cell>
          <table:table-cell ns41:value-type="float" office:value="795" office:value-type="float">
            <text:p>795</text:p>
          </table:table-cell>
          <table:table-cell ns41:value-type="float" office:value="267" office:value-type="float">
            <text:p>267</text:p>
          </table:table-cell>
          <table:table-cell ns41:value-type="float" office:value="1064" office:value-type="float">
            <text:p>1064</text:p>
          </table:table-cell>
          <table:table-cell ns41:value-type="float" office:value="36" office:value-type="float">
            <text:p>36</text:p>
          </table:table-cell>
          <table:table-cell ns41:value-type="float" office:value="174" office:value-type="float">
            <text:p>174</text:p>
          </table:table-cell>
          <table:table-cell ns41:value-type="float" office:value="2963" office:value-type="float">
            <text:p>2963</text:p>
          </table:table-cell>
          <table:table-cell ns41:value-type="float" office:value="2183" office:value-type="float">
            <text:p>2183</text:p>
          </table:table-cell>
          <table:table-cell ns41:value-type="float" office:value="229" office:value-type="float">
            <text:p>229</text:p>
          </table:table-cell>
          <table:table-cell ns41:value-type="float" office:value="373" office:value-type="float">
            <text:p>373</text:p>
          </table:table-cell>
          <table:table-cell ns41:value-type="float" office:value="3801" office:value-type="float">
            <text:p>3801</text:p>
          </table:table-cell>
          <table:table-cell ns41:value-type="float" table:style-name="ce6" office:value="652" office:value-type="float">
            <text:p>652</text:p>
          </table:table-cell>
          <table:table-cell ns41:value-type="float" table:style-name="ce6" office:value="374" office:value-type="float">
            <text:p>374</text:p>
          </table:table-cell>
          <table:table-cell ns41:value-type="float" table:style-name="ce6" office:value="83" office:value-type="float">
            <text:p>83</text:p>
          </table:table-cell>
          <table:table-cell ns41:value-type="float" table:style-name="ce6" office:value="1833" office:value-type="float">
            <text:p>1833</text:p>
          </table:table-cell>
          <table:table-cell ns41:value-type="float" table:style-name="ce6" office:value="178" office:value-type="float">
            <text:p>178</text:p>
          </table:table-cell>
          <table:table-cell ns41:value-type="float" table:style-name="ce6" office:value="236" office:value-type="float">
            <text:p>236</text:p>
          </table:table-cell>
          <table:table-cell ns41:value-type="float" table:style-name="ce6" office:value="34" office:value-type="float">
            <text:p>34</text:p>
          </table:table-cell>
          <table:table-cell ns41:value-type="float" table:style-name="ce6" office:value="560" office:value-type="float">
            <text:p>560</text:p>
          </table:table-cell>
          <table:table-cell ns41:value-type="float" table:style-name="ce6" office:value="46" office:value-type="float">
            <text:p>46</text:p>
          </table:table-cell>
          <table:table-cell ns41:value-type="float" table:style-name="ce6" office:value="83" office:value-type="float">
            <text:p>83</text:p>
          </table:table-cell>
          <table:table-cell ns41:value-type="float" table:style-name="ce6" office:value="8" office:value-type="float">
            <text:p>8</text:p>
          </table:table-cell>
          <table:table-cell ns41:value-type="float" table:style-name="ce6" office:value="448" office:value-type="float">
            <text:p>448</text:p>
          </table:table-cell>
          <table:table-cell ns41:value-type="float" table:style-name="ce6" office:value="35" office:value-type="float">
            <text:p>35</text:p>
          </table:table-cell>
          <table:table-cell ns41:value-type="float" table:style-name="ce6" office:value="58" office:value-type="float">
            <text:p>58</text:p>
          </table:table-cell>
          <table:table-cell ns41:value-type="float" table:style-name="ce6" office:value="5" office:value-type="float">
            <text:p>5</text:p>
          </table:table-cell>
          <table:table-cell ns41:value-type="float" table:style-name="ce6" office:value="357" office:value-type="float">
            <text:p>357</text:p>
          </table:table-cell>
          <table:table-cell ns41:value-type="float" table:style-name="ce6" office:value="20" office:value-type="float">
            <text:p>20</text:p>
          </table:table-cell>
          <table:table-cell ns41:value-type="float" table:style-name="ce6" office:value="54" office:value-type="float">
            <text:p>54</text:p>
          </table:table-cell>
          <table:table-cell ns41:value-type="float" table:style-name="ce6" office:value="7" office:value-type="float">
            <text:p>7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/>
          <table:table-cell ns41:value-type="float" office:value="10350" office:value-type="float">
            <text:p>10350</text:p>
          </table:table-cell>
          <table:table-cell ns41:value-type="float" office:value="10704" office:value-type="float">
            <text:p>10704</text:p>
          </table:table-cell>
          <table:table-cell ns41:value-type="float" office:value="1097" office:value-type="float">
            <text:p>1097</text:p>
          </table:table-cell>
          <table:table-cell ns41:value-type="float" office:value="2252" office:value-type="float">
            <text:p>2252</text:p>
          </table:table-cell>
          <table:table-cell ns41:value-type="float" office:value="11447" office:value-type="float">
            <text:p>11447</text:p>
          </table:table-cell>
          <table:table-cell ns41:value-type="float" office:value="12956" office:value-type="float">
            <text:p>12956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ns41:value-type="string" table:style-name="ce24" office:value-type="string">
            <text:p>XXV-XXXV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26" office:value-type="float">
            <text:p>26</text:p>
          </table:table-cell>
          <table:table-cell ns41:value-type="float" office:value="1" office:value-type="float">
            <text:p>1</text:p>
          </table:table-cell>
          <table:table-cell ns41:value-type="float" office:value="83" office:value-type="float">
            <text:p>83</text:p>
          </table:table-cell>
          <table:table-cell ns41:value-type="float" office:value="5" office:value-type="float">
            <text:p>5</text:p>
          </table:table-cell>
          <table:table-cell ns41:value-type="float" office:value="140" office:value-type="float">
            <text:p>140</text:p>
          </table:table-cell>
          <table:table-cell ns41:value-type="float" office:value="22" office:value-type="float">
            <text:p>22</text:p>
          </table:table-cell>
          <table:table-cell ns41:value-type="float" office:value="507" office:value-type="float">
            <text:p>507</text:p>
          </table:table-cell>
          <table:table-cell/>
          <table:table-cell ns41:value-type="float" office:value="68" office:value-type="float">
            <text:p>68</text:p>
          </table:table-cell>
          <table:table-cell ns41:value-type="float" office:value="1" office:value-type="float">
            <text:p>1</text:p>
          </table:table-cell>
          <table:table-cell ns41:value-type="float" office:value="599" office:value-type="float">
            <text:p>599</text:p>
          </table:table-cell>
          <table:table-cell ns41:value-type="float" office:value="14" office:value-type="float">
            <text:p>14</text:p>
          </table:table-cell>
          <table:table-cell ns41:value-type="float" office:value="262" office:value-type="float">
            <text:p>262</text:p>
          </table:table-cell>
          <table:table-cell ns41:value-type="float" office:value="3" office:value-type="float">
            <text:p>3</text:p>
          </table:table-cell>
          <table:table-cell ns41:value-type="float" office:value="1200" office:value-type="float">
            <text:p>1200</text:p>
          </table:table-cell>
          <table:table-cell ns41:value-type="float" office:value="25" office:value-type="float">
            <text:p>25</text:p>
          </table:table-cell>
          <table:table-cell ns41:value-type="float" office:value="76" office:value-type="float">
            <text:p>76</text:p>
          </table:table-cell>
          <table:table-cell ns41:value-type="float" office:value="11" office:value-type="float">
            <text:p>11</text:p>
          </table:table-cell>
          <table:table-cell ns41:value-type="float" office:value="349" office:value-type="float">
            <text:p>349</text:p>
          </table:table-cell>
          <table:table-cell ns41:value-type="float" office:value="315" office:value-type="float">
            <text:p>315</text:p>
          </table:table-cell>
          <table:table-cell ns41:value-type="float" office:value="209" office:value-type="float">
            <text:p>209</text:p>
          </table:table-cell>
          <table:table-cell ns41:value-type="float" office:value="56" office:value-type="float">
            <text:p>56</text:p>
          </table:table-cell>
          <table:table-cell ns41:value-type="float" office:value="696" office:value-type="float">
            <text:p>696</text:p>
          </table:table-cell>
          <table:table-cell ns41:value-type="float" office:value="552" office:value-type="float">
            <text:p>552</text:p>
          </table:table-cell>
          <table:table-cell ns41:value-type="float" table:style-name="ce6" office:value="62" office:value-type="float">
            <text:p>62</text:p>
          </table:table-cell>
          <table:table-cell ns41:value-type="float" table:style-name="ce6" office:value="137" office:value-type="float">
            <text:p>137</text:p>
          </table:table-cell>
          <table:table-cell ns41:value-type="float" table:style-name="ce6" office:value="179" office:value-type="float">
            <text:p>179</text:p>
          </table:table-cell>
          <table:table-cell ns41:value-type="float" table:style-name="ce6" office:value="267" office:value-type="float">
            <text:p>267</text:p>
          </table:table-cell>
          <table:table-cell ns41:value-type="float" table:style-name="ce6" office:value="19" office:value-type="float">
            <text:p>19</text:p>
          </table:table-cell>
          <table:table-cell ns41:value-type="float" table:style-name="ce6" office:value="112" office:value-type="float">
            <text:p>112</text:p>
          </table:table-cell>
          <table:table-cell ns41:value-type="float" table:style-name="ce6" office:value="62" office:value-type="float">
            <text:p>62</text:p>
          </table:table-cell>
          <table:table-cell ns41:value-type="float" table:style-name="ce6" office:value="88" office:value-type="float">
            <text:p>88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41" office:value-type="float">
            <text:p>41</text:p>
          </table:table-cell>
          <table:table-cell ns41:value-type="float" table:style-name="ce6" office:value="9" office:value-type="float">
            <text:p>9</text:p>
          </table:table-cell>
          <table:table-cell ns41:value-type="float" table:style-name="ce6" office:value="83" office:value-type="float">
            <text:p>83</text:p>
          </table:table-cell>
          <table:table-cell ns41:value-type="float" table:style-name="ce6" office:value="7" office:value-type="float">
            <text:p>7</text:p>
          </table:table-cell>
          <table:table-cell ns41:value-type="float" table:style-name="ce6" office:value="30" office:value-type="float">
            <text:p>30</text:p>
          </table:table-cell>
          <table:table-cell ns41:value-type="float" table:style-name="ce6" office:value="15" office:value-type="float">
            <text:p>15</text:p>
          </table:table-cell>
          <table:table-cell ns41:value-type="float" table:style-name="ce6" office:value="80" office:value-type="float">
            <text:p>80</text:p>
          </table:table-cell>
          <table:table-cell ns41:value-type="float" table:style-name="ce6" office:value="3" office:value-type="float">
            <text:p>3</text:p>
          </table:table-cell>
          <table:table-cell ns41:value-type="float" table:style-name="ce6" office:value="18" office:value-type="float">
            <text:p>18</text:p>
          </table:table-cell>
          <table:table-cell ns41:value-type="float" table:style-name="ce6" office:value="8" office:value-type="float">
            <text:p>8</text:p>
          </table:table-cell>
          <table:table-cell table:number-columns-repeated="4"/>
          <table:table-cell ns41:value-type="float" office:value="1424" office:value-type="float">
            <text:p>1424</text:p>
          </table:table-cell>
          <table:table-cell ns41:value-type="float" office:value="738" office:value-type="float">
            <text:p>738</text:p>
          </table:table-cell>
          <table:table-cell ns41:value-type="float" office:value="409" office:value-type="float">
            <text:p>409</text:p>
          </table:table-cell>
          <table:table-cell ns41:value-type="float" office:value="3873" office:value-type="float">
            <text:p>3873</text:p>
          </table:table-cell>
          <table:table-cell ns41:value-type="float" office:value="1833" office:value-type="float">
            <text:p>1833</text:p>
          </table:table-cell>
          <table:table-cell ns41:value-type="float" office:value="4611" office:value-type="float">
            <text:p>4611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ns41:value-type="string" table:style-name="ce24" office:value-type="string">
            <text:p>Zonder beroep</text:p>
          </table:table-cell>
          <table:table-cell/>
          <table:table-cell ns41:value-type="float" office:value="18704" office:value-type="float">
            <text:p>18704</text:p>
          </table:table-cell>
          <table:table-cell ns41:value-type="float" office:value="18233" office:value-type="float">
            <text:p>18233</text:p>
          </table:table-cell>
          <table:table-cell ns41:value-type="float" office:value="1334" office:value-type="float">
            <text:p>1334</text:p>
          </table:table-cell>
          <table:table-cell ns41:value-type="float" office:value="1302" office:value-type="float">
            <text:p>1302</text:p>
          </table:table-cell>
          <table:table-cell ns41:value-type="float" office:value="1174" office:value-type="float">
            <text:p>1174</text:p>
          </table:table-cell>
          <table:table-cell ns41:value-type="float" office:value="1183" office:value-type="float">
            <text:p>1183</text:p>
          </table:table-cell>
          <table:table-cell ns41:value-type="float" office:value="1619" office:value-type="float">
            <text:p>1619</text:p>
          </table:table-cell>
          <table:table-cell ns41:value-type="float" office:value="1834" office:value-type="float">
            <text:p>1834</text:p>
          </table:table-cell>
          <table:table-cell/>
          <table:table-cell ns41:value-type="float" office:value="782" office:value-type="float">
            <text:p>782</text:p>
          </table:table-cell>
          <table:table-cell ns41:value-type="float" office:value="7" office:value-type="float">
            <text:p>7</text:p>
          </table:table-cell>
          <table:table-cell ns41:value-type="float" office:value="1416" office:value-type="float">
            <text:p>1416</text:p>
          </table:table-cell>
          <table:table-cell/>
          <table:table-cell ns41:value-type="float" office:value="895" office:value-type="float">
            <text:p>895</text:p>
          </table:table-cell>
          <table:table-cell ns41:value-type="float" office:value="519" office:value-type="float">
            <text:p>519</text:p>
          </table:table-cell>
          <table:table-cell ns41:value-type="float" office:value="2505" office:value-type="float">
            <text:p>2505</text:p>
          </table:table-cell>
          <table:table-cell/>
          <table:table-cell ns41:value-type="float" office:value="241" office:value-type="float">
            <text:p>241</text:p>
          </table:table-cell>
          <table:table-cell ns41:value-type="float" office:value="683" office:value-type="float">
            <text:p>683</text:p>
          </table:table-cell>
          <table:table-cell ns41:value-type="float" office:value="702" office:value-type="float">
            <text:p>702</text:p>
          </table:table-cell>
          <table:table-cell ns41:value-type="float" office:value="95" office:value-type="float">
            <text:p>95</text:p>
          </table:table-cell>
          <table:table-cell ns41:value-type="float" office:value="567" office:value-type="float">
            <text:p>567</text:p>
          </table:table-cell>
          <table:table-cell ns41:value-type="float" office:value="5614" office:value-type="float">
            <text:p>5614</text:p>
          </table:table-cell>
          <table:table-cell ns41:value-type="float" office:value="1540" office:value-type="float">
            <text:p>1540</text:p>
          </table:table-cell>
          <table:table-cell ns41:value-type="float" office:value="174" office:value-type="float">
            <text:p>174</text:p>
          </table:table-cell>
          <table:table-cell ns41:value-type="float" table:style-name="ce6" office:value="236" office:value-type="float">
            <text:p>236</text:p>
          </table:table-cell>
          <table:table-cell ns41:value-type="float" table:style-name="ce6" office:value="7585" office:value-type="float">
            <text:p>7585</text:p>
          </table:table-cell>
          <table:table-cell ns41:value-type="float" table:style-name="ce6" office:value="728" office:value-type="float">
            <text:p>728</text:p>
          </table:table-cell>
          <table:table-cell ns41:value-type="float" table:style-name="ce6" office:value="186" office:value-type="float">
            <text:p>186</text:p>
          </table:table-cell>
          <table:table-cell ns41:value-type="float" table:style-name="ce6" office:value="80" office:value-type="float">
            <text:p>80</text:p>
          </table:table-cell>
          <table:table-cell ns41:value-type="float" table:style-name="ce6" office:value="3773" office:value-type="float">
            <text:p>3773</text:p>
          </table:table-cell>
          <table:table-cell ns41:value-type="float" table:style-name="ce6" office:value="292" office:value-type="float">
            <text:p>292</text:p>
          </table:table-cell>
          <table:table-cell ns41:value-type="float" table:style-name="ce6" office:value="129" office:value-type="float">
            <text:p>129</text:p>
          </table:table-cell>
          <table:table-cell ns41:value-type="float" table:style-name="ce6" office:value="42" office:value-type="float">
            <text:p>42</text:p>
          </table:table-cell>
          <table:table-cell ns41:value-type="float" table:style-name="ce6" office:value="1346" office:value-type="float">
            <text:p>1346</text:p>
          </table:table-cell>
          <table:table-cell ns41:value-type="float" table:style-name="ce6" office:value="86" office:value-type="float">
            <text:p>86</text:p>
          </table:table-cell>
          <table:table-cell ns41:value-type="float" table:style-name="ce6" office:value="235" office:value-type="float">
            <text:p>235</text:p>
          </table:table-cell>
          <table:table-cell ns41:value-type="float" table:style-name="ce6" office:value="32" office:value-type="float">
            <text:p>32</text:p>
          </table:table-cell>
          <table:table-cell ns41:value-type="float" table:style-name="ce6" office:value="1240" office:value-type="float">
            <text:p>1240</text:p>
          </table:table-cell>
          <table:table-cell ns41:value-type="float" table:style-name="ce6" office:value="101" office:value-type="float">
            <text:p>101</text:p>
          </table:table-cell>
          <table:table-cell ns41:value-type="float" table:style-name="ce6" office:value="700" office:value-type="float">
            <text:p>700</text:p>
          </table:table-cell>
          <table:table-cell ns41:value-type="float" table:style-name="ce6" office:value="82" office:value-type="float">
            <text:p>82</text:p>
          </table:table-cell>
          <table:table-cell ns41:value-type="float" table:style-name="ce6" office:value="1873" office:value-type="float">
            <text:p>1873</text:p>
          </table:table-cell>
          <table:table-cell ns41:value-type="float" table:style-name="ce6" office:value="125" office:value-type="float">
            <text:p>125</text:p>
          </table:table-cell>
          <table:table-cell table:number-columns-repeated="3"/>
          <table:table-cell ns41:value-type="float" office:value="1" office:value-type="float">
            <text:p>1</text:p>
          </table:table-cell>
          <table:table-cell ns41:value-type="float" office:value="1519" office:value-type="float">
            <text:p>1519</text:p>
          </table:table-cell>
          <table:table-cell ns41:value-type="float" office:value="25788" office:value-type="float">
            <text:p>25788</text:p>
          </table:table-cell>
          <table:table-cell ns41:value-type="float" office:value="22640" office:value-type="float">
            <text:p>22640</text:p>
          </table:table-cell>
          <table:table-cell ns41:value-type="float" office:value="30048" office:value-type="float">
            <text:p>30048</text:p>
          </table:table-cell>
          <table:table-cell ns41:value-type="float" office:value="24159" office:value-type="float">
            <text:p>24159</text:p>
          </table:table-cell>
          <table:table-cell ns41:value-type="float" office:value="55836" office:value-type="float">
            <text:p>55836</text:p>
          </table:table-cell>
          <table:table-cell ns41:value-type="float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table:style-name="ce24"/>
          <table:table-cell table:number-columns-repeated="49"/>
          <table:table-cell ns41:value-type="float" office:value="0" table:number-columns-repeated="7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0">
          <table:table-cell table:style-name="ce9"/>
          <table:table-cell table:style-name="ce12" table:number-columns-repeated="2"/>
          <table:table-cell ns41:value-type="string" table:style-name="ce28" office:value-type="string">
            <text:p>Totaal</text:p>
          </table:table-cell>
          <table:table-cell table:style-name="ce16"/>
          <table:table-cell ns41:value-type="float" table:style-name="ce16" office:value="18732" office:value-type="float">
            <text:p>18732</text:p>
          </table:table-cell>
          <table:table-cell ns41:value-type="float" table:style-name="ce16" office:value="18266" office:value-type="float">
            <text:p>18266</text:p>
          </table:table-cell>
          <table:table-cell ns41:value-type="float" table:style-name="ce16" office:value="1441" office:value-type="float">
            <text:p>1441</text:p>
          </table:table-cell>
          <table:table-cell ns41:value-type="float" table:style-name="ce16" office:value="1411" office:value-type="float">
            <text:p>1411</text:p>
          </table:table-cell>
          <table:table-cell ns41:value-type="float" table:style-name="ce16" office:value="1398" office:value-type="float">
            <text:p>1398</text:p>
          </table:table-cell>
          <table:table-cell ns41:value-type="float" table:style-name="ce16" office:value="1381" office:value-type="float">
            <text:p>1381</text:p>
          </table:table-cell>
          <table:table-cell ns41:value-type="float" table:style-name="ce16" office:value="2581" office:value-type="float">
            <text:p>2581</text:p>
          </table:table-cell>
          <table:table-cell ns41:value-type="float" table:style-name="ce16" office:value="2616" office:value-type="float">
            <text:p>2616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2401" office:value-type="float">
            <text:p>2401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2457" office:value-type="float">
            <text:p>2457</text:p>
          </table:table-cell>
          <table:table-cell ns41:value-type="float" table:style-name="ce16" office:value="172" office:value-type="float">
            <text:p>172</text:p>
          </table:table-cell>
          <table:table-cell ns41:value-type="float" table:style-name="ce16" office:value="5230" office:value-type="float">
            <text:p>5230</text:p>
          </table:table-cell>
          <table:table-cell ns41:value-type="float" table:style-name="ce16" office:value="557" office:value-type="float">
            <text:p>557</text:p>
          </table:table-cell>
          <table:table-cell ns41:value-type="float" table:style-name="ce16" office:value="4654" office:value-type="float">
            <text:p>4654</text:p>
          </table:table-cell>
          <table:table-cell ns41:value-type="float" table:style-name="ce16" office:value="395" office:value-type="float">
            <text:p>395</text:p>
          </table:table-cell>
          <table:table-cell ns41:value-type="float" table:style-name="ce16" office:value="1537" office:value-type="float">
            <text:p>1537</text:p>
          </table:table-cell>
          <table:table-cell ns41:value-type="float" table:style-name="ce16" office:value="740" office:value-type="float">
            <text:p>740</text:p>
          </table:table-cell>
          <table:table-cell ns41:value-type="float" table:style-name="ce16" office:value="1286" office:value-type="float">
            <text:p>1286</text:p>
          </table:table-cell>
          <table:table-cell ns41:value-type="float" table:style-name="ce16" office:value="5242" office:value-type="float">
            <text:p>5242</text:p>
          </table:table-cell>
          <table:table-cell ns41:value-type="float" table:style-name="ce16" office:value="3539" office:value-type="float">
            <text:p>3539</text:p>
          </table:table-cell>
          <table:table-cell ns41:value-type="float" table:style-name="ce16" office:value="6013" office:value-type="float">
            <text:p>6013</text:p>
          </table:table-cell>
          <table:table-cell ns41:value-type="float" table:style-name="ce16" office:value="2806" office:value-type="float">
            <text:p>2806</text:p>
          </table:table-cell>
          <table:table-cell ns41:value-type="float" table:style-name="ce16" office:value="8349" office:value-type="float">
            <text:p>8349</text:p>
          </table:table-cell>
          <table:table-cell ns41:value-type="float" table:style-name="ce16" office:value="1392" office:value-type="float">
            <text:p>1392</text:p>
          </table:table-cell>
          <table:table-cell ns41:value-type="float" table:style-name="ce16" office:value="8461" office:value-type="float">
            <text:p>8461</text:p>
          </table:table-cell>
          <table:table-cell ns41:value-type="float" table:style-name="ce16" office:value="1095" office:value-type="float">
            <text:p>1095</text:p>
          </table:table-cell>
          <table:table-cell ns41:value-type="float" table:style-name="ce16" office:value="4301" office:value-type="float">
            <text:p>4301</text:p>
          </table:table-cell>
          <table:table-cell ns41:value-type="float" table:style-name="ce16" office:value="438" office:value-type="float">
            <text:p>438</text:p>
          </table:table-cell>
          <table:table-cell ns41:value-type="float" table:style-name="ce16" office:value="4508" office:value-type="float">
            <text:p>4508</text:p>
          </table:table-cell>
          <table:table-cell ns41:value-type="float" table:style-name="ce16" office:value="443" office:value-type="float">
            <text:p>443</text:p>
          </table:table-cell>
          <table:table-cell ns41:value-type="float" table:style-name="ce16" office:value="1468" office:value-type="float">
            <text:p>1468</text:p>
          </table:table-cell>
          <table:table-cell ns41:value-type="float" table:style-name="ce16" office:value="151" office:value-type="float">
            <text:p>151</text:p>
          </table:table-cell>
          <table:table-cell ns41:value-type="float" table:style-name="ce16" office:value="1626" office:value-type="float">
            <text:p>1626</text:p>
          </table:table-cell>
          <table:table-cell ns41:value-type="float" table:style-name="ce16" office:value="119" office:value-type="float">
            <text:p>119</text:p>
          </table:table-cell>
          <table:table-cell ns41:value-type="float" table:style-name="ce16" office:value="1385" office:value-type="float">
            <text:p>1385</text:p>
          </table:table-cell>
          <table:table-cell ns41:value-type="float" table:style-name="ce16" office:value="111" office:value-type="float">
            <text:p>111</text:p>
          </table:table-cell>
          <table:table-cell ns41:value-type="float" table:style-name="ce16" office:value="1455" office:value-type="float">
            <text:p>1455</text:p>
          </table:table-cell>
          <table:table-cell ns41:value-type="float" table:style-name="ce16" office:value="132" office:value-type="float">
            <text:p>132</text:p>
          </table:table-cell>
          <table:table-cell ns41:value-type="float" table:style-name="ce16" office:value="1737" office:value-type="float">
            <text:p>1737</text:p>
          </table:table-cell>
          <table:table-cell ns41:value-type="float" table:style-name="ce16" office:value="148" office:value-type="float">
            <text:p>148</text:p>
          </table:table-cell>
          <table:table-cell ns41:value-type="float" table:style-name="ce16" office:value="2142" office:value-type="float">
            <text:p>2142</text:p>
          </table:table-cell>
          <table:table-cell ns41:value-type="float" table:style-name="ce16" office:value="149" office:value-type="float">
            <text:p>149</text:p>
          </table:table-cell>
          <table:table-cell ns41:value-type="float" office:value="0" table:style-name="ce16" table:number-columns-repeated="2" office:value-type="float">
            <text:p>0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46" office:value="23051" office:value-type="float">
            <text:p>23051</text:p>
          </table:table-cell>
          <table:table-cell ns41:value-type="float" table:style-name="ce46" office:value="39099" office:value-type="float">
            <text:p>39099</text:p>
          </table:table-cell>
          <table:table-cell ns41:value-type="float" table:style-name="ce46" office:value="25512" office:value-type="float">
            <text:p>25512</text:p>
          </table:table-cell>
          <table:table-cell ns41:value-type="float" table:style-name="ce46" office:value="36816" office:value-type="float">
            <text:p>36816</text:p>
          </table:table-cell>
          <table:table-cell ns41:value-type="float" table:style-name="ce46" office:value="48563" office:value-type="float">
            <text:p>48563</text:p>
          </table:table-cell>
          <table:table-cell ns41:value-type="float" table:style-name="ce46" office:value="75915" office:value-type="float">
            <text:p>75915</text:p>
          </table:table-cell>
          <table:table-cell ns41:value-type="float" table:style-name="ce46" office:value="0" office:value-type="float">
            <text:p/>
          </table:table-cell>
          <table:table-cell table:style-name="ce9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75]+[.AT775]+[.AP775]+[.AL775]+[.AH775]+[.AD775]+[.Z775]+[.V775]+[.R775]+[.N775]" ns41:value-type="float" table:style-name="ce45" office:value-type="float" office:value="0">
            <text:p/>
          </table:table-cell>
          <table:table-cell table:formula="of:=[.AY775]+[.AU775]+[.AQ775]+[.AM775]+[.AI775]+[.AE775]+[.AA775]+[.W775]+[.S775]+[.O775]+[.L775]+[.J775]+[.H775]+[.F775]" ns41:value-type="float" table:style-name="ce45" office:value-type="float" office:value="0">
            <text:p/>
          </table:table-cell>
          <table:table-cell table:formula="of:=[.AZ775]+[.AV775]+[.AR775]+[.AN775]+[.AJ775]+[.AF775]+[.AB775]+[.X775]+[.T775]+[.P775]" ns41:value-type="float" table:style-name="ce45" office:value-type="float" office:value="0">
            <text:p/>
          </table:table-cell>
          <table:table-cell table:formula="of:=[.BA775]+[.AW775]+[.AS775]+[.AO775]+[.AK775]+[.AG775]+[.AC775]+[.Y775]+[.U775]+[.Q775]+[.M775]+[.K775]+[.I775]+[.G775]" ns41:value-type="float" table:style-name="ce45" office:value-type="float" office:value="0">
            <text:p/>
          </table:table-cell>
          <table:table-cell table:formula="of:=[.BB775]+[.BD775]" ns41:value-type="float" table:style-name="ce45" office:value-type="float" office:value="0">
            <text:p/>
          </table:table-cell>
          <table:table-cell table:formula="of:=[.BC775]+[.BE775]" ns41:value-type="float" table:style-name="ce45" office:value-type="float" office:value="0">
            <text:p/>
          </table:table-cell>
          <table:table-cell table:formula="of:=[.C7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76]+[.AT776]+[.AP776]+[.AL776]+[.AH776]+[.AD776]+[.Z776]+[.V776]+[.R776]+[.N776]" ns41:value-type="float" table:style-name="ce45" office:value-type="float" office:value="0">
            <text:p/>
          </table:table-cell>
          <table:table-cell table:formula="of:=[.AY776]+[.AU776]+[.AQ776]+[.AM776]+[.AI776]+[.AE776]+[.AA776]+[.W776]+[.S776]+[.O776]+[.L776]+[.J776]+[.H776]+[.F776]" ns41:value-type="float" table:style-name="ce45" office:value-type="float" office:value="0">
            <text:p/>
          </table:table-cell>
          <table:table-cell table:formula="of:=[.AZ776]+[.AV776]+[.AR776]+[.AN776]+[.AJ776]+[.AF776]+[.AB776]+[.X776]+[.T776]+[.P776]" ns41:value-type="float" table:style-name="ce45" office:value-type="float" office:value="0">
            <text:p/>
          </table:table-cell>
          <table:table-cell table:formula="of:=[.BA776]+[.AW776]+[.AS776]+[.AO776]+[.AK776]+[.AG776]+[.AC776]+[.Y776]+[.U776]+[.Q776]+[.M776]+[.K776]+[.I776]+[.G776]" ns41:value-type="float" table:style-name="ce45" office:value-type="float" office:value="0">
            <text:p/>
          </table:table-cell>
          <table:table-cell table:formula="of:=[.BB776]+[.BD776]" ns41:value-type="float" table:style-name="ce45" office:value-type="float" office:value="0">
            <text:p/>
          </table:table-cell>
          <table:table-cell table:formula="of:=[.BC776]+[.BE776]" ns41:value-type="float" table:style-name="ce45" office:value-type="float" office:value="0">
            <text:p/>
          </table:table-cell>
          <table:table-cell table:formula="of:=[.C77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77]+[.AT777]+[.AP777]+[.AL777]+[.AH777]+[.AD777]+[.Z777]+[.V777]+[.R777]+[.N777]" ns41:value-type="float" table:style-name="ce45" office:value-type="float" office:value="0">
            <text:p/>
          </table:table-cell>
          <table:table-cell table:formula="of:=[.AY777]+[.AU777]+[.AQ777]+[.AM777]+[.AI777]+[.AE777]+[.AA777]+[.W777]+[.S777]+[.O777]+[.L777]+[.J777]+[.H777]+[.F777]" ns41:value-type="float" table:style-name="ce45" office:value-type="float" office:value="0">
            <text:p/>
          </table:table-cell>
          <table:table-cell table:formula="of:=[.AZ777]+[.AV777]+[.AR777]+[.AN777]+[.AJ777]+[.AF777]+[.AB777]+[.X777]+[.T777]+[.P777]" ns41:value-type="float" table:style-name="ce45" office:value-type="float" office:value="0">
            <text:p/>
          </table:table-cell>
          <table:table-cell table:formula="of:=[.BA777]+[.AW777]+[.AS777]+[.AO777]+[.AK777]+[.AG777]+[.AC777]+[.Y777]+[.U777]+[.Q777]+[.M777]+[.K777]+[.I777]+[.G777]" ns41:value-type="float" table:style-name="ce45" office:value-type="float" office:value="0">
            <text:p/>
          </table:table-cell>
          <table:table-cell table:formula="of:=[.BB777]+[.BD777]" ns41:value-type="float" table:style-name="ce45" office:value-type="float" office:value="0">
            <text:p/>
          </table:table-cell>
          <table:table-cell table:formula="of:=[.BC777]+[.BE777]" ns41:value-type="float" table:style-name="ce45" office:value-type="float" office:value="0">
            <text:p/>
          </table:table-cell>
          <table:table-cell table:formula="of:=[.C77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78]+[.AT778]+[.AP778]+[.AL778]+[.AH778]+[.AD778]+[.Z778]+[.V778]+[.R778]+[.N778]" ns41:value-type="float" table:style-name="ce45" office:value-type="float" office:value="0">
            <text:p/>
          </table:table-cell>
          <table:table-cell table:formula="of:=[.AY778]+[.AU778]+[.AQ778]+[.AM778]+[.AI778]+[.AE778]+[.AA778]+[.W778]+[.S778]+[.O778]+[.L778]+[.J778]+[.H778]+[.F778]" ns41:value-type="float" table:style-name="ce45" office:value-type="float" office:value="0">
            <text:p/>
          </table:table-cell>
          <table:table-cell table:formula="of:=[.AZ778]+[.AV778]+[.AR778]+[.AN778]+[.AJ778]+[.AF778]+[.AB778]+[.X778]+[.T778]+[.P778]" ns41:value-type="float" table:style-name="ce45" office:value-type="float" office:value="0">
            <text:p/>
          </table:table-cell>
          <table:table-cell table:formula="of:=[.BA778]+[.AW778]+[.AS778]+[.AO778]+[.AK778]+[.AG778]+[.AC778]+[.Y778]+[.U778]+[.Q778]+[.M778]+[.K778]+[.I778]+[.G778]" ns41:value-type="float" table:style-name="ce45" office:value-type="float" office:value="0">
            <text:p/>
          </table:table-cell>
          <table:table-cell table:formula="of:=[.BB778]+[.BD778]" ns41:value-type="float" table:style-name="ce45" office:value-type="float" office:value="0">
            <text:p/>
          </table:table-cell>
          <table:table-cell table:formula="of:=[.BC778]+[.BE778]" ns41:value-type="float" table:style-name="ce45" office:value-type="float" office:value="0">
            <text:p/>
          </table:table-cell>
          <table:table-cell table:formula="of:=[.C77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79]+[.AT779]+[.AP779]+[.AL779]+[.AH779]+[.AD779]+[.Z779]+[.V779]+[.R779]+[.N779]" ns41:value-type="float" table:style-name="ce45" office:value-type="float" office:value="0">
            <text:p/>
          </table:table-cell>
          <table:table-cell table:formula="of:=[.AY779]+[.AU779]+[.AQ779]+[.AM779]+[.AI779]+[.AE779]+[.AA779]+[.W779]+[.S779]+[.O779]+[.L779]+[.J779]+[.H779]+[.F779]" ns41:value-type="float" table:style-name="ce45" office:value-type="float" office:value="0">
            <text:p/>
          </table:table-cell>
          <table:table-cell table:formula="of:=[.AZ779]+[.AV779]+[.AR779]+[.AN779]+[.AJ779]+[.AF779]+[.AB779]+[.X779]+[.T779]+[.P779]" ns41:value-type="float" table:style-name="ce45" office:value-type="float" office:value="0">
            <text:p/>
          </table:table-cell>
          <table:table-cell table:formula="of:=[.BA779]+[.AW779]+[.AS779]+[.AO779]+[.AK779]+[.AG779]+[.AC779]+[.Y779]+[.U779]+[.Q779]+[.M779]+[.K779]+[.I779]+[.G779]" ns41:value-type="float" table:style-name="ce45" office:value-type="float" office:value="0">
            <text:p/>
          </table:table-cell>
          <table:table-cell table:formula="of:=[.BB779]+[.BD779]" ns41:value-type="float" table:style-name="ce45" office:value-type="float" office:value="0">
            <text:p/>
          </table:table-cell>
          <table:table-cell table:formula="of:=[.BC779]+[.BE779]" ns41:value-type="float" table:style-name="ce45" office:value-type="float" office:value="0">
            <text:p/>
          </table:table-cell>
          <table:table-cell table:formula="of:=[.C77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0]+[.AT780]+[.AP780]+[.AL780]+[.AH780]+[.AD780]+[.Z780]+[.V780]+[.R780]+[.N780]" ns41:value-type="float" table:style-name="ce45" office:value-type="float" office:value="0">
            <text:p/>
          </table:table-cell>
          <table:table-cell table:formula="of:=[.AY780]+[.AU780]+[.AQ780]+[.AM780]+[.AI780]+[.AE780]+[.AA780]+[.W780]+[.S780]+[.O780]+[.L780]+[.J780]+[.H780]+[.F780]" ns41:value-type="float" table:style-name="ce45" office:value-type="float" office:value="0">
            <text:p/>
          </table:table-cell>
          <table:table-cell table:formula="of:=[.AZ780]+[.AV780]+[.AR780]+[.AN780]+[.AJ780]+[.AF780]+[.AB780]+[.X780]+[.T780]+[.P780]" ns41:value-type="float" table:style-name="ce45" office:value-type="float" office:value="0">
            <text:p/>
          </table:table-cell>
          <table:table-cell table:formula="of:=[.BA780]+[.AW780]+[.AS780]+[.AO780]+[.AK780]+[.AG780]+[.AC780]+[.Y780]+[.U780]+[.Q780]+[.M780]+[.K780]+[.I780]+[.G780]" ns41:value-type="float" table:style-name="ce45" office:value-type="float" office:value="0">
            <text:p/>
          </table:table-cell>
          <table:table-cell table:formula="of:=[.BB780]+[.BD780]" ns41:value-type="float" table:style-name="ce45" office:value-type="float" office:value="0">
            <text:p/>
          </table:table-cell>
          <table:table-cell table:formula="of:=[.BC780]+[.BE780]" ns41:value-type="float" table:style-name="ce45" office:value-type="float" office:value="0">
            <text:p/>
          </table:table-cell>
          <table:table-cell table:formula="of:=[.C78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1]+[.AT781]+[.AP781]+[.AL781]+[.AH781]+[.AD781]+[.Z781]+[.V781]+[.R781]+[.N781]" ns41:value-type="float" table:style-name="ce45" office:value-type="float" office:value="0">
            <text:p/>
          </table:table-cell>
          <table:table-cell table:formula="of:=[.AY781]+[.AU781]+[.AQ781]+[.AM781]+[.AI781]+[.AE781]+[.AA781]+[.W781]+[.S781]+[.O781]+[.L781]+[.J781]+[.H781]+[.F781]" ns41:value-type="float" table:style-name="ce45" office:value-type="float" office:value="0">
            <text:p/>
          </table:table-cell>
          <table:table-cell table:formula="of:=[.AZ781]+[.AV781]+[.AR781]+[.AN781]+[.AJ781]+[.AF781]+[.AB781]+[.X781]+[.T781]+[.P781]" ns41:value-type="float" table:style-name="ce45" office:value-type="float" office:value="0">
            <text:p/>
          </table:table-cell>
          <table:table-cell table:formula="of:=[.BA781]+[.AW781]+[.AS781]+[.AO781]+[.AK781]+[.AG781]+[.AC781]+[.Y781]+[.U781]+[.Q781]+[.M781]+[.K781]+[.I781]+[.G781]" ns41:value-type="float" table:style-name="ce45" office:value-type="float" office:value="0">
            <text:p/>
          </table:table-cell>
          <table:table-cell table:formula="of:=[.BB781]+[.BD781]" ns41:value-type="float" table:style-name="ce45" office:value-type="float" office:value="0">
            <text:p/>
          </table:table-cell>
          <table:table-cell table:formula="of:=[.BC781]+[.BE781]" ns41:value-type="float" table:style-name="ce45" office:value-type="float" office:value="0">
            <text:p/>
          </table:table-cell>
          <table:table-cell table:formula="of:=[.C78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2]+[.AT782]+[.AP782]+[.AL782]+[.AH782]+[.AD782]+[.Z782]+[.V782]+[.R782]+[.N782]" ns41:value-type="float" table:style-name="ce45" office:value-type="float" office:value="0">
            <text:p/>
          </table:table-cell>
          <table:table-cell table:formula="of:=[.AY782]+[.AU782]+[.AQ782]+[.AM782]+[.AI782]+[.AE782]+[.AA782]+[.W782]+[.S782]+[.O782]+[.L782]+[.J782]+[.H782]+[.F782]" ns41:value-type="float" table:style-name="ce45" office:value-type="float" office:value="0">
            <text:p/>
          </table:table-cell>
          <table:table-cell table:formula="of:=[.AZ782]+[.AV782]+[.AR782]+[.AN782]+[.AJ782]+[.AF782]+[.AB782]+[.X782]+[.T782]+[.P782]" ns41:value-type="float" table:style-name="ce45" office:value-type="float" office:value="0">
            <text:p/>
          </table:table-cell>
          <table:table-cell table:formula="of:=[.BA782]+[.AW782]+[.AS782]+[.AO782]+[.AK782]+[.AG782]+[.AC782]+[.Y782]+[.U782]+[.Q782]+[.M782]+[.K782]+[.I782]+[.G782]" ns41:value-type="float" table:style-name="ce45" office:value-type="float" office:value="0">
            <text:p/>
          </table:table-cell>
          <table:table-cell table:formula="of:=[.BB782]+[.BD782]" ns41:value-type="float" table:style-name="ce45" office:value-type="float" office:value="0">
            <text:p/>
          </table:table-cell>
          <table:table-cell table:formula="of:=[.BC782]+[.BE782]" ns41:value-type="float" table:style-name="ce45" office:value-type="float" office:value="0">
            <text:p/>
          </table:table-cell>
          <table:table-cell table:formula="of:=[.C78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3]+[.AT783]+[.AP783]+[.AL783]+[.AH783]+[.AD783]+[.Z783]+[.V783]+[.R783]+[.N783]" ns41:value-type="float" table:style-name="ce45" office:value-type="float" office:value="0">
            <text:p/>
          </table:table-cell>
          <table:table-cell table:formula="of:=[.AY783]+[.AU783]+[.AQ783]+[.AM783]+[.AI783]+[.AE783]+[.AA783]+[.W783]+[.S783]+[.O783]+[.L783]+[.J783]+[.H783]+[.F783]" ns41:value-type="float" table:style-name="ce45" office:value-type="float" office:value="0">
            <text:p/>
          </table:table-cell>
          <table:table-cell table:formula="of:=[.AZ783]+[.AV783]+[.AR783]+[.AN783]+[.AJ783]+[.AF783]+[.AB783]+[.X783]+[.T783]+[.P783]" ns41:value-type="float" table:style-name="ce45" office:value-type="float" office:value="0">
            <text:p/>
          </table:table-cell>
          <table:table-cell table:formula="of:=[.BA783]+[.AW783]+[.AS783]+[.AO783]+[.AK783]+[.AG783]+[.AC783]+[.Y783]+[.U783]+[.Q783]+[.M783]+[.K783]+[.I783]+[.G783]" ns41:value-type="float" table:style-name="ce45" office:value-type="float" office:value="0">
            <text:p/>
          </table:table-cell>
          <table:table-cell table:formula="of:=[.BB783]+[.BD783]" ns41:value-type="float" table:style-name="ce45" office:value-type="float" office:value="0">
            <text:p/>
          </table:table-cell>
          <table:table-cell table:formula="of:=[.BC783]+[.BE783]" ns41:value-type="float" table:style-name="ce45" office:value-type="float" office:value="0">
            <text:p/>
          </table:table-cell>
          <table:table-cell table:formula="of:=[.C78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4]+[.AT784]+[.AP784]+[.AL784]+[.AH784]+[.AD784]+[.Z784]+[.V784]+[.R784]+[.N784]" ns41:value-type="float" table:style-name="ce45" office:value-type="float" office:value="0">
            <text:p/>
          </table:table-cell>
          <table:table-cell table:formula="of:=[.AY784]+[.AU784]+[.AQ784]+[.AM784]+[.AI784]+[.AE784]+[.AA784]+[.W784]+[.S784]+[.O784]+[.L784]+[.J784]+[.H784]+[.F784]" ns41:value-type="float" table:style-name="ce45" office:value-type="float" office:value="0">
            <text:p/>
          </table:table-cell>
          <table:table-cell table:formula="of:=[.AZ784]+[.AV784]+[.AR784]+[.AN784]+[.AJ784]+[.AF784]+[.AB784]+[.X784]+[.T784]+[.P784]" ns41:value-type="float" table:style-name="ce45" office:value-type="float" office:value="0">
            <text:p/>
          </table:table-cell>
          <table:table-cell table:formula="of:=[.BA784]+[.AW784]+[.AS784]+[.AO784]+[.AK784]+[.AG784]+[.AC784]+[.Y784]+[.U784]+[.Q784]+[.M784]+[.K784]+[.I784]+[.G784]" ns41:value-type="float" table:style-name="ce45" office:value-type="float" office:value="0">
            <text:p/>
          </table:table-cell>
          <table:table-cell table:formula="of:=[.BB784]+[.BD784]" ns41:value-type="float" table:style-name="ce45" office:value-type="float" office:value="0">
            <text:p/>
          </table:table-cell>
          <table:table-cell table:formula="of:=[.BC784]+[.BE784]" ns41:value-type="float" table:style-name="ce45" office:value-type="float" office:value="0">
            <text:p/>
          </table:table-cell>
          <table:table-cell table:formula="of:=[.C78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5]+[.AT785]+[.AP785]+[.AL785]+[.AH785]+[.AD785]+[.Z785]+[.V785]+[.R785]+[.N785]" ns41:value-type="float" table:style-name="ce45" office:value-type="float" office:value="0">
            <text:p/>
          </table:table-cell>
          <table:table-cell table:formula="of:=[.AY785]+[.AU785]+[.AQ785]+[.AM785]+[.AI785]+[.AE785]+[.AA785]+[.W785]+[.S785]+[.O785]+[.L785]+[.J785]+[.H785]+[.F785]" ns41:value-type="float" table:style-name="ce45" office:value-type="float" office:value="0">
            <text:p/>
          </table:table-cell>
          <table:table-cell table:formula="of:=[.AZ785]+[.AV785]+[.AR785]+[.AN785]+[.AJ785]+[.AF785]+[.AB785]+[.X785]+[.T785]+[.P785]" ns41:value-type="float" table:style-name="ce45" office:value-type="float" office:value="0">
            <text:p/>
          </table:table-cell>
          <table:table-cell table:formula="of:=[.BA785]+[.AW785]+[.AS785]+[.AO785]+[.AK785]+[.AG785]+[.AC785]+[.Y785]+[.U785]+[.Q785]+[.M785]+[.K785]+[.I785]+[.G785]" ns41:value-type="float" table:style-name="ce45" office:value-type="float" office:value="0">
            <text:p/>
          </table:table-cell>
          <table:table-cell table:formula="of:=[.BB785]+[.BD785]" ns41:value-type="float" table:style-name="ce45" office:value-type="float" office:value="0">
            <text:p/>
          </table:table-cell>
          <table:table-cell table:formula="of:=[.BC785]+[.BE785]" ns41:value-type="float" table:style-name="ce45" office:value-type="float" office:value="0">
            <text:p/>
          </table:table-cell>
          <table:table-cell table:formula="of:=[.C78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6]+[.AT786]+[.AP786]+[.AL786]+[.AH786]+[.AD786]+[.Z786]+[.V786]+[.R786]+[.N786]" ns41:value-type="float" table:style-name="ce45" office:value-type="float" office:value="0">
            <text:p/>
          </table:table-cell>
          <table:table-cell table:formula="of:=[.AY786]+[.AU786]+[.AQ786]+[.AM786]+[.AI786]+[.AE786]+[.AA786]+[.W786]+[.S786]+[.O786]+[.L786]+[.J786]+[.H786]+[.F786]" ns41:value-type="float" table:style-name="ce45" office:value-type="float" office:value="0">
            <text:p/>
          </table:table-cell>
          <table:table-cell table:formula="of:=[.AZ786]+[.AV786]+[.AR786]+[.AN786]+[.AJ786]+[.AF786]+[.AB786]+[.X786]+[.T786]+[.P786]" ns41:value-type="float" table:style-name="ce45" office:value-type="float" office:value="0">
            <text:p/>
          </table:table-cell>
          <table:table-cell table:formula="of:=[.BA786]+[.AW786]+[.AS786]+[.AO786]+[.AK786]+[.AG786]+[.AC786]+[.Y786]+[.U786]+[.Q786]+[.M786]+[.K786]+[.I786]+[.G786]" ns41:value-type="float" table:style-name="ce45" office:value-type="float" office:value="0">
            <text:p/>
          </table:table-cell>
          <table:table-cell table:formula="of:=[.BB786]+[.BD786]" ns41:value-type="float" table:style-name="ce45" office:value-type="float" office:value="0">
            <text:p/>
          </table:table-cell>
          <table:table-cell table:formula="of:=[.BC786]+[.BE786]" ns41:value-type="float" table:style-name="ce45" office:value-type="float" office:value="0">
            <text:p/>
          </table:table-cell>
          <table:table-cell table:formula="of:=[.C78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7]+[.AT787]+[.AP787]+[.AL787]+[.AH787]+[.AD787]+[.Z787]+[.V787]+[.R787]+[.N787]" ns41:value-type="float" table:style-name="ce45" office:value-type="float" office:value="0">
            <text:p/>
          </table:table-cell>
          <table:table-cell table:formula="of:=[.AY787]+[.AU787]+[.AQ787]+[.AM787]+[.AI787]+[.AE787]+[.AA787]+[.W787]+[.S787]+[.O787]+[.L787]+[.J787]+[.H787]+[.F787]" ns41:value-type="float" table:style-name="ce45" office:value-type="float" office:value="0">
            <text:p/>
          </table:table-cell>
          <table:table-cell table:formula="of:=[.AZ787]+[.AV787]+[.AR787]+[.AN787]+[.AJ787]+[.AF787]+[.AB787]+[.X787]+[.T787]+[.P787]" ns41:value-type="float" table:style-name="ce45" office:value-type="float" office:value="0">
            <text:p/>
          </table:table-cell>
          <table:table-cell table:formula="of:=[.BA787]+[.AW787]+[.AS787]+[.AO787]+[.AK787]+[.AG787]+[.AC787]+[.Y787]+[.U787]+[.Q787]+[.M787]+[.K787]+[.I787]+[.G787]" ns41:value-type="float" table:style-name="ce45" office:value-type="float" office:value="0">
            <text:p/>
          </table:table-cell>
          <table:table-cell table:formula="of:=[.BB787]+[.BD787]" ns41:value-type="float" table:style-name="ce45" office:value-type="float" office:value="0">
            <text:p/>
          </table:table-cell>
          <table:table-cell table:formula="of:=[.BC787]+[.BE787]" ns41:value-type="float" table:style-name="ce45" office:value-type="float" office:value="0">
            <text:p/>
          </table:table-cell>
          <table:table-cell table:formula="of:=[.C78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8]+[.AT788]+[.AP788]+[.AL788]+[.AH788]+[.AD788]+[.Z788]+[.V788]+[.R788]+[.N788]" ns41:value-type="float" table:style-name="ce45" office:value-type="float" office:value="0">
            <text:p/>
          </table:table-cell>
          <table:table-cell table:formula="of:=[.AY788]+[.AU788]+[.AQ788]+[.AM788]+[.AI788]+[.AE788]+[.AA788]+[.W788]+[.S788]+[.O788]+[.L788]+[.J788]+[.H788]+[.F788]" ns41:value-type="float" table:style-name="ce45" office:value-type="float" office:value="0">
            <text:p/>
          </table:table-cell>
          <table:table-cell table:formula="of:=[.AZ788]+[.AV788]+[.AR788]+[.AN788]+[.AJ788]+[.AF788]+[.AB788]+[.X788]+[.T788]+[.P788]" ns41:value-type="float" table:style-name="ce45" office:value-type="float" office:value="0">
            <text:p/>
          </table:table-cell>
          <table:table-cell table:formula="of:=[.BA788]+[.AW788]+[.AS788]+[.AO788]+[.AK788]+[.AG788]+[.AC788]+[.Y788]+[.U788]+[.Q788]+[.M788]+[.K788]+[.I788]+[.G788]" ns41:value-type="float" table:style-name="ce45" office:value-type="float" office:value="0">
            <text:p/>
          </table:table-cell>
          <table:table-cell table:formula="of:=[.BB788]+[.BD788]" ns41:value-type="float" table:style-name="ce45" office:value-type="float" office:value="0">
            <text:p/>
          </table:table-cell>
          <table:table-cell table:formula="of:=[.BC788]+[.BE788]" ns41:value-type="float" table:style-name="ce45" office:value-type="float" office:value="0">
            <text:p/>
          </table:table-cell>
          <table:table-cell table:formula="of:=[.C78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89]+[.AT789]+[.AP789]+[.AL789]+[.AH789]+[.AD789]+[.Z789]+[.V789]+[.R789]+[.N789]" ns41:value-type="float" table:style-name="ce45" office:value-type="float" office:value="0">
            <text:p/>
          </table:table-cell>
          <table:table-cell table:formula="of:=[.AY789]+[.AU789]+[.AQ789]+[.AM789]+[.AI789]+[.AE789]+[.AA789]+[.W789]+[.S789]+[.O789]+[.L789]+[.J789]+[.H789]+[.F789]" ns41:value-type="float" table:style-name="ce45" office:value-type="float" office:value="0">
            <text:p/>
          </table:table-cell>
          <table:table-cell table:formula="of:=[.AZ789]+[.AV789]+[.AR789]+[.AN789]+[.AJ789]+[.AF789]+[.AB789]+[.X789]+[.T789]+[.P789]" ns41:value-type="float" table:style-name="ce45" office:value-type="float" office:value="0">
            <text:p/>
          </table:table-cell>
          <table:table-cell table:formula="of:=[.BA789]+[.AW789]+[.AS789]+[.AO789]+[.AK789]+[.AG789]+[.AC789]+[.Y789]+[.U789]+[.Q789]+[.M789]+[.K789]+[.I789]+[.G789]" ns41:value-type="float" table:style-name="ce45" office:value-type="float" office:value="0">
            <text:p/>
          </table:table-cell>
          <table:table-cell table:formula="of:=[.BB789]+[.BD789]" ns41:value-type="float" table:style-name="ce45" office:value-type="float" office:value="0">
            <text:p/>
          </table:table-cell>
          <table:table-cell table:formula="of:=[.BC789]+[.BE789]" ns41:value-type="float" table:style-name="ce45" office:value-type="float" office:value="0">
            <text:p/>
          </table:table-cell>
          <table:table-cell table:formula="of:=[.C78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0]+[.AT790]+[.AP790]+[.AL790]+[.AH790]+[.AD790]+[.Z790]+[.V790]+[.R790]+[.N790]" ns41:value-type="float" table:style-name="ce45" office:value-type="float" office:value="0">
            <text:p/>
          </table:table-cell>
          <table:table-cell table:formula="of:=[.AY790]+[.AU790]+[.AQ790]+[.AM790]+[.AI790]+[.AE790]+[.AA790]+[.W790]+[.S790]+[.O790]+[.L790]+[.J790]+[.H790]+[.F790]" ns41:value-type="float" table:style-name="ce45" office:value-type="float" office:value="0">
            <text:p/>
          </table:table-cell>
          <table:table-cell table:formula="of:=[.AZ790]+[.AV790]+[.AR790]+[.AN790]+[.AJ790]+[.AF790]+[.AB790]+[.X790]+[.T790]+[.P790]" ns41:value-type="float" table:style-name="ce45" office:value-type="float" office:value="0">
            <text:p/>
          </table:table-cell>
          <table:table-cell table:formula="of:=[.BA790]+[.AW790]+[.AS790]+[.AO790]+[.AK790]+[.AG790]+[.AC790]+[.Y790]+[.U790]+[.Q790]+[.M790]+[.K790]+[.I790]+[.G790]" ns41:value-type="float" table:style-name="ce45" office:value-type="float" office:value="0">
            <text:p/>
          </table:table-cell>
          <table:table-cell table:formula="of:=[.BB790]+[.BD790]" ns41:value-type="float" table:style-name="ce45" office:value-type="float" office:value="0">
            <text:p/>
          </table:table-cell>
          <table:table-cell table:formula="of:=[.BC790]+[.BE790]" ns41:value-type="float" table:style-name="ce45" office:value-type="float" office:value="0">
            <text:p/>
          </table:table-cell>
          <table:table-cell table:formula="of:=[.C79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1]+[.AT791]+[.AP791]+[.AL791]+[.AH791]+[.AD791]+[.Z791]+[.V791]+[.R791]+[.N791]" ns41:value-type="float" table:style-name="ce45" office:value-type="float" office:value="0">
            <text:p/>
          </table:table-cell>
          <table:table-cell table:formula="of:=[.AY791]+[.AU791]+[.AQ791]+[.AM791]+[.AI791]+[.AE791]+[.AA791]+[.W791]+[.S791]+[.O791]+[.L791]+[.J791]+[.H791]+[.F791]" ns41:value-type="float" table:style-name="ce45" office:value-type="float" office:value="0">
            <text:p/>
          </table:table-cell>
          <table:table-cell table:formula="of:=[.AZ791]+[.AV791]+[.AR791]+[.AN791]+[.AJ791]+[.AF791]+[.AB791]+[.X791]+[.T791]+[.P791]" ns41:value-type="float" table:style-name="ce45" office:value-type="float" office:value="0">
            <text:p/>
          </table:table-cell>
          <table:table-cell table:formula="of:=[.BA791]+[.AW791]+[.AS791]+[.AO791]+[.AK791]+[.AG791]+[.AC791]+[.Y791]+[.U791]+[.Q791]+[.M791]+[.K791]+[.I791]+[.G791]" ns41:value-type="float" table:style-name="ce45" office:value-type="float" office:value="0">
            <text:p/>
          </table:table-cell>
          <table:table-cell table:formula="of:=[.BB791]+[.BD791]" ns41:value-type="float" table:style-name="ce45" office:value-type="float" office:value="0">
            <text:p/>
          </table:table-cell>
          <table:table-cell table:formula="of:=[.BC791]+[.BE791]" ns41:value-type="float" table:style-name="ce45" office:value-type="float" office:value="0">
            <text:p/>
          </table:table-cell>
          <table:table-cell table:formula="of:=[.C79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2]+[.AT792]+[.AP792]+[.AL792]+[.AH792]+[.AD792]+[.Z792]+[.V792]+[.R792]+[.N792]" ns41:value-type="float" table:style-name="ce45" office:value-type="float" office:value="0">
            <text:p/>
          </table:table-cell>
          <table:table-cell table:formula="of:=[.AY792]+[.AU792]+[.AQ792]+[.AM792]+[.AI792]+[.AE792]+[.AA792]+[.W792]+[.S792]+[.O792]+[.L792]+[.J792]+[.H792]+[.F792]" ns41:value-type="float" table:style-name="ce45" office:value-type="float" office:value="0">
            <text:p/>
          </table:table-cell>
          <table:table-cell table:formula="of:=[.AZ792]+[.AV792]+[.AR792]+[.AN792]+[.AJ792]+[.AF792]+[.AB792]+[.X792]+[.T792]+[.P792]" ns41:value-type="float" table:style-name="ce45" office:value-type="float" office:value="0">
            <text:p/>
          </table:table-cell>
          <table:table-cell table:formula="of:=[.BA792]+[.AW792]+[.AS792]+[.AO792]+[.AK792]+[.AG792]+[.AC792]+[.Y792]+[.U792]+[.Q792]+[.M792]+[.K792]+[.I792]+[.G792]" ns41:value-type="float" table:style-name="ce45" office:value-type="float" office:value="0">
            <text:p/>
          </table:table-cell>
          <table:table-cell table:formula="of:=[.BB792]+[.BD792]" ns41:value-type="float" table:style-name="ce45" office:value-type="float" office:value="0">
            <text:p/>
          </table:table-cell>
          <table:table-cell table:formula="of:=[.BC792]+[.BE792]" ns41:value-type="float" table:style-name="ce45" office:value-type="float" office:value="0">
            <text:p/>
          </table:table-cell>
          <table:table-cell table:formula="of:=[.C79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3]+[.AT793]+[.AP793]+[.AL793]+[.AH793]+[.AD793]+[.Z793]+[.V793]+[.R793]+[.N793]" ns41:value-type="float" table:style-name="ce45" office:value-type="float" office:value="0">
            <text:p/>
          </table:table-cell>
          <table:table-cell table:formula="of:=[.AY793]+[.AU793]+[.AQ793]+[.AM793]+[.AI793]+[.AE793]+[.AA793]+[.W793]+[.S793]+[.O793]+[.L793]+[.J793]+[.H793]+[.F793]" ns41:value-type="float" table:style-name="ce45" office:value-type="float" office:value="0">
            <text:p/>
          </table:table-cell>
          <table:table-cell table:formula="of:=[.AZ793]+[.AV793]+[.AR793]+[.AN793]+[.AJ793]+[.AF793]+[.AB793]+[.X793]+[.T793]+[.P793]" ns41:value-type="float" table:style-name="ce45" office:value-type="float" office:value="0">
            <text:p/>
          </table:table-cell>
          <table:table-cell table:formula="of:=[.BA793]+[.AW793]+[.AS793]+[.AO793]+[.AK793]+[.AG793]+[.AC793]+[.Y793]+[.U793]+[.Q793]+[.M793]+[.K793]+[.I793]+[.G793]" ns41:value-type="float" table:style-name="ce45" office:value-type="float" office:value="0">
            <text:p/>
          </table:table-cell>
          <table:table-cell table:formula="of:=[.BB793]+[.BD793]" ns41:value-type="float" table:style-name="ce45" office:value-type="float" office:value="0">
            <text:p/>
          </table:table-cell>
          <table:table-cell table:formula="of:=[.BC793]+[.BE793]" ns41:value-type="float" table:style-name="ce45" office:value-type="float" office:value="0">
            <text:p/>
          </table:table-cell>
          <table:table-cell table:formula="of:=[.C79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4]+[.AT794]+[.AP794]+[.AL794]+[.AH794]+[.AD794]+[.Z794]+[.V794]+[.R794]+[.N794]" ns41:value-type="float" table:style-name="ce45" office:value-type="float" office:value="0">
            <text:p/>
          </table:table-cell>
          <table:table-cell table:formula="of:=[.AY794]+[.AU794]+[.AQ794]+[.AM794]+[.AI794]+[.AE794]+[.AA794]+[.W794]+[.S794]+[.O794]+[.L794]+[.J794]+[.H794]+[.F794]" ns41:value-type="float" table:style-name="ce45" office:value-type="float" office:value="0">
            <text:p/>
          </table:table-cell>
          <table:table-cell table:formula="of:=[.AZ794]+[.AV794]+[.AR794]+[.AN794]+[.AJ794]+[.AF794]+[.AB794]+[.X794]+[.T794]+[.P794]" ns41:value-type="float" table:style-name="ce45" office:value-type="float" office:value="0">
            <text:p/>
          </table:table-cell>
          <table:table-cell table:formula="of:=[.BA794]+[.AW794]+[.AS794]+[.AO794]+[.AK794]+[.AG794]+[.AC794]+[.Y794]+[.U794]+[.Q794]+[.M794]+[.K794]+[.I794]+[.G794]" ns41:value-type="float" table:style-name="ce45" office:value-type="float" office:value="0">
            <text:p/>
          </table:table-cell>
          <table:table-cell table:formula="of:=[.BB794]+[.BD794]" ns41:value-type="float" table:style-name="ce45" office:value-type="float" office:value="0">
            <text:p/>
          </table:table-cell>
          <table:table-cell table:formula="of:=[.BC794]+[.BE794]" ns41:value-type="float" table:style-name="ce45" office:value-type="float" office:value="0">
            <text:p/>
          </table:table-cell>
          <table:table-cell table:formula="of:=[.C79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5]+[.AT795]+[.AP795]+[.AL795]+[.AH795]+[.AD795]+[.Z795]+[.V795]+[.R795]+[.N795]" ns41:value-type="float" table:style-name="ce45" office:value-type="float" office:value="0">
            <text:p/>
          </table:table-cell>
          <table:table-cell table:formula="of:=[.AY795]+[.AU795]+[.AQ795]+[.AM795]+[.AI795]+[.AE795]+[.AA795]+[.W795]+[.S795]+[.O795]+[.L795]+[.J795]+[.H795]+[.F795]" ns41:value-type="float" table:style-name="ce45" office:value-type="float" office:value="0">
            <text:p/>
          </table:table-cell>
          <table:table-cell table:formula="of:=[.AZ795]+[.AV795]+[.AR795]+[.AN795]+[.AJ795]+[.AF795]+[.AB795]+[.X795]+[.T795]+[.P795]" ns41:value-type="float" table:style-name="ce45" office:value-type="float" office:value="0">
            <text:p/>
          </table:table-cell>
          <table:table-cell table:formula="of:=[.BA795]+[.AW795]+[.AS795]+[.AO795]+[.AK795]+[.AG795]+[.AC795]+[.Y795]+[.U795]+[.Q795]+[.M795]+[.K795]+[.I795]+[.G795]" ns41:value-type="float" table:style-name="ce45" office:value-type="float" office:value="0">
            <text:p/>
          </table:table-cell>
          <table:table-cell table:formula="of:=[.BB795]+[.BD795]" ns41:value-type="float" table:style-name="ce45" office:value-type="float" office:value="0">
            <text:p/>
          </table:table-cell>
          <table:table-cell table:formula="of:=[.BC795]+[.BE795]" ns41:value-type="float" table:style-name="ce45" office:value-type="float" office:value="0">
            <text:p/>
          </table:table-cell>
          <table:table-cell table:formula="of:=[.C79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6]+[.AT796]+[.AP796]+[.AL796]+[.AH796]+[.AD796]+[.Z796]+[.V796]+[.R796]+[.N796]" ns41:value-type="float" table:style-name="ce45" office:value-type="float" office:value="0">
            <text:p/>
          </table:table-cell>
          <table:table-cell table:formula="of:=[.AY796]+[.AU796]+[.AQ796]+[.AM796]+[.AI796]+[.AE796]+[.AA796]+[.W796]+[.S796]+[.O796]+[.L796]+[.J796]+[.H796]+[.F796]" ns41:value-type="float" table:style-name="ce45" office:value-type="float" office:value="0">
            <text:p/>
          </table:table-cell>
          <table:table-cell table:formula="of:=[.AZ796]+[.AV796]+[.AR796]+[.AN796]+[.AJ796]+[.AF796]+[.AB796]+[.X796]+[.T796]+[.P796]" ns41:value-type="float" table:style-name="ce45" office:value-type="float" office:value="0">
            <text:p/>
          </table:table-cell>
          <table:table-cell table:formula="of:=[.BA796]+[.AW796]+[.AS796]+[.AO796]+[.AK796]+[.AG796]+[.AC796]+[.Y796]+[.U796]+[.Q796]+[.M796]+[.K796]+[.I796]+[.G796]" ns41:value-type="float" table:style-name="ce45" office:value-type="float" office:value="0">
            <text:p/>
          </table:table-cell>
          <table:table-cell table:formula="of:=[.BB796]+[.BD796]" ns41:value-type="float" table:style-name="ce45" office:value-type="float" office:value="0">
            <text:p/>
          </table:table-cell>
          <table:table-cell table:formula="of:=[.BC796]+[.BE796]" ns41:value-type="float" table:style-name="ce45" office:value-type="float" office:value="0">
            <text:p/>
          </table:table-cell>
          <table:table-cell table:formula="of:=[.C79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7]+[.AT797]+[.AP797]+[.AL797]+[.AH797]+[.AD797]+[.Z797]+[.V797]+[.R797]+[.N797]" ns41:value-type="float" table:style-name="ce45" office:value-type="float" office:value="0">
            <text:p/>
          </table:table-cell>
          <table:table-cell table:formula="of:=[.AY797]+[.AU797]+[.AQ797]+[.AM797]+[.AI797]+[.AE797]+[.AA797]+[.W797]+[.S797]+[.O797]+[.L797]+[.J797]+[.H797]+[.F797]" ns41:value-type="float" table:style-name="ce45" office:value-type="float" office:value="0">
            <text:p/>
          </table:table-cell>
          <table:table-cell table:formula="of:=[.AZ797]+[.AV797]+[.AR797]+[.AN797]+[.AJ797]+[.AF797]+[.AB797]+[.X797]+[.T797]+[.P797]" ns41:value-type="float" table:style-name="ce45" office:value-type="float" office:value="0">
            <text:p/>
          </table:table-cell>
          <table:table-cell table:formula="of:=[.BA797]+[.AW797]+[.AS797]+[.AO797]+[.AK797]+[.AG797]+[.AC797]+[.Y797]+[.U797]+[.Q797]+[.M797]+[.K797]+[.I797]+[.G797]" ns41:value-type="float" table:style-name="ce45" office:value-type="float" office:value="0">
            <text:p/>
          </table:table-cell>
          <table:table-cell table:formula="of:=[.BB797]+[.BD797]" ns41:value-type="float" table:style-name="ce45" office:value-type="float" office:value="0">
            <text:p/>
          </table:table-cell>
          <table:table-cell table:formula="of:=[.BC797]+[.BE797]" ns41:value-type="float" table:style-name="ce45" office:value-type="float" office:value="0">
            <text:p/>
          </table:table-cell>
          <table:table-cell table:formula="of:=[.C79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8]+[.AT798]+[.AP798]+[.AL798]+[.AH798]+[.AD798]+[.Z798]+[.V798]+[.R798]+[.N798]" ns41:value-type="float" table:style-name="ce45" office:value-type="float" office:value="0">
            <text:p/>
          </table:table-cell>
          <table:table-cell table:formula="of:=[.AY798]+[.AU798]+[.AQ798]+[.AM798]+[.AI798]+[.AE798]+[.AA798]+[.W798]+[.S798]+[.O798]+[.L798]+[.J798]+[.H798]+[.F798]" ns41:value-type="float" table:style-name="ce45" office:value-type="float" office:value="0">
            <text:p/>
          </table:table-cell>
          <table:table-cell table:formula="of:=[.AZ798]+[.AV798]+[.AR798]+[.AN798]+[.AJ798]+[.AF798]+[.AB798]+[.X798]+[.T798]+[.P798]" ns41:value-type="float" table:style-name="ce45" office:value-type="float" office:value="0">
            <text:p/>
          </table:table-cell>
          <table:table-cell table:formula="of:=[.BA798]+[.AW798]+[.AS798]+[.AO798]+[.AK798]+[.AG798]+[.AC798]+[.Y798]+[.U798]+[.Q798]+[.M798]+[.K798]+[.I798]+[.G798]" ns41:value-type="float" table:style-name="ce45" office:value-type="float" office:value="0">
            <text:p/>
          </table:table-cell>
          <table:table-cell table:formula="of:=[.BB798]+[.BD798]" ns41:value-type="float" table:style-name="ce45" office:value-type="float" office:value="0">
            <text:p/>
          </table:table-cell>
          <table:table-cell table:formula="of:=[.BC798]+[.BE798]" ns41:value-type="float" table:style-name="ce45" office:value-type="float" office:value="0">
            <text:p/>
          </table:table-cell>
          <table:table-cell table:formula="of:=[.C79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799]+[.AT799]+[.AP799]+[.AL799]+[.AH799]+[.AD799]+[.Z799]+[.V799]+[.R799]+[.N799]" ns41:value-type="float" table:style-name="ce45" office:value-type="float" office:value="0">
            <text:p/>
          </table:table-cell>
          <table:table-cell table:formula="of:=[.AY799]+[.AU799]+[.AQ799]+[.AM799]+[.AI799]+[.AE799]+[.AA799]+[.W799]+[.S799]+[.O799]+[.L799]+[.J799]+[.H799]+[.F799]" ns41:value-type="float" table:style-name="ce45" office:value-type="float" office:value="0">
            <text:p/>
          </table:table-cell>
          <table:table-cell table:formula="of:=[.AZ799]+[.AV799]+[.AR799]+[.AN799]+[.AJ799]+[.AF799]+[.AB799]+[.X799]+[.T799]+[.P799]" ns41:value-type="float" table:style-name="ce45" office:value-type="float" office:value="0">
            <text:p/>
          </table:table-cell>
          <table:table-cell table:formula="of:=[.BA799]+[.AW799]+[.AS799]+[.AO799]+[.AK799]+[.AG799]+[.AC799]+[.Y799]+[.U799]+[.Q799]+[.M799]+[.K799]+[.I799]+[.G799]" ns41:value-type="float" table:style-name="ce45" office:value-type="float" office:value="0">
            <text:p/>
          </table:table-cell>
          <table:table-cell table:formula="of:=[.BB799]+[.BD799]" ns41:value-type="float" table:style-name="ce45" office:value-type="float" office:value="0">
            <text:p/>
          </table:table-cell>
          <table:table-cell table:formula="of:=[.BC799]+[.BE799]" ns41:value-type="float" table:style-name="ce45" office:value-type="float" office:value="0">
            <text:p/>
          </table:table-cell>
          <table:table-cell table:formula="of:=[.C79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0]+[.AT800]+[.AP800]+[.AL800]+[.AH800]+[.AD800]+[.Z800]+[.V800]+[.R800]+[.N800]" ns41:value-type="float" table:style-name="ce45" office:value-type="float" office:value="0">
            <text:p/>
          </table:table-cell>
          <table:table-cell table:formula="of:=[.AY800]+[.AU800]+[.AQ800]+[.AM800]+[.AI800]+[.AE800]+[.AA800]+[.W800]+[.S800]+[.O800]+[.L800]+[.J800]+[.H800]+[.F800]" ns41:value-type="float" table:style-name="ce45" office:value-type="float" office:value="0">
            <text:p/>
          </table:table-cell>
          <table:table-cell table:formula="of:=[.AZ800]+[.AV800]+[.AR800]+[.AN800]+[.AJ800]+[.AF800]+[.AB800]+[.X800]+[.T800]+[.P800]" ns41:value-type="float" table:style-name="ce45" office:value-type="float" office:value="0">
            <text:p/>
          </table:table-cell>
          <table:table-cell table:formula="of:=[.BA800]+[.AW800]+[.AS800]+[.AO800]+[.AK800]+[.AG800]+[.AC800]+[.Y800]+[.U800]+[.Q800]+[.M800]+[.K800]+[.I800]+[.G800]" ns41:value-type="float" table:style-name="ce45" office:value-type="float" office:value="0">
            <text:p/>
          </table:table-cell>
          <table:table-cell table:formula="of:=[.BB800]+[.BD800]" ns41:value-type="float" table:style-name="ce45" office:value-type="float" office:value="0">
            <text:p/>
          </table:table-cell>
          <table:table-cell table:formula="of:=[.BC800]+[.BE800]" ns41:value-type="float" table:style-name="ce45" office:value-type="float" office:value="0">
            <text:p/>
          </table:table-cell>
          <table:table-cell table:formula="of:=[.C80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1]+[.AT801]+[.AP801]+[.AL801]+[.AH801]+[.AD801]+[.Z801]+[.V801]+[.R801]+[.N801]" ns41:value-type="float" table:style-name="ce45" office:value-type="float" office:value="0">
            <text:p/>
          </table:table-cell>
          <table:table-cell table:formula="of:=[.AY801]+[.AU801]+[.AQ801]+[.AM801]+[.AI801]+[.AE801]+[.AA801]+[.W801]+[.S801]+[.O801]+[.L801]+[.J801]+[.H801]+[.F801]" ns41:value-type="float" table:style-name="ce45" office:value-type="float" office:value="0">
            <text:p/>
          </table:table-cell>
          <table:table-cell table:formula="of:=[.AZ801]+[.AV801]+[.AR801]+[.AN801]+[.AJ801]+[.AF801]+[.AB801]+[.X801]+[.T801]+[.P801]" ns41:value-type="float" table:style-name="ce45" office:value-type="float" office:value="0">
            <text:p/>
          </table:table-cell>
          <table:table-cell table:formula="of:=[.BA801]+[.AW801]+[.AS801]+[.AO801]+[.AK801]+[.AG801]+[.AC801]+[.Y801]+[.U801]+[.Q801]+[.M801]+[.K801]+[.I801]+[.G801]" ns41:value-type="float" table:style-name="ce45" office:value-type="float" office:value="0">
            <text:p/>
          </table:table-cell>
          <table:table-cell table:formula="of:=[.BB801]+[.BD801]" ns41:value-type="float" table:style-name="ce45" office:value-type="float" office:value="0">
            <text:p/>
          </table:table-cell>
          <table:table-cell table:formula="of:=[.BC801]+[.BE801]" ns41:value-type="float" table:style-name="ce45" office:value-type="float" office:value="0">
            <text:p/>
          </table:table-cell>
          <table:table-cell table:formula="of:=[.C80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2]+[.AT802]+[.AP802]+[.AL802]+[.AH802]+[.AD802]+[.Z802]+[.V802]+[.R802]+[.N802]" ns41:value-type="float" table:style-name="ce45" office:value-type="float" office:value="0">
            <text:p/>
          </table:table-cell>
          <table:table-cell table:formula="of:=[.AY802]+[.AU802]+[.AQ802]+[.AM802]+[.AI802]+[.AE802]+[.AA802]+[.W802]+[.S802]+[.O802]+[.L802]+[.J802]+[.H802]+[.F802]" ns41:value-type="float" table:style-name="ce45" office:value-type="float" office:value="0">
            <text:p/>
          </table:table-cell>
          <table:table-cell table:formula="of:=[.AZ802]+[.AV802]+[.AR802]+[.AN802]+[.AJ802]+[.AF802]+[.AB802]+[.X802]+[.T802]+[.P802]" ns41:value-type="float" table:style-name="ce45" office:value-type="float" office:value="0">
            <text:p/>
          </table:table-cell>
          <table:table-cell table:formula="of:=[.BA802]+[.AW802]+[.AS802]+[.AO802]+[.AK802]+[.AG802]+[.AC802]+[.Y802]+[.U802]+[.Q802]+[.M802]+[.K802]+[.I802]+[.G802]" ns41:value-type="float" table:style-name="ce45" office:value-type="float" office:value="0">
            <text:p/>
          </table:table-cell>
          <table:table-cell table:formula="of:=[.BB802]+[.BD802]" ns41:value-type="float" table:style-name="ce45" office:value-type="float" office:value="0">
            <text:p/>
          </table:table-cell>
          <table:table-cell table:formula="of:=[.BC802]+[.BE802]" ns41:value-type="float" table:style-name="ce45" office:value-type="float" office:value="0">
            <text:p/>
          </table:table-cell>
          <table:table-cell table:formula="of:=[.C80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3]+[.AT803]+[.AP803]+[.AL803]+[.AH803]+[.AD803]+[.Z803]+[.V803]+[.R803]+[.N803]" ns41:value-type="float" table:style-name="ce45" office:value-type="float" office:value="0">
            <text:p/>
          </table:table-cell>
          <table:table-cell table:formula="of:=[.AY803]+[.AU803]+[.AQ803]+[.AM803]+[.AI803]+[.AE803]+[.AA803]+[.W803]+[.S803]+[.O803]+[.L803]+[.J803]+[.H803]+[.F803]" ns41:value-type="float" table:style-name="ce45" office:value-type="float" office:value="0">
            <text:p/>
          </table:table-cell>
          <table:table-cell table:formula="of:=[.AZ803]+[.AV803]+[.AR803]+[.AN803]+[.AJ803]+[.AF803]+[.AB803]+[.X803]+[.T803]+[.P803]" ns41:value-type="float" table:style-name="ce45" office:value-type="float" office:value="0">
            <text:p/>
          </table:table-cell>
          <table:table-cell table:formula="of:=[.BA803]+[.AW803]+[.AS803]+[.AO803]+[.AK803]+[.AG803]+[.AC803]+[.Y803]+[.U803]+[.Q803]+[.M803]+[.K803]+[.I803]+[.G803]" ns41:value-type="float" table:style-name="ce45" office:value-type="float" office:value="0">
            <text:p/>
          </table:table-cell>
          <table:table-cell table:formula="of:=[.BB803]+[.BD803]" ns41:value-type="float" table:style-name="ce45" office:value-type="float" office:value="0">
            <text:p/>
          </table:table-cell>
          <table:table-cell table:formula="of:=[.BC803]+[.BE803]" ns41:value-type="float" table:style-name="ce45" office:value-type="float" office:value="0">
            <text:p/>
          </table:table-cell>
          <table:table-cell table:formula="of:=[.C80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4]+[.AT804]+[.AP804]+[.AL804]+[.AH804]+[.AD804]+[.Z804]+[.V804]+[.R804]+[.N804]" ns41:value-type="float" table:style-name="ce45" office:value-type="float" office:value="0">
            <text:p/>
          </table:table-cell>
          <table:table-cell table:formula="of:=[.AY804]+[.AU804]+[.AQ804]+[.AM804]+[.AI804]+[.AE804]+[.AA804]+[.W804]+[.S804]+[.O804]+[.L804]+[.J804]+[.H804]+[.F804]" ns41:value-type="float" table:style-name="ce45" office:value-type="float" office:value="0">
            <text:p/>
          </table:table-cell>
          <table:table-cell table:formula="of:=[.AZ804]+[.AV804]+[.AR804]+[.AN804]+[.AJ804]+[.AF804]+[.AB804]+[.X804]+[.T804]+[.P804]" ns41:value-type="float" table:style-name="ce45" office:value-type="float" office:value="0">
            <text:p/>
          </table:table-cell>
          <table:table-cell table:formula="of:=[.BA804]+[.AW804]+[.AS804]+[.AO804]+[.AK804]+[.AG804]+[.AC804]+[.Y804]+[.U804]+[.Q804]+[.M804]+[.K804]+[.I804]+[.G804]" ns41:value-type="float" table:style-name="ce45" office:value-type="float" office:value="0">
            <text:p/>
          </table:table-cell>
          <table:table-cell table:formula="of:=[.BB804]+[.BD804]" ns41:value-type="float" table:style-name="ce45" office:value-type="float" office:value="0">
            <text:p/>
          </table:table-cell>
          <table:table-cell table:formula="of:=[.BC804]+[.BE804]" ns41:value-type="float" table:style-name="ce45" office:value-type="float" office:value="0">
            <text:p/>
          </table:table-cell>
          <table:table-cell table:formula="of:=[.C80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5]+[.AT805]+[.AP805]+[.AL805]+[.AH805]+[.AD805]+[.Z805]+[.V805]+[.R805]+[.N805]" ns41:value-type="float" table:style-name="ce45" office:value-type="float" office:value="0">
            <text:p/>
          </table:table-cell>
          <table:table-cell table:formula="of:=[.AY805]+[.AU805]+[.AQ805]+[.AM805]+[.AI805]+[.AE805]+[.AA805]+[.W805]+[.S805]+[.O805]+[.L805]+[.J805]+[.H805]+[.F805]" ns41:value-type="float" table:style-name="ce45" office:value-type="float" office:value="0">
            <text:p/>
          </table:table-cell>
          <table:table-cell table:formula="of:=[.AZ805]+[.AV805]+[.AR805]+[.AN805]+[.AJ805]+[.AF805]+[.AB805]+[.X805]+[.T805]+[.P805]" ns41:value-type="float" table:style-name="ce45" office:value-type="float" office:value="0">
            <text:p/>
          </table:table-cell>
          <table:table-cell table:formula="of:=[.BA805]+[.AW805]+[.AS805]+[.AO805]+[.AK805]+[.AG805]+[.AC805]+[.Y805]+[.U805]+[.Q805]+[.M805]+[.K805]+[.I805]+[.G805]" ns41:value-type="float" table:style-name="ce45" office:value-type="float" office:value="0">
            <text:p/>
          </table:table-cell>
          <table:table-cell table:formula="of:=[.BB805]+[.BD805]" ns41:value-type="float" table:style-name="ce45" office:value-type="float" office:value="0">
            <text:p/>
          </table:table-cell>
          <table:table-cell table:formula="of:=[.BC805]+[.BE805]" ns41:value-type="float" table:style-name="ce45" office:value-type="float" office:value="0">
            <text:p/>
          </table:table-cell>
          <table:table-cell table:formula="of:=[.C80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6]+[.AT806]+[.AP806]+[.AL806]+[.AH806]+[.AD806]+[.Z806]+[.V806]+[.R806]+[.N806]" ns41:value-type="float" table:style-name="ce45" office:value-type="float" office:value="0">
            <text:p/>
          </table:table-cell>
          <table:table-cell table:formula="of:=[.AY806]+[.AU806]+[.AQ806]+[.AM806]+[.AI806]+[.AE806]+[.AA806]+[.W806]+[.S806]+[.O806]+[.L806]+[.J806]+[.H806]+[.F806]" ns41:value-type="float" table:style-name="ce45" office:value-type="float" office:value="0">
            <text:p/>
          </table:table-cell>
          <table:table-cell table:formula="of:=[.AZ806]+[.AV806]+[.AR806]+[.AN806]+[.AJ806]+[.AF806]+[.AB806]+[.X806]+[.T806]+[.P806]" ns41:value-type="float" table:style-name="ce45" office:value-type="float" office:value="0">
            <text:p/>
          </table:table-cell>
          <table:table-cell table:formula="of:=[.BA806]+[.AW806]+[.AS806]+[.AO806]+[.AK806]+[.AG806]+[.AC806]+[.Y806]+[.U806]+[.Q806]+[.M806]+[.K806]+[.I806]+[.G806]" ns41:value-type="float" table:style-name="ce45" office:value-type="float" office:value="0">
            <text:p/>
          </table:table-cell>
          <table:table-cell table:formula="of:=[.BB806]+[.BD806]" ns41:value-type="float" table:style-name="ce45" office:value-type="float" office:value="0">
            <text:p/>
          </table:table-cell>
          <table:table-cell table:formula="of:=[.BC806]+[.BE806]" ns41:value-type="float" table:style-name="ce45" office:value-type="float" office:value="0">
            <text:p/>
          </table:table-cell>
          <table:table-cell table:formula="of:=[.C80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7]+[.AT807]+[.AP807]+[.AL807]+[.AH807]+[.AD807]+[.Z807]+[.V807]+[.R807]+[.N807]" ns41:value-type="float" table:style-name="ce45" office:value-type="float" office:value="0">
            <text:p/>
          </table:table-cell>
          <table:table-cell table:formula="of:=[.AY807]+[.AU807]+[.AQ807]+[.AM807]+[.AI807]+[.AE807]+[.AA807]+[.W807]+[.S807]+[.O807]+[.L807]+[.J807]+[.H807]+[.F807]" ns41:value-type="float" table:style-name="ce45" office:value-type="float" office:value="0">
            <text:p/>
          </table:table-cell>
          <table:table-cell table:formula="of:=[.AZ807]+[.AV807]+[.AR807]+[.AN807]+[.AJ807]+[.AF807]+[.AB807]+[.X807]+[.T807]+[.P807]" ns41:value-type="float" table:style-name="ce45" office:value-type="float" office:value="0">
            <text:p/>
          </table:table-cell>
          <table:table-cell table:formula="of:=[.BA807]+[.AW807]+[.AS807]+[.AO807]+[.AK807]+[.AG807]+[.AC807]+[.Y807]+[.U807]+[.Q807]+[.M807]+[.K807]+[.I807]+[.G807]" ns41:value-type="float" table:style-name="ce45" office:value-type="float" office:value="0">
            <text:p/>
          </table:table-cell>
          <table:table-cell table:formula="of:=[.BB807]+[.BD807]" ns41:value-type="float" table:style-name="ce45" office:value-type="float" office:value="0">
            <text:p/>
          </table:table-cell>
          <table:table-cell table:formula="of:=[.BC807]+[.BE807]" ns41:value-type="float" table:style-name="ce45" office:value-type="float" office:value="0">
            <text:p/>
          </table:table-cell>
          <table:table-cell table:formula="of:=[.C80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8]+[.AT808]+[.AP808]+[.AL808]+[.AH808]+[.AD808]+[.Z808]+[.V808]+[.R808]+[.N808]" ns41:value-type="float" table:style-name="ce45" office:value-type="float" office:value="0">
            <text:p/>
          </table:table-cell>
          <table:table-cell table:formula="of:=[.AY808]+[.AU808]+[.AQ808]+[.AM808]+[.AI808]+[.AE808]+[.AA808]+[.W808]+[.S808]+[.O808]+[.L808]+[.J808]+[.H808]+[.F808]" ns41:value-type="float" table:style-name="ce45" office:value-type="float" office:value="0">
            <text:p/>
          </table:table-cell>
          <table:table-cell table:formula="of:=[.AZ808]+[.AV808]+[.AR808]+[.AN808]+[.AJ808]+[.AF808]+[.AB808]+[.X808]+[.T808]+[.P808]" ns41:value-type="float" table:style-name="ce45" office:value-type="float" office:value="0">
            <text:p/>
          </table:table-cell>
          <table:table-cell table:formula="of:=[.BA808]+[.AW808]+[.AS808]+[.AO808]+[.AK808]+[.AG808]+[.AC808]+[.Y808]+[.U808]+[.Q808]+[.M808]+[.K808]+[.I808]+[.G808]" ns41:value-type="float" table:style-name="ce45" office:value-type="float" office:value="0">
            <text:p/>
          </table:table-cell>
          <table:table-cell table:formula="of:=[.BB808]+[.BD808]" ns41:value-type="float" table:style-name="ce45" office:value-type="float" office:value="0">
            <text:p/>
          </table:table-cell>
          <table:table-cell table:formula="of:=[.BC808]+[.BE808]" ns41:value-type="float" table:style-name="ce45" office:value-type="float" office:value="0">
            <text:p/>
          </table:table-cell>
          <table:table-cell table:formula="of:=[.C80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09]+[.AT809]+[.AP809]+[.AL809]+[.AH809]+[.AD809]+[.Z809]+[.V809]+[.R809]+[.N809]" ns41:value-type="float" table:style-name="ce45" office:value-type="float" office:value="0">
            <text:p/>
          </table:table-cell>
          <table:table-cell table:formula="of:=[.AY809]+[.AU809]+[.AQ809]+[.AM809]+[.AI809]+[.AE809]+[.AA809]+[.W809]+[.S809]+[.O809]+[.L809]+[.J809]+[.H809]+[.F809]" ns41:value-type="float" table:style-name="ce45" office:value-type="float" office:value="0">
            <text:p/>
          </table:table-cell>
          <table:table-cell table:formula="of:=[.AZ809]+[.AV809]+[.AR809]+[.AN809]+[.AJ809]+[.AF809]+[.AB809]+[.X809]+[.T809]+[.P809]" ns41:value-type="float" table:style-name="ce45" office:value-type="float" office:value="0">
            <text:p/>
          </table:table-cell>
          <table:table-cell table:formula="of:=[.BA809]+[.AW809]+[.AS809]+[.AO809]+[.AK809]+[.AG809]+[.AC809]+[.Y809]+[.U809]+[.Q809]+[.M809]+[.K809]+[.I809]+[.G809]" ns41:value-type="float" table:style-name="ce45" office:value-type="float" office:value="0">
            <text:p/>
          </table:table-cell>
          <table:table-cell table:formula="of:=[.BB809]+[.BD809]" ns41:value-type="float" table:style-name="ce45" office:value-type="float" office:value="0">
            <text:p/>
          </table:table-cell>
          <table:table-cell table:formula="of:=[.BC809]+[.BE809]" ns41:value-type="float" table:style-name="ce45" office:value-type="float" office:value="0">
            <text:p/>
          </table:table-cell>
          <table:table-cell table:formula="of:=[.C80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0]+[.AT810]+[.AP810]+[.AL810]+[.AH810]+[.AD810]+[.Z810]+[.V810]+[.R810]+[.N810]" ns41:value-type="float" table:style-name="ce45" office:value-type="float" office:value="0">
            <text:p/>
          </table:table-cell>
          <table:table-cell table:formula="of:=[.AY810]+[.AU810]+[.AQ810]+[.AM810]+[.AI810]+[.AE810]+[.AA810]+[.W810]+[.S810]+[.O810]+[.L810]+[.J810]+[.H810]+[.F810]" ns41:value-type="float" table:style-name="ce45" office:value-type="float" office:value="0">
            <text:p/>
          </table:table-cell>
          <table:table-cell table:formula="of:=[.AZ810]+[.AV810]+[.AR810]+[.AN810]+[.AJ810]+[.AF810]+[.AB810]+[.X810]+[.T810]+[.P810]" ns41:value-type="float" table:style-name="ce45" office:value-type="float" office:value="0">
            <text:p/>
          </table:table-cell>
          <table:table-cell table:formula="of:=[.BA810]+[.AW810]+[.AS810]+[.AO810]+[.AK810]+[.AG810]+[.AC810]+[.Y810]+[.U810]+[.Q810]+[.M810]+[.K810]+[.I810]+[.G810]" ns41:value-type="float" table:style-name="ce45" office:value-type="float" office:value="0">
            <text:p/>
          </table:table-cell>
          <table:table-cell table:formula="of:=[.BB810]+[.BD810]" ns41:value-type="float" table:style-name="ce45" office:value-type="float" office:value="0">
            <text:p/>
          </table:table-cell>
          <table:table-cell table:formula="of:=[.BC810]+[.BE810]" ns41:value-type="float" table:style-name="ce45" office:value-type="float" office:value="0">
            <text:p/>
          </table:table-cell>
          <table:table-cell table:formula="of:=[.C81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1]+[.AT811]+[.AP811]+[.AL811]+[.AH811]+[.AD811]+[.Z811]+[.V811]+[.R811]+[.N811]" ns41:value-type="float" table:style-name="ce45" office:value-type="float" office:value="0">
            <text:p/>
          </table:table-cell>
          <table:table-cell table:formula="of:=[.AY811]+[.AU811]+[.AQ811]+[.AM811]+[.AI811]+[.AE811]+[.AA811]+[.W811]+[.S811]+[.O811]+[.L811]+[.J811]+[.H811]+[.F811]" ns41:value-type="float" table:style-name="ce45" office:value-type="float" office:value="0">
            <text:p/>
          </table:table-cell>
          <table:table-cell table:formula="of:=[.AZ811]+[.AV811]+[.AR811]+[.AN811]+[.AJ811]+[.AF811]+[.AB811]+[.X811]+[.T811]+[.P811]" ns41:value-type="float" table:style-name="ce45" office:value-type="float" office:value="0">
            <text:p/>
          </table:table-cell>
          <table:table-cell table:formula="of:=[.BA811]+[.AW811]+[.AS811]+[.AO811]+[.AK811]+[.AG811]+[.AC811]+[.Y811]+[.U811]+[.Q811]+[.M811]+[.K811]+[.I811]+[.G811]" ns41:value-type="float" table:style-name="ce45" office:value-type="float" office:value="0">
            <text:p/>
          </table:table-cell>
          <table:table-cell table:formula="of:=[.BB811]+[.BD811]" ns41:value-type="float" table:style-name="ce45" office:value-type="float" office:value="0">
            <text:p/>
          </table:table-cell>
          <table:table-cell table:formula="of:=[.BC811]+[.BE811]" ns41:value-type="float" table:style-name="ce45" office:value-type="float" office:value="0">
            <text:p/>
          </table:table-cell>
          <table:table-cell table:formula="of:=[.C81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2]+[.AT812]+[.AP812]+[.AL812]+[.AH812]+[.AD812]+[.Z812]+[.V812]+[.R812]+[.N812]" ns41:value-type="float" table:style-name="ce45" office:value-type="float" office:value="0">
            <text:p/>
          </table:table-cell>
          <table:table-cell table:formula="of:=[.AY812]+[.AU812]+[.AQ812]+[.AM812]+[.AI812]+[.AE812]+[.AA812]+[.W812]+[.S812]+[.O812]+[.L812]+[.J812]+[.H812]+[.F812]" ns41:value-type="float" table:style-name="ce45" office:value-type="float" office:value="0">
            <text:p/>
          </table:table-cell>
          <table:table-cell table:formula="of:=[.AZ812]+[.AV812]+[.AR812]+[.AN812]+[.AJ812]+[.AF812]+[.AB812]+[.X812]+[.T812]+[.P812]" ns41:value-type="float" table:style-name="ce45" office:value-type="float" office:value="0">
            <text:p/>
          </table:table-cell>
          <table:table-cell table:formula="of:=[.BA812]+[.AW812]+[.AS812]+[.AO812]+[.AK812]+[.AG812]+[.AC812]+[.Y812]+[.U812]+[.Q812]+[.M812]+[.K812]+[.I812]+[.G812]" ns41:value-type="float" table:style-name="ce45" office:value-type="float" office:value="0">
            <text:p/>
          </table:table-cell>
          <table:table-cell table:formula="of:=[.BB812]+[.BD812]" ns41:value-type="float" table:style-name="ce45" office:value-type="float" office:value="0">
            <text:p/>
          </table:table-cell>
          <table:table-cell table:formula="of:=[.BC812]+[.BE812]" ns41:value-type="float" table:style-name="ce45" office:value-type="float" office:value="0">
            <text:p/>
          </table:table-cell>
          <table:table-cell table:formula="of:=[.C81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3]+[.AT813]+[.AP813]+[.AL813]+[.AH813]+[.AD813]+[.Z813]+[.V813]+[.R813]+[.N813]" ns41:value-type="float" table:style-name="ce45" office:value-type="float" office:value="0">
            <text:p/>
          </table:table-cell>
          <table:table-cell table:formula="of:=[.AY813]+[.AU813]+[.AQ813]+[.AM813]+[.AI813]+[.AE813]+[.AA813]+[.W813]+[.S813]+[.O813]+[.L813]+[.J813]+[.H813]+[.F813]" ns41:value-type="float" table:style-name="ce45" office:value-type="float" office:value="0">
            <text:p/>
          </table:table-cell>
          <table:table-cell table:formula="of:=[.AZ813]+[.AV813]+[.AR813]+[.AN813]+[.AJ813]+[.AF813]+[.AB813]+[.X813]+[.T813]+[.P813]" ns41:value-type="float" table:style-name="ce45" office:value-type="float" office:value="0">
            <text:p/>
          </table:table-cell>
          <table:table-cell table:formula="of:=[.BA813]+[.AW813]+[.AS813]+[.AO813]+[.AK813]+[.AG813]+[.AC813]+[.Y813]+[.U813]+[.Q813]+[.M813]+[.K813]+[.I813]+[.G813]" ns41:value-type="float" table:style-name="ce45" office:value-type="float" office:value="0">
            <text:p/>
          </table:table-cell>
          <table:table-cell table:formula="of:=[.BB813]+[.BD813]" ns41:value-type="float" table:style-name="ce45" office:value-type="float" office:value="0">
            <text:p/>
          </table:table-cell>
          <table:table-cell table:formula="of:=[.BC813]+[.BE813]" ns41:value-type="float" table:style-name="ce45" office:value-type="float" office:value="0">
            <text:p/>
          </table:table-cell>
          <table:table-cell table:formula="of:=[.C81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4]+[.AT814]+[.AP814]+[.AL814]+[.AH814]+[.AD814]+[.Z814]+[.V814]+[.R814]+[.N814]" ns41:value-type="float" table:style-name="ce45" office:value-type="float" office:value="0">
            <text:p/>
          </table:table-cell>
          <table:table-cell table:formula="of:=[.AY814]+[.AU814]+[.AQ814]+[.AM814]+[.AI814]+[.AE814]+[.AA814]+[.W814]+[.S814]+[.O814]+[.L814]+[.J814]+[.H814]+[.F814]" ns41:value-type="float" table:style-name="ce45" office:value-type="float" office:value="0">
            <text:p/>
          </table:table-cell>
          <table:table-cell table:formula="of:=[.AZ814]+[.AV814]+[.AR814]+[.AN814]+[.AJ814]+[.AF814]+[.AB814]+[.X814]+[.T814]+[.P814]" ns41:value-type="float" table:style-name="ce45" office:value-type="float" office:value="0">
            <text:p/>
          </table:table-cell>
          <table:table-cell table:formula="of:=[.BA814]+[.AW814]+[.AS814]+[.AO814]+[.AK814]+[.AG814]+[.AC814]+[.Y814]+[.U814]+[.Q814]+[.M814]+[.K814]+[.I814]+[.G814]" ns41:value-type="float" table:style-name="ce45" office:value-type="float" office:value="0">
            <text:p/>
          </table:table-cell>
          <table:table-cell table:formula="of:=[.BB814]+[.BD814]" ns41:value-type="float" table:style-name="ce45" office:value-type="float" office:value="0">
            <text:p/>
          </table:table-cell>
          <table:table-cell table:formula="of:=[.BC814]+[.BE814]" ns41:value-type="float" table:style-name="ce45" office:value-type="float" office:value="0">
            <text:p/>
          </table:table-cell>
          <table:table-cell table:formula="of:=[.C81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5]+[.AT815]+[.AP815]+[.AL815]+[.AH815]+[.AD815]+[.Z815]+[.V815]+[.R815]+[.N815]" ns41:value-type="float" table:style-name="ce45" office:value-type="float" office:value="0">
            <text:p/>
          </table:table-cell>
          <table:table-cell table:formula="of:=[.AY815]+[.AU815]+[.AQ815]+[.AM815]+[.AI815]+[.AE815]+[.AA815]+[.W815]+[.S815]+[.O815]+[.L815]+[.J815]+[.H815]+[.F815]" ns41:value-type="float" table:style-name="ce45" office:value-type="float" office:value="0">
            <text:p/>
          </table:table-cell>
          <table:table-cell table:formula="of:=[.AZ815]+[.AV815]+[.AR815]+[.AN815]+[.AJ815]+[.AF815]+[.AB815]+[.X815]+[.T815]+[.P815]" ns41:value-type="float" table:style-name="ce45" office:value-type="float" office:value="0">
            <text:p/>
          </table:table-cell>
          <table:table-cell table:formula="of:=[.BA815]+[.AW815]+[.AS815]+[.AO815]+[.AK815]+[.AG815]+[.AC815]+[.Y815]+[.U815]+[.Q815]+[.M815]+[.K815]+[.I815]+[.G815]" ns41:value-type="float" table:style-name="ce45" office:value-type="float" office:value="0">
            <text:p/>
          </table:table-cell>
          <table:table-cell table:formula="of:=[.BB815]+[.BD815]" ns41:value-type="float" table:style-name="ce45" office:value-type="float" office:value="0">
            <text:p/>
          </table:table-cell>
          <table:table-cell table:formula="of:=[.BC815]+[.BE815]" ns41:value-type="float" table:style-name="ce45" office:value-type="float" office:value="0">
            <text:p/>
          </table:table-cell>
          <table:table-cell table:formula="of:=[.C81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6]+[.AT816]+[.AP816]+[.AL816]+[.AH816]+[.AD816]+[.Z816]+[.V816]+[.R816]+[.N816]" ns41:value-type="float" table:style-name="ce45" office:value-type="float" office:value="0">
            <text:p/>
          </table:table-cell>
          <table:table-cell table:formula="of:=[.AY816]+[.AU816]+[.AQ816]+[.AM816]+[.AI816]+[.AE816]+[.AA816]+[.W816]+[.S816]+[.O816]+[.L816]+[.J816]+[.H816]+[.F816]" ns41:value-type="float" table:style-name="ce45" office:value-type="float" office:value="0">
            <text:p/>
          </table:table-cell>
          <table:table-cell table:formula="of:=[.AZ816]+[.AV816]+[.AR816]+[.AN816]+[.AJ816]+[.AF816]+[.AB816]+[.X816]+[.T816]+[.P816]" ns41:value-type="float" table:style-name="ce45" office:value-type="float" office:value="0">
            <text:p/>
          </table:table-cell>
          <table:table-cell table:formula="of:=[.BA816]+[.AW816]+[.AS816]+[.AO816]+[.AK816]+[.AG816]+[.AC816]+[.Y816]+[.U816]+[.Q816]+[.M816]+[.K816]+[.I816]+[.G816]" ns41:value-type="float" table:style-name="ce45" office:value-type="float" office:value="0">
            <text:p/>
          </table:table-cell>
          <table:table-cell table:formula="of:=[.BB816]+[.BD816]" ns41:value-type="float" table:style-name="ce45" office:value-type="float" office:value="0">
            <text:p/>
          </table:table-cell>
          <table:table-cell table:formula="of:=[.BC816]+[.BE816]" ns41:value-type="float" table:style-name="ce45" office:value-type="float" office:value="0">
            <text:p/>
          </table:table-cell>
          <table:table-cell table:formula="of:=[.C81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7]+[.AT817]+[.AP817]+[.AL817]+[.AH817]+[.AD817]+[.Z817]+[.V817]+[.R817]+[.N817]" ns41:value-type="float" table:style-name="ce45" office:value-type="float" office:value="0">
            <text:p/>
          </table:table-cell>
          <table:table-cell table:formula="of:=[.AY817]+[.AU817]+[.AQ817]+[.AM817]+[.AI817]+[.AE817]+[.AA817]+[.W817]+[.S817]+[.O817]+[.L817]+[.J817]+[.H817]+[.F817]" ns41:value-type="float" table:style-name="ce45" office:value-type="float" office:value="0">
            <text:p/>
          </table:table-cell>
          <table:table-cell table:formula="of:=[.AZ817]+[.AV817]+[.AR817]+[.AN817]+[.AJ817]+[.AF817]+[.AB817]+[.X817]+[.T817]+[.P817]" ns41:value-type="float" table:style-name="ce45" office:value-type="float" office:value="0">
            <text:p/>
          </table:table-cell>
          <table:table-cell table:formula="of:=[.BA817]+[.AW817]+[.AS817]+[.AO817]+[.AK817]+[.AG817]+[.AC817]+[.Y817]+[.U817]+[.Q817]+[.M817]+[.K817]+[.I817]+[.G817]" ns41:value-type="float" table:style-name="ce45" office:value-type="float" office:value="0">
            <text:p/>
          </table:table-cell>
          <table:table-cell table:formula="of:=[.BB817]+[.BD817]" ns41:value-type="float" table:style-name="ce45" office:value-type="float" office:value="0">
            <text:p/>
          </table:table-cell>
          <table:table-cell table:formula="of:=[.BC817]+[.BE817]" ns41:value-type="float" table:style-name="ce45" office:value-type="float" office:value="0">
            <text:p/>
          </table:table-cell>
          <table:table-cell table:formula="of:=[.C81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8]+[.AT818]+[.AP818]+[.AL818]+[.AH818]+[.AD818]+[.Z818]+[.V818]+[.R818]+[.N818]" ns41:value-type="float" table:style-name="ce45" office:value-type="float" office:value="0">
            <text:p/>
          </table:table-cell>
          <table:table-cell table:formula="of:=[.AY818]+[.AU818]+[.AQ818]+[.AM818]+[.AI818]+[.AE818]+[.AA818]+[.W818]+[.S818]+[.O818]+[.L818]+[.J818]+[.H818]+[.F818]" ns41:value-type="float" table:style-name="ce45" office:value-type="float" office:value="0">
            <text:p/>
          </table:table-cell>
          <table:table-cell table:formula="of:=[.AZ818]+[.AV818]+[.AR818]+[.AN818]+[.AJ818]+[.AF818]+[.AB818]+[.X818]+[.T818]+[.P818]" ns41:value-type="float" table:style-name="ce45" office:value-type="float" office:value="0">
            <text:p/>
          </table:table-cell>
          <table:table-cell table:formula="of:=[.BA818]+[.AW818]+[.AS818]+[.AO818]+[.AK818]+[.AG818]+[.AC818]+[.Y818]+[.U818]+[.Q818]+[.M818]+[.K818]+[.I818]+[.G818]" ns41:value-type="float" table:style-name="ce45" office:value-type="float" office:value="0">
            <text:p/>
          </table:table-cell>
          <table:table-cell table:formula="of:=[.BB818]+[.BD818]" ns41:value-type="float" table:style-name="ce45" office:value-type="float" office:value="0">
            <text:p/>
          </table:table-cell>
          <table:table-cell table:formula="of:=[.BC818]+[.BE818]" ns41:value-type="float" table:style-name="ce45" office:value-type="float" office:value="0">
            <text:p/>
          </table:table-cell>
          <table:table-cell table:formula="of:=[.C81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19]+[.AT819]+[.AP819]+[.AL819]+[.AH819]+[.AD819]+[.Z819]+[.V819]+[.R819]+[.N819]" ns41:value-type="float" table:style-name="ce45" office:value-type="float" office:value="0">
            <text:p/>
          </table:table-cell>
          <table:table-cell table:formula="of:=[.AY819]+[.AU819]+[.AQ819]+[.AM819]+[.AI819]+[.AE819]+[.AA819]+[.W819]+[.S819]+[.O819]+[.L819]+[.J819]+[.H819]+[.F819]" ns41:value-type="float" table:style-name="ce45" office:value-type="float" office:value="0">
            <text:p/>
          </table:table-cell>
          <table:table-cell table:formula="of:=[.AZ819]+[.AV819]+[.AR819]+[.AN819]+[.AJ819]+[.AF819]+[.AB819]+[.X819]+[.T819]+[.P819]" ns41:value-type="float" table:style-name="ce45" office:value-type="float" office:value="0">
            <text:p/>
          </table:table-cell>
          <table:table-cell table:formula="of:=[.BA819]+[.AW819]+[.AS819]+[.AO819]+[.AK819]+[.AG819]+[.AC819]+[.Y819]+[.U819]+[.Q819]+[.M819]+[.K819]+[.I819]+[.G819]" ns41:value-type="float" table:style-name="ce45" office:value-type="float" office:value="0">
            <text:p/>
          </table:table-cell>
          <table:table-cell table:formula="of:=[.BB819]+[.BD819]" ns41:value-type="float" table:style-name="ce45" office:value-type="float" office:value="0">
            <text:p/>
          </table:table-cell>
          <table:table-cell table:formula="of:=[.BC819]+[.BE819]" ns41:value-type="float" table:style-name="ce45" office:value-type="float" office:value="0">
            <text:p/>
          </table:table-cell>
          <table:table-cell table:formula="of:=[.C81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0]+[.AT820]+[.AP820]+[.AL820]+[.AH820]+[.AD820]+[.Z820]+[.V820]+[.R820]+[.N820]" ns41:value-type="float" table:style-name="ce45" office:value-type="float" office:value="0">
            <text:p/>
          </table:table-cell>
          <table:table-cell table:formula="of:=[.AY820]+[.AU820]+[.AQ820]+[.AM820]+[.AI820]+[.AE820]+[.AA820]+[.W820]+[.S820]+[.O820]+[.L820]+[.J820]+[.H820]+[.F820]" ns41:value-type="float" table:style-name="ce45" office:value-type="float" office:value="0">
            <text:p/>
          </table:table-cell>
          <table:table-cell table:formula="of:=[.AZ820]+[.AV820]+[.AR820]+[.AN820]+[.AJ820]+[.AF820]+[.AB820]+[.X820]+[.T820]+[.P820]" ns41:value-type="float" table:style-name="ce45" office:value-type="float" office:value="0">
            <text:p/>
          </table:table-cell>
          <table:table-cell table:formula="of:=[.BA820]+[.AW820]+[.AS820]+[.AO820]+[.AK820]+[.AG820]+[.AC820]+[.Y820]+[.U820]+[.Q820]+[.M820]+[.K820]+[.I820]+[.G820]" ns41:value-type="float" table:style-name="ce45" office:value-type="float" office:value="0">
            <text:p/>
          </table:table-cell>
          <table:table-cell table:formula="of:=[.BB820]+[.BD820]" ns41:value-type="float" table:style-name="ce45" office:value-type="float" office:value="0">
            <text:p/>
          </table:table-cell>
          <table:table-cell table:formula="of:=[.BC820]+[.BE820]" ns41:value-type="float" table:style-name="ce45" office:value-type="float" office:value="0">
            <text:p/>
          </table:table-cell>
          <table:table-cell table:formula="of:=[.C82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1]+[.AT821]+[.AP821]+[.AL821]+[.AH821]+[.AD821]+[.Z821]+[.V821]+[.R821]+[.N821]" ns41:value-type="float" table:style-name="ce45" office:value-type="float" office:value="0">
            <text:p/>
          </table:table-cell>
          <table:table-cell table:formula="of:=[.AY821]+[.AU821]+[.AQ821]+[.AM821]+[.AI821]+[.AE821]+[.AA821]+[.W821]+[.S821]+[.O821]+[.L821]+[.J821]+[.H821]+[.F821]" ns41:value-type="float" table:style-name="ce45" office:value-type="float" office:value="0">
            <text:p/>
          </table:table-cell>
          <table:table-cell table:formula="of:=[.AZ821]+[.AV821]+[.AR821]+[.AN821]+[.AJ821]+[.AF821]+[.AB821]+[.X821]+[.T821]+[.P821]" ns41:value-type="float" table:style-name="ce45" office:value-type="float" office:value="0">
            <text:p/>
          </table:table-cell>
          <table:table-cell table:formula="of:=[.BA821]+[.AW821]+[.AS821]+[.AO821]+[.AK821]+[.AG821]+[.AC821]+[.Y821]+[.U821]+[.Q821]+[.M821]+[.K821]+[.I821]+[.G821]" ns41:value-type="float" table:style-name="ce45" office:value-type="float" office:value="0">
            <text:p/>
          </table:table-cell>
          <table:table-cell table:formula="of:=[.BB821]+[.BD821]" ns41:value-type="float" table:style-name="ce45" office:value-type="float" office:value="0">
            <text:p/>
          </table:table-cell>
          <table:table-cell table:formula="of:=[.BC821]+[.BE821]" ns41:value-type="float" table:style-name="ce45" office:value-type="float" office:value="0">
            <text:p/>
          </table:table-cell>
          <table:table-cell table:formula="of:=[.C82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2]+[.AT822]+[.AP822]+[.AL822]+[.AH822]+[.AD822]+[.Z822]+[.V822]+[.R822]+[.N822]" ns41:value-type="float" table:style-name="ce45" office:value-type="float" office:value="0">
            <text:p/>
          </table:table-cell>
          <table:table-cell table:formula="of:=[.AY822]+[.AU822]+[.AQ822]+[.AM822]+[.AI822]+[.AE822]+[.AA822]+[.W822]+[.S822]+[.O822]+[.L822]+[.J822]+[.H822]+[.F822]" ns41:value-type="float" table:style-name="ce45" office:value-type="float" office:value="0">
            <text:p/>
          </table:table-cell>
          <table:table-cell table:formula="of:=[.AZ822]+[.AV822]+[.AR822]+[.AN822]+[.AJ822]+[.AF822]+[.AB822]+[.X822]+[.T822]+[.P822]" ns41:value-type="float" table:style-name="ce45" office:value-type="float" office:value="0">
            <text:p/>
          </table:table-cell>
          <table:table-cell table:formula="of:=[.BA822]+[.AW822]+[.AS822]+[.AO822]+[.AK822]+[.AG822]+[.AC822]+[.Y822]+[.U822]+[.Q822]+[.M822]+[.K822]+[.I822]+[.G822]" ns41:value-type="float" table:style-name="ce45" office:value-type="float" office:value="0">
            <text:p/>
          </table:table-cell>
          <table:table-cell table:formula="of:=[.BB822]+[.BD822]" ns41:value-type="float" table:style-name="ce45" office:value-type="float" office:value="0">
            <text:p/>
          </table:table-cell>
          <table:table-cell table:formula="of:=[.BC822]+[.BE822]" ns41:value-type="float" table:style-name="ce45" office:value-type="float" office:value="0">
            <text:p/>
          </table:table-cell>
          <table:table-cell table:formula="of:=[.C82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3]+[.AT823]+[.AP823]+[.AL823]+[.AH823]+[.AD823]+[.Z823]+[.V823]+[.R823]+[.N823]" ns41:value-type="float" table:style-name="ce45" office:value-type="float" office:value="0">
            <text:p/>
          </table:table-cell>
          <table:table-cell table:formula="of:=[.AY823]+[.AU823]+[.AQ823]+[.AM823]+[.AI823]+[.AE823]+[.AA823]+[.W823]+[.S823]+[.O823]+[.L823]+[.J823]+[.H823]+[.F823]" ns41:value-type="float" table:style-name="ce45" office:value-type="float" office:value="0">
            <text:p/>
          </table:table-cell>
          <table:table-cell table:formula="of:=[.AZ823]+[.AV823]+[.AR823]+[.AN823]+[.AJ823]+[.AF823]+[.AB823]+[.X823]+[.T823]+[.P823]" ns41:value-type="float" table:style-name="ce45" office:value-type="float" office:value="0">
            <text:p/>
          </table:table-cell>
          <table:table-cell table:formula="of:=[.BA823]+[.AW823]+[.AS823]+[.AO823]+[.AK823]+[.AG823]+[.AC823]+[.Y823]+[.U823]+[.Q823]+[.M823]+[.K823]+[.I823]+[.G823]" ns41:value-type="float" table:style-name="ce45" office:value-type="float" office:value="0">
            <text:p/>
          </table:table-cell>
          <table:table-cell table:formula="of:=[.BB823]+[.BD823]" ns41:value-type="float" table:style-name="ce45" office:value-type="float" office:value="0">
            <text:p/>
          </table:table-cell>
          <table:table-cell table:formula="of:=[.BC823]+[.BE823]" ns41:value-type="float" table:style-name="ce45" office:value-type="float" office:value="0">
            <text:p/>
          </table:table-cell>
          <table:table-cell table:formula="of:=[.C82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4]+[.AT824]+[.AP824]+[.AL824]+[.AH824]+[.AD824]+[.Z824]+[.V824]+[.R824]+[.N824]" ns41:value-type="float" table:style-name="ce45" office:value-type="float" office:value="0">
            <text:p/>
          </table:table-cell>
          <table:table-cell table:formula="of:=[.AY824]+[.AU824]+[.AQ824]+[.AM824]+[.AI824]+[.AE824]+[.AA824]+[.W824]+[.S824]+[.O824]+[.L824]+[.J824]+[.H824]+[.F824]" ns41:value-type="float" table:style-name="ce45" office:value-type="float" office:value="0">
            <text:p/>
          </table:table-cell>
          <table:table-cell table:formula="of:=[.AZ824]+[.AV824]+[.AR824]+[.AN824]+[.AJ824]+[.AF824]+[.AB824]+[.X824]+[.T824]+[.P824]" ns41:value-type="float" table:style-name="ce45" office:value-type="float" office:value="0">
            <text:p/>
          </table:table-cell>
          <table:table-cell table:formula="of:=[.BA824]+[.AW824]+[.AS824]+[.AO824]+[.AK824]+[.AG824]+[.AC824]+[.Y824]+[.U824]+[.Q824]+[.M824]+[.K824]+[.I824]+[.G824]" ns41:value-type="float" table:style-name="ce45" office:value-type="float" office:value="0">
            <text:p/>
          </table:table-cell>
          <table:table-cell table:formula="of:=[.BB824]+[.BD824]" ns41:value-type="float" table:style-name="ce45" office:value-type="float" office:value="0">
            <text:p/>
          </table:table-cell>
          <table:table-cell table:formula="of:=[.BC824]+[.BE824]" ns41:value-type="float" table:style-name="ce45" office:value-type="float" office:value="0">
            <text:p/>
          </table:table-cell>
          <table:table-cell table:formula="of:=[.C82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5]+[.AT825]+[.AP825]+[.AL825]+[.AH825]+[.AD825]+[.Z825]+[.V825]+[.R825]+[.N825]" ns41:value-type="float" table:style-name="ce45" office:value-type="float" office:value="0">
            <text:p/>
          </table:table-cell>
          <table:table-cell table:formula="of:=[.AY825]+[.AU825]+[.AQ825]+[.AM825]+[.AI825]+[.AE825]+[.AA825]+[.W825]+[.S825]+[.O825]+[.L825]+[.J825]+[.H825]+[.F825]" ns41:value-type="float" table:style-name="ce45" office:value-type="float" office:value="0">
            <text:p/>
          </table:table-cell>
          <table:table-cell table:formula="of:=[.AZ825]+[.AV825]+[.AR825]+[.AN825]+[.AJ825]+[.AF825]+[.AB825]+[.X825]+[.T825]+[.P825]" ns41:value-type="float" table:style-name="ce45" office:value-type="float" office:value="0">
            <text:p/>
          </table:table-cell>
          <table:table-cell table:formula="of:=[.BA825]+[.AW825]+[.AS825]+[.AO825]+[.AK825]+[.AG825]+[.AC825]+[.Y825]+[.U825]+[.Q825]+[.M825]+[.K825]+[.I825]+[.G825]" ns41:value-type="float" table:style-name="ce45" office:value-type="float" office:value="0">
            <text:p/>
          </table:table-cell>
          <table:table-cell table:formula="of:=[.BB825]+[.BD825]" ns41:value-type="float" table:style-name="ce45" office:value-type="float" office:value="0">
            <text:p/>
          </table:table-cell>
          <table:table-cell table:formula="of:=[.BC825]+[.BE825]" ns41:value-type="float" table:style-name="ce45" office:value-type="float" office:value="0">
            <text:p/>
          </table:table-cell>
          <table:table-cell table:formula="of:=[.C82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6]+[.AT826]+[.AP826]+[.AL826]+[.AH826]+[.AD826]+[.Z826]+[.V826]+[.R826]+[.N826]" ns41:value-type="float" table:style-name="ce45" office:value-type="float" office:value="0">
            <text:p/>
          </table:table-cell>
          <table:table-cell table:formula="of:=[.AY826]+[.AU826]+[.AQ826]+[.AM826]+[.AI826]+[.AE826]+[.AA826]+[.W826]+[.S826]+[.O826]+[.L826]+[.J826]+[.H826]+[.F826]" ns41:value-type="float" table:style-name="ce45" office:value-type="float" office:value="0">
            <text:p/>
          </table:table-cell>
          <table:table-cell table:formula="of:=[.AZ826]+[.AV826]+[.AR826]+[.AN826]+[.AJ826]+[.AF826]+[.AB826]+[.X826]+[.T826]+[.P826]" ns41:value-type="float" table:style-name="ce45" office:value-type="float" office:value="0">
            <text:p/>
          </table:table-cell>
          <table:table-cell table:formula="of:=[.BA826]+[.AW826]+[.AS826]+[.AO826]+[.AK826]+[.AG826]+[.AC826]+[.Y826]+[.U826]+[.Q826]+[.M826]+[.K826]+[.I826]+[.G826]" ns41:value-type="float" table:style-name="ce45" office:value-type="float" office:value="0">
            <text:p/>
          </table:table-cell>
          <table:table-cell table:formula="of:=[.BB826]+[.BD826]" ns41:value-type="float" table:style-name="ce45" office:value-type="float" office:value="0">
            <text:p/>
          </table:table-cell>
          <table:table-cell table:formula="of:=[.BC826]+[.BE826]" ns41:value-type="float" table:style-name="ce45" office:value-type="float" office:value="0">
            <text:p/>
          </table:table-cell>
          <table:table-cell table:formula="of:=[.C82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7]+[.AT827]+[.AP827]+[.AL827]+[.AH827]+[.AD827]+[.Z827]+[.V827]+[.R827]+[.N827]" ns41:value-type="float" table:style-name="ce45" office:value-type="float" office:value="0">
            <text:p/>
          </table:table-cell>
          <table:table-cell table:formula="of:=[.AY827]+[.AU827]+[.AQ827]+[.AM827]+[.AI827]+[.AE827]+[.AA827]+[.W827]+[.S827]+[.O827]+[.L827]+[.J827]+[.H827]+[.F827]" ns41:value-type="float" table:style-name="ce45" office:value-type="float" office:value="0">
            <text:p/>
          </table:table-cell>
          <table:table-cell table:formula="of:=[.AZ827]+[.AV827]+[.AR827]+[.AN827]+[.AJ827]+[.AF827]+[.AB827]+[.X827]+[.T827]+[.P827]" ns41:value-type="float" table:style-name="ce45" office:value-type="float" office:value="0">
            <text:p/>
          </table:table-cell>
          <table:table-cell table:formula="of:=[.BA827]+[.AW827]+[.AS827]+[.AO827]+[.AK827]+[.AG827]+[.AC827]+[.Y827]+[.U827]+[.Q827]+[.M827]+[.K827]+[.I827]+[.G827]" ns41:value-type="float" table:style-name="ce45" office:value-type="float" office:value="0">
            <text:p/>
          </table:table-cell>
          <table:table-cell table:formula="of:=[.BB827]+[.BD827]" ns41:value-type="float" table:style-name="ce45" office:value-type="float" office:value="0">
            <text:p/>
          </table:table-cell>
          <table:table-cell table:formula="of:=[.BC827]+[.BE827]" ns41:value-type="float" table:style-name="ce45" office:value-type="float" office:value="0">
            <text:p/>
          </table:table-cell>
          <table:table-cell table:formula="of:=[.C82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8]+[.AT828]+[.AP828]+[.AL828]+[.AH828]+[.AD828]+[.Z828]+[.V828]+[.R828]+[.N828]" ns41:value-type="float" table:style-name="ce45" office:value-type="float" office:value="0">
            <text:p/>
          </table:table-cell>
          <table:table-cell table:formula="of:=[.AY828]+[.AU828]+[.AQ828]+[.AM828]+[.AI828]+[.AE828]+[.AA828]+[.W828]+[.S828]+[.O828]+[.L828]+[.J828]+[.H828]+[.F828]" ns41:value-type="float" table:style-name="ce45" office:value-type="float" office:value="0">
            <text:p/>
          </table:table-cell>
          <table:table-cell table:formula="of:=[.AZ828]+[.AV828]+[.AR828]+[.AN828]+[.AJ828]+[.AF828]+[.AB828]+[.X828]+[.T828]+[.P828]" ns41:value-type="float" table:style-name="ce45" office:value-type="float" office:value="0">
            <text:p/>
          </table:table-cell>
          <table:table-cell table:formula="of:=[.BA828]+[.AW828]+[.AS828]+[.AO828]+[.AK828]+[.AG828]+[.AC828]+[.Y828]+[.U828]+[.Q828]+[.M828]+[.K828]+[.I828]+[.G828]" ns41:value-type="float" table:style-name="ce45" office:value-type="float" office:value="0">
            <text:p/>
          </table:table-cell>
          <table:table-cell table:formula="of:=[.BB828]+[.BD828]" ns41:value-type="float" table:style-name="ce45" office:value-type="float" office:value="0">
            <text:p/>
          </table:table-cell>
          <table:table-cell table:formula="of:=[.BC828]+[.BE828]" ns41:value-type="float" table:style-name="ce45" office:value-type="float" office:value="0">
            <text:p/>
          </table:table-cell>
          <table:table-cell table:formula="of:=[.C82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29]+[.AT829]+[.AP829]+[.AL829]+[.AH829]+[.AD829]+[.Z829]+[.V829]+[.R829]+[.N829]" ns41:value-type="float" table:style-name="ce45" office:value-type="float" office:value="0">
            <text:p/>
          </table:table-cell>
          <table:table-cell table:formula="of:=[.AY829]+[.AU829]+[.AQ829]+[.AM829]+[.AI829]+[.AE829]+[.AA829]+[.W829]+[.S829]+[.O829]+[.L829]+[.J829]+[.H829]+[.F829]" ns41:value-type="float" table:style-name="ce45" office:value-type="float" office:value="0">
            <text:p/>
          </table:table-cell>
          <table:table-cell table:formula="of:=[.AZ829]+[.AV829]+[.AR829]+[.AN829]+[.AJ829]+[.AF829]+[.AB829]+[.X829]+[.T829]+[.P829]" ns41:value-type="float" table:style-name="ce45" office:value-type="float" office:value="0">
            <text:p/>
          </table:table-cell>
          <table:table-cell table:formula="of:=[.BA829]+[.AW829]+[.AS829]+[.AO829]+[.AK829]+[.AG829]+[.AC829]+[.Y829]+[.U829]+[.Q829]+[.M829]+[.K829]+[.I829]+[.G829]" ns41:value-type="float" table:style-name="ce45" office:value-type="float" office:value="0">
            <text:p/>
          </table:table-cell>
          <table:table-cell table:formula="of:=[.BB829]+[.BD829]" ns41:value-type="float" table:style-name="ce45" office:value-type="float" office:value="0">
            <text:p/>
          </table:table-cell>
          <table:table-cell table:formula="of:=[.BC829]+[.BE829]" ns41:value-type="float" table:style-name="ce45" office:value-type="float" office:value="0">
            <text:p/>
          </table:table-cell>
          <table:table-cell table:formula="of:=[.C82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0]+[.AT830]+[.AP830]+[.AL830]+[.AH830]+[.AD830]+[.Z830]+[.V830]+[.R830]+[.N830]" ns41:value-type="float" table:style-name="ce45" office:value-type="float" office:value="0">
            <text:p/>
          </table:table-cell>
          <table:table-cell table:formula="of:=[.AY830]+[.AU830]+[.AQ830]+[.AM830]+[.AI830]+[.AE830]+[.AA830]+[.W830]+[.S830]+[.O830]+[.L830]+[.J830]+[.H830]+[.F830]" ns41:value-type="float" table:style-name="ce45" office:value-type="float" office:value="0">
            <text:p/>
          </table:table-cell>
          <table:table-cell table:formula="of:=[.AZ830]+[.AV830]+[.AR830]+[.AN830]+[.AJ830]+[.AF830]+[.AB830]+[.X830]+[.T830]+[.P830]" ns41:value-type="float" table:style-name="ce45" office:value-type="float" office:value="0">
            <text:p/>
          </table:table-cell>
          <table:table-cell table:formula="of:=[.BA830]+[.AW830]+[.AS830]+[.AO830]+[.AK830]+[.AG830]+[.AC830]+[.Y830]+[.U830]+[.Q830]+[.M830]+[.K830]+[.I830]+[.G830]" ns41:value-type="float" table:style-name="ce45" office:value-type="float" office:value="0">
            <text:p/>
          </table:table-cell>
          <table:table-cell table:formula="of:=[.BB830]+[.BD830]" ns41:value-type="float" table:style-name="ce45" office:value-type="float" office:value="0">
            <text:p/>
          </table:table-cell>
          <table:table-cell table:formula="of:=[.BC830]+[.BE830]" ns41:value-type="float" table:style-name="ce45" office:value-type="float" office:value="0">
            <text:p/>
          </table:table-cell>
          <table:table-cell table:formula="of:=[.C83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1]+[.AT831]+[.AP831]+[.AL831]+[.AH831]+[.AD831]+[.Z831]+[.V831]+[.R831]+[.N831]" ns41:value-type="float" table:style-name="ce45" office:value-type="float" office:value="0">
            <text:p/>
          </table:table-cell>
          <table:table-cell table:formula="of:=[.AY831]+[.AU831]+[.AQ831]+[.AM831]+[.AI831]+[.AE831]+[.AA831]+[.W831]+[.S831]+[.O831]+[.L831]+[.J831]+[.H831]+[.F831]" ns41:value-type="float" table:style-name="ce45" office:value-type="float" office:value="0">
            <text:p/>
          </table:table-cell>
          <table:table-cell table:formula="of:=[.AZ831]+[.AV831]+[.AR831]+[.AN831]+[.AJ831]+[.AF831]+[.AB831]+[.X831]+[.T831]+[.P831]" ns41:value-type="float" table:style-name="ce45" office:value-type="float" office:value="0">
            <text:p/>
          </table:table-cell>
          <table:table-cell table:formula="of:=[.BA831]+[.AW831]+[.AS831]+[.AO831]+[.AK831]+[.AG831]+[.AC831]+[.Y831]+[.U831]+[.Q831]+[.M831]+[.K831]+[.I831]+[.G831]" ns41:value-type="float" table:style-name="ce45" office:value-type="float" office:value="0">
            <text:p/>
          </table:table-cell>
          <table:table-cell table:formula="of:=[.BB831]+[.BD831]" ns41:value-type="float" table:style-name="ce45" office:value-type="float" office:value="0">
            <text:p/>
          </table:table-cell>
          <table:table-cell table:formula="of:=[.BC831]+[.BE831]" ns41:value-type="float" table:style-name="ce45" office:value-type="float" office:value="0">
            <text:p/>
          </table:table-cell>
          <table:table-cell table:formula="of:=[.C8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2]+[.AT832]+[.AP832]+[.AL832]+[.AH832]+[.AD832]+[.Z832]+[.V832]+[.R832]+[.N832]" ns41:value-type="float" table:style-name="ce45" office:value-type="float" office:value="0">
            <text:p/>
          </table:table-cell>
          <table:table-cell table:formula="of:=[.AY832]+[.AU832]+[.AQ832]+[.AM832]+[.AI832]+[.AE832]+[.AA832]+[.W832]+[.S832]+[.O832]+[.L832]+[.J832]+[.H832]+[.F832]" ns41:value-type="float" table:style-name="ce45" office:value-type="float" office:value="0">
            <text:p/>
          </table:table-cell>
          <table:table-cell table:formula="of:=[.AZ832]+[.AV832]+[.AR832]+[.AN832]+[.AJ832]+[.AF832]+[.AB832]+[.X832]+[.T832]+[.P832]" ns41:value-type="float" table:style-name="ce45" office:value-type="float" office:value="0">
            <text:p/>
          </table:table-cell>
          <table:table-cell table:formula="of:=[.BA832]+[.AW832]+[.AS832]+[.AO832]+[.AK832]+[.AG832]+[.AC832]+[.Y832]+[.U832]+[.Q832]+[.M832]+[.K832]+[.I832]+[.G832]" ns41:value-type="float" table:style-name="ce45" office:value-type="float" office:value="0">
            <text:p/>
          </table:table-cell>
          <table:table-cell table:formula="of:=[.BB832]+[.BD832]" ns41:value-type="float" table:style-name="ce45" office:value-type="float" office:value="0">
            <text:p/>
          </table:table-cell>
          <table:table-cell table:formula="of:=[.BC832]+[.BE832]" ns41:value-type="float" table:style-name="ce45" office:value-type="float" office:value="0">
            <text:p/>
          </table:table-cell>
          <table:table-cell table:formula="of:=[.C83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3]+[.AT833]+[.AP833]+[.AL833]+[.AH833]+[.AD833]+[.Z833]+[.V833]+[.R833]+[.N833]" ns41:value-type="float" table:style-name="ce45" office:value-type="float" office:value="0">
            <text:p/>
          </table:table-cell>
          <table:table-cell table:formula="of:=[.AY833]+[.AU833]+[.AQ833]+[.AM833]+[.AI833]+[.AE833]+[.AA833]+[.W833]+[.S833]+[.O833]+[.L833]+[.J833]+[.H833]+[.F833]" ns41:value-type="float" table:style-name="ce45" office:value-type="float" office:value="0">
            <text:p/>
          </table:table-cell>
          <table:table-cell table:formula="of:=[.AZ833]+[.AV833]+[.AR833]+[.AN833]+[.AJ833]+[.AF833]+[.AB833]+[.X833]+[.T833]+[.P833]" ns41:value-type="float" table:style-name="ce45" office:value-type="float" office:value="0">
            <text:p/>
          </table:table-cell>
          <table:table-cell table:formula="of:=[.BA833]+[.AW833]+[.AS833]+[.AO833]+[.AK833]+[.AG833]+[.AC833]+[.Y833]+[.U833]+[.Q833]+[.M833]+[.K833]+[.I833]+[.G833]" ns41:value-type="float" table:style-name="ce45" office:value-type="float" office:value="0">
            <text:p/>
          </table:table-cell>
          <table:table-cell table:formula="of:=[.BB833]+[.BD833]" ns41:value-type="float" table:style-name="ce45" office:value-type="float" office:value="0">
            <text:p/>
          </table:table-cell>
          <table:table-cell table:formula="of:=[.BC833]+[.BE833]" ns41:value-type="float" table:style-name="ce45" office:value-type="float" office:value="0">
            <text:p/>
          </table:table-cell>
          <table:table-cell table:formula="of:=[.C83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4]+[.AT834]+[.AP834]+[.AL834]+[.AH834]+[.AD834]+[.Z834]+[.V834]+[.R834]+[.N834]" ns41:value-type="float" table:style-name="ce45" office:value-type="float" office:value="0">
            <text:p/>
          </table:table-cell>
          <table:table-cell table:formula="of:=[.AY834]+[.AU834]+[.AQ834]+[.AM834]+[.AI834]+[.AE834]+[.AA834]+[.W834]+[.S834]+[.O834]+[.L834]+[.J834]+[.H834]+[.F834]" ns41:value-type="float" table:style-name="ce45" office:value-type="float" office:value="0">
            <text:p/>
          </table:table-cell>
          <table:table-cell table:formula="of:=[.AZ834]+[.AV834]+[.AR834]+[.AN834]+[.AJ834]+[.AF834]+[.AB834]+[.X834]+[.T834]+[.P834]" ns41:value-type="float" table:style-name="ce45" office:value-type="float" office:value="0">
            <text:p/>
          </table:table-cell>
          <table:table-cell table:formula="of:=[.BA834]+[.AW834]+[.AS834]+[.AO834]+[.AK834]+[.AG834]+[.AC834]+[.Y834]+[.U834]+[.Q834]+[.M834]+[.K834]+[.I834]+[.G834]" ns41:value-type="float" table:style-name="ce45" office:value-type="float" office:value="0">
            <text:p/>
          </table:table-cell>
          <table:table-cell table:formula="of:=[.BB834]+[.BD834]" ns41:value-type="float" table:style-name="ce45" office:value-type="float" office:value="0">
            <text:p/>
          </table:table-cell>
          <table:table-cell table:formula="of:=[.BC834]+[.BE834]" ns41:value-type="float" table:style-name="ce45" office:value-type="float" office:value="0">
            <text:p/>
          </table:table-cell>
          <table:table-cell table:formula="of:=[.C83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5]+[.AT835]+[.AP835]+[.AL835]+[.AH835]+[.AD835]+[.Z835]+[.V835]+[.R835]+[.N835]" ns41:value-type="float" table:style-name="ce45" office:value-type="float" office:value="0">
            <text:p/>
          </table:table-cell>
          <table:table-cell table:formula="of:=[.AY835]+[.AU835]+[.AQ835]+[.AM835]+[.AI835]+[.AE835]+[.AA835]+[.W835]+[.S835]+[.O835]+[.L835]+[.J835]+[.H835]+[.F835]" ns41:value-type="float" table:style-name="ce45" office:value-type="float" office:value="0">
            <text:p/>
          </table:table-cell>
          <table:table-cell table:formula="of:=[.AZ835]+[.AV835]+[.AR835]+[.AN835]+[.AJ835]+[.AF835]+[.AB835]+[.X835]+[.T835]+[.P835]" ns41:value-type="float" table:style-name="ce45" office:value-type="float" office:value="0">
            <text:p/>
          </table:table-cell>
          <table:table-cell table:formula="of:=[.BA835]+[.AW835]+[.AS835]+[.AO835]+[.AK835]+[.AG835]+[.AC835]+[.Y835]+[.U835]+[.Q835]+[.M835]+[.K835]+[.I835]+[.G835]" ns41:value-type="float" table:style-name="ce45" office:value-type="float" office:value="0">
            <text:p/>
          </table:table-cell>
          <table:table-cell table:formula="of:=[.BB835]+[.BD835]" ns41:value-type="float" table:style-name="ce45" office:value-type="float" office:value="0">
            <text:p/>
          </table:table-cell>
          <table:table-cell table:formula="of:=[.BC835]+[.BE835]" ns41:value-type="float" table:style-name="ce45" office:value-type="float" office:value="0">
            <text:p/>
          </table:table-cell>
          <table:table-cell table:formula="of:=[.C83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6]+[.AT836]+[.AP836]+[.AL836]+[.AH836]+[.AD836]+[.Z836]+[.V836]+[.R836]+[.N836]" ns41:value-type="float" table:style-name="ce45" office:value-type="float" office:value="0">
            <text:p/>
          </table:table-cell>
          <table:table-cell table:formula="of:=[.AY836]+[.AU836]+[.AQ836]+[.AM836]+[.AI836]+[.AE836]+[.AA836]+[.W836]+[.S836]+[.O836]+[.L836]+[.J836]+[.H836]+[.F836]" ns41:value-type="float" table:style-name="ce45" office:value-type="float" office:value="0">
            <text:p/>
          </table:table-cell>
          <table:table-cell table:formula="of:=[.AZ836]+[.AV836]+[.AR836]+[.AN836]+[.AJ836]+[.AF836]+[.AB836]+[.X836]+[.T836]+[.P836]" ns41:value-type="float" table:style-name="ce45" office:value-type="float" office:value="0">
            <text:p/>
          </table:table-cell>
          <table:table-cell table:formula="of:=[.BA836]+[.AW836]+[.AS836]+[.AO836]+[.AK836]+[.AG836]+[.AC836]+[.Y836]+[.U836]+[.Q836]+[.M836]+[.K836]+[.I836]+[.G836]" ns41:value-type="float" table:style-name="ce45" office:value-type="float" office:value="0">
            <text:p/>
          </table:table-cell>
          <table:table-cell table:formula="of:=[.BB836]+[.BD836]" ns41:value-type="float" table:style-name="ce45" office:value-type="float" office:value="0">
            <text:p/>
          </table:table-cell>
          <table:table-cell table:formula="of:=[.BC836]+[.BE836]" ns41:value-type="float" table:style-name="ce45" office:value-type="float" office:value="0">
            <text:p/>
          </table:table-cell>
          <table:table-cell table:formula="of:=[.C83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7]+[.AT837]+[.AP837]+[.AL837]+[.AH837]+[.AD837]+[.Z837]+[.V837]+[.R837]+[.N837]" ns41:value-type="float" table:style-name="ce45" office:value-type="float" office:value="0">
            <text:p/>
          </table:table-cell>
          <table:table-cell table:formula="of:=[.AY837]+[.AU837]+[.AQ837]+[.AM837]+[.AI837]+[.AE837]+[.AA837]+[.W837]+[.S837]+[.O837]+[.L837]+[.J837]+[.H837]+[.F837]" ns41:value-type="float" table:style-name="ce45" office:value-type="float" office:value="0">
            <text:p/>
          </table:table-cell>
          <table:table-cell table:formula="of:=[.AZ837]+[.AV837]+[.AR837]+[.AN837]+[.AJ837]+[.AF837]+[.AB837]+[.X837]+[.T837]+[.P837]" ns41:value-type="float" table:style-name="ce45" office:value-type="float" office:value="0">
            <text:p/>
          </table:table-cell>
          <table:table-cell table:formula="of:=[.BA837]+[.AW837]+[.AS837]+[.AO837]+[.AK837]+[.AG837]+[.AC837]+[.Y837]+[.U837]+[.Q837]+[.M837]+[.K837]+[.I837]+[.G837]" ns41:value-type="float" table:style-name="ce45" office:value-type="float" office:value="0">
            <text:p/>
          </table:table-cell>
          <table:table-cell table:formula="of:=[.BB837]+[.BD837]" ns41:value-type="float" table:style-name="ce45" office:value-type="float" office:value="0">
            <text:p/>
          </table:table-cell>
          <table:table-cell table:formula="of:=[.BC837]+[.BE837]" ns41:value-type="float" table:style-name="ce45" office:value-type="float" office:value="0">
            <text:p/>
          </table:table-cell>
          <table:table-cell table:formula="of:=[.C83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8]+[.AT838]+[.AP838]+[.AL838]+[.AH838]+[.AD838]+[.Z838]+[.V838]+[.R838]+[.N838]" ns41:value-type="float" table:style-name="ce45" office:value-type="float" office:value="0">
            <text:p/>
          </table:table-cell>
          <table:table-cell table:formula="of:=[.AY838]+[.AU838]+[.AQ838]+[.AM838]+[.AI838]+[.AE838]+[.AA838]+[.W838]+[.S838]+[.O838]+[.L838]+[.J838]+[.H838]+[.F838]" ns41:value-type="float" table:style-name="ce45" office:value-type="float" office:value="0">
            <text:p/>
          </table:table-cell>
          <table:table-cell table:formula="of:=[.AZ838]+[.AV838]+[.AR838]+[.AN838]+[.AJ838]+[.AF838]+[.AB838]+[.X838]+[.T838]+[.P838]" ns41:value-type="float" table:style-name="ce45" office:value-type="float" office:value="0">
            <text:p/>
          </table:table-cell>
          <table:table-cell table:formula="of:=[.BA838]+[.AW838]+[.AS838]+[.AO838]+[.AK838]+[.AG838]+[.AC838]+[.Y838]+[.U838]+[.Q838]+[.M838]+[.K838]+[.I838]+[.G838]" ns41:value-type="float" table:style-name="ce45" office:value-type="float" office:value="0">
            <text:p/>
          </table:table-cell>
          <table:table-cell table:formula="of:=[.BB838]+[.BD838]" ns41:value-type="float" table:style-name="ce45" office:value-type="float" office:value="0">
            <text:p/>
          </table:table-cell>
          <table:table-cell table:formula="of:=[.BC838]+[.BE838]" ns41:value-type="float" table:style-name="ce45" office:value-type="float" office:value="0">
            <text:p/>
          </table:table-cell>
          <table:table-cell table:formula="of:=[.C83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39]+[.AT839]+[.AP839]+[.AL839]+[.AH839]+[.AD839]+[.Z839]+[.V839]+[.R839]+[.N839]" ns41:value-type="float" table:style-name="ce45" office:value-type="float" office:value="0">
            <text:p/>
          </table:table-cell>
          <table:table-cell table:formula="of:=[.AY839]+[.AU839]+[.AQ839]+[.AM839]+[.AI839]+[.AE839]+[.AA839]+[.W839]+[.S839]+[.O839]+[.L839]+[.J839]+[.H839]+[.F839]" ns41:value-type="float" table:style-name="ce45" office:value-type="float" office:value="0">
            <text:p/>
          </table:table-cell>
          <table:table-cell table:formula="of:=[.AZ839]+[.AV839]+[.AR839]+[.AN839]+[.AJ839]+[.AF839]+[.AB839]+[.X839]+[.T839]+[.P839]" ns41:value-type="float" table:style-name="ce45" office:value-type="float" office:value="0">
            <text:p/>
          </table:table-cell>
          <table:table-cell table:formula="of:=[.BA839]+[.AW839]+[.AS839]+[.AO839]+[.AK839]+[.AG839]+[.AC839]+[.Y839]+[.U839]+[.Q839]+[.M839]+[.K839]+[.I839]+[.G839]" ns41:value-type="float" table:style-name="ce45" office:value-type="float" office:value="0">
            <text:p/>
          </table:table-cell>
          <table:table-cell table:formula="of:=[.BB839]+[.BD839]" ns41:value-type="float" table:style-name="ce45" office:value-type="float" office:value="0">
            <text:p/>
          </table:table-cell>
          <table:table-cell table:formula="of:=[.BC839]+[.BE839]" ns41:value-type="float" table:style-name="ce45" office:value-type="float" office:value="0">
            <text:p/>
          </table:table-cell>
          <table:table-cell table:formula="of:=[.C83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0]+[.AT840]+[.AP840]+[.AL840]+[.AH840]+[.AD840]+[.Z840]+[.V840]+[.R840]+[.N840]" ns41:value-type="float" table:style-name="ce45" office:value-type="float" office:value="0">
            <text:p/>
          </table:table-cell>
          <table:table-cell table:formula="of:=[.AY840]+[.AU840]+[.AQ840]+[.AM840]+[.AI840]+[.AE840]+[.AA840]+[.W840]+[.S840]+[.O840]+[.L840]+[.J840]+[.H840]+[.F840]" ns41:value-type="float" table:style-name="ce45" office:value-type="float" office:value="0">
            <text:p/>
          </table:table-cell>
          <table:table-cell table:formula="of:=[.AZ840]+[.AV840]+[.AR840]+[.AN840]+[.AJ840]+[.AF840]+[.AB840]+[.X840]+[.T840]+[.P840]" ns41:value-type="float" table:style-name="ce45" office:value-type="float" office:value="0">
            <text:p/>
          </table:table-cell>
          <table:table-cell table:formula="of:=[.BA840]+[.AW840]+[.AS840]+[.AO840]+[.AK840]+[.AG840]+[.AC840]+[.Y840]+[.U840]+[.Q840]+[.M840]+[.K840]+[.I840]+[.G840]" ns41:value-type="float" table:style-name="ce45" office:value-type="float" office:value="0">
            <text:p/>
          </table:table-cell>
          <table:table-cell table:formula="of:=[.BB840]+[.BD840]" ns41:value-type="float" table:style-name="ce45" office:value-type="float" office:value="0">
            <text:p/>
          </table:table-cell>
          <table:table-cell table:formula="of:=[.BC840]+[.BE840]" ns41:value-type="float" table:style-name="ce45" office:value-type="float" office:value="0">
            <text:p/>
          </table:table-cell>
          <table:table-cell table:formula="of:=[.C84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1]+[.AT841]+[.AP841]+[.AL841]+[.AH841]+[.AD841]+[.Z841]+[.V841]+[.R841]+[.N841]" ns41:value-type="float" table:style-name="ce45" office:value-type="float" office:value="0">
            <text:p/>
          </table:table-cell>
          <table:table-cell table:formula="of:=[.AY841]+[.AU841]+[.AQ841]+[.AM841]+[.AI841]+[.AE841]+[.AA841]+[.W841]+[.S841]+[.O841]+[.L841]+[.J841]+[.H841]+[.F841]" ns41:value-type="float" table:style-name="ce45" office:value-type="float" office:value="0">
            <text:p/>
          </table:table-cell>
          <table:table-cell table:formula="of:=[.AZ841]+[.AV841]+[.AR841]+[.AN841]+[.AJ841]+[.AF841]+[.AB841]+[.X841]+[.T841]+[.P841]" ns41:value-type="float" table:style-name="ce45" office:value-type="float" office:value="0">
            <text:p/>
          </table:table-cell>
          <table:table-cell table:formula="of:=[.BA841]+[.AW841]+[.AS841]+[.AO841]+[.AK841]+[.AG841]+[.AC841]+[.Y841]+[.U841]+[.Q841]+[.M841]+[.K841]+[.I841]+[.G841]" ns41:value-type="float" table:style-name="ce45" office:value-type="float" office:value="0">
            <text:p/>
          </table:table-cell>
          <table:table-cell table:formula="of:=[.BB841]+[.BD841]" ns41:value-type="float" table:style-name="ce45" office:value-type="float" office:value="0">
            <text:p/>
          </table:table-cell>
          <table:table-cell table:formula="of:=[.BC841]+[.BE841]" ns41:value-type="float" table:style-name="ce45" office:value-type="float" office:value="0">
            <text:p/>
          </table:table-cell>
          <table:table-cell table:formula="of:=[.C84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2]+[.AT842]+[.AP842]+[.AL842]+[.AH842]+[.AD842]+[.Z842]+[.V842]+[.R842]+[.N842]" ns41:value-type="float" table:style-name="ce45" office:value-type="float" office:value="0">
            <text:p/>
          </table:table-cell>
          <table:table-cell table:formula="of:=[.AY842]+[.AU842]+[.AQ842]+[.AM842]+[.AI842]+[.AE842]+[.AA842]+[.W842]+[.S842]+[.O842]+[.L842]+[.J842]+[.H842]+[.F842]" ns41:value-type="float" table:style-name="ce45" office:value-type="float" office:value="0">
            <text:p/>
          </table:table-cell>
          <table:table-cell table:formula="of:=[.AZ842]+[.AV842]+[.AR842]+[.AN842]+[.AJ842]+[.AF842]+[.AB842]+[.X842]+[.T842]+[.P842]" ns41:value-type="float" table:style-name="ce45" office:value-type="float" office:value="0">
            <text:p/>
          </table:table-cell>
          <table:table-cell table:formula="of:=[.BA842]+[.AW842]+[.AS842]+[.AO842]+[.AK842]+[.AG842]+[.AC842]+[.Y842]+[.U842]+[.Q842]+[.M842]+[.K842]+[.I842]+[.G842]" ns41:value-type="float" table:style-name="ce45" office:value-type="float" office:value="0">
            <text:p/>
          </table:table-cell>
          <table:table-cell table:formula="of:=[.BB842]+[.BD842]" ns41:value-type="float" table:style-name="ce45" office:value-type="float" office:value="0">
            <text:p/>
          </table:table-cell>
          <table:table-cell table:formula="of:=[.BC842]+[.BE842]" ns41:value-type="float" table:style-name="ce45" office:value-type="float" office:value="0">
            <text:p/>
          </table:table-cell>
          <table:table-cell table:formula="of:=[.C84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3]+[.AT843]+[.AP843]+[.AL843]+[.AH843]+[.AD843]+[.Z843]+[.V843]+[.R843]+[.N843]" ns41:value-type="float" table:style-name="ce45" office:value-type="float" office:value="0">
            <text:p/>
          </table:table-cell>
          <table:table-cell table:formula="of:=[.AY843]+[.AU843]+[.AQ843]+[.AM843]+[.AI843]+[.AE843]+[.AA843]+[.W843]+[.S843]+[.O843]+[.L843]+[.J843]+[.H843]+[.F843]" ns41:value-type="float" table:style-name="ce45" office:value-type="float" office:value="0">
            <text:p/>
          </table:table-cell>
          <table:table-cell table:formula="of:=[.AZ843]+[.AV843]+[.AR843]+[.AN843]+[.AJ843]+[.AF843]+[.AB843]+[.X843]+[.T843]+[.P843]" ns41:value-type="float" table:style-name="ce45" office:value-type="float" office:value="0">
            <text:p/>
          </table:table-cell>
          <table:table-cell table:formula="of:=[.BA843]+[.AW843]+[.AS843]+[.AO843]+[.AK843]+[.AG843]+[.AC843]+[.Y843]+[.U843]+[.Q843]+[.M843]+[.K843]+[.I843]+[.G843]" ns41:value-type="float" table:style-name="ce45" office:value-type="float" office:value="0">
            <text:p/>
          </table:table-cell>
          <table:table-cell table:formula="of:=[.BB843]+[.BD843]" ns41:value-type="float" table:style-name="ce45" office:value-type="float" office:value="0">
            <text:p/>
          </table:table-cell>
          <table:table-cell table:formula="of:=[.BC843]+[.BE843]" ns41:value-type="float" table:style-name="ce45" office:value-type="float" office:value="0">
            <text:p/>
          </table:table-cell>
          <table:table-cell table:formula="of:=[.C84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4]+[.AT844]+[.AP844]+[.AL844]+[.AH844]+[.AD844]+[.Z844]+[.V844]+[.R844]+[.N844]" ns41:value-type="float" table:style-name="ce45" office:value-type="float" office:value="0">
            <text:p/>
          </table:table-cell>
          <table:table-cell table:formula="of:=[.AY844]+[.AU844]+[.AQ844]+[.AM844]+[.AI844]+[.AE844]+[.AA844]+[.W844]+[.S844]+[.O844]+[.L844]+[.J844]+[.H844]+[.F844]" ns41:value-type="float" table:style-name="ce45" office:value-type="float" office:value="0">
            <text:p/>
          </table:table-cell>
          <table:table-cell table:formula="of:=[.AZ844]+[.AV844]+[.AR844]+[.AN844]+[.AJ844]+[.AF844]+[.AB844]+[.X844]+[.T844]+[.P844]" ns41:value-type="float" table:style-name="ce45" office:value-type="float" office:value="0">
            <text:p/>
          </table:table-cell>
          <table:table-cell table:formula="of:=[.BA844]+[.AW844]+[.AS844]+[.AO844]+[.AK844]+[.AG844]+[.AC844]+[.Y844]+[.U844]+[.Q844]+[.M844]+[.K844]+[.I844]+[.G844]" ns41:value-type="float" table:style-name="ce45" office:value-type="float" office:value="0">
            <text:p/>
          </table:table-cell>
          <table:table-cell table:formula="of:=[.BB844]+[.BD844]" ns41:value-type="float" table:style-name="ce45" office:value-type="float" office:value="0">
            <text:p/>
          </table:table-cell>
          <table:table-cell table:formula="of:=[.BC844]+[.BE844]" ns41:value-type="float" table:style-name="ce45" office:value-type="float" office:value="0">
            <text:p/>
          </table:table-cell>
          <table:table-cell table:formula="of:=[.C84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5]+[.AT845]+[.AP845]+[.AL845]+[.AH845]+[.AD845]+[.Z845]+[.V845]+[.R845]+[.N845]" ns41:value-type="float" table:style-name="ce45" office:value-type="float" office:value="0">
            <text:p/>
          </table:table-cell>
          <table:table-cell table:formula="of:=[.AY845]+[.AU845]+[.AQ845]+[.AM845]+[.AI845]+[.AE845]+[.AA845]+[.W845]+[.S845]+[.O845]+[.L845]+[.J845]+[.H845]+[.F845]" ns41:value-type="float" table:style-name="ce45" office:value-type="float" office:value="0">
            <text:p/>
          </table:table-cell>
          <table:table-cell table:formula="of:=[.AZ845]+[.AV845]+[.AR845]+[.AN845]+[.AJ845]+[.AF845]+[.AB845]+[.X845]+[.T845]+[.P845]" ns41:value-type="float" table:style-name="ce45" office:value-type="float" office:value="0">
            <text:p/>
          </table:table-cell>
          <table:table-cell table:formula="of:=[.BA845]+[.AW845]+[.AS845]+[.AO845]+[.AK845]+[.AG845]+[.AC845]+[.Y845]+[.U845]+[.Q845]+[.M845]+[.K845]+[.I845]+[.G845]" ns41:value-type="float" table:style-name="ce45" office:value-type="float" office:value="0">
            <text:p/>
          </table:table-cell>
          <table:table-cell table:formula="of:=[.BB845]+[.BD845]" ns41:value-type="float" table:style-name="ce45" office:value-type="float" office:value="0">
            <text:p/>
          </table:table-cell>
          <table:table-cell table:formula="of:=[.BC845]+[.BE845]" ns41:value-type="float" table:style-name="ce45" office:value-type="float" office:value="0">
            <text:p/>
          </table:table-cell>
          <table:table-cell table:formula="of:=[.C84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6]+[.AT846]+[.AP846]+[.AL846]+[.AH846]+[.AD846]+[.Z846]+[.V846]+[.R846]+[.N846]" ns41:value-type="float" table:style-name="ce45" office:value-type="float" office:value="0">
            <text:p/>
          </table:table-cell>
          <table:table-cell table:formula="of:=[.AY846]+[.AU846]+[.AQ846]+[.AM846]+[.AI846]+[.AE846]+[.AA846]+[.W846]+[.S846]+[.O846]+[.L846]+[.J846]+[.H846]+[.F846]" ns41:value-type="float" table:style-name="ce45" office:value-type="float" office:value="0">
            <text:p/>
          </table:table-cell>
          <table:table-cell table:formula="of:=[.AZ846]+[.AV846]+[.AR846]+[.AN846]+[.AJ846]+[.AF846]+[.AB846]+[.X846]+[.T846]+[.P846]" ns41:value-type="float" table:style-name="ce45" office:value-type="float" office:value="0">
            <text:p/>
          </table:table-cell>
          <table:table-cell table:formula="of:=[.BA846]+[.AW846]+[.AS846]+[.AO846]+[.AK846]+[.AG846]+[.AC846]+[.Y846]+[.U846]+[.Q846]+[.M846]+[.K846]+[.I846]+[.G846]" ns41:value-type="float" table:style-name="ce45" office:value-type="float" office:value="0">
            <text:p/>
          </table:table-cell>
          <table:table-cell table:formula="of:=[.BB846]+[.BD846]" ns41:value-type="float" table:style-name="ce45" office:value-type="float" office:value="0">
            <text:p/>
          </table:table-cell>
          <table:table-cell table:formula="of:=[.BC846]+[.BE846]" ns41:value-type="float" table:style-name="ce45" office:value-type="float" office:value="0">
            <text:p/>
          </table:table-cell>
          <table:table-cell table:formula="of:=[.C84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7]+[.AT847]+[.AP847]+[.AL847]+[.AH847]+[.AD847]+[.Z847]+[.V847]+[.R847]+[.N847]" ns41:value-type="float" table:style-name="ce45" office:value-type="float" office:value="0">
            <text:p/>
          </table:table-cell>
          <table:table-cell table:formula="of:=[.AY847]+[.AU847]+[.AQ847]+[.AM847]+[.AI847]+[.AE847]+[.AA847]+[.W847]+[.S847]+[.O847]+[.L847]+[.J847]+[.H847]+[.F847]" ns41:value-type="float" table:style-name="ce45" office:value-type="float" office:value="0">
            <text:p/>
          </table:table-cell>
          <table:table-cell table:formula="of:=[.AZ847]+[.AV847]+[.AR847]+[.AN847]+[.AJ847]+[.AF847]+[.AB847]+[.X847]+[.T847]+[.P847]" ns41:value-type="float" table:style-name="ce45" office:value-type="float" office:value="0">
            <text:p/>
          </table:table-cell>
          <table:table-cell table:formula="of:=[.BA847]+[.AW847]+[.AS847]+[.AO847]+[.AK847]+[.AG847]+[.AC847]+[.Y847]+[.U847]+[.Q847]+[.M847]+[.K847]+[.I847]+[.G847]" ns41:value-type="float" table:style-name="ce45" office:value-type="float" office:value="0">
            <text:p/>
          </table:table-cell>
          <table:table-cell table:formula="of:=[.BB847]+[.BD847]" ns41:value-type="float" table:style-name="ce45" office:value-type="float" office:value="0">
            <text:p/>
          </table:table-cell>
          <table:table-cell table:formula="of:=[.BC847]+[.BE847]" ns41:value-type="float" table:style-name="ce45" office:value-type="float" office:value="0">
            <text:p/>
          </table:table-cell>
          <table:table-cell table:formula="of:=[.C84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8]+[.AT848]+[.AP848]+[.AL848]+[.AH848]+[.AD848]+[.Z848]+[.V848]+[.R848]+[.N848]" ns41:value-type="float" table:style-name="ce45" office:value-type="float" office:value="0">
            <text:p/>
          </table:table-cell>
          <table:table-cell table:formula="of:=[.AY848]+[.AU848]+[.AQ848]+[.AM848]+[.AI848]+[.AE848]+[.AA848]+[.W848]+[.S848]+[.O848]+[.L848]+[.J848]+[.H848]+[.F848]" ns41:value-type="float" table:style-name="ce45" office:value-type="float" office:value="0">
            <text:p/>
          </table:table-cell>
          <table:table-cell table:formula="of:=[.AZ848]+[.AV848]+[.AR848]+[.AN848]+[.AJ848]+[.AF848]+[.AB848]+[.X848]+[.T848]+[.P848]" ns41:value-type="float" table:style-name="ce45" office:value-type="float" office:value="0">
            <text:p/>
          </table:table-cell>
          <table:table-cell table:formula="of:=[.BA848]+[.AW848]+[.AS848]+[.AO848]+[.AK848]+[.AG848]+[.AC848]+[.Y848]+[.U848]+[.Q848]+[.M848]+[.K848]+[.I848]+[.G848]" ns41:value-type="float" table:style-name="ce45" office:value-type="float" office:value="0">
            <text:p/>
          </table:table-cell>
          <table:table-cell table:formula="of:=[.BB848]+[.BD848]" ns41:value-type="float" table:style-name="ce45" office:value-type="float" office:value="0">
            <text:p/>
          </table:table-cell>
          <table:table-cell table:formula="of:=[.BC848]+[.BE848]" ns41:value-type="float" table:style-name="ce45" office:value-type="float" office:value="0">
            <text:p/>
          </table:table-cell>
          <table:table-cell table:formula="of:=[.C84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49]+[.AT849]+[.AP849]+[.AL849]+[.AH849]+[.AD849]+[.Z849]+[.V849]+[.R849]+[.N849]" ns41:value-type="float" table:style-name="ce45" office:value-type="float" office:value="0">
            <text:p/>
          </table:table-cell>
          <table:table-cell table:formula="of:=[.AY849]+[.AU849]+[.AQ849]+[.AM849]+[.AI849]+[.AE849]+[.AA849]+[.W849]+[.S849]+[.O849]+[.L849]+[.J849]+[.H849]+[.F849]" ns41:value-type="float" table:style-name="ce45" office:value-type="float" office:value="0">
            <text:p/>
          </table:table-cell>
          <table:table-cell table:formula="of:=[.AZ849]+[.AV849]+[.AR849]+[.AN849]+[.AJ849]+[.AF849]+[.AB849]+[.X849]+[.T849]+[.P849]" ns41:value-type="float" table:style-name="ce45" office:value-type="float" office:value="0">
            <text:p/>
          </table:table-cell>
          <table:table-cell table:formula="of:=[.BA849]+[.AW849]+[.AS849]+[.AO849]+[.AK849]+[.AG849]+[.AC849]+[.Y849]+[.U849]+[.Q849]+[.M849]+[.K849]+[.I849]+[.G849]" ns41:value-type="float" table:style-name="ce45" office:value-type="float" office:value="0">
            <text:p/>
          </table:table-cell>
          <table:table-cell table:formula="of:=[.BB849]+[.BD849]" ns41:value-type="float" table:style-name="ce45" office:value-type="float" office:value="0">
            <text:p/>
          </table:table-cell>
          <table:table-cell table:formula="of:=[.BC849]+[.BE849]" ns41:value-type="float" table:style-name="ce45" office:value-type="float" office:value="0">
            <text:p/>
          </table:table-cell>
          <table:table-cell table:formula="of:=[.C84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0]+[.AT850]+[.AP850]+[.AL850]+[.AH850]+[.AD850]+[.Z850]+[.V850]+[.R850]+[.N850]" ns41:value-type="float" table:style-name="ce45" office:value-type="float" office:value="0">
            <text:p/>
          </table:table-cell>
          <table:table-cell table:formula="of:=[.AY850]+[.AU850]+[.AQ850]+[.AM850]+[.AI850]+[.AE850]+[.AA850]+[.W850]+[.S850]+[.O850]+[.L850]+[.J850]+[.H850]+[.F850]" ns41:value-type="float" table:style-name="ce45" office:value-type="float" office:value="0">
            <text:p/>
          </table:table-cell>
          <table:table-cell table:formula="of:=[.AZ850]+[.AV850]+[.AR850]+[.AN850]+[.AJ850]+[.AF850]+[.AB850]+[.X850]+[.T850]+[.P850]" ns41:value-type="float" table:style-name="ce45" office:value-type="float" office:value="0">
            <text:p/>
          </table:table-cell>
          <table:table-cell table:formula="of:=[.BA850]+[.AW850]+[.AS850]+[.AO850]+[.AK850]+[.AG850]+[.AC850]+[.Y850]+[.U850]+[.Q850]+[.M850]+[.K850]+[.I850]+[.G850]" ns41:value-type="float" table:style-name="ce45" office:value-type="float" office:value="0">
            <text:p/>
          </table:table-cell>
          <table:table-cell table:formula="of:=[.BB850]+[.BD850]" ns41:value-type="float" table:style-name="ce45" office:value-type="float" office:value="0">
            <text:p/>
          </table:table-cell>
          <table:table-cell table:formula="of:=[.BC850]+[.BE850]" ns41:value-type="float" table:style-name="ce45" office:value-type="float" office:value="0">
            <text:p/>
          </table:table-cell>
          <table:table-cell table:formula="of:=[.C85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1]+[.AT851]+[.AP851]+[.AL851]+[.AH851]+[.AD851]+[.Z851]+[.V851]+[.R851]+[.N851]" ns41:value-type="float" table:style-name="ce45" office:value-type="float" office:value="0">
            <text:p/>
          </table:table-cell>
          <table:table-cell table:formula="of:=[.AY851]+[.AU851]+[.AQ851]+[.AM851]+[.AI851]+[.AE851]+[.AA851]+[.W851]+[.S851]+[.O851]+[.L851]+[.J851]+[.H851]+[.F851]" ns41:value-type="float" table:style-name="ce45" office:value-type="float" office:value="0">
            <text:p/>
          </table:table-cell>
          <table:table-cell table:formula="of:=[.AZ851]+[.AV851]+[.AR851]+[.AN851]+[.AJ851]+[.AF851]+[.AB851]+[.X851]+[.T851]+[.P851]" ns41:value-type="float" table:style-name="ce45" office:value-type="float" office:value="0">
            <text:p/>
          </table:table-cell>
          <table:table-cell table:formula="of:=[.BA851]+[.AW851]+[.AS851]+[.AO851]+[.AK851]+[.AG851]+[.AC851]+[.Y851]+[.U851]+[.Q851]+[.M851]+[.K851]+[.I851]+[.G851]" ns41:value-type="float" table:style-name="ce45" office:value-type="float" office:value="0">
            <text:p/>
          </table:table-cell>
          <table:table-cell table:formula="of:=[.BB851]+[.BD851]" ns41:value-type="float" table:style-name="ce45" office:value-type="float" office:value="0">
            <text:p/>
          </table:table-cell>
          <table:table-cell table:formula="of:=[.BC851]+[.BE851]" ns41:value-type="float" table:style-name="ce45" office:value-type="float" office:value="0">
            <text:p/>
          </table:table-cell>
          <table:table-cell table:formula="of:=[.C85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2]+[.AT852]+[.AP852]+[.AL852]+[.AH852]+[.AD852]+[.Z852]+[.V852]+[.R852]+[.N852]" ns41:value-type="float" table:style-name="ce45" office:value-type="float" office:value="0">
            <text:p/>
          </table:table-cell>
          <table:table-cell table:formula="of:=[.AY852]+[.AU852]+[.AQ852]+[.AM852]+[.AI852]+[.AE852]+[.AA852]+[.W852]+[.S852]+[.O852]+[.L852]+[.J852]+[.H852]+[.F852]" ns41:value-type="float" table:style-name="ce45" office:value-type="float" office:value="0">
            <text:p/>
          </table:table-cell>
          <table:table-cell table:formula="of:=[.AZ852]+[.AV852]+[.AR852]+[.AN852]+[.AJ852]+[.AF852]+[.AB852]+[.X852]+[.T852]+[.P852]" ns41:value-type="float" table:style-name="ce45" office:value-type="float" office:value="0">
            <text:p/>
          </table:table-cell>
          <table:table-cell table:formula="of:=[.BA852]+[.AW852]+[.AS852]+[.AO852]+[.AK852]+[.AG852]+[.AC852]+[.Y852]+[.U852]+[.Q852]+[.M852]+[.K852]+[.I852]+[.G852]" ns41:value-type="float" table:style-name="ce45" office:value-type="float" office:value="0">
            <text:p/>
          </table:table-cell>
          <table:table-cell table:formula="of:=[.BB852]+[.BD852]" ns41:value-type="float" table:style-name="ce45" office:value-type="float" office:value="0">
            <text:p/>
          </table:table-cell>
          <table:table-cell table:formula="of:=[.BC852]+[.BE852]" ns41:value-type="float" table:style-name="ce45" office:value-type="float" office:value="0">
            <text:p/>
          </table:table-cell>
          <table:table-cell table:formula="of:=[.C85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3]+[.AT853]+[.AP853]+[.AL853]+[.AH853]+[.AD853]+[.Z853]+[.V853]+[.R853]+[.N853]" ns41:value-type="float" table:style-name="ce45" office:value-type="float" office:value="0">
            <text:p/>
          </table:table-cell>
          <table:table-cell table:formula="of:=[.AY853]+[.AU853]+[.AQ853]+[.AM853]+[.AI853]+[.AE853]+[.AA853]+[.W853]+[.S853]+[.O853]+[.L853]+[.J853]+[.H853]+[.F853]" ns41:value-type="float" table:style-name="ce45" office:value-type="float" office:value="0">
            <text:p/>
          </table:table-cell>
          <table:table-cell table:formula="of:=[.AZ853]+[.AV853]+[.AR853]+[.AN853]+[.AJ853]+[.AF853]+[.AB853]+[.X853]+[.T853]+[.P853]" ns41:value-type="float" table:style-name="ce45" office:value-type="float" office:value="0">
            <text:p/>
          </table:table-cell>
          <table:table-cell table:formula="of:=[.BA853]+[.AW853]+[.AS853]+[.AO853]+[.AK853]+[.AG853]+[.AC853]+[.Y853]+[.U853]+[.Q853]+[.M853]+[.K853]+[.I853]+[.G853]" ns41:value-type="float" table:style-name="ce45" office:value-type="float" office:value="0">
            <text:p/>
          </table:table-cell>
          <table:table-cell table:formula="of:=[.BB853]+[.BD853]" ns41:value-type="float" table:style-name="ce45" office:value-type="float" office:value="0">
            <text:p/>
          </table:table-cell>
          <table:table-cell table:formula="of:=[.BC853]+[.BE853]" ns41:value-type="float" table:style-name="ce45" office:value-type="float" office:value="0">
            <text:p/>
          </table:table-cell>
          <table:table-cell table:formula="of:=[.C85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4]+[.AT854]+[.AP854]+[.AL854]+[.AH854]+[.AD854]+[.Z854]+[.V854]+[.R854]+[.N854]" ns41:value-type="float" table:style-name="ce45" office:value-type="float" office:value="0">
            <text:p/>
          </table:table-cell>
          <table:table-cell table:formula="of:=[.AY854]+[.AU854]+[.AQ854]+[.AM854]+[.AI854]+[.AE854]+[.AA854]+[.W854]+[.S854]+[.O854]+[.L854]+[.J854]+[.H854]+[.F854]" ns41:value-type="float" table:style-name="ce45" office:value-type="float" office:value="0">
            <text:p/>
          </table:table-cell>
          <table:table-cell table:formula="of:=[.AZ854]+[.AV854]+[.AR854]+[.AN854]+[.AJ854]+[.AF854]+[.AB854]+[.X854]+[.T854]+[.P854]" ns41:value-type="float" table:style-name="ce45" office:value-type="float" office:value="0">
            <text:p/>
          </table:table-cell>
          <table:table-cell table:formula="of:=[.BA854]+[.AW854]+[.AS854]+[.AO854]+[.AK854]+[.AG854]+[.AC854]+[.Y854]+[.U854]+[.Q854]+[.M854]+[.K854]+[.I854]+[.G854]" ns41:value-type="float" table:style-name="ce45" office:value-type="float" office:value="0">
            <text:p/>
          </table:table-cell>
          <table:table-cell table:formula="of:=[.BB854]+[.BD854]" ns41:value-type="float" table:style-name="ce45" office:value-type="float" office:value="0">
            <text:p/>
          </table:table-cell>
          <table:table-cell table:formula="of:=[.BC854]+[.BE854]" ns41:value-type="float" table:style-name="ce45" office:value-type="float" office:value="0">
            <text:p/>
          </table:table-cell>
          <table:table-cell table:formula="of:=[.C85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5]+[.AT855]+[.AP855]+[.AL855]+[.AH855]+[.AD855]+[.Z855]+[.V855]+[.R855]+[.N855]" ns41:value-type="float" table:style-name="ce45" office:value-type="float" office:value="0">
            <text:p/>
          </table:table-cell>
          <table:table-cell table:formula="of:=[.AY855]+[.AU855]+[.AQ855]+[.AM855]+[.AI855]+[.AE855]+[.AA855]+[.W855]+[.S855]+[.O855]+[.L855]+[.J855]+[.H855]+[.F855]" ns41:value-type="float" table:style-name="ce45" office:value-type="float" office:value="0">
            <text:p/>
          </table:table-cell>
          <table:table-cell table:formula="of:=[.AZ855]+[.AV855]+[.AR855]+[.AN855]+[.AJ855]+[.AF855]+[.AB855]+[.X855]+[.T855]+[.P855]" ns41:value-type="float" table:style-name="ce45" office:value-type="float" office:value="0">
            <text:p/>
          </table:table-cell>
          <table:table-cell table:formula="of:=[.BA855]+[.AW855]+[.AS855]+[.AO855]+[.AK855]+[.AG855]+[.AC855]+[.Y855]+[.U855]+[.Q855]+[.M855]+[.K855]+[.I855]+[.G855]" ns41:value-type="float" table:style-name="ce45" office:value-type="float" office:value="0">
            <text:p/>
          </table:table-cell>
          <table:table-cell table:formula="of:=[.BB855]+[.BD855]" ns41:value-type="float" table:style-name="ce45" office:value-type="float" office:value="0">
            <text:p/>
          </table:table-cell>
          <table:table-cell table:formula="of:=[.BC855]+[.BE855]" ns41:value-type="float" table:style-name="ce45" office:value-type="float" office:value="0">
            <text:p/>
          </table:table-cell>
          <table:table-cell table:formula="of:=[.C85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6]+[.AT856]+[.AP856]+[.AL856]+[.AH856]+[.AD856]+[.Z856]+[.V856]+[.R856]+[.N856]" ns41:value-type="float" table:style-name="ce45" office:value-type="float" office:value="0">
            <text:p/>
          </table:table-cell>
          <table:table-cell table:formula="of:=[.AY856]+[.AU856]+[.AQ856]+[.AM856]+[.AI856]+[.AE856]+[.AA856]+[.W856]+[.S856]+[.O856]+[.L856]+[.J856]+[.H856]+[.F856]" ns41:value-type="float" table:style-name="ce45" office:value-type="float" office:value="0">
            <text:p/>
          </table:table-cell>
          <table:table-cell table:formula="of:=[.AZ856]+[.AV856]+[.AR856]+[.AN856]+[.AJ856]+[.AF856]+[.AB856]+[.X856]+[.T856]+[.P856]" ns41:value-type="float" table:style-name="ce45" office:value-type="float" office:value="0">
            <text:p/>
          </table:table-cell>
          <table:table-cell table:formula="of:=[.BA856]+[.AW856]+[.AS856]+[.AO856]+[.AK856]+[.AG856]+[.AC856]+[.Y856]+[.U856]+[.Q856]+[.M856]+[.K856]+[.I856]+[.G856]" ns41:value-type="float" table:style-name="ce45" office:value-type="float" office:value="0">
            <text:p/>
          </table:table-cell>
          <table:table-cell table:formula="of:=[.BB856]+[.BD856]" ns41:value-type="float" table:style-name="ce45" office:value-type="float" office:value="0">
            <text:p/>
          </table:table-cell>
          <table:table-cell table:formula="of:=[.BC856]+[.BE856]" ns41:value-type="float" table:style-name="ce45" office:value-type="float" office:value="0">
            <text:p/>
          </table:table-cell>
          <table:table-cell table:formula="of:=[.C85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7]+[.AT857]+[.AP857]+[.AL857]+[.AH857]+[.AD857]+[.Z857]+[.V857]+[.R857]+[.N857]" ns41:value-type="float" table:style-name="ce45" office:value-type="float" office:value="0">
            <text:p/>
          </table:table-cell>
          <table:table-cell table:formula="of:=[.AY857]+[.AU857]+[.AQ857]+[.AM857]+[.AI857]+[.AE857]+[.AA857]+[.W857]+[.S857]+[.O857]+[.L857]+[.J857]+[.H857]+[.F857]" ns41:value-type="float" table:style-name="ce45" office:value-type="float" office:value="0">
            <text:p/>
          </table:table-cell>
          <table:table-cell table:formula="of:=[.AZ857]+[.AV857]+[.AR857]+[.AN857]+[.AJ857]+[.AF857]+[.AB857]+[.X857]+[.T857]+[.P857]" ns41:value-type="float" table:style-name="ce45" office:value-type="float" office:value="0">
            <text:p/>
          </table:table-cell>
          <table:table-cell table:formula="of:=[.BA857]+[.AW857]+[.AS857]+[.AO857]+[.AK857]+[.AG857]+[.AC857]+[.Y857]+[.U857]+[.Q857]+[.M857]+[.K857]+[.I857]+[.G857]" ns41:value-type="float" table:style-name="ce45" office:value-type="float" office:value="0">
            <text:p/>
          </table:table-cell>
          <table:table-cell table:formula="of:=[.BB857]+[.BD857]" ns41:value-type="float" table:style-name="ce45" office:value-type="float" office:value="0">
            <text:p/>
          </table:table-cell>
          <table:table-cell table:formula="of:=[.BC857]+[.BE857]" ns41:value-type="float" table:style-name="ce45" office:value-type="float" office:value="0">
            <text:p/>
          </table:table-cell>
          <table:table-cell table:formula="of:=[.C85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8]+[.AT858]+[.AP858]+[.AL858]+[.AH858]+[.AD858]+[.Z858]+[.V858]+[.R858]+[.N858]" ns41:value-type="float" table:style-name="ce45" office:value-type="float" office:value="0">
            <text:p/>
          </table:table-cell>
          <table:table-cell table:formula="of:=[.AY858]+[.AU858]+[.AQ858]+[.AM858]+[.AI858]+[.AE858]+[.AA858]+[.W858]+[.S858]+[.O858]+[.L858]+[.J858]+[.H858]+[.F858]" ns41:value-type="float" table:style-name="ce45" office:value-type="float" office:value="0">
            <text:p/>
          </table:table-cell>
          <table:table-cell table:formula="of:=[.AZ858]+[.AV858]+[.AR858]+[.AN858]+[.AJ858]+[.AF858]+[.AB858]+[.X858]+[.T858]+[.P858]" ns41:value-type="float" table:style-name="ce45" office:value-type="float" office:value="0">
            <text:p/>
          </table:table-cell>
          <table:table-cell table:formula="of:=[.BA858]+[.AW858]+[.AS858]+[.AO858]+[.AK858]+[.AG858]+[.AC858]+[.Y858]+[.U858]+[.Q858]+[.M858]+[.K858]+[.I858]+[.G858]" ns41:value-type="float" table:style-name="ce45" office:value-type="float" office:value="0">
            <text:p/>
          </table:table-cell>
          <table:table-cell table:formula="of:=[.BB858]+[.BD858]" ns41:value-type="float" table:style-name="ce45" office:value-type="float" office:value="0">
            <text:p/>
          </table:table-cell>
          <table:table-cell table:formula="of:=[.BC858]+[.BE858]" ns41:value-type="float" table:style-name="ce45" office:value-type="float" office:value="0">
            <text:p/>
          </table:table-cell>
          <table:table-cell table:formula="of:=[.C85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59]+[.AT859]+[.AP859]+[.AL859]+[.AH859]+[.AD859]+[.Z859]+[.V859]+[.R859]+[.N859]" ns41:value-type="float" table:style-name="ce45" office:value-type="float" office:value="0">
            <text:p/>
          </table:table-cell>
          <table:table-cell table:formula="of:=[.AY859]+[.AU859]+[.AQ859]+[.AM859]+[.AI859]+[.AE859]+[.AA859]+[.W859]+[.S859]+[.O859]+[.L859]+[.J859]+[.H859]+[.F859]" ns41:value-type="float" table:style-name="ce45" office:value-type="float" office:value="0">
            <text:p/>
          </table:table-cell>
          <table:table-cell table:formula="of:=[.AZ859]+[.AV859]+[.AR859]+[.AN859]+[.AJ859]+[.AF859]+[.AB859]+[.X859]+[.T859]+[.P859]" ns41:value-type="float" table:style-name="ce45" office:value-type="float" office:value="0">
            <text:p/>
          </table:table-cell>
          <table:table-cell table:formula="of:=[.BA859]+[.AW859]+[.AS859]+[.AO859]+[.AK859]+[.AG859]+[.AC859]+[.Y859]+[.U859]+[.Q859]+[.M859]+[.K859]+[.I859]+[.G859]" ns41:value-type="float" table:style-name="ce45" office:value-type="float" office:value="0">
            <text:p/>
          </table:table-cell>
          <table:table-cell table:formula="of:=[.BB859]+[.BD859]" ns41:value-type="float" table:style-name="ce45" office:value-type="float" office:value="0">
            <text:p/>
          </table:table-cell>
          <table:table-cell table:formula="of:=[.BC859]+[.BE859]" ns41:value-type="float" table:style-name="ce45" office:value-type="float" office:value="0">
            <text:p/>
          </table:table-cell>
          <table:table-cell table:formula="of:=[.C85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0]+[.AT860]+[.AP860]+[.AL860]+[.AH860]+[.AD860]+[.Z860]+[.V860]+[.R860]+[.N860]" ns41:value-type="float" table:style-name="ce45" office:value-type="float" office:value="0">
            <text:p/>
          </table:table-cell>
          <table:table-cell table:formula="of:=[.AY860]+[.AU860]+[.AQ860]+[.AM860]+[.AI860]+[.AE860]+[.AA860]+[.W860]+[.S860]+[.O860]+[.L860]+[.J860]+[.H860]+[.F860]" ns41:value-type="float" table:style-name="ce45" office:value-type="float" office:value="0">
            <text:p/>
          </table:table-cell>
          <table:table-cell table:formula="of:=[.AZ860]+[.AV860]+[.AR860]+[.AN860]+[.AJ860]+[.AF860]+[.AB860]+[.X860]+[.T860]+[.P860]" ns41:value-type="float" table:style-name="ce45" office:value-type="float" office:value="0">
            <text:p/>
          </table:table-cell>
          <table:table-cell table:formula="of:=[.BA860]+[.AW860]+[.AS860]+[.AO860]+[.AK860]+[.AG860]+[.AC860]+[.Y860]+[.U860]+[.Q860]+[.M860]+[.K860]+[.I860]+[.G860]" ns41:value-type="float" table:style-name="ce45" office:value-type="float" office:value="0">
            <text:p/>
          </table:table-cell>
          <table:table-cell table:formula="of:=[.BB860]+[.BD860]" ns41:value-type="float" table:style-name="ce45" office:value-type="float" office:value="0">
            <text:p/>
          </table:table-cell>
          <table:table-cell table:formula="of:=[.BC860]+[.BE860]" ns41:value-type="float" table:style-name="ce45" office:value-type="float" office:value="0">
            <text:p/>
          </table:table-cell>
          <table:table-cell table:formula="of:=[.C86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1]+[.AT861]+[.AP861]+[.AL861]+[.AH861]+[.AD861]+[.Z861]+[.V861]+[.R861]+[.N861]" ns41:value-type="float" table:style-name="ce45" office:value-type="float" office:value="0">
            <text:p/>
          </table:table-cell>
          <table:table-cell table:formula="of:=[.AY861]+[.AU861]+[.AQ861]+[.AM861]+[.AI861]+[.AE861]+[.AA861]+[.W861]+[.S861]+[.O861]+[.L861]+[.J861]+[.H861]+[.F861]" ns41:value-type="float" table:style-name="ce45" office:value-type="float" office:value="0">
            <text:p/>
          </table:table-cell>
          <table:table-cell table:formula="of:=[.AZ861]+[.AV861]+[.AR861]+[.AN861]+[.AJ861]+[.AF861]+[.AB861]+[.X861]+[.T861]+[.P861]" ns41:value-type="float" table:style-name="ce45" office:value-type="float" office:value="0">
            <text:p/>
          </table:table-cell>
          <table:table-cell table:formula="of:=[.BA861]+[.AW861]+[.AS861]+[.AO861]+[.AK861]+[.AG861]+[.AC861]+[.Y861]+[.U861]+[.Q861]+[.M861]+[.K861]+[.I861]+[.G861]" ns41:value-type="float" table:style-name="ce45" office:value-type="float" office:value="0">
            <text:p/>
          </table:table-cell>
          <table:table-cell table:formula="of:=[.BB861]+[.BD861]" ns41:value-type="float" table:style-name="ce45" office:value-type="float" office:value="0">
            <text:p/>
          </table:table-cell>
          <table:table-cell table:formula="of:=[.BC861]+[.BE861]" ns41:value-type="float" table:style-name="ce45" office:value-type="float" office:value="0">
            <text:p/>
          </table:table-cell>
          <table:table-cell table:formula="of:=[.C86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2]+[.AT862]+[.AP862]+[.AL862]+[.AH862]+[.AD862]+[.Z862]+[.V862]+[.R862]+[.N862]" ns41:value-type="float" table:style-name="ce45" office:value-type="float" office:value="0">
            <text:p/>
          </table:table-cell>
          <table:table-cell table:formula="of:=[.AY862]+[.AU862]+[.AQ862]+[.AM862]+[.AI862]+[.AE862]+[.AA862]+[.W862]+[.S862]+[.O862]+[.L862]+[.J862]+[.H862]+[.F862]" ns41:value-type="float" table:style-name="ce45" office:value-type="float" office:value="0">
            <text:p/>
          </table:table-cell>
          <table:table-cell table:formula="of:=[.AZ862]+[.AV862]+[.AR862]+[.AN862]+[.AJ862]+[.AF862]+[.AB862]+[.X862]+[.T862]+[.P862]" ns41:value-type="float" table:style-name="ce45" office:value-type="float" office:value="0">
            <text:p/>
          </table:table-cell>
          <table:table-cell table:formula="of:=[.BA862]+[.AW862]+[.AS862]+[.AO862]+[.AK862]+[.AG862]+[.AC862]+[.Y862]+[.U862]+[.Q862]+[.M862]+[.K862]+[.I862]+[.G862]" ns41:value-type="float" table:style-name="ce45" office:value-type="float" office:value="0">
            <text:p/>
          </table:table-cell>
          <table:table-cell table:formula="of:=[.BB862]+[.BD862]" ns41:value-type="float" table:style-name="ce45" office:value-type="float" office:value="0">
            <text:p/>
          </table:table-cell>
          <table:table-cell table:formula="of:=[.BC862]+[.BE862]" ns41:value-type="float" table:style-name="ce45" office:value-type="float" office:value="0">
            <text:p/>
          </table:table-cell>
          <table:table-cell table:formula="of:=[.C86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3]+[.AT863]+[.AP863]+[.AL863]+[.AH863]+[.AD863]+[.Z863]+[.V863]+[.R863]+[.N863]" ns41:value-type="float" table:style-name="ce45" office:value-type="float" office:value="0">
            <text:p/>
          </table:table-cell>
          <table:table-cell table:formula="of:=[.AY863]+[.AU863]+[.AQ863]+[.AM863]+[.AI863]+[.AE863]+[.AA863]+[.W863]+[.S863]+[.O863]+[.L863]+[.J863]+[.H863]+[.F863]" ns41:value-type="float" table:style-name="ce45" office:value-type="float" office:value="0">
            <text:p/>
          </table:table-cell>
          <table:table-cell table:formula="of:=[.AZ863]+[.AV863]+[.AR863]+[.AN863]+[.AJ863]+[.AF863]+[.AB863]+[.X863]+[.T863]+[.P863]" ns41:value-type="float" table:style-name="ce45" office:value-type="float" office:value="0">
            <text:p/>
          </table:table-cell>
          <table:table-cell table:formula="of:=[.BA863]+[.AW863]+[.AS863]+[.AO863]+[.AK863]+[.AG863]+[.AC863]+[.Y863]+[.U863]+[.Q863]+[.M863]+[.K863]+[.I863]+[.G863]" ns41:value-type="float" table:style-name="ce45" office:value-type="float" office:value="0">
            <text:p/>
          </table:table-cell>
          <table:table-cell table:formula="of:=[.BB863]+[.BD863]" ns41:value-type="float" table:style-name="ce45" office:value-type="float" office:value="0">
            <text:p/>
          </table:table-cell>
          <table:table-cell table:formula="of:=[.BC863]+[.BE863]" ns41:value-type="float" table:style-name="ce45" office:value-type="float" office:value="0">
            <text:p/>
          </table:table-cell>
          <table:table-cell table:formula="of:=[.C86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4]+[.AT864]+[.AP864]+[.AL864]+[.AH864]+[.AD864]+[.Z864]+[.V864]+[.R864]+[.N864]" ns41:value-type="float" table:style-name="ce45" office:value-type="float" office:value="0">
            <text:p/>
          </table:table-cell>
          <table:table-cell table:formula="of:=[.AY864]+[.AU864]+[.AQ864]+[.AM864]+[.AI864]+[.AE864]+[.AA864]+[.W864]+[.S864]+[.O864]+[.L864]+[.J864]+[.H864]+[.F864]" ns41:value-type="float" table:style-name="ce45" office:value-type="float" office:value="0">
            <text:p/>
          </table:table-cell>
          <table:table-cell table:formula="of:=[.AZ864]+[.AV864]+[.AR864]+[.AN864]+[.AJ864]+[.AF864]+[.AB864]+[.X864]+[.T864]+[.P864]" ns41:value-type="float" table:style-name="ce45" office:value-type="float" office:value="0">
            <text:p/>
          </table:table-cell>
          <table:table-cell table:formula="of:=[.BA864]+[.AW864]+[.AS864]+[.AO864]+[.AK864]+[.AG864]+[.AC864]+[.Y864]+[.U864]+[.Q864]+[.M864]+[.K864]+[.I864]+[.G864]" ns41:value-type="float" table:style-name="ce45" office:value-type="float" office:value="0">
            <text:p/>
          </table:table-cell>
          <table:table-cell table:formula="of:=[.BB864]+[.BD864]" ns41:value-type="float" table:style-name="ce45" office:value-type="float" office:value="0">
            <text:p/>
          </table:table-cell>
          <table:table-cell table:formula="of:=[.BC864]+[.BE864]" ns41:value-type="float" table:style-name="ce45" office:value-type="float" office:value="0">
            <text:p/>
          </table:table-cell>
          <table:table-cell table:formula="of:=[.C86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5]+[.AT865]+[.AP865]+[.AL865]+[.AH865]+[.AD865]+[.Z865]+[.V865]+[.R865]+[.N865]" ns41:value-type="float" table:style-name="ce45" office:value-type="float" office:value="0">
            <text:p/>
          </table:table-cell>
          <table:table-cell table:formula="of:=[.AY865]+[.AU865]+[.AQ865]+[.AM865]+[.AI865]+[.AE865]+[.AA865]+[.W865]+[.S865]+[.O865]+[.L865]+[.J865]+[.H865]+[.F865]" ns41:value-type="float" table:style-name="ce45" office:value-type="float" office:value="0">
            <text:p/>
          </table:table-cell>
          <table:table-cell table:formula="of:=[.AZ865]+[.AV865]+[.AR865]+[.AN865]+[.AJ865]+[.AF865]+[.AB865]+[.X865]+[.T865]+[.P865]" ns41:value-type="float" table:style-name="ce45" office:value-type="float" office:value="0">
            <text:p/>
          </table:table-cell>
          <table:table-cell table:formula="of:=[.BA865]+[.AW865]+[.AS865]+[.AO865]+[.AK865]+[.AG865]+[.AC865]+[.Y865]+[.U865]+[.Q865]+[.M865]+[.K865]+[.I865]+[.G865]" ns41:value-type="float" table:style-name="ce45" office:value-type="float" office:value="0">
            <text:p/>
          </table:table-cell>
          <table:table-cell table:formula="of:=[.BB865]+[.BD865]" ns41:value-type="float" table:style-name="ce45" office:value-type="float" office:value="0">
            <text:p/>
          </table:table-cell>
          <table:table-cell table:formula="of:=[.BC865]+[.BE865]" ns41:value-type="float" table:style-name="ce45" office:value-type="float" office:value="0">
            <text:p/>
          </table:table-cell>
          <table:table-cell table:formula="of:=[.C86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6]+[.AT866]+[.AP866]+[.AL866]+[.AH866]+[.AD866]+[.Z866]+[.V866]+[.R866]+[.N866]" ns41:value-type="float" table:style-name="ce45" office:value-type="float" office:value="0">
            <text:p/>
          </table:table-cell>
          <table:table-cell table:formula="of:=[.AY866]+[.AU866]+[.AQ866]+[.AM866]+[.AI866]+[.AE866]+[.AA866]+[.W866]+[.S866]+[.O866]+[.L866]+[.J866]+[.H866]+[.F866]" ns41:value-type="float" table:style-name="ce45" office:value-type="float" office:value="0">
            <text:p/>
          </table:table-cell>
          <table:table-cell table:formula="of:=[.AZ866]+[.AV866]+[.AR866]+[.AN866]+[.AJ866]+[.AF866]+[.AB866]+[.X866]+[.T866]+[.P866]" ns41:value-type="float" table:style-name="ce45" office:value-type="float" office:value="0">
            <text:p/>
          </table:table-cell>
          <table:table-cell table:formula="of:=[.BA866]+[.AW866]+[.AS866]+[.AO866]+[.AK866]+[.AG866]+[.AC866]+[.Y866]+[.U866]+[.Q866]+[.M866]+[.K866]+[.I866]+[.G866]" ns41:value-type="float" table:style-name="ce45" office:value-type="float" office:value="0">
            <text:p/>
          </table:table-cell>
          <table:table-cell table:formula="of:=[.BB866]+[.BD866]" ns41:value-type="float" table:style-name="ce45" office:value-type="float" office:value="0">
            <text:p/>
          </table:table-cell>
          <table:table-cell table:formula="of:=[.BC866]+[.BE866]" ns41:value-type="float" table:style-name="ce45" office:value-type="float" office:value="0">
            <text:p/>
          </table:table-cell>
          <table:table-cell table:formula="of:=[.C86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7]+[.AT867]+[.AP867]+[.AL867]+[.AH867]+[.AD867]+[.Z867]+[.V867]+[.R867]+[.N867]" ns41:value-type="float" table:style-name="ce45" office:value-type="float" office:value="0">
            <text:p/>
          </table:table-cell>
          <table:table-cell table:formula="of:=[.AY867]+[.AU867]+[.AQ867]+[.AM867]+[.AI867]+[.AE867]+[.AA867]+[.W867]+[.S867]+[.O867]+[.L867]+[.J867]+[.H867]+[.F867]" ns41:value-type="float" table:style-name="ce45" office:value-type="float" office:value="0">
            <text:p/>
          </table:table-cell>
          <table:table-cell table:formula="of:=[.AZ867]+[.AV867]+[.AR867]+[.AN867]+[.AJ867]+[.AF867]+[.AB867]+[.X867]+[.T867]+[.P867]" ns41:value-type="float" table:style-name="ce45" office:value-type="float" office:value="0">
            <text:p/>
          </table:table-cell>
          <table:table-cell table:formula="of:=[.BA867]+[.AW867]+[.AS867]+[.AO867]+[.AK867]+[.AG867]+[.AC867]+[.Y867]+[.U867]+[.Q867]+[.M867]+[.K867]+[.I867]+[.G867]" ns41:value-type="float" table:style-name="ce45" office:value-type="float" office:value="0">
            <text:p/>
          </table:table-cell>
          <table:table-cell table:formula="of:=[.BB867]+[.BD867]" ns41:value-type="float" table:style-name="ce45" office:value-type="float" office:value="0">
            <text:p/>
          </table:table-cell>
          <table:table-cell table:formula="of:=[.BC867]+[.BE867]" ns41:value-type="float" table:style-name="ce45" office:value-type="float" office:value="0">
            <text:p/>
          </table:table-cell>
          <table:table-cell table:formula="of:=[.C86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8]+[.AT868]+[.AP868]+[.AL868]+[.AH868]+[.AD868]+[.Z868]+[.V868]+[.R868]+[.N868]" ns41:value-type="float" table:style-name="ce45" office:value-type="float" office:value="0">
            <text:p/>
          </table:table-cell>
          <table:table-cell table:formula="of:=[.AY868]+[.AU868]+[.AQ868]+[.AM868]+[.AI868]+[.AE868]+[.AA868]+[.W868]+[.S868]+[.O868]+[.L868]+[.J868]+[.H868]+[.F868]" ns41:value-type="float" table:style-name="ce45" office:value-type="float" office:value="0">
            <text:p/>
          </table:table-cell>
          <table:table-cell table:formula="of:=[.AZ868]+[.AV868]+[.AR868]+[.AN868]+[.AJ868]+[.AF868]+[.AB868]+[.X868]+[.T868]+[.P868]" ns41:value-type="float" table:style-name="ce45" office:value-type="float" office:value="0">
            <text:p/>
          </table:table-cell>
          <table:table-cell table:formula="of:=[.BA868]+[.AW868]+[.AS868]+[.AO868]+[.AK868]+[.AG868]+[.AC868]+[.Y868]+[.U868]+[.Q868]+[.M868]+[.K868]+[.I868]+[.G868]" ns41:value-type="float" table:style-name="ce45" office:value-type="float" office:value="0">
            <text:p/>
          </table:table-cell>
          <table:table-cell table:formula="of:=[.BB868]+[.BD868]" ns41:value-type="float" table:style-name="ce45" office:value-type="float" office:value="0">
            <text:p/>
          </table:table-cell>
          <table:table-cell table:formula="of:=[.BC868]+[.BE868]" ns41:value-type="float" table:style-name="ce45" office:value-type="float" office:value="0">
            <text:p/>
          </table:table-cell>
          <table:table-cell table:formula="of:=[.C86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69]+[.AT869]+[.AP869]+[.AL869]+[.AH869]+[.AD869]+[.Z869]+[.V869]+[.R869]+[.N869]" ns41:value-type="float" table:style-name="ce45" office:value-type="float" office:value="0">
            <text:p/>
          </table:table-cell>
          <table:table-cell table:formula="of:=[.AY869]+[.AU869]+[.AQ869]+[.AM869]+[.AI869]+[.AE869]+[.AA869]+[.W869]+[.S869]+[.O869]+[.L869]+[.J869]+[.H869]+[.F869]" ns41:value-type="float" table:style-name="ce45" office:value-type="float" office:value="0">
            <text:p/>
          </table:table-cell>
          <table:table-cell table:formula="of:=[.AZ869]+[.AV869]+[.AR869]+[.AN869]+[.AJ869]+[.AF869]+[.AB869]+[.X869]+[.T869]+[.P869]" ns41:value-type="float" table:style-name="ce45" office:value-type="float" office:value="0">
            <text:p/>
          </table:table-cell>
          <table:table-cell table:formula="of:=[.BA869]+[.AW869]+[.AS869]+[.AO869]+[.AK869]+[.AG869]+[.AC869]+[.Y869]+[.U869]+[.Q869]+[.M869]+[.K869]+[.I869]+[.G869]" ns41:value-type="float" table:style-name="ce45" office:value-type="float" office:value="0">
            <text:p/>
          </table:table-cell>
          <table:table-cell table:formula="of:=[.BB869]+[.BD869]" ns41:value-type="float" table:style-name="ce45" office:value-type="float" office:value="0">
            <text:p/>
          </table:table-cell>
          <table:table-cell table:formula="of:=[.BC869]+[.BE869]" ns41:value-type="float" table:style-name="ce45" office:value-type="float" office:value="0">
            <text:p/>
          </table:table-cell>
          <table:table-cell table:formula="of:=[.C86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0]+[.AT870]+[.AP870]+[.AL870]+[.AH870]+[.AD870]+[.Z870]+[.V870]+[.R870]+[.N870]" ns41:value-type="float" table:style-name="ce45" office:value-type="float" office:value="0">
            <text:p/>
          </table:table-cell>
          <table:table-cell table:formula="of:=[.AY870]+[.AU870]+[.AQ870]+[.AM870]+[.AI870]+[.AE870]+[.AA870]+[.W870]+[.S870]+[.O870]+[.L870]+[.J870]+[.H870]+[.F870]" ns41:value-type="float" table:style-name="ce45" office:value-type="float" office:value="0">
            <text:p/>
          </table:table-cell>
          <table:table-cell table:formula="of:=[.AZ870]+[.AV870]+[.AR870]+[.AN870]+[.AJ870]+[.AF870]+[.AB870]+[.X870]+[.T870]+[.P870]" ns41:value-type="float" table:style-name="ce45" office:value-type="float" office:value="0">
            <text:p/>
          </table:table-cell>
          <table:table-cell table:formula="of:=[.BA870]+[.AW870]+[.AS870]+[.AO870]+[.AK870]+[.AG870]+[.AC870]+[.Y870]+[.U870]+[.Q870]+[.M870]+[.K870]+[.I870]+[.G870]" ns41:value-type="float" table:style-name="ce45" office:value-type="float" office:value="0">
            <text:p/>
          </table:table-cell>
          <table:table-cell table:formula="of:=[.BB870]+[.BD870]" ns41:value-type="float" table:style-name="ce45" office:value-type="float" office:value="0">
            <text:p/>
          </table:table-cell>
          <table:table-cell table:formula="of:=[.BC870]+[.BE870]" ns41:value-type="float" table:style-name="ce45" office:value-type="float" office:value="0">
            <text:p/>
          </table:table-cell>
          <table:table-cell table:formula="of:=[.C87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1]+[.AT871]+[.AP871]+[.AL871]+[.AH871]+[.AD871]+[.Z871]+[.V871]+[.R871]+[.N871]" ns41:value-type="float" table:style-name="ce45" office:value-type="float" office:value="0">
            <text:p/>
          </table:table-cell>
          <table:table-cell table:formula="of:=[.AY871]+[.AU871]+[.AQ871]+[.AM871]+[.AI871]+[.AE871]+[.AA871]+[.W871]+[.S871]+[.O871]+[.L871]+[.J871]+[.H871]+[.F871]" ns41:value-type="float" table:style-name="ce45" office:value-type="float" office:value="0">
            <text:p/>
          </table:table-cell>
          <table:table-cell table:formula="of:=[.AZ871]+[.AV871]+[.AR871]+[.AN871]+[.AJ871]+[.AF871]+[.AB871]+[.X871]+[.T871]+[.P871]" ns41:value-type="float" table:style-name="ce45" office:value-type="float" office:value="0">
            <text:p/>
          </table:table-cell>
          <table:table-cell table:formula="of:=[.BA871]+[.AW871]+[.AS871]+[.AO871]+[.AK871]+[.AG871]+[.AC871]+[.Y871]+[.U871]+[.Q871]+[.M871]+[.K871]+[.I871]+[.G871]" ns41:value-type="float" table:style-name="ce45" office:value-type="float" office:value="0">
            <text:p/>
          </table:table-cell>
          <table:table-cell table:formula="of:=[.BB871]+[.BD871]" ns41:value-type="float" table:style-name="ce45" office:value-type="float" office:value="0">
            <text:p/>
          </table:table-cell>
          <table:table-cell table:formula="of:=[.BC871]+[.BE871]" ns41:value-type="float" table:style-name="ce45" office:value-type="float" office:value="0">
            <text:p/>
          </table:table-cell>
          <table:table-cell table:formula="of:=[.C87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2]+[.AT872]+[.AP872]+[.AL872]+[.AH872]+[.AD872]+[.Z872]+[.V872]+[.R872]+[.N872]" ns41:value-type="float" table:style-name="ce45" office:value-type="float" office:value="0">
            <text:p/>
          </table:table-cell>
          <table:table-cell table:formula="of:=[.AY872]+[.AU872]+[.AQ872]+[.AM872]+[.AI872]+[.AE872]+[.AA872]+[.W872]+[.S872]+[.O872]+[.L872]+[.J872]+[.H872]+[.F872]" ns41:value-type="float" table:style-name="ce45" office:value-type="float" office:value="0">
            <text:p/>
          </table:table-cell>
          <table:table-cell table:formula="of:=[.AZ872]+[.AV872]+[.AR872]+[.AN872]+[.AJ872]+[.AF872]+[.AB872]+[.X872]+[.T872]+[.P872]" ns41:value-type="float" table:style-name="ce45" office:value-type="float" office:value="0">
            <text:p/>
          </table:table-cell>
          <table:table-cell table:formula="of:=[.BA872]+[.AW872]+[.AS872]+[.AO872]+[.AK872]+[.AG872]+[.AC872]+[.Y872]+[.U872]+[.Q872]+[.M872]+[.K872]+[.I872]+[.G872]" ns41:value-type="float" table:style-name="ce45" office:value-type="float" office:value="0">
            <text:p/>
          </table:table-cell>
          <table:table-cell table:formula="of:=[.BB872]+[.BD872]" ns41:value-type="float" table:style-name="ce45" office:value-type="float" office:value="0">
            <text:p/>
          </table:table-cell>
          <table:table-cell table:formula="of:=[.BC872]+[.BE872]" ns41:value-type="float" table:style-name="ce45" office:value-type="float" office:value="0">
            <text:p/>
          </table:table-cell>
          <table:table-cell table:formula="of:=[.C87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3]+[.AT873]+[.AP873]+[.AL873]+[.AH873]+[.AD873]+[.Z873]+[.V873]+[.R873]+[.N873]" ns41:value-type="float" table:style-name="ce45" office:value-type="float" office:value="0">
            <text:p/>
          </table:table-cell>
          <table:table-cell table:formula="of:=[.AY873]+[.AU873]+[.AQ873]+[.AM873]+[.AI873]+[.AE873]+[.AA873]+[.W873]+[.S873]+[.O873]+[.L873]+[.J873]+[.H873]+[.F873]" ns41:value-type="float" table:style-name="ce45" office:value-type="float" office:value="0">
            <text:p/>
          </table:table-cell>
          <table:table-cell table:formula="of:=[.AZ873]+[.AV873]+[.AR873]+[.AN873]+[.AJ873]+[.AF873]+[.AB873]+[.X873]+[.T873]+[.P873]" ns41:value-type="float" table:style-name="ce45" office:value-type="float" office:value="0">
            <text:p/>
          </table:table-cell>
          <table:table-cell table:formula="of:=[.BA873]+[.AW873]+[.AS873]+[.AO873]+[.AK873]+[.AG873]+[.AC873]+[.Y873]+[.U873]+[.Q873]+[.M873]+[.K873]+[.I873]+[.G873]" ns41:value-type="float" table:style-name="ce45" office:value-type="float" office:value="0">
            <text:p/>
          </table:table-cell>
          <table:table-cell table:formula="of:=[.BB873]+[.BD873]" ns41:value-type="float" table:style-name="ce45" office:value-type="float" office:value="0">
            <text:p/>
          </table:table-cell>
          <table:table-cell table:formula="of:=[.BC873]+[.BE873]" ns41:value-type="float" table:style-name="ce45" office:value-type="float" office:value="0">
            <text:p/>
          </table:table-cell>
          <table:table-cell table:formula="of:=[.C87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4]+[.AT874]+[.AP874]+[.AL874]+[.AH874]+[.AD874]+[.Z874]+[.V874]+[.R874]+[.N874]" ns41:value-type="float" table:style-name="ce45" office:value-type="float" office:value="0">
            <text:p/>
          </table:table-cell>
          <table:table-cell table:formula="of:=[.AY874]+[.AU874]+[.AQ874]+[.AM874]+[.AI874]+[.AE874]+[.AA874]+[.W874]+[.S874]+[.O874]+[.L874]+[.J874]+[.H874]+[.F874]" ns41:value-type="float" table:style-name="ce45" office:value-type="float" office:value="0">
            <text:p/>
          </table:table-cell>
          <table:table-cell table:formula="of:=[.AZ874]+[.AV874]+[.AR874]+[.AN874]+[.AJ874]+[.AF874]+[.AB874]+[.X874]+[.T874]+[.P874]" ns41:value-type="float" table:style-name="ce45" office:value-type="float" office:value="0">
            <text:p/>
          </table:table-cell>
          <table:table-cell table:formula="of:=[.BA874]+[.AW874]+[.AS874]+[.AO874]+[.AK874]+[.AG874]+[.AC874]+[.Y874]+[.U874]+[.Q874]+[.M874]+[.K874]+[.I874]+[.G874]" ns41:value-type="float" table:style-name="ce45" office:value-type="float" office:value="0">
            <text:p/>
          </table:table-cell>
          <table:table-cell table:formula="of:=[.BB874]+[.BD874]" ns41:value-type="float" table:style-name="ce45" office:value-type="float" office:value="0">
            <text:p/>
          </table:table-cell>
          <table:table-cell table:formula="of:=[.BC874]+[.BE874]" ns41:value-type="float" table:style-name="ce45" office:value-type="float" office:value="0">
            <text:p/>
          </table:table-cell>
          <table:table-cell table:formula="of:=[.C87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5]+[.AT875]+[.AP875]+[.AL875]+[.AH875]+[.AD875]+[.Z875]+[.V875]+[.R875]+[.N875]" ns41:value-type="float" table:style-name="ce45" office:value-type="float" office:value="0">
            <text:p/>
          </table:table-cell>
          <table:table-cell table:formula="of:=[.AY875]+[.AU875]+[.AQ875]+[.AM875]+[.AI875]+[.AE875]+[.AA875]+[.W875]+[.S875]+[.O875]+[.L875]+[.J875]+[.H875]+[.F875]" ns41:value-type="float" table:style-name="ce45" office:value-type="float" office:value="0">
            <text:p/>
          </table:table-cell>
          <table:table-cell table:formula="of:=[.AZ875]+[.AV875]+[.AR875]+[.AN875]+[.AJ875]+[.AF875]+[.AB875]+[.X875]+[.T875]+[.P875]" ns41:value-type="float" table:style-name="ce45" office:value-type="float" office:value="0">
            <text:p/>
          </table:table-cell>
          <table:table-cell table:formula="of:=[.BA875]+[.AW875]+[.AS875]+[.AO875]+[.AK875]+[.AG875]+[.AC875]+[.Y875]+[.U875]+[.Q875]+[.M875]+[.K875]+[.I875]+[.G875]" ns41:value-type="float" table:style-name="ce45" office:value-type="float" office:value="0">
            <text:p/>
          </table:table-cell>
          <table:table-cell table:formula="of:=[.BB875]+[.BD875]" ns41:value-type="float" table:style-name="ce45" office:value-type="float" office:value="0">
            <text:p/>
          </table:table-cell>
          <table:table-cell table:formula="of:=[.BC875]+[.BE875]" ns41:value-type="float" table:style-name="ce45" office:value-type="float" office:value="0">
            <text:p/>
          </table:table-cell>
          <table:table-cell table:formula="of:=[.C8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6]+[.AT876]+[.AP876]+[.AL876]+[.AH876]+[.AD876]+[.Z876]+[.V876]+[.R876]+[.N876]" ns41:value-type="float" table:style-name="ce45" office:value-type="float" office:value="0">
            <text:p/>
          </table:table-cell>
          <table:table-cell table:formula="of:=[.AY876]+[.AU876]+[.AQ876]+[.AM876]+[.AI876]+[.AE876]+[.AA876]+[.W876]+[.S876]+[.O876]+[.L876]+[.J876]+[.H876]+[.F876]" ns41:value-type="float" table:style-name="ce45" office:value-type="float" office:value="0">
            <text:p/>
          </table:table-cell>
          <table:table-cell table:formula="of:=[.AZ876]+[.AV876]+[.AR876]+[.AN876]+[.AJ876]+[.AF876]+[.AB876]+[.X876]+[.T876]+[.P876]" ns41:value-type="float" table:style-name="ce45" office:value-type="float" office:value="0">
            <text:p/>
          </table:table-cell>
          <table:table-cell table:formula="of:=[.BA876]+[.AW876]+[.AS876]+[.AO876]+[.AK876]+[.AG876]+[.AC876]+[.Y876]+[.U876]+[.Q876]+[.M876]+[.K876]+[.I876]+[.G876]" ns41:value-type="float" table:style-name="ce45" office:value-type="float" office:value="0">
            <text:p/>
          </table:table-cell>
          <table:table-cell table:formula="of:=[.BB876]+[.BD876]" ns41:value-type="float" table:style-name="ce45" office:value-type="float" office:value="0">
            <text:p/>
          </table:table-cell>
          <table:table-cell table:formula="of:=[.BC876]+[.BE876]" ns41:value-type="float" table:style-name="ce45" office:value-type="float" office:value="0">
            <text:p/>
          </table:table-cell>
          <table:table-cell table:formula="of:=[.C87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7]+[.AT877]+[.AP877]+[.AL877]+[.AH877]+[.AD877]+[.Z877]+[.V877]+[.R877]+[.N877]" ns41:value-type="float" table:style-name="ce45" office:value-type="float" office:value="0">
            <text:p/>
          </table:table-cell>
          <table:table-cell table:formula="of:=[.AY877]+[.AU877]+[.AQ877]+[.AM877]+[.AI877]+[.AE877]+[.AA877]+[.W877]+[.S877]+[.O877]+[.L877]+[.J877]+[.H877]+[.F877]" ns41:value-type="float" table:style-name="ce45" office:value-type="float" office:value="0">
            <text:p/>
          </table:table-cell>
          <table:table-cell table:formula="of:=[.AZ877]+[.AV877]+[.AR877]+[.AN877]+[.AJ877]+[.AF877]+[.AB877]+[.X877]+[.T877]+[.P877]" ns41:value-type="float" table:style-name="ce45" office:value-type="float" office:value="0">
            <text:p/>
          </table:table-cell>
          <table:table-cell table:formula="of:=[.BA877]+[.AW877]+[.AS877]+[.AO877]+[.AK877]+[.AG877]+[.AC877]+[.Y877]+[.U877]+[.Q877]+[.M877]+[.K877]+[.I877]+[.G877]" ns41:value-type="float" table:style-name="ce45" office:value-type="float" office:value="0">
            <text:p/>
          </table:table-cell>
          <table:table-cell table:formula="of:=[.BB877]+[.BD877]" ns41:value-type="float" table:style-name="ce45" office:value-type="float" office:value="0">
            <text:p/>
          </table:table-cell>
          <table:table-cell table:formula="of:=[.BC877]+[.BE877]" ns41:value-type="float" table:style-name="ce45" office:value-type="float" office:value="0">
            <text:p/>
          </table:table-cell>
          <table:table-cell table:formula="of:=[.C87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8]+[.AT878]+[.AP878]+[.AL878]+[.AH878]+[.AD878]+[.Z878]+[.V878]+[.R878]+[.N878]" ns41:value-type="float" table:style-name="ce45" office:value-type="float" office:value="0">
            <text:p/>
          </table:table-cell>
          <table:table-cell table:formula="of:=[.AY878]+[.AU878]+[.AQ878]+[.AM878]+[.AI878]+[.AE878]+[.AA878]+[.W878]+[.S878]+[.O878]+[.L878]+[.J878]+[.H878]+[.F878]" ns41:value-type="float" table:style-name="ce45" office:value-type="float" office:value="0">
            <text:p/>
          </table:table-cell>
          <table:table-cell table:formula="of:=[.AZ878]+[.AV878]+[.AR878]+[.AN878]+[.AJ878]+[.AF878]+[.AB878]+[.X878]+[.T878]+[.P878]" ns41:value-type="float" table:style-name="ce45" office:value-type="float" office:value="0">
            <text:p/>
          </table:table-cell>
          <table:table-cell table:formula="of:=[.BA878]+[.AW878]+[.AS878]+[.AO878]+[.AK878]+[.AG878]+[.AC878]+[.Y878]+[.U878]+[.Q878]+[.M878]+[.K878]+[.I878]+[.G878]" ns41:value-type="float" table:style-name="ce45" office:value-type="float" office:value="0">
            <text:p/>
          </table:table-cell>
          <table:table-cell table:formula="of:=[.BB878]+[.BD878]" ns41:value-type="float" table:style-name="ce45" office:value-type="float" office:value="0">
            <text:p/>
          </table:table-cell>
          <table:table-cell table:formula="of:=[.BC878]+[.BE878]" ns41:value-type="float" table:style-name="ce45" office:value-type="float" office:value="0">
            <text:p/>
          </table:table-cell>
          <table:table-cell table:formula="of:=[.C87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79]+[.AT879]+[.AP879]+[.AL879]+[.AH879]+[.AD879]+[.Z879]+[.V879]+[.R879]+[.N879]" ns41:value-type="float" table:style-name="ce45" office:value-type="float" office:value="0">
            <text:p/>
          </table:table-cell>
          <table:table-cell table:formula="of:=[.AY879]+[.AU879]+[.AQ879]+[.AM879]+[.AI879]+[.AE879]+[.AA879]+[.W879]+[.S879]+[.O879]+[.L879]+[.J879]+[.H879]+[.F879]" ns41:value-type="float" table:style-name="ce45" office:value-type="float" office:value="0">
            <text:p/>
          </table:table-cell>
          <table:table-cell table:formula="of:=[.AZ879]+[.AV879]+[.AR879]+[.AN879]+[.AJ879]+[.AF879]+[.AB879]+[.X879]+[.T879]+[.P879]" ns41:value-type="float" table:style-name="ce45" office:value-type="float" office:value="0">
            <text:p/>
          </table:table-cell>
          <table:table-cell table:formula="of:=[.BA879]+[.AW879]+[.AS879]+[.AO879]+[.AK879]+[.AG879]+[.AC879]+[.Y879]+[.U879]+[.Q879]+[.M879]+[.K879]+[.I879]+[.G879]" ns41:value-type="float" table:style-name="ce45" office:value-type="float" office:value="0">
            <text:p/>
          </table:table-cell>
          <table:table-cell table:formula="of:=[.BB879]+[.BD879]" ns41:value-type="float" table:style-name="ce45" office:value-type="float" office:value="0">
            <text:p/>
          </table:table-cell>
          <table:table-cell table:formula="of:=[.BC879]+[.BE879]" ns41:value-type="float" table:style-name="ce45" office:value-type="float" office:value="0">
            <text:p/>
          </table:table-cell>
          <table:table-cell table:formula="of:=[.C87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0]+[.AT880]+[.AP880]+[.AL880]+[.AH880]+[.AD880]+[.Z880]+[.V880]+[.R880]+[.N880]" ns41:value-type="float" table:style-name="ce45" office:value-type="float" office:value="0">
            <text:p/>
          </table:table-cell>
          <table:table-cell table:formula="of:=[.AY880]+[.AU880]+[.AQ880]+[.AM880]+[.AI880]+[.AE880]+[.AA880]+[.W880]+[.S880]+[.O880]+[.L880]+[.J880]+[.H880]+[.F880]" ns41:value-type="float" table:style-name="ce45" office:value-type="float" office:value="0">
            <text:p/>
          </table:table-cell>
          <table:table-cell table:formula="of:=[.AZ880]+[.AV880]+[.AR880]+[.AN880]+[.AJ880]+[.AF880]+[.AB880]+[.X880]+[.T880]+[.P880]" ns41:value-type="float" table:style-name="ce45" office:value-type="float" office:value="0">
            <text:p/>
          </table:table-cell>
          <table:table-cell table:formula="of:=[.BA880]+[.AW880]+[.AS880]+[.AO880]+[.AK880]+[.AG880]+[.AC880]+[.Y880]+[.U880]+[.Q880]+[.M880]+[.K880]+[.I880]+[.G880]" ns41:value-type="float" table:style-name="ce45" office:value-type="float" office:value="0">
            <text:p/>
          </table:table-cell>
          <table:table-cell table:formula="of:=[.BB880]+[.BD880]" ns41:value-type="float" table:style-name="ce45" office:value-type="float" office:value="0">
            <text:p/>
          </table:table-cell>
          <table:table-cell table:formula="of:=[.BC880]+[.BE880]" ns41:value-type="float" table:style-name="ce45" office:value-type="float" office:value="0">
            <text:p/>
          </table:table-cell>
          <table:table-cell table:formula="of:=[.C88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1]+[.AT881]+[.AP881]+[.AL881]+[.AH881]+[.AD881]+[.Z881]+[.V881]+[.R881]+[.N881]" ns41:value-type="float" table:style-name="ce45" office:value-type="float" office:value="0">
            <text:p/>
          </table:table-cell>
          <table:table-cell table:formula="of:=[.AY881]+[.AU881]+[.AQ881]+[.AM881]+[.AI881]+[.AE881]+[.AA881]+[.W881]+[.S881]+[.O881]+[.L881]+[.J881]+[.H881]+[.F881]" ns41:value-type="float" table:style-name="ce45" office:value-type="float" office:value="0">
            <text:p/>
          </table:table-cell>
          <table:table-cell table:formula="of:=[.AZ881]+[.AV881]+[.AR881]+[.AN881]+[.AJ881]+[.AF881]+[.AB881]+[.X881]+[.T881]+[.P881]" ns41:value-type="float" table:style-name="ce45" office:value-type="float" office:value="0">
            <text:p/>
          </table:table-cell>
          <table:table-cell table:formula="of:=[.BA881]+[.AW881]+[.AS881]+[.AO881]+[.AK881]+[.AG881]+[.AC881]+[.Y881]+[.U881]+[.Q881]+[.M881]+[.K881]+[.I881]+[.G881]" ns41:value-type="float" table:style-name="ce45" office:value-type="float" office:value="0">
            <text:p/>
          </table:table-cell>
          <table:table-cell table:formula="of:=[.BB881]+[.BD881]" ns41:value-type="float" table:style-name="ce45" office:value-type="float" office:value="0">
            <text:p/>
          </table:table-cell>
          <table:table-cell table:formula="of:=[.BC881]+[.BE881]" ns41:value-type="float" table:style-name="ce45" office:value-type="float" office:value="0">
            <text:p/>
          </table:table-cell>
          <table:table-cell table:formula="of:=[.C88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2]+[.AT882]+[.AP882]+[.AL882]+[.AH882]+[.AD882]+[.Z882]+[.V882]+[.R882]+[.N882]" ns41:value-type="float" table:style-name="ce45" office:value-type="float" office:value="0">
            <text:p/>
          </table:table-cell>
          <table:table-cell table:formula="of:=[.AY882]+[.AU882]+[.AQ882]+[.AM882]+[.AI882]+[.AE882]+[.AA882]+[.W882]+[.S882]+[.O882]+[.L882]+[.J882]+[.H882]+[.F882]" ns41:value-type="float" table:style-name="ce45" office:value-type="float" office:value="0">
            <text:p/>
          </table:table-cell>
          <table:table-cell table:formula="of:=[.AZ882]+[.AV882]+[.AR882]+[.AN882]+[.AJ882]+[.AF882]+[.AB882]+[.X882]+[.T882]+[.P882]" ns41:value-type="float" table:style-name="ce45" office:value-type="float" office:value="0">
            <text:p/>
          </table:table-cell>
          <table:table-cell table:formula="of:=[.BA882]+[.AW882]+[.AS882]+[.AO882]+[.AK882]+[.AG882]+[.AC882]+[.Y882]+[.U882]+[.Q882]+[.M882]+[.K882]+[.I882]+[.G882]" ns41:value-type="float" table:style-name="ce45" office:value-type="float" office:value="0">
            <text:p/>
          </table:table-cell>
          <table:table-cell table:formula="of:=[.BB882]+[.BD882]" ns41:value-type="float" table:style-name="ce45" office:value-type="float" office:value="0">
            <text:p/>
          </table:table-cell>
          <table:table-cell table:formula="of:=[.BC882]+[.BE882]" ns41:value-type="float" table:style-name="ce45" office:value-type="float" office:value="0">
            <text:p/>
          </table:table-cell>
          <table:table-cell table:formula="of:=[.C88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3]+[.AT883]+[.AP883]+[.AL883]+[.AH883]+[.AD883]+[.Z883]+[.V883]+[.R883]+[.N883]" ns41:value-type="float" table:style-name="ce45" office:value-type="float" office:value="0">
            <text:p/>
          </table:table-cell>
          <table:table-cell table:formula="of:=[.AY883]+[.AU883]+[.AQ883]+[.AM883]+[.AI883]+[.AE883]+[.AA883]+[.W883]+[.S883]+[.O883]+[.L883]+[.J883]+[.H883]+[.F883]" ns41:value-type="float" table:style-name="ce45" office:value-type="float" office:value="0">
            <text:p/>
          </table:table-cell>
          <table:table-cell table:formula="of:=[.AZ883]+[.AV883]+[.AR883]+[.AN883]+[.AJ883]+[.AF883]+[.AB883]+[.X883]+[.T883]+[.P883]" ns41:value-type="float" table:style-name="ce45" office:value-type="float" office:value="0">
            <text:p/>
          </table:table-cell>
          <table:table-cell table:formula="of:=[.BA883]+[.AW883]+[.AS883]+[.AO883]+[.AK883]+[.AG883]+[.AC883]+[.Y883]+[.U883]+[.Q883]+[.M883]+[.K883]+[.I883]+[.G883]" ns41:value-type="float" table:style-name="ce45" office:value-type="float" office:value="0">
            <text:p/>
          </table:table-cell>
          <table:table-cell table:formula="of:=[.BB883]+[.BD883]" ns41:value-type="float" table:style-name="ce45" office:value-type="float" office:value="0">
            <text:p/>
          </table:table-cell>
          <table:table-cell table:formula="of:=[.BC883]+[.BE883]" ns41:value-type="float" table:style-name="ce45" office:value-type="float" office:value="0">
            <text:p/>
          </table:table-cell>
          <table:table-cell table:formula="of:=[.C88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4]+[.AT884]+[.AP884]+[.AL884]+[.AH884]+[.AD884]+[.Z884]+[.V884]+[.R884]+[.N884]" ns41:value-type="float" table:style-name="ce45" office:value-type="float" office:value="0">
            <text:p/>
          </table:table-cell>
          <table:table-cell table:formula="of:=[.AY884]+[.AU884]+[.AQ884]+[.AM884]+[.AI884]+[.AE884]+[.AA884]+[.W884]+[.S884]+[.O884]+[.L884]+[.J884]+[.H884]+[.F884]" ns41:value-type="float" table:style-name="ce45" office:value-type="float" office:value="0">
            <text:p/>
          </table:table-cell>
          <table:table-cell table:formula="of:=[.AZ884]+[.AV884]+[.AR884]+[.AN884]+[.AJ884]+[.AF884]+[.AB884]+[.X884]+[.T884]+[.P884]" ns41:value-type="float" table:style-name="ce45" office:value-type="float" office:value="0">
            <text:p/>
          </table:table-cell>
          <table:table-cell table:formula="of:=[.BA884]+[.AW884]+[.AS884]+[.AO884]+[.AK884]+[.AG884]+[.AC884]+[.Y884]+[.U884]+[.Q884]+[.M884]+[.K884]+[.I884]+[.G884]" ns41:value-type="float" table:style-name="ce45" office:value-type="float" office:value="0">
            <text:p/>
          </table:table-cell>
          <table:table-cell table:formula="of:=[.BB884]+[.BD884]" ns41:value-type="float" table:style-name="ce45" office:value-type="float" office:value="0">
            <text:p/>
          </table:table-cell>
          <table:table-cell table:formula="of:=[.BC884]+[.BE884]" ns41:value-type="float" table:style-name="ce45" office:value-type="float" office:value="0">
            <text:p/>
          </table:table-cell>
          <table:table-cell table:formula="of:=[.C88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5]+[.AT885]+[.AP885]+[.AL885]+[.AH885]+[.AD885]+[.Z885]+[.V885]+[.R885]+[.N885]" ns41:value-type="float" table:style-name="ce45" office:value-type="float" office:value="0">
            <text:p/>
          </table:table-cell>
          <table:table-cell table:formula="of:=[.AY885]+[.AU885]+[.AQ885]+[.AM885]+[.AI885]+[.AE885]+[.AA885]+[.W885]+[.S885]+[.O885]+[.L885]+[.J885]+[.H885]+[.F885]" ns41:value-type="float" table:style-name="ce45" office:value-type="float" office:value="0">
            <text:p/>
          </table:table-cell>
          <table:table-cell table:formula="of:=[.AZ885]+[.AV885]+[.AR885]+[.AN885]+[.AJ885]+[.AF885]+[.AB885]+[.X885]+[.T885]+[.P885]" ns41:value-type="float" table:style-name="ce45" office:value-type="float" office:value="0">
            <text:p/>
          </table:table-cell>
          <table:table-cell table:formula="of:=[.BA885]+[.AW885]+[.AS885]+[.AO885]+[.AK885]+[.AG885]+[.AC885]+[.Y885]+[.U885]+[.Q885]+[.M885]+[.K885]+[.I885]+[.G885]" ns41:value-type="float" table:style-name="ce45" office:value-type="float" office:value="0">
            <text:p/>
          </table:table-cell>
          <table:table-cell table:formula="of:=[.BB885]+[.BD885]" ns41:value-type="float" table:style-name="ce45" office:value-type="float" office:value="0">
            <text:p/>
          </table:table-cell>
          <table:table-cell table:formula="of:=[.BC885]+[.BE885]" ns41:value-type="float" table:style-name="ce45" office:value-type="float" office:value="0">
            <text:p/>
          </table:table-cell>
          <table:table-cell table:formula="of:=[.C88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6]+[.AT886]+[.AP886]+[.AL886]+[.AH886]+[.AD886]+[.Z886]+[.V886]+[.R886]+[.N886]" ns41:value-type="float" table:style-name="ce45" office:value-type="float" office:value="0">
            <text:p/>
          </table:table-cell>
          <table:table-cell table:formula="of:=[.AY886]+[.AU886]+[.AQ886]+[.AM886]+[.AI886]+[.AE886]+[.AA886]+[.W886]+[.S886]+[.O886]+[.L886]+[.J886]+[.H886]+[.F886]" ns41:value-type="float" table:style-name="ce45" office:value-type="float" office:value="0">
            <text:p/>
          </table:table-cell>
          <table:table-cell table:formula="of:=[.AZ886]+[.AV886]+[.AR886]+[.AN886]+[.AJ886]+[.AF886]+[.AB886]+[.X886]+[.T886]+[.P886]" ns41:value-type="float" table:style-name="ce45" office:value-type="float" office:value="0">
            <text:p/>
          </table:table-cell>
          <table:table-cell table:formula="of:=[.BA886]+[.AW886]+[.AS886]+[.AO886]+[.AK886]+[.AG886]+[.AC886]+[.Y886]+[.U886]+[.Q886]+[.M886]+[.K886]+[.I886]+[.G886]" ns41:value-type="float" table:style-name="ce45" office:value-type="float" office:value="0">
            <text:p/>
          </table:table-cell>
          <table:table-cell table:formula="of:=[.BB886]+[.BD886]" ns41:value-type="float" table:style-name="ce45" office:value-type="float" office:value="0">
            <text:p/>
          </table:table-cell>
          <table:table-cell table:formula="of:=[.BC886]+[.BE886]" ns41:value-type="float" table:style-name="ce45" office:value-type="float" office:value="0">
            <text:p/>
          </table:table-cell>
          <table:table-cell table:formula="of:=[.C88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7]+[.AT887]+[.AP887]+[.AL887]+[.AH887]+[.AD887]+[.Z887]+[.V887]+[.R887]+[.N887]" ns41:value-type="float" table:style-name="ce45" office:value-type="float" office:value="0">
            <text:p/>
          </table:table-cell>
          <table:table-cell table:formula="of:=[.AY887]+[.AU887]+[.AQ887]+[.AM887]+[.AI887]+[.AE887]+[.AA887]+[.W887]+[.S887]+[.O887]+[.L887]+[.J887]+[.H887]+[.F887]" ns41:value-type="float" table:style-name="ce45" office:value-type="float" office:value="0">
            <text:p/>
          </table:table-cell>
          <table:table-cell table:formula="of:=[.AZ887]+[.AV887]+[.AR887]+[.AN887]+[.AJ887]+[.AF887]+[.AB887]+[.X887]+[.T887]+[.P887]" ns41:value-type="float" table:style-name="ce45" office:value-type="float" office:value="0">
            <text:p/>
          </table:table-cell>
          <table:table-cell table:formula="of:=[.BA887]+[.AW887]+[.AS887]+[.AO887]+[.AK887]+[.AG887]+[.AC887]+[.Y887]+[.U887]+[.Q887]+[.M887]+[.K887]+[.I887]+[.G887]" ns41:value-type="float" table:style-name="ce45" office:value-type="float" office:value="0">
            <text:p/>
          </table:table-cell>
          <table:table-cell table:formula="of:=[.BB887]+[.BD887]" ns41:value-type="float" table:style-name="ce45" office:value-type="float" office:value="0">
            <text:p/>
          </table:table-cell>
          <table:table-cell table:formula="of:=[.BC887]+[.BE887]" ns41:value-type="float" table:style-name="ce45" office:value-type="float" office:value="0">
            <text:p/>
          </table:table-cell>
          <table:table-cell table:formula="of:=[.C88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8]+[.AT888]+[.AP888]+[.AL888]+[.AH888]+[.AD888]+[.Z888]+[.V888]+[.R888]+[.N888]" ns41:value-type="float" table:style-name="ce45" office:value-type="float" office:value="0">
            <text:p/>
          </table:table-cell>
          <table:table-cell table:formula="of:=[.AY888]+[.AU888]+[.AQ888]+[.AM888]+[.AI888]+[.AE888]+[.AA888]+[.W888]+[.S888]+[.O888]+[.L888]+[.J888]+[.H888]+[.F888]" ns41:value-type="float" table:style-name="ce45" office:value-type="float" office:value="0">
            <text:p/>
          </table:table-cell>
          <table:table-cell table:formula="of:=[.AZ888]+[.AV888]+[.AR888]+[.AN888]+[.AJ888]+[.AF888]+[.AB888]+[.X888]+[.T888]+[.P888]" ns41:value-type="float" table:style-name="ce45" office:value-type="float" office:value="0">
            <text:p/>
          </table:table-cell>
          <table:table-cell table:formula="of:=[.BA888]+[.AW888]+[.AS888]+[.AO888]+[.AK888]+[.AG888]+[.AC888]+[.Y888]+[.U888]+[.Q888]+[.M888]+[.K888]+[.I888]+[.G888]" ns41:value-type="float" table:style-name="ce45" office:value-type="float" office:value="0">
            <text:p/>
          </table:table-cell>
          <table:table-cell table:formula="of:=[.BB888]+[.BD888]" ns41:value-type="float" table:style-name="ce45" office:value-type="float" office:value="0">
            <text:p/>
          </table:table-cell>
          <table:table-cell table:formula="of:=[.BC888]+[.BE888]" ns41:value-type="float" table:style-name="ce45" office:value-type="float" office:value="0">
            <text:p/>
          </table:table-cell>
          <table:table-cell table:formula="of:=[.C88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89]+[.AT889]+[.AP889]+[.AL889]+[.AH889]+[.AD889]+[.Z889]+[.V889]+[.R889]+[.N889]" ns41:value-type="float" table:style-name="ce45" office:value-type="float" office:value="0">
            <text:p/>
          </table:table-cell>
          <table:table-cell table:formula="of:=[.AY889]+[.AU889]+[.AQ889]+[.AM889]+[.AI889]+[.AE889]+[.AA889]+[.W889]+[.S889]+[.O889]+[.L889]+[.J889]+[.H889]+[.F889]" ns41:value-type="float" table:style-name="ce45" office:value-type="float" office:value="0">
            <text:p/>
          </table:table-cell>
          <table:table-cell table:formula="of:=[.AZ889]+[.AV889]+[.AR889]+[.AN889]+[.AJ889]+[.AF889]+[.AB889]+[.X889]+[.T889]+[.P889]" ns41:value-type="float" table:style-name="ce45" office:value-type="float" office:value="0">
            <text:p/>
          </table:table-cell>
          <table:table-cell table:formula="of:=[.BA889]+[.AW889]+[.AS889]+[.AO889]+[.AK889]+[.AG889]+[.AC889]+[.Y889]+[.U889]+[.Q889]+[.M889]+[.K889]+[.I889]+[.G889]" ns41:value-type="float" table:style-name="ce45" office:value-type="float" office:value="0">
            <text:p/>
          </table:table-cell>
          <table:table-cell table:formula="of:=[.BB889]+[.BD889]" ns41:value-type="float" table:style-name="ce45" office:value-type="float" office:value="0">
            <text:p/>
          </table:table-cell>
          <table:table-cell table:formula="of:=[.BC889]+[.BE889]" ns41:value-type="float" table:style-name="ce45" office:value-type="float" office:value="0">
            <text:p/>
          </table:table-cell>
          <table:table-cell table:formula="of:=[.C88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0]+[.AT890]+[.AP890]+[.AL890]+[.AH890]+[.AD890]+[.Z890]+[.V890]+[.R890]+[.N890]" ns41:value-type="float" table:style-name="ce45" office:value-type="float" office:value="0">
            <text:p/>
          </table:table-cell>
          <table:table-cell table:formula="of:=[.AY890]+[.AU890]+[.AQ890]+[.AM890]+[.AI890]+[.AE890]+[.AA890]+[.W890]+[.S890]+[.O890]+[.L890]+[.J890]+[.H890]+[.F890]" ns41:value-type="float" table:style-name="ce45" office:value-type="float" office:value="0">
            <text:p/>
          </table:table-cell>
          <table:table-cell table:formula="of:=[.AZ890]+[.AV890]+[.AR890]+[.AN890]+[.AJ890]+[.AF890]+[.AB890]+[.X890]+[.T890]+[.P890]" ns41:value-type="float" table:style-name="ce45" office:value-type="float" office:value="0">
            <text:p/>
          </table:table-cell>
          <table:table-cell table:formula="of:=[.BA890]+[.AW890]+[.AS890]+[.AO890]+[.AK890]+[.AG890]+[.AC890]+[.Y890]+[.U890]+[.Q890]+[.M890]+[.K890]+[.I890]+[.G890]" ns41:value-type="float" table:style-name="ce45" office:value-type="float" office:value="0">
            <text:p/>
          </table:table-cell>
          <table:table-cell table:formula="of:=[.BB890]+[.BD890]" ns41:value-type="float" table:style-name="ce45" office:value-type="float" office:value="0">
            <text:p/>
          </table:table-cell>
          <table:table-cell table:formula="of:=[.BC890]+[.BE890]" ns41:value-type="float" table:style-name="ce45" office:value-type="float" office:value="0">
            <text:p/>
          </table:table-cell>
          <table:table-cell table:formula="of:=[.C89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1]+[.AT891]+[.AP891]+[.AL891]+[.AH891]+[.AD891]+[.Z891]+[.V891]+[.R891]+[.N891]" ns41:value-type="float" table:style-name="ce45" office:value-type="float" office:value="0">
            <text:p/>
          </table:table-cell>
          <table:table-cell table:formula="of:=[.AY891]+[.AU891]+[.AQ891]+[.AM891]+[.AI891]+[.AE891]+[.AA891]+[.W891]+[.S891]+[.O891]+[.L891]+[.J891]+[.H891]+[.F891]" ns41:value-type="float" table:style-name="ce45" office:value-type="float" office:value="0">
            <text:p/>
          </table:table-cell>
          <table:table-cell table:formula="of:=[.AZ891]+[.AV891]+[.AR891]+[.AN891]+[.AJ891]+[.AF891]+[.AB891]+[.X891]+[.T891]+[.P891]" ns41:value-type="float" table:style-name="ce45" office:value-type="float" office:value="0">
            <text:p/>
          </table:table-cell>
          <table:table-cell table:formula="of:=[.BA891]+[.AW891]+[.AS891]+[.AO891]+[.AK891]+[.AG891]+[.AC891]+[.Y891]+[.U891]+[.Q891]+[.M891]+[.K891]+[.I891]+[.G891]" ns41:value-type="float" table:style-name="ce45" office:value-type="float" office:value="0">
            <text:p/>
          </table:table-cell>
          <table:table-cell table:formula="of:=[.BB891]+[.BD891]" ns41:value-type="float" table:style-name="ce45" office:value-type="float" office:value="0">
            <text:p/>
          </table:table-cell>
          <table:table-cell table:formula="of:=[.BC891]+[.BE891]" ns41:value-type="float" table:style-name="ce45" office:value-type="float" office:value="0">
            <text:p/>
          </table:table-cell>
          <table:table-cell table:formula="of:=[.C89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2]+[.AT892]+[.AP892]+[.AL892]+[.AH892]+[.AD892]+[.Z892]+[.V892]+[.R892]+[.N892]" ns41:value-type="float" table:style-name="ce45" office:value-type="float" office:value="0">
            <text:p/>
          </table:table-cell>
          <table:table-cell table:formula="of:=[.AY892]+[.AU892]+[.AQ892]+[.AM892]+[.AI892]+[.AE892]+[.AA892]+[.W892]+[.S892]+[.O892]+[.L892]+[.J892]+[.H892]+[.F892]" ns41:value-type="float" table:style-name="ce45" office:value-type="float" office:value="0">
            <text:p/>
          </table:table-cell>
          <table:table-cell table:formula="of:=[.AZ892]+[.AV892]+[.AR892]+[.AN892]+[.AJ892]+[.AF892]+[.AB892]+[.X892]+[.T892]+[.P892]" ns41:value-type="float" table:style-name="ce45" office:value-type="float" office:value="0">
            <text:p/>
          </table:table-cell>
          <table:table-cell table:formula="of:=[.BA892]+[.AW892]+[.AS892]+[.AO892]+[.AK892]+[.AG892]+[.AC892]+[.Y892]+[.U892]+[.Q892]+[.M892]+[.K892]+[.I892]+[.G892]" ns41:value-type="float" table:style-name="ce45" office:value-type="float" office:value="0">
            <text:p/>
          </table:table-cell>
          <table:table-cell table:formula="of:=[.BB892]+[.BD892]" ns41:value-type="float" table:style-name="ce45" office:value-type="float" office:value="0">
            <text:p/>
          </table:table-cell>
          <table:table-cell table:formula="of:=[.BC892]+[.BE892]" ns41:value-type="float" table:style-name="ce45" office:value-type="float" office:value="0">
            <text:p/>
          </table:table-cell>
          <table:table-cell table:formula="of:=[.C89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3]+[.AT893]+[.AP893]+[.AL893]+[.AH893]+[.AD893]+[.Z893]+[.V893]+[.R893]+[.N893]" ns41:value-type="float" table:style-name="ce45" office:value-type="float" office:value="0">
            <text:p/>
          </table:table-cell>
          <table:table-cell table:formula="of:=[.AY893]+[.AU893]+[.AQ893]+[.AM893]+[.AI893]+[.AE893]+[.AA893]+[.W893]+[.S893]+[.O893]+[.L893]+[.J893]+[.H893]+[.F893]" ns41:value-type="float" table:style-name="ce45" office:value-type="float" office:value="0">
            <text:p/>
          </table:table-cell>
          <table:table-cell table:formula="of:=[.AZ893]+[.AV893]+[.AR893]+[.AN893]+[.AJ893]+[.AF893]+[.AB893]+[.X893]+[.T893]+[.P893]" ns41:value-type="float" table:style-name="ce45" office:value-type="float" office:value="0">
            <text:p/>
          </table:table-cell>
          <table:table-cell table:formula="of:=[.BA893]+[.AW893]+[.AS893]+[.AO893]+[.AK893]+[.AG893]+[.AC893]+[.Y893]+[.U893]+[.Q893]+[.M893]+[.K893]+[.I893]+[.G893]" ns41:value-type="float" table:style-name="ce45" office:value-type="float" office:value="0">
            <text:p/>
          </table:table-cell>
          <table:table-cell table:formula="of:=[.BB893]+[.BD893]" ns41:value-type="float" table:style-name="ce45" office:value-type="float" office:value="0">
            <text:p/>
          </table:table-cell>
          <table:table-cell table:formula="of:=[.BC893]+[.BE893]" ns41:value-type="float" table:style-name="ce45" office:value-type="float" office:value="0">
            <text:p/>
          </table:table-cell>
          <table:table-cell table:formula="of:=[.C89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4]+[.AT894]+[.AP894]+[.AL894]+[.AH894]+[.AD894]+[.Z894]+[.V894]+[.R894]+[.N894]" ns41:value-type="float" table:style-name="ce45" office:value-type="float" office:value="0">
            <text:p/>
          </table:table-cell>
          <table:table-cell table:formula="of:=[.AY894]+[.AU894]+[.AQ894]+[.AM894]+[.AI894]+[.AE894]+[.AA894]+[.W894]+[.S894]+[.O894]+[.L894]+[.J894]+[.H894]+[.F894]" ns41:value-type="float" table:style-name="ce45" office:value-type="float" office:value="0">
            <text:p/>
          </table:table-cell>
          <table:table-cell table:formula="of:=[.AZ894]+[.AV894]+[.AR894]+[.AN894]+[.AJ894]+[.AF894]+[.AB894]+[.X894]+[.T894]+[.P894]" ns41:value-type="float" table:style-name="ce45" office:value-type="float" office:value="0">
            <text:p/>
          </table:table-cell>
          <table:table-cell table:formula="of:=[.BA894]+[.AW894]+[.AS894]+[.AO894]+[.AK894]+[.AG894]+[.AC894]+[.Y894]+[.U894]+[.Q894]+[.M894]+[.K894]+[.I894]+[.G894]" ns41:value-type="float" table:style-name="ce45" office:value-type="float" office:value="0">
            <text:p/>
          </table:table-cell>
          <table:table-cell table:formula="of:=[.BB894]+[.BD894]" ns41:value-type="float" table:style-name="ce45" office:value-type="float" office:value="0">
            <text:p/>
          </table:table-cell>
          <table:table-cell table:formula="of:=[.BC894]+[.BE894]" ns41:value-type="float" table:style-name="ce45" office:value-type="float" office:value="0">
            <text:p/>
          </table:table-cell>
          <table:table-cell table:formula="of:=[.C89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5]+[.AT895]+[.AP895]+[.AL895]+[.AH895]+[.AD895]+[.Z895]+[.V895]+[.R895]+[.N895]" ns41:value-type="float" table:style-name="ce45" office:value-type="float" office:value="0">
            <text:p/>
          </table:table-cell>
          <table:table-cell table:formula="of:=[.AY895]+[.AU895]+[.AQ895]+[.AM895]+[.AI895]+[.AE895]+[.AA895]+[.W895]+[.S895]+[.O895]+[.L895]+[.J895]+[.H895]+[.F895]" ns41:value-type="float" table:style-name="ce45" office:value-type="float" office:value="0">
            <text:p/>
          </table:table-cell>
          <table:table-cell table:formula="of:=[.AZ895]+[.AV895]+[.AR895]+[.AN895]+[.AJ895]+[.AF895]+[.AB895]+[.X895]+[.T895]+[.P895]" ns41:value-type="float" table:style-name="ce45" office:value-type="float" office:value="0">
            <text:p/>
          </table:table-cell>
          <table:table-cell table:formula="of:=[.BA895]+[.AW895]+[.AS895]+[.AO895]+[.AK895]+[.AG895]+[.AC895]+[.Y895]+[.U895]+[.Q895]+[.M895]+[.K895]+[.I895]+[.G895]" ns41:value-type="float" table:style-name="ce45" office:value-type="float" office:value="0">
            <text:p/>
          </table:table-cell>
          <table:table-cell table:formula="of:=[.BB895]+[.BD895]" ns41:value-type="float" table:style-name="ce45" office:value-type="float" office:value="0">
            <text:p/>
          </table:table-cell>
          <table:table-cell table:formula="of:=[.BC895]+[.BE895]" ns41:value-type="float" table:style-name="ce45" office:value-type="float" office:value="0">
            <text:p/>
          </table:table-cell>
          <table:table-cell table:formula="of:=[.C89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6]+[.AT896]+[.AP896]+[.AL896]+[.AH896]+[.AD896]+[.Z896]+[.V896]+[.R896]+[.N896]" ns41:value-type="float" table:style-name="ce45" office:value-type="float" office:value="0">
            <text:p/>
          </table:table-cell>
          <table:table-cell table:formula="of:=[.AY896]+[.AU896]+[.AQ896]+[.AM896]+[.AI896]+[.AE896]+[.AA896]+[.W896]+[.S896]+[.O896]+[.L896]+[.J896]+[.H896]+[.F896]" ns41:value-type="float" table:style-name="ce45" office:value-type="float" office:value="0">
            <text:p/>
          </table:table-cell>
          <table:table-cell table:formula="of:=[.AZ896]+[.AV896]+[.AR896]+[.AN896]+[.AJ896]+[.AF896]+[.AB896]+[.X896]+[.T896]+[.P896]" ns41:value-type="float" table:style-name="ce45" office:value-type="float" office:value="0">
            <text:p/>
          </table:table-cell>
          <table:table-cell table:formula="of:=[.BA896]+[.AW896]+[.AS896]+[.AO896]+[.AK896]+[.AG896]+[.AC896]+[.Y896]+[.U896]+[.Q896]+[.M896]+[.K896]+[.I896]+[.G896]" ns41:value-type="float" table:style-name="ce45" office:value-type="float" office:value="0">
            <text:p/>
          </table:table-cell>
          <table:table-cell table:formula="of:=[.BB896]+[.BD896]" ns41:value-type="float" table:style-name="ce45" office:value-type="float" office:value="0">
            <text:p/>
          </table:table-cell>
          <table:table-cell table:formula="of:=[.BC896]+[.BE896]" ns41:value-type="float" table:style-name="ce45" office:value-type="float" office:value="0">
            <text:p/>
          </table:table-cell>
          <table:table-cell table:formula="of:=[.C89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7]+[.AT897]+[.AP897]+[.AL897]+[.AH897]+[.AD897]+[.Z897]+[.V897]+[.R897]+[.N897]" ns41:value-type="float" table:style-name="ce45" office:value-type="float" office:value="0">
            <text:p/>
          </table:table-cell>
          <table:table-cell table:formula="of:=[.AY897]+[.AU897]+[.AQ897]+[.AM897]+[.AI897]+[.AE897]+[.AA897]+[.W897]+[.S897]+[.O897]+[.L897]+[.J897]+[.H897]+[.F897]" ns41:value-type="float" table:style-name="ce45" office:value-type="float" office:value="0">
            <text:p/>
          </table:table-cell>
          <table:table-cell table:formula="of:=[.AZ897]+[.AV897]+[.AR897]+[.AN897]+[.AJ897]+[.AF897]+[.AB897]+[.X897]+[.T897]+[.P897]" ns41:value-type="float" table:style-name="ce45" office:value-type="float" office:value="0">
            <text:p/>
          </table:table-cell>
          <table:table-cell table:formula="of:=[.BA897]+[.AW897]+[.AS897]+[.AO897]+[.AK897]+[.AG897]+[.AC897]+[.Y897]+[.U897]+[.Q897]+[.M897]+[.K897]+[.I897]+[.G897]" ns41:value-type="float" table:style-name="ce45" office:value-type="float" office:value="0">
            <text:p/>
          </table:table-cell>
          <table:table-cell table:formula="of:=[.BB897]+[.BD897]" ns41:value-type="float" table:style-name="ce45" office:value-type="float" office:value="0">
            <text:p/>
          </table:table-cell>
          <table:table-cell table:formula="of:=[.BC897]+[.BE897]" ns41:value-type="float" table:style-name="ce45" office:value-type="float" office:value="0">
            <text:p/>
          </table:table-cell>
          <table:table-cell table:formula="of:=[.C89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8]+[.AT898]+[.AP898]+[.AL898]+[.AH898]+[.AD898]+[.Z898]+[.V898]+[.R898]+[.N898]" ns41:value-type="float" table:style-name="ce45" office:value-type="float" office:value="0">
            <text:p/>
          </table:table-cell>
          <table:table-cell table:formula="of:=[.AY898]+[.AU898]+[.AQ898]+[.AM898]+[.AI898]+[.AE898]+[.AA898]+[.W898]+[.S898]+[.O898]+[.L898]+[.J898]+[.H898]+[.F898]" ns41:value-type="float" table:style-name="ce45" office:value-type="float" office:value="0">
            <text:p/>
          </table:table-cell>
          <table:table-cell table:formula="of:=[.AZ898]+[.AV898]+[.AR898]+[.AN898]+[.AJ898]+[.AF898]+[.AB898]+[.X898]+[.T898]+[.P898]" ns41:value-type="float" table:style-name="ce45" office:value-type="float" office:value="0">
            <text:p/>
          </table:table-cell>
          <table:table-cell table:formula="of:=[.BA898]+[.AW898]+[.AS898]+[.AO898]+[.AK898]+[.AG898]+[.AC898]+[.Y898]+[.U898]+[.Q898]+[.M898]+[.K898]+[.I898]+[.G898]" ns41:value-type="float" table:style-name="ce45" office:value-type="float" office:value="0">
            <text:p/>
          </table:table-cell>
          <table:table-cell table:formula="of:=[.BB898]+[.BD898]" ns41:value-type="float" table:style-name="ce45" office:value-type="float" office:value="0">
            <text:p/>
          </table:table-cell>
          <table:table-cell table:formula="of:=[.BC898]+[.BE898]" ns41:value-type="float" table:style-name="ce45" office:value-type="float" office:value="0">
            <text:p/>
          </table:table-cell>
          <table:table-cell table:formula="of:=[.C89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899]+[.AT899]+[.AP899]+[.AL899]+[.AH899]+[.AD899]+[.Z899]+[.V899]+[.R899]+[.N899]" ns41:value-type="float" table:style-name="ce45" office:value-type="float" office:value="0">
            <text:p/>
          </table:table-cell>
          <table:table-cell table:formula="of:=[.AY899]+[.AU899]+[.AQ899]+[.AM899]+[.AI899]+[.AE899]+[.AA899]+[.W899]+[.S899]+[.O899]+[.L899]+[.J899]+[.H899]+[.F899]" ns41:value-type="float" table:style-name="ce45" office:value-type="float" office:value="0">
            <text:p/>
          </table:table-cell>
          <table:table-cell table:formula="of:=[.AZ899]+[.AV899]+[.AR899]+[.AN899]+[.AJ899]+[.AF899]+[.AB899]+[.X899]+[.T899]+[.P899]" ns41:value-type="float" table:style-name="ce45" office:value-type="float" office:value="0">
            <text:p/>
          </table:table-cell>
          <table:table-cell table:formula="of:=[.BA899]+[.AW899]+[.AS899]+[.AO899]+[.AK899]+[.AG899]+[.AC899]+[.Y899]+[.U899]+[.Q899]+[.M899]+[.K899]+[.I899]+[.G899]" ns41:value-type="float" table:style-name="ce45" office:value-type="float" office:value="0">
            <text:p/>
          </table:table-cell>
          <table:table-cell table:formula="of:=[.BB899]+[.BD899]" ns41:value-type="float" table:style-name="ce45" office:value-type="float" office:value="0">
            <text:p/>
          </table:table-cell>
          <table:table-cell table:formula="of:=[.BC899]+[.BE899]" ns41:value-type="float" table:style-name="ce45" office:value-type="float" office:value="0">
            <text:p/>
          </table:table-cell>
          <table:table-cell table:formula="of:=[.C89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0]+[.AT900]+[.AP900]+[.AL900]+[.AH900]+[.AD900]+[.Z900]+[.V900]+[.R900]+[.N900]" ns41:value-type="float" table:style-name="ce45" office:value-type="float" office:value="0">
            <text:p/>
          </table:table-cell>
          <table:table-cell table:formula="of:=[.AY900]+[.AU900]+[.AQ900]+[.AM900]+[.AI900]+[.AE900]+[.AA900]+[.W900]+[.S900]+[.O900]+[.L900]+[.J900]+[.H900]+[.F900]" ns41:value-type="float" table:style-name="ce45" office:value-type="float" office:value="0">
            <text:p/>
          </table:table-cell>
          <table:table-cell table:formula="of:=[.AZ900]+[.AV900]+[.AR900]+[.AN900]+[.AJ900]+[.AF900]+[.AB900]+[.X900]+[.T900]+[.P900]" ns41:value-type="float" table:style-name="ce45" office:value-type="float" office:value="0">
            <text:p/>
          </table:table-cell>
          <table:table-cell table:formula="of:=[.BA900]+[.AW900]+[.AS900]+[.AO900]+[.AK900]+[.AG900]+[.AC900]+[.Y900]+[.U900]+[.Q900]+[.M900]+[.K900]+[.I900]+[.G900]" ns41:value-type="float" table:style-name="ce45" office:value-type="float" office:value="0">
            <text:p/>
          </table:table-cell>
          <table:table-cell table:formula="of:=[.BB900]+[.BD900]" ns41:value-type="float" table:style-name="ce45" office:value-type="float" office:value="0">
            <text:p/>
          </table:table-cell>
          <table:table-cell table:formula="of:=[.BC900]+[.BE900]" ns41:value-type="float" table:style-name="ce45" office:value-type="float" office:value="0">
            <text:p/>
          </table:table-cell>
          <table:table-cell table:formula="of:=[.C90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1]+[.AT901]+[.AP901]+[.AL901]+[.AH901]+[.AD901]+[.Z901]+[.V901]+[.R901]+[.N901]" ns41:value-type="float" table:style-name="ce45" office:value-type="float" office:value="0">
            <text:p/>
          </table:table-cell>
          <table:table-cell table:formula="of:=[.AY901]+[.AU901]+[.AQ901]+[.AM901]+[.AI901]+[.AE901]+[.AA901]+[.W901]+[.S901]+[.O901]+[.L901]+[.J901]+[.H901]+[.F901]" ns41:value-type="float" table:style-name="ce45" office:value-type="float" office:value="0">
            <text:p/>
          </table:table-cell>
          <table:table-cell table:formula="of:=[.AZ901]+[.AV901]+[.AR901]+[.AN901]+[.AJ901]+[.AF901]+[.AB901]+[.X901]+[.T901]+[.P901]" ns41:value-type="float" table:style-name="ce45" office:value-type="float" office:value="0">
            <text:p/>
          </table:table-cell>
          <table:table-cell table:formula="of:=[.BA901]+[.AW901]+[.AS901]+[.AO901]+[.AK901]+[.AG901]+[.AC901]+[.Y901]+[.U901]+[.Q901]+[.M901]+[.K901]+[.I901]+[.G901]" ns41:value-type="float" table:style-name="ce45" office:value-type="float" office:value="0">
            <text:p/>
          </table:table-cell>
          <table:table-cell table:formula="of:=[.BB901]+[.BD901]" ns41:value-type="float" table:style-name="ce45" office:value-type="float" office:value="0">
            <text:p/>
          </table:table-cell>
          <table:table-cell table:formula="of:=[.BC901]+[.BE901]" ns41:value-type="float" table:style-name="ce45" office:value-type="float" office:value="0">
            <text:p/>
          </table:table-cell>
          <table:table-cell table:formula="of:=[.C90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2]+[.AT902]+[.AP902]+[.AL902]+[.AH902]+[.AD902]+[.Z902]+[.V902]+[.R902]+[.N902]" ns41:value-type="float" table:style-name="ce45" office:value-type="float" office:value="0">
            <text:p/>
          </table:table-cell>
          <table:table-cell table:formula="of:=[.AY902]+[.AU902]+[.AQ902]+[.AM902]+[.AI902]+[.AE902]+[.AA902]+[.W902]+[.S902]+[.O902]+[.L902]+[.J902]+[.H902]+[.F902]" ns41:value-type="float" table:style-name="ce45" office:value-type="float" office:value="0">
            <text:p/>
          </table:table-cell>
          <table:table-cell table:formula="of:=[.AZ902]+[.AV902]+[.AR902]+[.AN902]+[.AJ902]+[.AF902]+[.AB902]+[.X902]+[.T902]+[.P902]" ns41:value-type="float" table:style-name="ce45" office:value-type="float" office:value="0">
            <text:p/>
          </table:table-cell>
          <table:table-cell table:formula="of:=[.BA902]+[.AW902]+[.AS902]+[.AO902]+[.AK902]+[.AG902]+[.AC902]+[.Y902]+[.U902]+[.Q902]+[.M902]+[.K902]+[.I902]+[.G902]" ns41:value-type="float" table:style-name="ce45" office:value-type="float" office:value="0">
            <text:p/>
          </table:table-cell>
          <table:table-cell table:formula="of:=[.BB902]+[.BD902]" ns41:value-type="float" table:style-name="ce45" office:value-type="float" office:value="0">
            <text:p/>
          </table:table-cell>
          <table:table-cell table:formula="of:=[.BC902]+[.BE902]" ns41:value-type="float" table:style-name="ce45" office:value-type="float" office:value="0">
            <text:p/>
          </table:table-cell>
          <table:table-cell table:formula="of:=[.C90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3]+[.AT903]+[.AP903]+[.AL903]+[.AH903]+[.AD903]+[.Z903]+[.V903]+[.R903]+[.N903]" ns41:value-type="float" table:style-name="ce45" office:value-type="float" office:value="0">
            <text:p/>
          </table:table-cell>
          <table:table-cell table:formula="of:=[.AY903]+[.AU903]+[.AQ903]+[.AM903]+[.AI903]+[.AE903]+[.AA903]+[.W903]+[.S903]+[.O903]+[.L903]+[.J903]+[.H903]+[.F903]" ns41:value-type="float" table:style-name="ce45" office:value-type="float" office:value="0">
            <text:p/>
          </table:table-cell>
          <table:table-cell table:formula="of:=[.AZ903]+[.AV903]+[.AR903]+[.AN903]+[.AJ903]+[.AF903]+[.AB903]+[.X903]+[.T903]+[.P903]" ns41:value-type="float" table:style-name="ce45" office:value-type="float" office:value="0">
            <text:p/>
          </table:table-cell>
          <table:table-cell table:formula="of:=[.BA903]+[.AW903]+[.AS903]+[.AO903]+[.AK903]+[.AG903]+[.AC903]+[.Y903]+[.U903]+[.Q903]+[.M903]+[.K903]+[.I903]+[.G903]" ns41:value-type="float" table:style-name="ce45" office:value-type="float" office:value="0">
            <text:p/>
          </table:table-cell>
          <table:table-cell table:formula="of:=[.BB903]+[.BD903]" ns41:value-type="float" table:style-name="ce45" office:value-type="float" office:value="0">
            <text:p/>
          </table:table-cell>
          <table:table-cell table:formula="of:=[.BC903]+[.BE903]" ns41:value-type="float" table:style-name="ce45" office:value-type="float" office:value="0">
            <text:p/>
          </table:table-cell>
          <table:table-cell table:formula="of:=[.C90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4]+[.AT904]+[.AP904]+[.AL904]+[.AH904]+[.AD904]+[.Z904]+[.V904]+[.R904]+[.N904]" ns41:value-type="float" table:style-name="ce45" office:value-type="float" office:value="0">
            <text:p/>
          </table:table-cell>
          <table:table-cell table:formula="of:=[.AY904]+[.AU904]+[.AQ904]+[.AM904]+[.AI904]+[.AE904]+[.AA904]+[.W904]+[.S904]+[.O904]+[.L904]+[.J904]+[.H904]+[.F904]" ns41:value-type="float" table:style-name="ce45" office:value-type="float" office:value="0">
            <text:p/>
          </table:table-cell>
          <table:table-cell table:formula="of:=[.AZ904]+[.AV904]+[.AR904]+[.AN904]+[.AJ904]+[.AF904]+[.AB904]+[.X904]+[.T904]+[.P904]" ns41:value-type="float" table:style-name="ce45" office:value-type="float" office:value="0">
            <text:p/>
          </table:table-cell>
          <table:table-cell table:formula="of:=[.BA904]+[.AW904]+[.AS904]+[.AO904]+[.AK904]+[.AG904]+[.AC904]+[.Y904]+[.U904]+[.Q904]+[.M904]+[.K904]+[.I904]+[.G904]" ns41:value-type="float" table:style-name="ce45" office:value-type="float" office:value="0">
            <text:p/>
          </table:table-cell>
          <table:table-cell table:formula="of:=[.BB904]+[.BD904]" ns41:value-type="float" table:style-name="ce45" office:value-type="float" office:value="0">
            <text:p/>
          </table:table-cell>
          <table:table-cell table:formula="of:=[.BC904]+[.BE904]" ns41:value-type="float" table:style-name="ce45" office:value-type="float" office:value="0">
            <text:p/>
          </table:table-cell>
          <table:table-cell table:formula="of:=[.C90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5]+[.AT905]+[.AP905]+[.AL905]+[.AH905]+[.AD905]+[.Z905]+[.V905]+[.R905]+[.N905]" ns41:value-type="float" table:style-name="ce45" office:value-type="float" office:value="0">
            <text:p/>
          </table:table-cell>
          <table:table-cell table:formula="of:=[.AY905]+[.AU905]+[.AQ905]+[.AM905]+[.AI905]+[.AE905]+[.AA905]+[.W905]+[.S905]+[.O905]+[.L905]+[.J905]+[.H905]+[.F905]" ns41:value-type="float" table:style-name="ce45" office:value-type="float" office:value="0">
            <text:p/>
          </table:table-cell>
          <table:table-cell table:formula="of:=[.AZ905]+[.AV905]+[.AR905]+[.AN905]+[.AJ905]+[.AF905]+[.AB905]+[.X905]+[.T905]+[.P905]" ns41:value-type="float" table:style-name="ce45" office:value-type="float" office:value="0">
            <text:p/>
          </table:table-cell>
          <table:table-cell table:formula="of:=[.BA905]+[.AW905]+[.AS905]+[.AO905]+[.AK905]+[.AG905]+[.AC905]+[.Y905]+[.U905]+[.Q905]+[.M905]+[.K905]+[.I905]+[.G905]" ns41:value-type="float" table:style-name="ce45" office:value-type="float" office:value="0">
            <text:p/>
          </table:table-cell>
          <table:table-cell table:formula="of:=[.BB905]+[.BD905]" ns41:value-type="float" table:style-name="ce45" office:value-type="float" office:value="0">
            <text:p/>
          </table:table-cell>
          <table:table-cell table:formula="of:=[.BC905]+[.BE905]" ns41:value-type="float" table:style-name="ce45" office:value-type="float" office:value="0">
            <text:p/>
          </table:table-cell>
          <table:table-cell table:formula="of:=[.C90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6]+[.AT906]+[.AP906]+[.AL906]+[.AH906]+[.AD906]+[.Z906]+[.V906]+[.R906]+[.N906]" ns41:value-type="float" table:style-name="ce45" office:value-type="float" office:value="0">
            <text:p/>
          </table:table-cell>
          <table:table-cell table:formula="of:=[.AY906]+[.AU906]+[.AQ906]+[.AM906]+[.AI906]+[.AE906]+[.AA906]+[.W906]+[.S906]+[.O906]+[.L906]+[.J906]+[.H906]+[.F906]" ns41:value-type="float" table:style-name="ce45" office:value-type="float" office:value="0">
            <text:p/>
          </table:table-cell>
          <table:table-cell table:formula="of:=[.AZ906]+[.AV906]+[.AR906]+[.AN906]+[.AJ906]+[.AF906]+[.AB906]+[.X906]+[.T906]+[.P906]" ns41:value-type="float" table:style-name="ce45" office:value-type="float" office:value="0">
            <text:p/>
          </table:table-cell>
          <table:table-cell table:formula="of:=[.BA906]+[.AW906]+[.AS906]+[.AO906]+[.AK906]+[.AG906]+[.AC906]+[.Y906]+[.U906]+[.Q906]+[.M906]+[.K906]+[.I906]+[.G906]" ns41:value-type="float" table:style-name="ce45" office:value-type="float" office:value="0">
            <text:p/>
          </table:table-cell>
          <table:table-cell table:formula="of:=[.BB906]+[.BD906]" ns41:value-type="float" table:style-name="ce45" office:value-type="float" office:value="0">
            <text:p/>
          </table:table-cell>
          <table:table-cell table:formula="of:=[.BC906]+[.BE906]" ns41:value-type="float" table:style-name="ce45" office:value-type="float" office:value="0">
            <text:p/>
          </table:table-cell>
          <table:table-cell table:formula="of:=[.C90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7]+[.AT907]+[.AP907]+[.AL907]+[.AH907]+[.AD907]+[.Z907]+[.V907]+[.R907]+[.N907]" ns41:value-type="float" table:style-name="ce45" office:value-type="float" office:value="0">
            <text:p/>
          </table:table-cell>
          <table:table-cell table:formula="of:=[.AY907]+[.AU907]+[.AQ907]+[.AM907]+[.AI907]+[.AE907]+[.AA907]+[.W907]+[.S907]+[.O907]+[.L907]+[.J907]+[.H907]+[.F907]" ns41:value-type="float" table:style-name="ce45" office:value-type="float" office:value="0">
            <text:p/>
          </table:table-cell>
          <table:table-cell table:formula="of:=[.AZ907]+[.AV907]+[.AR907]+[.AN907]+[.AJ907]+[.AF907]+[.AB907]+[.X907]+[.T907]+[.P907]" ns41:value-type="float" table:style-name="ce45" office:value-type="float" office:value="0">
            <text:p/>
          </table:table-cell>
          <table:table-cell table:formula="of:=[.BA907]+[.AW907]+[.AS907]+[.AO907]+[.AK907]+[.AG907]+[.AC907]+[.Y907]+[.U907]+[.Q907]+[.M907]+[.K907]+[.I907]+[.G907]" ns41:value-type="float" table:style-name="ce45" office:value-type="float" office:value="0">
            <text:p/>
          </table:table-cell>
          <table:table-cell table:formula="of:=[.BB907]+[.BD907]" ns41:value-type="float" table:style-name="ce45" office:value-type="float" office:value="0">
            <text:p/>
          </table:table-cell>
          <table:table-cell table:formula="of:=[.BC907]+[.BE907]" ns41:value-type="float" table:style-name="ce45" office:value-type="float" office:value="0">
            <text:p/>
          </table:table-cell>
          <table:table-cell table:formula="of:=[.C90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8]+[.AT908]+[.AP908]+[.AL908]+[.AH908]+[.AD908]+[.Z908]+[.V908]+[.R908]+[.N908]" ns41:value-type="float" table:style-name="ce45" office:value-type="float" office:value="0">
            <text:p/>
          </table:table-cell>
          <table:table-cell table:formula="of:=[.AY908]+[.AU908]+[.AQ908]+[.AM908]+[.AI908]+[.AE908]+[.AA908]+[.W908]+[.S908]+[.O908]+[.L908]+[.J908]+[.H908]+[.F908]" ns41:value-type="float" table:style-name="ce45" office:value-type="float" office:value="0">
            <text:p/>
          </table:table-cell>
          <table:table-cell table:formula="of:=[.AZ908]+[.AV908]+[.AR908]+[.AN908]+[.AJ908]+[.AF908]+[.AB908]+[.X908]+[.T908]+[.P908]" ns41:value-type="float" table:style-name="ce45" office:value-type="float" office:value="0">
            <text:p/>
          </table:table-cell>
          <table:table-cell table:formula="of:=[.BA908]+[.AW908]+[.AS908]+[.AO908]+[.AK908]+[.AG908]+[.AC908]+[.Y908]+[.U908]+[.Q908]+[.M908]+[.K908]+[.I908]+[.G908]" ns41:value-type="float" table:style-name="ce45" office:value-type="float" office:value="0">
            <text:p/>
          </table:table-cell>
          <table:table-cell table:formula="of:=[.BB908]+[.BD908]" ns41:value-type="float" table:style-name="ce45" office:value-type="float" office:value="0">
            <text:p/>
          </table:table-cell>
          <table:table-cell table:formula="of:=[.BC908]+[.BE908]" ns41:value-type="float" table:style-name="ce45" office:value-type="float" office:value="0">
            <text:p/>
          </table:table-cell>
          <table:table-cell table:formula="of:=[.C90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09]+[.AT909]+[.AP909]+[.AL909]+[.AH909]+[.AD909]+[.Z909]+[.V909]+[.R909]+[.N909]" ns41:value-type="float" table:style-name="ce45" office:value-type="float" office:value="0">
            <text:p/>
          </table:table-cell>
          <table:table-cell table:formula="of:=[.AY909]+[.AU909]+[.AQ909]+[.AM909]+[.AI909]+[.AE909]+[.AA909]+[.W909]+[.S909]+[.O909]+[.L909]+[.J909]+[.H909]+[.F909]" ns41:value-type="float" table:style-name="ce45" office:value-type="float" office:value="0">
            <text:p/>
          </table:table-cell>
          <table:table-cell table:formula="of:=[.AZ909]+[.AV909]+[.AR909]+[.AN909]+[.AJ909]+[.AF909]+[.AB909]+[.X909]+[.T909]+[.P909]" ns41:value-type="float" table:style-name="ce45" office:value-type="float" office:value="0">
            <text:p/>
          </table:table-cell>
          <table:table-cell table:formula="of:=[.BA909]+[.AW909]+[.AS909]+[.AO909]+[.AK909]+[.AG909]+[.AC909]+[.Y909]+[.U909]+[.Q909]+[.M909]+[.K909]+[.I909]+[.G909]" ns41:value-type="float" table:style-name="ce45" office:value-type="float" office:value="0">
            <text:p/>
          </table:table-cell>
          <table:table-cell table:formula="of:=[.BB909]+[.BD909]" ns41:value-type="float" table:style-name="ce45" office:value-type="float" office:value="0">
            <text:p/>
          </table:table-cell>
          <table:table-cell table:formula="of:=[.BC909]+[.BE909]" ns41:value-type="float" table:style-name="ce45" office:value-type="float" office:value="0">
            <text:p/>
          </table:table-cell>
          <table:table-cell table:formula="of:=[.C90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0]+[.AT910]+[.AP910]+[.AL910]+[.AH910]+[.AD910]+[.Z910]+[.V910]+[.R910]+[.N910]" ns41:value-type="float" table:style-name="ce45" office:value-type="float" office:value="0">
            <text:p/>
          </table:table-cell>
          <table:table-cell table:formula="of:=[.AY910]+[.AU910]+[.AQ910]+[.AM910]+[.AI910]+[.AE910]+[.AA910]+[.W910]+[.S910]+[.O910]+[.L910]+[.J910]+[.H910]+[.F910]" ns41:value-type="float" table:style-name="ce45" office:value-type="float" office:value="0">
            <text:p/>
          </table:table-cell>
          <table:table-cell table:formula="of:=[.AZ910]+[.AV910]+[.AR910]+[.AN910]+[.AJ910]+[.AF910]+[.AB910]+[.X910]+[.T910]+[.P910]" ns41:value-type="float" table:style-name="ce45" office:value-type="float" office:value="0">
            <text:p/>
          </table:table-cell>
          <table:table-cell table:formula="of:=[.BA910]+[.AW910]+[.AS910]+[.AO910]+[.AK910]+[.AG910]+[.AC910]+[.Y910]+[.U910]+[.Q910]+[.M910]+[.K910]+[.I910]+[.G910]" ns41:value-type="float" table:style-name="ce45" office:value-type="float" office:value="0">
            <text:p/>
          </table:table-cell>
          <table:table-cell table:formula="of:=[.BB910]+[.BD910]" ns41:value-type="float" table:style-name="ce45" office:value-type="float" office:value="0">
            <text:p/>
          </table:table-cell>
          <table:table-cell table:formula="of:=[.BC910]+[.BE910]" ns41:value-type="float" table:style-name="ce45" office:value-type="float" office:value="0">
            <text:p/>
          </table:table-cell>
          <table:table-cell table:formula="of:=[.C91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1]+[.AT911]+[.AP911]+[.AL911]+[.AH911]+[.AD911]+[.Z911]+[.V911]+[.R911]+[.N911]" ns41:value-type="float" table:style-name="ce45" office:value-type="float" office:value="0">
            <text:p/>
          </table:table-cell>
          <table:table-cell table:formula="of:=[.AY911]+[.AU911]+[.AQ911]+[.AM911]+[.AI911]+[.AE911]+[.AA911]+[.W911]+[.S911]+[.O911]+[.L911]+[.J911]+[.H911]+[.F911]" ns41:value-type="float" table:style-name="ce45" office:value-type="float" office:value="0">
            <text:p/>
          </table:table-cell>
          <table:table-cell table:formula="of:=[.AZ911]+[.AV911]+[.AR911]+[.AN911]+[.AJ911]+[.AF911]+[.AB911]+[.X911]+[.T911]+[.P911]" ns41:value-type="float" table:style-name="ce45" office:value-type="float" office:value="0">
            <text:p/>
          </table:table-cell>
          <table:table-cell table:formula="of:=[.BA911]+[.AW911]+[.AS911]+[.AO911]+[.AK911]+[.AG911]+[.AC911]+[.Y911]+[.U911]+[.Q911]+[.M911]+[.K911]+[.I911]+[.G911]" ns41:value-type="float" table:style-name="ce45" office:value-type="float" office:value="0">
            <text:p/>
          </table:table-cell>
          <table:table-cell table:formula="of:=[.BB911]+[.BD911]" ns41:value-type="float" table:style-name="ce45" office:value-type="float" office:value="0">
            <text:p/>
          </table:table-cell>
          <table:table-cell table:formula="of:=[.BC911]+[.BE911]" ns41:value-type="float" table:style-name="ce45" office:value-type="float" office:value="0">
            <text:p/>
          </table:table-cell>
          <table:table-cell table:formula="of:=[.C91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2]+[.AT912]+[.AP912]+[.AL912]+[.AH912]+[.AD912]+[.Z912]+[.V912]+[.R912]+[.N912]" ns41:value-type="float" table:style-name="ce45" office:value-type="float" office:value="0">
            <text:p/>
          </table:table-cell>
          <table:table-cell table:formula="of:=[.AY912]+[.AU912]+[.AQ912]+[.AM912]+[.AI912]+[.AE912]+[.AA912]+[.W912]+[.S912]+[.O912]+[.L912]+[.J912]+[.H912]+[.F912]" ns41:value-type="float" table:style-name="ce45" office:value-type="float" office:value="0">
            <text:p/>
          </table:table-cell>
          <table:table-cell table:formula="of:=[.AZ912]+[.AV912]+[.AR912]+[.AN912]+[.AJ912]+[.AF912]+[.AB912]+[.X912]+[.T912]+[.P912]" ns41:value-type="float" table:style-name="ce45" office:value-type="float" office:value="0">
            <text:p/>
          </table:table-cell>
          <table:table-cell table:formula="of:=[.BA912]+[.AW912]+[.AS912]+[.AO912]+[.AK912]+[.AG912]+[.AC912]+[.Y912]+[.U912]+[.Q912]+[.M912]+[.K912]+[.I912]+[.G912]" ns41:value-type="float" table:style-name="ce45" office:value-type="float" office:value="0">
            <text:p/>
          </table:table-cell>
          <table:table-cell table:formula="of:=[.BB912]+[.BD912]" ns41:value-type="float" table:style-name="ce45" office:value-type="float" office:value="0">
            <text:p/>
          </table:table-cell>
          <table:table-cell table:formula="of:=[.BC912]+[.BE912]" ns41:value-type="float" table:style-name="ce45" office:value-type="float" office:value="0">
            <text:p/>
          </table:table-cell>
          <table:table-cell table:formula="of:=[.C91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3]+[.AT913]+[.AP913]+[.AL913]+[.AH913]+[.AD913]+[.Z913]+[.V913]+[.R913]+[.N913]" ns41:value-type="float" table:style-name="ce45" office:value-type="float" office:value="0">
            <text:p/>
          </table:table-cell>
          <table:table-cell table:formula="of:=[.AY913]+[.AU913]+[.AQ913]+[.AM913]+[.AI913]+[.AE913]+[.AA913]+[.W913]+[.S913]+[.O913]+[.L913]+[.J913]+[.H913]+[.F913]" ns41:value-type="float" table:style-name="ce45" office:value-type="float" office:value="0">
            <text:p/>
          </table:table-cell>
          <table:table-cell table:formula="of:=[.AZ913]+[.AV913]+[.AR913]+[.AN913]+[.AJ913]+[.AF913]+[.AB913]+[.X913]+[.T913]+[.P913]" ns41:value-type="float" table:style-name="ce45" office:value-type="float" office:value="0">
            <text:p/>
          </table:table-cell>
          <table:table-cell table:formula="of:=[.BA913]+[.AW913]+[.AS913]+[.AO913]+[.AK913]+[.AG913]+[.AC913]+[.Y913]+[.U913]+[.Q913]+[.M913]+[.K913]+[.I913]+[.G913]" ns41:value-type="float" table:style-name="ce45" office:value-type="float" office:value="0">
            <text:p/>
          </table:table-cell>
          <table:table-cell table:formula="of:=[.BB913]+[.BD913]" ns41:value-type="float" table:style-name="ce45" office:value-type="float" office:value="0">
            <text:p/>
          </table:table-cell>
          <table:table-cell table:formula="of:=[.BC913]+[.BE913]" ns41:value-type="float" table:style-name="ce45" office:value-type="float" office:value="0">
            <text:p/>
          </table:table-cell>
          <table:table-cell table:formula="of:=[.C91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4]+[.AT914]+[.AP914]+[.AL914]+[.AH914]+[.AD914]+[.Z914]+[.V914]+[.R914]+[.N914]" ns41:value-type="float" table:style-name="ce45" office:value-type="float" office:value="0">
            <text:p/>
          </table:table-cell>
          <table:table-cell table:formula="of:=[.AY914]+[.AU914]+[.AQ914]+[.AM914]+[.AI914]+[.AE914]+[.AA914]+[.W914]+[.S914]+[.O914]+[.L914]+[.J914]+[.H914]+[.F914]" ns41:value-type="float" table:style-name="ce45" office:value-type="float" office:value="0">
            <text:p/>
          </table:table-cell>
          <table:table-cell table:formula="of:=[.AZ914]+[.AV914]+[.AR914]+[.AN914]+[.AJ914]+[.AF914]+[.AB914]+[.X914]+[.T914]+[.P914]" ns41:value-type="float" table:style-name="ce45" office:value-type="float" office:value="0">
            <text:p/>
          </table:table-cell>
          <table:table-cell table:formula="of:=[.BA914]+[.AW914]+[.AS914]+[.AO914]+[.AK914]+[.AG914]+[.AC914]+[.Y914]+[.U914]+[.Q914]+[.M914]+[.K914]+[.I914]+[.G914]" ns41:value-type="float" table:style-name="ce45" office:value-type="float" office:value="0">
            <text:p/>
          </table:table-cell>
          <table:table-cell table:formula="of:=[.BB914]+[.BD914]" ns41:value-type="float" table:style-name="ce45" office:value-type="float" office:value="0">
            <text:p/>
          </table:table-cell>
          <table:table-cell table:formula="of:=[.BC914]+[.BE914]" ns41:value-type="float" table:style-name="ce45" office:value-type="float" office:value="0">
            <text:p/>
          </table:table-cell>
          <table:table-cell table:formula="of:=[.C91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5]+[.AT915]+[.AP915]+[.AL915]+[.AH915]+[.AD915]+[.Z915]+[.V915]+[.R915]+[.N915]" ns41:value-type="float" table:style-name="ce45" office:value-type="float" office:value="0">
            <text:p/>
          </table:table-cell>
          <table:table-cell table:formula="of:=[.AY915]+[.AU915]+[.AQ915]+[.AM915]+[.AI915]+[.AE915]+[.AA915]+[.W915]+[.S915]+[.O915]+[.L915]+[.J915]+[.H915]+[.F915]" ns41:value-type="float" table:style-name="ce45" office:value-type="float" office:value="0">
            <text:p/>
          </table:table-cell>
          <table:table-cell table:formula="of:=[.AZ915]+[.AV915]+[.AR915]+[.AN915]+[.AJ915]+[.AF915]+[.AB915]+[.X915]+[.T915]+[.P915]" ns41:value-type="float" table:style-name="ce45" office:value-type="float" office:value="0">
            <text:p/>
          </table:table-cell>
          <table:table-cell table:formula="of:=[.BA915]+[.AW915]+[.AS915]+[.AO915]+[.AK915]+[.AG915]+[.AC915]+[.Y915]+[.U915]+[.Q915]+[.M915]+[.K915]+[.I915]+[.G915]" ns41:value-type="float" table:style-name="ce45" office:value-type="float" office:value="0">
            <text:p/>
          </table:table-cell>
          <table:table-cell table:formula="of:=[.BB915]+[.BD915]" ns41:value-type="float" table:style-name="ce45" office:value-type="float" office:value="0">
            <text:p/>
          </table:table-cell>
          <table:table-cell table:formula="of:=[.BC915]+[.BE915]" ns41:value-type="float" table:style-name="ce45" office:value-type="float" office:value="0">
            <text:p/>
          </table:table-cell>
          <table:table-cell table:formula="of:=[.C91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6]+[.AT916]+[.AP916]+[.AL916]+[.AH916]+[.AD916]+[.Z916]+[.V916]+[.R916]+[.N916]" ns41:value-type="float" table:style-name="ce45" office:value-type="float" office:value="0">
            <text:p/>
          </table:table-cell>
          <table:table-cell table:formula="of:=[.AY916]+[.AU916]+[.AQ916]+[.AM916]+[.AI916]+[.AE916]+[.AA916]+[.W916]+[.S916]+[.O916]+[.L916]+[.J916]+[.H916]+[.F916]" ns41:value-type="float" table:style-name="ce45" office:value-type="float" office:value="0">
            <text:p/>
          </table:table-cell>
          <table:table-cell table:formula="of:=[.AZ916]+[.AV916]+[.AR916]+[.AN916]+[.AJ916]+[.AF916]+[.AB916]+[.X916]+[.T916]+[.P916]" ns41:value-type="float" table:style-name="ce45" office:value-type="float" office:value="0">
            <text:p/>
          </table:table-cell>
          <table:table-cell table:formula="of:=[.BA916]+[.AW916]+[.AS916]+[.AO916]+[.AK916]+[.AG916]+[.AC916]+[.Y916]+[.U916]+[.Q916]+[.M916]+[.K916]+[.I916]+[.G916]" ns41:value-type="float" table:style-name="ce45" office:value-type="float" office:value="0">
            <text:p/>
          </table:table-cell>
          <table:table-cell table:formula="of:=[.BB916]+[.BD916]" ns41:value-type="float" table:style-name="ce45" office:value-type="float" office:value="0">
            <text:p/>
          </table:table-cell>
          <table:table-cell table:formula="of:=[.BC916]+[.BE916]" ns41:value-type="float" table:style-name="ce45" office:value-type="float" office:value="0">
            <text:p/>
          </table:table-cell>
          <table:table-cell table:formula="of:=[.C91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7]+[.AT917]+[.AP917]+[.AL917]+[.AH917]+[.AD917]+[.Z917]+[.V917]+[.R917]+[.N917]" ns41:value-type="float" table:style-name="ce45" office:value-type="float" office:value="0">
            <text:p/>
          </table:table-cell>
          <table:table-cell table:formula="of:=[.AY917]+[.AU917]+[.AQ917]+[.AM917]+[.AI917]+[.AE917]+[.AA917]+[.W917]+[.S917]+[.O917]+[.L917]+[.J917]+[.H917]+[.F917]" ns41:value-type="float" table:style-name="ce45" office:value-type="float" office:value="0">
            <text:p/>
          </table:table-cell>
          <table:table-cell table:formula="of:=[.AZ917]+[.AV917]+[.AR917]+[.AN917]+[.AJ917]+[.AF917]+[.AB917]+[.X917]+[.T917]+[.P917]" ns41:value-type="float" table:style-name="ce45" office:value-type="float" office:value="0">
            <text:p/>
          </table:table-cell>
          <table:table-cell table:formula="of:=[.BA917]+[.AW917]+[.AS917]+[.AO917]+[.AK917]+[.AG917]+[.AC917]+[.Y917]+[.U917]+[.Q917]+[.M917]+[.K917]+[.I917]+[.G917]" ns41:value-type="float" table:style-name="ce45" office:value-type="float" office:value="0">
            <text:p/>
          </table:table-cell>
          <table:table-cell table:formula="of:=[.BB917]+[.BD917]" ns41:value-type="float" table:style-name="ce45" office:value-type="float" office:value="0">
            <text:p/>
          </table:table-cell>
          <table:table-cell table:formula="of:=[.BC917]+[.BE917]" ns41:value-type="float" table:style-name="ce45" office:value-type="float" office:value="0">
            <text:p/>
          </table:table-cell>
          <table:table-cell table:formula="of:=[.C91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8]+[.AT918]+[.AP918]+[.AL918]+[.AH918]+[.AD918]+[.Z918]+[.V918]+[.R918]+[.N918]" ns41:value-type="float" table:style-name="ce45" office:value-type="float" office:value="0">
            <text:p/>
          </table:table-cell>
          <table:table-cell table:formula="of:=[.AY918]+[.AU918]+[.AQ918]+[.AM918]+[.AI918]+[.AE918]+[.AA918]+[.W918]+[.S918]+[.O918]+[.L918]+[.J918]+[.H918]+[.F918]" ns41:value-type="float" table:style-name="ce45" office:value-type="float" office:value="0">
            <text:p/>
          </table:table-cell>
          <table:table-cell table:formula="of:=[.AZ918]+[.AV918]+[.AR918]+[.AN918]+[.AJ918]+[.AF918]+[.AB918]+[.X918]+[.T918]+[.P918]" ns41:value-type="float" table:style-name="ce45" office:value-type="float" office:value="0">
            <text:p/>
          </table:table-cell>
          <table:table-cell table:formula="of:=[.BA918]+[.AW918]+[.AS918]+[.AO918]+[.AK918]+[.AG918]+[.AC918]+[.Y918]+[.U918]+[.Q918]+[.M918]+[.K918]+[.I918]+[.G918]" ns41:value-type="float" table:style-name="ce45" office:value-type="float" office:value="0">
            <text:p/>
          </table:table-cell>
          <table:table-cell table:formula="of:=[.BB918]+[.BD918]" ns41:value-type="float" table:style-name="ce45" office:value-type="float" office:value="0">
            <text:p/>
          </table:table-cell>
          <table:table-cell table:formula="of:=[.BC918]+[.BE918]" ns41:value-type="float" table:style-name="ce45" office:value-type="float" office:value="0">
            <text:p/>
          </table:table-cell>
          <table:table-cell table:formula="of:=[.C91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19]+[.AT919]+[.AP919]+[.AL919]+[.AH919]+[.AD919]+[.Z919]+[.V919]+[.R919]+[.N919]" ns41:value-type="float" table:style-name="ce45" office:value-type="float" office:value="0">
            <text:p/>
          </table:table-cell>
          <table:table-cell table:formula="of:=[.AY919]+[.AU919]+[.AQ919]+[.AM919]+[.AI919]+[.AE919]+[.AA919]+[.W919]+[.S919]+[.O919]+[.L919]+[.J919]+[.H919]+[.F919]" ns41:value-type="float" table:style-name="ce45" office:value-type="float" office:value="0">
            <text:p/>
          </table:table-cell>
          <table:table-cell table:formula="of:=[.AZ919]+[.AV919]+[.AR919]+[.AN919]+[.AJ919]+[.AF919]+[.AB919]+[.X919]+[.T919]+[.P919]" ns41:value-type="float" table:style-name="ce45" office:value-type="float" office:value="0">
            <text:p/>
          </table:table-cell>
          <table:table-cell table:formula="of:=[.BA919]+[.AW919]+[.AS919]+[.AO919]+[.AK919]+[.AG919]+[.AC919]+[.Y919]+[.U919]+[.Q919]+[.M919]+[.K919]+[.I919]+[.G919]" ns41:value-type="float" table:style-name="ce45" office:value-type="float" office:value="0">
            <text:p/>
          </table:table-cell>
          <table:table-cell table:formula="of:=[.BB919]+[.BD919]" ns41:value-type="float" table:style-name="ce45" office:value-type="float" office:value="0">
            <text:p/>
          </table:table-cell>
          <table:table-cell table:formula="of:=[.BC919]+[.BE919]" ns41:value-type="float" table:style-name="ce45" office:value-type="float" office:value="0">
            <text:p/>
          </table:table-cell>
          <table:table-cell table:formula="of:=[.C91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0]+[.AT920]+[.AP920]+[.AL920]+[.AH920]+[.AD920]+[.Z920]+[.V920]+[.R920]+[.N920]" ns41:value-type="float" table:style-name="ce45" office:value-type="float" office:value="0">
            <text:p/>
          </table:table-cell>
          <table:table-cell table:formula="of:=[.AY920]+[.AU920]+[.AQ920]+[.AM920]+[.AI920]+[.AE920]+[.AA920]+[.W920]+[.S920]+[.O920]+[.L920]+[.J920]+[.H920]+[.F920]" ns41:value-type="float" table:style-name="ce45" office:value-type="float" office:value="0">
            <text:p/>
          </table:table-cell>
          <table:table-cell table:formula="of:=[.AZ920]+[.AV920]+[.AR920]+[.AN920]+[.AJ920]+[.AF920]+[.AB920]+[.X920]+[.T920]+[.P920]" ns41:value-type="float" table:style-name="ce45" office:value-type="float" office:value="0">
            <text:p/>
          </table:table-cell>
          <table:table-cell table:formula="of:=[.BA920]+[.AW920]+[.AS920]+[.AO920]+[.AK920]+[.AG920]+[.AC920]+[.Y920]+[.U920]+[.Q920]+[.M920]+[.K920]+[.I920]+[.G920]" ns41:value-type="float" table:style-name="ce45" office:value-type="float" office:value="0">
            <text:p/>
          </table:table-cell>
          <table:table-cell table:formula="of:=[.BB920]+[.BD920]" ns41:value-type="float" table:style-name="ce45" office:value-type="float" office:value="0">
            <text:p/>
          </table:table-cell>
          <table:table-cell table:formula="of:=[.BC920]+[.BE920]" ns41:value-type="float" table:style-name="ce45" office:value-type="float" office:value="0">
            <text:p/>
          </table:table-cell>
          <table:table-cell table:formula="of:=[.C92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1]+[.AT921]+[.AP921]+[.AL921]+[.AH921]+[.AD921]+[.Z921]+[.V921]+[.R921]+[.N921]" ns41:value-type="float" table:style-name="ce45" office:value-type="float" office:value="0">
            <text:p/>
          </table:table-cell>
          <table:table-cell table:formula="of:=[.AY921]+[.AU921]+[.AQ921]+[.AM921]+[.AI921]+[.AE921]+[.AA921]+[.W921]+[.S921]+[.O921]+[.L921]+[.J921]+[.H921]+[.F921]" ns41:value-type="float" table:style-name="ce45" office:value-type="float" office:value="0">
            <text:p/>
          </table:table-cell>
          <table:table-cell table:formula="of:=[.AZ921]+[.AV921]+[.AR921]+[.AN921]+[.AJ921]+[.AF921]+[.AB921]+[.X921]+[.T921]+[.P921]" ns41:value-type="float" table:style-name="ce45" office:value-type="float" office:value="0">
            <text:p/>
          </table:table-cell>
          <table:table-cell table:formula="of:=[.BA921]+[.AW921]+[.AS921]+[.AO921]+[.AK921]+[.AG921]+[.AC921]+[.Y921]+[.U921]+[.Q921]+[.M921]+[.K921]+[.I921]+[.G921]" ns41:value-type="float" table:style-name="ce45" office:value-type="float" office:value="0">
            <text:p/>
          </table:table-cell>
          <table:table-cell table:formula="of:=[.BB921]+[.BD921]" ns41:value-type="float" table:style-name="ce45" office:value-type="float" office:value="0">
            <text:p/>
          </table:table-cell>
          <table:table-cell table:formula="of:=[.BC921]+[.BE921]" ns41:value-type="float" table:style-name="ce45" office:value-type="float" office:value="0">
            <text:p/>
          </table:table-cell>
          <table:table-cell table:formula="of:=[.C92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2]+[.AT922]+[.AP922]+[.AL922]+[.AH922]+[.AD922]+[.Z922]+[.V922]+[.R922]+[.N922]" ns41:value-type="float" table:style-name="ce45" office:value-type="float" office:value="0">
            <text:p/>
          </table:table-cell>
          <table:table-cell table:formula="of:=[.AY922]+[.AU922]+[.AQ922]+[.AM922]+[.AI922]+[.AE922]+[.AA922]+[.W922]+[.S922]+[.O922]+[.L922]+[.J922]+[.H922]+[.F922]" ns41:value-type="float" table:style-name="ce45" office:value-type="float" office:value="0">
            <text:p/>
          </table:table-cell>
          <table:table-cell table:formula="of:=[.AZ922]+[.AV922]+[.AR922]+[.AN922]+[.AJ922]+[.AF922]+[.AB922]+[.X922]+[.T922]+[.P922]" ns41:value-type="float" table:style-name="ce45" office:value-type="float" office:value="0">
            <text:p/>
          </table:table-cell>
          <table:table-cell table:formula="of:=[.BA922]+[.AW922]+[.AS922]+[.AO922]+[.AK922]+[.AG922]+[.AC922]+[.Y922]+[.U922]+[.Q922]+[.M922]+[.K922]+[.I922]+[.G922]" ns41:value-type="float" table:style-name="ce45" office:value-type="float" office:value="0">
            <text:p/>
          </table:table-cell>
          <table:table-cell table:formula="of:=[.BB922]+[.BD922]" ns41:value-type="float" table:style-name="ce45" office:value-type="float" office:value="0">
            <text:p/>
          </table:table-cell>
          <table:table-cell table:formula="of:=[.BC922]+[.BE922]" ns41:value-type="float" table:style-name="ce45" office:value-type="float" office:value="0">
            <text:p/>
          </table:table-cell>
          <table:table-cell table:formula="of:=[.C92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3]+[.AT923]+[.AP923]+[.AL923]+[.AH923]+[.AD923]+[.Z923]+[.V923]+[.R923]+[.N923]" ns41:value-type="float" table:style-name="ce45" office:value-type="float" office:value="0">
            <text:p/>
          </table:table-cell>
          <table:table-cell table:formula="of:=[.AY923]+[.AU923]+[.AQ923]+[.AM923]+[.AI923]+[.AE923]+[.AA923]+[.W923]+[.S923]+[.O923]+[.L923]+[.J923]+[.H923]+[.F923]" ns41:value-type="float" table:style-name="ce45" office:value-type="float" office:value="0">
            <text:p/>
          </table:table-cell>
          <table:table-cell table:formula="of:=[.AZ923]+[.AV923]+[.AR923]+[.AN923]+[.AJ923]+[.AF923]+[.AB923]+[.X923]+[.T923]+[.P923]" ns41:value-type="float" table:style-name="ce45" office:value-type="float" office:value="0">
            <text:p/>
          </table:table-cell>
          <table:table-cell table:formula="of:=[.BA923]+[.AW923]+[.AS923]+[.AO923]+[.AK923]+[.AG923]+[.AC923]+[.Y923]+[.U923]+[.Q923]+[.M923]+[.K923]+[.I923]+[.G923]" ns41:value-type="float" table:style-name="ce45" office:value-type="float" office:value="0">
            <text:p/>
          </table:table-cell>
          <table:table-cell table:formula="of:=[.BB923]+[.BD923]" ns41:value-type="float" table:style-name="ce45" office:value-type="float" office:value="0">
            <text:p/>
          </table:table-cell>
          <table:table-cell table:formula="of:=[.BC923]+[.BE923]" ns41:value-type="float" table:style-name="ce45" office:value-type="float" office:value="0">
            <text:p/>
          </table:table-cell>
          <table:table-cell table:formula="of:=[.C92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4]+[.AT924]+[.AP924]+[.AL924]+[.AH924]+[.AD924]+[.Z924]+[.V924]+[.R924]+[.N924]" ns41:value-type="float" table:style-name="ce45" office:value-type="float" office:value="0">
            <text:p/>
          </table:table-cell>
          <table:table-cell table:formula="of:=[.AY924]+[.AU924]+[.AQ924]+[.AM924]+[.AI924]+[.AE924]+[.AA924]+[.W924]+[.S924]+[.O924]+[.L924]+[.J924]+[.H924]+[.F924]" ns41:value-type="float" table:style-name="ce45" office:value-type="float" office:value="0">
            <text:p/>
          </table:table-cell>
          <table:table-cell table:formula="of:=[.AZ924]+[.AV924]+[.AR924]+[.AN924]+[.AJ924]+[.AF924]+[.AB924]+[.X924]+[.T924]+[.P924]" ns41:value-type="float" table:style-name="ce45" office:value-type="float" office:value="0">
            <text:p/>
          </table:table-cell>
          <table:table-cell table:formula="of:=[.BA924]+[.AW924]+[.AS924]+[.AO924]+[.AK924]+[.AG924]+[.AC924]+[.Y924]+[.U924]+[.Q924]+[.M924]+[.K924]+[.I924]+[.G924]" ns41:value-type="float" table:style-name="ce45" office:value-type="float" office:value="0">
            <text:p/>
          </table:table-cell>
          <table:table-cell table:formula="of:=[.BB924]+[.BD924]" ns41:value-type="float" table:style-name="ce45" office:value-type="float" office:value="0">
            <text:p/>
          </table:table-cell>
          <table:table-cell table:formula="of:=[.BC924]+[.BE924]" ns41:value-type="float" table:style-name="ce45" office:value-type="float" office:value="0">
            <text:p/>
          </table:table-cell>
          <table:table-cell table:formula="of:=[.C92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5]+[.AT925]+[.AP925]+[.AL925]+[.AH925]+[.AD925]+[.Z925]+[.V925]+[.R925]+[.N925]" ns41:value-type="float" table:style-name="ce45" office:value-type="float" office:value="0">
            <text:p/>
          </table:table-cell>
          <table:table-cell table:formula="of:=[.AY925]+[.AU925]+[.AQ925]+[.AM925]+[.AI925]+[.AE925]+[.AA925]+[.W925]+[.S925]+[.O925]+[.L925]+[.J925]+[.H925]+[.F925]" ns41:value-type="float" table:style-name="ce45" office:value-type="float" office:value="0">
            <text:p/>
          </table:table-cell>
          <table:table-cell table:formula="of:=[.AZ925]+[.AV925]+[.AR925]+[.AN925]+[.AJ925]+[.AF925]+[.AB925]+[.X925]+[.T925]+[.P925]" ns41:value-type="float" table:style-name="ce45" office:value-type="float" office:value="0">
            <text:p/>
          </table:table-cell>
          <table:table-cell table:formula="of:=[.BA925]+[.AW925]+[.AS925]+[.AO925]+[.AK925]+[.AG925]+[.AC925]+[.Y925]+[.U925]+[.Q925]+[.M925]+[.K925]+[.I925]+[.G925]" ns41:value-type="float" table:style-name="ce45" office:value-type="float" office:value="0">
            <text:p/>
          </table:table-cell>
          <table:table-cell table:formula="of:=[.BB925]+[.BD925]" ns41:value-type="float" table:style-name="ce45" office:value-type="float" office:value="0">
            <text:p/>
          </table:table-cell>
          <table:table-cell table:formula="of:=[.BC925]+[.BE925]" ns41:value-type="float" table:style-name="ce45" office:value-type="float" office:value="0">
            <text:p/>
          </table:table-cell>
          <table:table-cell table:formula="of:=[.C92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6]+[.AT926]+[.AP926]+[.AL926]+[.AH926]+[.AD926]+[.Z926]+[.V926]+[.R926]+[.N926]" ns41:value-type="float" table:style-name="ce45" office:value-type="float" office:value="0">
            <text:p/>
          </table:table-cell>
          <table:table-cell table:formula="of:=[.AY926]+[.AU926]+[.AQ926]+[.AM926]+[.AI926]+[.AE926]+[.AA926]+[.W926]+[.S926]+[.O926]+[.L926]+[.J926]+[.H926]+[.F926]" ns41:value-type="float" table:style-name="ce45" office:value-type="float" office:value="0">
            <text:p/>
          </table:table-cell>
          <table:table-cell table:formula="of:=[.AZ926]+[.AV926]+[.AR926]+[.AN926]+[.AJ926]+[.AF926]+[.AB926]+[.X926]+[.T926]+[.P926]" ns41:value-type="float" table:style-name="ce45" office:value-type="float" office:value="0">
            <text:p/>
          </table:table-cell>
          <table:table-cell table:formula="of:=[.BA926]+[.AW926]+[.AS926]+[.AO926]+[.AK926]+[.AG926]+[.AC926]+[.Y926]+[.U926]+[.Q926]+[.M926]+[.K926]+[.I926]+[.G926]" ns41:value-type="float" table:style-name="ce45" office:value-type="float" office:value="0">
            <text:p/>
          </table:table-cell>
          <table:table-cell table:formula="of:=[.BB926]+[.BD926]" ns41:value-type="float" table:style-name="ce45" office:value-type="float" office:value="0">
            <text:p/>
          </table:table-cell>
          <table:table-cell table:formula="of:=[.BC926]+[.BE926]" ns41:value-type="float" table:style-name="ce45" office:value-type="float" office:value="0">
            <text:p/>
          </table:table-cell>
          <table:table-cell table:formula="of:=[.C92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7]+[.AT927]+[.AP927]+[.AL927]+[.AH927]+[.AD927]+[.Z927]+[.V927]+[.R927]+[.N927]" ns41:value-type="float" table:style-name="ce45" office:value-type="float" office:value="0">
            <text:p/>
          </table:table-cell>
          <table:table-cell table:formula="of:=[.AY927]+[.AU927]+[.AQ927]+[.AM927]+[.AI927]+[.AE927]+[.AA927]+[.W927]+[.S927]+[.O927]+[.L927]+[.J927]+[.H927]+[.F927]" ns41:value-type="float" table:style-name="ce45" office:value-type="float" office:value="0">
            <text:p/>
          </table:table-cell>
          <table:table-cell table:formula="of:=[.AZ927]+[.AV927]+[.AR927]+[.AN927]+[.AJ927]+[.AF927]+[.AB927]+[.X927]+[.T927]+[.P927]" ns41:value-type="float" table:style-name="ce45" office:value-type="float" office:value="0">
            <text:p/>
          </table:table-cell>
          <table:table-cell table:formula="of:=[.BA927]+[.AW927]+[.AS927]+[.AO927]+[.AK927]+[.AG927]+[.AC927]+[.Y927]+[.U927]+[.Q927]+[.M927]+[.K927]+[.I927]+[.G927]" ns41:value-type="float" table:style-name="ce45" office:value-type="float" office:value="0">
            <text:p/>
          </table:table-cell>
          <table:table-cell table:formula="of:=[.BB927]+[.BD927]" ns41:value-type="float" table:style-name="ce45" office:value-type="float" office:value="0">
            <text:p/>
          </table:table-cell>
          <table:table-cell table:formula="of:=[.BC927]+[.BE927]" ns41:value-type="float" table:style-name="ce45" office:value-type="float" office:value="0">
            <text:p/>
          </table:table-cell>
          <table:table-cell table:formula="of:=[.C92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8]+[.AT928]+[.AP928]+[.AL928]+[.AH928]+[.AD928]+[.Z928]+[.V928]+[.R928]+[.N928]" ns41:value-type="float" table:style-name="ce45" office:value-type="float" office:value="0">
            <text:p/>
          </table:table-cell>
          <table:table-cell table:formula="of:=[.AY928]+[.AU928]+[.AQ928]+[.AM928]+[.AI928]+[.AE928]+[.AA928]+[.W928]+[.S928]+[.O928]+[.L928]+[.J928]+[.H928]+[.F928]" ns41:value-type="float" table:style-name="ce45" office:value-type="float" office:value="0">
            <text:p/>
          </table:table-cell>
          <table:table-cell table:formula="of:=[.AZ928]+[.AV928]+[.AR928]+[.AN928]+[.AJ928]+[.AF928]+[.AB928]+[.X928]+[.T928]+[.P928]" ns41:value-type="float" table:style-name="ce45" office:value-type="float" office:value="0">
            <text:p/>
          </table:table-cell>
          <table:table-cell table:formula="of:=[.BA928]+[.AW928]+[.AS928]+[.AO928]+[.AK928]+[.AG928]+[.AC928]+[.Y928]+[.U928]+[.Q928]+[.M928]+[.K928]+[.I928]+[.G928]" ns41:value-type="float" table:style-name="ce45" office:value-type="float" office:value="0">
            <text:p/>
          </table:table-cell>
          <table:table-cell table:formula="of:=[.BB928]+[.BD928]" ns41:value-type="float" table:style-name="ce45" office:value-type="float" office:value="0">
            <text:p/>
          </table:table-cell>
          <table:table-cell table:formula="of:=[.BC928]+[.BE928]" ns41:value-type="float" table:style-name="ce45" office:value-type="float" office:value="0">
            <text:p/>
          </table:table-cell>
          <table:table-cell table:formula="of:=[.C92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29]+[.AT929]+[.AP929]+[.AL929]+[.AH929]+[.AD929]+[.Z929]+[.V929]+[.R929]+[.N929]" ns41:value-type="float" table:style-name="ce45" office:value-type="float" office:value="0">
            <text:p/>
          </table:table-cell>
          <table:table-cell table:formula="of:=[.AY929]+[.AU929]+[.AQ929]+[.AM929]+[.AI929]+[.AE929]+[.AA929]+[.W929]+[.S929]+[.O929]+[.L929]+[.J929]+[.H929]+[.F929]" ns41:value-type="float" table:style-name="ce45" office:value-type="float" office:value="0">
            <text:p/>
          </table:table-cell>
          <table:table-cell table:formula="of:=[.AZ929]+[.AV929]+[.AR929]+[.AN929]+[.AJ929]+[.AF929]+[.AB929]+[.X929]+[.T929]+[.P929]" ns41:value-type="float" table:style-name="ce45" office:value-type="float" office:value="0">
            <text:p/>
          </table:table-cell>
          <table:table-cell table:formula="of:=[.BA929]+[.AW929]+[.AS929]+[.AO929]+[.AK929]+[.AG929]+[.AC929]+[.Y929]+[.U929]+[.Q929]+[.M929]+[.K929]+[.I929]+[.G929]" ns41:value-type="float" table:style-name="ce45" office:value-type="float" office:value="0">
            <text:p/>
          </table:table-cell>
          <table:table-cell table:formula="of:=[.BB929]+[.BD929]" ns41:value-type="float" table:style-name="ce45" office:value-type="float" office:value="0">
            <text:p/>
          </table:table-cell>
          <table:table-cell table:formula="of:=[.BC929]+[.BE929]" ns41:value-type="float" table:style-name="ce45" office:value-type="float" office:value="0">
            <text:p/>
          </table:table-cell>
          <table:table-cell table:formula="of:=[.C92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0]+[.AT930]+[.AP930]+[.AL930]+[.AH930]+[.AD930]+[.Z930]+[.V930]+[.R930]+[.N930]" ns41:value-type="float" table:style-name="ce45" office:value-type="float" office:value="0">
            <text:p/>
          </table:table-cell>
          <table:table-cell table:formula="of:=[.AY930]+[.AU930]+[.AQ930]+[.AM930]+[.AI930]+[.AE930]+[.AA930]+[.W930]+[.S930]+[.O930]+[.L930]+[.J930]+[.H930]+[.F930]" ns41:value-type="float" table:style-name="ce45" office:value-type="float" office:value="0">
            <text:p/>
          </table:table-cell>
          <table:table-cell table:formula="of:=[.AZ930]+[.AV930]+[.AR930]+[.AN930]+[.AJ930]+[.AF930]+[.AB930]+[.X930]+[.T930]+[.P930]" ns41:value-type="float" table:style-name="ce45" office:value-type="float" office:value="0">
            <text:p/>
          </table:table-cell>
          <table:table-cell table:formula="of:=[.BA930]+[.AW930]+[.AS930]+[.AO930]+[.AK930]+[.AG930]+[.AC930]+[.Y930]+[.U930]+[.Q930]+[.M930]+[.K930]+[.I930]+[.G930]" ns41:value-type="float" table:style-name="ce45" office:value-type="float" office:value="0">
            <text:p/>
          </table:table-cell>
          <table:table-cell table:formula="of:=[.BB930]+[.BD930]" ns41:value-type="float" table:style-name="ce45" office:value-type="float" office:value="0">
            <text:p/>
          </table:table-cell>
          <table:table-cell table:formula="of:=[.BC930]+[.BE930]" ns41:value-type="float" table:style-name="ce45" office:value-type="float" office:value="0">
            <text:p/>
          </table:table-cell>
          <table:table-cell table:formula="of:=[.C93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1]+[.AT931]+[.AP931]+[.AL931]+[.AH931]+[.AD931]+[.Z931]+[.V931]+[.R931]+[.N931]" ns41:value-type="float" table:style-name="ce45" office:value-type="float" office:value="0">
            <text:p/>
          </table:table-cell>
          <table:table-cell table:formula="of:=[.AY931]+[.AU931]+[.AQ931]+[.AM931]+[.AI931]+[.AE931]+[.AA931]+[.W931]+[.S931]+[.O931]+[.L931]+[.J931]+[.H931]+[.F931]" ns41:value-type="float" table:style-name="ce45" office:value-type="float" office:value="0">
            <text:p/>
          </table:table-cell>
          <table:table-cell table:formula="of:=[.AZ931]+[.AV931]+[.AR931]+[.AN931]+[.AJ931]+[.AF931]+[.AB931]+[.X931]+[.T931]+[.P931]" ns41:value-type="float" table:style-name="ce45" office:value-type="float" office:value="0">
            <text:p/>
          </table:table-cell>
          <table:table-cell table:formula="of:=[.BA931]+[.AW931]+[.AS931]+[.AO931]+[.AK931]+[.AG931]+[.AC931]+[.Y931]+[.U931]+[.Q931]+[.M931]+[.K931]+[.I931]+[.G931]" ns41:value-type="float" table:style-name="ce45" office:value-type="float" office:value="0">
            <text:p/>
          </table:table-cell>
          <table:table-cell table:formula="of:=[.BB931]+[.BD931]" ns41:value-type="float" table:style-name="ce45" office:value-type="float" office:value="0">
            <text:p/>
          </table:table-cell>
          <table:table-cell table:formula="of:=[.BC931]+[.BE931]" ns41:value-type="float" table:style-name="ce45" office:value-type="float" office:value="0">
            <text:p/>
          </table:table-cell>
          <table:table-cell table:formula="of:=[.C9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2]+[.AT932]+[.AP932]+[.AL932]+[.AH932]+[.AD932]+[.Z932]+[.V932]+[.R932]+[.N932]" ns41:value-type="float" table:style-name="ce45" office:value-type="float" office:value="0">
            <text:p/>
          </table:table-cell>
          <table:table-cell table:formula="of:=[.AY932]+[.AU932]+[.AQ932]+[.AM932]+[.AI932]+[.AE932]+[.AA932]+[.W932]+[.S932]+[.O932]+[.L932]+[.J932]+[.H932]+[.F932]" ns41:value-type="float" table:style-name="ce45" office:value-type="float" office:value="0">
            <text:p/>
          </table:table-cell>
          <table:table-cell table:formula="of:=[.AZ932]+[.AV932]+[.AR932]+[.AN932]+[.AJ932]+[.AF932]+[.AB932]+[.X932]+[.T932]+[.P932]" ns41:value-type="float" table:style-name="ce45" office:value-type="float" office:value="0">
            <text:p/>
          </table:table-cell>
          <table:table-cell table:formula="of:=[.BA932]+[.AW932]+[.AS932]+[.AO932]+[.AK932]+[.AG932]+[.AC932]+[.Y932]+[.U932]+[.Q932]+[.M932]+[.K932]+[.I932]+[.G932]" ns41:value-type="float" table:style-name="ce45" office:value-type="float" office:value="0">
            <text:p/>
          </table:table-cell>
          <table:table-cell table:formula="of:=[.BB932]+[.BD932]" ns41:value-type="float" table:style-name="ce45" office:value-type="float" office:value="0">
            <text:p/>
          </table:table-cell>
          <table:table-cell table:formula="of:=[.BC932]+[.BE932]" ns41:value-type="float" table:style-name="ce45" office:value-type="float" office:value="0">
            <text:p/>
          </table:table-cell>
          <table:table-cell table:formula="of:=[.C93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3]+[.AT933]+[.AP933]+[.AL933]+[.AH933]+[.AD933]+[.Z933]+[.V933]+[.R933]+[.N933]" ns41:value-type="float" table:style-name="ce45" office:value-type="float" office:value="0">
            <text:p/>
          </table:table-cell>
          <table:table-cell table:formula="of:=[.AY933]+[.AU933]+[.AQ933]+[.AM933]+[.AI933]+[.AE933]+[.AA933]+[.W933]+[.S933]+[.O933]+[.L933]+[.J933]+[.H933]+[.F933]" ns41:value-type="float" table:style-name="ce45" office:value-type="float" office:value="0">
            <text:p/>
          </table:table-cell>
          <table:table-cell table:formula="of:=[.AZ933]+[.AV933]+[.AR933]+[.AN933]+[.AJ933]+[.AF933]+[.AB933]+[.X933]+[.T933]+[.P933]" ns41:value-type="float" table:style-name="ce45" office:value-type="float" office:value="0">
            <text:p/>
          </table:table-cell>
          <table:table-cell table:formula="of:=[.BA933]+[.AW933]+[.AS933]+[.AO933]+[.AK933]+[.AG933]+[.AC933]+[.Y933]+[.U933]+[.Q933]+[.M933]+[.K933]+[.I933]+[.G933]" ns41:value-type="float" table:style-name="ce45" office:value-type="float" office:value="0">
            <text:p/>
          </table:table-cell>
          <table:table-cell table:formula="of:=[.BB933]+[.BD933]" ns41:value-type="float" table:style-name="ce45" office:value-type="float" office:value="0">
            <text:p/>
          </table:table-cell>
          <table:table-cell table:formula="of:=[.BC933]+[.BE933]" ns41:value-type="float" table:style-name="ce45" office:value-type="float" office:value="0">
            <text:p/>
          </table:table-cell>
          <table:table-cell table:formula="of:=[.C93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4]+[.AT934]+[.AP934]+[.AL934]+[.AH934]+[.AD934]+[.Z934]+[.V934]+[.R934]+[.N934]" ns41:value-type="float" table:style-name="ce45" office:value-type="float" office:value="0">
            <text:p/>
          </table:table-cell>
          <table:table-cell table:formula="of:=[.AY934]+[.AU934]+[.AQ934]+[.AM934]+[.AI934]+[.AE934]+[.AA934]+[.W934]+[.S934]+[.O934]+[.L934]+[.J934]+[.H934]+[.F934]" ns41:value-type="float" table:style-name="ce45" office:value-type="float" office:value="0">
            <text:p/>
          </table:table-cell>
          <table:table-cell table:formula="of:=[.AZ934]+[.AV934]+[.AR934]+[.AN934]+[.AJ934]+[.AF934]+[.AB934]+[.X934]+[.T934]+[.P934]" ns41:value-type="float" table:style-name="ce45" office:value-type="float" office:value="0">
            <text:p/>
          </table:table-cell>
          <table:table-cell table:formula="of:=[.BA934]+[.AW934]+[.AS934]+[.AO934]+[.AK934]+[.AG934]+[.AC934]+[.Y934]+[.U934]+[.Q934]+[.M934]+[.K934]+[.I934]+[.G934]" ns41:value-type="float" table:style-name="ce45" office:value-type="float" office:value="0">
            <text:p/>
          </table:table-cell>
          <table:table-cell table:formula="of:=[.BB934]+[.BD934]" ns41:value-type="float" table:style-name="ce45" office:value-type="float" office:value="0">
            <text:p/>
          </table:table-cell>
          <table:table-cell table:formula="of:=[.BC934]+[.BE934]" ns41:value-type="float" table:style-name="ce45" office:value-type="float" office:value="0">
            <text:p/>
          </table:table-cell>
          <table:table-cell table:formula="of:=[.C93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5]+[.AT935]+[.AP935]+[.AL935]+[.AH935]+[.AD935]+[.Z935]+[.V935]+[.R935]+[.N935]" ns41:value-type="float" table:style-name="ce45" office:value-type="float" office:value="0">
            <text:p/>
          </table:table-cell>
          <table:table-cell table:formula="of:=[.AY935]+[.AU935]+[.AQ935]+[.AM935]+[.AI935]+[.AE935]+[.AA935]+[.W935]+[.S935]+[.O935]+[.L935]+[.J935]+[.H935]+[.F935]" ns41:value-type="float" table:style-name="ce45" office:value-type="float" office:value="0">
            <text:p/>
          </table:table-cell>
          <table:table-cell table:formula="of:=[.AZ935]+[.AV935]+[.AR935]+[.AN935]+[.AJ935]+[.AF935]+[.AB935]+[.X935]+[.T935]+[.P935]" ns41:value-type="float" table:style-name="ce45" office:value-type="float" office:value="0">
            <text:p/>
          </table:table-cell>
          <table:table-cell table:formula="of:=[.BA935]+[.AW935]+[.AS935]+[.AO935]+[.AK935]+[.AG935]+[.AC935]+[.Y935]+[.U935]+[.Q935]+[.M935]+[.K935]+[.I935]+[.G935]" ns41:value-type="float" table:style-name="ce45" office:value-type="float" office:value="0">
            <text:p/>
          </table:table-cell>
          <table:table-cell table:formula="of:=[.BB935]+[.BD935]" ns41:value-type="float" table:style-name="ce45" office:value-type="float" office:value="0">
            <text:p/>
          </table:table-cell>
          <table:table-cell table:formula="of:=[.BC935]+[.BE935]" ns41:value-type="float" table:style-name="ce45" office:value-type="float" office:value="0">
            <text:p/>
          </table:table-cell>
          <table:table-cell table:formula="of:=[.C93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6]+[.AT936]+[.AP936]+[.AL936]+[.AH936]+[.AD936]+[.Z936]+[.V936]+[.R936]+[.N936]" ns41:value-type="float" table:style-name="ce45" office:value-type="float" office:value="0">
            <text:p/>
          </table:table-cell>
          <table:table-cell table:formula="of:=[.AY936]+[.AU936]+[.AQ936]+[.AM936]+[.AI936]+[.AE936]+[.AA936]+[.W936]+[.S936]+[.O936]+[.L936]+[.J936]+[.H936]+[.F936]" ns41:value-type="float" table:style-name="ce45" office:value-type="float" office:value="0">
            <text:p/>
          </table:table-cell>
          <table:table-cell table:formula="of:=[.AZ936]+[.AV936]+[.AR936]+[.AN936]+[.AJ936]+[.AF936]+[.AB936]+[.X936]+[.T936]+[.P936]" ns41:value-type="float" table:style-name="ce45" office:value-type="float" office:value="0">
            <text:p/>
          </table:table-cell>
          <table:table-cell table:formula="of:=[.BA936]+[.AW936]+[.AS936]+[.AO936]+[.AK936]+[.AG936]+[.AC936]+[.Y936]+[.U936]+[.Q936]+[.M936]+[.K936]+[.I936]+[.G936]" ns41:value-type="float" table:style-name="ce45" office:value-type="float" office:value="0">
            <text:p/>
          </table:table-cell>
          <table:table-cell table:formula="of:=[.BB936]+[.BD936]" ns41:value-type="float" table:style-name="ce45" office:value-type="float" office:value="0">
            <text:p/>
          </table:table-cell>
          <table:table-cell table:formula="of:=[.BC936]+[.BE936]" ns41:value-type="float" table:style-name="ce45" office:value-type="float" office:value="0">
            <text:p/>
          </table:table-cell>
          <table:table-cell table:formula="of:=[.C93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7]+[.AT937]+[.AP937]+[.AL937]+[.AH937]+[.AD937]+[.Z937]+[.V937]+[.R937]+[.N937]" ns41:value-type="float" table:style-name="ce45" office:value-type="float" office:value="0">
            <text:p/>
          </table:table-cell>
          <table:table-cell table:formula="of:=[.AY937]+[.AU937]+[.AQ937]+[.AM937]+[.AI937]+[.AE937]+[.AA937]+[.W937]+[.S937]+[.O937]+[.L937]+[.J937]+[.H937]+[.F937]" ns41:value-type="float" table:style-name="ce45" office:value-type="float" office:value="0">
            <text:p/>
          </table:table-cell>
          <table:table-cell table:formula="of:=[.AZ937]+[.AV937]+[.AR937]+[.AN937]+[.AJ937]+[.AF937]+[.AB937]+[.X937]+[.T937]+[.P937]" ns41:value-type="float" table:style-name="ce45" office:value-type="float" office:value="0">
            <text:p/>
          </table:table-cell>
          <table:table-cell table:formula="of:=[.BA937]+[.AW937]+[.AS937]+[.AO937]+[.AK937]+[.AG937]+[.AC937]+[.Y937]+[.U937]+[.Q937]+[.M937]+[.K937]+[.I937]+[.G937]" ns41:value-type="float" table:style-name="ce45" office:value-type="float" office:value="0">
            <text:p/>
          </table:table-cell>
          <table:table-cell table:formula="of:=[.BB937]+[.BD937]" ns41:value-type="float" table:style-name="ce45" office:value-type="float" office:value="0">
            <text:p/>
          </table:table-cell>
          <table:table-cell table:formula="of:=[.BC937]+[.BE937]" ns41:value-type="float" table:style-name="ce45" office:value-type="float" office:value="0">
            <text:p/>
          </table:table-cell>
          <table:table-cell table:formula="of:=[.C93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8]+[.AT938]+[.AP938]+[.AL938]+[.AH938]+[.AD938]+[.Z938]+[.V938]+[.R938]+[.N938]" ns41:value-type="float" table:style-name="ce45" office:value-type="float" office:value="0">
            <text:p/>
          </table:table-cell>
          <table:table-cell table:formula="of:=[.AY938]+[.AU938]+[.AQ938]+[.AM938]+[.AI938]+[.AE938]+[.AA938]+[.W938]+[.S938]+[.O938]+[.L938]+[.J938]+[.H938]+[.F938]" ns41:value-type="float" table:style-name="ce45" office:value-type="float" office:value="0">
            <text:p/>
          </table:table-cell>
          <table:table-cell table:formula="of:=[.AZ938]+[.AV938]+[.AR938]+[.AN938]+[.AJ938]+[.AF938]+[.AB938]+[.X938]+[.T938]+[.P938]" ns41:value-type="float" table:style-name="ce45" office:value-type="float" office:value="0">
            <text:p/>
          </table:table-cell>
          <table:table-cell table:formula="of:=[.BA938]+[.AW938]+[.AS938]+[.AO938]+[.AK938]+[.AG938]+[.AC938]+[.Y938]+[.U938]+[.Q938]+[.M938]+[.K938]+[.I938]+[.G938]" ns41:value-type="float" table:style-name="ce45" office:value-type="float" office:value="0">
            <text:p/>
          </table:table-cell>
          <table:table-cell table:formula="of:=[.BB938]+[.BD938]" ns41:value-type="float" table:style-name="ce45" office:value-type="float" office:value="0">
            <text:p/>
          </table:table-cell>
          <table:table-cell table:formula="of:=[.BC938]+[.BE938]" ns41:value-type="float" table:style-name="ce45" office:value-type="float" office:value="0">
            <text:p/>
          </table:table-cell>
          <table:table-cell table:formula="of:=[.C93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39]+[.AT939]+[.AP939]+[.AL939]+[.AH939]+[.AD939]+[.Z939]+[.V939]+[.R939]+[.N939]" ns41:value-type="float" table:style-name="ce45" office:value-type="float" office:value="0">
            <text:p/>
          </table:table-cell>
          <table:table-cell table:formula="of:=[.AY939]+[.AU939]+[.AQ939]+[.AM939]+[.AI939]+[.AE939]+[.AA939]+[.W939]+[.S939]+[.O939]+[.L939]+[.J939]+[.H939]+[.F939]" ns41:value-type="float" table:style-name="ce45" office:value-type="float" office:value="0">
            <text:p/>
          </table:table-cell>
          <table:table-cell table:formula="of:=[.AZ939]+[.AV939]+[.AR939]+[.AN939]+[.AJ939]+[.AF939]+[.AB939]+[.X939]+[.T939]+[.P939]" ns41:value-type="float" table:style-name="ce45" office:value-type="float" office:value="0">
            <text:p/>
          </table:table-cell>
          <table:table-cell table:formula="of:=[.BA939]+[.AW939]+[.AS939]+[.AO939]+[.AK939]+[.AG939]+[.AC939]+[.Y939]+[.U939]+[.Q939]+[.M939]+[.K939]+[.I939]+[.G939]" ns41:value-type="float" table:style-name="ce45" office:value-type="float" office:value="0">
            <text:p/>
          </table:table-cell>
          <table:table-cell table:formula="of:=[.BB939]+[.BD939]" ns41:value-type="float" table:style-name="ce45" office:value-type="float" office:value="0">
            <text:p/>
          </table:table-cell>
          <table:table-cell table:formula="of:=[.BC939]+[.BE939]" ns41:value-type="float" table:style-name="ce45" office:value-type="float" office:value="0">
            <text:p/>
          </table:table-cell>
          <table:table-cell table:formula="of:=[.C93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0]+[.AT940]+[.AP940]+[.AL940]+[.AH940]+[.AD940]+[.Z940]+[.V940]+[.R940]+[.N940]" ns41:value-type="float" table:style-name="ce45" office:value-type="float" office:value="0">
            <text:p/>
          </table:table-cell>
          <table:table-cell table:formula="of:=[.AY940]+[.AU940]+[.AQ940]+[.AM940]+[.AI940]+[.AE940]+[.AA940]+[.W940]+[.S940]+[.O940]+[.L940]+[.J940]+[.H940]+[.F940]" ns41:value-type="float" table:style-name="ce45" office:value-type="float" office:value="0">
            <text:p/>
          </table:table-cell>
          <table:table-cell table:formula="of:=[.AZ940]+[.AV940]+[.AR940]+[.AN940]+[.AJ940]+[.AF940]+[.AB940]+[.X940]+[.T940]+[.P940]" ns41:value-type="float" table:style-name="ce45" office:value-type="float" office:value="0">
            <text:p/>
          </table:table-cell>
          <table:table-cell table:formula="of:=[.BA940]+[.AW940]+[.AS940]+[.AO940]+[.AK940]+[.AG940]+[.AC940]+[.Y940]+[.U940]+[.Q940]+[.M940]+[.K940]+[.I940]+[.G940]" ns41:value-type="float" table:style-name="ce45" office:value-type="float" office:value="0">
            <text:p/>
          </table:table-cell>
          <table:table-cell table:formula="of:=[.BB940]+[.BD940]" ns41:value-type="float" table:style-name="ce45" office:value-type="float" office:value="0">
            <text:p/>
          </table:table-cell>
          <table:table-cell table:formula="of:=[.BC940]+[.BE940]" ns41:value-type="float" table:style-name="ce45" office:value-type="float" office:value="0">
            <text:p/>
          </table:table-cell>
          <table:table-cell table:formula="of:=[.C94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1]+[.AT941]+[.AP941]+[.AL941]+[.AH941]+[.AD941]+[.Z941]+[.V941]+[.R941]+[.N941]" ns41:value-type="float" table:style-name="ce45" office:value-type="float" office:value="0">
            <text:p/>
          </table:table-cell>
          <table:table-cell table:formula="of:=[.AY941]+[.AU941]+[.AQ941]+[.AM941]+[.AI941]+[.AE941]+[.AA941]+[.W941]+[.S941]+[.O941]+[.L941]+[.J941]+[.H941]+[.F941]" ns41:value-type="float" table:style-name="ce45" office:value-type="float" office:value="0">
            <text:p/>
          </table:table-cell>
          <table:table-cell table:formula="of:=[.AZ941]+[.AV941]+[.AR941]+[.AN941]+[.AJ941]+[.AF941]+[.AB941]+[.X941]+[.T941]+[.P941]" ns41:value-type="float" table:style-name="ce45" office:value-type="float" office:value="0">
            <text:p/>
          </table:table-cell>
          <table:table-cell table:formula="of:=[.BA941]+[.AW941]+[.AS941]+[.AO941]+[.AK941]+[.AG941]+[.AC941]+[.Y941]+[.U941]+[.Q941]+[.M941]+[.K941]+[.I941]+[.G941]" ns41:value-type="float" table:style-name="ce45" office:value-type="float" office:value="0">
            <text:p/>
          </table:table-cell>
          <table:table-cell table:formula="of:=[.BB941]+[.BD941]" ns41:value-type="float" table:style-name="ce45" office:value-type="float" office:value="0">
            <text:p/>
          </table:table-cell>
          <table:table-cell table:formula="of:=[.BC941]+[.BE941]" ns41:value-type="float" table:style-name="ce45" office:value-type="float" office:value="0">
            <text:p/>
          </table:table-cell>
          <table:table-cell table:formula="of:=[.C94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2]+[.AT942]+[.AP942]+[.AL942]+[.AH942]+[.AD942]+[.Z942]+[.V942]+[.R942]+[.N942]" ns41:value-type="float" table:style-name="ce45" office:value-type="float" office:value="0">
            <text:p/>
          </table:table-cell>
          <table:table-cell table:formula="of:=[.AY942]+[.AU942]+[.AQ942]+[.AM942]+[.AI942]+[.AE942]+[.AA942]+[.W942]+[.S942]+[.O942]+[.L942]+[.J942]+[.H942]+[.F942]" ns41:value-type="float" table:style-name="ce45" office:value-type="float" office:value="0">
            <text:p/>
          </table:table-cell>
          <table:table-cell table:formula="of:=[.AZ942]+[.AV942]+[.AR942]+[.AN942]+[.AJ942]+[.AF942]+[.AB942]+[.X942]+[.T942]+[.P942]" ns41:value-type="float" table:style-name="ce45" office:value-type="float" office:value="0">
            <text:p/>
          </table:table-cell>
          <table:table-cell table:formula="of:=[.BA942]+[.AW942]+[.AS942]+[.AO942]+[.AK942]+[.AG942]+[.AC942]+[.Y942]+[.U942]+[.Q942]+[.M942]+[.K942]+[.I942]+[.G942]" ns41:value-type="float" table:style-name="ce45" office:value-type="float" office:value="0">
            <text:p/>
          </table:table-cell>
          <table:table-cell table:formula="of:=[.BB942]+[.BD942]" ns41:value-type="float" table:style-name="ce45" office:value-type="float" office:value="0">
            <text:p/>
          </table:table-cell>
          <table:table-cell table:formula="of:=[.BC942]+[.BE942]" ns41:value-type="float" table:style-name="ce45" office:value-type="float" office:value="0">
            <text:p/>
          </table:table-cell>
          <table:table-cell table:formula="of:=[.C94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3]+[.AT943]+[.AP943]+[.AL943]+[.AH943]+[.AD943]+[.Z943]+[.V943]+[.R943]+[.N943]" ns41:value-type="float" table:style-name="ce45" office:value-type="float" office:value="0">
            <text:p/>
          </table:table-cell>
          <table:table-cell table:formula="of:=[.AY943]+[.AU943]+[.AQ943]+[.AM943]+[.AI943]+[.AE943]+[.AA943]+[.W943]+[.S943]+[.O943]+[.L943]+[.J943]+[.H943]+[.F943]" ns41:value-type="float" table:style-name="ce45" office:value-type="float" office:value="0">
            <text:p/>
          </table:table-cell>
          <table:table-cell table:formula="of:=[.AZ943]+[.AV943]+[.AR943]+[.AN943]+[.AJ943]+[.AF943]+[.AB943]+[.X943]+[.T943]+[.P943]" ns41:value-type="float" table:style-name="ce45" office:value-type="float" office:value="0">
            <text:p/>
          </table:table-cell>
          <table:table-cell table:formula="of:=[.BA943]+[.AW943]+[.AS943]+[.AO943]+[.AK943]+[.AG943]+[.AC943]+[.Y943]+[.U943]+[.Q943]+[.M943]+[.K943]+[.I943]+[.G943]" ns41:value-type="float" table:style-name="ce45" office:value-type="float" office:value="0">
            <text:p/>
          </table:table-cell>
          <table:table-cell table:formula="of:=[.BB943]+[.BD943]" ns41:value-type="float" table:style-name="ce45" office:value-type="float" office:value="0">
            <text:p/>
          </table:table-cell>
          <table:table-cell table:formula="of:=[.BC943]+[.BE943]" ns41:value-type="float" table:style-name="ce45" office:value-type="float" office:value="0">
            <text:p/>
          </table:table-cell>
          <table:table-cell table:formula="of:=[.C94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4]+[.AT944]+[.AP944]+[.AL944]+[.AH944]+[.AD944]+[.Z944]+[.V944]+[.R944]+[.N944]" ns41:value-type="float" table:style-name="ce45" office:value-type="float" office:value="0">
            <text:p/>
          </table:table-cell>
          <table:table-cell table:formula="of:=[.AY944]+[.AU944]+[.AQ944]+[.AM944]+[.AI944]+[.AE944]+[.AA944]+[.W944]+[.S944]+[.O944]+[.L944]+[.J944]+[.H944]+[.F944]" ns41:value-type="float" table:style-name="ce45" office:value-type="float" office:value="0">
            <text:p/>
          </table:table-cell>
          <table:table-cell table:formula="of:=[.AZ944]+[.AV944]+[.AR944]+[.AN944]+[.AJ944]+[.AF944]+[.AB944]+[.X944]+[.T944]+[.P944]" ns41:value-type="float" table:style-name="ce45" office:value-type="float" office:value="0">
            <text:p/>
          </table:table-cell>
          <table:table-cell table:formula="of:=[.BA944]+[.AW944]+[.AS944]+[.AO944]+[.AK944]+[.AG944]+[.AC944]+[.Y944]+[.U944]+[.Q944]+[.M944]+[.K944]+[.I944]+[.G944]" ns41:value-type="float" table:style-name="ce45" office:value-type="float" office:value="0">
            <text:p/>
          </table:table-cell>
          <table:table-cell table:formula="of:=[.BB944]+[.BD944]" ns41:value-type="float" table:style-name="ce45" office:value-type="float" office:value="0">
            <text:p/>
          </table:table-cell>
          <table:table-cell table:formula="of:=[.BC944]+[.BE944]" ns41:value-type="float" table:style-name="ce45" office:value-type="float" office:value="0">
            <text:p/>
          </table:table-cell>
          <table:table-cell table:formula="of:=[.C94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5]+[.AT945]+[.AP945]+[.AL945]+[.AH945]+[.AD945]+[.Z945]+[.V945]+[.R945]+[.N945]" ns41:value-type="float" table:style-name="ce45" office:value-type="float" office:value="0">
            <text:p/>
          </table:table-cell>
          <table:table-cell table:formula="of:=[.AY945]+[.AU945]+[.AQ945]+[.AM945]+[.AI945]+[.AE945]+[.AA945]+[.W945]+[.S945]+[.O945]+[.L945]+[.J945]+[.H945]+[.F945]" ns41:value-type="float" table:style-name="ce45" office:value-type="float" office:value="0">
            <text:p/>
          </table:table-cell>
          <table:table-cell table:formula="of:=[.AZ945]+[.AV945]+[.AR945]+[.AN945]+[.AJ945]+[.AF945]+[.AB945]+[.X945]+[.T945]+[.P945]" ns41:value-type="float" table:style-name="ce45" office:value-type="float" office:value="0">
            <text:p/>
          </table:table-cell>
          <table:table-cell table:formula="of:=[.BA945]+[.AW945]+[.AS945]+[.AO945]+[.AK945]+[.AG945]+[.AC945]+[.Y945]+[.U945]+[.Q945]+[.M945]+[.K945]+[.I945]+[.G945]" ns41:value-type="float" table:style-name="ce45" office:value-type="float" office:value="0">
            <text:p/>
          </table:table-cell>
          <table:table-cell table:formula="of:=[.BB945]+[.BD945]" ns41:value-type="float" table:style-name="ce45" office:value-type="float" office:value="0">
            <text:p/>
          </table:table-cell>
          <table:table-cell table:formula="of:=[.BC945]+[.BE945]" ns41:value-type="float" table:style-name="ce45" office:value-type="float" office:value="0">
            <text:p/>
          </table:table-cell>
          <table:table-cell table:formula="of:=[.C94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6]+[.AT946]+[.AP946]+[.AL946]+[.AH946]+[.AD946]+[.Z946]+[.V946]+[.R946]+[.N946]" ns41:value-type="float" table:style-name="ce45" office:value-type="float" office:value="0">
            <text:p/>
          </table:table-cell>
          <table:table-cell table:formula="of:=[.AY946]+[.AU946]+[.AQ946]+[.AM946]+[.AI946]+[.AE946]+[.AA946]+[.W946]+[.S946]+[.O946]+[.L946]+[.J946]+[.H946]+[.F946]" ns41:value-type="float" table:style-name="ce45" office:value-type="float" office:value="0">
            <text:p/>
          </table:table-cell>
          <table:table-cell table:formula="of:=[.AZ946]+[.AV946]+[.AR946]+[.AN946]+[.AJ946]+[.AF946]+[.AB946]+[.X946]+[.T946]+[.P946]" ns41:value-type="float" table:style-name="ce45" office:value-type="float" office:value="0">
            <text:p/>
          </table:table-cell>
          <table:table-cell table:formula="of:=[.BA946]+[.AW946]+[.AS946]+[.AO946]+[.AK946]+[.AG946]+[.AC946]+[.Y946]+[.U946]+[.Q946]+[.M946]+[.K946]+[.I946]+[.G946]" ns41:value-type="float" table:style-name="ce45" office:value-type="float" office:value="0">
            <text:p/>
          </table:table-cell>
          <table:table-cell table:formula="of:=[.BB946]+[.BD946]" ns41:value-type="float" table:style-name="ce45" office:value-type="float" office:value="0">
            <text:p/>
          </table:table-cell>
          <table:table-cell table:formula="of:=[.BC946]+[.BE946]" ns41:value-type="float" table:style-name="ce45" office:value-type="float" office:value="0">
            <text:p/>
          </table:table-cell>
          <table:table-cell table:formula="of:=[.C94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7]+[.AT947]+[.AP947]+[.AL947]+[.AH947]+[.AD947]+[.Z947]+[.V947]+[.R947]+[.N947]" ns41:value-type="float" table:style-name="ce45" office:value-type="float" office:value="0">
            <text:p/>
          </table:table-cell>
          <table:table-cell table:formula="of:=[.AY947]+[.AU947]+[.AQ947]+[.AM947]+[.AI947]+[.AE947]+[.AA947]+[.W947]+[.S947]+[.O947]+[.L947]+[.J947]+[.H947]+[.F947]" ns41:value-type="float" table:style-name="ce45" office:value-type="float" office:value="0">
            <text:p/>
          </table:table-cell>
          <table:table-cell table:formula="of:=[.AZ947]+[.AV947]+[.AR947]+[.AN947]+[.AJ947]+[.AF947]+[.AB947]+[.X947]+[.T947]+[.P947]" ns41:value-type="float" table:style-name="ce45" office:value-type="float" office:value="0">
            <text:p/>
          </table:table-cell>
          <table:table-cell table:formula="of:=[.BA947]+[.AW947]+[.AS947]+[.AO947]+[.AK947]+[.AG947]+[.AC947]+[.Y947]+[.U947]+[.Q947]+[.M947]+[.K947]+[.I947]+[.G947]" ns41:value-type="float" table:style-name="ce45" office:value-type="float" office:value="0">
            <text:p/>
          </table:table-cell>
          <table:table-cell table:formula="of:=[.BB947]+[.BD947]" ns41:value-type="float" table:style-name="ce45" office:value-type="float" office:value="0">
            <text:p/>
          </table:table-cell>
          <table:table-cell table:formula="of:=[.BC947]+[.BE947]" ns41:value-type="float" table:style-name="ce45" office:value-type="float" office:value="0">
            <text:p/>
          </table:table-cell>
          <table:table-cell table:formula="of:=[.C94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8]+[.AT948]+[.AP948]+[.AL948]+[.AH948]+[.AD948]+[.Z948]+[.V948]+[.R948]+[.N948]" ns41:value-type="float" table:style-name="ce45" office:value-type="float" office:value="0">
            <text:p/>
          </table:table-cell>
          <table:table-cell table:formula="of:=[.AY948]+[.AU948]+[.AQ948]+[.AM948]+[.AI948]+[.AE948]+[.AA948]+[.W948]+[.S948]+[.O948]+[.L948]+[.J948]+[.H948]+[.F948]" ns41:value-type="float" table:style-name="ce45" office:value-type="float" office:value="0">
            <text:p/>
          </table:table-cell>
          <table:table-cell table:formula="of:=[.AZ948]+[.AV948]+[.AR948]+[.AN948]+[.AJ948]+[.AF948]+[.AB948]+[.X948]+[.T948]+[.P948]" ns41:value-type="float" table:style-name="ce45" office:value-type="float" office:value="0">
            <text:p/>
          </table:table-cell>
          <table:table-cell table:formula="of:=[.BA948]+[.AW948]+[.AS948]+[.AO948]+[.AK948]+[.AG948]+[.AC948]+[.Y948]+[.U948]+[.Q948]+[.M948]+[.K948]+[.I948]+[.G948]" ns41:value-type="float" table:style-name="ce45" office:value-type="float" office:value="0">
            <text:p/>
          </table:table-cell>
          <table:table-cell table:formula="of:=[.BB948]+[.BD948]" ns41:value-type="float" table:style-name="ce45" office:value-type="float" office:value="0">
            <text:p/>
          </table:table-cell>
          <table:table-cell table:formula="of:=[.BC948]+[.BE948]" ns41:value-type="float" table:style-name="ce45" office:value-type="float" office:value="0">
            <text:p/>
          </table:table-cell>
          <table:table-cell table:formula="of:=[.C94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49]+[.AT949]+[.AP949]+[.AL949]+[.AH949]+[.AD949]+[.Z949]+[.V949]+[.R949]+[.N949]" ns41:value-type="float" table:style-name="ce45" office:value-type="float" office:value="0">
            <text:p/>
          </table:table-cell>
          <table:table-cell table:formula="of:=[.AY949]+[.AU949]+[.AQ949]+[.AM949]+[.AI949]+[.AE949]+[.AA949]+[.W949]+[.S949]+[.O949]+[.L949]+[.J949]+[.H949]+[.F949]" ns41:value-type="float" table:style-name="ce45" office:value-type="float" office:value="0">
            <text:p/>
          </table:table-cell>
          <table:table-cell table:formula="of:=[.AZ949]+[.AV949]+[.AR949]+[.AN949]+[.AJ949]+[.AF949]+[.AB949]+[.X949]+[.T949]+[.P949]" ns41:value-type="float" table:style-name="ce45" office:value-type="float" office:value="0">
            <text:p/>
          </table:table-cell>
          <table:table-cell table:formula="of:=[.BA949]+[.AW949]+[.AS949]+[.AO949]+[.AK949]+[.AG949]+[.AC949]+[.Y949]+[.U949]+[.Q949]+[.M949]+[.K949]+[.I949]+[.G949]" ns41:value-type="float" table:style-name="ce45" office:value-type="float" office:value="0">
            <text:p/>
          </table:table-cell>
          <table:table-cell table:formula="of:=[.BB949]+[.BD949]" ns41:value-type="float" table:style-name="ce45" office:value-type="float" office:value="0">
            <text:p/>
          </table:table-cell>
          <table:table-cell table:formula="of:=[.BC949]+[.BE949]" ns41:value-type="float" table:style-name="ce45" office:value-type="float" office:value="0">
            <text:p/>
          </table:table-cell>
          <table:table-cell table:formula="of:=[.C94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0]+[.AT950]+[.AP950]+[.AL950]+[.AH950]+[.AD950]+[.Z950]+[.V950]+[.R950]+[.N950]" ns41:value-type="float" table:style-name="ce45" office:value-type="float" office:value="0">
            <text:p/>
          </table:table-cell>
          <table:table-cell table:formula="of:=[.AY950]+[.AU950]+[.AQ950]+[.AM950]+[.AI950]+[.AE950]+[.AA950]+[.W950]+[.S950]+[.O950]+[.L950]+[.J950]+[.H950]+[.F950]" ns41:value-type="float" table:style-name="ce45" office:value-type="float" office:value="0">
            <text:p/>
          </table:table-cell>
          <table:table-cell table:formula="of:=[.AZ950]+[.AV950]+[.AR950]+[.AN950]+[.AJ950]+[.AF950]+[.AB950]+[.X950]+[.T950]+[.P950]" ns41:value-type="float" table:style-name="ce45" office:value-type="float" office:value="0">
            <text:p/>
          </table:table-cell>
          <table:table-cell table:formula="of:=[.BA950]+[.AW950]+[.AS950]+[.AO950]+[.AK950]+[.AG950]+[.AC950]+[.Y950]+[.U950]+[.Q950]+[.M950]+[.K950]+[.I950]+[.G950]" ns41:value-type="float" table:style-name="ce45" office:value-type="float" office:value="0">
            <text:p/>
          </table:table-cell>
          <table:table-cell table:formula="of:=[.BB950]+[.BD950]" ns41:value-type="float" table:style-name="ce45" office:value-type="float" office:value="0">
            <text:p/>
          </table:table-cell>
          <table:table-cell table:formula="of:=[.BC950]+[.BE950]" ns41:value-type="float" table:style-name="ce45" office:value-type="float" office:value="0">
            <text:p/>
          </table:table-cell>
          <table:table-cell table:formula="of:=[.C95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1]+[.AT951]+[.AP951]+[.AL951]+[.AH951]+[.AD951]+[.Z951]+[.V951]+[.R951]+[.N951]" ns41:value-type="float" table:style-name="ce45" office:value-type="float" office:value="0">
            <text:p/>
          </table:table-cell>
          <table:table-cell table:formula="of:=[.AY951]+[.AU951]+[.AQ951]+[.AM951]+[.AI951]+[.AE951]+[.AA951]+[.W951]+[.S951]+[.O951]+[.L951]+[.J951]+[.H951]+[.F951]" ns41:value-type="float" table:style-name="ce45" office:value-type="float" office:value="0">
            <text:p/>
          </table:table-cell>
          <table:table-cell table:formula="of:=[.AZ951]+[.AV951]+[.AR951]+[.AN951]+[.AJ951]+[.AF951]+[.AB951]+[.X951]+[.T951]+[.P951]" ns41:value-type="float" table:style-name="ce45" office:value-type="float" office:value="0">
            <text:p/>
          </table:table-cell>
          <table:table-cell table:formula="of:=[.BA951]+[.AW951]+[.AS951]+[.AO951]+[.AK951]+[.AG951]+[.AC951]+[.Y951]+[.U951]+[.Q951]+[.M951]+[.K951]+[.I951]+[.G951]" ns41:value-type="float" table:style-name="ce45" office:value-type="float" office:value="0">
            <text:p/>
          </table:table-cell>
          <table:table-cell table:formula="of:=[.BB951]+[.BD951]" ns41:value-type="float" table:style-name="ce45" office:value-type="float" office:value="0">
            <text:p/>
          </table:table-cell>
          <table:table-cell table:formula="of:=[.BC951]+[.BE951]" ns41:value-type="float" table:style-name="ce45" office:value-type="float" office:value="0">
            <text:p/>
          </table:table-cell>
          <table:table-cell table:formula="of:=[.C95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2]+[.AT952]+[.AP952]+[.AL952]+[.AH952]+[.AD952]+[.Z952]+[.V952]+[.R952]+[.N952]" ns41:value-type="float" table:style-name="ce45" office:value-type="float" office:value="0">
            <text:p/>
          </table:table-cell>
          <table:table-cell table:formula="of:=[.AY952]+[.AU952]+[.AQ952]+[.AM952]+[.AI952]+[.AE952]+[.AA952]+[.W952]+[.S952]+[.O952]+[.L952]+[.J952]+[.H952]+[.F952]" ns41:value-type="float" table:style-name="ce45" office:value-type="float" office:value="0">
            <text:p/>
          </table:table-cell>
          <table:table-cell table:formula="of:=[.AZ952]+[.AV952]+[.AR952]+[.AN952]+[.AJ952]+[.AF952]+[.AB952]+[.X952]+[.T952]+[.P952]" ns41:value-type="float" table:style-name="ce45" office:value-type="float" office:value="0">
            <text:p/>
          </table:table-cell>
          <table:table-cell table:formula="of:=[.BA952]+[.AW952]+[.AS952]+[.AO952]+[.AK952]+[.AG952]+[.AC952]+[.Y952]+[.U952]+[.Q952]+[.M952]+[.K952]+[.I952]+[.G952]" ns41:value-type="float" table:style-name="ce45" office:value-type="float" office:value="0">
            <text:p/>
          </table:table-cell>
          <table:table-cell table:formula="of:=[.BB952]+[.BD952]" ns41:value-type="float" table:style-name="ce45" office:value-type="float" office:value="0">
            <text:p/>
          </table:table-cell>
          <table:table-cell table:formula="of:=[.BC952]+[.BE952]" ns41:value-type="float" table:style-name="ce45" office:value-type="float" office:value="0">
            <text:p/>
          </table:table-cell>
          <table:table-cell table:formula="of:=[.C95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3]+[.AT953]+[.AP953]+[.AL953]+[.AH953]+[.AD953]+[.Z953]+[.V953]+[.R953]+[.N953]" ns41:value-type="float" table:style-name="ce45" office:value-type="float" office:value="0">
            <text:p/>
          </table:table-cell>
          <table:table-cell table:formula="of:=[.AY953]+[.AU953]+[.AQ953]+[.AM953]+[.AI953]+[.AE953]+[.AA953]+[.W953]+[.S953]+[.O953]+[.L953]+[.J953]+[.H953]+[.F953]" ns41:value-type="float" table:style-name="ce45" office:value-type="float" office:value="0">
            <text:p/>
          </table:table-cell>
          <table:table-cell table:formula="of:=[.AZ953]+[.AV953]+[.AR953]+[.AN953]+[.AJ953]+[.AF953]+[.AB953]+[.X953]+[.T953]+[.P953]" ns41:value-type="float" table:style-name="ce45" office:value-type="float" office:value="0">
            <text:p/>
          </table:table-cell>
          <table:table-cell table:formula="of:=[.BA953]+[.AW953]+[.AS953]+[.AO953]+[.AK953]+[.AG953]+[.AC953]+[.Y953]+[.U953]+[.Q953]+[.M953]+[.K953]+[.I953]+[.G953]" ns41:value-type="float" table:style-name="ce45" office:value-type="float" office:value="0">
            <text:p/>
          </table:table-cell>
          <table:table-cell table:formula="of:=[.BB953]+[.BD953]" ns41:value-type="float" table:style-name="ce45" office:value-type="float" office:value="0">
            <text:p/>
          </table:table-cell>
          <table:table-cell table:formula="of:=[.BC953]+[.BE953]" ns41:value-type="float" table:style-name="ce45" office:value-type="float" office:value="0">
            <text:p/>
          </table:table-cell>
          <table:table-cell table:formula="of:=[.C95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4]+[.AT954]+[.AP954]+[.AL954]+[.AH954]+[.AD954]+[.Z954]+[.V954]+[.R954]+[.N954]" ns41:value-type="float" table:style-name="ce45" office:value-type="float" office:value="0">
            <text:p/>
          </table:table-cell>
          <table:table-cell table:formula="of:=[.AY954]+[.AU954]+[.AQ954]+[.AM954]+[.AI954]+[.AE954]+[.AA954]+[.W954]+[.S954]+[.O954]+[.L954]+[.J954]+[.H954]+[.F954]" ns41:value-type="float" table:style-name="ce45" office:value-type="float" office:value="0">
            <text:p/>
          </table:table-cell>
          <table:table-cell table:formula="of:=[.AZ954]+[.AV954]+[.AR954]+[.AN954]+[.AJ954]+[.AF954]+[.AB954]+[.X954]+[.T954]+[.P954]" ns41:value-type="float" table:style-name="ce45" office:value-type="float" office:value="0">
            <text:p/>
          </table:table-cell>
          <table:table-cell table:formula="of:=[.BA954]+[.AW954]+[.AS954]+[.AO954]+[.AK954]+[.AG954]+[.AC954]+[.Y954]+[.U954]+[.Q954]+[.M954]+[.K954]+[.I954]+[.G954]" ns41:value-type="float" table:style-name="ce45" office:value-type="float" office:value="0">
            <text:p/>
          </table:table-cell>
          <table:table-cell table:formula="of:=[.BB954]+[.BD954]" ns41:value-type="float" table:style-name="ce45" office:value-type="float" office:value="0">
            <text:p/>
          </table:table-cell>
          <table:table-cell table:formula="of:=[.BC954]+[.BE954]" ns41:value-type="float" table:style-name="ce45" office:value-type="float" office:value="0">
            <text:p/>
          </table:table-cell>
          <table:table-cell table:formula="of:=[.C95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5]+[.AT955]+[.AP955]+[.AL955]+[.AH955]+[.AD955]+[.Z955]+[.V955]+[.R955]+[.N955]" ns41:value-type="float" table:style-name="ce45" office:value-type="float" office:value="0">
            <text:p/>
          </table:table-cell>
          <table:table-cell table:formula="of:=[.AY955]+[.AU955]+[.AQ955]+[.AM955]+[.AI955]+[.AE955]+[.AA955]+[.W955]+[.S955]+[.O955]+[.L955]+[.J955]+[.H955]+[.F955]" ns41:value-type="float" table:style-name="ce45" office:value-type="float" office:value="0">
            <text:p/>
          </table:table-cell>
          <table:table-cell table:formula="of:=[.AZ955]+[.AV955]+[.AR955]+[.AN955]+[.AJ955]+[.AF955]+[.AB955]+[.X955]+[.T955]+[.P955]" ns41:value-type="float" table:style-name="ce45" office:value-type="float" office:value="0">
            <text:p/>
          </table:table-cell>
          <table:table-cell table:formula="of:=[.BA955]+[.AW955]+[.AS955]+[.AO955]+[.AK955]+[.AG955]+[.AC955]+[.Y955]+[.U955]+[.Q955]+[.M955]+[.K955]+[.I955]+[.G955]" ns41:value-type="float" table:style-name="ce45" office:value-type="float" office:value="0">
            <text:p/>
          </table:table-cell>
          <table:table-cell table:formula="of:=[.BB955]+[.BD955]" ns41:value-type="float" table:style-name="ce45" office:value-type="float" office:value="0">
            <text:p/>
          </table:table-cell>
          <table:table-cell table:formula="of:=[.BC955]+[.BE955]" ns41:value-type="float" table:style-name="ce45" office:value-type="float" office:value="0">
            <text:p/>
          </table:table-cell>
          <table:table-cell table:formula="of:=[.C95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6]+[.AT956]+[.AP956]+[.AL956]+[.AH956]+[.AD956]+[.Z956]+[.V956]+[.R956]+[.N956]" ns41:value-type="float" table:style-name="ce45" office:value-type="float" office:value="0">
            <text:p/>
          </table:table-cell>
          <table:table-cell table:formula="of:=[.AY956]+[.AU956]+[.AQ956]+[.AM956]+[.AI956]+[.AE956]+[.AA956]+[.W956]+[.S956]+[.O956]+[.L956]+[.J956]+[.H956]+[.F956]" ns41:value-type="float" table:style-name="ce45" office:value-type="float" office:value="0">
            <text:p/>
          </table:table-cell>
          <table:table-cell table:formula="of:=[.AZ956]+[.AV956]+[.AR956]+[.AN956]+[.AJ956]+[.AF956]+[.AB956]+[.X956]+[.T956]+[.P956]" ns41:value-type="float" table:style-name="ce45" office:value-type="float" office:value="0">
            <text:p/>
          </table:table-cell>
          <table:table-cell table:formula="of:=[.BA956]+[.AW956]+[.AS956]+[.AO956]+[.AK956]+[.AG956]+[.AC956]+[.Y956]+[.U956]+[.Q956]+[.M956]+[.K956]+[.I956]+[.G956]" ns41:value-type="float" table:style-name="ce45" office:value-type="float" office:value="0">
            <text:p/>
          </table:table-cell>
          <table:table-cell table:formula="of:=[.BB956]+[.BD956]" ns41:value-type="float" table:style-name="ce45" office:value-type="float" office:value="0">
            <text:p/>
          </table:table-cell>
          <table:table-cell table:formula="of:=[.BC956]+[.BE956]" ns41:value-type="float" table:style-name="ce45" office:value-type="float" office:value="0">
            <text:p/>
          </table:table-cell>
          <table:table-cell table:formula="of:=[.C95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7]+[.AT957]+[.AP957]+[.AL957]+[.AH957]+[.AD957]+[.Z957]+[.V957]+[.R957]+[.N957]" ns41:value-type="float" table:style-name="ce45" office:value-type="float" office:value="0">
            <text:p/>
          </table:table-cell>
          <table:table-cell table:formula="of:=[.AY957]+[.AU957]+[.AQ957]+[.AM957]+[.AI957]+[.AE957]+[.AA957]+[.W957]+[.S957]+[.O957]+[.L957]+[.J957]+[.H957]+[.F957]" ns41:value-type="float" table:style-name="ce45" office:value-type="float" office:value="0">
            <text:p/>
          </table:table-cell>
          <table:table-cell table:formula="of:=[.AZ957]+[.AV957]+[.AR957]+[.AN957]+[.AJ957]+[.AF957]+[.AB957]+[.X957]+[.T957]+[.P957]" ns41:value-type="float" table:style-name="ce45" office:value-type="float" office:value="0">
            <text:p/>
          </table:table-cell>
          <table:table-cell table:formula="of:=[.BA957]+[.AW957]+[.AS957]+[.AO957]+[.AK957]+[.AG957]+[.AC957]+[.Y957]+[.U957]+[.Q957]+[.M957]+[.K957]+[.I957]+[.G957]" ns41:value-type="float" table:style-name="ce45" office:value-type="float" office:value="0">
            <text:p/>
          </table:table-cell>
          <table:table-cell table:formula="of:=[.BB957]+[.BD957]" ns41:value-type="float" table:style-name="ce45" office:value-type="float" office:value="0">
            <text:p/>
          </table:table-cell>
          <table:table-cell table:formula="of:=[.BC957]+[.BE957]" ns41:value-type="float" table:style-name="ce45" office:value-type="float" office:value="0">
            <text:p/>
          </table:table-cell>
          <table:table-cell table:formula="of:=[.C95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8]+[.AT958]+[.AP958]+[.AL958]+[.AH958]+[.AD958]+[.Z958]+[.V958]+[.R958]+[.N958]" ns41:value-type="float" table:style-name="ce45" office:value-type="float" office:value="0">
            <text:p/>
          </table:table-cell>
          <table:table-cell table:formula="of:=[.AY958]+[.AU958]+[.AQ958]+[.AM958]+[.AI958]+[.AE958]+[.AA958]+[.W958]+[.S958]+[.O958]+[.L958]+[.J958]+[.H958]+[.F958]" ns41:value-type="float" table:style-name="ce45" office:value-type="float" office:value="0">
            <text:p/>
          </table:table-cell>
          <table:table-cell table:formula="of:=[.AZ958]+[.AV958]+[.AR958]+[.AN958]+[.AJ958]+[.AF958]+[.AB958]+[.X958]+[.T958]+[.P958]" ns41:value-type="float" table:style-name="ce45" office:value-type="float" office:value="0">
            <text:p/>
          </table:table-cell>
          <table:table-cell table:formula="of:=[.BA958]+[.AW958]+[.AS958]+[.AO958]+[.AK958]+[.AG958]+[.AC958]+[.Y958]+[.U958]+[.Q958]+[.M958]+[.K958]+[.I958]+[.G958]" ns41:value-type="float" table:style-name="ce45" office:value-type="float" office:value="0">
            <text:p/>
          </table:table-cell>
          <table:table-cell table:formula="of:=[.BB958]+[.BD958]" ns41:value-type="float" table:style-name="ce45" office:value-type="float" office:value="0">
            <text:p/>
          </table:table-cell>
          <table:table-cell table:formula="of:=[.BC958]+[.BE958]" ns41:value-type="float" table:style-name="ce45" office:value-type="float" office:value="0">
            <text:p/>
          </table:table-cell>
          <table:table-cell table:formula="of:=[.C95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59]+[.AT959]+[.AP959]+[.AL959]+[.AH959]+[.AD959]+[.Z959]+[.V959]+[.R959]+[.N959]" ns41:value-type="float" table:style-name="ce45" office:value-type="float" office:value="0">
            <text:p/>
          </table:table-cell>
          <table:table-cell table:formula="of:=[.AY959]+[.AU959]+[.AQ959]+[.AM959]+[.AI959]+[.AE959]+[.AA959]+[.W959]+[.S959]+[.O959]+[.L959]+[.J959]+[.H959]+[.F959]" ns41:value-type="float" table:style-name="ce45" office:value-type="float" office:value="0">
            <text:p/>
          </table:table-cell>
          <table:table-cell table:formula="of:=[.AZ959]+[.AV959]+[.AR959]+[.AN959]+[.AJ959]+[.AF959]+[.AB959]+[.X959]+[.T959]+[.P959]" ns41:value-type="float" table:style-name="ce45" office:value-type="float" office:value="0">
            <text:p/>
          </table:table-cell>
          <table:table-cell table:formula="of:=[.BA959]+[.AW959]+[.AS959]+[.AO959]+[.AK959]+[.AG959]+[.AC959]+[.Y959]+[.U959]+[.Q959]+[.M959]+[.K959]+[.I959]+[.G959]" ns41:value-type="float" table:style-name="ce45" office:value-type="float" office:value="0">
            <text:p/>
          </table:table-cell>
          <table:table-cell table:formula="of:=[.BB959]+[.BD959]" ns41:value-type="float" table:style-name="ce45" office:value-type="float" office:value="0">
            <text:p/>
          </table:table-cell>
          <table:table-cell table:formula="of:=[.BC959]+[.BE959]" ns41:value-type="float" table:style-name="ce45" office:value-type="float" office:value="0">
            <text:p/>
          </table:table-cell>
          <table:table-cell table:formula="of:=[.C95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0]+[.AT960]+[.AP960]+[.AL960]+[.AH960]+[.AD960]+[.Z960]+[.V960]+[.R960]+[.N960]" ns41:value-type="float" table:style-name="ce45" office:value-type="float" office:value="0">
            <text:p/>
          </table:table-cell>
          <table:table-cell table:formula="of:=[.AY960]+[.AU960]+[.AQ960]+[.AM960]+[.AI960]+[.AE960]+[.AA960]+[.W960]+[.S960]+[.O960]+[.L960]+[.J960]+[.H960]+[.F960]" ns41:value-type="float" table:style-name="ce45" office:value-type="float" office:value="0">
            <text:p/>
          </table:table-cell>
          <table:table-cell table:formula="of:=[.AZ960]+[.AV960]+[.AR960]+[.AN960]+[.AJ960]+[.AF960]+[.AB960]+[.X960]+[.T960]+[.P960]" ns41:value-type="float" table:style-name="ce45" office:value-type="float" office:value="0">
            <text:p/>
          </table:table-cell>
          <table:table-cell table:formula="of:=[.BA960]+[.AW960]+[.AS960]+[.AO960]+[.AK960]+[.AG960]+[.AC960]+[.Y960]+[.U960]+[.Q960]+[.M960]+[.K960]+[.I960]+[.G960]" ns41:value-type="float" table:style-name="ce45" office:value-type="float" office:value="0">
            <text:p/>
          </table:table-cell>
          <table:table-cell table:formula="of:=[.BB960]+[.BD960]" ns41:value-type="float" table:style-name="ce45" office:value-type="float" office:value="0">
            <text:p/>
          </table:table-cell>
          <table:table-cell table:formula="of:=[.BC960]+[.BE960]" ns41:value-type="float" table:style-name="ce45" office:value-type="float" office:value="0">
            <text:p/>
          </table:table-cell>
          <table:table-cell table:formula="of:=[.C96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1]+[.AT961]+[.AP961]+[.AL961]+[.AH961]+[.AD961]+[.Z961]+[.V961]+[.R961]+[.N961]" ns41:value-type="float" table:style-name="ce45" office:value-type="float" office:value="0">
            <text:p/>
          </table:table-cell>
          <table:table-cell table:formula="of:=[.AY961]+[.AU961]+[.AQ961]+[.AM961]+[.AI961]+[.AE961]+[.AA961]+[.W961]+[.S961]+[.O961]+[.L961]+[.J961]+[.H961]+[.F961]" ns41:value-type="float" table:style-name="ce45" office:value-type="float" office:value="0">
            <text:p/>
          </table:table-cell>
          <table:table-cell table:formula="of:=[.AZ961]+[.AV961]+[.AR961]+[.AN961]+[.AJ961]+[.AF961]+[.AB961]+[.X961]+[.T961]+[.P961]" ns41:value-type="float" table:style-name="ce45" office:value-type="float" office:value="0">
            <text:p/>
          </table:table-cell>
          <table:table-cell table:formula="of:=[.BA961]+[.AW961]+[.AS961]+[.AO961]+[.AK961]+[.AG961]+[.AC961]+[.Y961]+[.U961]+[.Q961]+[.M961]+[.K961]+[.I961]+[.G961]" ns41:value-type="float" table:style-name="ce45" office:value-type="float" office:value="0">
            <text:p/>
          </table:table-cell>
          <table:table-cell table:formula="of:=[.BB961]+[.BD961]" ns41:value-type="float" table:style-name="ce45" office:value-type="float" office:value="0">
            <text:p/>
          </table:table-cell>
          <table:table-cell table:formula="of:=[.BC961]+[.BE961]" ns41:value-type="float" table:style-name="ce45" office:value-type="float" office:value="0">
            <text:p/>
          </table:table-cell>
          <table:table-cell table:formula="of:=[.C96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2]+[.AT962]+[.AP962]+[.AL962]+[.AH962]+[.AD962]+[.Z962]+[.V962]+[.R962]+[.N962]" ns41:value-type="float" table:style-name="ce45" office:value-type="float" office:value="0">
            <text:p/>
          </table:table-cell>
          <table:table-cell table:formula="of:=[.AY962]+[.AU962]+[.AQ962]+[.AM962]+[.AI962]+[.AE962]+[.AA962]+[.W962]+[.S962]+[.O962]+[.L962]+[.J962]+[.H962]+[.F962]" ns41:value-type="float" table:style-name="ce45" office:value-type="float" office:value="0">
            <text:p/>
          </table:table-cell>
          <table:table-cell table:formula="of:=[.AZ962]+[.AV962]+[.AR962]+[.AN962]+[.AJ962]+[.AF962]+[.AB962]+[.X962]+[.T962]+[.P962]" ns41:value-type="float" table:style-name="ce45" office:value-type="float" office:value="0">
            <text:p/>
          </table:table-cell>
          <table:table-cell table:formula="of:=[.BA962]+[.AW962]+[.AS962]+[.AO962]+[.AK962]+[.AG962]+[.AC962]+[.Y962]+[.U962]+[.Q962]+[.M962]+[.K962]+[.I962]+[.G962]" ns41:value-type="float" table:style-name="ce45" office:value-type="float" office:value="0">
            <text:p/>
          </table:table-cell>
          <table:table-cell table:formula="of:=[.BB962]+[.BD962]" ns41:value-type="float" table:style-name="ce45" office:value-type="float" office:value="0">
            <text:p/>
          </table:table-cell>
          <table:table-cell table:formula="of:=[.BC962]+[.BE962]" ns41:value-type="float" table:style-name="ce45" office:value-type="float" office:value="0">
            <text:p/>
          </table:table-cell>
          <table:table-cell table:formula="of:=[.C96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3]+[.AT963]+[.AP963]+[.AL963]+[.AH963]+[.AD963]+[.Z963]+[.V963]+[.R963]+[.N963]" ns41:value-type="float" table:style-name="ce45" office:value-type="float" office:value="0">
            <text:p/>
          </table:table-cell>
          <table:table-cell table:formula="of:=[.AY963]+[.AU963]+[.AQ963]+[.AM963]+[.AI963]+[.AE963]+[.AA963]+[.W963]+[.S963]+[.O963]+[.L963]+[.J963]+[.H963]+[.F963]" ns41:value-type="float" table:style-name="ce45" office:value-type="float" office:value="0">
            <text:p/>
          </table:table-cell>
          <table:table-cell table:formula="of:=[.AZ963]+[.AV963]+[.AR963]+[.AN963]+[.AJ963]+[.AF963]+[.AB963]+[.X963]+[.T963]+[.P963]" ns41:value-type="float" table:style-name="ce45" office:value-type="float" office:value="0">
            <text:p/>
          </table:table-cell>
          <table:table-cell table:formula="of:=[.BA963]+[.AW963]+[.AS963]+[.AO963]+[.AK963]+[.AG963]+[.AC963]+[.Y963]+[.U963]+[.Q963]+[.M963]+[.K963]+[.I963]+[.G963]" ns41:value-type="float" table:style-name="ce45" office:value-type="float" office:value="0">
            <text:p/>
          </table:table-cell>
          <table:table-cell table:formula="of:=[.BB963]+[.BD963]" ns41:value-type="float" table:style-name="ce45" office:value-type="float" office:value="0">
            <text:p/>
          </table:table-cell>
          <table:table-cell table:formula="of:=[.BC963]+[.BE963]" ns41:value-type="float" table:style-name="ce45" office:value-type="float" office:value="0">
            <text:p/>
          </table:table-cell>
          <table:table-cell table:formula="of:=[.C96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4]+[.AT964]+[.AP964]+[.AL964]+[.AH964]+[.AD964]+[.Z964]+[.V964]+[.R964]+[.N964]" ns41:value-type="float" table:style-name="ce45" office:value-type="float" office:value="0">
            <text:p/>
          </table:table-cell>
          <table:table-cell table:formula="of:=[.AY964]+[.AU964]+[.AQ964]+[.AM964]+[.AI964]+[.AE964]+[.AA964]+[.W964]+[.S964]+[.O964]+[.L964]+[.J964]+[.H964]+[.F964]" ns41:value-type="float" table:style-name="ce45" office:value-type="float" office:value="0">
            <text:p/>
          </table:table-cell>
          <table:table-cell table:formula="of:=[.AZ964]+[.AV964]+[.AR964]+[.AN964]+[.AJ964]+[.AF964]+[.AB964]+[.X964]+[.T964]+[.P964]" ns41:value-type="float" table:style-name="ce45" office:value-type="float" office:value="0">
            <text:p/>
          </table:table-cell>
          <table:table-cell table:formula="of:=[.BA964]+[.AW964]+[.AS964]+[.AO964]+[.AK964]+[.AG964]+[.AC964]+[.Y964]+[.U964]+[.Q964]+[.M964]+[.K964]+[.I964]+[.G964]" ns41:value-type="float" table:style-name="ce45" office:value-type="float" office:value="0">
            <text:p/>
          </table:table-cell>
          <table:table-cell table:formula="of:=[.BB964]+[.BD964]" ns41:value-type="float" table:style-name="ce45" office:value-type="float" office:value="0">
            <text:p/>
          </table:table-cell>
          <table:table-cell table:formula="of:=[.BC964]+[.BE964]" ns41:value-type="float" table:style-name="ce45" office:value-type="float" office:value="0">
            <text:p/>
          </table:table-cell>
          <table:table-cell table:formula="of:=[.C96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5]+[.AT965]+[.AP965]+[.AL965]+[.AH965]+[.AD965]+[.Z965]+[.V965]+[.R965]+[.N965]" ns41:value-type="float" table:style-name="ce45" office:value-type="float" office:value="0">
            <text:p/>
          </table:table-cell>
          <table:table-cell table:formula="of:=[.AY965]+[.AU965]+[.AQ965]+[.AM965]+[.AI965]+[.AE965]+[.AA965]+[.W965]+[.S965]+[.O965]+[.L965]+[.J965]+[.H965]+[.F965]" ns41:value-type="float" table:style-name="ce45" office:value-type="float" office:value="0">
            <text:p/>
          </table:table-cell>
          <table:table-cell table:formula="of:=[.AZ965]+[.AV965]+[.AR965]+[.AN965]+[.AJ965]+[.AF965]+[.AB965]+[.X965]+[.T965]+[.P965]" ns41:value-type="float" table:style-name="ce45" office:value-type="float" office:value="0">
            <text:p/>
          </table:table-cell>
          <table:table-cell table:formula="of:=[.BA965]+[.AW965]+[.AS965]+[.AO965]+[.AK965]+[.AG965]+[.AC965]+[.Y965]+[.U965]+[.Q965]+[.M965]+[.K965]+[.I965]+[.G965]" ns41:value-type="float" table:style-name="ce45" office:value-type="float" office:value="0">
            <text:p/>
          </table:table-cell>
          <table:table-cell table:formula="of:=[.BB965]+[.BD965]" ns41:value-type="float" table:style-name="ce45" office:value-type="float" office:value="0">
            <text:p/>
          </table:table-cell>
          <table:table-cell table:formula="of:=[.BC965]+[.BE965]" ns41:value-type="float" table:style-name="ce45" office:value-type="float" office:value="0">
            <text:p/>
          </table:table-cell>
          <table:table-cell table:formula="of:=[.C96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6]+[.AT966]+[.AP966]+[.AL966]+[.AH966]+[.AD966]+[.Z966]+[.V966]+[.R966]+[.N966]" ns41:value-type="float" table:style-name="ce45" office:value-type="float" office:value="0">
            <text:p/>
          </table:table-cell>
          <table:table-cell table:formula="of:=[.AY966]+[.AU966]+[.AQ966]+[.AM966]+[.AI966]+[.AE966]+[.AA966]+[.W966]+[.S966]+[.O966]+[.L966]+[.J966]+[.H966]+[.F966]" ns41:value-type="float" table:style-name="ce45" office:value-type="float" office:value="0">
            <text:p/>
          </table:table-cell>
          <table:table-cell table:formula="of:=[.AZ966]+[.AV966]+[.AR966]+[.AN966]+[.AJ966]+[.AF966]+[.AB966]+[.X966]+[.T966]+[.P966]" ns41:value-type="float" table:style-name="ce45" office:value-type="float" office:value="0">
            <text:p/>
          </table:table-cell>
          <table:table-cell table:formula="of:=[.BA966]+[.AW966]+[.AS966]+[.AO966]+[.AK966]+[.AG966]+[.AC966]+[.Y966]+[.U966]+[.Q966]+[.M966]+[.K966]+[.I966]+[.G966]" ns41:value-type="float" table:style-name="ce45" office:value-type="float" office:value="0">
            <text:p/>
          </table:table-cell>
          <table:table-cell table:formula="of:=[.BB966]+[.BD966]" ns41:value-type="float" table:style-name="ce45" office:value-type="float" office:value="0">
            <text:p/>
          </table:table-cell>
          <table:table-cell table:formula="of:=[.BC966]+[.BE966]" ns41:value-type="float" table:style-name="ce45" office:value-type="float" office:value="0">
            <text:p/>
          </table:table-cell>
          <table:table-cell table:formula="of:=[.C96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7]+[.AT967]+[.AP967]+[.AL967]+[.AH967]+[.AD967]+[.Z967]+[.V967]+[.R967]+[.N967]" ns41:value-type="float" table:style-name="ce45" office:value-type="float" office:value="0">
            <text:p/>
          </table:table-cell>
          <table:table-cell table:formula="of:=[.AY967]+[.AU967]+[.AQ967]+[.AM967]+[.AI967]+[.AE967]+[.AA967]+[.W967]+[.S967]+[.O967]+[.L967]+[.J967]+[.H967]+[.F967]" ns41:value-type="float" table:style-name="ce45" office:value-type="float" office:value="0">
            <text:p/>
          </table:table-cell>
          <table:table-cell table:formula="of:=[.AZ967]+[.AV967]+[.AR967]+[.AN967]+[.AJ967]+[.AF967]+[.AB967]+[.X967]+[.T967]+[.P967]" ns41:value-type="float" table:style-name="ce45" office:value-type="float" office:value="0">
            <text:p/>
          </table:table-cell>
          <table:table-cell table:formula="of:=[.BA967]+[.AW967]+[.AS967]+[.AO967]+[.AK967]+[.AG967]+[.AC967]+[.Y967]+[.U967]+[.Q967]+[.M967]+[.K967]+[.I967]+[.G967]" ns41:value-type="float" table:style-name="ce45" office:value-type="float" office:value="0">
            <text:p/>
          </table:table-cell>
          <table:table-cell table:formula="of:=[.BB967]+[.BD967]" ns41:value-type="float" table:style-name="ce45" office:value-type="float" office:value="0">
            <text:p/>
          </table:table-cell>
          <table:table-cell table:formula="of:=[.BC967]+[.BE967]" ns41:value-type="float" table:style-name="ce45" office:value-type="float" office:value="0">
            <text:p/>
          </table:table-cell>
          <table:table-cell table:formula="of:=[.C96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8]+[.AT968]+[.AP968]+[.AL968]+[.AH968]+[.AD968]+[.Z968]+[.V968]+[.R968]+[.N968]" ns41:value-type="float" table:style-name="ce45" office:value-type="float" office:value="0">
            <text:p/>
          </table:table-cell>
          <table:table-cell table:formula="of:=[.AY968]+[.AU968]+[.AQ968]+[.AM968]+[.AI968]+[.AE968]+[.AA968]+[.W968]+[.S968]+[.O968]+[.L968]+[.J968]+[.H968]+[.F968]" ns41:value-type="float" table:style-name="ce45" office:value-type="float" office:value="0">
            <text:p/>
          </table:table-cell>
          <table:table-cell table:formula="of:=[.AZ968]+[.AV968]+[.AR968]+[.AN968]+[.AJ968]+[.AF968]+[.AB968]+[.X968]+[.T968]+[.P968]" ns41:value-type="float" table:style-name="ce45" office:value-type="float" office:value="0">
            <text:p/>
          </table:table-cell>
          <table:table-cell table:formula="of:=[.BA968]+[.AW968]+[.AS968]+[.AO968]+[.AK968]+[.AG968]+[.AC968]+[.Y968]+[.U968]+[.Q968]+[.M968]+[.K968]+[.I968]+[.G968]" ns41:value-type="float" table:style-name="ce45" office:value-type="float" office:value="0">
            <text:p/>
          </table:table-cell>
          <table:table-cell table:formula="of:=[.BB968]+[.BD968]" ns41:value-type="float" table:style-name="ce45" office:value-type="float" office:value="0">
            <text:p/>
          </table:table-cell>
          <table:table-cell table:formula="of:=[.BC968]+[.BE968]" ns41:value-type="float" table:style-name="ce45" office:value-type="float" office:value="0">
            <text:p/>
          </table:table-cell>
          <table:table-cell table:formula="of:=[.C96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69]+[.AT969]+[.AP969]+[.AL969]+[.AH969]+[.AD969]+[.Z969]+[.V969]+[.R969]+[.N969]" ns41:value-type="float" table:style-name="ce45" office:value-type="float" office:value="0">
            <text:p/>
          </table:table-cell>
          <table:table-cell table:formula="of:=[.AY969]+[.AU969]+[.AQ969]+[.AM969]+[.AI969]+[.AE969]+[.AA969]+[.W969]+[.S969]+[.O969]+[.L969]+[.J969]+[.H969]+[.F969]" ns41:value-type="float" table:style-name="ce45" office:value-type="float" office:value="0">
            <text:p/>
          </table:table-cell>
          <table:table-cell table:formula="of:=[.AZ969]+[.AV969]+[.AR969]+[.AN969]+[.AJ969]+[.AF969]+[.AB969]+[.X969]+[.T969]+[.P969]" ns41:value-type="float" table:style-name="ce45" office:value-type="float" office:value="0">
            <text:p/>
          </table:table-cell>
          <table:table-cell table:formula="of:=[.BA969]+[.AW969]+[.AS969]+[.AO969]+[.AK969]+[.AG969]+[.AC969]+[.Y969]+[.U969]+[.Q969]+[.M969]+[.K969]+[.I969]+[.G969]" ns41:value-type="float" table:style-name="ce45" office:value-type="float" office:value="0">
            <text:p/>
          </table:table-cell>
          <table:table-cell table:formula="of:=[.BB969]+[.BD969]" ns41:value-type="float" table:style-name="ce45" office:value-type="float" office:value="0">
            <text:p/>
          </table:table-cell>
          <table:table-cell table:formula="of:=[.BC969]+[.BE969]" ns41:value-type="float" table:style-name="ce45" office:value-type="float" office:value="0">
            <text:p/>
          </table:table-cell>
          <table:table-cell table:formula="of:=[.C96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0]+[.AT970]+[.AP970]+[.AL970]+[.AH970]+[.AD970]+[.Z970]+[.V970]+[.R970]+[.N970]" ns41:value-type="float" table:style-name="ce45" office:value-type="float" office:value="0">
            <text:p/>
          </table:table-cell>
          <table:table-cell table:formula="of:=[.AY970]+[.AU970]+[.AQ970]+[.AM970]+[.AI970]+[.AE970]+[.AA970]+[.W970]+[.S970]+[.O970]+[.L970]+[.J970]+[.H970]+[.F970]" ns41:value-type="float" table:style-name="ce45" office:value-type="float" office:value="0">
            <text:p/>
          </table:table-cell>
          <table:table-cell table:formula="of:=[.AZ970]+[.AV970]+[.AR970]+[.AN970]+[.AJ970]+[.AF970]+[.AB970]+[.X970]+[.T970]+[.P970]" ns41:value-type="float" table:style-name="ce45" office:value-type="float" office:value="0">
            <text:p/>
          </table:table-cell>
          <table:table-cell table:formula="of:=[.BA970]+[.AW970]+[.AS970]+[.AO970]+[.AK970]+[.AG970]+[.AC970]+[.Y970]+[.U970]+[.Q970]+[.M970]+[.K970]+[.I970]+[.G970]" ns41:value-type="float" table:style-name="ce45" office:value-type="float" office:value="0">
            <text:p/>
          </table:table-cell>
          <table:table-cell table:formula="of:=[.BB970]+[.BD970]" ns41:value-type="float" table:style-name="ce45" office:value-type="float" office:value="0">
            <text:p/>
          </table:table-cell>
          <table:table-cell table:formula="of:=[.BC970]+[.BE970]" ns41:value-type="float" table:style-name="ce45" office:value-type="float" office:value="0">
            <text:p/>
          </table:table-cell>
          <table:table-cell table:formula="of:=[.C97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1]+[.AT971]+[.AP971]+[.AL971]+[.AH971]+[.AD971]+[.Z971]+[.V971]+[.R971]+[.N971]" ns41:value-type="float" table:style-name="ce45" office:value-type="float" office:value="0">
            <text:p/>
          </table:table-cell>
          <table:table-cell table:formula="of:=[.AY971]+[.AU971]+[.AQ971]+[.AM971]+[.AI971]+[.AE971]+[.AA971]+[.W971]+[.S971]+[.O971]+[.L971]+[.J971]+[.H971]+[.F971]" ns41:value-type="float" table:style-name="ce45" office:value-type="float" office:value="0">
            <text:p/>
          </table:table-cell>
          <table:table-cell table:formula="of:=[.AZ971]+[.AV971]+[.AR971]+[.AN971]+[.AJ971]+[.AF971]+[.AB971]+[.X971]+[.T971]+[.P971]" ns41:value-type="float" table:style-name="ce45" office:value-type="float" office:value="0">
            <text:p/>
          </table:table-cell>
          <table:table-cell table:formula="of:=[.BA971]+[.AW971]+[.AS971]+[.AO971]+[.AK971]+[.AG971]+[.AC971]+[.Y971]+[.U971]+[.Q971]+[.M971]+[.K971]+[.I971]+[.G971]" ns41:value-type="float" table:style-name="ce45" office:value-type="float" office:value="0">
            <text:p/>
          </table:table-cell>
          <table:table-cell table:formula="of:=[.BB971]+[.BD971]" ns41:value-type="float" table:style-name="ce45" office:value-type="float" office:value="0">
            <text:p/>
          </table:table-cell>
          <table:table-cell table:formula="of:=[.BC971]+[.BE971]" ns41:value-type="float" table:style-name="ce45" office:value-type="float" office:value="0">
            <text:p/>
          </table:table-cell>
          <table:table-cell table:formula="of:=[.C97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2]+[.AT972]+[.AP972]+[.AL972]+[.AH972]+[.AD972]+[.Z972]+[.V972]+[.R972]+[.N972]" ns41:value-type="float" table:style-name="ce45" office:value-type="float" office:value="0">
            <text:p/>
          </table:table-cell>
          <table:table-cell table:formula="of:=[.AY972]+[.AU972]+[.AQ972]+[.AM972]+[.AI972]+[.AE972]+[.AA972]+[.W972]+[.S972]+[.O972]+[.L972]+[.J972]+[.H972]+[.F972]" ns41:value-type="float" table:style-name="ce45" office:value-type="float" office:value="0">
            <text:p/>
          </table:table-cell>
          <table:table-cell table:formula="of:=[.AZ972]+[.AV972]+[.AR972]+[.AN972]+[.AJ972]+[.AF972]+[.AB972]+[.X972]+[.T972]+[.P972]" ns41:value-type="float" table:style-name="ce45" office:value-type="float" office:value="0">
            <text:p/>
          </table:table-cell>
          <table:table-cell table:formula="of:=[.BA972]+[.AW972]+[.AS972]+[.AO972]+[.AK972]+[.AG972]+[.AC972]+[.Y972]+[.U972]+[.Q972]+[.M972]+[.K972]+[.I972]+[.G972]" ns41:value-type="float" table:style-name="ce45" office:value-type="float" office:value="0">
            <text:p/>
          </table:table-cell>
          <table:table-cell table:formula="of:=[.BB972]+[.BD972]" ns41:value-type="float" table:style-name="ce45" office:value-type="float" office:value="0">
            <text:p/>
          </table:table-cell>
          <table:table-cell table:formula="of:=[.BC972]+[.BE972]" ns41:value-type="float" table:style-name="ce45" office:value-type="float" office:value="0">
            <text:p/>
          </table:table-cell>
          <table:table-cell table:formula="of:=[.C97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3]+[.AT973]+[.AP973]+[.AL973]+[.AH973]+[.AD973]+[.Z973]+[.V973]+[.R973]+[.N973]" ns41:value-type="float" table:style-name="ce45" office:value-type="float" office:value="0">
            <text:p/>
          </table:table-cell>
          <table:table-cell table:formula="of:=[.AY973]+[.AU973]+[.AQ973]+[.AM973]+[.AI973]+[.AE973]+[.AA973]+[.W973]+[.S973]+[.O973]+[.L973]+[.J973]+[.H973]+[.F973]" ns41:value-type="float" table:style-name="ce45" office:value-type="float" office:value="0">
            <text:p/>
          </table:table-cell>
          <table:table-cell table:formula="of:=[.AZ973]+[.AV973]+[.AR973]+[.AN973]+[.AJ973]+[.AF973]+[.AB973]+[.X973]+[.T973]+[.P973]" ns41:value-type="float" table:style-name="ce45" office:value-type="float" office:value="0">
            <text:p/>
          </table:table-cell>
          <table:table-cell table:formula="of:=[.BA973]+[.AW973]+[.AS973]+[.AO973]+[.AK973]+[.AG973]+[.AC973]+[.Y973]+[.U973]+[.Q973]+[.M973]+[.K973]+[.I973]+[.G973]" ns41:value-type="float" table:style-name="ce45" office:value-type="float" office:value="0">
            <text:p/>
          </table:table-cell>
          <table:table-cell table:formula="of:=[.BB973]+[.BD973]" ns41:value-type="float" table:style-name="ce45" office:value-type="float" office:value="0">
            <text:p/>
          </table:table-cell>
          <table:table-cell table:formula="of:=[.BC973]+[.BE973]" ns41:value-type="float" table:style-name="ce45" office:value-type="float" office:value="0">
            <text:p/>
          </table:table-cell>
          <table:table-cell table:formula="of:=[.C97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4]+[.AT974]+[.AP974]+[.AL974]+[.AH974]+[.AD974]+[.Z974]+[.V974]+[.R974]+[.N974]" ns41:value-type="float" table:style-name="ce45" office:value-type="float" office:value="0">
            <text:p/>
          </table:table-cell>
          <table:table-cell table:formula="of:=[.AY974]+[.AU974]+[.AQ974]+[.AM974]+[.AI974]+[.AE974]+[.AA974]+[.W974]+[.S974]+[.O974]+[.L974]+[.J974]+[.H974]+[.F974]" ns41:value-type="float" table:style-name="ce45" office:value-type="float" office:value="0">
            <text:p/>
          </table:table-cell>
          <table:table-cell table:formula="of:=[.AZ974]+[.AV974]+[.AR974]+[.AN974]+[.AJ974]+[.AF974]+[.AB974]+[.X974]+[.T974]+[.P974]" ns41:value-type="float" table:style-name="ce45" office:value-type="float" office:value="0">
            <text:p/>
          </table:table-cell>
          <table:table-cell table:formula="of:=[.BA974]+[.AW974]+[.AS974]+[.AO974]+[.AK974]+[.AG974]+[.AC974]+[.Y974]+[.U974]+[.Q974]+[.M974]+[.K974]+[.I974]+[.G974]" ns41:value-type="float" table:style-name="ce45" office:value-type="float" office:value="0">
            <text:p/>
          </table:table-cell>
          <table:table-cell table:formula="of:=[.BB974]+[.BD974]" ns41:value-type="float" table:style-name="ce45" office:value-type="float" office:value="0">
            <text:p/>
          </table:table-cell>
          <table:table-cell table:formula="of:=[.BC974]+[.BE974]" ns41:value-type="float" table:style-name="ce45" office:value-type="float" office:value="0">
            <text:p/>
          </table:table-cell>
          <table:table-cell table:formula="of:=[.C97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5]+[.AT975]+[.AP975]+[.AL975]+[.AH975]+[.AD975]+[.Z975]+[.V975]+[.R975]+[.N975]" ns41:value-type="float" table:style-name="ce45" office:value-type="float" office:value="0">
            <text:p/>
          </table:table-cell>
          <table:table-cell table:formula="of:=[.AY975]+[.AU975]+[.AQ975]+[.AM975]+[.AI975]+[.AE975]+[.AA975]+[.W975]+[.S975]+[.O975]+[.L975]+[.J975]+[.H975]+[.F975]" ns41:value-type="float" table:style-name="ce45" office:value-type="float" office:value="0">
            <text:p/>
          </table:table-cell>
          <table:table-cell table:formula="of:=[.AZ975]+[.AV975]+[.AR975]+[.AN975]+[.AJ975]+[.AF975]+[.AB975]+[.X975]+[.T975]+[.P975]" ns41:value-type="float" table:style-name="ce45" office:value-type="float" office:value="0">
            <text:p/>
          </table:table-cell>
          <table:table-cell table:formula="of:=[.BA975]+[.AW975]+[.AS975]+[.AO975]+[.AK975]+[.AG975]+[.AC975]+[.Y975]+[.U975]+[.Q975]+[.M975]+[.K975]+[.I975]+[.G975]" ns41:value-type="float" table:style-name="ce45" office:value-type="float" office:value="0">
            <text:p/>
          </table:table-cell>
          <table:table-cell table:formula="of:=[.BB975]+[.BD975]" ns41:value-type="float" table:style-name="ce45" office:value-type="float" office:value="0">
            <text:p/>
          </table:table-cell>
          <table:table-cell table:formula="of:=[.BC975]+[.BE975]" ns41:value-type="float" table:style-name="ce45" office:value-type="float" office:value="0">
            <text:p/>
          </table:table-cell>
          <table:table-cell table:formula="of:=[.C9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6]+[.AT976]+[.AP976]+[.AL976]+[.AH976]+[.AD976]+[.Z976]+[.V976]+[.R976]+[.N976]" ns41:value-type="float" table:style-name="ce45" office:value-type="float" office:value="0">
            <text:p/>
          </table:table-cell>
          <table:table-cell table:formula="of:=[.AY976]+[.AU976]+[.AQ976]+[.AM976]+[.AI976]+[.AE976]+[.AA976]+[.W976]+[.S976]+[.O976]+[.L976]+[.J976]+[.H976]+[.F976]" ns41:value-type="float" table:style-name="ce45" office:value-type="float" office:value="0">
            <text:p/>
          </table:table-cell>
          <table:table-cell table:formula="of:=[.AZ976]+[.AV976]+[.AR976]+[.AN976]+[.AJ976]+[.AF976]+[.AB976]+[.X976]+[.T976]+[.P976]" ns41:value-type="float" table:style-name="ce45" office:value-type="float" office:value="0">
            <text:p/>
          </table:table-cell>
          <table:table-cell table:formula="of:=[.BA976]+[.AW976]+[.AS976]+[.AO976]+[.AK976]+[.AG976]+[.AC976]+[.Y976]+[.U976]+[.Q976]+[.M976]+[.K976]+[.I976]+[.G976]" ns41:value-type="float" table:style-name="ce45" office:value-type="float" office:value="0">
            <text:p/>
          </table:table-cell>
          <table:table-cell table:formula="of:=[.BB976]+[.BD976]" ns41:value-type="float" table:style-name="ce45" office:value-type="float" office:value="0">
            <text:p/>
          </table:table-cell>
          <table:table-cell table:formula="of:=[.BC976]+[.BE976]" ns41:value-type="float" table:style-name="ce45" office:value-type="float" office:value="0">
            <text:p/>
          </table:table-cell>
          <table:table-cell table:formula="of:=[.C97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7]+[.AT977]+[.AP977]+[.AL977]+[.AH977]+[.AD977]+[.Z977]+[.V977]+[.R977]+[.N977]" ns41:value-type="float" table:style-name="ce45" office:value-type="float" office:value="0">
            <text:p/>
          </table:table-cell>
          <table:table-cell table:formula="of:=[.AY977]+[.AU977]+[.AQ977]+[.AM977]+[.AI977]+[.AE977]+[.AA977]+[.W977]+[.S977]+[.O977]+[.L977]+[.J977]+[.H977]+[.F977]" ns41:value-type="float" table:style-name="ce45" office:value-type="float" office:value="0">
            <text:p/>
          </table:table-cell>
          <table:table-cell table:formula="of:=[.AZ977]+[.AV977]+[.AR977]+[.AN977]+[.AJ977]+[.AF977]+[.AB977]+[.X977]+[.T977]+[.P977]" ns41:value-type="float" table:style-name="ce45" office:value-type="float" office:value="0">
            <text:p/>
          </table:table-cell>
          <table:table-cell table:formula="of:=[.BA977]+[.AW977]+[.AS977]+[.AO977]+[.AK977]+[.AG977]+[.AC977]+[.Y977]+[.U977]+[.Q977]+[.M977]+[.K977]+[.I977]+[.G977]" ns41:value-type="float" table:style-name="ce45" office:value-type="float" office:value="0">
            <text:p/>
          </table:table-cell>
          <table:table-cell table:formula="of:=[.BB977]+[.BD977]" ns41:value-type="float" table:style-name="ce45" office:value-type="float" office:value="0">
            <text:p/>
          </table:table-cell>
          <table:table-cell table:formula="of:=[.BC977]+[.BE977]" ns41:value-type="float" table:style-name="ce45" office:value-type="float" office:value="0">
            <text:p/>
          </table:table-cell>
          <table:table-cell table:formula="of:=[.C97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8]+[.AT978]+[.AP978]+[.AL978]+[.AH978]+[.AD978]+[.Z978]+[.V978]+[.R978]+[.N978]" ns41:value-type="float" table:style-name="ce45" office:value-type="float" office:value="0">
            <text:p/>
          </table:table-cell>
          <table:table-cell table:formula="of:=[.AY978]+[.AU978]+[.AQ978]+[.AM978]+[.AI978]+[.AE978]+[.AA978]+[.W978]+[.S978]+[.O978]+[.L978]+[.J978]+[.H978]+[.F978]" ns41:value-type="float" table:style-name="ce45" office:value-type="float" office:value="0">
            <text:p/>
          </table:table-cell>
          <table:table-cell table:formula="of:=[.AZ978]+[.AV978]+[.AR978]+[.AN978]+[.AJ978]+[.AF978]+[.AB978]+[.X978]+[.T978]+[.P978]" ns41:value-type="float" table:style-name="ce45" office:value-type="float" office:value="0">
            <text:p/>
          </table:table-cell>
          <table:table-cell table:formula="of:=[.BA978]+[.AW978]+[.AS978]+[.AO978]+[.AK978]+[.AG978]+[.AC978]+[.Y978]+[.U978]+[.Q978]+[.M978]+[.K978]+[.I978]+[.G978]" ns41:value-type="float" table:style-name="ce45" office:value-type="float" office:value="0">
            <text:p/>
          </table:table-cell>
          <table:table-cell table:formula="of:=[.BB978]+[.BD978]" ns41:value-type="float" table:style-name="ce45" office:value-type="float" office:value="0">
            <text:p/>
          </table:table-cell>
          <table:table-cell table:formula="of:=[.BC978]+[.BE978]" ns41:value-type="float" table:style-name="ce45" office:value-type="float" office:value="0">
            <text:p/>
          </table:table-cell>
          <table:table-cell table:formula="of:=[.C97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79]+[.AT979]+[.AP979]+[.AL979]+[.AH979]+[.AD979]+[.Z979]+[.V979]+[.R979]+[.N979]" ns41:value-type="float" table:style-name="ce45" office:value-type="float" office:value="0">
            <text:p/>
          </table:table-cell>
          <table:table-cell table:formula="of:=[.AY979]+[.AU979]+[.AQ979]+[.AM979]+[.AI979]+[.AE979]+[.AA979]+[.W979]+[.S979]+[.O979]+[.L979]+[.J979]+[.H979]+[.F979]" ns41:value-type="float" table:style-name="ce45" office:value-type="float" office:value="0">
            <text:p/>
          </table:table-cell>
          <table:table-cell table:formula="of:=[.AZ979]+[.AV979]+[.AR979]+[.AN979]+[.AJ979]+[.AF979]+[.AB979]+[.X979]+[.T979]+[.P979]" ns41:value-type="float" table:style-name="ce45" office:value-type="float" office:value="0">
            <text:p/>
          </table:table-cell>
          <table:table-cell table:formula="of:=[.BA979]+[.AW979]+[.AS979]+[.AO979]+[.AK979]+[.AG979]+[.AC979]+[.Y979]+[.U979]+[.Q979]+[.M979]+[.K979]+[.I979]+[.G979]" ns41:value-type="float" table:style-name="ce45" office:value-type="float" office:value="0">
            <text:p/>
          </table:table-cell>
          <table:table-cell table:formula="of:=[.BB979]+[.BD979]" ns41:value-type="float" table:style-name="ce45" office:value-type="float" office:value="0">
            <text:p/>
          </table:table-cell>
          <table:table-cell table:formula="of:=[.BC979]+[.BE979]" ns41:value-type="float" table:style-name="ce45" office:value-type="float" office:value="0">
            <text:p/>
          </table:table-cell>
          <table:table-cell table:formula="of:=[.C97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0]+[.AT980]+[.AP980]+[.AL980]+[.AH980]+[.AD980]+[.Z980]+[.V980]+[.R980]+[.N980]" ns41:value-type="float" table:style-name="ce45" office:value-type="float" office:value="0">
            <text:p/>
          </table:table-cell>
          <table:table-cell table:formula="of:=[.AY980]+[.AU980]+[.AQ980]+[.AM980]+[.AI980]+[.AE980]+[.AA980]+[.W980]+[.S980]+[.O980]+[.L980]+[.J980]+[.H980]+[.F980]" ns41:value-type="float" table:style-name="ce45" office:value-type="float" office:value="0">
            <text:p/>
          </table:table-cell>
          <table:table-cell table:formula="of:=[.AZ980]+[.AV980]+[.AR980]+[.AN980]+[.AJ980]+[.AF980]+[.AB980]+[.X980]+[.T980]+[.P980]" ns41:value-type="float" table:style-name="ce45" office:value-type="float" office:value="0">
            <text:p/>
          </table:table-cell>
          <table:table-cell table:formula="of:=[.BA980]+[.AW980]+[.AS980]+[.AO980]+[.AK980]+[.AG980]+[.AC980]+[.Y980]+[.U980]+[.Q980]+[.M980]+[.K980]+[.I980]+[.G980]" ns41:value-type="float" table:style-name="ce45" office:value-type="float" office:value="0">
            <text:p/>
          </table:table-cell>
          <table:table-cell table:formula="of:=[.BB980]+[.BD980]" ns41:value-type="float" table:style-name="ce45" office:value-type="float" office:value="0">
            <text:p/>
          </table:table-cell>
          <table:table-cell table:formula="of:=[.BC980]+[.BE980]" ns41:value-type="float" table:style-name="ce45" office:value-type="float" office:value="0">
            <text:p/>
          </table:table-cell>
          <table:table-cell table:formula="of:=[.C98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1]+[.AT981]+[.AP981]+[.AL981]+[.AH981]+[.AD981]+[.Z981]+[.V981]+[.R981]+[.N981]" ns41:value-type="float" table:style-name="ce45" office:value-type="float" office:value="0">
            <text:p/>
          </table:table-cell>
          <table:table-cell table:formula="of:=[.AY981]+[.AU981]+[.AQ981]+[.AM981]+[.AI981]+[.AE981]+[.AA981]+[.W981]+[.S981]+[.O981]+[.L981]+[.J981]+[.H981]+[.F981]" ns41:value-type="float" table:style-name="ce45" office:value-type="float" office:value="0">
            <text:p/>
          </table:table-cell>
          <table:table-cell table:formula="of:=[.AZ981]+[.AV981]+[.AR981]+[.AN981]+[.AJ981]+[.AF981]+[.AB981]+[.X981]+[.T981]+[.P981]" ns41:value-type="float" table:style-name="ce45" office:value-type="float" office:value="0">
            <text:p/>
          </table:table-cell>
          <table:table-cell table:formula="of:=[.BA981]+[.AW981]+[.AS981]+[.AO981]+[.AK981]+[.AG981]+[.AC981]+[.Y981]+[.U981]+[.Q981]+[.M981]+[.K981]+[.I981]+[.G981]" ns41:value-type="float" table:style-name="ce45" office:value-type="float" office:value="0">
            <text:p/>
          </table:table-cell>
          <table:table-cell table:formula="of:=[.BB981]+[.BD981]" ns41:value-type="float" table:style-name="ce45" office:value-type="float" office:value="0">
            <text:p/>
          </table:table-cell>
          <table:table-cell table:formula="of:=[.BC981]+[.BE981]" ns41:value-type="float" table:style-name="ce45" office:value-type="float" office:value="0">
            <text:p/>
          </table:table-cell>
          <table:table-cell table:formula="of:=[.C98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2]+[.AT982]+[.AP982]+[.AL982]+[.AH982]+[.AD982]+[.Z982]+[.V982]+[.R982]+[.N982]" ns41:value-type="float" table:style-name="ce45" office:value-type="float" office:value="0">
            <text:p/>
          </table:table-cell>
          <table:table-cell table:formula="of:=[.AY982]+[.AU982]+[.AQ982]+[.AM982]+[.AI982]+[.AE982]+[.AA982]+[.W982]+[.S982]+[.O982]+[.L982]+[.J982]+[.H982]+[.F982]" ns41:value-type="float" table:style-name="ce45" office:value-type="float" office:value="0">
            <text:p/>
          </table:table-cell>
          <table:table-cell table:formula="of:=[.AZ982]+[.AV982]+[.AR982]+[.AN982]+[.AJ982]+[.AF982]+[.AB982]+[.X982]+[.T982]+[.P982]" ns41:value-type="float" table:style-name="ce45" office:value-type="float" office:value="0">
            <text:p/>
          </table:table-cell>
          <table:table-cell table:formula="of:=[.BA982]+[.AW982]+[.AS982]+[.AO982]+[.AK982]+[.AG982]+[.AC982]+[.Y982]+[.U982]+[.Q982]+[.M982]+[.K982]+[.I982]+[.G982]" ns41:value-type="float" table:style-name="ce45" office:value-type="float" office:value="0">
            <text:p/>
          </table:table-cell>
          <table:table-cell table:formula="of:=[.BB982]+[.BD982]" ns41:value-type="float" table:style-name="ce45" office:value-type="float" office:value="0">
            <text:p/>
          </table:table-cell>
          <table:table-cell table:formula="of:=[.BC982]+[.BE982]" ns41:value-type="float" table:style-name="ce45" office:value-type="float" office:value="0">
            <text:p/>
          </table:table-cell>
          <table:table-cell table:formula="of:=[.C98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3]+[.AT983]+[.AP983]+[.AL983]+[.AH983]+[.AD983]+[.Z983]+[.V983]+[.R983]+[.N983]" ns41:value-type="float" table:style-name="ce45" office:value-type="float" office:value="0">
            <text:p/>
          </table:table-cell>
          <table:table-cell table:formula="of:=[.AY983]+[.AU983]+[.AQ983]+[.AM983]+[.AI983]+[.AE983]+[.AA983]+[.W983]+[.S983]+[.O983]+[.L983]+[.J983]+[.H983]+[.F983]" ns41:value-type="float" table:style-name="ce45" office:value-type="float" office:value="0">
            <text:p/>
          </table:table-cell>
          <table:table-cell table:formula="of:=[.AZ983]+[.AV983]+[.AR983]+[.AN983]+[.AJ983]+[.AF983]+[.AB983]+[.X983]+[.T983]+[.P983]" ns41:value-type="float" table:style-name="ce45" office:value-type="float" office:value="0">
            <text:p/>
          </table:table-cell>
          <table:table-cell table:formula="of:=[.BA983]+[.AW983]+[.AS983]+[.AO983]+[.AK983]+[.AG983]+[.AC983]+[.Y983]+[.U983]+[.Q983]+[.M983]+[.K983]+[.I983]+[.G983]" ns41:value-type="float" table:style-name="ce45" office:value-type="float" office:value="0">
            <text:p/>
          </table:table-cell>
          <table:table-cell table:formula="of:=[.BB983]+[.BD983]" ns41:value-type="float" table:style-name="ce45" office:value-type="float" office:value="0">
            <text:p/>
          </table:table-cell>
          <table:table-cell table:formula="of:=[.BC983]+[.BE983]" ns41:value-type="float" table:style-name="ce45" office:value-type="float" office:value="0">
            <text:p/>
          </table:table-cell>
          <table:table-cell table:formula="of:=[.C98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4]+[.AT984]+[.AP984]+[.AL984]+[.AH984]+[.AD984]+[.Z984]+[.V984]+[.R984]+[.N984]" ns41:value-type="float" table:style-name="ce45" office:value-type="float" office:value="0">
            <text:p/>
          </table:table-cell>
          <table:table-cell table:formula="of:=[.AY984]+[.AU984]+[.AQ984]+[.AM984]+[.AI984]+[.AE984]+[.AA984]+[.W984]+[.S984]+[.O984]+[.L984]+[.J984]+[.H984]+[.F984]" ns41:value-type="float" table:style-name="ce45" office:value-type="float" office:value="0">
            <text:p/>
          </table:table-cell>
          <table:table-cell table:formula="of:=[.AZ984]+[.AV984]+[.AR984]+[.AN984]+[.AJ984]+[.AF984]+[.AB984]+[.X984]+[.T984]+[.P984]" ns41:value-type="float" table:style-name="ce45" office:value-type="float" office:value="0">
            <text:p/>
          </table:table-cell>
          <table:table-cell table:formula="of:=[.BA984]+[.AW984]+[.AS984]+[.AO984]+[.AK984]+[.AG984]+[.AC984]+[.Y984]+[.U984]+[.Q984]+[.M984]+[.K984]+[.I984]+[.G984]" ns41:value-type="float" table:style-name="ce45" office:value-type="float" office:value="0">
            <text:p/>
          </table:table-cell>
          <table:table-cell table:formula="of:=[.BB984]+[.BD984]" ns41:value-type="float" table:style-name="ce45" office:value-type="float" office:value="0">
            <text:p/>
          </table:table-cell>
          <table:table-cell table:formula="of:=[.BC984]+[.BE984]" ns41:value-type="float" table:style-name="ce45" office:value-type="float" office:value="0">
            <text:p/>
          </table:table-cell>
          <table:table-cell table:formula="of:=[.C98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5]+[.AT985]+[.AP985]+[.AL985]+[.AH985]+[.AD985]+[.Z985]+[.V985]+[.R985]+[.N985]" ns41:value-type="float" table:style-name="ce45" office:value-type="float" office:value="0">
            <text:p/>
          </table:table-cell>
          <table:table-cell table:formula="of:=[.AY985]+[.AU985]+[.AQ985]+[.AM985]+[.AI985]+[.AE985]+[.AA985]+[.W985]+[.S985]+[.O985]+[.L985]+[.J985]+[.H985]+[.F985]" ns41:value-type="float" table:style-name="ce45" office:value-type="float" office:value="0">
            <text:p/>
          </table:table-cell>
          <table:table-cell table:formula="of:=[.AZ985]+[.AV985]+[.AR985]+[.AN985]+[.AJ985]+[.AF985]+[.AB985]+[.X985]+[.T985]+[.P985]" ns41:value-type="float" table:style-name="ce45" office:value-type="float" office:value="0">
            <text:p/>
          </table:table-cell>
          <table:table-cell table:formula="of:=[.BA985]+[.AW985]+[.AS985]+[.AO985]+[.AK985]+[.AG985]+[.AC985]+[.Y985]+[.U985]+[.Q985]+[.M985]+[.K985]+[.I985]+[.G985]" ns41:value-type="float" table:style-name="ce45" office:value-type="float" office:value="0">
            <text:p/>
          </table:table-cell>
          <table:table-cell table:formula="of:=[.BB985]+[.BD985]" ns41:value-type="float" table:style-name="ce45" office:value-type="float" office:value="0">
            <text:p/>
          </table:table-cell>
          <table:table-cell table:formula="of:=[.BC985]+[.BE985]" ns41:value-type="float" table:style-name="ce45" office:value-type="float" office:value="0">
            <text:p/>
          </table:table-cell>
          <table:table-cell table:formula="of:=[.C98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6]+[.AT986]+[.AP986]+[.AL986]+[.AH986]+[.AD986]+[.Z986]+[.V986]+[.R986]+[.N986]" ns41:value-type="float" table:style-name="ce45" office:value-type="float" office:value="0">
            <text:p/>
          </table:table-cell>
          <table:table-cell table:formula="of:=[.AY986]+[.AU986]+[.AQ986]+[.AM986]+[.AI986]+[.AE986]+[.AA986]+[.W986]+[.S986]+[.O986]+[.L986]+[.J986]+[.H986]+[.F986]" ns41:value-type="float" table:style-name="ce45" office:value-type="float" office:value="0">
            <text:p/>
          </table:table-cell>
          <table:table-cell table:formula="of:=[.AZ986]+[.AV986]+[.AR986]+[.AN986]+[.AJ986]+[.AF986]+[.AB986]+[.X986]+[.T986]+[.P986]" ns41:value-type="float" table:style-name="ce45" office:value-type="float" office:value="0">
            <text:p/>
          </table:table-cell>
          <table:table-cell table:formula="of:=[.BA986]+[.AW986]+[.AS986]+[.AO986]+[.AK986]+[.AG986]+[.AC986]+[.Y986]+[.U986]+[.Q986]+[.M986]+[.K986]+[.I986]+[.G986]" ns41:value-type="float" table:style-name="ce45" office:value-type="float" office:value="0">
            <text:p/>
          </table:table-cell>
          <table:table-cell table:formula="of:=[.BB986]+[.BD986]" ns41:value-type="float" table:style-name="ce45" office:value-type="float" office:value="0">
            <text:p/>
          </table:table-cell>
          <table:table-cell table:formula="of:=[.BC986]+[.BE986]" ns41:value-type="float" table:style-name="ce45" office:value-type="float" office:value="0">
            <text:p/>
          </table:table-cell>
          <table:table-cell table:formula="of:=[.C98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7]+[.AT987]+[.AP987]+[.AL987]+[.AH987]+[.AD987]+[.Z987]+[.V987]+[.R987]+[.N987]" ns41:value-type="float" table:style-name="ce45" office:value-type="float" office:value="0">
            <text:p/>
          </table:table-cell>
          <table:table-cell table:formula="of:=[.AY987]+[.AU987]+[.AQ987]+[.AM987]+[.AI987]+[.AE987]+[.AA987]+[.W987]+[.S987]+[.O987]+[.L987]+[.J987]+[.H987]+[.F987]" ns41:value-type="float" table:style-name="ce45" office:value-type="float" office:value="0">
            <text:p/>
          </table:table-cell>
          <table:table-cell table:formula="of:=[.AZ987]+[.AV987]+[.AR987]+[.AN987]+[.AJ987]+[.AF987]+[.AB987]+[.X987]+[.T987]+[.P987]" ns41:value-type="float" table:style-name="ce45" office:value-type="float" office:value="0">
            <text:p/>
          </table:table-cell>
          <table:table-cell table:formula="of:=[.BA987]+[.AW987]+[.AS987]+[.AO987]+[.AK987]+[.AG987]+[.AC987]+[.Y987]+[.U987]+[.Q987]+[.M987]+[.K987]+[.I987]+[.G987]" ns41:value-type="float" table:style-name="ce45" office:value-type="float" office:value="0">
            <text:p/>
          </table:table-cell>
          <table:table-cell table:formula="of:=[.BB987]+[.BD987]" ns41:value-type="float" table:style-name="ce45" office:value-type="float" office:value="0">
            <text:p/>
          </table:table-cell>
          <table:table-cell table:formula="of:=[.BC987]+[.BE987]" ns41:value-type="float" table:style-name="ce45" office:value-type="float" office:value="0">
            <text:p/>
          </table:table-cell>
          <table:table-cell table:formula="of:=[.C98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8]+[.AT988]+[.AP988]+[.AL988]+[.AH988]+[.AD988]+[.Z988]+[.V988]+[.R988]+[.N988]" ns41:value-type="float" table:style-name="ce45" office:value-type="float" office:value="0">
            <text:p/>
          </table:table-cell>
          <table:table-cell table:formula="of:=[.AY988]+[.AU988]+[.AQ988]+[.AM988]+[.AI988]+[.AE988]+[.AA988]+[.W988]+[.S988]+[.O988]+[.L988]+[.J988]+[.H988]+[.F988]" ns41:value-type="float" table:style-name="ce45" office:value-type="float" office:value="0">
            <text:p/>
          </table:table-cell>
          <table:table-cell table:formula="of:=[.AZ988]+[.AV988]+[.AR988]+[.AN988]+[.AJ988]+[.AF988]+[.AB988]+[.X988]+[.T988]+[.P988]" ns41:value-type="float" table:style-name="ce45" office:value-type="float" office:value="0">
            <text:p/>
          </table:table-cell>
          <table:table-cell table:formula="of:=[.BA988]+[.AW988]+[.AS988]+[.AO988]+[.AK988]+[.AG988]+[.AC988]+[.Y988]+[.U988]+[.Q988]+[.M988]+[.K988]+[.I988]+[.G988]" ns41:value-type="float" table:style-name="ce45" office:value-type="float" office:value="0">
            <text:p/>
          </table:table-cell>
          <table:table-cell table:formula="of:=[.BB988]+[.BD988]" ns41:value-type="float" table:style-name="ce45" office:value-type="float" office:value="0">
            <text:p/>
          </table:table-cell>
          <table:table-cell table:formula="of:=[.BC988]+[.BE988]" ns41:value-type="float" table:style-name="ce45" office:value-type="float" office:value="0">
            <text:p/>
          </table:table-cell>
          <table:table-cell table:formula="of:=[.C98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89]+[.AT989]+[.AP989]+[.AL989]+[.AH989]+[.AD989]+[.Z989]+[.V989]+[.R989]+[.N989]" ns41:value-type="float" table:style-name="ce45" office:value-type="float" office:value="0">
            <text:p/>
          </table:table-cell>
          <table:table-cell table:formula="of:=[.AY989]+[.AU989]+[.AQ989]+[.AM989]+[.AI989]+[.AE989]+[.AA989]+[.W989]+[.S989]+[.O989]+[.L989]+[.J989]+[.H989]+[.F989]" ns41:value-type="float" table:style-name="ce45" office:value-type="float" office:value="0">
            <text:p/>
          </table:table-cell>
          <table:table-cell table:formula="of:=[.AZ989]+[.AV989]+[.AR989]+[.AN989]+[.AJ989]+[.AF989]+[.AB989]+[.X989]+[.T989]+[.P989]" ns41:value-type="float" table:style-name="ce45" office:value-type="float" office:value="0">
            <text:p/>
          </table:table-cell>
          <table:table-cell table:formula="of:=[.BA989]+[.AW989]+[.AS989]+[.AO989]+[.AK989]+[.AG989]+[.AC989]+[.Y989]+[.U989]+[.Q989]+[.M989]+[.K989]+[.I989]+[.G989]" ns41:value-type="float" table:style-name="ce45" office:value-type="float" office:value="0">
            <text:p/>
          </table:table-cell>
          <table:table-cell table:formula="of:=[.BB989]+[.BD989]" ns41:value-type="float" table:style-name="ce45" office:value-type="float" office:value="0">
            <text:p/>
          </table:table-cell>
          <table:table-cell table:formula="of:=[.BC989]+[.BE989]" ns41:value-type="float" table:style-name="ce45" office:value-type="float" office:value="0">
            <text:p/>
          </table:table-cell>
          <table:table-cell table:formula="of:=[.C98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0]+[.AT990]+[.AP990]+[.AL990]+[.AH990]+[.AD990]+[.Z990]+[.V990]+[.R990]+[.N990]" ns41:value-type="float" table:style-name="ce45" office:value-type="float" office:value="0">
            <text:p/>
          </table:table-cell>
          <table:table-cell table:formula="of:=[.AY990]+[.AU990]+[.AQ990]+[.AM990]+[.AI990]+[.AE990]+[.AA990]+[.W990]+[.S990]+[.O990]+[.L990]+[.J990]+[.H990]+[.F990]" ns41:value-type="float" table:style-name="ce45" office:value-type="float" office:value="0">
            <text:p/>
          </table:table-cell>
          <table:table-cell table:formula="of:=[.AZ990]+[.AV990]+[.AR990]+[.AN990]+[.AJ990]+[.AF990]+[.AB990]+[.X990]+[.T990]+[.P990]" ns41:value-type="float" table:style-name="ce45" office:value-type="float" office:value="0">
            <text:p/>
          </table:table-cell>
          <table:table-cell table:formula="of:=[.BA990]+[.AW990]+[.AS990]+[.AO990]+[.AK990]+[.AG990]+[.AC990]+[.Y990]+[.U990]+[.Q990]+[.M990]+[.K990]+[.I990]+[.G990]" ns41:value-type="float" table:style-name="ce45" office:value-type="float" office:value="0">
            <text:p/>
          </table:table-cell>
          <table:table-cell table:formula="of:=[.BB990]+[.BD990]" ns41:value-type="float" table:style-name="ce45" office:value-type="float" office:value="0">
            <text:p/>
          </table:table-cell>
          <table:table-cell table:formula="of:=[.BC990]+[.BE990]" ns41:value-type="float" table:style-name="ce45" office:value-type="float" office:value="0">
            <text:p/>
          </table:table-cell>
          <table:table-cell table:formula="of:=[.C99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1]+[.AT991]+[.AP991]+[.AL991]+[.AH991]+[.AD991]+[.Z991]+[.V991]+[.R991]+[.N991]" ns41:value-type="float" table:style-name="ce45" office:value-type="float" office:value="0">
            <text:p/>
          </table:table-cell>
          <table:table-cell table:formula="of:=[.AY991]+[.AU991]+[.AQ991]+[.AM991]+[.AI991]+[.AE991]+[.AA991]+[.W991]+[.S991]+[.O991]+[.L991]+[.J991]+[.H991]+[.F991]" ns41:value-type="float" table:style-name="ce45" office:value-type="float" office:value="0">
            <text:p/>
          </table:table-cell>
          <table:table-cell table:formula="of:=[.AZ991]+[.AV991]+[.AR991]+[.AN991]+[.AJ991]+[.AF991]+[.AB991]+[.X991]+[.T991]+[.P991]" ns41:value-type="float" table:style-name="ce45" office:value-type="float" office:value="0">
            <text:p/>
          </table:table-cell>
          <table:table-cell table:formula="of:=[.BA991]+[.AW991]+[.AS991]+[.AO991]+[.AK991]+[.AG991]+[.AC991]+[.Y991]+[.U991]+[.Q991]+[.M991]+[.K991]+[.I991]+[.G991]" ns41:value-type="float" table:style-name="ce45" office:value-type="float" office:value="0">
            <text:p/>
          </table:table-cell>
          <table:table-cell table:formula="of:=[.BB991]+[.BD991]" ns41:value-type="float" table:style-name="ce45" office:value-type="float" office:value="0">
            <text:p/>
          </table:table-cell>
          <table:table-cell table:formula="of:=[.BC991]+[.BE991]" ns41:value-type="float" table:style-name="ce45" office:value-type="float" office:value="0">
            <text:p/>
          </table:table-cell>
          <table:table-cell table:formula="of:=[.C99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2]+[.AT992]+[.AP992]+[.AL992]+[.AH992]+[.AD992]+[.Z992]+[.V992]+[.R992]+[.N992]" ns41:value-type="float" table:style-name="ce45" office:value-type="float" office:value="0">
            <text:p/>
          </table:table-cell>
          <table:table-cell table:formula="of:=[.AY992]+[.AU992]+[.AQ992]+[.AM992]+[.AI992]+[.AE992]+[.AA992]+[.W992]+[.S992]+[.O992]+[.L992]+[.J992]+[.H992]+[.F992]" ns41:value-type="float" table:style-name="ce45" office:value-type="float" office:value="0">
            <text:p/>
          </table:table-cell>
          <table:table-cell table:formula="of:=[.AZ992]+[.AV992]+[.AR992]+[.AN992]+[.AJ992]+[.AF992]+[.AB992]+[.X992]+[.T992]+[.P992]" ns41:value-type="float" table:style-name="ce45" office:value-type="float" office:value="0">
            <text:p/>
          </table:table-cell>
          <table:table-cell table:formula="of:=[.BA992]+[.AW992]+[.AS992]+[.AO992]+[.AK992]+[.AG992]+[.AC992]+[.Y992]+[.U992]+[.Q992]+[.M992]+[.K992]+[.I992]+[.G992]" ns41:value-type="float" table:style-name="ce45" office:value-type="float" office:value="0">
            <text:p/>
          </table:table-cell>
          <table:table-cell table:formula="of:=[.BB992]+[.BD992]" ns41:value-type="float" table:style-name="ce45" office:value-type="float" office:value="0">
            <text:p/>
          </table:table-cell>
          <table:table-cell table:formula="of:=[.BC992]+[.BE992]" ns41:value-type="float" table:style-name="ce45" office:value-type="float" office:value="0">
            <text:p/>
          </table:table-cell>
          <table:table-cell table:formula="of:=[.C99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3]+[.AT993]+[.AP993]+[.AL993]+[.AH993]+[.AD993]+[.Z993]+[.V993]+[.R993]+[.N993]" ns41:value-type="float" table:style-name="ce45" office:value-type="float" office:value="0">
            <text:p/>
          </table:table-cell>
          <table:table-cell table:formula="of:=[.AY993]+[.AU993]+[.AQ993]+[.AM993]+[.AI993]+[.AE993]+[.AA993]+[.W993]+[.S993]+[.O993]+[.L993]+[.J993]+[.H993]+[.F993]" ns41:value-type="float" table:style-name="ce45" office:value-type="float" office:value="0">
            <text:p/>
          </table:table-cell>
          <table:table-cell table:formula="of:=[.AZ993]+[.AV993]+[.AR993]+[.AN993]+[.AJ993]+[.AF993]+[.AB993]+[.X993]+[.T993]+[.P993]" ns41:value-type="float" table:style-name="ce45" office:value-type="float" office:value="0">
            <text:p/>
          </table:table-cell>
          <table:table-cell table:formula="of:=[.BA993]+[.AW993]+[.AS993]+[.AO993]+[.AK993]+[.AG993]+[.AC993]+[.Y993]+[.U993]+[.Q993]+[.M993]+[.K993]+[.I993]+[.G993]" ns41:value-type="float" table:style-name="ce45" office:value-type="float" office:value="0">
            <text:p/>
          </table:table-cell>
          <table:table-cell table:formula="of:=[.BB993]+[.BD993]" ns41:value-type="float" table:style-name="ce45" office:value-type="float" office:value="0">
            <text:p/>
          </table:table-cell>
          <table:table-cell table:formula="of:=[.BC993]+[.BE993]" ns41:value-type="float" table:style-name="ce45" office:value-type="float" office:value="0">
            <text:p/>
          </table:table-cell>
          <table:table-cell table:formula="of:=[.C99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4]+[.AT994]+[.AP994]+[.AL994]+[.AH994]+[.AD994]+[.Z994]+[.V994]+[.R994]+[.N994]" ns41:value-type="float" table:style-name="ce45" office:value-type="float" office:value="0">
            <text:p/>
          </table:table-cell>
          <table:table-cell table:formula="of:=[.AY994]+[.AU994]+[.AQ994]+[.AM994]+[.AI994]+[.AE994]+[.AA994]+[.W994]+[.S994]+[.O994]+[.L994]+[.J994]+[.H994]+[.F994]" ns41:value-type="float" table:style-name="ce45" office:value-type="float" office:value="0">
            <text:p/>
          </table:table-cell>
          <table:table-cell table:formula="of:=[.AZ994]+[.AV994]+[.AR994]+[.AN994]+[.AJ994]+[.AF994]+[.AB994]+[.X994]+[.T994]+[.P994]" ns41:value-type="float" table:style-name="ce45" office:value-type="float" office:value="0">
            <text:p/>
          </table:table-cell>
          <table:table-cell table:formula="of:=[.BA994]+[.AW994]+[.AS994]+[.AO994]+[.AK994]+[.AG994]+[.AC994]+[.Y994]+[.U994]+[.Q994]+[.M994]+[.K994]+[.I994]+[.G994]" ns41:value-type="float" table:style-name="ce45" office:value-type="float" office:value="0">
            <text:p/>
          </table:table-cell>
          <table:table-cell table:formula="of:=[.BB994]+[.BD994]" ns41:value-type="float" table:style-name="ce45" office:value-type="float" office:value="0">
            <text:p/>
          </table:table-cell>
          <table:table-cell table:formula="of:=[.BC994]+[.BE994]" ns41:value-type="float" table:style-name="ce45" office:value-type="float" office:value="0">
            <text:p/>
          </table:table-cell>
          <table:table-cell table:formula="of:=[.C99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5]+[.AT995]+[.AP995]+[.AL995]+[.AH995]+[.AD995]+[.Z995]+[.V995]+[.R995]+[.N995]" ns41:value-type="float" table:style-name="ce45" office:value-type="float" office:value="0">
            <text:p/>
          </table:table-cell>
          <table:table-cell table:formula="of:=[.AY995]+[.AU995]+[.AQ995]+[.AM995]+[.AI995]+[.AE995]+[.AA995]+[.W995]+[.S995]+[.O995]+[.L995]+[.J995]+[.H995]+[.F995]" ns41:value-type="float" table:style-name="ce45" office:value-type="float" office:value="0">
            <text:p/>
          </table:table-cell>
          <table:table-cell table:formula="of:=[.AZ995]+[.AV995]+[.AR995]+[.AN995]+[.AJ995]+[.AF995]+[.AB995]+[.X995]+[.T995]+[.P995]" ns41:value-type="float" table:style-name="ce45" office:value-type="float" office:value="0">
            <text:p/>
          </table:table-cell>
          <table:table-cell table:formula="of:=[.BA995]+[.AW995]+[.AS995]+[.AO995]+[.AK995]+[.AG995]+[.AC995]+[.Y995]+[.U995]+[.Q995]+[.M995]+[.K995]+[.I995]+[.G995]" ns41:value-type="float" table:style-name="ce45" office:value-type="float" office:value="0">
            <text:p/>
          </table:table-cell>
          <table:table-cell table:formula="of:=[.BB995]+[.BD995]" ns41:value-type="float" table:style-name="ce45" office:value-type="float" office:value="0">
            <text:p/>
          </table:table-cell>
          <table:table-cell table:formula="of:=[.BC995]+[.BE995]" ns41:value-type="float" table:style-name="ce45" office:value-type="float" office:value="0">
            <text:p/>
          </table:table-cell>
          <table:table-cell table:formula="of:=[.C99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6]+[.AT996]+[.AP996]+[.AL996]+[.AH996]+[.AD996]+[.Z996]+[.V996]+[.R996]+[.N996]" ns41:value-type="float" table:style-name="ce45" office:value-type="float" office:value="0">
            <text:p/>
          </table:table-cell>
          <table:table-cell table:formula="of:=[.AY996]+[.AU996]+[.AQ996]+[.AM996]+[.AI996]+[.AE996]+[.AA996]+[.W996]+[.S996]+[.O996]+[.L996]+[.J996]+[.H996]+[.F996]" ns41:value-type="float" table:style-name="ce45" office:value-type="float" office:value="0">
            <text:p/>
          </table:table-cell>
          <table:table-cell table:formula="of:=[.AZ996]+[.AV996]+[.AR996]+[.AN996]+[.AJ996]+[.AF996]+[.AB996]+[.X996]+[.T996]+[.P996]" ns41:value-type="float" table:style-name="ce45" office:value-type="float" office:value="0">
            <text:p/>
          </table:table-cell>
          <table:table-cell table:formula="of:=[.BA996]+[.AW996]+[.AS996]+[.AO996]+[.AK996]+[.AG996]+[.AC996]+[.Y996]+[.U996]+[.Q996]+[.M996]+[.K996]+[.I996]+[.G996]" ns41:value-type="float" table:style-name="ce45" office:value-type="float" office:value="0">
            <text:p/>
          </table:table-cell>
          <table:table-cell table:formula="of:=[.BB996]+[.BD996]" ns41:value-type="float" table:style-name="ce45" office:value-type="float" office:value="0">
            <text:p/>
          </table:table-cell>
          <table:table-cell table:formula="of:=[.BC996]+[.BE996]" ns41:value-type="float" table:style-name="ce45" office:value-type="float" office:value="0">
            <text:p/>
          </table:table-cell>
          <table:table-cell table:formula="of:=[.C99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7]+[.AT997]+[.AP997]+[.AL997]+[.AH997]+[.AD997]+[.Z997]+[.V997]+[.R997]+[.N997]" ns41:value-type="float" table:style-name="ce45" office:value-type="float" office:value="0">
            <text:p/>
          </table:table-cell>
          <table:table-cell table:formula="of:=[.AY997]+[.AU997]+[.AQ997]+[.AM997]+[.AI997]+[.AE997]+[.AA997]+[.W997]+[.S997]+[.O997]+[.L997]+[.J997]+[.H997]+[.F997]" ns41:value-type="float" table:style-name="ce45" office:value-type="float" office:value="0">
            <text:p/>
          </table:table-cell>
          <table:table-cell table:formula="of:=[.AZ997]+[.AV997]+[.AR997]+[.AN997]+[.AJ997]+[.AF997]+[.AB997]+[.X997]+[.T997]+[.P997]" ns41:value-type="float" table:style-name="ce45" office:value-type="float" office:value="0">
            <text:p/>
          </table:table-cell>
          <table:table-cell table:formula="of:=[.BA997]+[.AW997]+[.AS997]+[.AO997]+[.AK997]+[.AG997]+[.AC997]+[.Y997]+[.U997]+[.Q997]+[.M997]+[.K997]+[.I997]+[.G997]" ns41:value-type="float" table:style-name="ce45" office:value-type="float" office:value="0">
            <text:p/>
          </table:table-cell>
          <table:table-cell table:formula="of:=[.BB997]+[.BD997]" ns41:value-type="float" table:style-name="ce45" office:value-type="float" office:value="0">
            <text:p/>
          </table:table-cell>
          <table:table-cell table:formula="of:=[.BC997]+[.BE997]" ns41:value-type="float" table:style-name="ce45" office:value-type="float" office:value="0">
            <text:p/>
          </table:table-cell>
          <table:table-cell table:formula="of:=[.C99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8]+[.AT998]+[.AP998]+[.AL998]+[.AH998]+[.AD998]+[.Z998]+[.V998]+[.R998]+[.N998]" ns41:value-type="float" table:style-name="ce45" office:value-type="float" office:value="0">
            <text:p/>
          </table:table-cell>
          <table:table-cell table:formula="of:=[.AY998]+[.AU998]+[.AQ998]+[.AM998]+[.AI998]+[.AE998]+[.AA998]+[.W998]+[.S998]+[.O998]+[.L998]+[.J998]+[.H998]+[.F998]" ns41:value-type="float" table:style-name="ce45" office:value-type="float" office:value="0">
            <text:p/>
          </table:table-cell>
          <table:table-cell table:formula="of:=[.AZ998]+[.AV998]+[.AR998]+[.AN998]+[.AJ998]+[.AF998]+[.AB998]+[.X998]+[.T998]+[.P998]" ns41:value-type="float" table:style-name="ce45" office:value-type="float" office:value="0">
            <text:p/>
          </table:table-cell>
          <table:table-cell table:formula="of:=[.BA998]+[.AW998]+[.AS998]+[.AO998]+[.AK998]+[.AG998]+[.AC998]+[.Y998]+[.U998]+[.Q998]+[.M998]+[.K998]+[.I998]+[.G998]" ns41:value-type="float" table:style-name="ce45" office:value-type="float" office:value="0">
            <text:p/>
          </table:table-cell>
          <table:table-cell table:formula="of:=[.BB998]+[.BD998]" ns41:value-type="float" table:style-name="ce45" office:value-type="float" office:value="0">
            <text:p/>
          </table:table-cell>
          <table:table-cell table:formula="of:=[.BC998]+[.BE998]" ns41:value-type="float" table:style-name="ce45" office:value-type="float" office:value="0">
            <text:p/>
          </table:table-cell>
          <table:table-cell table:formula="of:=[.C99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999]+[.AT999]+[.AP999]+[.AL999]+[.AH999]+[.AD999]+[.Z999]+[.V999]+[.R999]+[.N999]" ns41:value-type="float" table:style-name="ce45" office:value-type="float" office:value="0">
            <text:p/>
          </table:table-cell>
          <table:table-cell table:formula="of:=[.AY999]+[.AU999]+[.AQ999]+[.AM999]+[.AI999]+[.AE999]+[.AA999]+[.W999]+[.S999]+[.O999]+[.L999]+[.J999]+[.H999]+[.F999]" ns41:value-type="float" table:style-name="ce45" office:value-type="float" office:value="0">
            <text:p/>
          </table:table-cell>
          <table:table-cell table:formula="of:=[.AZ999]+[.AV999]+[.AR999]+[.AN999]+[.AJ999]+[.AF999]+[.AB999]+[.X999]+[.T999]+[.P999]" ns41:value-type="float" table:style-name="ce45" office:value-type="float" office:value="0">
            <text:p/>
          </table:table-cell>
          <table:table-cell table:formula="of:=[.BA999]+[.AW999]+[.AS999]+[.AO999]+[.AK999]+[.AG999]+[.AC999]+[.Y999]+[.U999]+[.Q999]+[.M999]+[.K999]+[.I999]+[.G999]" ns41:value-type="float" table:style-name="ce45" office:value-type="float" office:value="0">
            <text:p/>
          </table:table-cell>
          <table:table-cell table:formula="of:=[.BB999]+[.BD999]" ns41:value-type="float" table:style-name="ce45" office:value-type="float" office:value="0">
            <text:p/>
          </table:table-cell>
          <table:table-cell table:formula="of:=[.BC999]+[.BE999]" ns41:value-type="float" table:style-name="ce45" office:value-type="float" office:value="0">
            <text:p/>
          </table:table-cell>
          <table:table-cell table:formula="of:=[.C99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0]+[.AT1000]+[.AP1000]+[.AL1000]+[.AH1000]+[.AD1000]+[.Z1000]+[.V1000]+[.R1000]+[.N1000]" ns41:value-type="float" table:style-name="ce45" office:value-type="float" office:value="0">
            <text:p/>
          </table:table-cell>
          <table:table-cell table:formula="of:=[.AY1000]+[.AU1000]+[.AQ1000]+[.AM1000]+[.AI1000]+[.AE1000]+[.AA1000]+[.W1000]+[.S1000]+[.O1000]+[.L1000]+[.J1000]+[.H1000]+[.F1000]" ns41:value-type="float" table:style-name="ce45" office:value-type="float" office:value="0">
            <text:p/>
          </table:table-cell>
          <table:table-cell table:formula="of:=[.AZ1000]+[.AV1000]+[.AR1000]+[.AN1000]+[.AJ1000]+[.AF1000]+[.AB1000]+[.X1000]+[.T1000]+[.P1000]" ns41:value-type="float" table:style-name="ce45" office:value-type="float" office:value="0">
            <text:p/>
          </table:table-cell>
          <table:table-cell table:formula="of:=[.BA1000]+[.AW1000]+[.AS1000]+[.AO1000]+[.AK1000]+[.AG1000]+[.AC1000]+[.Y1000]+[.U1000]+[.Q1000]+[.M1000]+[.K1000]+[.I1000]+[.G1000]" ns41:value-type="float" table:style-name="ce45" office:value-type="float" office:value="0">
            <text:p/>
          </table:table-cell>
          <table:table-cell table:formula="of:=[.BB1000]+[.BD1000]" ns41:value-type="float" table:style-name="ce45" office:value-type="float" office:value="0">
            <text:p/>
          </table:table-cell>
          <table:table-cell table:formula="of:=[.BC1000]+[.BE1000]" ns41:value-type="float" table:style-name="ce45" office:value-type="float" office:value="0">
            <text:p/>
          </table:table-cell>
          <table:table-cell table:formula="of:=[.C100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1]+[.AT1001]+[.AP1001]+[.AL1001]+[.AH1001]+[.AD1001]+[.Z1001]+[.V1001]+[.R1001]+[.N1001]" ns41:value-type="float" table:style-name="ce45" office:value-type="float" office:value="0">
            <text:p/>
          </table:table-cell>
          <table:table-cell table:formula="of:=[.AY1001]+[.AU1001]+[.AQ1001]+[.AM1001]+[.AI1001]+[.AE1001]+[.AA1001]+[.W1001]+[.S1001]+[.O1001]+[.L1001]+[.J1001]+[.H1001]+[.F1001]" ns41:value-type="float" table:style-name="ce45" office:value-type="float" office:value="0">
            <text:p/>
          </table:table-cell>
          <table:table-cell table:formula="of:=[.AZ1001]+[.AV1001]+[.AR1001]+[.AN1001]+[.AJ1001]+[.AF1001]+[.AB1001]+[.X1001]+[.T1001]+[.P1001]" ns41:value-type="float" table:style-name="ce45" office:value-type="float" office:value="0">
            <text:p/>
          </table:table-cell>
          <table:table-cell table:formula="of:=[.BA1001]+[.AW1001]+[.AS1001]+[.AO1001]+[.AK1001]+[.AG1001]+[.AC1001]+[.Y1001]+[.U1001]+[.Q1001]+[.M1001]+[.K1001]+[.I1001]+[.G1001]" ns41:value-type="float" table:style-name="ce45" office:value-type="float" office:value="0">
            <text:p/>
          </table:table-cell>
          <table:table-cell table:formula="of:=[.BB1001]+[.BD1001]" ns41:value-type="float" table:style-name="ce45" office:value-type="float" office:value="0">
            <text:p/>
          </table:table-cell>
          <table:table-cell table:formula="of:=[.BC1001]+[.BE1001]" ns41:value-type="float" table:style-name="ce45" office:value-type="float" office:value="0">
            <text:p/>
          </table:table-cell>
          <table:table-cell table:formula="of:=[.C100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2]+[.AT1002]+[.AP1002]+[.AL1002]+[.AH1002]+[.AD1002]+[.Z1002]+[.V1002]+[.R1002]+[.N1002]" ns41:value-type="float" table:style-name="ce45" office:value-type="float" office:value="0">
            <text:p/>
          </table:table-cell>
          <table:table-cell table:formula="of:=[.AY1002]+[.AU1002]+[.AQ1002]+[.AM1002]+[.AI1002]+[.AE1002]+[.AA1002]+[.W1002]+[.S1002]+[.O1002]+[.L1002]+[.J1002]+[.H1002]+[.F1002]" ns41:value-type="float" table:style-name="ce45" office:value-type="float" office:value="0">
            <text:p/>
          </table:table-cell>
          <table:table-cell table:formula="of:=[.AZ1002]+[.AV1002]+[.AR1002]+[.AN1002]+[.AJ1002]+[.AF1002]+[.AB1002]+[.X1002]+[.T1002]+[.P1002]" ns41:value-type="float" table:style-name="ce45" office:value-type="float" office:value="0">
            <text:p/>
          </table:table-cell>
          <table:table-cell table:formula="of:=[.BA1002]+[.AW1002]+[.AS1002]+[.AO1002]+[.AK1002]+[.AG1002]+[.AC1002]+[.Y1002]+[.U1002]+[.Q1002]+[.M1002]+[.K1002]+[.I1002]+[.G1002]" ns41:value-type="float" table:style-name="ce45" office:value-type="float" office:value="0">
            <text:p/>
          </table:table-cell>
          <table:table-cell table:formula="of:=[.BB1002]+[.BD1002]" ns41:value-type="float" table:style-name="ce45" office:value-type="float" office:value="0">
            <text:p/>
          </table:table-cell>
          <table:table-cell table:formula="of:=[.BC1002]+[.BE1002]" ns41:value-type="float" table:style-name="ce45" office:value-type="float" office:value="0">
            <text:p/>
          </table:table-cell>
          <table:table-cell table:formula="of:=[.C100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3]+[.AT1003]+[.AP1003]+[.AL1003]+[.AH1003]+[.AD1003]+[.Z1003]+[.V1003]+[.R1003]+[.N1003]" ns41:value-type="float" table:style-name="ce45" office:value-type="float" office:value="0">
            <text:p/>
          </table:table-cell>
          <table:table-cell table:formula="of:=[.AY1003]+[.AU1003]+[.AQ1003]+[.AM1003]+[.AI1003]+[.AE1003]+[.AA1003]+[.W1003]+[.S1003]+[.O1003]+[.L1003]+[.J1003]+[.H1003]+[.F1003]" ns41:value-type="float" table:style-name="ce45" office:value-type="float" office:value="0">
            <text:p/>
          </table:table-cell>
          <table:table-cell table:formula="of:=[.AZ1003]+[.AV1003]+[.AR1003]+[.AN1003]+[.AJ1003]+[.AF1003]+[.AB1003]+[.X1003]+[.T1003]+[.P1003]" ns41:value-type="float" table:style-name="ce45" office:value-type="float" office:value="0">
            <text:p/>
          </table:table-cell>
          <table:table-cell table:formula="of:=[.BA1003]+[.AW1003]+[.AS1003]+[.AO1003]+[.AK1003]+[.AG1003]+[.AC1003]+[.Y1003]+[.U1003]+[.Q1003]+[.M1003]+[.K1003]+[.I1003]+[.G1003]" ns41:value-type="float" table:style-name="ce45" office:value-type="float" office:value="0">
            <text:p/>
          </table:table-cell>
          <table:table-cell table:formula="of:=[.BB1003]+[.BD1003]" ns41:value-type="float" table:style-name="ce45" office:value-type="float" office:value="0">
            <text:p/>
          </table:table-cell>
          <table:table-cell table:formula="of:=[.BC1003]+[.BE1003]" ns41:value-type="float" table:style-name="ce45" office:value-type="float" office:value="0">
            <text:p/>
          </table:table-cell>
          <table:table-cell table:formula="of:=[.C100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4]+[.AT1004]+[.AP1004]+[.AL1004]+[.AH1004]+[.AD1004]+[.Z1004]+[.V1004]+[.R1004]+[.N1004]" ns41:value-type="float" table:style-name="ce45" office:value-type="float" office:value="0">
            <text:p/>
          </table:table-cell>
          <table:table-cell table:formula="of:=[.AY1004]+[.AU1004]+[.AQ1004]+[.AM1004]+[.AI1004]+[.AE1004]+[.AA1004]+[.W1004]+[.S1004]+[.O1004]+[.L1004]+[.J1004]+[.H1004]+[.F1004]" ns41:value-type="float" table:style-name="ce45" office:value-type="float" office:value="0">
            <text:p/>
          </table:table-cell>
          <table:table-cell table:formula="of:=[.AZ1004]+[.AV1004]+[.AR1004]+[.AN1004]+[.AJ1004]+[.AF1004]+[.AB1004]+[.X1004]+[.T1004]+[.P1004]" ns41:value-type="float" table:style-name="ce45" office:value-type="float" office:value="0">
            <text:p/>
          </table:table-cell>
          <table:table-cell table:formula="of:=[.BA1004]+[.AW1004]+[.AS1004]+[.AO1004]+[.AK1004]+[.AG1004]+[.AC1004]+[.Y1004]+[.U1004]+[.Q1004]+[.M1004]+[.K1004]+[.I1004]+[.G1004]" ns41:value-type="float" table:style-name="ce45" office:value-type="float" office:value="0">
            <text:p/>
          </table:table-cell>
          <table:table-cell table:formula="of:=[.BB1004]+[.BD1004]" ns41:value-type="float" table:style-name="ce45" office:value-type="float" office:value="0">
            <text:p/>
          </table:table-cell>
          <table:table-cell table:formula="of:=[.BC1004]+[.BE1004]" ns41:value-type="float" table:style-name="ce45" office:value-type="float" office:value="0">
            <text:p/>
          </table:table-cell>
          <table:table-cell table:formula="of:=[.C100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5]+[.AT1005]+[.AP1005]+[.AL1005]+[.AH1005]+[.AD1005]+[.Z1005]+[.V1005]+[.R1005]+[.N1005]" ns41:value-type="float" table:style-name="ce45" office:value-type="float" office:value="0">
            <text:p/>
          </table:table-cell>
          <table:table-cell table:formula="of:=[.AY1005]+[.AU1005]+[.AQ1005]+[.AM1005]+[.AI1005]+[.AE1005]+[.AA1005]+[.W1005]+[.S1005]+[.O1005]+[.L1005]+[.J1005]+[.H1005]+[.F1005]" ns41:value-type="float" table:style-name="ce45" office:value-type="float" office:value="0">
            <text:p/>
          </table:table-cell>
          <table:table-cell table:formula="of:=[.AZ1005]+[.AV1005]+[.AR1005]+[.AN1005]+[.AJ1005]+[.AF1005]+[.AB1005]+[.X1005]+[.T1005]+[.P1005]" ns41:value-type="float" table:style-name="ce45" office:value-type="float" office:value="0">
            <text:p/>
          </table:table-cell>
          <table:table-cell table:formula="of:=[.BA1005]+[.AW1005]+[.AS1005]+[.AO1005]+[.AK1005]+[.AG1005]+[.AC1005]+[.Y1005]+[.U1005]+[.Q1005]+[.M1005]+[.K1005]+[.I1005]+[.G1005]" ns41:value-type="float" table:style-name="ce45" office:value-type="float" office:value="0">
            <text:p/>
          </table:table-cell>
          <table:table-cell table:formula="of:=[.BB1005]+[.BD1005]" ns41:value-type="float" table:style-name="ce45" office:value-type="float" office:value="0">
            <text:p/>
          </table:table-cell>
          <table:table-cell table:formula="of:=[.BC1005]+[.BE1005]" ns41:value-type="float" table:style-name="ce45" office:value-type="float" office:value="0">
            <text:p/>
          </table:table-cell>
          <table:table-cell table:formula="of:=[.C100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6]+[.AT1006]+[.AP1006]+[.AL1006]+[.AH1006]+[.AD1006]+[.Z1006]+[.V1006]+[.R1006]+[.N1006]" ns41:value-type="float" table:style-name="ce45" office:value-type="float" office:value="0">
            <text:p/>
          </table:table-cell>
          <table:table-cell table:formula="of:=[.AY1006]+[.AU1006]+[.AQ1006]+[.AM1006]+[.AI1006]+[.AE1006]+[.AA1006]+[.W1006]+[.S1006]+[.O1006]+[.L1006]+[.J1006]+[.H1006]+[.F1006]" ns41:value-type="float" table:style-name="ce45" office:value-type="float" office:value="0">
            <text:p/>
          </table:table-cell>
          <table:table-cell table:formula="of:=[.AZ1006]+[.AV1006]+[.AR1006]+[.AN1006]+[.AJ1006]+[.AF1006]+[.AB1006]+[.X1006]+[.T1006]+[.P1006]" ns41:value-type="float" table:style-name="ce45" office:value-type="float" office:value="0">
            <text:p/>
          </table:table-cell>
          <table:table-cell table:formula="of:=[.BA1006]+[.AW1006]+[.AS1006]+[.AO1006]+[.AK1006]+[.AG1006]+[.AC1006]+[.Y1006]+[.U1006]+[.Q1006]+[.M1006]+[.K1006]+[.I1006]+[.G1006]" ns41:value-type="float" table:style-name="ce45" office:value-type="float" office:value="0">
            <text:p/>
          </table:table-cell>
          <table:table-cell table:formula="of:=[.BB1006]+[.BD1006]" ns41:value-type="float" table:style-name="ce45" office:value-type="float" office:value="0">
            <text:p/>
          </table:table-cell>
          <table:table-cell table:formula="of:=[.BC1006]+[.BE1006]" ns41:value-type="float" table:style-name="ce45" office:value-type="float" office:value="0">
            <text:p/>
          </table:table-cell>
          <table:table-cell table:formula="of:=[.C100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7]+[.AT1007]+[.AP1007]+[.AL1007]+[.AH1007]+[.AD1007]+[.Z1007]+[.V1007]+[.R1007]+[.N1007]" ns41:value-type="float" table:style-name="ce45" office:value-type="float" office:value="0">
            <text:p/>
          </table:table-cell>
          <table:table-cell table:formula="of:=[.AY1007]+[.AU1007]+[.AQ1007]+[.AM1007]+[.AI1007]+[.AE1007]+[.AA1007]+[.W1007]+[.S1007]+[.O1007]+[.L1007]+[.J1007]+[.H1007]+[.F1007]" ns41:value-type="float" table:style-name="ce45" office:value-type="float" office:value="0">
            <text:p/>
          </table:table-cell>
          <table:table-cell table:formula="of:=[.AZ1007]+[.AV1007]+[.AR1007]+[.AN1007]+[.AJ1007]+[.AF1007]+[.AB1007]+[.X1007]+[.T1007]+[.P1007]" ns41:value-type="float" table:style-name="ce45" office:value-type="float" office:value="0">
            <text:p/>
          </table:table-cell>
          <table:table-cell table:formula="of:=[.BA1007]+[.AW1007]+[.AS1007]+[.AO1007]+[.AK1007]+[.AG1007]+[.AC1007]+[.Y1007]+[.U1007]+[.Q1007]+[.M1007]+[.K1007]+[.I1007]+[.G1007]" ns41:value-type="float" table:style-name="ce45" office:value-type="float" office:value="0">
            <text:p/>
          </table:table-cell>
          <table:table-cell table:formula="of:=[.BB1007]+[.BD1007]" ns41:value-type="float" table:style-name="ce45" office:value-type="float" office:value="0">
            <text:p/>
          </table:table-cell>
          <table:table-cell table:formula="of:=[.BC1007]+[.BE1007]" ns41:value-type="float" table:style-name="ce45" office:value-type="float" office:value="0">
            <text:p/>
          </table:table-cell>
          <table:table-cell table:formula="of:=[.C100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8]+[.AT1008]+[.AP1008]+[.AL1008]+[.AH1008]+[.AD1008]+[.Z1008]+[.V1008]+[.R1008]+[.N1008]" ns41:value-type="float" table:style-name="ce45" office:value-type="float" office:value="0">
            <text:p/>
          </table:table-cell>
          <table:table-cell table:formula="of:=[.AY1008]+[.AU1008]+[.AQ1008]+[.AM1008]+[.AI1008]+[.AE1008]+[.AA1008]+[.W1008]+[.S1008]+[.O1008]+[.L1008]+[.J1008]+[.H1008]+[.F1008]" ns41:value-type="float" table:style-name="ce45" office:value-type="float" office:value="0">
            <text:p/>
          </table:table-cell>
          <table:table-cell table:formula="of:=[.AZ1008]+[.AV1008]+[.AR1008]+[.AN1008]+[.AJ1008]+[.AF1008]+[.AB1008]+[.X1008]+[.T1008]+[.P1008]" ns41:value-type="float" table:style-name="ce45" office:value-type="float" office:value="0">
            <text:p/>
          </table:table-cell>
          <table:table-cell table:formula="of:=[.BA1008]+[.AW1008]+[.AS1008]+[.AO1008]+[.AK1008]+[.AG1008]+[.AC1008]+[.Y1008]+[.U1008]+[.Q1008]+[.M1008]+[.K1008]+[.I1008]+[.G1008]" ns41:value-type="float" table:style-name="ce45" office:value-type="float" office:value="0">
            <text:p/>
          </table:table-cell>
          <table:table-cell table:formula="of:=[.BB1008]+[.BD1008]" ns41:value-type="float" table:style-name="ce45" office:value-type="float" office:value="0">
            <text:p/>
          </table:table-cell>
          <table:table-cell table:formula="of:=[.BC1008]+[.BE1008]" ns41:value-type="float" table:style-name="ce45" office:value-type="float" office:value="0">
            <text:p/>
          </table:table-cell>
          <table:table-cell table:formula="of:=[.C100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09]+[.AT1009]+[.AP1009]+[.AL1009]+[.AH1009]+[.AD1009]+[.Z1009]+[.V1009]+[.R1009]+[.N1009]" ns41:value-type="float" table:style-name="ce45" office:value-type="float" office:value="0">
            <text:p/>
          </table:table-cell>
          <table:table-cell table:formula="of:=[.AY1009]+[.AU1009]+[.AQ1009]+[.AM1009]+[.AI1009]+[.AE1009]+[.AA1009]+[.W1009]+[.S1009]+[.O1009]+[.L1009]+[.J1009]+[.H1009]+[.F1009]" ns41:value-type="float" table:style-name="ce45" office:value-type="float" office:value="0">
            <text:p/>
          </table:table-cell>
          <table:table-cell table:formula="of:=[.AZ1009]+[.AV1009]+[.AR1009]+[.AN1009]+[.AJ1009]+[.AF1009]+[.AB1009]+[.X1009]+[.T1009]+[.P1009]" ns41:value-type="float" table:style-name="ce45" office:value-type="float" office:value="0">
            <text:p/>
          </table:table-cell>
          <table:table-cell table:formula="of:=[.BA1009]+[.AW1009]+[.AS1009]+[.AO1009]+[.AK1009]+[.AG1009]+[.AC1009]+[.Y1009]+[.U1009]+[.Q1009]+[.M1009]+[.K1009]+[.I1009]+[.G1009]" ns41:value-type="float" table:style-name="ce45" office:value-type="float" office:value="0">
            <text:p/>
          </table:table-cell>
          <table:table-cell table:formula="of:=[.BB1009]+[.BD1009]" ns41:value-type="float" table:style-name="ce45" office:value-type="float" office:value="0">
            <text:p/>
          </table:table-cell>
          <table:table-cell table:formula="of:=[.BC1009]+[.BE1009]" ns41:value-type="float" table:style-name="ce45" office:value-type="float" office:value="0">
            <text:p/>
          </table:table-cell>
          <table:table-cell table:formula="of:=[.C100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0]+[.AT1010]+[.AP1010]+[.AL1010]+[.AH1010]+[.AD1010]+[.Z1010]+[.V1010]+[.R1010]+[.N1010]" ns41:value-type="float" table:style-name="ce45" office:value-type="float" office:value="0">
            <text:p/>
          </table:table-cell>
          <table:table-cell table:formula="of:=[.AY1010]+[.AU1010]+[.AQ1010]+[.AM1010]+[.AI1010]+[.AE1010]+[.AA1010]+[.W1010]+[.S1010]+[.O1010]+[.L1010]+[.J1010]+[.H1010]+[.F1010]" ns41:value-type="float" table:style-name="ce45" office:value-type="float" office:value="0">
            <text:p/>
          </table:table-cell>
          <table:table-cell table:formula="of:=[.AZ1010]+[.AV1010]+[.AR1010]+[.AN1010]+[.AJ1010]+[.AF1010]+[.AB1010]+[.X1010]+[.T1010]+[.P1010]" ns41:value-type="float" table:style-name="ce45" office:value-type="float" office:value="0">
            <text:p/>
          </table:table-cell>
          <table:table-cell table:formula="of:=[.BA1010]+[.AW1010]+[.AS1010]+[.AO1010]+[.AK1010]+[.AG1010]+[.AC1010]+[.Y1010]+[.U1010]+[.Q1010]+[.M1010]+[.K1010]+[.I1010]+[.G1010]" ns41:value-type="float" table:style-name="ce45" office:value-type="float" office:value="0">
            <text:p/>
          </table:table-cell>
          <table:table-cell table:formula="of:=[.BB1010]+[.BD1010]" ns41:value-type="float" table:style-name="ce45" office:value-type="float" office:value="0">
            <text:p/>
          </table:table-cell>
          <table:table-cell table:formula="of:=[.BC1010]+[.BE1010]" ns41:value-type="float" table:style-name="ce45" office:value-type="float" office:value="0">
            <text:p/>
          </table:table-cell>
          <table:table-cell table:formula="of:=[.C101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1]+[.AT1011]+[.AP1011]+[.AL1011]+[.AH1011]+[.AD1011]+[.Z1011]+[.V1011]+[.R1011]+[.N1011]" ns41:value-type="float" table:style-name="ce45" office:value-type="float" office:value="0">
            <text:p/>
          </table:table-cell>
          <table:table-cell table:formula="of:=[.AY1011]+[.AU1011]+[.AQ1011]+[.AM1011]+[.AI1011]+[.AE1011]+[.AA1011]+[.W1011]+[.S1011]+[.O1011]+[.L1011]+[.J1011]+[.H1011]+[.F1011]" ns41:value-type="float" table:style-name="ce45" office:value-type="float" office:value="0">
            <text:p/>
          </table:table-cell>
          <table:table-cell table:formula="of:=[.AZ1011]+[.AV1011]+[.AR1011]+[.AN1011]+[.AJ1011]+[.AF1011]+[.AB1011]+[.X1011]+[.T1011]+[.P1011]" ns41:value-type="float" table:style-name="ce45" office:value-type="float" office:value="0">
            <text:p/>
          </table:table-cell>
          <table:table-cell table:formula="of:=[.BA1011]+[.AW1011]+[.AS1011]+[.AO1011]+[.AK1011]+[.AG1011]+[.AC1011]+[.Y1011]+[.U1011]+[.Q1011]+[.M1011]+[.K1011]+[.I1011]+[.G1011]" ns41:value-type="float" table:style-name="ce45" office:value-type="float" office:value="0">
            <text:p/>
          </table:table-cell>
          <table:table-cell table:formula="of:=[.BB1011]+[.BD1011]" ns41:value-type="float" table:style-name="ce45" office:value-type="float" office:value="0">
            <text:p/>
          </table:table-cell>
          <table:table-cell table:formula="of:=[.BC1011]+[.BE1011]" ns41:value-type="float" table:style-name="ce45" office:value-type="float" office:value="0">
            <text:p/>
          </table:table-cell>
          <table:table-cell table:formula="of:=[.C101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2]+[.AT1012]+[.AP1012]+[.AL1012]+[.AH1012]+[.AD1012]+[.Z1012]+[.V1012]+[.R1012]+[.N1012]" ns41:value-type="float" table:style-name="ce45" office:value-type="float" office:value="0">
            <text:p/>
          </table:table-cell>
          <table:table-cell table:formula="of:=[.AY1012]+[.AU1012]+[.AQ1012]+[.AM1012]+[.AI1012]+[.AE1012]+[.AA1012]+[.W1012]+[.S1012]+[.O1012]+[.L1012]+[.J1012]+[.H1012]+[.F1012]" ns41:value-type="float" table:style-name="ce45" office:value-type="float" office:value="0">
            <text:p/>
          </table:table-cell>
          <table:table-cell table:formula="of:=[.AZ1012]+[.AV1012]+[.AR1012]+[.AN1012]+[.AJ1012]+[.AF1012]+[.AB1012]+[.X1012]+[.T1012]+[.P1012]" ns41:value-type="float" table:style-name="ce45" office:value-type="float" office:value="0">
            <text:p/>
          </table:table-cell>
          <table:table-cell table:formula="of:=[.BA1012]+[.AW1012]+[.AS1012]+[.AO1012]+[.AK1012]+[.AG1012]+[.AC1012]+[.Y1012]+[.U1012]+[.Q1012]+[.M1012]+[.K1012]+[.I1012]+[.G1012]" ns41:value-type="float" table:style-name="ce45" office:value-type="float" office:value="0">
            <text:p/>
          </table:table-cell>
          <table:table-cell table:formula="of:=[.BB1012]+[.BD1012]" ns41:value-type="float" table:style-name="ce45" office:value-type="float" office:value="0">
            <text:p/>
          </table:table-cell>
          <table:table-cell table:formula="of:=[.BC1012]+[.BE1012]" ns41:value-type="float" table:style-name="ce45" office:value-type="float" office:value="0">
            <text:p/>
          </table:table-cell>
          <table:table-cell table:formula="of:=[.C101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3]+[.AT1013]+[.AP1013]+[.AL1013]+[.AH1013]+[.AD1013]+[.Z1013]+[.V1013]+[.R1013]+[.N1013]" ns41:value-type="float" table:style-name="ce45" office:value-type="float" office:value="0">
            <text:p/>
          </table:table-cell>
          <table:table-cell table:formula="of:=[.AY1013]+[.AU1013]+[.AQ1013]+[.AM1013]+[.AI1013]+[.AE1013]+[.AA1013]+[.W1013]+[.S1013]+[.O1013]+[.L1013]+[.J1013]+[.H1013]+[.F1013]" ns41:value-type="float" table:style-name="ce45" office:value-type="float" office:value="0">
            <text:p/>
          </table:table-cell>
          <table:table-cell table:formula="of:=[.AZ1013]+[.AV1013]+[.AR1013]+[.AN1013]+[.AJ1013]+[.AF1013]+[.AB1013]+[.X1013]+[.T1013]+[.P1013]" ns41:value-type="float" table:style-name="ce45" office:value-type="float" office:value="0">
            <text:p/>
          </table:table-cell>
          <table:table-cell table:formula="of:=[.BA1013]+[.AW1013]+[.AS1013]+[.AO1013]+[.AK1013]+[.AG1013]+[.AC1013]+[.Y1013]+[.U1013]+[.Q1013]+[.M1013]+[.K1013]+[.I1013]+[.G1013]" ns41:value-type="float" table:style-name="ce45" office:value-type="float" office:value="0">
            <text:p/>
          </table:table-cell>
          <table:table-cell table:formula="of:=[.BB1013]+[.BD1013]" ns41:value-type="float" table:style-name="ce45" office:value-type="float" office:value="0">
            <text:p/>
          </table:table-cell>
          <table:table-cell table:formula="of:=[.BC1013]+[.BE1013]" ns41:value-type="float" table:style-name="ce45" office:value-type="float" office:value="0">
            <text:p/>
          </table:table-cell>
          <table:table-cell table:formula="of:=[.C101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4]+[.AT1014]+[.AP1014]+[.AL1014]+[.AH1014]+[.AD1014]+[.Z1014]+[.V1014]+[.R1014]+[.N1014]" ns41:value-type="float" table:style-name="ce45" office:value-type="float" office:value="0">
            <text:p/>
          </table:table-cell>
          <table:table-cell table:formula="of:=[.AY1014]+[.AU1014]+[.AQ1014]+[.AM1014]+[.AI1014]+[.AE1014]+[.AA1014]+[.W1014]+[.S1014]+[.O1014]+[.L1014]+[.J1014]+[.H1014]+[.F1014]" ns41:value-type="float" table:style-name="ce45" office:value-type="float" office:value="0">
            <text:p/>
          </table:table-cell>
          <table:table-cell table:formula="of:=[.AZ1014]+[.AV1014]+[.AR1014]+[.AN1014]+[.AJ1014]+[.AF1014]+[.AB1014]+[.X1014]+[.T1014]+[.P1014]" ns41:value-type="float" table:style-name="ce45" office:value-type="float" office:value="0">
            <text:p/>
          </table:table-cell>
          <table:table-cell table:formula="of:=[.BA1014]+[.AW1014]+[.AS1014]+[.AO1014]+[.AK1014]+[.AG1014]+[.AC1014]+[.Y1014]+[.U1014]+[.Q1014]+[.M1014]+[.K1014]+[.I1014]+[.G1014]" ns41:value-type="float" table:style-name="ce45" office:value-type="float" office:value="0">
            <text:p/>
          </table:table-cell>
          <table:table-cell table:formula="of:=[.BB1014]+[.BD1014]" ns41:value-type="float" table:style-name="ce45" office:value-type="float" office:value="0">
            <text:p/>
          </table:table-cell>
          <table:table-cell table:formula="of:=[.BC1014]+[.BE1014]" ns41:value-type="float" table:style-name="ce45" office:value-type="float" office:value="0">
            <text:p/>
          </table:table-cell>
          <table:table-cell table:formula="of:=[.C101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5]+[.AT1015]+[.AP1015]+[.AL1015]+[.AH1015]+[.AD1015]+[.Z1015]+[.V1015]+[.R1015]+[.N1015]" ns41:value-type="float" table:style-name="ce45" office:value-type="float" office:value="0">
            <text:p/>
          </table:table-cell>
          <table:table-cell table:formula="of:=[.AY1015]+[.AU1015]+[.AQ1015]+[.AM1015]+[.AI1015]+[.AE1015]+[.AA1015]+[.W1015]+[.S1015]+[.O1015]+[.L1015]+[.J1015]+[.H1015]+[.F1015]" ns41:value-type="float" table:style-name="ce45" office:value-type="float" office:value="0">
            <text:p/>
          </table:table-cell>
          <table:table-cell table:formula="of:=[.AZ1015]+[.AV1015]+[.AR1015]+[.AN1015]+[.AJ1015]+[.AF1015]+[.AB1015]+[.X1015]+[.T1015]+[.P1015]" ns41:value-type="float" table:style-name="ce45" office:value-type="float" office:value="0">
            <text:p/>
          </table:table-cell>
          <table:table-cell table:formula="of:=[.BA1015]+[.AW1015]+[.AS1015]+[.AO1015]+[.AK1015]+[.AG1015]+[.AC1015]+[.Y1015]+[.U1015]+[.Q1015]+[.M1015]+[.K1015]+[.I1015]+[.G1015]" ns41:value-type="float" table:style-name="ce45" office:value-type="float" office:value="0">
            <text:p/>
          </table:table-cell>
          <table:table-cell table:formula="of:=[.BB1015]+[.BD1015]" ns41:value-type="float" table:style-name="ce45" office:value-type="float" office:value="0">
            <text:p/>
          </table:table-cell>
          <table:table-cell table:formula="of:=[.BC1015]+[.BE1015]" ns41:value-type="float" table:style-name="ce45" office:value-type="float" office:value="0">
            <text:p/>
          </table:table-cell>
          <table:table-cell table:formula="of:=[.C101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6]+[.AT1016]+[.AP1016]+[.AL1016]+[.AH1016]+[.AD1016]+[.Z1016]+[.V1016]+[.R1016]+[.N1016]" ns41:value-type="float" table:style-name="ce45" office:value-type="float" office:value="0">
            <text:p/>
          </table:table-cell>
          <table:table-cell table:formula="of:=[.AY1016]+[.AU1016]+[.AQ1016]+[.AM1016]+[.AI1016]+[.AE1016]+[.AA1016]+[.W1016]+[.S1016]+[.O1016]+[.L1016]+[.J1016]+[.H1016]+[.F1016]" ns41:value-type="float" table:style-name="ce45" office:value-type="float" office:value="0">
            <text:p/>
          </table:table-cell>
          <table:table-cell table:formula="of:=[.AZ1016]+[.AV1016]+[.AR1016]+[.AN1016]+[.AJ1016]+[.AF1016]+[.AB1016]+[.X1016]+[.T1016]+[.P1016]" ns41:value-type="float" table:style-name="ce45" office:value-type="float" office:value="0">
            <text:p/>
          </table:table-cell>
          <table:table-cell table:formula="of:=[.BA1016]+[.AW1016]+[.AS1016]+[.AO1016]+[.AK1016]+[.AG1016]+[.AC1016]+[.Y1016]+[.U1016]+[.Q1016]+[.M1016]+[.K1016]+[.I1016]+[.G1016]" ns41:value-type="float" table:style-name="ce45" office:value-type="float" office:value="0">
            <text:p/>
          </table:table-cell>
          <table:table-cell table:formula="of:=[.BB1016]+[.BD1016]" ns41:value-type="float" table:style-name="ce45" office:value-type="float" office:value="0">
            <text:p/>
          </table:table-cell>
          <table:table-cell table:formula="of:=[.BC1016]+[.BE1016]" ns41:value-type="float" table:style-name="ce45" office:value-type="float" office:value="0">
            <text:p/>
          </table:table-cell>
          <table:table-cell table:formula="of:=[.C101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7]+[.AT1017]+[.AP1017]+[.AL1017]+[.AH1017]+[.AD1017]+[.Z1017]+[.V1017]+[.R1017]+[.N1017]" ns41:value-type="float" table:style-name="ce45" office:value-type="float" office:value="0">
            <text:p/>
          </table:table-cell>
          <table:table-cell table:formula="of:=[.AY1017]+[.AU1017]+[.AQ1017]+[.AM1017]+[.AI1017]+[.AE1017]+[.AA1017]+[.W1017]+[.S1017]+[.O1017]+[.L1017]+[.J1017]+[.H1017]+[.F1017]" ns41:value-type="float" table:style-name="ce45" office:value-type="float" office:value="0">
            <text:p/>
          </table:table-cell>
          <table:table-cell table:formula="of:=[.AZ1017]+[.AV1017]+[.AR1017]+[.AN1017]+[.AJ1017]+[.AF1017]+[.AB1017]+[.X1017]+[.T1017]+[.P1017]" ns41:value-type="float" table:style-name="ce45" office:value-type="float" office:value="0">
            <text:p/>
          </table:table-cell>
          <table:table-cell table:formula="of:=[.BA1017]+[.AW1017]+[.AS1017]+[.AO1017]+[.AK1017]+[.AG1017]+[.AC1017]+[.Y1017]+[.U1017]+[.Q1017]+[.M1017]+[.K1017]+[.I1017]+[.G1017]" ns41:value-type="float" table:style-name="ce45" office:value-type="float" office:value="0">
            <text:p/>
          </table:table-cell>
          <table:table-cell table:formula="of:=[.BB1017]+[.BD1017]" ns41:value-type="float" table:style-name="ce45" office:value-type="float" office:value="0">
            <text:p/>
          </table:table-cell>
          <table:table-cell table:formula="of:=[.BC1017]+[.BE1017]" ns41:value-type="float" table:style-name="ce45" office:value-type="float" office:value="0">
            <text:p/>
          </table:table-cell>
          <table:table-cell table:formula="of:=[.C101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8]+[.AT1018]+[.AP1018]+[.AL1018]+[.AH1018]+[.AD1018]+[.Z1018]+[.V1018]+[.R1018]+[.N1018]" ns41:value-type="float" table:style-name="ce45" office:value-type="float" office:value="0">
            <text:p/>
          </table:table-cell>
          <table:table-cell table:formula="of:=[.AY1018]+[.AU1018]+[.AQ1018]+[.AM1018]+[.AI1018]+[.AE1018]+[.AA1018]+[.W1018]+[.S1018]+[.O1018]+[.L1018]+[.J1018]+[.H1018]+[.F1018]" ns41:value-type="float" table:style-name="ce45" office:value-type="float" office:value="0">
            <text:p/>
          </table:table-cell>
          <table:table-cell table:formula="of:=[.AZ1018]+[.AV1018]+[.AR1018]+[.AN1018]+[.AJ1018]+[.AF1018]+[.AB1018]+[.X1018]+[.T1018]+[.P1018]" ns41:value-type="float" table:style-name="ce45" office:value-type="float" office:value="0">
            <text:p/>
          </table:table-cell>
          <table:table-cell table:formula="of:=[.BA1018]+[.AW1018]+[.AS1018]+[.AO1018]+[.AK1018]+[.AG1018]+[.AC1018]+[.Y1018]+[.U1018]+[.Q1018]+[.M1018]+[.K1018]+[.I1018]+[.G1018]" ns41:value-type="float" table:style-name="ce45" office:value-type="float" office:value="0">
            <text:p/>
          </table:table-cell>
          <table:table-cell table:formula="of:=[.BB1018]+[.BD1018]" ns41:value-type="float" table:style-name="ce45" office:value-type="float" office:value="0">
            <text:p/>
          </table:table-cell>
          <table:table-cell table:formula="of:=[.BC1018]+[.BE1018]" ns41:value-type="float" table:style-name="ce45" office:value-type="float" office:value="0">
            <text:p/>
          </table:table-cell>
          <table:table-cell table:formula="of:=[.C101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19]+[.AT1019]+[.AP1019]+[.AL1019]+[.AH1019]+[.AD1019]+[.Z1019]+[.V1019]+[.R1019]+[.N1019]" ns41:value-type="float" table:style-name="ce45" office:value-type="float" office:value="0">
            <text:p/>
          </table:table-cell>
          <table:table-cell table:formula="of:=[.AY1019]+[.AU1019]+[.AQ1019]+[.AM1019]+[.AI1019]+[.AE1019]+[.AA1019]+[.W1019]+[.S1019]+[.O1019]+[.L1019]+[.J1019]+[.H1019]+[.F1019]" ns41:value-type="float" table:style-name="ce45" office:value-type="float" office:value="0">
            <text:p/>
          </table:table-cell>
          <table:table-cell table:formula="of:=[.AZ1019]+[.AV1019]+[.AR1019]+[.AN1019]+[.AJ1019]+[.AF1019]+[.AB1019]+[.X1019]+[.T1019]+[.P1019]" ns41:value-type="float" table:style-name="ce45" office:value-type="float" office:value="0">
            <text:p/>
          </table:table-cell>
          <table:table-cell table:formula="of:=[.BA1019]+[.AW1019]+[.AS1019]+[.AO1019]+[.AK1019]+[.AG1019]+[.AC1019]+[.Y1019]+[.U1019]+[.Q1019]+[.M1019]+[.K1019]+[.I1019]+[.G1019]" ns41:value-type="float" table:style-name="ce45" office:value-type="float" office:value="0">
            <text:p/>
          </table:table-cell>
          <table:table-cell table:formula="of:=[.BB1019]+[.BD1019]" ns41:value-type="float" table:style-name="ce45" office:value-type="float" office:value="0">
            <text:p/>
          </table:table-cell>
          <table:table-cell table:formula="of:=[.BC1019]+[.BE1019]" ns41:value-type="float" table:style-name="ce45" office:value-type="float" office:value="0">
            <text:p/>
          </table:table-cell>
          <table:table-cell table:formula="of:=[.C101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0]+[.AT1020]+[.AP1020]+[.AL1020]+[.AH1020]+[.AD1020]+[.Z1020]+[.V1020]+[.R1020]+[.N1020]" ns41:value-type="float" table:style-name="ce45" office:value-type="float" office:value="0">
            <text:p/>
          </table:table-cell>
          <table:table-cell table:formula="of:=[.AY1020]+[.AU1020]+[.AQ1020]+[.AM1020]+[.AI1020]+[.AE1020]+[.AA1020]+[.W1020]+[.S1020]+[.O1020]+[.L1020]+[.J1020]+[.H1020]+[.F1020]" ns41:value-type="float" table:style-name="ce45" office:value-type="float" office:value="0">
            <text:p/>
          </table:table-cell>
          <table:table-cell table:formula="of:=[.AZ1020]+[.AV1020]+[.AR1020]+[.AN1020]+[.AJ1020]+[.AF1020]+[.AB1020]+[.X1020]+[.T1020]+[.P1020]" ns41:value-type="float" table:style-name="ce45" office:value-type="float" office:value="0">
            <text:p/>
          </table:table-cell>
          <table:table-cell table:formula="of:=[.BA1020]+[.AW1020]+[.AS1020]+[.AO1020]+[.AK1020]+[.AG1020]+[.AC1020]+[.Y1020]+[.U1020]+[.Q1020]+[.M1020]+[.K1020]+[.I1020]+[.G1020]" ns41:value-type="float" table:style-name="ce45" office:value-type="float" office:value="0">
            <text:p/>
          </table:table-cell>
          <table:table-cell table:formula="of:=[.BB1020]+[.BD1020]" ns41:value-type="float" table:style-name="ce45" office:value-type="float" office:value="0">
            <text:p/>
          </table:table-cell>
          <table:table-cell table:formula="of:=[.BC1020]+[.BE1020]" ns41:value-type="float" table:style-name="ce45" office:value-type="float" office:value="0">
            <text:p/>
          </table:table-cell>
          <table:table-cell table:formula="of:=[.C102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1]+[.AT1021]+[.AP1021]+[.AL1021]+[.AH1021]+[.AD1021]+[.Z1021]+[.V1021]+[.R1021]+[.N1021]" ns41:value-type="float" table:style-name="ce45" office:value-type="float" office:value="0">
            <text:p/>
          </table:table-cell>
          <table:table-cell table:formula="of:=[.AY1021]+[.AU1021]+[.AQ1021]+[.AM1021]+[.AI1021]+[.AE1021]+[.AA1021]+[.W1021]+[.S1021]+[.O1021]+[.L1021]+[.J1021]+[.H1021]+[.F1021]" ns41:value-type="float" table:style-name="ce45" office:value-type="float" office:value="0">
            <text:p/>
          </table:table-cell>
          <table:table-cell table:formula="of:=[.AZ1021]+[.AV1021]+[.AR1021]+[.AN1021]+[.AJ1021]+[.AF1021]+[.AB1021]+[.X1021]+[.T1021]+[.P1021]" ns41:value-type="float" table:style-name="ce45" office:value-type="float" office:value="0">
            <text:p/>
          </table:table-cell>
          <table:table-cell table:formula="of:=[.BA1021]+[.AW1021]+[.AS1021]+[.AO1021]+[.AK1021]+[.AG1021]+[.AC1021]+[.Y1021]+[.U1021]+[.Q1021]+[.M1021]+[.K1021]+[.I1021]+[.G1021]" ns41:value-type="float" table:style-name="ce45" office:value-type="float" office:value="0">
            <text:p/>
          </table:table-cell>
          <table:table-cell table:formula="of:=[.BB1021]+[.BD1021]" ns41:value-type="float" table:style-name="ce45" office:value-type="float" office:value="0">
            <text:p/>
          </table:table-cell>
          <table:table-cell table:formula="of:=[.BC1021]+[.BE1021]" ns41:value-type="float" table:style-name="ce45" office:value-type="float" office:value="0">
            <text:p/>
          </table:table-cell>
          <table:table-cell table:formula="of:=[.C102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2]+[.AT1022]+[.AP1022]+[.AL1022]+[.AH1022]+[.AD1022]+[.Z1022]+[.V1022]+[.R1022]+[.N1022]" ns41:value-type="float" table:style-name="ce45" office:value-type="float" office:value="0">
            <text:p/>
          </table:table-cell>
          <table:table-cell table:formula="of:=[.AY1022]+[.AU1022]+[.AQ1022]+[.AM1022]+[.AI1022]+[.AE1022]+[.AA1022]+[.W1022]+[.S1022]+[.O1022]+[.L1022]+[.J1022]+[.H1022]+[.F1022]" ns41:value-type="float" table:style-name="ce45" office:value-type="float" office:value="0">
            <text:p/>
          </table:table-cell>
          <table:table-cell table:formula="of:=[.AZ1022]+[.AV1022]+[.AR1022]+[.AN1022]+[.AJ1022]+[.AF1022]+[.AB1022]+[.X1022]+[.T1022]+[.P1022]" ns41:value-type="float" table:style-name="ce45" office:value-type="float" office:value="0">
            <text:p/>
          </table:table-cell>
          <table:table-cell table:formula="of:=[.BA1022]+[.AW1022]+[.AS1022]+[.AO1022]+[.AK1022]+[.AG1022]+[.AC1022]+[.Y1022]+[.U1022]+[.Q1022]+[.M1022]+[.K1022]+[.I1022]+[.G1022]" ns41:value-type="float" table:style-name="ce45" office:value-type="float" office:value="0">
            <text:p/>
          </table:table-cell>
          <table:table-cell table:formula="of:=[.BB1022]+[.BD1022]" ns41:value-type="float" table:style-name="ce45" office:value-type="float" office:value="0">
            <text:p/>
          </table:table-cell>
          <table:table-cell table:formula="of:=[.BC1022]+[.BE1022]" ns41:value-type="float" table:style-name="ce45" office:value-type="float" office:value="0">
            <text:p/>
          </table:table-cell>
          <table:table-cell table:formula="of:=[.C102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3]+[.AT1023]+[.AP1023]+[.AL1023]+[.AH1023]+[.AD1023]+[.Z1023]+[.V1023]+[.R1023]+[.N1023]" ns41:value-type="float" table:style-name="ce45" office:value-type="float" office:value="0">
            <text:p/>
          </table:table-cell>
          <table:table-cell table:formula="of:=[.AY1023]+[.AU1023]+[.AQ1023]+[.AM1023]+[.AI1023]+[.AE1023]+[.AA1023]+[.W1023]+[.S1023]+[.O1023]+[.L1023]+[.J1023]+[.H1023]+[.F1023]" ns41:value-type="float" table:style-name="ce45" office:value-type="float" office:value="0">
            <text:p/>
          </table:table-cell>
          <table:table-cell table:formula="of:=[.AZ1023]+[.AV1023]+[.AR1023]+[.AN1023]+[.AJ1023]+[.AF1023]+[.AB1023]+[.X1023]+[.T1023]+[.P1023]" ns41:value-type="float" table:style-name="ce45" office:value-type="float" office:value="0">
            <text:p/>
          </table:table-cell>
          <table:table-cell table:formula="of:=[.BA1023]+[.AW1023]+[.AS1023]+[.AO1023]+[.AK1023]+[.AG1023]+[.AC1023]+[.Y1023]+[.U1023]+[.Q1023]+[.M1023]+[.K1023]+[.I1023]+[.G1023]" ns41:value-type="float" table:style-name="ce45" office:value-type="float" office:value="0">
            <text:p/>
          </table:table-cell>
          <table:table-cell table:formula="of:=[.BB1023]+[.BD1023]" ns41:value-type="float" table:style-name="ce45" office:value-type="float" office:value="0">
            <text:p/>
          </table:table-cell>
          <table:table-cell table:formula="of:=[.BC1023]+[.BE1023]" ns41:value-type="float" table:style-name="ce45" office:value-type="float" office:value="0">
            <text:p/>
          </table:table-cell>
          <table:table-cell table:formula="of:=[.C102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4]+[.AT1024]+[.AP1024]+[.AL1024]+[.AH1024]+[.AD1024]+[.Z1024]+[.V1024]+[.R1024]+[.N1024]" ns41:value-type="float" table:style-name="ce45" office:value-type="float" office:value="0">
            <text:p/>
          </table:table-cell>
          <table:table-cell table:formula="of:=[.AY1024]+[.AU1024]+[.AQ1024]+[.AM1024]+[.AI1024]+[.AE1024]+[.AA1024]+[.W1024]+[.S1024]+[.O1024]+[.L1024]+[.J1024]+[.H1024]+[.F1024]" ns41:value-type="float" table:style-name="ce45" office:value-type="float" office:value="0">
            <text:p/>
          </table:table-cell>
          <table:table-cell table:formula="of:=[.AZ1024]+[.AV1024]+[.AR1024]+[.AN1024]+[.AJ1024]+[.AF1024]+[.AB1024]+[.X1024]+[.T1024]+[.P1024]" ns41:value-type="float" table:style-name="ce45" office:value-type="float" office:value="0">
            <text:p/>
          </table:table-cell>
          <table:table-cell table:formula="of:=[.BA1024]+[.AW1024]+[.AS1024]+[.AO1024]+[.AK1024]+[.AG1024]+[.AC1024]+[.Y1024]+[.U1024]+[.Q1024]+[.M1024]+[.K1024]+[.I1024]+[.G1024]" ns41:value-type="float" table:style-name="ce45" office:value-type="float" office:value="0">
            <text:p/>
          </table:table-cell>
          <table:table-cell table:formula="of:=[.BB1024]+[.BD1024]" ns41:value-type="float" table:style-name="ce45" office:value-type="float" office:value="0">
            <text:p/>
          </table:table-cell>
          <table:table-cell table:formula="of:=[.BC1024]+[.BE1024]" ns41:value-type="float" table:style-name="ce45" office:value-type="float" office:value="0">
            <text:p/>
          </table:table-cell>
          <table:table-cell table:formula="of:=[.C102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5]+[.AT1025]+[.AP1025]+[.AL1025]+[.AH1025]+[.AD1025]+[.Z1025]+[.V1025]+[.R1025]+[.N1025]" ns41:value-type="float" table:style-name="ce45" office:value-type="float" office:value="0">
            <text:p/>
          </table:table-cell>
          <table:table-cell table:formula="of:=[.AY1025]+[.AU1025]+[.AQ1025]+[.AM1025]+[.AI1025]+[.AE1025]+[.AA1025]+[.W1025]+[.S1025]+[.O1025]+[.L1025]+[.J1025]+[.H1025]+[.F1025]" ns41:value-type="float" table:style-name="ce45" office:value-type="float" office:value="0">
            <text:p/>
          </table:table-cell>
          <table:table-cell table:formula="of:=[.AZ1025]+[.AV1025]+[.AR1025]+[.AN1025]+[.AJ1025]+[.AF1025]+[.AB1025]+[.X1025]+[.T1025]+[.P1025]" ns41:value-type="float" table:style-name="ce45" office:value-type="float" office:value="0">
            <text:p/>
          </table:table-cell>
          <table:table-cell table:formula="of:=[.BA1025]+[.AW1025]+[.AS1025]+[.AO1025]+[.AK1025]+[.AG1025]+[.AC1025]+[.Y1025]+[.U1025]+[.Q1025]+[.M1025]+[.K1025]+[.I1025]+[.G1025]" ns41:value-type="float" table:style-name="ce45" office:value-type="float" office:value="0">
            <text:p/>
          </table:table-cell>
          <table:table-cell table:formula="of:=[.BB1025]+[.BD1025]" ns41:value-type="float" table:style-name="ce45" office:value-type="float" office:value="0">
            <text:p/>
          </table:table-cell>
          <table:table-cell table:formula="of:=[.BC1025]+[.BE1025]" ns41:value-type="float" table:style-name="ce45" office:value-type="float" office:value="0">
            <text:p/>
          </table:table-cell>
          <table:table-cell table:formula="of:=[.C102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6]+[.AT1026]+[.AP1026]+[.AL1026]+[.AH1026]+[.AD1026]+[.Z1026]+[.V1026]+[.R1026]+[.N1026]" ns41:value-type="float" table:style-name="ce45" office:value-type="float" office:value="0">
            <text:p/>
          </table:table-cell>
          <table:table-cell table:formula="of:=[.AY1026]+[.AU1026]+[.AQ1026]+[.AM1026]+[.AI1026]+[.AE1026]+[.AA1026]+[.W1026]+[.S1026]+[.O1026]+[.L1026]+[.J1026]+[.H1026]+[.F1026]" ns41:value-type="float" table:style-name="ce45" office:value-type="float" office:value="0">
            <text:p/>
          </table:table-cell>
          <table:table-cell table:formula="of:=[.AZ1026]+[.AV1026]+[.AR1026]+[.AN1026]+[.AJ1026]+[.AF1026]+[.AB1026]+[.X1026]+[.T1026]+[.P1026]" ns41:value-type="float" table:style-name="ce45" office:value-type="float" office:value="0">
            <text:p/>
          </table:table-cell>
          <table:table-cell table:formula="of:=[.BA1026]+[.AW1026]+[.AS1026]+[.AO1026]+[.AK1026]+[.AG1026]+[.AC1026]+[.Y1026]+[.U1026]+[.Q1026]+[.M1026]+[.K1026]+[.I1026]+[.G1026]" ns41:value-type="float" table:style-name="ce45" office:value-type="float" office:value="0">
            <text:p/>
          </table:table-cell>
          <table:table-cell table:formula="of:=[.BB1026]+[.BD1026]" ns41:value-type="float" table:style-name="ce45" office:value-type="float" office:value="0">
            <text:p/>
          </table:table-cell>
          <table:table-cell table:formula="of:=[.BC1026]+[.BE1026]" ns41:value-type="float" table:style-name="ce45" office:value-type="float" office:value="0">
            <text:p/>
          </table:table-cell>
          <table:table-cell table:formula="of:=[.C102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7]+[.AT1027]+[.AP1027]+[.AL1027]+[.AH1027]+[.AD1027]+[.Z1027]+[.V1027]+[.R1027]+[.N1027]" ns41:value-type="float" table:style-name="ce45" office:value-type="float" office:value="0">
            <text:p/>
          </table:table-cell>
          <table:table-cell table:formula="of:=[.AY1027]+[.AU1027]+[.AQ1027]+[.AM1027]+[.AI1027]+[.AE1027]+[.AA1027]+[.W1027]+[.S1027]+[.O1027]+[.L1027]+[.J1027]+[.H1027]+[.F1027]" ns41:value-type="float" table:style-name="ce45" office:value-type="float" office:value="0">
            <text:p/>
          </table:table-cell>
          <table:table-cell table:formula="of:=[.AZ1027]+[.AV1027]+[.AR1027]+[.AN1027]+[.AJ1027]+[.AF1027]+[.AB1027]+[.X1027]+[.T1027]+[.P1027]" ns41:value-type="float" table:style-name="ce45" office:value-type="float" office:value="0">
            <text:p/>
          </table:table-cell>
          <table:table-cell table:formula="of:=[.BA1027]+[.AW1027]+[.AS1027]+[.AO1027]+[.AK1027]+[.AG1027]+[.AC1027]+[.Y1027]+[.U1027]+[.Q1027]+[.M1027]+[.K1027]+[.I1027]+[.G1027]" ns41:value-type="float" table:style-name="ce45" office:value-type="float" office:value="0">
            <text:p/>
          </table:table-cell>
          <table:table-cell table:formula="of:=[.BB1027]+[.BD1027]" ns41:value-type="float" table:style-name="ce45" office:value-type="float" office:value="0">
            <text:p/>
          </table:table-cell>
          <table:table-cell table:formula="of:=[.BC1027]+[.BE1027]" ns41:value-type="float" table:style-name="ce45" office:value-type="float" office:value="0">
            <text:p/>
          </table:table-cell>
          <table:table-cell table:formula="of:=[.C102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8]+[.AT1028]+[.AP1028]+[.AL1028]+[.AH1028]+[.AD1028]+[.Z1028]+[.V1028]+[.R1028]+[.N1028]" ns41:value-type="float" table:style-name="ce45" office:value-type="float" office:value="0">
            <text:p/>
          </table:table-cell>
          <table:table-cell table:formula="of:=[.AY1028]+[.AU1028]+[.AQ1028]+[.AM1028]+[.AI1028]+[.AE1028]+[.AA1028]+[.W1028]+[.S1028]+[.O1028]+[.L1028]+[.J1028]+[.H1028]+[.F1028]" ns41:value-type="float" table:style-name="ce45" office:value-type="float" office:value="0">
            <text:p/>
          </table:table-cell>
          <table:table-cell table:formula="of:=[.AZ1028]+[.AV1028]+[.AR1028]+[.AN1028]+[.AJ1028]+[.AF1028]+[.AB1028]+[.X1028]+[.T1028]+[.P1028]" ns41:value-type="float" table:style-name="ce45" office:value-type="float" office:value="0">
            <text:p/>
          </table:table-cell>
          <table:table-cell table:formula="of:=[.BA1028]+[.AW1028]+[.AS1028]+[.AO1028]+[.AK1028]+[.AG1028]+[.AC1028]+[.Y1028]+[.U1028]+[.Q1028]+[.M1028]+[.K1028]+[.I1028]+[.G1028]" ns41:value-type="float" table:style-name="ce45" office:value-type="float" office:value="0">
            <text:p/>
          </table:table-cell>
          <table:table-cell table:formula="of:=[.BB1028]+[.BD1028]" ns41:value-type="float" table:style-name="ce45" office:value-type="float" office:value="0">
            <text:p/>
          </table:table-cell>
          <table:table-cell table:formula="of:=[.BC1028]+[.BE1028]" ns41:value-type="float" table:style-name="ce45" office:value-type="float" office:value="0">
            <text:p/>
          </table:table-cell>
          <table:table-cell table:formula="of:=[.C102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29]+[.AT1029]+[.AP1029]+[.AL1029]+[.AH1029]+[.AD1029]+[.Z1029]+[.V1029]+[.R1029]+[.N1029]" ns41:value-type="float" table:style-name="ce45" office:value-type="float" office:value="0">
            <text:p/>
          </table:table-cell>
          <table:table-cell table:formula="of:=[.AY1029]+[.AU1029]+[.AQ1029]+[.AM1029]+[.AI1029]+[.AE1029]+[.AA1029]+[.W1029]+[.S1029]+[.O1029]+[.L1029]+[.J1029]+[.H1029]+[.F1029]" ns41:value-type="float" table:style-name="ce45" office:value-type="float" office:value="0">
            <text:p/>
          </table:table-cell>
          <table:table-cell table:formula="of:=[.AZ1029]+[.AV1029]+[.AR1029]+[.AN1029]+[.AJ1029]+[.AF1029]+[.AB1029]+[.X1029]+[.T1029]+[.P1029]" ns41:value-type="float" table:style-name="ce45" office:value-type="float" office:value="0">
            <text:p/>
          </table:table-cell>
          <table:table-cell table:formula="of:=[.BA1029]+[.AW1029]+[.AS1029]+[.AO1029]+[.AK1029]+[.AG1029]+[.AC1029]+[.Y1029]+[.U1029]+[.Q1029]+[.M1029]+[.K1029]+[.I1029]+[.G1029]" ns41:value-type="float" table:style-name="ce45" office:value-type="float" office:value="0">
            <text:p/>
          </table:table-cell>
          <table:table-cell table:formula="of:=[.BB1029]+[.BD1029]" ns41:value-type="float" table:style-name="ce45" office:value-type="float" office:value="0">
            <text:p/>
          </table:table-cell>
          <table:table-cell table:formula="of:=[.BC1029]+[.BE1029]" ns41:value-type="float" table:style-name="ce45" office:value-type="float" office:value="0">
            <text:p/>
          </table:table-cell>
          <table:table-cell table:formula="of:=[.C102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0]+[.AT1030]+[.AP1030]+[.AL1030]+[.AH1030]+[.AD1030]+[.Z1030]+[.V1030]+[.R1030]+[.N1030]" ns41:value-type="float" table:style-name="ce45" office:value-type="float" office:value="0">
            <text:p/>
          </table:table-cell>
          <table:table-cell table:formula="of:=[.AY1030]+[.AU1030]+[.AQ1030]+[.AM1030]+[.AI1030]+[.AE1030]+[.AA1030]+[.W1030]+[.S1030]+[.O1030]+[.L1030]+[.J1030]+[.H1030]+[.F1030]" ns41:value-type="float" table:style-name="ce45" office:value-type="float" office:value="0">
            <text:p/>
          </table:table-cell>
          <table:table-cell table:formula="of:=[.AZ1030]+[.AV1030]+[.AR1030]+[.AN1030]+[.AJ1030]+[.AF1030]+[.AB1030]+[.X1030]+[.T1030]+[.P1030]" ns41:value-type="float" table:style-name="ce45" office:value-type="float" office:value="0">
            <text:p/>
          </table:table-cell>
          <table:table-cell table:formula="of:=[.BA1030]+[.AW1030]+[.AS1030]+[.AO1030]+[.AK1030]+[.AG1030]+[.AC1030]+[.Y1030]+[.U1030]+[.Q1030]+[.M1030]+[.K1030]+[.I1030]+[.G1030]" ns41:value-type="float" table:style-name="ce45" office:value-type="float" office:value="0">
            <text:p/>
          </table:table-cell>
          <table:table-cell table:formula="of:=[.BB1030]+[.BD1030]" ns41:value-type="float" table:style-name="ce45" office:value-type="float" office:value="0">
            <text:p/>
          </table:table-cell>
          <table:table-cell table:formula="of:=[.BC1030]+[.BE1030]" ns41:value-type="float" table:style-name="ce45" office:value-type="float" office:value="0">
            <text:p/>
          </table:table-cell>
          <table:table-cell table:formula="of:=[.C103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1]+[.AT1031]+[.AP1031]+[.AL1031]+[.AH1031]+[.AD1031]+[.Z1031]+[.V1031]+[.R1031]+[.N1031]" ns41:value-type="float" table:style-name="ce45" office:value-type="float" office:value="0">
            <text:p/>
          </table:table-cell>
          <table:table-cell table:formula="of:=[.AY1031]+[.AU1031]+[.AQ1031]+[.AM1031]+[.AI1031]+[.AE1031]+[.AA1031]+[.W1031]+[.S1031]+[.O1031]+[.L1031]+[.J1031]+[.H1031]+[.F1031]" ns41:value-type="float" table:style-name="ce45" office:value-type="float" office:value="0">
            <text:p/>
          </table:table-cell>
          <table:table-cell table:formula="of:=[.AZ1031]+[.AV1031]+[.AR1031]+[.AN1031]+[.AJ1031]+[.AF1031]+[.AB1031]+[.X1031]+[.T1031]+[.P1031]" ns41:value-type="float" table:style-name="ce45" office:value-type="float" office:value="0">
            <text:p/>
          </table:table-cell>
          <table:table-cell table:formula="of:=[.BA1031]+[.AW1031]+[.AS1031]+[.AO1031]+[.AK1031]+[.AG1031]+[.AC1031]+[.Y1031]+[.U1031]+[.Q1031]+[.M1031]+[.K1031]+[.I1031]+[.G1031]" ns41:value-type="float" table:style-name="ce45" office:value-type="float" office:value="0">
            <text:p/>
          </table:table-cell>
          <table:table-cell table:formula="of:=[.BB1031]+[.BD1031]" ns41:value-type="float" table:style-name="ce45" office:value-type="float" office:value="0">
            <text:p/>
          </table:table-cell>
          <table:table-cell table:formula="of:=[.BC1031]+[.BE1031]" ns41:value-type="float" table:style-name="ce45" office:value-type="float" office:value="0">
            <text:p/>
          </table:table-cell>
          <table:table-cell table:formula="of:=[.C10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2]+[.AT1032]+[.AP1032]+[.AL1032]+[.AH1032]+[.AD1032]+[.Z1032]+[.V1032]+[.R1032]+[.N1032]" ns41:value-type="float" table:style-name="ce45" office:value-type="float" office:value="0">
            <text:p/>
          </table:table-cell>
          <table:table-cell table:formula="of:=[.AY1032]+[.AU1032]+[.AQ1032]+[.AM1032]+[.AI1032]+[.AE1032]+[.AA1032]+[.W1032]+[.S1032]+[.O1032]+[.L1032]+[.J1032]+[.H1032]+[.F1032]" ns41:value-type="float" table:style-name="ce45" office:value-type="float" office:value="0">
            <text:p/>
          </table:table-cell>
          <table:table-cell table:formula="of:=[.AZ1032]+[.AV1032]+[.AR1032]+[.AN1032]+[.AJ1032]+[.AF1032]+[.AB1032]+[.X1032]+[.T1032]+[.P1032]" ns41:value-type="float" table:style-name="ce45" office:value-type="float" office:value="0">
            <text:p/>
          </table:table-cell>
          <table:table-cell table:formula="of:=[.BA1032]+[.AW1032]+[.AS1032]+[.AO1032]+[.AK1032]+[.AG1032]+[.AC1032]+[.Y1032]+[.U1032]+[.Q1032]+[.M1032]+[.K1032]+[.I1032]+[.G1032]" ns41:value-type="float" table:style-name="ce45" office:value-type="float" office:value="0">
            <text:p/>
          </table:table-cell>
          <table:table-cell table:formula="of:=[.BB1032]+[.BD1032]" ns41:value-type="float" table:style-name="ce45" office:value-type="float" office:value="0">
            <text:p/>
          </table:table-cell>
          <table:table-cell table:formula="of:=[.BC1032]+[.BE1032]" ns41:value-type="float" table:style-name="ce45" office:value-type="float" office:value="0">
            <text:p/>
          </table:table-cell>
          <table:table-cell table:formula="of:=[.C103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3]+[.AT1033]+[.AP1033]+[.AL1033]+[.AH1033]+[.AD1033]+[.Z1033]+[.V1033]+[.R1033]+[.N1033]" ns41:value-type="float" table:style-name="ce45" office:value-type="float" office:value="0">
            <text:p/>
          </table:table-cell>
          <table:table-cell table:formula="of:=[.AY1033]+[.AU1033]+[.AQ1033]+[.AM1033]+[.AI1033]+[.AE1033]+[.AA1033]+[.W1033]+[.S1033]+[.O1033]+[.L1033]+[.J1033]+[.H1033]+[.F1033]" ns41:value-type="float" table:style-name="ce45" office:value-type="float" office:value="0">
            <text:p/>
          </table:table-cell>
          <table:table-cell table:formula="of:=[.AZ1033]+[.AV1033]+[.AR1033]+[.AN1033]+[.AJ1033]+[.AF1033]+[.AB1033]+[.X1033]+[.T1033]+[.P1033]" ns41:value-type="float" table:style-name="ce45" office:value-type="float" office:value="0">
            <text:p/>
          </table:table-cell>
          <table:table-cell table:formula="of:=[.BA1033]+[.AW1033]+[.AS1033]+[.AO1033]+[.AK1033]+[.AG1033]+[.AC1033]+[.Y1033]+[.U1033]+[.Q1033]+[.M1033]+[.K1033]+[.I1033]+[.G1033]" ns41:value-type="float" table:style-name="ce45" office:value-type="float" office:value="0">
            <text:p/>
          </table:table-cell>
          <table:table-cell table:formula="of:=[.BB1033]+[.BD1033]" ns41:value-type="float" table:style-name="ce45" office:value-type="float" office:value="0">
            <text:p/>
          </table:table-cell>
          <table:table-cell table:formula="of:=[.BC1033]+[.BE1033]" ns41:value-type="float" table:style-name="ce45" office:value-type="float" office:value="0">
            <text:p/>
          </table:table-cell>
          <table:table-cell table:formula="of:=[.C103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4]+[.AT1034]+[.AP1034]+[.AL1034]+[.AH1034]+[.AD1034]+[.Z1034]+[.V1034]+[.R1034]+[.N1034]" ns41:value-type="float" table:style-name="ce45" office:value-type="float" office:value="0">
            <text:p/>
          </table:table-cell>
          <table:table-cell table:formula="of:=[.AY1034]+[.AU1034]+[.AQ1034]+[.AM1034]+[.AI1034]+[.AE1034]+[.AA1034]+[.W1034]+[.S1034]+[.O1034]+[.L1034]+[.J1034]+[.H1034]+[.F1034]" ns41:value-type="float" table:style-name="ce45" office:value-type="float" office:value="0">
            <text:p/>
          </table:table-cell>
          <table:table-cell table:formula="of:=[.AZ1034]+[.AV1034]+[.AR1034]+[.AN1034]+[.AJ1034]+[.AF1034]+[.AB1034]+[.X1034]+[.T1034]+[.P1034]" ns41:value-type="float" table:style-name="ce45" office:value-type="float" office:value="0">
            <text:p/>
          </table:table-cell>
          <table:table-cell table:formula="of:=[.BA1034]+[.AW1034]+[.AS1034]+[.AO1034]+[.AK1034]+[.AG1034]+[.AC1034]+[.Y1034]+[.U1034]+[.Q1034]+[.M1034]+[.K1034]+[.I1034]+[.G1034]" ns41:value-type="float" table:style-name="ce45" office:value-type="float" office:value="0">
            <text:p/>
          </table:table-cell>
          <table:table-cell table:formula="of:=[.BB1034]+[.BD1034]" ns41:value-type="float" table:style-name="ce45" office:value-type="float" office:value="0">
            <text:p/>
          </table:table-cell>
          <table:table-cell table:formula="of:=[.BC1034]+[.BE1034]" ns41:value-type="float" table:style-name="ce45" office:value-type="float" office:value="0">
            <text:p/>
          </table:table-cell>
          <table:table-cell table:formula="of:=[.C103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5]+[.AT1035]+[.AP1035]+[.AL1035]+[.AH1035]+[.AD1035]+[.Z1035]+[.V1035]+[.R1035]+[.N1035]" ns41:value-type="float" table:style-name="ce45" office:value-type="float" office:value="0">
            <text:p/>
          </table:table-cell>
          <table:table-cell table:formula="of:=[.AY1035]+[.AU1035]+[.AQ1035]+[.AM1035]+[.AI1035]+[.AE1035]+[.AA1035]+[.W1035]+[.S1035]+[.O1035]+[.L1035]+[.J1035]+[.H1035]+[.F1035]" ns41:value-type="float" table:style-name="ce45" office:value-type="float" office:value="0">
            <text:p/>
          </table:table-cell>
          <table:table-cell table:formula="of:=[.AZ1035]+[.AV1035]+[.AR1035]+[.AN1035]+[.AJ1035]+[.AF1035]+[.AB1035]+[.X1035]+[.T1035]+[.P1035]" ns41:value-type="float" table:style-name="ce45" office:value-type="float" office:value="0">
            <text:p/>
          </table:table-cell>
          <table:table-cell table:formula="of:=[.BA1035]+[.AW1035]+[.AS1035]+[.AO1035]+[.AK1035]+[.AG1035]+[.AC1035]+[.Y1035]+[.U1035]+[.Q1035]+[.M1035]+[.K1035]+[.I1035]+[.G1035]" ns41:value-type="float" table:style-name="ce45" office:value-type="float" office:value="0">
            <text:p/>
          </table:table-cell>
          <table:table-cell table:formula="of:=[.BB1035]+[.BD1035]" ns41:value-type="float" table:style-name="ce45" office:value-type="float" office:value="0">
            <text:p/>
          </table:table-cell>
          <table:table-cell table:formula="of:=[.BC1035]+[.BE1035]" ns41:value-type="float" table:style-name="ce45" office:value-type="float" office:value="0">
            <text:p/>
          </table:table-cell>
          <table:table-cell table:formula="of:=[.C103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6]+[.AT1036]+[.AP1036]+[.AL1036]+[.AH1036]+[.AD1036]+[.Z1036]+[.V1036]+[.R1036]+[.N1036]" ns41:value-type="float" table:style-name="ce45" office:value-type="float" office:value="0">
            <text:p/>
          </table:table-cell>
          <table:table-cell table:formula="of:=[.AY1036]+[.AU1036]+[.AQ1036]+[.AM1036]+[.AI1036]+[.AE1036]+[.AA1036]+[.W1036]+[.S1036]+[.O1036]+[.L1036]+[.J1036]+[.H1036]+[.F1036]" ns41:value-type="float" table:style-name="ce45" office:value-type="float" office:value="0">
            <text:p/>
          </table:table-cell>
          <table:table-cell table:formula="of:=[.AZ1036]+[.AV1036]+[.AR1036]+[.AN1036]+[.AJ1036]+[.AF1036]+[.AB1036]+[.X1036]+[.T1036]+[.P1036]" ns41:value-type="float" table:style-name="ce45" office:value-type="float" office:value="0">
            <text:p/>
          </table:table-cell>
          <table:table-cell table:formula="of:=[.BA1036]+[.AW1036]+[.AS1036]+[.AO1036]+[.AK1036]+[.AG1036]+[.AC1036]+[.Y1036]+[.U1036]+[.Q1036]+[.M1036]+[.K1036]+[.I1036]+[.G1036]" ns41:value-type="float" table:style-name="ce45" office:value-type="float" office:value="0">
            <text:p/>
          </table:table-cell>
          <table:table-cell table:formula="of:=[.BB1036]+[.BD1036]" ns41:value-type="float" table:style-name="ce45" office:value-type="float" office:value="0">
            <text:p/>
          </table:table-cell>
          <table:table-cell table:formula="of:=[.BC1036]+[.BE1036]" ns41:value-type="float" table:style-name="ce45" office:value-type="float" office:value="0">
            <text:p/>
          </table:table-cell>
          <table:table-cell table:formula="of:=[.C103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7]+[.AT1037]+[.AP1037]+[.AL1037]+[.AH1037]+[.AD1037]+[.Z1037]+[.V1037]+[.R1037]+[.N1037]" ns41:value-type="float" table:style-name="ce45" office:value-type="float" office:value="0">
            <text:p/>
          </table:table-cell>
          <table:table-cell table:formula="of:=[.AY1037]+[.AU1037]+[.AQ1037]+[.AM1037]+[.AI1037]+[.AE1037]+[.AA1037]+[.W1037]+[.S1037]+[.O1037]+[.L1037]+[.J1037]+[.H1037]+[.F1037]" ns41:value-type="float" table:style-name="ce45" office:value-type="float" office:value="0">
            <text:p/>
          </table:table-cell>
          <table:table-cell table:formula="of:=[.AZ1037]+[.AV1037]+[.AR1037]+[.AN1037]+[.AJ1037]+[.AF1037]+[.AB1037]+[.X1037]+[.T1037]+[.P1037]" ns41:value-type="float" table:style-name="ce45" office:value-type="float" office:value="0">
            <text:p/>
          </table:table-cell>
          <table:table-cell table:formula="of:=[.BA1037]+[.AW1037]+[.AS1037]+[.AO1037]+[.AK1037]+[.AG1037]+[.AC1037]+[.Y1037]+[.U1037]+[.Q1037]+[.M1037]+[.K1037]+[.I1037]+[.G1037]" ns41:value-type="float" table:style-name="ce45" office:value-type="float" office:value="0">
            <text:p/>
          </table:table-cell>
          <table:table-cell table:formula="of:=[.BB1037]+[.BD1037]" ns41:value-type="float" table:style-name="ce45" office:value-type="float" office:value="0">
            <text:p/>
          </table:table-cell>
          <table:table-cell table:formula="of:=[.BC1037]+[.BE1037]" ns41:value-type="float" table:style-name="ce45" office:value-type="float" office:value="0">
            <text:p/>
          </table:table-cell>
          <table:table-cell table:formula="of:=[.C103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8]+[.AT1038]+[.AP1038]+[.AL1038]+[.AH1038]+[.AD1038]+[.Z1038]+[.V1038]+[.R1038]+[.N1038]" ns41:value-type="float" table:style-name="ce45" office:value-type="float" office:value="0">
            <text:p/>
          </table:table-cell>
          <table:table-cell table:formula="of:=[.AY1038]+[.AU1038]+[.AQ1038]+[.AM1038]+[.AI1038]+[.AE1038]+[.AA1038]+[.W1038]+[.S1038]+[.O1038]+[.L1038]+[.J1038]+[.H1038]+[.F1038]" ns41:value-type="float" table:style-name="ce45" office:value-type="float" office:value="0">
            <text:p/>
          </table:table-cell>
          <table:table-cell table:formula="of:=[.AZ1038]+[.AV1038]+[.AR1038]+[.AN1038]+[.AJ1038]+[.AF1038]+[.AB1038]+[.X1038]+[.T1038]+[.P1038]" ns41:value-type="float" table:style-name="ce45" office:value-type="float" office:value="0">
            <text:p/>
          </table:table-cell>
          <table:table-cell table:formula="of:=[.BA1038]+[.AW1038]+[.AS1038]+[.AO1038]+[.AK1038]+[.AG1038]+[.AC1038]+[.Y1038]+[.U1038]+[.Q1038]+[.M1038]+[.K1038]+[.I1038]+[.G1038]" ns41:value-type="float" table:style-name="ce45" office:value-type="float" office:value="0">
            <text:p/>
          </table:table-cell>
          <table:table-cell table:formula="of:=[.BB1038]+[.BD1038]" ns41:value-type="float" table:style-name="ce45" office:value-type="float" office:value="0">
            <text:p/>
          </table:table-cell>
          <table:table-cell table:formula="of:=[.BC1038]+[.BE1038]" ns41:value-type="float" table:style-name="ce45" office:value-type="float" office:value="0">
            <text:p/>
          </table:table-cell>
          <table:table-cell table:formula="of:=[.C103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39]+[.AT1039]+[.AP1039]+[.AL1039]+[.AH1039]+[.AD1039]+[.Z1039]+[.V1039]+[.R1039]+[.N1039]" ns41:value-type="float" table:style-name="ce45" office:value-type="float" office:value="0">
            <text:p/>
          </table:table-cell>
          <table:table-cell table:formula="of:=[.AY1039]+[.AU1039]+[.AQ1039]+[.AM1039]+[.AI1039]+[.AE1039]+[.AA1039]+[.W1039]+[.S1039]+[.O1039]+[.L1039]+[.J1039]+[.H1039]+[.F1039]" ns41:value-type="float" table:style-name="ce45" office:value-type="float" office:value="0">
            <text:p/>
          </table:table-cell>
          <table:table-cell table:formula="of:=[.AZ1039]+[.AV1039]+[.AR1039]+[.AN1039]+[.AJ1039]+[.AF1039]+[.AB1039]+[.X1039]+[.T1039]+[.P1039]" ns41:value-type="float" table:style-name="ce45" office:value-type="float" office:value="0">
            <text:p/>
          </table:table-cell>
          <table:table-cell table:formula="of:=[.BA1039]+[.AW1039]+[.AS1039]+[.AO1039]+[.AK1039]+[.AG1039]+[.AC1039]+[.Y1039]+[.U1039]+[.Q1039]+[.M1039]+[.K1039]+[.I1039]+[.G1039]" ns41:value-type="float" table:style-name="ce45" office:value-type="float" office:value="0">
            <text:p/>
          </table:table-cell>
          <table:table-cell table:formula="of:=[.BB1039]+[.BD1039]" ns41:value-type="float" table:style-name="ce45" office:value-type="float" office:value="0">
            <text:p/>
          </table:table-cell>
          <table:table-cell table:formula="of:=[.BC1039]+[.BE1039]" ns41:value-type="float" table:style-name="ce45" office:value-type="float" office:value="0">
            <text:p/>
          </table:table-cell>
          <table:table-cell table:formula="of:=[.C103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0]+[.AT1040]+[.AP1040]+[.AL1040]+[.AH1040]+[.AD1040]+[.Z1040]+[.V1040]+[.R1040]+[.N1040]" ns41:value-type="float" table:style-name="ce45" office:value-type="float" office:value="0">
            <text:p/>
          </table:table-cell>
          <table:table-cell table:formula="of:=[.AY1040]+[.AU1040]+[.AQ1040]+[.AM1040]+[.AI1040]+[.AE1040]+[.AA1040]+[.W1040]+[.S1040]+[.O1040]+[.L1040]+[.J1040]+[.H1040]+[.F1040]" ns41:value-type="float" table:style-name="ce45" office:value-type="float" office:value="0">
            <text:p/>
          </table:table-cell>
          <table:table-cell table:formula="of:=[.AZ1040]+[.AV1040]+[.AR1040]+[.AN1040]+[.AJ1040]+[.AF1040]+[.AB1040]+[.X1040]+[.T1040]+[.P1040]" ns41:value-type="float" table:style-name="ce45" office:value-type="float" office:value="0">
            <text:p/>
          </table:table-cell>
          <table:table-cell table:formula="of:=[.BA1040]+[.AW1040]+[.AS1040]+[.AO1040]+[.AK1040]+[.AG1040]+[.AC1040]+[.Y1040]+[.U1040]+[.Q1040]+[.M1040]+[.K1040]+[.I1040]+[.G1040]" ns41:value-type="float" table:style-name="ce45" office:value-type="float" office:value="0">
            <text:p/>
          </table:table-cell>
          <table:table-cell table:formula="of:=[.BB1040]+[.BD1040]" ns41:value-type="float" table:style-name="ce45" office:value-type="float" office:value="0">
            <text:p/>
          </table:table-cell>
          <table:table-cell table:formula="of:=[.BC1040]+[.BE1040]" ns41:value-type="float" table:style-name="ce45" office:value-type="float" office:value="0">
            <text:p/>
          </table:table-cell>
          <table:table-cell table:formula="of:=[.C104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1]+[.AT1041]+[.AP1041]+[.AL1041]+[.AH1041]+[.AD1041]+[.Z1041]+[.V1041]+[.R1041]+[.N1041]" ns41:value-type="float" table:style-name="ce45" office:value-type="float" office:value="0">
            <text:p/>
          </table:table-cell>
          <table:table-cell table:formula="of:=[.AY1041]+[.AU1041]+[.AQ1041]+[.AM1041]+[.AI1041]+[.AE1041]+[.AA1041]+[.W1041]+[.S1041]+[.O1041]+[.L1041]+[.J1041]+[.H1041]+[.F1041]" ns41:value-type="float" table:style-name="ce45" office:value-type="float" office:value="0">
            <text:p/>
          </table:table-cell>
          <table:table-cell table:formula="of:=[.AZ1041]+[.AV1041]+[.AR1041]+[.AN1041]+[.AJ1041]+[.AF1041]+[.AB1041]+[.X1041]+[.T1041]+[.P1041]" ns41:value-type="float" table:style-name="ce45" office:value-type="float" office:value="0">
            <text:p/>
          </table:table-cell>
          <table:table-cell table:formula="of:=[.BA1041]+[.AW1041]+[.AS1041]+[.AO1041]+[.AK1041]+[.AG1041]+[.AC1041]+[.Y1041]+[.U1041]+[.Q1041]+[.M1041]+[.K1041]+[.I1041]+[.G1041]" ns41:value-type="float" table:style-name="ce45" office:value-type="float" office:value="0">
            <text:p/>
          </table:table-cell>
          <table:table-cell table:formula="of:=[.BB1041]+[.BD1041]" ns41:value-type="float" table:style-name="ce45" office:value-type="float" office:value="0">
            <text:p/>
          </table:table-cell>
          <table:table-cell table:formula="of:=[.BC1041]+[.BE1041]" ns41:value-type="float" table:style-name="ce45" office:value-type="float" office:value="0">
            <text:p/>
          </table:table-cell>
          <table:table-cell table:formula="of:=[.C104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2]+[.AT1042]+[.AP1042]+[.AL1042]+[.AH1042]+[.AD1042]+[.Z1042]+[.V1042]+[.R1042]+[.N1042]" ns41:value-type="float" table:style-name="ce45" office:value-type="float" office:value="0">
            <text:p/>
          </table:table-cell>
          <table:table-cell table:formula="of:=[.AY1042]+[.AU1042]+[.AQ1042]+[.AM1042]+[.AI1042]+[.AE1042]+[.AA1042]+[.W1042]+[.S1042]+[.O1042]+[.L1042]+[.J1042]+[.H1042]+[.F1042]" ns41:value-type="float" table:style-name="ce45" office:value-type="float" office:value="0">
            <text:p/>
          </table:table-cell>
          <table:table-cell table:formula="of:=[.AZ1042]+[.AV1042]+[.AR1042]+[.AN1042]+[.AJ1042]+[.AF1042]+[.AB1042]+[.X1042]+[.T1042]+[.P1042]" ns41:value-type="float" table:style-name="ce45" office:value-type="float" office:value="0">
            <text:p/>
          </table:table-cell>
          <table:table-cell table:formula="of:=[.BA1042]+[.AW1042]+[.AS1042]+[.AO1042]+[.AK1042]+[.AG1042]+[.AC1042]+[.Y1042]+[.U1042]+[.Q1042]+[.M1042]+[.K1042]+[.I1042]+[.G1042]" ns41:value-type="float" table:style-name="ce45" office:value-type="float" office:value="0">
            <text:p/>
          </table:table-cell>
          <table:table-cell table:formula="of:=[.BB1042]+[.BD1042]" ns41:value-type="float" table:style-name="ce45" office:value-type="float" office:value="0">
            <text:p/>
          </table:table-cell>
          <table:table-cell table:formula="of:=[.BC1042]+[.BE1042]" ns41:value-type="float" table:style-name="ce45" office:value-type="float" office:value="0">
            <text:p/>
          </table:table-cell>
          <table:table-cell table:formula="of:=[.C104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3]+[.AT1043]+[.AP1043]+[.AL1043]+[.AH1043]+[.AD1043]+[.Z1043]+[.V1043]+[.R1043]+[.N1043]" ns41:value-type="float" table:style-name="ce45" office:value-type="float" office:value="0">
            <text:p/>
          </table:table-cell>
          <table:table-cell table:formula="of:=[.AY1043]+[.AU1043]+[.AQ1043]+[.AM1043]+[.AI1043]+[.AE1043]+[.AA1043]+[.W1043]+[.S1043]+[.O1043]+[.L1043]+[.J1043]+[.H1043]+[.F1043]" ns41:value-type="float" table:style-name="ce45" office:value-type="float" office:value="0">
            <text:p/>
          </table:table-cell>
          <table:table-cell table:formula="of:=[.AZ1043]+[.AV1043]+[.AR1043]+[.AN1043]+[.AJ1043]+[.AF1043]+[.AB1043]+[.X1043]+[.T1043]+[.P1043]" ns41:value-type="float" table:style-name="ce45" office:value-type="float" office:value="0">
            <text:p/>
          </table:table-cell>
          <table:table-cell table:formula="of:=[.BA1043]+[.AW1043]+[.AS1043]+[.AO1043]+[.AK1043]+[.AG1043]+[.AC1043]+[.Y1043]+[.U1043]+[.Q1043]+[.M1043]+[.K1043]+[.I1043]+[.G1043]" ns41:value-type="float" table:style-name="ce45" office:value-type="float" office:value="0">
            <text:p/>
          </table:table-cell>
          <table:table-cell table:formula="of:=[.BB1043]+[.BD1043]" ns41:value-type="float" table:style-name="ce45" office:value-type="float" office:value="0">
            <text:p/>
          </table:table-cell>
          <table:table-cell table:formula="of:=[.BC1043]+[.BE1043]" ns41:value-type="float" table:style-name="ce45" office:value-type="float" office:value="0">
            <text:p/>
          </table:table-cell>
          <table:table-cell table:formula="of:=[.C104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4]+[.AT1044]+[.AP1044]+[.AL1044]+[.AH1044]+[.AD1044]+[.Z1044]+[.V1044]+[.R1044]+[.N1044]" ns41:value-type="float" table:style-name="ce45" office:value-type="float" office:value="0">
            <text:p/>
          </table:table-cell>
          <table:table-cell table:formula="of:=[.AY1044]+[.AU1044]+[.AQ1044]+[.AM1044]+[.AI1044]+[.AE1044]+[.AA1044]+[.W1044]+[.S1044]+[.O1044]+[.L1044]+[.J1044]+[.H1044]+[.F1044]" ns41:value-type="float" table:style-name="ce45" office:value-type="float" office:value="0">
            <text:p/>
          </table:table-cell>
          <table:table-cell table:formula="of:=[.AZ1044]+[.AV1044]+[.AR1044]+[.AN1044]+[.AJ1044]+[.AF1044]+[.AB1044]+[.X1044]+[.T1044]+[.P1044]" ns41:value-type="float" table:style-name="ce45" office:value-type="float" office:value="0">
            <text:p/>
          </table:table-cell>
          <table:table-cell table:formula="of:=[.BA1044]+[.AW1044]+[.AS1044]+[.AO1044]+[.AK1044]+[.AG1044]+[.AC1044]+[.Y1044]+[.U1044]+[.Q1044]+[.M1044]+[.K1044]+[.I1044]+[.G1044]" ns41:value-type="float" table:style-name="ce45" office:value-type="float" office:value="0">
            <text:p/>
          </table:table-cell>
          <table:table-cell table:formula="of:=[.BB1044]+[.BD1044]" ns41:value-type="float" table:style-name="ce45" office:value-type="float" office:value="0">
            <text:p/>
          </table:table-cell>
          <table:table-cell table:formula="of:=[.BC1044]+[.BE1044]" ns41:value-type="float" table:style-name="ce45" office:value-type="float" office:value="0">
            <text:p/>
          </table:table-cell>
          <table:table-cell table:formula="of:=[.C104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5]+[.AT1045]+[.AP1045]+[.AL1045]+[.AH1045]+[.AD1045]+[.Z1045]+[.V1045]+[.R1045]+[.N1045]" ns41:value-type="float" table:style-name="ce45" office:value-type="float" office:value="0">
            <text:p/>
          </table:table-cell>
          <table:table-cell table:formula="of:=[.AY1045]+[.AU1045]+[.AQ1045]+[.AM1045]+[.AI1045]+[.AE1045]+[.AA1045]+[.W1045]+[.S1045]+[.O1045]+[.L1045]+[.J1045]+[.H1045]+[.F1045]" ns41:value-type="float" table:style-name="ce45" office:value-type="float" office:value="0">
            <text:p/>
          </table:table-cell>
          <table:table-cell table:formula="of:=[.AZ1045]+[.AV1045]+[.AR1045]+[.AN1045]+[.AJ1045]+[.AF1045]+[.AB1045]+[.X1045]+[.T1045]+[.P1045]" ns41:value-type="float" table:style-name="ce45" office:value-type="float" office:value="0">
            <text:p/>
          </table:table-cell>
          <table:table-cell table:formula="of:=[.BA1045]+[.AW1045]+[.AS1045]+[.AO1045]+[.AK1045]+[.AG1045]+[.AC1045]+[.Y1045]+[.U1045]+[.Q1045]+[.M1045]+[.K1045]+[.I1045]+[.G1045]" ns41:value-type="float" table:style-name="ce45" office:value-type="float" office:value="0">
            <text:p/>
          </table:table-cell>
          <table:table-cell table:formula="of:=[.BB1045]+[.BD1045]" ns41:value-type="float" table:style-name="ce45" office:value-type="float" office:value="0">
            <text:p/>
          </table:table-cell>
          <table:table-cell table:formula="of:=[.BC1045]+[.BE1045]" ns41:value-type="float" table:style-name="ce45" office:value-type="float" office:value="0">
            <text:p/>
          </table:table-cell>
          <table:table-cell table:formula="of:=[.C104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6]+[.AT1046]+[.AP1046]+[.AL1046]+[.AH1046]+[.AD1046]+[.Z1046]+[.V1046]+[.R1046]+[.N1046]" ns41:value-type="float" table:style-name="ce45" office:value-type="float" office:value="0">
            <text:p/>
          </table:table-cell>
          <table:table-cell table:formula="of:=[.AY1046]+[.AU1046]+[.AQ1046]+[.AM1046]+[.AI1046]+[.AE1046]+[.AA1046]+[.W1046]+[.S1046]+[.O1046]+[.L1046]+[.J1046]+[.H1046]+[.F1046]" ns41:value-type="float" table:style-name="ce45" office:value-type="float" office:value="0">
            <text:p/>
          </table:table-cell>
          <table:table-cell table:formula="of:=[.AZ1046]+[.AV1046]+[.AR1046]+[.AN1046]+[.AJ1046]+[.AF1046]+[.AB1046]+[.X1046]+[.T1046]+[.P1046]" ns41:value-type="float" table:style-name="ce45" office:value-type="float" office:value="0">
            <text:p/>
          </table:table-cell>
          <table:table-cell table:formula="of:=[.BA1046]+[.AW1046]+[.AS1046]+[.AO1046]+[.AK1046]+[.AG1046]+[.AC1046]+[.Y1046]+[.U1046]+[.Q1046]+[.M1046]+[.K1046]+[.I1046]+[.G1046]" ns41:value-type="float" table:style-name="ce45" office:value-type="float" office:value="0">
            <text:p/>
          </table:table-cell>
          <table:table-cell table:formula="of:=[.BB1046]+[.BD1046]" ns41:value-type="float" table:style-name="ce45" office:value-type="float" office:value="0">
            <text:p/>
          </table:table-cell>
          <table:table-cell table:formula="of:=[.BC1046]+[.BE1046]" ns41:value-type="float" table:style-name="ce45" office:value-type="float" office:value="0">
            <text:p/>
          </table:table-cell>
          <table:table-cell table:formula="of:=[.C104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7]+[.AT1047]+[.AP1047]+[.AL1047]+[.AH1047]+[.AD1047]+[.Z1047]+[.V1047]+[.R1047]+[.N1047]" ns41:value-type="float" table:style-name="ce45" office:value-type="float" office:value="0">
            <text:p/>
          </table:table-cell>
          <table:table-cell table:formula="of:=[.AY1047]+[.AU1047]+[.AQ1047]+[.AM1047]+[.AI1047]+[.AE1047]+[.AA1047]+[.W1047]+[.S1047]+[.O1047]+[.L1047]+[.J1047]+[.H1047]+[.F1047]" ns41:value-type="float" table:style-name="ce45" office:value-type="float" office:value="0">
            <text:p/>
          </table:table-cell>
          <table:table-cell table:formula="of:=[.AZ1047]+[.AV1047]+[.AR1047]+[.AN1047]+[.AJ1047]+[.AF1047]+[.AB1047]+[.X1047]+[.T1047]+[.P1047]" ns41:value-type="float" table:style-name="ce45" office:value-type="float" office:value="0">
            <text:p/>
          </table:table-cell>
          <table:table-cell table:formula="of:=[.BA1047]+[.AW1047]+[.AS1047]+[.AO1047]+[.AK1047]+[.AG1047]+[.AC1047]+[.Y1047]+[.U1047]+[.Q1047]+[.M1047]+[.K1047]+[.I1047]+[.G1047]" ns41:value-type="float" table:style-name="ce45" office:value-type="float" office:value="0">
            <text:p/>
          </table:table-cell>
          <table:table-cell table:formula="of:=[.BB1047]+[.BD1047]" ns41:value-type="float" table:style-name="ce45" office:value-type="float" office:value="0">
            <text:p/>
          </table:table-cell>
          <table:table-cell table:formula="of:=[.BC1047]+[.BE1047]" ns41:value-type="float" table:style-name="ce45" office:value-type="float" office:value="0">
            <text:p/>
          </table:table-cell>
          <table:table-cell table:formula="of:=[.C104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8]+[.AT1048]+[.AP1048]+[.AL1048]+[.AH1048]+[.AD1048]+[.Z1048]+[.V1048]+[.R1048]+[.N1048]" ns41:value-type="float" table:style-name="ce45" office:value-type="float" office:value="0">
            <text:p/>
          </table:table-cell>
          <table:table-cell table:formula="of:=[.AY1048]+[.AU1048]+[.AQ1048]+[.AM1048]+[.AI1048]+[.AE1048]+[.AA1048]+[.W1048]+[.S1048]+[.O1048]+[.L1048]+[.J1048]+[.H1048]+[.F1048]" ns41:value-type="float" table:style-name="ce45" office:value-type="float" office:value="0">
            <text:p/>
          </table:table-cell>
          <table:table-cell table:formula="of:=[.AZ1048]+[.AV1048]+[.AR1048]+[.AN1048]+[.AJ1048]+[.AF1048]+[.AB1048]+[.X1048]+[.T1048]+[.P1048]" ns41:value-type="float" table:style-name="ce45" office:value-type="float" office:value="0">
            <text:p/>
          </table:table-cell>
          <table:table-cell table:formula="of:=[.BA1048]+[.AW1048]+[.AS1048]+[.AO1048]+[.AK1048]+[.AG1048]+[.AC1048]+[.Y1048]+[.U1048]+[.Q1048]+[.M1048]+[.K1048]+[.I1048]+[.G1048]" ns41:value-type="float" table:style-name="ce45" office:value-type="float" office:value="0">
            <text:p/>
          </table:table-cell>
          <table:table-cell table:formula="of:=[.BB1048]+[.BD1048]" ns41:value-type="float" table:style-name="ce45" office:value-type="float" office:value="0">
            <text:p/>
          </table:table-cell>
          <table:table-cell table:formula="of:=[.BC1048]+[.BE1048]" ns41:value-type="float" table:style-name="ce45" office:value-type="float" office:value="0">
            <text:p/>
          </table:table-cell>
          <table:table-cell table:formula="of:=[.C104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49]+[.AT1049]+[.AP1049]+[.AL1049]+[.AH1049]+[.AD1049]+[.Z1049]+[.V1049]+[.R1049]+[.N1049]" ns41:value-type="float" table:style-name="ce45" office:value-type="float" office:value="0">
            <text:p/>
          </table:table-cell>
          <table:table-cell table:formula="of:=[.AY1049]+[.AU1049]+[.AQ1049]+[.AM1049]+[.AI1049]+[.AE1049]+[.AA1049]+[.W1049]+[.S1049]+[.O1049]+[.L1049]+[.J1049]+[.H1049]+[.F1049]" ns41:value-type="float" table:style-name="ce45" office:value-type="float" office:value="0">
            <text:p/>
          </table:table-cell>
          <table:table-cell table:formula="of:=[.AZ1049]+[.AV1049]+[.AR1049]+[.AN1049]+[.AJ1049]+[.AF1049]+[.AB1049]+[.X1049]+[.T1049]+[.P1049]" ns41:value-type="float" table:style-name="ce45" office:value-type="float" office:value="0">
            <text:p/>
          </table:table-cell>
          <table:table-cell table:formula="of:=[.BA1049]+[.AW1049]+[.AS1049]+[.AO1049]+[.AK1049]+[.AG1049]+[.AC1049]+[.Y1049]+[.U1049]+[.Q1049]+[.M1049]+[.K1049]+[.I1049]+[.G1049]" ns41:value-type="float" table:style-name="ce45" office:value-type="float" office:value="0">
            <text:p/>
          </table:table-cell>
          <table:table-cell table:formula="of:=[.BB1049]+[.BD1049]" ns41:value-type="float" table:style-name="ce45" office:value-type="float" office:value="0">
            <text:p/>
          </table:table-cell>
          <table:table-cell table:formula="of:=[.BC1049]+[.BE1049]" ns41:value-type="float" table:style-name="ce45" office:value-type="float" office:value="0">
            <text:p/>
          </table:table-cell>
          <table:table-cell table:formula="of:=[.C104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0]+[.AT1050]+[.AP1050]+[.AL1050]+[.AH1050]+[.AD1050]+[.Z1050]+[.V1050]+[.R1050]+[.N1050]" ns41:value-type="float" table:style-name="ce45" office:value-type="float" office:value="0">
            <text:p/>
          </table:table-cell>
          <table:table-cell table:formula="of:=[.AY1050]+[.AU1050]+[.AQ1050]+[.AM1050]+[.AI1050]+[.AE1050]+[.AA1050]+[.W1050]+[.S1050]+[.O1050]+[.L1050]+[.J1050]+[.H1050]+[.F1050]" ns41:value-type="float" table:style-name="ce45" office:value-type="float" office:value="0">
            <text:p/>
          </table:table-cell>
          <table:table-cell table:formula="of:=[.AZ1050]+[.AV1050]+[.AR1050]+[.AN1050]+[.AJ1050]+[.AF1050]+[.AB1050]+[.X1050]+[.T1050]+[.P1050]" ns41:value-type="float" table:style-name="ce45" office:value-type="float" office:value="0">
            <text:p/>
          </table:table-cell>
          <table:table-cell table:formula="of:=[.BA1050]+[.AW1050]+[.AS1050]+[.AO1050]+[.AK1050]+[.AG1050]+[.AC1050]+[.Y1050]+[.U1050]+[.Q1050]+[.M1050]+[.K1050]+[.I1050]+[.G1050]" ns41:value-type="float" table:style-name="ce45" office:value-type="float" office:value="0">
            <text:p/>
          </table:table-cell>
          <table:table-cell table:formula="of:=[.BB1050]+[.BD1050]" ns41:value-type="float" table:style-name="ce45" office:value-type="float" office:value="0">
            <text:p/>
          </table:table-cell>
          <table:table-cell table:formula="of:=[.BC1050]+[.BE1050]" ns41:value-type="float" table:style-name="ce45" office:value-type="float" office:value="0">
            <text:p/>
          </table:table-cell>
          <table:table-cell table:formula="of:=[.C105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1]+[.AT1051]+[.AP1051]+[.AL1051]+[.AH1051]+[.AD1051]+[.Z1051]+[.V1051]+[.R1051]+[.N1051]" ns41:value-type="float" table:style-name="ce45" office:value-type="float" office:value="0">
            <text:p/>
          </table:table-cell>
          <table:table-cell table:formula="of:=[.AY1051]+[.AU1051]+[.AQ1051]+[.AM1051]+[.AI1051]+[.AE1051]+[.AA1051]+[.W1051]+[.S1051]+[.O1051]+[.L1051]+[.J1051]+[.H1051]+[.F1051]" ns41:value-type="float" table:style-name="ce45" office:value-type="float" office:value="0">
            <text:p/>
          </table:table-cell>
          <table:table-cell table:formula="of:=[.AZ1051]+[.AV1051]+[.AR1051]+[.AN1051]+[.AJ1051]+[.AF1051]+[.AB1051]+[.X1051]+[.T1051]+[.P1051]" ns41:value-type="float" table:style-name="ce45" office:value-type="float" office:value="0">
            <text:p/>
          </table:table-cell>
          <table:table-cell table:formula="of:=[.BA1051]+[.AW1051]+[.AS1051]+[.AO1051]+[.AK1051]+[.AG1051]+[.AC1051]+[.Y1051]+[.U1051]+[.Q1051]+[.M1051]+[.K1051]+[.I1051]+[.G1051]" ns41:value-type="float" table:style-name="ce45" office:value-type="float" office:value="0">
            <text:p/>
          </table:table-cell>
          <table:table-cell table:formula="of:=[.BB1051]+[.BD1051]" ns41:value-type="float" table:style-name="ce45" office:value-type="float" office:value="0">
            <text:p/>
          </table:table-cell>
          <table:table-cell table:formula="of:=[.BC1051]+[.BE1051]" ns41:value-type="float" table:style-name="ce45" office:value-type="float" office:value="0">
            <text:p/>
          </table:table-cell>
          <table:table-cell table:formula="of:=[.C105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2]+[.AT1052]+[.AP1052]+[.AL1052]+[.AH1052]+[.AD1052]+[.Z1052]+[.V1052]+[.R1052]+[.N1052]" ns41:value-type="float" table:style-name="ce45" office:value-type="float" office:value="0">
            <text:p/>
          </table:table-cell>
          <table:table-cell table:formula="of:=[.AY1052]+[.AU1052]+[.AQ1052]+[.AM1052]+[.AI1052]+[.AE1052]+[.AA1052]+[.W1052]+[.S1052]+[.O1052]+[.L1052]+[.J1052]+[.H1052]+[.F1052]" ns41:value-type="float" table:style-name="ce45" office:value-type="float" office:value="0">
            <text:p/>
          </table:table-cell>
          <table:table-cell table:formula="of:=[.AZ1052]+[.AV1052]+[.AR1052]+[.AN1052]+[.AJ1052]+[.AF1052]+[.AB1052]+[.X1052]+[.T1052]+[.P1052]" ns41:value-type="float" table:style-name="ce45" office:value-type="float" office:value="0">
            <text:p/>
          </table:table-cell>
          <table:table-cell table:formula="of:=[.BA1052]+[.AW1052]+[.AS1052]+[.AO1052]+[.AK1052]+[.AG1052]+[.AC1052]+[.Y1052]+[.U1052]+[.Q1052]+[.M1052]+[.K1052]+[.I1052]+[.G1052]" ns41:value-type="float" table:style-name="ce45" office:value-type="float" office:value="0">
            <text:p/>
          </table:table-cell>
          <table:table-cell table:formula="of:=[.BB1052]+[.BD1052]" ns41:value-type="float" table:style-name="ce45" office:value-type="float" office:value="0">
            <text:p/>
          </table:table-cell>
          <table:table-cell table:formula="of:=[.BC1052]+[.BE1052]" ns41:value-type="float" table:style-name="ce45" office:value-type="float" office:value="0">
            <text:p/>
          </table:table-cell>
          <table:table-cell table:formula="of:=[.C105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3]+[.AT1053]+[.AP1053]+[.AL1053]+[.AH1053]+[.AD1053]+[.Z1053]+[.V1053]+[.R1053]+[.N1053]" ns41:value-type="float" table:style-name="ce45" office:value-type="float" office:value="0">
            <text:p/>
          </table:table-cell>
          <table:table-cell table:formula="of:=[.AY1053]+[.AU1053]+[.AQ1053]+[.AM1053]+[.AI1053]+[.AE1053]+[.AA1053]+[.W1053]+[.S1053]+[.O1053]+[.L1053]+[.J1053]+[.H1053]+[.F1053]" ns41:value-type="float" table:style-name="ce45" office:value-type="float" office:value="0">
            <text:p/>
          </table:table-cell>
          <table:table-cell table:formula="of:=[.AZ1053]+[.AV1053]+[.AR1053]+[.AN1053]+[.AJ1053]+[.AF1053]+[.AB1053]+[.X1053]+[.T1053]+[.P1053]" ns41:value-type="float" table:style-name="ce45" office:value-type="float" office:value="0">
            <text:p/>
          </table:table-cell>
          <table:table-cell table:formula="of:=[.BA1053]+[.AW1053]+[.AS1053]+[.AO1053]+[.AK1053]+[.AG1053]+[.AC1053]+[.Y1053]+[.U1053]+[.Q1053]+[.M1053]+[.K1053]+[.I1053]+[.G1053]" ns41:value-type="float" table:style-name="ce45" office:value-type="float" office:value="0">
            <text:p/>
          </table:table-cell>
          <table:table-cell table:formula="of:=[.BB1053]+[.BD1053]" ns41:value-type="float" table:style-name="ce45" office:value-type="float" office:value="0">
            <text:p/>
          </table:table-cell>
          <table:table-cell table:formula="of:=[.BC1053]+[.BE1053]" ns41:value-type="float" table:style-name="ce45" office:value-type="float" office:value="0">
            <text:p/>
          </table:table-cell>
          <table:table-cell table:formula="of:=[.C105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4]+[.AT1054]+[.AP1054]+[.AL1054]+[.AH1054]+[.AD1054]+[.Z1054]+[.V1054]+[.R1054]+[.N1054]" ns41:value-type="float" table:style-name="ce45" office:value-type="float" office:value="0">
            <text:p/>
          </table:table-cell>
          <table:table-cell table:formula="of:=[.AY1054]+[.AU1054]+[.AQ1054]+[.AM1054]+[.AI1054]+[.AE1054]+[.AA1054]+[.W1054]+[.S1054]+[.O1054]+[.L1054]+[.J1054]+[.H1054]+[.F1054]" ns41:value-type="float" table:style-name="ce45" office:value-type="float" office:value="0">
            <text:p/>
          </table:table-cell>
          <table:table-cell table:formula="of:=[.AZ1054]+[.AV1054]+[.AR1054]+[.AN1054]+[.AJ1054]+[.AF1054]+[.AB1054]+[.X1054]+[.T1054]+[.P1054]" ns41:value-type="float" table:style-name="ce45" office:value-type="float" office:value="0">
            <text:p/>
          </table:table-cell>
          <table:table-cell table:formula="of:=[.BA1054]+[.AW1054]+[.AS1054]+[.AO1054]+[.AK1054]+[.AG1054]+[.AC1054]+[.Y1054]+[.U1054]+[.Q1054]+[.M1054]+[.K1054]+[.I1054]+[.G1054]" ns41:value-type="float" table:style-name="ce45" office:value-type="float" office:value="0">
            <text:p/>
          </table:table-cell>
          <table:table-cell table:formula="of:=[.BB1054]+[.BD1054]" ns41:value-type="float" table:style-name="ce45" office:value-type="float" office:value="0">
            <text:p/>
          </table:table-cell>
          <table:table-cell table:formula="of:=[.BC1054]+[.BE1054]" ns41:value-type="float" table:style-name="ce45" office:value-type="float" office:value="0">
            <text:p/>
          </table:table-cell>
          <table:table-cell table:formula="of:=[.C105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5]+[.AT1055]+[.AP1055]+[.AL1055]+[.AH1055]+[.AD1055]+[.Z1055]+[.V1055]+[.R1055]+[.N1055]" ns41:value-type="float" table:style-name="ce45" office:value-type="float" office:value="0">
            <text:p/>
          </table:table-cell>
          <table:table-cell table:formula="of:=[.AY1055]+[.AU1055]+[.AQ1055]+[.AM1055]+[.AI1055]+[.AE1055]+[.AA1055]+[.W1055]+[.S1055]+[.O1055]+[.L1055]+[.J1055]+[.H1055]+[.F1055]" ns41:value-type="float" table:style-name="ce45" office:value-type="float" office:value="0">
            <text:p/>
          </table:table-cell>
          <table:table-cell table:formula="of:=[.AZ1055]+[.AV1055]+[.AR1055]+[.AN1055]+[.AJ1055]+[.AF1055]+[.AB1055]+[.X1055]+[.T1055]+[.P1055]" ns41:value-type="float" table:style-name="ce45" office:value-type="float" office:value="0">
            <text:p/>
          </table:table-cell>
          <table:table-cell table:formula="of:=[.BA1055]+[.AW1055]+[.AS1055]+[.AO1055]+[.AK1055]+[.AG1055]+[.AC1055]+[.Y1055]+[.U1055]+[.Q1055]+[.M1055]+[.K1055]+[.I1055]+[.G1055]" ns41:value-type="float" table:style-name="ce45" office:value-type="float" office:value="0">
            <text:p/>
          </table:table-cell>
          <table:table-cell table:formula="of:=[.BB1055]+[.BD1055]" ns41:value-type="float" table:style-name="ce45" office:value-type="float" office:value="0">
            <text:p/>
          </table:table-cell>
          <table:table-cell table:formula="of:=[.BC1055]+[.BE1055]" ns41:value-type="float" table:style-name="ce45" office:value-type="float" office:value="0">
            <text:p/>
          </table:table-cell>
          <table:table-cell table:formula="of:=[.C105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6]+[.AT1056]+[.AP1056]+[.AL1056]+[.AH1056]+[.AD1056]+[.Z1056]+[.V1056]+[.R1056]+[.N1056]" ns41:value-type="float" table:style-name="ce45" office:value-type="float" office:value="0">
            <text:p/>
          </table:table-cell>
          <table:table-cell table:formula="of:=[.AY1056]+[.AU1056]+[.AQ1056]+[.AM1056]+[.AI1056]+[.AE1056]+[.AA1056]+[.W1056]+[.S1056]+[.O1056]+[.L1056]+[.J1056]+[.H1056]+[.F1056]" ns41:value-type="float" table:style-name="ce45" office:value-type="float" office:value="0">
            <text:p/>
          </table:table-cell>
          <table:table-cell table:formula="of:=[.AZ1056]+[.AV1056]+[.AR1056]+[.AN1056]+[.AJ1056]+[.AF1056]+[.AB1056]+[.X1056]+[.T1056]+[.P1056]" ns41:value-type="float" table:style-name="ce45" office:value-type="float" office:value="0">
            <text:p/>
          </table:table-cell>
          <table:table-cell table:formula="of:=[.BA1056]+[.AW1056]+[.AS1056]+[.AO1056]+[.AK1056]+[.AG1056]+[.AC1056]+[.Y1056]+[.U1056]+[.Q1056]+[.M1056]+[.K1056]+[.I1056]+[.G1056]" ns41:value-type="float" table:style-name="ce45" office:value-type="float" office:value="0">
            <text:p/>
          </table:table-cell>
          <table:table-cell table:formula="of:=[.BB1056]+[.BD1056]" ns41:value-type="float" table:style-name="ce45" office:value-type="float" office:value="0">
            <text:p/>
          </table:table-cell>
          <table:table-cell table:formula="of:=[.BC1056]+[.BE1056]" ns41:value-type="float" table:style-name="ce45" office:value-type="float" office:value="0">
            <text:p/>
          </table:table-cell>
          <table:table-cell table:formula="of:=[.C105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7]+[.AT1057]+[.AP1057]+[.AL1057]+[.AH1057]+[.AD1057]+[.Z1057]+[.V1057]+[.R1057]+[.N1057]" ns41:value-type="float" table:style-name="ce45" office:value-type="float" office:value="0">
            <text:p/>
          </table:table-cell>
          <table:table-cell table:formula="of:=[.AY1057]+[.AU1057]+[.AQ1057]+[.AM1057]+[.AI1057]+[.AE1057]+[.AA1057]+[.W1057]+[.S1057]+[.O1057]+[.L1057]+[.J1057]+[.H1057]+[.F1057]" ns41:value-type="float" table:style-name="ce45" office:value-type="float" office:value="0">
            <text:p/>
          </table:table-cell>
          <table:table-cell table:formula="of:=[.AZ1057]+[.AV1057]+[.AR1057]+[.AN1057]+[.AJ1057]+[.AF1057]+[.AB1057]+[.X1057]+[.T1057]+[.P1057]" ns41:value-type="float" table:style-name="ce45" office:value-type="float" office:value="0">
            <text:p/>
          </table:table-cell>
          <table:table-cell table:formula="of:=[.BA1057]+[.AW1057]+[.AS1057]+[.AO1057]+[.AK1057]+[.AG1057]+[.AC1057]+[.Y1057]+[.U1057]+[.Q1057]+[.M1057]+[.K1057]+[.I1057]+[.G1057]" ns41:value-type="float" table:style-name="ce45" office:value-type="float" office:value="0">
            <text:p/>
          </table:table-cell>
          <table:table-cell table:formula="of:=[.BB1057]+[.BD1057]" ns41:value-type="float" table:style-name="ce45" office:value-type="float" office:value="0">
            <text:p/>
          </table:table-cell>
          <table:table-cell table:formula="of:=[.BC1057]+[.BE1057]" ns41:value-type="float" table:style-name="ce45" office:value-type="float" office:value="0">
            <text:p/>
          </table:table-cell>
          <table:table-cell table:formula="of:=[.C105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8]+[.AT1058]+[.AP1058]+[.AL1058]+[.AH1058]+[.AD1058]+[.Z1058]+[.V1058]+[.R1058]+[.N1058]" ns41:value-type="float" table:style-name="ce45" office:value-type="float" office:value="0">
            <text:p/>
          </table:table-cell>
          <table:table-cell table:formula="of:=[.AY1058]+[.AU1058]+[.AQ1058]+[.AM1058]+[.AI1058]+[.AE1058]+[.AA1058]+[.W1058]+[.S1058]+[.O1058]+[.L1058]+[.J1058]+[.H1058]+[.F1058]" ns41:value-type="float" table:style-name="ce45" office:value-type="float" office:value="0">
            <text:p/>
          </table:table-cell>
          <table:table-cell table:formula="of:=[.AZ1058]+[.AV1058]+[.AR1058]+[.AN1058]+[.AJ1058]+[.AF1058]+[.AB1058]+[.X1058]+[.T1058]+[.P1058]" ns41:value-type="float" table:style-name="ce45" office:value-type="float" office:value="0">
            <text:p/>
          </table:table-cell>
          <table:table-cell table:formula="of:=[.BA1058]+[.AW1058]+[.AS1058]+[.AO1058]+[.AK1058]+[.AG1058]+[.AC1058]+[.Y1058]+[.U1058]+[.Q1058]+[.M1058]+[.K1058]+[.I1058]+[.G1058]" ns41:value-type="float" table:style-name="ce45" office:value-type="float" office:value="0">
            <text:p/>
          </table:table-cell>
          <table:table-cell table:formula="of:=[.BB1058]+[.BD1058]" ns41:value-type="float" table:style-name="ce45" office:value-type="float" office:value="0">
            <text:p/>
          </table:table-cell>
          <table:table-cell table:formula="of:=[.BC1058]+[.BE1058]" ns41:value-type="float" table:style-name="ce45" office:value-type="float" office:value="0">
            <text:p/>
          </table:table-cell>
          <table:table-cell table:formula="of:=[.C105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59]+[.AT1059]+[.AP1059]+[.AL1059]+[.AH1059]+[.AD1059]+[.Z1059]+[.V1059]+[.R1059]+[.N1059]" ns41:value-type="float" table:style-name="ce45" office:value-type="float" office:value="0">
            <text:p/>
          </table:table-cell>
          <table:table-cell table:formula="of:=[.AY1059]+[.AU1059]+[.AQ1059]+[.AM1059]+[.AI1059]+[.AE1059]+[.AA1059]+[.W1059]+[.S1059]+[.O1059]+[.L1059]+[.J1059]+[.H1059]+[.F1059]" ns41:value-type="float" table:style-name="ce45" office:value-type="float" office:value="0">
            <text:p/>
          </table:table-cell>
          <table:table-cell table:formula="of:=[.AZ1059]+[.AV1059]+[.AR1059]+[.AN1059]+[.AJ1059]+[.AF1059]+[.AB1059]+[.X1059]+[.T1059]+[.P1059]" ns41:value-type="float" table:style-name="ce45" office:value-type="float" office:value="0">
            <text:p/>
          </table:table-cell>
          <table:table-cell table:formula="of:=[.BA1059]+[.AW1059]+[.AS1059]+[.AO1059]+[.AK1059]+[.AG1059]+[.AC1059]+[.Y1059]+[.U1059]+[.Q1059]+[.M1059]+[.K1059]+[.I1059]+[.G1059]" ns41:value-type="float" table:style-name="ce45" office:value-type="float" office:value="0">
            <text:p/>
          </table:table-cell>
          <table:table-cell table:formula="of:=[.BB1059]+[.BD1059]" ns41:value-type="float" table:style-name="ce45" office:value-type="float" office:value="0">
            <text:p/>
          </table:table-cell>
          <table:table-cell table:formula="of:=[.BC1059]+[.BE1059]" ns41:value-type="float" table:style-name="ce45" office:value-type="float" office:value="0">
            <text:p/>
          </table:table-cell>
          <table:table-cell table:formula="of:=[.C105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0]+[.AT1060]+[.AP1060]+[.AL1060]+[.AH1060]+[.AD1060]+[.Z1060]+[.V1060]+[.R1060]+[.N1060]" ns41:value-type="float" table:style-name="ce45" office:value-type="float" office:value="0">
            <text:p/>
          </table:table-cell>
          <table:table-cell table:formula="of:=[.AY1060]+[.AU1060]+[.AQ1060]+[.AM1060]+[.AI1060]+[.AE1060]+[.AA1060]+[.W1060]+[.S1060]+[.O1060]+[.L1060]+[.J1060]+[.H1060]+[.F1060]" ns41:value-type="float" table:style-name="ce45" office:value-type="float" office:value="0">
            <text:p/>
          </table:table-cell>
          <table:table-cell table:formula="of:=[.AZ1060]+[.AV1060]+[.AR1060]+[.AN1060]+[.AJ1060]+[.AF1060]+[.AB1060]+[.X1060]+[.T1060]+[.P1060]" ns41:value-type="float" table:style-name="ce45" office:value-type="float" office:value="0">
            <text:p/>
          </table:table-cell>
          <table:table-cell table:formula="of:=[.BA1060]+[.AW1060]+[.AS1060]+[.AO1060]+[.AK1060]+[.AG1060]+[.AC1060]+[.Y1060]+[.U1060]+[.Q1060]+[.M1060]+[.K1060]+[.I1060]+[.G1060]" ns41:value-type="float" table:style-name="ce45" office:value-type="float" office:value="0">
            <text:p/>
          </table:table-cell>
          <table:table-cell table:formula="of:=[.BB1060]+[.BD1060]" ns41:value-type="float" table:style-name="ce45" office:value-type="float" office:value="0">
            <text:p/>
          </table:table-cell>
          <table:table-cell table:formula="of:=[.BC1060]+[.BE1060]" ns41:value-type="float" table:style-name="ce45" office:value-type="float" office:value="0">
            <text:p/>
          </table:table-cell>
          <table:table-cell table:formula="of:=[.C106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1]+[.AT1061]+[.AP1061]+[.AL1061]+[.AH1061]+[.AD1061]+[.Z1061]+[.V1061]+[.R1061]+[.N1061]" ns41:value-type="float" table:style-name="ce45" office:value-type="float" office:value="0">
            <text:p/>
          </table:table-cell>
          <table:table-cell table:formula="of:=[.AY1061]+[.AU1061]+[.AQ1061]+[.AM1061]+[.AI1061]+[.AE1061]+[.AA1061]+[.W1061]+[.S1061]+[.O1061]+[.L1061]+[.J1061]+[.H1061]+[.F1061]" ns41:value-type="float" table:style-name="ce45" office:value-type="float" office:value="0">
            <text:p/>
          </table:table-cell>
          <table:table-cell table:formula="of:=[.AZ1061]+[.AV1061]+[.AR1061]+[.AN1061]+[.AJ1061]+[.AF1061]+[.AB1061]+[.X1061]+[.T1061]+[.P1061]" ns41:value-type="float" table:style-name="ce45" office:value-type="float" office:value="0">
            <text:p/>
          </table:table-cell>
          <table:table-cell table:formula="of:=[.BA1061]+[.AW1061]+[.AS1061]+[.AO1061]+[.AK1061]+[.AG1061]+[.AC1061]+[.Y1061]+[.U1061]+[.Q1061]+[.M1061]+[.K1061]+[.I1061]+[.G1061]" ns41:value-type="float" table:style-name="ce45" office:value-type="float" office:value="0">
            <text:p/>
          </table:table-cell>
          <table:table-cell table:formula="of:=[.BB1061]+[.BD1061]" ns41:value-type="float" table:style-name="ce45" office:value-type="float" office:value="0">
            <text:p/>
          </table:table-cell>
          <table:table-cell table:formula="of:=[.BC1061]+[.BE1061]" ns41:value-type="float" table:style-name="ce45" office:value-type="float" office:value="0">
            <text:p/>
          </table:table-cell>
          <table:table-cell table:formula="of:=[.C106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2]+[.AT1062]+[.AP1062]+[.AL1062]+[.AH1062]+[.AD1062]+[.Z1062]+[.V1062]+[.R1062]+[.N1062]" ns41:value-type="float" table:style-name="ce45" office:value-type="float" office:value="0">
            <text:p/>
          </table:table-cell>
          <table:table-cell table:formula="of:=[.AY1062]+[.AU1062]+[.AQ1062]+[.AM1062]+[.AI1062]+[.AE1062]+[.AA1062]+[.W1062]+[.S1062]+[.O1062]+[.L1062]+[.J1062]+[.H1062]+[.F1062]" ns41:value-type="float" table:style-name="ce45" office:value-type="float" office:value="0">
            <text:p/>
          </table:table-cell>
          <table:table-cell table:formula="of:=[.AZ1062]+[.AV1062]+[.AR1062]+[.AN1062]+[.AJ1062]+[.AF1062]+[.AB1062]+[.X1062]+[.T1062]+[.P1062]" ns41:value-type="float" table:style-name="ce45" office:value-type="float" office:value="0">
            <text:p/>
          </table:table-cell>
          <table:table-cell table:formula="of:=[.BA1062]+[.AW1062]+[.AS1062]+[.AO1062]+[.AK1062]+[.AG1062]+[.AC1062]+[.Y1062]+[.U1062]+[.Q1062]+[.M1062]+[.K1062]+[.I1062]+[.G1062]" ns41:value-type="float" table:style-name="ce45" office:value-type="float" office:value="0">
            <text:p/>
          </table:table-cell>
          <table:table-cell table:formula="of:=[.BB1062]+[.BD1062]" ns41:value-type="float" table:style-name="ce45" office:value-type="float" office:value="0">
            <text:p/>
          </table:table-cell>
          <table:table-cell table:formula="of:=[.BC1062]+[.BE1062]" ns41:value-type="float" table:style-name="ce45" office:value-type="float" office:value="0">
            <text:p/>
          </table:table-cell>
          <table:table-cell table:formula="of:=[.C106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3]+[.AT1063]+[.AP1063]+[.AL1063]+[.AH1063]+[.AD1063]+[.Z1063]+[.V1063]+[.R1063]+[.N1063]" ns41:value-type="float" table:style-name="ce45" office:value-type="float" office:value="0">
            <text:p/>
          </table:table-cell>
          <table:table-cell table:formula="of:=[.AY1063]+[.AU1063]+[.AQ1063]+[.AM1063]+[.AI1063]+[.AE1063]+[.AA1063]+[.W1063]+[.S1063]+[.O1063]+[.L1063]+[.J1063]+[.H1063]+[.F1063]" ns41:value-type="float" table:style-name="ce45" office:value-type="float" office:value="0">
            <text:p/>
          </table:table-cell>
          <table:table-cell table:formula="of:=[.AZ1063]+[.AV1063]+[.AR1063]+[.AN1063]+[.AJ1063]+[.AF1063]+[.AB1063]+[.X1063]+[.T1063]+[.P1063]" ns41:value-type="float" table:style-name="ce45" office:value-type="float" office:value="0">
            <text:p/>
          </table:table-cell>
          <table:table-cell table:formula="of:=[.BA1063]+[.AW1063]+[.AS1063]+[.AO1063]+[.AK1063]+[.AG1063]+[.AC1063]+[.Y1063]+[.U1063]+[.Q1063]+[.M1063]+[.K1063]+[.I1063]+[.G1063]" ns41:value-type="float" table:style-name="ce45" office:value-type="float" office:value="0">
            <text:p/>
          </table:table-cell>
          <table:table-cell table:formula="of:=[.BB1063]+[.BD1063]" ns41:value-type="float" table:style-name="ce45" office:value-type="float" office:value="0">
            <text:p/>
          </table:table-cell>
          <table:table-cell table:formula="of:=[.BC1063]+[.BE1063]" ns41:value-type="float" table:style-name="ce45" office:value-type="float" office:value="0">
            <text:p/>
          </table:table-cell>
          <table:table-cell table:formula="of:=[.C106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4]+[.AT1064]+[.AP1064]+[.AL1064]+[.AH1064]+[.AD1064]+[.Z1064]+[.V1064]+[.R1064]+[.N1064]" ns41:value-type="float" table:style-name="ce45" office:value-type="float" office:value="0">
            <text:p/>
          </table:table-cell>
          <table:table-cell table:formula="of:=[.AY1064]+[.AU1064]+[.AQ1064]+[.AM1064]+[.AI1064]+[.AE1064]+[.AA1064]+[.W1064]+[.S1064]+[.O1064]+[.L1064]+[.J1064]+[.H1064]+[.F1064]" ns41:value-type="float" table:style-name="ce45" office:value-type="float" office:value="0">
            <text:p/>
          </table:table-cell>
          <table:table-cell table:formula="of:=[.AZ1064]+[.AV1064]+[.AR1064]+[.AN1064]+[.AJ1064]+[.AF1064]+[.AB1064]+[.X1064]+[.T1064]+[.P1064]" ns41:value-type="float" table:style-name="ce45" office:value-type="float" office:value="0">
            <text:p/>
          </table:table-cell>
          <table:table-cell table:formula="of:=[.BA1064]+[.AW1064]+[.AS1064]+[.AO1064]+[.AK1064]+[.AG1064]+[.AC1064]+[.Y1064]+[.U1064]+[.Q1064]+[.M1064]+[.K1064]+[.I1064]+[.G1064]" ns41:value-type="float" table:style-name="ce45" office:value-type="float" office:value="0">
            <text:p/>
          </table:table-cell>
          <table:table-cell table:formula="of:=[.BB1064]+[.BD1064]" ns41:value-type="float" table:style-name="ce45" office:value-type="float" office:value="0">
            <text:p/>
          </table:table-cell>
          <table:table-cell table:formula="of:=[.BC1064]+[.BE1064]" ns41:value-type="float" table:style-name="ce45" office:value-type="float" office:value="0">
            <text:p/>
          </table:table-cell>
          <table:table-cell table:formula="of:=[.C106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5]+[.AT1065]+[.AP1065]+[.AL1065]+[.AH1065]+[.AD1065]+[.Z1065]+[.V1065]+[.R1065]+[.N1065]" ns41:value-type="float" table:style-name="ce45" office:value-type="float" office:value="0">
            <text:p/>
          </table:table-cell>
          <table:table-cell table:formula="of:=[.AY1065]+[.AU1065]+[.AQ1065]+[.AM1065]+[.AI1065]+[.AE1065]+[.AA1065]+[.W1065]+[.S1065]+[.O1065]+[.L1065]+[.J1065]+[.H1065]+[.F1065]" ns41:value-type="float" table:style-name="ce45" office:value-type="float" office:value="0">
            <text:p/>
          </table:table-cell>
          <table:table-cell table:formula="of:=[.AZ1065]+[.AV1065]+[.AR1065]+[.AN1065]+[.AJ1065]+[.AF1065]+[.AB1065]+[.X1065]+[.T1065]+[.P1065]" ns41:value-type="float" table:style-name="ce45" office:value-type="float" office:value="0">
            <text:p/>
          </table:table-cell>
          <table:table-cell table:formula="of:=[.BA1065]+[.AW1065]+[.AS1065]+[.AO1065]+[.AK1065]+[.AG1065]+[.AC1065]+[.Y1065]+[.U1065]+[.Q1065]+[.M1065]+[.K1065]+[.I1065]+[.G1065]" ns41:value-type="float" table:style-name="ce45" office:value-type="float" office:value="0">
            <text:p/>
          </table:table-cell>
          <table:table-cell table:formula="of:=[.BB1065]+[.BD1065]" ns41:value-type="float" table:style-name="ce45" office:value-type="float" office:value="0">
            <text:p/>
          </table:table-cell>
          <table:table-cell table:formula="of:=[.BC1065]+[.BE1065]" ns41:value-type="float" table:style-name="ce45" office:value-type="float" office:value="0">
            <text:p/>
          </table:table-cell>
          <table:table-cell table:formula="of:=[.C106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6]+[.AT1066]+[.AP1066]+[.AL1066]+[.AH1066]+[.AD1066]+[.Z1066]+[.V1066]+[.R1066]+[.N1066]" ns41:value-type="float" table:style-name="ce45" office:value-type="float" office:value="0">
            <text:p/>
          </table:table-cell>
          <table:table-cell table:formula="of:=[.AY1066]+[.AU1066]+[.AQ1066]+[.AM1066]+[.AI1066]+[.AE1066]+[.AA1066]+[.W1066]+[.S1066]+[.O1066]+[.L1066]+[.J1066]+[.H1066]+[.F1066]" ns41:value-type="float" table:style-name="ce45" office:value-type="float" office:value="0">
            <text:p/>
          </table:table-cell>
          <table:table-cell table:formula="of:=[.AZ1066]+[.AV1066]+[.AR1066]+[.AN1066]+[.AJ1066]+[.AF1066]+[.AB1066]+[.X1066]+[.T1066]+[.P1066]" ns41:value-type="float" table:style-name="ce45" office:value-type="float" office:value="0">
            <text:p/>
          </table:table-cell>
          <table:table-cell table:formula="of:=[.BA1066]+[.AW1066]+[.AS1066]+[.AO1066]+[.AK1066]+[.AG1066]+[.AC1066]+[.Y1066]+[.U1066]+[.Q1066]+[.M1066]+[.K1066]+[.I1066]+[.G1066]" ns41:value-type="float" table:style-name="ce45" office:value-type="float" office:value="0">
            <text:p/>
          </table:table-cell>
          <table:table-cell table:formula="of:=[.BB1066]+[.BD1066]" ns41:value-type="float" table:style-name="ce45" office:value-type="float" office:value="0">
            <text:p/>
          </table:table-cell>
          <table:table-cell table:formula="of:=[.BC1066]+[.BE1066]" ns41:value-type="float" table:style-name="ce45" office:value-type="float" office:value="0">
            <text:p/>
          </table:table-cell>
          <table:table-cell table:formula="of:=[.C106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7]+[.AT1067]+[.AP1067]+[.AL1067]+[.AH1067]+[.AD1067]+[.Z1067]+[.V1067]+[.R1067]+[.N1067]" ns41:value-type="float" table:style-name="ce45" office:value-type="float" office:value="0">
            <text:p/>
          </table:table-cell>
          <table:table-cell table:formula="of:=[.AY1067]+[.AU1067]+[.AQ1067]+[.AM1067]+[.AI1067]+[.AE1067]+[.AA1067]+[.W1067]+[.S1067]+[.O1067]+[.L1067]+[.J1067]+[.H1067]+[.F1067]" ns41:value-type="float" table:style-name="ce45" office:value-type="float" office:value="0">
            <text:p/>
          </table:table-cell>
          <table:table-cell table:formula="of:=[.AZ1067]+[.AV1067]+[.AR1067]+[.AN1067]+[.AJ1067]+[.AF1067]+[.AB1067]+[.X1067]+[.T1067]+[.P1067]" ns41:value-type="float" table:style-name="ce45" office:value-type="float" office:value="0">
            <text:p/>
          </table:table-cell>
          <table:table-cell table:formula="of:=[.BA1067]+[.AW1067]+[.AS1067]+[.AO1067]+[.AK1067]+[.AG1067]+[.AC1067]+[.Y1067]+[.U1067]+[.Q1067]+[.M1067]+[.K1067]+[.I1067]+[.G1067]" ns41:value-type="float" table:style-name="ce45" office:value-type="float" office:value="0">
            <text:p/>
          </table:table-cell>
          <table:table-cell table:formula="of:=[.BB1067]+[.BD1067]" ns41:value-type="float" table:style-name="ce45" office:value-type="float" office:value="0">
            <text:p/>
          </table:table-cell>
          <table:table-cell table:formula="of:=[.BC1067]+[.BE1067]" ns41:value-type="float" table:style-name="ce45" office:value-type="float" office:value="0">
            <text:p/>
          </table:table-cell>
          <table:table-cell table:formula="of:=[.C106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8]+[.AT1068]+[.AP1068]+[.AL1068]+[.AH1068]+[.AD1068]+[.Z1068]+[.V1068]+[.R1068]+[.N1068]" ns41:value-type="float" table:style-name="ce45" office:value-type="float" office:value="0">
            <text:p/>
          </table:table-cell>
          <table:table-cell table:formula="of:=[.AY1068]+[.AU1068]+[.AQ1068]+[.AM1068]+[.AI1068]+[.AE1068]+[.AA1068]+[.W1068]+[.S1068]+[.O1068]+[.L1068]+[.J1068]+[.H1068]+[.F1068]" ns41:value-type="float" table:style-name="ce45" office:value-type="float" office:value="0">
            <text:p/>
          </table:table-cell>
          <table:table-cell table:formula="of:=[.AZ1068]+[.AV1068]+[.AR1068]+[.AN1068]+[.AJ1068]+[.AF1068]+[.AB1068]+[.X1068]+[.T1068]+[.P1068]" ns41:value-type="float" table:style-name="ce45" office:value-type="float" office:value="0">
            <text:p/>
          </table:table-cell>
          <table:table-cell table:formula="of:=[.BA1068]+[.AW1068]+[.AS1068]+[.AO1068]+[.AK1068]+[.AG1068]+[.AC1068]+[.Y1068]+[.U1068]+[.Q1068]+[.M1068]+[.K1068]+[.I1068]+[.G1068]" ns41:value-type="float" table:style-name="ce45" office:value-type="float" office:value="0">
            <text:p/>
          </table:table-cell>
          <table:table-cell table:formula="of:=[.BB1068]+[.BD1068]" ns41:value-type="float" table:style-name="ce45" office:value-type="float" office:value="0">
            <text:p/>
          </table:table-cell>
          <table:table-cell table:formula="of:=[.BC1068]+[.BE1068]" ns41:value-type="float" table:style-name="ce45" office:value-type="float" office:value="0">
            <text:p/>
          </table:table-cell>
          <table:table-cell table:formula="of:=[.C106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69]+[.AT1069]+[.AP1069]+[.AL1069]+[.AH1069]+[.AD1069]+[.Z1069]+[.V1069]+[.R1069]+[.N1069]" ns41:value-type="float" table:style-name="ce45" office:value-type="float" office:value="0">
            <text:p/>
          </table:table-cell>
          <table:table-cell table:formula="of:=[.AY1069]+[.AU1069]+[.AQ1069]+[.AM1069]+[.AI1069]+[.AE1069]+[.AA1069]+[.W1069]+[.S1069]+[.O1069]+[.L1069]+[.J1069]+[.H1069]+[.F1069]" ns41:value-type="float" table:style-name="ce45" office:value-type="float" office:value="0">
            <text:p/>
          </table:table-cell>
          <table:table-cell table:formula="of:=[.AZ1069]+[.AV1069]+[.AR1069]+[.AN1069]+[.AJ1069]+[.AF1069]+[.AB1069]+[.X1069]+[.T1069]+[.P1069]" ns41:value-type="float" table:style-name="ce45" office:value-type="float" office:value="0">
            <text:p/>
          </table:table-cell>
          <table:table-cell table:formula="of:=[.BA1069]+[.AW1069]+[.AS1069]+[.AO1069]+[.AK1069]+[.AG1069]+[.AC1069]+[.Y1069]+[.U1069]+[.Q1069]+[.M1069]+[.K1069]+[.I1069]+[.G1069]" ns41:value-type="float" table:style-name="ce45" office:value-type="float" office:value="0">
            <text:p/>
          </table:table-cell>
          <table:table-cell table:formula="of:=[.BB1069]+[.BD1069]" ns41:value-type="float" table:style-name="ce45" office:value-type="float" office:value="0">
            <text:p/>
          </table:table-cell>
          <table:table-cell table:formula="of:=[.BC1069]+[.BE1069]" ns41:value-type="float" table:style-name="ce45" office:value-type="float" office:value="0">
            <text:p/>
          </table:table-cell>
          <table:table-cell table:formula="of:=[.C106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0]+[.AT1070]+[.AP1070]+[.AL1070]+[.AH1070]+[.AD1070]+[.Z1070]+[.V1070]+[.R1070]+[.N1070]" ns41:value-type="float" table:style-name="ce45" office:value-type="float" office:value="0">
            <text:p/>
          </table:table-cell>
          <table:table-cell table:formula="of:=[.AY1070]+[.AU1070]+[.AQ1070]+[.AM1070]+[.AI1070]+[.AE1070]+[.AA1070]+[.W1070]+[.S1070]+[.O1070]+[.L1070]+[.J1070]+[.H1070]+[.F1070]" ns41:value-type="float" table:style-name="ce45" office:value-type="float" office:value="0">
            <text:p/>
          </table:table-cell>
          <table:table-cell table:formula="of:=[.AZ1070]+[.AV1070]+[.AR1070]+[.AN1070]+[.AJ1070]+[.AF1070]+[.AB1070]+[.X1070]+[.T1070]+[.P1070]" ns41:value-type="float" table:style-name="ce45" office:value-type="float" office:value="0">
            <text:p/>
          </table:table-cell>
          <table:table-cell table:formula="of:=[.BA1070]+[.AW1070]+[.AS1070]+[.AO1070]+[.AK1070]+[.AG1070]+[.AC1070]+[.Y1070]+[.U1070]+[.Q1070]+[.M1070]+[.K1070]+[.I1070]+[.G1070]" ns41:value-type="float" table:style-name="ce45" office:value-type="float" office:value="0">
            <text:p/>
          </table:table-cell>
          <table:table-cell table:formula="of:=[.BB1070]+[.BD1070]" ns41:value-type="float" table:style-name="ce45" office:value-type="float" office:value="0">
            <text:p/>
          </table:table-cell>
          <table:table-cell table:formula="of:=[.BC1070]+[.BE1070]" ns41:value-type="float" table:style-name="ce45" office:value-type="float" office:value="0">
            <text:p/>
          </table:table-cell>
          <table:table-cell table:formula="of:=[.C107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1]+[.AT1071]+[.AP1071]+[.AL1071]+[.AH1071]+[.AD1071]+[.Z1071]+[.V1071]+[.R1071]+[.N1071]" ns41:value-type="float" table:style-name="ce45" office:value-type="float" office:value="0">
            <text:p/>
          </table:table-cell>
          <table:table-cell table:formula="of:=[.AY1071]+[.AU1071]+[.AQ1071]+[.AM1071]+[.AI1071]+[.AE1071]+[.AA1071]+[.W1071]+[.S1071]+[.O1071]+[.L1071]+[.J1071]+[.H1071]+[.F1071]" ns41:value-type="float" table:style-name="ce45" office:value-type="float" office:value="0">
            <text:p/>
          </table:table-cell>
          <table:table-cell table:formula="of:=[.AZ1071]+[.AV1071]+[.AR1071]+[.AN1071]+[.AJ1071]+[.AF1071]+[.AB1071]+[.X1071]+[.T1071]+[.P1071]" ns41:value-type="float" table:style-name="ce45" office:value-type="float" office:value="0">
            <text:p/>
          </table:table-cell>
          <table:table-cell table:formula="of:=[.BA1071]+[.AW1071]+[.AS1071]+[.AO1071]+[.AK1071]+[.AG1071]+[.AC1071]+[.Y1071]+[.U1071]+[.Q1071]+[.M1071]+[.K1071]+[.I1071]+[.G1071]" ns41:value-type="float" table:style-name="ce45" office:value-type="float" office:value="0">
            <text:p/>
          </table:table-cell>
          <table:table-cell table:formula="of:=[.BB1071]+[.BD1071]" ns41:value-type="float" table:style-name="ce45" office:value-type="float" office:value="0">
            <text:p/>
          </table:table-cell>
          <table:table-cell table:formula="of:=[.BC1071]+[.BE1071]" ns41:value-type="float" table:style-name="ce45" office:value-type="float" office:value="0">
            <text:p/>
          </table:table-cell>
          <table:table-cell table:formula="of:=[.C107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2]+[.AT1072]+[.AP1072]+[.AL1072]+[.AH1072]+[.AD1072]+[.Z1072]+[.V1072]+[.R1072]+[.N1072]" ns41:value-type="float" table:style-name="ce45" office:value-type="float" office:value="0">
            <text:p/>
          </table:table-cell>
          <table:table-cell table:formula="of:=[.AY1072]+[.AU1072]+[.AQ1072]+[.AM1072]+[.AI1072]+[.AE1072]+[.AA1072]+[.W1072]+[.S1072]+[.O1072]+[.L1072]+[.J1072]+[.H1072]+[.F1072]" ns41:value-type="float" table:style-name="ce45" office:value-type="float" office:value="0">
            <text:p/>
          </table:table-cell>
          <table:table-cell table:formula="of:=[.AZ1072]+[.AV1072]+[.AR1072]+[.AN1072]+[.AJ1072]+[.AF1072]+[.AB1072]+[.X1072]+[.T1072]+[.P1072]" ns41:value-type="float" table:style-name="ce45" office:value-type="float" office:value="0">
            <text:p/>
          </table:table-cell>
          <table:table-cell table:formula="of:=[.BA1072]+[.AW1072]+[.AS1072]+[.AO1072]+[.AK1072]+[.AG1072]+[.AC1072]+[.Y1072]+[.U1072]+[.Q1072]+[.M1072]+[.K1072]+[.I1072]+[.G1072]" ns41:value-type="float" table:style-name="ce45" office:value-type="float" office:value="0">
            <text:p/>
          </table:table-cell>
          <table:table-cell table:formula="of:=[.BB1072]+[.BD1072]" ns41:value-type="float" table:style-name="ce45" office:value-type="float" office:value="0">
            <text:p/>
          </table:table-cell>
          <table:table-cell table:formula="of:=[.BC1072]+[.BE1072]" ns41:value-type="float" table:style-name="ce45" office:value-type="float" office:value="0">
            <text:p/>
          </table:table-cell>
          <table:table-cell table:formula="of:=[.C107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3]+[.AT1073]+[.AP1073]+[.AL1073]+[.AH1073]+[.AD1073]+[.Z1073]+[.V1073]+[.R1073]+[.N1073]" ns41:value-type="float" table:style-name="ce45" office:value-type="float" office:value="0">
            <text:p/>
          </table:table-cell>
          <table:table-cell table:formula="of:=[.AY1073]+[.AU1073]+[.AQ1073]+[.AM1073]+[.AI1073]+[.AE1073]+[.AA1073]+[.W1073]+[.S1073]+[.O1073]+[.L1073]+[.J1073]+[.H1073]+[.F1073]" ns41:value-type="float" table:style-name="ce45" office:value-type="float" office:value="0">
            <text:p/>
          </table:table-cell>
          <table:table-cell table:formula="of:=[.AZ1073]+[.AV1073]+[.AR1073]+[.AN1073]+[.AJ1073]+[.AF1073]+[.AB1073]+[.X1073]+[.T1073]+[.P1073]" ns41:value-type="float" table:style-name="ce45" office:value-type="float" office:value="0">
            <text:p/>
          </table:table-cell>
          <table:table-cell table:formula="of:=[.BA1073]+[.AW1073]+[.AS1073]+[.AO1073]+[.AK1073]+[.AG1073]+[.AC1073]+[.Y1073]+[.U1073]+[.Q1073]+[.M1073]+[.K1073]+[.I1073]+[.G1073]" ns41:value-type="float" table:style-name="ce45" office:value-type="float" office:value="0">
            <text:p/>
          </table:table-cell>
          <table:table-cell table:formula="of:=[.BB1073]+[.BD1073]" ns41:value-type="float" table:style-name="ce45" office:value-type="float" office:value="0">
            <text:p/>
          </table:table-cell>
          <table:table-cell table:formula="of:=[.BC1073]+[.BE1073]" ns41:value-type="float" table:style-name="ce45" office:value-type="float" office:value="0">
            <text:p/>
          </table:table-cell>
          <table:table-cell table:formula="of:=[.C107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4]+[.AT1074]+[.AP1074]+[.AL1074]+[.AH1074]+[.AD1074]+[.Z1074]+[.V1074]+[.R1074]+[.N1074]" ns41:value-type="float" table:style-name="ce45" office:value-type="float" office:value="0">
            <text:p/>
          </table:table-cell>
          <table:table-cell table:formula="of:=[.AY1074]+[.AU1074]+[.AQ1074]+[.AM1074]+[.AI1074]+[.AE1074]+[.AA1074]+[.W1074]+[.S1074]+[.O1074]+[.L1074]+[.J1074]+[.H1074]+[.F1074]" ns41:value-type="float" table:style-name="ce45" office:value-type="float" office:value="0">
            <text:p/>
          </table:table-cell>
          <table:table-cell table:formula="of:=[.AZ1074]+[.AV1074]+[.AR1074]+[.AN1074]+[.AJ1074]+[.AF1074]+[.AB1074]+[.X1074]+[.T1074]+[.P1074]" ns41:value-type="float" table:style-name="ce45" office:value-type="float" office:value="0">
            <text:p/>
          </table:table-cell>
          <table:table-cell table:formula="of:=[.BA1074]+[.AW1074]+[.AS1074]+[.AO1074]+[.AK1074]+[.AG1074]+[.AC1074]+[.Y1074]+[.U1074]+[.Q1074]+[.M1074]+[.K1074]+[.I1074]+[.G1074]" ns41:value-type="float" table:style-name="ce45" office:value-type="float" office:value="0">
            <text:p/>
          </table:table-cell>
          <table:table-cell table:formula="of:=[.BB1074]+[.BD1074]" ns41:value-type="float" table:style-name="ce45" office:value-type="float" office:value="0">
            <text:p/>
          </table:table-cell>
          <table:table-cell table:formula="of:=[.BC1074]+[.BE1074]" ns41:value-type="float" table:style-name="ce45" office:value-type="float" office:value="0">
            <text:p/>
          </table:table-cell>
          <table:table-cell table:formula="of:=[.C107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5]+[.AT1075]+[.AP1075]+[.AL1075]+[.AH1075]+[.AD1075]+[.Z1075]+[.V1075]+[.R1075]+[.N1075]" ns41:value-type="float" table:style-name="ce45" office:value-type="float" office:value="0">
            <text:p/>
          </table:table-cell>
          <table:table-cell table:formula="of:=[.AY1075]+[.AU1075]+[.AQ1075]+[.AM1075]+[.AI1075]+[.AE1075]+[.AA1075]+[.W1075]+[.S1075]+[.O1075]+[.L1075]+[.J1075]+[.H1075]+[.F1075]" ns41:value-type="float" table:style-name="ce45" office:value-type="float" office:value="0">
            <text:p/>
          </table:table-cell>
          <table:table-cell table:formula="of:=[.AZ1075]+[.AV1075]+[.AR1075]+[.AN1075]+[.AJ1075]+[.AF1075]+[.AB1075]+[.X1075]+[.T1075]+[.P1075]" ns41:value-type="float" table:style-name="ce45" office:value-type="float" office:value="0">
            <text:p/>
          </table:table-cell>
          <table:table-cell table:formula="of:=[.BA1075]+[.AW1075]+[.AS1075]+[.AO1075]+[.AK1075]+[.AG1075]+[.AC1075]+[.Y1075]+[.U1075]+[.Q1075]+[.M1075]+[.K1075]+[.I1075]+[.G1075]" ns41:value-type="float" table:style-name="ce45" office:value-type="float" office:value="0">
            <text:p/>
          </table:table-cell>
          <table:table-cell table:formula="of:=[.BB1075]+[.BD1075]" ns41:value-type="float" table:style-name="ce45" office:value-type="float" office:value="0">
            <text:p/>
          </table:table-cell>
          <table:table-cell table:formula="of:=[.BC1075]+[.BE1075]" ns41:value-type="float" table:style-name="ce45" office:value-type="float" office:value="0">
            <text:p/>
          </table:table-cell>
          <table:table-cell table:formula="of:=[.C10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6]+[.AT1076]+[.AP1076]+[.AL1076]+[.AH1076]+[.AD1076]+[.Z1076]+[.V1076]+[.R1076]+[.N1076]" ns41:value-type="float" table:style-name="ce45" office:value-type="float" office:value="0">
            <text:p/>
          </table:table-cell>
          <table:table-cell table:formula="of:=[.AY1076]+[.AU1076]+[.AQ1076]+[.AM1076]+[.AI1076]+[.AE1076]+[.AA1076]+[.W1076]+[.S1076]+[.O1076]+[.L1076]+[.J1076]+[.H1076]+[.F1076]" ns41:value-type="float" table:style-name="ce45" office:value-type="float" office:value="0">
            <text:p/>
          </table:table-cell>
          <table:table-cell table:formula="of:=[.AZ1076]+[.AV1076]+[.AR1076]+[.AN1076]+[.AJ1076]+[.AF1076]+[.AB1076]+[.X1076]+[.T1076]+[.P1076]" ns41:value-type="float" table:style-name="ce45" office:value-type="float" office:value="0">
            <text:p/>
          </table:table-cell>
          <table:table-cell table:formula="of:=[.BA1076]+[.AW1076]+[.AS1076]+[.AO1076]+[.AK1076]+[.AG1076]+[.AC1076]+[.Y1076]+[.U1076]+[.Q1076]+[.M1076]+[.K1076]+[.I1076]+[.G1076]" ns41:value-type="float" table:style-name="ce45" office:value-type="float" office:value="0">
            <text:p/>
          </table:table-cell>
          <table:table-cell table:formula="of:=[.BB1076]+[.BD1076]" ns41:value-type="float" table:style-name="ce45" office:value-type="float" office:value="0">
            <text:p/>
          </table:table-cell>
          <table:table-cell table:formula="of:=[.BC1076]+[.BE1076]" ns41:value-type="float" table:style-name="ce45" office:value-type="float" office:value="0">
            <text:p/>
          </table:table-cell>
          <table:table-cell table:formula="of:=[.C107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7]+[.AT1077]+[.AP1077]+[.AL1077]+[.AH1077]+[.AD1077]+[.Z1077]+[.V1077]+[.R1077]+[.N1077]" ns41:value-type="float" table:style-name="ce45" office:value-type="float" office:value="0">
            <text:p/>
          </table:table-cell>
          <table:table-cell table:formula="of:=[.AY1077]+[.AU1077]+[.AQ1077]+[.AM1077]+[.AI1077]+[.AE1077]+[.AA1077]+[.W1077]+[.S1077]+[.O1077]+[.L1077]+[.J1077]+[.H1077]+[.F1077]" ns41:value-type="float" table:style-name="ce45" office:value-type="float" office:value="0">
            <text:p/>
          </table:table-cell>
          <table:table-cell table:formula="of:=[.AZ1077]+[.AV1077]+[.AR1077]+[.AN1077]+[.AJ1077]+[.AF1077]+[.AB1077]+[.X1077]+[.T1077]+[.P1077]" ns41:value-type="float" table:style-name="ce45" office:value-type="float" office:value="0">
            <text:p/>
          </table:table-cell>
          <table:table-cell table:formula="of:=[.BA1077]+[.AW1077]+[.AS1077]+[.AO1077]+[.AK1077]+[.AG1077]+[.AC1077]+[.Y1077]+[.U1077]+[.Q1077]+[.M1077]+[.K1077]+[.I1077]+[.G1077]" ns41:value-type="float" table:style-name="ce45" office:value-type="float" office:value="0">
            <text:p/>
          </table:table-cell>
          <table:table-cell table:formula="of:=[.BB1077]+[.BD1077]" ns41:value-type="float" table:style-name="ce45" office:value-type="float" office:value="0">
            <text:p/>
          </table:table-cell>
          <table:table-cell table:formula="of:=[.BC1077]+[.BE1077]" ns41:value-type="float" table:style-name="ce45" office:value-type="float" office:value="0">
            <text:p/>
          </table:table-cell>
          <table:table-cell table:formula="of:=[.C107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8]+[.AT1078]+[.AP1078]+[.AL1078]+[.AH1078]+[.AD1078]+[.Z1078]+[.V1078]+[.R1078]+[.N1078]" ns41:value-type="float" table:style-name="ce45" office:value-type="float" office:value="0">
            <text:p/>
          </table:table-cell>
          <table:table-cell table:formula="of:=[.AY1078]+[.AU1078]+[.AQ1078]+[.AM1078]+[.AI1078]+[.AE1078]+[.AA1078]+[.W1078]+[.S1078]+[.O1078]+[.L1078]+[.J1078]+[.H1078]+[.F1078]" ns41:value-type="float" table:style-name="ce45" office:value-type="float" office:value="0">
            <text:p/>
          </table:table-cell>
          <table:table-cell table:formula="of:=[.AZ1078]+[.AV1078]+[.AR1078]+[.AN1078]+[.AJ1078]+[.AF1078]+[.AB1078]+[.X1078]+[.T1078]+[.P1078]" ns41:value-type="float" table:style-name="ce45" office:value-type="float" office:value="0">
            <text:p/>
          </table:table-cell>
          <table:table-cell table:formula="of:=[.BA1078]+[.AW1078]+[.AS1078]+[.AO1078]+[.AK1078]+[.AG1078]+[.AC1078]+[.Y1078]+[.U1078]+[.Q1078]+[.M1078]+[.K1078]+[.I1078]+[.G1078]" ns41:value-type="float" table:style-name="ce45" office:value-type="float" office:value="0">
            <text:p/>
          </table:table-cell>
          <table:table-cell table:formula="of:=[.BB1078]+[.BD1078]" ns41:value-type="float" table:style-name="ce45" office:value-type="float" office:value="0">
            <text:p/>
          </table:table-cell>
          <table:table-cell table:formula="of:=[.BC1078]+[.BE1078]" ns41:value-type="float" table:style-name="ce45" office:value-type="float" office:value="0">
            <text:p/>
          </table:table-cell>
          <table:table-cell table:formula="of:=[.C107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79]+[.AT1079]+[.AP1079]+[.AL1079]+[.AH1079]+[.AD1079]+[.Z1079]+[.V1079]+[.R1079]+[.N1079]" ns41:value-type="float" table:style-name="ce45" office:value-type="float" office:value="0">
            <text:p/>
          </table:table-cell>
          <table:table-cell table:formula="of:=[.AY1079]+[.AU1079]+[.AQ1079]+[.AM1079]+[.AI1079]+[.AE1079]+[.AA1079]+[.W1079]+[.S1079]+[.O1079]+[.L1079]+[.J1079]+[.H1079]+[.F1079]" ns41:value-type="float" table:style-name="ce45" office:value-type="float" office:value="0">
            <text:p/>
          </table:table-cell>
          <table:table-cell table:formula="of:=[.AZ1079]+[.AV1079]+[.AR1079]+[.AN1079]+[.AJ1079]+[.AF1079]+[.AB1079]+[.X1079]+[.T1079]+[.P1079]" ns41:value-type="float" table:style-name="ce45" office:value-type="float" office:value="0">
            <text:p/>
          </table:table-cell>
          <table:table-cell table:formula="of:=[.BA1079]+[.AW1079]+[.AS1079]+[.AO1079]+[.AK1079]+[.AG1079]+[.AC1079]+[.Y1079]+[.U1079]+[.Q1079]+[.M1079]+[.K1079]+[.I1079]+[.G1079]" ns41:value-type="float" table:style-name="ce45" office:value-type="float" office:value="0">
            <text:p/>
          </table:table-cell>
          <table:table-cell table:formula="of:=[.BB1079]+[.BD1079]" ns41:value-type="float" table:style-name="ce45" office:value-type="float" office:value="0">
            <text:p/>
          </table:table-cell>
          <table:table-cell table:formula="of:=[.BC1079]+[.BE1079]" ns41:value-type="float" table:style-name="ce45" office:value-type="float" office:value="0">
            <text:p/>
          </table:table-cell>
          <table:table-cell table:formula="of:=[.C107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0]+[.AT1080]+[.AP1080]+[.AL1080]+[.AH1080]+[.AD1080]+[.Z1080]+[.V1080]+[.R1080]+[.N1080]" ns41:value-type="float" table:style-name="ce45" office:value-type="float" office:value="0">
            <text:p/>
          </table:table-cell>
          <table:table-cell table:formula="of:=[.AY1080]+[.AU1080]+[.AQ1080]+[.AM1080]+[.AI1080]+[.AE1080]+[.AA1080]+[.W1080]+[.S1080]+[.O1080]+[.L1080]+[.J1080]+[.H1080]+[.F1080]" ns41:value-type="float" table:style-name="ce45" office:value-type="float" office:value="0">
            <text:p/>
          </table:table-cell>
          <table:table-cell table:formula="of:=[.AZ1080]+[.AV1080]+[.AR1080]+[.AN1080]+[.AJ1080]+[.AF1080]+[.AB1080]+[.X1080]+[.T1080]+[.P1080]" ns41:value-type="float" table:style-name="ce45" office:value-type="float" office:value="0">
            <text:p/>
          </table:table-cell>
          <table:table-cell table:formula="of:=[.BA1080]+[.AW1080]+[.AS1080]+[.AO1080]+[.AK1080]+[.AG1080]+[.AC1080]+[.Y1080]+[.U1080]+[.Q1080]+[.M1080]+[.K1080]+[.I1080]+[.G1080]" ns41:value-type="float" table:style-name="ce45" office:value-type="float" office:value="0">
            <text:p/>
          </table:table-cell>
          <table:table-cell table:formula="of:=[.BB1080]+[.BD1080]" ns41:value-type="float" table:style-name="ce45" office:value-type="float" office:value="0">
            <text:p/>
          </table:table-cell>
          <table:table-cell table:formula="of:=[.BC1080]+[.BE1080]" ns41:value-type="float" table:style-name="ce45" office:value-type="float" office:value="0">
            <text:p/>
          </table:table-cell>
          <table:table-cell table:formula="of:=[.C108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1]+[.AT1081]+[.AP1081]+[.AL1081]+[.AH1081]+[.AD1081]+[.Z1081]+[.V1081]+[.R1081]+[.N1081]" ns41:value-type="float" table:style-name="ce45" office:value-type="float" office:value="0">
            <text:p/>
          </table:table-cell>
          <table:table-cell table:formula="of:=[.AY1081]+[.AU1081]+[.AQ1081]+[.AM1081]+[.AI1081]+[.AE1081]+[.AA1081]+[.W1081]+[.S1081]+[.O1081]+[.L1081]+[.J1081]+[.H1081]+[.F1081]" ns41:value-type="float" table:style-name="ce45" office:value-type="float" office:value="0">
            <text:p/>
          </table:table-cell>
          <table:table-cell table:formula="of:=[.AZ1081]+[.AV1081]+[.AR1081]+[.AN1081]+[.AJ1081]+[.AF1081]+[.AB1081]+[.X1081]+[.T1081]+[.P1081]" ns41:value-type="float" table:style-name="ce45" office:value-type="float" office:value="0">
            <text:p/>
          </table:table-cell>
          <table:table-cell table:formula="of:=[.BA1081]+[.AW1081]+[.AS1081]+[.AO1081]+[.AK1081]+[.AG1081]+[.AC1081]+[.Y1081]+[.U1081]+[.Q1081]+[.M1081]+[.K1081]+[.I1081]+[.G1081]" ns41:value-type="float" table:style-name="ce45" office:value-type="float" office:value="0">
            <text:p/>
          </table:table-cell>
          <table:table-cell table:formula="of:=[.BB1081]+[.BD1081]" ns41:value-type="float" table:style-name="ce45" office:value-type="float" office:value="0">
            <text:p/>
          </table:table-cell>
          <table:table-cell table:formula="of:=[.BC1081]+[.BE1081]" ns41:value-type="float" table:style-name="ce45" office:value-type="float" office:value="0">
            <text:p/>
          </table:table-cell>
          <table:table-cell table:formula="of:=[.C108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2]+[.AT1082]+[.AP1082]+[.AL1082]+[.AH1082]+[.AD1082]+[.Z1082]+[.V1082]+[.R1082]+[.N1082]" ns41:value-type="float" table:style-name="ce45" office:value-type="float" office:value="0">
            <text:p/>
          </table:table-cell>
          <table:table-cell table:formula="of:=[.AY1082]+[.AU1082]+[.AQ1082]+[.AM1082]+[.AI1082]+[.AE1082]+[.AA1082]+[.W1082]+[.S1082]+[.O1082]+[.L1082]+[.J1082]+[.H1082]+[.F1082]" ns41:value-type="float" table:style-name="ce45" office:value-type="float" office:value="0">
            <text:p/>
          </table:table-cell>
          <table:table-cell table:formula="of:=[.AZ1082]+[.AV1082]+[.AR1082]+[.AN1082]+[.AJ1082]+[.AF1082]+[.AB1082]+[.X1082]+[.T1082]+[.P1082]" ns41:value-type="float" table:style-name="ce45" office:value-type="float" office:value="0">
            <text:p/>
          </table:table-cell>
          <table:table-cell table:formula="of:=[.BA1082]+[.AW1082]+[.AS1082]+[.AO1082]+[.AK1082]+[.AG1082]+[.AC1082]+[.Y1082]+[.U1082]+[.Q1082]+[.M1082]+[.K1082]+[.I1082]+[.G1082]" ns41:value-type="float" table:style-name="ce45" office:value-type="float" office:value="0">
            <text:p/>
          </table:table-cell>
          <table:table-cell table:formula="of:=[.BB1082]+[.BD1082]" ns41:value-type="float" table:style-name="ce45" office:value-type="float" office:value="0">
            <text:p/>
          </table:table-cell>
          <table:table-cell table:formula="of:=[.BC1082]+[.BE1082]" ns41:value-type="float" table:style-name="ce45" office:value-type="float" office:value="0">
            <text:p/>
          </table:table-cell>
          <table:table-cell table:formula="of:=[.C108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3]+[.AT1083]+[.AP1083]+[.AL1083]+[.AH1083]+[.AD1083]+[.Z1083]+[.V1083]+[.R1083]+[.N1083]" ns41:value-type="float" table:style-name="ce45" office:value-type="float" office:value="0">
            <text:p/>
          </table:table-cell>
          <table:table-cell table:formula="of:=[.AY1083]+[.AU1083]+[.AQ1083]+[.AM1083]+[.AI1083]+[.AE1083]+[.AA1083]+[.W1083]+[.S1083]+[.O1083]+[.L1083]+[.J1083]+[.H1083]+[.F1083]" ns41:value-type="float" table:style-name="ce45" office:value-type="float" office:value="0">
            <text:p/>
          </table:table-cell>
          <table:table-cell table:formula="of:=[.AZ1083]+[.AV1083]+[.AR1083]+[.AN1083]+[.AJ1083]+[.AF1083]+[.AB1083]+[.X1083]+[.T1083]+[.P1083]" ns41:value-type="float" table:style-name="ce45" office:value-type="float" office:value="0">
            <text:p/>
          </table:table-cell>
          <table:table-cell table:formula="of:=[.BA1083]+[.AW1083]+[.AS1083]+[.AO1083]+[.AK1083]+[.AG1083]+[.AC1083]+[.Y1083]+[.U1083]+[.Q1083]+[.M1083]+[.K1083]+[.I1083]+[.G1083]" ns41:value-type="float" table:style-name="ce45" office:value-type="float" office:value="0">
            <text:p/>
          </table:table-cell>
          <table:table-cell table:formula="of:=[.BB1083]+[.BD1083]" ns41:value-type="float" table:style-name="ce45" office:value-type="float" office:value="0">
            <text:p/>
          </table:table-cell>
          <table:table-cell table:formula="of:=[.BC1083]+[.BE1083]" ns41:value-type="float" table:style-name="ce45" office:value-type="float" office:value="0">
            <text:p/>
          </table:table-cell>
          <table:table-cell table:formula="of:=[.C108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4]+[.AT1084]+[.AP1084]+[.AL1084]+[.AH1084]+[.AD1084]+[.Z1084]+[.V1084]+[.R1084]+[.N1084]" ns41:value-type="float" table:style-name="ce45" office:value-type="float" office:value="0">
            <text:p/>
          </table:table-cell>
          <table:table-cell table:formula="of:=[.AY1084]+[.AU1084]+[.AQ1084]+[.AM1084]+[.AI1084]+[.AE1084]+[.AA1084]+[.W1084]+[.S1084]+[.O1084]+[.L1084]+[.J1084]+[.H1084]+[.F1084]" ns41:value-type="float" table:style-name="ce45" office:value-type="float" office:value="0">
            <text:p/>
          </table:table-cell>
          <table:table-cell table:formula="of:=[.AZ1084]+[.AV1084]+[.AR1084]+[.AN1084]+[.AJ1084]+[.AF1084]+[.AB1084]+[.X1084]+[.T1084]+[.P1084]" ns41:value-type="float" table:style-name="ce45" office:value-type="float" office:value="0">
            <text:p/>
          </table:table-cell>
          <table:table-cell table:formula="of:=[.BA1084]+[.AW1084]+[.AS1084]+[.AO1084]+[.AK1084]+[.AG1084]+[.AC1084]+[.Y1084]+[.U1084]+[.Q1084]+[.M1084]+[.K1084]+[.I1084]+[.G1084]" ns41:value-type="float" table:style-name="ce45" office:value-type="float" office:value="0">
            <text:p/>
          </table:table-cell>
          <table:table-cell table:formula="of:=[.BB1084]+[.BD1084]" ns41:value-type="float" table:style-name="ce45" office:value-type="float" office:value="0">
            <text:p/>
          </table:table-cell>
          <table:table-cell table:formula="of:=[.BC1084]+[.BE1084]" ns41:value-type="float" table:style-name="ce45" office:value-type="float" office:value="0">
            <text:p/>
          </table:table-cell>
          <table:table-cell table:formula="of:=[.C108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5]+[.AT1085]+[.AP1085]+[.AL1085]+[.AH1085]+[.AD1085]+[.Z1085]+[.V1085]+[.R1085]+[.N1085]" ns41:value-type="float" table:style-name="ce45" office:value-type="float" office:value="0">
            <text:p/>
          </table:table-cell>
          <table:table-cell table:formula="of:=[.AY1085]+[.AU1085]+[.AQ1085]+[.AM1085]+[.AI1085]+[.AE1085]+[.AA1085]+[.W1085]+[.S1085]+[.O1085]+[.L1085]+[.J1085]+[.H1085]+[.F1085]" ns41:value-type="float" table:style-name="ce45" office:value-type="float" office:value="0">
            <text:p/>
          </table:table-cell>
          <table:table-cell table:formula="of:=[.AZ1085]+[.AV1085]+[.AR1085]+[.AN1085]+[.AJ1085]+[.AF1085]+[.AB1085]+[.X1085]+[.T1085]+[.P1085]" ns41:value-type="float" table:style-name="ce45" office:value-type="float" office:value="0">
            <text:p/>
          </table:table-cell>
          <table:table-cell table:formula="of:=[.BA1085]+[.AW1085]+[.AS1085]+[.AO1085]+[.AK1085]+[.AG1085]+[.AC1085]+[.Y1085]+[.U1085]+[.Q1085]+[.M1085]+[.K1085]+[.I1085]+[.G1085]" ns41:value-type="float" table:style-name="ce45" office:value-type="float" office:value="0">
            <text:p/>
          </table:table-cell>
          <table:table-cell table:formula="of:=[.BB1085]+[.BD1085]" ns41:value-type="float" table:style-name="ce45" office:value-type="float" office:value="0">
            <text:p/>
          </table:table-cell>
          <table:table-cell table:formula="of:=[.BC1085]+[.BE1085]" ns41:value-type="float" table:style-name="ce45" office:value-type="float" office:value="0">
            <text:p/>
          </table:table-cell>
          <table:table-cell table:formula="of:=[.C108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6]+[.AT1086]+[.AP1086]+[.AL1086]+[.AH1086]+[.AD1086]+[.Z1086]+[.V1086]+[.R1086]+[.N1086]" ns41:value-type="float" table:style-name="ce45" office:value-type="float" office:value="0">
            <text:p/>
          </table:table-cell>
          <table:table-cell table:formula="of:=[.AY1086]+[.AU1086]+[.AQ1086]+[.AM1086]+[.AI1086]+[.AE1086]+[.AA1086]+[.W1086]+[.S1086]+[.O1086]+[.L1086]+[.J1086]+[.H1086]+[.F1086]" ns41:value-type="float" table:style-name="ce45" office:value-type="float" office:value="0">
            <text:p/>
          </table:table-cell>
          <table:table-cell table:formula="of:=[.AZ1086]+[.AV1086]+[.AR1086]+[.AN1086]+[.AJ1086]+[.AF1086]+[.AB1086]+[.X1086]+[.T1086]+[.P1086]" ns41:value-type="float" table:style-name="ce45" office:value-type="float" office:value="0">
            <text:p/>
          </table:table-cell>
          <table:table-cell table:formula="of:=[.BA1086]+[.AW1086]+[.AS1086]+[.AO1086]+[.AK1086]+[.AG1086]+[.AC1086]+[.Y1086]+[.U1086]+[.Q1086]+[.M1086]+[.K1086]+[.I1086]+[.G1086]" ns41:value-type="float" table:style-name="ce45" office:value-type="float" office:value="0">
            <text:p/>
          </table:table-cell>
          <table:table-cell table:formula="of:=[.BB1086]+[.BD1086]" ns41:value-type="float" table:style-name="ce45" office:value-type="float" office:value="0">
            <text:p/>
          </table:table-cell>
          <table:table-cell table:formula="of:=[.BC1086]+[.BE1086]" ns41:value-type="float" table:style-name="ce45" office:value-type="float" office:value="0">
            <text:p/>
          </table:table-cell>
          <table:table-cell table:formula="of:=[.C108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7]+[.AT1087]+[.AP1087]+[.AL1087]+[.AH1087]+[.AD1087]+[.Z1087]+[.V1087]+[.R1087]+[.N1087]" ns41:value-type="float" table:style-name="ce45" office:value-type="float" office:value="0">
            <text:p/>
          </table:table-cell>
          <table:table-cell table:formula="of:=[.AY1087]+[.AU1087]+[.AQ1087]+[.AM1087]+[.AI1087]+[.AE1087]+[.AA1087]+[.W1087]+[.S1087]+[.O1087]+[.L1087]+[.J1087]+[.H1087]+[.F1087]" ns41:value-type="float" table:style-name="ce45" office:value-type="float" office:value="0">
            <text:p/>
          </table:table-cell>
          <table:table-cell table:formula="of:=[.AZ1087]+[.AV1087]+[.AR1087]+[.AN1087]+[.AJ1087]+[.AF1087]+[.AB1087]+[.X1087]+[.T1087]+[.P1087]" ns41:value-type="float" table:style-name="ce45" office:value-type="float" office:value="0">
            <text:p/>
          </table:table-cell>
          <table:table-cell table:formula="of:=[.BA1087]+[.AW1087]+[.AS1087]+[.AO1087]+[.AK1087]+[.AG1087]+[.AC1087]+[.Y1087]+[.U1087]+[.Q1087]+[.M1087]+[.K1087]+[.I1087]+[.G1087]" ns41:value-type="float" table:style-name="ce45" office:value-type="float" office:value="0">
            <text:p/>
          </table:table-cell>
          <table:table-cell table:formula="of:=[.BB1087]+[.BD1087]" ns41:value-type="float" table:style-name="ce45" office:value-type="float" office:value="0">
            <text:p/>
          </table:table-cell>
          <table:table-cell table:formula="of:=[.BC1087]+[.BE1087]" ns41:value-type="float" table:style-name="ce45" office:value-type="float" office:value="0">
            <text:p/>
          </table:table-cell>
          <table:table-cell table:formula="of:=[.C108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8]+[.AT1088]+[.AP1088]+[.AL1088]+[.AH1088]+[.AD1088]+[.Z1088]+[.V1088]+[.R1088]+[.N1088]" ns41:value-type="float" table:style-name="ce45" office:value-type="float" office:value="0">
            <text:p/>
          </table:table-cell>
          <table:table-cell table:formula="of:=[.AY1088]+[.AU1088]+[.AQ1088]+[.AM1088]+[.AI1088]+[.AE1088]+[.AA1088]+[.W1088]+[.S1088]+[.O1088]+[.L1088]+[.J1088]+[.H1088]+[.F1088]" ns41:value-type="float" table:style-name="ce45" office:value-type="float" office:value="0">
            <text:p/>
          </table:table-cell>
          <table:table-cell table:formula="of:=[.AZ1088]+[.AV1088]+[.AR1088]+[.AN1088]+[.AJ1088]+[.AF1088]+[.AB1088]+[.X1088]+[.T1088]+[.P1088]" ns41:value-type="float" table:style-name="ce45" office:value-type="float" office:value="0">
            <text:p/>
          </table:table-cell>
          <table:table-cell table:formula="of:=[.BA1088]+[.AW1088]+[.AS1088]+[.AO1088]+[.AK1088]+[.AG1088]+[.AC1088]+[.Y1088]+[.U1088]+[.Q1088]+[.M1088]+[.K1088]+[.I1088]+[.G1088]" ns41:value-type="float" table:style-name="ce45" office:value-type="float" office:value="0">
            <text:p/>
          </table:table-cell>
          <table:table-cell table:formula="of:=[.BB1088]+[.BD1088]" ns41:value-type="float" table:style-name="ce45" office:value-type="float" office:value="0">
            <text:p/>
          </table:table-cell>
          <table:table-cell table:formula="of:=[.BC1088]+[.BE1088]" ns41:value-type="float" table:style-name="ce45" office:value-type="float" office:value="0">
            <text:p/>
          </table:table-cell>
          <table:table-cell table:formula="of:=[.C108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89]+[.AT1089]+[.AP1089]+[.AL1089]+[.AH1089]+[.AD1089]+[.Z1089]+[.V1089]+[.R1089]+[.N1089]" ns41:value-type="float" table:style-name="ce45" office:value-type="float" office:value="0">
            <text:p/>
          </table:table-cell>
          <table:table-cell table:formula="of:=[.AY1089]+[.AU1089]+[.AQ1089]+[.AM1089]+[.AI1089]+[.AE1089]+[.AA1089]+[.W1089]+[.S1089]+[.O1089]+[.L1089]+[.J1089]+[.H1089]+[.F1089]" ns41:value-type="float" table:style-name="ce45" office:value-type="float" office:value="0">
            <text:p/>
          </table:table-cell>
          <table:table-cell table:formula="of:=[.AZ1089]+[.AV1089]+[.AR1089]+[.AN1089]+[.AJ1089]+[.AF1089]+[.AB1089]+[.X1089]+[.T1089]+[.P1089]" ns41:value-type="float" table:style-name="ce45" office:value-type="float" office:value="0">
            <text:p/>
          </table:table-cell>
          <table:table-cell table:formula="of:=[.BA1089]+[.AW1089]+[.AS1089]+[.AO1089]+[.AK1089]+[.AG1089]+[.AC1089]+[.Y1089]+[.U1089]+[.Q1089]+[.M1089]+[.K1089]+[.I1089]+[.G1089]" ns41:value-type="float" table:style-name="ce45" office:value-type="float" office:value="0">
            <text:p/>
          </table:table-cell>
          <table:table-cell table:formula="of:=[.BB1089]+[.BD1089]" ns41:value-type="float" table:style-name="ce45" office:value-type="float" office:value="0">
            <text:p/>
          </table:table-cell>
          <table:table-cell table:formula="of:=[.BC1089]+[.BE1089]" ns41:value-type="float" table:style-name="ce45" office:value-type="float" office:value="0">
            <text:p/>
          </table:table-cell>
          <table:table-cell table:formula="of:=[.C108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0]+[.AT1090]+[.AP1090]+[.AL1090]+[.AH1090]+[.AD1090]+[.Z1090]+[.V1090]+[.R1090]+[.N1090]" ns41:value-type="float" table:style-name="ce45" office:value-type="float" office:value="0">
            <text:p/>
          </table:table-cell>
          <table:table-cell table:formula="of:=[.AY1090]+[.AU1090]+[.AQ1090]+[.AM1090]+[.AI1090]+[.AE1090]+[.AA1090]+[.W1090]+[.S1090]+[.O1090]+[.L1090]+[.J1090]+[.H1090]+[.F1090]" ns41:value-type="float" table:style-name="ce45" office:value-type="float" office:value="0">
            <text:p/>
          </table:table-cell>
          <table:table-cell table:formula="of:=[.AZ1090]+[.AV1090]+[.AR1090]+[.AN1090]+[.AJ1090]+[.AF1090]+[.AB1090]+[.X1090]+[.T1090]+[.P1090]" ns41:value-type="float" table:style-name="ce45" office:value-type="float" office:value="0">
            <text:p/>
          </table:table-cell>
          <table:table-cell table:formula="of:=[.BA1090]+[.AW1090]+[.AS1090]+[.AO1090]+[.AK1090]+[.AG1090]+[.AC1090]+[.Y1090]+[.U1090]+[.Q1090]+[.M1090]+[.K1090]+[.I1090]+[.G1090]" ns41:value-type="float" table:style-name="ce45" office:value-type="float" office:value="0">
            <text:p/>
          </table:table-cell>
          <table:table-cell table:formula="of:=[.BB1090]+[.BD1090]" ns41:value-type="float" table:style-name="ce45" office:value-type="float" office:value="0">
            <text:p/>
          </table:table-cell>
          <table:table-cell table:formula="of:=[.BC1090]+[.BE1090]" ns41:value-type="float" table:style-name="ce45" office:value-type="float" office:value="0">
            <text:p/>
          </table:table-cell>
          <table:table-cell table:formula="of:=[.C109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1]+[.AT1091]+[.AP1091]+[.AL1091]+[.AH1091]+[.AD1091]+[.Z1091]+[.V1091]+[.R1091]+[.N1091]" ns41:value-type="float" table:style-name="ce45" office:value-type="float" office:value="0">
            <text:p/>
          </table:table-cell>
          <table:table-cell table:formula="of:=[.AY1091]+[.AU1091]+[.AQ1091]+[.AM1091]+[.AI1091]+[.AE1091]+[.AA1091]+[.W1091]+[.S1091]+[.O1091]+[.L1091]+[.J1091]+[.H1091]+[.F1091]" ns41:value-type="float" table:style-name="ce45" office:value-type="float" office:value="0">
            <text:p/>
          </table:table-cell>
          <table:table-cell table:formula="of:=[.AZ1091]+[.AV1091]+[.AR1091]+[.AN1091]+[.AJ1091]+[.AF1091]+[.AB1091]+[.X1091]+[.T1091]+[.P1091]" ns41:value-type="float" table:style-name="ce45" office:value-type="float" office:value="0">
            <text:p/>
          </table:table-cell>
          <table:table-cell table:formula="of:=[.BA1091]+[.AW1091]+[.AS1091]+[.AO1091]+[.AK1091]+[.AG1091]+[.AC1091]+[.Y1091]+[.U1091]+[.Q1091]+[.M1091]+[.K1091]+[.I1091]+[.G1091]" ns41:value-type="float" table:style-name="ce45" office:value-type="float" office:value="0">
            <text:p/>
          </table:table-cell>
          <table:table-cell table:formula="of:=[.BB1091]+[.BD1091]" ns41:value-type="float" table:style-name="ce45" office:value-type="float" office:value="0">
            <text:p/>
          </table:table-cell>
          <table:table-cell table:formula="of:=[.BC1091]+[.BE1091]" ns41:value-type="float" table:style-name="ce45" office:value-type="float" office:value="0">
            <text:p/>
          </table:table-cell>
          <table:table-cell table:formula="of:=[.C109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2]+[.AT1092]+[.AP1092]+[.AL1092]+[.AH1092]+[.AD1092]+[.Z1092]+[.V1092]+[.R1092]+[.N1092]" ns41:value-type="float" table:style-name="ce45" office:value-type="float" office:value="0">
            <text:p/>
          </table:table-cell>
          <table:table-cell table:formula="of:=[.AY1092]+[.AU1092]+[.AQ1092]+[.AM1092]+[.AI1092]+[.AE1092]+[.AA1092]+[.W1092]+[.S1092]+[.O1092]+[.L1092]+[.J1092]+[.H1092]+[.F1092]" ns41:value-type="float" table:style-name="ce45" office:value-type="float" office:value="0">
            <text:p/>
          </table:table-cell>
          <table:table-cell table:formula="of:=[.AZ1092]+[.AV1092]+[.AR1092]+[.AN1092]+[.AJ1092]+[.AF1092]+[.AB1092]+[.X1092]+[.T1092]+[.P1092]" ns41:value-type="float" table:style-name="ce45" office:value-type="float" office:value="0">
            <text:p/>
          </table:table-cell>
          <table:table-cell table:formula="of:=[.BA1092]+[.AW1092]+[.AS1092]+[.AO1092]+[.AK1092]+[.AG1092]+[.AC1092]+[.Y1092]+[.U1092]+[.Q1092]+[.M1092]+[.K1092]+[.I1092]+[.G1092]" ns41:value-type="float" table:style-name="ce45" office:value-type="float" office:value="0">
            <text:p/>
          </table:table-cell>
          <table:table-cell table:formula="of:=[.BB1092]+[.BD1092]" ns41:value-type="float" table:style-name="ce45" office:value-type="float" office:value="0">
            <text:p/>
          </table:table-cell>
          <table:table-cell table:formula="of:=[.BC1092]+[.BE1092]" ns41:value-type="float" table:style-name="ce45" office:value-type="float" office:value="0">
            <text:p/>
          </table:table-cell>
          <table:table-cell table:formula="of:=[.C109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3]+[.AT1093]+[.AP1093]+[.AL1093]+[.AH1093]+[.AD1093]+[.Z1093]+[.V1093]+[.R1093]+[.N1093]" ns41:value-type="float" table:style-name="ce45" office:value-type="float" office:value="0">
            <text:p/>
          </table:table-cell>
          <table:table-cell table:formula="of:=[.AY1093]+[.AU1093]+[.AQ1093]+[.AM1093]+[.AI1093]+[.AE1093]+[.AA1093]+[.W1093]+[.S1093]+[.O1093]+[.L1093]+[.J1093]+[.H1093]+[.F1093]" ns41:value-type="float" table:style-name="ce45" office:value-type="float" office:value="0">
            <text:p/>
          </table:table-cell>
          <table:table-cell table:formula="of:=[.AZ1093]+[.AV1093]+[.AR1093]+[.AN1093]+[.AJ1093]+[.AF1093]+[.AB1093]+[.X1093]+[.T1093]+[.P1093]" ns41:value-type="float" table:style-name="ce45" office:value-type="float" office:value="0">
            <text:p/>
          </table:table-cell>
          <table:table-cell table:formula="of:=[.BA1093]+[.AW1093]+[.AS1093]+[.AO1093]+[.AK1093]+[.AG1093]+[.AC1093]+[.Y1093]+[.U1093]+[.Q1093]+[.M1093]+[.K1093]+[.I1093]+[.G1093]" ns41:value-type="float" table:style-name="ce45" office:value-type="float" office:value="0">
            <text:p/>
          </table:table-cell>
          <table:table-cell table:formula="of:=[.BB1093]+[.BD1093]" ns41:value-type="float" table:style-name="ce45" office:value-type="float" office:value="0">
            <text:p/>
          </table:table-cell>
          <table:table-cell table:formula="of:=[.BC1093]+[.BE1093]" ns41:value-type="float" table:style-name="ce45" office:value-type="float" office:value="0">
            <text:p/>
          </table:table-cell>
          <table:table-cell table:formula="of:=[.C109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4]+[.AT1094]+[.AP1094]+[.AL1094]+[.AH1094]+[.AD1094]+[.Z1094]+[.V1094]+[.R1094]+[.N1094]" ns41:value-type="float" table:style-name="ce45" office:value-type="float" office:value="0">
            <text:p/>
          </table:table-cell>
          <table:table-cell table:formula="of:=[.AY1094]+[.AU1094]+[.AQ1094]+[.AM1094]+[.AI1094]+[.AE1094]+[.AA1094]+[.W1094]+[.S1094]+[.O1094]+[.L1094]+[.J1094]+[.H1094]+[.F1094]" ns41:value-type="float" table:style-name="ce45" office:value-type="float" office:value="0">
            <text:p/>
          </table:table-cell>
          <table:table-cell table:formula="of:=[.AZ1094]+[.AV1094]+[.AR1094]+[.AN1094]+[.AJ1094]+[.AF1094]+[.AB1094]+[.X1094]+[.T1094]+[.P1094]" ns41:value-type="float" table:style-name="ce45" office:value-type="float" office:value="0">
            <text:p/>
          </table:table-cell>
          <table:table-cell table:formula="of:=[.BA1094]+[.AW1094]+[.AS1094]+[.AO1094]+[.AK1094]+[.AG1094]+[.AC1094]+[.Y1094]+[.U1094]+[.Q1094]+[.M1094]+[.K1094]+[.I1094]+[.G1094]" ns41:value-type="float" table:style-name="ce45" office:value-type="float" office:value="0">
            <text:p/>
          </table:table-cell>
          <table:table-cell table:formula="of:=[.BB1094]+[.BD1094]" ns41:value-type="float" table:style-name="ce45" office:value-type="float" office:value="0">
            <text:p/>
          </table:table-cell>
          <table:table-cell table:formula="of:=[.BC1094]+[.BE1094]" ns41:value-type="float" table:style-name="ce45" office:value-type="float" office:value="0">
            <text:p/>
          </table:table-cell>
          <table:table-cell table:formula="of:=[.C109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5]+[.AT1095]+[.AP1095]+[.AL1095]+[.AH1095]+[.AD1095]+[.Z1095]+[.V1095]+[.R1095]+[.N1095]" ns41:value-type="float" table:style-name="ce45" office:value-type="float" office:value="0">
            <text:p/>
          </table:table-cell>
          <table:table-cell table:formula="of:=[.AY1095]+[.AU1095]+[.AQ1095]+[.AM1095]+[.AI1095]+[.AE1095]+[.AA1095]+[.W1095]+[.S1095]+[.O1095]+[.L1095]+[.J1095]+[.H1095]+[.F1095]" ns41:value-type="float" table:style-name="ce45" office:value-type="float" office:value="0">
            <text:p/>
          </table:table-cell>
          <table:table-cell table:formula="of:=[.AZ1095]+[.AV1095]+[.AR1095]+[.AN1095]+[.AJ1095]+[.AF1095]+[.AB1095]+[.X1095]+[.T1095]+[.P1095]" ns41:value-type="float" table:style-name="ce45" office:value-type="float" office:value="0">
            <text:p/>
          </table:table-cell>
          <table:table-cell table:formula="of:=[.BA1095]+[.AW1095]+[.AS1095]+[.AO1095]+[.AK1095]+[.AG1095]+[.AC1095]+[.Y1095]+[.U1095]+[.Q1095]+[.M1095]+[.K1095]+[.I1095]+[.G1095]" ns41:value-type="float" table:style-name="ce45" office:value-type="float" office:value="0">
            <text:p/>
          </table:table-cell>
          <table:table-cell table:formula="of:=[.BB1095]+[.BD1095]" ns41:value-type="float" table:style-name="ce45" office:value-type="float" office:value="0">
            <text:p/>
          </table:table-cell>
          <table:table-cell table:formula="of:=[.BC1095]+[.BE1095]" ns41:value-type="float" table:style-name="ce45" office:value-type="float" office:value="0">
            <text:p/>
          </table:table-cell>
          <table:table-cell table:formula="of:=[.C109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6]+[.AT1096]+[.AP1096]+[.AL1096]+[.AH1096]+[.AD1096]+[.Z1096]+[.V1096]+[.R1096]+[.N1096]" ns41:value-type="float" table:style-name="ce45" office:value-type="float" office:value="0">
            <text:p/>
          </table:table-cell>
          <table:table-cell table:formula="of:=[.AY1096]+[.AU1096]+[.AQ1096]+[.AM1096]+[.AI1096]+[.AE1096]+[.AA1096]+[.W1096]+[.S1096]+[.O1096]+[.L1096]+[.J1096]+[.H1096]+[.F1096]" ns41:value-type="float" table:style-name="ce45" office:value-type="float" office:value="0">
            <text:p/>
          </table:table-cell>
          <table:table-cell table:formula="of:=[.AZ1096]+[.AV1096]+[.AR1096]+[.AN1096]+[.AJ1096]+[.AF1096]+[.AB1096]+[.X1096]+[.T1096]+[.P1096]" ns41:value-type="float" table:style-name="ce45" office:value-type="float" office:value="0">
            <text:p/>
          </table:table-cell>
          <table:table-cell table:formula="of:=[.BA1096]+[.AW1096]+[.AS1096]+[.AO1096]+[.AK1096]+[.AG1096]+[.AC1096]+[.Y1096]+[.U1096]+[.Q1096]+[.M1096]+[.K1096]+[.I1096]+[.G1096]" ns41:value-type="float" table:style-name="ce45" office:value-type="float" office:value="0">
            <text:p/>
          </table:table-cell>
          <table:table-cell table:formula="of:=[.BB1096]+[.BD1096]" ns41:value-type="float" table:style-name="ce45" office:value-type="float" office:value="0">
            <text:p/>
          </table:table-cell>
          <table:table-cell table:formula="of:=[.BC1096]+[.BE1096]" ns41:value-type="float" table:style-name="ce45" office:value-type="float" office:value="0">
            <text:p/>
          </table:table-cell>
          <table:table-cell table:formula="of:=[.C109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7]+[.AT1097]+[.AP1097]+[.AL1097]+[.AH1097]+[.AD1097]+[.Z1097]+[.V1097]+[.R1097]+[.N1097]" ns41:value-type="float" table:style-name="ce45" office:value-type="float" office:value="0">
            <text:p/>
          </table:table-cell>
          <table:table-cell table:formula="of:=[.AY1097]+[.AU1097]+[.AQ1097]+[.AM1097]+[.AI1097]+[.AE1097]+[.AA1097]+[.W1097]+[.S1097]+[.O1097]+[.L1097]+[.J1097]+[.H1097]+[.F1097]" ns41:value-type="float" table:style-name="ce45" office:value-type="float" office:value="0">
            <text:p/>
          </table:table-cell>
          <table:table-cell table:formula="of:=[.AZ1097]+[.AV1097]+[.AR1097]+[.AN1097]+[.AJ1097]+[.AF1097]+[.AB1097]+[.X1097]+[.T1097]+[.P1097]" ns41:value-type="float" table:style-name="ce45" office:value-type="float" office:value="0">
            <text:p/>
          </table:table-cell>
          <table:table-cell table:formula="of:=[.BA1097]+[.AW1097]+[.AS1097]+[.AO1097]+[.AK1097]+[.AG1097]+[.AC1097]+[.Y1097]+[.U1097]+[.Q1097]+[.M1097]+[.K1097]+[.I1097]+[.G1097]" ns41:value-type="float" table:style-name="ce45" office:value-type="float" office:value="0">
            <text:p/>
          </table:table-cell>
          <table:table-cell table:formula="of:=[.BB1097]+[.BD1097]" ns41:value-type="float" table:style-name="ce45" office:value-type="float" office:value="0">
            <text:p/>
          </table:table-cell>
          <table:table-cell table:formula="of:=[.BC1097]+[.BE1097]" ns41:value-type="float" table:style-name="ce45" office:value-type="float" office:value="0">
            <text:p/>
          </table:table-cell>
          <table:table-cell table:formula="of:=[.C109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8]+[.AT1098]+[.AP1098]+[.AL1098]+[.AH1098]+[.AD1098]+[.Z1098]+[.V1098]+[.R1098]+[.N1098]" ns41:value-type="float" table:style-name="ce45" office:value-type="float" office:value="0">
            <text:p/>
          </table:table-cell>
          <table:table-cell table:formula="of:=[.AY1098]+[.AU1098]+[.AQ1098]+[.AM1098]+[.AI1098]+[.AE1098]+[.AA1098]+[.W1098]+[.S1098]+[.O1098]+[.L1098]+[.J1098]+[.H1098]+[.F1098]" ns41:value-type="float" table:style-name="ce45" office:value-type="float" office:value="0">
            <text:p/>
          </table:table-cell>
          <table:table-cell table:formula="of:=[.AZ1098]+[.AV1098]+[.AR1098]+[.AN1098]+[.AJ1098]+[.AF1098]+[.AB1098]+[.X1098]+[.T1098]+[.P1098]" ns41:value-type="float" table:style-name="ce45" office:value-type="float" office:value="0">
            <text:p/>
          </table:table-cell>
          <table:table-cell table:formula="of:=[.BA1098]+[.AW1098]+[.AS1098]+[.AO1098]+[.AK1098]+[.AG1098]+[.AC1098]+[.Y1098]+[.U1098]+[.Q1098]+[.M1098]+[.K1098]+[.I1098]+[.G1098]" ns41:value-type="float" table:style-name="ce45" office:value-type="float" office:value="0">
            <text:p/>
          </table:table-cell>
          <table:table-cell table:formula="of:=[.BB1098]+[.BD1098]" ns41:value-type="float" table:style-name="ce45" office:value-type="float" office:value="0">
            <text:p/>
          </table:table-cell>
          <table:table-cell table:formula="of:=[.BC1098]+[.BE1098]" ns41:value-type="float" table:style-name="ce45" office:value-type="float" office:value="0">
            <text:p/>
          </table:table-cell>
          <table:table-cell table:formula="of:=[.C109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099]+[.AT1099]+[.AP1099]+[.AL1099]+[.AH1099]+[.AD1099]+[.Z1099]+[.V1099]+[.R1099]+[.N1099]" ns41:value-type="float" table:style-name="ce45" office:value-type="float" office:value="0">
            <text:p/>
          </table:table-cell>
          <table:table-cell table:formula="of:=[.AY1099]+[.AU1099]+[.AQ1099]+[.AM1099]+[.AI1099]+[.AE1099]+[.AA1099]+[.W1099]+[.S1099]+[.O1099]+[.L1099]+[.J1099]+[.H1099]+[.F1099]" ns41:value-type="float" table:style-name="ce45" office:value-type="float" office:value="0">
            <text:p/>
          </table:table-cell>
          <table:table-cell table:formula="of:=[.AZ1099]+[.AV1099]+[.AR1099]+[.AN1099]+[.AJ1099]+[.AF1099]+[.AB1099]+[.X1099]+[.T1099]+[.P1099]" ns41:value-type="float" table:style-name="ce45" office:value-type="float" office:value="0">
            <text:p/>
          </table:table-cell>
          <table:table-cell table:formula="of:=[.BA1099]+[.AW1099]+[.AS1099]+[.AO1099]+[.AK1099]+[.AG1099]+[.AC1099]+[.Y1099]+[.U1099]+[.Q1099]+[.M1099]+[.K1099]+[.I1099]+[.G1099]" ns41:value-type="float" table:style-name="ce45" office:value-type="float" office:value="0">
            <text:p/>
          </table:table-cell>
          <table:table-cell table:formula="of:=[.BB1099]+[.BD1099]" ns41:value-type="float" table:style-name="ce45" office:value-type="float" office:value="0">
            <text:p/>
          </table:table-cell>
          <table:table-cell table:formula="of:=[.BC1099]+[.BE1099]" ns41:value-type="float" table:style-name="ce45" office:value-type="float" office:value="0">
            <text:p/>
          </table:table-cell>
          <table:table-cell table:formula="of:=[.C109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0]+[.AT1100]+[.AP1100]+[.AL1100]+[.AH1100]+[.AD1100]+[.Z1100]+[.V1100]+[.R1100]+[.N1100]" ns41:value-type="float" table:style-name="ce45" office:value-type="float" office:value="0">
            <text:p/>
          </table:table-cell>
          <table:table-cell table:formula="of:=[.AY1100]+[.AU1100]+[.AQ1100]+[.AM1100]+[.AI1100]+[.AE1100]+[.AA1100]+[.W1100]+[.S1100]+[.O1100]+[.L1100]+[.J1100]+[.H1100]+[.F1100]" ns41:value-type="float" table:style-name="ce45" office:value-type="float" office:value="0">
            <text:p/>
          </table:table-cell>
          <table:table-cell table:formula="of:=[.AZ1100]+[.AV1100]+[.AR1100]+[.AN1100]+[.AJ1100]+[.AF1100]+[.AB1100]+[.X1100]+[.T1100]+[.P1100]" ns41:value-type="float" table:style-name="ce45" office:value-type="float" office:value="0">
            <text:p/>
          </table:table-cell>
          <table:table-cell table:formula="of:=[.BA1100]+[.AW1100]+[.AS1100]+[.AO1100]+[.AK1100]+[.AG1100]+[.AC1100]+[.Y1100]+[.U1100]+[.Q1100]+[.M1100]+[.K1100]+[.I1100]+[.G1100]" ns41:value-type="float" table:style-name="ce45" office:value-type="float" office:value="0">
            <text:p/>
          </table:table-cell>
          <table:table-cell table:formula="of:=[.BB1100]+[.BD1100]" ns41:value-type="float" table:style-name="ce45" office:value-type="float" office:value="0">
            <text:p/>
          </table:table-cell>
          <table:table-cell table:formula="of:=[.BC1100]+[.BE1100]" ns41:value-type="float" table:style-name="ce45" office:value-type="float" office:value="0">
            <text:p/>
          </table:table-cell>
          <table:table-cell table:formula="of:=[.C110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1]+[.AT1101]+[.AP1101]+[.AL1101]+[.AH1101]+[.AD1101]+[.Z1101]+[.V1101]+[.R1101]+[.N1101]" ns41:value-type="float" table:style-name="ce45" office:value-type="float" office:value="0">
            <text:p/>
          </table:table-cell>
          <table:table-cell table:formula="of:=[.AY1101]+[.AU1101]+[.AQ1101]+[.AM1101]+[.AI1101]+[.AE1101]+[.AA1101]+[.W1101]+[.S1101]+[.O1101]+[.L1101]+[.J1101]+[.H1101]+[.F1101]" ns41:value-type="float" table:style-name="ce45" office:value-type="float" office:value="0">
            <text:p/>
          </table:table-cell>
          <table:table-cell table:formula="of:=[.AZ1101]+[.AV1101]+[.AR1101]+[.AN1101]+[.AJ1101]+[.AF1101]+[.AB1101]+[.X1101]+[.T1101]+[.P1101]" ns41:value-type="float" table:style-name="ce45" office:value-type="float" office:value="0">
            <text:p/>
          </table:table-cell>
          <table:table-cell table:formula="of:=[.BA1101]+[.AW1101]+[.AS1101]+[.AO1101]+[.AK1101]+[.AG1101]+[.AC1101]+[.Y1101]+[.U1101]+[.Q1101]+[.M1101]+[.K1101]+[.I1101]+[.G1101]" ns41:value-type="float" table:style-name="ce45" office:value-type="float" office:value="0">
            <text:p/>
          </table:table-cell>
          <table:table-cell table:formula="of:=[.BB1101]+[.BD1101]" ns41:value-type="float" table:style-name="ce45" office:value-type="float" office:value="0">
            <text:p/>
          </table:table-cell>
          <table:table-cell table:formula="of:=[.BC1101]+[.BE1101]" ns41:value-type="float" table:style-name="ce45" office:value-type="float" office:value="0">
            <text:p/>
          </table:table-cell>
          <table:table-cell table:formula="of:=[.C110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2]+[.AT1102]+[.AP1102]+[.AL1102]+[.AH1102]+[.AD1102]+[.Z1102]+[.V1102]+[.R1102]+[.N1102]" ns41:value-type="float" table:style-name="ce45" office:value-type="float" office:value="0">
            <text:p/>
          </table:table-cell>
          <table:table-cell table:formula="of:=[.AY1102]+[.AU1102]+[.AQ1102]+[.AM1102]+[.AI1102]+[.AE1102]+[.AA1102]+[.W1102]+[.S1102]+[.O1102]+[.L1102]+[.J1102]+[.H1102]+[.F1102]" ns41:value-type="float" table:style-name="ce45" office:value-type="float" office:value="0">
            <text:p/>
          </table:table-cell>
          <table:table-cell table:formula="of:=[.AZ1102]+[.AV1102]+[.AR1102]+[.AN1102]+[.AJ1102]+[.AF1102]+[.AB1102]+[.X1102]+[.T1102]+[.P1102]" ns41:value-type="float" table:style-name="ce45" office:value-type="float" office:value="0">
            <text:p/>
          </table:table-cell>
          <table:table-cell table:formula="of:=[.BA1102]+[.AW1102]+[.AS1102]+[.AO1102]+[.AK1102]+[.AG1102]+[.AC1102]+[.Y1102]+[.U1102]+[.Q1102]+[.M1102]+[.K1102]+[.I1102]+[.G1102]" ns41:value-type="float" table:style-name="ce45" office:value-type="float" office:value="0">
            <text:p/>
          </table:table-cell>
          <table:table-cell table:formula="of:=[.BB1102]+[.BD1102]" ns41:value-type="float" table:style-name="ce45" office:value-type="float" office:value="0">
            <text:p/>
          </table:table-cell>
          <table:table-cell table:formula="of:=[.BC1102]+[.BE1102]" ns41:value-type="float" table:style-name="ce45" office:value-type="float" office:value="0">
            <text:p/>
          </table:table-cell>
          <table:table-cell table:formula="of:=[.C110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3]+[.AT1103]+[.AP1103]+[.AL1103]+[.AH1103]+[.AD1103]+[.Z1103]+[.V1103]+[.R1103]+[.N1103]" ns41:value-type="float" table:style-name="ce45" office:value-type="float" office:value="0">
            <text:p/>
          </table:table-cell>
          <table:table-cell table:formula="of:=[.AY1103]+[.AU1103]+[.AQ1103]+[.AM1103]+[.AI1103]+[.AE1103]+[.AA1103]+[.W1103]+[.S1103]+[.O1103]+[.L1103]+[.J1103]+[.H1103]+[.F1103]" ns41:value-type="float" table:style-name="ce45" office:value-type="float" office:value="0">
            <text:p/>
          </table:table-cell>
          <table:table-cell table:formula="of:=[.AZ1103]+[.AV1103]+[.AR1103]+[.AN1103]+[.AJ1103]+[.AF1103]+[.AB1103]+[.X1103]+[.T1103]+[.P1103]" ns41:value-type="float" table:style-name="ce45" office:value-type="float" office:value="0">
            <text:p/>
          </table:table-cell>
          <table:table-cell table:formula="of:=[.BA1103]+[.AW1103]+[.AS1103]+[.AO1103]+[.AK1103]+[.AG1103]+[.AC1103]+[.Y1103]+[.U1103]+[.Q1103]+[.M1103]+[.K1103]+[.I1103]+[.G1103]" ns41:value-type="float" table:style-name="ce45" office:value-type="float" office:value="0">
            <text:p/>
          </table:table-cell>
          <table:table-cell table:formula="of:=[.BB1103]+[.BD1103]" ns41:value-type="float" table:style-name="ce45" office:value-type="float" office:value="0">
            <text:p/>
          </table:table-cell>
          <table:table-cell table:formula="of:=[.BC1103]+[.BE1103]" ns41:value-type="float" table:style-name="ce45" office:value-type="float" office:value="0">
            <text:p/>
          </table:table-cell>
          <table:table-cell table:formula="of:=[.C110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4]+[.AT1104]+[.AP1104]+[.AL1104]+[.AH1104]+[.AD1104]+[.Z1104]+[.V1104]+[.R1104]+[.N1104]" ns41:value-type="float" table:style-name="ce45" office:value-type="float" office:value="0">
            <text:p/>
          </table:table-cell>
          <table:table-cell table:formula="of:=[.AY1104]+[.AU1104]+[.AQ1104]+[.AM1104]+[.AI1104]+[.AE1104]+[.AA1104]+[.W1104]+[.S1104]+[.O1104]+[.L1104]+[.J1104]+[.H1104]+[.F1104]" ns41:value-type="float" table:style-name="ce45" office:value-type="float" office:value="0">
            <text:p/>
          </table:table-cell>
          <table:table-cell table:formula="of:=[.AZ1104]+[.AV1104]+[.AR1104]+[.AN1104]+[.AJ1104]+[.AF1104]+[.AB1104]+[.X1104]+[.T1104]+[.P1104]" ns41:value-type="float" table:style-name="ce45" office:value-type="float" office:value="0">
            <text:p/>
          </table:table-cell>
          <table:table-cell table:formula="of:=[.BA1104]+[.AW1104]+[.AS1104]+[.AO1104]+[.AK1104]+[.AG1104]+[.AC1104]+[.Y1104]+[.U1104]+[.Q1104]+[.M1104]+[.K1104]+[.I1104]+[.G1104]" ns41:value-type="float" table:style-name="ce45" office:value-type="float" office:value="0">
            <text:p/>
          </table:table-cell>
          <table:table-cell table:formula="of:=[.BB1104]+[.BD1104]" ns41:value-type="float" table:style-name="ce45" office:value-type="float" office:value="0">
            <text:p/>
          </table:table-cell>
          <table:table-cell table:formula="of:=[.BC1104]+[.BE1104]" ns41:value-type="float" table:style-name="ce45" office:value-type="float" office:value="0">
            <text:p/>
          </table:table-cell>
          <table:table-cell table:formula="of:=[.C110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5]+[.AT1105]+[.AP1105]+[.AL1105]+[.AH1105]+[.AD1105]+[.Z1105]+[.V1105]+[.R1105]+[.N1105]" ns41:value-type="float" table:style-name="ce45" office:value-type="float" office:value="0">
            <text:p/>
          </table:table-cell>
          <table:table-cell table:formula="of:=[.AY1105]+[.AU1105]+[.AQ1105]+[.AM1105]+[.AI1105]+[.AE1105]+[.AA1105]+[.W1105]+[.S1105]+[.O1105]+[.L1105]+[.J1105]+[.H1105]+[.F1105]" ns41:value-type="float" table:style-name="ce45" office:value-type="float" office:value="0">
            <text:p/>
          </table:table-cell>
          <table:table-cell table:formula="of:=[.AZ1105]+[.AV1105]+[.AR1105]+[.AN1105]+[.AJ1105]+[.AF1105]+[.AB1105]+[.X1105]+[.T1105]+[.P1105]" ns41:value-type="float" table:style-name="ce45" office:value-type="float" office:value="0">
            <text:p/>
          </table:table-cell>
          <table:table-cell table:formula="of:=[.BA1105]+[.AW1105]+[.AS1105]+[.AO1105]+[.AK1105]+[.AG1105]+[.AC1105]+[.Y1105]+[.U1105]+[.Q1105]+[.M1105]+[.K1105]+[.I1105]+[.G1105]" ns41:value-type="float" table:style-name="ce45" office:value-type="float" office:value="0">
            <text:p/>
          </table:table-cell>
          <table:table-cell table:formula="of:=[.BB1105]+[.BD1105]" ns41:value-type="float" table:style-name="ce45" office:value-type="float" office:value="0">
            <text:p/>
          </table:table-cell>
          <table:table-cell table:formula="of:=[.BC1105]+[.BE1105]" ns41:value-type="float" table:style-name="ce45" office:value-type="float" office:value="0">
            <text:p/>
          </table:table-cell>
          <table:table-cell table:formula="of:=[.C110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6]+[.AT1106]+[.AP1106]+[.AL1106]+[.AH1106]+[.AD1106]+[.Z1106]+[.V1106]+[.R1106]+[.N1106]" ns41:value-type="float" table:style-name="ce45" office:value-type="float" office:value="0">
            <text:p/>
          </table:table-cell>
          <table:table-cell table:formula="of:=[.AY1106]+[.AU1106]+[.AQ1106]+[.AM1106]+[.AI1106]+[.AE1106]+[.AA1106]+[.W1106]+[.S1106]+[.O1106]+[.L1106]+[.J1106]+[.H1106]+[.F1106]" ns41:value-type="float" table:style-name="ce45" office:value-type="float" office:value="0">
            <text:p/>
          </table:table-cell>
          <table:table-cell table:formula="of:=[.AZ1106]+[.AV1106]+[.AR1106]+[.AN1106]+[.AJ1106]+[.AF1106]+[.AB1106]+[.X1106]+[.T1106]+[.P1106]" ns41:value-type="float" table:style-name="ce45" office:value-type="float" office:value="0">
            <text:p/>
          </table:table-cell>
          <table:table-cell table:formula="of:=[.BA1106]+[.AW1106]+[.AS1106]+[.AO1106]+[.AK1106]+[.AG1106]+[.AC1106]+[.Y1106]+[.U1106]+[.Q1106]+[.M1106]+[.K1106]+[.I1106]+[.G1106]" ns41:value-type="float" table:style-name="ce45" office:value-type="float" office:value="0">
            <text:p/>
          </table:table-cell>
          <table:table-cell table:formula="of:=[.BB1106]+[.BD1106]" ns41:value-type="float" table:style-name="ce45" office:value-type="float" office:value="0">
            <text:p/>
          </table:table-cell>
          <table:table-cell table:formula="of:=[.BC1106]+[.BE1106]" ns41:value-type="float" table:style-name="ce45" office:value-type="float" office:value="0">
            <text:p/>
          </table:table-cell>
          <table:table-cell table:formula="of:=[.C110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7]+[.AT1107]+[.AP1107]+[.AL1107]+[.AH1107]+[.AD1107]+[.Z1107]+[.V1107]+[.R1107]+[.N1107]" ns41:value-type="float" table:style-name="ce45" office:value-type="float" office:value="0">
            <text:p/>
          </table:table-cell>
          <table:table-cell table:formula="of:=[.AY1107]+[.AU1107]+[.AQ1107]+[.AM1107]+[.AI1107]+[.AE1107]+[.AA1107]+[.W1107]+[.S1107]+[.O1107]+[.L1107]+[.J1107]+[.H1107]+[.F1107]" ns41:value-type="float" table:style-name="ce45" office:value-type="float" office:value="0">
            <text:p/>
          </table:table-cell>
          <table:table-cell table:formula="of:=[.AZ1107]+[.AV1107]+[.AR1107]+[.AN1107]+[.AJ1107]+[.AF1107]+[.AB1107]+[.X1107]+[.T1107]+[.P1107]" ns41:value-type="float" table:style-name="ce45" office:value-type="float" office:value="0">
            <text:p/>
          </table:table-cell>
          <table:table-cell table:formula="of:=[.BA1107]+[.AW1107]+[.AS1107]+[.AO1107]+[.AK1107]+[.AG1107]+[.AC1107]+[.Y1107]+[.U1107]+[.Q1107]+[.M1107]+[.K1107]+[.I1107]+[.G1107]" ns41:value-type="float" table:style-name="ce45" office:value-type="float" office:value="0">
            <text:p/>
          </table:table-cell>
          <table:table-cell table:formula="of:=[.BB1107]+[.BD1107]" ns41:value-type="float" table:style-name="ce45" office:value-type="float" office:value="0">
            <text:p/>
          </table:table-cell>
          <table:table-cell table:formula="of:=[.BC1107]+[.BE1107]" ns41:value-type="float" table:style-name="ce45" office:value-type="float" office:value="0">
            <text:p/>
          </table:table-cell>
          <table:table-cell table:formula="of:=[.C110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8]+[.AT1108]+[.AP1108]+[.AL1108]+[.AH1108]+[.AD1108]+[.Z1108]+[.V1108]+[.R1108]+[.N1108]" ns41:value-type="float" table:style-name="ce45" office:value-type="float" office:value="0">
            <text:p/>
          </table:table-cell>
          <table:table-cell table:formula="of:=[.AY1108]+[.AU1108]+[.AQ1108]+[.AM1108]+[.AI1108]+[.AE1108]+[.AA1108]+[.W1108]+[.S1108]+[.O1108]+[.L1108]+[.J1108]+[.H1108]+[.F1108]" ns41:value-type="float" table:style-name="ce45" office:value-type="float" office:value="0">
            <text:p/>
          </table:table-cell>
          <table:table-cell table:formula="of:=[.AZ1108]+[.AV1108]+[.AR1108]+[.AN1108]+[.AJ1108]+[.AF1108]+[.AB1108]+[.X1108]+[.T1108]+[.P1108]" ns41:value-type="float" table:style-name="ce45" office:value-type="float" office:value="0">
            <text:p/>
          </table:table-cell>
          <table:table-cell table:formula="of:=[.BA1108]+[.AW1108]+[.AS1108]+[.AO1108]+[.AK1108]+[.AG1108]+[.AC1108]+[.Y1108]+[.U1108]+[.Q1108]+[.M1108]+[.K1108]+[.I1108]+[.G1108]" ns41:value-type="float" table:style-name="ce45" office:value-type="float" office:value="0">
            <text:p/>
          </table:table-cell>
          <table:table-cell table:formula="of:=[.BB1108]+[.BD1108]" ns41:value-type="float" table:style-name="ce45" office:value-type="float" office:value="0">
            <text:p/>
          </table:table-cell>
          <table:table-cell table:formula="of:=[.BC1108]+[.BE1108]" ns41:value-type="float" table:style-name="ce45" office:value-type="float" office:value="0">
            <text:p/>
          </table:table-cell>
          <table:table-cell table:formula="of:=[.C110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09]+[.AT1109]+[.AP1109]+[.AL1109]+[.AH1109]+[.AD1109]+[.Z1109]+[.V1109]+[.R1109]+[.N1109]" ns41:value-type="float" table:style-name="ce45" office:value-type="float" office:value="0">
            <text:p/>
          </table:table-cell>
          <table:table-cell table:formula="of:=[.AY1109]+[.AU1109]+[.AQ1109]+[.AM1109]+[.AI1109]+[.AE1109]+[.AA1109]+[.W1109]+[.S1109]+[.O1109]+[.L1109]+[.J1109]+[.H1109]+[.F1109]" ns41:value-type="float" table:style-name="ce45" office:value-type="float" office:value="0">
            <text:p/>
          </table:table-cell>
          <table:table-cell table:formula="of:=[.AZ1109]+[.AV1109]+[.AR1109]+[.AN1109]+[.AJ1109]+[.AF1109]+[.AB1109]+[.X1109]+[.T1109]+[.P1109]" ns41:value-type="float" table:style-name="ce45" office:value-type="float" office:value="0">
            <text:p/>
          </table:table-cell>
          <table:table-cell table:formula="of:=[.BA1109]+[.AW1109]+[.AS1109]+[.AO1109]+[.AK1109]+[.AG1109]+[.AC1109]+[.Y1109]+[.U1109]+[.Q1109]+[.M1109]+[.K1109]+[.I1109]+[.G1109]" ns41:value-type="float" table:style-name="ce45" office:value-type="float" office:value="0">
            <text:p/>
          </table:table-cell>
          <table:table-cell table:formula="of:=[.BB1109]+[.BD1109]" ns41:value-type="float" table:style-name="ce45" office:value-type="float" office:value="0">
            <text:p/>
          </table:table-cell>
          <table:table-cell table:formula="of:=[.BC1109]+[.BE1109]" ns41:value-type="float" table:style-name="ce45" office:value-type="float" office:value="0">
            <text:p/>
          </table:table-cell>
          <table:table-cell table:formula="of:=[.C110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0]+[.AT1110]+[.AP1110]+[.AL1110]+[.AH1110]+[.AD1110]+[.Z1110]+[.V1110]+[.R1110]+[.N1110]" ns41:value-type="float" table:style-name="ce45" office:value-type="float" office:value="0">
            <text:p/>
          </table:table-cell>
          <table:table-cell table:formula="of:=[.AY1110]+[.AU1110]+[.AQ1110]+[.AM1110]+[.AI1110]+[.AE1110]+[.AA1110]+[.W1110]+[.S1110]+[.O1110]+[.L1110]+[.J1110]+[.H1110]+[.F1110]" ns41:value-type="float" table:style-name="ce45" office:value-type="float" office:value="0">
            <text:p/>
          </table:table-cell>
          <table:table-cell table:formula="of:=[.AZ1110]+[.AV1110]+[.AR1110]+[.AN1110]+[.AJ1110]+[.AF1110]+[.AB1110]+[.X1110]+[.T1110]+[.P1110]" ns41:value-type="float" table:style-name="ce45" office:value-type="float" office:value="0">
            <text:p/>
          </table:table-cell>
          <table:table-cell table:formula="of:=[.BA1110]+[.AW1110]+[.AS1110]+[.AO1110]+[.AK1110]+[.AG1110]+[.AC1110]+[.Y1110]+[.U1110]+[.Q1110]+[.M1110]+[.K1110]+[.I1110]+[.G1110]" ns41:value-type="float" table:style-name="ce45" office:value-type="float" office:value="0">
            <text:p/>
          </table:table-cell>
          <table:table-cell table:formula="of:=[.BB1110]+[.BD1110]" ns41:value-type="float" table:style-name="ce45" office:value-type="float" office:value="0">
            <text:p/>
          </table:table-cell>
          <table:table-cell table:formula="of:=[.BC1110]+[.BE1110]" ns41:value-type="float" table:style-name="ce45" office:value-type="float" office:value="0">
            <text:p/>
          </table:table-cell>
          <table:table-cell table:formula="of:=[.C111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1]+[.AT1111]+[.AP1111]+[.AL1111]+[.AH1111]+[.AD1111]+[.Z1111]+[.V1111]+[.R1111]+[.N1111]" ns41:value-type="float" table:style-name="ce45" office:value-type="float" office:value="0">
            <text:p/>
          </table:table-cell>
          <table:table-cell table:formula="of:=[.AY1111]+[.AU1111]+[.AQ1111]+[.AM1111]+[.AI1111]+[.AE1111]+[.AA1111]+[.W1111]+[.S1111]+[.O1111]+[.L1111]+[.J1111]+[.H1111]+[.F1111]" ns41:value-type="float" table:style-name="ce45" office:value-type="float" office:value="0">
            <text:p/>
          </table:table-cell>
          <table:table-cell table:formula="of:=[.AZ1111]+[.AV1111]+[.AR1111]+[.AN1111]+[.AJ1111]+[.AF1111]+[.AB1111]+[.X1111]+[.T1111]+[.P1111]" ns41:value-type="float" table:style-name="ce45" office:value-type="float" office:value="0">
            <text:p/>
          </table:table-cell>
          <table:table-cell table:formula="of:=[.BA1111]+[.AW1111]+[.AS1111]+[.AO1111]+[.AK1111]+[.AG1111]+[.AC1111]+[.Y1111]+[.U1111]+[.Q1111]+[.M1111]+[.K1111]+[.I1111]+[.G1111]" ns41:value-type="float" table:style-name="ce45" office:value-type="float" office:value="0">
            <text:p/>
          </table:table-cell>
          <table:table-cell table:formula="of:=[.BB1111]+[.BD1111]" ns41:value-type="float" table:style-name="ce45" office:value-type="float" office:value="0">
            <text:p/>
          </table:table-cell>
          <table:table-cell table:formula="of:=[.BC1111]+[.BE1111]" ns41:value-type="float" table:style-name="ce45" office:value-type="float" office:value="0">
            <text:p/>
          </table:table-cell>
          <table:table-cell table:formula="of:=[.C111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2]+[.AT1112]+[.AP1112]+[.AL1112]+[.AH1112]+[.AD1112]+[.Z1112]+[.V1112]+[.R1112]+[.N1112]" ns41:value-type="float" table:style-name="ce45" office:value-type="float" office:value="0">
            <text:p/>
          </table:table-cell>
          <table:table-cell table:formula="of:=[.AY1112]+[.AU1112]+[.AQ1112]+[.AM1112]+[.AI1112]+[.AE1112]+[.AA1112]+[.W1112]+[.S1112]+[.O1112]+[.L1112]+[.J1112]+[.H1112]+[.F1112]" ns41:value-type="float" table:style-name="ce45" office:value-type="float" office:value="0">
            <text:p/>
          </table:table-cell>
          <table:table-cell table:formula="of:=[.AZ1112]+[.AV1112]+[.AR1112]+[.AN1112]+[.AJ1112]+[.AF1112]+[.AB1112]+[.X1112]+[.T1112]+[.P1112]" ns41:value-type="float" table:style-name="ce45" office:value-type="float" office:value="0">
            <text:p/>
          </table:table-cell>
          <table:table-cell table:formula="of:=[.BA1112]+[.AW1112]+[.AS1112]+[.AO1112]+[.AK1112]+[.AG1112]+[.AC1112]+[.Y1112]+[.U1112]+[.Q1112]+[.M1112]+[.K1112]+[.I1112]+[.G1112]" ns41:value-type="float" table:style-name="ce45" office:value-type="float" office:value="0">
            <text:p/>
          </table:table-cell>
          <table:table-cell table:formula="of:=[.BB1112]+[.BD1112]" ns41:value-type="float" table:style-name="ce45" office:value-type="float" office:value="0">
            <text:p/>
          </table:table-cell>
          <table:table-cell table:formula="of:=[.BC1112]+[.BE1112]" ns41:value-type="float" table:style-name="ce45" office:value-type="float" office:value="0">
            <text:p/>
          </table:table-cell>
          <table:table-cell table:formula="of:=[.C111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3]+[.AT1113]+[.AP1113]+[.AL1113]+[.AH1113]+[.AD1113]+[.Z1113]+[.V1113]+[.R1113]+[.N1113]" ns41:value-type="float" table:style-name="ce45" office:value-type="float" office:value="0">
            <text:p/>
          </table:table-cell>
          <table:table-cell table:formula="of:=[.AY1113]+[.AU1113]+[.AQ1113]+[.AM1113]+[.AI1113]+[.AE1113]+[.AA1113]+[.W1113]+[.S1113]+[.O1113]+[.L1113]+[.J1113]+[.H1113]+[.F1113]" ns41:value-type="float" table:style-name="ce45" office:value-type="float" office:value="0">
            <text:p/>
          </table:table-cell>
          <table:table-cell table:formula="of:=[.AZ1113]+[.AV1113]+[.AR1113]+[.AN1113]+[.AJ1113]+[.AF1113]+[.AB1113]+[.X1113]+[.T1113]+[.P1113]" ns41:value-type="float" table:style-name="ce45" office:value-type="float" office:value="0">
            <text:p/>
          </table:table-cell>
          <table:table-cell table:formula="of:=[.BA1113]+[.AW1113]+[.AS1113]+[.AO1113]+[.AK1113]+[.AG1113]+[.AC1113]+[.Y1113]+[.U1113]+[.Q1113]+[.M1113]+[.K1113]+[.I1113]+[.G1113]" ns41:value-type="float" table:style-name="ce45" office:value-type="float" office:value="0">
            <text:p/>
          </table:table-cell>
          <table:table-cell table:formula="of:=[.BB1113]+[.BD1113]" ns41:value-type="float" table:style-name="ce45" office:value-type="float" office:value="0">
            <text:p/>
          </table:table-cell>
          <table:table-cell table:formula="of:=[.BC1113]+[.BE1113]" ns41:value-type="float" table:style-name="ce45" office:value-type="float" office:value="0">
            <text:p/>
          </table:table-cell>
          <table:table-cell table:formula="of:=[.C111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4]+[.AT1114]+[.AP1114]+[.AL1114]+[.AH1114]+[.AD1114]+[.Z1114]+[.V1114]+[.R1114]+[.N1114]" ns41:value-type="float" table:style-name="ce45" office:value-type="float" office:value="0">
            <text:p/>
          </table:table-cell>
          <table:table-cell table:formula="of:=[.AY1114]+[.AU1114]+[.AQ1114]+[.AM1114]+[.AI1114]+[.AE1114]+[.AA1114]+[.W1114]+[.S1114]+[.O1114]+[.L1114]+[.J1114]+[.H1114]+[.F1114]" ns41:value-type="float" table:style-name="ce45" office:value-type="float" office:value="0">
            <text:p/>
          </table:table-cell>
          <table:table-cell table:formula="of:=[.AZ1114]+[.AV1114]+[.AR1114]+[.AN1114]+[.AJ1114]+[.AF1114]+[.AB1114]+[.X1114]+[.T1114]+[.P1114]" ns41:value-type="float" table:style-name="ce45" office:value-type="float" office:value="0">
            <text:p/>
          </table:table-cell>
          <table:table-cell table:formula="of:=[.BA1114]+[.AW1114]+[.AS1114]+[.AO1114]+[.AK1114]+[.AG1114]+[.AC1114]+[.Y1114]+[.U1114]+[.Q1114]+[.M1114]+[.K1114]+[.I1114]+[.G1114]" ns41:value-type="float" table:style-name="ce45" office:value-type="float" office:value="0">
            <text:p/>
          </table:table-cell>
          <table:table-cell table:formula="of:=[.BB1114]+[.BD1114]" ns41:value-type="float" table:style-name="ce45" office:value-type="float" office:value="0">
            <text:p/>
          </table:table-cell>
          <table:table-cell table:formula="of:=[.BC1114]+[.BE1114]" ns41:value-type="float" table:style-name="ce45" office:value-type="float" office:value="0">
            <text:p/>
          </table:table-cell>
          <table:table-cell table:formula="of:=[.C111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5]+[.AT1115]+[.AP1115]+[.AL1115]+[.AH1115]+[.AD1115]+[.Z1115]+[.V1115]+[.R1115]+[.N1115]" ns41:value-type="float" table:style-name="ce45" office:value-type="float" office:value="0">
            <text:p/>
          </table:table-cell>
          <table:table-cell table:formula="of:=[.AY1115]+[.AU1115]+[.AQ1115]+[.AM1115]+[.AI1115]+[.AE1115]+[.AA1115]+[.W1115]+[.S1115]+[.O1115]+[.L1115]+[.J1115]+[.H1115]+[.F1115]" ns41:value-type="float" table:style-name="ce45" office:value-type="float" office:value="0">
            <text:p/>
          </table:table-cell>
          <table:table-cell table:formula="of:=[.AZ1115]+[.AV1115]+[.AR1115]+[.AN1115]+[.AJ1115]+[.AF1115]+[.AB1115]+[.X1115]+[.T1115]+[.P1115]" ns41:value-type="float" table:style-name="ce45" office:value-type="float" office:value="0">
            <text:p/>
          </table:table-cell>
          <table:table-cell table:formula="of:=[.BA1115]+[.AW1115]+[.AS1115]+[.AO1115]+[.AK1115]+[.AG1115]+[.AC1115]+[.Y1115]+[.U1115]+[.Q1115]+[.M1115]+[.K1115]+[.I1115]+[.G1115]" ns41:value-type="float" table:style-name="ce45" office:value-type="float" office:value="0">
            <text:p/>
          </table:table-cell>
          <table:table-cell table:formula="of:=[.BB1115]+[.BD1115]" ns41:value-type="float" table:style-name="ce45" office:value-type="float" office:value="0">
            <text:p/>
          </table:table-cell>
          <table:table-cell table:formula="of:=[.BC1115]+[.BE1115]" ns41:value-type="float" table:style-name="ce45" office:value-type="float" office:value="0">
            <text:p/>
          </table:table-cell>
          <table:table-cell table:formula="of:=[.C111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6]+[.AT1116]+[.AP1116]+[.AL1116]+[.AH1116]+[.AD1116]+[.Z1116]+[.V1116]+[.R1116]+[.N1116]" ns41:value-type="float" table:style-name="ce45" office:value-type="float" office:value="0">
            <text:p/>
          </table:table-cell>
          <table:table-cell table:formula="of:=[.AY1116]+[.AU1116]+[.AQ1116]+[.AM1116]+[.AI1116]+[.AE1116]+[.AA1116]+[.W1116]+[.S1116]+[.O1116]+[.L1116]+[.J1116]+[.H1116]+[.F1116]" ns41:value-type="float" table:style-name="ce45" office:value-type="float" office:value="0">
            <text:p/>
          </table:table-cell>
          <table:table-cell table:formula="of:=[.AZ1116]+[.AV1116]+[.AR1116]+[.AN1116]+[.AJ1116]+[.AF1116]+[.AB1116]+[.X1116]+[.T1116]+[.P1116]" ns41:value-type="float" table:style-name="ce45" office:value-type="float" office:value="0">
            <text:p/>
          </table:table-cell>
          <table:table-cell table:formula="of:=[.BA1116]+[.AW1116]+[.AS1116]+[.AO1116]+[.AK1116]+[.AG1116]+[.AC1116]+[.Y1116]+[.U1116]+[.Q1116]+[.M1116]+[.K1116]+[.I1116]+[.G1116]" ns41:value-type="float" table:style-name="ce45" office:value-type="float" office:value="0">
            <text:p/>
          </table:table-cell>
          <table:table-cell table:formula="of:=[.BB1116]+[.BD1116]" ns41:value-type="float" table:style-name="ce45" office:value-type="float" office:value="0">
            <text:p/>
          </table:table-cell>
          <table:table-cell table:formula="of:=[.BC1116]+[.BE1116]" ns41:value-type="float" table:style-name="ce45" office:value-type="float" office:value="0">
            <text:p/>
          </table:table-cell>
          <table:table-cell table:formula="of:=[.C111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7]+[.AT1117]+[.AP1117]+[.AL1117]+[.AH1117]+[.AD1117]+[.Z1117]+[.V1117]+[.R1117]+[.N1117]" ns41:value-type="float" table:style-name="ce45" office:value-type="float" office:value="0">
            <text:p/>
          </table:table-cell>
          <table:table-cell table:formula="of:=[.AY1117]+[.AU1117]+[.AQ1117]+[.AM1117]+[.AI1117]+[.AE1117]+[.AA1117]+[.W1117]+[.S1117]+[.O1117]+[.L1117]+[.J1117]+[.H1117]+[.F1117]" ns41:value-type="float" table:style-name="ce45" office:value-type="float" office:value="0">
            <text:p/>
          </table:table-cell>
          <table:table-cell table:formula="of:=[.AZ1117]+[.AV1117]+[.AR1117]+[.AN1117]+[.AJ1117]+[.AF1117]+[.AB1117]+[.X1117]+[.T1117]+[.P1117]" ns41:value-type="float" table:style-name="ce45" office:value-type="float" office:value="0">
            <text:p/>
          </table:table-cell>
          <table:table-cell table:formula="of:=[.BA1117]+[.AW1117]+[.AS1117]+[.AO1117]+[.AK1117]+[.AG1117]+[.AC1117]+[.Y1117]+[.U1117]+[.Q1117]+[.M1117]+[.K1117]+[.I1117]+[.G1117]" ns41:value-type="float" table:style-name="ce45" office:value-type="float" office:value="0">
            <text:p/>
          </table:table-cell>
          <table:table-cell table:formula="of:=[.BB1117]+[.BD1117]" ns41:value-type="float" table:style-name="ce45" office:value-type="float" office:value="0">
            <text:p/>
          </table:table-cell>
          <table:table-cell table:formula="of:=[.BC1117]+[.BE1117]" ns41:value-type="float" table:style-name="ce45" office:value-type="float" office:value="0">
            <text:p/>
          </table:table-cell>
          <table:table-cell table:formula="of:=[.C111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8]+[.AT1118]+[.AP1118]+[.AL1118]+[.AH1118]+[.AD1118]+[.Z1118]+[.V1118]+[.R1118]+[.N1118]" ns41:value-type="float" table:style-name="ce45" office:value-type="float" office:value="0">
            <text:p/>
          </table:table-cell>
          <table:table-cell table:formula="of:=[.AY1118]+[.AU1118]+[.AQ1118]+[.AM1118]+[.AI1118]+[.AE1118]+[.AA1118]+[.W1118]+[.S1118]+[.O1118]+[.L1118]+[.J1118]+[.H1118]+[.F1118]" ns41:value-type="float" table:style-name="ce45" office:value-type="float" office:value="0">
            <text:p/>
          </table:table-cell>
          <table:table-cell table:formula="of:=[.AZ1118]+[.AV1118]+[.AR1118]+[.AN1118]+[.AJ1118]+[.AF1118]+[.AB1118]+[.X1118]+[.T1118]+[.P1118]" ns41:value-type="float" table:style-name="ce45" office:value-type="float" office:value="0">
            <text:p/>
          </table:table-cell>
          <table:table-cell table:formula="of:=[.BA1118]+[.AW1118]+[.AS1118]+[.AO1118]+[.AK1118]+[.AG1118]+[.AC1118]+[.Y1118]+[.U1118]+[.Q1118]+[.M1118]+[.K1118]+[.I1118]+[.G1118]" ns41:value-type="float" table:style-name="ce45" office:value-type="float" office:value="0">
            <text:p/>
          </table:table-cell>
          <table:table-cell table:formula="of:=[.BB1118]+[.BD1118]" ns41:value-type="float" table:style-name="ce45" office:value-type="float" office:value="0">
            <text:p/>
          </table:table-cell>
          <table:table-cell table:formula="of:=[.BC1118]+[.BE1118]" ns41:value-type="float" table:style-name="ce45" office:value-type="float" office:value="0">
            <text:p/>
          </table:table-cell>
          <table:table-cell table:formula="of:=[.C111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19]+[.AT1119]+[.AP1119]+[.AL1119]+[.AH1119]+[.AD1119]+[.Z1119]+[.V1119]+[.R1119]+[.N1119]" ns41:value-type="float" table:style-name="ce45" office:value-type="float" office:value="0">
            <text:p/>
          </table:table-cell>
          <table:table-cell table:formula="of:=[.AY1119]+[.AU1119]+[.AQ1119]+[.AM1119]+[.AI1119]+[.AE1119]+[.AA1119]+[.W1119]+[.S1119]+[.O1119]+[.L1119]+[.J1119]+[.H1119]+[.F1119]" ns41:value-type="float" table:style-name="ce45" office:value-type="float" office:value="0">
            <text:p/>
          </table:table-cell>
          <table:table-cell table:formula="of:=[.AZ1119]+[.AV1119]+[.AR1119]+[.AN1119]+[.AJ1119]+[.AF1119]+[.AB1119]+[.X1119]+[.T1119]+[.P1119]" ns41:value-type="float" table:style-name="ce45" office:value-type="float" office:value="0">
            <text:p/>
          </table:table-cell>
          <table:table-cell table:formula="of:=[.BA1119]+[.AW1119]+[.AS1119]+[.AO1119]+[.AK1119]+[.AG1119]+[.AC1119]+[.Y1119]+[.U1119]+[.Q1119]+[.M1119]+[.K1119]+[.I1119]+[.G1119]" ns41:value-type="float" table:style-name="ce45" office:value-type="float" office:value="0">
            <text:p/>
          </table:table-cell>
          <table:table-cell table:formula="of:=[.BB1119]+[.BD1119]" ns41:value-type="float" table:style-name="ce45" office:value-type="float" office:value="0">
            <text:p/>
          </table:table-cell>
          <table:table-cell table:formula="of:=[.BC1119]+[.BE1119]" ns41:value-type="float" table:style-name="ce45" office:value-type="float" office:value="0">
            <text:p/>
          </table:table-cell>
          <table:table-cell table:formula="of:=[.C111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0]+[.AT1120]+[.AP1120]+[.AL1120]+[.AH1120]+[.AD1120]+[.Z1120]+[.V1120]+[.R1120]+[.N1120]" ns41:value-type="float" table:style-name="ce45" office:value-type="float" office:value="0">
            <text:p/>
          </table:table-cell>
          <table:table-cell table:formula="of:=[.AY1120]+[.AU1120]+[.AQ1120]+[.AM1120]+[.AI1120]+[.AE1120]+[.AA1120]+[.W1120]+[.S1120]+[.O1120]+[.L1120]+[.J1120]+[.H1120]+[.F1120]" ns41:value-type="float" table:style-name="ce45" office:value-type="float" office:value="0">
            <text:p/>
          </table:table-cell>
          <table:table-cell table:formula="of:=[.AZ1120]+[.AV1120]+[.AR1120]+[.AN1120]+[.AJ1120]+[.AF1120]+[.AB1120]+[.X1120]+[.T1120]+[.P1120]" ns41:value-type="float" table:style-name="ce45" office:value-type="float" office:value="0">
            <text:p/>
          </table:table-cell>
          <table:table-cell table:formula="of:=[.BA1120]+[.AW1120]+[.AS1120]+[.AO1120]+[.AK1120]+[.AG1120]+[.AC1120]+[.Y1120]+[.U1120]+[.Q1120]+[.M1120]+[.K1120]+[.I1120]+[.G1120]" ns41:value-type="float" table:style-name="ce45" office:value-type="float" office:value="0">
            <text:p/>
          </table:table-cell>
          <table:table-cell table:formula="of:=[.BB1120]+[.BD1120]" ns41:value-type="float" table:style-name="ce45" office:value-type="float" office:value="0">
            <text:p/>
          </table:table-cell>
          <table:table-cell table:formula="of:=[.BC1120]+[.BE1120]" ns41:value-type="float" table:style-name="ce45" office:value-type="float" office:value="0">
            <text:p/>
          </table:table-cell>
          <table:table-cell table:formula="of:=[.C112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1]+[.AT1121]+[.AP1121]+[.AL1121]+[.AH1121]+[.AD1121]+[.Z1121]+[.V1121]+[.R1121]+[.N1121]" ns41:value-type="float" table:style-name="ce45" office:value-type="float" office:value="0">
            <text:p/>
          </table:table-cell>
          <table:table-cell table:formula="of:=[.AY1121]+[.AU1121]+[.AQ1121]+[.AM1121]+[.AI1121]+[.AE1121]+[.AA1121]+[.W1121]+[.S1121]+[.O1121]+[.L1121]+[.J1121]+[.H1121]+[.F1121]" ns41:value-type="float" table:style-name="ce45" office:value-type="float" office:value="0">
            <text:p/>
          </table:table-cell>
          <table:table-cell table:formula="of:=[.AZ1121]+[.AV1121]+[.AR1121]+[.AN1121]+[.AJ1121]+[.AF1121]+[.AB1121]+[.X1121]+[.T1121]+[.P1121]" ns41:value-type="float" table:style-name="ce45" office:value-type="float" office:value="0">
            <text:p/>
          </table:table-cell>
          <table:table-cell table:formula="of:=[.BA1121]+[.AW1121]+[.AS1121]+[.AO1121]+[.AK1121]+[.AG1121]+[.AC1121]+[.Y1121]+[.U1121]+[.Q1121]+[.M1121]+[.K1121]+[.I1121]+[.G1121]" ns41:value-type="float" table:style-name="ce45" office:value-type="float" office:value="0">
            <text:p/>
          </table:table-cell>
          <table:table-cell table:formula="of:=[.BB1121]+[.BD1121]" ns41:value-type="float" table:style-name="ce45" office:value-type="float" office:value="0">
            <text:p/>
          </table:table-cell>
          <table:table-cell table:formula="of:=[.BC1121]+[.BE1121]" ns41:value-type="float" table:style-name="ce45" office:value-type="float" office:value="0">
            <text:p/>
          </table:table-cell>
          <table:table-cell table:formula="of:=[.C112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2]+[.AT1122]+[.AP1122]+[.AL1122]+[.AH1122]+[.AD1122]+[.Z1122]+[.V1122]+[.R1122]+[.N1122]" ns41:value-type="float" table:style-name="ce45" office:value-type="float" office:value="0">
            <text:p/>
          </table:table-cell>
          <table:table-cell table:formula="of:=[.AY1122]+[.AU1122]+[.AQ1122]+[.AM1122]+[.AI1122]+[.AE1122]+[.AA1122]+[.W1122]+[.S1122]+[.O1122]+[.L1122]+[.J1122]+[.H1122]+[.F1122]" ns41:value-type="float" table:style-name="ce45" office:value-type="float" office:value="0">
            <text:p/>
          </table:table-cell>
          <table:table-cell table:formula="of:=[.AZ1122]+[.AV1122]+[.AR1122]+[.AN1122]+[.AJ1122]+[.AF1122]+[.AB1122]+[.X1122]+[.T1122]+[.P1122]" ns41:value-type="float" table:style-name="ce45" office:value-type="float" office:value="0">
            <text:p/>
          </table:table-cell>
          <table:table-cell table:formula="of:=[.BA1122]+[.AW1122]+[.AS1122]+[.AO1122]+[.AK1122]+[.AG1122]+[.AC1122]+[.Y1122]+[.U1122]+[.Q1122]+[.M1122]+[.K1122]+[.I1122]+[.G1122]" ns41:value-type="float" table:style-name="ce45" office:value-type="float" office:value="0">
            <text:p/>
          </table:table-cell>
          <table:table-cell table:formula="of:=[.BB1122]+[.BD1122]" ns41:value-type="float" table:style-name="ce45" office:value-type="float" office:value="0">
            <text:p/>
          </table:table-cell>
          <table:table-cell table:formula="of:=[.BC1122]+[.BE1122]" ns41:value-type="float" table:style-name="ce45" office:value-type="float" office:value="0">
            <text:p/>
          </table:table-cell>
          <table:table-cell table:formula="of:=[.C112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3]+[.AT1123]+[.AP1123]+[.AL1123]+[.AH1123]+[.AD1123]+[.Z1123]+[.V1123]+[.R1123]+[.N1123]" ns41:value-type="float" table:style-name="ce45" office:value-type="float" office:value="0">
            <text:p/>
          </table:table-cell>
          <table:table-cell table:formula="of:=[.AY1123]+[.AU1123]+[.AQ1123]+[.AM1123]+[.AI1123]+[.AE1123]+[.AA1123]+[.W1123]+[.S1123]+[.O1123]+[.L1123]+[.J1123]+[.H1123]+[.F1123]" ns41:value-type="float" table:style-name="ce45" office:value-type="float" office:value="0">
            <text:p/>
          </table:table-cell>
          <table:table-cell table:formula="of:=[.AZ1123]+[.AV1123]+[.AR1123]+[.AN1123]+[.AJ1123]+[.AF1123]+[.AB1123]+[.X1123]+[.T1123]+[.P1123]" ns41:value-type="float" table:style-name="ce45" office:value-type="float" office:value="0">
            <text:p/>
          </table:table-cell>
          <table:table-cell table:formula="of:=[.BA1123]+[.AW1123]+[.AS1123]+[.AO1123]+[.AK1123]+[.AG1123]+[.AC1123]+[.Y1123]+[.U1123]+[.Q1123]+[.M1123]+[.K1123]+[.I1123]+[.G1123]" ns41:value-type="float" table:style-name="ce45" office:value-type="float" office:value="0">
            <text:p/>
          </table:table-cell>
          <table:table-cell table:formula="of:=[.BB1123]+[.BD1123]" ns41:value-type="float" table:style-name="ce45" office:value-type="float" office:value="0">
            <text:p/>
          </table:table-cell>
          <table:table-cell table:formula="of:=[.BC1123]+[.BE1123]" ns41:value-type="float" table:style-name="ce45" office:value-type="float" office:value="0">
            <text:p/>
          </table:table-cell>
          <table:table-cell table:formula="of:=[.C112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4]+[.AT1124]+[.AP1124]+[.AL1124]+[.AH1124]+[.AD1124]+[.Z1124]+[.V1124]+[.R1124]+[.N1124]" ns41:value-type="float" table:style-name="ce45" office:value-type="float" office:value="0">
            <text:p/>
          </table:table-cell>
          <table:table-cell table:formula="of:=[.AY1124]+[.AU1124]+[.AQ1124]+[.AM1124]+[.AI1124]+[.AE1124]+[.AA1124]+[.W1124]+[.S1124]+[.O1124]+[.L1124]+[.J1124]+[.H1124]+[.F1124]" ns41:value-type="float" table:style-name="ce45" office:value-type="float" office:value="0">
            <text:p/>
          </table:table-cell>
          <table:table-cell table:formula="of:=[.AZ1124]+[.AV1124]+[.AR1124]+[.AN1124]+[.AJ1124]+[.AF1124]+[.AB1124]+[.X1124]+[.T1124]+[.P1124]" ns41:value-type="float" table:style-name="ce45" office:value-type="float" office:value="0">
            <text:p/>
          </table:table-cell>
          <table:table-cell table:formula="of:=[.BA1124]+[.AW1124]+[.AS1124]+[.AO1124]+[.AK1124]+[.AG1124]+[.AC1124]+[.Y1124]+[.U1124]+[.Q1124]+[.M1124]+[.K1124]+[.I1124]+[.G1124]" ns41:value-type="float" table:style-name="ce45" office:value-type="float" office:value="0">
            <text:p/>
          </table:table-cell>
          <table:table-cell table:formula="of:=[.BB1124]+[.BD1124]" ns41:value-type="float" table:style-name="ce45" office:value-type="float" office:value="0">
            <text:p/>
          </table:table-cell>
          <table:table-cell table:formula="of:=[.BC1124]+[.BE1124]" ns41:value-type="float" table:style-name="ce45" office:value-type="float" office:value="0">
            <text:p/>
          </table:table-cell>
          <table:table-cell table:formula="of:=[.C112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5]+[.AT1125]+[.AP1125]+[.AL1125]+[.AH1125]+[.AD1125]+[.Z1125]+[.V1125]+[.R1125]+[.N1125]" ns41:value-type="float" table:style-name="ce45" office:value-type="float" office:value="0">
            <text:p/>
          </table:table-cell>
          <table:table-cell table:formula="of:=[.AY1125]+[.AU1125]+[.AQ1125]+[.AM1125]+[.AI1125]+[.AE1125]+[.AA1125]+[.W1125]+[.S1125]+[.O1125]+[.L1125]+[.J1125]+[.H1125]+[.F1125]" ns41:value-type="float" table:style-name="ce45" office:value-type="float" office:value="0">
            <text:p/>
          </table:table-cell>
          <table:table-cell table:formula="of:=[.AZ1125]+[.AV1125]+[.AR1125]+[.AN1125]+[.AJ1125]+[.AF1125]+[.AB1125]+[.X1125]+[.T1125]+[.P1125]" ns41:value-type="float" table:style-name="ce45" office:value-type="float" office:value="0">
            <text:p/>
          </table:table-cell>
          <table:table-cell table:formula="of:=[.BA1125]+[.AW1125]+[.AS1125]+[.AO1125]+[.AK1125]+[.AG1125]+[.AC1125]+[.Y1125]+[.U1125]+[.Q1125]+[.M1125]+[.K1125]+[.I1125]+[.G1125]" ns41:value-type="float" table:style-name="ce45" office:value-type="float" office:value="0">
            <text:p/>
          </table:table-cell>
          <table:table-cell table:formula="of:=[.BB1125]+[.BD1125]" ns41:value-type="float" table:style-name="ce45" office:value-type="float" office:value="0">
            <text:p/>
          </table:table-cell>
          <table:table-cell table:formula="of:=[.BC1125]+[.BE1125]" ns41:value-type="float" table:style-name="ce45" office:value-type="float" office:value="0">
            <text:p/>
          </table:table-cell>
          <table:table-cell table:formula="of:=[.C112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6]+[.AT1126]+[.AP1126]+[.AL1126]+[.AH1126]+[.AD1126]+[.Z1126]+[.V1126]+[.R1126]+[.N1126]" ns41:value-type="float" table:style-name="ce45" office:value-type="float" office:value="0">
            <text:p/>
          </table:table-cell>
          <table:table-cell table:formula="of:=[.AY1126]+[.AU1126]+[.AQ1126]+[.AM1126]+[.AI1126]+[.AE1126]+[.AA1126]+[.W1126]+[.S1126]+[.O1126]+[.L1126]+[.J1126]+[.H1126]+[.F1126]" ns41:value-type="float" table:style-name="ce45" office:value-type="float" office:value="0">
            <text:p/>
          </table:table-cell>
          <table:table-cell table:formula="of:=[.AZ1126]+[.AV1126]+[.AR1126]+[.AN1126]+[.AJ1126]+[.AF1126]+[.AB1126]+[.X1126]+[.T1126]+[.P1126]" ns41:value-type="float" table:style-name="ce45" office:value-type="float" office:value="0">
            <text:p/>
          </table:table-cell>
          <table:table-cell table:formula="of:=[.BA1126]+[.AW1126]+[.AS1126]+[.AO1126]+[.AK1126]+[.AG1126]+[.AC1126]+[.Y1126]+[.U1126]+[.Q1126]+[.M1126]+[.K1126]+[.I1126]+[.G1126]" ns41:value-type="float" table:style-name="ce45" office:value-type="float" office:value="0">
            <text:p/>
          </table:table-cell>
          <table:table-cell table:formula="of:=[.BB1126]+[.BD1126]" ns41:value-type="float" table:style-name="ce45" office:value-type="float" office:value="0">
            <text:p/>
          </table:table-cell>
          <table:table-cell table:formula="of:=[.BC1126]+[.BE1126]" ns41:value-type="float" table:style-name="ce45" office:value-type="float" office:value="0">
            <text:p/>
          </table:table-cell>
          <table:table-cell table:formula="of:=[.C112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7]+[.AT1127]+[.AP1127]+[.AL1127]+[.AH1127]+[.AD1127]+[.Z1127]+[.V1127]+[.R1127]+[.N1127]" ns41:value-type="float" table:style-name="ce45" office:value-type="float" office:value="0">
            <text:p/>
          </table:table-cell>
          <table:table-cell table:formula="of:=[.AY1127]+[.AU1127]+[.AQ1127]+[.AM1127]+[.AI1127]+[.AE1127]+[.AA1127]+[.W1127]+[.S1127]+[.O1127]+[.L1127]+[.J1127]+[.H1127]+[.F1127]" ns41:value-type="float" table:style-name="ce45" office:value-type="float" office:value="0">
            <text:p/>
          </table:table-cell>
          <table:table-cell table:formula="of:=[.AZ1127]+[.AV1127]+[.AR1127]+[.AN1127]+[.AJ1127]+[.AF1127]+[.AB1127]+[.X1127]+[.T1127]+[.P1127]" ns41:value-type="float" table:style-name="ce45" office:value-type="float" office:value="0">
            <text:p/>
          </table:table-cell>
          <table:table-cell table:formula="of:=[.BA1127]+[.AW1127]+[.AS1127]+[.AO1127]+[.AK1127]+[.AG1127]+[.AC1127]+[.Y1127]+[.U1127]+[.Q1127]+[.M1127]+[.K1127]+[.I1127]+[.G1127]" ns41:value-type="float" table:style-name="ce45" office:value-type="float" office:value="0">
            <text:p/>
          </table:table-cell>
          <table:table-cell table:formula="of:=[.BB1127]+[.BD1127]" ns41:value-type="float" table:style-name="ce45" office:value-type="float" office:value="0">
            <text:p/>
          </table:table-cell>
          <table:table-cell table:formula="of:=[.BC1127]+[.BE1127]" ns41:value-type="float" table:style-name="ce45" office:value-type="float" office:value="0">
            <text:p/>
          </table:table-cell>
          <table:table-cell table:formula="of:=[.C112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8]+[.AT1128]+[.AP1128]+[.AL1128]+[.AH1128]+[.AD1128]+[.Z1128]+[.V1128]+[.R1128]+[.N1128]" ns41:value-type="float" table:style-name="ce45" office:value-type="float" office:value="0">
            <text:p/>
          </table:table-cell>
          <table:table-cell table:formula="of:=[.AY1128]+[.AU1128]+[.AQ1128]+[.AM1128]+[.AI1128]+[.AE1128]+[.AA1128]+[.W1128]+[.S1128]+[.O1128]+[.L1128]+[.J1128]+[.H1128]+[.F1128]" ns41:value-type="float" table:style-name="ce45" office:value-type="float" office:value="0">
            <text:p/>
          </table:table-cell>
          <table:table-cell table:formula="of:=[.AZ1128]+[.AV1128]+[.AR1128]+[.AN1128]+[.AJ1128]+[.AF1128]+[.AB1128]+[.X1128]+[.T1128]+[.P1128]" ns41:value-type="float" table:style-name="ce45" office:value-type="float" office:value="0">
            <text:p/>
          </table:table-cell>
          <table:table-cell table:formula="of:=[.BA1128]+[.AW1128]+[.AS1128]+[.AO1128]+[.AK1128]+[.AG1128]+[.AC1128]+[.Y1128]+[.U1128]+[.Q1128]+[.M1128]+[.K1128]+[.I1128]+[.G1128]" ns41:value-type="float" table:style-name="ce45" office:value-type="float" office:value="0">
            <text:p/>
          </table:table-cell>
          <table:table-cell table:formula="of:=[.BB1128]+[.BD1128]" ns41:value-type="float" table:style-name="ce45" office:value-type="float" office:value="0">
            <text:p/>
          </table:table-cell>
          <table:table-cell table:formula="of:=[.BC1128]+[.BE1128]" ns41:value-type="float" table:style-name="ce45" office:value-type="float" office:value="0">
            <text:p/>
          </table:table-cell>
          <table:table-cell table:formula="of:=[.C112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29]+[.AT1129]+[.AP1129]+[.AL1129]+[.AH1129]+[.AD1129]+[.Z1129]+[.V1129]+[.R1129]+[.N1129]" ns41:value-type="float" table:style-name="ce45" office:value-type="float" office:value="0">
            <text:p/>
          </table:table-cell>
          <table:table-cell table:formula="of:=[.AY1129]+[.AU1129]+[.AQ1129]+[.AM1129]+[.AI1129]+[.AE1129]+[.AA1129]+[.W1129]+[.S1129]+[.O1129]+[.L1129]+[.J1129]+[.H1129]+[.F1129]" ns41:value-type="float" table:style-name="ce45" office:value-type="float" office:value="0">
            <text:p/>
          </table:table-cell>
          <table:table-cell table:formula="of:=[.AZ1129]+[.AV1129]+[.AR1129]+[.AN1129]+[.AJ1129]+[.AF1129]+[.AB1129]+[.X1129]+[.T1129]+[.P1129]" ns41:value-type="float" table:style-name="ce45" office:value-type="float" office:value="0">
            <text:p/>
          </table:table-cell>
          <table:table-cell table:formula="of:=[.BA1129]+[.AW1129]+[.AS1129]+[.AO1129]+[.AK1129]+[.AG1129]+[.AC1129]+[.Y1129]+[.U1129]+[.Q1129]+[.M1129]+[.K1129]+[.I1129]+[.G1129]" ns41:value-type="float" table:style-name="ce45" office:value-type="float" office:value="0">
            <text:p/>
          </table:table-cell>
          <table:table-cell table:formula="of:=[.BB1129]+[.BD1129]" ns41:value-type="float" table:style-name="ce45" office:value-type="float" office:value="0">
            <text:p/>
          </table:table-cell>
          <table:table-cell table:formula="of:=[.BC1129]+[.BE1129]" ns41:value-type="float" table:style-name="ce45" office:value-type="float" office:value="0">
            <text:p/>
          </table:table-cell>
          <table:table-cell table:formula="of:=[.C112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0]+[.AT1130]+[.AP1130]+[.AL1130]+[.AH1130]+[.AD1130]+[.Z1130]+[.V1130]+[.R1130]+[.N1130]" ns41:value-type="float" table:style-name="ce45" office:value-type="float" office:value="0">
            <text:p/>
          </table:table-cell>
          <table:table-cell table:formula="of:=[.AY1130]+[.AU1130]+[.AQ1130]+[.AM1130]+[.AI1130]+[.AE1130]+[.AA1130]+[.W1130]+[.S1130]+[.O1130]+[.L1130]+[.J1130]+[.H1130]+[.F1130]" ns41:value-type="float" table:style-name="ce45" office:value-type="float" office:value="0">
            <text:p/>
          </table:table-cell>
          <table:table-cell table:formula="of:=[.AZ1130]+[.AV1130]+[.AR1130]+[.AN1130]+[.AJ1130]+[.AF1130]+[.AB1130]+[.X1130]+[.T1130]+[.P1130]" ns41:value-type="float" table:style-name="ce45" office:value-type="float" office:value="0">
            <text:p/>
          </table:table-cell>
          <table:table-cell table:formula="of:=[.BA1130]+[.AW1130]+[.AS1130]+[.AO1130]+[.AK1130]+[.AG1130]+[.AC1130]+[.Y1130]+[.U1130]+[.Q1130]+[.M1130]+[.K1130]+[.I1130]+[.G1130]" ns41:value-type="float" table:style-name="ce45" office:value-type="float" office:value="0">
            <text:p/>
          </table:table-cell>
          <table:table-cell table:formula="of:=[.BB1130]+[.BD1130]" ns41:value-type="float" table:style-name="ce45" office:value-type="float" office:value="0">
            <text:p/>
          </table:table-cell>
          <table:table-cell table:formula="of:=[.BC1130]+[.BE1130]" ns41:value-type="float" table:style-name="ce45" office:value-type="float" office:value="0">
            <text:p/>
          </table:table-cell>
          <table:table-cell table:formula="of:=[.C113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1]+[.AT1131]+[.AP1131]+[.AL1131]+[.AH1131]+[.AD1131]+[.Z1131]+[.V1131]+[.R1131]+[.N1131]" ns41:value-type="float" table:style-name="ce45" office:value-type="float" office:value="0">
            <text:p/>
          </table:table-cell>
          <table:table-cell table:formula="of:=[.AY1131]+[.AU1131]+[.AQ1131]+[.AM1131]+[.AI1131]+[.AE1131]+[.AA1131]+[.W1131]+[.S1131]+[.O1131]+[.L1131]+[.J1131]+[.H1131]+[.F1131]" ns41:value-type="float" table:style-name="ce45" office:value-type="float" office:value="0">
            <text:p/>
          </table:table-cell>
          <table:table-cell table:formula="of:=[.AZ1131]+[.AV1131]+[.AR1131]+[.AN1131]+[.AJ1131]+[.AF1131]+[.AB1131]+[.X1131]+[.T1131]+[.P1131]" ns41:value-type="float" table:style-name="ce45" office:value-type="float" office:value="0">
            <text:p/>
          </table:table-cell>
          <table:table-cell table:formula="of:=[.BA1131]+[.AW1131]+[.AS1131]+[.AO1131]+[.AK1131]+[.AG1131]+[.AC1131]+[.Y1131]+[.U1131]+[.Q1131]+[.M1131]+[.K1131]+[.I1131]+[.G1131]" ns41:value-type="float" table:style-name="ce45" office:value-type="float" office:value="0">
            <text:p/>
          </table:table-cell>
          <table:table-cell table:formula="of:=[.BB1131]+[.BD1131]" ns41:value-type="float" table:style-name="ce45" office:value-type="float" office:value="0">
            <text:p/>
          </table:table-cell>
          <table:table-cell table:formula="of:=[.BC1131]+[.BE1131]" ns41:value-type="float" table:style-name="ce45" office:value-type="float" office:value="0">
            <text:p/>
          </table:table-cell>
          <table:table-cell table:formula="of:=[.C11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2]+[.AT1132]+[.AP1132]+[.AL1132]+[.AH1132]+[.AD1132]+[.Z1132]+[.V1132]+[.R1132]+[.N1132]" ns41:value-type="float" table:style-name="ce45" office:value-type="float" office:value="0">
            <text:p/>
          </table:table-cell>
          <table:table-cell table:formula="of:=[.AY1132]+[.AU1132]+[.AQ1132]+[.AM1132]+[.AI1132]+[.AE1132]+[.AA1132]+[.W1132]+[.S1132]+[.O1132]+[.L1132]+[.J1132]+[.H1132]+[.F1132]" ns41:value-type="float" table:style-name="ce45" office:value-type="float" office:value="0">
            <text:p/>
          </table:table-cell>
          <table:table-cell table:formula="of:=[.AZ1132]+[.AV1132]+[.AR1132]+[.AN1132]+[.AJ1132]+[.AF1132]+[.AB1132]+[.X1132]+[.T1132]+[.P1132]" ns41:value-type="float" table:style-name="ce45" office:value-type="float" office:value="0">
            <text:p/>
          </table:table-cell>
          <table:table-cell table:formula="of:=[.BA1132]+[.AW1132]+[.AS1132]+[.AO1132]+[.AK1132]+[.AG1132]+[.AC1132]+[.Y1132]+[.U1132]+[.Q1132]+[.M1132]+[.K1132]+[.I1132]+[.G1132]" ns41:value-type="float" table:style-name="ce45" office:value-type="float" office:value="0">
            <text:p/>
          </table:table-cell>
          <table:table-cell table:formula="of:=[.BB1132]+[.BD1132]" ns41:value-type="float" table:style-name="ce45" office:value-type="float" office:value="0">
            <text:p/>
          </table:table-cell>
          <table:table-cell table:formula="of:=[.BC1132]+[.BE1132]" ns41:value-type="float" table:style-name="ce45" office:value-type="float" office:value="0">
            <text:p/>
          </table:table-cell>
          <table:table-cell table:formula="of:=[.C113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3]+[.AT1133]+[.AP1133]+[.AL1133]+[.AH1133]+[.AD1133]+[.Z1133]+[.V1133]+[.R1133]+[.N1133]" ns41:value-type="float" table:style-name="ce45" office:value-type="float" office:value="0">
            <text:p/>
          </table:table-cell>
          <table:table-cell table:formula="of:=[.AY1133]+[.AU1133]+[.AQ1133]+[.AM1133]+[.AI1133]+[.AE1133]+[.AA1133]+[.W1133]+[.S1133]+[.O1133]+[.L1133]+[.J1133]+[.H1133]+[.F1133]" ns41:value-type="float" table:style-name="ce45" office:value-type="float" office:value="0">
            <text:p/>
          </table:table-cell>
          <table:table-cell table:formula="of:=[.AZ1133]+[.AV1133]+[.AR1133]+[.AN1133]+[.AJ1133]+[.AF1133]+[.AB1133]+[.X1133]+[.T1133]+[.P1133]" ns41:value-type="float" table:style-name="ce45" office:value-type="float" office:value="0">
            <text:p/>
          </table:table-cell>
          <table:table-cell table:formula="of:=[.BA1133]+[.AW1133]+[.AS1133]+[.AO1133]+[.AK1133]+[.AG1133]+[.AC1133]+[.Y1133]+[.U1133]+[.Q1133]+[.M1133]+[.K1133]+[.I1133]+[.G1133]" ns41:value-type="float" table:style-name="ce45" office:value-type="float" office:value="0">
            <text:p/>
          </table:table-cell>
          <table:table-cell table:formula="of:=[.BB1133]+[.BD1133]" ns41:value-type="float" table:style-name="ce45" office:value-type="float" office:value="0">
            <text:p/>
          </table:table-cell>
          <table:table-cell table:formula="of:=[.BC1133]+[.BE1133]" ns41:value-type="float" table:style-name="ce45" office:value-type="float" office:value="0">
            <text:p/>
          </table:table-cell>
          <table:table-cell table:formula="of:=[.C113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4]+[.AT1134]+[.AP1134]+[.AL1134]+[.AH1134]+[.AD1134]+[.Z1134]+[.V1134]+[.R1134]+[.N1134]" ns41:value-type="float" table:style-name="ce45" office:value-type="float" office:value="0">
            <text:p/>
          </table:table-cell>
          <table:table-cell table:formula="of:=[.AY1134]+[.AU1134]+[.AQ1134]+[.AM1134]+[.AI1134]+[.AE1134]+[.AA1134]+[.W1134]+[.S1134]+[.O1134]+[.L1134]+[.J1134]+[.H1134]+[.F1134]" ns41:value-type="float" table:style-name="ce45" office:value-type="float" office:value="0">
            <text:p/>
          </table:table-cell>
          <table:table-cell table:formula="of:=[.AZ1134]+[.AV1134]+[.AR1134]+[.AN1134]+[.AJ1134]+[.AF1134]+[.AB1134]+[.X1134]+[.T1134]+[.P1134]" ns41:value-type="float" table:style-name="ce45" office:value-type="float" office:value="0">
            <text:p/>
          </table:table-cell>
          <table:table-cell table:formula="of:=[.BA1134]+[.AW1134]+[.AS1134]+[.AO1134]+[.AK1134]+[.AG1134]+[.AC1134]+[.Y1134]+[.U1134]+[.Q1134]+[.M1134]+[.K1134]+[.I1134]+[.G1134]" ns41:value-type="float" table:style-name="ce45" office:value-type="float" office:value="0">
            <text:p/>
          </table:table-cell>
          <table:table-cell table:formula="of:=[.BB1134]+[.BD1134]" ns41:value-type="float" table:style-name="ce45" office:value-type="float" office:value="0">
            <text:p/>
          </table:table-cell>
          <table:table-cell table:formula="of:=[.BC1134]+[.BE1134]" ns41:value-type="float" table:style-name="ce45" office:value-type="float" office:value="0">
            <text:p/>
          </table:table-cell>
          <table:table-cell table:formula="of:=[.C113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5]+[.AT1135]+[.AP1135]+[.AL1135]+[.AH1135]+[.AD1135]+[.Z1135]+[.V1135]+[.R1135]+[.N1135]" ns41:value-type="float" table:style-name="ce45" office:value-type="float" office:value="0">
            <text:p/>
          </table:table-cell>
          <table:table-cell table:formula="of:=[.AY1135]+[.AU1135]+[.AQ1135]+[.AM1135]+[.AI1135]+[.AE1135]+[.AA1135]+[.W1135]+[.S1135]+[.O1135]+[.L1135]+[.J1135]+[.H1135]+[.F1135]" ns41:value-type="float" table:style-name="ce45" office:value-type="float" office:value="0">
            <text:p/>
          </table:table-cell>
          <table:table-cell table:formula="of:=[.AZ1135]+[.AV1135]+[.AR1135]+[.AN1135]+[.AJ1135]+[.AF1135]+[.AB1135]+[.X1135]+[.T1135]+[.P1135]" ns41:value-type="float" table:style-name="ce45" office:value-type="float" office:value="0">
            <text:p/>
          </table:table-cell>
          <table:table-cell table:formula="of:=[.BA1135]+[.AW1135]+[.AS1135]+[.AO1135]+[.AK1135]+[.AG1135]+[.AC1135]+[.Y1135]+[.U1135]+[.Q1135]+[.M1135]+[.K1135]+[.I1135]+[.G1135]" ns41:value-type="float" table:style-name="ce45" office:value-type="float" office:value="0">
            <text:p/>
          </table:table-cell>
          <table:table-cell table:formula="of:=[.BB1135]+[.BD1135]" ns41:value-type="float" table:style-name="ce45" office:value-type="float" office:value="0">
            <text:p/>
          </table:table-cell>
          <table:table-cell table:formula="of:=[.BC1135]+[.BE1135]" ns41:value-type="float" table:style-name="ce45" office:value-type="float" office:value="0">
            <text:p/>
          </table:table-cell>
          <table:table-cell table:formula="of:=[.C113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6]+[.AT1136]+[.AP1136]+[.AL1136]+[.AH1136]+[.AD1136]+[.Z1136]+[.V1136]+[.R1136]+[.N1136]" ns41:value-type="float" table:style-name="ce45" office:value-type="float" office:value="0">
            <text:p/>
          </table:table-cell>
          <table:table-cell table:formula="of:=[.AY1136]+[.AU1136]+[.AQ1136]+[.AM1136]+[.AI1136]+[.AE1136]+[.AA1136]+[.W1136]+[.S1136]+[.O1136]+[.L1136]+[.J1136]+[.H1136]+[.F1136]" ns41:value-type="float" table:style-name="ce45" office:value-type="float" office:value="0">
            <text:p/>
          </table:table-cell>
          <table:table-cell table:formula="of:=[.AZ1136]+[.AV1136]+[.AR1136]+[.AN1136]+[.AJ1136]+[.AF1136]+[.AB1136]+[.X1136]+[.T1136]+[.P1136]" ns41:value-type="float" table:style-name="ce45" office:value-type="float" office:value="0">
            <text:p/>
          </table:table-cell>
          <table:table-cell table:formula="of:=[.BA1136]+[.AW1136]+[.AS1136]+[.AO1136]+[.AK1136]+[.AG1136]+[.AC1136]+[.Y1136]+[.U1136]+[.Q1136]+[.M1136]+[.K1136]+[.I1136]+[.G1136]" ns41:value-type="float" table:style-name="ce45" office:value-type="float" office:value="0">
            <text:p/>
          </table:table-cell>
          <table:table-cell table:formula="of:=[.BB1136]+[.BD1136]" ns41:value-type="float" table:style-name="ce45" office:value-type="float" office:value="0">
            <text:p/>
          </table:table-cell>
          <table:table-cell table:formula="of:=[.BC1136]+[.BE1136]" ns41:value-type="float" table:style-name="ce45" office:value-type="float" office:value="0">
            <text:p/>
          </table:table-cell>
          <table:table-cell table:formula="of:=[.C113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7]+[.AT1137]+[.AP1137]+[.AL1137]+[.AH1137]+[.AD1137]+[.Z1137]+[.V1137]+[.R1137]+[.N1137]" ns41:value-type="float" table:style-name="ce45" office:value-type="float" office:value="0">
            <text:p/>
          </table:table-cell>
          <table:table-cell table:formula="of:=[.AY1137]+[.AU1137]+[.AQ1137]+[.AM1137]+[.AI1137]+[.AE1137]+[.AA1137]+[.W1137]+[.S1137]+[.O1137]+[.L1137]+[.J1137]+[.H1137]+[.F1137]" ns41:value-type="float" table:style-name="ce45" office:value-type="float" office:value="0">
            <text:p/>
          </table:table-cell>
          <table:table-cell table:formula="of:=[.AZ1137]+[.AV1137]+[.AR1137]+[.AN1137]+[.AJ1137]+[.AF1137]+[.AB1137]+[.X1137]+[.T1137]+[.P1137]" ns41:value-type="float" table:style-name="ce45" office:value-type="float" office:value="0">
            <text:p/>
          </table:table-cell>
          <table:table-cell table:formula="of:=[.BA1137]+[.AW1137]+[.AS1137]+[.AO1137]+[.AK1137]+[.AG1137]+[.AC1137]+[.Y1137]+[.U1137]+[.Q1137]+[.M1137]+[.K1137]+[.I1137]+[.G1137]" ns41:value-type="float" table:style-name="ce45" office:value-type="float" office:value="0">
            <text:p/>
          </table:table-cell>
          <table:table-cell table:formula="of:=[.BB1137]+[.BD1137]" ns41:value-type="float" table:style-name="ce45" office:value-type="float" office:value="0">
            <text:p/>
          </table:table-cell>
          <table:table-cell table:formula="of:=[.BC1137]+[.BE1137]" ns41:value-type="float" table:style-name="ce45" office:value-type="float" office:value="0">
            <text:p/>
          </table:table-cell>
          <table:table-cell table:formula="of:=[.C113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8]+[.AT1138]+[.AP1138]+[.AL1138]+[.AH1138]+[.AD1138]+[.Z1138]+[.V1138]+[.R1138]+[.N1138]" ns41:value-type="float" table:style-name="ce45" office:value-type="float" office:value="0">
            <text:p/>
          </table:table-cell>
          <table:table-cell table:formula="of:=[.AY1138]+[.AU1138]+[.AQ1138]+[.AM1138]+[.AI1138]+[.AE1138]+[.AA1138]+[.W1138]+[.S1138]+[.O1138]+[.L1138]+[.J1138]+[.H1138]+[.F1138]" ns41:value-type="float" table:style-name="ce45" office:value-type="float" office:value="0">
            <text:p/>
          </table:table-cell>
          <table:table-cell table:formula="of:=[.AZ1138]+[.AV1138]+[.AR1138]+[.AN1138]+[.AJ1138]+[.AF1138]+[.AB1138]+[.X1138]+[.T1138]+[.P1138]" ns41:value-type="float" table:style-name="ce45" office:value-type="float" office:value="0">
            <text:p/>
          </table:table-cell>
          <table:table-cell table:formula="of:=[.BA1138]+[.AW1138]+[.AS1138]+[.AO1138]+[.AK1138]+[.AG1138]+[.AC1138]+[.Y1138]+[.U1138]+[.Q1138]+[.M1138]+[.K1138]+[.I1138]+[.G1138]" ns41:value-type="float" table:style-name="ce45" office:value-type="float" office:value="0">
            <text:p/>
          </table:table-cell>
          <table:table-cell table:formula="of:=[.BB1138]+[.BD1138]" ns41:value-type="float" table:style-name="ce45" office:value-type="float" office:value="0">
            <text:p/>
          </table:table-cell>
          <table:table-cell table:formula="of:=[.BC1138]+[.BE1138]" ns41:value-type="float" table:style-name="ce45" office:value-type="float" office:value="0">
            <text:p/>
          </table:table-cell>
          <table:table-cell table:formula="of:=[.C113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39]+[.AT1139]+[.AP1139]+[.AL1139]+[.AH1139]+[.AD1139]+[.Z1139]+[.V1139]+[.R1139]+[.N1139]" ns41:value-type="float" table:style-name="ce45" office:value-type="float" office:value="0">
            <text:p/>
          </table:table-cell>
          <table:table-cell table:formula="of:=[.AY1139]+[.AU1139]+[.AQ1139]+[.AM1139]+[.AI1139]+[.AE1139]+[.AA1139]+[.W1139]+[.S1139]+[.O1139]+[.L1139]+[.J1139]+[.H1139]+[.F1139]" ns41:value-type="float" table:style-name="ce45" office:value-type="float" office:value="0">
            <text:p/>
          </table:table-cell>
          <table:table-cell table:formula="of:=[.AZ1139]+[.AV1139]+[.AR1139]+[.AN1139]+[.AJ1139]+[.AF1139]+[.AB1139]+[.X1139]+[.T1139]+[.P1139]" ns41:value-type="float" table:style-name="ce45" office:value-type="float" office:value="0">
            <text:p/>
          </table:table-cell>
          <table:table-cell table:formula="of:=[.BA1139]+[.AW1139]+[.AS1139]+[.AO1139]+[.AK1139]+[.AG1139]+[.AC1139]+[.Y1139]+[.U1139]+[.Q1139]+[.M1139]+[.K1139]+[.I1139]+[.G1139]" ns41:value-type="float" table:style-name="ce45" office:value-type="float" office:value="0">
            <text:p/>
          </table:table-cell>
          <table:table-cell table:formula="of:=[.BB1139]+[.BD1139]" ns41:value-type="float" table:style-name="ce45" office:value-type="float" office:value="0">
            <text:p/>
          </table:table-cell>
          <table:table-cell table:formula="of:=[.BC1139]+[.BE1139]" ns41:value-type="float" table:style-name="ce45" office:value-type="float" office:value="0">
            <text:p/>
          </table:table-cell>
          <table:table-cell table:formula="of:=[.C113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0]+[.AT1140]+[.AP1140]+[.AL1140]+[.AH1140]+[.AD1140]+[.Z1140]+[.V1140]+[.R1140]+[.N1140]" ns41:value-type="float" table:style-name="ce45" office:value-type="float" office:value="0">
            <text:p/>
          </table:table-cell>
          <table:table-cell table:formula="of:=[.AY1140]+[.AU1140]+[.AQ1140]+[.AM1140]+[.AI1140]+[.AE1140]+[.AA1140]+[.W1140]+[.S1140]+[.O1140]+[.L1140]+[.J1140]+[.H1140]+[.F1140]" ns41:value-type="float" table:style-name="ce45" office:value-type="float" office:value="0">
            <text:p/>
          </table:table-cell>
          <table:table-cell table:formula="of:=[.AZ1140]+[.AV1140]+[.AR1140]+[.AN1140]+[.AJ1140]+[.AF1140]+[.AB1140]+[.X1140]+[.T1140]+[.P1140]" ns41:value-type="float" table:style-name="ce45" office:value-type="float" office:value="0">
            <text:p/>
          </table:table-cell>
          <table:table-cell table:formula="of:=[.BA1140]+[.AW1140]+[.AS1140]+[.AO1140]+[.AK1140]+[.AG1140]+[.AC1140]+[.Y1140]+[.U1140]+[.Q1140]+[.M1140]+[.K1140]+[.I1140]+[.G1140]" ns41:value-type="float" table:style-name="ce45" office:value-type="float" office:value="0">
            <text:p/>
          </table:table-cell>
          <table:table-cell table:formula="of:=[.BB1140]+[.BD1140]" ns41:value-type="float" table:style-name="ce45" office:value-type="float" office:value="0">
            <text:p/>
          </table:table-cell>
          <table:table-cell table:formula="of:=[.BC1140]+[.BE1140]" ns41:value-type="float" table:style-name="ce45" office:value-type="float" office:value="0">
            <text:p/>
          </table:table-cell>
          <table:table-cell table:formula="of:=[.C114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1]+[.AT1141]+[.AP1141]+[.AL1141]+[.AH1141]+[.AD1141]+[.Z1141]+[.V1141]+[.R1141]+[.N1141]" ns41:value-type="float" table:style-name="ce45" office:value-type="float" office:value="0">
            <text:p/>
          </table:table-cell>
          <table:table-cell table:formula="of:=[.AY1141]+[.AU1141]+[.AQ1141]+[.AM1141]+[.AI1141]+[.AE1141]+[.AA1141]+[.W1141]+[.S1141]+[.O1141]+[.L1141]+[.J1141]+[.H1141]+[.F1141]" ns41:value-type="float" table:style-name="ce45" office:value-type="float" office:value="0">
            <text:p/>
          </table:table-cell>
          <table:table-cell table:formula="of:=[.AZ1141]+[.AV1141]+[.AR1141]+[.AN1141]+[.AJ1141]+[.AF1141]+[.AB1141]+[.X1141]+[.T1141]+[.P1141]" ns41:value-type="float" table:style-name="ce45" office:value-type="float" office:value="0">
            <text:p/>
          </table:table-cell>
          <table:table-cell table:formula="of:=[.BA1141]+[.AW1141]+[.AS1141]+[.AO1141]+[.AK1141]+[.AG1141]+[.AC1141]+[.Y1141]+[.U1141]+[.Q1141]+[.M1141]+[.K1141]+[.I1141]+[.G1141]" ns41:value-type="float" table:style-name="ce45" office:value-type="float" office:value="0">
            <text:p/>
          </table:table-cell>
          <table:table-cell table:formula="of:=[.BB1141]+[.BD1141]" ns41:value-type="float" table:style-name="ce45" office:value-type="float" office:value="0">
            <text:p/>
          </table:table-cell>
          <table:table-cell table:formula="of:=[.BC1141]+[.BE1141]" ns41:value-type="float" table:style-name="ce45" office:value-type="float" office:value="0">
            <text:p/>
          </table:table-cell>
          <table:table-cell table:formula="of:=[.C114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2]+[.AT1142]+[.AP1142]+[.AL1142]+[.AH1142]+[.AD1142]+[.Z1142]+[.V1142]+[.R1142]+[.N1142]" ns41:value-type="float" table:style-name="ce45" office:value-type="float" office:value="0">
            <text:p/>
          </table:table-cell>
          <table:table-cell table:formula="of:=[.AY1142]+[.AU1142]+[.AQ1142]+[.AM1142]+[.AI1142]+[.AE1142]+[.AA1142]+[.W1142]+[.S1142]+[.O1142]+[.L1142]+[.J1142]+[.H1142]+[.F1142]" ns41:value-type="float" table:style-name="ce45" office:value-type="float" office:value="0">
            <text:p/>
          </table:table-cell>
          <table:table-cell table:formula="of:=[.AZ1142]+[.AV1142]+[.AR1142]+[.AN1142]+[.AJ1142]+[.AF1142]+[.AB1142]+[.X1142]+[.T1142]+[.P1142]" ns41:value-type="float" table:style-name="ce45" office:value-type="float" office:value="0">
            <text:p/>
          </table:table-cell>
          <table:table-cell table:formula="of:=[.BA1142]+[.AW1142]+[.AS1142]+[.AO1142]+[.AK1142]+[.AG1142]+[.AC1142]+[.Y1142]+[.U1142]+[.Q1142]+[.M1142]+[.K1142]+[.I1142]+[.G1142]" ns41:value-type="float" table:style-name="ce45" office:value-type="float" office:value="0">
            <text:p/>
          </table:table-cell>
          <table:table-cell table:formula="of:=[.BB1142]+[.BD1142]" ns41:value-type="float" table:style-name="ce45" office:value-type="float" office:value="0">
            <text:p/>
          </table:table-cell>
          <table:table-cell table:formula="of:=[.BC1142]+[.BE1142]" ns41:value-type="float" table:style-name="ce45" office:value-type="float" office:value="0">
            <text:p/>
          </table:table-cell>
          <table:table-cell table:formula="of:=[.C114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3]+[.AT1143]+[.AP1143]+[.AL1143]+[.AH1143]+[.AD1143]+[.Z1143]+[.V1143]+[.R1143]+[.N1143]" ns41:value-type="float" table:style-name="ce45" office:value-type="float" office:value="0">
            <text:p/>
          </table:table-cell>
          <table:table-cell table:formula="of:=[.AY1143]+[.AU1143]+[.AQ1143]+[.AM1143]+[.AI1143]+[.AE1143]+[.AA1143]+[.W1143]+[.S1143]+[.O1143]+[.L1143]+[.J1143]+[.H1143]+[.F1143]" ns41:value-type="float" table:style-name="ce45" office:value-type="float" office:value="0">
            <text:p/>
          </table:table-cell>
          <table:table-cell table:formula="of:=[.AZ1143]+[.AV1143]+[.AR1143]+[.AN1143]+[.AJ1143]+[.AF1143]+[.AB1143]+[.X1143]+[.T1143]+[.P1143]" ns41:value-type="float" table:style-name="ce45" office:value-type="float" office:value="0">
            <text:p/>
          </table:table-cell>
          <table:table-cell table:formula="of:=[.BA1143]+[.AW1143]+[.AS1143]+[.AO1143]+[.AK1143]+[.AG1143]+[.AC1143]+[.Y1143]+[.U1143]+[.Q1143]+[.M1143]+[.K1143]+[.I1143]+[.G1143]" ns41:value-type="float" table:style-name="ce45" office:value-type="float" office:value="0">
            <text:p/>
          </table:table-cell>
          <table:table-cell table:formula="of:=[.BB1143]+[.BD1143]" ns41:value-type="float" table:style-name="ce45" office:value-type="float" office:value="0">
            <text:p/>
          </table:table-cell>
          <table:table-cell table:formula="of:=[.BC1143]+[.BE1143]" ns41:value-type="float" table:style-name="ce45" office:value-type="float" office:value="0">
            <text:p/>
          </table:table-cell>
          <table:table-cell table:formula="of:=[.C114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4]+[.AT1144]+[.AP1144]+[.AL1144]+[.AH1144]+[.AD1144]+[.Z1144]+[.V1144]+[.R1144]+[.N1144]" ns41:value-type="float" table:style-name="ce45" office:value-type="float" office:value="0">
            <text:p/>
          </table:table-cell>
          <table:table-cell table:formula="of:=[.AY1144]+[.AU1144]+[.AQ1144]+[.AM1144]+[.AI1144]+[.AE1144]+[.AA1144]+[.W1144]+[.S1144]+[.O1144]+[.L1144]+[.J1144]+[.H1144]+[.F1144]" ns41:value-type="float" table:style-name="ce45" office:value-type="float" office:value="0">
            <text:p/>
          </table:table-cell>
          <table:table-cell table:formula="of:=[.AZ1144]+[.AV1144]+[.AR1144]+[.AN1144]+[.AJ1144]+[.AF1144]+[.AB1144]+[.X1144]+[.T1144]+[.P1144]" ns41:value-type="float" table:style-name="ce45" office:value-type="float" office:value="0">
            <text:p/>
          </table:table-cell>
          <table:table-cell table:formula="of:=[.BA1144]+[.AW1144]+[.AS1144]+[.AO1144]+[.AK1144]+[.AG1144]+[.AC1144]+[.Y1144]+[.U1144]+[.Q1144]+[.M1144]+[.K1144]+[.I1144]+[.G1144]" ns41:value-type="float" table:style-name="ce45" office:value-type="float" office:value="0">
            <text:p/>
          </table:table-cell>
          <table:table-cell table:formula="of:=[.BB1144]+[.BD1144]" ns41:value-type="float" table:style-name="ce45" office:value-type="float" office:value="0">
            <text:p/>
          </table:table-cell>
          <table:table-cell table:formula="of:=[.BC1144]+[.BE1144]" ns41:value-type="float" table:style-name="ce45" office:value-type="float" office:value="0">
            <text:p/>
          </table:table-cell>
          <table:table-cell table:formula="of:=[.C114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5]+[.AT1145]+[.AP1145]+[.AL1145]+[.AH1145]+[.AD1145]+[.Z1145]+[.V1145]+[.R1145]+[.N1145]" ns41:value-type="float" table:style-name="ce45" office:value-type="float" office:value="0">
            <text:p/>
          </table:table-cell>
          <table:table-cell table:formula="of:=[.AY1145]+[.AU1145]+[.AQ1145]+[.AM1145]+[.AI1145]+[.AE1145]+[.AA1145]+[.W1145]+[.S1145]+[.O1145]+[.L1145]+[.J1145]+[.H1145]+[.F1145]" ns41:value-type="float" table:style-name="ce45" office:value-type="float" office:value="0">
            <text:p/>
          </table:table-cell>
          <table:table-cell table:formula="of:=[.AZ1145]+[.AV1145]+[.AR1145]+[.AN1145]+[.AJ1145]+[.AF1145]+[.AB1145]+[.X1145]+[.T1145]+[.P1145]" ns41:value-type="float" table:style-name="ce45" office:value-type="float" office:value="0">
            <text:p/>
          </table:table-cell>
          <table:table-cell table:formula="of:=[.BA1145]+[.AW1145]+[.AS1145]+[.AO1145]+[.AK1145]+[.AG1145]+[.AC1145]+[.Y1145]+[.U1145]+[.Q1145]+[.M1145]+[.K1145]+[.I1145]+[.G1145]" ns41:value-type="float" table:style-name="ce45" office:value-type="float" office:value="0">
            <text:p/>
          </table:table-cell>
          <table:table-cell table:formula="of:=[.BB1145]+[.BD1145]" ns41:value-type="float" table:style-name="ce45" office:value-type="float" office:value="0">
            <text:p/>
          </table:table-cell>
          <table:table-cell table:formula="of:=[.BC1145]+[.BE1145]" ns41:value-type="float" table:style-name="ce45" office:value-type="float" office:value="0">
            <text:p/>
          </table:table-cell>
          <table:table-cell table:formula="of:=[.C114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6]+[.AT1146]+[.AP1146]+[.AL1146]+[.AH1146]+[.AD1146]+[.Z1146]+[.V1146]+[.R1146]+[.N1146]" ns41:value-type="float" table:style-name="ce45" office:value-type="float" office:value="0">
            <text:p/>
          </table:table-cell>
          <table:table-cell table:formula="of:=[.AY1146]+[.AU1146]+[.AQ1146]+[.AM1146]+[.AI1146]+[.AE1146]+[.AA1146]+[.W1146]+[.S1146]+[.O1146]+[.L1146]+[.J1146]+[.H1146]+[.F1146]" ns41:value-type="float" table:style-name="ce45" office:value-type="float" office:value="0">
            <text:p/>
          </table:table-cell>
          <table:table-cell table:formula="of:=[.AZ1146]+[.AV1146]+[.AR1146]+[.AN1146]+[.AJ1146]+[.AF1146]+[.AB1146]+[.X1146]+[.T1146]+[.P1146]" ns41:value-type="float" table:style-name="ce45" office:value-type="float" office:value="0">
            <text:p/>
          </table:table-cell>
          <table:table-cell table:formula="of:=[.BA1146]+[.AW1146]+[.AS1146]+[.AO1146]+[.AK1146]+[.AG1146]+[.AC1146]+[.Y1146]+[.U1146]+[.Q1146]+[.M1146]+[.K1146]+[.I1146]+[.G1146]" ns41:value-type="float" table:style-name="ce45" office:value-type="float" office:value="0">
            <text:p/>
          </table:table-cell>
          <table:table-cell table:formula="of:=[.BB1146]+[.BD1146]" ns41:value-type="float" table:style-name="ce45" office:value-type="float" office:value="0">
            <text:p/>
          </table:table-cell>
          <table:table-cell table:formula="of:=[.BC1146]+[.BE1146]" ns41:value-type="float" table:style-name="ce45" office:value-type="float" office:value="0">
            <text:p/>
          </table:table-cell>
          <table:table-cell table:formula="of:=[.C114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7]+[.AT1147]+[.AP1147]+[.AL1147]+[.AH1147]+[.AD1147]+[.Z1147]+[.V1147]+[.R1147]+[.N1147]" ns41:value-type="float" table:style-name="ce45" office:value-type="float" office:value="0">
            <text:p/>
          </table:table-cell>
          <table:table-cell table:formula="of:=[.AY1147]+[.AU1147]+[.AQ1147]+[.AM1147]+[.AI1147]+[.AE1147]+[.AA1147]+[.W1147]+[.S1147]+[.O1147]+[.L1147]+[.J1147]+[.H1147]+[.F1147]" ns41:value-type="float" table:style-name="ce45" office:value-type="float" office:value="0">
            <text:p/>
          </table:table-cell>
          <table:table-cell table:formula="of:=[.AZ1147]+[.AV1147]+[.AR1147]+[.AN1147]+[.AJ1147]+[.AF1147]+[.AB1147]+[.X1147]+[.T1147]+[.P1147]" ns41:value-type="float" table:style-name="ce45" office:value-type="float" office:value="0">
            <text:p/>
          </table:table-cell>
          <table:table-cell table:formula="of:=[.BA1147]+[.AW1147]+[.AS1147]+[.AO1147]+[.AK1147]+[.AG1147]+[.AC1147]+[.Y1147]+[.U1147]+[.Q1147]+[.M1147]+[.K1147]+[.I1147]+[.G1147]" ns41:value-type="float" table:style-name="ce45" office:value-type="float" office:value="0">
            <text:p/>
          </table:table-cell>
          <table:table-cell table:formula="of:=[.BB1147]+[.BD1147]" ns41:value-type="float" table:style-name="ce45" office:value-type="float" office:value="0">
            <text:p/>
          </table:table-cell>
          <table:table-cell table:formula="of:=[.BC1147]+[.BE1147]" ns41:value-type="float" table:style-name="ce45" office:value-type="float" office:value="0">
            <text:p/>
          </table:table-cell>
          <table:table-cell table:formula="of:=[.C114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8]+[.AT1148]+[.AP1148]+[.AL1148]+[.AH1148]+[.AD1148]+[.Z1148]+[.V1148]+[.R1148]+[.N1148]" ns41:value-type="float" table:style-name="ce45" office:value-type="float" office:value="0">
            <text:p/>
          </table:table-cell>
          <table:table-cell table:formula="of:=[.AY1148]+[.AU1148]+[.AQ1148]+[.AM1148]+[.AI1148]+[.AE1148]+[.AA1148]+[.W1148]+[.S1148]+[.O1148]+[.L1148]+[.J1148]+[.H1148]+[.F1148]" ns41:value-type="float" table:style-name="ce45" office:value-type="float" office:value="0">
            <text:p/>
          </table:table-cell>
          <table:table-cell table:formula="of:=[.AZ1148]+[.AV1148]+[.AR1148]+[.AN1148]+[.AJ1148]+[.AF1148]+[.AB1148]+[.X1148]+[.T1148]+[.P1148]" ns41:value-type="float" table:style-name="ce45" office:value-type="float" office:value="0">
            <text:p/>
          </table:table-cell>
          <table:table-cell table:formula="of:=[.BA1148]+[.AW1148]+[.AS1148]+[.AO1148]+[.AK1148]+[.AG1148]+[.AC1148]+[.Y1148]+[.U1148]+[.Q1148]+[.M1148]+[.K1148]+[.I1148]+[.G1148]" ns41:value-type="float" table:style-name="ce45" office:value-type="float" office:value="0">
            <text:p/>
          </table:table-cell>
          <table:table-cell table:formula="of:=[.BB1148]+[.BD1148]" ns41:value-type="float" table:style-name="ce45" office:value-type="float" office:value="0">
            <text:p/>
          </table:table-cell>
          <table:table-cell table:formula="of:=[.BC1148]+[.BE1148]" ns41:value-type="float" table:style-name="ce45" office:value-type="float" office:value="0">
            <text:p/>
          </table:table-cell>
          <table:table-cell table:formula="of:=[.C114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49]+[.AT1149]+[.AP1149]+[.AL1149]+[.AH1149]+[.AD1149]+[.Z1149]+[.V1149]+[.R1149]+[.N1149]" ns41:value-type="float" table:style-name="ce45" office:value-type="float" office:value="0">
            <text:p/>
          </table:table-cell>
          <table:table-cell table:formula="of:=[.AY1149]+[.AU1149]+[.AQ1149]+[.AM1149]+[.AI1149]+[.AE1149]+[.AA1149]+[.W1149]+[.S1149]+[.O1149]+[.L1149]+[.J1149]+[.H1149]+[.F1149]" ns41:value-type="float" table:style-name="ce45" office:value-type="float" office:value="0">
            <text:p/>
          </table:table-cell>
          <table:table-cell table:formula="of:=[.AZ1149]+[.AV1149]+[.AR1149]+[.AN1149]+[.AJ1149]+[.AF1149]+[.AB1149]+[.X1149]+[.T1149]+[.P1149]" ns41:value-type="float" table:style-name="ce45" office:value-type="float" office:value="0">
            <text:p/>
          </table:table-cell>
          <table:table-cell table:formula="of:=[.BA1149]+[.AW1149]+[.AS1149]+[.AO1149]+[.AK1149]+[.AG1149]+[.AC1149]+[.Y1149]+[.U1149]+[.Q1149]+[.M1149]+[.K1149]+[.I1149]+[.G1149]" ns41:value-type="float" table:style-name="ce45" office:value-type="float" office:value="0">
            <text:p/>
          </table:table-cell>
          <table:table-cell table:formula="of:=[.BB1149]+[.BD1149]" ns41:value-type="float" table:style-name="ce45" office:value-type="float" office:value="0">
            <text:p/>
          </table:table-cell>
          <table:table-cell table:formula="of:=[.BC1149]+[.BE1149]" ns41:value-type="float" table:style-name="ce45" office:value-type="float" office:value="0">
            <text:p/>
          </table:table-cell>
          <table:table-cell table:formula="of:=[.C114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0]+[.AT1150]+[.AP1150]+[.AL1150]+[.AH1150]+[.AD1150]+[.Z1150]+[.V1150]+[.R1150]+[.N1150]" ns41:value-type="float" table:style-name="ce45" office:value-type="float" office:value="0">
            <text:p/>
          </table:table-cell>
          <table:table-cell table:formula="of:=[.AY1150]+[.AU1150]+[.AQ1150]+[.AM1150]+[.AI1150]+[.AE1150]+[.AA1150]+[.W1150]+[.S1150]+[.O1150]+[.L1150]+[.J1150]+[.H1150]+[.F1150]" ns41:value-type="float" table:style-name="ce45" office:value-type="float" office:value="0">
            <text:p/>
          </table:table-cell>
          <table:table-cell table:formula="of:=[.AZ1150]+[.AV1150]+[.AR1150]+[.AN1150]+[.AJ1150]+[.AF1150]+[.AB1150]+[.X1150]+[.T1150]+[.P1150]" ns41:value-type="float" table:style-name="ce45" office:value-type="float" office:value="0">
            <text:p/>
          </table:table-cell>
          <table:table-cell table:formula="of:=[.BA1150]+[.AW1150]+[.AS1150]+[.AO1150]+[.AK1150]+[.AG1150]+[.AC1150]+[.Y1150]+[.U1150]+[.Q1150]+[.M1150]+[.K1150]+[.I1150]+[.G1150]" ns41:value-type="float" table:style-name="ce45" office:value-type="float" office:value="0">
            <text:p/>
          </table:table-cell>
          <table:table-cell table:formula="of:=[.BB1150]+[.BD1150]" ns41:value-type="float" table:style-name="ce45" office:value-type="float" office:value="0">
            <text:p/>
          </table:table-cell>
          <table:table-cell table:formula="of:=[.BC1150]+[.BE1150]" ns41:value-type="float" table:style-name="ce45" office:value-type="float" office:value="0">
            <text:p/>
          </table:table-cell>
          <table:table-cell table:formula="of:=[.C115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1]+[.AT1151]+[.AP1151]+[.AL1151]+[.AH1151]+[.AD1151]+[.Z1151]+[.V1151]+[.R1151]+[.N1151]" ns41:value-type="float" table:style-name="ce45" office:value-type="float" office:value="0">
            <text:p/>
          </table:table-cell>
          <table:table-cell table:formula="of:=[.AY1151]+[.AU1151]+[.AQ1151]+[.AM1151]+[.AI1151]+[.AE1151]+[.AA1151]+[.W1151]+[.S1151]+[.O1151]+[.L1151]+[.J1151]+[.H1151]+[.F1151]" ns41:value-type="float" table:style-name="ce45" office:value-type="float" office:value="0">
            <text:p/>
          </table:table-cell>
          <table:table-cell table:formula="of:=[.AZ1151]+[.AV1151]+[.AR1151]+[.AN1151]+[.AJ1151]+[.AF1151]+[.AB1151]+[.X1151]+[.T1151]+[.P1151]" ns41:value-type="float" table:style-name="ce45" office:value-type="float" office:value="0">
            <text:p/>
          </table:table-cell>
          <table:table-cell table:formula="of:=[.BA1151]+[.AW1151]+[.AS1151]+[.AO1151]+[.AK1151]+[.AG1151]+[.AC1151]+[.Y1151]+[.U1151]+[.Q1151]+[.M1151]+[.K1151]+[.I1151]+[.G1151]" ns41:value-type="float" table:style-name="ce45" office:value-type="float" office:value="0">
            <text:p/>
          </table:table-cell>
          <table:table-cell table:formula="of:=[.BB1151]+[.BD1151]" ns41:value-type="float" table:style-name="ce45" office:value-type="float" office:value="0">
            <text:p/>
          </table:table-cell>
          <table:table-cell table:formula="of:=[.BC1151]+[.BE1151]" ns41:value-type="float" table:style-name="ce45" office:value-type="float" office:value="0">
            <text:p/>
          </table:table-cell>
          <table:table-cell table:formula="of:=[.C115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2]+[.AT1152]+[.AP1152]+[.AL1152]+[.AH1152]+[.AD1152]+[.Z1152]+[.V1152]+[.R1152]+[.N1152]" ns41:value-type="float" table:style-name="ce45" office:value-type="float" office:value="0">
            <text:p/>
          </table:table-cell>
          <table:table-cell table:formula="of:=[.AY1152]+[.AU1152]+[.AQ1152]+[.AM1152]+[.AI1152]+[.AE1152]+[.AA1152]+[.W1152]+[.S1152]+[.O1152]+[.L1152]+[.J1152]+[.H1152]+[.F1152]" ns41:value-type="float" table:style-name="ce45" office:value-type="float" office:value="0">
            <text:p/>
          </table:table-cell>
          <table:table-cell table:formula="of:=[.AZ1152]+[.AV1152]+[.AR1152]+[.AN1152]+[.AJ1152]+[.AF1152]+[.AB1152]+[.X1152]+[.T1152]+[.P1152]" ns41:value-type="float" table:style-name="ce45" office:value-type="float" office:value="0">
            <text:p/>
          </table:table-cell>
          <table:table-cell table:formula="of:=[.BA1152]+[.AW1152]+[.AS1152]+[.AO1152]+[.AK1152]+[.AG1152]+[.AC1152]+[.Y1152]+[.U1152]+[.Q1152]+[.M1152]+[.K1152]+[.I1152]+[.G1152]" ns41:value-type="float" table:style-name="ce45" office:value-type="float" office:value="0">
            <text:p/>
          </table:table-cell>
          <table:table-cell table:formula="of:=[.BB1152]+[.BD1152]" ns41:value-type="float" table:style-name="ce45" office:value-type="float" office:value="0">
            <text:p/>
          </table:table-cell>
          <table:table-cell table:formula="of:=[.BC1152]+[.BE1152]" ns41:value-type="float" table:style-name="ce45" office:value-type="float" office:value="0">
            <text:p/>
          </table:table-cell>
          <table:table-cell table:formula="of:=[.C115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3]+[.AT1153]+[.AP1153]+[.AL1153]+[.AH1153]+[.AD1153]+[.Z1153]+[.V1153]+[.R1153]+[.N1153]" ns41:value-type="float" table:style-name="ce45" office:value-type="float" office:value="0">
            <text:p/>
          </table:table-cell>
          <table:table-cell table:formula="of:=[.AY1153]+[.AU1153]+[.AQ1153]+[.AM1153]+[.AI1153]+[.AE1153]+[.AA1153]+[.W1153]+[.S1153]+[.O1153]+[.L1153]+[.J1153]+[.H1153]+[.F1153]" ns41:value-type="float" table:style-name="ce45" office:value-type="float" office:value="0">
            <text:p/>
          </table:table-cell>
          <table:table-cell table:formula="of:=[.AZ1153]+[.AV1153]+[.AR1153]+[.AN1153]+[.AJ1153]+[.AF1153]+[.AB1153]+[.X1153]+[.T1153]+[.P1153]" ns41:value-type="float" table:style-name="ce45" office:value-type="float" office:value="0">
            <text:p/>
          </table:table-cell>
          <table:table-cell table:formula="of:=[.BA1153]+[.AW1153]+[.AS1153]+[.AO1153]+[.AK1153]+[.AG1153]+[.AC1153]+[.Y1153]+[.U1153]+[.Q1153]+[.M1153]+[.K1153]+[.I1153]+[.G1153]" ns41:value-type="float" table:style-name="ce45" office:value-type="float" office:value="0">
            <text:p/>
          </table:table-cell>
          <table:table-cell table:formula="of:=[.BB1153]+[.BD1153]" ns41:value-type="float" table:style-name="ce45" office:value-type="float" office:value="0">
            <text:p/>
          </table:table-cell>
          <table:table-cell table:formula="of:=[.BC1153]+[.BE1153]" ns41:value-type="float" table:style-name="ce45" office:value-type="float" office:value="0">
            <text:p/>
          </table:table-cell>
          <table:table-cell table:formula="of:=[.C115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4]+[.AT1154]+[.AP1154]+[.AL1154]+[.AH1154]+[.AD1154]+[.Z1154]+[.V1154]+[.R1154]+[.N1154]" ns41:value-type="float" table:style-name="ce45" office:value-type="float" office:value="0">
            <text:p/>
          </table:table-cell>
          <table:table-cell table:formula="of:=[.AY1154]+[.AU1154]+[.AQ1154]+[.AM1154]+[.AI1154]+[.AE1154]+[.AA1154]+[.W1154]+[.S1154]+[.O1154]+[.L1154]+[.J1154]+[.H1154]+[.F1154]" ns41:value-type="float" table:style-name="ce45" office:value-type="float" office:value="0">
            <text:p/>
          </table:table-cell>
          <table:table-cell table:formula="of:=[.AZ1154]+[.AV1154]+[.AR1154]+[.AN1154]+[.AJ1154]+[.AF1154]+[.AB1154]+[.X1154]+[.T1154]+[.P1154]" ns41:value-type="float" table:style-name="ce45" office:value-type="float" office:value="0">
            <text:p/>
          </table:table-cell>
          <table:table-cell table:formula="of:=[.BA1154]+[.AW1154]+[.AS1154]+[.AO1154]+[.AK1154]+[.AG1154]+[.AC1154]+[.Y1154]+[.U1154]+[.Q1154]+[.M1154]+[.K1154]+[.I1154]+[.G1154]" ns41:value-type="float" table:style-name="ce45" office:value-type="float" office:value="0">
            <text:p/>
          </table:table-cell>
          <table:table-cell table:formula="of:=[.BB1154]+[.BD1154]" ns41:value-type="float" table:style-name="ce45" office:value-type="float" office:value="0">
            <text:p/>
          </table:table-cell>
          <table:table-cell table:formula="of:=[.BC1154]+[.BE1154]" ns41:value-type="float" table:style-name="ce45" office:value-type="float" office:value="0">
            <text:p/>
          </table:table-cell>
          <table:table-cell table:formula="of:=[.C115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5]+[.AT1155]+[.AP1155]+[.AL1155]+[.AH1155]+[.AD1155]+[.Z1155]+[.V1155]+[.R1155]+[.N1155]" ns41:value-type="float" table:style-name="ce45" office:value-type="float" office:value="0">
            <text:p/>
          </table:table-cell>
          <table:table-cell table:formula="of:=[.AY1155]+[.AU1155]+[.AQ1155]+[.AM1155]+[.AI1155]+[.AE1155]+[.AA1155]+[.W1155]+[.S1155]+[.O1155]+[.L1155]+[.J1155]+[.H1155]+[.F1155]" ns41:value-type="float" table:style-name="ce45" office:value-type="float" office:value="0">
            <text:p/>
          </table:table-cell>
          <table:table-cell table:formula="of:=[.AZ1155]+[.AV1155]+[.AR1155]+[.AN1155]+[.AJ1155]+[.AF1155]+[.AB1155]+[.X1155]+[.T1155]+[.P1155]" ns41:value-type="float" table:style-name="ce45" office:value-type="float" office:value="0">
            <text:p/>
          </table:table-cell>
          <table:table-cell table:formula="of:=[.BA1155]+[.AW1155]+[.AS1155]+[.AO1155]+[.AK1155]+[.AG1155]+[.AC1155]+[.Y1155]+[.U1155]+[.Q1155]+[.M1155]+[.K1155]+[.I1155]+[.G1155]" ns41:value-type="float" table:style-name="ce45" office:value-type="float" office:value="0">
            <text:p/>
          </table:table-cell>
          <table:table-cell table:formula="of:=[.BB1155]+[.BD1155]" ns41:value-type="float" table:style-name="ce45" office:value-type="float" office:value="0">
            <text:p/>
          </table:table-cell>
          <table:table-cell table:formula="of:=[.BC1155]+[.BE1155]" ns41:value-type="float" table:style-name="ce45" office:value-type="float" office:value="0">
            <text:p/>
          </table:table-cell>
          <table:table-cell table:formula="of:=[.C115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6]+[.AT1156]+[.AP1156]+[.AL1156]+[.AH1156]+[.AD1156]+[.Z1156]+[.V1156]+[.R1156]+[.N1156]" ns41:value-type="float" table:style-name="ce45" office:value-type="float" office:value="0">
            <text:p/>
          </table:table-cell>
          <table:table-cell table:formula="of:=[.AY1156]+[.AU1156]+[.AQ1156]+[.AM1156]+[.AI1156]+[.AE1156]+[.AA1156]+[.W1156]+[.S1156]+[.O1156]+[.L1156]+[.J1156]+[.H1156]+[.F1156]" ns41:value-type="float" table:style-name="ce45" office:value-type="float" office:value="0">
            <text:p/>
          </table:table-cell>
          <table:table-cell table:formula="of:=[.AZ1156]+[.AV1156]+[.AR1156]+[.AN1156]+[.AJ1156]+[.AF1156]+[.AB1156]+[.X1156]+[.T1156]+[.P1156]" ns41:value-type="float" table:style-name="ce45" office:value-type="float" office:value="0">
            <text:p/>
          </table:table-cell>
          <table:table-cell table:formula="of:=[.BA1156]+[.AW1156]+[.AS1156]+[.AO1156]+[.AK1156]+[.AG1156]+[.AC1156]+[.Y1156]+[.U1156]+[.Q1156]+[.M1156]+[.K1156]+[.I1156]+[.G1156]" ns41:value-type="float" table:style-name="ce45" office:value-type="float" office:value="0">
            <text:p/>
          </table:table-cell>
          <table:table-cell table:formula="of:=[.BB1156]+[.BD1156]" ns41:value-type="float" table:style-name="ce45" office:value-type="float" office:value="0">
            <text:p/>
          </table:table-cell>
          <table:table-cell table:formula="of:=[.BC1156]+[.BE1156]" ns41:value-type="float" table:style-name="ce45" office:value-type="float" office:value="0">
            <text:p/>
          </table:table-cell>
          <table:table-cell table:formula="of:=[.C115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7]+[.AT1157]+[.AP1157]+[.AL1157]+[.AH1157]+[.AD1157]+[.Z1157]+[.V1157]+[.R1157]+[.N1157]" ns41:value-type="float" table:style-name="ce45" office:value-type="float" office:value="0">
            <text:p/>
          </table:table-cell>
          <table:table-cell table:formula="of:=[.AY1157]+[.AU1157]+[.AQ1157]+[.AM1157]+[.AI1157]+[.AE1157]+[.AA1157]+[.W1157]+[.S1157]+[.O1157]+[.L1157]+[.J1157]+[.H1157]+[.F1157]" ns41:value-type="float" table:style-name="ce45" office:value-type="float" office:value="0">
            <text:p/>
          </table:table-cell>
          <table:table-cell table:formula="of:=[.AZ1157]+[.AV1157]+[.AR1157]+[.AN1157]+[.AJ1157]+[.AF1157]+[.AB1157]+[.X1157]+[.T1157]+[.P1157]" ns41:value-type="float" table:style-name="ce45" office:value-type="float" office:value="0">
            <text:p/>
          </table:table-cell>
          <table:table-cell table:formula="of:=[.BA1157]+[.AW1157]+[.AS1157]+[.AO1157]+[.AK1157]+[.AG1157]+[.AC1157]+[.Y1157]+[.U1157]+[.Q1157]+[.M1157]+[.K1157]+[.I1157]+[.G1157]" ns41:value-type="float" table:style-name="ce45" office:value-type="float" office:value="0">
            <text:p/>
          </table:table-cell>
          <table:table-cell table:formula="of:=[.BB1157]+[.BD1157]" ns41:value-type="float" table:style-name="ce45" office:value-type="float" office:value="0">
            <text:p/>
          </table:table-cell>
          <table:table-cell table:formula="of:=[.BC1157]+[.BE1157]" ns41:value-type="float" table:style-name="ce45" office:value-type="float" office:value="0">
            <text:p/>
          </table:table-cell>
          <table:table-cell table:formula="of:=[.C115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8]+[.AT1158]+[.AP1158]+[.AL1158]+[.AH1158]+[.AD1158]+[.Z1158]+[.V1158]+[.R1158]+[.N1158]" ns41:value-type="float" table:style-name="ce45" office:value-type="float" office:value="0">
            <text:p/>
          </table:table-cell>
          <table:table-cell table:formula="of:=[.AY1158]+[.AU1158]+[.AQ1158]+[.AM1158]+[.AI1158]+[.AE1158]+[.AA1158]+[.W1158]+[.S1158]+[.O1158]+[.L1158]+[.J1158]+[.H1158]+[.F1158]" ns41:value-type="float" table:style-name="ce45" office:value-type="float" office:value="0">
            <text:p/>
          </table:table-cell>
          <table:table-cell table:formula="of:=[.AZ1158]+[.AV1158]+[.AR1158]+[.AN1158]+[.AJ1158]+[.AF1158]+[.AB1158]+[.X1158]+[.T1158]+[.P1158]" ns41:value-type="float" table:style-name="ce45" office:value-type="float" office:value="0">
            <text:p/>
          </table:table-cell>
          <table:table-cell table:formula="of:=[.BA1158]+[.AW1158]+[.AS1158]+[.AO1158]+[.AK1158]+[.AG1158]+[.AC1158]+[.Y1158]+[.U1158]+[.Q1158]+[.M1158]+[.K1158]+[.I1158]+[.G1158]" ns41:value-type="float" table:style-name="ce45" office:value-type="float" office:value="0">
            <text:p/>
          </table:table-cell>
          <table:table-cell table:formula="of:=[.BB1158]+[.BD1158]" ns41:value-type="float" table:style-name="ce45" office:value-type="float" office:value="0">
            <text:p/>
          </table:table-cell>
          <table:table-cell table:formula="of:=[.BC1158]+[.BE1158]" ns41:value-type="float" table:style-name="ce45" office:value-type="float" office:value="0">
            <text:p/>
          </table:table-cell>
          <table:table-cell table:formula="of:=[.C115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59]+[.AT1159]+[.AP1159]+[.AL1159]+[.AH1159]+[.AD1159]+[.Z1159]+[.V1159]+[.R1159]+[.N1159]" ns41:value-type="float" table:style-name="ce45" office:value-type="float" office:value="0">
            <text:p/>
          </table:table-cell>
          <table:table-cell table:formula="of:=[.AY1159]+[.AU1159]+[.AQ1159]+[.AM1159]+[.AI1159]+[.AE1159]+[.AA1159]+[.W1159]+[.S1159]+[.O1159]+[.L1159]+[.J1159]+[.H1159]+[.F1159]" ns41:value-type="float" table:style-name="ce45" office:value-type="float" office:value="0">
            <text:p/>
          </table:table-cell>
          <table:table-cell table:formula="of:=[.AZ1159]+[.AV1159]+[.AR1159]+[.AN1159]+[.AJ1159]+[.AF1159]+[.AB1159]+[.X1159]+[.T1159]+[.P1159]" ns41:value-type="float" table:style-name="ce45" office:value-type="float" office:value="0">
            <text:p/>
          </table:table-cell>
          <table:table-cell table:formula="of:=[.BA1159]+[.AW1159]+[.AS1159]+[.AO1159]+[.AK1159]+[.AG1159]+[.AC1159]+[.Y1159]+[.U1159]+[.Q1159]+[.M1159]+[.K1159]+[.I1159]+[.G1159]" ns41:value-type="float" table:style-name="ce45" office:value-type="float" office:value="0">
            <text:p/>
          </table:table-cell>
          <table:table-cell table:formula="of:=[.BB1159]+[.BD1159]" ns41:value-type="float" table:style-name="ce45" office:value-type="float" office:value="0">
            <text:p/>
          </table:table-cell>
          <table:table-cell table:formula="of:=[.BC1159]+[.BE1159]" ns41:value-type="float" table:style-name="ce45" office:value-type="float" office:value="0">
            <text:p/>
          </table:table-cell>
          <table:table-cell table:formula="of:=[.C115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0]+[.AT1160]+[.AP1160]+[.AL1160]+[.AH1160]+[.AD1160]+[.Z1160]+[.V1160]+[.R1160]+[.N1160]" ns41:value-type="float" table:style-name="ce45" office:value-type="float" office:value="0">
            <text:p/>
          </table:table-cell>
          <table:table-cell table:formula="of:=[.AY1160]+[.AU1160]+[.AQ1160]+[.AM1160]+[.AI1160]+[.AE1160]+[.AA1160]+[.W1160]+[.S1160]+[.O1160]+[.L1160]+[.J1160]+[.H1160]+[.F1160]" ns41:value-type="float" table:style-name="ce45" office:value-type="float" office:value="0">
            <text:p/>
          </table:table-cell>
          <table:table-cell table:formula="of:=[.AZ1160]+[.AV1160]+[.AR1160]+[.AN1160]+[.AJ1160]+[.AF1160]+[.AB1160]+[.X1160]+[.T1160]+[.P1160]" ns41:value-type="float" table:style-name="ce45" office:value-type="float" office:value="0">
            <text:p/>
          </table:table-cell>
          <table:table-cell table:formula="of:=[.BA1160]+[.AW1160]+[.AS1160]+[.AO1160]+[.AK1160]+[.AG1160]+[.AC1160]+[.Y1160]+[.U1160]+[.Q1160]+[.M1160]+[.K1160]+[.I1160]+[.G1160]" ns41:value-type="float" table:style-name="ce45" office:value-type="float" office:value="0">
            <text:p/>
          </table:table-cell>
          <table:table-cell table:formula="of:=[.BB1160]+[.BD1160]" ns41:value-type="float" table:style-name="ce45" office:value-type="float" office:value="0">
            <text:p/>
          </table:table-cell>
          <table:table-cell table:formula="of:=[.BC1160]+[.BE1160]" ns41:value-type="float" table:style-name="ce45" office:value-type="float" office:value="0">
            <text:p/>
          </table:table-cell>
          <table:table-cell table:formula="of:=[.C116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1]+[.AT1161]+[.AP1161]+[.AL1161]+[.AH1161]+[.AD1161]+[.Z1161]+[.V1161]+[.R1161]+[.N1161]" ns41:value-type="float" table:style-name="ce45" office:value-type="float" office:value="0">
            <text:p/>
          </table:table-cell>
          <table:table-cell table:formula="of:=[.AY1161]+[.AU1161]+[.AQ1161]+[.AM1161]+[.AI1161]+[.AE1161]+[.AA1161]+[.W1161]+[.S1161]+[.O1161]+[.L1161]+[.J1161]+[.H1161]+[.F1161]" ns41:value-type="float" table:style-name="ce45" office:value-type="float" office:value="0">
            <text:p/>
          </table:table-cell>
          <table:table-cell table:formula="of:=[.AZ1161]+[.AV1161]+[.AR1161]+[.AN1161]+[.AJ1161]+[.AF1161]+[.AB1161]+[.X1161]+[.T1161]+[.P1161]" ns41:value-type="float" table:style-name="ce45" office:value-type="float" office:value="0">
            <text:p/>
          </table:table-cell>
          <table:table-cell table:formula="of:=[.BA1161]+[.AW1161]+[.AS1161]+[.AO1161]+[.AK1161]+[.AG1161]+[.AC1161]+[.Y1161]+[.U1161]+[.Q1161]+[.M1161]+[.K1161]+[.I1161]+[.G1161]" ns41:value-type="float" table:style-name="ce45" office:value-type="float" office:value="0">
            <text:p/>
          </table:table-cell>
          <table:table-cell table:formula="of:=[.BB1161]+[.BD1161]" ns41:value-type="float" table:style-name="ce45" office:value-type="float" office:value="0">
            <text:p/>
          </table:table-cell>
          <table:table-cell table:formula="of:=[.BC1161]+[.BE1161]" ns41:value-type="float" table:style-name="ce45" office:value-type="float" office:value="0">
            <text:p/>
          </table:table-cell>
          <table:table-cell table:formula="of:=[.C116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2]+[.AT1162]+[.AP1162]+[.AL1162]+[.AH1162]+[.AD1162]+[.Z1162]+[.V1162]+[.R1162]+[.N1162]" ns41:value-type="float" table:style-name="ce45" office:value-type="float" office:value="0">
            <text:p/>
          </table:table-cell>
          <table:table-cell table:formula="of:=[.AY1162]+[.AU1162]+[.AQ1162]+[.AM1162]+[.AI1162]+[.AE1162]+[.AA1162]+[.W1162]+[.S1162]+[.O1162]+[.L1162]+[.J1162]+[.H1162]+[.F1162]" ns41:value-type="float" table:style-name="ce45" office:value-type="float" office:value="0">
            <text:p/>
          </table:table-cell>
          <table:table-cell table:formula="of:=[.AZ1162]+[.AV1162]+[.AR1162]+[.AN1162]+[.AJ1162]+[.AF1162]+[.AB1162]+[.X1162]+[.T1162]+[.P1162]" ns41:value-type="float" table:style-name="ce45" office:value-type="float" office:value="0">
            <text:p/>
          </table:table-cell>
          <table:table-cell table:formula="of:=[.BA1162]+[.AW1162]+[.AS1162]+[.AO1162]+[.AK1162]+[.AG1162]+[.AC1162]+[.Y1162]+[.U1162]+[.Q1162]+[.M1162]+[.K1162]+[.I1162]+[.G1162]" ns41:value-type="float" table:style-name="ce45" office:value-type="float" office:value="0">
            <text:p/>
          </table:table-cell>
          <table:table-cell table:formula="of:=[.BB1162]+[.BD1162]" ns41:value-type="float" table:style-name="ce45" office:value-type="float" office:value="0">
            <text:p/>
          </table:table-cell>
          <table:table-cell table:formula="of:=[.BC1162]+[.BE1162]" ns41:value-type="float" table:style-name="ce45" office:value-type="float" office:value="0">
            <text:p/>
          </table:table-cell>
          <table:table-cell table:formula="of:=[.C116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3]+[.AT1163]+[.AP1163]+[.AL1163]+[.AH1163]+[.AD1163]+[.Z1163]+[.V1163]+[.R1163]+[.N1163]" ns41:value-type="float" table:style-name="ce45" office:value-type="float" office:value="0">
            <text:p/>
          </table:table-cell>
          <table:table-cell table:formula="of:=[.AY1163]+[.AU1163]+[.AQ1163]+[.AM1163]+[.AI1163]+[.AE1163]+[.AA1163]+[.W1163]+[.S1163]+[.O1163]+[.L1163]+[.J1163]+[.H1163]+[.F1163]" ns41:value-type="float" table:style-name="ce45" office:value-type="float" office:value="0">
            <text:p/>
          </table:table-cell>
          <table:table-cell table:formula="of:=[.AZ1163]+[.AV1163]+[.AR1163]+[.AN1163]+[.AJ1163]+[.AF1163]+[.AB1163]+[.X1163]+[.T1163]+[.P1163]" ns41:value-type="float" table:style-name="ce45" office:value-type="float" office:value="0">
            <text:p/>
          </table:table-cell>
          <table:table-cell table:formula="of:=[.BA1163]+[.AW1163]+[.AS1163]+[.AO1163]+[.AK1163]+[.AG1163]+[.AC1163]+[.Y1163]+[.U1163]+[.Q1163]+[.M1163]+[.K1163]+[.I1163]+[.G1163]" ns41:value-type="float" table:style-name="ce45" office:value-type="float" office:value="0">
            <text:p/>
          </table:table-cell>
          <table:table-cell table:formula="of:=[.BB1163]+[.BD1163]" ns41:value-type="float" table:style-name="ce45" office:value-type="float" office:value="0">
            <text:p/>
          </table:table-cell>
          <table:table-cell table:formula="of:=[.BC1163]+[.BE1163]" ns41:value-type="float" table:style-name="ce45" office:value-type="float" office:value="0">
            <text:p/>
          </table:table-cell>
          <table:table-cell table:formula="of:=[.C116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4]+[.AT1164]+[.AP1164]+[.AL1164]+[.AH1164]+[.AD1164]+[.Z1164]+[.V1164]+[.R1164]+[.N1164]" ns41:value-type="float" table:style-name="ce45" office:value-type="float" office:value="0">
            <text:p/>
          </table:table-cell>
          <table:table-cell table:formula="of:=[.AY1164]+[.AU1164]+[.AQ1164]+[.AM1164]+[.AI1164]+[.AE1164]+[.AA1164]+[.W1164]+[.S1164]+[.O1164]+[.L1164]+[.J1164]+[.H1164]+[.F1164]" ns41:value-type="float" table:style-name="ce45" office:value-type="float" office:value="0">
            <text:p/>
          </table:table-cell>
          <table:table-cell table:formula="of:=[.AZ1164]+[.AV1164]+[.AR1164]+[.AN1164]+[.AJ1164]+[.AF1164]+[.AB1164]+[.X1164]+[.T1164]+[.P1164]" ns41:value-type="float" table:style-name="ce45" office:value-type="float" office:value="0">
            <text:p/>
          </table:table-cell>
          <table:table-cell table:formula="of:=[.BA1164]+[.AW1164]+[.AS1164]+[.AO1164]+[.AK1164]+[.AG1164]+[.AC1164]+[.Y1164]+[.U1164]+[.Q1164]+[.M1164]+[.K1164]+[.I1164]+[.G1164]" ns41:value-type="float" table:style-name="ce45" office:value-type="float" office:value="0">
            <text:p/>
          </table:table-cell>
          <table:table-cell table:formula="of:=[.BB1164]+[.BD1164]" ns41:value-type="float" table:style-name="ce45" office:value-type="float" office:value="0">
            <text:p/>
          </table:table-cell>
          <table:table-cell table:formula="of:=[.BC1164]+[.BE1164]" ns41:value-type="float" table:style-name="ce45" office:value-type="float" office:value="0">
            <text:p/>
          </table:table-cell>
          <table:table-cell table:formula="of:=[.C116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5]+[.AT1165]+[.AP1165]+[.AL1165]+[.AH1165]+[.AD1165]+[.Z1165]+[.V1165]+[.R1165]+[.N1165]" ns41:value-type="float" table:style-name="ce45" office:value-type="float" office:value="0">
            <text:p/>
          </table:table-cell>
          <table:table-cell table:formula="of:=[.AY1165]+[.AU1165]+[.AQ1165]+[.AM1165]+[.AI1165]+[.AE1165]+[.AA1165]+[.W1165]+[.S1165]+[.O1165]+[.L1165]+[.J1165]+[.H1165]+[.F1165]" ns41:value-type="float" table:style-name="ce45" office:value-type="float" office:value="0">
            <text:p/>
          </table:table-cell>
          <table:table-cell table:formula="of:=[.AZ1165]+[.AV1165]+[.AR1165]+[.AN1165]+[.AJ1165]+[.AF1165]+[.AB1165]+[.X1165]+[.T1165]+[.P1165]" ns41:value-type="float" table:style-name="ce45" office:value-type="float" office:value="0">
            <text:p/>
          </table:table-cell>
          <table:table-cell table:formula="of:=[.BA1165]+[.AW1165]+[.AS1165]+[.AO1165]+[.AK1165]+[.AG1165]+[.AC1165]+[.Y1165]+[.U1165]+[.Q1165]+[.M1165]+[.K1165]+[.I1165]+[.G1165]" ns41:value-type="float" table:style-name="ce45" office:value-type="float" office:value="0">
            <text:p/>
          </table:table-cell>
          <table:table-cell table:formula="of:=[.BB1165]+[.BD1165]" ns41:value-type="float" table:style-name="ce45" office:value-type="float" office:value="0">
            <text:p/>
          </table:table-cell>
          <table:table-cell table:formula="of:=[.BC1165]+[.BE1165]" ns41:value-type="float" table:style-name="ce45" office:value-type="float" office:value="0">
            <text:p/>
          </table:table-cell>
          <table:table-cell table:formula="of:=[.C116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6]+[.AT1166]+[.AP1166]+[.AL1166]+[.AH1166]+[.AD1166]+[.Z1166]+[.V1166]+[.R1166]+[.N1166]" ns41:value-type="float" table:style-name="ce45" office:value-type="float" office:value="0">
            <text:p/>
          </table:table-cell>
          <table:table-cell table:formula="of:=[.AY1166]+[.AU1166]+[.AQ1166]+[.AM1166]+[.AI1166]+[.AE1166]+[.AA1166]+[.W1166]+[.S1166]+[.O1166]+[.L1166]+[.J1166]+[.H1166]+[.F1166]" ns41:value-type="float" table:style-name="ce45" office:value-type="float" office:value="0">
            <text:p/>
          </table:table-cell>
          <table:table-cell table:formula="of:=[.AZ1166]+[.AV1166]+[.AR1166]+[.AN1166]+[.AJ1166]+[.AF1166]+[.AB1166]+[.X1166]+[.T1166]+[.P1166]" ns41:value-type="float" table:style-name="ce45" office:value-type="float" office:value="0">
            <text:p/>
          </table:table-cell>
          <table:table-cell table:formula="of:=[.BA1166]+[.AW1166]+[.AS1166]+[.AO1166]+[.AK1166]+[.AG1166]+[.AC1166]+[.Y1166]+[.U1166]+[.Q1166]+[.M1166]+[.K1166]+[.I1166]+[.G1166]" ns41:value-type="float" table:style-name="ce45" office:value-type="float" office:value="0">
            <text:p/>
          </table:table-cell>
          <table:table-cell table:formula="of:=[.BB1166]+[.BD1166]" ns41:value-type="float" table:style-name="ce45" office:value-type="float" office:value="0">
            <text:p/>
          </table:table-cell>
          <table:table-cell table:formula="of:=[.BC1166]+[.BE1166]" ns41:value-type="float" table:style-name="ce45" office:value-type="float" office:value="0">
            <text:p/>
          </table:table-cell>
          <table:table-cell table:formula="of:=[.C116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7]+[.AT1167]+[.AP1167]+[.AL1167]+[.AH1167]+[.AD1167]+[.Z1167]+[.V1167]+[.R1167]+[.N1167]" ns41:value-type="float" table:style-name="ce45" office:value-type="float" office:value="0">
            <text:p/>
          </table:table-cell>
          <table:table-cell table:formula="of:=[.AY1167]+[.AU1167]+[.AQ1167]+[.AM1167]+[.AI1167]+[.AE1167]+[.AA1167]+[.W1167]+[.S1167]+[.O1167]+[.L1167]+[.J1167]+[.H1167]+[.F1167]" ns41:value-type="float" table:style-name="ce45" office:value-type="float" office:value="0">
            <text:p/>
          </table:table-cell>
          <table:table-cell table:formula="of:=[.AZ1167]+[.AV1167]+[.AR1167]+[.AN1167]+[.AJ1167]+[.AF1167]+[.AB1167]+[.X1167]+[.T1167]+[.P1167]" ns41:value-type="float" table:style-name="ce45" office:value-type="float" office:value="0">
            <text:p/>
          </table:table-cell>
          <table:table-cell table:formula="of:=[.BA1167]+[.AW1167]+[.AS1167]+[.AO1167]+[.AK1167]+[.AG1167]+[.AC1167]+[.Y1167]+[.U1167]+[.Q1167]+[.M1167]+[.K1167]+[.I1167]+[.G1167]" ns41:value-type="float" table:style-name="ce45" office:value-type="float" office:value="0">
            <text:p/>
          </table:table-cell>
          <table:table-cell table:formula="of:=[.BB1167]+[.BD1167]" ns41:value-type="float" table:style-name="ce45" office:value-type="float" office:value="0">
            <text:p/>
          </table:table-cell>
          <table:table-cell table:formula="of:=[.BC1167]+[.BE1167]" ns41:value-type="float" table:style-name="ce45" office:value-type="float" office:value="0">
            <text:p/>
          </table:table-cell>
          <table:table-cell table:formula="of:=[.C116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8]+[.AT1168]+[.AP1168]+[.AL1168]+[.AH1168]+[.AD1168]+[.Z1168]+[.V1168]+[.R1168]+[.N1168]" ns41:value-type="float" table:style-name="ce45" office:value-type="float" office:value="0">
            <text:p/>
          </table:table-cell>
          <table:table-cell table:formula="of:=[.AY1168]+[.AU1168]+[.AQ1168]+[.AM1168]+[.AI1168]+[.AE1168]+[.AA1168]+[.W1168]+[.S1168]+[.O1168]+[.L1168]+[.J1168]+[.H1168]+[.F1168]" ns41:value-type="float" table:style-name="ce45" office:value-type="float" office:value="0">
            <text:p/>
          </table:table-cell>
          <table:table-cell table:formula="of:=[.AZ1168]+[.AV1168]+[.AR1168]+[.AN1168]+[.AJ1168]+[.AF1168]+[.AB1168]+[.X1168]+[.T1168]+[.P1168]" ns41:value-type="float" table:style-name="ce45" office:value-type="float" office:value="0">
            <text:p/>
          </table:table-cell>
          <table:table-cell table:formula="of:=[.BA1168]+[.AW1168]+[.AS1168]+[.AO1168]+[.AK1168]+[.AG1168]+[.AC1168]+[.Y1168]+[.U1168]+[.Q1168]+[.M1168]+[.K1168]+[.I1168]+[.G1168]" ns41:value-type="float" table:style-name="ce45" office:value-type="float" office:value="0">
            <text:p/>
          </table:table-cell>
          <table:table-cell table:formula="of:=[.BB1168]+[.BD1168]" ns41:value-type="float" table:style-name="ce45" office:value-type="float" office:value="0">
            <text:p/>
          </table:table-cell>
          <table:table-cell table:formula="of:=[.BC1168]+[.BE1168]" ns41:value-type="float" table:style-name="ce45" office:value-type="float" office:value="0">
            <text:p/>
          </table:table-cell>
          <table:table-cell table:formula="of:=[.C116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69]+[.AT1169]+[.AP1169]+[.AL1169]+[.AH1169]+[.AD1169]+[.Z1169]+[.V1169]+[.R1169]+[.N1169]" ns41:value-type="float" table:style-name="ce45" office:value-type="float" office:value="0">
            <text:p/>
          </table:table-cell>
          <table:table-cell table:formula="of:=[.AY1169]+[.AU1169]+[.AQ1169]+[.AM1169]+[.AI1169]+[.AE1169]+[.AA1169]+[.W1169]+[.S1169]+[.O1169]+[.L1169]+[.J1169]+[.H1169]+[.F1169]" ns41:value-type="float" table:style-name="ce45" office:value-type="float" office:value="0">
            <text:p/>
          </table:table-cell>
          <table:table-cell table:formula="of:=[.AZ1169]+[.AV1169]+[.AR1169]+[.AN1169]+[.AJ1169]+[.AF1169]+[.AB1169]+[.X1169]+[.T1169]+[.P1169]" ns41:value-type="float" table:style-name="ce45" office:value-type="float" office:value="0">
            <text:p/>
          </table:table-cell>
          <table:table-cell table:formula="of:=[.BA1169]+[.AW1169]+[.AS1169]+[.AO1169]+[.AK1169]+[.AG1169]+[.AC1169]+[.Y1169]+[.U1169]+[.Q1169]+[.M1169]+[.K1169]+[.I1169]+[.G1169]" ns41:value-type="float" table:style-name="ce45" office:value-type="float" office:value="0">
            <text:p/>
          </table:table-cell>
          <table:table-cell table:formula="of:=[.BB1169]+[.BD1169]" ns41:value-type="float" table:style-name="ce45" office:value-type="float" office:value="0">
            <text:p/>
          </table:table-cell>
          <table:table-cell table:formula="of:=[.BC1169]+[.BE1169]" ns41:value-type="float" table:style-name="ce45" office:value-type="float" office:value="0">
            <text:p/>
          </table:table-cell>
          <table:table-cell table:formula="of:=[.C116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0]+[.AT1170]+[.AP1170]+[.AL1170]+[.AH1170]+[.AD1170]+[.Z1170]+[.V1170]+[.R1170]+[.N1170]" ns41:value-type="float" table:style-name="ce45" office:value-type="float" office:value="0">
            <text:p/>
          </table:table-cell>
          <table:table-cell table:formula="of:=[.AY1170]+[.AU1170]+[.AQ1170]+[.AM1170]+[.AI1170]+[.AE1170]+[.AA1170]+[.W1170]+[.S1170]+[.O1170]+[.L1170]+[.J1170]+[.H1170]+[.F1170]" ns41:value-type="float" table:style-name="ce45" office:value-type="float" office:value="0">
            <text:p/>
          </table:table-cell>
          <table:table-cell table:formula="of:=[.AZ1170]+[.AV1170]+[.AR1170]+[.AN1170]+[.AJ1170]+[.AF1170]+[.AB1170]+[.X1170]+[.T1170]+[.P1170]" ns41:value-type="float" table:style-name="ce45" office:value-type="float" office:value="0">
            <text:p/>
          </table:table-cell>
          <table:table-cell table:formula="of:=[.BA1170]+[.AW1170]+[.AS1170]+[.AO1170]+[.AK1170]+[.AG1170]+[.AC1170]+[.Y1170]+[.U1170]+[.Q1170]+[.M1170]+[.K1170]+[.I1170]+[.G1170]" ns41:value-type="float" table:style-name="ce45" office:value-type="float" office:value="0">
            <text:p/>
          </table:table-cell>
          <table:table-cell table:formula="of:=[.BB1170]+[.BD1170]" ns41:value-type="float" table:style-name="ce45" office:value-type="float" office:value="0">
            <text:p/>
          </table:table-cell>
          <table:table-cell table:formula="of:=[.BC1170]+[.BE1170]" ns41:value-type="float" table:style-name="ce45" office:value-type="float" office:value="0">
            <text:p/>
          </table:table-cell>
          <table:table-cell table:formula="of:=[.C117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1]+[.AT1171]+[.AP1171]+[.AL1171]+[.AH1171]+[.AD1171]+[.Z1171]+[.V1171]+[.R1171]+[.N1171]" ns41:value-type="float" table:style-name="ce45" office:value-type="float" office:value="0">
            <text:p/>
          </table:table-cell>
          <table:table-cell table:formula="of:=[.AY1171]+[.AU1171]+[.AQ1171]+[.AM1171]+[.AI1171]+[.AE1171]+[.AA1171]+[.W1171]+[.S1171]+[.O1171]+[.L1171]+[.J1171]+[.H1171]+[.F1171]" ns41:value-type="float" table:style-name="ce45" office:value-type="float" office:value="0">
            <text:p/>
          </table:table-cell>
          <table:table-cell table:formula="of:=[.AZ1171]+[.AV1171]+[.AR1171]+[.AN1171]+[.AJ1171]+[.AF1171]+[.AB1171]+[.X1171]+[.T1171]+[.P1171]" ns41:value-type="float" table:style-name="ce45" office:value-type="float" office:value="0">
            <text:p/>
          </table:table-cell>
          <table:table-cell table:formula="of:=[.BA1171]+[.AW1171]+[.AS1171]+[.AO1171]+[.AK1171]+[.AG1171]+[.AC1171]+[.Y1171]+[.U1171]+[.Q1171]+[.M1171]+[.K1171]+[.I1171]+[.G1171]" ns41:value-type="float" table:style-name="ce45" office:value-type="float" office:value="0">
            <text:p/>
          </table:table-cell>
          <table:table-cell table:formula="of:=[.BB1171]+[.BD1171]" ns41:value-type="float" table:style-name="ce45" office:value-type="float" office:value="0">
            <text:p/>
          </table:table-cell>
          <table:table-cell table:formula="of:=[.BC1171]+[.BE1171]" ns41:value-type="float" table:style-name="ce45" office:value-type="float" office:value="0">
            <text:p/>
          </table:table-cell>
          <table:table-cell table:formula="of:=[.C117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2]+[.AT1172]+[.AP1172]+[.AL1172]+[.AH1172]+[.AD1172]+[.Z1172]+[.V1172]+[.R1172]+[.N1172]" ns41:value-type="float" table:style-name="ce45" office:value-type="float" office:value="0">
            <text:p/>
          </table:table-cell>
          <table:table-cell table:formula="of:=[.AY1172]+[.AU1172]+[.AQ1172]+[.AM1172]+[.AI1172]+[.AE1172]+[.AA1172]+[.W1172]+[.S1172]+[.O1172]+[.L1172]+[.J1172]+[.H1172]+[.F1172]" ns41:value-type="float" table:style-name="ce45" office:value-type="float" office:value="0">
            <text:p/>
          </table:table-cell>
          <table:table-cell table:formula="of:=[.AZ1172]+[.AV1172]+[.AR1172]+[.AN1172]+[.AJ1172]+[.AF1172]+[.AB1172]+[.X1172]+[.T1172]+[.P1172]" ns41:value-type="float" table:style-name="ce45" office:value-type="float" office:value="0">
            <text:p/>
          </table:table-cell>
          <table:table-cell table:formula="of:=[.BA1172]+[.AW1172]+[.AS1172]+[.AO1172]+[.AK1172]+[.AG1172]+[.AC1172]+[.Y1172]+[.U1172]+[.Q1172]+[.M1172]+[.K1172]+[.I1172]+[.G1172]" ns41:value-type="float" table:style-name="ce45" office:value-type="float" office:value="0">
            <text:p/>
          </table:table-cell>
          <table:table-cell table:formula="of:=[.BB1172]+[.BD1172]" ns41:value-type="float" table:style-name="ce45" office:value-type="float" office:value="0">
            <text:p/>
          </table:table-cell>
          <table:table-cell table:formula="of:=[.BC1172]+[.BE1172]" ns41:value-type="float" table:style-name="ce45" office:value-type="float" office:value="0">
            <text:p/>
          </table:table-cell>
          <table:table-cell table:formula="of:=[.C117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3]+[.AT1173]+[.AP1173]+[.AL1173]+[.AH1173]+[.AD1173]+[.Z1173]+[.V1173]+[.R1173]+[.N1173]" ns41:value-type="float" table:style-name="ce45" office:value-type="float" office:value="0">
            <text:p/>
          </table:table-cell>
          <table:table-cell table:formula="of:=[.AY1173]+[.AU1173]+[.AQ1173]+[.AM1173]+[.AI1173]+[.AE1173]+[.AA1173]+[.W1173]+[.S1173]+[.O1173]+[.L1173]+[.J1173]+[.H1173]+[.F1173]" ns41:value-type="float" table:style-name="ce45" office:value-type="float" office:value="0">
            <text:p/>
          </table:table-cell>
          <table:table-cell table:formula="of:=[.AZ1173]+[.AV1173]+[.AR1173]+[.AN1173]+[.AJ1173]+[.AF1173]+[.AB1173]+[.X1173]+[.T1173]+[.P1173]" ns41:value-type="float" table:style-name="ce45" office:value-type="float" office:value="0">
            <text:p/>
          </table:table-cell>
          <table:table-cell table:formula="of:=[.BA1173]+[.AW1173]+[.AS1173]+[.AO1173]+[.AK1173]+[.AG1173]+[.AC1173]+[.Y1173]+[.U1173]+[.Q1173]+[.M1173]+[.K1173]+[.I1173]+[.G1173]" ns41:value-type="float" table:style-name="ce45" office:value-type="float" office:value="0">
            <text:p/>
          </table:table-cell>
          <table:table-cell table:formula="of:=[.BB1173]+[.BD1173]" ns41:value-type="float" table:style-name="ce45" office:value-type="float" office:value="0">
            <text:p/>
          </table:table-cell>
          <table:table-cell table:formula="of:=[.BC1173]+[.BE1173]" ns41:value-type="float" table:style-name="ce45" office:value-type="float" office:value="0">
            <text:p/>
          </table:table-cell>
          <table:table-cell table:formula="of:=[.C117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4]+[.AT1174]+[.AP1174]+[.AL1174]+[.AH1174]+[.AD1174]+[.Z1174]+[.V1174]+[.R1174]+[.N1174]" ns41:value-type="float" table:style-name="ce45" office:value-type="float" office:value="0">
            <text:p/>
          </table:table-cell>
          <table:table-cell table:formula="of:=[.AY1174]+[.AU1174]+[.AQ1174]+[.AM1174]+[.AI1174]+[.AE1174]+[.AA1174]+[.W1174]+[.S1174]+[.O1174]+[.L1174]+[.J1174]+[.H1174]+[.F1174]" ns41:value-type="float" table:style-name="ce45" office:value-type="float" office:value="0">
            <text:p/>
          </table:table-cell>
          <table:table-cell table:formula="of:=[.AZ1174]+[.AV1174]+[.AR1174]+[.AN1174]+[.AJ1174]+[.AF1174]+[.AB1174]+[.X1174]+[.T1174]+[.P1174]" ns41:value-type="float" table:style-name="ce45" office:value-type="float" office:value="0">
            <text:p/>
          </table:table-cell>
          <table:table-cell table:formula="of:=[.BA1174]+[.AW1174]+[.AS1174]+[.AO1174]+[.AK1174]+[.AG1174]+[.AC1174]+[.Y1174]+[.U1174]+[.Q1174]+[.M1174]+[.K1174]+[.I1174]+[.G1174]" ns41:value-type="float" table:style-name="ce45" office:value-type="float" office:value="0">
            <text:p/>
          </table:table-cell>
          <table:table-cell table:formula="of:=[.BB1174]+[.BD1174]" ns41:value-type="float" table:style-name="ce45" office:value-type="float" office:value="0">
            <text:p/>
          </table:table-cell>
          <table:table-cell table:formula="of:=[.BC1174]+[.BE1174]" ns41:value-type="float" table:style-name="ce45" office:value-type="float" office:value="0">
            <text:p/>
          </table:table-cell>
          <table:table-cell table:formula="of:=[.C117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5]+[.AT1175]+[.AP1175]+[.AL1175]+[.AH1175]+[.AD1175]+[.Z1175]+[.V1175]+[.R1175]+[.N1175]" ns41:value-type="float" table:style-name="ce45" office:value-type="float" office:value="0">
            <text:p/>
          </table:table-cell>
          <table:table-cell table:formula="of:=[.AY1175]+[.AU1175]+[.AQ1175]+[.AM1175]+[.AI1175]+[.AE1175]+[.AA1175]+[.W1175]+[.S1175]+[.O1175]+[.L1175]+[.J1175]+[.H1175]+[.F1175]" ns41:value-type="float" table:style-name="ce45" office:value-type="float" office:value="0">
            <text:p/>
          </table:table-cell>
          <table:table-cell table:formula="of:=[.AZ1175]+[.AV1175]+[.AR1175]+[.AN1175]+[.AJ1175]+[.AF1175]+[.AB1175]+[.X1175]+[.T1175]+[.P1175]" ns41:value-type="float" table:style-name="ce45" office:value-type="float" office:value="0">
            <text:p/>
          </table:table-cell>
          <table:table-cell table:formula="of:=[.BA1175]+[.AW1175]+[.AS1175]+[.AO1175]+[.AK1175]+[.AG1175]+[.AC1175]+[.Y1175]+[.U1175]+[.Q1175]+[.M1175]+[.K1175]+[.I1175]+[.G1175]" ns41:value-type="float" table:style-name="ce45" office:value-type="float" office:value="0">
            <text:p/>
          </table:table-cell>
          <table:table-cell table:formula="of:=[.BB1175]+[.BD1175]" ns41:value-type="float" table:style-name="ce45" office:value-type="float" office:value="0">
            <text:p/>
          </table:table-cell>
          <table:table-cell table:formula="of:=[.BC1175]+[.BE1175]" ns41:value-type="float" table:style-name="ce45" office:value-type="float" office:value="0">
            <text:p/>
          </table:table-cell>
          <table:table-cell table:formula="of:=[.C117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6]+[.AT1176]+[.AP1176]+[.AL1176]+[.AH1176]+[.AD1176]+[.Z1176]+[.V1176]+[.R1176]+[.N1176]" ns41:value-type="float" table:style-name="ce45" office:value-type="float" office:value="0">
            <text:p/>
          </table:table-cell>
          <table:table-cell table:formula="of:=[.AY1176]+[.AU1176]+[.AQ1176]+[.AM1176]+[.AI1176]+[.AE1176]+[.AA1176]+[.W1176]+[.S1176]+[.O1176]+[.L1176]+[.J1176]+[.H1176]+[.F1176]" ns41:value-type="float" table:style-name="ce45" office:value-type="float" office:value="0">
            <text:p/>
          </table:table-cell>
          <table:table-cell table:formula="of:=[.AZ1176]+[.AV1176]+[.AR1176]+[.AN1176]+[.AJ1176]+[.AF1176]+[.AB1176]+[.X1176]+[.T1176]+[.P1176]" ns41:value-type="float" table:style-name="ce45" office:value-type="float" office:value="0">
            <text:p/>
          </table:table-cell>
          <table:table-cell table:formula="of:=[.BA1176]+[.AW1176]+[.AS1176]+[.AO1176]+[.AK1176]+[.AG1176]+[.AC1176]+[.Y1176]+[.U1176]+[.Q1176]+[.M1176]+[.K1176]+[.I1176]+[.G1176]" ns41:value-type="float" table:style-name="ce45" office:value-type="float" office:value="0">
            <text:p/>
          </table:table-cell>
          <table:table-cell table:formula="of:=[.BB1176]+[.BD1176]" ns41:value-type="float" table:style-name="ce45" office:value-type="float" office:value="0">
            <text:p/>
          </table:table-cell>
          <table:table-cell table:formula="of:=[.BC1176]+[.BE1176]" ns41:value-type="float" table:style-name="ce45" office:value-type="float" office:value="0">
            <text:p/>
          </table:table-cell>
          <table:table-cell table:formula="of:=[.C117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7]+[.AT1177]+[.AP1177]+[.AL1177]+[.AH1177]+[.AD1177]+[.Z1177]+[.V1177]+[.R1177]+[.N1177]" ns41:value-type="float" table:style-name="ce45" office:value-type="float" office:value="0">
            <text:p/>
          </table:table-cell>
          <table:table-cell table:formula="of:=[.AY1177]+[.AU1177]+[.AQ1177]+[.AM1177]+[.AI1177]+[.AE1177]+[.AA1177]+[.W1177]+[.S1177]+[.O1177]+[.L1177]+[.J1177]+[.H1177]+[.F1177]" ns41:value-type="float" table:style-name="ce45" office:value-type="float" office:value="0">
            <text:p/>
          </table:table-cell>
          <table:table-cell table:formula="of:=[.AZ1177]+[.AV1177]+[.AR1177]+[.AN1177]+[.AJ1177]+[.AF1177]+[.AB1177]+[.X1177]+[.T1177]+[.P1177]" ns41:value-type="float" table:style-name="ce45" office:value-type="float" office:value="0">
            <text:p/>
          </table:table-cell>
          <table:table-cell table:formula="of:=[.BA1177]+[.AW1177]+[.AS1177]+[.AO1177]+[.AK1177]+[.AG1177]+[.AC1177]+[.Y1177]+[.U1177]+[.Q1177]+[.M1177]+[.K1177]+[.I1177]+[.G1177]" ns41:value-type="float" table:style-name="ce45" office:value-type="float" office:value="0">
            <text:p/>
          </table:table-cell>
          <table:table-cell table:formula="of:=[.BB1177]+[.BD1177]" ns41:value-type="float" table:style-name="ce45" office:value-type="float" office:value="0">
            <text:p/>
          </table:table-cell>
          <table:table-cell table:formula="of:=[.BC1177]+[.BE1177]" ns41:value-type="float" table:style-name="ce45" office:value-type="float" office:value="0">
            <text:p/>
          </table:table-cell>
          <table:table-cell table:formula="of:=[.C117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8]+[.AT1178]+[.AP1178]+[.AL1178]+[.AH1178]+[.AD1178]+[.Z1178]+[.V1178]+[.R1178]+[.N1178]" ns41:value-type="float" table:style-name="ce45" office:value-type="float" office:value="0">
            <text:p/>
          </table:table-cell>
          <table:table-cell table:formula="of:=[.AY1178]+[.AU1178]+[.AQ1178]+[.AM1178]+[.AI1178]+[.AE1178]+[.AA1178]+[.W1178]+[.S1178]+[.O1178]+[.L1178]+[.J1178]+[.H1178]+[.F1178]" ns41:value-type="float" table:style-name="ce45" office:value-type="float" office:value="0">
            <text:p/>
          </table:table-cell>
          <table:table-cell table:formula="of:=[.AZ1178]+[.AV1178]+[.AR1178]+[.AN1178]+[.AJ1178]+[.AF1178]+[.AB1178]+[.X1178]+[.T1178]+[.P1178]" ns41:value-type="float" table:style-name="ce45" office:value-type="float" office:value="0">
            <text:p/>
          </table:table-cell>
          <table:table-cell table:formula="of:=[.BA1178]+[.AW1178]+[.AS1178]+[.AO1178]+[.AK1178]+[.AG1178]+[.AC1178]+[.Y1178]+[.U1178]+[.Q1178]+[.M1178]+[.K1178]+[.I1178]+[.G1178]" ns41:value-type="float" table:style-name="ce45" office:value-type="float" office:value="0">
            <text:p/>
          </table:table-cell>
          <table:table-cell table:formula="of:=[.BB1178]+[.BD1178]" ns41:value-type="float" table:style-name="ce45" office:value-type="float" office:value="0">
            <text:p/>
          </table:table-cell>
          <table:table-cell table:formula="of:=[.BC1178]+[.BE1178]" ns41:value-type="float" table:style-name="ce45" office:value-type="float" office:value="0">
            <text:p/>
          </table:table-cell>
          <table:table-cell table:formula="of:=[.C117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79]+[.AT1179]+[.AP1179]+[.AL1179]+[.AH1179]+[.AD1179]+[.Z1179]+[.V1179]+[.R1179]+[.N1179]" ns41:value-type="float" table:style-name="ce45" office:value-type="float" office:value="0">
            <text:p/>
          </table:table-cell>
          <table:table-cell table:formula="of:=[.AY1179]+[.AU1179]+[.AQ1179]+[.AM1179]+[.AI1179]+[.AE1179]+[.AA1179]+[.W1179]+[.S1179]+[.O1179]+[.L1179]+[.J1179]+[.H1179]+[.F1179]" ns41:value-type="float" table:style-name="ce45" office:value-type="float" office:value="0">
            <text:p/>
          </table:table-cell>
          <table:table-cell table:formula="of:=[.AZ1179]+[.AV1179]+[.AR1179]+[.AN1179]+[.AJ1179]+[.AF1179]+[.AB1179]+[.X1179]+[.T1179]+[.P1179]" ns41:value-type="float" table:style-name="ce45" office:value-type="float" office:value="0">
            <text:p/>
          </table:table-cell>
          <table:table-cell table:formula="of:=[.BA1179]+[.AW1179]+[.AS1179]+[.AO1179]+[.AK1179]+[.AG1179]+[.AC1179]+[.Y1179]+[.U1179]+[.Q1179]+[.M1179]+[.K1179]+[.I1179]+[.G1179]" ns41:value-type="float" table:style-name="ce45" office:value-type="float" office:value="0">
            <text:p/>
          </table:table-cell>
          <table:table-cell table:formula="of:=[.BB1179]+[.BD1179]" ns41:value-type="float" table:style-name="ce45" office:value-type="float" office:value="0">
            <text:p/>
          </table:table-cell>
          <table:table-cell table:formula="of:=[.BC1179]+[.BE1179]" ns41:value-type="float" table:style-name="ce45" office:value-type="float" office:value="0">
            <text:p/>
          </table:table-cell>
          <table:table-cell table:formula="of:=[.C117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0]+[.AT1180]+[.AP1180]+[.AL1180]+[.AH1180]+[.AD1180]+[.Z1180]+[.V1180]+[.R1180]+[.N1180]" ns41:value-type="float" table:style-name="ce45" office:value-type="float" office:value="0">
            <text:p/>
          </table:table-cell>
          <table:table-cell table:formula="of:=[.AY1180]+[.AU1180]+[.AQ1180]+[.AM1180]+[.AI1180]+[.AE1180]+[.AA1180]+[.W1180]+[.S1180]+[.O1180]+[.L1180]+[.J1180]+[.H1180]+[.F1180]" ns41:value-type="float" table:style-name="ce45" office:value-type="float" office:value="0">
            <text:p/>
          </table:table-cell>
          <table:table-cell table:formula="of:=[.AZ1180]+[.AV1180]+[.AR1180]+[.AN1180]+[.AJ1180]+[.AF1180]+[.AB1180]+[.X1180]+[.T1180]+[.P1180]" ns41:value-type="float" table:style-name="ce45" office:value-type="float" office:value="0">
            <text:p/>
          </table:table-cell>
          <table:table-cell table:formula="of:=[.BA1180]+[.AW1180]+[.AS1180]+[.AO1180]+[.AK1180]+[.AG1180]+[.AC1180]+[.Y1180]+[.U1180]+[.Q1180]+[.M1180]+[.K1180]+[.I1180]+[.G1180]" ns41:value-type="float" table:style-name="ce45" office:value-type="float" office:value="0">
            <text:p/>
          </table:table-cell>
          <table:table-cell table:formula="of:=[.BB1180]+[.BD1180]" ns41:value-type="float" table:style-name="ce45" office:value-type="float" office:value="0">
            <text:p/>
          </table:table-cell>
          <table:table-cell table:formula="of:=[.BC1180]+[.BE1180]" ns41:value-type="float" table:style-name="ce45" office:value-type="float" office:value="0">
            <text:p/>
          </table:table-cell>
          <table:table-cell table:formula="of:=[.C118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1]+[.AT1181]+[.AP1181]+[.AL1181]+[.AH1181]+[.AD1181]+[.Z1181]+[.V1181]+[.R1181]+[.N1181]" ns41:value-type="float" table:style-name="ce45" office:value-type="float" office:value="0">
            <text:p/>
          </table:table-cell>
          <table:table-cell table:formula="of:=[.AY1181]+[.AU1181]+[.AQ1181]+[.AM1181]+[.AI1181]+[.AE1181]+[.AA1181]+[.W1181]+[.S1181]+[.O1181]+[.L1181]+[.J1181]+[.H1181]+[.F1181]" ns41:value-type="float" table:style-name="ce45" office:value-type="float" office:value="0">
            <text:p/>
          </table:table-cell>
          <table:table-cell table:formula="of:=[.AZ1181]+[.AV1181]+[.AR1181]+[.AN1181]+[.AJ1181]+[.AF1181]+[.AB1181]+[.X1181]+[.T1181]+[.P1181]" ns41:value-type="float" table:style-name="ce45" office:value-type="float" office:value="0">
            <text:p/>
          </table:table-cell>
          <table:table-cell table:formula="of:=[.BA1181]+[.AW1181]+[.AS1181]+[.AO1181]+[.AK1181]+[.AG1181]+[.AC1181]+[.Y1181]+[.U1181]+[.Q1181]+[.M1181]+[.K1181]+[.I1181]+[.G1181]" ns41:value-type="float" table:style-name="ce45" office:value-type="float" office:value="0">
            <text:p/>
          </table:table-cell>
          <table:table-cell table:formula="of:=[.BB1181]+[.BD1181]" ns41:value-type="float" table:style-name="ce45" office:value-type="float" office:value="0">
            <text:p/>
          </table:table-cell>
          <table:table-cell table:formula="of:=[.BC1181]+[.BE1181]" ns41:value-type="float" table:style-name="ce45" office:value-type="float" office:value="0">
            <text:p/>
          </table:table-cell>
          <table:table-cell table:formula="of:=[.C118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2]+[.AT1182]+[.AP1182]+[.AL1182]+[.AH1182]+[.AD1182]+[.Z1182]+[.V1182]+[.R1182]+[.N1182]" ns41:value-type="float" table:style-name="ce45" office:value-type="float" office:value="0">
            <text:p/>
          </table:table-cell>
          <table:table-cell table:formula="of:=[.AY1182]+[.AU1182]+[.AQ1182]+[.AM1182]+[.AI1182]+[.AE1182]+[.AA1182]+[.W1182]+[.S1182]+[.O1182]+[.L1182]+[.J1182]+[.H1182]+[.F1182]" ns41:value-type="float" table:style-name="ce45" office:value-type="float" office:value="0">
            <text:p/>
          </table:table-cell>
          <table:table-cell table:formula="of:=[.AZ1182]+[.AV1182]+[.AR1182]+[.AN1182]+[.AJ1182]+[.AF1182]+[.AB1182]+[.X1182]+[.T1182]+[.P1182]" ns41:value-type="float" table:style-name="ce45" office:value-type="float" office:value="0">
            <text:p/>
          </table:table-cell>
          <table:table-cell table:formula="of:=[.BA1182]+[.AW1182]+[.AS1182]+[.AO1182]+[.AK1182]+[.AG1182]+[.AC1182]+[.Y1182]+[.U1182]+[.Q1182]+[.M1182]+[.K1182]+[.I1182]+[.G1182]" ns41:value-type="float" table:style-name="ce45" office:value-type="float" office:value="0">
            <text:p/>
          </table:table-cell>
          <table:table-cell table:formula="of:=[.BB1182]+[.BD1182]" ns41:value-type="float" table:style-name="ce45" office:value-type="float" office:value="0">
            <text:p/>
          </table:table-cell>
          <table:table-cell table:formula="of:=[.BC1182]+[.BE1182]" ns41:value-type="float" table:style-name="ce45" office:value-type="float" office:value="0">
            <text:p/>
          </table:table-cell>
          <table:table-cell table:formula="of:=[.C118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3]+[.AT1183]+[.AP1183]+[.AL1183]+[.AH1183]+[.AD1183]+[.Z1183]+[.V1183]+[.R1183]+[.N1183]" ns41:value-type="float" table:style-name="ce45" office:value-type="float" office:value="0">
            <text:p/>
          </table:table-cell>
          <table:table-cell table:formula="of:=[.AY1183]+[.AU1183]+[.AQ1183]+[.AM1183]+[.AI1183]+[.AE1183]+[.AA1183]+[.W1183]+[.S1183]+[.O1183]+[.L1183]+[.J1183]+[.H1183]+[.F1183]" ns41:value-type="float" table:style-name="ce45" office:value-type="float" office:value="0">
            <text:p/>
          </table:table-cell>
          <table:table-cell table:formula="of:=[.AZ1183]+[.AV1183]+[.AR1183]+[.AN1183]+[.AJ1183]+[.AF1183]+[.AB1183]+[.X1183]+[.T1183]+[.P1183]" ns41:value-type="float" table:style-name="ce45" office:value-type="float" office:value="0">
            <text:p/>
          </table:table-cell>
          <table:table-cell table:formula="of:=[.BA1183]+[.AW1183]+[.AS1183]+[.AO1183]+[.AK1183]+[.AG1183]+[.AC1183]+[.Y1183]+[.U1183]+[.Q1183]+[.M1183]+[.K1183]+[.I1183]+[.G1183]" ns41:value-type="float" table:style-name="ce45" office:value-type="float" office:value="0">
            <text:p/>
          </table:table-cell>
          <table:table-cell table:formula="of:=[.BB1183]+[.BD1183]" ns41:value-type="float" table:style-name="ce45" office:value-type="float" office:value="0">
            <text:p/>
          </table:table-cell>
          <table:table-cell table:formula="of:=[.BC1183]+[.BE1183]" ns41:value-type="float" table:style-name="ce45" office:value-type="float" office:value="0">
            <text:p/>
          </table:table-cell>
          <table:table-cell table:formula="of:=[.C118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4]+[.AT1184]+[.AP1184]+[.AL1184]+[.AH1184]+[.AD1184]+[.Z1184]+[.V1184]+[.R1184]+[.N1184]" ns41:value-type="float" table:style-name="ce45" office:value-type="float" office:value="0">
            <text:p/>
          </table:table-cell>
          <table:table-cell table:formula="of:=[.AY1184]+[.AU1184]+[.AQ1184]+[.AM1184]+[.AI1184]+[.AE1184]+[.AA1184]+[.W1184]+[.S1184]+[.O1184]+[.L1184]+[.J1184]+[.H1184]+[.F1184]" ns41:value-type="float" table:style-name="ce45" office:value-type="float" office:value="0">
            <text:p/>
          </table:table-cell>
          <table:table-cell table:formula="of:=[.AZ1184]+[.AV1184]+[.AR1184]+[.AN1184]+[.AJ1184]+[.AF1184]+[.AB1184]+[.X1184]+[.T1184]+[.P1184]" ns41:value-type="float" table:style-name="ce45" office:value-type="float" office:value="0">
            <text:p/>
          </table:table-cell>
          <table:table-cell table:formula="of:=[.BA1184]+[.AW1184]+[.AS1184]+[.AO1184]+[.AK1184]+[.AG1184]+[.AC1184]+[.Y1184]+[.U1184]+[.Q1184]+[.M1184]+[.K1184]+[.I1184]+[.G1184]" ns41:value-type="float" table:style-name="ce45" office:value-type="float" office:value="0">
            <text:p/>
          </table:table-cell>
          <table:table-cell table:formula="of:=[.BB1184]+[.BD1184]" ns41:value-type="float" table:style-name="ce45" office:value-type="float" office:value="0">
            <text:p/>
          </table:table-cell>
          <table:table-cell table:formula="of:=[.BC1184]+[.BE1184]" ns41:value-type="float" table:style-name="ce45" office:value-type="float" office:value="0">
            <text:p/>
          </table:table-cell>
          <table:table-cell table:formula="of:=[.C118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5]+[.AT1185]+[.AP1185]+[.AL1185]+[.AH1185]+[.AD1185]+[.Z1185]+[.V1185]+[.R1185]+[.N1185]" ns41:value-type="float" table:style-name="ce45" office:value-type="float" office:value="0">
            <text:p/>
          </table:table-cell>
          <table:table-cell table:formula="of:=[.AY1185]+[.AU1185]+[.AQ1185]+[.AM1185]+[.AI1185]+[.AE1185]+[.AA1185]+[.W1185]+[.S1185]+[.O1185]+[.L1185]+[.J1185]+[.H1185]+[.F1185]" ns41:value-type="float" table:style-name="ce45" office:value-type="float" office:value="0">
            <text:p/>
          </table:table-cell>
          <table:table-cell table:formula="of:=[.AZ1185]+[.AV1185]+[.AR1185]+[.AN1185]+[.AJ1185]+[.AF1185]+[.AB1185]+[.X1185]+[.T1185]+[.P1185]" ns41:value-type="float" table:style-name="ce45" office:value-type="float" office:value="0">
            <text:p/>
          </table:table-cell>
          <table:table-cell table:formula="of:=[.BA1185]+[.AW1185]+[.AS1185]+[.AO1185]+[.AK1185]+[.AG1185]+[.AC1185]+[.Y1185]+[.U1185]+[.Q1185]+[.M1185]+[.K1185]+[.I1185]+[.G1185]" ns41:value-type="float" table:style-name="ce45" office:value-type="float" office:value="0">
            <text:p/>
          </table:table-cell>
          <table:table-cell table:formula="of:=[.BB1185]+[.BD1185]" ns41:value-type="float" table:style-name="ce45" office:value-type="float" office:value="0">
            <text:p/>
          </table:table-cell>
          <table:table-cell table:formula="of:=[.BC1185]+[.BE1185]" ns41:value-type="float" table:style-name="ce45" office:value-type="float" office:value="0">
            <text:p/>
          </table:table-cell>
          <table:table-cell table:formula="of:=[.C118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6]+[.AT1186]+[.AP1186]+[.AL1186]+[.AH1186]+[.AD1186]+[.Z1186]+[.V1186]+[.R1186]+[.N1186]" ns41:value-type="float" table:style-name="ce45" office:value-type="float" office:value="0">
            <text:p/>
          </table:table-cell>
          <table:table-cell table:formula="of:=[.AY1186]+[.AU1186]+[.AQ1186]+[.AM1186]+[.AI1186]+[.AE1186]+[.AA1186]+[.W1186]+[.S1186]+[.O1186]+[.L1186]+[.J1186]+[.H1186]+[.F1186]" ns41:value-type="float" table:style-name="ce45" office:value-type="float" office:value="0">
            <text:p/>
          </table:table-cell>
          <table:table-cell table:formula="of:=[.AZ1186]+[.AV1186]+[.AR1186]+[.AN1186]+[.AJ1186]+[.AF1186]+[.AB1186]+[.X1186]+[.T1186]+[.P1186]" ns41:value-type="float" table:style-name="ce45" office:value-type="float" office:value="0">
            <text:p/>
          </table:table-cell>
          <table:table-cell table:formula="of:=[.BA1186]+[.AW1186]+[.AS1186]+[.AO1186]+[.AK1186]+[.AG1186]+[.AC1186]+[.Y1186]+[.U1186]+[.Q1186]+[.M1186]+[.K1186]+[.I1186]+[.G1186]" ns41:value-type="float" table:style-name="ce45" office:value-type="float" office:value="0">
            <text:p/>
          </table:table-cell>
          <table:table-cell table:formula="of:=[.BB1186]+[.BD1186]" ns41:value-type="float" table:style-name="ce45" office:value-type="float" office:value="0">
            <text:p/>
          </table:table-cell>
          <table:table-cell table:formula="of:=[.BC1186]+[.BE1186]" ns41:value-type="float" table:style-name="ce45" office:value-type="float" office:value="0">
            <text:p/>
          </table:table-cell>
          <table:table-cell table:formula="of:=[.C118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7]+[.AT1187]+[.AP1187]+[.AL1187]+[.AH1187]+[.AD1187]+[.Z1187]+[.V1187]+[.R1187]+[.N1187]" ns41:value-type="float" table:style-name="ce45" office:value-type="float" office:value="0">
            <text:p/>
          </table:table-cell>
          <table:table-cell table:formula="of:=[.AY1187]+[.AU1187]+[.AQ1187]+[.AM1187]+[.AI1187]+[.AE1187]+[.AA1187]+[.W1187]+[.S1187]+[.O1187]+[.L1187]+[.J1187]+[.H1187]+[.F1187]" ns41:value-type="float" table:style-name="ce45" office:value-type="float" office:value="0">
            <text:p/>
          </table:table-cell>
          <table:table-cell table:formula="of:=[.AZ1187]+[.AV1187]+[.AR1187]+[.AN1187]+[.AJ1187]+[.AF1187]+[.AB1187]+[.X1187]+[.T1187]+[.P1187]" ns41:value-type="float" table:style-name="ce45" office:value-type="float" office:value="0">
            <text:p/>
          </table:table-cell>
          <table:table-cell table:formula="of:=[.BA1187]+[.AW1187]+[.AS1187]+[.AO1187]+[.AK1187]+[.AG1187]+[.AC1187]+[.Y1187]+[.U1187]+[.Q1187]+[.M1187]+[.K1187]+[.I1187]+[.G1187]" ns41:value-type="float" table:style-name="ce45" office:value-type="float" office:value="0">
            <text:p/>
          </table:table-cell>
          <table:table-cell table:formula="of:=[.BB1187]+[.BD1187]" ns41:value-type="float" table:style-name="ce45" office:value-type="float" office:value="0">
            <text:p/>
          </table:table-cell>
          <table:table-cell table:formula="of:=[.BC1187]+[.BE1187]" ns41:value-type="float" table:style-name="ce45" office:value-type="float" office:value="0">
            <text:p/>
          </table:table-cell>
          <table:table-cell table:formula="of:=[.C118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8]+[.AT1188]+[.AP1188]+[.AL1188]+[.AH1188]+[.AD1188]+[.Z1188]+[.V1188]+[.R1188]+[.N1188]" ns41:value-type="float" table:style-name="ce45" office:value-type="float" office:value="0">
            <text:p/>
          </table:table-cell>
          <table:table-cell table:formula="of:=[.AY1188]+[.AU1188]+[.AQ1188]+[.AM1188]+[.AI1188]+[.AE1188]+[.AA1188]+[.W1188]+[.S1188]+[.O1188]+[.L1188]+[.J1188]+[.H1188]+[.F1188]" ns41:value-type="float" table:style-name="ce45" office:value-type="float" office:value="0">
            <text:p/>
          </table:table-cell>
          <table:table-cell table:formula="of:=[.AZ1188]+[.AV1188]+[.AR1188]+[.AN1188]+[.AJ1188]+[.AF1188]+[.AB1188]+[.X1188]+[.T1188]+[.P1188]" ns41:value-type="float" table:style-name="ce45" office:value-type="float" office:value="0">
            <text:p/>
          </table:table-cell>
          <table:table-cell table:formula="of:=[.BA1188]+[.AW1188]+[.AS1188]+[.AO1188]+[.AK1188]+[.AG1188]+[.AC1188]+[.Y1188]+[.U1188]+[.Q1188]+[.M1188]+[.K1188]+[.I1188]+[.G1188]" ns41:value-type="float" table:style-name="ce45" office:value-type="float" office:value="0">
            <text:p/>
          </table:table-cell>
          <table:table-cell table:formula="of:=[.BB1188]+[.BD1188]" ns41:value-type="float" table:style-name="ce45" office:value-type="float" office:value="0">
            <text:p/>
          </table:table-cell>
          <table:table-cell table:formula="of:=[.BC1188]+[.BE1188]" ns41:value-type="float" table:style-name="ce45" office:value-type="float" office:value="0">
            <text:p/>
          </table:table-cell>
          <table:table-cell table:formula="of:=[.C118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89]+[.AT1189]+[.AP1189]+[.AL1189]+[.AH1189]+[.AD1189]+[.Z1189]+[.V1189]+[.R1189]+[.N1189]" ns41:value-type="float" table:style-name="ce45" office:value-type="float" office:value="0">
            <text:p/>
          </table:table-cell>
          <table:table-cell table:formula="of:=[.AY1189]+[.AU1189]+[.AQ1189]+[.AM1189]+[.AI1189]+[.AE1189]+[.AA1189]+[.W1189]+[.S1189]+[.O1189]+[.L1189]+[.J1189]+[.H1189]+[.F1189]" ns41:value-type="float" table:style-name="ce45" office:value-type="float" office:value="0">
            <text:p/>
          </table:table-cell>
          <table:table-cell table:formula="of:=[.AZ1189]+[.AV1189]+[.AR1189]+[.AN1189]+[.AJ1189]+[.AF1189]+[.AB1189]+[.X1189]+[.T1189]+[.P1189]" ns41:value-type="float" table:style-name="ce45" office:value-type="float" office:value="0">
            <text:p/>
          </table:table-cell>
          <table:table-cell table:formula="of:=[.BA1189]+[.AW1189]+[.AS1189]+[.AO1189]+[.AK1189]+[.AG1189]+[.AC1189]+[.Y1189]+[.U1189]+[.Q1189]+[.M1189]+[.K1189]+[.I1189]+[.G1189]" ns41:value-type="float" table:style-name="ce45" office:value-type="float" office:value="0">
            <text:p/>
          </table:table-cell>
          <table:table-cell table:formula="of:=[.BB1189]+[.BD1189]" ns41:value-type="float" table:style-name="ce45" office:value-type="float" office:value="0">
            <text:p/>
          </table:table-cell>
          <table:table-cell table:formula="of:=[.BC1189]+[.BE1189]" ns41:value-type="float" table:style-name="ce45" office:value-type="float" office:value="0">
            <text:p/>
          </table:table-cell>
          <table:table-cell table:formula="of:=[.C118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0]+[.AT1190]+[.AP1190]+[.AL1190]+[.AH1190]+[.AD1190]+[.Z1190]+[.V1190]+[.R1190]+[.N1190]" ns41:value-type="float" table:style-name="ce45" office:value-type="float" office:value="0">
            <text:p/>
          </table:table-cell>
          <table:table-cell table:formula="of:=[.AY1190]+[.AU1190]+[.AQ1190]+[.AM1190]+[.AI1190]+[.AE1190]+[.AA1190]+[.W1190]+[.S1190]+[.O1190]+[.L1190]+[.J1190]+[.H1190]+[.F1190]" ns41:value-type="float" table:style-name="ce45" office:value-type="float" office:value="0">
            <text:p/>
          </table:table-cell>
          <table:table-cell table:formula="of:=[.AZ1190]+[.AV1190]+[.AR1190]+[.AN1190]+[.AJ1190]+[.AF1190]+[.AB1190]+[.X1190]+[.T1190]+[.P1190]" ns41:value-type="float" table:style-name="ce45" office:value-type="float" office:value="0">
            <text:p/>
          </table:table-cell>
          <table:table-cell table:formula="of:=[.BA1190]+[.AW1190]+[.AS1190]+[.AO1190]+[.AK1190]+[.AG1190]+[.AC1190]+[.Y1190]+[.U1190]+[.Q1190]+[.M1190]+[.K1190]+[.I1190]+[.G1190]" ns41:value-type="float" table:style-name="ce45" office:value-type="float" office:value="0">
            <text:p/>
          </table:table-cell>
          <table:table-cell table:formula="of:=[.BB1190]+[.BD1190]" ns41:value-type="float" table:style-name="ce45" office:value-type="float" office:value="0">
            <text:p/>
          </table:table-cell>
          <table:table-cell table:formula="of:=[.BC1190]+[.BE1190]" ns41:value-type="float" table:style-name="ce45" office:value-type="float" office:value="0">
            <text:p/>
          </table:table-cell>
          <table:table-cell table:formula="of:=[.C119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1]+[.AT1191]+[.AP1191]+[.AL1191]+[.AH1191]+[.AD1191]+[.Z1191]+[.V1191]+[.R1191]+[.N1191]" ns41:value-type="float" table:style-name="ce45" office:value-type="float" office:value="0">
            <text:p/>
          </table:table-cell>
          <table:table-cell table:formula="of:=[.AY1191]+[.AU1191]+[.AQ1191]+[.AM1191]+[.AI1191]+[.AE1191]+[.AA1191]+[.W1191]+[.S1191]+[.O1191]+[.L1191]+[.J1191]+[.H1191]+[.F1191]" ns41:value-type="float" table:style-name="ce45" office:value-type="float" office:value="0">
            <text:p/>
          </table:table-cell>
          <table:table-cell table:formula="of:=[.AZ1191]+[.AV1191]+[.AR1191]+[.AN1191]+[.AJ1191]+[.AF1191]+[.AB1191]+[.X1191]+[.T1191]+[.P1191]" ns41:value-type="float" table:style-name="ce45" office:value-type="float" office:value="0">
            <text:p/>
          </table:table-cell>
          <table:table-cell table:formula="of:=[.BA1191]+[.AW1191]+[.AS1191]+[.AO1191]+[.AK1191]+[.AG1191]+[.AC1191]+[.Y1191]+[.U1191]+[.Q1191]+[.M1191]+[.K1191]+[.I1191]+[.G1191]" ns41:value-type="float" table:style-name="ce45" office:value-type="float" office:value="0">
            <text:p/>
          </table:table-cell>
          <table:table-cell table:formula="of:=[.BB1191]+[.BD1191]" ns41:value-type="float" table:style-name="ce45" office:value-type="float" office:value="0">
            <text:p/>
          </table:table-cell>
          <table:table-cell table:formula="of:=[.BC1191]+[.BE1191]" ns41:value-type="float" table:style-name="ce45" office:value-type="float" office:value="0">
            <text:p/>
          </table:table-cell>
          <table:table-cell table:formula="of:=[.C119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2]+[.AT1192]+[.AP1192]+[.AL1192]+[.AH1192]+[.AD1192]+[.Z1192]+[.V1192]+[.R1192]+[.N1192]" ns41:value-type="float" table:style-name="ce45" office:value-type="float" office:value="0">
            <text:p/>
          </table:table-cell>
          <table:table-cell table:formula="of:=[.AY1192]+[.AU1192]+[.AQ1192]+[.AM1192]+[.AI1192]+[.AE1192]+[.AA1192]+[.W1192]+[.S1192]+[.O1192]+[.L1192]+[.J1192]+[.H1192]+[.F1192]" ns41:value-type="float" table:style-name="ce45" office:value-type="float" office:value="0">
            <text:p/>
          </table:table-cell>
          <table:table-cell table:formula="of:=[.AZ1192]+[.AV1192]+[.AR1192]+[.AN1192]+[.AJ1192]+[.AF1192]+[.AB1192]+[.X1192]+[.T1192]+[.P1192]" ns41:value-type="float" table:style-name="ce45" office:value-type="float" office:value="0">
            <text:p/>
          </table:table-cell>
          <table:table-cell table:formula="of:=[.BA1192]+[.AW1192]+[.AS1192]+[.AO1192]+[.AK1192]+[.AG1192]+[.AC1192]+[.Y1192]+[.U1192]+[.Q1192]+[.M1192]+[.K1192]+[.I1192]+[.G1192]" ns41:value-type="float" table:style-name="ce45" office:value-type="float" office:value="0">
            <text:p/>
          </table:table-cell>
          <table:table-cell table:formula="of:=[.BB1192]+[.BD1192]" ns41:value-type="float" table:style-name="ce45" office:value-type="float" office:value="0">
            <text:p/>
          </table:table-cell>
          <table:table-cell table:formula="of:=[.BC1192]+[.BE1192]" ns41:value-type="float" table:style-name="ce45" office:value-type="float" office:value="0">
            <text:p/>
          </table:table-cell>
          <table:table-cell table:formula="of:=[.C119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3]+[.AT1193]+[.AP1193]+[.AL1193]+[.AH1193]+[.AD1193]+[.Z1193]+[.V1193]+[.R1193]+[.N1193]" ns41:value-type="float" table:style-name="ce45" office:value-type="float" office:value="0">
            <text:p/>
          </table:table-cell>
          <table:table-cell table:formula="of:=[.AY1193]+[.AU1193]+[.AQ1193]+[.AM1193]+[.AI1193]+[.AE1193]+[.AA1193]+[.W1193]+[.S1193]+[.O1193]+[.L1193]+[.J1193]+[.H1193]+[.F1193]" ns41:value-type="float" table:style-name="ce45" office:value-type="float" office:value="0">
            <text:p/>
          </table:table-cell>
          <table:table-cell table:formula="of:=[.AZ1193]+[.AV1193]+[.AR1193]+[.AN1193]+[.AJ1193]+[.AF1193]+[.AB1193]+[.X1193]+[.T1193]+[.P1193]" ns41:value-type="float" table:style-name="ce45" office:value-type="float" office:value="0">
            <text:p/>
          </table:table-cell>
          <table:table-cell table:formula="of:=[.BA1193]+[.AW1193]+[.AS1193]+[.AO1193]+[.AK1193]+[.AG1193]+[.AC1193]+[.Y1193]+[.U1193]+[.Q1193]+[.M1193]+[.K1193]+[.I1193]+[.G1193]" ns41:value-type="float" table:style-name="ce45" office:value-type="float" office:value="0">
            <text:p/>
          </table:table-cell>
          <table:table-cell table:formula="of:=[.BB1193]+[.BD1193]" ns41:value-type="float" table:style-name="ce45" office:value-type="float" office:value="0">
            <text:p/>
          </table:table-cell>
          <table:table-cell table:formula="of:=[.BC1193]+[.BE1193]" ns41:value-type="float" table:style-name="ce45" office:value-type="float" office:value="0">
            <text:p/>
          </table:table-cell>
          <table:table-cell table:formula="of:=[.C119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4]+[.AT1194]+[.AP1194]+[.AL1194]+[.AH1194]+[.AD1194]+[.Z1194]+[.V1194]+[.R1194]+[.N1194]" ns41:value-type="float" table:style-name="ce45" office:value-type="float" office:value="0">
            <text:p/>
          </table:table-cell>
          <table:table-cell table:formula="of:=[.AY1194]+[.AU1194]+[.AQ1194]+[.AM1194]+[.AI1194]+[.AE1194]+[.AA1194]+[.W1194]+[.S1194]+[.O1194]+[.L1194]+[.J1194]+[.H1194]+[.F1194]" ns41:value-type="float" table:style-name="ce45" office:value-type="float" office:value="0">
            <text:p/>
          </table:table-cell>
          <table:table-cell table:formula="of:=[.AZ1194]+[.AV1194]+[.AR1194]+[.AN1194]+[.AJ1194]+[.AF1194]+[.AB1194]+[.X1194]+[.T1194]+[.P1194]" ns41:value-type="float" table:style-name="ce45" office:value-type="float" office:value="0">
            <text:p/>
          </table:table-cell>
          <table:table-cell table:formula="of:=[.BA1194]+[.AW1194]+[.AS1194]+[.AO1194]+[.AK1194]+[.AG1194]+[.AC1194]+[.Y1194]+[.U1194]+[.Q1194]+[.M1194]+[.K1194]+[.I1194]+[.G1194]" ns41:value-type="float" table:style-name="ce45" office:value-type="float" office:value="0">
            <text:p/>
          </table:table-cell>
          <table:table-cell table:formula="of:=[.BB1194]+[.BD1194]" ns41:value-type="float" table:style-name="ce45" office:value-type="float" office:value="0">
            <text:p/>
          </table:table-cell>
          <table:table-cell table:formula="of:=[.BC1194]+[.BE1194]" ns41:value-type="float" table:style-name="ce45" office:value-type="float" office:value="0">
            <text:p/>
          </table:table-cell>
          <table:table-cell table:formula="of:=[.C119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5]+[.AT1195]+[.AP1195]+[.AL1195]+[.AH1195]+[.AD1195]+[.Z1195]+[.V1195]+[.R1195]+[.N1195]" ns41:value-type="float" table:style-name="ce45" office:value-type="float" office:value="0">
            <text:p/>
          </table:table-cell>
          <table:table-cell table:formula="of:=[.AY1195]+[.AU1195]+[.AQ1195]+[.AM1195]+[.AI1195]+[.AE1195]+[.AA1195]+[.W1195]+[.S1195]+[.O1195]+[.L1195]+[.J1195]+[.H1195]+[.F1195]" ns41:value-type="float" table:style-name="ce45" office:value-type="float" office:value="0">
            <text:p/>
          </table:table-cell>
          <table:table-cell table:formula="of:=[.AZ1195]+[.AV1195]+[.AR1195]+[.AN1195]+[.AJ1195]+[.AF1195]+[.AB1195]+[.X1195]+[.T1195]+[.P1195]" ns41:value-type="float" table:style-name="ce45" office:value-type="float" office:value="0">
            <text:p/>
          </table:table-cell>
          <table:table-cell table:formula="of:=[.BA1195]+[.AW1195]+[.AS1195]+[.AO1195]+[.AK1195]+[.AG1195]+[.AC1195]+[.Y1195]+[.U1195]+[.Q1195]+[.M1195]+[.K1195]+[.I1195]+[.G1195]" ns41:value-type="float" table:style-name="ce45" office:value-type="float" office:value="0">
            <text:p/>
          </table:table-cell>
          <table:table-cell table:formula="of:=[.BB1195]+[.BD1195]" ns41:value-type="float" table:style-name="ce45" office:value-type="float" office:value="0">
            <text:p/>
          </table:table-cell>
          <table:table-cell table:formula="of:=[.BC1195]+[.BE1195]" ns41:value-type="float" table:style-name="ce45" office:value-type="float" office:value="0">
            <text:p/>
          </table:table-cell>
          <table:table-cell table:formula="of:=[.C119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6]+[.AT1196]+[.AP1196]+[.AL1196]+[.AH1196]+[.AD1196]+[.Z1196]+[.V1196]+[.R1196]+[.N1196]" ns41:value-type="float" table:style-name="ce45" office:value-type="float" office:value="0">
            <text:p/>
          </table:table-cell>
          <table:table-cell table:formula="of:=[.AY1196]+[.AU1196]+[.AQ1196]+[.AM1196]+[.AI1196]+[.AE1196]+[.AA1196]+[.W1196]+[.S1196]+[.O1196]+[.L1196]+[.J1196]+[.H1196]+[.F1196]" ns41:value-type="float" table:style-name="ce45" office:value-type="float" office:value="0">
            <text:p/>
          </table:table-cell>
          <table:table-cell table:formula="of:=[.AZ1196]+[.AV1196]+[.AR1196]+[.AN1196]+[.AJ1196]+[.AF1196]+[.AB1196]+[.X1196]+[.T1196]+[.P1196]" ns41:value-type="float" table:style-name="ce45" office:value-type="float" office:value="0">
            <text:p/>
          </table:table-cell>
          <table:table-cell table:formula="of:=[.BA1196]+[.AW1196]+[.AS1196]+[.AO1196]+[.AK1196]+[.AG1196]+[.AC1196]+[.Y1196]+[.U1196]+[.Q1196]+[.M1196]+[.K1196]+[.I1196]+[.G1196]" ns41:value-type="float" table:style-name="ce45" office:value-type="float" office:value="0">
            <text:p/>
          </table:table-cell>
          <table:table-cell table:formula="of:=[.BB1196]+[.BD1196]" ns41:value-type="float" table:style-name="ce45" office:value-type="float" office:value="0">
            <text:p/>
          </table:table-cell>
          <table:table-cell table:formula="of:=[.BC1196]+[.BE1196]" ns41:value-type="float" table:style-name="ce45" office:value-type="float" office:value="0">
            <text:p/>
          </table:table-cell>
          <table:table-cell table:formula="of:=[.C119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7]+[.AT1197]+[.AP1197]+[.AL1197]+[.AH1197]+[.AD1197]+[.Z1197]+[.V1197]+[.R1197]+[.N1197]" ns41:value-type="float" table:style-name="ce45" office:value-type="float" office:value="0">
            <text:p/>
          </table:table-cell>
          <table:table-cell table:formula="of:=[.AY1197]+[.AU1197]+[.AQ1197]+[.AM1197]+[.AI1197]+[.AE1197]+[.AA1197]+[.W1197]+[.S1197]+[.O1197]+[.L1197]+[.J1197]+[.H1197]+[.F1197]" ns41:value-type="float" table:style-name="ce45" office:value-type="float" office:value="0">
            <text:p/>
          </table:table-cell>
          <table:table-cell table:formula="of:=[.AZ1197]+[.AV1197]+[.AR1197]+[.AN1197]+[.AJ1197]+[.AF1197]+[.AB1197]+[.X1197]+[.T1197]+[.P1197]" ns41:value-type="float" table:style-name="ce45" office:value-type="float" office:value="0">
            <text:p/>
          </table:table-cell>
          <table:table-cell table:formula="of:=[.BA1197]+[.AW1197]+[.AS1197]+[.AO1197]+[.AK1197]+[.AG1197]+[.AC1197]+[.Y1197]+[.U1197]+[.Q1197]+[.M1197]+[.K1197]+[.I1197]+[.G1197]" ns41:value-type="float" table:style-name="ce45" office:value-type="float" office:value="0">
            <text:p/>
          </table:table-cell>
          <table:table-cell table:formula="of:=[.BB1197]+[.BD1197]" ns41:value-type="float" table:style-name="ce45" office:value-type="float" office:value="0">
            <text:p/>
          </table:table-cell>
          <table:table-cell table:formula="of:=[.BC1197]+[.BE1197]" ns41:value-type="float" table:style-name="ce45" office:value-type="float" office:value="0">
            <text:p/>
          </table:table-cell>
          <table:table-cell table:formula="of:=[.C119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8]+[.AT1198]+[.AP1198]+[.AL1198]+[.AH1198]+[.AD1198]+[.Z1198]+[.V1198]+[.R1198]+[.N1198]" ns41:value-type="float" table:style-name="ce45" office:value-type="float" office:value="0">
            <text:p/>
          </table:table-cell>
          <table:table-cell table:formula="of:=[.AY1198]+[.AU1198]+[.AQ1198]+[.AM1198]+[.AI1198]+[.AE1198]+[.AA1198]+[.W1198]+[.S1198]+[.O1198]+[.L1198]+[.J1198]+[.H1198]+[.F1198]" ns41:value-type="float" table:style-name="ce45" office:value-type="float" office:value="0">
            <text:p/>
          </table:table-cell>
          <table:table-cell table:formula="of:=[.AZ1198]+[.AV1198]+[.AR1198]+[.AN1198]+[.AJ1198]+[.AF1198]+[.AB1198]+[.X1198]+[.T1198]+[.P1198]" ns41:value-type="float" table:style-name="ce45" office:value-type="float" office:value="0">
            <text:p/>
          </table:table-cell>
          <table:table-cell table:formula="of:=[.BA1198]+[.AW1198]+[.AS1198]+[.AO1198]+[.AK1198]+[.AG1198]+[.AC1198]+[.Y1198]+[.U1198]+[.Q1198]+[.M1198]+[.K1198]+[.I1198]+[.G1198]" ns41:value-type="float" table:style-name="ce45" office:value-type="float" office:value="0">
            <text:p/>
          </table:table-cell>
          <table:table-cell table:formula="of:=[.BB1198]+[.BD1198]" ns41:value-type="float" table:style-name="ce45" office:value-type="float" office:value="0">
            <text:p/>
          </table:table-cell>
          <table:table-cell table:formula="of:=[.BC1198]+[.BE1198]" ns41:value-type="float" table:style-name="ce45" office:value-type="float" office:value="0">
            <text:p/>
          </table:table-cell>
          <table:table-cell table:formula="of:=[.C119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199]+[.AT1199]+[.AP1199]+[.AL1199]+[.AH1199]+[.AD1199]+[.Z1199]+[.V1199]+[.R1199]+[.N1199]" ns41:value-type="float" table:style-name="ce45" office:value-type="float" office:value="0">
            <text:p/>
          </table:table-cell>
          <table:table-cell table:formula="of:=[.AY1199]+[.AU1199]+[.AQ1199]+[.AM1199]+[.AI1199]+[.AE1199]+[.AA1199]+[.W1199]+[.S1199]+[.O1199]+[.L1199]+[.J1199]+[.H1199]+[.F1199]" ns41:value-type="float" table:style-name="ce45" office:value-type="float" office:value="0">
            <text:p/>
          </table:table-cell>
          <table:table-cell table:formula="of:=[.AZ1199]+[.AV1199]+[.AR1199]+[.AN1199]+[.AJ1199]+[.AF1199]+[.AB1199]+[.X1199]+[.T1199]+[.P1199]" ns41:value-type="float" table:style-name="ce45" office:value-type="float" office:value="0">
            <text:p/>
          </table:table-cell>
          <table:table-cell table:formula="of:=[.BA1199]+[.AW1199]+[.AS1199]+[.AO1199]+[.AK1199]+[.AG1199]+[.AC1199]+[.Y1199]+[.U1199]+[.Q1199]+[.M1199]+[.K1199]+[.I1199]+[.G1199]" ns41:value-type="float" table:style-name="ce45" office:value-type="float" office:value="0">
            <text:p/>
          </table:table-cell>
          <table:table-cell table:formula="of:=[.BB1199]+[.BD1199]" ns41:value-type="float" table:style-name="ce45" office:value-type="float" office:value="0">
            <text:p/>
          </table:table-cell>
          <table:table-cell table:formula="of:=[.BC1199]+[.BE1199]" ns41:value-type="float" table:style-name="ce45" office:value-type="float" office:value="0">
            <text:p/>
          </table:table-cell>
          <table:table-cell table:formula="of:=[.C119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0]+[.AT1200]+[.AP1200]+[.AL1200]+[.AH1200]+[.AD1200]+[.Z1200]+[.V1200]+[.R1200]+[.N1200]" ns41:value-type="float" table:style-name="ce45" office:value-type="float" office:value="0">
            <text:p/>
          </table:table-cell>
          <table:table-cell table:formula="of:=[.AY1200]+[.AU1200]+[.AQ1200]+[.AM1200]+[.AI1200]+[.AE1200]+[.AA1200]+[.W1200]+[.S1200]+[.O1200]+[.L1200]+[.J1200]+[.H1200]+[.F1200]" ns41:value-type="float" table:style-name="ce45" office:value-type="float" office:value="0">
            <text:p/>
          </table:table-cell>
          <table:table-cell table:formula="of:=[.AZ1200]+[.AV1200]+[.AR1200]+[.AN1200]+[.AJ1200]+[.AF1200]+[.AB1200]+[.X1200]+[.T1200]+[.P1200]" ns41:value-type="float" table:style-name="ce45" office:value-type="float" office:value="0">
            <text:p/>
          </table:table-cell>
          <table:table-cell table:formula="of:=[.BA1200]+[.AW1200]+[.AS1200]+[.AO1200]+[.AK1200]+[.AG1200]+[.AC1200]+[.Y1200]+[.U1200]+[.Q1200]+[.M1200]+[.K1200]+[.I1200]+[.G1200]" ns41:value-type="float" table:style-name="ce45" office:value-type="float" office:value="0">
            <text:p/>
          </table:table-cell>
          <table:table-cell table:formula="of:=[.BB1200]+[.BD1200]" ns41:value-type="float" table:style-name="ce45" office:value-type="float" office:value="0">
            <text:p/>
          </table:table-cell>
          <table:table-cell table:formula="of:=[.BC1200]+[.BE1200]" ns41:value-type="float" table:style-name="ce45" office:value-type="float" office:value="0">
            <text:p/>
          </table:table-cell>
          <table:table-cell table:formula="of:=[.C120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1]+[.AT1201]+[.AP1201]+[.AL1201]+[.AH1201]+[.AD1201]+[.Z1201]+[.V1201]+[.R1201]+[.N1201]" ns41:value-type="float" table:style-name="ce45" office:value-type="float" office:value="0">
            <text:p/>
          </table:table-cell>
          <table:table-cell table:formula="of:=[.AY1201]+[.AU1201]+[.AQ1201]+[.AM1201]+[.AI1201]+[.AE1201]+[.AA1201]+[.W1201]+[.S1201]+[.O1201]+[.L1201]+[.J1201]+[.H1201]+[.F1201]" ns41:value-type="float" table:style-name="ce45" office:value-type="float" office:value="0">
            <text:p/>
          </table:table-cell>
          <table:table-cell table:formula="of:=[.AZ1201]+[.AV1201]+[.AR1201]+[.AN1201]+[.AJ1201]+[.AF1201]+[.AB1201]+[.X1201]+[.T1201]+[.P1201]" ns41:value-type="float" table:style-name="ce45" office:value-type="float" office:value="0">
            <text:p/>
          </table:table-cell>
          <table:table-cell table:formula="of:=[.BA1201]+[.AW1201]+[.AS1201]+[.AO1201]+[.AK1201]+[.AG1201]+[.AC1201]+[.Y1201]+[.U1201]+[.Q1201]+[.M1201]+[.K1201]+[.I1201]+[.G1201]" ns41:value-type="float" table:style-name="ce45" office:value-type="float" office:value="0">
            <text:p/>
          </table:table-cell>
          <table:table-cell table:formula="of:=[.BB1201]+[.BD1201]" ns41:value-type="float" table:style-name="ce45" office:value-type="float" office:value="0">
            <text:p/>
          </table:table-cell>
          <table:table-cell table:formula="of:=[.BC1201]+[.BE1201]" ns41:value-type="float" table:style-name="ce45" office:value-type="float" office:value="0">
            <text:p/>
          </table:table-cell>
          <table:table-cell table:formula="of:=[.C120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2]+[.AT1202]+[.AP1202]+[.AL1202]+[.AH1202]+[.AD1202]+[.Z1202]+[.V1202]+[.R1202]+[.N1202]" ns41:value-type="float" table:style-name="ce45" office:value-type="float" office:value="0">
            <text:p/>
          </table:table-cell>
          <table:table-cell table:formula="of:=[.AY1202]+[.AU1202]+[.AQ1202]+[.AM1202]+[.AI1202]+[.AE1202]+[.AA1202]+[.W1202]+[.S1202]+[.O1202]+[.L1202]+[.J1202]+[.H1202]+[.F1202]" ns41:value-type="float" table:style-name="ce45" office:value-type="float" office:value="0">
            <text:p/>
          </table:table-cell>
          <table:table-cell table:formula="of:=[.AZ1202]+[.AV1202]+[.AR1202]+[.AN1202]+[.AJ1202]+[.AF1202]+[.AB1202]+[.X1202]+[.T1202]+[.P1202]" ns41:value-type="float" table:style-name="ce45" office:value-type="float" office:value="0">
            <text:p/>
          </table:table-cell>
          <table:table-cell table:formula="of:=[.BA1202]+[.AW1202]+[.AS1202]+[.AO1202]+[.AK1202]+[.AG1202]+[.AC1202]+[.Y1202]+[.U1202]+[.Q1202]+[.M1202]+[.K1202]+[.I1202]+[.G1202]" ns41:value-type="float" table:style-name="ce45" office:value-type="float" office:value="0">
            <text:p/>
          </table:table-cell>
          <table:table-cell table:formula="of:=[.BB1202]+[.BD1202]" ns41:value-type="float" table:style-name="ce45" office:value-type="float" office:value="0">
            <text:p/>
          </table:table-cell>
          <table:table-cell table:formula="of:=[.BC1202]+[.BE1202]" ns41:value-type="float" table:style-name="ce45" office:value-type="float" office:value="0">
            <text:p/>
          </table:table-cell>
          <table:table-cell table:formula="of:=[.C120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3]+[.AT1203]+[.AP1203]+[.AL1203]+[.AH1203]+[.AD1203]+[.Z1203]+[.V1203]+[.R1203]+[.N1203]" ns41:value-type="float" table:style-name="ce45" office:value-type="float" office:value="0">
            <text:p/>
          </table:table-cell>
          <table:table-cell table:formula="of:=[.AY1203]+[.AU1203]+[.AQ1203]+[.AM1203]+[.AI1203]+[.AE1203]+[.AA1203]+[.W1203]+[.S1203]+[.O1203]+[.L1203]+[.J1203]+[.H1203]+[.F1203]" ns41:value-type="float" table:style-name="ce45" office:value-type="float" office:value="0">
            <text:p/>
          </table:table-cell>
          <table:table-cell table:formula="of:=[.AZ1203]+[.AV1203]+[.AR1203]+[.AN1203]+[.AJ1203]+[.AF1203]+[.AB1203]+[.X1203]+[.T1203]+[.P1203]" ns41:value-type="float" table:style-name="ce45" office:value-type="float" office:value="0">
            <text:p/>
          </table:table-cell>
          <table:table-cell table:formula="of:=[.BA1203]+[.AW1203]+[.AS1203]+[.AO1203]+[.AK1203]+[.AG1203]+[.AC1203]+[.Y1203]+[.U1203]+[.Q1203]+[.M1203]+[.K1203]+[.I1203]+[.G1203]" ns41:value-type="float" table:style-name="ce45" office:value-type="float" office:value="0">
            <text:p/>
          </table:table-cell>
          <table:table-cell table:formula="of:=[.BB1203]+[.BD1203]" ns41:value-type="float" table:style-name="ce45" office:value-type="float" office:value="0">
            <text:p/>
          </table:table-cell>
          <table:table-cell table:formula="of:=[.BC1203]+[.BE1203]" ns41:value-type="float" table:style-name="ce45" office:value-type="float" office:value="0">
            <text:p/>
          </table:table-cell>
          <table:table-cell table:formula="of:=[.C120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4]+[.AT1204]+[.AP1204]+[.AL1204]+[.AH1204]+[.AD1204]+[.Z1204]+[.V1204]+[.R1204]+[.N1204]" ns41:value-type="float" table:style-name="ce45" office:value-type="float" office:value="0">
            <text:p/>
          </table:table-cell>
          <table:table-cell table:formula="of:=[.AY1204]+[.AU1204]+[.AQ1204]+[.AM1204]+[.AI1204]+[.AE1204]+[.AA1204]+[.W1204]+[.S1204]+[.O1204]+[.L1204]+[.J1204]+[.H1204]+[.F1204]" ns41:value-type="float" table:style-name="ce45" office:value-type="float" office:value="0">
            <text:p/>
          </table:table-cell>
          <table:table-cell table:formula="of:=[.AZ1204]+[.AV1204]+[.AR1204]+[.AN1204]+[.AJ1204]+[.AF1204]+[.AB1204]+[.X1204]+[.T1204]+[.P1204]" ns41:value-type="float" table:style-name="ce45" office:value-type="float" office:value="0">
            <text:p/>
          </table:table-cell>
          <table:table-cell table:formula="of:=[.BA1204]+[.AW1204]+[.AS1204]+[.AO1204]+[.AK1204]+[.AG1204]+[.AC1204]+[.Y1204]+[.U1204]+[.Q1204]+[.M1204]+[.K1204]+[.I1204]+[.G1204]" ns41:value-type="float" table:style-name="ce45" office:value-type="float" office:value="0">
            <text:p/>
          </table:table-cell>
          <table:table-cell table:formula="of:=[.BB1204]+[.BD1204]" ns41:value-type="float" table:style-name="ce45" office:value-type="float" office:value="0">
            <text:p/>
          </table:table-cell>
          <table:table-cell table:formula="of:=[.BC1204]+[.BE1204]" ns41:value-type="float" table:style-name="ce45" office:value-type="float" office:value="0">
            <text:p/>
          </table:table-cell>
          <table:table-cell table:formula="of:=[.C120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5]+[.AT1205]+[.AP1205]+[.AL1205]+[.AH1205]+[.AD1205]+[.Z1205]+[.V1205]+[.R1205]+[.N1205]" ns41:value-type="float" table:style-name="ce45" office:value-type="float" office:value="0">
            <text:p/>
          </table:table-cell>
          <table:table-cell table:formula="of:=[.AY1205]+[.AU1205]+[.AQ1205]+[.AM1205]+[.AI1205]+[.AE1205]+[.AA1205]+[.W1205]+[.S1205]+[.O1205]+[.L1205]+[.J1205]+[.H1205]+[.F1205]" ns41:value-type="float" table:style-name="ce45" office:value-type="float" office:value="0">
            <text:p/>
          </table:table-cell>
          <table:table-cell table:formula="of:=[.AZ1205]+[.AV1205]+[.AR1205]+[.AN1205]+[.AJ1205]+[.AF1205]+[.AB1205]+[.X1205]+[.T1205]+[.P1205]" ns41:value-type="float" table:style-name="ce45" office:value-type="float" office:value="0">
            <text:p/>
          </table:table-cell>
          <table:table-cell table:formula="of:=[.BA1205]+[.AW1205]+[.AS1205]+[.AO1205]+[.AK1205]+[.AG1205]+[.AC1205]+[.Y1205]+[.U1205]+[.Q1205]+[.M1205]+[.K1205]+[.I1205]+[.G1205]" ns41:value-type="float" table:style-name="ce45" office:value-type="float" office:value="0">
            <text:p/>
          </table:table-cell>
          <table:table-cell table:formula="of:=[.BB1205]+[.BD1205]" ns41:value-type="float" table:style-name="ce45" office:value-type="float" office:value="0">
            <text:p/>
          </table:table-cell>
          <table:table-cell table:formula="of:=[.BC1205]+[.BE1205]" ns41:value-type="float" table:style-name="ce45" office:value-type="float" office:value="0">
            <text:p/>
          </table:table-cell>
          <table:table-cell table:formula="of:=[.C120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6]+[.AT1206]+[.AP1206]+[.AL1206]+[.AH1206]+[.AD1206]+[.Z1206]+[.V1206]+[.R1206]+[.N1206]" ns41:value-type="float" table:style-name="ce45" office:value-type="float" office:value="0">
            <text:p/>
          </table:table-cell>
          <table:table-cell table:formula="of:=[.AY1206]+[.AU1206]+[.AQ1206]+[.AM1206]+[.AI1206]+[.AE1206]+[.AA1206]+[.W1206]+[.S1206]+[.O1206]+[.L1206]+[.J1206]+[.H1206]+[.F1206]" ns41:value-type="float" table:style-name="ce45" office:value-type="float" office:value="0">
            <text:p/>
          </table:table-cell>
          <table:table-cell table:formula="of:=[.AZ1206]+[.AV1206]+[.AR1206]+[.AN1206]+[.AJ1206]+[.AF1206]+[.AB1206]+[.X1206]+[.T1206]+[.P1206]" ns41:value-type="float" table:style-name="ce45" office:value-type="float" office:value="0">
            <text:p/>
          </table:table-cell>
          <table:table-cell table:formula="of:=[.BA1206]+[.AW1206]+[.AS1206]+[.AO1206]+[.AK1206]+[.AG1206]+[.AC1206]+[.Y1206]+[.U1206]+[.Q1206]+[.M1206]+[.K1206]+[.I1206]+[.G1206]" ns41:value-type="float" table:style-name="ce45" office:value-type="float" office:value="0">
            <text:p/>
          </table:table-cell>
          <table:table-cell table:formula="of:=[.BB1206]+[.BD1206]" ns41:value-type="float" table:style-name="ce45" office:value-type="float" office:value="0">
            <text:p/>
          </table:table-cell>
          <table:table-cell table:formula="of:=[.BC1206]+[.BE1206]" ns41:value-type="float" table:style-name="ce45" office:value-type="float" office:value="0">
            <text:p/>
          </table:table-cell>
          <table:table-cell table:formula="of:=[.C120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7]+[.AT1207]+[.AP1207]+[.AL1207]+[.AH1207]+[.AD1207]+[.Z1207]+[.V1207]+[.R1207]+[.N1207]" ns41:value-type="float" table:style-name="ce45" office:value-type="float" office:value="0">
            <text:p/>
          </table:table-cell>
          <table:table-cell table:formula="of:=[.AY1207]+[.AU1207]+[.AQ1207]+[.AM1207]+[.AI1207]+[.AE1207]+[.AA1207]+[.W1207]+[.S1207]+[.O1207]+[.L1207]+[.J1207]+[.H1207]+[.F1207]" ns41:value-type="float" table:style-name="ce45" office:value-type="float" office:value="0">
            <text:p/>
          </table:table-cell>
          <table:table-cell table:formula="of:=[.AZ1207]+[.AV1207]+[.AR1207]+[.AN1207]+[.AJ1207]+[.AF1207]+[.AB1207]+[.X1207]+[.T1207]+[.P1207]" ns41:value-type="float" table:style-name="ce45" office:value-type="float" office:value="0">
            <text:p/>
          </table:table-cell>
          <table:table-cell table:formula="of:=[.BA1207]+[.AW1207]+[.AS1207]+[.AO1207]+[.AK1207]+[.AG1207]+[.AC1207]+[.Y1207]+[.U1207]+[.Q1207]+[.M1207]+[.K1207]+[.I1207]+[.G1207]" ns41:value-type="float" table:style-name="ce45" office:value-type="float" office:value="0">
            <text:p/>
          </table:table-cell>
          <table:table-cell table:formula="of:=[.BB1207]+[.BD1207]" ns41:value-type="float" table:style-name="ce45" office:value-type="float" office:value="0">
            <text:p/>
          </table:table-cell>
          <table:table-cell table:formula="of:=[.BC1207]+[.BE1207]" ns41:value-type="float" table:style-name="ce45" office:value-type="float" office:value="0">
            <text:p/>
          </table:table-cell>
          <table:table-cell table:formula="of:=[.C120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8]+[.AT1208]+[.AP1208]+[.AL1208]+[.AH1208]+[.AD1208]+[.Z1208]+[.V1208]+[.R1208]+[.N1208]" ns41:value-type="float" table:style-name="ce45" office:value-type="float" office:value="0">
            <text:p/>
          </table:table-cell>
          <table:table-cell table:formula="of:=[.AY1208]+[.AU1208]+[.AQ1208]+[.AM1208]+[.AI1208]+[.AE1208]+[.AA1208]+[.W1208]+[.S1208]+[.O1208]+[.L1208]+[.J1208]+[.H1208]+[.F1208]" ns41:value-type="float" table:style-name="ce45" office:value-type="float" office:value="0">
            <text:p/>
          </table:table-cell>
          <table:table-cell table:formula="of:=[.AZ1208]+[.AV1208]+[.AR1208]+[.AN1208]+[.AJ1208]+[.AF1208]+[.AB1208]+[.X1208]+[.T1208]+[.P1208]" ns41:value-type="float" table:style-name="ce45" office:value-type="float" office:value="0">
            <text:p/>
          </table:table-cell>
          <table:table-cell table:formula="of:=[.BA1208]+[.AW1208]+[.AS1208]+[.AO1208]+[.AK1208]+[.AG1208]+[.AC1208]+[.Y1208]+[.U1208]+[.Q1208]+[.M1208]+[.K1208]+[.I1208]+[.G1208]" ns41:value-type="float" table:style-name="ce45" office:value-type="float" office:value="0">
            <text:p/>
          </table:table-cell>
          <table:table-cell table:formula="of:=[.BB1208]+[.BD1208]" ns41:value-type="float" table:style-name="ce45" office:value-type="float" office:value="0">
            <text:p/>
          </table:table-cell>
          <table:table-cell table:formula="of:=[.BC1208]+[.BE1208]" ns41:value-type="float" table:style-name="ce45" office:value-type="float" office:value="0">
            <text:p/>
          </table:table-cell>
          <table:table-cell table:formula="of:=[.C120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09]+[.AT1209]+[.AP1209]+[.AL1209]+[.AH1209]+[.AD1209]+[.Z1209]+[.V1209]+[.R1209]+[.N1209]" ns41:value-type="float" table:style-name="ce45" office:value-type="float" office:value="0">
            <text:p/>
          </table:table-cell>
          <table:table-cell table:formula="of:=[.AY1209]+[.AU1209]+[.AQ1209]+[.AM1209]+[.AI1209]+[.AE1209]+[.AA1209]+[.W1209]+[.S1209]+[.O1209]+[.L1209]+[.J1209]+[.H1209]+[.F1209]" ns41:value-type="float" table:style-name="ce45" office:value-type="float" office:value="0">
            <text:p/>
          </table:table-cell>
          <table:table-cell table:formula="of:=[.AZ1209]+[.AV1209]+[.AR1209]+[.AN1209]+[.AJ1209]+[.AF1209]+[.AB1209]+[.X1209]+[.T1209]+[.P1209]" ns41:value-type="float" table:style-name="ce45" office:value-type="float" office:value="0">
            <text:p/>
          </table:table-cell>
          <table:table-cell table:formula="of:=[.BA1209]+[.AW1209]+[.AS1209]+[.AO1209]+[.AK1209]+[.AG1209]+[.AC1209]+[.Y1209]+[.U1209]+[.Q1209]+[.M1209]+[.K1209]+[.I1209]+[.G1209]" ns41:value-type="float" table:style-name="ce45" office:value-type="float" office:value="0">
            <text:p/>
          </table:table-cell>
          <table:table-cell table:formula="of:=[.BB1209]+[.BD1209]" ns41:value-type="float" table:style-name="ce45" office:value-type="float" office:value="0">
            <text:p/>
          </table:table-cell>
          <table:table-cell table:formula="of:=[.BC1209]+[.BE1209]" ns41:value-type="float" table:style-name="ce45" office:value-type="float" office:value="0">
            <text:p/>
          </table:table-cell>
          <table:table-cell table:formula="of:=[.C120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0]+[.AT1210]+[.AP1210]+[.AL1210]+[.AH1210]+[.AD1210]+[.Z1210]+[.V1210]+[.R1210]+[.N1210]" ns41:value-type="float" table:style-name="ce45" office:value-type="float" office:value="0">
            <text:p/>
          </table:table-cell>
          <table:table-cell table:formula="of:=[.AY1210]+[.AU1210]+[.AQ1210]+[.AM1210]+[.AI1210]+[.AE1210]+[.AA1210]+[.W1210]+[.S1210]+[.O1210]+[.L1210]+[.J1210]+[.H1210]+[.F1210]" ns41:value-type="float" table:style-name="ce45" office:value-type="float" office:value="0">
            <text:p/>
          </table:table-cell>
          <table:table-cell table:formula="of:=[.AZ1210]+[.AV1210]+[.AR1210]+[.AN1210]+[.AJ1210]+[.AF1210]+[.AB1210]+[.X1210]+[.T1210]+[.P1210]" ns41:value-type="float" table:style-name="ce45" office:value-type="float" office:value="0">
            <text:p/>
          </table:table-cell>
          <table:table-cell table:formula="of:=[.BA1210]+[.AW1210]+[.AS1210]+[.AO1210]+[.AK1210]+[.AG1210]+[.AC1210]+[.Y1210]+[.U1210]+[.Q1210]+[.M1210]+[.K1210]+[.I1210]+[.G1210]" ns41:value-type="float" table:style-name="ce45" office:value-type="float" office:value="0">
            <text:p/>
          </table:table-cell>
          <table:table-cell table:formula="of:=[.BB1210]+[.BD1210]" ns41:value-type="float" table:style-name="ce45" office:value-type="float" office:value="0">
            <text:p/>
          </table:table-cell>
          <table:table-cell table:formula="of:=[.BC1210]+[.BE1210]" ns41:value-type="float" table:style-name="ce45" office:value-type="float" office:value="0">
            <text:p/>
          </table:table-cell>
          <table:table-cell table:formula="of:=[.C121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1]+[.AT1211]+[.AP1211]+[.AL1211]+[.AH1211]+[.AD1211]+[.Z1211]+[.V1211]+[.R1211]+[.N1211]" ns41:value-type="float" table:style-name="ce45" office:value-type="float" office:value="0">
            <text:p/>
          </table:table-cell>
          <table:table-cell table:formula="of:=[.AY1211]+[.AU1211]+[.AQ1211]+[.AM1211]+[.AI1211]+[.AE1211]+[.AA1211]+[.W1211]+[.S1211]+[.O1211]+[.L1211]+[.J1211]+[.H1211]+[.F1211]" ns41:value-type="float" table:style-name="ce45" office:value-type="float" office:value="0">
            <text:p/>
          </table:table-cell>
          <table:table-cell table:formula="of:=[.AZ1211]+[.AV1211]+[.AR1211]+[.AN1211]+[.AJ1211]+[.AF1211]+[.AB1211]+[.X1211]+[.T1211]+[.P1211]" ns41:value-type="float" table:style-name="ce45" office:value-type="float" office:value="0">
            <text:p/>
          </table:table-cell>
          <table:table-cell table:formula="of:=[.BA1211]+[.AW1211]+[.AS1211]+[.AO1211]+[.AK1211]+[.AG1211]+[.AC1211]+[.Y1211]+[.U1211]+[.Q1211]+[.M1211]+[.K1211]+[.I1211]+[.G1211]" ns41:value-type="float" table:style-name="ce45" office:value-type="float" office:value="0">
            <text:p/>
          </table:table-cell>
          <table:table-cell table:formula="of:=[.BB1211]+[.BD1211]" ns41:value-type="float" table:style-name="ce45" office:value-type="float" office:value="0">
            <text:p/>
          </table:table-cell>
          <table:table-cell table:formula="of:=[.BC1211]+[.BE1211]" ns41:value-type="float" table:style-name="ce45" office:value-type="float" office:value="0">
            <text:p/>
          </table:table-cell>
          <table:table-cell table:formula="of:=[.C121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2]+[.AT1212]+[.AP1212]+[.AL1212]+[.AH1212]+[.AD1212]+[.Z1212]+[.V1212]+[.R1212]+[.N1212]" ns41:value-type="float" table:style-name="ce45" office:value-type="float" office:value="0">
            <text:p/>
          </table:table-cell>
          <table:table-cell table:formula="of:=[.AY1212]+[.AU1212]+[.AQ1212]+[.AM1212]+[.AI1212]+[.AE1212]+[.AA1212]+[.W1212]+[.S1212]+[.O1212]+[.L1212]+[.J1212]+[.H1212]+[.F1212]" ns41:value-type="float" table:style-name="ce45" office:value-type="float" office:value="0">
            <text:p/>
          </table:table-cell>
          <table:table-cell table:formula="of:=[.AZ1212]+[.AV1212]+[.AR1212]+[.AN1212]+[.AJ1212]+[.AF1212]+[.AB1212]+[.X1212]+[.T1212]+[.P1212]" ns41:value-type="float" table:style-name="ce45" office:value-type="float" office:value="0">
            <text:p/>
          </table:table-cell>
          <table:table-cell table:formula="of:=[.BA1212]+[.AW1212]+[.AS1212]+[.AO1212]+[.AK1212]+[.AG1212]+[.AC1212]+[.Y1212]+[.U1212]+[.Q1212]+[.M1212]+[.K1212]+[.I1212]+[.G1212]" ns41:value-type="float" table:style-name="ce45" office:value-type="float" office:value="0">
            <text:p/>
          </table:table-cell>
          <table:table-cell table:formula="of:=[.BB1212]+[.BD1212]" ns41:value-type="float" table:style-name="ce45" office:value-type="float" office:value="0">
            <text:p/>
          </table:table-cell>
          <table:table-cell table:formula="of:=[.BC1212]+[.BE1212]" ns41:value-type="float" table:style-name="ce45" office:value-type="float" office:value="0">
            <text:p/>
          </table:table-cell>
          <table:table-cell table:formula="of:=[.C121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3]+[.AT1213]+[.AP1213]+[.AL1213]+[.AH1213]+[.AD1213]+[.Z1213]+[.V1213]+[.R1213]+[.N1213]" ns41:value-type="float" table:style-name="ce45" office:value-type="float" office:value="0">
            <text:p/>
          </table:table-cell>
          <table:table-cell table:formula="of:=[.AY1213]+[.AU1213]+[.AQ1213]+[.AM1213]+[.AI1213]+[.AE1213]+[.AA1213]+[.W1213]+[.S1213]+[.O1213]+[.L1213]+[.J1213]+[.H1213]+[.F1213]" ns41:value-type="float" table:style-name="ce45" office:value-type="float" office:value="0">
            <text:p/>
          </table:table-cell>
          <table:table-cell table:formula="of:=[.AZ1213]+[.AV1213]+[.AR1213]+[.AN1213]+[.AJ1213]+[.AF1213]+[.AB1213]+[.X1213]+[.T1213]+[.P1213]" ns41:value-type="float" table:style-name="ce45" office:value-type="float" office:value="0">
            <text:p/>
          </table:table-cell>
          <table:table-cell table:formula="of:=[.BA1213]+[.AW1213]+[.AS1213]+[.AO1213]+[.AK1213]+[.AG1213]+[.AC1213]+[.Y1213]+[.U1213]+[.Q1213]+[.M1213]+[.K1213]+[.I1213]+[.G1213]" ns41:value-type="float" table:style-name="ce45" office:value-type="float" office:value="0">
            <text:p/>
          </table:table-cell>
          <table:table-cell table:formula="of:=[.BB1213]+[.BD1213]" ns41:value-type="float" table:style-name="ce45" office:value-type="float" office:value="0">
            <text:p/>
          </table:table-cell>
          <table:table-cell table:formula="of:=[.BC1213]+[.BE1213]" ns41:value-type="float" table:style-name="ce45" office:value-type="float" office:value="0">
            <text:p/>
          </table:table-cell>
          <table:table-cell table:formula="of:=[.C121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4]+[.AT1214]+[.AP1214]+[.AL1214]+[.AH1214]+[.AD1214]+[.Z1214]+[.V1214]+[.R1214]+[.N1214]" ns41:value-type="float" table:style-name="ce45" office:value-type="float" office:value="0">
            <text:p/>
          </table:table-cell>
          <table:table-cell table:formula="of:=[.AY1214]+[.AU1214]+[.AQ1214]+[.AM1214]+[.AI1214]+[.AE1214]+[.AA1214]+[.W1214]+[.S1214]+[.O1214]+[.L1214]+[.J1214]+[.H1214]+[.F1214]" ns41:value-type="float" table:style-name="ce45" office:value-type="float" office:value="0">
            <text:p/>
          </table:table-cell>
          <table:table-cell table:formula="of:=[.AZ1214]+[.AV1214]+[.AR1214]+[.AN1214]+[.AJ1214]+[.AF1214]+[.AB1214]+[.X1214]+[.T1214]+[.P1214]" ns41:value-type="float" table:style-name="ce45" office:value-type="float" office:value="0">
            <text:p/>
          </table:table-cell>
          <table:table-cell table:formula="of:=[.BA1214]+[.AW1214]+[.AS1214]+[.AO1214]+[.AK1214]+[.AG1214]+[.AC1214]+[.Y1214]+[.U1214]+[.Q1214]+[.M1214]+[.K1214]+[.I1214]+[.G1214]" ns41:value-type="float" table:style-name="ce45" office:value-type="float" office:value="0">
            <text:p/>
          </table:table-cell>
          <table:table-cell table:formula="of:=[.BB1214]+[.BD1214]" ns41:value-type="float" table:style-name="ce45" office:value-type="float" office:value="0">
            <text:p/>
          </table:table-cell>
          <table:table-cell table:formula="of:=[.BC1214]+[.BE1214]" ns41:value-type="float" table:style-name="ce45" office:value-type="float" office:value="0">
            <text:p/>
          </table:table-cell>
          <table:table-cell table:formula="of:=[.C121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5]+[.AT1215]+[.AP1215]+[.AL1215]+[.AH1215]+[.AD1215]+[.Z1215]+[.V1215]+[.R1215]+[.N1215]" ns41:value-type="float" table:style-name="ce45" office:value-type="float" office:value="0">
            <text:p/>
          </table:table-cell>
          <table:table-cell table:formula="of:=[.AY1215]+[.AU1215]+[.AQ1215]+[.AM1215]+[.AI1215]+[.AE1215]+[.AA1215]+[.W1215]+[.S1215]+[.O1215]+[.L1215]+[.J1215]+[.H1215]+[.F1215]" ns41:value-type="float" table:style-name="ce45" office:value-type="float" office:value="0">
            <text:p/>
          </table:table-cell>
          <table:table-cell table:formula="of:=[.AZ1215]+[.AV1215]+[.AR1215]+[.AN1215]+[.AJ1215]+[.AF1215]+[.AB1215]+[.X1215]+[.T1215]+[.P1215]" ns41:value-type="float" table:style-name="ce45" office:value-type="float" office:value="0">
            <text:p/>
          </table:table-cell>
          <table:table-cell table:formula="of:=[.BA1215]+[.AW1215]+[.AS1215]+[.AO1215]+[.AK1215]+[.AG1215]+[.AC1215]+[.Y1215]+[.U1215]+[.Q1215]+[.M1215]+[.K1215]+[.I1215]+[.G1215]" ns41:value-type="float" table:style-name="ce45" office:value-type="float" office:value="0">
            <text:p/>
          </table:table-cell>
          <table:table-cell table:formula="of:=[.BB1215]+[.BD1215]" ns41:value-type="float" table:style-name="ce45" office:value-type="float" office:value="0">
            <text:p/>
          </table:table-cell>
          <table:table-cell table:formula="of:=[.BC1215]+[.BE1215]" ns41:value-type="float" table:style-name="ce45" office:value-type="float" office:value="0">
            <text:p/>
          </table:table-cell>
          <table:table-cell table:formula="of:=[.C121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6]+[.AT1216]+[.AP1216]+[.AL1216]+[.AH1216]+[.AD1216]+[.Z1216]+[.V1216]+[.R1216]+[.N1216]" ns41:value-type="float" table:style-name="ce45" office:value-type="float" office:value="0">
            <text:p/>
          </table:table-cell>
          <table:table-cell table:formula="of:=[.AY1216]+[.AU1216]+[.AQ1216]+[.AM1216]+[.AI1216]+[.AE1216]+[.AA1216]+[.W1216]+[.S1216]+[.O1216]+[.L1216]+[.J1216]+[.H1216]+[.F1216]" ns41:value-type="float" table:style-name="ce45" office:value-type="float" office:value="0">
            <text:p/>
          </table:table-cell>
          <table:table-cell table:formula="of:=[.AZ1216]+[.AV1216]+[.AR1216]+[.AN1216]+[.AJ1216]+[.AF1216]+[.AB1216]+[.X1216]+[.T1216]+[.P1216]" ns41:value-type="float" table:style-name="ce45" office:value-type="float" office:value="0">
            <text:p/>
          </table:table-cell>
          <table:table-cell table:formula="of:=[.BA1216]+[.AW1216]+[.AS1216]+[.AO1216]+[.AK1216]+[.AG1216]+[.AC1216]+[.Y1216]+[.U1216]+[.Q1216]+[.M1216]+[.K1216]+[.I1216]+[.G1216]" ns41:value-type="float" table:style-name="ce45" office:value-type="float" office:value="0">
            <text:p/>
          </table:table-cell>
          <table:table-cell table:formula="of:=[.BB1216]+[.BD1216]" ns41:value-type="float" table:style-name="ce45" office:value-type="float" office:value="0">
            <text:p/>
          </table:table-cell>
          <table:table-cell table:formula="of:=[.BC1216]+[.BE1216]" ns41:value-type="float" table:style-name="ce45" office:value-type="float" office:value="0">
            <text:p/>
          </table:table-cell>
          <table:table-cell table:formula="of:=[.C121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7]+[.AT1217]+[.AP1217]+[.AL1217]+[.AH1217]+[.AD1217]+[.Z1217]+[.V1217]+[.R1217]+[.N1217]" ns41:value-type="float" table:style-name="ce45" office:value-type="float" office:value="0">
            <text:p/>
          </table:table-cell>
          <table:table-cell table:formula="of:=[.AY1217]+[.AU1217]+[.AQ1217]+[.AM1217]+[.AI1217]+[.AE1217]+[.AA1217]+[.W1217]+[.S1217]+[.O1217]+[.L1217]+[.J1217]+[.H1217]+[.F1217]" ns41:value-type="float" table:style-name="ce45" office:value-type="float" office:value="0">
            <text:p/>
          </table:table-cell>
          <table:table-cell table:formula="of:=[.AZ1217]+[.AV1217]+[.AR1217]+[.AN1217]+[.AJ1217]+[.AF1217]+[.AB1217]+[.X1217]+[.T1217]+[.P1217]" ns41:value-type="float" table:style-name="ce45" office:value-type="float" office:value="0">
            <text:p/>
          </table:table-cell>
          <table:table-cell table:formula="of:=[.BA1217]+[.AW1217]+[.AS1217]+[.AO1217]+[.AK1217]+[.AG1217]+[.AC1217]+[.Y1217]+[.U1217]+[.Q1217]+[.M1217]+[.K1217]+[.I1217]+[.G1217]" ns41:value-type="float" table:style-name="ce45" office:value-type="float" office:value="0">
            <text:p/>
          </table:table-cell>
          <table:table-cell table:formula="of:=[.BB1217]+[.BD1217]" ns41:value-type="float" table:style-name="ce45" office:value-type="float" office:value="0">
            <text:p/>
          </table:table-cell>
          <table:table-cell table:formula="of:=[.BC1217]+[.BE1217]" ns41:value-type="float" table:style-name="ce45" office:value-type="float" office:value="0">
            <text:p/>
          </table:table-cell>
          <table:table-cell table:formula="of:=[.C121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8]+[.AT1218]+[.AP1218]+[.AL1218]+[.AH1218]+[.AD1218]+[.Z1218]+[.V1218]+[.R1218]+[.N1218]" ns41:value-type="float" table:style-name="ce45" office:value-type="float" office:value="0">
            <text:p/>
          </table:table-cell>
          <table:table-cell table:formula="of:=[.AY1218]+[.AU1218]+[.AQ1218]+[.AM1218]+[.AI1218]+[.AE1218]+[.AA1218]+[.W1218]+[.S1218]+[.O1218]+[.L1218]+[.J1218]+[.H1218]+[.F1218]" ns41:value-type="float" table:style-name="ce45" office:value-type="float" office:value="0">
            <text:p/>
          </table:table-cell>
          <table:table-cell table:formula="of:=[.AZ1218]+[.AV1218]+[.AR1218]+[.AN1218]+[.AJ1218]+[.AF1218]+[.AB1218]+[.X1218]+[.T1218]+[.P1218]" ns41:value-type="float" table:style-name="ce45" office:value-type="float" office:value="0">
            <text:p/>
          </table:table-cell>
          <table:table-cell table:formula="of:=[.BA1218]+[.AW1218]+[.AS1218]+[.AO1218]+[.AK1218]+[.AG1218]+[.AC1218]+[.Y1218]+[.U1218]+[.Q1218]+[.M1218]+[.K1218]+[.I1218]+[.G1218]" ns41:value-type="float" table:style-name="ce45" office:value-type="float" office:value="0">
            <text:p/>
          </table:table-cell>
          <table:table-cell table:formula="of:=[.BB1218]+[.BD1218]" ns41:value-type="float" table:style-name="ce45" office:value-type="float" office:value="0">
            <text:p/>
          </table:table-cell>
          <table:table-cell table:formula="of:=[.BC1218]+[.BE1218]" ns41:value-type="float" table:style-name="ce45" office:value-type="float" office:value="0">
            <text:p/>
          </table:table-cell>
          <table:table-cell table:formula="of:=[.C121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19]+[.AT1219]+[.AP1219]+[.AL1219]+[.AH1219]+[.AD1219]+[.Z1219]+[.V1219]+[.R1219]+[.N1219]" ns41:value-type="float" table:style-name="ce45" office:value-type="float" office:value="0">
            <text:p/>
          </table:table-cell>
          <table:table-cell table:formula="of:=[.AY1219]+[.AU1219]+[.AQ1219]+[.AM1219]+[.AI1219]+[.AE1219]+[.AA1219]+[.W1219]+[.S1219]+[.O1219]+[.L1219]+[.J1219]+[.H1219]+[.F1219]" ns41:value-type="float" table:style-name="ce45" office:value-type="float" office:value="0">
            <text:p/>
          </table:table-cell>
          <table:table-cell table:formula="of:=[.AZ1219]+[.AV1219]+[.AR1219]+[.AN1219]+[.AJ1219]+[.AF1219]+[.AB1219]+[.X1219]+[.T1219]+[.P1219]" ns41:value-type="float" table:style-name="ce45" office:value-type="float" office:value="0">
            <text:p/>
          </table:table-cell>
          <table:table-cell table:formula="of:=[.BA1219]+[.AW1219]+[.AS1219]+[.AO1219]+[.AK1219]+[.AG1219]+[.AC1219]+[.Y1219]+[.U1219]+[.Q1219]+[.M1219]+[.K1219]+[.I1219]+[.G1219]" ns41:value-type="float" table:style-name="ce45" office:value-type="float" office:value="0">
            <text:p/>
          </table:table-cell>
          <table:table-cell table:formula="of:=[.BB1219]+[.BD1219]" ns41:value-type="float" table:style-name="ce45" office:value-type="float" office:value="0">
            <text:p/>
          </table:table-cell>
          <table:table-cell table:formula="of:=[.BC1219]+[.BE1219]" ns41:value-type="float" table:style-name="ce45" office:value-type="float" office:value="0">
            <text:p/>
          </table:table-cell>
          <table:table-cell table:formula="of:=[.C121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0]+[.AT1220]+[.AP1220]+[.AL1220]+[.AH1220]+[.AD1220]+[.Z1220]+[.V1220]+[.R1220]+[.N1220]" ns41:value-type="float" table:style-name="ce45" office:value-type="float" office:value="0">
            <text:p/>
          </table:table-cell>
          <table:table-cell table:formula="of:=[.AY1220]+[.AU1220]+[.AQ1220]+[.AM1220]+[.AI1220]+[.AE1220]+[.AA1220]+[.W1220]+[.S1220]+[.O1220]+[.L1220]+[.J1220]+[.H1220]+[.F1220]" ns41:value-type="float" table:style-name="ce45" office:value-type="float" office:value="0">
            <text:p/>
          </table:table-cell>
          <table:table-cell table:formula="of:=[.AZ1220]+[.AV1220]+[.AR1220]+[.AN1220]+[.AJ1220]+[.AF1220]+[.AB1220]+[.X1220]+[.T1220]+[.P1220]" ns41:value-type="float" table:style-name="ce45" office:value-type="float" office:value="0">
            <text:p/>
          </table:table-cell>
          <table:table-cell table:formula="of:=[.BA1220]+[.AW1220]+[.AS1220]+[.AO1220]+[.AK1220]+[.AG1220]+[.AC1220]+[.Y1220]+[.U1220]+[.Q1220]+[.M1220]+[.K1220]+[.I1220]+[.G1220]" ns41:value-type="float" table:style-name="ce45" office:value-type="float" office:value="0">
            <text:p/>
          </table:table-cell>
          <table:table-cell table:formula="of:=[.BB1220]+[.BD1220]" ns41:value-type="float" table:style-name="ce45" office:value-type="float" office:value="0">
            <text:p/>
          </table:table-cell>
          <table:table-cell table:formula="of:=[.BC1220]+[.BE1220]" ns41:value-type="float" table:style-name="ce45" office:value-type="float" office:value="0">
            <text:p/>
          </table:table-cell>
          <table:table-cell table:formula="of:=[.C122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1]+[.AT1221]+[.AP1221]+[.AL1221]+[.AH1221]+[.AD1221]+[.Z1221]+[.V1221]+[.R1221]+[.N1221]" ns41:value-type="float" table:style-name="ce45" office:value-type="float" office:value="0">
            <text:p/>
          </table:table-cell>
          <table:table-cell table:formula="of:=[.AY1221]+[.AU1221]+[.AQ1221]+[.AM1221]+[.AI1221]+[.AE1221]+[.AA1221]+[.W1221]+[.S1221]+[.O1221]+[.L1221]+[.J1221]+[.H1221]+[.F1221]" ns41:value-type="float" table:style-name="ce45" office:value-type="float" office:value="0">
            <text:p/>
          </table:table-cell>
          <table:table-cell table:formula="of:=[.AZ1221]+[.AV1221]+[.AR1221]+[.AN1221]+[.AJ1221]+[.AF1221]+[.AB1221]+[.X1221]+[.T1221]+[.P1221]" ns41:value-type="float" table:style-name="ce45" office:value-type="float" office:value="0">
            <text:p/>
          </table:table-cell>
          <table:table-cell table:formula="of:=[.BA1221]+[.AW1221]+[.AS1221]+[.AO1221]+[.AK1221]+[.AG1221]+[.AC1221]+[.Y1221]+[.U1221]+[.Q1221]+[.M1221]+[.K1221]+[.I1221]+[.G1221]" ns41:value-type="float" table:style-name="ce45" office:value-type="float" office:value="0">
            <text:p/>
          </table:table-cell>
          <table:table-cell table:formula="of:=[.BB1221]+[.BD1221]" ns41:value-type="float" table:style-name="ce45" office:value-type="float" office:value="0">
            <text:p/>
          </table:table-cell>
          <table:table-cell table:formula="of:=[.BC1221]+[.BE1221]" ns41:value-type="float" table:style-name="ce45" office:value-type="float" office:value="0">
            <text:p/>
          </table:table-cell>
          <table:table-cell table:formula="of:=[.C122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2]+[.AT1222]+[.AP1222]+[.AL1222]+[.AH1222]+[.AD1222]+[.Z1222]+[.V1222]+[.R1222]+[.N1222]" ns41:value-type="float" table:style-name="ce45" office:value-type="float" office:value="0">
            <text:p/>
          </table:table-cell>
          <table:table-cell table:formula="of:=[.AY1222]+[.AU1222]+[.AQ1222]+[.AM1222]+[.AI1222]+[.AE1222]+[.AA1222]+[.W1222]+[.S1222]+[.O1222]+[.L1222]+[.J1222]+[.H1222]+[.F1222]" ns41:value-type="float" table:style-name="ce45" office:value-type="float" office:value="0">
            <text:p/>
          </table:table-cell>
          <table:table-cell table:formula="of:=[.AZ1222]+[.AV1222]+[.AR1222]+[.AN1222]+[.AJ1222]+[.AF1222]+[.AB1222]+[.X1222]+[.T1222]+[.P1222]" ns41:value-type="float" table:style-name="ce45" office:value-type="float" office:value="0">
            <text:p/>
          </table:table-cell>
          <table:table-cell table:formula="of:=[.BA1222]+[.AW1222]+[.AS1222]+[.AO1222]+[.AK1222]+[.AG1222]+[.AC1222]+[.Y1222]+[.U1222]+[.Q1222]+[.M1222]+[.K1222]+[.I1222]+[.G1222]" ns41:value-type="float" table:style-name="ce45" office:value-type="float" office:value="0">
            <text:p/>
          </table:table-cell>
          <table:table-cell table:formula="of:=[.BB1222]+[.BD1222]" ns41:value-type="float" table:style-name="ce45" office:value-type="float" office:value="0">
            <text:p/>
          </table:table-cell>
          <table:table-cell table:formula="of:=[.BC1222]+[.BE1222]" ns41:value-type="float" table:style-name="ce45" office:value-type="float" office:value="0">
            <text:p/>
          </table:table-cell>
          <table:table-cell table:formula="of:=[.C122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3]+[.AT1223]+[.AP1223]+[.AL1223]+[.AH1223]+[.AD1223]+[.Z1223]+[.V1223]+[.R1223]+[.N1223]" ns41:value-type="float" table:style-name="ce45" office:value-type="float" office:value="0">
            <text:p/>
          </table:table-cell>
          <table:table-cell table:formula="of:=[.AY1223]+[.AU1223]+[.AQ1223]+[.AM1223]+[.AI1223]+[.AE1223]+[.AA1223]+[.W1223]+[.S1223]+[.O1223]+[.L1223]+[.J1223]+[.H1223]+[.F1223]" ns41:value-type="float" table:style-name="ce45" office:value-type="float" office:value="0">
            <text:p/>
          </table:table-cell>
          <table:table-cell table:formula="of:=[.AZ1223]+[.AV1223]+[.AR1223]+[.AN1223]+[.AJ1223]+[.AF1223]+[.AB1223]+[.X1223]+[.T1223]+[.P1223]" ns41:value-type="float" table:style-name="ce45" office:value-type="float" office:value="0">
            <text:p/>
          </table:table-cell>
          <table:table-cell table:formula="of:=[.BA1223]+[.AW1223]+[.AS1223]+[.AO1223]+[.AK1223]+[.AG1223]+[.AC1223]+[.Y1223]+[.U1223]+[.Q1223]+[.M1223]+[.K1223]+[.I1223]+[.G1223]" ns41:value-type="float" table:style-name="ce45" office:value-type="float" office:value="0">
            <text:p/>
          </table:table-cell>
          <table:table-cell table:formula="of:=[.BB1223]+[.BD1223]" ns41:value-type="float" table:style-name="ce45" office:value-type="float" office:value="0">
            <text:p/>
          </table:table-cell>
          <table:table-cell table:formula="of:=[.BC1223]+[.BE1223]" ns41:value-type="float" table:style-name="ce45" office:value-type="float" office:value="0">
            <text:p/>
          </table:table-cell>
          <table:table-cell table:formula="of:=[.C122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4]+[.AT1224]+[.AP1224]+[.AL1224]+[.AH1224]+[.AD1224]+[.Z1224]+[.V1224]+[.R1224]+[.N1224]" ns41:value-type="float" table:style-name="ce45" office:value-type="float" office:value="0">
            <text:p/>
          </table:table-cell>
          <table:table-cell table:formula="of:=[.AY1224]+[.AU1224]+[.AQ1224]+[.AM1224]+[.AI1224]+[.AE1224]+[.AA1224]+[.W1224]+[.S1224]+[.O1224]+[.L1224]+[.J1224]+[.H1224]+[.F1224]" ns41:value-type="float" table:style-name="ce45" office:value-type="float" office:value="0">
            <text:p/>
          </table:table-cell>
          <table:table-cell table:formula="of:=[.AZ1224]+[.AV1224]+[.AR1224]+[.AN1224]+[.AJ1224]+[.AF1224]+[.AB1224]+[.X1224]+[.T1224]+[.P1224]" ns41:value-type="float" table:style-name="ce45" office:value-type="float" office:value="0">
            <text:p/>
          </table:table-cell>
          <table:table-cell table:formula="of:=[.BA1224]+[.AW1224]+[.AS1224]+[.AO1224]+[.AK1224]+[.AG1224]+[.AC1224]+[.Y1224]+[.U1224]+[.Q1224]+[.M1224]+[.K1224]+[.I1224]+[.G1224]" ns41:value-type="float" table:style-name="ce45" office:value-type="float" office:value="0">
            <text:p/>
          </table:table-cell>
          <table:table-cell table:formula="of:=[.BB1224]+[.BD1224]" ns41:value-type="float" table:style-name="ce45" office:value-type="float" office:value="0">
            <text:p/>
          </table:table-cell>
          <table:table-cell table:formula="of:=[.BC1224]+[.BE1224]" ns41:value-type="float" table:style-name="ce45" office:value-type="float" office:value="0">
            <text:p/>
          </table:table-cell>
          <table:table-cell table:formula="of:=[.C122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5]+[.AT1225]+[.AP1225]+[.AL1225]+[.AH1225]+[.AD1225]+[.Z1225]+[.V1225]+[.R1225]+[.N1225]" ns41:value-type="float" table:style-name="ce45" office:value-type="float" office:value="0">
            <text:p/>
          </table:table-cell>
          <table:table-cell table:formula="of:=[.AY1225]+[.AU1225]+[.AQ1225]+[.AM1225]+[.AI1225]+[.AE1225]+[.AA1225]+[.W1225]+[.S1225]+[.O1225]+[.L1225]+[.J1225]+[.H1225]+[.F1225]" ns41:value-type="float" table:style-name="ce45" office:value-type="float" office:value="0">
            <text:p/>
          </table:table-cell>
          <table:table-cell table:formula="of:=[.AZ1225]+[.AV1225]+[.AR1225]+[.AN1225]+[.AJ1225]+[.AF1225]+[.AB1225]+[.X1225]+[.T1225]+[.P1225]" ns41:value-type="float" table:style-name="ce45" office:value-type="float" office:value="0">
            <text:p/>
          </table:table-cell>
          <table:table-cell table:formula="of:=[.BA1225]+[.AW1225]+[.AS1225]+[.AO1225]+[.AK1225]+[.AG1225]+[.AC1225]+[.Y1225]+[.U1225]+[.Q1225]+[.M1225]+[.K1225]+[.I1225]+[.G1225]" ns41:value-type="float" table:style-name="ce45" office:value-type="float" office:value="0">
            <text:p/>
          </table:table-cell>
          <table:table-cell table:formula="of:=[.BB1225]+[.BD1225]" ns41:value-type="float" table:style-name="ce45" office:value-type="float" office:value="0">
            <text:p/>
          </table:table-cell>
          <table:table-cell table:formula="of:=[.BC1225]+[.BE1225]" ns41:value-type="float" table:style-name="ce45" office:value-type="float" office:value="0">
            <text:p/>
          </table:table-cell>
          <table:table-cell table:formula="of:=[.C122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6]+[.AT1226]+[.AP1226]+[.AL1226]+[.AH1226]+[.AD1226]+[.Z1226]+[.V1226]+[.R1226]+[.N1226]" ns41:value-type="float" table:style-name="ce45" office:value-type="float" office:value="0">
            <text:p/>
          </table:table-cell>
          <table:table-cell table:formula="of:=[.AY1226]+[.AU1226]+[.AQ1226]+[.AM1226]+[.AI1226]+[.AE1226]+[.AA1226]+[.W1226]+[.S1226]+[.O1226]+[.L1226]+[.J1226]+[.H1226]+[.F1226]" ns41:value-type="float" table:style-name="ce45" office:value-type="float" office:value="0">
            <text:p/>
          </table:table-cell>
          <table:table-cell table:formula="of:=[.AZ1226]+[.AV1226]+[.AR1226]+[.AN1226]+[.AJ1226]+[.AF1226]+[.AB1226]+[.X1226]+[.T1226]+[.P1226]" ns41:value-type="float" table:style-name="ce45" office:value-type="float" office:value="0">
            <text:p/>
          </table:table-cell>
          <table:table-cell table:formula="of:=[.BA1226]+[.AW1226]+[.AS1226]+[.AO1226]+[.AK1226]+[.AG1226]+[.AC1226]+[.Y1226]+[.U1226]+[.Q1226]+[.M1226]+[.K1226]+[.I1226]+[.G1226]" ns41:value-type="float" table:style-name="ce45" office:value-type="float" office:value="0">
            <text:p/>
          </table:table-cell>
          <table:table-cell table:formula="of:=[.BB1226]+[.BD1226]" ns41:value-type="float" table:style-name="ce45" office:value-type="float" office:value="0">
            <text:p/>
          </table:table-cell>
          <table:table-cell table:formula="of:=[.BC1226]+[.BE1226]" ns41:value-type="float" table:style-name="ce45" office:value-type="float" office:value="0">
            <text:p/>
          </table:table-cell>
          <table:table-cell table:formula="of:=[.C122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7]+[.AT1227]+[.AP1227]+[.AL1227]+[.AH1227]+[.AD1227]+[.Z1227]+[.V1227]+[.R1227]+[.N1227]" ns41:value-type="float" table:style-name="ce45" office:value-type="float" office:value="0">
            <text:p/>
          </table:table-cell>
          <table:table-cell table:formula="of:=[.AY1227]+[.AU1227]+[.AQ1227]+[.AM1227]+[.AI1227]+[.AE1227]+[.AA1227]+[.W1227]+[.S1227]+[.O1227]+[.L1227]+[.J1227]+[.H1227]+[.F1227]" ns41:value-type="float" table:style-name="ce45" office:value-type="float" office:value="0">
            <text:p/>
          </table:table-cell>
          <table:table-cell table:formula="of:=[.AZ1227]+[.AV1227]+[.AR1227]+[.AN1227]+[.AJ1227]+[.AF1227]+[.AB1227]+[.X1227]+[.T1227]+[.P1227]" ns41:value-type="float" table:style-name="ce45" office:value-type="float" office:value="0">
            <text:p/>
          </table:table-cell>
          <table:table-cell table:formula="of:=[.BA1227]+[.AW1227]+[.AS1227]+[.AO1227]+[.AK1227]+[.AG1227]+[.AC1227]+[.Y1227]+[.U1227]+[.Q1227]+[.M1227]+[.K1227]+[.I1227]+[.G1227]" ns41:value-type="float" table:style-name="ce45" office:value-type="float" office:value="0">
            <text:p/>
          </table:table-cell>
          <table:table-cell table:formula="of:=[.BB1227]+[.BD1227]" ns41:value-type="float" table:style-name="ce45" office:value-type="float" office:value="0">
            <text:p/>
          </table:table-cell>
          <table:table-cell table:formula="of:=[.BC1227]+[.BE1227]" ns41:value-type="float" table:style-name="ce45" office:value-type="float" office:value="0">
            <text:p/>
          </table:table-cell>
          <table:table-cell table:formula="of:=[.C122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8]+[.AT1228]+[.AP1228]+[.AL1228]+[.AH1228]+[.AD1228]+[.Z1228]+[.V1228]+[.R1228]+[.N1228]" ns41:value-type="float" table:style-name="ce45" office:value-type="float" office:value="0">
            <text:p/>
          </table:table-cell>
          <table:table-cell table:formula="of:=[.AY1228]+[.AU1228]+[.AQ1228]+[.AM1228]+[.AI1228]+[.AE1228]+[.AA1228]+[.W1228]+[.S1228]+[.O1228]+[.L1228]+[.J1228]+[.H1228]+[.F1228]" ns41:value-type="float" table:style-name="ce45" office:value-type="float" office:value="0">
            <text:p/>
          </table:table-cell>
          <table:table-cell table:formula="of:=[.AZ1228]+[.AV1228]+[.AR1228]+[.AN1228]+[.AJ1228]+[.AF1228]+[.AB1228]+[.X1228]+[.T1228]+[.P1228]" ns41:value-type="float" table:style-name="ce45" office:value-type="float" office:value="0">
            <text:p/>
          </table:table-cell>
          <table:table-cell table:formula="of:=[.BA1228]+[.AW1228]+[.AS1228]+[.AO1228]+[.AK1228]+[.AG1228]+[.AC1228]+[.Y1228]+[.U1228]+[.Q1228]+[.M1228]+[.K1228]+[.I1228]+[.G1228]" ns41:value-type="float" table:style-name="ce45" office:value-type="float" office:value="0">
            <text:p/>
          </table:table-cell>
          <table:table-cell table:formula="of:=[.BB1228]+[.BD1228]" ns41:value-type="float" table:style-name="ce45" office:value-type="float" office:value="0">
            <text:p/>
          </table:table-cell>
          <table:table-cell table:formula="of:=[.BC1228]+[.BE1228]" ns41:value-type="float" table:style-name="ce45" office:value-type="float" office:value="0">
            <text:p/>
          </table:table-cell>
          <table:table-cell table:formula="of:=[.C122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29]+[.AT1229]+[.AP1229]+[.AL1229]+[.AH1229]+[.AD1229]+[.Z1229]+[.V1229]+[.R1229]+[.N1229]" ns41:value-type="float" table:style-name="ce45" office:value-type="float" office:value="0">
            <text:p/>
          </table:table-cell>
          <table:table-cell table:formula="of:=[.AY1229]+[.AU1229]+[.AQ1229]+[.AM1229]+[.AI1229]+[.AE1229]+[.AA1229]+[.W1229]+[.S1229]+[.O1229]+[.L1229]+[.J1229]+[.H1229]+[.F1229]" ns41:value-type="float" table:style-name="ce45" office:value-type="float" office:value="0">
            <text:p/>
          </table:table-cell>
          <table:table-cell table:formula="of:=[.AZ1229]+[.AV1229]+[.AR1229]+[.AN1229]+[.AJ1229]+[.AF1229]+[.AB1229]+[.X1229]+[.T1229]+[.P1229]" ns41:value-type="float" table:style-name="ce45" office:value-type="float" office:value="0">
            <text:p/>
          </table:table-cell>
          <table:table-cell table:formula="of:=[.BA1229]+[.AW1229]+[.AS1229]+[.AO1229]+[.AK1229]+[.AG1229]+[.AC1229]+[.Y1229]+[.U1229]+[.Q1229]+[.M1229]+[.K1229]+[.I1229]+[.G1229]" ns41:value-type="float" table:style-name="ce45" office:value-type="float" office:value="0">
            <text:p/>
          </table:table-cell>
          <table:table-cell table:formula="of:=[.BB1229]+[.BD1229]" ns41:value-type="float" table:style-name="ce45" office:value-type="float" office:value="0">
            <text:p/>
          </table:table-cell>
          <table:table-cell table:formula="of:=[.BC1229]+[.BE1229]" ns41:value-type="float" table:style-name="ce45" office:value-type="float" office:value="0">
            <text:p/>
          </table:table-cell>
          <table:table-cell table:formula="of:=[.C122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0]+[.AT1230]+[.AP1230]+[.AL1230]+[.AH1230]+[.AD1230]+[.Z1230]+[.V1230]+[.R1230]+[.N1230]" ns41:value-type="float" table:style-name="ce45" office:value-type="float" office:value="0">
            <text:p/>
          </table:table-cell>
          <table:table-cell table:formula="of:=[.AY1230]+[.AU1230]+[.AQ1230]+[.AM1230]+[.AI1230]+[.AE1230]+[.AA1230]+[.W1230]+[.S1230]+[.O1230]+[.L1230]+[.J1230]+[.H1230]+[.F1230]" ns41:value-type="float" table:style-name="ce45" office:value-type="float" office:value="0">
            <text:p/>
          </table:table-cell>
          <table:table-cell table:formula="of:=[.AZ1230]+[.AV1230]+[.AR1230]+[.AN1230]+[.AJ1230]+[.AF1230]+[.AB1230]+[.X1230]+[.T1230]+[.P1230]" ns41:value-type="float" table:style-name="ce45" office:value-type="float" office:value="0">
            <text:p/>
          </table:table-cell>
          <table:table-cell table:formula="of:=[.BA1230]+[.AW1230]+[.AS1230]+[.AO1230]+[.AK1230]+[.AG1230]+[.AC1230]+[.Y1230]+[.U1230]+[.Q1230]+[.M1230]+[.K1230]+[.I1230]+[.G1230]" ns41:value-type="float" table:style-name="ce45" office:value-type="float" office:value="0">
            <text:p/>
          </table:table-cell>
          <table:table-cell table:formula="of:=[.BB1230]+[.BD1230]" ns41:value-type="float" table:style-name="ce45" office:value-type="float" office:value="0">
            <text:p/>
          </table:table-cell>
          <table:table-cell table:formula="of:=[.BC1230]+[.BE1230]" ns41:value-type="float" table:style-name="ce45" office:value-type="float" office:value="0">
            <text:p/>
          </table:table-cell>
          <table:table-cell table:formula="of:=[.C123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1]+[.AT1231]+[.AP1231]+[.AL1231]+[.AH1231]+[.AD1231]+[.Z1231]+[.V1231]+[.R1231]+[.N1231]" ns41:value-type="float" table:style-name="ce45" office:value-type="float" office:value="0">
            <text:p/>
          </table:table-cell>
          <table:table-cell table:formula="of:=[.AY1231]+[.AU1231]+[.AQ1231]+[.AM1231]+[.AI1231]+[.AE1231]+[.AA1231]+[.W1231]+[.S1231]+[.O1231]+[.L1231]+[.J1231]+[.H1231]+[.F1231]" ns41:value-type="float" table:style-name="ce45" office:value-type="float" office:value="0">
            <text:p/>
          </table:table-cell>
          <table:table-cell table:formula="of:=[.AZ1231]+[.AV1231]+[.AR1231]+[.AN1231]+[.AJ1231]+[.AF1231]+[.AB1231]+[.X1231]+[.T1231]+[.P1231]" ns41:value-type="float" table:style-name="ce45" office:value-type="float" office:value="0">
            <text:p/>
          </table:table-cell>
          <table:table-cell table:formula="of:=[.BA1231]+[.AW1231]+[.AS1231]+[.AO1231]+[.AK1231]+[.AG1231]+[.AC1231]+[.Y1231]+[.U1231]+[.Q1231]+[.M1231]+[.K1231]+[.I1231]+[.G1231]" ns41:value-type="float" table:style-name="ce45" office:value-type="float" office:value="0">
            <text:p/>
          </table:table-cell>
          <table:table-cell table:formula="of:=[.BB1231]+[.BD1231]" ns41:value-type="float" table:style-name="ce45" office:value-type="float" office:value="0">
            <text:p/>
          </table:table-cell>
          <table:table-cell table:formula="of:=[.BC1231]+[.BE1231]" ns41:value-type="float" table:style-name="ce45" office:value-type="float" office:value="0">
            <text:p/>
          </table:table-cell>
          <table:table-cell table:formula="of:=[.C123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2]+[.AT1232]+[.AP1232]+[.AL1232]+[.AH1232]+[.AD1232]+[.Z1232]+[.V1232]+[.R1232]+[.N1232]" ns41:value-type="float" table:style-name="ce45" office:value-type="float" office:value="0">
            <text:p/>
          </table:table-cell>
          <table:table-cell table:formula="of:=[.AY1232]+[.AU1232]+[.AQ1232]+[.AM1232]+[.AI1232]+[.AE1232]+[.AA1232]+[.W1232]+[.S1232]+[.O1232]+[.L1232]+[.J1232]+[.H1232]+[.F1232]" ns41:value-type="float" table:style-name="ce45" office:value-type="float" office:value="0">
            <text:p/>
          </table:table-cell>
          <table:table-cell table:formula="of:=[.AZ1232]+[.AV1232]+[.AR1232]+[.AN1232]+[.AJ1232]+[.AF1232]+[.AB1232]+[.X1232]+[.T1232]+[.P1232]" ns41:value-type="float" table:style-name="ce45" office:value-type="float" office:value="0">
            <text:p/>
          </table:table-cell>
          <table:table-cell table:formula="of:=[.BA1232]+[.AW1232]+[.AS1232]+[.AO1232]+[.AK1232]+[.AG1232]+[.AC1232]+[.Y1232]+[.U1232]+[.Q1232]+[.M1232]+[.K1232]+[.I1232]+[.G1232]" ns41:value-type="float" table:style-name="ce45" office:value-type="float" office:value="0">
            <text:p/>
          </table:table-cell>
          <table:table-cell table:formula="of:=[.BB1232]+[.BD1232]" ns41:value-type="float" table:style-name="ce45" office:value-type="float" office:value="0">
            <text:p/>
          </table:table-cell>
          <table:table-cell table:formula="of:=[.BC1232]+[.BE1232]" ns41:value-type="float" table:style-name="ce45" office:value-type="float" office:value="0">
            <text:p/>
          </table:table-cell>
          <table:table-cell table:formula="of:=[.C123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3]+[.AT1233]+[.AP1233]+[.AL1233]+[.AH1233]+[.AD1233]+[.Z1233]+[.V1233]+[.R1233]+[.N1233]" ns41:value-type="float" table:style-name="ce45" office:value-type="float" office:value="0">
            <text:p/>
          </table:table-cell>
          <table:table-cell table:formula="of:=[.AY1233]+[.AU1233]+[.AQ1233]+[.AM1233]+[.AI1233]+[.AE1233]+[.AA1233]+[.W1233]+[.S1233]+[.O1233]+[.L1233]+[.J1233]+[.H1233]+[.F1233]" ns41:value-type="float" table:style-name="ce45" office:value-type="float" office:value="0">
            <text:p/>
          </table:table-cell>
          <table:table-cell table:formula="of:=[.AZ1233]+[.AV1233]+[.AR1233]+[.AN1233]+[.AJ1233]+[.AF1233]+[.AB1233]+[.X1233]+[.T1233]+[.P1233]" ns41:value-type="float" table:style-name="ce45" office:value-type="float" office:value="0">
            <text:p/>
          </table:table-cell>
          <table:table-cell table:formula="of:=[.BA1233]+[.AW1233]+[.AS1233]+[.AO1233]+[.AK1233]+[.AG1233]+[.AC1233]+[.Y1233]+[.U1233]+[.Q1233]+[.M1233]+[.K1233]+[.I1233]+[.G1233]" ns41:value-type="float" table:style-name="ce45" office:value-type="float" office:value="0">
            <text:p/>
          </table:table-cell>
          <table:table-cell table:formula="of:=[.BB1233]+[.BD1233]" ns41:value-type="float" table:style-name="ce45" office:value-type="float" office:value="0">
            <text:p/>
          </table:table-cell>
          <table:table-cell table:formula="of:=[.BC1233]+[.BE1233]" ns41:value-type="float" table:style-name="ce45" office:value-type="float" office:value="0">
            <text:p/>
          </table:table-cell>
          <table:table-cell table:formula="of:=[.C1233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4]+[.AT1234]+[.AP1234]+[.AL1234]+[.AH1234]+[.AD1234]+[.Z1234]+[.V1234]+[.R1234]+[.N1234]" ns41:value-type="float" table:style-name="ce45" office:value-type="float" office:value="0">
            <text:p/>
          </table:table-cell>
          <table:table-cell table:formula="of:=[.AY1234]+[.AU1234]+[.AQ1234]+[.AM1234]+[.AI1234]+[.AE1234]+[.AA1234]+[.W1234]+[.S1234]+[.O1234]+[.L1234]+[.J1234]+[.H1234]+[.F1234]" ns41:value-type="float" table:style-name="ce45" office:value-type="float" office:value="0">
            <text:p/>
          </table:table-cell>
          <table:table-cell table:formula="of:=[.AZ1234]+[.AV1234]+[.AR1234]+[.AN1234]+[.AJ1234]+[.AF1234]+[.AB1234]+[.X1234]+[.T1234]+[.P1234]" ns41:value-type="float" table:style-name="ce45" office:value-type="float" office:value="0">
            <text:p/>
          </table:table-cell>
          <table:table-cell table:formula="of:=[.BA1234]+[.AW1234]+[.AS1234]+[.AO1234]+[.AK1234]+[.AG1234]+[.AC1234]+[.Y1234]+[.U1234]+[.Q1234]+[.M1234]+[.K1234]+[.I1234]+[.G1234]" ns41:value-type="float" table:style-name="ce45" office:value-type="float" office:value="0">
            <text:p/>
          </table:table-cell>
          <table:table-cell table:formula="of:=[.BB1234]+[.BD1234]" ns41:value-type="float" table:style-name="ce45" office:value-type="float" office:value="0">
            <text:p/>
          </table:table-cell>
          <table:table-cell table:formula="of:=[.BC1234]+[.BE1234]" ns41:value-type="float" table:style-name="ce45" office:value-type="float" office:value="0">
            <text:p/>
          </table:table-cell>
          <table:table-cell table:formula="of:=[.C1234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5]+[.AT1235]+[.AP1235]+[.AL1235]+[.AH1235]+[.AD1235]+[.Z1235]+[.V1235]+[.R1235]+[.N1235]" ns41:value-type="float" table:style-name="ce45" office:value-type="float" office:value="0">
            <text:p/>
          </table:table-cell>
          <table:table-cell table:formula="of:=[.AY1235]+[.AU1235]+[.AQ1235]+[.AM1235]+[.AI1235]+[.AE1235]+[.AA1235]+[.W1235]+[.S1235]+[.O1235]+[.L1235]+[.J1235]+[.H1235]+[.F1235]" ns41:value-type="float" table:style-name="ce45" office:value-type="float" office:value="0">
            <text:p/>
          </table:table-cell>
          <table:table-cell table:formula="of:=[.AZ1235]+[.AV1235]+[.AR1235]+[.AN1235]+[.AJ1235]+[.AF1235]+[.AB1235]+[.X1235]+[.T1235]+[.P1235]" ns41:value-type="float" table:style-name="ce45" office:value-type="float" office:value="0">
            <text:p/>
          </table:table-cell>
          <table:table-cell table:formula="of:=[.BA1235]+[.AW1235]+[.AS1235]+[.AO1235]+[.AK1235]+[.AG1235]+[.AC1235]+[.Y1235]+[.U1235]+[.Q1235]+[.M1235]+[.K1235]+[.I1235]+[.G1235]" ns41:value-type="float" table:style-name="ce45" office:value-type="float" office:value="0">
            <text:p/>
          </table:table-cell>
          <table:table-cell table:formula="of:=[.BB1235]+[.BD1235]" ns41:value-type="float" table:style-name="ce45" office:value-type="float" office:value="0">
            <text:p/>
          </table:table-cell>
          <table:table-cell table:formula="of:=[.BC1235]+[.BE1235]" ns41:value-type="float" table:style-name="ce45" office:value-type="float" office:value="0">
            <text:p/>
          </table:table-cell>
          <table:table-cell table:formula="of:=[.C1235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6]+[.AT1236]+[.AP1236]+[.AL1236]+[.AH1236]+[.AD1236]+[.Z1236]+[.V1236]+[.R1236]+[.N1236]" ns41:value-type="float" table:style-name="ce45" office:value-type="float" office:value="0">
            <text:p/>
          </table:table-cell>
          <table:table-cell table:formula="of:=[.AY1236]+[.AU1236]+[.AQ1236]+[.AM1236]+[.AI1236]+[.AE1236]+[.AA1236]+[.W1236]+[.S1236]+[.O1236]+[.L1236]+[.J1236]+[.H1236]+[.F1236]" ns41:value-type="float" table:style-name="ce45" office:value-type="float" office:value="0">
            <text:p/>
          </table:table-cell>
          <table:table-cell table:formula="of:=[.AZ1236]+[.AV1236]+[.AR1236]+[.AN1236]+[.AJ1236]+[.AF1236]+[.AB1236]+[.X1236]+[.T1236]+[.P1236]" ns41:value-type="float" table:style-name="ce45" office:value-type="float" office:value="0">
            <text:p/>
          </table:table-cell>
          <table:table-cell table:formula="of:=[.BA1236]+[.AW1236]+[.AS1236]+[.AO1236]+[.AK1236]+[.AG1236]+[.AC1236]+[.Y1236]+[.U1236]+[.Q1236]+[.M1236]+[.K1236]+[.I1236]+[.G1236]" ns41:value-type="float" table:style-name="ce45" office:value-type="float" office:value="0">
            <text:p/>
          </table:table-cell>
          <table:table-cell table:formula="of:=[.BB1236]+[.BD1236]" ns41:value-type="float" table:style-name="ce45" office:value-type="float" office:value="0">
            <text:p/>
          </table:table-cell>
          <table:table-cell table:formula="of:=[.BC1236]+[.BE1236]" ns41:value-type="float" table:style-name="ce45" office:value-type="float" office:value="0">
            <text:p/>
          </table:table-cell>
          <table:table-cell table:formula="of:=[.C1236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7]+[.AT1237]+[.AP1237]+[.AL1237]+[.AH1237]+[.AD1237]+[.Z1237]+[.V1237]+[.R1237]+[.N1237]" ns41:value-type="float" table:style-name="ce45" office:value-type="float" office:value="0">
            <text:p/>
          </table:table-cell>
          <table:table-cell table:formula="of:=[.AY1237]+[.AU1237]+[.AQ1237]+[.AM1237]+[.AI1237]+[.AE1237]+[.AA1237]+[.W1237]+[.S1237]+[.O1237]+[.L1237]+[.J1237]+[.H1237]+[.F1237]" ns41:value-type="float" table:style-name="ce45" office:value-type="float" office:value="0">
            <text:p/>
          </table:table-cell>
          <table:table-cell table:formula="of:=[.AZ1237]+[.AV1237]+[.AR1237]+[.AN1237]+[.AJ1237]+[.AF1237]+[.AB1237]+[.X1237]+[.T1237]+[.P1237]" ns41:value-type="float" table:style-name="ce45" office:value-type="float" office:value="0">
            <text:p/>
          </table:table-cell>
          <table:table-cell table:formula="of:=[.BA1237]+[.AW1237]+[.AS1237]+[.AO1237]+[.AK1237]+[.AG1237]+[.AC1237]+[.Y1237]+[.U1237]+[.Q1237]+[.M1237]+[.K1237]+[.I1237]+[.G1237]" ns41:value-type="float" table:style-name="ce45" office:value-type="float" office:value="0">
            <text:p/>
          </table:table-cell>
          <table:table-cell table:formula="of:=[.BB1237]+[.BD1237]" ns41:value-type="float" table:style-name="ce45" office:value-type="float" office:value="0">
            <text:p/>
          </table:table-cell>
          <table:table-cell table:formula="of:=[.BC1237]+[.BE1237]" ns41:value-type="float" table:style-name="ce45" office:value-type="float" office:value="0">
            <text:p/>
          </table:table-cell>
          <table:table-cell table:formula="of:=[.C1237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8]+[.AT1238]+[.AP1238]+[.AL1238]+[.AH1238]+[.AD1238]+[.Z1238]+[.V1238]+[.R1238]+[.N1238]" ns41:value-type="float" table:style-name="ce45" office:value-type="float" office:value="0">
            <text:p/>
          </table:table-cell>
          <table:table-cell table:formula="of:=[.AY1238]+[.AU1238]+[.AQ1238]+[.AM1238]+[.AI1238]+[.AE1238]+[.AA1238]+[.W1238]+[.S1238]+[.O1238]+[.L1238]+[.J1238]+[.H1238]+[.F1238]" ns41:value-type="float" table:style-name="ce45" office:value-type="float" office:value="0">
            <text:p/>
          </table:table-cell>
          <table:table-cell table:formula="of:=[.AZ1238]+[.AV1238]+[.AR1238]+[.AN1238]+[.AJ1238]+[.AF1238]+[.AB1238]+[.X1238]+[.T1238]+[.P1238]" ns41:value-type="float" table:style-name="ce45" office:value-type="float" office:value="0">
            <text:p/>
          </table:table-cell>
          <table:table-cell table:formula="of:=[.BA1238]+[.AW1238]+[.AS1238]+[.AO1238]+[.AK1238]+[.AG1238]+[.AC1238]+[.Y1238]+[.U1238]+[.Q1238]+[.M1238]+[.K1238]+[.I1238]+[.G1238]" ns41:value-type="float" table:style-name="ce45" office:value-type="float" office:value="0">
            <text:p/>
          </table:table-cell>
          <table:table-cell table:formula="of:=[.BB1238]+[.BD1238]" ns41:value-type="float" table:style-name="ce45" office:value-type="float" office:value="0">
            <text:p/>
          </table:table-cell>
          <table:table-cell table:formula="of:=[.BC1238]+[.BE1238]" ns41:value-type="float" table:style-name="ce45" office:value-type="float" office:value="0">
            <text:p/>
          </table:table-cell>
          <table:table-cell table:formula="of:=[.C1238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39]+[.AT1239]+[.AP1239]+[.AL1239]+[.AH1239]+[.AD1239]+[.Z1239]+[.V1239]+[.R1239]+[.N1239]" ns41:value-type="float" table:style-name="ce45" office:value-type="float" office:value="0">
            <text:p/>
          </table:table-cell>
          <table:table-cell table:formula="of:=[.AY1239]+[.AU1239]+[.AQ1239]+[.AM1239]+[.AI1239]+[.AE1239]+[.AA1239]+[.W1239]+[.S1239]+[.O1239]+[.L1239]+[.J1239]+[.H1239]+[.F1239]" ns41:value-type="float" table:style-name="ce45" office:value-type="float" office:value="0">
            <text:p/>
          </table:table-cell>
          <table:table-cell table:formula="of:=[.AZ1239]+[.AV1239]+[.AR1239]+[.AN1239]+[.AJ1239]+[.AF1239]+[.AB1239]+[.X1239]+[.T1239]+[.P1239]" ns41:value-type="float" table:style-name="ce45" office:value-type="float" office:value="0">
            <text:p/>
          </table:table-cell>
          <table:table-cell table:formula="of:=[.BA1239]+[.AW1239]+[.AS1239]+[.AO1239]+[.AK1239]+[.AG1239]+[.AC1239]+[.Y1239]+[.U1239]+[.Q1239]+[.M1239]+[.K1239]+[.I1239]+[.G1239]" ns41:value-type="float" table:style-name="ce45" office:value-type="float" office:value="0">
            <text:p/>
          </table:table-cell>
          <table:table-cell table:formula="of:=[.BB1239]+[.BD1239]" ns41:value-type="float" table:style-name="ce45" office:value-type="float" office:value="0">
            <text:p/>
          </table:table-cell>
          <table:table-cell table:formula="of:=[.BC1239]+[.BE1239]" ns41:value-type="float" table:style-name="ce45" office:value-type="float" office:value="0">
            <text:p/>
          </table:table-cell>
          <table:table-cell table:formula="of:=[.C1239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40]+[.AT1240]+[.AP1240]+[.AL1240]+[.AH1240]+[.AD1240]+[.Z1240]+[.V1240]+[.R1240]+[.N1240]" ns41:value-type="float" table:style-name="ce45" office:value-type="float" office:value="0">
            <text:p/>
          </table:table-cell>
          <table:table-cell table:formula="of:=[.AY1240]+[.AU1240]+[.AQ1240]+[.AM1240]+[.AI1240]+[.AE1240]+[.AA1240]+[.W1240]+[.S1240]+[.O1240]+[.L1240]+[.J1240]+[.H1240]+[.F1240]" ns41:value-type="float" table:style-name="ce45" office:value-type="float" office:value="0">
            <text:p/>
          </table:table-cell>
          <table:table-cell table:formula="of:=[.AZ1240]+[.AV1240]+[.AR1240]+[.AN1240]+[.AJ1240]+[.AF1240]+[.AB1240]+[.X1240]+[.T1240]+[.P1240]" ns41:value-type="float" table:style-name="ce45" office:value-type="float" office:value="0">
            <text:p/>
          </table:table-cell>
          <table:table-cell table:formula="of:=[.BA1240]+[.AW1240]+[.AS1240]+[.AO1240]+[.AK1240]+[.AG1240]+[.AC1240]+[.Y1240]+[.U1240]+[.Q1240]+[.M1240]+[.K1240]+[.I1240]+[.G1240]" ns41:value-type="float" table:style-name="ce45" office:value-type="float" office:value="0">
            <text:p/>
          </table:table-cell>
          <table:table-cell table:formula="of:=[.BB1240]+[.BD1240]" ns41:value-type="float" table:style-name="ce45" office:value-type="float" office:value="0">
            <text:p/>
          </table:table-cell>
          <table:table-cell table:formula="of:=[.BC1240]+[.BE1240]" ns41:value-type="float" table:style-name="ce45" office:value-type="float" office:value="0">
            <text:p/>
          </table:table-cell>
          <table:table-cell table:formula="of:=[.C1240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41]+[.AT1241]+[.AP1241]+[.AL1241]+[.AH1241]+[.AD1241]+[.Z1241]+[.V1241]+[.R1241]+[.N1241]" ns41:value-type="float" table:style-name="ce45" office:value-type="float" office:value="0">
            <text:p/>
          </table:table-cell>
          <table:table-cell table:formula="of:=[.AY1241]+[.AU1241]+[.AQ1241]+[.AM1241]+[.AI1241]+[.AE1241]+[.AA1241]+[.W1241]+[.S1241]+[.O1241]+[.L1241]+[.J1241]+[.H1241]+[.F1241]" ns41:value-type="float" table:style-name="ce45" office:value-type="float" office:value="0">
            <text:p/>
          </table:table-cell>
          <table:table-cell table:formula="of:=[.AZ1241]+[.AV1241]+[.AR1241]+[.AN1241]+[.AJ1241]+[.AF1241]+[.AB1241]+[.X1241]+[.T1241]+[.P1241]" ns41:value-type="float" table:style-name="ce45" office:value-type="float" office:value="0">
            <text:p/>
          </table:table-cell>
          <table:table-cell table:formula="of:=[.BA1241]+[.AW1241]+[.AS1241]+[.AO1241]+[.AK1241]+[.AG1241]+[.AC1241]+[.Y1241]+[.U1241]+[.Q1241]+[.M1241]+[.K1241]+[.I1241]+[.G1241]" ns41:value-type="float" table:style-name="ce45" office:value-type="float" office:value="0">
            <text:p/>
          </table:table-cell>
          <table:table-cell table:formula="of:=[.BB1241]+[.BD1241]" ns41:value-type="float" table:style-name="ce45" office:value-type="float" office:value="0">
            <text:p/>
          </table:table-cell>
          <table:table-cell table:formula="of:=[.BC1241]+[.BE1241]" ns41:value-type="float" table:style-name="ce45" office:value-type="float" office:value="0">
            <text:p/>
          </table:table-cell>
          <table:table-cell table:formula="of:=[.C1241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formula="of:=[.AX1242]+[.AT1242]+[.AP1242]+[.AL1242]+[.AH1242]+[.AD1242]+[.Z1242]+[.V1242]+[.R1242]+[.N1242]" ns41:value-type="float" table:style-name="ce45" office:value-type="float" office:value="0">
            <text:p/>
          </table:table-cell>
          <table:table-cell table:formula="of:=[.AY1242]+[.AU1242]+[.AQ1242]+[.AM1242]+[.AI1242]+[.AE1242]+[.AA1242]+[.W1242]+[.S1242]+[.O1242]+[.L1242]+[.J1242]+[.H1242]+[.F1242]" ns41:value-type="float" table:style-name="ce45" office:value-type="float" office:value="0">
            <text:p/>
          </table:table-cell>
          <table:table-cell table:formula="of:=[.AZ1242]+[.AV1242]+[.AR1242]+[.AN1242]+[.AJ1242]+[.AF1242]+[.AB1242]+[.X1242]+[.T1242]+[.P1242]" ns41:value-type="float" table:style-name="ce45" office:value-type="float" office:value="0">
            <text:p/>
          </table:table-cell>
          <table:table-cell table:formula="of:=[.BA1242]+[.AW1242]+[.AS1242]+[.AO1242]+[.AK1242]+[.AG1242]+[.AC1242]+[.Y1242]+[.U1242]+[.Q1242]+[.M1242]+[.K1242]+[.I1242]+[.G1242]" ns41:value-type="float" table:style-name="ce45" office:value-type="float" office:value="0">
            <text:p/>
          </table:table-cell>
          <table:table-cell table:formula="of:=[.BB1242]+[.BD1242]" ns41:value-type="float" table:style-name="ce45" office:value-type="float" office:value="0">
            <text:p/>
          </table:table-cell>
          <table:table-cell table:formula="of:=[.BC1242]+[.BE1242]" ns41:value-type="float" table:style-name="ce45" office:value-type="float" office:value="0">
            <text:p/>
          </table:table-cell>
          <table:table-cell table:formula="of:=[.C1242]" ns41:value-type="float" table:style-name="ce45" office:value-type="float" office:value="0">
            <text:p/>
          </table:table-cell>
          <table:table-cell table:style-name="ce6"/>
          <table:table-cell table:style-name="ce15" table:number-columns-repeated="963"/>
        </table:table-row>
        <table:table-row table:style-name="ro1" table:number-rows-repeated="41">
          <table:table-cell table:style-name="ce6"/>
          <table:table-cell table:style-name="ce15" table:number-columns-repeated="28"/>
          <table:table-cell table:style-name="ce38"/>
          <table:table-cell table:style-name="ce15" table:number-columns-repeated="23"/>
          <table:table-cell table:style-name="ce45" table:number-columns-repeated="7"/>
          <table:table-cell table:style-name="ce6"/>
          <table:table-cell table:style-name="ce15" table:number-columns-repeated="963"/>
        </table:table-row>
        <table:table-row table:style-name="ro1" table:number-rows-repeated="10472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6T09:40:04</dc:date>
    <meta:document-statistic meta:object-count="0" meta:cell-count="15970" meta:table-count="1"/>
    <meta:generator>ODFPY/1.3.0dev</meta:generator>
  </office:meta>
</office:document-meta>
</file>